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965in"/>
    </style:style>
    <style:style style:name="co2"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2.1272in" fo:break-before="auto" style:use-optimal-row-height="true"/>
    </style:style>
    <style:style style:name="ro3" style:family="table-row">
      <style:table-row-properties style:row-height="3.1957in" fo:break-before="auto" style:use-optimal-row-height="true"/>
    </style:style>
    <style:style style:name="ro4" style:family="table-row">
      <style:table-row-properties style:row-height="2.6634in" fo:break-before="auto" style:use-optimal-row-height="true"/>
    </style:style>
    <style:style style:name="ro5" style:family="table-row">
      <style:table-row-properties style:row-height="3.0228in" fo:break-before="auto" style:use-optimal-row-height="true"/>
    </style:style>
    <style:style style:name="ro6" style:family="table-row">
      <style:table-row-properties style:row-height="2.8366in" fo:break-before="auto" style:use-optimal-row-height="true"/>
    </style:style>
    <style:style style:name="ro7" style:family="table-row">
      <style:table-row-properties style:row-height="2.1437in" fo:break-before="auto" style:use-optimal-row-height="true"/>
    </style:style>
    <style:style style:name="ro8" style:family="table-row">
      <style:table-row-properties style:row-height="2.3173in" fo:break-before="auto" style:use-optimal-row-height="true"/>
    </style:style>
    <style:style style:name="ro9" style:family="table-row">
      <style:table-row-properties style:row-height="1.9575in" fo:break-before="auto" style:use-optimal-row-height="true"/>
    </style:style>
    <style:style style:name="ro10" style:family="table-row">
      <style:table-row-properties style:row-height="2.4902in" fo:break-before="auto" style:use-optimal-row-height="true"/>
    </style:style>
    <style:style style:name="ro11" style:family="table-row">
      <style:table-row-properties style:row-height="1.611in" fo:break-before="auto" style:use-optimal-row-height="true"/>
    </style:style>
    <style:style style:name="ro12" style:family="table-row">
      <style:table-row-properties style:row-height="4.0752in" fo:break-before="auto" style:use-optimal-row-height="true"/>
    </style:style>
    <style:style style:name="ro13" style:family="table-row">
      <style:table-row-properties style:row-height="3.3693in" fo:break-before="auto" style:use-optimal-row-height="true"/>
    </style:style>
    <style:style style:name="ro14" style:family="table-row">
      <style:table-row-properties style:row-height="1.0783in" fo:break-before="auto" style:use-optimal-row-height="true"/>
    </style:style>
    <style:style style:name="ro15" style:family="table-row">
      <style:table-row-properties style:row-height="4.9543in" fo:break-before="auto" style:use-optimal-row-height="true"/>
    </style:style>
    <style:style style:name="ro16" style:family="table-row">
      <style:table-row-properties style:row-height="4.4217in" fo:break-before="auto" style:use-optimal-row-height="true"/>
    </style:style>
    <style:style style:name="ro17" style:family="table-row">
      <style:table-row-properties style:row-height="9.9457in" fo:break-before="auto" style:use-optimal-row-height="true"/>
    </style:style>
    <style:style style:name="ro18" style:family="table-row">
      <style:table-row-properties style:row-height="3.7154in" fo:break-before="auto" style:use-optimal-row-height="true"/>
    </style:style>
    <style:style style:name="ro19" style:family="table-row">
      <style:table-row-properties style:row-height="1.4382in" fo:break-before="auto" style:use-optimal-row-height="true"/>
    </style:style>
    <style:style style:name="ro20" style:family="table-row">
      <style:table-row-properties style:row-height="4.2484in" fo:break-before="auto" style:use-optimal-row-height="true"/>
    </style:style>
    <style:style style:name="ro21" style:family="table-row">
      <style:table-row-properties style:row-height="1.7846in" fo:break-before="auto" style:use-optimal-row-height="true"/>
    </style:style>
    <style:style style:name="ro22" style:family="table-row">
      <style:table-row-properties style:row-height="3.902in" fo:break-before="auto" style:use-optimal-row-height="true"/>
    </style:style>
    <style:style style:name="ro23" style:family="table-row">
      <style:table-row-properties style:row-height="0.5591in" fo:break-before="auto" style:use-optimal-row-height="true"/>
    </style:style>
    <style:style style:name="ro24" style:family="table-row">
      <style:table-row-properties style:row-height="3.5425in" fo:break-before="auto" style:use-optimal-row-height="true"/>
    </style:style>
    <style:style style:name="ro25" style:family="table-row">
      <style:table-row-properties style:row-height="1.2516in" fo:break-before="auto" style:use-optimal-row-height="true"/>
    </style:style>
    <style:style style:name="ro26" style:family="table-row">
      <style:table-row-properties style:row-height="10.4016in" fo:break-before="auto" style:use-optimal-row-height="true"/>
    </style:style>
    <style:style style:name="ro27" style:family="table-row">
      <style:table-row-properties style:row-height="5.1272in" fo:break-before="auto" style:use-optimal-row-height="true"/>
    </style:style>
    <style:style style:name="ro28" style:family="table-row">
      <style:table-row-properties style:row-height="4.5945in" fo:break-before="auto" style:use-optimal-row-height="true"/>
    </style:style>
    <style:style style:name="ro29" style:family="table-row">
      <style:table-row-properties style:row-height="21.6693in" fo:break-before="auto" style:use-optimal-row-height="true"/>
    </style:style>
    <style:style style:name="ro30" style:family="table-row">
      <style:table-row-properties style:row-height="6.3661in" fo:break-before="auto" style:use-optimal-row-height="true"/>
    </style:style>
    <style:style style:name="ro31" style:family="table-row">
      <style:table-row-properties style:row-height="7.0583in" fo:break-before="auto" style:use-optimal-row-height="true"/>
    </style:style>
    <style:style style:name="ro32" style:family="table-row">
      <style:table-row-properties style:row-height="0.9055in" fo:break-before="auto" style:use-optimal-row-height="true"/>
    </style:style>
    <style:style style:name="ro33" style:family="table-row">
      <style:table-row-properties style:row-height="6.0063in" fo:break-before="auto" style:use-optimal-row-height="true"/>
    </style:style>
    <style:style style:name="ro34" style:family="table-row">
      <style:table-row-properties style:row-height="4.7811in" fo:break-before="auto" style:use-optimal-row-height="true"/>
    </style:style>
    <style:style style:name="ro35" style:family="table-row">
      <style:table-row-properties style:row-height="5.8335in" fo:break-before="auto" style:use-optimal-row-height="true"/>
    </style:style>
    <style:style style:name="ro36" style:family="table-row">
      <style:table-row-properties style:row-height="5.6602in" fo:break-before="auto" style:use-optimal-row-height="true"/>
    </style:style>
    <style:style style:name="ro37" style:family="table-row">
      <style:table-row-properties style:row-height="6.539in" fo:break-before="auto" style:use-optimal-row-height="true"/>
    </style:style>
    <style:style style:name="ro38" style:family="table-row">
      <style:table-row-properties style:row-height="17.1016in" fo:break-before="auto" style:use-optimal-row-height="true"/>
    </style:style>
    <style:style style:name="ro39" style:family="table-row">
      <style:table-row-properties style:row-height="7.5917in" fo:break-before="auto" style:use-optimal-row-height="true"/>
    </style:style>
    <style:style style:name="ro40" style:family="table-row">
      <style:table-row-properties style:row-height="5.4866in" fo:break-before="auto" style:use-optimal-row-height="true"/>
    </style:style>
    <style:style style:name="ro41" style:family="table-row">
      <style:table-row-properties style:row-height="5.3008in" fo:break-before="auto" style:use-optimal-row-height="true"/>
    </style:style>
    <style:style style:name="ro42" style:family="table-row">
      <style:table-row-properties style:row-height="0.7319in" fo:break-before="auto" style:use-optimal-row-height="true"/>
    </style:style>
    <style:style style:name="ro43" style:family="table-row">
      <style:table-row-properties style:row-height="9.8819in" fo:break-before="auto" style:use-optimal-row-height="true"/>
    </style:style>
    <style:style style:name="ro44" style:family="table-row">
      <style:table-row-properties style:row-height="11.8134in" fo:break-before="auto" style:use-optimal-row-height="true"/>
    </style:style>
    <style:style style:name="ro45" style:family="table-row">
      <style:table-row-properties style:row-height="20.6173in" fo:break-before="auto" style:use-optimal-row-height="true"/>
    </style:style>
    <style:style style:name="ro46" style:family="table-row">
      <style:table-row-properties style:row-height="6.1799in" fo:break-before="auto" style:use-optimal-row-height="true"/>
    </style:style>
    <style:style style:name="ro47" style:family="table-row">
      <style:table-row-properties style:row-height="19.2055in" fo:break-before="auto" style:use-optimal-row-height="true"/>
    </style:style>
    <style:style style:name="ro48" style:family="table-row">
      <style:table-row-properties style:row-height="10.5882in" fo:break-before="auto" style:use-optimal-row-height="true"/>
    </style:style>
    <style:style style:name="ro49" style:family="table-row">
      <style:table-row-properties style:row-height="12.3465in" fo:break-before="auto" style:use-optimal-row-height="true"/>
    </style:style>
    <style:style style:name="ro50" style:family="table-row">
      <style:table-row-properties style:row-height="13.2252in" fo:break-before="auto" style:use-optimal-row-height="true"/>
    </style:style>
    <style:style style:name="ro51" style:family="table-row">
      <style:table-row-properties style:row-height="7.2453in" fo:break-before="auto" style:use-optimal-row-height="true"/>
    </style:style>
    <style:style style:name="ro52" style:family="table-row">
      <style:table-row-properties style:row-height="6.7126in" fo:break-before="auto" style:use-optimal-row-height="true"/>
    </style:style>
    <style:style style:name="ro53" style:family="table-row">
      <style:table-row-properties style:row-height="8.8299in" fo:break-before="auto" style:use-optimal-row-height="true"/>
    </style:style>
    <style:style style:name="ro54" style:family="table-row">
      <style:table-row-properties style:row-height="6.8854in" fo:break-before="auto" style:use-optimal-row-height="true"/>
    </style:style>
    <style:style style:name="ro55" style:family="table-row">
      <style:table-row-properties style:row-height="13.3984in" fo:break-before="auto" style:use-optimal-row-height="true"/>
    </style:style>
    <style:style style:name="ro56" style:family="table-row">
      <style:table-row-properties style:row-height="8.4701in" fo:break-before="auto" style:use-optimal-row-height="true"/>
    </style:style>
    <style:style style:name="ro57" style:family="table-row">
      <style:table-row-properties style:row-height="0.3728in" fo:break-before="auto" style:use-optimal-row-height="true"/>
    </style:style>
    <style:style style:name="ro58" style:family="table-row">
      <style:table-row-properties style:row-height="9.5228in" fo:break-before="auto" style:use-optimal-row-height="true"/>
    </style:style>
    <style:style style:name="ro59" style:family="table-row">
      <style:table-row-properties style:row-height="9.3492in" fo:break-before="auto" style:use-optimal-row-height="true"/>
    </style:style>
    <style:style style:name="ro60" style:family="table-row">
      <style:table-row-properties style:row-height="16.9146in" fo:break-before="auto" style:use-optimal-row-height="true"/>
    </style:style>
    <style:style style:name="ro61" style:family="table-row">
      <style:table-row-properties style:row-height="12.866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no-wrap" style:vertical-align="top"/>
      <style:paragraph-properties fo:text-align="start" fo:margin-left="0in"/>
      <style:text-properties fo:color="#0000cc" fo:font-size="11pt" fo:font-weight="bold" style:font-size-asian="11pt" style:font-weight-asian="bold" style:font-size-complex="11pt" style:font-weight-complex="bold"/>
    </style:style>
    <style:style style:name="ce2" style:family="table-cell" style:parent-style-name="Default">
      <style:table-cell-properties fo:wrap-option="wrap" style:vertical-align="top"/>
      <style:text-properties fo:font-size="11pt" style:font-size-asian="11pt" style:font-size-complex="11pt"/>
    </style:style>
    <style:style style:name="ce3" style:family="table-cell" style:parent-style-name="Default">
      <style:table-cell-properties fo:wrap-option="no-wrap" style:vertical-align="top"/>
      <style:text-properties fo:color="#0000cc" fo:font-size="11pt" fo:font-weight="normal" style:font-size-asian="11pt" style:font-weight-asian="normal" style:font-size-complex="11pt" style:font-weight-complex="normal"/>
    </style:style>
    <style:style style:name="ce4" style:family="table-cell" style:parent-style-name="Default">
      <style:table-cell-properties fo:wrap-option="no-wrap" style:vertical-align="top"/>
      <style:text-properties fo:font-size="11pt" style:font-size-asian="11pt" style:font-size-complex="11pt"/>
    </style:style>
    <style:style style:name="T1" style:family="text">
      <style:text-properties fo:color="#9c9a9a"/>
    </style:style>
    <style:style style:name="T2" style:family="text">
      <style:text-properties fo:color="#000000" fo:font-weight="bold"/>
    </style:style>
  </office:automatic-styles>
  <office:body>
    <office:spreadsheet>
      <table:table table:name="annotators_table" table:style-name="ta1">
        <office:forms form:automatic-focus="false" form:apply-design-mode="false"/>
        <table:table-column table:style-name="co1" table:default-cell-style-name="ce2"/>
        <table:table-column table:style-name="co2" table:number-columns-repeated="2" table:default-cell-style-name="ce2"/>
        <table:table-column table:style-name="co1" table:default-cell-style-name="ce2"/>
        <table:table-column table:style-name="co2" table:visibility="collapse" table:number-columns-repeated="2" table:default-cell-style-name="ce2"/>
        <table:table-column table:style-name="co2" table:number-columns-repeated="1018" table:default-cell-style-name="ce2"/>
        <table:table-row table:style-name="ro1">
          <table:table-cell table:style-name="ce1" office:value-type="string">
            <text:p>Satz 1</text:p>
          </table:table-cell>
          <table:table-cell table:style-name="ce3" office:value-type="string">
            <text:p>Bewertung</text:p>
          </table:table-cell>
          <table:table-cell table:style-name="ce3" office:value-type="string">
            <text:p>Kommentar</text:p>
          </table:table-cell>
          <table:table-cell table:style-name="ce1" office:value-type="string">
            <text:p>Satz 2</text:p>
          </table:table-cell>
          <table:table-cell table:style-name="ce4" office:value-type="string">
            <text:p>descriptions1</text:p>
          </table:table-cell>
          <table:table-cell table:style-name="ce4" office:value-type="string">
            <text:p>line_numbers</text:p>
          </table:table-cell>
          <table:table-cell table:style-name="ce4" table:number-columns-repeated="1018"/>
        </table:table-row>
        <table:table-row table:style-name="ro2">
          <table:table-cell office:value-type="string">
            <text:p><text:span text:style-name="T1">Mil. St.G.B. §. 153.</text:span> Drucksachen des <text:span text:style-name="T2">Reichstages</text:span> 1872 Nro. 5 S. 118 (zu §§. 162. 163 des Entwurfs). <text:span text:style-name="T1">Vgl. über die Fälle, in welchen gegen Militairbeamte auf Amtsverlust erkannt werden kann, Mil. Strafges. §. 43.</text:span></text:p>
          </table:table-cell>
          <table:table-cell/>
          <table:table-cell office:value-type="string">
            <text:p><text:s/></text:p>
          </table:table-cell>
          <table:table-cell office:value-type="string">
            <text:p><text:span text:style-name="T1">Noch viel weniger hat die internationale Meterkonvention etwas zu thun mit der reichsgesetzlichen Ordnung des Maß-und Gewichtssystems für das Gebiet des Deutschen Reiches.</text:span> Die Behauptung von Rönne’s, Staatsr. II. 1. S. 247 Note 4, daß nach Art. 11 Abs. 3 der R.-V. die Konvention dem <text:span text:style-name="T2">Reichstage</text:span> zur ausdrücklichen Genehmigung hätte vorgelegt werden müssen, ist daher grundlos. <text:span text:style-name="T1">Die Genehmigung des Reichstages war nur erforderlich zur Bewilligung der Kosten, welche mit der Ausführung der Konvention verbunden sind.</text:span></text:p>
          </table:table-cell>
          <table:table-cell office:value-type="string">
            <text:p>-</text:p>
          </table:table-cell>
          <table:table-cell office:value-type="float" office:value="1260">
            <text:p>1260</text:p>
          </table:table-cell>
          <table:table-cell table:number-columns-repeated="1018"/>
        </table:table-row>
        <table:table-row table:style-name="ro3">
          <table:table-cell office:value-type="string">
            <text:p><text:span text:style-name="T1">Der Tripel.</text:span> Auch diese bekannte gemischte Thonart, die meist von gelblicher Farbe ist, und wessen ihres scharfen Korns zu mancherley <text:span text:style-name="T2">technischem</text:span> Gebrauch dient, wird jetzt für vulcanischen Ursprungs gehalten. <text:span text:style-name="T1">2. mica. Alaun-Erde verbunden mit Kiesel-Erde, und etwas weniger Bittersalz-Erde.</text:span></text:p>
          </table:table-cell>
          <table:table-cell/>
          <table:table-cell office:value-type="string">
            <text:p><text:s/></text:p>
          </table:table-cell>
          <table:table-cell office:value-type="string">
            <text:p><text:span text:style-name="T1">Ich habe hier etwas Schwieriges versucht: über einen technischen Gegenstand nicht-technisch zu reden.</text:span> Ich musste mich darauf beschränken, die besondere Befähigung der Römer für die Ausbildung gerade dieser Technik nachzuweisen; was ich sodann als den weitest reichenden Erfolg für die menschliche Gesellschaft hervorzuheben bemüht war, die felsenfelste, rechtliche Begründung der Familie, das ist, wie man bemerkt haben wird, wesensgleich mit der ursprünglichen, treibenden Kraft, aus welcher die <text:span text:style-name="T2">technische</text:span> Meisterschaft allmählich heraufgewachsen war. <text:span text:style-name="T1">Alles was dazwischen liegt, d. h. die gesamte eigentliche Technik, musste beiseite gelassen werden, ebenso wie eine Erörterung über die Vorteile und die Nachteile des vorwiegenden Einflusses des römischen Rechtes in unserm Jahrhundert in rein technischer Beziehung.</text:span></text:p>
          </table:table-cell>
          <table:table-cell office:value-type="string">
            <text:p>-</text:p>
          </table:table-cell>
          <table:table-cell office:value-type="float" office:value="426">
            <text:p>426</text:p>
          </table:table-cell>
          <table:table-cell table:number-columns-repeated="1018"/>
        </table:table-row>
        <table:table-row table:style-name="ro3">
          <table:table-cell office:value-type="string">
            <text:p><text:span text:style-name="T1">Wenn sie hier waren, so wurde eine Lieferung in dem Lande, wo das Heer stand, ausgeschrieben, und diese gieng oft bis auf zwey Drittel aller Früchte.</text:span> Es gab grosse Höfe, die den Heerwagen zur Fortbringung der Artillerie stellen musten; und es gab andre, die zusammen einen <text:span text:style-name="T2">geharnischten</text:span> stelleten; mithin hatte man nicht nöthig, auf Lehnung und Commissariat etwas zu verwenden. <text:span text:style-name="T1">Zum Unterhalt der Vestungen, Landwehren, Heerwege, Brücken und dergleichen, steurete jeder mit der Hand; und die Reichsbeamte, als der Graf und Hauptmann hatten ihre besondre ihnen in den Graf-und Hauptmannschaften angewiesenen Gefälle, wovon noch die Gowgrafendienste, das Gowgrafenkorn, und besonders verschiedene Bruchfälle übrig geblieben sind.</text:span></text:p>
          </table:table-cell>
          <table:table-cell/>
          <table:table-cell office:value-type="string">
            <text:p><text:s/></text:p>
          </table:table-cell>
          <table:table-cell office:value-type="string">
            <text:p><text:span text:style-name="T1">Auf einer weiteren Platte (Nr. 25) findet sich das Ligsalzische Wappen, darunter die Inschrift Katharina Lisantzin seine Hausfrau 1534.</text:span> Eine (Nr. 30) mit der Jahreszahl 1540 zeigt oben das Urteil Salomos, unten zwei Wappen; eine andere (Nr. 19) aus der Zeit um 1550 ist längs geteilt und zeigt links und rechts bärtige Männer im Profil, darüber Wappen, darunter ein <text:span text:style-name="T2">geharnischter</text:span> Ritter mit Lanze. <text:span text:style-name="T1">Eine reich geschmückte Platte (Nr. 29) von 158 cm Höhe und 95 cm Breite zeigt links von einem säulengetragenen Bogen umrahmt die Erschaffung der Eva, darüber links die Erschaffung des ersten Menschen und rechts den Sündenfall, rechts von diesem Bogen befindet sich ein Brautpaar, darüber ein Kranz, der einen männlichen Kopf umgiebt, darüber Mann und Frau, über diesen innerhalb eines Kranzes ein weiblicher Kopf mit Hut.</text:span></text:p>
          </table:table-cell>
          <table:table-cell office:value-type="string">
            <text:p>-</text:p>
          </table:table-cell>
          <table:table-cell office:value-type="float" office:value="282">
            <text:p>282</text:p>
          </table:table-cell>
          <table:table-cell table:number-columns-repeated="1018"/>
        </table:table-row>
        <table:table-row table:style-name="ro4">
          <table:table-cell office:value-type="string">
            <text:p><text:span text:style-name="T1">COCKBURNE seadiseas. p. 214. die Flotte bei Peru Voy.</text:span> de la <text:span text:style-name="T2">flotte</text:span> de Nassau p. 80. 81. Add. Voy. <text:span text:style-name="T1">de Verhoeven p. 20. Voy. des terr. austr. T. II. p 27.</text:span></text:p>
          </table:table-cell>
          <table:table-cell/>
          <table:table-cell office:value-type="string">
            <text:p><text:s/></text:p>
          </table:table-cell>
          <table:table-cell office:value-type="string">
            <text:p><text:span text:style-name="T1">Auch ist er verbunden, bey des nächsten Ortes Obrigkeit, wo der Schiffbruch oder die Strandung geschehen, sein Schiffvolk ohne Anstand eidlich abhören zu lassen, und von deren Aussage eine beglaubte Abschrift seinen Rhedern und Befrachtern zuzustellen. n) Wofern ein Schiffer genöthiget wird, sein Schiff auf den Strand zu setzen:</text:span> so muß er es, so bald möglich, entweder wieder in schiffbaren Stand zu setzen und es wieder <text:span text:style-name="T2">flott</text:span> zu machen suchen; oder, wofern beydes nicht möglich, ein anderes Schiff heuern, und die geborgenen Waaren nach dem Losungsplatze überbringen. (o) <text:span text:style-name="T1">Er muß seinen Rhedern u. Befrachtern von allen hauptsächlichen Vorfällen Nachricht ertheilen.</text:span></text:p>
          </table:table-cell>
          <table:table-cell office:value-type="string">
            <text:p>-</text:p>
          </table:table-cell>
          <table:table-cell office:value-type="float" office:value="696">
            <text:p>696</text:p>
          </table:table-cell>
          <table:table-cell table:number-columns-repeated="1018"/>
        </table:table-row>
        <table:table-row table:style-name="ro5">
          <table:table-cell office:value-type="string">
            <text:p><text:span text:style-name="T1">Möchte man die Knollen in starkem Maße anwenden wollen, so ist es anzurathen, sie vorher in Wasser gahr zu kochen und dann in die Suppe zu geben, damit der Selleriegeschmack nicht den Kraftgeschmack überstimme.</text:span> Aus diesem Grunde ist bei einer kräftigen Fleischsuppe die Anwendung von vielem Suppenkraut, namentlich von Sellerieblättern, zu vermeiden, sie benehmen derselben die Kraft und alles <text:span text:style-name="T2">Feine</text:span>. <text:span text:style-name="T1">In einer schwachen Fleisch-und Kartoffelsuppe aber sind solche Kräuter ganz passend.</text:span></text:p>
          </table:table-cell>
          <table:table-cell/>
          <table:table-cell office:value-type="string">
            <text:p><text:s/></text:p>
          </table:table-cell>
          <table:table-cell office:value-type="string">
            <text:p><text:span text:style-name="T1">Die technische Vervollkommnung bewegte sich in der Richtung der sorgfältigeren Ausführungen der Betriebsapparate, zunächst der Konstruktion und des Baues des Frischfeuers und in einer grösseren Arbeitsteilung oder Trennung des Verfahrens in verschiedene Teile der Vor-und Nachbehandlung.</text:span> Das vorbereitende Schmelzen oder <text:span text:style-name="T2">Feinen</text:span> des Roheisens fand namentlich im Süden, wo man gute Bergerze verschmolz, Eingang, so in Kärnten und Steiermark in dem Hartzerennen, im südlichen Frankreich in einem ähnlichen Verfrischen, mazéage genannt. <text:span text:style-name="T1">Die selbständige Nachbehandlung, das Ausheizen des Rohfrischeisens in einem besonderen Herd war schon bei der Wallonschmiede zur Anwendung gekommen und wurde noch weiter entwickelt in der englischen Frischmethode.</text:span></text:p>
          </table:table-cell>
          <table:table-cell office:value-type="string">
            <text:p>-</text:p>
          </table:table-cell>
          <table:table-cell office:value-type="float" office:value="1084">
            <text:p>1084</text:p>
          </table:table-cell>
          <table:table-cell table:number-columns-repeated="1018"/>
        </table:table-row>
        <table:table-row table:style-name="ro6">
          <table:table-cell office:value-type="string">
            <text:p><text:span text:style-name="T1">Den Pferdeherden nahen sie sich mit Vorsicht, suchen einzelne Füllen wegzuschnappen, die sich zuweit von der Herde weggewagt haben, oder beschleichen auch einzelne Pferde, springen ihnen an die Gurgek und reißen sie nieder.</text:span> Merken die übrigen Pferde den Wolf, so gehen sie ohne weiteres auf ihn zu und hauen, wenn er nicht weicht, mit den Vorderhufen auf ihn los, ja die Hengste <text:span text:style-name="T2">packen</text:span> ihn auch mit den Zähnen. <text:span text:style-name="T1">Oft wird der Wolf schon auf den ersten Schlag erlegt, oft aber macht er eine schnelle Wendung, packt das angreifende Pferd an der Gurgel und reißt es zu Boden.</text:span></text:p>
          </table:table-cell>
          <table:table-cell/>
          <table:table-cell office:value-type="string">
            <text:p><text:s/></text:p>
          </table:table-cell>
          <table:table-cell office:value-type="string">
            <text:p><text:span text:style-name="T1">Lange konte sie eine solche Behandlung nicht ertragen, und da sie eine nahe Verwandtinn in B — — hatte, so faßte sie den Entschluß, ihr väterliches Haus zu verlassen, und sich selbiger in die Arme zu werfen.</text:span> Eines Tages, da ihre Aeltern verreiset waren, <text:span text:style-name="T2">pakte</text:span> sie ihre Habseligkeiten zusammen, und mit einigen Thalern, so sie sich angeliehen, trat sie ihre Reise an, und legte, mehrenteils zu Fusse, eine grosse Strekke zurük. <text:span text:style-name="T1">Als sie ungefär noch acht Meilen vom Ort ihrer Bestimmung war, so wurde sie im Posthause mit einer bejahrten Person bekannt, die sich auf alle Weise ihr gefällig zu machen suchte; ganz fremde und unbekannt nuzte sie das Zutrauen, so selbige in sie zu sezzen schien, entdekte ihr ihre ganze Geschichte und die Absicht ihrer Reise.</text:span></text:p>
          </table:table-cell>
          <table:table-cell office:value-type="string">
            <text:p>-</text:p>
          </table:table-cell>
          <table:table-cell office:value-type="float" office:value="336">
            <text:p>336</text:p>
          </table:table-cell>
          <table:table-cell table:number-columns-repeated="1018"/>
        </table:table-row>
        <table:table-row table:style-name="ro7">
          <table:table-cell office:value-type="string">
            <text:p><text:span text:style-name="T1">Ein Theil des Kopfes und Halses bleibt regelmäßig frei von dem eigentlichen Gefieder; er ist dafür mit haarartigen Dunen mehr oder minder spärlich bedeckt oder auch vollständig nackt.</text:span> Ausnahmsweise bekleiden dunige Federn, dann aber in dichter Fülle, auch die Schenkel, die Waden und den Unterleib; auf letzterem werden sie dann durch lange und schmale <text:span text:style-name="T2">Federn</text:span> spärlich überdeckt. <text:span text:style-name="T1">Düstere und unbestimmte Farben sind vorherrschend; doch fehlt es auch nicht an buntem Gefieder, und außerdem sind die dünn befiederten oder nackten Hautstellen oft sehr lebhaft gefärbt.</text:span></text:p>
          </table:table-cell>
          <table:table-cell/>
          <table:table-cell office:value-type="string">
            <text:p><text:s/></text:p>
          </table:table-cell>
          <table:table-cell office:value-type="string">
            <text:p><text:span text:style-name="T1">Bey den Römern waren zweyerley Mittel, Ruhm und einen grossen Namen zu erjagen, die Feder und das Schwerdt; entweder dass man schreibe, was lesens werth ist, oder dass man thue, was schreibens werth ist.</text:span> Wenn denn die Regenten nicht gross drauf geben, sich mit der <text:span text:style-name="T2">Feder</text:span> berühmt zu machen, so greiffen sie zum Schwerdt, und gedenken sich damit berühmt zu machen, damit auch die Nachwelt weiss, dass sie Regenten gewesen seyn. <text:span text:style-name="T1">Zum dritten ist auch ein Regent ein geldsüchtiges Thier.</text:span></text:p>
          </table:table-cell>
          <table:table-cell office:value-type="string">
            <text:p>-</text:p>
          </table:table-cell>
          <table:table-cell office:value-type="float" office:value="53">
            <text:p>53</text:p>
          </table:table-cell>
          <table:table-cell table:number-columns-repeated="1018"/>
        </table:table-row>
        <table:table-row table:style-name="ro8">
          <table:table-cell office:value-type="string">
            <text:p><text:span text:style-name="T1">Jch hätte die Abstammung unsers deutschen Worts und den gewöhnlichen Gebrauch desselben, besser untersuchen und genauer erwägen sollen.</text:span> Jch schloß zu eilig, weil Laune das Französische Humeur ausdrücke, daß es auch das <text:span text:style-name="T2">Englische</text:span> Humour ausdrücken könnte: aber die Franzosen selbst können Humour nicht durch Humeur übersetzen. <text:span text:style-name="T1">— Von den genannten zwey Stücken des Johnson hat das erste, Jedermann in seinem Humor, den vom Hurd hier gerügten Fehler weit weniger.</text:span></text:p>
          </table:table-cell>
          <table:table-cell/>
          <table:table-cell office:value-type="string">
            <text:p><text:s/></text:p>
          </table:table-cell>
          <table:table-cell office:value-type="string">
            <text:p><text:span text:style-name="T1">Hiernächst fängt man auf der Küste von Cornwall zwischen | dem Julius und November (7) Sardellen, womit in Frankreich, Spanien und Jtalien ein großer Handel getrieben wird, als wohin sie in unglaublicher Menge verführet werden.</text:span> Desgleichen ist an den <text:span text:style-name="T2">englischen</text:span> Küsten, sonderlich auf der Bank von Colchester, das Meer voll von wohlschmeckenden (8) Austern, und werden sie für die besten gehalten. <text:span text:style-name="T1">Auch sind von den großen (9) Seekrebsen, welche aus England gebracht werden, die vordersten Spitzen unter dem Namen der englischen Krebsscheeren, oder Krebscheerenspitzen, bey uns bekannt.</text:span></text:p>
          </table:table-cell>
          <table:table-cell office:value-type="string">
            <text:p>-</text:p>
          </table:table-cell>
          <table:table-cell office:value-type="float" office:value="448">
            <text:p>448</text:p>
          </table:table-cell>
          <table:table-cell table:number-columns-repeated="1018"/>
        </table:table-row>
        <table:table-row table:style-name="ro9">
          <table:table-cell office:value-type="string">
            <text:p><text:span text:style-name="T1">Dieser ganzen Epoche fiel es gar nicht ein, den Geist der Presse frei zu lassen und sich auf einzelne Ausdrücke zu beschränken; es war daher auch eine Stellencensur wie in Deutschland gar nicht nöthig.</text:span> Das Stat. 13. 14. Charles II. 33. war das erste förmliche Präventivgesetz gegen die <text:span text:style-name="T2">Presse</text:span>; es galt zwar nur bis 1679, ward aber erneuert 1685 und 1692, und Macaulay (Hist. of Charles II. <text:span text:style-name="T1">Chap. 12) zeigt uns, wie damals „the temper of judges and juries“ gegen den Geist der Presse und jede freie Bewegung thätig war.</text:span></text:p>
          </table:table-cell>
          <table:table-cell/>
          <table:table-cell office:value-type="string">
            <text:p><text:s/></text:p>
          </table:table-cell>
          <table:table-cell office:value-type="string">
            <text:p><text:span text:style-name="T1">1 thl. 8 gr.</text:span> Unter der <text:span text:style-name="T2">Presse</text:span> ist und wird zu Johannis erscheinen. <text:span text:style-name="T1">D. Girtanners Anfangsgründe der antiphlogistischen Chemie.</text:span></text:p>
          </table:table-cell>
          <table:table-cell office:value-type="string">
            <text:p>-</text:p>
          </table:table-cell>
          <table:table-cell office:value-type="float" office:value="54">
            <text:p>54</text:p>
          </table:table-cell>
          <table:table-cell table:number-columns-repeated="1018"/>
        </table:table-row>
        <table:table-row table:style-name="ro5">
          <table:table-cell office:value-type="string">
            <text:p><text:span text:style-name="T1">Er hatte sich nemlich oft mit Strumpfbändern im Bette gebunden, sich als einen Gefangenen gedacht, und dann die Strafe sich imaginirt, daß die jüngste von den Töchtern des Hauptmannes an ihm das verrichtete, was er so gern duldete und im Bette an sich vollzog.</text:span> So gebunden, krumm, das Hemd ausgezogen, hat er oft, da man ihn früh in der <text:span text:style-name="T2">Kinderstube</text:span> liegen laßen, zu halben Stunden gelegen.“ <text:span text:style-name="T1">„Man denke sich nun den Zusammenhang der dunklen Jdeen und thierischen Empfindungen, welche diesen S** zu diesen anscheinend sonderbaren Handlungen verleiteten, und durch die er bei dem erfolgten Reiz in den Zeugungstheilen so weit war gebracht worden, daß er für einige Groschen von einem Paar Mitschüler jene höllischen Künste in einem Keller erlernt hatte.“</text:span></text:p>
          </table:table-cell>
          <table:table-cell/>
          <table:table-cell office:value-type="string">
            <text:p><text:s/></text:p>
          </table:table-cell>
          <table:table-cell office:value-type="string">
            <text:p><text:span text:style-name="T1">Die Maus und die Katze.</text:span> Es war einmal ein Mäuschen in einer <text:span text:style-name="T2">Kinderstube</text:span>, das nur des Abends vor kam, und die Krümchen von dem Butterbrode der Kinder aufsuchte. <text:span text:style-name="T1">Ein großer Kater lag auch immer in dieser Stube den ganzen Tag auf den Betten herum, und pflegte sich recht gut, wie ein Faulenzer.</text:span></text:p>
          </table:table-cell>
          <table:table-cell office:value-type="string">
            <text:p>-</text:p>
          </table:table-cell>
          <table:table-cell office:value-type="float" office:value="877">
            <text:p>877</text:p>
          </table:table-cell>
          <table:table-cell table:number-columns-repeated="1018"/>
        </table:table-row>
        <table:table-row table:style-name="ro10">
          <table:table-cell office:value-type="string">
            <text:p><text:span text:style-name="T1">Wasser, franz. Eau, heißt dey den Jubelierern der natürliche Glanz, womit die Perlen und Diamanten spielen.</text:span> Wasser, franz Eau, heißen auch die glänzenden Streifen, so dem Doppeltaffeute, Mohr, und einigen andern Zeugen, die daher gewässert genennet werden, durch gelindes Anfeuchten und <text:span text:style-name="T2">Pressen</text:span> oder Mangeln gegeben worden. <text:span text:style-name="T1">Wasserbley, siehe Bleyweiß (schwarzes).</text:span></text:p>
          </table:table-cell>
          <table:table-cell/>
          <table:table-cell office:value-type="string">
            <text:p><text:s/></text:p>
          </table:table-cell>
          <table:table-cell office:value-type="string">
            <text:p><text:span text:style-name="T1">Sechstens haben andere berühmte Männer die Mechanik des Atemholens, das die in der Ribbenhaut befindliche Luft befördert, mit Versuchen und Maschinen zu erklären gesucht.</text:span> Wolferd Senguert stekkte die Lunge, oder das Geschlinge eines Thieres, in eine mit Luft erfüllte Schale, er leerte die Luft aus, es schwoll die Lunge auf, weil, wie er glaubte, die <text:span text:style-name="T2">Presse</text:span> der umliegenden Luft fortgeschaft worden; er lies die Luft wieder zu, und es fiel die Lunge zusammen. <text:span text:style-name="T1">Es meinte dieser berühmte Mann, man könne die Luft zwischen der Schale und Lunge mit derjenigen vergleichen, die sich zwischen der Ribbenhaut, und die em Eingeweide befindet.</text:span></text:p>
          </table:table-cell>
          <table:table-cell office:value-type="string">
            <text:p>-</text:p>
          </table:table-cell>
          <table:table-cell office:value-type="float" office:value="483">
            <text:p>483</text:p>
          </table:table-cell>
          <table:table-cell table:number-columns-repeated="1018"/>
        </table:table-row>
        <table:table-row table:style-name="ro11">
          <table:table-cell office:value-type="string">
            <text:p><text:span text:style-name="T1">Die gebranten Pfeiffen werden mit einer Tünche, oder mit einem Firniß von Gummi Tragant, weissem Wachse und Seife benätzt, abgetrocknet, und mit einem Tuche abgerieben.</text:span> Zur weiten Versendung <text:span text:style-name="T2">packt</text:span> man sie am sichersten in Kasten mit Hülsen von Buchweitzen ein. <text:span text:style-name="T1">Zwanzigster Abschnitt. Porzellankunst.</text:span></text:p>
          </table:table-cell>
          <table:table-cell/>
          <table:table-cell office:value-type="string">
            <text:p><text:s/></text:p>
          </table:table-cell>
          <table:table-cell office:value-type="string">
            <text:p><text:span text:style-name="T1">Nichts fehlt hier als Waldung.</text:span> Nachmittags <text:span text:style-name="T2">packten</text:span> wir auf und zogen weiter, liessen den Chuß-Murren linker Hand und passirten eine Strecke über große, in mächtige Tafeln abgetheilte, derbe Granitblöcke die denen bey Kolywan völlig ähnlich sind. Hin und wieder lagen solcher Tafeln bis zu sechs über einander; einige pyramidenförmig aufgethürmt. <text:span text:style-name="T1">Gegen Mitternacht fanden wir gutes Wasser und übernachteten.</text:span></text:p>
          </table:table-cell>
          <table:table-cell office:value-type="string">
            <text:p>-</text:p>
          </table:table-cell>
          <table:table-cell office:value-type="float" office:value="704">
            <text:p>704</text:p>
          </table:table-cell>
          <table:table-cell table:number-columns-repeated="1018"/>
        </table:table-row>
        <table:table-row table:style-name="ro10">
          <table:table-cell office:value-type="string">
            <text:p><text:span text:style-name="T1">Yesda, Jesda und Jesseda, eine Stadt in der Provinz Erackagemi oder Yerack-Agemi in Persien.</text:span> Es werden daselbst fast die schönsten Teppiche in ganz Persien; ingleichen wollene und kamelhärne Zeuge, als Etamine, Droguets, Kamlotte rc. die den französischen, flandrischen, und brabantischen an <text:span text:style-name="T2">Feine</text:span> und Schönheit nichts nachgeben; und die ungemein kostbaren Machrueligs oder Goldsammete gemacht, von welchen bisweilen die persische Elle auf 50 Tomans zu stehen kömmt. <text:span text:style-name="T1">Man bekömmt ferner von dieser Stadt viele Mandeln, ingleichen ungemein guten Wein, der dem schirasser an Güte nichts nachgiebt.</text:span></text:p>
          </table:table-cell>
          <table:table-cell/>
          <table:table-cell office:value-type="string">
            <text:p><text:s/></text:p>
          </table:table-cell>
          <table:table-cell office:value-type="string">
            <text:p><text:span text:style-name="T1">In eben so großem Styl aber reizender für Frauenohren war jenes Impromptü, welchem ich selbst diesen Winter in Paris beiwohnte.</text:span> Unter den <text:span text:style-name="T2">Feinen</text:span> der Feinste, unter den Brüsken der Brüskeste — der Graf ist wie sein Boden. <text:span text:style-name="T1">Zu einem Maskenballe der Herzogin von — Livadien, lassen Sie mich sagen, denn die enthusiastische Philhellenin hieß in der That scherzweise so — hatte ein Kränzchen der fashionablesten Cavaliere gewettet, wer unter ihnen in der kostbarsten und originellsten Maske erscheinen würde.</text:span></text:p>
          </table:table-cell>
          <table:table-cell office:value-type="string">
            <text:p>-</text:p>
          </table:table-cell>
          <table:table-cell office:value-type="float" office:value="229">
            <text:p>229</text:p>
          </table:table-cell>
          <table:table-cell table:number-columns-repeated="1018"/>
        </table:table-row>
        <table:table-row table:style-name="ro5">
          <table:table-cell office:value-type="string">
            <text:p><text:span text:style-name="T1">Der Contrast in Stellung und Bildung zwischen dem Waldgott und dem ganz jungen Satyr, welcher bei ihm die Musik lernt, hatte für die Kunst denselben ungemeinen Reiz, welchen sie auf einer andern Stufe in der Zusammenstellung von Centauren als Lehrern mit jungen Helden wiederfand.</text:span> (Die besten Exemplare besitzt Florenz: eines, unsichtbar, in dem Magazin der Uffizien; eines im ersten Gang der Uffizien, mit dem echten Kopf des Olympos von angenehm leichtfertigem Ausdruck; ein Olympos ohne den Pan, im zweiten Gang der Uffizien, roh, aber gut erhalten; — ein anderes gutes Exemplar im geheimen Cabinet des <text:span text:style-name="T2">Museums</text:span> von Neapel; — geringere in der Villa Ludovisi zu Rom, Vorsaal; — und, zur Hälfte neu, in der Villa Albani, unterhalb des Kaffehauses. <text:span text:style-name="T1">Andere a. a. O.)</text:span></text:p>
          </table:table-cell>
          <table:table-cell/>
          <table:table-cell office:value-type="string">
            <text:p><text:s/></text:p>
          </table:table-cell>
          <table:table-cell office:value-type="string">
            <text:p><text:span text:style-name="T1">Weimar, Landesindustrie-Comtoir, 8vo., Band XLIV. und Band LVI.</text:span> Ueber Finlayson’s Sammlungen finden sich noch einige spezielle Angaben in Horsfield’s catalogue of the Mammalia of the museum of the Hon. East India Company. London 1856, 8vo., und Fr. Moore’s catalogue of the birds of the <text:span text:style-name="T2">museum</text:span> of the Hon. East India Company. <text:span text:style-name="T1">Zwei Bände 1856—58.</text:span></text:p>
          </table:table-cell>
          <table:table-cell office:value-type="string">
            <text:p>-</text:p>
          </table:table-cell>
          <table:table-cell office:value-type="float" office:value="1129">
            <text:p>1129</text:p>
          </table:table-cell>
          <table:table-cell table:number-columns-repeated="1018"/>
        </table:table-row>
        <table:table-row table:style-name="ro3">
          <table:table-cell office:value-type="string">
            <text:p><text:span text:style-name="T1">Der vierte Fall endlich d) begründet entweder die Quiescirung oder die Versetzung auf einen andern Posten von wesentlich derselben Beschaffenheit unter Beibehaltung des gleichen Ranges und voller Besoldung.</text:span> In beiden letztern Fällen sprechen allgemeine Rechtsgründe dafür, dasz die höhern Oberaufsichtsbehörden die Sachlage prüfen und das Nöthige einleiten, und da wo die <text:span text:style-name="T2">Anstellung</text:span> von dem Statsoberhaupte ausgeht, jedenfalls nicht ohne Gutheiszung und Befehl des Statsoberhauptes die Entfernung ausgesprochen werde. <text:span text:style-name="T1">Eine blosz willkürliche Entfernung nach Gutdünken der Regierung ohne Motive und ohne dem Beamten die Gelegenheit zu verschaffen seine Interessen zu wahren, wird zwar noch in manchen neuern Staten geübt, widerspricht aber den Erfordernissen eines wohlgeordneten Beamtenwesens.</text:span></text:p>
          </table:table-cell>
          <table:table-cell/>
          <table:table-cell office:value-type="string">
            <text:p><text:s/></text:p>
          </table:table-cell>
          <table:table-cell office:value-type="string">
            <text:p><text:span text:style-name="T1">In den älteren Provinzen Preußens sind seit der Zeit König Friedrich’s II. eine Anzahl von Postämtern ausschließlich für die Armee zur Versorgung pensionirter, mit Aussicht auf Anstellung im Civildienst verabschiedeter Offiziere bestimmt.</text:span> Die Anstellung erfolgt jedoch nur, wenn der vom Kriegsministerium der Postverwaltung zur <text:span text:style-name="T2">Anstellung</text:span> überwiesene Exspectant die erforderliche Kenntniß und Brauchbarkeit durch Ablegung der vorgeschriebenen Prüfung dargethan hat. <text:span text:style-name="T1">Die in der Prüfung bestandenen Exspectanten werden bei eintretenden Vakanzen in der durch die Zeitfolge des abgeleisteten Examens bestimmten Reihenfolge zuerst auf Probe mit der Verwaltung eines Postamtes kommissarisch beauftragt und nach einem Jahre, wenn sie den dienstlichen Anforderungen genügt haben, definitiv angestellt.</text:span></text:p>
          </table:table-cell>
          <table:table-cell office:value-type="string">
            <text:p>-</text:p>
          </table:table-cell>
          <table:table-cell office:value-type="float" office:value="1154">
            <text:p>1154</text:p>
          </table:table-cell>
          <table:table-cell table:number-columns-repeated="1018"/>
        </table:table-row>
        <table:table-row table:style-name="ro3">
          <table:table-cell office:value-type="string">
            <text:p><text:span text:style-name="T1">Bei Arktinos tötet ihn Odysseus, und Euripides in den Troerinnen V. 721 ist offenbar von dem milesischen Dichter abhängig; in der kleinen Ilias hingegen tötet ihn Neoptolemos, indem er ihn der Amme entreisst und ihn am Fuss fassend von der Mauer herabschleudert: ῥῖψε ποδὸς τεταγὼν ὰπὸ πύργου.</text:span> Gerade so ist es auf den Vasen Neoptolemos, der den Astyanax tötet, und gerade, wie die Worte der kleinen Ilias sagen, hat er ihn am Fuss <text:span text:style-name="T2">gepackt</text:span>; nur schleudert er ihn nicht, wie dort, von der Mauer herunter, sondern gegen Priamos und den Altar. <text:span text:style-name="T1">Dies Motiv entsteht, ohne dass die Poesie es vorgebildet hat, ganz spontan dadurch, dass die archaische Kunst in dem ihr eigentümlichen Bestreben möglichst viel geben zu wollen, die beiden Hauptthaten des Neoptolemos bei der πέρσις, die Tötung des Priamos und des Astyanax, auf einmal darstellen will.</text:span></text:p>
          </table:table-cell>
          <table:table-cell/>
          <table:table-cell office:value-type="string">
            <text:p><text:s/></text:p>
          </table:table-cell>
          <table:table-cell office:value-type="string">
            <text:p><text:span text:style-name="T1">Der Bauer wollte nun zwar auch die Katze retten, getraute sich aber nicht, dem grimmigen Vogel unbewaffnet nahe zu treten und eilte in seine Wohnung nach einem geladenen Gewehre.</text:span> Als aber der Adler seinen Mahlzeitstörer zum dritten Mal wieder erblickte, ließ er die Katze fallen, <text:span text:style-name="T2">packte</text:span> und klammerte sich mit seinen Fängen an den Bauer, und nun schrieen alle drei, der überrumpelte Jäger, das fette Schwein und der alte Kater, um Hilfe. <text:span text:style-name="T1">Andere Bauern eilten herbei, packten den Adler mit den Händen und brachten den Missethäter gebunden zu einem Freunde von mir. ‟</text:span></text:p>
          </table:table-cell>
          <table:table-cell office:value-type="string">
            <text:p>-</text:p>
          </table:table-cell>
          <table:table-cell office:value-type="float" office:value="1318">
            <text:p>1318</text:p>
          </table:table-cell>
          <table:table-cell table:number-columns-repeated="1018"/>
        </table:table-row>
        <table:table-row table:style-name="ro10">
          <table:table-cell office:value-type="string">
            <text:p><text:span text:style-name="T1">Es war eine bekannte alte Dame der Residenz, gleich geschätzt wegen ihrer Wohlthätigkeit und Frömmigkeit, als wegen ihres klaren Geistes.</text:span> Nur war sie ebenso bekannt wegen dieses <text:span text:style-name="T2">Steckenpferdes</text:span>, das ihr zur fixen Idee geworden. <text:span text:style-name="T1">Sie meinte, die Armuth fühle sich erst recht, wenn sie in ihren Lumpen in den kalten Gotteshäusern stehe, wogegen die Verlassenen und Gedrückten mit einem ganz anderen Gefühl gegen ihren Schöpfer und ihre Mitmenschen aus den warmen Kirchen zurückkehren würden, gleich wie ein Satter gegen die Verdrießlichkeiten des Lebens geharnischt sei, wo ein Hungernder auf den ersten Angriff fällt.</text:span></text:p>
          </table:table-cell>
          <table:table-cell/>
          <table:table-cell office:value-type="string">
            <text:p><text:s/></text:p>
          </table:table-cell>
          <table:table-cell office:value-type="string">
            <text:p><text:span text:style-name="T1">Schon im bunten Knabenkleide, Pflegten hübsche Mägdelein Meine liebste Augenweide, Mehr als Pupp ' und Ball, zu sein.</text:span> Ich vergass der Vogelnester, Warf mein <text:span text:style-name="T2">Steckenpferd</text:span> ins Gras, Wann am Baum bei meiner Schwester Eine schöne Dirne sass; <text:span text:style-name="T1">Freute mich der muntern Dirne, Ihres rothen Wangenpaars, Ihres Mundes, ihrer Stirne, Ihres blonden Lockenhaars;</text:span></text:p>
          </table:table-cell>
          <table:table-cell office:value-type="string">
            <text:p>-</text:p>
          </table:table-cell>
          <table:table-cell office:value-type="float" office:value="358">
            <text:p>358</text:p>
          </table:table-cell>
          <table:table-cell table:number-columns-repeated="1018"/>
        </table:table-row>
        <table:table-row table:style-name="ro12">
          <table:table-cell office:value-type="string">
            <text:p><text:span text:style-name="T1">Celle, den 4ten Aprill 1790.</text:span> Gestern <text:span text:style-name="T2">Abend</text:span>, theurer B., bin ich mit meinem lieben W. hier angelangt. <text:span text:style-name="T1">Wir hatten eine angenehme Fahrt, da wir auf unserm Wege zweymal die Freude genossen, herzlich geliebte und seit einem Jahr nicht gesehene Freunde zu umarmen.</text:span></text:p>
          </table:table-cell>
          <table:table-cell/>
          <table:table-cell office:value-type="string">
            <text:p><text:s/></text:p>
          </table:table-cell>
          <table:table-cell office:value-type="string">
            <text:p><text:span text:style-name="T1">Unablässig zog er dieselbe, gleichmäßig, rasch und doch vorsichtig, ohne zuletzt einen Klecks zu machen, einen Stab ausschießen zu müssen oder einen Augenblick zu verlieren durch Unschlüssigkeit oder Träumereien, und während sich so die umwundenen Stäbe unaufhörlich anhäuften und weggingen, während ebenso unaufhörlich neue ankamen, um welche alle sich dasselbe endlose Band hinzog, wußte er doch jeden Augenblick, was er geleistet, und jeder Stab hatte seinen bestimmten Werth.</text:span> Er brachte es in den ersten Tagen so weit, daß ihm der ganz verdutzte Alte am <text:span text:style-name="T2">Abend</text:span> jedesmal nicht weniger als zwei Kronenthaler auszahlen mußte. <text:span text:style-name="T1">Erst sperrte er sich dagegen und schrie, er hätte sich verrechnet; als aber Heinrich mit einer ihm ganz neuen Beharrlichkeit erklärte, so ginge es nicht, und ihm nachwies, daß er froh sein müsse, so viel liefern zu können, indem ihn Heinrich's erworbene Fertigkeit nichts anginge, gab sich der Alte mit einer gewissen Achtung und forderte ihn auf, nur so fortzufahren, denn die Sache sei bestens im Gange.</text:span></text:p>
          </table:table-cell>
          <table:table-cell office:value-type="string">
            <text:p>-</text:p>
          </table:table-cell>
          <table:table-cell office:value-type="float" office:value="131">
            <text:p>131</text:p>
          </table:table-cell>
          <table:table-cell table:number-columns-repeated="1018"/>
        </table:table-row>
        <table:table-row table:style-name="ro10">
          <table:table-cell office:value-type="string">
            <text:p><text:span text:style-name="T1">Wie es unter den Beywörtern mehrere giebt, die der Natur der Sache nach keine Stuffen oder Grade haben (§. 190.), so ist sich nicht zu verwundern, wenn man auch Vorwörter findet, die keine zulassen.</text:span> Aber auch hierinn sind die wirklichen Sprachen nicht zum Muster zu nehmen, weil sie durch andere Mittel ersetzen, was sie in den <text:span text:style-name="T2">Vorwörtern</text:span> selbst nicht anzeigen. <text:span text:style-name="T1">Jm Lateinischen findet sich das einige prope, aus welchem man propius und proxime bildet, und z. E. propius urbem, proxime Italiam, rc. sagt, indessen aber dennoch die Präposition ad darunter verstehen kann.</text:span></text:p>
          </table:table-cell>
          <table:table-cell/>
          <table:table-cell office:value-type="string">
            <text:p><text:s/></text:p>
          </table:table-cell>
          <table:table-cell office:value-type="string">
            <text:p><text:span text:style-name="T1">Darüber war sie untröstlich, weinte ihre bittersten Thränen, und bat einen nach dem andern ihr von dem Schlosse zu helfen; allein, so gern auch mancher gewollt hätte, so gieng es doch nicht an, weil kein Schlüssel dazu vorhanden war.</text:span> Sie wandte sich also an den Befehlshaber, und dieser legte, nebst seiner Frau, Sohn und Tochter, ein <text:span text:style-name="T2">Vorwort</text:span> für das Mädchen ein; ja sie boten sogar Zeug, Räucherholz und Schweine zum Lösegeld; aber alles umsonst. <text:span text:style-name="T1">Endlich fand man doch einen Schlüssel, der zum Schlosse paßte, und damit ward dem Wehklagen des armen Mädchens ein Ende gemacht, und Ruhe und Freude unter ihren Gespielen wieder hergestellt.</text:span></text:p>
          </table:table-cell>
          <table:table-cell office:value-type="string">
            <text:p>-</text:p>
          </table:table-cell>
          <table:table-cell office:value-type="float" office:value="595">
            <text:p>595</text:p>
          </table:table-cell>
          <table:table-cell table:number-columns-repeated="1018"/>
        </table:table-row>
        <table:table-row table:style-name="ro8">
          <table:table-cell office:value-type="string">
            <text:p><text:span text:style-name="T1">Das alte welsche Gestech.</text:span> Der Reiter ist mit dem welschen, häufig aber auch mit einem deutschen Stechzeug ausgerüstet, die Beine sind <text:span text:style-name="T2">geharnischt</text:span>, werden aber nicht selten auch unbewehrt angetroffen. <text:span text:style-name="T1">Das Ross trägt den Kürisssattel mit Rücklehne, ferner die Parsche und die bemalte Decke.</text:span></text:p>
          </table:table-cell>
          <table:table-cell/>
          <table:table-cell office:value-type="string">
            <text:p><text:s/></text:p>
          </table:table-cell>
          <table:table-cell office:value-type="string">
            <text:p><text:span text:style-name="T1">Sie, das wußte ich, würden mir Ihre Einwilligung versagen:</text:span> so wollte ich denn Ihren <text:span text:style-name="T2">geharnischten</text:span> Gründen ein eben so geharnischtes fait accompli entgegenstellen und Ihrem guten Rath das uralte Vorrecht, zu spät zu kommen, nicht rauben. <text:span text:style-name="T1">Ueberdies kam mir die Sache so plötzlich, und ich mußte meinen Entschluß so schnell fassen, daß ich eben nur Zeit hatte, Ihnen denselben mit wenigen Worten anzukündigen; und endlich ist es auch eigentlich der Professor Berger, der die ganze Schuld trägt, wenn überhaupt von Schuld die Rede sein kann, und auf dessen Schultern ich hiermit feierlich alle Verantwortung wälze.</text:span></text:p>
          </table:table-cell>
          <table:table-cell office:value-type="string">
            <text:p>-</text:p>
          </table:table-cell>
          <table:table-cell office:value-type="float" office:value="911">
            <text:p>911</text:p>
          </table:table-cell>
          <table:table-cell table:number-columns-repeated="1018"/>
        </table:table-row>
        <table:table-row table:style-name="ro6">
          <table:table-cell office:value-type="string">
            <text:p><text:span text:style-name="T1">Denn dadurch wird ihre Bedeutung absoluter, weil sie aus Verhältnißbegriffen der Dinge, zu Bestimmungsbegriffen der Handlungen werden.</text:span> Man wird übrigens aus dem §. 159. sehen, daß die Zeitwörter noch andere Ableitungstheilchen zu sich nehmen, die keine <text:span text:style-name="T2">Vorwörter</text:span> sind, ungeacht es vielleicht einige seyn könnten. <text:span text:style-name="T1">Hingegen rechnet man im Lateinischen die Wörter: Aduer sus, circiter, juxta, prope, propter, secundum, secus, versus, versum, usque und clam, palam, procul, simul, lieber zu den Aduerbiis, als zu den Präpositionen, weil man eine ausgelassene Präposition darunter verstehen kann, die sich wirklich bey einigen Schriststellern ausgedrückt findet.</text:span></text:p>
          </table:table-cell>
          <table:table-cell/>
          <table:table-cell office:value-type="string">
            <text:p><text:s/></text:p>
          </table:table-cell>
          <table:table-cell office:value-type="string">
            <text:p><text:span text:style-name="T1">Und weil dazu, daß der Handel nach Archangel einigermaßen wieder in den vorigen Stand gesetzet worden war, die General-Staaten der vereinigten Niederlande viel beygetragen hatten, ertheilte ihnen die Kaiserinn 1727 davon Nachricht.</text:span> Diese nun bedankten sich zwar in ihrer Antwort, daß man auf ihr eingelegtes <text:span text:style-name="T2">Vorwort</text:span> gesehen; wünschten aber zugleich, daß die in dem dasigen Zolle eingeführten Auflagen gemindert werden möchten, und es bey dem Alten zu lassen, weil sonst der itzige Vortheil der Handlung nicht erhalten werden könnte. <text:span text:style-name="T1">Allein das Commerciencollegium zu Petersburg gab diesem Begehren kein Gehör, weil man nach dem Willen Peters des I einen Theil der Handlung von Archangel nach Petersburg ziehen wollte.</text:span></text:p>
          </table:table-cell>
          <table:table-cell office:value-type="string">
            <text:p>-</text:p>
          </table:table-cell>
          <table:table-cell office:value-type="float" office:value="620">
            <text:p>620</text:p>
          </table:table-cell>
          <table:table-cell table:number-columns-repeated="1018"/>
        </table:table-row>
        <table:table-row table:style-name="ro13">
          <table:table-cell office:value-type="string">
            <text:p><text:span text:style-name="T1">Das andere Mal kam sie und rückte den Korb ganz nahe an das Rosenbäumchen, das ich eben säuberte, setzte sich abermals darauf und nähete ein weißes seidenes Band auf ein zierliches Nachthäubchen oder was es war; denn genau konnte ich es nicht unterscheiden, da ich diesmal kaum hinsah und ihr nur wenig Bescheid gab, indem ich etwas verlegen wurde.</text:span> Sie ging bald wieder fort und kam zum dritten Male mit einem feinen kunstvoll in Elfenbein gearbeiteten Geduldspiel aus China, <text:span text:style-name="T2">packte</text:span> den alten Korb und schleppte ihn wieder weg, indem sie sich in einiger Entfernung darauf setzte, mir den Rücken zuwendend, und ganz still das Spiel zu lösen versuchte. <text:span text:style-name="T1">Ich blickte jetzt unverwandt nach ihr hin, bis sie, das Spielzeug in die Tasche steckend, unversehens sich erhob und einen seltsamen wohllautenden Triller singend davon ging, ohne sich wieder nach mir umzusehen.</text:span></text:p>
          </table:table-cell>
          <table:table-cell/>
          <table:table-cell office:value-type="string">
            <text:p><text:s/></text:p>
          </table:table-cell>
          <table:table-cell office:value-type="string">
            <text:p><text:span text:style-name="T1">Gar nicht selten sah ich in Engpässen und belebten Schwimmstraßen der Fische sechs bis acht Schlangen, Würfel-und Vipernnattern friedlich nebeneinander, im Wasser stehen, um die Fische zu erwarten, während andere ruhig auf den am Ufer unterhalb des Wasserspiegels befindlichen Steinen lagerten, jedenfalls im Einverständniß mit den übrigen.</text:span> Daß die beiden Arten im Nothfalle auch Frösche fangen, unterliegt keinem Zweifel: erst gestern griff ich eine, welche vor meinen Augen einen Frosch <text:span text:style-name="T2">gepackt</text:span> und verschlungen hatte. <text:span text:style-name="T1">Jedenfalls aber bilden Fische, hier wenigstens, die Hauptnahrung der Vipern-und Würfelnattern, und die eine wie die andere muß demgemäß unter die unbedingt schädlichen Thiere gezählt werden.“</text:span></text:p>
          </table:table-cell>
          <table:table-cell office:value-type="string">
            <text:p>-</text:p>
          </table:table-cell>
          <table:table-cell office:value-type="float" office:value="1115">
            <text:p>1115</text:p>
          </table:table-cell>
          <table:table-cell table:number-columns-repeated="1018"/>
        </table:table-row>
        <table:table-row table:style-name="ro5">
          <table:table-cell office:value-type="string">
            <text:p><text:span text:style-name="T1">Siegwart stand am andern Fenster, und weinte.</text:span> Endlich fieng Kronhelm schweigend an, das noch nöthige zu <text:span text:style-name="T2">packen</text:span>. <text:span text:style-name="T1">Siegwart half ihm.</text:span></text:p>
          </table:table-cell>
          <table:table-cell/>
          <table:table-cell office:value-type="string">
            <text:p><text:s/></text:p>
          </table:table-cell>
          <table:table-cell office:value-type="string">
            <text:p><text:span text:style-name="T1">p. 310.</text:span> Die Fasern der hintern Fläche, fangen sich von der Gegend der Blasenschnur an, laufen quer über der Spizze mit den erstern in einem Stükke fort, ob ich gleich diesen Fortsazz nicht deutlich bemerken können. Eben diese Fasern laufen mit einem <text:span text:style-name="T2">Pakke</text:span>, welches breiter, als an der Vorderfläche ist, durch die hintere Fläche, und durch die untere hernieder, sie werden im abwertsgehen breiter, und endigen sich wiederum mit den mittlern Streifen im Vorsteher. Sowol von der vordern als hintern Fläche laufen beständig Seitenfasern heraus, welche in die Seitentheile der Blase, so zwischen beiden langen Päkken liegen, gehen, sich unter einander vermischen, oben gegen einander convergiren, und mit den tiefen Fasern zusammen wachsen. <text:span text:style-name="T1">SPIGEL. t 20. 21. f. 2.</text:span></text:p>
          </table:table-cell>
          <table:table-cell office:value-type="string">
            <text:p>-</text:p>
          </table:table-cell>
          <table:table-cell office:value-type="float" office:value="736">
            <text:p>736</text:p>
          </table:table-cell>
          <table:table-cell table:number-columns-repeated="1018"/>
        </table:table-row>
        <table:table-row table:style-name="ro13">
          <table:table-cell office:value-type="string">
            <text:p><text:span text:style-name="T1">Dieser Vater ist jetzt ein Damenschneider, aber bloß in folgendem Sinn: in der Mitte von Lilienbad steht das medizinische Bassin, aus dem man die aus der Erde quellende Apotheke schöpft; von diesem Bassin entfernen sich in regelloser Symmetrie die artistischen Bauerhütten die die Badgäste bewohnen; jede dieser kleinen Hütten putzt sich scherzhaft mit dem heraushängenden Malzeichen oder der Signatur irgend eines Handwerks.</text:span> Mein Häuschen hält eine Scheere als eine <text:span text:style-name="T2">technische</text:span> Insignie heraus, um kund zu thun, wer drinnen wohne (welches ich thue), treibe das Damenschneider-Handwerk. <text:span text:style-name="T1">Meine Schwester ist (nach dem Exponenten eines hölzernen Strumpfs zu urtheilen) ein Strumpfwirker; neben ihr schwankt ein hölzerner Stiefel oder ein hölzernes Bein (wer kanns wissen?) und saget uns so gut wie ein Handwerksgrus den darin seßhaften Schuster an, welches niemand als mein Gustav ist.</text:span></text:p>
          </table:table-cell>
          <table:table-cell/>
          <table:table-cell office:value-type="string">
            <text:p><text:s/></text:p>
          </table:table-cell>
          <table:table-cell office:value-type="string">
            <text:p><text:span text:style-name="T1">Der Tripel.</text:span> Auch diese bekannte gemischte Thonart, die meist von gelblicher Farbe ist, und wessen ihres scharfen Korns zu mancherley <text:span text:style-name="T2">technischem</text:span> Gebrauch dient, wird jetzt für vulcanischen Ursprungs gehalten. <text:span text:style-name="T1">2. mica. Alaun-Erde verbunden mit Kiesel-Erde, und etwas weniger Bittersalz-Erde.</text:span></text:p>
          </table:table-cell>
          <table:table-cell office:value-type="string">
            <text:p>-</text:p>
          </table:table-cell>
          <table:table-cell office:value-type="float" office:value="795">
            <text:p>795</text:p>
          </table:table-cell>
          <table:table-cell table:number-columns-repeated="1018"/>
        </table:table-row>
        <table:table-row table:style-name="ro14">
          <table:table-cell office:value-type="string">
            <text:p><text:span text:style-name="T1">Die äbte stunden zwar unter dem bischoffe, doch waren auch verschidene nur dem könige unterworfen, endlich aber hielten sie alle klöster für sich.</text:span> Die bischöfe sassen auf <text:span text:style-name="T2">Reichstägen</text:span>. <text:span text:style-name="T1">Carl der große hat den bischöffen einige vorrechte, nicht aber die landes-hoheit ertheilet.</text:span></text:p>
          </table:table-cell>
          <table:table-cell/>
          <table:table-cell office:value-type="string">
            <text:p><text:s/></text:p>
          </table:table-cell>
          <table:table-cell office:value-type="string">
            <text:p><text:span text:style-name="T1">I. II.</text:span> Von Reichsgerichts-Erkenntnissen wurden jetzt immer häufiger Recurse an den <text:span text:style-name="T2">Reichstag</text:span> genommen. S. 47. — <text:span text:style-name="T1">III.</text:span></text:p>
          </table:table-cell>
          <table:table-cell office:value-type="string">
            <text:p>-</text:p>
          </table:table-cell>
          <table:table-cell office:value-type="float" office:value="706">
            <text:p>706</text:p>
          </table:table-cell>
          <table:table-cell table:number-columns-repeated="1018"/>
        </table:table-row>
        <table:table-row table:style-name="ro3">
          <table:table-cell office:value-type="string">
            <text:p><text:span text:style-name="T1">Allein, wie gesagt, bei ihrem Ursprung sind diese Keime noch nicht entwickelt.</text:span> Sie ist ihrem innersten Princip nach eine staatsbürgerliche, ihrer Entstehung nach eine ständische <text:span text:style-name="T2">Anstalt</text:span> der Kirche. <text:span text:style-name="T1">Daher ist sie noch keine Volksschule, sondern sie tritt vielmehr zuerst in inniger Verbindung mit der ständischen Bildung, als Vorbildungsanstalt der gelehrten Schule auf.</text:span></text:p>
          </table:table-cell>
          <table:table-cell/>
          <table:table-cell office:value-type="string">
            <text:p><text:s/></text:p>
          </table:table-cell>
          <table:table-cell office:value-type="string">
            <text:p><text:span text:style-name="T1">Mit letzteren vernahm man, daß am 11 dieses bey dem alldasigen Fischer-Hause, welches mit zum Signal der Seefahrenden dienet, der Deich an dreyen Orten durchgebrochen, und das Wasser auf dem Aussendeiche dergestalt schleunig angeschwollen, daß die gedachten Arbeits-Leute einen guten Theil der Nacht in grosser Angst mitten in der Baake sich hätten aufhalten müssen.</text:span> Es ist hierauf alsofort ein Fahrzeug mit nöthigen Lebens-Mitteln und süssem Wasser dahin geschickt, und wird alle <text:span text:style-name="T2">Anstalt</text:span> vorgekehret, die Deiche wiederum auszubessern, so daß, wenn nur die annoch anhaltende schlimme Witterung sich verbessern mögte, man selbige unter göttlichem Beystande vor dem Winter wieder herzustellen hoffet. <text:span text:style-name="T1">Wie man denn auch das Vieh annoch durch die Ankunft des frischen Wassers zu retten Hoffnung hat.</text:span></text:p>
          </table:table-cell>
          <table:table-cell office:value-type="string">
            <text:p>-</text:p>
          </table:table-cell>
          <table:table-cell office:value-type="float" office:value="299">
            <text:p>299</text:p>
          </table:table-cell>
          <table:table-cell table:number-columns-repeated="1018"/>
        </table:table-row>
        <table:table-row table:style-name="ro15">
          <table:table-cell office:value-type="string">
            <text:p><text:span text:style-name="T1">Er habe es gut genug gemeint, vertheidigte er sich; aber es sei eben die alte Geschichte:</text:span> Die Preisaufstellung Urbans habe sich um fünfundzwanzig Prozent <text:span text:style-name="T2">billiger</text:span> herausgestellt als diejenige Timpe's. <text:span text:style-name="T1">Nun bereute der Meister bitter, das Modell an den Amerikaner, ohne Vorbehalt seiner Rechte, verkauft zu haben.</text:span></text:p>
          </table:table-cell>
          <table:table-cell/>
          <table:table-cell office:value-type="string">
            <text:p><text:s/></text:p>
          </table:table-cell>
          <table:table-cell office:value-type="string">
            <text:p><text:span text:style-name="T1">Siebenundzwanzigstes Kapitel. u) Das Wörterbuch des constanzer Hans.</text:span> Es ist begreiflich, daß bei der Armseligkeit und Dürre der Rotwelschen Grammatik von 1755 der Trieb zur linguistischen Forschung auf dem Gebiete des Gaunerthums nicht geweckt und gefördert wurde, obwol man nach dem Erscheinen des hildburghausener Wörterbuchs doch noch ein weiteres Vorgehen <text:span text:style-name="T2">billig</text:span> hätte erwarten können, zumal gerade um diese Zeit zahlreiche deutsche Jdiotiken zum Vorschein kamen und mit prägnanter Gewalt auf die große Bedeutsamkeit und Geltung der Volkssprache hinwiesen, deren Studium auch nothwendig zu einer Offenbarung der Gaunersprache hätte führen müssen. <text:span text:style-name="T1">Da tauchte unmittelbar nachdem Schäffer seine „Schwäbische Jauners-Geschichte vom Constanzer Hans“ herausgegeben hatte, eine literarische Erscheinung auf, welche man gewiß als die originellste auf dem Gebiete der Linguistik überhaupt bezeichnen darf und welche ihrer verbürgten Originalität und Echtheit wegen von hohem Werthe ist: das vom größten Gauner seiner Zeit, dem constanzer Hans (Johann Baptista Herrenberger) verfaßte Wörterbuch, welches den Titel führt: „Wahrhafte Entdeckung der Jauner-oder Jenischen-Sprache, von dem ehemals berüchtigten Jauner Kostanzer Hanß.</text:span></text:p>
          </table:table-cell>
          <table:table-cell office:value-type="string">
            <text:p>-</text:p>
          </table:table-cell>
          <table:table-cell office:value-type="float" office:value="976">
            <text:p>976</text:p>
          </table:table-cell>
          <table:table-cell table:number-columns-repeated="1018"/>
        </table:table-row>
        <table:table-row table:style-name="ro16">
          <table:table-cell office:value-type="string">
            <text:p><text:span text:style-name="T1">Sie leitete mit Hülfe von Frohnern und Tagelöhnern den Anbau des Gartens, wobei freilich der schönen Gartenkunst nur sparsam Rechnung getragen wurde; sie zog auch wenige Artischoken, aber viele Zwiebeln und Kartoffeln, wenige Hyacinthen und sonstige Blumen, aber desto mehr Blumenkohl, ein Krauthaupt war ihr ungleich lieber, als eine Wassermelone, eine starke Selleriewurzel freute sie fast mehr als ein Spargelstengel, und ein tüchtiger Büschel reifer Lauch dünkte ihr mehr werth als ein ganzes Beet voll blühender Crocus.</text:span> Es war ein schöner Juninachmittag, der schon zum <text:span text:style-name="T2">Abend</text:span> neigte, als diese wackere Frau nach vollbrachter Tagesarbeit in bequemster niederländischer Haustracht sich im köstlichen Schatten der nördlichen Allee erging, einen mächtig großen Strickbeutel am Arme; an einem Band am anderen Arme hing ihr ein Fächer von der höchsten Einfachheit, aber von der möglichsten Größe, wie die holländischen Matrosenfrauen sie trugen. <text:span text:style-name="T1">Derselbe war von braunem Cedernholz, was das Gestell betraf, und das Papier war grün, weder auf der einen noch auf der anderen Seite war etwas darauf gemalt, auch nicht das kleinste Blümchen.</text:span></text:p>
          </table:table-cell>
          <table:table-cell/>
          <table:table-cell office:value-type="string">
            <text:p><text:s/></text:p>
          </table:table-cell>
          <table:table-cell office:value-type="string">
            <text:p><text:span text:style-name="T1">Mit keinem Auge sah er die Stücke weiter an, als man sie ihm nach Hause brachte.</text:span> Er hatte fast den ganzen <text:span text:style-name="T2">Abend</text:span> mit diesen Einkäufen zu thun gehabt, und war nun froh, daß er’s beendet hatte. <text:span text:style-name="T1">Es war überhaupt eine Unruhe, ein Unbehagen über ihn gekommen.</text:span></text:p>
          </table:table-cell>
          <table:table-cell office:value-type="string">
            <text:p>-</text:p>
          </table:table-cell>
          <table:table-cell office:value-type="float" office:value="1220">
            <text:p>1220</text:p>
          </table:table-cell>
          <table:table-cell table:number-columns-repeated="1018"/>
        </table:table-row>
        <table:table-row table:style-name="ro11">
          <table:table-cell office:value-type="string">
            <text:p><text:span text:style-name="T1">Da war das Thema gegeben, und Ihr Ritt ins Bebelsche (denn weitab davon sind Sie nicht) konnte beginnen.</text:span> Aber daß Sie's wissen, ich hab' auch mein <text:span text:style-name="T2">Steckenpferd</text:span> und das heißt: König und Kronprinz oder alte Zeit und neue Zeit. <text:span text:style-name="T1">Und darüber hab' ich seit lange mit Ihnen sprechen wollen, nicht akademisch, sondern märkisch-praktisch, so recht mit Rücksicht auf meine nächste Zukunft.</text:span></text:p>
          </table:table-cell>
          <table:table-cell/>
          <table:table-cell office:value-type="string">
            <text:p><text:s/></text:p>
          </table:table-cell>
          <table:table-cell office:value-type="string">
            <text:p><text:span text:style-name="T1">Ich hab ' nämlich... ich bin nämlich keineswegs auf Deine Sprünge gekommen.</text:span> Jetzt weniger als je!........... auf diese Weise hast Du wohl auch Dein <text:span text:style-name="T2">Steckenpferd</text:span> vertauscht? <text:span text:style-name="T1">Dr. Schimmelpfennig.</text:span></text:p>
          </table:table-cell>
          <table:table-cell office:value-type="string">
            <text:p>-</text:p>
          </table:table-cell>
          <table:table-cell office:value-type="float" office:value="1258">
            <text:p>1258</text:p>
          </table:table-cell>
          <table:table-cell table:number-columns-repeated="1018"/>
        </table:table-row>
        <table:table-row table:style-name="ro10">
          <table:table-cell office:value-type="string">
            <text:p><text:span text:style-name="T1">Beijú uläpe.</text:span> Igname <text:span text:style-name="T2">paka</text:span>. <text:span text:style-name="T1">Batate uhú.</text:span></text:p>
          </table:table-cell>
          <table:table-cell/>
          <table:table-cell office:value-type="string">
            <text:p><text:s/></text:p>
          </table:table-cell>
          <table:table-cell office:value-type="string">
            <text:p><text:span text:style-name="T1">Diese Nahrung, welche die Mauerbiene für ihre Larve sammelt, wird von den schmarotzenden Larven der Goldwespen vorweg verzehrt, wenn es diesen gelingt, ihre Eier in das Nest hineinzubringen.</text:span> Eine Goldwespe hatte das Nest einer solchen Mauerbiene ausgekundschaftet und war eben im Begriffe, rückwärts gehend, ihren Hinterleib in die Zellenöffnung zu stecken, und ein Ei hineinzulegen, als die Mauerbiene mit einer Ladung Blumenstanb ankam, sich mit eigenthümlichem Summen auf den Feind warf und ihn mit ihren scharfen Kiefern <text:span text:style-name="T2">packte</text:span>. <text:span text:style-name="T1">Die Goldwespe kugelte sich nach der Weise dieser Thiere augenblicklich zusammen.</text:span></text:p>
          </table:table-cell>
          <table:table-cell office:value-type="string">
            <text:p>-</text:p>
          </table:table-cell>
          <table:table-cell office:value-type="float" office:value="1165">
            <text:p>1165</text:p>
          </table:table-cell>
          <table:table-cell table:number-columns-repeated="1018"/>
        </table:table-row>
        <table:table-row table:style-name="ro17">
          <table:table-cell office:value-type="string">
            <text:p><text:span text:style-name="T1">Die Abmähung der ersten Saat zur Vermehrung der Fütterung, und tausend andre wichtige Jdeen haben weder Ausbildung, noch lebendige Anwendung erhalten.</text:span> Noch hat man nicht daran gedacht, statt abgerissener Vorschriften, die Wissenschaft der Erzeugung der Produkte bis zu den Urbestand-Theilen der Natur zu verfolgen, und aus ihnen ein systematisches Gebäude aufzuführen, in das man denn alle neue Entdekungen und Erfahrungen hätte einreihen können, so wie sie Fortschritt des Beobachtungs-Geists oder <text:span text:style-name="T2">Zufall</text:span> hervor bringt. <text:span text:style-name="T1">Der allgemeine Prüfungs-und Forschungs-Geist hat sich jezt auf die Untersuchung der Seelen-Kräfte, und der Bestand-Theile der gesellschaftlichen Verbindung geworfen.</text:span></text:p>
          </table:table-cell>
          <table:table-cell/>
          <table:table-cell office:value-type="string">
            <text:p><text:s/></text:p>
          </table:table-cell>
          <table:table-cell office:value-type="string">
            <text:p><text:span text:style-name="T1">Daher gehören:</text:span> Ein dummer, eingenommener schwerer Kopf, als wenn er mit Bley ausgefüllt wäre; heftige Kopfschmerzen; Schwindel; Ohrenbrausen; Taubheit; Verrückung des Verstandes; Verlust des Gedächtnisses, so daß man den vertrautesten Freund nicht mehr kennt; heftige oder stille Verwirrung des Hauptes; Irreseyn, welches mit dem Fieber in keinem Verhältniß steht, besonders wenn es noch heftig bleibt oder zunimmt, wo der Puls und die Kräfte schwächer werden; rasendes Irreseyn; Irreseyn, wobey der Kranke Dinge verabscheut, die zu seiner Erhaltung nöthig sind; Irreseyn mit Springen der Sennen, mit konvulsivischen Bewegungen in den Händen, den Augen, den Muskeln des Gesichts, des Halses, des Kopfs, mit epileptischen Konvulsionen, mit Knirschen der Zähne; Aufhören des Irreseyns mit Raserey ohne Grund; der halbe Schlag; Schlaflosigkeit; Schlafsucht mit wachenden und geschlossenen Augen; verdrehte, schmuzige, unempfindliche, sehr empfindliche, sehr rothe, gelbe, grüne, spielende, halbverschlossene, starre, sehr hervorstehende, zurückgezogene, tiefliegende, wider den Willen thränende, unbewegliche, in die Höhe gerichtete, ungleiche, gläserne, sehr matte und leblose, wilde Augen; das Fliegen von Stäubchen vor denselben, und das Sehen der Gegenstände, wie durch einen Nebel; oder wenn sie glänzen, sehr verdunkelt sind, wie wenn die Hornhaut mit einer Haut überzogen wäre; Blindheit, besonders am Ende eines hizigen Fiebers; öfteres Nießen ohne Ursache, hauptsächlich in der Hirnwuth, in Brustentzündungen; ein beständig fauler Geruch in der Nase, den die umstehenden nicht spüren; herunterhängende, blaue, kalte Lippen und Augenlieder; offenstehender oder hartnäckig geschloßner Mund; Mundschwämme; herunterhängende Kinnlade; sehr trockne, rauhe, kalte, geborstene, starre, steife, unbewegliche, gelähmte, geschwollene, zitternde, sehr rothe, ganz schlappe, zusammen geschrümpfte, zurückgezogene, mit schwarzen Schwämmchen besetzte, bleyfärbige, laue oder schwarze Zunge; Trockenheit des Mundes und der Zunge ohne Durst, und bey sonst feuchter Haut; hingegen eine feuchte Zunge mit sehr starkem Darst; Knirschen mit den Zähnen; beständiges Kauen; unreine mit einer schwarzen, schleimichten Kruste überzogene Zunge, Zähne und Lippen; zitternde Zunge, wenn sie ausgestreckt wird, oder Unvermögen, sie auszustrecken; Ausspucken der Speisen, des Getränkes, oder der Arzneyen; Speichelfluß; Eckel; Erbrechen einer blauen, schwarzen, stinkenden, faulen, blutigen, wie Grünspann gefärbten Unreinigkeit mit und ohne Schmerzen; ein mit Gefahr einer Erstickung und unter dem Trinken mit einem Geräusche verbundenes Schlingen; Hundskrampf; unwillkührliches, krampfhaftes Lächeln (Risus Sardonius); Etwas ungewöhnliches in der Sprache; Stammeln; langsames Antworten; Gesprächigkeit; Hastigkeit im Sprechen; gänzliche Sprachlosigkeit; beständiges vor sich hin Murmlen; ein plözlicher heftiger Appetit; oder Begierde nach sauren Speisen und Getränken, oder sonst ungewöhnlichen Dingen; gänzliche Unfähigkeit zu Schlücken, ohne örtliche Hindernisse; heftige Schmerzen der Herzgegend; ein schwacher und mühsamer, kleiner sehr geschwinder, sehr kleiner und langsamer, sehr langsamer und grosser, kleiner, sehr geschwinder, sehr langsamer, ungleicher, hoher, sehr tiefer, fast nur mit den Bauchmuskeln verrichteter, seltner, röchlender, stinkender, sehr heißer, kalter, mit einem besondern Geräusche verbundener Athem, als wenn Schleim die Luftröhre und Lunge verstopfte, oder eine trockne Pergamenthaut hin und her bewegt würde; tiefe oft wiederholte, unterbrochene Seufzer; ein klägliches mit Seufzen verbundenes Athmen während dem Schlafe, wenn es nicht die Wirkung eines Traumes ist; das beschwerliche Athemholen, wobey der Athem ausbleibt, wo die Muskeln des Halses, der Brust, und die Nasenflügel heftig bewegt werden; das unterbrochene Athemholen; wenn der Kranke in dem Laufe eines hitzigen Fiebers schnell beschwerliches Athemholen bekömmt, wobey er so sehr beklemmt wird, daß er in dem Bette in die Höhe fahren, und aufgerichtet sitzen muß; Schlucken; besonders bey Entzündung des Unterleibs, in Brüchen, in der Ruhr, im Miserere, nach Erschöpfung der Kräfte, nach starken Blutflüssen; schwarzgallichtes Erbrechen; aufgetriebene, sehr empfindliche, gespannte, schmerzhafte und klopfende, sehr heiße, kalte Hypochondrien; unwillkührlicher Abgang des Harns und des Stuhlgangs; ganz schwarzer Abgang; unmäßige, ungestümme, ganz wässerige, unzeitige, schmerzhafte, nichts erleichternde, schwarze, aashafte, blutige, lauchfärbige Durchfälle; ein ganz blasser, wässerichter, blaßgrüner, schwarzer, mit schwarzem, rustigem Bodensatze, sehr dunkelrother, stinkender und faulschmeckender, vor der Entscheidung gekochter, chokoladefärbiger, trüber sich nicht aufklärender, gefärbter und doch geschmackloser, dünner gefärbter, oder ungefärbter nicht dick werdender, und ein schäumender, seinen Schaum nicht verlierender Harn; ein hypostatischer Harn mit wieder zerfallendem Bodensatz, oder mit einer Wolke, die sich anfangs auf den Boden des Gefäßes senkt, allmählig aber bey den folgenden gelassenen Portionen immer höher steigt; und endlich ganz verschwindet; unwissender Abgang des Harns und Stuhlganges; Stuhlzwang; schmerzhaftes Harnen; unzeitige, zu geringe, und zu starke Blutflüsse, durch alle Ausgänge des Körpers; am Halse Kopfe; hirsförmig sich äußernde, unzeitige, kalte, blos örtliche unmäßige, entkräftende, stinkende, leichenartige, klebrichte Schweiße, insonderheit auf der Brust; heftige Schweiße im Anfang hitziger Krankheiten; warme, allgemeine mit einer ausserordentlichen Schwäche, einem üblen Aussehen, mit Angst, oder andern schlimmen Zeichen verbundne Schweiße; ein schwacher, kleiner, und zugleich geschwinder, oder sehr geschwinder und starker, seine Geschwindigkeit bis auf hundert dreysig oder hundert vierzig in Erwachsenen treibender, sehr ungleicher, oft aussetzender, zitternder, kaum fühlbarer, hüpfender, oder äußerst langsamer Puls; ein zuvor entwickelter, starker oder auch harter Puls, der jezt klein, weich und schwach wird; der wurmförmige, ameisenförmige, leere, oder weiche, schwache und zugleich ausgedehnte Puls, besonders wenn die Physiognomie und die Lage des Kranken damit übereinstimmen; ein Hang zu Ohnmachten; häufige Ohnmachten selbst, oder ohnmächtig werden in aufrechter Stellung, besonders in bösartigen Nervenfiebern, oder ohne vorhergegangenen grossen Ausleerungen; äußerlicher Frost mit innerlicher Hitze und umgekehrt; öftere Schauder; heftige, ziehende, reißende Schmerzen in allen Gliedern; grosse Niedergeschlagenheit, oder ungewöhnliche H eiterkeit; grosse Mattigkeit; Zerschlagenheit in allen Gliedern; heftige Schmerzen im Rücken, in den Lenden gleich im Anfang der Krankheit; gählinges Zurücktretten dieser Schmerzen auf edle Theile; Unempfindlichkeit des Körpers und der Seele bey den heftigsten Zufällen; Zittern der Glieder und des ganzen Körpers; Zuckungen; Starrsucht; Lähmung über das Kreuz; Fallsucht; blaue Farbe der Nägel, der Lippen, der Augenlieder, der Nase; eine rustige Schwärze der ganzen wie mit Schmutz bedeckten Haut; allerley Ausschläge, Friesel, Petechien und andere; grosse Angst, Unruhe, Bangigkeit, Verzweiflung, Bestürzung; unmäßiges Umherwerfen des ganzen Körpers; Schamlosigkeit; ungeziemende Entblößung des Körpers; Bemühungen aus dem Bette zu laufen; Hüpfen und Krämpfe in den Sehnen der Handwurzel, des Daumes, oder auch in den stärksten Muskeln, besonders in jenen, welche den Kopf und Hals bewegen; das Greifen mit den Händen und Fingern auf dem Deckbette, als wenn die Kranken etwas suchten; Zittern der Glieder; epileptische Konvulsionen am Ende hitziger und langwieriger Krankheiten; Liegen auf dem Rücken; eine ungewöhnte unordentliche Lage, auf dem Bauche, mit ausgestreckten Händen, Kopf, Halse; herunter hängen der Füsse aus dem Bette; seltsame Verwicklung der Hände und Füsse; beständiges Herunterschurren des Körpers zu den Füßen, heftige Schmerzen an den Füßen, Schenkeln; blaue Striemen, oder Flecke und Striemen an diesen Theilen; eine mißfärbige, schwarze Farbe derselben; kalte Gliedmaßen; glühende Hände bey kalten Armen, oder glühende Hitze in der flachen Hand, wobey der Rücken derselben eiskalt ist; Entblößen der Hände, Füsse, des Halses, der Brust, obschon sie kalt sind; Unvermögen, sich aufrecht zu erhalten, oder zu sitzen; oder Verlangen, immer aufrecht zu sitzen, oder gar herum zu gehen; Erleichterung ohne Grund bey sonst schlimmen <text:span text:style-name="T2">Zufällen</text:span>; eine überspannte Erhöhung der Seelenkräfte; eine plötzliche Gleichgültigkeit und Gelassenheit der Seele; eingefallene Backen und Schläfe; eine sehr verstellte, von der natürlichen abweichende Gesichtsbildung; ein ungewohnter, blöder und banger, stierer, ungleicher, fürchterlicher, trauriger, furchtsamer, zorniger Anblick; das Hippokratische Gesicht, das heißet, eine spitzige verlängerte Nase, hohle Augen, eingefallene Schläfe, kalte vorgebogene Ohrenläppchen und Ohren, eine harte, gespannte, ausgetrocknete Stirn, eine blaßgrüne, schwärz <text:span text:style-name="T1">Zu den seltenern rechnet man das Abfaulen und Brandigwerden der Nase, der Lippen, der Nägel und ganzer Glieder, die Mundsperre, den Todenkrampf und die Wasserscheue.</text:span></text:p>
          </table:table-cell>
          <table:table-cell office:value-type="string">
            <text:p>-</text:p>
          </table:table-cell>
          <table:table-cell office:value-type="float" office:value="573">
            <text:p>573</text:p>
          </table:table-cell>
          <table:table-cell table:number-columns-repeated="1018"/>
        </table:table-row>
        <table:table-row table:style-name="ro18">
          <table:table-cell office:value-type="string">
            <text:p><text:span text:style-name="T1">Vergeht aber eine halbe Stunde oder eine ganze und muß nun ein vom Frühschoppen heimkehrender Vater, der eigentlich sagen möchte „seid umschlungen Millionen“, muß dieser unglückselige Vater, auf einen Bericht und eine sich daran knüpfende Pflicht-Ermahnung hin, den Stock oder gar die Reitpeitsche von seinem verstaubten Schreibpult herunternehmen, um nun den alten König von Sparta zu spielen, so ist das eine sehr traurige Situation, traurig für den mit der Exekution Beauftragten und traurig für den, an dem sich der Auftrag vollzieht.</text:span> Kurz und gut, ich wurde ganz gründlich in’s Gebet genommen und als ich aus der Marter heraus war und total verbockt (ein Zustand, den ich sonst nie gekannt habe) in unserer schüttgelben <text:span text:style-name="T2">Kinderstube</text:span> mit dem schwarzen Ofen und dem Alten-Geislerstuhl auf-und abging, erschien meine Mutter und forderte von mir, daß ich nun auch noch hinübergehen und meinem Vater abbitten solle. <text:span text:style-name="T1">Das war mir über den Spaß und ich weigerte mich.</text:span></text:p>
          </table:table-cell>
          <table:table-cell/>
          <table:table-cell office:value-type="string">
            <text:p><text:s/></text:p>
          </table:table-cell>
          <table:table-cell office:value-type="string">
            <text:p><text:span text:style-name="T1">Auch diesen wußte Fritz mit großer Virtuosität darzustellen.</text:span> Es versteht sich indessen von selbst, daß seine harmlosen Exhibitionen auf unsre <text:span text:style-name="T2">Kinderstube</text:span> beschränkt blieben, und erst nach mehreren Jahren, als das Donnerstagskränzchen aufgehört, und Nicolai gestorben war, durften sie sich an den Familientisch hervorwagen. <text:span text:style-name="T1">Dem Grosvater Nicolai hatte sich Fritz durch sein dienstfertiges anstelliges Wesen gleich sehr angenehm gemacht, und meiner Schwester so wie meine Scheu vor dem großen ernsthaften Manne, der uns selten ein gutes oder böses Wort hören ließ, wurde durch Fritzens Munterkeit überwunden.</text:span></text:p>
          </table:table-cell>
          <table:table-cell office:value-type="string">
            <text:p>-</text:p>
          </table:table-cell>
          <table:table-cell office:value-type="float" office:value="1089">
            <text:p>1089</text:p>
          </table:table-cell>
          <table:table-cell table:number-columns-repeated="1018"/>
        </table:table-row>
        <table:table-row table:style-name="ro13">
          <table:table-cell office:value-type="string">
            <text:p><text:span text:style-name="T1">Natürlich ist es, dass hierbei die möglichste Vorsicht beobachtet wurde, um nicht durch die Untersuchung die deleteren Stoffe zu übertragen; trotzdem aber ist beim gleichzeitigen Aufenthalte einer solchen kranken und mehrerer gesunden Gebärenden in einer und derselben nicht zu geräumigen Localität durch allerlei Medien eine Uebertragung der deleteren Stoffe anzunehmen.</text:span> Sind aber mehrere Erkrankungen eingetreten, so ist es begreiflich, dass auf dieselbe Weise an einer <text:span text:style-name="T2">Anstalt</text:span>, wo die Localitäten für die grosse Frequenz der Geburten kaum ausreichen, auch die Fortdauer dieser Krankheit bedingt wird. <text:span text:style-name="T1">» Durch das bisher Gesagte will ich nicht etwa die Meinung aussprechen, als ob alle sogenannten Puerperal-Epidemien auf diese Weise entstehen müssten, jedoch glaube ich dadurch auf einen Umstand aufmerksam zu machen, der oft an grösseren Entbindungsanstalten eintreten kann und wird.</text:span></text:p>
          </table:table-cell>
          <table:table-cell/>
          <table:table-cell office:value-type="string">
            <text:p><text:s/></text:p>
          </table:table-cell>
          <table:table-cell office:value-type="string">
            <text:p><text:span text:style-name="T1">Einst hatte sie aufgeschrien, als sie kleine Schlangen sah, die über das Sopha ihres Arztes züngelten und um seinen Arm sich ringelnd ihm an den Hals glitten.</text:span> „Fürchten sich nicht, Frau Geheimräthin, hatte Heim gerufen, ohne <text:span text:style-name="T2">Anstalt</text:span> zu machen der fast Ohnmächtigen beizuspringen. <text:span text:style-name="T1">Die Schlangen thun Niemand was.</text:span></text:p>
          </table:table-cell>
          <table:table-cell office:value-type="string">
            <text:p>-</text:p>
          </table:table-cell>
          <table:table-cell office:value-type="float" office:value="1192">
            <text:p>1192</text:p>
          </table:table-cell>
          <table:table-cell table:number-columns-repeated="1018"/>
        </table:table-row>
        <table:table-row table:style-name="ro8">
          <table:table-cell office:value-type="string">
            <text:p><text:span text:style-name="T1">An der Spitze der katholischen Mission steht ein Bischof; der jetzige, Herr Porgi, ist der Schöpfer einer geschmackvoll gebauten Kirche und eines schönen Wohnhauses.</text:span> In keiner ähnlichen <text:span text:style-name="T2">Anstalt</text:span> sah ich so viel Ordnung und die Eingebornen so gut gehalten wie hier. <text:span text:style-name="T1">Des Sonntags nach den Betstunden unterhalten sie sich mit anständigen, munteren Spielen, während die in den protestantischen Anstalten, nachdem sie die ganze Woche gearbeitet haben, des Sonntags den ganzen Tag beten müssen und zu ihrem Vergnügen höchstens einige Stunden mit ruhiger, ernster Miene vor den Hausthüren sitzen dürfen.</text:span></text:p>
          </table:table-cell>
          <table:table-cell/>
          <table:table-cell office:value-type="string">
            <text:p><text:s/></text:p>
          </table:table-cell>
          <table:table-cell office:value-type="string">
            <text:p><text:span text:style-name="T1">Eine Viertelstunde später, nachdem er dem Kirchhofe zugewandelt, sei aus schwarzer Nacht eine Art von Hülfegeschrei und Jammergebrüll erklungen, welches sogar die Hof-und Dorfwächter sehr übel im ersten Schlafe unterbrochen.</text:span> Bald jedoch, als man im Schlosse einige <text:span text:style-name="T2">Anstalt</text:span> getroffen, mit Laternen zum Rechten zu sehen, sei der gnädige Herr höchst ungnädig und verstört zurückgekommen, mit der Versicherung, daß es gefährlich spucke und daß ihm sogar ein Geist erschienen. <text:span text:style-name="T1">Das Hofgesinde war voller Angst und Schrecken auseinander gestoben.</text:span></text:p>
          </table:table-cell>
          <table:table-cell office:value-type="string">
            <text:p>-</text:p>
          </table:table-cell>
          <table:table-cell office:value-type="float" office:value="1319">
            <text:p>1319</text:p>
          </table:table-cell>
          <table:table-cell table:number-columns-repeated="1018"/>
        </table:table-row>
        <table:table-row table:style-name="ro8">
          <table:table-cell office:value-type="string">
            <text:p><text:span text:style-name="T1">So hat der griechische Maler der Alexanderschlacht (die nicht bloss in den Lanzen und den Pferden an dieses Werk erinnert) den unterliegenden Darius erhoben, der die eigne Noth über dem sich für ihn opfernden Vasallen vergisst.</text:span> Die Namen derer, welche in der nächsten Nähe des Feldherrn standen, werden genannt; es ist nicht einer von den sechsen darunter, welche der Madrider Katalog mit ebenso <text:span text:style-name="T2">billiger</text:span> wie müssiger Geschichtskenntniss aufzählt. <text:span text:style-name="T1">Es waren der Prinz Wolfgang von Neuburg, D. Gonzalo de Cordoba, der Graf von Salazar, Graf Heinrich van Berghe (Vérgas) und zwei sächsische Prinzen.</text:span></text:p>
          </table:table-cell>
          <table:table-cell/>
          <table:table-cell office:value-type="string">
            <text:p><text:s/></text:p>
          </table:table-cell>
          <table:table-cell office:value-type="string">
            <text:p><text:span text:style-name="T1">Jedenfalls war es nur eine Rennhütte. 1651 bis 1666 kaufte man auf der Ebersbacher Hütte den Wagen Kohlen für 3½ Gulden und verkaufte den Wagen Roheisen für 27, 30 bis 31½ Gulden, die Wag Stabeisen für 4 Gulden 5 Albus.</text:span> Um diese Zeit waren wieder <text:span text:style-name="T2">billigere</text:span> Zeiten in Nassau gekommen. <text:span text:style-name="T1">Dies geht auch aus einer Hadamarschen Canzleyverordnung vom 20. Juni 1654 hervor, welche bestimmt, dass alle Handwerker, darunter auch die Schlosser und Schmiede, ¼ weniger für ihre Arbeit nehmen sollten als seither, der guten, wohlfeilen Zeiten wegen (!).</text:span></text:p>
          </table:table-cell>
          <table:table-cell office:value-type="string">
            <text:p>-</text:p>
          </table:table-cell>
          <table:table-cell office:value-type="float" office:value="1224">
            <text:p>1224</text:p>
          </table:table-cell>
          <table:table-cell table:number-columns-repeated="1018"/>
        </table:table-row>
        <table:table-row table:style-name="ro8">
          <table:table-cell office:value-type="string">
            <text:p><text:span text:style-name="T1">Dagegen aber protestiren alle jene Herren poetischen Kalibers, die uns die wahre Frau als ein äthergleiches Wesen schildern, das sie am liebsten mit Mondstrahlen, Aeolsharfen, Musik, Blüthenstaub, Lilienblättern u. s.w. vergleichen:</text:span> Der einen Partei scheint das passendste Lokal zur Conservirung echter Weiblichkeit – ein Piedestal, der andern – Küche und <text:span text:style-name="T2">Kinderstube</text:span>. <text:span text:style-name="T1">Wie also und was, meine Herren, lebendige und verstorbene, sind die Frauen nach Jhrer Meinung?</text:span></text:p>
          </table:table-cell>
          <table:table-cell/>
          <table:table-cell office:value-type="string">
            <text:p><text:s/></text:p>
          </table:table-cell>
          <table:table-cell office:value-type="string">
            <text:p><text:span text:style-name="T1">Von Andacht konnte unter diesen Umständen gar nicht die Rede sein; nichts als Furcht erfüllte meine Seele, daß diese rohen Volkshaufen irgend eine Gewaltthätigkeit verüben möchten.</text:span> Wie dankte ich Gott, als wir beim Nachhausekommen das Spalier der stechenden Blicke zum zweiten Male glücklich durchschritten hatten, und aus der <text:span text:style-name="T2">Kinderstube</text:span> in den friedlichen Hausgarten hinabschauten. <text:span text:style-name="T1">Alle Umstände des Todesfalles wurden von den Hausgenossen ausführlich besprochen; jeder wußte sich mit dem, was der alte Herr noch in den letzten Tagen zu ihm gesagt, oder man erzählte, wo man ihn zum letzten Male gesehn.</text:span></text:p>
          </table:table-cell>
          <table:table-cell office:value-type="string">
            <text:p>-</text:p>
          </table:table-cell>
          <table:table-cell office:value-type="float" office:value="1307">
            <text:p>1307</text:p>
          </table:table-cell>
          <table:table-cell table:number-columns-repeated="1018"/>
        </table:table-row>
        <table:table-row table:style-name="ro19">
          <table:table-cell office:value-type="string">
            <text:p><text:span text:style-name="T1">(Rückert.)</text:span> Das Verbum gewinnt Kraft und Frische und Neuheit, wenn es die Bestimmung, statt sie als ein todtes <text:span text:style-name="T2">Vorwort</text:span> vor das regierte Substantivum zu setzen, in sich hineinnimmt. <text:span text:style-name="T1">Statt zu sagen: „des Sturmes Gesang tönt durch die glühende Wüste“ ist es kräftiger, mit Lenau zu sagen:</text:span></text:p>
          </table:table-cell>
          <table:table-cell/>
          <table:table-cell office:value-type="string">
            <text:p><text:s/></text:p>
          </table:table-cell>
          <table:table-cell office:value-type="string">
            <text:p><text:span text:style-name="T1">Meinem hochverehrten Freunde Herrn Dr. Albert E. Fr. Schäffle k. k. österr. Minister a. D. in alter Treue gewidmet.</text:span> <text:span text:style-name="T2">Vorwort</text:span>. <text:span text:style-name="T1">Die sechs Vorträge, welche dieses Bändchen umschließt, sind bei verschiedenen Gelegenheiten, wo ich vor einem nicht ausschließlich aus Fachgenossen bestehenden Kreise zu sprechen hatte, entstanden.</text:span></text:p>
          </table:table-cell>
          <table:table-cell office:value-type="string">
            <text:p>-</text:p>
          </table:table-cell>
          <table:table-cell office:value-type="float" office:value="1024">
            <text:p>1024</text:p>
          </table:table-cell>
          <table:table-cell table:number-columns-repeated="1018"/>
        </table:table-row>
        <table:table-row table:style-name="ro20">
          <table:table-cell office:value-type="string">
            <text:p><text:span text:style-name="T1">Erst durch das Ges. v. 8. Febr. 1875 (Gesetzbl. f. Els.-Lothr. S. 9) ist das Versehen beseitigt worden.</text:span> Dagegen hat das Einführungsgesetz selbst die Bestimmung getroffen, daß dem in Art. 1 bezeichneten Bundesgebiete das Gebiet des Reichslandes Elsaß-Lothringen hinzutritt, daß in Elsaß-Lothringen 15 Abgeordnete zum <text:span text:style-name="T2">Reichstage</text:span> gewählt werden, daß bis auf Weiteres die in Art. 35 erwähnte Besteuerung des inländischen Bieres der inneren Gesetzgebung vorbehalten bleibt und daß bis auf Weiteres die durch Art. 40 aufrecht erhaltenen Beschränkungen, welchen die Erhebung von Kommunal-Abgaben nach Art. 5 des Zollvereinsvertrages unterliegt, auf die in Elsaß-Lothringen bestehenden Bestimmungen über das Octroi keine Anwendung finden. <text:span text:style-name="T1">Schon das Reichsgesetz vom 9. Juni 1871 § 3 hat die Anordnung getroffen, daß nach Einführung der Reichsverfassung bis zu anderweitiger Regelung durch Reichsgesetz das Recht der Gesetzgebung auch in den der Reichsgesetzgebung in den Bundesstaaten nicht unterliegenden Angelegenheiten in Elsaß-Lothringen dem Reiche zusteht.</text:span></text:p>
          </table:table-cell>
          <table:table-cell/>
          <table:table-cell office:value-type="string">
            <text:p><text:s/></text:p>
          </table:table-cell>
          <table:table-cell office:value-type="string">
            <text:p><text:span text:style-name="T1">— </text:span><text:span text:style-name="T1">Eine Flugschrift aus der Zeit des vierjährigen Reichstages (1788—92) sagt sehr characteristisch, die Starosten sähen auf den kleinen Edelmann herab, wie die Cedern des Libanon auf das kleine Gesträuch und Gestrüpp. Vgl. Pilat im Przegląd Polski 1871, Novbr., p. 267.</text:span> Diese höchst interessanten und lehrreichen Artikel „Über die polit. Literatur der Polen während des vierjährigen <text:span text:style-name="T2">Reichstages</text:span>“ sind als besondere Schrift in Krakau 1872 erschienen. <text:span text:style-name="T1">Solche Verhältnisse, von Generation zu Generation sich vererbend, konnten aber nicht anders als seelenverderblich sowohl auf die wirken, welche die Macht hatten und übten, als auch auf die, welche sich in der einen oder der andern Weise mit jenen zu stellen sich abzufinden gezwungen waren.</text:span></text:p>
          </table:table-cell>
          <table:table-cell office:value-type="string">
            <text:p>-</text:p>
          </table:table-cell>
          <table:table-cell office:value-type="float" office:value="1311">
            <text:p>1311</text:p>
          </table:table-cell>
          <table:table-cell table:number-columns-repeated="1018"/>
        </table:table-row>
        <table:table-row table:style-name="ro11">
          <table:table-cell office:value-type="string">
            <text:p><text:span text:style-name="T1">Am gewöhnlichsten wird das Heu in den eigenen Stallungen verwerthet.</text:span> Für den Verkauf, besonders in weitere Entfernungen empfiehlt es sich, das Volumen des Heues durch <text:span text:style-name="T2">Pressen</text:span> zu vermindern. <text:span text:style-name="T1">Mit der in Fig. 163 dargestellten Heupresse kann man je nach der Trockenheit des Heues 65—75 Kilogramm in Ballen zusammenpressen, welche ein Volumen von 66×70×113 Ctm. erhalten.</text:span></text:p>
          </table:table-cell>
          <table:table-cell/>
          <table:table-cell office:value-type="string">
            <text:p><text:s/></text:p>
          </table:table-cell>
          <table:table-cell office:value-type="string">
            <text:p><text:span text:style-name="T1">ja ja, mein Herr, das ist die Perle unsers aufgeklärten und glücklichen Landes.</text:span> Die Knechtung der <text:span text:style-name="T2">Presse</text:span> ist ein vortreffliches Mittel der Freiheit; denn das Publikum bildet sich in diesem Falle sein eigenes Urtheil; aber die freie Presse ist ein köstliches Werkzeug der Tirannei, — der Mob vertraut ihr und betet ihr blind nach. <text:span text:style-name="T1">Das Mittel mit dem Walzer schlug mir noch öfter an.</text:span></text:p>
          </table:table-cell>
          <table:table-cell office:value-type="string">
            <text:p>-</text:p>
          </table:table-cell>
          <table:table-cell office:value-type="float" office:value="985">
            <text:p>985</text:p>
          </table:table-cell>
          <table:table-cell table:number-columns-repeated="1018"/>
        </table:table-row>
        <table:table-row table:style-name="ro21">
          <table:table-cell office:value-type="string">
            <text:p><text:span text:style-name="T1">Aber jetzt ist's recht, rief er, als die Thüre aufging: jetzt kommt auch einmal die Oberkellnerin, die Magdalene.</text:span> Komm her, du Hübsche und du <text:span text:style-name="T2">Feine</text:span>, da gibt's schmachtende Herzen zu laben. <text:span text:style-name="T1">Das Mädchen, das auf den Ruf der durstigen Sturmglocke erschienen war, konnte man nicht ansehen ohne ihr freundlich gesinnt zu werden.</text:span></text:p>
          </table:table-cell>
          <table:table-cell/>
          <table:table-cell office:value-type="string">
            <text:p><text:s/></text:p>
          </table:table-cell>
          <table:table-cell office:value-type="string">
            <text:p><text:span text:style-name="T1">23. So gewann er vollkommene Liebe und Vertrauen Im Dorfe bei allen Mannen und Frauen, Und sein gutes Gerüchte erschall Im ganzen Lande rund überall.</text:span> 24. Die Ohnwitzer alle, Grobe und <text:span text:style-name="T2">Feine</text:span>, Alte und Junge, Grosse und Kleine, Wären allenfalls gerne kühn Aus Liebe durchs Feuer gelauffen für ihn. <text:span text:style-name="T1">25. Die Bauern machten gemeinlich schon von ferren Einen Krazfuß für den lieben geistlichen Herren, Und jede Bäu’ rin war schnell und fix Wenn sie ihn sahe, mit ihrem Knix.</text:span></text:p>
          </table:table-cell>
          <table:table-cell office:value-type="string">
            <text:p>-</text:p>
          </table:table-cell>
          <table:table-cell office:value-type="float" office:value="361">
            <text:p>361</text:p>
          </table:table-cell>
          <table:table-cell table:number-columns-repeated="1018"/>
        </table:table-row>
        <table:table-row table:style-name="ro22">
          <table:table-cell office:value-type="string">
            <text:p><text:span text:style-name="T1">Die erste Schwinge ist immer die längste, hat auch gewöhnlich einen stärkeren Schaft, als die übrigen und fällt insbesondere noch dadurch auf, daß die untere Schafthälfte sich, bei manchen Arten wenigstens, ungewöhnlich ausbreitet.</text:span> Man zählt neun oder gewöhnlich zehn <text:span text:style-name="T2">Federn</text:span> an der Hand, aber nur sechs am Armtheil des Flügels. <text:span text:style-name="T1">Von den letzteren sind die vier vorderen gleich lang, die zweithintersten stufig abgekürzt; doch erreichen jene vier nicht ganz die Länge der letzten Handschwingen.</text:span></text:p>
          </table:table-cell>
          <table:table-cell/>
          <table:table-cell office:value-type="string">
            <text:p><text:s/></text:p>
          </table:table-cell>
          <table:table-cell office:value-type="string">
            <text:p><text:span text:style-name="T1">Nun hat man dem Mutterkuchen, den Fruchthäuten, und der Nabelschnur, oder der mittlern Spinnwebenhaut des Gehirns niemals, auch nicht einmal nach Vermuthung, Nerven zuerkannt.</text:span> Gewiß ist es, daß in der harten Gehirnhaut keine sind, und es hat niemals auf so vielen durch ganz Europa angelegten öffentlichen Zergliederungssälen, Jemand, da doch dieser Streit von empfindungslosen Theilen nun bereits seit zwölf Jahren überall bekannt ist, da man so viele Stahlische Schriftsteller hat, da so viel andere gegen uns ihre <text:span text:style-name="T2">Federn</text:span> geschärft haben, ich sage, so hat doch noch Niemand, auch nur mit einigem Scheine der Wahrheit, einen Nerven an einer so grossen, und so berühmten Membran, noch einen Nerven an der dünnen Gehirnhaut, noch in den so lang gestrekkten Bekleidungen des Rükkenmarkes, aufzeigen können: und Whytt selbst bietet uns hier nichts Neues an. <text:span text:style-name="T1">Daß die Hornhaut im Auge keine Empfindung habe, erhellet aus den tausend mal wiederholten Versuchen des Daviels.</text:span></text:p>
          </table:table-cell>
          <table:table-cell office:value-type="string">
            <text:p>-</text:p>
          </table:table-cell>
          <table:table-cell office:value-type="float" office:value="298">
            <text:p>298</text:p>
          </table:table-cell>
          <table:table-cell table:number-columns-repeated="1018"/>
        </table:table-row>
        <table:table-row table:style-name="ro5">
          <table:table-cell office:value-type="string">
            <text:p><text:span text:style-name="T1">Er hatte durch den Verkauf der ihm vermachten Werke, und durch die Fortsetzung des Tagebuchs, ein zwar sehr mäßiges, aber für ihn hinlängliches Auskommen, konnte seine Lieblingsneigung, die Spekulation, befriedigen, war übrigens unabhängig, konnte in Frieden, seiner Ueberzeugung gemäß, Gott dienen, und war noch nicht Religionsmeinungen halber angefeindet worden.</text:span> So wünschenswerth indessen diese Lage war, so schien es doch Sebaldus Schicksal zu seyn, daß er, wenn er am meisten Nutzen zu schaffen glaubte, durch einen geringscheinenden <text:span text:style-name="T2">Zufall</text:span>, selbst Gelegenheit geben mußte, seinen Zustand zu verschlimmern. <text:span text:style-name="T1">Er hatte, schon beym Leben seines Wohlthäters, sich in der holländischen Sprache festzusetzen gesucht, und es war ihm gelungen.</text:span></text:p>
          </table:table-cell>
          <table:table-cell/>
          <table:table-cell office:value-type="string">
            <text:p><text:s/></text:p>
          </table:table-cell>
          <table:table-cell office:value-type="string">
            <text:p><text:span text:style-name="T1">Die pflaumentragende Buche ernährt Kalifornien. Wasser von Weidenbäumen, von Gerste und Reiß in Mandelmilch half in einem Fieber dem berümten Reisebeschreiber, dem Ritter Chardin, wieder zu seiner Gesundheit.</text:span> Mit Wasser und Brodt erhält man die Galeerensklaven, und andre hat der <text:span text:style-name="T2">Zufall</text:span> zu eben diesen Narungsmittel verurteilt gehabt, Bei Obst und Wasser werden die Brachmanen alt. <text:span text:style-name="T1">Vom Brodte, dem Limoniensafte, und Oel leben die Bergküstenbewoner von Genua; von Honig, Mandiokka oder der Cassava und dem Obste Acajou, die Einwohner von Brasilien.</text:span></text:p>
          </table:table-cell>
          <table:table-cell office:value-type="string">
            <text:p>-</text:p>
          </table:table-cell>
          <table:table-cell office:value-type="float" office:value="603">
            <text:p>603</text:p>
          </table:table-cell>
          <table:table-cell table:number-columns-repeated="1018"/>
        </table:table-row>
        <table:table-row table:style-name="ro23">
          <table:table-cell office:value-type="string">
            <text:p><text:span text:style-name="T1">Sie mochten nicht ganz mit denen des Wachthabenden harmoniren.</text:span> „<text:span text:style-name="T2">Donnerwetter</text:span>! rief der Cornet am Fenster. <text:span text:style-name="T1">Sie gehen Arm in Arm!“</text:span></text:p>
          </table:table-cell>
          <table:table-cell/>
          <table:table-cell office:value-type="string">
            <text:p><text:s/></text:p>
          </table:table-cell>
          <table:table-cell office:value-type="string">
            <text:p><text:span text:style-name="T1">Alle drei fallen zu Boden, und die Würste hängen an Margrethens Nase.) Martin.</text:span> <text:span text:style-name="T2">Donnerwetter</text:span>! der zweite Wunsch! <text:span text:style-name="T1">Casperl (pathetisch).</text:span></text:p>
          </table:table-cell>
          <table:table-cell office:value-type="string">
            <text:p>-</text:p>
          </table:table-cell>
          <table:table-cell office:value-type="float" office:value="1157">
            <text:p>1157</text:p>
          </table:table-cell>
          <table:table-cell table:number-columns-repeated="1018"/>
        </table:table-row>
        <table:table-row table:style-name="ro3">
          <table:table-cell office:value-type="string">
            <text:p><text:span text:style-name="T1">Eine Vergrößerung der Familie, Erwerbung von Reichthümern, das Heranwachsen der Kinder ändert die Bedingungen eines Hauswesens.</text:span> Mein Kind schütze ich vor Mißhandlungen weit sicherer, wenn ich das Kindermädchen mit Verstand und Umsicht wähle, wenn ich durch scharfe Beobachtung ihrer Aeußerungen, ihrer Mienen, ihres ganzen Wesens mich entweder ihres Charakters versichere oder die als unzuverlässig Erkannte sofort entlasse, – dadurch, sage ich, schütze ich das Kind weit besser, als wenn ich alle Viertelstunden die Thür zur <text:span text:style-name="T2">Kinderstube</text:span> aufreiße, um das Dienstmädchen beim Kneifen und Knuffen zu ertappen, und darauf Abends ins Theater fahre, wo dann mein Mädchen die schönste Gelegenheit hat, sich für die Tagesquälereien an dem unschuldigen Wurm zu rächen. <text:span text:style-name="T1">Charakter ist der Hausfrau ebenso nothwendig wie Verstand.</text:span></text:p>
          </table:table-cell>
          <table:table-cell/>
          <table:table-cell office:value-type="string">
            <text:p><text:s/></text:p>
          </table:table-cell>
          <table:table-cell office:value-type="string">
            <text:p><text:span text:style-name="T1">Man thut daher wohl, wofern man sich selbst kein sicheres Urtheil hierüber zutrauen darf (und ich habe nicht selten gefunden, daß dies der Fall sogar bei Leuten von ausgebreiteten Kenntnissen war) seinen Kindern entweder gar keine, oder nur solche Bücher in die Hände zu geben, welche nach dem Urtheile weiser Jugendfreunde in jeder Betrachtung unschädlich sind.</text:span> Alle Poesien und prosaische Schriften, deren Gegenstand Liebe ist, wie auch alle, welche die Phantasie der Kinder stark erregen können, sollten aus den <text:span text:style-name="T2">Kinderstuben</text:span> und Lehrzimmern für immer verbannt seyn. –“ <text:span text:style-name="T1">„18.</text:span></text:p>
          </table:table-cell>
          <table:table-cell office:value-type="string">
            <text:p>-</text:p>
          </table:table-cell>
          <table:table-cell office:value-type="float" office:value="309">
            <text:p>309</text:p>
          </table:table-cell>
          <table:table-cell table:number-columns-repeated="1018"/>
        </table:table-row>
        <table:table-row table:style-name="ro9">
          <table:table-cell office:value-type="string">
            <text:p><text:span text:style-name="T1">XI. XII.</text:span> Im Namen des Kaisers erscheinen beym <text:span text:style-name="T2">Reichstage</text:span> Commissarien, — ein Fürst als Principalcommissarius und ein Concommissarius. <text:span text:style-name="T1">— XIII.</text:span></text:p>
          </table:table-cell>
          <table:table-cell/>
          <table:table-cell office:value-type="string">
            <text:p><text:s/></text:p>
          </table:table-cell>
          <table:table-cell office:value-type="string">
            <text:p><text:span text:style-name="T1">Mosers Beiträge, am ang. O. S. 30.</text:span> 9 ] Einige wollen sogar das Herzogthum Savoyen für souverain ausgeben; aber es ist ohnstreitig ein Reichslehn, und der König von Sardinien hat als Herzog von Savoyen noch itzt das Sitz-und Stimmrecht auf <text:span text:style-name="T2">Reichstägen</text:span>, ob er es gleich nicht ausübt, auch von seinem Matrieularanschlage und an Kammerzielern nichts bezahlt. <text:span text:style-name="T1">Die Entfernung vom Reiche macht die Verbindung mit demselben indes freilich fast unmerkbar, und die Unabhängigkeit desto scheinbarer.</text:span></text:p>
          </table:table-cell>
          <table:table-cell office:value-type="string">
            <text:p>-</text:p>
          </table:table-cell>
          <table:table-cell office:value-type="float" office:value="869">
            <text:p>869</text:p>
          </table:table-cell>
          <table:table-cell table:number-columns-repeated="1018"/>
        </table:table-row>
        <table:table-row table:style-name="ro24">
          <table:table-cell office:value-type="string">
            <text:p><text:span text:style-name="T1">Jch hatte das Glück, gleich den Tag nach meiner Ankunft ein sehr artiges, neugebautes und bequem eingerichtetes Gartenhaus zu miethen, für welches monatlich nur 40 Livres Miethe genommen wurden.</text:span> Jch zog also gleich ein, und machte <text:span text:style-name="T2">Anstalt</text:span>, mich für ein paar Monate hier einzurichten. <text:span text:style-name="T1">Herr de Luc hatte mir in Lausanne ein Empfehlungsschreiben an Herrn Alhiet, einen der angesehensten Einwohner in Hieres, mitgegeben.</text:span></text:p>
          </table:table-cell>
          <table:table-cell/>
          <table:table-cell office:value-type="string">
            <text:p><text:s/></text:p>
          </table:table-cell>
          <table:table-cell office:value-type="string">
            <text:p><text:span text:style-name="T1">Mit diesem Bewusstsein muss ich aber gestehen, dass es mir nicht recht klar ist, wie Sie die Frage mir jetzt stellen können, » ob in Folge Ihrer Ansicht über die Genese des Puerperalfiebers die Veränderungen im Gebärhause zu Kopenhagen getroffen worden sind, und mit welchem Erfolge. «</text:span> Ihre Ansicht über die Genese des Puerperalfiebers hauptsächlich durch Leicheninfection würde, selbst wenn sie uns damals bekannt gewesen wäre, auf den Umbau und die hygienische Reorganisation unserer Gebäranstalt keinen Einfluss gehabt haben können, wie ich überhaupt nicht einsehe, welchen Einfluss sie auf die Einrichtung irgend einer <text:span text:style-name="T2">Anstalt</text:span> haben könnte. <text:span text:style-name="T1">Als Vorsichtsmassregel mag es in die Geschäftsordnung der Anstalt angenommen sein, dass man sich vor Uebertragung cadaverischer Stoffe auf Gebärende durch die Exploration recht hüte; aber auf weitere Einrichtungen der Anstalt kann ich keinen Einfluss davon fassen.</text:span></text:p>
          </table:table-cell>
          <table:table-cell office:value-type="string">
            <text:p>-</text:p>
          </table:table-cell>
          <table:table-cell office:value-type="float" office:value="359">
            <text:p>359</text:p>
          </table:table-cell>
          <table:table-cell table:number-columns-repeated="1018"/>
        </table:table-row>
        <table:table-row table:style-name="ro8">
          <table:table-cell office:value-type="string">
            <text:p><text:span text:style-name="T1">Goodyear hat hiebei hauptsächlich das dorische Kyma im Auge.</text:span> Vom lesbischen lässt es sich aber gleichfalls nachweisen: man betrachte bloss <text:span text:style-name="T2">Prisse</text:span> d’ Avennes, L’art egyptien, Frises fleuronnées, Fig. 5 und 6. <text:span text:style-name="T1">Fig. 11.</text:span></text:p>
          </table:table-cell>
          <table:table-cell/>
          <table:table-cell office:value-type="string">
            <text:p><text:s/></text:p>
          </table:table-cell>
          <table:table-cell office:value-type="string">
            <text:p><text:span text:style-name="T1">Er hält den Grundsatz der „Verwarnungen“ fest.</text:span> Er verbietet eine „vorzugsweise Verweisung der durch die <text:span text:style-name="T2">Presse</text:span> begangenen strafbaren Handlungen vor das Geschworenengericht. <text:span text:style-name="T1">Er will das ganze Preßgewerbe in all seinen Zweigen von Concessionen abhängig machen, die auch „auf administrativem Wege“ erfolgen können; und endlich bestimmt er, fast wörtlich wie das sächsische Gesetz, nach dem Muster der Loi des tendances, daß ein strafbarer Angriff auch da stattfindet, wo „die Form der Darstellung den Gegenstand des Angriffes dem Hasse oder der Mißachtung auszusetzen geeignet ist.“</text:span></text:p>
          </table:table-cell>
          <table:table-cell office:value-type="string">
            <text:p>-</text:p>
          </table:table-cell>
          <table:table-cell office:value-type="float" office:value="1147">
            <text:p>1147</text:p>
          </table:table-cell>
          <table:table-cell table:number-columns-repeated="1018"/>
        </table:table-row>
        <table:table-row table:style-name="ro11">
          <table:table-cell office:value-type="string">
            <text:p><text:span text:style-name="T1">Der Knabe hatte wirklich keine Beschädigung erlitten.</text:span> Er war in der That von der <text:span text:style-name="T2">Kinderstube</text:span> in den Gang geeilt, der zu dem Zimmer der Großmutter führte, um zu ihr zu gehen, und ihr zu sagen, daß Feuer in dem Hause sei, und daß sie fortgehen solle. <text:span text:style-name="T1">Er hatte auch, wie es ihm öfter geschah, die Gangthür hinter sich zugeworfen, und der Riegel war in den Haken gesprungen.</text:span></text:p>
          </table:table-cell>
          <table:table-cell/>
          <table:table-cell office:value-type="string">
            <text:p><text:s/></text:p>
          </table:table-cell>
          <table:table-cell office:value-type="string">
            <text:p><text:span text:style-name="T1">Die Ursache dieses autoritätslosen Geistes liegt in der Abnahme der christlichen Gesinnungen, und die Wirkung liegt darin, daß jeder glaubt, selber alles am besten zu verstehen, und nur seinem eigenen Urteile, seinem eigenen Kopfe folgen will.</text:span> Dieser Geist macht sich bereits fühlbar bis in die <text:span text:style-name="T2">Kinderstube</text:span> herab. <text:span text:style-name="T1">Viel früher als ehedem sind die Kinder den elterlichen Befehlen gegenüber bereit mit ihrem:</text:span></text:p>
          </table:table-cell>
          <table:table-cell office:value-type="string">
            <text:p>-</text:p>
          </table:table-cell>
          <table:table-cell office:value-type="float" office:value="1110">
            <text:p>1110</text:p>
          </table:table-cell>
          <table:table-cell table:number-columns-repeated="1018"/>
        </table:table-row>
        <table:table-row table:style-name="ro19">
          <table:table-cell office:value-type="string">
            <text:p><text:span text:style-name="T1">Seite</text:span> <text:span text:style-name="T2">Vorwort</text:span> III—VI <text:span text:style-name="T1">I.</text:span></text:p>
          </table:table-cell>
          <table:table-cell/>
          <table:table-cell office:value-type="string">
            <text:p><text:s/></text:p>
          </table:table-cell>
          <table:table-cell office:value-type="string">
            <text:p><text:span text:style-name="T1">Es war wie das Unheil der Alten, welches immer größer wird, wenn man es berührt.“</text:span> „Eines Tages, da eben die Rosenblüthe war, sagte ich zu Mathilden, ich wolle zur Mutter gehen, ihr alles entdecken, und sie um ihr gütiges <text:span text:style-name="T2">Vorwort</text:span> bei dem Vater bitten. <text:span text:style-name="T1">Mathilde antwortete, das werde gut sein, sie wünsche es, und unser Glück müsse dadurch sich erst recht klären und befestigen.“</text:span></text:p>
          </table:table-cell>
          <table:table-cell office:value-type="string">
            <text:p>-</text:p>
          </table:table-cell>
          <table:table-cell office:value-type="float" office:value="1109">
            <text:p>1109</text:p>
          </table:table-cell>
          <table:table-cell table:number-columns-repeated="1018"/>
        </table:table-row>
        <table:table-row table:style-name="ro16">
          <table:table-cell office:value-type="string">
            <text:p><text:span text:style-name="T1">Eine schwache Seite des Verfahrens bleibt darin bestehen, dass man diese Antworten in einer unübersichtlichen Form, nach allen restirenden Symbolen gleichmässig entwickelt gewinnt, und es nun noch dem analytischen Geschick des Rechners überlassen bleiben muss — resp. der Willkür in Bezug auf die Auswahl unter den verschiedenen Arten, auf welche dazu das Th. 30+) sich verwenden lässt — die Beschreibung dieser die Antwort enthaltenden (Aggregate von) Klassen weiter zu vereinfachen!</text:span> Ich möchte hier mit ein paar Worten auf Bemerkungen von Lotze in seiner „Anmerkung über logischen Calcül“ (Zweite Auflage seiner Logik1 p. 266 und 267 — das <text:span text:style-name="T2">Vorwort</text:span> datirt vom 6. Sept. 1880) eingehen, da dieselben geeignet erscheinen, eine irrige Ansicht über das Verhältniss der rechnerischen Methoden zu dem Verfahren von Jevons hervorzurufen und zu verbreiten. <text:span text:style-name="T1">In thatsächlicher Hinsicht ist zunächst zu erwähnen: die Schlussbemerkung Boole's bei seinem (als 1. Aufgabe in unserm § 25 behandelten) Probleme „I have not attempted to verify these conclusions“ hatte Lotze, wie er mir schrieb veranlasst, diese Verifikation zu versuchen.</text:span></text:p>
          </table:table-cell>
          <table:table-cell/>
          <table:table-cell office:value-type="string">
            <text:p><text:s/></text:p>
          </table:table-cell>
          <table:table-cell office:value-type="string">
            <text:p><text:span text:style-name="T1">Seite</text:span> <text:span text:style-name="T2">Vorwort</text:span> III <text:span text:style-name="T1">Erster Brief.</text:span></text:p>
          </table:table-cell>
          <table:table-cell office:value-type="string">
            <text:p>-</text:p>
          </table:table-cell>
          <table:table-cell office:value-type="float" office:value="989">
            <text:p>989</text:p>
          </table:table-cell>
          <table:table-cell table:number-columns-repeated="1018"/>
        </table:table-row>
        <table:table-row table:style-name="ro12">
          <table:table-cell office:value-type="string">
            <text:p><text:span text:style-name="T1">Eins wie das andere, würde, nach Wahrheit und Gerechtigkeit, die Antwort ausfallen müssen.</text:span> Liebe eines Volks zu seinem Herrn, und Vater-Sinn von diesem und von jeder Obrigkeit gegen ihre Unterthanen und Untergebenen, wäre freilich das edelste <text:span text:style-name="T2">Motif</text:span> eines frohen und willigsten Gehorsams, der schönste Kranz um das Haupt eines guten und weisen Fürsten; geliebt zu seyn war der Ruhm, auf dessen Erringung wahrhaft grosse Regenten stolz und auf dessen Behauptung eifersüchtig waren, deren ehrwürdige Nahmen im Heiligthum der Geschichte unvergänglich glänzen werden; der Raum dieses Tempels ist gross genug, dass er auch die der Nachwelt entgegenwachsende von gleichem Geist belebte annoch fassen wird. <text:span text:style-name="T1">Die Wahrheit muss ihnen aber diesen Stempel eingeprägt haben; nicht die Stimme der Schmeicheley, noch weniger Eigenlob muss ihnen diss Zeugniss beygelegt, sie selbst müssen es durch redende Thaten und den Dank ihres Landes und Zeit-Genossen mit dem Nachklang thränender Sehnsucht versiegelt haben; sonst kommt ein Louis XV.</text:span></text:p>
          </table:table-cell>
          <table:table-cell/>
          <table:table-cell office:value-type="string">
            <text:p><text:s/></text:p>
          </table:table-cell>
          <table:table-cell office:value-type="string">
            <text:p><text:span text:style-name="T1">Die zum festungsbau, und zur öffentlichen arbeit verurteilete missetäter bestehen aus 2 classen, 1) welche irer boßhaften, und anrüchtigen verbrechen halber durch urtel, und recht für wirklich infam erkläret; folglich von der gesellschaft anderer leute abgesondert, am härtesten eingeschmidet, in den schärfesten gefängnissen verwaret, und aufbehalten, auch zur allerbeschwerlichsten arbeit gebrauchet werden.</text:span> Die 2te classe ist aus solchen übeltätern eingerichtet, welche betrüglicher, oder culposer weise sich vergangen haben; worunter auch dijenige von der soldatesque zu rechnen stehen, welche bei irer entlaufung aus ganz besonderen umständen von den strafen der krigesartikel frei gesprochen, zur öffentlichen arbeit verurteilet, oder irer jugend, und anderer <text:span text:style-name="T2">motiven</text:span> halber begnadiget; gleichwohl zum behufe des festungsbaues verdammet werden. <text:span text:style-name="T1">Dise von der 2ten classe sollen durch die eisen nicht infam gemachet seyn; imgleichen etwas gelinder eingeschmidet, auch in etwas besseren behältnissen verwaret, zur arbeit nicht so strenge, wie die von der ersten classe angehalten werden.</text:span></text:p>
          </table:table-cell>
          <table:table-cell office:value-type="string">
            <text:p>-</text:p>
          </table:table-cell>
          <table:table-cell office:value-type="float" office:value="709">
            <text:p>709</text:p>
          </table:table-cell>
          <table:table-cell table:number-columns-repeated="1018"/>
        </table:table-row>
        <table:table-row table:style-name="ro4">
          <table:table-cell office:value-type="string">
            <text:p><text:span text:style-name="T1">Von hervorragender wissenschaftlicher Bedeutung ist die mit den neuesten Instrumenten reich ausgestattete Sternwarte, welche dort seit 1798 besteht und 1862 sehr erweitert wurde.</text:span> Die <text:span text:style-name="T2">Anstalt</text:span>, in welcher ein Curs für spanische Seeofficiere besteht, verfügt über eine vorzügliche Bibliothek. <text:span text:style-name="T1">In der Vorstadt San Carlo ist seit 1868 in einem imposanten Gebäude die Marine-Akademie (Colegio Naval militare) untergebracht.</text:span></text:p>
          </table:table-cell>
          <table:table-cell/>
          <table:table-cell office:value-type="string">
            <text:p><text:s/></text:p>
          </table:table-cell>
          <table:table-cell office:value-type="string">
            <text:p><text:span text:style-name="T1">es sind lauter solche, die geeignet erscheinen, die öffentliche Wohlthätigkeit herauszufordern, wie Krankenhäuser, Armenanstalten, Versorgungshäuser, kirchliche Anstalten, oder sonst dem Vertrauen des Publikums wegen Sicherheit des ihnen zu Überliefernden besonders empfohlen werden sollen, wie Sparkassen, Leihhäuser, Versicherungsanstalten.</text:span> Die Menschen, auf welche es allein damit abgesehen ist, sind demnach solche, die an dem Zwecke der <text:span text:style-name="T2">Anstalt</text:span> derart teilnehmen, daß sie ihr Mittel gewähren für ihren Betrieb. <text:span text:style-name="T1">Sie haben das Interesse, daß gerade diese Mittel für den Zweck der Anstalt erhalten bleiben, und die selbständige juristische Persönlichkeit sichert ihnen das zu.</text:span></text:p>
          </table:table-cell>
          <table:table-cell office:value-type="string">
            <text:p>-</text:p>
          </table:table-cell>
          <table:table-cell office:value-type="float" office:value="955">
            <text:p>955</text:p>
          </table:table-cell>
          <table:table-cell table:number-columns-repeated="1018"/>
        </table:table-row>
        <table:table-row table:style-name="ro11">
          <table:table-cell office:value-type="string">
            <text:p><text:span text:style-name="T1">Es sei!</text:span> Wehmüthig blickte der Gründer der Spiegel-und Rabe-Actien, der Verfasser der Prospecte, der Verwaltungsberichte mit den wundervollen immer stimmenden <text:span text:style-name="T2">Bilanzen</text:span>, dem so überzeugenden gedruckten Querstrich von Rechts nach Links hinüber, in Frau Jennys wasserblaue Augen. <text:span text:style-name="T1">Es war nicht die Thräne, sondern die Gewöhnlichkeit, die einige milde Theilnahme spendete.</text:span></text:p>
          </table:table-cell>
          <table:table-cell/>
          <table:table-cell office:value-type="string">
            <text:p><text:s/></text:p>
          </table:table-cell>
          <table:table-cell office:value-type="string">
            <text:p><text:span text:style-name="T1">bifang, 108, 1926.</text:span> <text:span text:style-name="T2">bilanzen</text:span>, was sie bedeuten? 4867, was die gläubiger hirbei tuhn können, 4868, wozu sie dinen, 4869. <text:span text:style-name="T1">bilanziren, was es heisset? 4870.</text:span></text:p>
          </table:table-cell>
          <table:table-cell office:value-type="string">
            <text:p>-</text:p>
          </table:table-cell>
          <table:table-cell office:value-type="float" office:value="158">
            <text:p>158</text:p>
          </table:table-cell>
          <table:table-cell table:number-columns-repeated="1018"/>
        </table:table-row>
        <table:table-row table:style-name="ro24">
          <table:table-cell office:value-type="string">
            <text:p><text:span text:style-name="T1">Diese wollen nun die zweite Nummer und Sprosse meines Aufklimmers abgeben — Campe wirft nicht ungeschickt durch dieses Wort den Klimax aus seinen und meinen Büchern; — allein ich werde wenig mehr bei ihnen anzubringen haben als eine Rechtfertigung, daß ich mich in meinem Werke zu oft anstellte, als macht' ich mir aus der Tugend etwas und aus jener Schwärmerei, die so oft den Namen Enthusiasmus trägt.</text:span> Ich befahre wahrhaftig nicht, daß vernünftige Leute meine <text:span text:style-name="T2">Anstellung</text:span> etwan für Ernst ansehen: <text:span text:style-name="T1">ich hoffe, wir trauen beide einander zu, daß wir das Lächerliche davon empfinden, statt der Namen der Tugenden diese selber haben zu wollen — und heut zu Tage sind die wenigsten von uns zu den tollen Philosophen zu Lagado (in Gullivers Reisen) zu rechnen, die aus Achtung für ihre Lunge die Dinge selber statt ihrer Benennungen gebrauchten und allemal in Taschen und Säcken die Gegenstände mitbrachten, worüber sie sich unterhalten wollten.</text:span></text:p>
          </table:table-cell>
          <table:table-cell/>
          <table:table-cell office:value-type="string">
            <text:p><text:s/></text:p>
          </table:table-cell>
          <table:table-cell office:value-type="string">
            <text:p><text:span text:style-name="T1">Wer mit eigenem Geld ein Corps aufstellte, war Commandeur desselben.</text:span> Bey <text:span text:style-name="T2">Anstellung</text:span> der Offiziere machte die Religion keinen Unterschied; mehr als der Glaube galten Reichthum, Tapferkeit und Erfahrung. <text:span text:style-name="T1">Durch diese gleichförmige Gerechtigkeit gegen die verschiedenen Religionsverwandten, und mehr noch durch die Erklärung, daß die gegenwärtige Rüstung mit der Religion nichts zu schaffen habe, wurde der protestantische Unterthan beruhigt, und zu gleicher Theilnahme an den öffentlichen Lasten bewogen.</text:span></text:p>
          </table:table-cell>
          <table:table-cell office:value-type="string">
            <text:p>-</text:p>
          </table:table-cell>
          <table:table-cell office:value-type="float" office:value="567">
            <text:p>567</text:p>
          </table:table-cell>
          <table:table-cell table:number-columns-repeated="1018"/>
        </table:table-row>
        <table:table-row table:style-name="ro21">
          <table:table-cell office:value-type="string">
            <text:p><text:span text:style-name="T1">„</text:span><text:span text:style-name="T1">Die Motive sind aber solche Thätigkeiten:</text:span> es ist also unrichtig geredet, eine Handlung ihrer <text:span text:style-name="T2">Motive</text:span> wegen lasterhaft zu nennen. <text:span text:style-name="T1">Nichts weniger!</text:span></text:p>
          </table:table-cell>
          <table:table-cell/>
          <table:table-cell office:value-type="string">
            <text:p><text:s/></text:p>
          </table:table-cell>
          <table:table-cell office:value-type="string">
            <text:p><text:span text:style-name="T1">IV. S. 281.</text:span> Wollte man dabei allein auf die gedruckten <text:span text:style-name="T2">Motive</text:span> Gewicht legen, so würde anzunehmen sein, daß die frühere Ansicht der Staatsraths-Kommission in ihrer ganzen Strenge im Gesetzbuch anerkannt sei. <text:span text:style-name="T1">Aber jene Motive sind, wie so eben gezeigt worden, den älteren Materialien ohne Rücksicht auf die späteren Arbeiten und Ausführungen entnommen worden; sie haben in den Kommissionen der beiden Kammern keine Anerkennung gefunden.</text:span></text:p>
          </table:table-cell>
          <table:table-cell office:value-type="string">
            <text:p>-</text:p>
          </table:table-cell>
          <table:table-cell office:value-type="float" office:value="15">
            <text:p>15</text:p>
          </table:table-cell>
          <table:table-cell table:number-columns-repeated="1018"/>
        </table:table-row>
        <table:table-row table:style-name="ro7">
          <table:table-cell office:value-type="string">
            <text:p><text:span text:style-name="T1">Ihnen ist die Unterhaltung von Thoren, Wällen, Graben, Pulverthürmern und Zeughäusern nebst deren Vertheidigung als ihr Antheil der gemeinen Landesvertheidigung auferlegt worden; währender Zeit der Landmann entweder selbst fürs Vaterland fochte, oder einen Lehnmann unterhielt, oder eine Steuer zu Bezahlung der Söldner entrichtete.</text:span> Wollten nun die Städte den Handel und das Handwerk vorab behalten, und gleichwohl sich auf keine <text:span text:style-name="T2">Bilanz</text:span> mit dem umliegenden Lande einlassen: <text:span text:style-name="T1">so werden sie leicht zu viel oder zu wenig beytragen.</text:span></text:p>
          </table:table-cell>
          <table:table-cell/>
          <table:table-cell office:value-type="string">
            <text:p><text:s/></text:p>
          </table:table-cell>
          <table:table-cell office:value-type="string">
            <text:p><text:span text:style-name="T1">Bei kaufleuten wird die monatliche, oder järliche schluß-rechnung darunter angezeiget.</text:span> Daher wird die <text:span text:style-name="T2">bilanz</text:span> in die haubt-und besondere eingeteilet. <text:span text:style-name="T1">Jm weitläuftigen sinne wird unter der bilanz, wenn zumal ein mit seinen gläubigern sich sezen wollender schuldener sein unvermögen zeigen will, eine ordentliche beschreibung aller des schuldeners haab und güter, der activ-und passiv-schulden, der gläubiger namen und wie vil er einem ieden schuldig sey, verstanden.</text:span></text:p>
          </table:table-cell>
          <table:table-cell office:value-type="string">
            <text:p>-</text:p>
          </table:table-cell>
          <table:table-cell office:value-type="float" office:value="686">
            <text:p>686</text:p>
          </table:table-cell>
          <table:table-cell table:number-columns-repeated="1018"/>
        </table:table-row>
        <table:table-row table:style-name="ro6">
          <table:table-cell office:value-type="string">
            <text:p><text:span text:style-name="T1">Namentlich zeigt die Gestalt des Claudius, dass die römische Kunst auf diesem Gebiet grösserer Dinge fähig war, als man ihr gewöhnlich zutraut.</text:span> — Theilweise ebenfalls noch von hohem Werthe: die erste und besonders die zweite sitzende Statue des Tiberius im Museo Chiaramonti; der Nerva (?) in der Sala rotonda des Vaticans; letzterer sehr zusammengeflickt, aber von ganz besonders mächtigem Gewandmotiv; — die beiden mit modernen (ganz willkürlich gebildeten) Köpfen im <text:span text:style-name="T2">Museum</text:span> von Neapel (dritter Gang) etc. <text:span text:style-name="T1">Manche einzelne Kaiserköpfe in den römischen u. a. Sammlungen zeigen nicht sowohl durch ihre Grösse als durch das eigenthümlich Hohe der Behandlung, dass sie solchen halbidealen Bildwerken angehörten.</text:span></text:p>
          </table:table-cell>
          <table:table-cell/>
          <table:table-cell office:value-type="string">
            <text:p><text:s/></text:p>
          </table:table-cell>
          <table:table-cell office:value-type="string">
            <text:p><text:span text:style-name="T1">Erst aus der Zeit Hadrians sind uns einige Werke erhalten, welche auf die Existenz einer Kunstschule in Aphrodisias hindeuten, der Hauptstadt von Karien, wie wir oben vermutheten.</text:span> Wir nennen an erster Stelle die Kentauren des capitolinischen <text:span text:style-name="T2">Museums</text:span> von Aristeas und Papias. <text:span text:style-name="T1">Von diesen Statuen kommen auch sonst mehrfache Wiederholungen vor, so in Paris aus der borghesischen Sammlung, im Vatican, endlich Fragmente von wenigstens zwei Exemplaren, die vor einigen Jahren bei Albano gefunden wurden, Der Werth der Ausführung ist sehr verschieden; aber die Vergleichung lehrt, dass allen ein vorzügliches Original zu Grunde liegt.</text:span></text:p>
          </table:table-cell>
          <table:table-cell office:value-type="string">
            <text:p>-</text:p>
          </table:table-cell>
          <table:table-cell office:value-type="float" office:value="1316">
            <text:p>1316</text:p>
          </table:table-cell>
          <table:table-cell table:number-columns-repeated="1018"/>
        </table:table-row>
        <table:table-row table:style-name="ro9">
          <table:table-cell office:value-type="string">
            <text:p><text:span text:style-name="T1">62. und 67.</text:span> Dann in dem Frieden zu London 1674. worinnen sie verwilligten, daß ganze holländische Flotten vor einzelnen <text:span text:style-name="T2">englischen</text:span> Schiffen die Segel streichen sollen. <text:span text:style-name="T1">Doch haben sie nachher geäussert, daß diese Ehrenbezeigung nicht eben zum Zeichen der Herschaft, sondern aus Respect, Gewohnheit rc. geschehe.</text:span></text:p>
          </table:table-cell>
          <table:table-cell/>
          <table:table-cell office:value-type="string">
            <text:p><text:s/></text:p>
          </table:table-cell>
          <table:table-cell office:value-type="string">
            <text:p><text:span text:style-name="T1">Die Calle Florida ist der Corso der eleganten Welt, deren Equipagen den Fahrweg beleben, und deren Frauenschönheiten, Toiletten und Juwelen die Pracht des Bildes ergänzen.</text:span> Die Calle San Martin macht sich durch eine Reihe der schönsten Profanbauten bemerkbar, sie ist Sitz der Geldaristokratie und Bankviertel, welches durch die Provinzial-, National-und Hypothekenbank, die London and River Plate, Carabassa, Italienische und <text:span text:style-name="T2">Englische</text:span> Bank, sowie endlich auch durch das Börsengebäude gebildet wird. <text:span text:style-name="T1">Buenos-Aires.</text:span></text:p>
          </table:table-cell>
          <table:table-cell office:value-type="string">
            <text:p>-</text:p>
          </table:table-cell>
          <table:table-cell office:value-type="float" office:value="405">
            <text:p>405</text:p>
          </table:table-cell>
          <table:table-cell table:number-columns-repeated="1018"/>
        </table:table-row>
        <table:table-row table:style-name="ro7">
          <table:table-cell office:value-type="string">
            <text:p><text:span text:style-name="T1">Jch habe oftermals in hizzigen Krankheiten von dem zarten Blutergiessen der Schlagäderchen, die man im inwendigen Ohre gewiß nur klein demonstriren kann, ungeheures Getöse, und als ob der Kopf von Wellen überschwemmet worden, ausstehen müssen.</text:span> Eine ins Ohr gefallene Fliege erregte darinnen gleichsam ein schrekkliches <text:span text:style-name="T2">Donnerwetter</text:span>. <text:span text:style-name="T1">Jn den Tauben ein Ohrenklingen. TULP. L. I. obs 35.</text:span></text:p>
          </table:table-cell>
          <table:table-cell/>
          <table:table-cell office:value-type="string">
            <text:p><text:s/></text:p>
          </table:table-cell>
          <table:table-cell office:value-type="string">
            <text:p><text:span text:style-name="T1">Philo sprach dieß, und gieng mit aufgehabenen Armen Vorwärts in die Versammlung, und stand, und rief von neuem: Seliger Geist, wo du itzo auch bist, wenn du, himmlisch bekleidet, Neben Abraham sitzest, und um dich Propheten versammelst, Oder, wenn du vielleicht in deiner Kinder Versammlung Würdigst einzukehren, und unter Sterblichen wandelst:</text:span> Moses Geist! Dir schwör ich, bey jenem ewigen Bunde, Den du, gelehrt von Gott, aus <text:span text:style-name="T2">Donnerwettern</text:span> uns brachtest: <text:span text:style-name="T1">Jch will eher nicht ruhn, als bis dein großer Feind todt ist!</text:span></text:p>
          </table:table-cell>
          <table:table-cell office:value-type="string">
            <text:p>-</text:p>
          </table:table-cell>
          <table:table-cell office:value-type="float" office:value="541">
            <text:p>541</text:p>
          </table:table-cell>
          <table:table-cell table:number-columns-repeated="1018"/>
        </table:table-row>
        <table:table-row table:style-name="ro9">
          <table:table-cell office:value-type="string">
            <text:p><text:span text:style-name="T1">Ich bemerke nur noch, daß die Einfuhr der Diamanten, der Bücher und der Instrumente u. dgl. zollfrey ist, und daß also diese beträchtlichen Rubriken in den Zollregistern entweder keinen Platz haben, oder nach Gutbefinden angegeben werden.</text:span> Nach diesen Voraussetzungen sind wir nun im Stande, den Geldwerth der Ein-und Ausfuhr und die <text:span text:style-name="T2">Bilanz</text:span> des petersburgischen Handels zu bestimmen. <text:span text:style-name="T1">Nach der wahrscheinlichsten Schätzung betrug im Durchschnitt von zehn Jahren (von 1780 bis 1790)</text:span></text:p>
          </table:table-cell>
          <table:table-cell/>
          <table:table-cell office:value-type="string">
            <text:p><text:s/></text:p>
          </table:table-cell>
          <table:table-cell office:value-type="string">
            <text:p><text:span text:style-name="T1">Geldwerth der Aus-und Einfuhr.</text:span> <text:span text:style-name="T2">Bilanz</text:span>. <text:span text:style-name="T1">Zunahme des Handels.</text:span></text:p>
          </table:table-cell>
          <table:table-cell office:value-type="string">
            <text:p>-</text:p>
          </table:table-cell>
          <table:table-cell office:value-type="float" office:value="822">
            <text:p>822</text:p>
          </table:table-cell>
          <table:table-cell table:number-columns-repeated="1018"/>
        </table:table-row>
        <table:table-row table:style-name="ro11">
          <table:table-cell office:value-type="string">
            <text:p><text:span text:style-name="T1">Er hat auch die letztern Platten zu Trembley’s Essay sur les Polypes et cet. gestochen, und endlich fing er an sein eignes Werk zu stechen.</text:span> Da fand er, daß man hier oft schlecht abdruckte, drauf lies er sich auch eine eigne <text:span text:style-name="T2">Presse</text:span> machen, und lernte das Kupferdrucken, so schmutzig diese Arbeit ist rc. <text:span text:style-name="T1">Es fehlt noch die Geschichte des Schmetterlings von der Raupe, davon sein Werk handelt.</text:span></text:p>
          </table:table-cell>
          <table:table-cell/>
          <table:table-cell office:value-type="string">
            <text:p><text:s/></text:p>
          </table:table-cell>
          <table:table-cell office:value-type="string">
            <text:p><text:span text:style-name="T1">Von derselbigen Kupferplatte können die Abdrücke von verschiedener Güte seyn.</text:span> Sowol durch das Aufreiben der Farbe auf die Platte, als durch das <text:span text:style-name="T2">Pressen</text:span> derselben, verliehrt sie nach und nach etwas von ihrer Vollkommenheit. <text:span text:style-name="T1">Die Stiche werden schwächer, die Platte nutzet sich ab; zuletzt verliehren sich die feinesten Striche und die stärksten werden stumpf.</text:span></text:p>
          </table:table-cell>
          <table:table-cell office:value-type="string">
            <text:p>-</text:p>
          </table:table-cell>
          <table:table-cell office:value-type="float" office:value="823">
            <text:p>823</text:p>
          </table:table-cell>
          <table:table-cell table:number-columns-repeated="1018"/>
        </table:table-row>
        <table:table-row table:style-name="ro6">
          <table:table-cell office:value-type="string">
            <text:p><text:span text:style-name="T1">Diese Eyergen verwachsen nachher gleichsam mit der Haut der Mutter, bis nach Verlauf von beynahe drey Monaten die darin befindliche Junge zum Ausbruch reif sind, und nach einer kurzen Verwandlung den Rücken ihrer Mutter verlassen können.</text:span> Denn das die jungen Pipas allerdings auch so wie die hieländischen jungen Fröschgen eine Verwandlung überstehen, wird, gegen die gemeine Meynung, aus einer vollständigen Suite von sechs Exemplaren dieser Thiere erweislich, die wir aus dem akademischen <text:span text:style-name="T2">Museum</text:span> vor uns haben, wo beym einen die noch geschlossnen Eyer, beym andern die hervorbrechende geschwänzte Junge (§. 105.), beym dritten völlig ausgebildete ungeschwänzte Junge u. s. w. zu sehen sind. <text:span text:style-name="T1">2. Cornuta. R. palpebris conicis.</text:span></text:p>
          </table:table-cell>
          <table:table-cell/>
          <table:table-cell office:value-type="string">
            <text:p><text:s/></text:p>
          </table:table-cell>
          <table:table-cell office:value-type="string">
            <text:p><text:span text:style-name="T1">Die Restaurationen früherer Künstler, z. B. in der alten farnesischen und mediceischen Sammlung waren oft nicht bloss an sich stylwidrig und selbst sinnlos, sondern leider auch mit einer Überarbeitung und Glättung des ganzen Werkes verbunden, welches man mit den neuen Zuthaten in Harmonie bringen wollte.</text:span> Da die Antiken damals nicht zur Belehrung in öffentlichen <text:span text:style-name="T2">Museen</text:span>, sondern als Zierrath in den Palästen der Grossen aufgestellt wurden, so verlangte man durchaus den Eindruck eines unversehrten Ganzen. <text:span text:style-name="T1">Eine Menge Torsi, die man jetzt als Fragmente aufstellen würde, sind in jener Zeit zu vollständigen Statuen restaurirt worden.</text:span></text:p>
          </table:table-cell>
          <table:table-cell office:value-type="string">
            <text:p>-</text:p>
          </table:table-cell>
          <table:table-cell office:value-type="float" office:value="387">
            <text:p>387</text:p>
          </table:table-cell>
          <table:table-cell table:number-columns-repeated="1018"/>
        </table:table-row>
        <table:table-row table:style-name="ro10">
          <table:table-cell office:value-type="string">
            <text:p><text:span text:style-name="T1">Einst besuchte ich ihn, und er bat mich, da ich gewöhnlich diese Vergnügenstour hin und her in einem Tage machte, die Nacht bei ihm zu bleiben:</text:span> denn er wolle mich auf den Abend an einen Ort bringen, wo es recht <text:span text:style-name="T2">flott</text:span> und fidel herginge. <text:span text:style-name="T1">Ich erkundigte mich nach diesem Orte, und erfuhr, daß daselbst einige Nymphen sich aufhielten, welche nicht böse würden, wenn junge Mannspersonen sie besuchten.</text:span></text:p>
          </table:table-cell>
          <table:table-cell/>
          <table:table-cell office:value-type="string">
            <text:p><text:s/></text:p>
          </table:table-cell>
          <table:table-cell office:value-type="string">
            <text:p><text:span text:style-name="T1">Jeder, der auf dem Schiff in den fluthenden Wellen des Meeres ist, fühlet sich zum Beistande, zur Erhaltung und Rettung des Schiffs verbunden.</text:span> Das Wort Vaterland hat das Schiff am Ufer <text:span text:style-name="T2">flott</text:span> gemacht; er kann, er darf nicht mehr, (es sei denn, daß er sich hinausstürze und den wilden Wellen des Meers überlasse) im Schiff, als wär' er am Ufer, müssig dastehn und die Wellen zählen. <text:span text:style-name="T1">Seine Pflicht ruft ihn, (denn alle seine Gefährten und Geliebten sind mit ihm im Schiffe) daß, wenn ein Sturm sich empört, eine Gefahr droht, der Wind sich ändert, oder ein Schiff hinanschleudert, sein Fahrzeug zu übersegeln, seine Pflicht ruft ihn, daß Er helfe und rufe.</text:span></text:p>
          </table:table-cell>
          <table:table-cell office:value-type="string">
            <text:p>-</text:p>
          </table:table-cell>
          <table:table-cell office:value-type="float" office:value="601">
            <text:p>601</text:p>
          </table:table-cell>
          <table:table-cell table:number-columns-repeated="1018"/>
        </table:table-row>
        <table:table-row table:style-name="ro7">
          <table:table-cell office:value-type="string">
            <text:p><text:span text:style-name="T1">Röth, a. a. O., II. S. 482.</text:span> Aus den Schuleinrichtungen des Pythagoras, worüber Röth, a. a. O., S. 488 ff., handelt, mag hier noch angeführt werden: Dreimal, Morgens, Mittags und <text:span text:style-name="T2">Abends</text:span>, wurde täglich geopfert, sowohl Trank-als Brandopfer; diese letztern bestanden nur im Verbrennen von Weihrauch, nicht aber von Opferthieren, worin Pythagoras dem Zarathustra folgte. <text:span text:style-name="T1">Die Trankopfer wurden besonders jedesmal vor Tische den Göttern und Heroen, – dem Zeus, dem Herakles und den Dioskuren täglich gespendet.</text:span></text:p>
          </table:table-cell>
          <table:table-cell/>
          <table:table-cell office:value-type="string">
            <text:p><text:s/></text:p>
          </table:table-cell>
          <table:table-cell office:value-type="string">
            <text:p><text:span text:style-name="T1">Also empfehle ich mich und, liebe Frau Trotzendorff, wenn unsere Frau Doktern Ihrem Wurm für diese Nacht ein Lager da auf ihrem Sofa machen würde, wie sie's auch mal meinem kleinen seligen Hans gethan hat, so hielte ich das für das Beste.</text:span> Das Kind wird doch wohl diese Nacht durch ein bißchen unruhig sein und Pflege verlangen und Sie, liebe Madame, recht stören. Habe ich schon wieder zu viel gesagt? na, denn guten <text:span text:style-name="T2">Abend</text:span> rundum. <text:span text:style-name="T1">Zwischen uns Beiden bleibt Alles wie es ist, Frau Doktern.“</text:span></text:p>
          </table:table-cell>
          <table:table-cell office:value-type="string">
            <text:p>-</text:p>
          </table:table-cell>
          <table:table-cell office:value-type="float" office:value="1178">
            <text:p>1178</text:p>
          </table:table-cell>
          <table:table-cell table:number-columns-repeated="1018"/>
        </table:table-row>
        <table:table-row table:style-name="ro25">
          <table:table-cell office:value-type="string">
            <text:p><text:span text:style-name="T1">Schicken, bringen Sie ihn bald. —</text:span> Da erinnere ich mich, dem jungen Mann wird eine fixe <text:span text:style-name="T2">Anstellung</text:span> jetzt sehr gelegen kommen. <text:span text:style-name="T1">„Um die Aussöhnung mit dem Vater zu erleichtern?“</text:span></text:p>
          </table:table-cell>
          <table:table-cell/>
          <table:table-cell office:value-type="string">
            <text:p><text:s/></text:p>
          </table:table-cell>
          <table:table-cell office:value-type="string">
            <text:p><text:span text:style-name="T1">Der Teufel und der heil. Lupus waren einander erklärte Feinde, wo sie sich also einen Possen spielen konnten, geschah's, wie man denken kann, nur zu gern.</text:span> Da einst der Heilige bis in später Nacht im Gebet verharrete, wurde er auf <text:span text:style-name="T2">Anstellung</text:span> des Teufels durstig, so daß er frisches <text:span text:style-name="T1">„Meine Schiksale?“ fragte Walter erstaunt.</text:span></text:p>
          </table:table-cell>
          <table:table-cell office:value-type="string">
            <text:p>-</text:p>
          </table:table-cell>
          <table:table-cell office:value-type="float" office:value="25">
            <text:p>25</text:p>
          </table:table-cell>
          <table:table-cell table:number-columns-repeated="1018"/>
        </table:table-row>
        <table:table-row table:style-name="ro24">
          <table:table-cell office:value-type="string">
            <text:p><text:span text:style-name="T1">Nichts ist gewöhnlicher als daß sich die Gelehrten, den gebildeten Weltleuten gegenüber, in Urtheilen über die Schönheit die lächerlichsten Blößen geben, und daß besonders die Kunstrichter von Handwerk der Spott aller Kenner sind.</text:span> Ihr verwahrloßtes, bald überspanntes bald rohes Gefühl leitet sie in den mehresten Fällen falsch, und wenn sie auch zu Vertheidigung desselben in der Theorie etwas aufgegriffen haben, so können sie daraus nur <text:span text:style-name="T2">technische</text:span> (die Zweckmäßigkeit eines Werks betreffende) nicht aber aesthetische Urtheile bilden, welche immer das Ganze umfassen müssen, und bey denen also die Empfindung entscheiden muß. <text:span text:style-name="T1">Wenn sie endlich nur gutwillig auf die letztern Verzicht leisten und es bey den erstern bewenden lassen wollten, so möchten sie immer noch Nutzen genug stiften, da der Dichter in seiner Begeisterung und der empfindende Leser im Moment des Genusses das Einzelne gar leicht vernachläßigen.</text:span></text:p>
          </table:table-cell>
          <table:table-cell/>
          <table:table-cell office:value-type="string">
            <text:p><text:s/></text:p>
          </table:table-cell>
          <table:table-cell office:value-type="string">
            <text:p><text:span text:style-name="T1">Wir können sagen, dass der Künstler sich nirgends vergessen, sondern bei jeder Einzelnheit mit feiner Ueberlegung berechnet hat, durch welche Mittel er seine Zwecke am sichersten erreichen möchte.</text:span> Indessen, wenn wir auch diese Absicht bemerken, dürfen wir doch den Künstler von dem Vorwurfe freisprechen, dass er den Beschauer durch <text:span text:style-name="T2">technische</text:span> Meisterschaft habe blenden wollen. <text:span text:style-name="T1">Nicht ganz so günstig vermochten wir über den Laokoon zu urtheilen.</text:span></text:p>
          </table:table-cell>
          <table:table-cell office:value-type="string">
            <text:p>-</text:p>
          </table:table-cell>
          <table:table-cell office:value-type="float" office:value="156">
            <text:p>156</text:p>
          </table:table-cell>
          <table:table-cell table:number-columns-repeated="1018"/>
        </table:table-row>
        <table:table-row table:style-name="ro16">
          <table:table-cell office:value-type="string">
            <text:p><text:span text:style-name="T1">Unten wird mit Mehrerm ausführlicher dargethan, wie eigentlich das Rasensetzen am besten betrieben werde.</text:span> Folgende Betrachtungen über die <text:span text:style-name="T2">Anstellung</text:span> der Arbeiter sind hier mit angehängt. <text:span text:style-name="T1">Ob sie gleich nicht eigentlich hier in diese Abtheilung gehören, so sind sie doch um des Praktischen willen hieher verlegt worden, welches der Leser zu Gute halten wird.</text:span></text:p>
          </table:table-cell>
          <table:table-cell/>
          <table:table-cell office:value-type="string">
            <text:p><text:s/></text:p>
          </table:table-cell>
          <table:table-cell office:value-type="string">
            <text:p><text:span text:style-name="T1">Ob aber der Herrschaft auch das Recht zustehe, das Gesinde begangener Vergehungen, oder seiner Halsstarrigkeit wegen, zu züchtigen? wird von einigen verneinet, von den meisten aber beiahet. Aus der Natur des Mieth-Contracts läßt sich freylich kein Züchtigungsrecht herleiten, auch keine Gesetze sprechen für die Herrschaft.</text:span> Da inzwischen bey manchen rohen Leuten der Endzweck des Mieth-Contracts unmöglich zu erreichen wäre, wenn alle Uebertretungen der Befehle des Herrn nur die Richter ahnden dürften, so erlaubt man heutiges Tages der Herrschaft eine mäßige Züchtigung. Sollte jedoch dieselbe ihr Gesinde ohne Ursach mißhandeln, so hat es keinen Zweifel, daß auch Bediente zur <text:span text:style-name="T2">Anstellung</text:span> der Injurien-Klage wider ihre Herrschaft zuzulassen, und ihnen alle rechtliche Genugthuung angedeyen müsse. <text:span text:style-name="T1">Man pflegt sie zwar auch Domestiquen, Hausgenossen, Hausleute zu nennen; doch darf damit der römische Begriff von domesticis nicht confundirt werden. domesticos nannten die Römer alle diejenigen, welche zu dem Hause eines Paterfamilias gerechnet wurden, und in dieser Rücksicht auf irgend eine Art mit demselben in Verbin, dung standen.</text:span></text:p>
          </table:table-cell>
          <table:table-cell office:value-type="string">
            <text:p>-</text:p>
          </table:table-cell>
          <table:table-cell office:value-type="float" office:value="793">
            <text:p>793</text:p>
          </table:table-cell>
          <table:table-cell table:number-columns-repeated="1018"/>
        </table:table-row>
        <table:table-row table:style-name="ro10">
          <table:table-cell office:value-type="string">
            <text:p><text:span text:style-name="T1">Rosaliens Briefe an ihre Freundin Marianne v. St. ** von der Verfasserin des Fräul. v. Sternheim, 1 ster Band 8 1779. 1 Rthlr. 8 Gr.</text:span> Der 2te und 3te Band hiervon sind unter der <text:span text:style-name="T2">Presse</text:span>. <text:span text:style-name="T1">Rosenblatt, E medicinische Abhandlung von den Würkungen des Kohls, aus dem Engl. 8. 1778. 6 Gr.</text:span></text:p>
          </table:table-cell>
          <table:table-cell/>
          <table:table-cell office:value-type="string">
            <text:p><text:s/></text:p>
          </table:table-cell>
          <table:table-cell office:value-type="string">
            <text:p><text:span text:style-name="T1">So wie man aber die Idee der Verwaltung selbst an die Spitze stellt, muß man auch in der Presse etwas anderes und höheres sehen, als einen Faktor des Gesammtlebens, bei dem es vor allem darauf ankommt, ihn innerhalb seiner Gränzen zu halten und seine Gefahren zu bekämpfen.</text:span> In der That ist die <text:span text:style-name="T2">Presse</text:span> etwas Anderes. <text:span text:style-name="T1">Die Presse im weitesten Sinne des Wortes, als die Gesammtheit aller durch den Druck veranstalteten Vervielfältigungen geistiger Arbeiten, ist vielmehr derjenige Proceß, in welchem durch beständige gegenseitige Einwirkung des Einzelnen auf das Ganze und des Ganzen auf den Einzelnen die allgemeine Bildung erzeugt und gefördert wird.</text:span></text:p>
          </table:table-cell>
          <table:table-cell office:value-type="string">
            <text:p>-</text:p>
          </table:table-cell>
          <table:table-cell office:value-type="float" office:value="103">
            <text:p>103</text:p>
          </table:table-cell>
          <table:table-cell table:number-columns-repeated="1018"/>
        </table:table-row>
        <table:table-row table:style-name="ro26">
          <table:table-cell office:value-type="string">
            <text:p><text:span text:style-name="T1">Eines der auserlesensten Opfer dieser Lieblingsbeschäftigung der ganzen Tafelrunde, war, wie schon in frühern Kapiteln angedeutet, mein Papa.</text:span> Längst wußte man, daß er, auf Conversation hin angesehen, drei <text:span text:style-name="T2">Steckenpferde</text:span> hatte: die Rang-und Ordensverhältnisse des preußischen Staats, die Einwohnerzahl aller Städte und Flecken unter Zugrundelegung der neuesten Zählung und die Namen und Herzogstitel der französischen Marschälle, einschließlich einer Unsumme napoleonischer Anekdoten, die letzteren meist in Originalfassung. <text:span text:style-name="T1">Mitunter wurde diese Fassung auf Satzbildung und Grammatik hin beanstandet, worauf mein in die Enge getriebener Papa mit unverbrüchlicher Ruhe antwortete:</text:span></text:p>
          </table:table-cell>
          <table:table-cell/>
          <table:table-cell office:value-type="string">
            <text:p><text:s/></text:p>
          </table:table-cell>
          <table:table-cell office:value-type="string">
            <text:p><text:span text:style-name="T1">VIII.</text:span> Neue Geständnisse, die von Rechts wegen in die Vorrede gehörten — praktische Dinge — Gesichtspunkte — Beiläufigkeiten — Ulysses wird ruhmredig und hinterhaltig — Diener — Ersparnisse — gelehrter Kram — touristischer Stammbaum — Blick in alte Zeiten — die Reise, ihre Freunde und Feinde, Vortheile und Nachtheile — Triebfedern — Eitelkeits-und Phantasietouristen — Poesie der Reise — Reisefieber — neue Art zu reisen — Eisenbahnwesen und seine Flegeljahre — Hoffnungen — Techniker — Ruß-und Bußfahrten — feurige Kohlen — Staubbrillen — Bahnhofsrestaurants — Fürsprecher — Widerwärtigkeiten und Strapazen — Comfort — Rechtfertigung — allgemeine Betrachtungen — geistige Rund-und Fernsicht — Zwecke — Summe der Reiseerfahrungen — der große Touristenstrom — Reisemüde — Grade der Empfänglichkeit — Farbenscheibe — Nutzanwendung — Monotonie des steten Wechsels — bestimmte Richtung — Reisemechanismus — passives Empfangen von Eindrücken — Specialität — keine Zeit haben — Märtyrer der Berufspflicht — Mußestunden — Jugend und Alter — Einseitigkeit — ewiges Einerlei — geistige Alpenregion — Sammler und Sammlungen — Excerpte — Lichtstrahlen — ein Sonderling — Berufswahl — Wechsel der Stimmungen — das beste Geschäft — die Reise eine Wohlthäterin — ein anderer Kauz — allein und abgetrennt — Zucht von <text:span text:style-name="T2">Steckenpferden</text:span> — Zerstreuungsjäger — pariser Ennui — große Modebäder — worauf es ankommt — ein gutes Reisegewissen u. seine Forderungen — was wir alles beobachten sollen — Vielseitigkeit — Bienen und Fliegen — Wahl treffen — spitze Bleistifte — weitere Mittel gegen Reisemüdigkeit — Hauptaufgaben — Sehenswürdigkeiten — Menschen und Selbstkenntniß — Probiersteine und Schleifsteine — Geselligkeitstrieb — Einsiedler — Ausschließlichkeit — Befürchtungen — die Reise ein Maskenball — öffentliche und Privatbälle — Zwiegespräche — große Gesellschaften — Hintergedanken — betrübende Wahrnehmung — unsre Geschäftsfreunde — ein Landpastor — Stadt-und Landleute — plötzlicher Geldgewinn — Wohnungsmiethe — Preissteigerungen — Luxusgäste — Trinkgelder, Geschenke, Almosen — Culturfortschritte — Selbstvertheidigung — durch Cultur zur Natur zurück — unsre Aufgaben — Politik — Heimgekehrte — leichtsinniges Briefschuldenmachen — Imponirenwollen — Abenteuer — Reiseberichte — Zweifel — Abschiedswort und Reisesegen. <text:span text:style-name="T1">Keinem Leser dieses Büchleins wird es entgangen sein, daß dasselbe viel von der Technik der Reise, weniger von ihrer Wissenschaft, noch minder von ihrer Kunst und am seltensten von ihrer Moral gehandelt hat.</text:span></text:p>
          </table:table-cell>
          <table:table-cell office:value-type="string">
            <text:p>-</text:p>
          </table:table-cell>
          <table:table-cell office:value-type="float" office:value="1277">
            <text:p>1277</text:p>
          </table:table-cell>
          <table:table-cell table:number-columns-repeated="1018"/>
        </table:table-row>
        <table:table-row table:style-name="ro14">
          <table:table-cell office:value-type="string">
            <text:p><text:span text:style-name="T1">Gegen den Winter werben sie so fett, daß oft eins bey 20 Pfund wiegt.</text:span> Sie schlafen alsdann vom October bis in den April; und nachdem der Winter hart oder gelind werden wird, vermachen sie den Eingang zu ihren Hölen fester oder <text:span text:style-name="T2">lockerer</text:span>. <text:span text:style-name="T1">In der Tatarey pflanzen sie den Rhabarber fort.</text:span></text:p>
          </table:table-cell>
          <table:table-cell/>
          <table:table-cell office:value-type="string">
            <text:p><text:s/></text:p>
          </table:table-cell>
          <table:table-cell office:value-type="string">
            <text:p><text:span text:style-name="T1">Dieß sind Hebel, das Wasser kann an ihrem äußersten Ende stark würken.</text:span> Hiedurch wird der Ufer <text:span text:style-name="T2">lukker</text:span> gemacht. <text:span text:style-name="T1">Und das Wasser reißt endlich den ganzen Bau, und hiedurch einen merklichen Theil von dem Felde weg.</text:span></text:p>
          </table:table-cell>
          <table:table-cell office:value-type="string">
            <text:p>-</text:p>
          </table:table-cell>
          <table:table-cell office:value-type="float" office:value="766">
            <text:p>766</text:p>
          </table:table-cell>
          <table:table-cell table:number-columns-repeated="1018"/>
        </table:table-row>
        <table:table-row table:style-name="ro18">
          <table:table-cell office:value-type="string">
            <text:p><text:span text:style-name="T1">ihr nehmet es nicht übel, sagte es da, und konnte sich fast nicht hinterhalten vor Freude zu jauchzen:</text:span> es sprang im Augenblik hinter den Ofen, nahm die zwey weissen Papier, die es schon zum voraus darfür verborgen, hervor, <text:span text:style-name="T2">pakte</text:span> seine Küchlj alle die auf dem Tisch sind, in zwey Kräm, einen für den Junker und einen für den Pfarrer, trug dann dieselben in einem neuen schönen Körbchen, das es mit einem weissen Tuch dekte, den Herren nach bis zum Pfarrhaus: Sie redten den ganzen Weg über mit ihm, und hielten ihn ’s noch im Pfarrhaus auf, bis der Junker wegfuhr. <text:span text:style-name="T1">§.</text:span></text:p>
          </table:table-cell>
          <table:table-cell/>
          <table:table-cell office:value-type="string">
            <text:p><text:s/></text:p>
          </table:table-cell>
          <table:table-cell office:value-type="string">
            <text:p><text:span text:style-name="T1">Wenn sie genug ausgeschwitzet haben, welches man durch das Anfühlen erkennet, und daraus beurtheilet, wenn sie nicht mehr heiß sind, und nach ihrer Beschaffenheit fein gelbe, lohfarben, oder kastanienbraun geworden sind; so werden sie an einen starken Faden, der nicht leichtlich reißt, mit denen darzu gehörigen Tabacksnadeln angereihet, und so lange auf einen luftigen Boden, wo weder die Sonne, noch der freye Wind dazu kann, gehänget, bis sie recht dürre worden.</text:span> Darauf nimmt man sie wieder ab, und <text:span text:style-name="T2">packet</text:span> sie entweder in Fässer ein, presset sie auch nach Gelegenheit ein; oder, wenn man keine Fasser, oder deren nicht genug hat, schlägt man sie auf große Haufen, die man mit Bretern und Gewichte beschweret, weil sie sich sonst nicht halten, sondern verderben würden. <text:span text:style-name="T1">Und in diesem Zustande ist nun der Taback bereits Kaufmannsgut, und wird, wenn er also verkaufet wird, Blättertaback, franz. Tabac en feuilles, genennet.</text:span></text:p>
          </table:table-cell>
          <table:table-cell office:value-type="string">
            <text:p>-</text:p>
          </table:table-cell>
          <table:table-cell office:value-type="float" office:value="783">
            <text:p>783</text:p>
          </table:table-cell>
          <table:table-cell table:number-columns-repeated="1018"/>
        </table:table-row>
        <table:table-row table:style-name="ro9">
          <table:table-cell office:value-type="string">
            <text:p><text:span text:style-name="T1">Hingegen ist er in den Werken oder Theilen derselben nöthig, deren Vollkommenheit aus vielen kleinen Verhältnissen, aus subtilen Vergleichungen herkömmt, von welcher Art alle feinen Gegenstände, alles Kleine, Niedliche, alles, dessen Wesen aus der Sammlung oder Zusammenfaßung vieler kleinen Theile besteht, sind.</text:span> Die Würkung des Fleißes ist demnach das <text:span text:style-name="T2">Feine</text:span> in jedem kleinsten Theile des Werks. <text:span text:style-name="T1">Wenn Wahrheit und Richtigkeit da sind, so kann das Feine noch hinzukommen.</text:span></text:p>
          </table:table-cell>
          <table:table-cell/>
          <table:table-cell office:value-type="string">
            <text:p><text:s/></text:p>
          </table:table-cell>
          <table:table-cell office:value-type="string">
            <text:p><text:span text:style-name="T1">Das Feine ist dem Groben entgegen gesetzt, das sich stark fühlen läßt, und auch gröbern Sinnen nicht entgeht.</text:span> Es liegt in der Natur der Vorstellungskräfte, daß diejenigen, die eine große Fertigkeit in jeder Art der Vorstellungen erlangt haben, von dem <text:span text:style-name="T2">Feinen</text:span> angenehmer gerührt werden, als von dem zu merklichen. <text:span text:style-name="T1">So wol für die äußern, als für die innern Sinnen, werden rohe Menschen von solchen Dingen angenehm gerührt, die geübtern schon zu gemein und nicht fein genug sind.</text:span></text:p>
          </table:table-cell>
          <table:table-cell office:value-type="string">
            <text:p>-</text:p>
          </table:table-cell>
          <table:table-cell office:value-type="float" office:value="508">
            <text:p>508</text:p>
          </table:table-cell>
          <table:table-cell table:number-columns-repeated="1018"/>
        </table:table-row>
        <table:table-row table:style-name="ro13">
          <table:table-cell office:value-type="string">
            <text:p><text:span text:style-name="T1">Und so diskret sind zum Theil diese Ehemänner, daß sie oft nicht einmal von ihrem eigenen Recht, ihren Gattinnen auf den Grund der Seele zu blicken, Gebrauch machen.</text:span> Auch soll die Gattin um deswillen schüchtern und zurückhaltend sein, weil diese Eigenschaften eine Schutzwehr der Tugend bilden; wissen doch die Männer aus Erfahrung, daß sie auf ihren Eroberungszügen in der Frauenwelt die Tugend der kleinen Blumen, die in Küchen, Speisekammern und <text:span text:style-name="T2">Kinderstuben</text:span> still dahinblühen, gerne schonen. <text:span text:style-name="T1">Besitzt nun aber Frau Schulz oder Frau Müller alle die genannten weiblichen Eigenschaften, die ihre Gatten als so begehrenswerth preisen und als das wesentliche Erforderniß einer glücklichen Ehe, – werden um dessentwillen Herr Schulz und Müller ihren gehorsamen Hausfrauen mehr Treue und Liebe bewahren, als wenn sie dieser Eigenschaften ledig wären?</text:span></text:p>
          </table:table-cell>
          <table:table-cell/>
          <table:table-cell office:value-type="string">
            <text:p><text:s/></text:p>
          </table:table-cell>
          <table:table-cell office:value-type="string">
            <text:p><text:span text:style-name="T1">Wie glücklich ich selber im Hinblick darauf bin, brauche ich nicht erst zu versichern, schon weil ich dann Leben und Zerstreuung um mich her haben werde oder, wie Geert sich ausdrückt, „ein liebes Spielzeug“.</text:span> Mit diesem Worte wird er wohl recht haben, aber er sollte es lieber nicht gebrauchen, weil es mir immer einen kleinen Stich giebt und mich daran erinnert, wie jung ich bin, und daß ich noch halb in die <text:span text:style-name="T2">Kinderstube</text:span> gehöre. <text:span text:style-name="T1">Diese Vorstellung verläßt mich nicht (Geert meint, es sei krankhaft), und bringt es zu Wege, daß das, was mein höchstes Glück sein sollte, doch fast noch mehr eine beständige Verlegenheit für mich ist.</text:span></text:p>
          </table:table-cell>
          <table:table-cell office:value-type="string">
            <text:p>-</text:p>
          </table:table-cell>
          <table:table-cell office:value-type="float" office:value="1052">
            <text:p>1052</text:p>
          </table:table-cell>
          <table:table-cell table:number-columns-repeated="1018"/>
        </table:table-row>
        <table:table-row table:style-name="ro18">
          <table:table-cell office:value-type="string">
            <text:p><text:span text:style-name="T1">Luft, Wasser, Wärme, erzeugen wenn man sie sich selbst überlassen betrachtet, Winde und Wolcken, Regen, Ströme, welche die Länder befeuchten, und alle die nützliche Folgen, ohne welche die Natur traurig, öde und unfruchtbar bleiben müßte.</text:span> Sie bringen aber diese Folgen nicht durch ein bloßes Ungefehr, oder durch einen <text:span text:style-name="T2">Zufall</text:span> der eben so leicht nachtheilig hätte ausfallen können hervor, sondern man siehet: daß sie durch ihre natürliche Gesetze eingeschrenckt sind auf keine andere als diese Weise zu wircken. <text:span text:style-name="T1">Was soll man von dieser Uebereinstimmung denn gedencken.</text:span></text:p>
          </table:table-cell>
          <table:table-cell/>
          <table:table-cell office:value-type="string">
            <text:p><text:s/></text:p>
          </table:table-cell>
          <table:table-cell office:value-type="string">
            <text:p><text:span text:style-name="T1">Allein es läßt sich hieraus nichts weiter schließen, wenn ich auch meine vorige Lebensart wieder anfangen sollte, als daß wir ohne Zweifel, wo wir noch zu denken im Stande sind und Zeit dazu haben, auf eben die Art denken werden, so bald die Zeit zu gelassener Ueberlegung einfällt, es mag nun durch unsre eigne oder durch anderer Unglücksfälle geschehen.</text:span> Wir sind nicht solche Narren, keiner von uns beyden, daß wir ein künftiges Leben in Zweifel ziehen, oder in den Gedanken stehen sollten, als wenn wir durch einen blinden <text:span text:style-name="T2">Zufall</text:span> und zu keinem andern Ende, als alles das Böse zu thun, das wir nur thun können, in die Welt gekommen wären: unsre Lebensart mag auch beschaffen seyn, wie sie will. <text:span text:style-name="T1">Jch schäme mich nicht zu gestehen, daß ich bey denen Gebetern, die ich meinem armen Onkel in der Abwesenheit eines sehr guten Geistlichen, der ihn ordentlich besucht, vorlesen muß, nicht vergesse, ein oder ein paar Worte für mich selbst einfließen zu lassen.</text:span></text:p>
          </table:table-cell>
          <table:table-cell office:value-type="string">
            <text:p>-</text:p>
          </table:table-cell>
          <table:table-cell office:value-type="float" office:value="469">
            <text:p>469</text:p>
          </table:table-cell>
          <table:table-cell table:number-columns-repeated="1018"/>
        </table:table-row>
        <table:table-row table:style-name="ro27">
          <table:table-cell office:value-type="string">
            <text:p><text:span text:style-name="T1">353 Compotes.</text:span> Im Allgemeinen 221 Brühe des Obstes 221 Beimischung 222 Ersatzmittel 222 Feines Anrichten 222 Passende Geschirre zum Kochen 221 Verfahren beim Kochen 221 Vorrichten des Obstes 221 Vorsicht 222 Compote von ganzen Aepfeln 225 Aepfel, getrocknete saure, 228 Aepfelcompote, gebackenes mit Mandelguß 226 Aepfelmus 226 Aepfelsalat und Apfelsinen 226 Birnen-Compote 224 Birnen getrocknete 228 Birnen mit Preiselbeeren 225 Brombeeren 225 Heidelbeer-(Blaubeeren-) Compote 224 Heidelbeer-Compote auf <text:span text:style-name="T2">englische</text:span> Art 224 Himmbeeren-Compote 224 Johannisbeeren-Kompote 224 Kirschen-Compote, von ausgesteinten 223 von nicht ausgesteinten 223 Kirschen, getrocknete 228 Melonen-Compote 224 Pfirsich-Compote 224 Preißelbeeren (Cranberries) <text:span text:style-name="T1">225 Quitten-Compote 227 Rhabarber-(Pie-Plant) Compote 222 einfacher zu bereiten 222 Stachelbeeren-Compote, von unreifen 222 auf andere Art 223 von reifen 223 Waldbeeren zum Dessert vorzurichten 223 Zwetschen-Compote für den täglichen Tisch, auch zu Mehlspeisen passend 225 feines 225 Zwetschen-Compote, von rohen 225 von getrockneten, No. 1. 227 auf andere Art No. 2. 228 von getrockneten 228 Zwetschenmus 228 Codfish (siehe Stockfisch, Laberdau, Kabliau). Crabs (siehe Krebse).</text:span></text:p>
          </table:table-cell>
          <table:table-cell/>
          <table:table-cell office:value-type="string">
            <text:p><text:s/></text:p>
          </table:table-cell>
          <table:table-cell office:value-type="string">
            <text:p><text:span text:style-name="T1">Flectere si nequeo superos, Acheronta movebo.</text:span> Die fünf leztern Absätze fehlen ganz in der <text:span text:style-name="T2">englischen</text:span> Uebersetzung und befinden sich nur im Mascpte des Neffen. <text:span text:style-name="T1">Zweites Kapitel.</text:span></text:p>
          </table:table-cell>
          <table:table-cell office:value-type="string">
            <text:p>-</text:p>
          </table:table-cell>
          <table:table-cell office:value-type="float" office:value="349">
            <text:p>349</text:p>
          </table:table-cell>
          <table:table-cell table:number-columns-repeated="1018"/>
        </table:table-row>
        <table:table-row table:style-name="ro22">
          <table:table-cell office:value-type="string">
            <text:p><text:span text:style-name="T1">Beydes ist gut, wenn nur die gehörige Unterordnung dabey beobachtet wird.</text:span> Der Künstler sollte sich die besten Baumeister zum Muster nehmen, die das <text:span text:style-name="T2">Feine</text:span> und das Kleine zwar nicht verachten, aber nur sparsam, und an den Stellen anbringen, wo es das Aug von dem Großen nicht abziehen kanu. <text:span text:style-name="T1">(*) S. Küaste.</text:span></text:p>
          </table:table-cell>
          <table:table-cell/>
          <table:table-cell office:value-type="string">
            <text:p><text:s/></text:p>
          </table:table-cell>
          <table:table-cell office:value-type="string">
            <text:p><text:span text:style-name="T1">Silber im Ctr.; Anreich-oder Dürrerze von 0,144— 0,200 Mzpfd. und mehr; Stufferze, die gleich dem Abtreiben zugetheilt werden und reine Silbererze enthalten, mit oft mehreren Mzpfd. Silber; Silber-oder ordinaire Schliege mit über 0,070 Mzpfd. güld. Silber; Kiesschliege mit etwa 40 % Lech und unter 0,070 Mzpfd. güld. Silber; Zuschlagskiese mit 50 % Lech und darüber ohne einen einlösungswürdigen Güldisch-Silbergehalt; Bleierze und Bleischliege mit 40—60 % Blei und variablem Güldisch-Silbergehalt und silberhaltige Kupfererze ohne Gold) werden in Quantitäten von 2 Ctrn. verwogen und beim Aufstürzen auf die Wage von jedem Trögel mit einer kleinen Schaufel Probe genommen, bis die ganze Post verwogen.</text:span> Bei ungleichförmigen Geschicken zieht man abwechselnd vom <text:span text:style-name="T2">Feinen</text:span> und vom Groben Probe. <text:span text:style-name="T1">Das Probegut von einer Post wird auf dem sogenannten Reducirbrett gehörig vermengt, dann zuerst in parallelen, hierauf diesen ins Kreuz und zuletzt diagonalen Zügen die verjüngte Probe genommen.</text:span></text:p>
          </table:table-cell>
          <table:table-cell office:value-type="string">
            <text:p>-</text:p>
          </table:table-cell>
          <table:table-cell office:value-type="float" office:value="63">
            <text:p>63</text:p>
          </table:table-cell>
          <table:table-cell table:number-columns-repeated="1018"/>
        </table:table-row>
        <table:table-row table:style-name="ro18">
          <table:table-cell office:value-type="string">
            <text:p><text:span text:style-name="T1">Bey dieser Gelegenheit entstand eine neue Frage; ob nicht wenigstens vom Cammergerichte erst Bericht zu fordern sey, ehe man am Reichstage in diesen Sachen selbst etwas entscheiden könne?</text:span> Nun war wohl nichts <text:span text:style-name="T2">billiger</text:span>, als daß der ganz allgemeine Grundsatz, niemanden ungehört zu verurtheilen, auch einem so hohen Gerichte zu gute kommen müße, damit dasselbe nicht, ohne erst mit seinen Gründen gehöret zu seyn, unrecht erkannt zu haben verurtheilt werden möchte. <text:span text:style-name="T1">Das war auch der Analogie gemäß, da kein Appellationsrichter leicht eines Unterrichters Erkenntniß abändern wird, ohne erst seine Entscheidungsgründe und seinen Bericht über die wider ihn angebrachten Beschwerden vernommen zu haben.</text:span></text:p>
          </table:table-cell>
          <table:table-cell/>
          <table:table-cell office:value-type="string">
            <text:p><text:s/></text:p>
          </table:table-cell>
          <table:table-cell office:value-type="string">
            <text:p><text:span text:style-name="T1">Die vier Mächte konnten sich nicht verhehlen, daß die vollständige Befriedigung aller dieser Gläubiger fast unmöglich war; jedes französische Cabinet, das einen solchen Vorschlag vor die Kammern gebracht hätte, wäre dem vereinten Ansturm aller Parteien unzweifelhaft sofort erlegen, und was sollte werden, wenn die Ultras wieder ans Ruder kamen?</text:span> Daher erklärte sich selbst Hardenberg, auf die flehentlichen Bitten des französischen Gesandten, endlich bereit in ein Abkommen zu willigen, wenn die betheiligten deutschen Höfe zustimmten; nur dürfe die Herabsetzung der Forderungen ein <text:span text:style-name="T2">billiges</text:span> Maß nicht überschreiten, weil die Unzufriedenheit der enttäuschten Gläubiger, namentlich in den neugewonnenen deutschen Ländern ernstlich zu fürchten sei. <text:span text:style-name="T1">Aber inzwischen hatte Czar Alexander wieder einmal auf Kosten der Bundesgenossen seine Großmuth leuchten lassen und dem Tuilerienhofe eigenmächtig die Herabminderung der Rechnung versprochen.</text:span></text:p>
          </table:table-cell>
          <table:table-cell office:value-type="string">
            <text:p>-</text:p>
          </table:table-cell>
          <table:table-cell office:value-type="float" office:value="58">
            <text:p>58</text:p>
          </table:table-cell>
          <table:table-cell table:number-columns-repeated="1018"/>
        </table:table-row>
        <table:table-row table:style-name="ro11">
          <table:table-cell office:value-type="string">
            <text:p><text:span text:style-name="T1">Die Etablissements steigen 1837 bis 55 von 152 auf 209, sinken 1858 auf 127, 1861 auf 69. Aehnlich geht es in vielen Branchen der Gewebeindustrie, besonders auch in den Hülfsgewerben, den Färbereien, Bleichen, Appreturanstalten.</text:span> Für sie sind <text:span text:style-name="T2">technische</text:span> Kräfte ausgezeichneter Art ein Bedürfniß. <text:span text:style-name="T1">Solche können nur in großen Etablissements angestellt, voll beschäftigt und bezahlt werden.</text:span></text:p>
          </table:table-cell>
          <table:table-cell/>
          <table:table-cell office:value-type="string">
            <text:p><text:s/></text:p>
          </table:table-cell>
          <table:table-cell office:value-type="string">
            <text:p><text:span text:style-name="T1">Bayern: Pötzl, Verwaltungsrecht §. 125. (Locale Entwicklung).</text:span> Die Literatur des vorigen Jahrhunderts schon bei Berg; dann bei Mohl; sie ist ihrer Natur nach fast ausschließlich <text:span text:style-name="T2">technisch</text:span>. <text:span text:style-name="T1">Ueber Frankreich: Gesetz vom 24. Aug. 1790, welches die ganze Feuerordnung unter den amtlichen Maire stellt; specielle Entwicklung in den großen Städten (vergl. Block, Dict. v. Incendie und Sappeurs-Pompiers.</text:span></text:p>
          </table:table-cell>
          <table:table-cell office:value-type="string">
            <text:p>-</text:p>
          </table:table-cell>
          <table:table-cell office:value-type="float" office:value="977">
            <text:p>977</text:p>
          </table:table-cell>
          <table:table-cell table:number-columns-repeated="1018"/>
        </table:table-row>
        <table:table-row table:style-name="ro28">
          <table:table-cell office:value-type="string">
            <text:p><text:span text:style-name="T1">Das maassgebende Postulat bei dieser letzteren war wiederum die Symmetrie.</text:span> Das <text:span text:style-name="T2">Motiv</text:span> hatte zwar um seiner gegenständlichen Bedeutung willen Darstellung gefunden, aber diese Darstellung selbst erfolgte unter strenger Berücksichtigung derjenigen primitiven künstlerischen Postulate, die schon dem rein dekorativen, dem blossen Bedürfniss des Schmückens dienenden Kunstschaffen zu Grunde gelegen waren. <text:span text:style-name="T1">Die Altegypter selbst mussten das künstlerisch durchgebildete Symbol zugleich als Schmuck empfunden haben.</text:span></text:p>
          </table:table-cell>
          <table:table-cell/>
          <table:table-cell office:value-type="string">
            <text:p><text:s/></text:p>
          </table:table-cell>
          <table:table-cell office:value-type="string">
            <text:p><text:span text:style-name="T1">2) Der Mißbrauch der Frömmigkeit der sogenannten Bußfertigen.</text:span> Diese befleißigen sich zwar der Ausübung der Tugend, da aber ihr <text:span text:style-name="T2">Motiv</text:span> zur Tugend nicht die in der Vernunft gegründete Erkenntniß Gottes und seiner Vollkommenheit ist, sondern vielmehr in falschen Vorstellungen von Gott und seinen Eigenschaften besteht, so konnte es nicht anders seyn, als daß sie auch die wahre Tugend verfehlten, und auf eine eingebildete Art von Tugend geriethen, und daß, anstatt daß sie aus Liebe zu Gott, und Neigung ihm ähnlich zu werden, sich der Sklaverei ihrer sinnlichen Begierden und Leidenschaften hätten entziehn, und nach Gesetzen des in der Vernunft gegründeten freien Willens zu handeln sich bestreben sollen, sie vielmehr durch Vernichtung ihrer wirkenden Kräfte selbst, ihre Begierden und Leidenschaften zu vernichten suchten, wie wir dieses schon oben durch einige traurige Beispiele dargethan haben. <text:span text:style-name="T1">Die Aufklärer hingegen forderten als Bedingung der wahren Tugend ein heiteres, zu allen Arten von Thätigkeit aufgelegtes, Gemüth; sie erlaubten nicht nur, sondern empfahlen sogar einen mäßigen, zu Erlangung der Heiterkeit des Gemüths erforderlichen Genuß aller Arten der Vergnügungen.</text:span></text:p>
          </table:table-cell>
          <table:table-cell office:value-type="string">
            <text:p>-</text:p>
          </table:table-cell>
          <table:table-cell office:value-type="float" office:value="170">
            <text:p>170</text:p>
          </table:table-cell>
          <table:table-cell table:number-columns-repeated="1018"/>
        </table:table-row>
        <table:table-row table:style-name="ro8">
          <table:table-cell office:value-type="string">
            <text:p><text:span text:style-name="T1">Um die absonderung recht zu betrachten; so ist solche haubtsächlich in 3 classen einzuteilen; 1) ist die teutsche absonderung insgemein zu nemen.</text:span> Dise ist eine trennung der väterlichen gewalt durch die heirat, oder <text:span text:style-name="T2">anstellung</text:span> einer besonderen haushaltung der kinder (§ 933, § 936 des 1ten th., und § 932 des 3ten th.), Freiherr von Lynker in anal. ad instit. lib. I tit. 13 § vlt. s. 44, und lib. 14 tit. 4 ad Struu. S. I. ciu. § 54, s. 188, Boehmer s. 936 des 1ten th. der exerc. ad π. <text:span text:style-name="T1">§ 9 fgg., Joh. Brunnemann im comm. ad π über den L. 31 π de adopt. n. 2, Lauterbach im coll. th. pr. π lib. I tit. 7 § 34, 35, von Senkenberg de potestate parent.</text:span></text:p>
          </table:table-cell>
          <table:table-cell/>
          <table:table-cell office:value-type="string">
            <text:p><text:s/></text:p>
          </table:table-cell>
          <table:table-cell office:value-type="string">
            <text:p><text:span text:style-name="T1">Acht und zwanzigstes Kapitel.</text:span> Unruhe der Ohnewitzer Gemeinde über die <text:span text:style-name="T2">Anstellung</text:span> des neuen Pastors. <text:span text:style-name="T1">Neun und zwanzigstes Kapitel.</text:span></text:p>
          </table:table-cell>
          <table:table-cell office:value-type="string">
            <text:p>-</text:p>
          </table:table-cell>
          <table:table-cell office:value-type="float" office:value="654">
            <text:p>654</text:p>
          </table:table-cell>
          <table:table-cell table:number-columns-repeated="1018"/>
        </table:table-row>
        <table:table-row table:style-name="ro16">
          <table:table-cell office:value-type="string">
            <text:p><text:span text:style-name="T1">Allein König August II., der das Ordinat am liebsten für die Krone eingezogen hätte, jedenfalls aber dasselbe in ihm zuverläßigen Händen sehen wollte, erklärte sich entschieden gegen die Ansprüche beider Prätendenten, und sandte den General Poniatowski und Jan Tarlo, den Woiwoden von Lublin, nach Dubno, der Hauptfeste des Ordinats, um diese und sämtliche Güter unter den Sequester der Krone zu nehmen.</text:span> Auf die Nachricht, daß Sanguszko sich in Besitz gesetzt, war sein erster Gedanke, diesen mit Gewalt zu vertreiben; er unterließ es jedoch bei reiferer Überlegung, und seine Bevollmächtigten schlossen mit Sanguszko einen Vertrag (7. Juli 1721), nach welchem dieser vorläufig bis zu der Entscheidung des nächsten <text:span text:style-name="T2">Reichstages</text:span> in Besitz bleiben sollte. <text:span text:style-name="T1">Man sagte, Poniatowski habe von ihm hiefür 30,000, Tarlo 70,000 fl. erhalten.</text:span></text:p>
          </table:table-cell>
          <table:table-cell/>
          <table:table-cell office:value-type="string">
            <text:p><text:s/></text:p>
          </table:table-cell>
          <table:table-cell office:value-type="string">
            <text:p><text:span text:style-name="T1">Allein die Majorität der Senatoren (48 c. 12) stimmte dafür, daß der Prinz in Kurland, sei es auch mit Gewalt, gehalten werden solle: einig waren beide Partheien nur darin, daß ein außerordentlicher Reichstag auszuschreiben sei, gegen welchen sich wieder der König anfangs sträubte, weil er, nach siebenjährigem Exil und krank wie er war, die Rückkehr nach Dresden dringend ersehnte.</text:span> Der Senatsbeschluß übertrug dem Primas und den Feldherren der Krone und Lithauens, während der Abwesenheit des Königs auf die Erhaltung der Sicherheit der Gränzen der Republik und ihrer Lehen Bedacht zu nehmen, wies die Kronanwälte von Polen und Lithauen an, den Ernst Johann Grafen Biron als Störer des öffentlichen Friedens vor Gericht zu laden, ermächtigte die nach Kurland gesandten Kommissaire dem Herzog Karl und dessen Rechten auch ferner beizustehen, und sprach die Nothwendigkeit der Berufung eines außerordentlichen <text:span text:style-name="T2">Reichstages</text:span> aus. <text:span text:style-name="T1">Nachdem August dann die diesen betreffenden Universalien, ohne jedoch den Tag der Berufung zu bestimmen unterzeichnet hatte (22. April), verließ er drei Tage darauf Warschau, um es nicht wieder zu sehen.</text:span></text:p>
          </table:table-cell>
          <table:table-cell office:value-type="string">
            <text:p>-</text:p>
          </table:table-cell>
          <table:table-cell office:value-type="float" office:value="937">
            <text:p>937</text:p>
          </table:table-cell>
          <table:table-cell table:number-columns-repeated="1018"/>
        </table:table-row>
        <table:table-row table:style-name="ro8">
          <table:table-cell office:value-type="string">
            <text:p><text:span text:style-name="T1">Sie stellen das Geschäfte unter die Direction einzelner dazu erwählter Mitglieder.</text:span> Aber die Schwierigkeit, welche ich oben §. 11. 12. in Ansehung der Entscheidung über die Grösse der Gefahr angegeben habe, hat hier eben so wol Statt, und macht die <text:span text:style-name="T2">Anstellung</text:span> Eines Bevollmächtigten nothwendig, unter welchem sich jene wandelbare Gesellschaft eben so, wie unter dem Privat-Assecuradör, sammelt und nach Willkühr verändert. <text:span text:style-name="T1">Mit den Actien einer Assecuranz-Companie hat es jedoch eine andre Bewandnis, als mit denen der Handlungs-Companien.</text:span></text:p>
          </table:table-cell>
          <table:table-cell/>
          <table:table-cell office:value-type="string">
            <text:p><text:s/></text:p>
          </table:table-cell>
          <table:table-cell office:value-type="string">
            <text:p><text:span text:style-name="T1">Der Geometer war dagewesen, hatte nach Edwinen verlangt, hatte Entscheidung wegen der Alternative:</text:span> Polen ober Dietericis <text:span text:style-name="T2">Anstellung</text:span> als Modell-Zeichnerin verlangt. <text:span text:style-name="T1">Er war ihr nachgerannt.</text:span></text:p>
          </table:table-cell>
          <table:table-cell office:value-type="string">
            <text:p>-</text:p>
          </table:table-cell>
          <table:table-cell office:value-type="float" office:value="23">
            <text:p>23</text:p>
          </table:table-cell>
          <table:table-cell table:number-columns-repeated="1018"/>
        </table:table-row>
        <table:table-row table:style-name="ro3">
          <table:table-cell office:value-type="string">
            <text:p><text:span text:style-name="T1">ZACUT, prax. med. mirab. L. I. obs. 7. A.</text:span> Von <text:span text:style-name="T2">Donnerwetter</text:span> ein unerträglich langwieriges Klingen RIVIN, l. c. pag. 16. <text:span text:style-name="T1">Vom Stükklösen, bei Kopfwunden sehr schwere Zufälle, findet man erzählt in den Schriften des PARE, L. IX. cap. 14.</text:span></text:p>
          </table:table-cell>
          <table:table-cell/>
          <table:table-cell office:value-type="string">
            <text:p><text:s/></text:p>
          </table:table-cell>
          <table:table-cell office:value-type="string">
            <text:p><text:span text:style-name="T1">Viele Hügel bestanden aus abgetheilten, über einander liegenden, großen Granittafeln.</text:span> Kaum hatten wir abgegessen und angefangen aufzupacken, als wir von einem starken <text:span text:style-name="T2">Donnerwetter</text:span> mit gräßlichem Regen überfallen wurden; dieser Zufall hätte beynahe alle meine bloß liegenden Papiere mit den Pflanzen verdorben, eine unglückliche Minute hätte beynahe eine vierwöchentliche höchst mühsame Arbeit verdorben. <text:span text:style-name="T1">Botanische Exkursionen in einem mit allen Bequemlichkeiten versehenen schönen Kräutergarten, in Lauben und Häusern, mit Limonaden und Kaffee, Schokolade und Thee u. s. w. und Exkursionen auf einer offenen heißen Steppe ohne alle Bequemlichkeit und unter tausend Unbequemlichkeiten, oft nicht ohne Sorge und Gefahr, sind himmelweit von einander unterschieden.</text:span></text:p>
          </table:table-cell>
          <table:table-cell office:value-type="string">
            <text:p>-</text:p>
          </table:table-cell>
          <table:table-cell office:value-type="float" office:value="707">
            <text:p>707</text:p>
          </table:table-cell>
          <table:table-cell table:number-columns-repeated="1018"/>
        </table:table-row>
        <table:table-row table:style-name="ro20">
          <table:table-cell office:value-type="string">
            <text:p><text:span text:style-name="T1">Jn jenem Falle darf er doch nicht so hoch, als Marktpreiß ist, gehen, weil es nur übernommene Waaren sind, von deren Verkaufe, wie er ausfallen werde, er noch nicht versichert ist; sind sie aber alt, so muß er, weil er Gefahr läuft, daß sie täglich schlechter werden, und die Kunden gleich anfangs sich davon abschrecken lassen möchten, sich eine hohe Refactie oder Abschlag von 10, 20 oder mehr pro Cent unter dem ordentlichen Preiße bedingen; 3) muß er die schlechten Activschulden nicht für gute annehmen, oder sich selbst zur Bezahlung der Paßivschulden des Verkäufers verbindlich machen.</text:span> Weswegen er 4) sich vorher einen richtigen <text:span text:style-name="T2">Bilanz</text:span> und Jnventarium zeigen lassen, und denn erst mit Vorbedacht und Zuziehung guter Rathgeber, zur Behandlung schreiten muß. <text:span text:style-name="T1">Weiter muß er 5) sich nicht gleich durch Auszahlung baarer Gelder entblößen, ob ihm gleich eine solche Waare überaus wohlfeil gelassen würde, weil es sich bey einem vom Gelde entblößten Kaufmanne zutragen kann, daß er auch an den wohlfeilen Waaren in gewissen Fällen verlieren, und solche noch um einen spöttlichern Preiß hingeben muß, als er sie erkaufet hat.</text:span></text:p>
          </table:table-cell>
          <table:table-cell/>
          <table:table-cell office:value-type="string">
            <text:p><text:s/></text:p>
          </table:table-cell>
          <table:table-cell office:value-type="string">
            <text:p><text:span text:style-name="T1">so wird man denselben keiner Unvorsichtigkeit beschuldigen können, wenn er bey erheischender Nothdurft an baarem Gelde und Obligationen zehn Millionen circulieren läßt.</text:span> Gesetzt weiter diese Obligationen circuliren unter seinen Einwohnern, und wenn sie auch auswärts in Zahlungen gebraucht werden, kehren durch die <text:span text:style-name="T2">Bilanz</text:span> der Handlung wieder dahin zurück; so wird er es unstreitig wagen dürfen, noch für zehn Millionen neuen Credit zu machen, und also zwanzig Millionen circuliren zu lassen, wenn es der Handel erfordert. <text:span text:style-name="T1">Verhalten sich diese zwanzig Millionen eben so wie die vorigen, und der Handel erheischt noch mehrere Zeichen:</text:span></text:p>
          </table:table-cell>
          <table:table-cell office:value-type="string">
            <text:p>-</text:p>
          </table:table-cell>
          <table:table-cell office:value-type="float" office:value="813">
            <text:p>813</text:p>
          </table:table-cell>
          <table:table-cell table:number-columns-repeated="1018"/>
        </table:table-row>
        <table:table-row table:style-name="ro19">
          <table:table-cell office:value-type="string">
            <text:p><text:span text:style-name="T1">Verlag von Wilhelm Issleib (Gustav Schuhr).</text:span> <text:span text:style-name="T2">Vorwort</text:span>. <text:span text:style-name="T1">Im Januar 1889, also jetzt grade vor einem Jahre, brachte der Verlag von Carl Reissner in Leipzig eine „Papa Hamlet“ betitelte Novität auf den Büchermarkt, als deren Verfasser ein bis dahin noch gänzlich unbekannt gewesener Norweger Bjarne P. Holmsen angegeben war, während sein Uebersetzer sich Dr.</text:span></text:p>
          </table:table-cell>
          <table:table-cell/>
          <table:table-cell office:value-type="string">
            <text:p><text:s/></text:p>
          </table:table-cell>
          <table:table-cell office:value-type="string">
            <text:p><text:span text:style-name="T1">Das Recht der Uebersetzung ist vorbehalten.</text:span> <text:span text:style-name="T2">Vorwort</text:span>. <text:span text:style-name="T1">Um die Geschichte der dreißiger Jahre hat sich ein vierfacher Sagenkreis gelagert.</text:span></text:p>
          </table:table-cell>
          <table:table-cell office:value-type="string">
            <text:p>-</text:p>
          </table:table-cell>
          <table:table-cell office:value-type="float" office:value="900">
            <text:p>900</text:p>
          </table:table-cell>
          <table:table-cell table:number-columns-repeated="1018"/>
        </table:table-row>
        <table:table-row table:style-name="ro13">
          <table:table-cell office:value-type="string">
            <text:p><text:span text:style-name="T1">So schien die Aorte im Unterleibe, da sie noch einmal so gros geworden war, den Pulsschlag daselbst hervorgebracht zu haben; man weis, daß nichts als die Magerkeit gemacht, daß das Klopfen dieser Schlagader durch die Dekken des Unterleibes gefült werden konnte.</text:span> Man weis, daß die Schlagader, welche vom Magen nach dem Nezze überläuft (gastroepiploica), oder die Bauchschlagader, klopfend gefült worden, und dahin rechne ich auch das Schlagen der Milz, welches Nikolaus Tulpius beschrieben, und welches Uebel so wenig selten ist, daß es von Franz Citois für einen wesentlichen Zufall bei der Kolik zu Poitiers, und von Zachias für einen von den <text:span text:style-name="T2">Zufällen</text:span> in der Hipochondrie angesehen wird. <text:span text:style-name="T1">Sonst scheinet eine jegliche Verstopfung, oder eine grössre Zusammenhäufung des Blutes, Ursache von ungewönlichen Pulsirungen gewesen zu seyn.</text:span></text:p>
          </table:table-cell>
          <table:table-cell/>
          <table:table-cell office:value-type="string">
            <text:p><text:s/></text:p>
          </table:table-cell>
          <table:table-cell office:value-type="string">
            <text:p><text:span text:style-name="T1">Gefährlich ist es, Erbe zu sein.</text:span> Noch kämpfen wir Schritt um Schritt mit dem Riesen <text:span text:style-name="T2">Zufall</text:span>, und über der ganzen Menschheit waltete bisher noch der Unsinn, der Ohne-Sinn. <text:span text:style-name="T1">Euer Geist und eure Tugend diene dem Sinn der Erde, meine Brüder: und aller Dinge Werth werde neu von euch gesetzt!</text:span></text:p>
          </table:table-cell>
          <table:table-cell office:value-type="string">
            <text:p>-</text:p>
          </table:table-cell>
          <table:table-cell office:value-type="float" office:value="84">
            <text:p>84</text:p>
          </table:table-cell>
          <table:table-cell table:number-columns-repeated="1018"/>
        </table:table-row>
        <table:table-row table:style-name="ro18">
          <table:table-cell office:value-type="string">
            <text:p><text:span text:style-name="T1">Gnade, Gnade!</text:span> Lüpel (<text:span text:style-name="T2">packt</text:span> ihn und reißt ihn hinaus). <text:span text:style-name="T1">Keine Gnade — sondern nur Rache, Rache!</text:span></text:p>
          </table:table-cell>
          <table:table-cell/>
          <table:table-cell office:value-type="string">
            <text:p><text:s/></text:p>
          </table:table-cell>
          <table:table-cell office:value-type="string">
            <text:p><text:span text:style-name="T1">Reisen heißt in dummen Betten schlafen (Italien ausgenommen), auf unsinnig konstruirten Sesseln, in wahnsinnig gepolsterten Coupés sitzen.</text:span> Reisen heißt schamlos wohnen, in Gasthöfen nämlich, wo überall die Zimmer nur durch eine dünne Thüre vom Nachbarzimmer getrennt sind; der hört also jeden Laut und die Folge ist, daß man nothwendig meinen muß, er sehe Einen auch, zum Beispiel nackt beim Hemdwechsel; reisen heißt mit absurden Menschen sein müssen, wenn man einsam sein will, am meisten, wenn man mit der keuschen Natur andächtig verkehren möchte, dagegen einsam sein, wenn man sich nach Menschen sehnt; reisen heißt ewig <text:span text:style-name="T2">packen</text:span> müssen, und ein Fürst hat es nur scheinbar besser, ihm besorgt die Sache sein Marschall durch die Bedienten, aber wer besorgt ihm seinen Marschall und wer besorgt ihm, daß er nicht besorgt, sein Marschall besorge es ihm nicht recht? <text:span text:style-name="T1">Dennoch muß man reisen, denn der Schund stärkt den Charakter.</text:span></text:p>
          </table:table-cell>
          <table:table-cell office:value-type="string">
            <text:p>-</text:p>
          </table:table-cell>
          <table:table-cell office:value-type="float" office:value="1281">
            <text:p>1281</text:p>
          </table:table-cell>
          <table:table-cell table:number-columns-repeated="1018"/>
        </table:table-row>
        <table:table-row table:style-name="ro24">
          <table:table-cell office:value-type="string">
            <text:p><text:span text:style-name="T1">Man befreye sie von ihrer technischen Form, und sie werden als die verjährten Aussprüche der gemeinen Vernunft, und als Thatsachen des moralischen Instinktes erscheinen, den die weise Natur dem Menschen zum Vormund setzte, bis die helle Einsicht ihn mündig macht.</text:span> Aber eben diese <text:span text:style-name="T2">technische</text:span> Form, welche die Wahrheit dem Verstande versichtbart, verbirgt sie wieder dem Gefühl; denn leider muß der Verstand das Objekt des innern Sinns erst zerstören, wenn er es sich zu eigen machen will. <text:span text:style-name="T1">Wie der Scheidekünstler so findet auch der Philosoph nur durch Auflösung die Verbindung, und nur durch die Marter der Kunst das Werk der freywilligen Natur.</text:span></text:p>
          </table:table-cell>
          <table:table-cell/>
          <table:table-cell office:value-type="string">
            <text:p><text:s/></text:p>
          </table:table-cell>
          <table:table-cell office:value-type="string">
            <text:p><text:span text:style-name="T1">Nichts ist gewöhnlicher als daß sich die Gelehrten, den gebildeten Weltleuten gegenüber, in Urtheilen über die Schönheit die lächerlichsten Blößen geben, und daß besonders die Kunstrichter von Handwerk der Spott aller Kenner sind.</text:span> Ihr verwahrloßtes, bald überspanntes bald rohes Gefühl leitet sie in den mehresten Fällen falsch, und wenn sie auch zu Vertheidigung desselben in der Theorie etwas aufgegriffen haben, so können sie daraus nur <text:span text:style-name="T2">technische</text:span> (die Zweckmäßigkeit eines Werks betreffende) nicht aber aesthetische Urtheile bilden, welche immer das Ganze umfassen müssen, und bey denen also die Empfindung entscheiden muß. <text:span text:style-name="T1">Wenn sie endlich nur gutwillig auf die letztern Verzicht leisten und es bey den erstern bewenden lassen wollten, so möchten sie immer noch Nutzen genug stiften, da der Dichter in seiner Begeisterung und der empfindende Leser im Moment des Genusses das Einzelne gar leicht vernachläßigen.</text:span></text:p>
          </table:table-cell>
          <table:table-cell office:value-type="string">
            <text:p>-</text:p>
          </table:table-cell>
          <table:table-cell office:value-type="float" office:value="753">
            <text:p>753</text:p>
          </table:table-cell>
          <table:table-cell table:number-columns-repeated="1018"/>
        </table:table-row>
        <table:table-row table:style-name="ro5">
          <table:table-cell office:value-type="string">
            <text:p><text:span text:style-name="T1">Bist ja nach gerade schon ein grosser Monsieur.</text:span> H. O wenn ich nur erst ein ordentliches Pferd habe, dann werfe ich die <text:span text:style-name="T2">Steckenpferde</text:span> weg. <text:span text:style-name="T1">S.</text:span></text:p>
          </table:table-cell>
          <table:table-cell/>
          <table:table-cell office:value-type="string">
            <text:p><text:s/></text:p>
          </table:table-cell>
          <table:table-cell office:value-type="string">
            <text:p><text:span text:style-name="T1">III.</text:span> Von den <text:span text:style-name="T2">STECKEN-PFERDEN</text:span> der Könige und Fürsten. <text:span text:style-name="T1">Da biss zu unsern Tagen der Wahn in der Welt befestiget ist, dass Könige und Fürsten Herrn ihrer Land und Leute seyen, mithin solche nicht nur auf die Pacht-Zeit ihres Lebens benutzen, sondern auch noch die nachkommende Generationen mit Schulden, an denen noch die Urenkel zu zahlen haben, belasten können, so war eine natürliche Folge dieses Glaubens, dass man es vor bekannt und ausgemacht angenommen hat: Dass ein Herr seine Einkünfte auch nach eigenem Belieben und Willkühr verwenden könne, es seye nun, dass, nach Abzug der unentbehrlichen Ausgaben, vor seinen Schatz oder Sparbüchse noch was übrig bleibe, oder dass dieses Deficit durch Schuldenmachen, wenn sich Narren genug dazu finden, bedeckt und ergänzt werde.</text:span></text:p>
          </table:table-cell>
          <table:table-cell office:value-type="string">
            <text:p>-</text:p>
          </table:table-cell>
          <table:table-cell office:value-type="float" office:value="784">
            <text:p>784</text:p>
          </table:table-cell>
          <table:table-cell table:number-columns-repeated="1018"/>
        </table:table-row>
        <table:table-row table:style-name="ro13">
          <table:table-cell office:value-type="string">
            <text:p><text:span text:style-name="T1">Dem Heile künftiger Geschlechter.</text:span> <text:span text:style-name="T2">Vorwort</text:span>. <text:span text:style-name="T1">Unter den hochwichtigen Lebensfragen der Menschheit steht die Erziehung der aufwachsenden Generationen oben an.</text:span></text:p>
          </table:table-cell>
          <table:table-cell/>
          <table:table-cell office:value-type="string">
            <text:p><text:s/></text:p>
          </table:table-cell>
          <table:table-cell office:value-type="string">
            <text:p><text:span text:style-name="T1">Indem wir hiemit dem Problem näher treten: die Anzahl der Urteile zu ermitteln, welche die Logik abzugeben vermag über zwei oder auch noch mehr Begriffe — wird es sich nur um die durchweg von einander verschiedenen (d. h. wie gesagt, niemals einander allgemein äquivalenten), Urteile handeln, und wird die Form, in der sie statuirt, ausgesagt werden, als ganz nebensächlich gelten.</text:span> Die Formel, welche für n Begriffe obiges Problem löst, ist von Herrn Peano in dem <text:span text:style-name="T2">Vorwort</text:span> zu seiner Schrift 1 ohne eine Andeutung über ihre Herleitung bekannt gegeben worden, und werde ich dieselbe am Schluss dieses Paragraphen begründen. <text:span text:style-name="T1">Für n = 2 hatte ich die Aufgabe (ohne Kenntniss von Peano’s Ergebnisse — vergl. Bd. 1, S. 713) auf zwei Wegen gelöst die hier ebenfalls dargelegt werden sollen, und war ich zu einem mit dem Herrn Peano’s sich übereinstimmend erweisenden Ergebniss gelangt.</text:span></text:p>
          </table:table-cell>
          <table:table-cell office:value-type="string">
            <text:p>-</text:p>
          </table:table-cell>
          <table:table-cell office:value-type="float" office:value="1228">
            <text:p>1228</text:p>
          </table:table-cell>
          <table:table-cell table:number-columns-repeated="1018"/>
        </table:table-row>
        <table:table-row table:style-name="ro29">
          <table:table-cell office:value-type="string">
            <text:p><text:span text:style-name="T1">§. 683.</text:span> Auf der Reise ist das Schiff vielen Verunglückungen ausgesetzt, als da sind: 1) daß es von den Seewürmern oft unersetzlichen Schaden leide: daher man verschiedene Versuche gemacht, den Boden der Schiffe vor ihnen zu verwahren, obgleich bisher mit nicht glücklichem Erfolge; 2) daß es leck wird, das ist, daß das Wasser durch seine Fugen, oder durch Löcher, die es unter dem Wasser bekommen hat, allzuheftig eindringt; 3) daß es strandet, oder an den Strand getrieben wird, welches so viel ist, als mit dem Kiele des Schiffes gegen den Grund des Meeres oder eines Flusses also anstoßen, daß das Schiff, wegen Mangel des Wassers, auf dem Strande sitzen bleibt, und nicht wieder <text:span text:style-name="T2">flott</text:span> wird, es sey denn, daß es durch die Fluth wieder erhoben werde. <text:span text:style-name="T1">Es geschieht auch bisweilen mit Fleiß, daß ein Schiffer sein Schiff an den Strand setzet, um dadurch den Seeräubern, odern feindlichen Schiffen zu entgehen; was des Schiffers Pflicht dabey sey, lehret der 670 §. 4) daß es untergeht, das ist, daß die Wellen dasselbe ganz und gar verschlingen, welches z. E. geschieht, wenn das Schiff überladen worden: und alsdenn wird es ein gesunkenes Schiff genennet; 5) daß es scheitert, oder Schiffbruch leidet, das ist, daß es zerbricht, oder zerstoßen wird, wenn es wider einen Felsen läuft, oder von einem andern Schiffe überseegelt wird.</text:span></text:p>
          </table:table-cell>
          <table:table-cell/>
          <table:table-cell office:value-type="string">
            <text:p><text:s/></text:p>
          </table:table-cell>
          <table:table-cell office:value-type="string">
            <text:p><text:span text:style-name="T1">Es ist dies nicht der ort und ich wäre auch nicht genügend vorbereitet die restaurationspolitik zu schildern, die 338 anhebt; es wird eine eben so anziehende wie lohnende aufgabe sein, die einzelnen züge die man den inschriften massenweise entnehmen kann, zu einem vollen bilde zu vereinen.</text:span> Athen hatte seine grossmachtstellung verloren, aber wenn es aus sich selbst noch die kraft schöpfen konnte, auf eine solche berechtigten anspruch zu erheben, so war ihm dazu der weg nicht verlegt. die makedonische partei in Athen hat weder 338 selbst noch nachher je das heft in die hände bekommen; Demades ist mit nichten bloss ein söldling der könige, so wenig wie Demosthenes ein söldling Persiens ist, von wo er geld genug bekommen hat. aber auch die radikalen patrioten wurden nicht nur 338 beiseite geschoben, sondern auch weiterhin niedergehalten. selbstverständlich mochte man sie nicht preisgeben, denn patriotisch war auch die regierung; aber sie war besonnen genug, sich auf den boden der verträge zu stellen und die kräfte zu wägen. nur besass sie nicht die macht, das souveräne volk zu verhindern, sich an den grossen worten zu berauschen, und so gab es immer wieder krisen, und in der letzten, nach Alexandros tod, ist der staat zu grunde gegangen. die politik der restauration ist weder von Phokion und Aischines noch von Demosthenes und Hypereides gemacht worden. insbesondere Demosthenes ist seit 338 ein stummer mann; eine macht für sich, tief verflochten in alle unterirdische arbeit wider Makedonien, aber weder in der magistratur noch publicistisch tätig. die regierung sammelte die materiellen kräfte Athens natürlich in der hoffnung, sie zur zurückeroberung der verlorenen macht dereinst zu verwenden. sie füllte die arsenale und brachte die <text:span text:style-name="T2">flotte</text:span> auf eine höhe, wie sie seit den zeiten des Reiches nie erhört gewesen war. <text:span text:style-name="T1">Persiens sturz und das fehlen einer ebenbürtigen makedonischen seemacht musste allerdings den gedanken wecken, mit den ionischen städten und dem Pontos, dessen südküste auch noch nicht makedonisch war, die alten beziehungen aufzunehmen. ein Miltiades fährt gar in ein fernes meer zur gründung einer colonie. auf die vergangenheit war der blick gerichtet, auf eine fernere noch als die zeit des Perikles, mit der die imponirende bautätigkeit und die organisation der tempelschätze wetteiferte. die restauration war eine religiöse: unsere urkunden über attische heiligtümer und feste pflegen entweder aus der zeit des Perikles oder der des Lykurgos zu stammen. die göttinnen von Eleusis, der neu erworbene Amphiaraos von Oropos, der Dionysos der stadt, der Poseidon des hafens, Zeus Ammon und Athena beschäftigen rat und volk. ja selbst in Dodona, unter den augen der Olympias, erhebt sich ein weihgeschenk Athens wie zu den zeiten des Tolmides. auch im staatsleben sucht man gern die alten feierlichen formen auf. wenn ein kümmerlicher lohnschreiber, noch dazu ein fremder, wie Deinarchos, seine bombastischen brandreden mit den obsoleten eidschwüren der archontenprüfung und den eben so obsoleten erfordernissen für die strategie zu schmücken meint, so äfft er selbst nur nach, was bei dem Eteobutaden Lykurgos ächt war, der mit vorliebe streitfragen des heiligen rechtes bearbeitete. ächt freilich war es auch da nur, insofern dem catonischen manne diese religion herzenssache war: im übrigen war es die religiösität der restauration, die die schalen heiligt, weil sie den wert des kernes zu würdigen weiss, der nun doch einmal verschwunden ist. das ist eine richtung, die wol eine zeit lang wichtig war, aber für die Aristoteles so wenig wie Demosthenes empfänglich waren: beide durchaus moderne menschen, der eine indifferent, der andere erhaben über die alte religion. aber auch im staate ist die umkehr zu dem alten hie und da bemerkbar, die Isokrates im Areopagitikos mit allgemeinen redensarten gepredigt hatte. der nimbus der heiligkeit und unsträflichkeit, der jenen alten rat umschwebte, gewann in zeiten tiefer erregung stärkeren glanz. man erwartete und ertrug, ja man forderte sein eingreifen, gleich als ob er noch die verfassungsmässigen rechte hätte wie 480, und der Areopagit Autolykos musste es bitter büssen, dass er nicht die persönliche haltung in der stunde der gefahr bewährt hatte, die man von dem hohen rate verlangte. die sitten der altvordern mussten wiederkehren, das ahnte man, wenn taten erwachsen sollten, die die alte herrlichkeit zurückführten. die restauratoren werden es oft schwer empfunden haben, dass die demokratischen prinzipien eine energische sittencontrolle und scharfe luxusgesetze nicht verstatteten, und dem Lykurgos kam der wunsch nach einer derben peitsche für den demos über die lippen. auf einem gebiete brachte man es aber zu einer wirklichen reform, und da trug man sogar der Sokratik rechnung. der staat organisirte die erziehung der epheben. er belastete das budget mit ihrer unterhaltung, casernirte sie, stellte lehrer für sie an und suchte die väter selbst an dem erziehungswerke zu interessiren; es ist als ob sie, wenn nicht gerade den ächten Platon, so doch den Kleitophon gelesen hätten. σώφϱονες sollen die attischen jünglinge werden, es soll nicht mehr zugehn, wie es Demosthenes in der rede wider Konon von einer militärischen übung erzählt: deshalb werden σωφϱονισταί angestellt. κόσμιοι sollen sie werden, wie es historiker und philosophen von den dorischen jünglingsherden rühmten: deshalb wird ein κοσμητής gewählt. aber im dienste der heimischen götter soll es geschehen, nicht wie der sophist Sokrates mit neuen göttern die jünglinge verdarb und einen Kritias erzog: der zweijährige dienst beginnt mit einer besichtigung der öffentlichen heiligtümer. es ist Aristoteles, dem wir die schilderung dieser institution verdanken:</text:span></text:p>
          </table:table-cell>
          <table:table-cell office:value-type="string">
            <text:p>-</text:p>
          </table:table-cell>
          <table:table-cell office:value-type="float" office:value="126">
            <text:p>126</text:p>
          </table:table-cell>
          <table:table-cell table:number-columns-repeated="1018"/>
        </table:table-row>
        <table:table-row table:style-name="ro20">
          <table:table-cell office:value-type="string">
            <text:p><text:span text:style-name="T1">Dieß wird angewendet auf harte und lukkere.</text:span> <text:span text:style-name="T2">Lukkere</text:span> Felder von der ersten Art, oder die, welche lukkere Erde haben; und harte Felder sind zwar gut, doch aber sind jene besser als diese. <text:span text:style-name="T1">Denn beyde Arten der Felder können den Regen annehmen, diesen einige Tage behalten, und alsdenn das überflüßige Wasser wiederum ausdünsten, darum sind sie gute Frlder.</text:span></text:p>
          </table:table-cell>
          <table:table-cell/>
          <table:table-cell office:value-type="string">
            <text:p><text:s/></text:p>
          </table:table-cell>
          <table:table-cell office:value-type="string">
            <text:p><text:span text:style-name="T1">Jn Obersachsen, und zwar in dem (a) erzgebirgischen Kreise, insonderheit aber um Schneeberg, Scheibenberg, Johanngeorgenstadt, Dreyzehnhayn, Großhartmannsdorf, und andern Orten, wird in ziemlicher Menge Torf angetroffen und gestochen.</text:span> Er liegt auf den höchsten Gebirgen, und gehöret theils zu dem obgedachten Moor-und theils zu dem Rasentorfe, indem er an theils Orten filzigt und <text:span text:style-name="T2">locker</text:span>, an andern Orten aber derb und dicht ist. <text:span text:style-name="T1">Denn unter dem Rasen, da der Torf gestochen wird, sind zuweilen die obern 2 bis 3 Sohlen oder Stiche locker, und werden, weil sie den Spaten nicht recht halten, auch nicht in ganze Stücke gebracht werden können, zurück geworfen, ob es gleich eben so, wie der andere Torf zum Brennen, und theils zum Verkohlen zu gebrauchen ist, worauf denn hernach der Torf bis auf den Grund, oder die Sohle immer derber und fetter wird, und da er von oben hinunter schwärzlich ausgesehen hat, endlich nach Beschaffenheit der mineralischen Wasser, eine braune oder ganz schwarze Farbe annimmt, und dieses ist der allerbeste, indem er schön fest, derb, und zugleich sehr fett ist.</text:span></text:p>
          </table:table-cell>
          <table:table-cell office:value-type="string">
            <text:p>-</text:p>
          </table:table-cell>
          <table:table-cell office:value-type="float" office:value="695">
            <text:p>695</text:p>
          </table:table-cell>
          <table:table-cell table:number-columns-repeated="1018"/>
        </table:table-row>
        <table:table-row table:style-name="ro21">
          <table:table-cell office:value-type="string">
            <text:p><text:span text:style-name="T1">Breslau, Verlag von Eduard Trewendt. 1858.</text:span> <text:span text:style-name="T2">Vorwort</text:span>. <text:span text:style-name="T1">Wollte man vielseitigen Versicherungen glauben, so wäre eine Aera des Materialismus hereingebrochen, in welcher die Poesie sich mit einer vollkommen untergeordneten Rolle begnügen müßte.</text:span></text:p>
          </table:table-cell>
          <table:table-cell/>
          <table:table-cell office:value-type="string">
            <text:p><text:s/></text:p>
          </table:table-cell>
          <table:table-cell office:value-type="string">
            <text:p><text:span text:style-name="T1">Diese Verhältniß aber hat in den wirklichen Sprachen wenig oder gar nichts Metaphysisches.</text:span> Denn wenn wir sie unter einander vergleichen, so findet sich, daß einerley <text:span text:style-name="T2">Vorwörter</text:span> in verschiedenen Sprachen verschiedene Fallendungen fordern, und daß in einigen Sprachen Vorwörter wegbleiben, die man in den andern mitnimmt. <text:span text:style-name="T1">So z. E. haben die Lateiner nur Vorwörter für die vierte und sechste Fallendung, daferne man nicht einige Jnterjectionen, als:</text:span></text:p>
          </table:table-cell>
          <table:table-cell office:value-type="string">
            <text:p>-</text:p>
          </table:table-cell>
          <table:table-cell office:value-type="float" office:value="121">
            <text:p>121</text:p>
          </table:table-cell>
          <table:table-cell table:number-columns-repeated="1018"/>
        </table:table-row>
        <table:table-row table:style-name="ro4">
          <table:table-cell office:value-type="string">
            <text:p><text:span text:style-name="T1">Leipzig, 1756. 8.</text:span> Der <text:span text:style-name="T2">englische</text:span> Stallmeister und bewährte Roßarzt. 1756. 8. Zweyte Auflage. <text:span text:style-name="T1">Zehentners Abhandlung von der Kunst, Pferde zu kennen.</text:span></text:p>
          </table:table-cell>
          <table:table-cell/>
          <table:table-cell office:value-type="string">
            <text:p><text:s/></text:p>
          </table:table-cell>
          <table:table-cell office:value-type="string">
            <text:p><text:span text:style-name="T1">Aus glühendem Sande ragen die gebleichten Gebeine der Perlentaucher hervor, welche die Gier nach den Schätzen in den Tod führte.</text:span> Ein dorischer Palast, seit der <text:span text:style-name="T2">englischen</text:span> Besitzergreifung aus Quadersandstein erbaut, von außen mit dem schönsten Stucco aus Austerschalenkalk überzogen und von dürftigen Baumpflanzungen umgeben, ist der einzige Schmuck dieser Gegend, der einförmigsten von ganz Ceylon. <text:span text:style-name="T1">Das ist der Ort, auf welchem sich das Bild des buntesten Treibens aufrollt, wenn die Taucherboote herausegeln und auf den Ruf der Regierung aus allen Gegenden Hindostaus Tausende und Tausende schnöden Gewinnes halber herbeiströmen.</text:span></text:p>
          </table:table-cell>
          <table:table-cell office:value-type="string">
            <text:p>-</text:p>
          </table:table-cell>
          <table:table-cell office:value-type="float" office:value="351">
            <text:p>351</text:p>
          </table:table-cell>
          <table:table-cell table:number-columns-repeated="1018"/>
        </table:table-row>
        <table:table-row table:style-name="ro9">
          <table:table-cell office:value-type="string">
            <text:p><text:span text:style-name="T1">Bei Fässern und Ballen von ungleicher Grösse kann dies nach mathematischen Gründen nicht richtig gehen.</text:span> Wenn z. E. ein <text:span text:style-name="T2">Pakken</text:span> Waare einen Cubicfus groß ist, und ein andrer eine Cubicelle, so wird die durch das Pakleinen und Matten eingefaste Fläche nur 4mal so gros, das Gewicht der Waare aber 8mal grösser. <text:span text:style-name="T1">Die Thara sollte demnach für den grösseren Pakken nur halb so viel Procente gerechnet werden, als für den kleinen. Allein</text:span></text:p>
          </table:table-cell>
          <table:table-cell/>
          <table:table-cell office:value-type="string">
            <text:p><text:s/></text:p>
          </table:table-cell>
          <table:table-cell office:value-type="string">
            <text:p><text:span text:style-name="T1">§. 11.</text:span> Erst alsdann werden die fertigen Stecknadeln auf Papier, welches auf der Klopfe gefalzet, und mit einem Stechkamm durchlöchert worden, gestochen, in Briefe <text:span text:style-name="T2">gepackt</text:span>, und, nachdem sie mehr als zwanzig verschiedene Bearbeitungen erhalten haben, als eine der allergemeinsten und allerwohlfeilsten Fabrikwaaren, in unbeschreiblicher Menge dergestalt verbraucht, daß auch nichts vom Messing zur weitern Umarbeitung und Nutzung übrig bleibt. <text:span text:style-name="T1">§. 12.</text:span></text:p>
          </table:table-cell>
          <table:table-cell office:value-type="string">
            <text:p>-</text:p>
          </table:table-cell>
          <table:table-cell office:value-type="float" office:value="566">
            <text:p>566</text:p>
          </table:table-cell>
          <table:table-cell table:number-columns-repeated="1018"/>
        </table:table-row>
        <table:table-row table:style-name="ro6">
          <table:table-cell office:value-type="string">
            <text:p><text:span text:style-name="T1">Ich antworte hierauf ja und nein, und will dieses sogleich näher erläutern.</text:span> Schon zu der Carolinger Zeit konnten zwölf Mansi damit frey kommen, daß sie anstatt zwölf Mann ins Feld zu bringen, einen <text:span text:style-name="T2">geharnischten</text:span> stelleten. <text:span text:style-name="T1">Die Folge davon ist, daß ein Eigenthümer von zwölf Actien, oder zwölf Nägeln, wie man im Bremischen spricht, (wo der Besitzer von zwölf Nägeln eine Stimme in der Directionscompagnie hat oder zu Landtage gehet) eilf Mansos zur todten Hand bringen, das ist mit Leibeignen besetzen, und sie mit seinem Harnische in der Heerbannsreihe vertreten konnte.</text:span></text:p>
          </table:table-cell>
          <table:table-cell/>
          <table:table-cell office:value-type="string">
            <text:p><text:s/></text:p>
          </table:table-cell>
          <table:table-cell office:value-type="string">
            <text:p><text:span text:style-name="T1">Wie sehr stach aber auch nunmehr das Verhältniß der Stadt gegen ihren Landesherrn oder andere fürstliche Personen gegen vorige Zeiten ab?</text:span> Als im Jahre 1500. eine Mecklenburgische Prinzessinn nach Cassel vermählt ward, und nebst ihren fürstlichen Eltern und Geschwistern mit 400. Reitpferden und 200. Wagenpferden durch Göttingen kam; schickte ihr der Rath von Göttingen zwey Rathsfreunde mit 40. Pferden ungefähr auf 2. Stunden entgegen, und stellte 300. <text:span text:style-name="T2">geharnischte</text:span> Bürger an das Thor, wo sie hereinkamen, da inzwischen die anderen Thore geschlossen gehalten wurden. <text:span text:style-name="T1">Die fürstlichen Herrschaften wurden hernach in verschiedene Herbergen verlegt, und mit einem Fasse Eimbecker Bier, 10. Stübchen Wein, 10. Malter Haber rc. beschenkt.</text:span></text:p>
          </table:table-cell>
          <table:table-cell office:value-type="string">
            <text:p>-</text:p>
          </table:table-cell>
          <table:table-cell office:value-type="float" office:value="656">
            <text:p>656</text:p>
          </table:table-cell>
          <table:table-cell table:number-columns-repeated="1018"/>
        </table:table-row>
        <table:table-row table:style-name="ro22">
          <table:table-cell office:value-type="string">
            <text:p><text:span text:style-name="T1">Die Aufstellung einer solchen Wärmebilanz zu verschiedenen Zeiten und unter verschiedenen Betriebsverhältnissen besitzt nicht allein theoretisches Interesse.</text:span> Wie der Geschäftsmann über den Stand seines Geschäfts, über die Ursachen, welche Mindererträge oder Verluste in dem einen Falle, reichere Erträge in dem andern Falle herbeiführten, erst einen klaren Ueberblick erhält, indem er die stattgehabten Einnahmen und Ausgaben, nach Conten oder Titeln geordnet, in der <text:span text:style-name="T2">Bilanz</text:span> einander gegenübergestellt und nun die Beträge, welche jene Conten unter verschiedenen Verhältnissen erreichten, vergleicht, so erhält auch der Eisenhüttenmann durch die Wärmebilanz seines Hochofens erst ziffernmässige Belege für die Ursachen der Abweichungen in dem Brennstoffverbrauche zu verschiedenen Zeiten oder unter verschiedenen Verhältnissen. <text:span text:style-name="T1">Die Wärmebilanz zeigt ihm in solcher Weise den Weg, ungünstig wirkende Einflüsse zu beseitigen, oder bewahrt ihn in anderen Fällen vor erfolglosen Versuchen.</text:span></text:p>
          </table:table-cell>
          <table:table-cell/>
          <table:table-cell office:value-type="string">
            <text:p><text:s/></text:p>
          </table:table-cell>
          <table:table-cell office:value-type="string">
            <text:p><text:span text:style-name="T1">Und auch gegen seine Frau lag nichts vor.</text:span> Aber mit einem Male war er doch unter <text:span text:style-name="T2">Bilanz</text:span> oder vielleicht war es auch blos, daß er seine Habgier nicht bezwingen konnte, kurz und gut, als er in Erfahrung gebracht hatte, die Wittwe Lassahn, die mit einer jungen blonden Person am Rathhausplatze wohnte, habe 100 Thlr. in ihrem alten Uhrschrank versteckt, war es beschlossene Sache; die alte Frau mußte sterben und die junge Person mit. <text:span text:style-name="T1">Mohr ’s Frau war mit einverstanden, ja einige sagten, sie sei schuld.</text:span></text:p>
          </table:table-cell>
          <table:table-cell office:value-type="string">
            <text:p>-</text:p>
          </table:table-cell>
          <table:table-cell office:value-type="float" office:value="1121">
            <text:p>1121</text:p>
          </table:table-cell>
          <table:table-cell table:number-columns-repeated="1018"/>
        </table:table-row>
        <table:table-row table:style-name="ro21">
          <table:table-cell office:value-type="string">
            <text:p><text:span text:style-name="T1">Ich laße daher immer lieber etwas Zugluft in mein Zimmer, als daß ich eine zustarke Ausdünstung darinnen sollte aufkommen lassen.</text:span> 5. Viele Leute zünden zur Zeit eines <text:span text:style-name="T2">Donnerwetters</text:span> auf dem Küchenheerd Feuer an. <text:span text:style-name="T1">Das Feuer ist nun ein vortreflicher Leiter des electrischen oder Blitzfeuers.</text:span></text:p>
          </table:table-cell>
          <table:table-cell/>
          <table:table-cell office:value-type="string">
            <text:p><text:s/></text:p>
          </table:table-cell>
          <table:table-cell office:value-type="string">
            <text:p><text:span text:style-name="T1">Dann ist es auch sehr wahrscheinlich, daß auf die Dünste selbst, welche durch den thierischen und menschlichen Körper entstehen, und die man brennbare Luft nennet, der Blitz lieber zugehe, als auf eine reine Luft.</text:span> 4. Man verbietet bey <text:span text:style-name="T2">Donnerwettern</text:span> in einem Zimmer alle Zugluft; und glaubt, der Blitz gehe gerne darauf zu. <text:span text:style-name="T1">Für die Gesundheit mögte sie allerdings nachtheilig seyn, weil die Luft bey einem Wetter kühl wird, der Körper aber zuvor erhitzt war.</text:span></text:p>
          </table:table-cell>
          <table:table-cell office:value-type="string">
            <text:p>-</text:p>
          </table:table-cell>
          <table:table-cell office:value-type="float" office:value="619">
            <text:p>619</text:p>
          </table:table-cell>
          <table:table-cell table:number-columns-repeated="1018"/>
        </table:table-row>
        <table:table-row table:style-name="ro20">
          <table:table-cell office:value-type="string">
            <text:p><text:span text:style-name="T1">Manche Leute haben die Schwachheit, mit ganzer Seele gewissen Liebhabereyen nachzuhängen.</text:span> Sey es nun irgend eine noble Passion, Jagd, Pferde, Hunde, Katzen, Tanz, Music, Malerey, oder die Wuth Kupferstiche, Naturalien, Schmetterlinge, Petschafte, Pfeifenköpfe und dergleichen zu sammeln, oder Bau-Geist, Garten-Anlage, Kinder-Erziehung, Mäcenatenschaft, phisikalische Versuche — oder was für ein <text:span text:style-name="T2">Steckenpferd</text:span> sie auch reiten; so dreht sich doch der ganze Cirkel ihrer Gedanken immer um diesen Punct herum; Sie reden von keiner Sache so gern, als von diesem ihren Lieblings-Gegenstande; Jedes Gespräch wissen sie dahin zu lenken. <text:span text:style-name="T1">Sie vergessen dann, daß der Mann, welchen sie vor sich haben, vielleicht von keinem Dinge in der Welt weniger versteht, als von diesem, verlangen aber auch dagegen nicht grade, daß derselbe mit großer Kenntniß davon rede, wenn er nur die Geduld hat, ihnen zuzuhören, oder wenn er ihn Sächelchen nur mit Aufmerksamkeit betrachtet, nur bewundert, was sie ihm als die größte Seltenheit empfehlen, und Interesse daran zu nehmen scheint.</text:span></text:p>
          </table:table-cell>
          <table:table-cell/>
          <table:table-cell office:value-type="string">
            <text:p><text:s/></text:p>
          </table:table-cell>
          <table:table-cell office:value-type="string">
            <text:p><text:span text:style-name="T1">Das ist schön! das gefällt mir!</text:span> Hast deine Mutter nicht lieber als dein <text:span text:style-name="T2">Steckenpferd</text:span>? <text:span text:style-name="T1">H. O ja liebe Mutter, darum habe ich sie auch zuerst gesezt.</text:span></text:p>
          </table:table-cell>
          <table:table-cell office:value-type="string">
            <text:p>-</text:p>
          </table:table-cell>
          <table:table-cell office:value-type="float" office:value="681">
            <text:p>681</text:p>
          </table:table-cell>
          <table:table-cell table:number-columns-repeated="1018"/>
        </table:table-row>
        <table:table-row table:style-name="ro30">
          <table:table-cell office:value-type="string">
            <text:p><text:span text:style-name="T1">Der junge Ausschlag und Aufschlag des Werftes, den man sonst Sol-oder Seil-und Saalweide nennet, giebt mit seinen Arten und deren Abänderungen, in seinen ersten Zeitalter, manche Gelegenheit, daß sich sonst wohl geübte Kenner in Schlagehölzern, auf sumpfigen Wiesen, an buschigen Hügeln und zwischen den Steinfelsen auf hohen Gebirgen, selbst dadurch hintergehen lassen.</text:span> Der alte verehrungswürdige C. Bauhin zu Basel, an welchen man ohne Dankbarkeit nicht denken sollte, der in seinen mühsamen Schriften noch immer lebet, und eine Menge von Tadlern überlebt hat, welche in ihren Schriften mehr Critik und Geschrey angebracht hatten, als daß sie damit den Nachkommen bey der Anwendung hätten Nutzen schaffen sollen, dieser hat uns in seinem Pinace 25 Weidenarten angegeben, und Mr. Tournefort, der mir und allen Kennern immer gleich groß bleiben wird, hat sich nach diesen aufrichtigen Vorgänger in vielen Stücken überaus gerichtet, wie auch der jüngst verstorbene Herr von Haller, welchen drey großen botanisch-praktischen Männern zusammengenommen, ich bey vielen Umständen weit mehr zu trauen Ursache finde, als vielen andern, die sich mehr mit fremden <text:span text:style-name="T2">Federn</text:span> geschmückt, und durch Meynungen berühmter gemacht, als durch selbst erlangte Kenntnisse und Arbeiten. <text:span text:style-name="T1">Der durchschauende Ritter von Linné, ein seltenes Original seiner Nation, dessen Wachsamkeit nicht leicht eine alte oder neue Pflanze entwischen konnte, wenn nur davon wenigstens einige obschon dunkle Spuren aufzufinden möglich waren, hat bey der schweren Bestimmung der Weidenarten alles gethan, was er unter einem solchen Clima, worunter er leben mußte, thun konnte.</text:span></text:p>
          </table:table-cell>
          <table:table-cell/>
          <table:table-cell office:value-type="string">
            <text:p><text:s/></text:p>
          </table:table-cell>
          <table:table-cell office:value-type="string">
            <text:p><text:span text:style-name="T1">Von der Geschichte dieses Klosters wußte man mir nichts zu erzählen, als daß hier ehemals eine Wildnis gewesen, die durch die Mönche angebaut worden sei; daß das Gotteshaus schon im neunten Jahrhundert existirt habe, daß es ehemals ein adeliches Stift gewesen sei. —</text:span> Doch das alles erwarten wir am zuverlässigsten von der gelehrten <text:span text:style-name="T2">Feder</text:span> des Fürsten von St. Blasien, wenn es Ihm gefallen wird, uns die versprochene Geschichte der Benediktiner-Klöster auf dem Schwarzwald zu liefern. <text:span text:style-name="T1">In der Wohnung des P. Küchenmeisters und Groskellers sieht man drei Sammlungen von einheimischen Schmetterlingen, unter welchen freilich die meisten dieselbigen sind, die auch in meinem Vaterlande gefangen werden, doch sind auch einige besondere Arten darunter.</text:span></text:p>
          </table:table-cell>
          <table:table-cell office:value-type="string">
            <text:p>-</text:p>
          </table:table-cell>
          <table:table-cell office:value-type="float" office:value="765">
            <text:p>765</text:p>
          </table:table-cell>
          <table:table-cell table:number-columns-repeated="1018"/>
        </table:table-row>
        <table:table-row table:style-name="ro28">
          <table:table-cell office:value-type="string">
            <text:p><text:span text:style-name="T1">Den ärmern Bürgern und Einwohnern ist es gestattet, in eben diesem Walde dürre Aeste und Reißig zu lesen und umsonst nach Hause zu schaffen.</text:span> Noch eine hieher gehörige <text:span text:style-name="T2">Anstalt</text:span> ist das Leihhaus, das in dringenden Fällen den Bürgern aus Verlegenheiten hilft und sie nicht in die Hände der Wucherer fallen läßt. <text:span text:style-name="T1">An Anstalten, die zur Bildung des Geistes und des Körpers, und zum Anbau der Wissenschaften und Künste gehören, hat der Staat von Nürnberg auch keinen Mangel.</text:span></text:p>
          </table:table-cell>
          <table:table-cell/>
          <table:table-cell office:value-type="string">
            <text:p><text:s/></text:p>
          </table:table-cell>
          <table:table-cell office:value-type="string">
            <text:p><text:span text:style-name="T1">» Wie früher schon erwähnt ist, zeigte sich die Wirkung desselben nicht sogleich, da das Kindbettfieber noch in den letzten Monaten 1842 und im Anfange 1843 mehrere Opfer forderte.</text:span> Der Grund hiervon ist nach Dr. Rigby’s Ueberzeugung allein in der übelwollenden Opposition zu suchen, welcher das neue Ventilationssystem bei dem ganzen weiblichen Dienstpersonale der <text:span text:style-name="T2">Anstalt</text:span> begegnete, das nur mit der grössten Schwierigkeit und nicht immer davon abzuhalten war, durch unzeitiges Schliessen oder Oeffnen der Klappen alle Ventilation in den Zimmern zu hindern, weshalb er auch annimmt, dass erst nach Wechslung eines Theiles dieses Personals und Annahme von einigen zuverlässigen Candidaten zur Ueberwachung aller Vorschriften, die in Hinsicht der Ventilation gegeben waren, die Wirkung des Apparates erkannt werden konnte, und zwar in solchem Grade, dass er der verbesserten Ventilation allein die merkwürdige Veränderung in dem Gesundheitszustande des Hospitals zuschreibt, die im Frühjahre 1843 eintrat. <text:span text:style-name="T1">» Unglücklicher Weise bleibt indess bei dieser Sache ein Zweifel übrig, da in derselben Zeit sich etwas ereignete, dem man von anderer Seite einen grossen Einfluss zuschrieb.</text:span></text:p>
          </table:table-cell>
          <table:table-cell office:value-type="string">
            <text:p>-</text:p>
          </table:table-cell>
          <table:table-cell office:value-type="float" office:value="66">
            <text:p>66</text:p>
          </table:table-cell>
          <table:table-cell table:number-columns-repeated="1018"/>
        </table:table-row>
        <table:table-row table:style-name="ro11">
          <table:table-cell office:value-type="string">
            <text:p><text:span text:style-name="T1">h) Charten, Globen und Bildnis von Peter Anich, der 1766. starb.</text:span> Er war ein Tyroler Bauer, der ohne Unterricht und Anleitung einen Atlas Tyrolensis verfertigte, und alles mit der <text:span text:style-name="T2">Feder</text:span> zeichnete, als er noch kaum lesen und schreiben konnte. <text:span text:style-name="T1">Zuletzt genoß er einigen Unterricht, war aber prodigium naturae et gentis suae, erhielt von der Kaiserin ein Ehrenzeichen und eine Pension, lag aber schon auf dem Sterbebette, und genoß es nicht lange.</text:span></text:p>
          </table:table-cell>
          <table:table-cell/>
          <table:table-cell office:value-type="string">
            <text:p><text:s/></text:p>
          </table:table-cell>
          <table:table-cell office:value-type="string">
            <text:p><text:span text:style-name="T1">Schuster bleib bei Deinem Leisten!</text:span> Albert, wenn Du den Pinsel in der Hand hast, so kömmst Du mir als ein verständiger Mann vor, aber mit der <text:span text:style-name="T2">Feder</text:span> gebehrdest Du Dich als ein Thor. — <text:span text:style-name="T1">So sollte man auch zu manchen sagen die sich auf Künste legen, die ihnen nicht besser anstehen als dem Esel das Lautenschlagen.</text:span></text:p>
          </table:table-cell>
          <table:table-cell office:value-type="string">
            <text:p>-</text:p>
          </table:table-cell>
          <table:table-cell office:value-type="float" office:value="817">
            <text:p>817</text:p>
          </table:table-cell>
          <table:table-cell table:number-columns-repeated="1018"/>
        </table:table-row>
        <table:table-row table:style-name="ro13">
          <table:table-cell office:value-type="string">
            <text:p><text:span text:style-name="T1">Immerhin möge also Pomponius den Satz: nemo pro parte testatus, pro parte intestatus decedere potest aus der natürlichen Unvereinbarkeit der beiden Begriffe der testamentarischen und Intestaterbfolge erklären, nur soll uns Niemand glauben machen, daß ein Gesichtspunkt, der erst jenem Satz zu Liebe erfunden ist, und auf den kein Mensch verfallen würde, der den Satz selber nicht kennt, den historischen Grund desselben enthalte.</text:span> Sich bei einem solchen Gesichtspunkt beruhigen, und gar alle Kunst der Dialektik und Mystik in Bewegung setzen, um ihn zu rechtfertigen, gleich als hätten die ungesunden Speculationen eines modernen Theoretikers im Kopfe eines alten Römers Platz finden können, heißt seinen Verstand und Glauben für ein <text:span text:style-name="T2">Billiges</text:span> dahingeben. <text:span text:style-name="T1">So mögen immerhin andere Juristen die Specification durch den Gesichtspunkt der Herrenlosigkeit der Sache motiviren.</text:span></text:p>
          </table:table-cell>
          <table:table-cell/>
          <table:table-cell office:value-type="string">
            <text:p><text:s/></text:p>
          </table:table-cell>
          <table:table-cell office:value-type="string">
            <text:p><text:span text:style-name="T1">Daher ist</text:span> 12) der Sterbfall nach Ritterrecht, da christliche und <text:span text:style-name="T2">billige</text:span> Gutsherrn solchen fast nirgends ziehen, ein unnöthiges aber schädliches Schreckbild, was die Leibeignen in beständiger Furcht und vom Erwerben zurück hält. <text:span text:style-name="T1">Denn die Vorstellung, daß alles was sie mit ihrem sauren Schweisse erwerben, ihren Kindern nicht anders als in so fern sie einen falschen Eid daran wagen wollen, zu statten kommen werde, muß die Leute nothwendig niederschlagen und ihren Fleiß schwächen.</text:span></text:p>
          </table:table-cell>
          <table:table-cell office:value-type="string">
            <text:p>-</text:p>
          </table:table-cell>
          <table:table-cell office:value-type="float" office:value="181">
            <text:p>181</text:p>
          </table:table-cell>
          <table:table-cell table:number-columns-repeated="1018"/>
        </table:table-row>
        <table:table-row table:style-name="ro21">
          <table:table-cell office:value-type="string">
            <text:p><text:span text:style-name="T1">Eine peinliche Schwere hatte sich seiner bemächtigt, die wie ein unaufrührbarer Bodensatz auf dem Grunde seiner Seele lag.</text:span> Eine Fülle von Gedanken und Gefühlen stieg in ihm empor, aber jede Einheitlichkeit fehlte und jede Neigung, die Anläufe und Fragmente zu <text:span text:style-name="T2">packen</text:span>, zu vertiefen, zu erschöpfen, zu vollenden. <text:span text:style-name="T1">Unheimlich scharf schaute er zeitweilig in Welt und Leben hinein, und die Nachtseiten des Daseins erschlossen sich ihm in zermalmender Klarheit.</text:span></text:p>
          </table:table-cell>
          <table:table-cell/>
          <table:table-cell office:value-type="string">
            <text:p><text:s/></text:p>
          </table:table-cell>
          <table:table-cell office:value-type="string">
            <text:p><text:span text:style-name="T1">Steh auf, Velten, um sechs Uhr geht der Zug.</text:span> Der Zug geht um sechs Uhr und Du mußt noch <text:span text:style-name="T2">packen</text:span>. <text:span text:style-name="T1">Steh auf, Junge, der Koffer schließt nicht recht, Du mußt aufstehen, Velten, der Zug geht um sechs Uhr.</text:span></text:p>
          </table:table-cell>
          <table:table-cell office:value-type="string">
            <text:p>-</text:p>
          </table:table-cell>
          <table:table-cell office:value-type="float" office:value="1279">
            <text:p>1279</text:p>
          </table:table-cell>
          <table:table-cell table:number-columns-repeated="1018"/>
        </table:table-row>
        <table:table-row table:style-name="ro4">
          <table:table-cell office:value-type="string">
            <text:p><text:span text:style-name="T1">Wie schlimm also für diese Fürsten wenn nicht zum Glücke ein andres wirksames Motiv sich ihnen dargebothen hätte, das die Nation in Leidenschaft sezte, und einen Enthusiasmus in ihr entflammte, der gegen die politische Gefahr gerichtet werden konnte, weil er in dem nehmlichen Gegenstande mit derselben zusammentraf.</text:span> Dieses <text:span text:style-name="T2">Motiv</text:span> war der erklärte Haß gegen eine Religion, welche das Haus Oesterreich beschüzte, die schwärmerische Anhänglichkeit an eine Lehre, welche dieses Haus mit Feuer und Schwert zu vertilgen strebte. <text:span text:style-name="T1">Diese Anhänglichkeit war feurig, jener Haß war unüberwindlich; der Religionsfanatismus fürchtet das Entfernte, Schwärmerey berechnet nie, was sie aufopfert.</text:span></text:p>
          </table:table-cell>
          <table:table-cell/>
          <table:table-cell office:value-type="string">
            <text:p><text:s/></text:p>
          </table:table-cell>
          <table:table-cell office:value-type="string">
            <text:p><text:span text:style-name="T1">Ich spreche jetzt nur von dem Schlag, der dadurch persönlich gegen mich hat geführt werden sollen, daß dieser Mensch Sr. Majestät hat mit Erfolg empfohlen werden können.</text:span> Wenn ich dem gegenüber in meinem Schreiben an Tiedemann sage, daß für meine Herrn Collegen ein zwingendes <text:span text:style-name="T2">Motiv</text:span> zum Rücktritt in diesem Grunerschen Falle nicht liegt, so erscheint mir meine Lage demselben gegenüber als eine wesentlich andre. <text:span text:style-name="T1">Ich würde Ihnen sehr dankbar sein, wenn Sie namentlich mit Camphausen, Friedenthal und Falk in diesem Sinne vertraulich reden wollten.</text:span></text:p>
          </table:table-cell>
          <table:table-cell office:value-type="string">
            <text:p>-</text:p>
          </table:table-cell>
          <table:table-cell office:value-type="float" office:value="9">
            <text:p>9</text:p>
          </table:table-cell>
          <table:table-cell table:number-columns-repeated="1018"/>
        </table:table-row>
        <table:table-row table:style-name="ro31">
          <table:table-cell office:value-type="string">
            <text:p><text:span text:style-name="T1">Das ist dasjenige, was man dazu doch nicht hat.</text:span> Denn <text:span text:style-name="T2">Donnerwetter</text:span> und alle tausend Teufel, leben wir dazu, um zehn Griffe nöthig zu haben zu dem, was kaum Eines Griffs werth ist!“ <text:span text:style-name="T1">Der Unbekannte bewegte jetzt stärker und ärgerlich lachend den Kopf hin und her und eine sichtbare Unruhe kam ihm in die Beine.</text:span></text:p>
          </table:table-cell>
          <table:table-cell/>
          <table:table-cell office:value-type="string">
            <text:p><text:s/></text:p>
          </table:table-cell>
          <table:table-cell office:value-type="string">
            <text:p><text:span text:style-name="T1">Die Sonne bringt, wenn man ihre Kraftäußerungen in der größten Verallgemeinerung bezeichnen will, Veränderungen auf der Oberfläche der Erde hervor: theils durch Massen-Attraction, wie in der Ebbe und Fluth des Oceans, wenn man von der ganzen Wirkung den Theil abzieht, welcher der Lunar-Anziehung gehört; theils durch licht-und wärme-erregende Wallungen (Transversal-Schwingungen) des Aethers, wie in der befruchtenden Vermischung der Luft-und Wasserhüllen des Planeten (bei dem Contact der Atmosphäre mit dem verdunstenden flüssigen Elemente im Meere, in Landseen und Flüssen).</text:span> Sie wirkt in den durch Wärme-Unterschiede erregten atmosphärischen und oceanischen Strömungen, deren letztere seit Jahrtausenden fortfahren (doch in schwächerem Grade) Geröll-Schichten aufzuhäufen oder entblößend mit sich fortzureißen, und so die Oberfläche des angeschwemmten Landes umzuwandeln; sie wirkt in der Erzeugung und Unterhaltung der electro-magnetischen Thätigkeit der Erdrinde und der des Sauerstoff-Gehaltes der Atmosphäre; bald still und sanft chemische Ziehkräfte erzeugend, und das organische Leben mannigfach in der Endosmose der Zellen-Wandung, in dem Gewebe der Muskel-und Nervenfaser bestimmend; bald Lichtprocesse im Luftkreise (farbig flammendes Polarlicht, <text:span text:style-name="T2">Donnerwetter</text:span>, Orkane und Meersäulen) hervorrufend. <text:span text:style-name="T1">Haben wir hier versucht die solaren Einflüsse, in so fern sie sich nicht auf die Achsenstellung und Bahn unseres Weltkörpers beziehen, in Ein Gemälde zusammenzudrängen; so ist es, um durch Darstellung des Zusammenhanges großer und auf den ersten Blick heterogen scheinender Phänomene recht überzeugend zur Anschauung zu bringen: wie die physische Natur in dem Buche vom Kosmos als ein durch innere, oft sich ausgleichende Kräfte bewegtes und belebtes Ganzes zu schildern sei.</text:span></text:p>
          </table:table-cell>
          <table:table-cell office:value-type="string">
            <text:p>-</text:p>
          </table:table-cell>
          <table:table-cell office:value-type="float" office:value="980">
            <text:p>980</text:p>
          </table:table-cell>
          <table:table-cell table:number-columns-repeated="1018"/>
        </table:table-row>
        <table:table-row table:style-name="ro4">
          <table:table-cell office:value-type="string">
            <text:p><text:span text:style-name="T1">Burgthor mit Mauern umgeben.</text:span> Ritter Theobald, <text:span text:style-name="T2">geharnischt</text:span>, tritt mit Reisigen ein. <text:span text:style-name="T1">Ein Knappe mit einem Hüfthorn.</text:span></text:p>
          </table:table-cell>
          <table:table-cell/>
          <table:table-cell office:value-type="string">
            <text:p><text:s/></text:p>
          </table:table-cell>
          <table:table-cell office:value-type="string">
            <text:p><text:span text:style-name="T1">So mußte Kadmus in dem einsamen Böotien, auf den Befehl der Götter, die Zähne des von ihm erlegten Drachen in die Erde säen, um seine gefallenen Krieger zu ersetzen.</text:span> Und aus dieser Saat des Kadmus keimten <text:span text:style-name="T2">geharnischte</text:span> Männer auf, die ihre Schwerdter gegen einander kehrten, und eher vom Streit nicht ruhten, bis nur noch fünfe von ihnen übrig waren, die dem Kadmus beistanden. <text:span text:style-name="T1">In diese Bilder hüllte die Phantasie der Alten die Entstehung der Menschen ein, die im ewigen Zwiste mit sich selber von außen oder von innen, die Spitze ihrer inwohnenden Kraft gegen sich selber kehren, und gleichsam mit angestammter Grausamkeit, in ihr eigenes Eingeweide wüthen.</text:span></text:p>
          </table:table-cell>
          <table:table-cell office:value-type="string">
            <text:p>-</text:p>
          </table:table-cell>
          <table:table-cell office:value-type="float" office:value="261">
            <text:p>261</text:p>
          </table:table-cell>
          <table:table-cell table:number-columns-repeated="1018"/>
        </table:table-row>
        <table:table-row table:style-name="ro8">
          <table:table-cell office:value-type="string">
            <text:p><text:span text:style-name="T1">1. Die Grundlage des Gewaltverhältnisses bildet hier der thatsächliche Eintritt in den Betrieb der öffentlichen Anstalt.</text:span> Das giebt einen Gegensatz zu dem Gewaltverhältnis der öffentlichen Dienstpflicht (oben § 45), welches nur begründet wird durch Rechtsakte, sei es einseitige Auferlegung der Dienstpflicht, sei es Ernennung oder <text:span text:style-name="T2">Anstellung</text:span> auf Unterwerfung. <text:span text:style-name="T1">Dafür ist die Verwandtschaft unverkennbar mit gewissen Gewaltverhältnissen der besonderen Überwachung im Finanzrecht, mit denjenigen nämlich, wo das Gewaltverhältnis sich begründet durch den Eintritt in den thatsächlichen Machtkreis der Finanzgewalt (Bd. I § 30 S. 441).</text:span></text:p>
          </table:table-cell>
          <table:table-cell/>
          <table:table-cell office:value-type="string">
            <text:p><text:s/></text:p>
          </table:table-cell>
          <table:table-cell office:value-type="string">
            <text:p><text:span text:style-name="T1">Aber auch der andere Grundsatz war allseitig zur Anerkennung gelangt: daß dem ohne seine Schuld entlassenen Beamten der „Nahrungsstand nicht entzogen werden könne; der Anspruch auf Gehalt soll bestehen bleiben.</text:span> Er erhielt schließlich seine feste Form als ein durch die <text:span text:style-name="T2">Anstellung</text:span> begründetes subjektives öffentliches Recht, das nur aus bestimmten Gründen entzogen oder beschränkt werden kann. <text:span text:style-name="T1">Demgegenüber hatte das Recht der freien Entlassung thatsächlich nur die Bedeutung der Möglichkeit eines Verzichtes auf die Gegenleistung.</text:span></text:p>
          </table:table-cell>
          <table:table-cell office:value-type="string">
            <text:p>-</text:p>
          </table:table-cell>
          <table:table-cell office:value-type="float" office:value="917">
            <text:p>917</text:p>
          </table:table-cell>
          <table:table-cell table:number-columns-repeated="1018"/>
        </table:table-row>
        <table:table-row table:style-name="ro20">
          <table:table-cell office:value-type="string">
            <text:p><text:span text:style-name="T1">Jn der That, der Goldfasan darf ein Prachtvogel genannt werden; denn seine Färbung ist ebenso schön, wie seine Gestalt ansprechend.</text:span> Ein reicher, aus hoch-oder goldgelben, etwas zerschlissenen <text:span text:style-name="T2">Federn</text:span> bestehender Busch deckt den Kopf des Männchens und überschattet den Kragen, dessen einzelne Federn der Hauptsache nach orangenroth gefärbt, aber tiefsammtschwarz gesäumt sind, sodaß eine Reihe gleichlaufender dunkler Streifen entsteht; die von dem Kragen größtentheils bedeckten Federn des Oberrückens sind goldgrün und schwarz gesäumt, also schuppig, die des Unterrückens und der Oberschwanzdeckfedern hochgelb, die des Gesichtes, des Kinns und der Halsseiten weißgelblichweiß, Unterhals und Unterleib hochsaffranroth, die Deckfedern der Flügel kastanienbraunroth, die Schwingen rothgraubraun, rostroth gesäumt, die Schulterfedern dunkelblau, lichter gerändert, die Schwanzfedern auf bräunlichem Grunde schwarz marmorirt oder netzartig gezeichnet und die verlängerten schmalen Oberschwanzdeckfedern dunkelroth. <text:span text:style-name="T1">Das Auge ist goldgelb, der Schnabel weißgelb, der Fuß bräunlich.</text:span></text:p>
          </table:table-cell>
          <table:table-cell/>
          <table:table-cell office:value-type="string">
            <text:p><text:s/></text:p>
          </table:table-cell>
          <table:table-cell office:value-type="string">
            <text:p><text:span text:style-name="T1">Das Männchen ist viel grösser, als das Weibchen.</text:span> Ihre Federn, — die vielleicht noch leichter sind, als die <text:span text:style-name="T2">Federn</text:span> aller andern Vögel, — lagen im ganzen Garten herum. <text:span text:style-name="T1">Das Thier hat die Gesellschaft der Menschen gern.</text:span></text:p>
          </table:table-cell>
          <table:table-cell office:value-type="string">
            <text:p>-</text:p>
          </table:table-cell>
          <table:table-cell office:value-type="float" office:value="74">
            <text:p>74</text:p>
          </table:table-cell>
          <table:table-cell table:number-columns-repeated="1018"/>
        </table:table-row>
        <table:table-row table:style-name="ro10">
          <table:table-cell office:value-type="string">
            <text:p><text:span text:style-name="T1">Was meinst Du dazu, Effi?“</text:span> Solche <text:span text:style-name="T2">Abende</text:span> wurden nicht bloß geplant, sie nahmen auch ihren Anfang, und sie würden sich, aller Wahrscheinlichkeit nach, über viele Wochen hin ausgedehnt haben, wenn nicht der unschuldige harmlose Gieshübler, trotz größter Abgeneigtheit gegen zweideutiges Handeln, dennoch im Dienste zweier Herren gestanden hätte. <text:span text:style-name="T1">Der eine, dem er diente, war Innstetten, der andere war Crampas, und wenn er der Innstetten'schen Aufforderung zu den italienischen Abenden, schon um Effi's willen, auch mit aufrichtigster Freude Folge leistete, so war die Freude, mit der er Crampas gehorchte, doch noch eine größere.</text:span></text:p>
          </table:table-cell>
          <table:table-cell/>
          <table:table-cell office:value-type="string">
            <text:p><text:s/></text:p>
          </table:table-cell>
          <table:table-cell office:value-type="string">
            <text:p><text:span text:style-name="T1">Ich hatte mir die Gunst der Dame vollständig wieder erobert, aber um welchen Preis!</text:span> Als ich am <text:span text:style-name="T2">Abend</text:span> des folgenden Tages — früher konnte ich mich nicht von der Gesellschaft losmachen — in den Wald gerannt war, mein Unrecht wieder gut zu machen, fand ich wol nach vielem Suchen den Platz, aber nicht mehr Xenobi. <text:span text:style-name="T1">Die Bande hatte, als sie ihren Schlupfwinkel verrathen sah, ihre Zelte abgebrochen und war wer weiß wohin gezogen.</text:span></text:p>
          </table:table-cell>
          <table:table-cell office:value-type="string">
            <text:p>-</text:p>
          </table:table-cell>
          <table:table-cell office:value-type="float" office:value="1272">
            <text:p>1272</text:p>
          </table:table-cell>
          <table:table-cell table:number-columns-repeated="1018"/>
        </table:table-row>
        <table:table-row table:style-name="ro7">
          <table:table-cell office:value-type="string">
            <text:p><text:span text:style-name="T1">Alsdann gieng ’s Hudri, Hudri, mit den Panduren die Weinberge hinunter, sprungweise über eine Mauer nach der andern herab, in die Ebene.</text:span> Unsre geborne Preussen und Brandenburger <text:span text:style-name="T2">packten</text:span> die Panduren wie Furien. <text:span text:style-name="T1">Ich selber war in Jast und Hitze wie vertaumelt, und, mir weder Furcht noch Schreckens bewußt, schoß ich Eines Schiessens fast alle meine 60. Patronen los, bis meine Flinte halb glühend war, und ich sie am Riemen nachschleppen mußte; indessen glaub’ ich nicht, daß ich eine lebendige Seele traf, sondern alles gieng in die freye Luft.</text:span></text:p>
          </table:table-cell>
          <table:table-cell/>
          <table:table-cell office:value-type="string">
            <text:p><text:s/></text:p>
          </table:table-cell>
          <table:table-cell office:value-type="string">
            <text:p><text:span text:style-name="T1">Oft, während so ein Zamuro ganz die Aufmerksamkeit des jungen Krokodils in Anspruch nimmt, benutzt ein anderer die gute Gelegenheit zu einem unerwarteten Angriff.</text:span> Er stößt auf das Tier nieder, <text:span text:style-name="T2">packt</text:span> es am Halse und steigt damit hoch in die Luft. <text:span text:style-name="T1">Wir konnten diesem Kampfspiel halbe Vormittage lang zusehen; in der Stadt Mompox am Magdalenenstrom hatten wir mehr als 40 seit 14 Tagen bis 3 Wochen ausgeschlüpfte Krokodile in einem großen, mit einer Mauer umgebenen Hofe beisammen.</text:span></text:p>
          </table:table-cell>
          <table:table-cell office:value-type="string">
            <text:p>-</text:p>
          </table:table-cell>
          <table:table-cell office:value-type="float" office:value="226">
            <text:p>226</text:p>
          </table:table-cell>
          <table:table-cell table:number-columns-repeated="1018"/>
        </table:table-row>
        <table:table-row table:style-name="ro9">
          <table:table-cell office:value-type="string">
            <text:p><text:span text:style-name="T1">Dieses macht, daß sie wegen der Syntax oder Regeln der Wortsügung müssen bemerkt werden.</text:span> Und man kann sagen, daß etwas Charakteristisches dabey seyn würde, wenn die Fallendungen der Nennwörter für sich schon eine Bedeutung hätten, aus welcher sich nebst der Bedeutung eines jeden <text:span text:style-name="T2">Vorworts</text:span>, diejenige Fallendung ein für allemal bestimmen ließe, die es erfordert. <text:span text:style-name="T1">Eine Vollkommenheit, die die Sprachen noch in mehrern Stücken haben sollten, um wissenschaftlich zu seyn.</text:span></text:p>
          </table:table-cell>
          <table:table-cell/>
          <table:table-cell office:value-type="string">
            <text:p><text:s/></text:p>
          </table:table-cell>
          <table:table-cell office:value-type="string">
            <text:p><text:span text:style-name="T1">1. 22½ Ngr. od. fl. 2. 42 kr. rhein.</text:span> Gespräche aus der Gegenwart über Staat und Kirche Vierte mit einem <text:span text:style-name="T2">Vorwort</text:span> vermehrte Aufl. <text:span text:style-name="T1">8. geh. Rthlr.</text:span></text:p>
          </table:table-cell>
          <table:table-cell office:value-type="string">
            <text:p>-</text:p>
          </table:table-cell>
          <table:table-cell office:value-type="float" office:value="225">
            <text:p>225</text:p>
          </table:table-cell>
          <table:table-cell table:number-columns-repeated="1018"/>
        </table:table-row>
        <table:table-row table:style-name="ro25">
          <table:table-cell office:value-type="string">
            <text:p><text:span text:style-name="T1">Sogar seine ersten Hosen sind noch da...</text:span> Übrigens: Insektenpulver haben sie doch gestreut... <text:span text:style-name="T2">Donnerwetter</text:span>: <text:span text:style-name="T1">Das kann mich ja verraten!</text:span></text:p>
          </table:table-cell>
          <table:table-cell/>
          <table:table-cell office:value-type="string">
            <text:p><text:s/></text:p>
          </table:table-cell>
          <table:table-cell office:value-type="string">
            <text:p><text:span text:style-name="T1">Und endlich:</text:span> „<text:span text:style-name="T2">Donnerwetter</text:span>! komm' her, Gwalchmai! rief Massikomur seinem Nachbar zu, der soeben auch den kürzeren Weg über den vertrockneten Seegrund zu seinem Acker gieng; „sieh ' her!“ <text:span text:style-name="T1">Gwalchmai eilt herbei und er hebt ihm eine Schaufel voll verkohlter, kleiner, halbrundlicher Gegenstände unter die Augen.</text:span></text:p>
          </table:table-cell>
          <table:table-cell office:value-type="string">
            <text:p>-</text:p>
          </table:table-cell>
          <table:table-cell office:value-type="float" office:value="1221">
            <text:p>1221</text:p>
          </table:table-cell>
          <table:table-cell table:number-columns-repeated="1018"/>
        </table:table-row>
        <table:table-row table:style-name="ro24">
          <table:table-cell office:value-type="string">
            <text:p><text:span text:style-name="T1">Erst 1435 finden wir ihn in Straßburg wieder, vielbeschäftigt mit mancherlei mechanischen Künsten, Edelsteinschleifen, Spiegelbelegen und manchen geheimen Künsten, wozu wohl vor allem die Versuche gehörten, die Buchdruckerkunst zu erfinden.</text:span> Wenigstens ergiebt sich aus Prozeßakten des Jahres 1438, daß ihm die Brüder eines Mitarbeiters oder Schülers, namens Dritzehn, den Besitz einer <text:span text:style-name="T2">Presse</text:span> und einer Anzahl Bleiformen streitig machten, die bei dem Tode Dritzehns in dessen Hause sich befanden, aber von Gutenberg reklamiert wurden. <text:span text:style-name="T1">Gutenberg bekam Recht, ließ aber Presse und Formen auseinandernehmen, damit nicht ein anderer in das Geheimnis dringen sollte.</text:span></text:p>
          </table:table-cell>
          <table:table-cell/>
          <table:table-cell office:value-type="string">
            <text:p><text:s/></text:p>
          </table:table-cell>
          <table:table-cell office:value-type="string">
            <text:p><text:span text:style-name="T1">England, Holland, Frankreich und Deutschland, die sich jetzt von der Verarbeitung der rohen Produkte Spaniens bereichern, würden, wenn sie von diesen ausgeschlossen wären, ihre Fabriken zu Grunde gehen sehen, und nach Maassgabe des Vortheils, den sie ehedem daraus zogen, auch an ihrer politischen Wichtigkeit verlieren.</text:span> Doch ehe es zu dieser furchtbaren Veränderung kommt, bedarf es zuvor einer Kleinigkeit: die Alleingewalt des Königs muss eingeschränkt, die Stände müssen wieder hergestellt, die Inquisition muss abgeschafft, die Freiheit des Gewissens und der <text:span text:style-name="T2">Presse</text:span> unwiderruflich zuerkannt, und die Sicherheit des Eigenthums nebst der persönlichen Unabhängigkeit aller Bürger von willkührlichen Eingriffen in die Macht des Gesetzes fest begründet werden. <text:span text:style-name="T1">Der erste Schritt zu dieser grossen Wiedergeburt der spanischen Monarchie ist — das Verbot aller fremden Zeitungen, und die gewaltthätige Eröfnung aller Briefe!</text:span></text:p>
          </table:table-cell>
          <table:table-cell office:value-type="string">
            <text:p>-</text:p>
          </table:table-cell>
          <table:table-cell office:value-type="float" office:value="381">
            <text:p>381</text:p>
          </table:table-cell>
          <table:table-cell table:number-columns-repeated="1018"/>
        </table:table-row>
        <table:table-row table:style-name="ro4">
          <table:table-cell office:value-type="string">
            <text:p><text:span text:style-name="T1">Die Eidgenossenschaft und Genua machen deshalb keine Schwierigkeit d ], Venedig und die vereinigren Niederlande aber haben sich heftig dagegen gesetzt.</text:span> Venedig erhielt auch vom Kaiser Ferdinand II. ein den kurfürstlichen Vorrechten nachtheiliges Dekret am kaiserlichen Hofe und auf <text:span text:style-name="T2">Reichstägen</text:span>. <text:span text:style-name="T1">Allein die Kurfürsten brachten es durch Vorstellungen und Protestationen endlich dahin, daß König Ferdinand IV. 1653 und Kaiser Leopold 1658 in der Wahlkapitulation ihnen den Rang vor allen Republicken ausdrücklich zugestehn und sich verbindlich machen musten:“ was hiebevor per Decreta und absonderlich anno 1636, oder sonst vorgenommen oder verordnet, soll förderlichst abgestellet und kraftlos seyn. ”</text:span></text:p>
          </table:table-cell>
          <table:table-cell/>
          <table:table-cell office:value-type="string">
            <text:p><text:s/></text:p>
          </table:table-cell>
          <table:table-cell office:value-type="string">
            <text:p><text:span text:style-name="T1">III.</text:span> Der Kaiser hatte diesmal an das churfürstliche Collegium zwey Commissarien geschickt, den Fürsten Wenzel von Lichtenstein, und den Reichshofrath Freyherrn von Bartenstein; nicht, wie es am <text:span text:style-name="T2">Reichstage</text:span> gewöhnlich ist, den einen als Principalcommissarien, den andern als Concommissarien; sondern beide in gleicher Eigenschaft. <text:span text:style-name="T1">Dadurch ward gewisser maßen das zum Herkommen gemacht, daß jene Einschränkung nur dem Reichstage eigen blieb, außer demselben hingegen mehrere kaiserliche Commissarien an einem Orte zugleich seyn konnten.</text:span></text:p>
          </table:table-cell>
          <table:table-cell office:value-type="string">
            <text:p>-</text:p>
          </table:table-cell>
          <table:table-cell office:value-type="float" office:value="444">
            <text:p>444</text:p>
          </table:table-cell>
          <table:table-cell table:number-columns-repeated="1018"/>
        </table:table-row>
        <table:table-row table:style-name="ro5">
          <table:table-cell office:value-type="string">
            <text:p><text:span text:style-name="T1">Lehrgegenstände: Vorbildung für die Ponts et chaussées, die Mines, Telegraphenwesen, Tabakverwaltung (!) Wasserbau, „enfin pour les autres services publiques qui exigent des connaissances étendues dans les sciences mathématiques, physiques et chimiques“ (Decret vom 25. Nov. 1852).</text:span> Das Ganze ist so sehr eine untergeordnete Militärschule, daß die mit Abgangszeugniß versehenen Schüler, wenn sie keine <text:span text:style-name="T2">Anstellung</text:span> finden oder in die höheren Specialschulen übergehen, Unterlieutenants werden. <text:span text:style-name="T1">Wie dieselbe als Muster für die deutschen polytechnischen Institute hat gelten und in der deutschen Literatur die École des Ponts et Chaussées, oder gar das so viel wichtigere Conservatoire hat verdunkeln können, bleibt geradezu unbegreiflich!</text:span></text:p>
          </table:table-cell>
          <table:table-cell/>
          <table:table-cell office:value-type="string">
            <text:p><text:s/></text:p>
          </table:table-cell>
          <table:table-cell office:value-type="string">
            <text:p><text:span text:style-name="T1">v. Brauchitsch, Preuß. V. ges. I S. 25 n. 22; O. V.G. 9. Juni 1885 (Samml. XII S. 6).</text:span> Es ist klar, daß für das Berufsamt, für die <text:span text:style-name="T2">Anstellung</text:span> im Staatsdienste, wo kein Annahmezwang besteht, nur diese Auffassung der Bedeutung der Einwilligung gelten kann; unten § 44, I. <text:span text:style-name="T1">3. Mit der Kundgabe der Ernennung, oder, wo diese in der Erwartung künftiger Annahme geschah, mit der Annahmeerklärung wird für den Ernannten das Amt begründet und mit ihm die entsprechende Dienstpflicht.</text:span></text:p>
          </table:table-cell>
          <table:table-cell office:value-type="string">
            <text:p>-</text:p>
          </table:table-cell>
          <table:table-cell office:value-type="float" office:value="904">
            <text:p>904</text:p>
          </table:table-cell>
          <table:table-cell table:number-columns-repeated="1018"/>
        </table:table-row>
        <table:table-row table:style-name="ro9">
          <table:table-cell office:value-type="string">
            <text:p><text:span text:style-name="T1">Was wirkt, ist wieder dieser allein.</text:span> Es verhält sich damit wie mit den Vorverhandlungen bei der <text:span text:style-name="T2">Anstellung</text:span> im Staatsdienst; oben § 44 S. 222. <text:span text:style-name="T1">In ihnen schon einen Vertrag zu sehen, welcher der Erteilung des „Privilegiums“ vorausgeht, hat keinen Zweck, wenn man doch anerkennen muß, daß keinerlei Anspruch damit begründet wird: Eger, Eisenbahn-R. I S. 94.</text:span></text:p>
          </table:table-cell>
          <table:table-cell/>
          <table:table-cell office:value-type="string">
            <text:p><text:s/></text:p>
          </table:table-cell>
          <table:table-cell office:value-type="string">
            <text:p><text:span text:style-name="T1">Der Angestellt bekräftigt seine rechtlichen Verpflichtungen durch einen Diensteid.</text:span> Es ist für diese Interessen ganz gleichgültig, ob die Anstellung nur eine provisorische oder eine definitive war; denn diese Unterscheidung bezieht sich in der Regel nur auf die Begründung von Pensionsrechten, welche erst mit der definitiven <text:span text:style-name="T2">Anstellung</text:span> einzutreten pflegen. <text:span text:style-name="T1">In den meisten deutschen Staaten sind die Anstellungen nichtrichterlicher Beamten erst einige Jahre hindurch provisorische in diesem Sinne.</text:span></text:p>
          </table:table-cell>
          <table:table-cell office:value-type="string">
            <text:p>-</text:p>
          </table:table-cell>
          <table:table-cell office:value-type="float" office:value="888">
            <text:p>888</text:p>
          </table:table-cell>
          <table:table-cell table:number-columns-repeated="1018"/>
        </table:table-row>
        <table:table-row table:style-name="ro10">
          <table:table-cell office:value-type="string">
            <text:p><text:span text:style-name="T1">Als Sitz des Museums war von vornherein Nürnberg bestimmt, wo es in den ersten Jahren im Turme des Tiergärtnerthores aufgestellt wurde.</text:span> Im Jahre 1856 wurde durch käufliche Erwerbung des Karthäuserklosters dem <text:span text:style-name="T2">Museum</text:span> ein vergrössertes Heim geschaffen, das sich jedoch bald wieder als zu beschränkt darstellte, so dass an eine Erweiterung gedacht werden musste. <text:span text:style-name="T1">Diese erfolgte durch Erwerbung und Abtragung des alten gotischen Augustinerklosters, welches in gleicher Form im Anschlusse an die Karthause wieder aufgebaut wurde.</text:span></text:p>
          </table:table-cell>
          <table:table-cell/>
          <table:table-cell office:value-type="string">
            <text:p><text:s/></text:p>
          </table:table-cell>
          <table:table-cell office:value-type="string">
            <text:p><text:span text:style-name="T1">Der einzige Ort, wo documentirte Sachen Benvenuto’s in einiger Anzahl beisammen sind, der Tesoro des Pal. Pitti in Florenz, ist dem Verfasser unzugänglich geblieben.</text:span> Indess ergiebt sich ein Bild des Styles aus den Vasen, Schalen u. a. Schmuckgegenständen, welche (nebst Neuerem) in den Uffizien, Abtheilung der „Gemme“ aufgestellt sind; Einiges findet sich auch in der Galerie des Pal. Pitti (Durchgang zu den hintern Zimmern); dann im <text:span text:style-name="T2">Museum</text:span> von Neapel (Abtheilung der Terracotten, zweiter Saal), so wie zerstreut a. a. O. <text:span text:style-name="T1">Manches von diesen Prachtgegenständen ist auch älter als Benvenuto oder sonst von seiner Art unabhängig.</text:span></text:p>
          </table:table-cell>
          <table:table-cell office:value-type="string">
            <text:p>-</text:p>
          </table:table-cell>
          <table:table-cell office:value-type="float" office:value="1209">
            <text:p>1209</text:p>
          </table:table-cell>
          <table:table-cell table:number-columns-repeated="1018"/>
        </table:table-row>
        <table:table-row table:style-name="ro22">
          <table:table-cell office:value-type="string">
            <text:p><text:span text:style-name="T1">§.</text:span> 228. So z. E. geben die <text:span text:style-name="T2">Vorwörter</text:span> sowohl an sich, als in so fern sie Ableitungstheilchen sind, eine gute Menge von Zuwörtern, welche zu Bestimmung der Zeitwörter dienen können. <text:span text:style-name="T1">Aus den Zeitwörtern lassen sich auf vielerley Arten Nennwörter bilden, denen solche Zuwörter, in die Form der Beywörter verwandelt, als Bestimmungen zugesetzt werden können.</text:span></text:p>
          </table:table-cell>
          <table:table-cell/>
          <table:table-cell office:value-type="string">
            <text:p><text:s/></text:p>
          </table:table-cell>
          <table:table-cell office:value-type="string">
            <text:p><text:span text:style-name="T1">Denn sie sind so eingerichtet worden, daß wir sehr viele Veränderungen und Bestimmungen der Dinge auf die Wörter bringen können, und dieses geschieht durch Ableiten, Zusammensetzen, Abändern, Abwandlen, Vergleichen rc. (Deriuatio, Compofitio, Declinatio, Coniugatio, Comparatio &amp; c.).</text:span> Ferner geschieht es durch besondere Wörter, wodurch man die Umstände, Verhältnisse, Verbindungen, Grade, Zusammenhang, Affecte rc. anzeigt, dergleichen die Beywörter, Zuwörter, <text:span text:style-name="T2">Vorwörter</text:span>, Bindwörter, Zwischenwörter rc. (Adiectiua, Aduerbia, Praepofitiones, Coniunctiones, Interiectiones &amp; c.) sind, und welche, nebst einigen andern, überhaupt Bestimmungswörter, Particulae, genennt werden. <text:span text:style-name="T1">Ueberdieß nehmen wir alle diese Wörter entweder in ihrer eigenen Bedeutung, oder wir gebrauchen sie in verblümtem oder figürlichem Verstande, wegen der Aehnlichkeit des Eindruckes der dadurch in beyden Fällen vorgestellten Dinge (§. 46. Alethlol.), und auch dadurch wird die Anzahl der Wörter vermindert.</text:span></text:p>
          </table:table-cell>
          <table:table-cell office:value-type="string">
            <text:p>-</text:p>
          </table:table-cell>
          <table:table-cell office:value-type="float" office:value="579">
            <text:p>579</text:p>
          </table:table-cell>
          <table:table-cell table:number-columns-repeated="1018"/>
        </table:table-row>
        <table:table-row table:style-name="ro7">
          <table:table-cell office:value-type="string">
            <text:p><text:span text:style-name="T1">Der Granit, von dessen Ursprung wir oben (§. 222) unsere Vermuthung geäussert haben, ist ein Gemengsel von kleinen Stücken Quarz, Feldspat und Glimmer, die alle in einzelnen eckichten Brocken (nicht wie beym Porphyr in einer weichen Grundmasse) zusammen gebacken sind: daher angeschliffener Granit sich fast wie ein Mosaik ausnimmt.</text:span> Er deckt die höchsten Bergketten der Erde, ist aber von verschiedener <text:span text:style-name="T2">Feine</text:span> und Festigkeit. <text:span text:style-name="T1">Zu den gemeinen Arten gehören die Brecciae, die Wacken vom Brocken, vom Ziegenrücken bey Goslar rc.</text:span></text:p>
          </table:table-cell>
          <table:table-cell/>
          <table:table-cell office:value-type="string">
            <text:p><text:s/></text:p>
          </table:table-cell>
          <table:table-cell office:value-type="string">
            <text:p><text:span text:style-name="T1">Es waren dies die Vorläufer der Bessemerbirnen oder Konverter.</text:span> In diesen erfolgt das Vorfrischen oder <text:span text:style-name="T2">Feinen</text:span> durch Einpressen von Luft durch ein Rohr aus feuerfestem Thon, oder aus Eisen mit Thon umkleidet, ohne Anwendung von Brennmaterial. <text:span text:style-name="T1">Zu diesem Zweck soll das Gefäss nahe dem Stichloch eines Hochofens aufgestellt und beim Abstich das flüssige Eisen hineingeleitet werden, worauf dann sofort durch das Rohr Wind durchgepresst wird.</text:span></text:p>
          </table:table-cell>
          <table:table-cell office:value-type="string">
            <text:p>-</text:p>
          </table:table-cell>
          <table:table-cell office:value-type="float" office:value="320">
            <text:p>320</text:p>
          </table:table-cell>
          <table:table-cell table:number-columns-repeated="1018"/>
        </table:table-row>
        <table:table-row table:style-name="ro8">
          <table:table-cell office:value-type="string">
            <text:p><text:span text:style-name="T1">Wichtiger wird ihm der Unterschied zwischen den Gemählden, die man Monochrommen (Monochromata) und solchen, die man Polychrommen (Polychromata) nennt, und über diese will ich noch einiges hinzusetzen.</text:span> Wem sind die schönen Zeichnungen der Tänzerinnen nicht bekannt, der Bacchantinnen, die in ihrer Wuth die gezähmten Centauren mit den Fersen und Stößen des Thyrsus antreiben, und in dem <text:span text:style-name="T2">Museo</text:span> zu Portici aufbehalten werden! <text:span text:style-name="T1">Wer hat nicht mehr als einmahl in seinem Leben die Zeichnungen auf den Gefäßen von gebrannter Erde bewundert!</text:span></text:p>
          </table:table-cell>
          <table:table-cell/>
          <table:table-cell office:value-type="string">
            <text:p><text:s/></text:p>
          </table:table-cell>
          <table:table-cell office:value-type="string">
            <text:p><text:span text:style-name="T1">Diese Zusage ist aber im Lauf der Jahre entweder vergessen oder aus Hohenzollern’scher Humanität, die nichts Schönes für sich allein haben mag, absichtlich geändert worden.</text:span> Das Bild gehört nicht mehr der Hauskapelle, sondern, wie Jedermann weiß, dem Bilder-<text:span text:style-name="T2">Museum</text:span> an. <text:span text:style-name="T1">Nur bei Gelegenheit der Taufe des jungen Prinzen, dessen Geburt im Februar dieses Jahres alle loyalen Herzen in Stadt und Land mit Freude füllte, kam auch der Correggio zu seinem zugesagten Recht und wandelte auf 24 Stunden aus den Sälen des Museums in den prächtigen Kuppelbau der Schloßkapelle hinüber. —</text:span></text:p>
          </table:table-cell>
          <table:table-cell office:value-type="string">
            <text:p>-</text:p>
          </table:table-cell>
          <table:table-cell office:value-type="float" office:value="404">
            <text:p>404</text:p>
          </table:table-cell>
          <table:table-cell table:number-columns-repeated="1018"/>
        </table:table-row>
        <table:table-row table:style-name="ro21">
          <table:table-cell office:value-type="string">
            <text:p><text:span text:style-name="T1">Die zur Hilfe herbeigeeilten Franzosen und ihr Anhang erwarteten zuversichtlich den Anschluß Belgiens an das freie Frankreich.</text:span> Die gesammte radicale <text:span text:style-name="T2">Presse</text:span> von Paris blies in dasselbe Horn, und der gefeierte Redner des Chauvinismus, General Lamarque erklärte kurzab: das Gesetz des Convents vom Jahre IV der Republik, das die belgischen Departements mit Frankreich vereinigt hat, besteht noch immer zu Recht. <text:span text:style-name="T1">Die Mehrheit der Belgier wies diese Anschläge weit von sich.</text:span></text:p>
          </table:table-cell>
          <table:table-cell/>
          <table:table-cell office:value-type="string">
            <text:p><text:s/></text:p>
          </table:table-cell>
          <table:table-cell office:value-type="string">
            <text:p><text:span text:style-name="T1">Von Berghaus, I. I., der selbstlehrende doppelte Buchhalter, oder vollständige Anweisung zur leichten Erlernung des Italiänisch-doppelten Buchhaltens.</text:span> Nach Hellwigschem Plane bearbeitet. gr. 8. — ist eine Neue sehr vermehrte und verbesserte Auflage unter der <text:span text:style-name="T2">Presse</text:span>, welche bis Johanni fertig erscheint. <text:span text:style-name="T1">Berghaus, I. I. Geschichte der Schiffahrtskunde bey den vornehmsten Völkern des Alterthums.</text:span></text:p>
          </table:table-cell>
          <table:table-cell office:value-type="string">
            <text:p>-</text:p>
          </table:table-cell>
          <table:table-cell office:value-type="float" office:value="283">
            <text:p>283</text:p>
          </table:table-cell>
          <table:table-cell table:number-columns-repeated="1018"/>
        </table:table-row>
        <table:table-row table:style-name="ro7">
          <table:table-cell office:value-type="string">
            <text:p><text:span text:style-name="T1">§. 211.</text:span> Da nun der Unterschied der Fallendungen in Ansehung der Vorwörter durchaus willkührlich ist, so sind auch die <text:span text:style-name="T2">Vorwörter</text:span> von den Zuwörtern in dieser Absicht nur auf eine willkührliche Art verschieden, und wenn sie dennoch haben seyn sollen, so entsteht ganz natürlicher Weise die Frage, ob weder mehr noch minder möglich waren, als die in den wirklichen Sprachen eingeführt sind? <text:span text:style-name="T1">Wir können zu diesem Ende anmerken, daß die Sprachen bey körperlichen Dingen angefangen haben, und daß die Präpositionen Verhältnisse der Körper oder Substanzen haben anzeigen sollen.</text:span></text:p>
          </table:table-cell>
          <table:table-cell/>
          <table:table-cell office:value-type="string">
            <text:p><text:s/></text:p>
          </table:table-cell>
          <table:table-cell office:value-type="string">
            <text:p><text:span text:style-name="T1">210. So ordentlich sind aber die wirklichen Sprachen nicht, und sie zeigen hierinn mehr als eine Abweichung von dieser Vollkommenheit.</text:span> Jhre Lücken in Absicht auf die Bedeutung und Anzahl der Fallendungen, haben wir schon oben (§. 178. seqq.) angezeigt, ohne noch auf ihre Verhältniß zu den <text:span text:style-name="T2">Vorwörtern</text:span> oder Präpositionen zu sehen. <text:span text:style-name="T1">Diese Verhältniß aber hat in den wirklichen Sprachen wenig oder gar nichts Metaphysisches.</text:span></text:p>
          </table:table-cell>
          <table:table-cell office:value-type="string">
            <text:p>-</text:p>
          </table:table-cell>
          <table:table-cell office:value-type="float" office:value="594">
            <text:p>594</text:p>
          </table:table-cell>
          <table:table-cell table:number-columns-repeated="1018"/>
        </table:table-row>
        <table:table-row table:style-name="ro8">
          <table:table-cell office:value-type="string">
            <text:p><text:span text:style-name="T1">— </text:span><text:span text:style-name="T1">Reiser machte den Anfang, und T... folgte ihm bald, wurde aber noch glücklich wieder zurückgebracht. —</text:span> Reiser machte indes, ehe er seinen Vorsatz ausführte, noch eine nächtliche Wanderung mit I..., der ihn des <text:span text:style-name="T2">Abends</text:span> um eilf Uhr mit noch einem von der dramatischen Gesellschaft besuchte, und ihn zu einem Spatziergange nach dem D., einem Berge, der drei Meilen von H... entfernt ist, einlud. <text:span text:style-name="T1">— Reiser, dem dergleichen nächtliche Wanderungen nun schon anfingen, eine gewohnte Sache zu werden, war sogleich enschlossen — es war eine warme mondhelle Sommernacht.</text:span></text:p>
          </table:table-cell>
          <table:table-cell/>
          <table:table-cell office:value-type="string">
            <text:p><text:s/></text:p>
          </table:table-cell>
          <table:table-cell office:value-type="string">
            <text:p><text:span text:style-name="T1">Dieses majestätische Gebäude ist der Sonne gewidmet.</text:span> Man sieht an diesem Orte sowohl ihren Aufgang als auch ihren Untergang, und genießt die erhabensten Schauspiele, womit der Morgen und der <text:span text:style-name="T2">Abend</text:span> unsre Schöpfung entzücken. <text:span text:style-name="T1">Der Tempel konnte daher keinem andern Wesen in der sichtbaren Natur anständiger gewidmet werden.</text:span></text:p>
          </table:table-cell>
          <table:table-cell office:value-type="string">
            <text:p>-</text:p>
          </table:table-cell>
          <table:table-cell office:value-type="float" office:value="705">
            <text:p>705</text:p>
          </table:table-cell>
          <table:table-cell table:number-columns-repeated="1018"/>
        </table:table-row>
        <table:table-row table:style-name="ro5">
          <table:table-cell office:value-type="string">
            <text:p><text:span text:style-name="T1">£ hatten, so müssen wir doch vorher schon eine sehr bedeutende Zunahme der Einfuhr von Rohstoffen gehabt haben [ und schon in dieser Weise ist Ueberexport identisch mit Ueberimport, und Ueberproduktion mit Ueberhandel ] „um diese vermehrte Quantität von Waaren zu produciren?</text:span> — Unzweifelhaft; wir müssen eine sehr beträchtliche <text:span text:style-name="T2">Bilanz</text:span> zu zahlen gehabt haben; d. h. die Bilanz muss während der Zeit gegen uns gewesen sein, aber auf die Dauer ist der Wechselkurs mit Amerika für uns, und wir haben seit längrer Zeit bedeutende Zufuhren vou Edelmetall von Amerika erhalten.“ <text:span text:style-name="T1">5148 fragt Wilson den Erzwucherer Chapman, ob er seine hohen Zinsen nicht als Zeichen grosser Prosperität und hoher Profite betrachte.</text:span></text:p>
          </table:table-cell>
          <table:table-cell/>
          <table:table-cell office:value-type="string">
            <text:p><text:s/></text:p>
          </table:table-cell>
          <table:table-cell office:value-type="string">
            <text:p><text:span text:style-name="T1">Zu der Zeit aber, als sie diese Schätze mühsam erarbeitete, und selber zu der noch, als sie mich zuerst in die Geheimnisse ihres Goldthurmes einweihte, da war sie diese herz-und geistlose Mumie nicht, denn damals schaffte, darbte, sammelte sie für einen Zweck; richtiger: sie schaffte, darbte, sammelte für eine Person.</text:span> Und das ist der Grund, aus welchem ich vor Euren Augen, meine Freunde, zwischen den beiden letzten Reckenburgerinnen — längst nicht so genau wie mich verlangt — die <text:span text:style-name="T2">Bilanz</text:span> gezogen habe. <text:span text:style-name="T1">Ihr solltet wissen, was die Frau that, die Eure Heimath urbar machte; was die Frau war, welche in keinem Menschenherzen, außer dem meinen, eine Spur, und in der zähen Vorstellung des Volkes das Bild eines goldgierigen Dämons hinterlassen hat.</text:span></text:p>
          </table:table-cell>
          <table:table-cell office:value-type="string">
            <text:p>-</text:p>
          </table:table-cell>
          <table:table-cell office:value-type="float" office:value="1108">
            <text:p>1108</text:p>
          </table:table-cell>
          <table:table-cell table:number-columns-repeated="1018"/>
        </table:table-row>
        <table:table-row table:style-name="ro22">
          <table:table-cell office:value-type="string">
            <text:p><text:span text:style-name="T1">Eine staatsrechtliche Pflicht der Regierung zur Erstattung von periodischen Berichten besteht aber nur, wenn dieselbe durch eine besondere Gesetzes-Bestimmung ausdrücklich vorgeschrieben ist.</text:span> Dies ist z. B. geschehen durch das Gesetz über die Vereinigung von Elsaß-Lothringen v. 9. Juni 1871 §. 3 Abs. 3, wonach dem <text:span text:style-name="T2">Reichstage</text:span> bis zur Einführung der R.-V. über die erlassenen Gesetze und allgemeinen Anordnungen und über den Fortgang der Verwaltung jährlich Mittheilung zu machen war; ferner durch das Ges. v. 4. Dez. 1871 §. 11 Abs. 3 (R.-G. Bl. S. 406) über die Einziehung der bisherigen Münzen, und durch das Militärgesetz §. 37 über die Ergebnisse des Ergänzungsgeschäfts. (R.-G.-Bl. 1874 S. 55.) <text:span text:style-name="T1">Ueberdies hat der Reichstag in der Session von 1872 den Wunsch ausgedrückt, daß der Bundesrath ihm regelmäßig Mittheilungen mache über die von demselben gefaßten Entschließungen auf die von dem Reichstage beschlossenen Gesetzentwürfe und Anträge.</text:span></text:p>
          </table:table-cell>
          <table:table-cell/>
          <table:table-cell office:value-type="string">
            <text:p><text:s/></text:p>
          </table:table-cell>
          <table:table-cell office:value-type="string">
            <text:p><text:span text:style-name="T1">Die Eidgenossenschaft und Genua machen deshalb keine Schwierigkeit d ], Venedig und die vereinigren Niederlande aber haben sich heftig dagegen gesetzt.</text:span> Venedig erhielt auch vom Kaiser Ferdinand II. ein den kurfürstlichen Vorrechten nachtheiliges Dekret am kaiserlichen Hofe und auf <text:span text:style-name="T2">Reichstägen</text:span>. <text:span text:style-name="T1">Allein die Kurfürsten brachten es durch Vorstellungen und Protestationen endlich dahin, daß König Ferdinand IV. 1653 und Kaiser Leopold 1658 in der Wahlkapitulation ihnen den Rang vor allen Republicken ausdrücklich zugestehn und sich verbindlich machen musten:“ was hiebevor per Decreta und absonderlich anno 1636, oder sonst vorgenommen oder verordnet, soll förderlichst abgestellet und kraftlos seyn. ”</text:span></text:p>
          </table:table-cell>
          <table:table-cell office:value-type="string">
            <text:p>-</text:p>
          </table:table-cell>
          <table:table-cell office:value-type="float" office:value="437">
            <text:p>437</text:p>
          </table:table-cell>
          <table:table-cell table:number-columns-repeated="1018"/>
        </table:table-row>
        <table:table-row table:style-name="ro13">
          <table:table-cell office:value-type="string">
            <text:p><text:span text:style-name="T1">„</text:span><text:span text:style-name="T1">Die dramatische Handlung bewegt sich vor mir, so bin ich streng an die Gegenwart gefesselt, meine Phantasie verliert alle Freiheit; es entsteht und erhält sich eine fortwährende Unruhe in mir“ (Schiller zwischen 23. und 27. Decbr. 1797).</text:span> Diese Hauptsätze sind bei Schiller und Goethe mit den werthvollsten <text:span text:style-name="T2">technischen</text:span> Einzelbeobachtungen verbunden, in denen nur das, was allgemeingültig aus der Beziehung zwischen dem Hervorbringen, dem Gegenstand und den Darstellungsmitteln folgt, von dem, was an ihrem Formideal zeitlich bedingt war, abgesondert werden muss. <text:span text:style-name="T1">Mitbedingt durch Herder und Fr. A. Wolf, traten dann fruchtbare Betrachtungen über die epische Poesie hervor, von Friedrich Schlegel in seiner Poesie der Griechen und Römer (1797), von A. W. Schlegel in der von Friedrich abhängigen Recension des Hermann, von Humboldt in seiner bekannten Schrift, die ebenfalls an Hermann anknüpft (1798).</text:span></text:p>
          </table:table-cell>
          <table:table-cell/>
          <table:table-cell office:value-type="string">
            <text:p><text:s/></text:p>
          </table:table-cell>
          <table:table-cell office:value-type="string">
            <text:p><text:span text:style-name="T1">Dass Lysipp aber in seiner Jugend die Metallarbeit als Handwerk betrieb, werden wir für die spätere Künstlerlaufbahn nicht gering anschlagen dürfen.</text:span> Das Praktische, rein <text:span text:style-name="T2">Technische</text:span> musste ihm dadurch geläufiger sein, als anderen Künstlern, und diese Gewandtheit bewährt sich auch später in Ueberwindung der Schwierigkeiten, welche von der Bearbeitung kolossaler Figuren unzertrennlich sind. <text:span text:style-name="T1">Auch die argutiae operum custoditae in minimis quoque rebus, welche nach Plinius eine Eigenthümlichkeit seiner Werke bilden, scheinen, selbst wenn sie wesentlich auf Feinheiten der Form beruhen, doch nicht ohne grosse Vollendung der technischen Durchführung bestehen zu können; und wie Polyklet der Vollender der Toreutik heisst, so werden wir annehmen dürfen, dass auch auf diesem Gebiete Lysipp’s Streben gewesen sein wird, mit der Vortrefflichkeit seines Vorbildes zu wetteifern.</text:span></text:p>
          </table:table-cell>
          <table:table-cell office:value-type="string">
            <text:p>-</text:p>
          </table:table-cell>
          <table:table-cell office:value-type="float" office:value="1010">
            <text:p>1010</text:p>
          </table:table-cell>
          <table:table-cell table:number-columns-repeated="1018"/>
        </table:table-row>
        <table:table-row table:style-name="ro13">
          <table:table-cell office:value-type="string">
            <text:p><text:span text:style-name="T1">Gegen diesen erklärte sich aber der Hof auf das Entschiedenste.</text:span> Mniszek und Soltyk sagten ihm ins Gesicht, daß sie als die ersten sich seiner Wahl widersetzen würden, und als es schien, daß diese dennoch nicht verhindert werden könne, ließ der Hof durch einen Landboten aus Podolien, Lezenski, den <text:span text:style-name="T2">Reichstag</text:span> noch vor der Wahl des Marschalls zerreißen. <text:span text:style-name="T1">Der Palatin von Kiew, der Schwiegervater von Brühls ältestem Sohn, hatte dazu 20,000 Timpfe gegeben.</text:span></text:p>
          </table:table-cell>
          <table:table-cell/>
          <table:table-cell office:value-type="string">
            <text:p><text:s/></text:p>
          </table:table-cell>
          <table:table-cell office:value-type="string">
            <text:p><text:span text:style-name="T1">Dem Stande nach waren Herzoge und Grafen eigentlich nicht von einander unterschieden; ein Herzog konnte, ohne sich an seinem Stande etwas zu vergeben, eine Gräfinn zur Gemahlinn nehmen, oder seine Tochter einem Grafen zur Gemahlinn geben.</text:span> Aber der Vorzug, der am <text:span text:style-name="T2">Reichstage</text:span> sowohl Herzogen, wie auch Pfalzgrafen und Marggrafen, über bloße Reichsgrafen, als Bischöfen und Erzbischöfen über Aebte und andere Reichsprälaten zugestanden wurde, hatte zuerst die allgemeine Benennung der Fürsten aufgebracht, um eben den Vorzug anzudeuten, den Herzoge und Bischöfe in Ansehung ihres beiderseitigen Ranges über Grafen und Prälaten mit einander gemein hatten. <text:span text:style-name="T1">Nun konnte es freylich geschehen, daß z. B. ein Graf von Wettin, indem ihn der Kaiser zum Marggrafen von Meissen ernannte, eben damit auch dem Kaiser die fürstliche Würde zu danken hatte.</text:span></text:p>
          </table:table-cell>
          <table:table-cell office:value-type="string">
            <text:p>-</text:p>
          </table:table-cell>
          <table:table-cell office:value-type="float" office:value="246">
            <text:p>246</text:p>
          </table:table-cell>
          <table:table-cell table:number-columns-repeated="1018"/>
        </table:table-row>
        <table:table-row table:style-name="ro12">
          <table:table-cell office:value-type="string">
            <text:p><text:span text:style-name="T1">Hierauf wird das Tuch, wenn es keines weitern Scheerens mehr nöthig hat, (b) gepreßt, daß es glatt werde, und einen Glanz bekomme.</text:span> Hierbey verfährt man also: a) werden acht und mehr Stücke Tuch in Falten, und zwischen jede Falte Tuchscheererspäne (das ist, große Regalbogen gepapten Papiers) gelegt, welche so breit seyn müssen, als die Tücher gelegt sind, sonst sie nicht glatt werden würden; b) werden die Tücher in die Presse gethan, auf selbige (Tücher) zwischen Bretern und dünnen Blechen eine gegossene eiserne Platte, die ganz glüend gemacht worden, gelegt, und dann in Geschwindigkeit die <text:span text:style-name="T2">Presse</text:span> stark zugeschraubt, wenn die Eisen nicht wohl in acht genommen werden, daß die Breter zu schwach sind, so ziehen sie manchmal die Farbe des Tuchs aus; und das heißt man hernach ein Tuch in der Presse verbrennen. <text:span text:style-name="T1">Daß übrigens die englischen Tücher bey dem Pressen einen so vortrefflichen Glanz bekommen, als weder die spanischen noch holländischen; ist die Ursache in der guten englischen Walkererde zu suchen, die alle Fettigkeiten aus den Tüchern herauszieht.</text:span></text:p>
          </table:table-cell>
          <table:table-cell/>
          <table:table-cell office:value-type="string">
            <text:p><text:s/></text:p>
          </table:table-cell>
          <table:table-cell office:value-type="string">
            <text:p><text:span text:style-name="T1">1. Die von der Cattundruckerey ganz verschiedene Verfertigung des gedruckten, türkischen, oder englischen Flanells, ist im Anfange dieses Jahrhunderts in England erfunden, hernach aber bald in Hamburg, hernach in Halle, auch seit einigen Jahren in Grimme, Roßwein und Langensalze, genutzt worden.</text:span> Noch jetzt hält man die Bereitung der Farben und die Einrichtung der <text:span text:style-name="T2">Pressen</text:span> geheim. <text:span text:style-name="T1">Die Anlage und Unterhaltung einer solchen Druckerey ist kostbar, aber auch noch zur Zeit sehr vortheilhaft.</text:span></text:p>
          </table:table-cell>
          <table:table-cell office:value-type="string">
            <text:p>-</text:p>
          </table:table-cell>
          <table:table-cell office:value-type="float" office:value="750">
            <text:p>750</text:p>
          </table:table-cell>
          <table:table-cell table:number-columns-repeated="1018"/>
        </table:table-row>
        <table:table-row table:style-name="ro10">
          <table:table-cell office:value-type="string">
            <text:p><text:span text:style-name="T1">Meine liebe Lady ist gar zu gerne dabey, wenn etwas umgegraben oder gepflanzet wird; Jeder Tag, sagt sie, führt mich näher zu der Vereinigung mit unserer mütterlichen Erde, und ich glaube, daß dieses meine innerliche Neigung gegen sie bestärkt.</text:span> Jch würde, liebste Emilia, einen glücklichen Tag gehabt haben, wenn nicht der <text:span text:style-name="T2">Zufall</text:span> wider mich und den guten Lord Rich gearbeitet hätte. <text:span text:style-name="T1">Der Pfarrer war da, ich kam neben ihm zu sitzen, als uns Lord Rich von dem Feldbau und der Verschiedenheit der Erde, und der nachher erfoderlichen Verschiedenheit des Anbaues redte.</text:span></text:p>
          </table:table-cell>
          <table:table-cell/>
          <table:table-cell office:value-type="string">
            <text:p><text:s/></text:p>
          </table:table-cell>
          <table:table-cell office:value-type="string">
            <text:p><text:span text:style-name="T1">Hier, Bruder, hatte ich nun eine Historie von der Fräulein, und zwar ihr ins Angesicht, zu vertheidigen.</text:span> Damit du, Belford, hiebey aus Unachtsamkeit nicht über meine Verwegenheit stutzest, so muß ich dich erinnern, und zwar nur wie durch eine Randglosse, um den Faden meiner Erzählung nicht zu zerreissen, daß diese meine Dreistigkeit bloß eine Folge von denen Maaßregeln war, die ich schon vorläufig, so wie ich dir von Zeit zu Zeit gemeldet habe, aus Furcht vor einem solchen <text:span text:style-name="T2">Zufall</text:span>, als mir itzo wirklich begegnet ist, genommen hatte. <text:span text:style-name="T1">Denn war das liebe Kind nicht schon vor vier Cavalliers von Stande und guten Umständen für meine Frau ausgegeben worden?</text:span></text:p>
          </table:table-cell>
          <table:table-cell office:value-type="string">
            <text:p>-</text:p>
          </table:table-cell>
          <table:table-cell office:value-type="float" office:value="638">
            <text:p>638</text:p>
          </table:table-cell>
          <table:table-cell table:number-columns-repeated="1018"/>
        </table:table-row>
        <table:table-row table:style-name="ro21">
          <table:table-cell office:value-type="string">
            <text:p><text:span text:style-name="T1">Die feste Verabredung mit Benjamin, die Gewalt, die sich ein curscher Cavalier beylegt — und endlich das Wäldchen, waren Beyträge zur Entkräftung meines Muths — ich kämpfte lange, endlich siegte der Zweifel. — —</text:span> Mine <text:span text:style-name="T2">packte</text:span> noch das übrige zusammen, berichtigte jeden Dreyer, wo sie etwa für Milch, oder für Früchte etwas schuldig war, schenkt’ ihren Pathen im Dorfe viele Sächelchen, die ihr auf der Reise nichts helfen konnten. <text:span text:style-name="T1">— Nichts, schreibt sie, Montags frühe</text:span></text:p>
          </table:table-cell>
          <table:table-cell/>
          <table:table-cell office:value-type="string">
            <text:p><text:s/></text:p>
          </table:table-cell>
          <table:table-cell office:value-type="string">
            <text:p><text:span text:style-name="T1">„</text:span><text:span text:style-name="T1">Sagen Sie mir doch, meine Herren, wie ich mich diesem Balardo verständlich machen soll?“</text:span> Zugleich stand er auf und wollte den Prinzen beym Arm ergreifen; diesen verließ hier die Geduld, er <text:span text:style-name="T2">packte</text:span> den Venetianer mit starker Hand, und warf ihn unsanft zu Boden. <text:span text:style-name="T1">Das ganze Haus kam in Bewegung.</text:span></text:p>
          </table:table-cell>
          <table:table-cell office:value-type="string">
            <text:p>-</text:p>
          </table:table-cell>
          <table:table-cell office:value-type="float" office:value="861">
            <text:p>861</text:p>
          </table:table-cell>
          <table:table-cell table:number-columns-repeated="1018"/>
        </table:table-row>
        <table:table-row table:style-name="ro13">
          <table:table-cell office:value-type="string">
            <text:p><text:span text:style-name="T1">Auf dem Ankerplatz erschien eine Deputation der angesehensten Bewohner von Tien-tsin, nach deren Bericht Fürst Saṅ-ko-lin-sin mit einigen hundert Reitern am Abend vorher im Zustande der äussersten Erschöpfung an der Stadt vorübergekommen, Haṅ-fu am Mittag des 23. in Tien-tsin eingetroffen war.</text:span> Zu Vertheidigung des Walles, welchen Saṅ-ko-lin-sin im Umkreise von mehreren Meilen um Tien-tsin mit kopfloser Verschwendung hatte aufwerfen lassen, wurde nicht einmal <text:span text:style-name="T2">Anstalt</text:span> gemacht; seine Ausdehnung stand ausser allem Verhältniss zur Zahl der chinesischen Truppen. <text:span text:style-name="T1">Am 24. früh fuhren die Schiffe nach der Stadt hinauf; Admiral Hope liess die beiden den Zugang auf dem Fluss beherrschenden Redouten besetzen und entbot den Statthalter Haṅ-fu zu sich, der mit den beiden anderen Commissaren, Wen-tsiaṅ und Haṅ-ki bereitwillig erschien.</text:span></text:p>
          </table:table-cell>
          <table:table-cell/>
          <table:table-cell office:value-type="string">
            <text:p><text:s/></text:p>
          </table:table-cell>
          <table:table-cell office:value-type="string">
            <text:p><text:span text:style-name="T1">Arrogantia.</text:span> Unser Haus ist keine <text:span text:style-name="T2">Anstalt</text:span> für Bettelvolk — <text:span text:style-name="T1">Stultitia.</text:span></text:p>
          </table:table-cell>
          <table:table-cell office:value-type="string">
            <text:p>-</text:p>
          </table:table-cell>
          <table:table-cell office:value-type="float" office:value="1299">
            <text:p>1299</text:p>
          </table:table-cell>
          <table:table-cell table:number-columns-repeated="1018"/>
        </table:table-row>
        <table:table-row table:style-name="ro4">
          <table:table-cell office:value-type="string">
            <text:p><text:span text:style-name="T1">Gegen fremde Zuschauer ist sie unbändig wild, und wer sich unvorsichtig naht, setzt sich ihren Angriffen aus.</text:span> Neckereien mit Stöcken und Schirmen rächt sie sofort, indem sie das Vorgehaltene mit den Krallen <text:span text:style-name="T2">packt</text:span> und wüthend zerbricht. <text:span text:style-name="T1">Gegen Thiere legt sie eine unbändige Wuth an den Tag.</text:span></text:p>
          </table:table-cell>
          <table:table-cell/>
          <table:table-cell office:value-type="string">
            <text:p><text:s/></text:p>
          </table:table-cell>
          <table:table-cell office:value-type="string">
            <text:p><text:span text:style-name="T1">Darauf folgten mancherley neue Feuerwerkskünste.</text:span> Der Ort dazu war auf einem hohen felsichten Ufer des Sees nicht weit vom Pallaste; der Bräutigam, welcher dergleichen verstand und es angeordnet hatte, lief hernach selbst hinunter, um die Leute, die es abbrannten, zum Eifer zu treiben, weil einigemal starke Pausen vorgingen: und gerad am Ende der Stiege wurd er vom Ardinghello an der Kehle fest <text:span text:style-name="T2">gepackt</text:span>, und empfing den schärfsten mörderlichsten Dolchstich von unten auf ins Herz. <text:span text:style-name="T1">Derselbe sagt ihm schleunig noch ins Ohr: „bin der junge Frescobaldi! deine Braut war meine Geliebte, die Frucht unsrer Liebe wird dein Vermögen erben statt dessen meines Vaters.“</text:span></text:p>
          </table:table-cell>
          <table:table-cell office:value-type="string">
            <text:p>-</text:p>
          </table:table-cell>
          <table:table-cell office:value-type="float" office:value="51">
            <text:p>51</text:p>
          </table:table-cell>
          <table:table-cell table:number-columns-repeated="1018"/>
        </table:table-row>
        <table:table-row table:style-name="ro32">
          <table:table-cell office:value-type="string">
            <text:p><text:span text:style-name="T1">Aber noch ehe er die kleine, hölzerne Brücke passirt hatte, war er schon wieder stehn geblieben.</text:span> „<text:span text:style-name="T2">Donnerwetter</text:span>! <text:span text:style-name="T1">Das... nee!</text:span></text:p>
          </table:table-cell>
          <table:table-cell/>
          <table:table-cell office:value-type="string">
            <text:p><text:s/></text:p>
          </table:table-cell>
          <table:table-cell office:value-type="string">
            <text:p><text:span text:style-name="T1">Sie, der Sie nichts erwerben, der Sie noch Eleve heißen, — denn Adele hat mir vertraut, wie es um Sie steht, — Sie wollen mir Gold zustecken?</text:span> Herr, Jhnen soll ja das <text:span text:style-name="T2">Donnerwetter</text:span>.... <text:span text:style-name="T1">Fort mit der Hand!</text:span></text:p>
          </table:table-cell>
          <table:table-cell office:value-type="string">
            <text:p>-</text:p>
          </table:table-cell>
          <table:table-cell office:value-type="float" office:value="983">
            <text:p>983</text:p>
          </table:table-cell>
          <table:table-cell table:number-columns-repeated="1018"/>
        </table:table-row>
        <table:table-row table:style-name="ro21">
          <table:table-cell office:value-type="string">
            <text:p><text:span text:style-name="T1">In Virginia Phil. trans. n. 454.</text:span> Den Muskatennüssen gleich voyage de la <text:span text:style-name="T2">flotte</text:span> de Nassau p. 18. <text:span text:style-name="T1">GRAeCI illi ccIↄↄ, welche XENOPHON ins Vaterland zurükkführte.</text:span></text:p>
          </table:table-cell>
          <table:table-cell/>
          <table:table-cell office:value-type="string">
            <text:p><text:s/></text:p>
          </table:table-cell>
          <table:table-cell office:value-type="string">
            <text:p><text:span text:style-name="T1">Officier und Passagier, ohne Unterschied, thaten bey dieser Gelegenheit ihr äußerstes.</text:span> Es ward ungesäumt ein Boot ausgesetzt, auf selbigem nicht weit von uns ein Anker ausgeworfen, und vermittelst dessen das Schiff los gehoben und wiederum <text:span text:style-name="T2">flott</text:span> gemacht. <text:span text:style-name="T1">Da die Indianer an Bord sahen, wie sauer wir es uns werden ließen, so legten sie mit Hand an; sie arbeiteten an der Winde, halfen uns die Taue einnehmen und verrichteten andre dergleichen Arbeit mehr.</text:span></text:p>
          </table:table-cell>
          <table:table-cell office:value-type="string">
            <text:p>-</text:p>
          </table:table-cell>
          <table:table-cell office:value-type="float" office:value="583">
            <text:p>583</text:p>
          </table:table-cell>
          <table:table-cell table:number-columns-repeated="1018"/>
        </table:table-row>
        <table:table-row table:style-name="ro6">
          <table:table-cell office:value-type="string">
            <text:p><text:span text:style-name="T1">Sie glauben, daß ich jetzt in einer gewissen Abhängigkeit von Ihnen existire, bey der Sie unvermerkt einen Theil meiner Schwächen nach dem andern für sich erobern können.</text:span> Ich finde an dieser Klugheit nichts zu tadeln, sondern sie ist lobenswürdig, und der ist ein Thor, der in dem verworrenen Wechsel des Lebens nicht die wiederkehrende Fluth geschickt benutzt, um sein Fahrzeug <text:span text:style-name="T2">flott</text:span> zu machen. <text:span text:style-name="T1">Sie sehen, wie sehr ich Ihren Verstand schätze; nur muß ich Ihnen sagen, daß Ihre Klugheit bey mir unnütz ist, der ich mich Ihnen außerordentlich verbunden erkenne, wenn der Prozeß auch morgen geendigt ist, und der ich Sie grade eben so belohnen würde, als wenn das Endurtheil noch einige Jahre hindurch von einem Tage zum andern aufgeschoben würde.</text:span></text:p>
          </table:table-cell>
          <table:table-cell/>
          <table:table-cell office:value-type="string">
            <text:p><text:s/></text:p>
          </table:table-cell>
          <table:table-cell office:value-type="string">
            <text:p><text:span text:style-name="T1">Trotz der stachelbewaffneten Fußeisen an den Schuhen ist der Stand des Borratore auf übereister Felsenklippe oft ein höchst unsicherer.</text:span> Haben sich Blöcke festgeklemmt in der Rinne, dann bedarf es nicht selten recht energischer Kraftanstrengung, um sie wieder <text:span text:style-name="T2">flott</text:span> zu machen; der erste, zweite, dritte Stoß wollen nicht helfen, — die Blöcke sind in einander verkeilt, daß es größerer Gewalt bedarf, um sie zu lösen. <text:span text:style-name="T1">Der Borratore tritt auf den glatten Rand der Rinne und sucht mit seiner Axt nachzuhelfen, — aber die Klemmung wird nicht gehoben.</text:span></text:p>
          </table:table-cell>
          <table:table-cell office:value-type="string">
            <text:p>-</text:p>
          </table:table-cell>
          <table:table-cell office:value-type="float" office:value="337">
            <text:p>337</text:p>
          </table:table-cell>
          <table:table-cell table:number-columns-repeated="1018"/>
        </table:table-row>
        <table:table-row table:style-name="ro15">
          <table:table-cell office:value-type="string">
            <text:p><text:span text:style-name="T1">Sie stellen das Geschäfte unter die Direction einzelner dazu erwählter Mitglieder.</text:span> Aber die Schwierigkeit, welche ich oben §. 11. 12. in Ansehung der Entscheidung über die Grösse der Gefahr angegeben habe, hat hier eben so wol Statt, und macht die <text:span text:style-name="T2">Anstellung</text:span> Eines Bevollmächtigten nothwendig, unter welchem sich jene wandelbare Gesellschaft eben so, wie unter dem Privat-Assecuradör, sammelt und nach Willkühr verändert. <text:span text:style-name="T1">Mit den Actien einer Assecuranz-Companie hat es jedoch eine andre Bewandnis, als mit denen der Handlungs-Companien.</text:span></text:p>
          </table:table-cell>
          <table:table-cell/>
          <table:table-cell office:value-type="string">
            <text:p><text:s/></text:p>
          </table:table-cell>
          <table:table-cell office:value-type="string">
            <text:p><text:span text:style-name="T1">Man hat daran gezweifelt, ob auch die Kraft des Herzens das Blut in die Blutader fortbewege.</text:span> Es sind desfalls Versuche vorhanden, woraus erhellet, daß das Blut in denen kleinsten Blutäderchen, durch die Zusammenziehung des Herzens schleuniger fortgetrieben werde, gleichwie denn auch andere ansehnliche, und in <text:span text:style-name="T2">Anstellung</text:span> derer Versuche sehr geübte Männer eben dieses von denen grösseren Stämmen bezeuget haben. Jch könnte die Zeugnisse derselben, um die bis in die Blutadern sich erstrekkende Kraft des Herzens zu erweisen, in so weit anwenden, indem sie in der That bei denen Thieren, die sie hierzu gebraucht, wahrgenommen haben, daß diese Kraft bis in die Blutadern wirksam gewesen sey, und daß also dieselbe bis dahin gelangen könne: mithin würde mir also erlaubt seyn, den deutlichen Schluß hieraus zu machen, daß, obgleich dergleichen beschleunigte Bewegung, bei dem in denen Blutadern befindlichen Blute, in andren Beispielen nicht wahrzunehmen ist, dennoch die vermeinende Erfolge, denen die es bekräftigen, nichts von ihrer Stärke benehmen können. <text:span text:style-name="T1">Jch mag mich aber dieses Arguments nicht bedienen, weil ich niemals einige Kraft des Herzens an den Blutadern wirksam befunden habe. Jnzwischen will ich aber dennoch mit andren Gründen erweisen, daß sich diese Wirksamkeit in der That bis dahin erstrekke.</text:span></text:p>
          </table:table-cell>
          <table:table-cell office:value-type="string">
            <text:p>-</text:p>
          </table:table-cell>
          <table:table-cell office:value-type="float" office:value="660">
            <text:p>660</text:p>
          </table:table-cell>
          <table:table-cell table:number-columns-repeated="1018"/>
        </table:table-row>
        <table:table-row table:style-name="ro6">
          <table:table-cell office:value-type="string">
            <text:p><text:span text:style-name="T1">Als Uebergang zum gewöhnlichen breiteren Anstreichen mag es gelten, dass man einzelne Körperteile z. B. Stirn und Nase auffällig bemalte.</text:span> Die Baumwollbänder, die den Oberarm oder den Unterschenkel umspannten, boten ein nicht unbeliebtes <text:span text:style-name="T2">Motiv</text:span>. <text:span text:style-name="T1">Bei dem Bakaïrí Kulekule, der für mich schwärmte, sah ich eines Tages unterhalb jeder Brustwarze ein schwarzes hufeisenartiges Bogenstück, und als ich ihn nur zum Scherz fragte, was das sei, deutete er zu meiner Ueberraschung auf meine Stiefel, die ihm sehr imponierten:</text:span></text:p>
          </table:table-cell>
          <table:table-cell/>
          <table:table-cell office:value-type="string">
            <text:p><text:s/></text:p>
          </table:table-cell>
          <table:table-cell office:value-type="string">
            <text:p><text:span text:style-name="T1">Wenn da, wo Motiven an fremde Handlungen geknüpft werden, allemal auch eine Verbindlichkeit vorhanden seyn soll, so wird auch der Strassenräuber mir eine Verbindlichkeit auflegen können, wenn er mir den Tod drohet, und mich dadurch nöthigt, ihm das Meinige hinzugeben.</text:span> Ich weiß wenigstens nicht, wie man dieser Folge ausweichen will, denn sind in diesem Fall nicht <text:span text:style-name="T2">Motive</text:span> und Handlung connex? <text:span text:style-name="T1">Motive können zwar die Erfüllung desienigen bewirken, was eine schon vorhandene Verbindlichkeit uns auflegt; allein der Begrif der Obligation selbst lässet sich daraus nicht formiren; denn ein anders ist Verbindlichkeit an sich; ein anders äussere Erfüllung derselben, wie auch schon von andern längst bemerket worden.</text:span></text:p>
          </table:table-cell>
          <table:table-cell office:value-type="string">
            <text:p>-</text:p>
          </table:table-cell>
          <table:table-cell office:value-type="float" office:value="90">
            <text:p>90</text:p>
          </table:table-cell>
          <table:table-cell table:number-columns-repeated="1018"/>
        </table:table-row>
        <table:table-row table:style-name="ro5">
          <table:table-cell office:value-type="string">
            <text:p><text:span text:style-name="T1">Bald nach dem Ausbruch des Laubes entfaltet sich eine große Energie der Holzbildung und in ziemlich kurzer Zeit ist ein großer Theil des neuen Jahresringes gebildet.</text:span> Diese erste Schicht jedes einzelnen Jahresringes, das Frühjahrsholz, zeichnet sich bei den Nadelhölzern durch weite, sehr dünnwandige Zellen aus (XIII. a. F, S. 101) und bei den Laubhölzern durch Reichthum an Gefäßen — wie denn eben große Gefäße nur im Frühjahrsholze zu finden sind (mit Ausnahme des Nußbaumes, wo sie im ganzen Jahresringe vorkommen) — und zuweilen ebenfalls durch etwas dünnwandigere und <text:span text:style-name="T2">lockere</text:span> Zellen (XIII. b. F, S. 101). <text:span text:style-name="T1">Hat das Holz nur mittle oder kleine Gefäße, so sind dieselben im Frühjahrsholze meist nicht wesentlich anders vertheilt als im Herbstholze.</text:span></text:p>
          </table:table-cell>
          <table:table-cell/>
          <table:table-cell office:value-type="string">
            <text:p><text:s/></text:p>
          </table:table-cell>
          <table:table-cell office:value-type="string">
            <text:p><text:span text:style-name="T1">Der Lyrik und Epik (Balladen und Romanzen, die ja lyrisch = episch oder episch = lyrisch sind) ist der Kehrreim besonders eigen.</text:span> Jn architektonischer Hinsicht ist er dem Volksliede insofern zu statten gekommen, als er in das <text:span text:style-name="T2">lockere</text:span> Gefüge die festen Säulen stellte, an denen der lose Strophenbau einen Halt gewann. <text:span text:style-name="T1">So förderte er den Sinn für Symmetrie und lenkte zu einer harmonischen Gruppierung der einzelnen Gedichtsteile.</text:span></text:p>
          </table:table-cell>
          <table:table-cell office:value-type="string">
            <text:p>-</text:p>
          </table:table-cell>
          <table:table-cell office:value-type="float" office:value="1061">
            <text:p>1061</text:p>
          </table:table-cell>
          <table:table-cell table:number-columns-repeated="1018"/>
        </table:table-row>
        <table:table-row table:style-name="ro26">
          <table:table-cell office:value-type="string">
            <text:p><text:span text:style-name="T1">Weil mich der Unmuth aus meiner Heimath fortgetrieben hatt’, überließ ichs dem Zufall und dem Gaul, wo die mich hinbrächten; und weil der lezt’ diesmal das Direktorium hatt’, bracht er mich wohlbehalten wieder nach Haus.</text:span> So viel Verstand hat ein vierfüßiges Thier, dem man sich anvertraut; wo aber das Roß mit den zwey kurzen vorspringenden Vorderfüssen und der buntgemalten Stang, ich meyn’ das <text:span text:style-name="T2">Steckenpferd</text:span>, das Direktorium hat, und mit dem Reuter über Berg und Thal durch Busch und Hecken setzt, da kommt der selten ohne beschundne Nase wieder heim, wovon ich auf meiner Reise manch eindringlich Beyspiel vor Augen gehabt. <text:span text:style-name="T1">Aus Verdruß spornt’ ich nun den Cimber an, und flog bald über die Gränzen meines Eigenthums, wenn anders ein Dutzend Bockssprüng, die in einen harten Trab und aus diesem wieder in einen bedachtsamen Eselsschritt übergingen, mit der Vögel Flug etwas gemein haben.</text:span></text:p>
          </table:table-cell>
          <table:table-cell/>
          <table:table-cell office:value-type="string">
            <text:p><text:s/></text:p>
          </table:table-cell>
          <table:table-cell office:value-type="string">
            <text:p><text:span text:style-name="T1">VIII.</text:span> Neue Geständnisse, die von Rechts wegen in die Vorrede gehörten — praktische Dinge — Gesichtspunkte — Beiläufigkeiten — Ulysses wird ruhmredig und hinterhaltig — Diener — Ersparnisse — gelehrter Kram — touristischer Stammbaum — Blick in alte Zeiten — die Reise, ihre Freunde und Feinde, Vortheile und Nachtheile — Triebfedern — Eitelkeits-und Phantasietouristen — Poesie der Reise — Reisefieber — neue Art zu reisen — Eisenbahnwesen und seine Flegeljahre — Hoffnungen — Techniker — Ruß-und Bußfahrten — feurige Kohlen — Staubbrillen — Bahnhofsrestaurants — Fürsprecher — Widerwärtigkeiten und Strapazen — Comfort — Rechtfertigung — allgemeine Betrachtungen — geistige Rund-und Fernsicht — Zwecke — Summe der Reiseerfahrungen — der große Touristenstrom — Reisemüde — Grade der Empfänglichkeit — Farbenscheibe — Nutzanwendung — Monotonie des steten Wechsels — bestimmte Richtung — Reisemechanismus — passives Empfangen von Eindrücken — Specialität — keine Zeit haben — Märtyrer der Berufspflicht — Mußestunden — Jugend und Alter — Einseitigkeit — ewiges Einerlei — geistige Alpenregion — Sammler und Sammlungen — Excerpte — Lichtstrahlen — ein Sonderling — Berufswahl — Wechsel der Stimmungen — das beste Geschäft — die Reise eine Wohlthäterin — ein anderer Kauz — allein und abgetrennt — Zucht von <text:span text:style-name="T2">Steckenpferden</text:span> — Zerstreuungsjäger — pariser Ennui — große Modebäder — worauf es ankommt — ein gutes Reisegewissen u. seine Forderungen — was wir alles beobachten sollen — Vielseitigkeit — Bienen und Fliegen — Wahl treffen — spitze Bleistifte — weitere Mittel gegen Reisemüdigkeit — Hauptaufgaben — Sehenswürdigkeiten — Menschen und Selbstkenntniß — Probiersteine und Schleifsteine — Geselligkeitstrieb — Einsiedler — Ausschließlichkeit — Befürchtungen — die Reise ein Maskenball — öffentliche und Privatbälle — Zwiegespräche — große Gesellschaften — Hintergedanken — betrübende Wahrnehmung — unsre Geschäftsfreunde — ein Landpastor — Stadt-und Landleute — plötzlicher Geldgewinn — Wohnungsmiethe — Preissteigerungen — Luxusgäste — Trinkgelder, Geschenke, Almosen — Culturfortschritte — Selbstvertheidigung — durch Cultur zur Natur zurück — unsre Aufgaben — Politik — Heimgekehrte — leichtsinniges Briefschuldenmachen — Imponirenwollen — Abenteuer — Reiseberichte — Zweifel — Abschiedswort und Reisesegen. <text:span text:style-name="T1">Keinem Leser dieses Büchleins wird es entgangen sein, daß dasselbe viel von der Technik der Reise, weniger von ihrer Wissenschaft, noch minder von ihrer Kunst und am seltensten von ihrer Moral gehandelt hat.</text:span></text:p>
          </table:table-cell>
          <table:table-cell office:value-type="string">
            <text:p>-</text:p>
          </table:table-cell>
          <table:table-cell office:value-type="float" office:value="279">
            <text:p>279</text:p>
          </table:table-cell>
          <table:table-cell table:number-columns-repeated="1018"/>
        </table:table-row>
        <table:table-row table:style-name="ro19">
          <table:table-cell office:value-type="string">
            <text:p><text:span text:style-name="T1">Jm Garten hatte er schon seit ein paar Tagen die Vorsicht gebraucht, an der Mauer, in dem Winkel, wo Mariane hinkam, hinter alten Brerern eine Leiter zu verbergen.</text:span> Er gieng wieder ins Kloster, und sprach gegen <text:span text:style-name="T2">Abend</text:span> Brigitten noch einmal. <text:span text:style-name="T1">Sie weinte wieder, versicherte ihn aber doch, daß es mit Marianen besser stehe, und daß sie um 10 Uhr in den Garten kommen werde.</text:span></text:p>
          </table:table-cell>
          <table:table-cell/>
          <table:table-cell office:value-type="string">
            <text:p><text:s/></text:p>
          </table:table-cell>
          <table:table-cell office:value-type="string">
            <text:p><text:span text:style-name="T1">Aspermonte.</text:span> Jch verstehe noch nichts; — noch gestern <text:span text:style-name="T2">Abend</text:span> waren sie so ruhig, was machte diese plözliche Veränderung? <text:span text:style-name="T1">Julius.</text:span></text:p>
          </table:table-cell>
          <table:table-cell office:value-type="string">
            <text:p>-</text:p>
          </table:table-cell>
          <table:table-cell office:value-type="float" office:value="701">
            <text:p>701</text:p>
          </table:table-cell>
          <table:table-cell table:number-columns-repeated="1018"/>
        </table:table-row>
        <table:table-row table:style-name="ro24">
          <table:table-cell office:value-type="string">
            <text:p><text:span text:style-name="T1">Exempel wil ich, um dem geehrten Leser keinen Ekel zu erwecken, nicht beybringen.</text:span> Doch aber wil, um meine Meinung zu bestätigen, dasjenige anführen, was ich in Herrn Samuel Trowel Tractat von neuen Acker-Bau der Gärtnerey, welcher von Wilhelm Ellis vermehret, und aus dem Englischen ins Teutsche übersetzt worden, gleich jetzo, da diese Piece unter der <text:span text:style-name="T2">Presse</text:span> ist, von denen Maul-Beer-Kern p. 202 gelesen habe. <text:span text:style-name="T1">Er meldet nemlich folgendes:</text:span></text:p>
          </table:table-cell>
          <table:table-cell/>
          <table:table-cell office:value-type="string">
            <text:p><text:s/></text:p>
          </table:table-cell>
          <table:table-cell office:value-type="string">
            <text:p><text:span text:style-name="T1">Ist dem nämlich so, so soll auch gewiß jene höhere Idee der Verantwortlichkeit auf die Zeitpresse übergehen, welche am Ende aus den Vertretern der Wissenschaft das gemacht hat was sie sind.</text:span> Wir werden erst dann die <text:span text:style-name="T2">Presse</text:span> in ihrer ganzen Bedeutung sich entwickeln sehen, wenn jeder Mitarbeiter an derselben von der Idee erfaßt ist, daß er in seiner Weise nicht bloß einen Erwerb zu suchen oder eine Meinung auszusprechen, sondern daß er einen Beruf zu erfüllen habe, der weit über die Vertretung einer politischen Ansicht hinausgeht. <text:span text:style-name="T1">Die Scheidewand zwischen dem Schriftsteller und dem Literaten, zwischen dem wissenschaftlichen Arbeiter und dem Journalisten ist noch immer eine qualitative; erst wenn beide wissen und aussprechen, daß sie Organe eines und desselben großen, ethischen Berufes sind, wird sie zu einer quantitativen werden, und die gegenseitige Achtung wird den gemeinschaftlichen Erfolg sichern.</text:span></text:p>
          </table:table-cell>
          <table:table-cell office:value-type="string">
            <text:p>-</text:p>
          </table:table-cell>
          <table:table-cell office:value-type="float" office:value="326">
            <text:p>326</text:p>
          </table:table-cell>
          <table:table-cell table:number-columns-repeated="1018"/>
        </table:table-row>
        <table:table-row table:style-name="ro12">
          <table:table-cell office:value-type="string">
            <text:p><text:span text:style-name="T1">Von seinem Satz an über den wilden schnellströmenden Rhodan unter Avignon, und kühnem Marsch durch die reißenden Wetterbäche, über den hundertjährigen Schnee und das schneidende Eis der gräßlichen tiefen Thäler und himmelhohen Alpenklippen, dünkt mich in jeder Schlacht nur ein Olympisches Faustbalgerspiel zu sehen.</text:span> In der bey der Trebbia, am thrasymenischen See, besonders am Aufidus, <text:span text:style-name="T2">packt</text:span> er überall mit seinem tapfer gebildeten Haufen so gewandt seinen starken ungelenken Gegner, und wirft ihn zu Boden, und schlägt ihm Zahn und Nase und Ohren und Backen in einen blutigen Brey zusammen. <text:span text:style-name="T1">Er verstand die Kunst zu siegen, wie keiner; behandelte Armeen von hunderttausenden vor und mitten und nach der Schlacht wie einen einzelnen Mann, an jedem Fleck, bey jeder Schwäche voll Vorsicht, Bewegsamkeit, Muth und Schlauheit, und Gegenwart der Seele: bis auf so einfache Grundsätze hatte er das weitläuftige Kriegshandwerk von der ersten Jugend an gebracht.</text:span></text:p>
          </table:table-cell>
          <table:table-cell/>
          <table:table-cell office:value-type="string">
            <text:p><text:s/></text:p>
          </table:table-cell>
          <table:table-cell office:value-type="string">
            <text:p><text:span text:style-name="T1">Jn demselben Augenblicke reichte ihm der Haupttreiber mit bewundernswürdiger Kaltblütigkeit und Ruhe ein zweites geladenes Doppelgewehr.</text:span> Er schoß sogleich den ersten Lauf ab, aber erfolglos; — jetzt mußte er inne halten: der Tiger hatte seinen ohnmächtig gewordenen Gefährten beim Oberarm <text:span text:style-name="T2">gepackt</text:span> und schleppte ihn nach dem Loche zu, aus welchem er hervorgesprungen war. <text:span text:style-name="T1">Der nächste Schuß mußte also nothwendig das Thier in das Gehirn treffen, denn eine jede andere, nicht augenblicklich tödliche Wunde würde die rasende Wuth der furchtbaren Katze nur noch mehr gereizt haben.</text:span></text:p>
          </table:table-cell>
          <table:table-cell office:value-type="string">
            <text:p>-</text:p>
          </table:table-cell>
          <table:table-cell office:value-type="float" office:value="192">
            <text:p>192</text:p>
          </table:table-cell>
          <table:table-cell table:number-columns-repeated="1018"/>
        </table:table-row>
        <table:table-row table:style-name="ro8">
          <table:table-cell office:value-type="string">
            <text:p><text:span text:style-name="T1">Was soll seine trostlose Frau thun?</text:span> Nun fehlt weiter nichts, als daß sie noch die Schläge rächt, die er seiner ersten Frau gegeben; Unter der Hand will man erfahren haben, daß sie zu ein paar Ohrfeigen <text:span text:style-name="T2">Anstalt</text:span> gemacht hat. <text:span text:style-name="T1">Noch lebt er, und ich verlange sehr, den Ausgang dieser Ehe zu erfahren.</text:span></text:p>
          </table:table-cell>
          <table:table-cell/>
          <table:table-cell office:value-type="string">
            <text:p><text:s/></text:p>
          </table:table-cell>
          <table:table-cell office:value-type="string">
            <text:p><text:span text:style-name="T1">Da kommt es dann darauf an, wem die rechtsgeschäftliche Willensäußerung zuzurechnen ist, die den Tarif wirksam macht.</text:span> Das kann ein Anderer sein als der, dessen Person in die Anstaltsgewalt gegeben war, ein anderer auch als der, welcher durch seine Handlung die <text:span text:style-name="T2">Anstalt</text:span> unmittelbar in Bewegung setzte, sofern es eben nur in Dienst und Abhängigkeit gegenüber dem eigentlichen Geschäftsherrn geschah. <text:span text:style-name="T1">Es kann sich auch nachträglich ein Dritter darbieten, indem er das Ergebnis der von einem Andern für ihn angeregten Leistung entgegennimmt und anerkennt.</text:span></text:p>
          </table:table-cell>
          <table:table-cell office:value-type="string">
            <text:p>-</text:p>
          </table:table-cell>
          <table:table-cell office:value-type="float" office:value="125">
            <text:p>125</text:p>
          </table:table-cell>
          <table:table-cell table:number-columns-repeated="1018"/>
        </table:table-row>
        <table:table-row table:style-name="ro20">
          <table:table-cell office:value-type="string">
            <text:p><text:span text:style-name="T1">Die Idee bedarf zur Ausführung ein Schema, d. i. eine a priori aus dem Princip des Zwecks bestimte wesentliche Mannigfaltigkeit und Ordnung der Theile.</text:span> Das Schema, welches nicht nach einer Idee, d. i. aus dem Hauptzwecke der Vernunft, sondern empirisch, nach zufällig sich darbietenden Absichten (deren Menge man nicht voraus wissen kan), entworfen wird, giebt <text:span text:style-name="T2">technische</text:span>, dasienige aber, was nur zu Folge einer Idee entspringt (wo die Vernunft die Zwecke a priori aufgiebt und nicht empirisch erwartet), gründet architectonische Einheit. <text:span text:style-name="T1">Nicht technisch, wegen der Aehnlichkeit des Mannigfaltigen, oder des zufälligen Gebrauchs der Erkentniß in concreto zu allerley beliebigen äusseren Zwecken, sondern architectonisch, um der Verwandschaft willen und der Ableitung von einem einigen obersten und inneren Zwecke, der das Ganze allererst möglich macht, kan dasienige entspringen, was wir Wissenschaft nennen, dessen Schema den Umriß (monogramma) und die Eintheilung des Ganzen in Glieder, der Idee gemäß, d. i. a priori enthalten und dieses von allen anderen sicher und nach Principien unterscheiden muß.</text:span></text:p>
          </table:table-cell>
          <table:table-cell/>
          <table:table-cell office:value-type="string">
            <text:p><text:s/></text:p>
          </table:table-cell>
          <table:table-cell office:value-type="string">
            <text:p><text:span text:style-name="T1">Und was wir die Stagnation, die „Erstarrung“ in der byzantinischen Kunst nennen, das liegt zum grossen Theile eben in jener Uebernahme eines fertigen, vollendeten Bausystems begründet: wo keine neuen Wege zu suchen, keine Schwierigkeiten zu überwinden waren, dort musste man schliesslich in Manier verfallen.</text:span> Wir loben die tadellose <text:span text:style-name="T2">technische</text:span> Ausführung byzantinischer Werke und spenden ihren Künstlern Dank für die traditionelle Bewahrung der tüchtigen römischen Technik: <text:span text:style-name="T1">aber zu den schöpferischen Kunststilen werden wir den byzantinischen niemals zählen, denn gerade seine reifsten Hervorbringungen sind im Grunde nicht Leistungen der Byzantiner, sondern die Hinterlassenschaft einer kunstregeren und schaffensfreudigeren — der hellenistischen — Zeit.</text:span></text:p>
          </table:table-cell>
          <table:table-cell office:value-type="string">
            <text:p>-</text:p>
          </table:table-cell>
          <table:table-cell office:value-type="float" office:value="217">
            <text:p>217</text:p>
          </table:table-cell>
          <table:table-cell table:number-columns-repeated="1018"/>
        </table:table-row>
        <table:table-row table:style-name="ro10">
          <table:table-cell office:value-type="string">
            <text:p><text:span text:style-name="T1">Die Gerichtssporteln sollen zur Hälfte Jhre seyn, wenn Sie mir nur erlauben, noch einmal so viel von Jhren Bauern zu erpressen.</text:span> Ueberhaupt finde ich diese Art in Compagnie zu sporteln sehr <text:span text:style-name="T2">billig</text:span>. <text:span text:style-name="T1">Den Gerichtsverwalter muntert es auf, hungriger zu seyn, als er sonst seyn würde, den Gerichtsherrn aber nöthiget es, nachsehender zu seyn, weil er ausserdem allemal die Hälfte verlieren würde, wenn er gerechter wäre.</text:span></text:p>
          </table:table-cell>
          <table:table-cell/>
          <table:table-cell office:value-type="string">
            <text:p><text:s/></text:p>
          </table:table-cell>
          <table:table-cell office:value-type="string">
            <text:p><text:span text:style-name="T1">Erbauliche Anwendung dieser Betrachtung.</text:span> Geliebtester Leser, wäre es vernünftig, wäre es <text:span text:style-name="T2">billig</text:span>, wären wir edel in den Augen des Allwissenden und Heiligsten, der das Jnnerste unsers Herzens siehet, wenn wir diese Betrachtung von uns legten, ohne das grosse Glück, ohne die Barmherzigkeit zu erwägen, deren wir als Christen theilhaftig worden sind? <text:span text:style-name="T1">So viele Jahre, so viele grosse Anstalten, eine so langmüthige Gedult ist nöthig gewesen, ehe nur ein Theil der Völker aus ihrer Kindheit, aus dem Schlaf ganz dunkeler Gedanken, aus einem kindischen Aberglauben, und aus den rauhesten Sitten hat können herausgezogen werden.</text:span></text:p>
          </table:table-cell>
          <table:table-cell office:value-type="string">
            <text:p>-</text:p>
          </table:table-cell>
          <table:table-cell office:value-type="float" office:value="616">
            <text:p>616</text:p>
          </table:table-cell>
          <table:table-cell table:number-columns-repeated="1018"/>
        </table:table-row>
        <table:table-row table:style-name="ro6">
          <table:table-cell office:value-type="string">
            <text:p><text:span text:style-name="T1">In den verschiedensten anderweitigen Berufen finden wir frühere gelernte Handwerksgesellen.</text:span> Mag es an Zahl verschwinden, daß auf den Brettern, die die Welt bedeuten, so manche Schneider-und andere Gesellen eine Zuflucht gefunden, daß der Stiefelputzer der deutschen Universitätsstädte fast ausschließlich ein alter Geselle ist, der nicht Meister werden konnte, daß die vielen Diener von <text:span text:style-name="T2">Museen</text:span>, Lesegesellschaften, Vereinen, hauptsächlich aus verunglückten Meistern und Gesellen bestehen; schon nach Hunderten und Tausenden zählen andere Zufluchtsorte ihre aus dem Handwerkerstand rekrutirten Mitglieder. <text:span text:style-name="T1">Höckerei und Schankwirthschaft sind da in erster Linie zu nennen.</text:span></text:p>
          </table:table-cell>
          <table:table-cell/>
          <table:table-cell office:value-type="string">
            <text:p><text:s/></text:p>
          </table:table-cell>
          <table:table-cell office:value-type="string">
            <text:p><text:span text:style-name="T1">Wenn vielerlei Ungleichartiges, noch dazu in freiem Raume, gleichmässig wirken soll, so wird man allerdings dem Massstab Gewalt anthun müssen; das Auge wird aber den einzelnen Fall auch leicht errathen, wo diess geschehen ist.</text:span> Das riesenhafte Herakleskind im grossen Saale des <text:span text:style-name="T2">Museo</text:span> capitolino gehört ebenfalls hieher — um von den Weihbeckenengeln in S. <text:span text:style-name="T1">Peter zu schweigen.</text:span></text:p>
          </table:table-cell>
          <table:table-cell office:value-type="string">
            <text:p>-</text:p>
          </table:table-cell>
          <table:table-cell office:value-type="float" office:value="1099">
            <text:p>1099</text:p>
          </table:table-cell>
          <table:table-cell table:number-columns-repeated="1018"/>
        </table:table-row>
        <table:table-row table:style-name="ro7">
          <table:table-cell office:value-type="string">
            <text:p><text:span text:style-name="T1">Nur die Jntelligenz ist es, welche der ewigen Jdee entgegenwächst.</text:span> Ell bestätigte diese Bemerkung und stimmte Jsma bei, nun zunächst ein oder das andre der <text:span text:style-name="T2">technischen</text:span> Wunderwerke aufzusuchen. <text:span text:style-name="T1">„Jch fürchte nur, ich werde nichts davon verstehen ‟, sagte Jsma.</text:span></text:p>
          </table:table-cell>
          <table:table-cell/>
          <table:table-cell office:value-type="string">
            <text:p><text:s/></text:p>
          </table:table-cell>
          <table:table-cell office:value-type="string">
            <text:p><text:span text:style-name="T1">Das Manganerz von Nontron (Dordogne) auf Lias enthält etwas Kobalt, den man mit Nutzen herausziehen kann.</text:span> Graumangan ist das gewöhnlichste und <text:span text:style-name="T2">technisch</text:span> wichtigste, gerade weil es so leicht durch Oxydation entsteht. Phillips <text:span text:style-name="T1">Varvicit von Warwickshire, später auch von Ihlefeld und Leysa in Hessen erinnert durch seine kurzstrahlige Blättrigkeit zwar an das krystallinische Graumangan, allein nach der Analyse will man M̈n + M̶⃛n H̶ annehmen, und nach Breithaupt (Pogg. Ann. 61. 187) soll es entschieden nur verändertes Braunmangan sein.</text:span></text:p>
          </table:table-cell>
          <table:table-cell office:value-type="string">
            <text:p>-</text:p>
          </table:table-cell>
          <table:table-cell office:value-type="float" office:value="1091">
            <text:p>1091</text:p>
          </table:table-cell>
          <table:table-cell table:number-columns-repeated="1018"/>
        </table:table-row>
        <table:table-row table:style-name="ro4">
          <table:table-cell office:value-type="string">
            <text:p><text:span text:style-name="T1">Sie führet uns aber lange nicht mehr zu den heroischen Thaten, welche die Ritterzeiten bezeichnen.</text:span> Sie erhält im Trauerspiele nur noch die zweyte Rolle, und ist nicht mehr das Siegesroß, worauf man sich zur Rettung der Unschuld an den ungeheuren Riesen wagte, sondern höchstens ein <text:span text:style-name="T2">Steckenpferd</text:span>, worauf man um die Toilette reitet. <text:span text:style-name="T1">Aber die Leidenschaft der Ehre, die Patrioten, Helden und Redner bildete, die in bürgerlichen Kriegen mit einem festen Auge das Ziel faßte, über den Abgrund hinwegsetzte, und etweder siegte oder starb, findet zu wenig Arbeit.</text:span></text:p>
          </table:table-cell>
          <table:table-cell/>
          <table:table-cell office:value-type="string">
            <text:p><text:s/></text:p>
          </table:table-cell>
          <table:table-cell office:value-type="string">
            <text:p><text:span text:style-name="T1">Es scheint fast, als wäre die Vereinigung nicht entstanden, um allgemein besser zu werden, sondern um sich gegenseitig zu verschlimmern.</text:span> Da ist keine Aufmunterung zur Tugend, keine Abhärtung zum Kriege, keine Liebe des Vaterlands und der Religion, ja es ist keine Religion und kein Vaterland da, sondern jeder glaubt sich selbst der näch ste zu seyn, und häuft, ohne auf den gemeinen Nutzen zu sehn, die Güter auf erlaub te und unerlaubte Art zusammen, und ver tändelt übrigens seine Zeit mit dem ersten dem besten <text:span text:style-name="T2">Steckenpferde</text:span>. <text:span text:style-name="T1">Die Kunst vor züglich scheint ordentlich dazu erfunden, die bessern Kräfte im Menschen zu erlahmen, und nach und nach abzutödten.</text:span></text:p>
          </table:table-cell>
          <table:table-cell office:value-type="string">
            <text:p>-</text:p>
          </table:table-cell>
          <table:table-cell office:value-type="float" office:value="517">
            <text:p>517</text:p>
          </table:table-cell>
          <table:table-cell table:number-columns-repeated="1018"/>
        </table:table-row>
        <table:table-row table:style-name="ro23">
          <table:table-cell office:value-type="string">
            <text:p><text:span text:style-name="T1">V.</text:span> Die Geschichte des Rechts der <text:span text:style-name="T2">Presse</text:span>. <text:span text:style-name="T1">1) Die Elemente der Geschichte.</text:span></text:p>
          </table:table-cell>
          <table:table-cell/>
          <table:table-cell office:value-type="string">
            <text:p><text:s/></text:p>
          </table:table-cell>
          <table:table-cell office:value-type="string">
            <text:p><text:span text:style-name="T1">Mit einem Worte, ich liebe Sie.</text:span> <text:span text:style-name="T2">Pressen</text:span> Sie mir kein offenherziger Bekenntniß ab. <text:span text:style-name="T1">Jch liebe Sie, und bin ganz die Jhrige.</text:span></text:p>
          </table:table-cell>
          <table:table-cell office:value-type="string">
            <text:p>-</text:p>
          </table:table-cell>
          <table:table-cell office:value-type="float" office:value="332">
            <text:p>332</text:p>
          </table:table-cell>
          <table:table-cell table:number-columns-repeated="1018"/>
        </table:table-row>
        <table:table-row table:style-name="ro21">
          <table:table-cell office:value-type="string">
            <text:p><text:span text:style-name="T1">Und wer wüßte denn nicht, daß hier die eine, oder die andere Erklärung der Ode angenommen, der Donnerwagen Jupiters das Bekehrungsmittel des Horaz, folglich nach jedem möglichen Sinne der Hauptgegenstand der Ode ist?</text:span> Jsts denn Digression, ein <text:span text:style-name="T2">Donnerwetter</text:span> zu beschreiben, wenn der gerührte Dichter sich hinsetzt, es zu beschreiben; oder gar, wenn es seine ganze Denkart ändern kann? <text:span text:style-name="T1">Jch denke: eine Ode aufs Ungewitter, ohne Ungewitter, ist nichts.</text:span></text:p>
          </table:table-cell>
          <table:table-cell/>
          <table:table-cell office:value-type="string">
            <text:p><text:s/></text:p>
          </table:table-cell>
          <table:table-cell office:value-type="string">
            <text:p><text:span text:style-name="T1">Ich komme nun noch auf das Verhalten bey Donnerwettern unter freyem Himmel.</text:span> 6. Man vermeide, auf dem freyen Felde bey <text:span text:style-name="T2">Donnerwettern</text:span> alle hohe Bäume; sonderlich die ersten und größten, die einem heranziehenden Wetter entgegen stehen. <text:span text:style-name="T1">Will und muß man sich unter einen Baum stellen; so richte man es also ein, daß andere Bäume gegen das Wetter zu, noch vorstehen.</text:span></text:p>
          </table:table-cell>
          <table:table-cell office:value-type="string">
            <text:p>-</text:p>
          </table:table-cell>
          <table:table-cell office:value-type="float" office:value="617">
            <text:p>617</text:p>
          </table:table-cell>
          <table:table-cell table:number-columns-repeated="1018"/>
        </table:table-row>
        <table:table-row table:style-name="ro13">
          <table:table-cell office:value-type="string">
            <text:p><text:span text:style-name="T1">Nachdem die Freisinnigen den von ihnen mehr wie von mir betriebenen „Culturkampf“, dessen Vorkämpfer Virchow und Genossen gewesen waren, nicht nur aufgegeben hatten, sondern im Parlament wie in den Wahlen das Centrum unterstützten, war letzterm gegenüber die Regirung in der Minorität.</text:span> Der aus Centrum, Fortschritt, Socialdemokraten, Polen, Elsässern, Welfen bestehenden compacten Mehrheit gegenüber war die Politik Falks im <text:span text:style-name="T2">Reichstage</text:span> ohne Aussicht. <text:span text:style-name="T1">Ich hielt um so mehr für angezeigt, den Frieden anzubahnen, wenn die Schule gedeckt, die Verfassung von den aufgehobenen Artikeln und der Staat von der katholischen Abtheilung befreit blieb.</text:span></text:p>
          </table:table-cell>
          <table:table-cell/>
          <table:table-cell office:value-type="string">
            <text:p><text:s/></text:p>
          </table:table-cell>
          <table:table-cell office:value-type="string">
            <text:p><text:span text:style-name="T1">denn von Natur sind diese Staaten einander ohnstreitig gleich, und es ist, ohne besondere Uebereinkunft, keine nothwendige Folge, daß der in einer besondern Verbindung beliebte Rang auch ausser derselben beobachtet werden müsse.</text:span> Auf dem Teschner Friedenskongreß z. B. verlangte zwar Kurpfalz in beiden Exemplarien der Convention mit Kursachsen vorausgesetzt zu werden, weil ihm der Vorrang auf <text:span text:style-name="T2">Reichstagen</text:span> zustehe; aber Kursachsen bestand auf die Alternation, indem beide Kurfürsten hier nicht in einer Reichsangelegenheit, sondern als Gleiche mit einander tractirten. <text:span text:style-name="T1">Da kein Theil nachgeben wolte, ward beliebt, daß der contrahirenden Theile in der Convention namentlich keine Erwähnung geschehn, solche doppelt gefertigt und iedes Exemplar nur von dem bevolmächtigten Minister des einen Theils unterschrieben und also ausgewechselt werden solte.</text:span></text:p>
          </table:table-cell>
          <table:table-cell office:value-type="string">
            <text:p>-</text:p>
          </table:table-cell>
          <table:table-cell office:value-type="float" office:value="172">
            <text:p>172</text:p>
          </table:table-cell>
          <table:table-cell table:number-columns-repeated="1018"/>
        </table:table-row>
        <table:table-row table:style-name="ro11">
          <table:table-cell office:value-type="string">
            <text:p><text:span text:style-name="T1">— </text:span><text:span text:style-name="T1">Mantschuricus Swinhoe, in der Mantschurei.</text:span> Die mir vorliegende chinesische Abbildung eines Papageis, wenig verkleinert und gut ausgeführt, stimmt mit keiner der im Berliner <text:span text:style-name="T2">Museum</text:span> vorhandenen Arten von Palaeornis überein; am nächsten kommt er dem P. Javanicus Osbeck. <text:span text:style-name="T1">Die Stirne ist blau, die Wangen weiss, die Brust blass röthlich, der Bauch weiss, Ober-und Unterschnabel roth kolorirt.</text:span></text:p>
          </table:table-cell>
          <table:table-cell/>
          <table:table-cell office:value-type="string">
            <text:p><text:s/></text:p>
          </table:table-cell>
          <table:table-cell office:value-type="string">
            <text:p><text:span text:style-name="T1">Es ist übrigens etwas mitgenommen.</text:span> Merkwürdig ist das dritte Wiener Bild (620), in welchem das lange Zeit verschollene, von Palomino (<text:span text:style-name="T2">Museo</text:span> III, 349) beschriebene und im Jahre 1659 dem Kaiser gesandte Werk neuerdings wiedergefunden worden ist. <text:span text:style-name="T1">Es wäre also im Jahr vor dem Tod des Malers gemalt und stellte Margaretha im achten Lebensjahr dar.</text:span></text:p>
          </table:table-cell>
          <table:table-cell office:value-type="string">
            <text:p>-</text:p>
          </table:table-cell>
          <table:table-cell office:value-type="float" office:value="1188">
            <text:p>1188</text:p>
          </table:table-cell>
          <table:table-cell table:number-columns-repeated="1018"/>
        </table:table-row>
        <table:table-row table:style-name="ro21">
          <table:table-cell office:value-type="string">
            <text:p><text:span text:style-name="T1">Die Langweiligkeit unsrer jetzigen Fahrt mogte ihn vielleicht begierig nach dem Ende machen; und die eingesalznen Speisen nebst dem kalten Wetter trugen wohl ebenfalls das ihrige dazu bey, ihm das Reisen nach gerade zu verleiden.</text:span> Seine gewöhnliche Beschäftigung bestand in Abtrennung der rothen <text:span text:style-name="T2">Federn</text:span> von den Tanz-Schürzen, die er zu Tongatabu gekauft hatte. <text:span text:style-name="T1">Er band acht oder zehn Stück derselben, vermittelst einiger Coco-Nußfasern, in kleine Büschchen zusammen.</text:span></text:p>
          </table:table-cell>
          <table:table-cell/>
          <table:table-cell office:value-type="string">
            <text:p><text:s/></text:p>
          </table:table-cell>
          <table:table-cell office:value-type="string">
            <text:p><text:span text:style-name="T1">So zornig hatte er den alten Raben Jacob noch nie gesehn!</text:span> Die dünnen, schwarzen <text:span text:style-name="T2">Federn</text:span> auf seinem Rücken hatten sich gesträubt, seine Augen funkelten. <text:span text:style-name="T1">„Dummkopf!</text:span></text:p>
          </table:table-cell>
          <table:table-cell office:value-type="string">
            <text:p>-</text:p>
          </table:table-cell>
          <table:table-cell office:value-type="float" office:value="431">
            <text:p>431</text:p>
          </table:table-cell>
          <table:table-cell table:number-columns-repeated="1018"/>
        </table:table-row>
        <table:table-row table:style-name="ro9">
          <table:table-cell office:value-type="string">
            <text:p><text:span text:style-name="T1">Aber der Grund stimmt doch bloß in gewissen Fällen, wenn etwa Eisenbahnen und Straßen zusammentreffen.</text:span> Es giebt auch öffentliches Eigentum, welches nicht dem öffentlichen Gebrauch dient (Festungswerke) und vor allem giebt es viele Enteignungszwecke, die kein öffentliches Eigentum und keinen öffentlichen Gebrauch herstellen wollen (Gefängnisbauten, Dienstgebäude, Schutz für <text:span text:style-name="T2">Museen</text:span> und Sammlungen, oben Note 19). <text:span text:style-name="T1">Da stimmt es dann nicht.</text:span></text:p>
          </table:table-cell>
          <table:table-cell/>
          <table:table-cell office:value-type="string">
            <text:p><text:s/></text:p>
          </table:table-cell>
          <table:table-cell office:value-type="string">
            <text:p><text:span text:style-name="T1">† </text:span><text:span text:style-name="T1">Eine vortreffliche Büste des Jupiter Serapis aus grünem Basalt.</text:span> Ich ziehe sie der ähnlichen Büste im <text:span text:style-name="T2">Museo</text:span> Vaticano vor, aber das Kinn ist neu. <text:span text:style-name="T1">Winkelmann G. d. K. S. 103.</text:span></text:p>
          </table:table-cell>
          <table:table-cell office:value-type="string">
            <text:p>-</text:p>
          </table:table-cell>
          <table:table-cell office:value-type="float" office:value="24">
            <text:p>24</text:p>
          </table:table-cell>
          <table:table-cell table:number-columns-repeated="1018"/>
        </table:table-row>
        <table:table-row table:style-name="ro10">
          <table:table-cell office:value-type="string">
            <text:p><text:span text:style-name="T1">Mit der an ihm befindlichen Schnur aber kan man ihn nach-Wohlgefallen regieren.</text:span> Einen solchen Drachen nahm Franklin, flochte aber in die Schnur, mit dem er ihn in die Wolken steigen ließ, einen feinen metallenen Drath die ganze Länge hindurch, ein; An das untere Ende der Schnur, knüpfte er eine seidene Schnur, und ließ ihn also zur Zeit eines herannahenden <text:span text:style-name="T2">Donnerwetters</text:span> in die Höhe steigen. <text:span text:style-name="T1">Franklin schloß: wenn das Feuer des Blitzes eben dasjenige Feuer seyn würde, welches man von der electrischen Maschiene erhält; so müste es aus den Wolken, in den Drath der in die Schnur eingeflochten war, und an diesem die ganze Länge herab, biß auf die Erde gehen.</text:span></text:p>
          </table:table-cell>
          <table:table-cell/>
          <table:table-cell office:value-type="string">
            <text:p><text:s/></text:p>
          </table:table-cell>
          <table:table-cell office:value-type="string">
            <text:p><text:span text:style-name="T1">Der nehmliche Fall wurde heuer zweymal bey einem Wetterschlag beobachtet.</text:span> Von Landshut in Bayern meldeten die Zeitungen, daß bey einem heftigen <text:span text:style-name="T2">Donnerwetter</text:span> der Knopf des Kirchenthurms lange Zeit ganz feurig erschien, und daß darauf ein Knall erfolgte, durch den es in die Kirche einschlug, ohne daß ein sichtbarer Blitz aus der Wolke fuhr. <text:span text:style-name="T1">Der andere Fall war hier den 28ten Junius als es in den Kirchenthurm einschlug.</text:span></text:p>
          </table:table-cell>
          <table:table-cell office:value-type="string">
            <text:p>-</text:p>
          </table:table-cell>
          <table:table-cell office:value-type="float" office:value="743">
            <text:p>743</text:p>
          </table:table-cell>
          <table:table-cell table:number-columns-repeated="1018"/>
        </table:table-row>
        <table:table-row table:style-name="ro10">
          <table:table-cell office:value-type="string">
            <text:p><text:span text:style-name="T1">Bey jenen ist leichter zu verhüten, daß sie nicht ausgebreitet werden; indem dazu nichts weiter nöthig ist, als daß die Personen, welche dabey gegenwärtig sind, zu schweigen wissen.</text:span> Dieses hat zwar schon seine Schwierigkeit, allein ausser dem, daß diese auch bey schrifftlichen Unterhandlungen statt findet, so kommt bey Schrifften noch diese neue Schwierigkeit hinzu, daß diese jemanden durch Nachläßigkeit oder unvermeidliche <text:span text:style-name="T2">Zufälle</text:span> zu Gesichte kommen, der also dadurch benachrichtiget wird. <text:span text:style-name="T1">Daher haben Geschäffte, die entweder gantz oder zum Theil schrifftlich tractiret werden, gedoppelte Schwierigkeit, daß sie geheim bleiben.</text:span></text:p>
          </table:table-cell>
          <table:table-cell/>
          <table:table-cell office:value-type="string">
            <text:p><text:s/></text:p>
          </table:table-cell>
          <table:table-cell office:value-type="string">
            <text:p><text:span text:style-name="T1">Die ideale Behandlung der Caricatur können wir auch die phantastische nennen.</text:span> Die Maaßlosigkeit der Uebertreibung macht das Zerrbild sich selbst zum Zweck und stellt das Häßliche bald als harmlosen <text:span text:style-name="T2">Zufall</text:span>, bald als höchste Nothwendigkeit dar. <text:span text:style-name="T1">Die Verzerrung vernichtet sich selbst, weil sie aus den Schranken der gemeinen Wirklichkeit heraustritt und sich in eine mährchenhafte Freiheit hinüberspielt.</text:span></text:p>
          </table:table-cell>
          <table:table-cell office:value-type="string">
            <text:p>-</text:p>
          </table:table-cell>
          <table:table-cell office:value-type="float" office:value="227">
            <text:p>227</text:p>
          </table:table-cell>
          <table:table-cell table:number-columns-repeated="1018"/>
        </table:table-row>
        <table:table-row table:style-name="ro11">
          <table:table-cell office:value-type="string">
            <text:p><text:span text:style-name="T1">Allein auch dieses heroische Mittel wollte nicht verfangen, und endlich ward der Hochzeittag angesetzt.</text:span> Am <text:span text:style-name="T2">Abende</text:span> vorher entfloh die unglückliche Braut zu entfernten Verwandten auf dem Lande. Umsonst; der beharrliche Bräutigam, der vor keiner Schwierigkeit zurückwich, holte sie heim, und machte sie zu der seinigen. <text:span text:style-name="T1">Ob die Ehe doch noch eine glückliche geworden sei, wußte Röstell nicht zu sagen.</text:span></text:p>
          </table:table-cell>
          <table:table-cell/>
          <table:table-cell office:value-type="string">
            <text:p><text:s/></text:p>
          </table:table-cell>
          <table:table-cell office:value-type="string">
            <text:p><text:span text:style-name="T1">Dieser Gifttraum richtete mich völlig hin.</text:span> Zwar erzählte dein lieber Vater eben diesen ersten <text:span text:style-name="T2">Abend</text:span>, daß er den Pastor L — und sein Haus kenne, und hätte sich freilich alles natürlich erklären lassen; indessen ist und bleibt dieser Traum immer was besonderes. <text:span text:style-name="T1">Man sage von den Cometen was man will; sie sind und bleiben doch Cometen.</text:span></text:p>
          </table:table-cell>
          <table:table-cell office:value-type="string">
            <text:p>-</text:p>
          </table:table-cell>
          <table:table-cell office:value-type="float" office:value="435">
            <text:p>435</text:p>
          </table:table-cell>
          <table:table-cell table:number-columns-repeated="1018"/>
        </table:table-row>
        <table:table-row table:style-name="ro11">
          <table:table-cell office:value-type="string">
            <text:p><text:span text:style-name="T1">Seit 1733 ist sie in der königl. Stallgalerie aufgestellt.</text:span> Bei der Zusammensetzung des historischen <text:span text:style-name="T2">Museums</text:span> ist es schwierig, den quantitativen Gehalt desselben an speziell dem Waffengebiete angehörenden Gegenständen ziffernmässig festzustellen. <text:span text:style-name="T1">Der Gesamtstand beträgt rund 30000 Nummern.</text:span></text:p>
          </table:table-cell>
          <table:table-cell/>
          <table:table-cell office:value-type="string">
            <text:p><text:s/></text:p>
          </table:table-cell>
          <table:table-cell office:value-type="string">
            <text:p><text:span text:style-name="T1">f</text:span> Herakles, der als Stellvertreter des Atlas den Weltglobus trägt im <text:span text:style-name="T2">Museum</text:span> von Neapel (Halle der berühmten Männer), ist eine gute, aber stark ergänzte Arbeit. <text:span text:style-name="T1">Die unten zu besprechende Gruppe des Herakles mit Antäus giebt den Helden mehr fleischig als musculös und entfernt sich wieder um eine Stufe weiter von dem verklärten Herakles als die meisten übrigen Bildungen. (Hof des Pal. Pitti.)</text:span></text:p>
          </table:table-cell>
          <table:table-cell office:value-type="string">
            <text:p>-</text:p>
          </table:table-cell>
          <table:table-cell office:value-type="float" office:value="1111">
            <text:p>1111</text:p>
          </table:table-cell>
          <table:table-cell table:number-columns-repeated="1018"/>
        </table:table-row>
        <table:table-row table:style-name="ro6">
          <table:table-cell office:value-type="string">
            <text:p><text:span text:style-name="T1">Wie gross die Vorzüge dieser Anspannungsmethode, verglichen mit der älteren, aber auch sein mögen, hat sie doch noch sehr fühlbare Mängel aufzuweisen.</text:span> Zu diesen gehört in erster Reihe, dass die Stränge des Spitzenpferdes eine bedeutende Länge erhalten müssen — bei freiwilligen oder unfreiwilligen Wendungen auf beschränktem Raume ein höchst bedenklicher Umstand — und ferner dass das Gabelpferd beim geringsten Fehltritt Gefahr läuft, von dem <text:span text:style-name="T2">flott</text:span> weiter trabenden Spitzenpferde umgerissen zu werden. <text:span text:style-name="T1">Ähnliche Übelstände treten zu Tage, wenn man die Stränge des Spitzenpferdes vermittelst Karabinerhakens in zu diesem Zwecke an den Enden der Gabelbäume angebrachte eiserne Ösen einhakt.</text:span></text:p>
          </table:table-cell>
          <table:table-cell/>
          <table:table-cell office:value-type="string">
            <text:p><text:s/></text:p>
          </table:table-cell>
          <table:table-cell office:value-type="string">
            <text:p><text:span text:style-name="T1">Dort standen einige der Namen, mit welchen die alte Wissenschaft der Beredtsamkeit gewisse Theile der Rede lateinisch zu bezeichnen pflegte: exordium, narratio, reprehensio und dergleichen.</text:span> Amplificatio nannte man eine Prachtwendung am Schlusse, worin der Redner durch eine Fülle von Bildern und Häufung konzentrirter Beweissätze seine Weisheit noch einmal tüchtig aufputzt, um so mit einem recht <text:span text:style-name="T2">flotten</text:span> Trumpf abzutreten. <text:span text:style-name="T1">Diese amplificatio sollte nun auf der Tabelle zu einem Hauptstück kombinirter Aktionen zu stehen kommen.</text:span></text:p>
          </table:table-cell>
          <table:table-cell office:value-type="string">
            <text:p>-</text:p>
          </table:table-cell>
          <table:table-cell office:value-type="float" office:value="928">
            <text:p>928</text:p>
          </table:table-cell>
          <table:table-cell table:number-columns-repeated="1018"/>
        </table:table-row>
        <table:table-row table:style-name="ro10">
          <table:table-cell office:value-type="string">
            <text:p><text:span text:style-name="T1">Der Weg war weniger zerfahren, als bisher, und immer noch von einem Kalkstein gebauet, der längs demselben theils gebrochen wird, theils zu Tage aussetzt.</text:span> Hier hatte ich das Unglück, zu meiner Linken, bey einem entsetzlichen <text:span text:style-name="T2">Donnerwetter</text:span>, mit Sturm und eygroßen Schlossen, in Zeit von einigen Sekunden, ein ganzes Dorf in Flammen aufgehn zu sehen. <text:span text:style-name="T1">Eine fast schnurgerade Straße führt nach Hemmau, einem Städtchen, das sich in der Ferne nicht übel ausnimmt; kommt man aber näher, so sieht man, daß die Reste seiner Mauern nichts, als alte Masuren sind, hinter denen man nur Zerstöhrung vermuthen kann.</text:span></text:p>
          </table:table-cell>
          <table:table-cell/>
          <table:table-cell office:value-type="string">
            <text:p><text:s/></text:p>
          </table:table-cell>
          <table:table-cell office:value-type="string">
            <text:p><text:span text:style-name="T1">Man entferne also von solchen Versammlungsorten, wenigstens alle Thiere.</text:span> Ueberhaupt halte man sich während eines <text:span text:style-name="T2">Donnerwetters</text:span>, weder auf dem Felde, noch in dem Hause in der Gesellschaft der Thiere auf. <text:span text:style-name="T1">In einem Zimmer, wo sich mehrere Personen versammelt haben, halte man wenigstens die Thür immer offen.</text:span></text:p>
          </table:table-cell>
          <table:table-cell office:value-type="string">
            <text:p>-</text:p>
          </table:table-cell>
          <table:table-cell office:value-type="float" office:value="558">
            <text:p>558</text:p>
          </table:table-cell>
          <table:table-cell table:number-columns-repeated="1018"/>
        </table:table-row>
        <table:table-row table:style-name="ro8">
          <table:table-cell office:value-type="string">
            <text:p><text:span text:style-name="T1">Dieselbe ist abgeän-</text:span> Der Grund für die Kautionsleistung ist nicht die Anstellung im Staatsdienst, sondern die mit dieser <text:span text:style-name="T2">Anstellung</text:span> gleichzeitig übertragene Vermögens-Verwaltung oder Aufbewahrung, also ein mit der Anstellung im Staatsdienst verbundenes Accidens. <text:span text:style-name="T1">Es ist daher falsch und vielfach irreführend, von einer Kautionspflicht der Reichsbeamten oder gewisser Klassen derselben zu reden. Die Leistung einer Kaution ist nicht die Erfüllung einer Beamtenpflicht, sondern eine Vorbedingung zur Erlangung eines gewissen Amtes und mithin zur Anstellung behufs Uebernahme dieses Amtes.</text:span></text:p>
          </table:table-cell>
          <table:table-cell/>
          <table:table-cell office:value-type="string">
            <text:p><text:s/></text:p>
          </table:table-cell>
          <table:table-cell office:value-type="string">
            <text:p><text:span text:style-name="T1">Sie hatte also keinen Vertrauten ihrer Tyranney mehr, als den Abbe.</text:span> Diese beyde verfaßten einen langen Brief an Se. Durchlaucht, worinn auch das schöne Fräulein nicht vergessen war, deren <text:span text:style-name="T2">Anstellung</text:span> wir absichtlich bey der Behörde bekannt gemacht hatten. <text:span text:style-name="T1">Dieser Brief lief zugleich mit einem Schreiben von Steinbock ein, worinn derselbe unterthänigst berichtete, es sey unter Gottes Gnaden alles friedlich und schiedlich von statten gegangen.</text:span></text:p>
          </table:table-cell>
          <table:table-cell office:value-type="string">
            <text:p>-</text:p>
          </table:table-cell>
          <table:table-cell office:value-type="float" office:value="396">
            <text:p>396</text:p>
          </table:table-cell>
          <table:table-cell table:number-columns-repeated="1018"/>
        </table:table-row>
        <table:table-row table:style-name="ro21">
          <table:table-cell office:value-type="string">
            <text:p><text:span text:style-name="T1">Herr Picander ist noch in der Welt.</text:span> Der fünfte Theil seiner vortrefflichen ernst-scherz-p ‒ ‒ haften und satyrischen Gedichte ist der galanten Welt zum Vergnügen aus der <text:span text:style-name="T2">Presse</text:span> kommen. <text:span text:style-name="T1">Es wäre überflüßig einen Mann zu loben, der sich durch seine besondre Art zu Dichten so berühmt gemacht hat.</text:span></text:p>
          </table:table-cell>
          <table:table-cell/>
          <table:table-cell office:value-type="string">
            <text:p><text:s/></text:p>
          </table:table-cell>
          <table:table-cell office:value-type="string">
            <text:p><text:span text:style-name="T1">Elberfeld und Barmen erhielten ihre ersten Dampfmaschinen aus der Fabrik zu Wetter.</text:span> Man beschränkte sich nicht auf die Herstellung von Dampfmaschinen, sondern machte mechanische Webstühle, Heizapparate, hydraulische <text:span text:style-name="T2">Pressen</text:span> u. s. w. Harkort gründete eine Filiale in Berlin. <text:span text:style-name="T1">1822 wurde seine Maschinenfabrik in der Staatszeitung als „eine der merkwürdigsten und bewundernswertesten Anstalten in Deutschland“ besprochen.</text:span></text:p>
          </table:table-cell>
          <table:table-cell office:value-type="string">
            <text:p>-</text:p>
          </table:table-cell>
          <table:table-cell office:value-type="float" office:value="134">
            <text:p>134</text:p>
          </table:table-cell>
          <table:table-cell table:number-columns-repeated="1018"/>
        </table:table-row>
        <table:table-row table:style-name="ro18">
          <table:table-cell office:value-type="string">
            <text:p><text:span text:style-name="T1">Dann bot sie mir ein Nachtlager.</text:span> Das nahm ich an und bat um <text:span text:style-name="T2">Feder</text:span> und Papier, welches die Magd mir brachte. <text:span text:style-name="T1">Jch schrieb folgende Zeilen:</text:span></text:p>
          </table:table-cell>
          <table:table-cell/>
          <table:table-cell office:value-type="string">
            <text:p><text:s/></text:p>
          </table:table-cell>
          <table:table-cell office:value-type="string">
            <text:p><text:span text:style-name="T1">Seinen besten Männern erschien die Zeit der napoleonischen Kriege bald nur wie eine Episode, wie ein Hagelschauer, der über den blühenden Garten deutscher Kunst und Wissenschaft dahingebraust war.</text:span> Wie die kleinen Leute wieder zur Pflugschaar griffen, so nahmen die Gebildeten die <text:span text:style-name="T2">Feder</text:span> wieder auf, doch nicht wie Jene mit stiller Entsagung, sondern mit dem frohen Bewußtsein, sich selber und ihrem eigensten Leben wieder anzugehören. <text:span text:style-name="T1">Wunderbar grell trat jener innere Widerspruch hervor, der sich seit dem Aufblühen der neuen Literatur in dem Charakter unseres Volkes herausgebildet hatte: diese tapferen Germanen, die schon in den Sagen ihrer heidnischen Urzeit beständig von Krieg und Sieg geträumt und seitdem in jedem Jahrhundert die Welt mit dem Schalle ihrer Schwerter erfüllt hatten, schätzten den kriegerischen Ruhm niedriger als irgend ein anderes Volk; sie lebten des Glaubens, Deutschlands schärfste Waffen seien seine Gedanken.</text:span></text:p>
          </table:table-cell>
          <table:table-cell office:value-type="string">
            <text:p>-</text:p>
          </table:table-cell>
          <table:table-cell office:value-type="float" office:value="1030">
            <text:p>1030</text:p>
          </table:table-cell>
          <table:table-cell table:number-columns-repeated="1018"/>
        </table:table-row>
        <table:table-row table:style-name="ro3">
          <table:table-cell office:value-type="string">
            <text:p><text:span text:style-name="T1">— </text:span><text:span text:style-name="T1">aber er verlangt auch, mehr als andere, eine passende Wohnung, also nicht blos einen geeigneten Wohnsitz.</text:span> Die Mehrzahl der Vögel beansprucht keine Wohnung (denn das Nest ist als solche nicht aufzufassen); sie begnügt sich mit einem möglichst stillen, ungestörten Platze zum Ausruhen und Schlafen, und erst, wenn die Sorge um die Brut sich geltend macht, denkt sie daran, für diese eine <text:span text:style-name="T2">Kinderstube</text:span> herzurichten: die Mehrzahl der Klettervögel hingegen wohnt in einem bestimmten Raume, wie das Säugethier in seinem Bau oder Lager, und dieser Raum muß ein von ihm selbst oder von einem Anverwandten hergerichteter sein, wenn er behagen soll. <text:span text:style-name="T1">Je mehr ein Mitglied unserer Ordnung den vollendetsten Klettervögeln ähnelt, um so fester hält es an dieser eigenthümlichen Sitte fest.</text:span></text:p>
          </table:table-cell>
          <table:table-cell/>
          <table:table-cell office:value-type="string">
            <text:p><text:s/></text:p>
          </table:table-cell>
          <table:table-cell office:value-type="string">
            <text:p><text:span text:style-name="T1">Daß sie in drei Sprachen zugleich erzogen werden, rechne ich noch für nichts, die Natur leistet wirklich Außerordentliches hierin.</text:span> Daß sie den Freuden ihrer Spiele, den geringsten Erhohlungen und Genüssen ihres Alters entsagen mußten, daß ihre <text:span text:style-name="T2">Kinderstube</text:span> ein Gedränge von Lehrern und Büchern erfüllte, zwischen welchem das flüchtigste Lächeln einer Mußestunde erdrückt wurde, daß ihnen die frische Luft, die Nahrung, die Ruhe des nächtlichen Lagers entzogen wurde, „weil die Götter den Sterblichen nur Alles für Arbeit verkaufen“, — das ist schon etwas, mein Herr! cela commence à compter! <text:span text:style-name="T1">Aber was soll ich sagen, was soll ich als Frau sagen, wenn diese dämonische Begeisterung selbst das Opfer der Schicklichkeit, des Anstandes, des weiblichen Schamgefühls nicht für zu groß hält, um es ohne Weiteres zu fordern?</text:span></text:p>
          </table:table-cell>
          <table:table-cell office:value-type="string">
            <text:p>-</text:p>
          </table:table-cell>
          <table:table-cell office:value-type="float" office:value="1180">
            <text:p>1180</text:p>
          </table:table-cell>
          <table:table-cell table:number-columns-repeated="1018"/>
        </table:table-row>
        <table:table-row table:style-name="ro9">
          <table:table-cell office:value-type="string">
            <text:p><text:span text:style-name="T1">Der Fig. 3 liegt nämlich die Annahme zugrunde, dass die eventuellen Unterordnungen, von welchen im Satze die Rede ist, wirkliche, definitive Unterordnung seien.</text:span> Da das Zusammenfallen zweier Kreise, von denen der eine im andern enthalten ist, immerhin als ein verhältnissmässig seltener <text:span text:style-name="T2">Zufall</text:span> erscheint, so mag man den in der Figur 3 zur Darstellung gebrachten Fall als den „allgemeineren“ bezeichnen (und zwar in Hinsicht jedes Paares von aufeinanderfolgenden Kreisen, welches man in's Auge fassen möge). <text:span text:style-name="T1">Fig. 3.</text:span></text:p>
          </table:table-cell>
          <table:table-cell/>
          <table:table-cell office:value-type="string">
            <text:p><text:s/></text:p>
          </table:table-cell>
          <table:table-cell office:value-type="string">
            <text:p><text:span text:style-name="T1">— </text:span><text:span text:style-name="T1">Warum hab' ich ihm nicht manches sagen können, was ich schon seit so langer Zeit auf dem Herzen habe? —</text:span> Warum ist er hieher gekommen, und durch welchen <text:span text:style-name="T2">Zufall</text:span> muß er es gerade seyn der mich rettet? — <text:span text:style-name="T1">Ich habe ihm nicht einmahl danken können, — ach! ich habe viel deswegen geweint, daß ich ihn nicht gesprochen habe.</text:span></text:p>
          </table:table-cell>
          <table:table-cell office:value-type="string">
            <text:p>-</text:p>
          </table:table-cell>
          <table:table-cell office:value-type="float" office:value="253">
            <text:p>253</text:p>
          </table:table-cell>
          <table:table-cell table:number-columns-repeated="1018"/>
        </table:table-row>
        <table:table-row table:style-name="ro11">
          <table:table-cell office:value-type="string">
            <text:p><text:span text:style-name="T1">Der Vater ging auf meinen Wunsch ein, und ich war nun sehr freudig, keinen Lehrer mehr zu haben, und auf mich allein angewiesen zu sein.</text:span> Ich fragte Männer um Rath, welche einen großen wissenschaftlichen Namen hatten, und gewöhnlich an der einen oder der andern <text:span text:style-name="T2">Anstalt</text:span> der Stadt beschäftigt waren. <text:span text:style-name="T1">Ich näherte mich ihnen nur, wenn es ohne Verlezung der Bescheidenheit geschehen konnte.</text:span></text:p>
          </table:table-cell>
          <table:table-cell/>
          <table:table-cell office:value-type="string">
            <text:p><text:s/></text:p>
          </table:table-cell>
          <table:table-cell office:value-type="string">
            <text:p><text:span text:style-name="T1">Er muß sich fügen mit seiner Person; die Gewaltanwendung der Anstaltsbediensteten steht überall dahinter, um jede willkürliche Bewegung zu unterdrücken.</text:span> Es ist das Hausrecht der <text:span text:style-name="T2">Anstalt</text:span>, unter dem er sich befindet. <text:span text:style-name="T1">In der gleichen Weise beschränkt sich das Eigentum an den Sachen, die in solchen Anstaltsbetrieb gegeben sind.</text:span></text:p>
          </table:table-cell>
          <table:table-cell office:value-type="string">
            <text:p>-</text:p>
          </table:table-cell>
          <table:table-cell office:value-type="float" office:value="1141">
            <text:p>1141</text:p>
          </table:table-cell>
          <table:table-cell table:number-columns-repeated="1018"/>
        </table:table-row>
        <table:table-row table:style-name="ro8">
          <table:table-cell office:value-type="string">
            <text:p><text:span text:style-name="T1">„</text:span><text:span text:style-name="T1">Herr Du mein Leben, i Blitz nochmal, ist denn das die Möglichkeit?“ rief jetzt hierzwischen der gute Knecht Heinrich Schelze aus dem tiefsten Heiden-und Spuke-Keller mit vollständig gesundeter starker Stimme in höchster Verwunderung.</text:span> „J, <text:span text:style-name="T2">Donnerwetter</text:span>, Blitz und Hagel, Herr von Münchhausen, waren denn das der Herr Junker, der uns Klosterleuten da aus dem Busch als unser Vorfahr und wilder Mann zu Hülfe und den Bärenhäutern und verfluchten Bauern über die Lauseköpfe kamen?“ <text:span text:style-name="T1">„Schlechtweg und zufällig, Heinrich; — simpliciter et per accidens, Herr Magister,“ lachte der Thedel von Münchhausen.</text:span></text:p>
          </table:table-cell>
          <table:table-cell/>
          <table:table-cell office:value-type="string">
            <text:p><text:s/></text:p>
          </table:table-cell>
          <table:table-cell office:value-type="string">
            <text:p><text:span text:style-name="T1">Und dann hätte er, der Gärtner, in des Fremden Zimmer durch die Vorhänge hindurch noch lange Licht gesehen. Folglich......</text:span> Der dumme Gärtner war nicht wenig erstaunt, statt des <text:span text:style-name="T2">Donnerwetters</text:span>, auf dessen Ausbruch er gerechnet, in des Herren blau-rothem Angesicht heitern Sonnenschein wahrzunehmen. <text:span text:style-name="T1">Jetzt schien dem Vielerfahrenen Alles deutlich:</text:span></text:p>
          </table:table-cell>
          <table:table-cell office:value-type="string">
            <text:p>-</text:p>
          </table:table-cell>
          <table:table-cell office:value-type="float" office:value="1132">
            <text:p>1132</text:p>
          </table:table-cell>
          <table:table-cell table:number-columns-repeated="1018"/>
        </table:table-row>
        <table:table-row table:style-name="ro10">
          <table:table-cell office:value-type="string">
            <text:p><text:span text:style-name="T1">Aber inmitten all meiner Verwünschungen mußt’ ich doch plötzlich der Auslassungen eines alle Wechselfälle des Lebens unter die statistisch-philosophische Loupe nehmenden Freundes gedenken, der mir einmal gesagt hatte:</text:span> „Sehen Sie, Freund, auch in den <text:span text:style-name="T2">Zufällen</text:span> und Unglücksfällen waltet ein Gesetz. <text:span text:style-name="T1">So verfolg’ ich beispielsweise die Theaterbrände.</text:span></text:p>
          </table:table-cell>
          <table:table-cell/>
          <table:table-cell office:value-type="string">
            <text:p><text:s/></text:p>
          </table:table-cell>
          <table:table-cell office:value-type="string">
            <text:p><text:span text:style-name="T1">Es bleibt ohnerachtet der angeführten Aehnlichkeit dennoch ein wesentlicher Unterschied zwischen der alten Cosmogonie und der gegenwärtigen um aus dieser ganz entgegengesetzte Folgen ziehen zu können.</text:span> Die angeführten Lehrer der mechanischen Erzeugung des Weltbaues leiteten alle Ordnung die sich an demselben wahrnehmen läßt aus dem ungefehren <text:span text:style-name="T2">Zufalle</text:span> her, der die Atomen so glücklich zusammentreffen ließ, daß sie ein wohlgeordnetes Gantze ausmachten. <text:span text:style-name="T1">Epikur war gar so unverschämt, daß er verlangte, die Atomen wichen von ihrer geraden Bewegung ohne alle Ursache ab, um einander begegnen zu können.</text:span></text:p>
          </table:table-cell>
          <table:table-cell office:value-type="string">
            <text:p>-</text:p>
          </table:table-cell>
          <table:table-cell office:value-type="float" office:value="242">
            <text:p>242</text:p>
          </table:table-cell>
          <table:table-cell table:number-columns-repeated="1018"/>
        </table:table-row>
        <table:table-row table:style-name="ro33">
          <table:table-cell office:value-type="string">
            <text:p><text:span text:style-name="T1">Zugleich hätte in diesem Fall II sein Waarenkapital dem ganzen Werthumfang nach in die Naturalform von Produktionsmitteln rückverwandelt, während die Voraussetzung ist, dass es einen aliquoten Theil desselben, nach ihrem Verkauf, nicht während der laufenden jährlichen Reproduktionsperiode aus Geld wieder rückverwandelt in die Naturalform fixer Bestandtheile seines konstanten Kapitals.</text:span> Es könnte also an II nur dann eine <text:span text:style-name="T2">Bilanz</text:span> in Geld zufließen, wenn II zwar für 2000 an I verkaufte, aber für weniger als 2000 von I kaufte, z. B. nur 1800; dann hätte I den Saldo gut zu machen durch 200 in Geld, das nicht zu ihm zurückflösse, weil es dies der Cirkulation vorgeschossne Geld ihr nicht wieder entzogen hätte durch Hineinwurf von Waaren = 200 in die Cirkulation. <text:span text:style-name="T1">In diesem Fall hätten wir einen Geldfonds für II auf Rechnung seines Verschleisses an fixem Kapital; wir hätten aber auf der andern Seite, auf I, eine Ueberproduktion von Produktionsmitteln zum Belauf von 200, und damit wäre die ganze Basis des Schemas zerronnen, nämlich Reproduktion auf gleichbleibender Stufenleiter, wo also völlige Proportionalität zwischen den verschiednen Produktionssystemen vorausgesetzt ist.</text:span></text:p>
          </table:table-cell>
          <table:table-cell/>
          <table:table-cell office:value-type="string">
            <text:p><text:s/></text:p>
          </table:table-cell>
          <table:table-cell office:value-type="string">
            <text:p><text:span text:style-name="T1">Also ist wohl dies eigenartige Bewusstseinsmoment: Setzung eines Objekts als seinsollend, für dermaassen ursprünglich anzuerkennen, dass vielmehr umgekehrt die Frage aufgeworfen werden muss, ob nicht jenes Eigentümliche der Lust und Unlust, das sie zur Erklärung des Strebens und Widerstrebens tauglich erscheinen liess, nämlich das darin liegende Moment des Bejahens und Verneinens, Annehmens und Ablehnens, auf ein zu Grunde liegendes Streben in jedem Fall zurückweist.</text:span> Es ist gerade psychologisch sehr einleuchtend, dass Bewegung des Gemüts das Zugrundeliegende, ja die allgemeine Bedingung psychischen Lebens ist (völlige Gleichgültigkeit wäre Tod), und dass in der Lust und Unlust sich dies Moment der Bewegung nur deshalb mehr verbirgt, weil darin unmittelbar nicht die Bewegung als solche, sondern der jeweilige momentane Ausschlag, gleichsam die momentane <text:span text:style-name="T2">Bilanz</text:span> der Strebungen, nämlich das momentane Uebergewicht der Hemmung oder der Behauptung wider sie ins Bewusstsein fällt. <text:span text:style-name="T1">In Lust und Unlust also wird der blosse Hoch-und Tiefstand des Gemüts, die blosse Augenblickslage verspürt; während im Streben die Erhebung und Senkung als solche, und zwar als der eignen Tendenz des Bewusstseins (auf Einheit, auf Uebereinstimmung) entsprechend oder widerstreitend bewusst wird; welches beides übrigens zuletzt derart eins ist, dass im Gefühl der Hemmung oder des nicht gehemmten bezw. die Hemmung überwindenden Sichbehauptens eben jene eigne Tendenz, in verschiedenen Graden der Bestimmtheit, gefühlt wird.</text:span></text:p>
          </table:table-cell>
          <table:table-cell office:value-type="string">
            <text:p>-</text:p>
          </table:table-cell>
          <table:table-cell office:value-type="float" office:value="1140">
            <text:p>1140</text:p>
          </table:table-cell>
          <table:table-cell table:number-columns-repeated="1018"/>
        </table:table-row>
        <table:table-row table:style-name="ro8">
          <table:table-cell office:value-type="string">
            <text:p><text:span text:style-name="T1">Hingeworfener Vorschlag, die dramatischen Dichter der Alten statt der epischen zu wählen, um daraus Gegenstände zu Gemählden zu entlehnen.</text:span> Das Neue, das <text:span text:style-name="T2">Feine</text:span>, das Ueberraschende: mit welcher Behutsamkeit der Künstler auf angenehme Eindrücke davon rechnen dürfe. <text:span text:style-name="T1">Bestimmtere Angabe der Hauptabsicht des Künstlers bei Verfertigung seiner Werke, verschieden modificirt für den Bildhauer und den Mahler.</text:span></text:p>
          </table:table-cell>
          <table:table-cell/>
          <table:table-cell office:value-type="string">
            <text:p><text:s/></text:p>
          </table:table-cell>
          <table:table-cell office:value-type="string">
            <text:p><text:span text:style-name="T1">Ungeachtet die (D) schottländische, und die (E) irrländische Wolle auch für englische Wolle verkaufet wird:</text:span> so hat dennoch diese letzte für jener viel Vorzug, sowol was deren Güte, als auch deren <text:span text:style-name="T2">Feine</text:span> anbelanget; wiewol einige die irrländische Wolle für die schönste halten. <text:span text:style-name="T1">Die (F) polnische Wolle wird theils in Polen selbst verarbeitet, wie denn in polnisch Lissa eine große Menge feiner Tücher gemacht werden; und theils nach Frankfurt an der Oder, insonderheit aber nach Breßlau auf die Wollschaar zum Verkaufe geführet: gleichwie die polnische Lammwolle stark nach Frankreich geht, siehe Lamm.</text:span></text:p>
          </table:table-cell>
          <table:table-cell office:value-type="string">
            <text:p>-</text:p>
          </table:table-cell>
          <table:table-cell office:value-type="float" office:value="454">
            <text:p>454</text:p>
          </table:table-cell>
          <table:table-cell table:number-columns-repeated="1018"/>
        </table:table-row>
        <table:table-row table:style-name="ro24">
          <table:table-cell office:value-type="string">
            <text:p><text:span text:style-name="T1">So aufgefaßt, werden die öffentlichen Sammlungen Plätze geschichtlicher Weltbetrachtung, ja sie werden dann auch in dem Sinne, den wir zuerst besprochen haben, im echt hellenischen Wortsinne Museen, d. h. Stätten des Musendienstes, stiller Sammlung geweiht und dem fruchtbaren Nachdenken über die Ziele des geistigen Lebens und die Gesetze seiner Entwickelung.</text:span> Gewiß hat unser <text:span text:style-name="T2">Museum</text:span> den Zwecken der königlichen Gründer in hohem Grade entsprochen; es ist der Gegenstand einer stets wachsenden Theilnahme, es ist schon jetzt ein Centrum geworden, von dem vielseitige Kunstkenntniß ausströmt und Material für Kunststudien verbreitet wird; auch dürfen wir sagen, daß es mit der höhern Jugendbildung viel enger verbunden ist, als die an Originalwerken ersten Ranges ungleich reicheren Museen des Auslandes. <text:span text:style-name="T1">Eine andere Art der Betheiligung ist freilich im Auslande viel größer als bei uns.</text:span></text:p>
          </table:table-cell>
          <table:table-cell/>
          <table:table-cell office:value-type="string">
            <text:p><text:s/></text:p>
          </table:table-cell>
          <table:table-cell office:value-type="string">
            <text:p><text:span text:style-name="T1">Ueber die Privatmoral dieses bürgerlichen Helden u. a.: „The large grant of lands in Ireland to Lady Orkney, in 1695, is a public instance of the king ’s affection, and the lady ’s influence … Lady Orkney’s endearing offices, are supposed to have been — foeda labiorum ministeria.“</text:span> (In der Sloane Manuscript Collection, auf dem britischen <text:span text:style-name="T2">Museum</text:span>, Nr. 4224. <text:span text:style-name="T1">Das Manuskript ist betitelt:</text:span></text:p>
          </table:table-cell>
          <table:table-cell office:value-type="string">
            <text:p>-</text:p>
          </table:table-cell>
          <table:table-cell office:value-type="float" office:value="1207">
            <text:p>1207</text:p>
          </table:table-cell>
          <table:table-cell table:number-columns-repeated="1018"/>
        </table:table-row>
        <table:table-row table:style-name="ro6">
          <table:table-cell office:value-type="string">
            <text:p><text:span text:style-name="T1">g</text:span> Im <text:span text:style-name="T2">Museum</text:span> von Neapel: Nebenraum des dritten Ganges: Orpheus, Eurydice und Hermes, schöne griechische Arbeit, stark verletzt; nicht der Ausführung, aber dem Inhalt nach identisch mit jenem etwas geringern Relief der Villa Albani, wo die Namen Zethus, Antiope und Amphion beigeschrieben sind, nach einem dritten Exemplar im Louvre, welches sie in antiker aber lateinischer Schrift enthält. <text:span text:style-name="T1">Durch den Zweifel über den eigentlichen Inhalt verlieren wir einigermassen das Interesse an diesem für die Reliefbehandlung classischen Werke; ist aber wirklich das kurze Wiedersehen und der letzte Abschied Eurydicens dargestellt, so giebt die ungemeine Mässigung und leise Abstufung des Pathos in den drei Gestalten viel zu denken.</text:span></text:p>
          </table:table-cell>
          <table:table-cell/>
          <table:table-cell office:value-type="string">
            <text:p><text:s/></text:p>
          </table:table-cell>
          <table:table-cell office:value-type="string">
            <text:p><text:span text:style-name="T1">Die guten Velazquez ausserhalb Spaniens darf man nicht gerade in den grossen Galerien suchen.</text:span> Nirgends erscheinen die vielregierten öffentlichen <text:span text:style-name="T2">Museen</text:span> so im Nachtheil gegenüber den Erfolgen der Privatliebhaberei. <text:span text:style-name="T1">Die Nationalgalerie Englands besitzt nur die Ruine der Saujagd, zwei wenig merkwürdige Darstellungen Philipp IV und die Hirten, welche als Jugendwerk und Nachahmung zwar von biographischem Werth sind, aber nicht gerade geeignet, von der Art des Meisters einen Begriff zu geben.</text:span></text:p>
          </table:table-cell>
          <table:table-cell office:value-type="string">
            <text:p>-</text:p>
          </table:table-cell>
          <table:table-cell office:value-type="float" office:value="1045">
            <text:p>1045</text:p>
          </table:table-cell>
          <table:table-cell table:number-columns-repeated="1018"/>
        </table:table-row>
        <table:table-row table:style-name="ro4">
          <table:table-cell office:value-type="string">
            <text:p><text:span text:style-name="T1">Darüber sammelten und zankten und bissen sie sich denn untereinander, fliegend und auch schwimmend, und während die so beschäftigten weiter hinter dem Schiff zurückblieben, machten sich andere wieder näher heran, in Hoffnung auf weitere Beute.</text:span> Gegen <text:span text:style-name="T2">Abend</text:span> verloren sie sich gewöhnlich, nach Sonnenuntergang war selten mehr einer zu sehen, nur einigemal wollte Jemand in der Nacht über dem Schiffe sie schreien gehört haben. <text:span text:style-name="T1">Wie sie die Nacht verbringen, war mir ein Räthsel; doch wohl schwimmend auf den Wellen, denn dass sie St. Helena, das Cap oder Tristan d’ Acunha, wovon wir nur das letztere von weitem sahen, erreichen sollten, ist ihnen doch wohl zu viel zugemuthet.</text:span></text:p>
          </table:table-cell>
          <table:table-cell/>
          <table:table-cell office:value-type="string">
            <text:p><text:s/></text:p>
          </table:table-cell>
          <table:table-cell office:value-type="string">
            <text:p><text:span text:style-name="T1">Das Verbot für sich zu beten, weil man sein eigenes Beste nicht wissen könne und daher Gott zu überlassen habe.</text:span> Das Gebot des Morgens beim Aufstehen die Pflichten des Tages zu überdenken und <text:span text:style-name="T2">Abends</text:span> vor dem Schlafengehen sich Rechenschaft zu geben, wie sie erfüllt worden seien, was habe ich gefehlt, was recht gethan, was pflichtwidrig verfehlt? <text:span text:style-name="T1">Die Parsen sollen gleichfalls, wie der Sad-der Bundehesh vorschreibt, am Abende, ehe sie einschlafen, nochmals sämmtliche Thaten, die sie den ganzen Tag über vollbracht haben, durchdenken und prüfen, ob sie gesündigt haben oder nicht.</text:span></text:p>
          </table:table-cell>
          <table:table-cell office:value-type="string">
            <text:p>-</text:p>
          </table:table-cell>
          <table:table-cell office:value-type="float" office:value="1309">
            <text:p>1309</text:p>
          </table:table-cell>
          <table:table-cell table:number-columns-repeated="1018"/>
        </table:table-row>
        <table:table-row table:style-name="ro22">
          <table:table-cell office:value-type="string">
            <text:p><text:span text:style-name="T1">Hieraus folgt gleichsam von selbst, daß der Schiedsrichter unpartheyisch seyn muß (§. 768.), und da das Ansehen der Person (respectus personarum) in der Bestimmung des Willens durch Bewegungs-Gründe, die von der Person, zu deren Vortheil etwas geschieht, hergenommen sind, dergestalt daß man nicht auf die Wahrheit sieht; so muß er kein Ansehen der Person haben.</text:span> Und weil man den einen redlichen Mann (virum bonum) nennt, der die Gerechtigkeit und Ehrlichkeit liebt, was aber derselben entgegen ist, haßt, dergleichen ein jeder seyn soll (§. 86. 49.); folglich wer ein redlicher Mann seyn will, verstehen muß, was recht und ehrlich, was unrecht und nicht ehrlich, folglich auch was billig und unbillig ist (§. 83.), und also die Wahrheit lieben; so muß auch ein Schiedsrichter ein redlicher Mann seyn; und folglich verstehen, was recht und unrecht, was <text:span text:style-name="T2">billig</text:span> und unbillig ist, er muß die Wahrheit lieben, und sich von keiner Parthey durch Geschencke bestechen lassen. <text:span text:style-name="T1">Von der Pflicht eines Schiedsrichters</text:span></text:p>
          </table:table-cell>
          <table:table-cell/>
          <table:table-cell office:value-type="string">
            <text:p><text:s/></text:p>
          </table:table-cell>
          <table:table-cell office:value-type="string">
            <text:p><text:span text:style-name="T1">Mach' nur so fort und verschenk' Erbschaften, eh' du sie hast.</text:span> Du scheinst mir's mit dem Eigenthum leichter zu nehmen als <text:span text:style-name="T2">billig</text:span> ist. <text:span text:style-name="T1">Freilich, du hast ja schon Proben davon gegeben und hältst dich lieber nach Zigeuner-als nach Christenart.</text:span></text:p>
          </table:table-cell>
          <table:table-cell office:value-type="string">
            <text:p>-</text:p>
          </table:table-cell>
          <table:table-cell office:value-type="float" office:value="406">
            <text:p>406</text:p>
          </table:table-cell>
          <table:table-cell table:number-columns-repeated="1018"/>
        </table:table-row>
        <table:table-row table:style-name="ro12">
          <table:table-cell office:value-type="string">
            <text:p><text:span text:style-name="T1">So beschränkt sich die Unternehmerrente mehr und mehr auf die Unternehmerlohnrente in der angegebenen Begrenzung einerseits, andererseits auf die Großunternehmerrente und zwar auf beide insoweit als die maßgebenden Qualificationen thatsächlich nur in einer hinter der Nachfrage zurückbleibenden Menge vorhanden sind.</text:span> Nun beruht aber die Unternehmerlohnrente in der gedachten Begrenzung darauf, daß einzelne Unternehmer vermöge der Ausdehnung, welche das Unternehmerinteresse ihren productiven Fähigkeiten giebt, <text:span text:style-name="T2">billiger</text:span> produciren lernen, als dieß bisher möglich war, und ein ganz ähnlicher Fall ist es mit der Großunternehmerrente, die auch nur da entsteht, wo sich einem Theile der Unternehmer durch Ausdehnung ihres Betriebes die Möglichkeit billigerer Production eröffnet. <text:span text:style-name="T1">Beide treten daher keineswegs erst bei steigenden Productenpreisen ein, vielmehr werden sie, namentlich die erstere, häufig erst dadurch hervorgerufen, daß die Bedrängniß des Geschäfts die Unternehmer nöthigt, auf alle Mittel der Verbesserung der Production zu sinnen.</text:span></text:p>
          </table:table-cell>
          <table:table-cell/>
          <table:table-cell office:value-type="string">
            <text:p><text:s/></text:p>
          </table:table-cell>
          <table:table-cell office:value-type="string">
            <text:p><text:span text:style-name="T1">Wenn Jemand ein Haus bauen, sich aber nicht den Verdrüßlichkeiten und Beschwerden unterziehen will, die hier vorzüglich groß sind, wenn man die Sprache nicht versteht, so läßt er mehrere Podrjädschiki kommen, denen er seinen Plan und die Idee seiner Ausführung vorlegt.</text:span> Man wird mit dem <text:span text:style-name="T2">billigsten</text:span> einig, und hat nun weiter keine Sorge, als die bestimmten Termine zu halten. <text:span text:style-name="T1">Da die Unternehmer sich mit allen Materialien in der gelegensten Zeit versehen, alles im Großen einkaufen und jeden Vortheil kennen und benutzen, so sind sie im Stande wohlfeiler und geschwinder zu bauen, als es andern möglich ist.</text:span></text:p>
          </table:table-cell>
          <table:table-cell office:value-type="string">
            <text:p>-</text:p>
          </table:table-cell>
          <table:table-cell office:value-type="float" office:value="97">
            <text:p>97</text:p>
          </table:table-cell>
          <table:table-cell table:number-columns-repeated="1018"/>
        </table:table-row>
        <table:table-row table:style-name="ro6">
          <table:table-cell office:value-type="string">
            <text:p><text:span text:style-name="T1">VII.</text:span> Man beobachte die äusserste Reinlickeit, d. h. man wechsele täglich das Hemde, wöchentlich die Kleidung, monatlich die Betten, entferne üble Ausdünstungen (vorzüglich nicht viel Menschen in der <text:span text:style-name="T2">Kinderstube</text:span>, kein Trocknen der Wäsche, keine alte Wäsche). <text:span text:style-name="T1">Reinlichkeit ist das halbe Leben für Kinder; je reinlicher sie gehalten werden, desto besser gedeihen und blühen sie.</text:span></text:p>
          </table:table-cell>
          <table:table-cell/>
          <table:table-cell office:value-type="string">
            <text:p><text:s/></text:p>
          </table:table-cell>
          <table:table-cell office:value-type="string">
            <text:p><text:span text:style-name="T1">Die Dame setzte sich, wie ich glaube, mir zum Possen, bey ihrer Tochter nieder, und drückte ihr die Hand, wann sie dem Vater wohl antwortete, und das Mädgen war entzückter über diesen Beyfall, als über mich; ohnerachtet ich doch glaube, kein alltäglicher Kerl zu seyn.</text:span> Himmel, dachte ich bey mir, wie willst du aus dieser verwünschten <text:span text:style-name="T2">Kinderstube</text:span> kommen. <text:span text:style-name="T1">Ich sahe es dem Herrn an, daß er es nach dero Landesart für eine Grobheit aufgenommen haben würde, wenn ich ihm nicht mit Aufmerksamkeit zugehöret haben würde; und die Frau vom Hause, ohnerachtet sie mich anfangs auf eine lose Art dahin geführet hatte, schien nunmehro ebenfalls bey dem Vergnügen ihre Kinder zu sehen, auf meine Ungedult keine Acht zu haben.</text:span></text:p>
          </table:table-cell>
          <table:table-cell office:value-type="string">
            <text:p>-</text:p>
          </table:table-cell>
          <table:table-cell office:value-type="float" office:value="457">
            <text:p>457</text:p>
          </table:table-cell>
          <table:table-cell table:number-columns-repeated="1018"/>
        </table:table-row>
        <table:table-row table:style-name="ro7">
          <table:table-cell office:value-type="string">
            <text:p><text:span text:style-name="T1">23. So gewann er vollkommene Liebe und Vertrauen Im Dorfe bei allen Mannen und Frauen, Und sein gutes Gerüchte erschall Im ganzen Lande rund überall.</text:span> 24. Die Ohnwitzer alle, Grobe und <text:span text:style-name="T2">Feine</text:span>, Alte und Junge, Grosse und Kleine, Wären allenfalls gerne kühn Aus Liebe durchs Feuer gelauffen für ihn. <text:span text:style-name="T1">25. Die Bauern machten gemeinlich schon von ferren Einen Krazfuß für den lieben geistlichen Herren, Und jede Bäu’ rin war schnell und fix Wenn sie ihn sahe, mit ihrem Knix.</text:span></text:p>
          </table:table-cell>
          <table:table-cell/>
          <table:table-cell office:value-type="string">
            <text:p><text:s/></text:p>
          </table:table-cell>
          <table:table-cell office:value-type="string">
            <text:p><text:span text:style-name="T1">Der Granit, von dessen Ursprung wir oben (§. 222) unsere Vermuthung geäussert haben, ist ein Gemengsel von kleinen Stücken Quarz, Feldspat und Glimmer, die alle in einzelnen eckichten Brocken (nicht wie beym Porphyr in einer weichen Grundmasse) zusammen gebacken sind: daher angeschliffener Granit sich fast wie ein Mosaik ausnimmt.</text:span> Er deckt die höchsten Bergketten der Erde, ist aber von verschiedener <text:span text:style-name="T2">Feine</text:span> und Festigkeit. <text:span text:style-name="T1">Zu den gemeinen Arten gehören die Brecciae, die Wacken vom Brocken, vom Ziegenrücken bey Goslar rc.</text:span></text:p>
          </table:table-cell>
          <table:table-cell office:value-type="string">
            <text:p>-</text:p>
          </table:table-cell>
          <table:table-cell office:value-type="float" office:value="490">
            <text:p>490</text:p>
          </table:table-cell>
          <table:table-cell table:number-columns-repeated="1018"/>
        </table:table-row>
        <table:table-row table:style-name="ro9">
          <table:table-cell office:value-type="string">
            <text:p><text:span text:style-name="T1">Cara memoria!</text:span> La bella Donna Diana — das holdeste Käthchen von Heilbronn — die liebreizendste Julia — die edelste Maria Stuart — die rührendste Gabriele — — und dann wieder das übermüthigste Suschen — der keckste Page in den Pagenstreichen — der <text:span text:style-name="T2">flotteste</text:span> Armand Richelieu … <text:span text:style-name="T1">Karoline Bauer war entzückend schön, aber doch noch ausgezeichneter durch Grazie, Anmuth, Liebenswürdigkeit, Wohllaut der Stimme und vor allen Dingen durch edelste Naturwahrheit in der Darstellung.</text:span></text:p>
          </table:table-cell>
          <table:table-cell/>
          <table:table-cell office:value-type="string">
            <text:p><text:s/></text:p>
          </table:table-cell>
          <table:table-cell office:value-type="string">
            <text:p><text:span text:style-name="T1">Die meisten sind privilegirte Müssiggänger und in Folge dessen ausschweifend und hochfahrend.</text:span> Gelage, Kartenspiel und Dirnen bilden die gefährlichen Leidenschaften des <text:span text:style-name="T2">flotten</text:span> Samraï, so dass es an Reibereien nicht fehlen kann. <text:span text:style-name="T1">Auch die Partheistellung, Rangstreitigkeiten und persönlichen Fehden der Grossen übertragen sich auf ihre Trabanten.</text:span></text:p>
          </table:table-cell>
          <table:table-cell office:value-type="string">
            <text:p>-</text:p>
          </table:table-cell>
          <table:table-cell office:value-type="float" office:value="926">
            <text:p>926</text:p>
          </table:table-cell>
          <table:table-cell table:number-columns-repeated="1018"/>
        </table:table-row>
        <table:table-row table:style-name="ro34">
          <table:table-cell office:value-type="string">
            <text:p><text:span text:style-name="T1">Zwischen der Entstehungszeit der altböotischen (nach Böhlau 7. Jahrhundert) und derjenigen der Kabirenvasen liegen allerdings mehrere Jahrhunderte, in deren Verlaufe die fortlaufende Wellenranke ein gemeinübliches Bordürenornament der griechischen Kunst geworden ist.</text:span> Auffällig ist aber an den Kabirenvasen immerhin die exclusive Bevorzugung des fortlaufenden Schemas, das überwiegende Vorkommen der sogenannten Epheublätter, jenes schon in der mykenischen Kunst verbreiteten vegetabilischen <text:span text:style-name="T2">Motivs</text:span>, das Fehlen der „in anderen Vasengattungen häufigsten Ornamentmotive: Mäander und Palmette, Stabornament, Eierstab und Strahlen“ (Winnefeld). <text:span text:style-name="T1">Nehmen wir dazu jenen bestimmten mykenischen Zug, der sich z. B. in den gekrümmten, die Wellenlinie begleitenden Stengeln der Epheublätter (Fig. 50) ausspricht, so erscheint es in der That wahrscheinlich, dass diese lokal-böotische Vasenornamentik hochalterthümliche Traditionen repräsentirt, wie sie sich unter geringen Concessionen an die namentlich durch das attische Geschirr und die attische Kunst überhaupt geschaffene und zur Mode gewordene griechische Universalkunst bis gegen die alexandrinische Zeit hin bewahrt haben mochten.</text:span></text:p>
          </table:table-cell>
          <table:table-cell/>
          <table:table-cell office:value-type="string">
            <text:p><text:s/></text:p>
          </table:table-cell>
          <table:table-cell office:value-type="string">
            <text:p><text:span text:style-name="T1">Ein „Coriolan,“ ein Julius Cäsar,“ ein „Tiberius Gracchus,“ ein „Alexander“ eignen sich, wenn sie in Shakespeare'scher Weise mit allem Reichthum freier menschlicher Züge behandelt werden, wohl zu Helden der Tragödie.</text:span> Doch stört auch hier immer ein fremdartiger Hintergrund der Kultur, der Sitte, der Denk-und Empfindungsweise, z. B. in den unvermeidlichen Beziehungen der Geschlechter, und nur die großen, geschichtlichen <text:span text:style-name="T2">Motive</text:span> und Charaktere fesseln das Jnteresse. <text:span text:style-name="T1">Auch liegt die Versuchung nahe, hier eine gelehrte Bildung in Form und Jnhalt zur Schau zu stellen und philologische Noten in Scene zu setzen, wovon z. B. die „Alexandrea“ von Märker ein hervorragendes Beispiel giebt.</text:span></text:p>
          </table:table-cell>
          <table:table-cell office:value-type="string">
            <text:p>-</text:p>
          </table:table-cell>
          <table:table-cell office:value-type="float" office:value="1267">
            <text:p>1267</text:p>
          </table:table-cell>
          <table:table-cell table:number-columns-repeated="1018"/>
        </table:table-row>
        <table:table-row table:style-name="ro12">
          <table:table-cell office:value-type="string">
            <text:p><text:span text:style-name="T1">Krüglhuber (zurückspringend).</text:span> <text:span text:style-name="T2">Donnerwetter</text:span> ist das eine Bestie! <text:span text:style-name="T1">Sie, Hasenmajer, wie wär’s, wenn ich ihm eine Wurst gäb’?</text:span></text:p>
          </table:table-cell>
          <table:table-cell/>
          <table:table-cell office:value-type="string">
            <text:p><text:s/></text:p>
          </table:table-cell>
          <table:table-cell office:value-type="string">
            <text:p><text:span text:style-name="T1">Ging es zur Schlacht, so schmückte er sich gern mit allen seinen Orden wie für ein bräutliches Fest, und niemals in allen den Fährlichkeiten seines Kriegerlebens ist ihm auch nur der Einfall gekommen, daß eine Kugel ihn hinstrecken könnte.</text:span> Gewaltig war der Eindruck, wenn er zu sprechen anhob mit seiner schönen, mächtigen Stimme, ein Redner von Gottes Gnaden, immer der höchsten Wirkung sicher, mochte er nun in gemüthlichem Platt mit Wachtstubenspäßen und heiligen <text:span text:style-name="T2">Donnerwettern</text:span> die ermüdeten Truppen aufmuntern oder den Offizieren klar, bündig, nachdrücklich seine Befehle ertheilen oder endlich in festlicher Versammlung mit schwungvollen Worten einen vaterländischen Ehrentag verherrlichen. <text:span text:style-name="T1">Wer täglich mit ihm verkehrte wurde ihm ganz zu eigen; seine geliebten rothen Husaren hatte er so bis auf den letzten Mann in seiner Gewalt, daß nach der unglücklichen Ratkauer Capitulation kein einziger der Rothen nach Frankreich geführt werden konnte: alle entkamen den Siegern, die meisten schlichen sich nach Ostpreußen zu ihrem Könige durch.</text:span></text:p>
          </table:table-cell>
          <table:table-cell office:value-type="string">
            <text:p>-</text:p>
          </table:table-cell>
          <table:table-cell office:value-type="float" office:value="1282">
            <text:p>1282</text:p>
          </table:table-cell>
          <table:table-cell table:number-columns-repeated="1018"/>
        </table:table-row>
        <table:table-row table:style-name="ro9">
          <table:table-cell office:value-type="string">
            <text:p><text:span text:style-name="T1">Kann irgend ein Wächter unter Gebung der Parole einen Dieb beym Arme fassen oder nur deutlich berühren, so ist der Dieb sein, und die Regeln des Spiels verbieten alle Widersezlichkeit.</text:span> Der Wächter ruft den Kadi und seine Gehülfen, alle versammeln sich, der Kadi hält Gericht, und lässt den Dieb zwey, dreymal durch die <text:span text:style-name="T2">locker</text:span> gedrehten Schnupftücher der Wächter Gassenlaufen. <text:span text:style-name="T1">Hat er diese Strafe überstanden, so wird er nun durch Umbindung des Zeichens unter die Zahl der Wächter aufgenommen.</text:span></text:p>
          </table:table-cell>
          <table:table-cell/>
          <table:table-cell office:value-type="string">
            <text:p><text:s/></text:p>
          </table:table-cell>
          <table:table-cell office:value-type="string">
            <text:p><text:span text:style-name="T1">So müd als ich auch bin so kan sie doch nicht laßen, Sie muß mit ihren Arm mich um den Naken saßen.</text:span> Wie <text:span text:style-name="T2">lucker</text:span> thut mir das, mich schläffert wull recht sehr, Sie aber guschelt mich und schmeichelt immer mehr, Bis ich ihr gute Nacht mit großem Schmunzeln sage, Und nu verschlafen wir des Tages Last und Plage. <text:span text:style-name="T1">Wir schnarchen ungestört, kein Krieg und Kriegsgeschrei Weckt mich und sie vom Schlaf, der Morgen kommt herbei.</text:span></text:p>
          </table:table-cell>
          <table:table-cell office:value-type="string">
            <text:p>-</text:p>
          </table:table-cell>
          <table:table-cell office:value-type="float" office:value="590">
            <text:p>590</text:p>
          </table:table-cell>
          <table:table-cell table:number-columns-repeated="1018"/>
        </table:table-row>
        <table:table-row table:style-name="ro22">
          <table:table-cell office:value-type="string">
            <text:p><text:span text:style-name="T1">Noch angenehmer ist es mir, in Jhnen einen Mann zu finden, dem es um Wahrheit zu thun ist, der Einsicht genug in die Lehrart für Taubstumme verräth, und der kein Sclav irrig angenommener Meinungen zu seyn scheint.</text:span> Jhre Jnstitutiones habe ich, sobald sie die <text:span text:style-name="T2">Presse</text:span> verliessen, gelesen. <text:span text:style-name="T1">Längst vorher aber hatte ich schon Jhre Lehrart, welche die nämliche eines Bonnet, Wallis und Ammann ist, bei Taubstummen angewandt; allein, ich gestehe es Jhnen frei, alle Mühe, Zeit und Kosten waren dabei vergeblich.</text:span></text:p>
          </table:table-cell>
          <table:table-cell/>
          <table:table-cell office:value-type="string">
            <text:p><text:s/></text:p>
          </table:table-cell>
          <table:table-cell office:value-type="string">
            <text:p><text:span text:style-name="T1">In einem sehr kurzen Aufsatz von ihren Lebensumständen, gedenket sie des Rector Rickerts, und seines Collegen Prüvers, des Burgermeister Greiffenhagen, des Doctor Neugebauers in Fraustadt, der Prediger an der Kirche zu Lissa in Großpohlen, des Reichsgrafen von Röders, und des Hofprediger Döbels in Großglogau, als der ersten Beförderer und Gönner ihrer poetischen Arbeiten; und sie verlangte aus Dankbarkeit gegen diese Männer, daß ihrer hier Meldung geschähe.</text:span> Aus eben diesem Grunde müssen wir erwähnen, daß der Postmeister Körber in Großlissa der erste gewesen, der etwas von der Feder unsrer Dichterin der <text:span text:style-name="T2">Presse</text:span> übergeben, und daß der berůhmte Professor Meyer in Halle, den sie durch das Gerücht kannte, und dem sie aus Pohlen ein Lied zugeschickt hatte, das meiste beygetragen hat, sie zur Fortsetzung solcher Arbeiten aufzumuntern. <text:span text:style-name="T1">Indessen waren diese Aeusserungen ihres Genies nur noch kleine Funken, des halb unterdruckten Feuers, welches die Musen in ihr angezündet hatten.</text:span></text:p>
          </table:table-cell>
          <table:table-cell office:value-type="string">
            <text:p>-</text:p>
          </table:table-cell>
          <table:table-cell office:value-type="float" office:value="641">
            <text:p>641</text:p>
          </table:table-cell>
          <table:table-cell table:number-columns-repeated="1018"/>
        </table:table-row>
        <table:table-row table:style-name="ro6">
          <table:table-cell office:value-type="string">
            <text:p><text:span text:style-name="T1">2. ch. 3 et. 9. Fixe luft (Kohlengesäuertes Gas) kann nach Hrn. Lavoisier (Traité élem. I. p 50.) erst bey einer größern Menge Wasser gesättigt werden.</text:span> Vielleicht ist dieser Umstand für die <text:span text:style-name="T2">technischen</text:span> Künste künftig einmal nicht unwichtig. <text:span text:style-name="T1">Bey Gradirhäusern mit breiten Wänden wird, wenn auch von innen gradirt werden soll, die Verdünstung merklich gehindert.</text:span></text:p>
          </table:table-cell>
          <table:table-cell/>
          <table:table-cell office:value-type="string">
            <text:p><text:s/></text:p>
          </table:table-cell>
          <table:table-cell office:value-type="string">
            <text:p><text:span text:style-name="T1">Aber practische Vorschriften, die sich auf sie gründen, können niemals allgemein seyn, denn der Bestimmungsgrund des Begehrungsvermögens ist auf das Gefühl der Lust und Unlust, das niemals als allgemein auf dieselben Gegenstände gerichtet, angenommen werden kann, gegründet.</text:span> Sätze, welche in der Mathematik oder Naturlehre practisch genannt werden, sollten eigentlich <text:span text:style-name="T2">technisch</text:span> heißen. <text:span text:style-name="T1">Denn um die Willensbestimmung ist es diesen Lehren gar nicht zu thun; sie zeigen nur das Mannigfaltige der möglichen Handlung an, welches eine gewisse Wirkung hervorzubringen hinreichend ist, und sind also eben so theoretisch, als alle Sätze, welche die Verknüpfung der Ursache mit einer Wirkung aussagen.</text:span></text:p>
          </table:table-cell>
          <table:table-cell office:value-type="string">
            <text:p>-</text:p>
          </table:table-cell>
          <table:table-cell office:value-type="float" office:value="657">
            <text:p>657</text:p>
          </table:table-cell>
          <table:table-cell table:number-columns-repeated="1018"/>
        </table:table-row>
        <table:table-row table:style-name="ro20">
          <table:table-cell office:value-type="string">
            <text:p><text:span text:style-name="T1">Nicht, gleich, einerley, zugleich, was? wie? ob? warum?</text:span> V °. Praepositiones, oder <text:span text:style-name="T2">Vorwörter</text:span>, Verhältnisse. <text:span text:style-name="T1">14 °.</text:span></text:p>
          </table:table-cell>
          <table:table-cell/>
          <table:table-cell office:value-type="string">
            <text:p><text:s/></text:p>
          </table:table-cell>
          <table:table-cell office:value-type="string">
            <text:p><text:span text:style-name="T1">Vergl. die Gesammelten Werke Bd. I. S. 267 bis 269 (Recension von Wolf's zweiter Ausgabe der Odyssee); Bd. II. S. 304 (über den rhythmischen Periodenbau bei Gelegenheit der Uebersetzung Pindarischer Oden); Bd. III. S. 19–33 und S. 97 (über das Versmaaß in der Uebersetzung des Agamemnon, des Aeschylos und des Chors der Eumeniden); Bd. V. S. 8 und 91–93 (Briefe an Wolf).</text:span> Jch habe in dem Eingange zu diesem <text:span text:style-name="T2">Vorworte</text:span> zu entwickeln versucht, wie das lebhafte Jnteresse, welches die Briefe an eine Freundin, und die Sonette bisher selbst da erweckt haben, wo sie sehr heterogenen: philosophisch-historischen, linguistischen und politischen Arbeiten beigestellt waren; sich vorzugsweise auf die anziehende Kraft moralischer und psychologischer Motive gründe. <text:span text:style-name="T1">Ein flüchtig geschriebenes Fragment aus dem noch unedirten Nachlaß meines Bruders, das erst seit wenigen Monaten in meine Hände gekommen ist, kann vielleicht auf ein gleiches Jnteresse Anspruch machen, da es in ernster Einfachheit und Würde den Jdeen und Gefühlen eine ähnliche Färbung giebt.</text:span></text:p>
          </table:table-cell>
          <table:table-cell office:value-type="string">
            <text:p>-</text:p>
          </table:table-cell>
          <table:table-cell office:value-type="float" office:value="383">
            <text:p>383</text:p>
          </table:table-cell>
          <table:table-cell table:number-columns-repeated="1018"/>
        </table:table-row>
        <table:table-row table:style-name="ro4">
          <table:table-cell office:value-type="string">
            <text:p><text:span text:style-name="T1">Bei dem Unterpflügen des Düngers soll derselbe vollkommen mit Erde bedeckt werden, weshalb man bei langem, strohigem Dünger oder großer Düngermenge, denselben in die geöffnete Furche mit der Mistgabel einstreifen läßt.</text:span> Die Unterbringung wird in einem trockenen, <text:span text:style-name="T2">lockeren</text:span> Boden und in einem warmen Klima tiefer ausgeführt werden müssen, als unter gegentheiligen Verhältnissen, wenn der Dünger die nöthige Feuchtigkeit zu seiner Zersetzung finden soll. <text:span text:style-name="T1">Die Leistung einer Person bei der Düngerarbeit beträgt per Tag: Dünger laden 9—12 zweispännige Fuhren à 0.6—0.7 Cubikmeter oder 500—750 Kilogr., Dünger breiten 0.17—0.25 Hectar, Dünger einstreifen 0.40—0.46 Hectar.</text:span></text:p>
          </table:table-cell>
          <table:table-cell/>
          <table:table-cell office:value-type="string">
            <text:p><text:s/></text:p>
          </table:table-cell>
          <table:table-cell office:value-type="string">
            <text:p><text:span text:style-name="T1">Für gewöhnlich läßt man jedoch die Muffen weg, da sie die Anlage nicht nur vertheuern, sondern auch das Einströmen des Wassers durch die Stoßfugen hemmen.</text:span> Bei <text:span text:style-name="T2">lockerem</text:span> Erdreiche schiebt man kleine Brettchen unter die Röhren oder spreitzt sie zur Sicherung ihrer Lage gegen die Grabenwand. <text:span text:style-name="T1">Gleich nach dem Legen wird der Graben mit der zur Seite gelegten Erde vorsichtig, damit die Röhren nicht aus ihrer Lage kommen, wieder zugefüllt.</text:span></text:p>
          </table:table-cell>
          <table:table-cell office:value-type="string">
            <text:p>-</text:p>
          </table:table-cell>
          <table:table-cell office:value-type="float" office:value="995">
            <text:p>995</text:p>
          </table:table-cell>
          <table:table-cell table:number-columns-repeated="1018"/>
        </table:table-row>
        <table:table-row table:style-name="ro13">
          <table:table-cell office:value-type="string">
            <text:p><text:span text:style-name="T1">Aber hier, in dem gegenwärtigen Fall, damit ich die fliegende Metapher fortsetze; denn ich muß entweder lustig oder rasend seyn; hier ist eine sehr kleine Fräulein, die eben aus ihrem langen Rocke mit hangenden Ermeln gekrochen und auf einen Jahrmarkt gebracht ist, eine sehr kleine Messe einzukaufen:</text:span> denn die Welt, Bruder, weißt du wohl, ist nur ein großer Jahrmarkt; und, daß ich deine ernsthafte Betrachtung wiederum mit einer ernsthaften Betrachtung bezahle, alle ihre Kramereyen sind nichts, als <text:span text:style-name="T2">Steckenpferde</text:span> mit Flittergold, vergüldete Pfefferkuchen, quickende Trompeten, bunte Trommeln und so weiter ‒ ‒ ‒ <text:span text:style-name="T1">Nun siehe, wie diese sehr kleine Fräulein auf eine recht artige Weise von einer Bude zur andern flattert.</text:span></text:p>
          </table:table-cell>
          <table:table-cell/>
          <table:table-cell office:value-type="string">
            <text:p><text:s/></text:p>
          </table:table-cell>
          <table:table-cell office:value-type="string">
            <text:p><text:span text:style-name="T1">Denn dieß Gesetz ist ein Gesetz ihrer Natur, von dem sie nicht anders abgehen kann, als in so ferne sie selbst ihren eigenen Zustand zu verändern im Stande ist.</text:span> Heget sie also Jdeen wider ihren Willen, oder fällt sie auf sie mit Unmuth alle Augenblicke zurück; ist sie von ihnen bezaubert, wie ein Kaninchen von einer Klapperschlange, das sich entfernen will, auch sich wirklich etwas entfernet, aber doch gleich wieder zurückkehret und, indem es unverwandt dem Verschlinger in die funkelnden Augen siehet, sich ihm immer mehr nähert, und endlich zur Beute überläßt; wenn so etwas ähnliches dem Liebhaber mit der Vorstellung von seiner Geliebten begegnet, und jedem andern mit seinem <text:span text:style-name="T2">Steckenpferde</text:span>: <text:span text:style-name="T1">so folget nicht, daß die Seele von dem Strome des Gehirns getrieben würde; es folget nur, daß sie nicht allemal das Vermögen habe, die in ihr festgesetzte Folge von Vorstellungen selbstthätig abzuändern.</text:span></text:p>
          </table:table-cell>
          <table:table-cell office:value-type="string">
            <text:p>-</text:p>
          </table:table-cell>
          <table:table-cell office:value-type="float" office:value="545">
            <text:p>545</text:p>
          </table:table-cell>
          <table:table-cell table:number-columns-repeated="1018"/>
        </table:table-row>
        <table:table-row table:style-name="ro22">
          <table:table-cell office:value-type="string">
            <text:p><text:span text:style-name="T1">Ruban ’s geographische, politische und historische Nachrichten von Kleinrußland (deutsch, von Hase); eines Ungenannten topographische Bemerkungen über die weißrussischen Statthalterschaften; des Priesters Irodionow historisch-geographische Nachrichten von der Stadt Toropez und ihrem Distrikt; die vortreffliche topographische Beschreibung der kalugischen Statthalterschaft, u. a. gehören zu den ältern Erscheinungen in diesem Fach.</text:span> Eine historisch-geographische Beschreibung von St. Petersburg von Bogdanow, welche Ruban vermehrt, bis zum Jahr 1779 fortgesetzt und herausgegeben hat, wird itzt von der russischen Uebersetzung oder vielmehr Umarbeitung der Georgi’schen Beschreibung verdrängt werden, die schon unter der <text:span text:style-name="T2">Presse</text:span> ist, und deren Ausgabe zwey Deutsche, der Lehrer am Landkadettenkorps Würst, und der Lieutenant bey eben diesem Korps Besack, besorgen. <text:span text:style-name="T1">Nach dem Fleiß und der Genauigkeit zu schließen, mit welcher diese Herausgeber verfahren, muß die russische Ausgabe ein sehr vollkommenes Werk werden.</text:span></text:p>
          </table:table-cell>
          <table:table-cell/>
          <table:table-cell office:value-type="string">
            <text:p><text:s/></text:p>
          </table:table-cell>
          <table:table-cell office:value-type="string">
            <text:p><text:span text:style-name="T1">Mich dünkt, alle Abhandlungen dieser Art haben weder Licht, noch Bestimmtheit, noch Kraft genug — wenn sie nur überhaupt geschrieben sind, und sich nicht an jemand besonders richten, von dem man voraus weiß, daß er jedes Wort prüft und prüfen kann; — daß er sogleich die unmittelbare Anwendung davon macht, und jede Dunkelheit, Zweydeutigkeit, Unbestimmtheit merkt. —</text:span> Jch wünschte sogleich alle wichtigern Fragmente dieses Werkes, bevor sie unter die <text:span text:style-name="T2">Presse</text:span> gehen, jedesmal einem scharfprüfenden Ohre vorlesen zu können — da ich nun das selten kann, so denke ich mir oft ein solches als gegenwärtig, wenn ich mein Manuscript unmittelbar vor der Absendung noch einmal mit aller mir möglichen Aufmerksamkeit und Zusammenfassung aller Geisteskraft durchgehe. <text:span text:style-name="T1">— Wie nöthig war mir die Vergegenwärtigung eines solchen Ohres bey diesem Fragmente?</text:span></text:p>
          </table:table-cell>
          <table:table-cell office:value-type="string">
            <text:p>-</text:p>
          </table:table-cell>
          <table:table-cell office:value-type="float" office:value="514">
            <text:p>514</text:p>
          </table:table-cell>
          <table:table-cell table:number-columns-repeated="1018"/>
        </table:table-row>
        <table:table-row table:style-name="ro10">
          <table:table-cell office:value-type="string">
            <text:p><text:span text:style-name="T1">Auch ein hübsches Kind, seinem Lämmchen Milch reichend, steht da in der Mitte, zwischen einem krummnasigen Scheusal von Zwerg, der mit teuflischem Hohn Hahn und Täubchen in die Küche schleppt, und einem freundlich grinsenden alten Eiermann, während durchs Thor hinten eine Menge Geflügel, Adel und roture, wie die Gäste beim Läuten der Speiseglocke hereinstürzen.</text:span> Eine Zusammenstellung wie diese kann nur vom <text:span text:style-name="T2">Zufall</text:span> an die Hand gegeben sein. <text:span text:style-name="T1">Solche alltägliche Scenen, selbst wenn sie malerisch dankbar sind, werden, weil sie immer gesehn werden, gar nicht gesehn, der Künstler müsste denn ein Fremder sein.</text:span></text:p>
          </table:table-cell>
          <table:table-cell/>
          <table:table-cell office:value-type="string">
            <text:p><text:s/></text:p>
          </table:table-cell>
          <table:table-cell office:value-type="string">
            <text:p><text:span text:style-name="T1">„</text:span><text:span text:style-name="T1">Nun,“ erwiederte dieser; „die Inschrift ist mir wohl bekannt; und nimmt man das Gerücht zu Hülfe, so möchten die beiden letzten Buchstaben wol mit ‚ Aquis Submersus ‘, also mit ‚ Ertrunken ‘ oder wörtlich ‚ Im Wasser versunken‘ zu deuten sein; nur mit dem vorangehenden C. P. wäre man dann noch immer in Verlegenheit!</text:span> Der junge Adjunctus unseres Küsters, der einmal die Quarta passirt ist, meint zwar, es könne ‚ Casu Periculoso ‘, ‚ Durch gefährlichen Zufall‘ heißen; aber die alten Herren jener Zeit dachten logischer; wenn der Knabe dabei ertrank, so war der <text:span text:style-name="T2">Zufall</text:span> nicht nur blos gefährlich.“ <text:span text:style-name="T1">Ich hatte begierig zugehört.</text:span></text:p>
          </table:table-cell>
          <table:table-cell office:value-type="string">
            <text:p>-</text:p>
          </table:table-cell>
          <table:table-cell office:value-type="float" office:value="1263">
            <text:p>1263</text:p>
          </table:table-cell>
          <table:table-cell table:number-columns-repeated="1018"/>
        </table:table-row>
        <table:table-row table:style-name="ro21">
          <table:table-cell office:value-type="string">
            <text:p><text:span text:style-name="T1">An der Spitze seiner Gespielen zaubert die Phantasie den Knaben zum Jmperator der Welt, und die Schaar, die er führt, zu Rittern der Vorzeit.</text:span> Wie der Knabe über sein <text:span text:style-name="T2">Steckenpferd</text:span> und seinen hölzernen Degen, freut sich das Mädchen über einen neuen Habit, ein Weihnachtsgeschenk, eine Puppe. <text:span text:style-name="T1">Der liebende Jüngling schließt nicht ein Mädchen aus der wirklichen Welt in seinen Arm, — er entschwingt sich der Erde, um Engelsgefühle mit einem Engel zu fühlen.</text:span></text:p>
          </table:table-cell>
          <table:table-cell/>
          <table:table-cell office:value-type="string">
            <text:p><text:s/></text:p>
          </table:table-cell>
          <table:table-cell office:value-type="string">
            <text:p><text:span text:style-name="T1">Bruder.</text:span> Jch sag, eins ist das andre werth, Du bist so klug, als ich mir scheine; Ein jedes liebt sein <text:span text:style-name="T2">Steckenpferd</text:span>: <text:span text:style-name="T1">Die Pupp ist deins, die Trommel ist das meine.</text:span></text:p>
          </table:table-cell>
          <table:table-cell office:value-type="string">
            <text:p>-</text:p>
          </table:table-cell>
          <table:table-cell office:value-type="float" office:value="671">
            <text:p>671</text:p>
          </table:table-cell>
          <table:table-cell table:number-columns-repeated="1018"/>
        </table:table-row>
        <table:table-row table:style-name="ro3">
          <table:table-cell office:value-type="string">
            <text:p><text:span text:style-name="T1">Betreffend 2) die Bestimmung des Gewinns auf die Waare bey dem Verkaufe:</text:span> so muß solche theils <text:span text:style-name="T2">billig</text:span> seyn, damit der Kaufmann dadurch die Käufer mehr an sich locke, als von sich treibe; theils gewissenhaft geschehen, daß er auch nicht allemal auf seine Waare den Profit nehme, denn er wohl darauf bekommen könnte; theils endlich nicht allzu gering seyn; indem seinem Nebenbürger zum Schaden zu verkaufen und allzusehr zu schleudern, keinen Segen bringt. <text:span text:style-name="T1">Es geben ihm aber Ziel und Maaß, wie viel oder wenig er über seine Einkaufs-und übrige Kosten billig und gewissenhaft auf die Waaren schlagen kann, die Betrachtungen über die Beschaffenheit theils der Waaren selbsten, theils der Käufer, theils der Conditionen des Kaufs: weswegen man sich nur der obigen Maaßregeln bey dem Verkaufe, auch hier bedienen kann.</text:span></text:p>
          </table:table-cell>
          <table:table-cell/>
          <table:table-cell office:value-type="string">
            <text:p><text:s/></text:p>
          </table:table-cell>
          <table:table-cell office:value-type="string">
            <text:p><text:span text:style-name="T1">Die in zahlreiche Stämme und Völkerschaften getheilten Germanen waren immer geneigt, auch andern Völkern ein Recht zuzuschreiben, wie sie es für sich in Anspruch nahmen.</text:span> In dem Fremden achteten sie doch den Menschen und hielten es für <text:span text:style-name="T2">billig</text:span>, daß ein Jeder nach seinem angeborenen Stammes-oder seinem gewählten Volksrechte beurtheilt werde. <text:span text:style-name="T1">Sie erkannten so ein Nebeneinander verschiedener Volksrechte an.</text:span></text:p>
          </table:table-cell>
          <table:table-cell office:value-type="string">
            <text:p>-</text:p>
          </table:table-cell>
          <table:table-cell office:value-type="float" office:value="145">
            <text:p>145</text:p>
          </table:table-cell>
          <table:table-cell table:number-columns-repeated="1018"/>
        </table:table-row>
        <table:table-row table:style-name="ro21">
          <table:table-cell office:value-type="string">
            <text:p><text:span text:style-name="T1">Die sich frisch und gesund lesen lassen, sagte er, sind, wie ich gehört habe, stockstill in Gesellschaft — Man sage ein Hephata nach dem andern, die Zunge wird nicht los.</text:span> Herr v. G — selbst war, ehe er schrieb, noch schwieriger, wie mein Vater, hatt’ er indessen die <text:span text:style-name="T2">Feder</text:span> einmahl ergriffen; giengs, seinem eigenen Ausdruck zu folge, wie aus der Pistole. <text:span text:style-name="T1">Er strich so wenig, wie meine Mutter, und nie hatt’ er ein Blatt zerrissen, um es besser zu schreiben.</text:span></text:p>
          </table:table-cell>
          <table:table-cell/>
          <table:table-cell office:value-type="string">
            <text:p><text:s/></text:p>
          </table:table-cell>
          <table:table-cell office:value-type="string">
            <text:p><text:span text:style-name="T1">Warum sollte ich dich denn nicht in einem und eben demselben Augenblick verfluchen und loben können?</text:span> Nimm also beydes auf einmal hin: und das folgende so, wie es mir aus der <text:span text:style-name="T2">Feder</text:span> kommen wird. <text:span text:style-name="T1">Es ist der LXXI. LXXII. und LXXIII. Brief.</text:span></text:p>
          </table:table-cell>
          <table:table-cell office:value-type="string">
            <text:p>-</text:p>
          </table:table-cell>
          <table:table-cell office:value-type="float" office:value="443">
            <text:p>443</text:p>
          </table:table-cell>
          <table:table-cell table:number-columns-repeated="1018"/>
        </table:table-row>
        <table:table-row table:style-name="ro7">
          <table:table-cell office:value-type="string">
            <text:p><text:span text:style-name="T1">Recht, aber die Motive —</text:span> „Die <text:span text:style-name="T2">Motive</text:span> also bestimmen die moralische Handlung. <text:span text:style-name="T1">Und woraus bestehen die Motive?“</text:span></text:p>
          </table:table-cell>
          <table:table-cell/>
          <table:table-cell office:value-type="string">
            <text:p><text:s/></text:p>
          </table:table-cell>
          <table:table-cell office:value-type="string">
            <text:p><text:span text:style-name="T1">Man sieht, es ist dasselbe Verfahren, wie das im vorigen Paragraphen geschilderte, und in einigen Fällen, z. B. bei der abstracten Obligation, trifft es sogar ganz zusammen.</text:span> Aber Zweck und <text:span text:style-name="T2">Motiv</text:span> ist in beiden Verhältnissen ein verschiedenes. <text:span text:style-name="T1">Daß z. B. eine wegen mangelhafter Causa ungültige Eigenthumsübertragung mit einer besondern Klage angefochten werden muß, daß ein im Widerspruch mit den Auspicien erlassenes Gesetz bis zu seiner Aufhebung gültig blieb — das hat mit dem Grundsatz der elementaren Einfachheit der Rechtsbegriffe Nichts gemein.</text:span></text:p>
          </table:table-cell>
          <table:table-cell office:value-type="string">
            <text:p>-</text:p>
          </table:table-cell>
          <table:table-cell office:value-type="float" office:value="392">
            <text:p>392</text:p>
          </table:table-cell>
          <table:table-cell table:number-columns-repeated="1018"/>
        </table:table-row>
        <table:table-row table:style-name="ro6">
          <table:table-cell office:value-type="string">
            <text:p><text:span text:style-name="T1">Daher kommt es, daß Leute von niedrigem Stande, die keine durch feineres Nachdenken entstandene Bedürfnisse fühlen, leicht befriediget werden, wenn gleich in den hiezu nöthigen Dingen sich gar viel findet, das geübtern Sinnen zuwieder ist: und eben daher kommt es auch, daß solche Menschen keinen Gefallen an den Sachen haben, die für Personen von feinem Geschmak den größten Reiz haben.</text:span> <text:span text:style-name="T2">Feinen</text:span> Scherz fühlen sie nicht, und auf einem Gesichte, das nur durch feinere Züge die Empfindungen und den Charakter verräth, können sie gar nichts lesen. <text:span text:style-name="T1">Erst denn, wenn Zorn, oder Freude das ganze Gesicht verstellt, werden ihnen diese Leidenschaften merklich.</text:span></text:p>
          </table:table-cell>
          <table:table-cell/>
          <table:table-cell office:value-type="string">
            <text:p><text:s/></text:p>
          </table:table-cell>
          <table:table-cell office:value-type="string">
            <text:p><text:span text:style-name="T1">So ist desgleichen die wiener Stickerey fast so gut, als die französische, wenn man anders Geld darauf wenden will.</text:span> Weiter befindet sich zu Wien o) eine Strumpffabrik, in welcher die schönsten seidenen Strümpfe von einer ungemeinen <text:span text:style-name="T2">Feine</text:span> und Güte gewirket werden; p) eine berühmte Stückbohrerey, von welcher es mit dem Anfange dieses itzigen (1755) Jahres hieß, daß sie in kurzem nach Ober-Gaßingen, einem dem Fürsten Wenzel von Lichtenstein gehörigen Orte, verleget werden sollte: q) eine Tapetenfabrik: r) eine Tuchfabrik, in der Leopoldstadt, worinnen ein gutes Tuch gemacht wird, welches von ziemlicher Güte ist, und den holländischen Tüchern nicht viel nachgiebt. <text:span text:style-name="T1">Endlich so werden auch s) gute und dauerhafte Uhren zu Wien gemacht.</text:span></text:p>
          </table:table-cell>
          <table:table-cell office:value-type="string">
            <text:p>-</text:p>
          </table:table-cell>
          <table:table-cell office:value-type="float" office:value="871">
            <text:p>871</text:p>
          </table:table-cell>
          <table:table-cell table:number-columns-repeated="1018"/>
        </table:table-row>
        <table:table-row table:style-name="ro21">
          <table:table-cell office:value-type="string">
            <text:p><text:span text:style-name="T1">Da auf einmal aber nun etwas absolut neues.</text:span> Unsere Vestalinnen, die ja nicht bloß Brot und Nektar einholen, sondern auch im Stock selbst unablässig als kluge Baumeisterinnen bessern und neu bauen, haben ganz in der Stille eine Anzahl <text:span text:style-name="T2">Kinderstuben</text:span> bereit gestellt, die größer sind als die sonst üblichen. <text:span text:style-name="T1">Und indem unsere treue Frau Königin diese mit dem nötigen Lebensinhalt bedenken soll, vollführt auch sie dabei etwas ganz revolutionär neues.</text:span></text:p>
          </table:table-cell>
          <table:table-cell/>
          <table:table-cell office:value-type="string">
            <text:p><text:s/></text:p>
          </table:table-cell>
          <table:table-cell office:value-type="string">
            <text:p><text:span text:style-name="T1">„</text:span><text:span text:style-name="T1">Ich weiß, Alfred, ich weiß,“ sagte ich, „lege deinen Schulsak ab, gehe in die Kinderstube, da wirst du dein Nachmittagbrot bekommen, und schlage dir den Raben aus dem Sinn, es liegt nichts an ihm.“</text:span> Der Knabe küßte mir die Hand, und ging leichten Gemüthes in die <text:span text:style-name="T2">Kinderstube</text:span>. <text:span text:style-name="T1">Aber mein Gemüth war nicht so leicht, es war nachdenklich geworden.</text:span></text:p>
          </table:table-cell>
          <table:table-cell office:value-type="string">
            <text:p>-</text:p>
          </table:table-cell>
          <table:table-cell office:value-type="float" office:value="1000">
            <text:p>1000</text:p>
          </table:table-cell>
          <table:table-cell table:number-columns-repeated="1018"/>
        </table:table-row>
        <table:table-row table:style-name="ro10">
          <table:table-cell office:value-type="string">
            <text:p><text:span text:style-name="T1">An Bord des Flaggschiffes befand sich Herr Neale, während seine mehr oder weniger mit der Landessprache vertrauten Attaché’s auf die übrigen Schiffe vertheilt wurden.</text:span> Am 11. August fuhr das Geschwader durch die Vandiemens-Strasse, lief noch denselben Tag in den Golf von Kagosima ein und ging, nach einigen Schwierigkeiten wegen der grossen Wassertiefe, gegen zehn Uhr <text:span text:style-name="T2">Abends</text:span> an einer geeigneten Stelle zu Anker. <text:span text:style-name="T1">Früh am nächsten Morgen kam vom Ufer ein Boot mit zwei Beamten, welche allerlei Fragen über die Herkunft, Bestimmung, Kanonenzahl der Schiffe u. s. w. thaten und sich dann wieder entfernten.</text:span></text:p>
          </table:table-cell>
          <table:table-cell/>
          <table:table-cell office:value-type="string">
            <text:p><text:s/></text:p>
          </table:table-cell>
          <table:table-cell office:value-type="string">
            <text:p><text:span text:style-name="T1">Dies soll mir aber keiner nachsagen können.</text:span> Ich esse ein Stück hausbacken Brod mit wahren Vergnügen, und spinne alle <text:span text:style-name="T2">Abend</text:span> heimlich mein Stück Garn, um nicht in jenen bösen Ruf zu kommen. <text:span text:style-name="T1">Wenn es doch die Leute nur wissen möchten!</text:span></text:p>
          </table:table-cell>
          <table:table-cell office:value-type="string">
            <text:p>-</text:p>
          </table:table-cell>
          <table:table-cell office:value-type="float" office:value="135">
            <text:p>135</text:p>
          </table:table-cell>
          <table:table-cell table:number-columns-repeated="1018"/>
        </table:table-row>
        <table:table-row table:style-name="ro10">
          <table:table-cell office:value-type="string">
            <text:p><text:span text:style-name="T1">Die schnelle Vertreibung der Dämpfe und viele andere nicht minder wichtige halurgische Vortheile scheint die Erwärmung der Soole durch Reverberirfeuer zu gewähren.</text:span> Diese sinnreiche Methode, welche der berühmte, um die Vervollkommnung der <text:span text:style-name="T2">technischen</text:span> Chemie so überaus verdiente Herr von Born noch kurz vor seinem Tode verbreitete, schreibt hölzerne, überwölbte Pfannen und eine Heerdsoole vor, die zur Seite und zwar in gleicher Fläche mit ihnen angebracht ist. <text:span text:style-name="T1">Die Flamme streicht hier unmittelbar über der Flüssigkeit hin, von einem Pfannenborden bis an den gegenüberstehenden, wo sich der Rauchfang befindet.</text:span></text:p>
          </table:table-cell>
          <table:table-cell/>
          <table:table-cell office:value-type="string">
            <text:p><text:s/></text:p>
          </table:table-cell>
          <table:table-cell office:value-type="string">
            <text:p><text:span text:style-name="T1">Ich meinerseits bin ausserordentlich bescheiden im Deuten geworden, halte es auf der andern Seite aber für sehr oberflächlich, Figuren, die wir nicht verstehen, als Schnörkel abzufertigen.</text:span> Wo Figuren sich regelmässig wiederholen, wo es sich gar um Muster handelt, da dart man sicher sein, dass die ersten Leute, die sie zeichneten, auch ein bestimmtes Vorbild vor Augen hatten, dessen Sinn aber die Nachkommen vernachlässigt und unter dem Einfluss sprachlicher Differenzierung der nunmehr <text:span text:style-name="T2">technischen</text:span> Wörter auch ganz vergessen haben mögen. <text:span text:style-name="T1">Abb. 51.</text:span></text:p>
          </table:table-cell>
          <table:table-cell office:value-type="string">
            <text:p>-</text:p>
          </table:table-cell>
          <table:table-cell office:value-type="float" office:value="62">
            <text:p>62</text:p>
          </table:table-cell>
          <table:table-cell table:number-columns-repeated="1018"/>
        </table:table-row>
        <table:table-row table:style-name="ro18">
          <table:table-cell office:value-type="string">
            <text:p><text:span text:style-name="T1">Jch könnte noch mehr eben so deutliche Merkmale einer höchst weisen, zur allgemeinen Oekonomie der Natur dienenden Einrichtung der Berge anführen, wenn ich Lust hätte weitläuftig zu seyn.</text:span> Dieses Wenige ist hinlänglich, zu zeigen, wie abgeschmackt und ungereimt einige sich für freydenkende Philosophen ausgebende über die hohen Gebürge geurtheilt haben, wenn sie dieselben für Ueberbleibsel einer durch den Zufall verursachten Verwüstung des Erdbodens halten, oder noch alberner, als Gegenstände beschreiben, welche die Natur verunzieren, und aus denen sie gern den Schluß ziehen möchten, daß ein blinder <text:span text:style-name="T2">Zufall</text:span> alles beherrschet. <text:span text:style-name="T1">Gerade das, was solche unphilosophische Träumer, die sich selbst für die einzigen ächten Philosophen halten, als einen unüberwindlichen Einwurf gegen die Weisheit der Einrichtung der Natur anführen, ist mir der lebhafteste Beweis des Gegentheils; so gründlich und so reif ist die Einsicht dieser Leute in die innere Beschaffenheit der Natur.</text:span></text:p>
          </table:table-cell>
          <table:table-cell/>
          <table:table-cell office:value-type="string">
            <text:p><text:s/></text:p>
          </table:table-cell>
          <table:table-cell office:value-type="string">
            <text:p><text:span text:style-name="T1">Diese haben sich aber bisher mehr um die Erklärung als um die Erscheinungen, und deren Anwendung auf die Heilkunde bekümmert.</text:span> Indessen hat die Gewohnheit sowohl auf den gesunden als kranken Zustand einen so mächtigen Einfluß, daß derjenige, der sie vernachläßigt, oft die wichtigste Begebenheit nicht einsehen, und den schwersten <text:span text:style-name="T2">Zufällen</text:span> nicht abhelfen kann. <text:span text:style-name="T1">Man seye an Arbeit, an Hitze und Kälte, an Ruhe und Bewegung, an Schlaf und Wachen, an die schnellsten und größten Veränderungen der Luft, Witterung, Nahrung, Kleidung, an Nachsinnen, an gewiße Nahrung, an betäubende Gifte, an gewisse Ausleerungen, an Beyschlaf, oder an was sonst immer für eine Verrichtung gewöhnt, so erträgt man alle diese Dinge entweder viel leichter, als der ungewöhnte, oder sie werden selbst zum Bedürfniß.</text:span></text:p>
          </table:table-cell>
          <table:table-cell office:value-type="string">
            <text:p>-</text:p>
          </table:table-cell>
          <table:table-cell office:value-type="float" office:value="451">
            <text:p>451</text:p>
          </table:table-cell>
          <table:table-cell table:number-columns-repeated="1018"/>
        </table:table-row>
        <table:table-row table:style-name="ro14">
          <table:table-cell office:value-type="string">
            <text:p><text:span text:style-name="T1">Heute trat ich nun abermahls eine Reise an, und kam über Stuttgard nach Tübingen.</text:span> Unterweges sah ich in Enzweihingen welsche Hühner mit ganz blauem Kopf und lichtbraunen <text:span text:style-name="T2">Federn</text:span> am ganzen Körper. <text:span text:style-name="T1">Auch haben die Kühe hier den schönen seidenen Schwanz, den sie in Thibet haben. —</text:span></text:p>
          </table:table-cell>
          <table:table-cell/>
          <table:table-cell office:value-type="string">
            <text:p><text:s/></text:p>
          </table:table-cell>
          <table:table-cell office:value-type="string">
            <text:p><text:span text:style-name="T1">Sie war nicht für diese Welt, sie war nicht von dieser Welt. —</text:span> Ich empfehle dich Gott und seiner Gnade, der walt’ über dich — wieder schwach — ich lege die <text:span text:style-name="T2">Feder</text:span> noch nicht weg — ich hoffe Stärke. <text:span text:style-name="T1">Nein — schwach noch immer, sehr! sehr schwach! —</text:span></text:p>
          </table:table-cell>
          <table:table-cell office:value-type="string">
            <text:p>-</text:p>
          </table:table-cell>
          <table:table-cell office:value-type="float" office:value="503">
            <text:p>503</text:p>
          </table:table-cell>
          <table:table-cell table:number-columns-repeated="1018"/>
        </table:table-row>
        <table:table-row table:style-name="ro24">
          <table:table-cell office:value-type="string">
            <text:p><text:span text:style-name="T1">Obschon zuvor ähnliche Mittel im Ueberfluße angewendet worden waren, so hörte doch auf diese augenblicklich der Schluchzen auf.</text:span> Galenus redet von einer Wittwe, welcher die Zurückhaltung der Samenfeuchtigkeit Mutterbeschwerden zuzog; sie hatte, wenn sie schlief, krampfhafte Bewegungen in den Lenden, Armen und Beinen, wobey jedesmal eine Menge dicken Saamens von ihr gieng, und ihr die Wohllust des wirklichen Beyschlafes, an den sie zuvor sehr gewöhnt war, gewährte So wurden ebenfalls ein Mann und eine Frau aus ungewohnter Enthaltsamkeit von schlimmen <text:span text:style-name="T2">Zufällen</text:span> befallen, und sie genasen durch das Heyrathen. <text:span text:style-name="T1">Bey Tissot bekam eine starke 40jährige Wittwe, welche vorher in den Umarmungen ihres Mannes die Vergnügungen der Liebe lange genoßen hatte, und nach desselben Tode ganz entbehren mußte, von Zeit zu Zeit so heftige Mutterzufälle, daß sie den Gebrauch ihrer Sinne verlor.</text:span></text:p>
          </table:table-cell>
          <table:table-cell/>
          <table:table-cell office:value-type="string">
            <text:p><text:s/></text:p>
          </table:table-cell>
          <table:table-cell office:value-type="string">
            <text:p><text:span text:style-name="T1">VI. 26-29.</text:span> Ein Mensch, der von seiner Jugend an den hypochondrischen <text:span text:style-name="T2">Zufällen</text:span> sehr unterworfen, übrigens einfältigfromm war, gerieth durch hinzukommende äußere mißliche Umstände verschiedenemal auf den Gedanken, sich selbst das Leben zu nehmen. <text:span text:style-name="T1">Da ihm dieses aber mißlang, so verfiel er darauf, ein Kind, das er sehr liebte und zur Frömmigkeit anführte, zu ermorden, und sich dadurch die Todesstrafe zuzuziehen.</text:span></text:p>
          </table:table-cell>
          <table:table-cell office:value-type="string">
            <text:p>-</text:p>
          </table:table-cell>
          <table:table-cell office:value-type="float" office:value="537">
            <text:p>537</text:p>
          </table:table-cell>
          <table:table-cell table:number-columns-repeated="1018"/>
        </table:table-row>
        <table:table-row table:style-name="ro6">
          <table:table-cell office:value-type="string">
            <text:p><text:span text:style-name="T1">So haben zwei Frauen in Saint-Adresse ihren edlen Herzensregungen bleibend Ausdruck zu geben gewusst.</text:span> Unter den wissenschaftlichen Sammlungen wäre noch das naturhistorische <text:span text:style-name="T2">Museum</text:span> zu nennen, welches im alten Justizpalaste (gebaut 1758) untergebracht wurde und nebst anderem eine sehr reiche Muschelsammlung besitzt. <text:span text:style-name="T1">Die 40.000 Bände und seltene Manuscripte sowie eine reiche Medaillensammlung enthaltende Bibliothek, das städtische Museum und dessen Bildergallerie und die bereits vorne erwähnten wissenschaftlichen Anstalten zeigen, dass die emporblühende Stadt auf dem Gebiete der geistigen Bestrebungen ebenso vorwärts schreitet, wie auf jenem der materiellen Entwicklung.</text:span></text:p>
          </table:table-cell>
          <table:table-cell/>
          <table:table-cell office:value-type="string">
            <text:p><text:s/></text:p>
          </table:table-cell>
          <table:table-cell office:value-type="string">
            <text:p><text:span text:style-name="T1">Diese Ansicht kann ich, so weit nach dem mir vorliegenden Material ein Urtheil erlaubt ist, nur bestätigen.</text:span> Das am frühesten unter des Karpos Namen bekannte Werk ist ein rother Jaspis des florentiner <text:span text:style-name="T2">Museums</text:span>: Stosch pl. 22; Gori Mus. flor. II, t. 6; Bracci I, t. 46; Winckelm. <text:span text:style-name="T1">II, 1456; Müller (Wieseler)</text:span></text:p>
          </table:table-cell>
          <table:table-cell office:value-type="string">
            <text:p>-</text:p>
          </table:table-cell>
          <table:table-cell office:value-type="float" office:value="1148">
            <text:p>1148</text:p>
          </table:table-cell>
          <table:table-cell table:number-columns-repeated="1018"/>
        </table:table-row>
        <table:table-row table:style-name="ro6">
          <table:table-cell office:value-type="string">
            <text:p><text:span text:style-name="T1">Man wird schwerlich ein würksameres und im Gebrauch leichteres Mittel finden, als dieses ist, die Gesinnungen und Sitten der Menschen zu verbessern.</text:span> Jch besinne mich in einer vor nicht gar langer Zeit herausgekommenen Sammlung <text:span text:style-name="T2">englischer</text:span> Gedichte von einem gewissen Hamilton ein Lied von ausnehmender Schönheit gelesen zu haben, darin ein edles junges Frauenzimmer den Charakter des Jünglings schildert, den sie sich zum Gemahl wählen wird. <text:span text:style-name="T1">Es ist so voll edler Empfindungen, und sie sind in einen so einnehmenden Ton vorgetragen, daß ich mir nicht vorstellen kann, wie ein junges Frauenzimmer ein solches Lied, zumal wenn es gut in Musik gesezt wäre, ohne merklich nüzlichen Einfluß auf ihr Gemüth, singen könnte.</text:span></text:p>
          </table:table-cell>
          <table:table-cell/>
          <table:table-cell office:value-type="string">
            <text:p><text:s/></text:p>
          </table:table-cell>
          <table:table-cell office:value-type="string">
            <text:p><text:span text:style-name="T1">Endlich ist England auch mit den besten Erden versehen.</text:span> Von der (35) Walkererde oder Füllerde ist bekannt, daß deren in England mehr gefunden werde, als an irgend einem Orte in der Welt; weil sie aber den <text:span text:style-name="T2">englischen</text:span> Tüchern beym Pressen einen so trefflichen Glanz giebt, und alle Fettigkeiten herauszieht, daß keine andere Tücher diesen gleichen, so darf sie nicht aus dem Königreiche geführet werden. <text:span text:style-name="T1">Von der (36) Polir-oder Tripelerde ist gleichfalls die englische die beste.</text:span></text:p>
          </table:table-cell>
          <table:table-cell office:value-type="string">
            <text:p>-</text:p>
          </table:table-cell>
          <table:table-cell office:value-type="float" office:value="446">
            <text:p>446</text:p>
          </table:table-cell>
          <table:table-cell table:number-columns-repeated="1018"/>
        </table:table-row>
        <table:table-row table:style-name="ro4">
          <table:table-cell office:value-type="string">
            <text:p><text:span text:style-name="T1">Jn Betreff der Pensionisten will der König wissen, ob der Pensionirte auf sein eigenes Verlangen, oder aus andern Ursachen jubilirt worden sey?</text:span> Wer noch Dienste zu thun tauglich ist, soll wieder angestellet werden, damit dem Staate unnöthige Ausgaben durch neue <text:span text:style-name="T2">Anstellungen</text:span> erspart werden. <text:span text:style-name="T1">Das Studienwesen soll auf einen bessern Fuß gestellet werden, und die bisherige Studien Commißion aufhören.</text:span></text:p>
          </table:table-cell>
          <table:table-cell/>
          <table:table-cell office:value-type="string">
            <text:p><text:s/></text:p>
          </table:table-cell>
          <table:table-cell office:value-type="string">
            <text:p><text:span text:style-name="T1">Allein, wenn man auch davon absehen will, daß bei den Anstellungs-Dekreten die Form der Gesetzgebung nicht Anwendung findet, so ist doch nicht zu verkennen, daß auch materiell die Anstellung von Staatsbeamten kein Act der Gesetzgebung, sondern ein Rechtsgeschäft ist.</text:span> Der Landesherr, welcher die für den Staatsdienst erforderlichen Arbeitskräfte durch <text:span text:style-name="T2">Anstellung</text:span> von Beamten anschafft, erledigt dadurch staatliche Verwaltungs-Geschäfte, aber er stellt nicht für jeden einzelnen Fall eine besondere Rechtsnorm auf. <text:span text:style-name="T1">Wie fast alle Verwaltungsgeschäfte werden auch die Anstellungen in der Form der Verfügung erledigt; aber eine solche Verfügung ist keine Verordnung im technischen Sinne.</text:span></text:p>
          </table:table-cell>
          <table:table-cell office:value-type="string">
            <text:p>-</text:p>
          </table:table-cell>
          <table:table-cell office:value-type="float" office:value="347">
            <text:p>347</text:p>
          </table:table-cell>
          <table:table-cell table:number-columns-repeated="1018"/>
        </table:table-row>
        <table:table-row table:style-name="ro8">
          <table:table-cell office:value-type="string">
            <text:p><text:span text:style-name="T1">Denn erst seit es auf Grund des Eigenthums Gesetz und Ordnung gibt, hat es auch andere feinere Dinge können geben, als da sind die Runen und die edle Dicht-und Tonkunst und das Nachdenken und Lehren über das Wesen der Dinge.</text:span> Wie das Waizenkorn aus dem Boden vorsproßt und als Aehre in Luft und Licht hinaufsteigt, so ist aus dem Ackerbau emporgekeimt all' die gute Erfindung und <text:span text:style-name="T2">Anstalt</text:span>, dem Menschen aufzuhelfen, daß er als Gwyon ersterbe und aufstehe als Strahlenstirn. <text:span text:style-name="T1">Das Alles hat Taliesin gestiftet und mit dem Allem will er euch gescheut und gut machen.</text:span></text:p>
          </table:table-cell>
          <table:table-cell/>
          <table:table-cell office:value-type="string">
            <text:p><text:s/></text:p>
          </table:table-cell>
          <table:table-cell office:value-type="string">
            <text:p><text:span text:style-name="T1">10. Der armen Wittwe ihr Leid schien am größten Und man vermochte kaum sie zu trösten; Obgleich sie noch war gesund, frisch und jung Und allenfalls zur dritten Ehe gut genung.</text:span> 11. So kam der Leichenzug im langsamen Trabe, Zum Kirchhofe bei dem schaudervollen Grabe, Und man achte feierlich alsobald Zur Einsenkung des Sarges die <text:span text:style-name="T2">Anstalt</text:span>. <text:span text:style-name="T1">12. Da hub der Pfarrer im Peroriren nicht blöde, Erst an zu sagen eine stattliche Leichenrede, Worin er, wie Recht ist, mit großem Lob Anfangs die Verdienste des Sel’gen erhob:</text:span></text:p>
          </table:table-cell>
          <table:table-cell office:value-type="string">
            <text:p>-</text:p>
          </table:table-cell>
          <table:table-cell office:value-type="float" office:value="37">
            <text:p>37</text:p>
          </table:table-cell>
          <table:table-cell table:number-columns-repeated="1018"/>
        </table:table-row>
        <table:table-row table:style-name="ro11">
          <table:table-cell office:value-type="string">
            <text:p><text:span text:style-name="T1">Den 26ten.</text:span> Bald wird die sogenannte <text:span text:style-name="T2">Kinderstube</text:span> in ein prächtiges Musiczimmer verwandelt seyn. <text:span text:style-name="T1">Die Mägde haben ausziehen und in eine andere Stube wandern müssen.</text:span></text:p>
          </table:table-cell>
          <table:table-cell/>
          <table:table-cell office:value-type="string">
            <text:p><text:s/></text:p>
          </table:table-cell>
          <table:table-cell office:value-type="string">
            <text:p><text:span text:style-name="T1">Doch nein, das geht nicht; ich verachte den Bettelstolz, der mitmachen will und nicht kann.</text:span> Lieber zu Hause und in der <text:span text:style-name="T2">Kinderstube</text:span> geblieben.... <text:span text:style-name="T1">Aber dann wären wir ja wieder bey dem heroischen Entschlusse oder bey dem abstechenden Original, und spielten die gute Mutter oder oder machten die zärtliche Frau — verzweifelter Cirkel, der gar kein Ende nehmen will!</text:span></text:p>
          </table:table-cell>
          <table:table-cell office:value-type="string">
            <text:p>-</text:p>
          </table:table-cell>
          <table:table-cell office:value-type="float" office:value="460">
            <text:p>460</text:p>
          </table:table-cell>
          <table:table-cell table:number-columns-repeated="1018"/>
        </table:table-row>
        <table:table-row table:style-name="ro35">
          <table:table-cell office:value-type="string">
            <text:p><text:span text:style-name="T1">Sie protestirte aber gleich gegen alles, da der König dem Erzbischof und seinem Coadjutor bey seinem Stifte uud Kirchen geistlich oder weltlich zu bleiben freie Macht gab, dem Herrmeister aber ein Theil von Liefland mit dem fürstlichen Titel zuzuwenden versprach.</text:span> Daher verfertigte der kluge Radzivil den 17ten Merz 1562 die so genante zweite Caution und gelobte die königliche Bestätigung, dieselbe auf dem nächsten <text:span text:style-name="T2">Reichstage</text:span> zu Petricow darüber zu verschaffen. <text:span text:style-name="T1">Weil diese noch grosmüthiger als die erste heraus kam, lies sich die Stadt gefallen, einen Eventualeid nach diesem Formular abzulegen. Jch N. N. lobe und schwöre, daß ich bey der Unterwerfung, welche dem allerdurchlauchtigsten Fürsten und Herrn, Herrn Sigismund Augusto, König zu Pohlen, Grosfürsten zu Litthauen, Reussen, Preussen, Samogitien und Liefland Herr, von mir geschehen, erkläret und bekant habe, so ferne dasjenige, was der durchlauchtige Fürst und Herr wilnischer Woywode in seiner fürstlichen Durchlauchtigkeit Verhandlung und gegebenen Caution zu volziehen zugesaget, durch Jhro königliche Majestät bestätiget, und auf dem Reichstage zu Peterkow durch Verwilligung der Subjection nebst der Einverleibung durch alle Stände des Reichs des Grosfürstenthums Litthauen und allen andern zugehörigen Herrschaften wird ratificirt, angenommen und gehalten werden, beständig und unwiederruflich wie ein getreuer Unterthan bleiben wil, und mich mit Gehorsam und Treu an keinen andern Herrn schlagen; als mir GOtt helfe und sein heiliges Wort.</text:span></text:p>
          </table:table-cell>
          <table:table-cell/>
          <table:table-cell office:value-type="string">
            <text:p><text:s/></text:p>
          </table:table-cell>
          <table:table-cell office:value-type="string">
            <text:p><text:span text:style-name="T1">Schreiben aus Warschau, vom 8 August.</text:span> Jn der 134sten Seßion des <text:span text:style-name="T2">Reichstags</text:span> ward vestgesetzt, daß der Generalstaab für eine Armee, nicht von 60000, sondern von 100000 Mann vestgesetzt werden soll. <text:span text:style-name="T1">Es werden dabey 12 General Lieutenants seyn, wovon 4 das Commando über die Divisionen haben sollen.</text:span></text:p>
          </table:table-cell>
          <table:table-cell office:value-type="string">
            <text:p>-</text:p>
          </table:table-cell>
          <table:table-cell office:value-type="float" office:value="524">
            <text:p>524</text:p>
          </table:table-cell>
          <table:table-cell table:number-columns-repeated="1018"/>
        </table:table-row>
        <table:table-row table:style-name="ro22">
          <table:table-cell office:value-type="string">
            <text:p><text:span text:style-name="T1">Der Präsident, Graf Munck, Mitglied der hohen Regierung, ist in öffentlichen Angelegenheiten nach Carlskrona verreiset gewesen, nun aber wieder zurück.</text:span> Der neue <text:span text:style-name="T2">Englische</text:span> Minister, Herr Lißon, ist angekommen. <text:span text:style-name="T1">Die Hauptstadt hat kurz nach einander zwey ihrer Bürgermeister durch den Tod verlohren; denn erstlich, Herr Joh. Jndeheton, starb den 21sten Julii im 87sten Jahre, und den 27sten Julii folgte ihm nach Herr Olof Forsberg im 84sten Jahre seines Alters.</text:span></text:p>
          </table:table-cell>
          <table:table-cell/>
          <table:table-cell office:value-type="string">
            <text:p><text:s/></text:p>
          </table:table-cell>
          <table:table-cell office:value-type="string">
            <text:p><text:span text:style-name="T1">XII. aber ohne den gewünschten Erfolg, — bis erst 1734. die Herstellung des vorigen Zustandes zugesaget wurde.</text:span> So glücklich der Fortgang des Spanischen Successionskrieges unter der siegreichen Regierung Josephs des I. war; so groß war auf einmal der Umschlag der ganzen Sache, als bey der Königinn Anna die Herzoginn von Marlborough ihre bisherige Gunst verlohr, und das <text:span text:style-name="T2">Englische</text:span> Ministerium an statt der bisherigen Whigs mit Torys besetzt wurde, und als ferner die zwey Todesfälle des damaligen Dauphins und des Kaiser Josephs, die in wenig Tagen nach einander erfolgten (1711. Apr. 14. 17.), den bisherigen Besorgnissen wegen der Spanischen Succession, nachdem sie dem Hause Bourbon oder dem Hause Oesterreich zu Theil werden möchte, eine sehr veränderte Gestalt gaben. <text:span text:style-name="T1">Wenn ein jüngerer Enkel Ludewigs des XIV. jetzt König in Spanien wurde, fiel wenigstens die Besorgniß weg, daß künftig eine väterliche Gewalt des Französischen Monarchen auf die Spanische Monarchie Einfluß haben könnte.</text:span></text:p>
          </table:table-cell>
          <table:table-cell office:value-type="string">
            <text:p>-</text:p>
          </table:table-cell>
          <table:table-cell office:value-type="float" office:value="809">
            <text:p>809</text:p>
          </table:table-cell>
          <table:table-cell table:number-columns-repeated="1018"/>
        </table:table-row>
        <table:table-row table:style-name="ro3">
          <table:table-cell office:value-type="string">
            <text:p><text:span text:style-name="T1">Matheseos, von Euler’s Théorie de la construction &amp; c. des vaisseaux durch Golowin, und von Weidlers Anweisung zur unterirrdischen Meß-und Markscheidekunst durch Martow aus.</text:span> Eine Uebersetzung von des Akademikus Fuß Lehrbuch der Algebra wird jetzt beym Landkadettenkorps veranstaltet und ist unter der <text:span text:style-name="T2">Presse</text:span>. <text:span text:style-name="T1">Ich übergehe das Fach der Kriegswissenschaft, welches neuerdings durch mehrere Originalwerke und Uebersetzungen bereichert ist, um meine Leser sogleich mit den merkwürdigsten Produkten in der Geschichte bekannt zu machen, welche die Residenz seit den letztern Jahren hervorgebracht hat.</text:span></text:p>
          </table:table-cell>
          <table:table-cell/>
          <table:table-cell office:value-type="string">
            <text:p><text:s/></text:p>
          </table:table-cell>
          <table:table-cell office:value-type="string">
            <text:p><text:span text:style-name="T1">Ich betheur' es den Lesern, daß ich hier nur gegen ihre Weiber und Schwestern zu Felde liege:</text:span> denn unter den Lesern fehlten standhafte Zuschauer ästhetischer Leiden niemals ganz und noch weniger als selber unter dem Pöbel und ich möchte am wenigsten den Schein haben als stritt' ich dem größern Theile der Geschäftsleute, der Rezensenten, Kriminalisten, und Holländer große Gelassenheit unter dem Lesen überflorter trüber Szenen ab, die ich und andere in die <text:span text:style-name="T2">Presse</text:span> geben. <text:span text:style-name="T1">Ich berede mich vielmehr gern, daß — wenn jemals Hofnung dazu war — es gerade jetzt ist, wo der Deutsche jenen belgischen Stoizismus, jene edle Unempfindlichkeit anzunehmen verspricht, die ihn so ziert und durch die er gegen Melpomenens Dolch schuß-und stichfest wird und in Dante's Hölle, wie Christus in der wahren, ohne Leiden ist.</text:span></text:p>
          </table:table-cell>
          <table:table-cell office:value-type="string">
            <text:p>-</text:p>
          </table:table-cell>
          <table:table-cell office:value-type="float" office:value="551">
            <text:p>551</text:p>
          </table:table-cell>
          <table:table-cell table:number-columns-repeated="1018"/>
        </table:table-row>
        <table:table-row table:style-name="ro20">
          <table:table-cell office:value-type="string">
            <text:p><text:span text:style-name="T1">Duisburg, 1865. Verlag von W. Falk &amp; Volmer.</text:span> <text:span text:style-name="T2">Vorwort</text:span>. <text:span text:style-name="T1">Die beiden Vorlesungen, die den Jnhalt dieses Schriftchens bilden und wovon die eine die Frage über das Alter des Menschen, die andere das Verhältniß des Neanderthaler Fundes zu dieser Frage behandelt, entstanden in der Absicht, den Kreisen des Publicums, vor denen sie gehalten wurden, in übersichtlicher Darstellung die paläontologischen und archäologischen Forschungen zugänglich und verständlich zu machen, die in den letzten Jahren so merkwürdige Aufschlüsse über das Alter unserer Gattung geliefert haben.</text:span></text:p>
          </table:table-cell>
          <table:table-cell/>
          <table:table-cell office:value-type="string">
            <text:p><text:s/></text:p>
          </table:table-cell>
          <table:table-cell office:value-type="string">
            <text:p><text:span text:style-name="T1">Vergl. die Gesammelten Werke Bd. I. S. 267 bis 269 (Recension von Wolf's zweiter Ausgabe der Odyssee); Bd. II. S. 304 (über den rhythmischen Periodenbau bei Gelegenheit der Uebersetzung Pindarischer Oden); Bd. III. S. 19–33 und S. 97 (über das Versmaaß in der Uebersetzung des Agamemnon, des Aeschylos und des Chors der Eumeniden); Bd. V. S. 8 und 91–93 (Briefe an Wolf).</text:span> Jch habe in dem Eingange zu diesem <text:span text:style-name="T2">Vorworte</text:span> zu entwickeln versucht, wie das lebhafte Jnteresse, welches die Briefe an eine Freundin, und die Sonette bisher selbst da erweckt haben, wo sie sehr heterogenen: philosophisch-historischen, linguistischen und politischen Arbeiten beigestellt waren; sich vorzugsweise auf die anziehende Kraft moralischer und psychologischer Motive gründe. <text:span text:style-name="T1">Ein flüchtig geschriebenes Fragment aus dem noch unedirten Nachlaß meines Bruders, das erst seit wenigen Monaten in meine Hände gekommen ist, kann vielleicht auf ein gleiches Jnteresse Anspruch machen, da es in ernster Einfachheit und Würde den Jdeen und Gefühlen eine ähnliche Färbung giebt.</text:span></text:p>
          </table:table-cell>
          <table:table-cell office:value-type="string">
            <text:p>-</text:p>
          </table:table-cell>
          <table:table-cell office:value-type="float" office:value="1222">
            <text:p>1222</text:p>
          </table:table-cell>
          <table:table-cell table:number-columns-repeated="1018"/>
        </table:table-row>
        <table:table-row table:style-name="ro10">
          <table:table-cell office:value-type="string">
            <text:p><text:span text:style-name="T1">Jeder, der auf dem Schiff in den fluthenden Wellen des Meeres ist, fühlet sich zum Beistande, zur Erhaltung und Rettung des Schiffs verbunden.</text:span> Das Wort Vaterland hat das Schiff am Ufer <text:span text:style-name="T2">flott</text:span> gemacht; er kann, er darf nicht mehr, (es sei denn, daß er sich hinausstürze und den wilden Wellen des Meers überlasse) im Schiff, als wär' er am Ufer, müssig dastehn und die Wellen zählen. <text:span text:style-name="T1">Seine Pflicht ruft ihn, (denn alle seine Gefährten und Geliebten sind mit ihm im Schiffe) daß, wenn ein Sturm sich empört, eine Gefahr droht, der Wind sich ändert, oder ein Schiff hinanschleudert, sein Fahrzeug zu übersegeln, seine Pflicht ruft ihn, daß Er helfe und rufe.</text:span></text:p>
          </table:table-cell>
          <table:table-cell/>
          <table:table-cell office:value-type="string">
            <text:p><text:s/></text:p>
          </table:table-cell>
          <table:table-cell office:value-type="string">
            <text:p><text:span text:style-name="T1">O Held, o Menschenfreund! wenn in des Winters Tagen Vom Harzgebürg die rauhe Luft Herabstürmt an die dünnen Wände, Dann zittern dieses Volkes Hände, Das hier versammlet ist, und laut zum Himmel ruft: Laß Dich bewegen seine Zähre, Und gieb nur einen Wink, so wird bey Deinem Heere Gesammlet zu dem Bau, daß er von statten geh.</text:span> Der edelmüthige und gut geherzte Britte Giebt reichlich, wird belohnt von Gott, der auf der See Die <text:span text:style-name="T2">Flotten</text:span> Albions heißt unumschränkt regieren, Und ihre Feinde schreckt, daß sie den Muth verlieren, Und Insuln giebt in ihre Hand. <text:span text:style-name="T1">Herr! durch das Lächeln Deiner Blicke, Wird jedes Herz mir zugewandt.</text:span></text:p>
          </table:table-cell>
          <table:table-cell office:value-type="string">
            <text:p>-</text:p>
          </table:table-cell>
          <table:table-cell office:value-type="float" office:value="610">
            <text:p>610</text:p>
          </table:table-cell>
          <table:table-cell table:number-columns-repeated="1018"/>
        </table:table-row>
        <table:table-row table:style-name="ro18">
          <table:table-cell office:value-type="string">
            <text:p><text:span text:style-name="T1">Der Geselle, der in der Werkstatt des Meisters arbeitete, an seinem Tische aß und unter seinem Dache schlief, war in einen für seine Jahre engen Kreis gebannt, er opferte seine besten Jahre der Hoffnung, später selbst Meister zu werden; aber in diesem engen Kreise umschloß ihn zugleich eine heilsame bürgerliche Zucht und Sittenstrenge; eine Reihe sinniger Gebräuche und Zeremonien gliederten seinen Lebensgang, der in feste Stationen gebannt war, aber auch ein sicheres Ziel vor sich hatte, eine schöne einheitliche Ordnung darstellte.</text:span> Die soziale Gleichheit von Arbeitgeber und Arbeiter, die Verbindung von Arbeit und Erziehung, von <text:span text:style-name="T2">technischer</text:span> und menschlicher Erziehung, das waren die großen Vorzüge jener ältern Gewerbeverfassung. <text:span text:style-name="T1">Freilich hafteten ihr auch zu ihrer Blüthezeit, auch so lange noch nicht die sinnigen Bräuche in ein dem grassesten Egoismus dienendes schwerfälliges Zeremoniell ausgeartet waren, nicht unbedeutende Mißstände an.</text:span></text:p>
          </table:table-cell>
          <table:table-cell/>
          <table:table-cell office:value-type="string">
            <text:p><text:s/></text:p>
          </table:table-cell>
          <table:table-cell office:value-type="string">
            <text:p><text:span text:style-name="T1">Uiber die Bestandtheile des Küchensalzes.</text:span> Bey dem jetzigen Zustande unserer Chemie sind wir mit den Bestandtheilen des Küchensalzes so genau bekannt, als es zu <text:span text:style-name="T2">technischen</text:span> Arbeiten im Großen erforderlich ist. <text:span text:style-name="T1">Nach Bergmann enthält es 0,42 mineralisches Laugensalz, 0,52 Küchensalzsäure, 0,06 Kristallisationswasser; nach Kirwan 0,50 min. Laugens. 0,33 K. Säure und 0,17 K. Wasser; nach Spielmann (Hallers Bemerk. über Schweiz.</text:span></text:p>
          </table:table-cell>
          <table:table-cell office:value-type="string">
            <text:p>-</text:p>
          </table:table-cell>
          <table:table-cell office:value-type="float" office:value="96">
            <text:p>96</text:p>
          </table:table-cell>
          <table:table-cell table:number-columns-repeated="1018"/>
        </table:table-row>
        <table:table-row table:style-name="ro10">
          <table:table-cell office:value-type="string">
            <text:p><text:span text:style-name="T1">Wilhelmine erinnerte sich des Hofmarschalls und des Grafen von Nimmer, sie glaubte, daß diese mächtige Patronen sie gewiß nicht würden verlaßen haben, wenn man sie um Hülfe ersucht hätte.</text:span> Da sie bey der Schwachheit ihres Körpers nichts von der Lebhaftigkeit ihres Geistes verlohren hatte, so fing sie an, muthige Hofnung zu hegen, daß durch mächtige <text:span text:style-name="T2">Vorworte</text:span> vielleicht ihr Schicksal noch könnte geändert werden. <text:span text:style-name="T1">Sie wendete alle Kräfte an, ihren Mann zu bereden, daß er nach der Stadt gehen und bei seinen Gönnern Hülfe suchen sollte, welches Sebaldus endlich versprach.</text:span></text:p>
          </table:table-cell>
          <table:table-cell/>
          <table:table-cell office:value-type="string">
            <text:p><text:s/></text:p>
          </table:table-cell>
          <table:table-cell office:value-type="string">
            <text:p><text:span text:style-name="T1">Sobald sich die Nachricht, daß Humboldt in einem neuen Verfassungsausschuß thätig sei, im Publikum verbreitete, begannen die halb erloschenen Hoffnungen der Liberalen wieder aufzuleben.</text:span> Regierungsrath Grävell, der alte unermüdliche publicistische Vorkämpfer der Verfassung, gab im November jenes berufene Sendschreiben des jungen Gentz an König Friedrich Wilhelm wieder heraus und meinte in seinem geharnischten <text:span text:style-name="T2">Vorwort</text:span>: <text:span text:style-name="T1">„Zwei große Tage erscheinen im Leben der Völker: der Tag der Thronbesteigung, wo die Zeit — und der Tag der Verfassungsverleihung, wo die Weisheit einen neuen Bund schließt zwischen Fürst und Volk.</text:span></text:p>
          </table:table-cell>
          <table:table-cell office:value-type="string">
            <text:p>-</text:p>
          </table:table-cell>
          <table:table-cell office:value-type="float" office:value="94">
            <text:p>94</text:p>
          </table:table-cell>
          <table:table-cell table:number-columns-repeated="1018"/>
        </table:table-row>
        <table:table-row table:style-name="ro12">
          <table:table-cell office:value-type="string">
            <text:p><text:span text:style-name="T1">Er hatte in allen Waffengattungen, im Generalstabe und in den Militärbildungsanstalten gedient.</text:span> Er lernte, als er auf der Kriegsschule des Wilhelmsteins seinen ersten militärischen Unterricht empfing, jene berühmte kleine Mustertruppe kennen, welche sich der geistvolle alte Kriegsheld Graf Wilhelm von Bückeburg aus der gesammten waffenfähigen Jugend seines Ländchens gebildet hatte; dann wurde er als hannoverscher Offizier auf dem niederländischen Kriegsschauplatze genau vertraut mit der englischen Armee, die unter allen europäischen Heeren noch am treuesten den Charakter des alten Söldnerwesens bewahrte; er zog zu Felde gegen die <text:span text:style-name="T2">lockeren</text:span> Milizen der Republik wie gegen das wohlgeschulte Conscriptionsheer Napoleons und stand im Kriege von 1806 der Heeresführung nahe genug um die Gebrechen der fridericianischen Armee, die letzten Gründe ihres Unterganges ganz zu durchschauen. <text:span text:style-name="T1">Jene stramme soldatische Haltung, wie sie der König von seinen Offizieren verlangte, war dem einfachen Niedersachsen fremd.</text:span></text:p>
          </table:table-cell>
          <table:table-cell/>
          <table:table-cell office:value-type="string">
            <text:p><text:s/></text:p>
          </table:table-cell>
          <table:table-cell office:value-type="string">
            <text:p><text:span text:style-name="T1">Getreide kann etwa 5.25 Cm. tief, Hülsenfrüchte, besonders Erbsen, Pferdebohnen können selbst bis 8 Cm. tief ohne Beeinträchtigung des Keimens mit Erde bedeckt werden.</text:span> Kartoffelknollen werden gewöhnlich 10 Cm. tief in die Erde gelegt und vertragen in <text:span text:style-name="T2">lockerem</text:span> Boden selbst eine Tieflage von 16 Cm. ohne Gefährdung des Ertrages. <text:span text:style-name="T1">Als ungefährer Anhaltspunkt für die zweckmäßigste Saattiefe einiger Culturpflanzen unter verschiedenen Verhältnissen kann folgende Angabe dienen:</text:span></text:p>
          </table:table-cell>
          <table:table-cell office:value-type="string">
            <text:p>-</text:p>
          </table:table-cell>
          <table:table-cell office:value-type="float" office:value="1116">
            <text:p>1116</text:p>
          </table:table-cell>
          <table:table-cell table:number-columns-repeated="1018"/>
        </table:table-row>
        <table:table-row table:style-name="ro7">
          <table:table-cell office:value-type="string">
            <text:p><text:span text:style-name="T1">Ein Brief ist bald geschrieben; einen Brief Nicht schreiben, dauert viel länger.</text:span> Jetzt wieder saß ich eine große halbe Stunde, vielleicht gar eine Stunde mit der <text:span text:style-name="T2">Feder</text:span> in der Hand vor diesem Blatte; nachsinnend, wo ich Trost für Dich fände, und wie ich mit dem Troste Dir beykäme. <text:span text:style-name="T1">Deine wenigen Zeilen vom 28. Februar, die uns heute einliefen, zeugen von einer Beklemmung, die mich mit ergriffen und mir das Herz so zusammengepreßt hat, daß ich meiner Angst keinen Rath wußte, und mich entschloß, Amalien den Brief vorerst nicht mitzutheilen.</text:span></text:p>
          </table:table-cell>
          <table:table-cell/>
          <table:table-cell office:value-type="string">
            <text:p><text:s/></text:p>
          </table:table-cell>
          <table:table-cell office:value-type="string">
            <text:p><text:span text:style-name="T1">Wie viel kommt nicht auf die Feder an, wie sie geschnitten ist, wie ich selbst habe schreiben wollen? u. s.w.</text:span> » Das Schreiben ist eine nach Regeln bestimmte Bewegung der <text:span text:style-name="T2">Feder</text:span>! « <text:span text:style-name="T1">Dieser Einwurf schränkt sich vors erste gleich dahin ein, daß das Schreiben eine nach Regeln bestimmte Bewegung der Hand ist, mit der und durch deren Führen der Feder der Buchstabe hingemahlt wird.</text:span></text:p>
          </table:table-cell>
          <table:table-cell office:value-type="string">
            <text:p>-</text:p>
          </table:table-cell>
          <table:table-cell office:value-type="float" office:value="496">
            <text:p>496</text:p>
          </table:table-cell>
          <table:table-cell table:number-columns-repeated="1018"/>
        </table:table-row>
        <table:table-row table:style-name="ro6">
          <table:table-cell office:value-type="string">
            <text:p><text:span text:style-name="T1">Was hat der menschliche Körper mit dem Gott der Christen zu schaffen?</text:span> Welche Schönheiten von Apollo, Merkur, anderm griechischen himmlischen Jüngling oder wirklichem Erdensohn soll man, <text:span text:style-name="T2">technisch</text:span> zu reden, dem ganz außerordentlichen jungen Juden anbilden, ohne auf irgend eine Weise in Widerspruch zu gerathen? <text:span text:style-name="T1">Jede griechische Gottheit war nur ein Ideal einer besondern Klasse menschlicher Vollkommenheit.</text:span></text:p>
          </table:table-cell>
          <table:table-cell/>
          <table:table-cell office:value-type="string">
            <text:p><text:s/></text:p>
          </table:table-cell>
          <table:table-cell office:value-type="string">
            <text:p><text:span text:style-name="T1">Durch Schwefel vererzt; theils bleygrau, stahlfarben, schwarz rc. oft taubenhälsig augeflogen; theils derb, theils strahlicht, spießicht, nadelförmig; theils blättricht, schuppicht rc. theils crystallisirt in sechsseitigen Säulen mit dreyseitigen Spitzen (– tab. III. fig. II –): abfärbend, sehr brüchig, aber ausnehmend leichtflüssig.</text:span> Außer seinem mannigfaltigen medicinischen, <text:span text:style-name="T2">technischen</text:span> und metallurgischen Gebrauch ist es in Habessinien und am rothen Meere der allgemeinste Handelsartikel, weil es faß durchgängig als eine Art von Schminke gebraucht wird. <text:span text:style-name="T1">Das hierher gehörige Federerz ist von matter Vleystiftfarbe, haaricht, meist etwas silberhaltig und ward daher ehedem in den Systemen den Silbererzen zugesellt.</text:span></text:p>
          </table:table-cell>
          <table:table-cell office:value-type="string">
            <text:p>-</text:p>
          </table:table-cell>
          <table:table-cell office:value-type="float" office:value="474">
            <text:p>474</text:p>
          </table:table-cell>
          <table:table-cell table:number-columns-repeated="1018"/>
        </table:table-row>
        <table:table-row table:style-name="ro18">
          <table:table-cell office:value-type="string">
            <text:p><text:span text:style-name="T1">arrest, woher er zu leiten ist, 123, 6252, in welchen fällen solcher erlaubet ist, 6253, welche oberkeit ihn verhänget, 6254, unrechtmäsiger arrest ist eine beschimpfung, 6250, strafe deswegen, 6255.</text:span> assecuration, was sie bedeutet, 4338, ist bonä fidei 4347, zur see, 4339, welche sachen assecuriret werden können, ebend., welche personen dabei vorkommen 4340, ist nüzlich, 4341, geschicht jeweilen von vilen, 4345, gehet jeweilen nur auf die fracht, 4346, wieder-versicherung der assecuration, 4348, wer versichern kan, 4349, wenn sie nicht statt hat, 4352, wenn die waaren auf ein ander schif <text:span text:style-name="T2">gepackt</text:span> werden, 4353, des versichertens obligenheit, 4354, ob der versicherer zurück gehen dürfe, wenn der lon nicht bezalet wird, 4356, wenn sie unkräftig wird, 4359, recht des versicherten wider den assecuranten, 4362, wenn der assecurant die belonung nicht fodern kan, 4363, assecuranzstreitigkeiten, woher, 4364, und von wem sie zu entscheiden sind, 4365. <text:span text:style-name="T1">brand-assecuration, 4368.</text:span></text:p>
          </table:table-cell>
          <table:table-cell/>
          <table:table-cell office:value-type="string">
            <text:p><text:s/></text:p>
          </table:table-cell>
          <table:table-cell office:value-type="string">
            <text:p><text:span text:style-name="T1">Der gute Mann irrt also, wenn er, seitdem ihm mein Philipp die Hasenschlingen vorigen Winter im Pfarrgarten zerschnitten hat, der Meinung ist, ich sey ein Irregenitus, und könne keine guten Werk’ thun.</text:span> Unter einem Apfelbaum ’, hinter meinem Garten, fand ich gegen Untergang der Sonn’ ein Weiblein in Schatten ruhend, mit dem linken Arm stüzte sie ihr Haupt auf ein kleines <text:span text:style-name="T2">Packt</text:span> ihrer Wäsche und Kleider. <text:span text:style-name="T1">Ein schwarzer Basthut mit einem blaßrothen Band ’ und zwey welkenden Feldrosen geschmückt, bedeckte ihr Gesicht; nur Mund und Kinn waren sichtbar, und ließen keine schlechte Bildung vermuthen.</text:span></text:p>
          </table:table-cell>
          <table:table-cell office:value-type="string">
            <text:p>-</text:p>
          </table:table-cell>
          <table:table-cell office:value-type="float" office:value="727">
            <text:p>727</text:p>
          </table:table-cell>
          <table:table-cell table:number-columns-repeated="1018"/>
        </table:table-row>
        <table:table-row table:style-name="ro36">
          <table:table-cell office:value-type="string">
            <text:p><text:span text:style-name="T1">Mindestens eine, eventuell sogar mehrere.</text:span> Bald sind die schönen Königszellen, — echte Königs-<text:span text:style-name="T2">Kinderstuben</text:span>, — fertig. <text:span text:style-name="T1">Jetzt ist bloß die Frage: woher Königinneneier?</text:span></text:p>
          </table:table-cell>
          <table:table-cell/>
          <table:table-cell office:value-type="string">
            <text:p><text:s/></text:p>
          </table:table-cell>
          <table:table-cell office:value-type="string">
            <text:p><text:span text:style-name="T1">Und eine Wolke trunkner, spielender, schwirrender Miniaturwesen aus Seidenstaub zog und hieng über das wallende Gemälde her. — Welchen Weg sollte Viktor im Labyrinth der Schönheit nehmen? —</text:span> Alle 64 Radien des Kompasses streckten sich als wegweisende Arme aus und er hatte soviel Verstand, daß er sich keine Stunde vorsetzte, um anzukommen — er wich daher überall rechts und links aus — er stieg in jedes Thal, das sich hinter einem Hügel versteckte — er besuchte die durchbrochnen Schattenpartien jeder Baumkolonnade — er legte sich zu den Füssen jeder schönern Blume nieder und erquickte sich mit platonischer Liebe an ihrem Geiste, ohne ihren Körper abzuknicken — er war der Reisegefährte jedes gepuderten Schmetterlings und sah seinem Einwühlen in seine Blume zu, und der Grasmücke folgte er durch alle Gebüsche in ihre Brutzelle und <text:span text:style-name="T2">Kinderstube</text:span> nach — er lies sich fest machen durch den Kreis, den eine Biene um ihn zog und lies sie ruhig in den Schacht seines Bouquets einschlagen — er exerzirte in jedem Dorfe, das ihm der bunte Grund vorhielt, die Durchgangsgerechtigkeit und begegnete am liebsten den Kindern, deren Tage noch so spielten wie seine Stunden — — <text:span text:style-name="T1">Aber Menschen mied er..... Und doch sprang aus seinem Herzen eine hohe Quelle der Liebe, die bis zum entferntesten Bruder drang; und doch war er so sehr ohne Egoismus — so ohne jene sentimentalische Intoleranz, die den Grad und die Quelle mit der herrnhutischen gemein hat — —</text:span></text:p>
          </table:table-cell>
          <table:table-cell office:value-type="string">
            <text:p>-</text:p>
          </table:table-cell>
          <table:table-cell office:value-type="float" office:value="143">
            <text:p>143</text:p>
          </table:table-cell>
          <table:table-cell table:number-columns-repeated="1018"/>
        </table:table-row>
        <table:table-row table:style-name="ro4">
          <table:table-cell office:value-type="string">
            <text:p><text:span text:style-name="T1">Der §. 353 a sichert den „diplomatischen Gehorsam“ in einer ähnlichen, wenngleich weniger strengen Art, wie die Anordnungen des Militair-Strafgesetzbuches den militärischen Gehorsam sichern.</text:span> wie dies in dem ursprünglichen Regierungs-Entwurf vorgeschlagen worden war (Drucks. des <text:span text:style-name="T2">Reichstages</text:span> 1875/76 Nro. 54). <text:span text:style-name="T1">3. Leitung der Thätigkeit.</text:span></text:p>
          </table:table-cell>
          <table:table-cell/>
          <table:table-cell office:value-type="string">
            <text:p><text:s/></text:p>
          </table:table-cell>
          <table:table-cell office:value-type="string">
            <text:p><text:span text:style-name="T1">Schon kann das geübte Ohr ihren Schritt hören.</text:span> Die polnische Frage — und das ist vielleicht das wichtigste politische Ereigniß der Gegenwart — die polnische Frage steht auf der Tagesordnung; im deutschen <text:span text:style-name="T2">Reichstag</text:span> und im österreichischen Abgeordnetenhaus ist sie unter dem zwingenden Druck der Verhältnisse zur Besprechung gelangt, und im deutschen Reichstag ist die Wiederherstellung Polens im Namen der Humanität, des nationalen Jnteresses und der internationalen Gerechtigkeit gefordert worden. — — <text:span text:style-name="T1">Wird der Friede zwischen Rußland und der Türkei, dessen Abschluß seit 14 Tagen der bang harrenden Welt fast stündlich verheißen wird, unterzeichnet werden?</text:span></text:p>
          </table:table-cell>
          <table:table-cell office:value-type="string">
            <text:p>-</text:p>
          </table:table-cell>
          <table:table-cell office:value-type="float" office:value="1251">
            <text:p>1251</text:p>
          </table:table-cell>
          <table:table-cell table:number-columns-repeated="1018"/>
        </table:table-row>
        <table:table-row table:style-name="ro9">
          <table:table-cell office:value-type="string">
            <text:p><text:span text:style-name="T1">Aber natürlich komm' ich, um Ihnen wohl oder übel meine Glückwünsche zu bringen und meinen Reisesegen dazu.</text:span> <text:span text:style-name="T2">Donnerwetter</text:span>, Stechlin, wo will das noch mit Ihnen hinaus! <text:span text:style-name="T1">Sie werden natürlich Londoner Militärattaché, sagen wir in einem halben Jahr, und in ebensoviel Zeit haben Sie sich drüben sportlich eingelebt und etablieren sich als Sieger in einem Steeple Chase, vorausgesetzt, daß es so was noch giebt (ich glaube nämlich, man nennt es jetzt alles ganz anders).</text:span></text:p>
          </table:table-cell>
          <table:table-cell/>
          <table:table-cell office:value-type="string">
            <text:p><text:s/></text:p>
          </table:table-cell>
          <table:table-cell office:value-type="string">
            <text:p><text:span text:style-name="T1">Die meisten Vögel waren nun (den 19. Sept.) schon vom platten Lande weg.</text:span> Noch vor drei Tagen war das Vieh gewaltig von Insekten geplagt, weil aber gestern in diesen Gegenden ein starkes <text:span text:style-name="T2">Donnerwetter</text:span> ausgebrochen, so waren die meisten Insekten ebenfalls weg, und die Luft war abgekühlt; am frühen Morgen, als ich die Reise fortsetzen wollte, war die Kälte schon merklich. <text:span text:style-name="T1">Weil auch das Laub in den Wäldern schon sehr gelb und roth war, so weissageten die Bauern alle frühe Kälte.</text:span></text:p>
          </table:table-cell>
          <table:table-cell office:value-type="string">
            <text:p>-</text:p>
          </table:table-cell>
          <table:table-cell office:value-type="float" office:value="425">
            <text:p>425</text:p>
          </table:table-cell>
          <table:table-cell table:number-columns-repeated="1018"/>
        </table:table-row>
        <table:table-row table:style-name="ro8">
          <table:table-cell office:value-type="string">
            <text:p><text:span text:style-name="T1">Aus einem Bildcodex: Musterbuch eines augsburgischen Ätzmalers in der königl. öffentl. Bibliothek zu Stuttgart. Cod. mil. 24.</text:span> Ein derart <text:span text:style-name="T2">geharnischtes</text:span> Tier wird ein geliegertes Ross gegenannt; leichtere Harnische wurden anfänglich weniger für das Feld, als für den gewöhnlichen Gebrauch und bei festlichen Gelegenheiten benutzt. <text:span text:style-name="T1">Bei solchen ist der Kopf nur durch eine ganze Rossstirne gedeckt (Fig. 241), welche nicht über die Genaschen reichte; der Kanz deckte nur den Kamm, der Fürbug war schmäler und das Gelieger bestand oberhalb nur aus Schienen, an welchen seitlich breite Taschen hingen.</text:span></text:p>
          </table:table-cell>
          <table:table-cell/>
          <table:table-cell office:value-type="string">
            <text:p><text:s/></text:p>
          </table:table-cell>
          <table:table-cell office:value-type="string">
            <text:p><text:span text:style-name="T1">Ich antworte hierauf ja und nein, und will dieses sogleich näher erläutern.</text:span> Schon zu der Carolinger Zeit konnten zwölf Mansi damit frey kommen, daß sie anstatt zwölf Mann ins Feld zu bringen, einen <text:span text:style-name="T2">geharnischten</text:span> stelleten. <text:span text:style-name="T1">Die Folge davon ist, daß ein Eigenthümer von zwölf Actien, oder zwölf Nägeln, wie man im Bremischen spricht, (wo der Besitzer von zwölf Nägeln eine Stimme in der Directionscompagnie hat oder zu Landtage gehet) eilf Mansos zur todten Hand bringen, das ist mit Leibeignen besetzen, und sie mit seinem Harnische in der Heerbannsreihe vertreten konnte.</text:span></text:p>
          </table:table-cell>
          <table:table-cell office:value-type="string">
            <text:p>-</text:p>
          </table:table-cell>
          <table:table-cell office:value-type="float" office:value="78">
            <text:p>78</text:p>
          </table:table-cell>
          <table:table-cell table:number-columns-repeated="1018"/>
        </table:table-row>
        <table:table-row table:style-name="ro21">
          <table:table-cell office:value-type="string">
            <text:p><text:span text:style-name="T1">Hier erwarb er auch im Jahre 1820 trotz der Schwierigkeiten, unter denen seine Studien gelitten hatten, die Doktorwürde.</text:span> Aber davon konnte er nicht leben; von Hause war er ohne Mittel; jede Aussicht auf <text:span text:style-name="T2">Anstellung</text:span> war ihm benommen. <text:span text:style-name="T1">In dieser verzweifelten Lage ward auch er von einer Bewegung ergriffen, die, damals beginnend, einige Jahre hindurch in Europa und besonders in Deutschland gleich einem ansteckenden Fieber grassirte.</text:span></text:p>
          </table:table-cell>
          <table:table-cell/>
          <table:table-cell office:value-type="string">
            <text:p><text:s/></text:p>
          </table:table-cell>
          <table:table-cell office:value-type="string">
            <text:p><text:span text:style-name="T1">Wir dürfen für alles Einzelne auf den zweiten Theil verweisen.</text:span> An diesem Orte kommt es nur darauf an, das allgemeine Verhältniß des Staatsoberhaupts und seine Organisationsgewalt zu beiden Gebieten festzustellen, so weit dieß nicht schon in dem Satze liegt, daß die persönliche Vollzugsgewalt des Staatsoberhaupts immer das Recht der persönlichen <text:span text:style-name="T2">Anstellung</text:span> behält (s. oben). <text:span text:style-name="T1">1) Das Recht der amtlichen Organisation.</text:span></text:p>
          </table:table-cell>
          <table:table-cell office:value-type="string">
            <text:p>-</text:p>
          </table:table-cell>
          <table:table-cell office:value-type="float" office:value="1254">
            <text:p>1254</text:p>
          </table:table-cell>
          <table:table-cell table:number-columns-repeated="1018"/>
        </table:table-row>
        <table:table-row table:style-name="ro37">
          <table:table-cell office:value-type="string">
            <text:p><text:span text:style-name="T1">Mein Vater machte zuerst darauf aufmerksam, daß die Tauchenten, welche man bis dahin mit den Schwimmenten in einer und derselben Gruppe vereinigt hatte, von diesen getrennt zu werden verdienen, da sie sich fast ebenso sehr von ihnen unterscheiden wie die Gänse oder Schwäne von beiden.</text:span> Die Tauchenten (Fuligulae) kennzeichnen sich durch ihren kurzen, breiten und plumpen Leib, dessen Füße sehr weit hinten stehen, den kurzen und dicken Hals, den großen Kopf und den mittellangen, gewöhnlich breiten, nur mit kurzen Zähnen bewehrten, an der Wurzel oft aufgetriebenen Schnabel, die kurzen, bis zur Ferse befiederten, größtentheils von der Bauchhaut umschlossenen Füße, deren Fußwurzeln seitlich sehr zusammengedrückt und deren lange Vorderzehen durch große, gewissermaßen auch an der Hinterzehe in Gestalt einer sogenannten flügelförmigen Lappenhaut, d. h. der von beiden Seiten in einen breiten Hautsaum platt herabgedrückten Sohle wiederholte Schwimmhäute verbunden werden, kurze, gewölbte Flügel, unter deren Schwingen die ersten beiden die längsten, einen mittellangen oder kurzen, aber breiten, aus vierzehn bis achtzehn straffen <text:span text:style-name="T2">Federn</text:span> gebildeten Schwanz, sowie endlich durch dicht anliegendes Gefieder, welches je nach Geschlecht und Alter verschieden gefärbt, auf dem Kopfe oft zu Hollen oder Hauben verlängert und in eigenthümlich bunter Weise gezeichnet ist. <text:span text:style-name="T1">„Lange schon“, sagt mein Vater, „hat man die Schwäne und die Gänse von den Enten getrennt, die Tauchenten aber nur als eine besondere Gruppe derselben aufgeführt; es gibt jedoch wenig Gattungen, welche sich durch so bestimmte Merkmale von den ihnen ähnlichen unterscheiden, als gerade die Tauchenten.</text:span></text:p>
          </table:table-cell>
          <table:table-cell/>
          <table:table-cell office:value-type="string">
            <text:p><text:s/></text:p>
          </table:table-cell>
          <table:table-cell office:value-type="string">
            <text:p><text:span text:style-name="T1">„</text:span><text:span text:style-name="T1">Steht auch da, Erlaucht, mit der Feder in der Tasche, Dinte hat er auch, aber das Papier will man ihm noch nicht geben.</text:span> Lombard ist ja auch berufen, hat auch die <text:span text:style-name="T2">Feder</text:span> gespitzt; je nach dem, französisch oder deutsch, hart oder weich.“ <text:span text:style-name="T1">„Aber nachdem Stein abgeblitzt, mußten doch Majestät Ihre Meinung äußern.“</text:span></text:p>
          </table:table-cell>
          <table:table-cell office:value-type="string">
            <text:p>-</text:p>
          </table:table-cell>
          <table:table-cell office:value-type="float" office:value="1218">
            <text:p>1218</text:p>
          </table:table-cell>
          <table:table-cell table:number-columns-repeated="1018"/>
        </table:table-row>
        <table:table-row table:style-name="ro5">
          <table:table-cell office:value-type="string">
            <text:p><text:span text:style-name="T1">In solchen Bastardsgebilden sah er das eigentliche Wesen des corpus nomenque Germaniae; wie beglückte ihn die Hoffnung, auch unsere Westgrenze mit einem ähnlichen Meisterwerke germanischer Staatenbildung zu schmücken.</text:span> Also trabten die großen Kinder der Kleinstaaterei seelenvergnügt auf ihren <text:span text:style-name="T2">Steckenpferden</text:span> dahin und bosselten und feilten mit ihren feinen Händen so lange an dem Staatsbau ihres Vaterlandes, bis die deutsche Verfassung wieder ganz ebenso phrasenhaft, verlogen und sinnlos wurde wie einst das alte Reich. <text:span text:style-name="T1">Gegen Preußen hegte Gagern eine aus Todesangst und Verehrung sonderbar gemischte Empfindung; der Haß fand überhaupt keine Stätte in dieser gutmüthigen Seele, die Alles, Menschen und Dinge immer von der freundlichsten Seite nahm.</text:span></text:p>
          </table:table-cell>
          <table:table-cell/>
          <table:table-cell office:value-type="string">
            <text:p><text:s/></text:p>
          </table:table-cell>
          <table:table-cell office:value-type="string">
            <text:p><text:span text:style-name="T1">Das ist schön! das gefällt mir!</text:span> Hast deine Mutter nicht lieber als dein <text:span text:style-name="T2">Steckenpferd</text:span>? <text:span text:style-name="T1">H. O ja liebe Mutter, darum habe ich sie auch zuerst gesezt.</text:span></text:p>
          </table:table-cell>
          <table:table-cell office:value-type="string">
            <text:p>-</text:p>
          </table:table-cell>
          <table:table-cell office:value-type="float" office:value="389">
            <text:p>389</text:p>
          </table:table-cell>
          <table:table-cell table:number-columns-repeated="1018"/>
        </table:table-row>
        <table:table-row table:style-name="ro9">
          <table:table-cell office:value-type="string">
            <text:p><text:span text:style-name="T1">Waren die Beratungen zu Ende und die Geschäfte des Reichstages erledigt, so wurden die versammelten Grossen vom König durch Verabschiedung des Reichstages entlassen.</text:span> Die Verkündigung von Reichstagsbeschlüssen, welche zur allgemeinen Kenntnis gelangen sollten, erfolgte öffentlich, häufig so, dass der Eintritt in den Versammlungsraum allem am Orte des <text:span text:style-name="T2">Reichstages</text:span> anwesenden Volke gestattet wurde, so weit es Platz fand. <text:span text:style-name="T1">So zu Mainz in den Jahren 813 und 847. Mansi XIV col. 64; Cap. II 174.</text:span></text:p>
          </table:table-cell>
          <table:table-cell/>
          <table:table-cell office:value-type="string">
            <text:p><text:s/></text:p>
          </table:table-cell>
          <table:table-cell office:value-type="string">
            <text:p><text:span text:style-name="T1">Aber die Volksversammlungen, welche wir befürworten, hätten noch eine andere Aufgabe.</text:span> Unsere Vertreter im <text:span text:style-name="T2">Reichstag</text:span> werden das Arbeiterschutzgesetz nebst dem Entwurf eines verbesserten Haftpflichtgesetzes gleich bei Beginn der Session einbringen. <text:span text:style-name="T1">Wie wichtig diese Gesetzesvorlagen sind, das brauchen wir hier nicht auseinanderzusetzen: jeder Arbeiter weiß es.</text:span></text:p>
          </table:table-cell>
          <table:table-cell office:value-type="string">
            <text:p>-</text:p>
          </table:table-cell>
          <table:table-cell office:value-type="float" office:value="1124">
            <text:p>1124</text:p>
          </table:table-cell>
          <table:table-cell table:number-columns-repeated="1018"/>
        </table:table-row>
        <table:table-row table:style-name="ro18">
          <table:table-cell office:value-type="string">
            <text:p><text:span text:style-name="T1">Um die Abwechslung als einen Reiz zu empfinden, muß ihr eine gesammelte, nachdrückliche Thätigkeit vorausgegangen sein, während die fortgesetzte Jagd auf Zerstreuung in die schlimmste aller Sammlungen ausläuft: eine Sammlung von Spirituosen im Leibe oder von Grillen und Schrullen, Gespinnsten und Dünsten im Kopfe.</text:span> So sind denn auch auf der Reise die sogenannten „<text:span text:style-name="T2">Steckenpferde</text:span>“ (über deren Zucht schon S. 157 und 230 gesprochen wurde), wie z. B. eben Sammlungen, bessere Vehikel, als alle Vierfüßler und Locomotiven. <text:span text:style-name="T1">Im Sentenzenstil ließe sich sagen:</text:span></text:p>
          </table:table-cell>
          <table:table-cell/>
          <table:table-cell office:value-type="string">
            <text:p><text:s/></text:p>
          </table:table-cell>
          <table:table-cell office:value-type="string">
            <text:p><text:span text:style-name="T1">In origineller Art bringt sich hierbei der deutsche Humor zur Geltung.</text:span> Die pausbäckigen Kinder vergnügen sich nach Herzenslust, sie klettern nach den Aepfeln empor, schaukeln, tanzen und wiegen sich in den Zweigen, schneiden ergötzliche Grimmassen, trommeln, fiedeln und pauken, reiten auf <text:span text:style-name="T2">Steckenpferden</text:span> einher, sie prügeln und zausen sich aus allen Leibeskräften, der eine streichelt seine geschwollene Backe, ein anderer zwickt mit einem zangenartigen Spielzeug einen diebischen Kater in den Schwanz, andere wieder, von fröhlichem Gelage heimkehrend, verüben einen tollen Fastnachtsulk, der Rädelsführer reitet auf einem feisten Mutterschwein, und voran jagt die beängstigte Schaar der Ferkelchen, ob der langohrigen Narrenkappen, mit denen man ihr Haupt geschmückt, auf's Höchste entsetzt. <text:span text:style-name="T1">Für die ausserordentliche Wölbung nun eine Wandtäfelung zu entwerfen, die dem Auge eine ausreichende Tragfähigkeit darbietet, war eine schwierige Aufgabe.</text:span></text:p>
          </table:table-cell>
          <table:table-cell office:value-type="string">
            <text:p>-</text:p>
          </table:table-cell>
          <table:table-cell office:value-type="float" office:value="1223">
            <text:p>1223</text:p>
          </table:table-cell>
          <table:table-cell table:number-columns-repeated="1018"/>
        </table:table-row>
        <table:table-row table:style-name="ro7">
          <table:table-cell office:value-type="string">
            <text:p><text:span text:style-name="T1">Die Porträtmalerei ist ein zwischen ächter, freier Kunst und unfreiem Dienste schwankendes Gebiet.</text:span> Der <text:span text:style-name="T2">Zufall</text:span> bringt neben der bedeutenden die unbedeutende Physiognomie, der Künstler, mag er sich auch nur nebenher mit diesem Zweige beschäftigen, ist selten in der Lage, frei zu wählen; in Kostüm und Situation ist er nicht unabhängig von Eitelkeit, Laune, Grille. <text:span text:style-name="T1">In der modernen Zeit kommt hiezu die allgemeine Ungunst der herrschenden Verwaschenheit des Charakter-Ausdrucks, der flachen Kürze der Manieren, der höchst ungünstigen Tracht.</text:span></text:p>
          </table:table-cell>
          <table:table-cell/>
          <table:table-cell office:value-type="string">
            <text:p><text:s/></text:p>
          </table:table-cell>
          <table:table-cell office:value-type="string">
            <text:p><text:span text:style-name="T1">Sie glaubte, es sei seine Absicht, in ihrer Nähe umherzustreichen und zu spähen, und eine frohe Hoffnung zog in ihr Herz ein.</text:span> Wie er aber näher kam, so schien es, als ob ihn bloß der <text:span text:style-name="T2">Zufall</text:span> diesen Weg führe, denn er sah sich nicht einmal um. <text:span text:style-name="T1">Sie rief ihm einen Gruß zu und fragte, eingedenk der Lehre, die ihr so eben die Mutter gegeben:</text:span></text:p>
          </table:table-cell>
          <table:table-cell office:value-type="string">
            <text:p>-</text:p>
          </table:table-cell>
          <table:table-cell office:value-type="float" office:value="1134">
            <text:p>1134</text:p>
          </table:table-cell>
          <table:table-cell table:number-columns-repeated="1018"/>
        </table:table-row>
        <table:table-row table:style-name="ro9">
          <table:table-cell office:value-type="string">
            <text:p><text:span text:style-name="T1">Diese spielt kein Instrument.</text:span> Die Orgel würde sie spielen: allein wenn sie singt — das thut sie oft, Bruder, so prächtig wie ein <text:span text:style-name="T2">Donnerwetter</text:span>! <text:span text:style-name="T1">Diese beyden Auserwählten empfehl ich euch zu Gemahlinnen, die andern — zur linken Hand und so neben an, zum Spiel! —</text:span></text:p>
          </table:table-cell>
          <table:table-cell/>
          <table:table-cell office:value-type="string">
            <text:p><text:s/></text:p>
          </table:table-cell>
          <table:table-cell office:value-type="string">
            <text:p><text:span text:style-name="T1">Gerade in den Kreisen der Bildung, insbesondere der vornehmen, werden sie erst recht verzogen.</text:span> Es ist zwar richtig, daß die Mädchen wie Pflanzen den Charakter des Bodens und der Luft annehmen, worin sie stehen, und daß insbesondere das stille Beispiel der Mutter mehr wirkt, als Erziehungsakte, aber manchmal braucht es eben auch bei ihnen ein <text:span text:style-name="T2">Donnerwetter</text:span> väterlicher Strenge, und daran pflegt es zu fehlen. <text:span text:style-name="T1">Wie mich Alles, Alles dorthin, dorthin führt, ich mag es zu unterdrücken suchen, wie ich will!</text:span></text:p>
          </table:table-cell>
          <table:table-cell office:value-type="string">
            <text:p>-</text:p>
          </table:table-cell>
          <table:table-cell office:value-type="float" office:value="409">
            <text:p>409</text:p>
          </table:table-cell>
          <table:table-cell table:number-columns-repeated="1018"/>
        </table:table-row>
        <table:table-row table:style-name="ro8">
          <table:table-cell office:value-type="string">
            <text:p><text:span text:style-name="T1">Ist es nicht gut: so läßt er die sechs ältesten der Gemeine zusammen rufen, welche nach einem abermaligen Versuch, und wenn ihr Urthel mit jenem gleich ausfällt, sofort das Bier um die Hälfte oder nachdem es ist, noch weiter herunter setzen.</text:span> Sie haben bey dieser <text:span text:style-name="T2">Anstalt</text:span> noch einen andern Vortheil. <text:span text:style-name="T1">Die Kirche bekömmt von jedem Gebräude ein Gewisses, welches zu ihrer Unterhaltung dienet; und die Eingesessenen merken es nicht, wenn sie auf eine so leichte Art das ihrige zum Bau und zur Besserung der Kirchen beytragen können.</text:span></text:p>
          </table:table-cell>
          <table:table-cell/>
          <table:table-cell office:value-type="string">
            <text:p><text:s/></text:p>
          </table:table-cell>
          <table:table-cell office:value-type="string">
            <text:p><text:span text:style-name="T1">Jetzt ward diejenige gegossen, die hundert und zehn Zentner wiegen sollte.</text:span> Ich habe aber bei der Einrichtung nichts verschieden gefunden von der <text:span text:style-name="T2">Anstalt</text:span>, die ich in Speier gesehen habe. Es war gut, daß man hier die Materie nicht gespart hatte. <text:span text:style-name="T1">Denn der Ofen bekam schnell eine Ritze, das geschmolzene Gut fing an auszulaufen, der Meister bei der ganzen Sache wollte es sich vorher vom Fürsten ausbitten, daß Er mit seiner geweihten Hand anstechen möchte; es ward ihm aber abgeschlagen, und die Umstände des Ofens nöthigten ihn, in der Eile die Materie auslaufen zu lassen, und den Guß zu wagen.</text:span></text:p>
          </table:table-cell>
          <table:table-cell office:value-type="string">
            <text:p>-</text:p>
          </table:table-cell>
          <table:table-cell office:value-type="float" office:value="739">
            <text:p>739</text:p>
          </table:table-cell>
          <table:table-cell table:number-columns-repeated="1018"/>
        </table:table-row>
        <table:table-row table:style-name="ro10">
          <table:table-cell office:value-type="string">
            <text:p><text:span text:style-name="T1">Wollen wir sie in ihrem Aeußeren kennen lernen, brauchen wir nur die Radirungen Callot’s zu betrachten, und wir haben sie in allen Wechselfällen des Kriegs mordend, plündernd und sengend, als Sieger und verfolgt, renommistisch aufgeputzt und bettlerhaft zerlumpt.</text:span> Diese Söhne des Kriegs, die <text:span text:style-name="T2">flotten</text:span>, freien Glücksritter wie das scheue Gesindel, wurden die Vorbilder der städtischen Müssiggänger. <text:span text:style-name="T1">Mehr oder weniger war die ganze civilistische Welt von der soldatischen Eitelkeit und dem hohlen Scheinwesen angesteckt und trug solches Stutzerthum im Aeußeren zur Schau.</text:span></text:p>
          </table:table-cell>
          <table:table-cell/>
          <table:table-cell office:value-type="string">
            <text:p><text:s/></text:p>
          </table:table-cell>
          <table:table-cell office:value-type="string">
            <text:p><text:span text:style-name="T1">O Held, o Menschenfreund! wenn in des Winters Tagen Vom Harzgebürg die rauhe Luft Herabstürmt an die dünnen Wände, Dann zittern dieses Volkes Hände, Das hier versammlet ist, und laut zum Himmel ruft: Laß Dich bewegen seine Zähre, Und gieb nur einen Wink, so wird bey Deinem Heere Gesammlet zu dem Bau, daß er von statten geh.</text:span> Der edelmüthige und gut geherzte Britte Giebt reichlich, wird belohnt von Gott, der auf der See Die <text:span text:style-name="T2">Flotten</text:span> Albions heißt unumschränkt regieren, Und ihre Feinde schreckt, daß sie den Muth verlieren, Und Insuln giebt in ihre Hand. <text:span text:style-name="T1">Herr! durch das Lächeln Deiner Blicke, Wird jedes Herz mir zugewandt.</text:span></text:p>
          </table:table-cell>
          <table:table-cell office:value-type="string">
            <text:p>-</text:p>
          </table:table-cell>
          <table:table-cell office:value-type="float" office:value="366">
            <text:p>366</text:p>
          </table:table-cell>
          <table:table-cell table:number-columns-repeated="1018"/>
        </table:table-row>
        <table:table-row table:style-name="ro6">
          <table:table-cell office:value-type="string">
            <text:p><text:span text:style-name="T1">Denn von ihrem Herkules, der doch nicht so alt, wie ihr Pan geschätzt wurde, zählten sie schon bis an den König Amasis 1700 Jahre, und doch mußte das Volk, während der Götterzeit, keinen Götterdienst gehalten haben, weil ihn Menes erst lehrte.</text:span> Was nun noch vornämlich hieher gehört, ist, daß während der gedachten 10340jährigen Regierung der Könige, die Sonne viermahl ihren Aufgang verändert habe, und zweymahl in <text:span text:style-name="T2">Abend</text:span> aufgegangen, zweymahl also in Morgen untergegangen sey, ohne alle Veränderung für Aegypten. <text:span text:style-name="T1">Nun hat zwar Jablonski durch sein ägyptisches Pantheon diese Götterlehre sehr gelehrt, obgleich nicht wie ein Erforscher der alten Erdkunde aus einander gesetzt; dem ungeachtet verdienet diese Bemühung den größten Dank.</text:span></text:p>
          </table:table-cell>
          <table:table-cell/>
          <table:table-cell office:value-type="string">
            <text:p><text:s/></text:p>
          </table:table-cell>
          <table:table-cell office:value-type="string">
            <text:p><text:span text:style-name="T1">So hatte er des Angelus Silesius cherubinischen Wandersmann in das Haus gebracht und die kleine Gesellschaft empfand die größte Freude über den vehementen Gottesschauer, seine lebendige Sprache und poetische Gluth.</text:span> Diese unbefangene Freude ärgerte aber gerade den guten Pfarrer und wollte ihm gar nicht passen, und er ergriff eines <text:span text:style-name="T2">Abends</text:span> das Büchlein und begann um so eindringlicher und nachdrücklicher daraus vorzulesen, als ob die Leutchen bis jetzt gar nicht gemerkt, was sie eigentlich läsen. <text:span text:style-name="T1">Als er sich etwas müde geeifert, nahm Heinrich das Buch auch in die Hand, blätterte darin und sagte dann:</text:span></text:p>
          </table:table-cell>
          <table:table-cell office:value-type="string">
            <text:p>-</text:p>
          </table:table-cell>
          <table:table-cell office:value-type="float" office:value="48">
            <text:p>48</text:p>
          </table:table-cell>
          <table:table-cell table:number-columns-repeated="1018"/>
        </table:table-row>
        <table:table-row table:style-name="ro9">
          <table:table-cell office:value-type="string">
            <text:p><text:span text:style-name="T1">Das war am Donnerstag, am Tage vor der Abreise.</text:span> Innstetten war über Land gefahren und wurde erst gegen <text:span text:style-name="T2">Abend</text:span> zurückerwartet. <text:span text:style-name="T1">Am Nachmittag ging Effi in die Stadt, bis auf den Marktplatz, und trat hier in die Apotheke und bat um eine Flasche Sal volatile.</text:span></text:p>
          </table:table-cell>
          <table:table-cell/>
          <table:table-cell office:value-type="string">
            <text:p><text:s/></text:p>
          </table:table-cell>
          <table:table-cell office:value-type="string">
            <text:p><text:span text:style-name="T1">Nun, heut’ hat mich mein mir sonst günstiges Schicksal sitzen lassen.</text:span> Nachdem ich mich dem Schooße meiner Familie entwunden habe, um so gegen Abend mit einem Spaziergang die bescheidene Löschung meines alltäglichen Durstes zu verbinden, hat sich dieser mein angeborner Durst wieder mit dem Schicksal verbunden, in dessen Fügung es gelegen, daß sich der <text:span text:style-name="T2">Abend</text:span> wieder mit der Nacht alliirt, um mich aus dem Wirthshause in diesen Wald zu bringen — pumps! <text:span text:style-name="T1">(stößt wieder an einen Baum)</text:span></text:p>
          </table:table-cell>
          <table:table-cell office:value-type="string">
            <text:p>-</text:p>
          </table:table-cell>
          <table:table-cell office:value-type="float" office:value="1053">
            <text:p>1053</text:p>
          </table:table-cell>
          <table:table-cell table:number-columns-repeated="1018"/>
        </table:table-row>
        <table:table-row table:style-name="ro9">
          <table:table-cell office:value-type="string">
            <text:p><text:span text:style-name="T1">Helfferich a. O. S. 45:</text:span> Das in den Fragmenten (306) durch einen erwünschten <text:span text:style-name="T2">Zufall</text:span> erhaltene alte Gesetz V 1, 3 steht in unverkennbarer Beziehung zu Conc. Tolet. <text:span text:style-name="T1">III c. 3.</text:span></text:p>
          </table:table-cell>
          <table:table-cell/>
          <table:table-cell office:value-type="string">
            <text:p><text:s/></text:p>
          </table:table-cell>
          <table:table-cell office:value-type="string">
            <text:p><text:span text:style-name="T1">„</text:span><text:span text:style-name="T1">Die Verschiedenheit der natürlichen Farben der Halme veranlasste bald ihre Benutzung nach abwechselnder Ordnung.“</text:span> Also nicht der reine <text:span text:style-name="T2">Zufall</text:span> hat das erste Muster in die Welt gesetzt, sondern der Mensch nahm eine bewusste („veranlasste“) Auswahl verschiedenfarbiger Halme vor, deren Verflechtung in rhythmischer Abwechslung („abwechselnder Ordnung“) sodann zum Muster geführt hat. <text:span text:style-name="T1">Es wird dem Menschen damit ausdrücklich ein kunstschöpferischer Gedanke bei dem ganzen Vorgange zugebilligt.</text:span></text:p>
          </table:table-cell>
          <table:table-cell office:value-type="string">
            <text:p>-</text:p>
          </table:table-cell>
          <table:table-cell office:value-type="float" office:value="1291">
            <text:p>1291</text:p>
          </table:table-cell>
          <table:table-cell table:number-columns-repeated="1018"/>
        </table:table-row>
        <table:table-row table:style-name="ro38">
          <table:table-cell office:value-type="string">
            <text:p><text:span text:style-name="T1">1753 eine verordnung wegen der wildfänge, und bastarten in das land ergangen, vermöge deren 1) alle bastarten, männlichen, und weiblichen geschlechtes, welche in der Kur-Pfalz, wie auch in den darin, und daran ligenden geist-und weltlichen herrschaften, städten, flecken, und dörfern rc zur welt kommen, kur-pfälzische leibeigene werden, und dem Kurfürsten derselben, one hinterlassung ehelicher leibeserben, oder eines rechtlich solennisirten giltigen testamentes erfolgendes ableiben ire ganze verlassenschaft, sowohl was inen von ires vaters vermögen zum bastartfalle ausgesezet worden ist, als auch was sie sonst ererbet, oder erworben haben, erbweiß zukommet.</text:span> So bald nun ein unehliches kind zur welt kömmt, soll es sofort von des ortes schuldheissen, fauten, anwalden, gerichte rc irem fürgesezeten aus-oder hörfauten rc, angezeiget, von solchen aber nachdem der bastart durch den ausfaut gleich in das leibregister, jedoch one abnemung des sonst gewönlichen fang-guldens, eingetragen, und nötigen falles bevormundet werden, die festsezung des bastartfalles, nebst der ihm allenfalls auch zustehenden bestrafung, ansezung der landes-fundi gebür, und verordnung der alimenten zugleich; ansonst aber, und da die strafe, auch besorgung der alimenten nicht inen, sondern dem gerichtsherrn zukömmt, und die landes-fundi-gebür keinen plaz greifet, allein, iedoch uneingestellet, und dergestalt geschehen soll, daß 2) diweil die bastarten, wenn ire natürliche väter, welche sie sonst in lebzeiten zu unterhalten schuldig sind, absterben, mit, und neben den ehelichen kindern nichts erben, und doch auferzogen werden, auch zur <text:span text:style-name="T2">anstellung</text:span> ehrlicher haushaltung einen anfang, und hülfe haben müssen, gleich der geschehenen anzeige von des bastarten geburt, ein sicheres quantum von des unehelichen vaters vermögen, 15 vom hundert, welche das uneheliche kind nach des vaters tode zu seinem eigentume haben soll, zum bastartfalle verordnet, eingetriben, und sicher angeleget werde; wobei dann 3) der bedacht zugleich auf die strase, und die landes-fundi-gebür genommen; wegen der den bastarten zukommenden alimenten aber 4) dergestaltige verordnung getroffen werde, da das vom bestimmeten bastartfalle kommende interesse in das auswerfende alimentationsquantum gerechnet, und davon abgezogen; wofern es aber zum nötigen unterhalte des kindes allein hinreichend ist, von lezterem ganz abstrahiret werde; gleichwie nun auf solche art der gesezete bastartfall ein surrogatum ist; allso soll 5) in denen fällen, da der unehelichen kinder väter, one hinterlassung ehelicher descendenten versterben, der augesezte bastartfall in 2 unzen, oder den sechsten teil der erbschaft ein-und abgerechnet werden; wenn aber 6) ein bastart sich ausser landes begibet, und davon zihet, soll dem Kurfürsten derselbe nicht allein die manumissions-gebür, als ein leibeigener, sondern auch wegen der etwa entzihenden erbschaft noch besondere 5 vom 100 seines vermögens, nebst der dem herkommen gemäß schuldiger nachsteuer bei seinem abzuge zu entrichten haben. <text:span text:style-name="T1">Unter den bastartfall gehören 7) alle ausser der ehe erzeugete kinder, die aeltern seynd geistlich, oder weltlich, christen, oder jüden, auch die aus einem verdammeten beischlaffe erzilete kinder; dahingegen werden 8) davon ausgenommen: dijenige: welche ausser den Kur-Pfälzischen, und in-auch anligenden landen, oder orten, wo Kur-Pfalz sich dises rechtes begeben hat, geboren werden; ob sie schon hernach in dasigen, und andern landen, wo Kur-Pfalz das recht der bastartfälle auszuüben befugt ist, sich niderlassen, und daselbst nach des Ortes beschaffenheit zu wildfängen angenommen würden; wie dann auch, falls 9) der bastart noch vor der teidigung, und anordnung des bastartfalles ablebet, alsdann damit eingehalten, und diselben gar nicht fürgenommen werden soll; was nun 10) die orte betrift, worin Kur-Pfalz sotane gerechtsame ausgeübet wissen will; so sind es alle dijenige kur-pfälzische, wie auch ein-und anligende lande, und ortschaften, welche weder durch verträge mit dem kurhause, noch durch besondere kur-pfälzische privilegien davon ausgenommen sind; jedoch dergestalt, daß 11) wenn ein bastart in denen auswärtigen landen, und örtern zur welt kömmt, mit welchen wegen des leibeigenschaftrechtes allein, nicht aber auch wegen der bastartsfälle verträge obhanden sind, oder von welchen einiger ungegründeter widerspruch zu befaren ist, die obbenannte beambte solches zuförderst bei der kur-pfälzischen landesregirung anzeigen, und desfalls weitere verhaltungs-befele erwarten sollen.</text:span></text:p>
          </table:table-cell>
          <table:table-cell/>
          <table:table-cell office:value-type="string">
            <text:p><text:s/></text:p>
          </table:table-cell>
          <table:table-cell office:value-type="string">
            <text:p><text:span text:style-name="T1">Dieselbe ist abgeän-</text:span> Der Grund für die Kautionsleistung ist nicht die <text:span text:style-name="T2">Anstellung</text:span> im Staatsdienst, sondern die mit dieser Anstellung gleichzeitig übertragene Vermögens-Verwaltung oder Aufbewahrung, also ein mit der Anstellung im Staatsdienst verbundenes Accidens. <text:span text:style-name="T1">Es ist daher falsch und vielfach irreführend, von einer Kautionspflicht der Reichsbeamten oder gewisser Klassen derselben zu reden. Die Leistung einer Kaution ist nicht die Erfüllung einer Beamtenpflicht, sondern eine Vorbedingung zur Erlangung eines gewissen Amtes und mithin zur Anstellung behufs Uebernahme dieses Amtes.</text:span></text:p>
          </table:table-cell>
          <table:table-cell office:value-type="string">
            <text:p>-</text:p>
          </table:table-cell>
          <table:table-cell office:value-type="float" office:value="329">
            <text:p>329</text:p>
          </table:table-cell>
          <table:table-cell table:number-columns-repeated="1018"/>
        </table:table-row>
        <table:table-row table:style-name="ro39">
          <table:table-cell office:value-type="string">
            <text:p><text:span text:style-name="T1">Themistokles lässt sich vom volke ohne seine absicht zu verraten 100 talente übergeben. sollten die Athener den händen des Themistokles wirklich so viel vertraut haben?</text:span> er gibt dann den hundert reichsten bürgern je ein talent und lässt sie dafür eine triere bauen, auf das risico hin, sie zu behalten, wenn der staat sie ihnen nicht abnähme. was sollten sie in dem falle mit dem kriegsschiffe anfangen? piraten wollten sie doch nicht werden. von den ausrüstungsgegenständen und der bemannung wird klüglich geschwiegen. man braucht die geschichte nur in die realität umgesetzt zu denken, um ihre unmöglichkeit einzusehen; aber es ist eine unerlaubte behandlung einer guten geschichte, wenn man sie als real behandelt. was sie soll, tut sie sehr gut, sie illustrirt die überlegne klugheit des Themistokles. und sie ist, auch wenn man sie nicht überschätzt, keinesweges wertlos. dazu braucht man nur Herodots bericht hinzuzunehmen, den er in einem excurse 7, 144 gelegentlich der themistokleischen orakeldeutung von 480 nachträgt. da steht freilich nichts von der anekdote, sondern Themistokles bestimmt das volk, die überschüsse statt zu verteilen zum schiffsbau zu verwenden, und das ist dasselbe richtige, was sich unter der anekdote der Atthis verbirgt. dafür liefert diese die genaue zeitbestimmung während Herodot nur allgemein an den aeginetischen krieg anknüpft, und die richtige zahl von 100 trieren statt 200 bei Herodot, der auf die übertriebene zahl durch die stärke der <text:span text:style-name="T2">flotte</text:span> von 480 gekommen ist, aus der nur folgt, ganz ebenso wie aus der gründung des kriegshafens, dass Athen die flottengründung viel früher ins auge gefasst und begonnen hat als 482, wo Themistokles, den Perserkrieg im auge, die pachtgelder für eine ausserordentliche vermehrung der flotte zu verwenden durchsetzte. so verliert die geschichte, die Aristoteles erzählt, ihren wert für uns keinesweges, wenn wir das anekdotenhafte gewand ihr abstreifen; es ist allerdings zu fürchten, dass ihn gerade dieses gereizt hat. <text:span text:style-name="T1">Vgl. s. 225 und das capitel ‘Trittyen und demen’.</text:span></text:p>
          </table:table-cell>
          <table:table-cell/>
          <table:table-cell office:value-type="string">
            <text:p><text:s/></text:p>
          </table:table-cell>
          <table:table-cell office:value-type="string">
            <text:p><text:span text:style-name="T1">— — </text:span><text:span text:style-name="T1">zum landleben 357</text:span> — — zu militär und <text:span text:style-name="T2">flotte</text:span> 209 <text:span text:style-name="T1">— zeitrechnung 1</text:span></text:p>
          </table:table-cell>
          <table:table-cell office:value-type="string">
            <text:p>-</text:p>
          </table:table-cell>
          <table:table-cell office:value-type="float" office:value="1285">
            <text:p>1285</text:p>
          </table:table-cell>
          <table:table-cell table:number-columns-repeated="1018"/>
        </table:table-row>
        <table:table-row table:style-name="ro6">
          <table:table-cell office:value-type="string">
            <text:p><text:span text:style-name="T1">Aber er hielt seines Fleisches natürliche Unruhe nieder und zwang seine Füße mannhaft, unter dem bücherschweren Tisch Stand zu halten.</text:span> Es war ein linder Sommerabend; wiederum war seine <text:span text:style-name="T2">Feder</text:span> wie ein Irrlicht über das geduldige Pergamen gehüpft, es knisterte vom Ziehen der Buchstaben — da hub sie an langsamer zu gehen, — itzt eine Pause, dann noch einige Züge — und einen gewaltigen Schnirkel zog er über den unbeschriebenen übrigen Raum, daß die Tinte unfreiwillig einen Schwarm von Flecken gleich schwarzen Sternbildern drüber schwirrte. <text:span text:style-name="T1">Er hatte das Wort Finis! geschrieben; mit lang gedehntem Athemzug erhob er sich vom Stuhl gleich einem Mann, dem ein Centnerstein vom Herzen gefallen, er überschaute, was schwarz auf weiß vor ihm lag:</text:span></text:p>
          </table:table-cell>
          <table:table-cell/>
          <table:table-cell office:value-type="string">
            <text:p><text:s/></text:p>
          </table:table-cell>
          <table:table-cell office:value-type="string">
            <text:p><text:span text:style-name="T1">Die humanistischen Ansätze der klassischen Periode steigern sich in Goethe zum Gipfel.</text:span> Eine rein ästhetische Kunst um der Kunst willen gelangt in der Romantik zur Selbstüberbietung u. s. f. Aus einem jedenfalls weitgehend andersgearteten Drang greift der Dichter der Gegenwart zur <text:span text:style-name="T2">Feder</text:span> als das Germanenheer zur Zeit des Tacitus den Schild an den Mund legte, damit sein Schlachtgesang um so dröhnender gelle. <text:span text:style-name="T1">Selbst ein Ludwig Anzengruber dichtet aus andern Voraussetzungen und zu andern Zwecken, vor allem nach andern ihm halb bewußt, halb unbewußt vorschwebenden Gesetzen als sein ebenfalls unserm Jahrhundert angehöriger Landsmann Franz Grillparzer.</text:span></text:p>
          </table:table-cell>
          <table:table-cell office:value-type="string">
            <text:p>-</text:p>
          </table:table-cell>
          <table:table-cell office:value-type="float" office:value="1226">
            <text:p>1226</text:p>
          </table:table-cell>
          <table:table-cell table:number-columns-repeated="1018"/>
        </table:table-row>
        <table:table-row table:style-name="ro3">
          <table:table-cell office:value-type="string">
            <text:p><text:span text:style-name="T1">Fasc. VIII.</text:span> Schon seltener ist es, wenn man aus dem Ursprunge der Milzader eine besondre Pförtnerader in den hintern Theil des Pförtners, und zum <text:span text:style-name="T2">Pakke</text:span> der Gallengefässe laufen gesehen. Sonsten nimmt eine besondre Gekrösdrüsenader, welches die öberste ihrer Gefärtinnen ist, diese Stelle ein. <text:span text:style-name="T1">Diese läuft rechter Hand, über den Kopf der Gekrösdrüse, hinter dem Pförtner, zum Zwölffingerdarm und zur Gekrösedrüse, und verschwistert sich mit der Gekrösdrüsen-und Zwölffingerdarmsader, und mit der Pförtnerader.</text:span></text:p>
          </table:table-cell>
          <table:table-cell/>
          <table:table-cell office:value-type="string">
            <text:p><text:s/></text:p>
          </table:table-cell>
          <table:table-cell office:value-type="string">
            <text:p><text:span text:style-name="T1">Am heftigsten werden die Bewegungen, wenn sich mehrere Birkhähne auf ein und derselben Stelle einfinden; dann werden aus den Tänzern wüthende Streiter.</text:span> Jhrer zwei stellen sich gegeneinander auf, wie Haushähne, fahren mit tief zu Boden gesenkten Köpfen auf einander los, springen beide zu gleicher Zeit senkrecht vom Boden auf, versuchen sich zu hauen und zu kratzen, fallen wieder herab, umgehen sich unter wüthendem Kollern mehrmals, nehmen einen neuen Anlauf, und streben, sich gegenseitig zu <text:span text:style-name="T2">packen</text:span>. <text:span text:style-name="T1">Wird der Kampf ernsthaft, so muß jeder der Kämpfer Federn lassen; aber trotz der scheinbaren Wuth, mit welcher sie kämpfen, kommen kaum, vielleicht niemals ernsthafte Verwundungen vor, und es scheint fast, als wolle Einer nur den Andern verscheuchen, nicht aber schädigen.</text:span></text:p>
          </table:table-cell>
          <table:table-cell office:value-type="string">
            <text:p>-</text:p>
          </table:table-cell>
          <table:table-cell office:value-type="float" office:value="243">
            <text:p>243</text:p>
          </table:table-cell>
          <table:table-cell table:number-columns-repeated="1018"/>
        </table:table-row>
        <table:table-row table:style-name="ro22">
          <table:table-cell office:value-type="string">
            <text:p><text:span text:style-name="T1">Sie bedürfen, um leichtreducirbar zu werden, einer oxydirenden Röstung; da sie mit Koks oder Steinkohlen verhüttet werden, ihr durchschnittlicher Schwefelgehalt überhaupt nicht sehr hoch ist, die Aufgabe der vollständigen Entschweflung also geringere Wichtigkeit besitzt, braucht die Temperatur nicht jenes höchste Maass zu erreichen, wie es für den letztgenannten Zweck des Röstens erforderlich sein würde; aber der massenhafte Verbrauch an jenen Erzen stellt erhöhte Ansprüche an die Leistungsfähigkeit der Oefen.</text:span> Daher zeichnen sich die Oefen jener Bezirke meistens durch bedeutende Grösse aus, welche eine entsprechend grosse Leistung mit sich bringt; als Brennstoffe dienen grösstentheils die <text:span text:style-name="T2">billig</text:span> zu erlangenden Steinkohlen, da Gasröstung hier wenig Vortheil bringen würde. <text:span text:style-name="T1">Ganz anders gestalten sich die Verhältnisse, wo kiesige Magneteisenerze mit Holzkohlen verhüttet werden sollen, also nicht allein Höheroxydation dieser schwerreducirbaren Erze sondern auch möglichst vollständige Entschweflung unerlässlich ist.</text:span></text:p>
          </table:table-cell>
          <table:table-cell/>
          <table:table-cell office:value-type="string">
            <text:p><text:s/></text:p>
          </table:table-cell>
          <table:table-cell office:value-type="string">
            <text:p><text:span text:style-name="T1">Die Zahl derer, welche über so ausgedehnte Capitalkräfte zu verfügen vermögen, bleibt dann leicht hinter der gesteigerten Anfrage zurück.</text:span> Die Folge davon ist entweder, daß gewisse Producte nur in beschränkter Maße geliefert werden können und sich dadurch über dem Kostenpreise halten, oder daß neben den ausgedehntesten und am <text:span text:style-name="T2">billigsten</text:span> producirenden Unternehmungen noch kleinere, theurer producirende bestehen, die mit ihren Kosten den Preis des Productes normiren. <text:span text:style-name="T1">In beiden Fällen werfen die Unternehmungen, die mit den größeren Capitalien wirthschaften, einen Ertrag ab, der die Auslagen des Unternehmers und den durch andere Ursachen bestimmten Satz seines Unternehmergewinns übersteigt.</text:span></text:p>
          </table:table-cell>
          <table:table-cell office:value-type="string">
            <text:p>-</text:p>
          </table:table-cell>
          <table:table-cell office:value-type="float" office:value="1009">
            <text:p>1009</text:p>
          </table:table-cell>
          <table:table-cell table:number-columns-repeated="1018"/>
        </table:table-row>
        <table:table-row table:style-name="ro18">
          <table:table-cell office:value-type="string">
            <text:p><text:span text:style-name="T1">Ein Mensch von Fleisch und Blut, schön, schlank und liebenswerth, sprudelnd von Lebenslust und Lebensmuth, sehnte er sich hinaus aus der kleinbürgerlichen Enge seiner Jugend, er wollte die Welt sehen, in ihr herrschen, an ihrem Glanze sich sonnen.</text:span> Als er dann, ohne seine liberale Gesinnung je zu verleugnen, eine Bibliothekarstelle am Stuttgarter Hofe erhielt, da mußte er wegen solcher Verhofrätherei, wie Heine spottete, von den Ueberzeugungsterroristen der liberalen <text:span text:style-name="T2">Presse</text:span> groben Unglimpf hören, wie auch Anastasius Grün ein Abtrünniger gescholten wurde, weil er nach dem Brauche seines Hauses den österreichischen Kämmerertitel annahm. <text:span text:style-name="T1">Nachher gewann Dingelstedt als Leiter großer Hofbühnen eine Mittelstellung zwischen der Kunst und der vornehmen Gesellschaft, wie sie seiner Neigung zusagte; er erwarb sich hohe Verdienste um die Bühne, doch zu eigenem Schaffen konnte er sich in dem weltmännischen Treiben nur noch selten sammeln.</text:span></text:p>
          </table:table-cell>
          <table:table-cell/>
          <table:table-cell office:value-type="string">
            <text:p><text:s/></text:p>
          </table:table-cell>
          <table:table-cell office:value-type="string">
            <text:p><text:span text:style-name="T1">Sie kann einerseits eine in der Form der Presse erscheinende selbständige geistige That des Einzelnen enthalten; und sie kann andernfalls als eine bloß geistige Arbeit derselben erscheinen.</text:span> Dieser Unterschied ist für Wesen und Recht der <text:span text:style-name="T2">Presse</text:span> ein so entscheidender, daß wir ihn genauer bestimmen müssen, weil auf ihm zuletzt das ganze positive Preßrecht und auch die historische Entwicklung desselben beruht. <text:span text:style-name="T1">Eine geistige That überhaupt, und also auch die geistige That der Presse, erscheint da, wo der Gedanke als ein fertiger in das geistige Leben des Andern hineintritt.</text:span></text:p>
          </table:table-cell>
          <table:table-cell office:value-type="string">
            <text:p>-</text:p>
          </table:table-cell>
          <table:table-cell office:value-type="float" office:value="922">
            <text:p>922</text:p>
          </table:table-cell>
          <table:table-cell table:number-columns-repeated="1018"/>
        </table:table-row>
        <table:table-row table:style-name="ro9">
          <table:table-cell office:value-type="string">
            <text:p><text:span text:style-name="T1">In Virginia Phil. trans. n. 454.</text:span> Den Muskatennüssen gleich voyage de la <text:span text:style-name="T2">flotte</text:span> de Nassau p. 18. <text:span text:style-name="T1">GRAeCI illi ccIↄↄ, welche XENOPHON ins Vaterland zurükkführte.</text:span></text:p>
          </table:table-cell>
          <table:table-cell/>
          <table:table-cell office:value-type="string">
            <text:p><text:s/></text:p>
          </table:table-cell>
          <table:table-cell office:value-type="string">
            <text:p><text:span text:style-name="T1">Lange hatte er vormals in fremden Landen Oeffentlich als ein leibhafter Doktor ausgestanden, Wodurch er sich, obgleich mancher Kranker starb, Doch ein ziemliches Vermögen erwarb.</text:span> 34. Endlich ließ er sich in Schildburg nieder Legte <text:span text:style-name="T2">flot</text:span> daselbst alle seine Kollegen und Brüder, Und fand auf Kosten der Kranken alsbald Reichlich allda seinen Unterhalt. <text:span text:style-name="T1">35. Denn er war der ganzen Gegend Orakel, In seinem Hause war immer Gewühl und Spektakel, Reiche und Arme, groß und klein, Drängten sich beständig aus und ein.</text:span></text:p>
          </table:table-cell>
          <table:table-cell office:value-type="string">
            <text:p>-</text:p>
          </table:table-cell>
          <table:table-cell office:value-type="float" office:value="777">
            <text:p>777</text:p>
          </table:table-cell>
          <table:table-cell table:number-columns-repeated="1018"/>
        </table:table-row>
        <table:table-row table:style-name="ro12">
          <table:table-cell office:value-type="string">
            <text:p><text:span text:style-name="T1">Ferner die Perioden des Lebens.</text:span> Das Kind, der junge Mensch hat ungleich mehr Lebenskraft, Reizfähigkeit, <text:span text:style-name="T2">lockerere</text:span> Bindung, schnellern Wechsel der Bestandtheile. <text:span text:style-name="T1">Hier muss weit weniger Reiz gegeben werden, weil schon ein geringer Reiz starke Reaction erregt; hier ist verhältnissmässig mehr auf Restauration und Abhärtung zu sehen.</text:span></text:p>
          </table:table-cell>
          <table:table-cell/>
          <table:table-cell office:value-type="string">
            <text:p><text:s/></text:p>
          </table:table-cell>
          <table:table-cell office:value-type="string">
            <text:p><text:span text:style-name="T1">Dieses bindet jeztgedachte Gefässe an ihre benachbarte Membranen, an das Eingeweide, ans Knochenhäutchen, und an die Muskeln fest.</text:span> Es ist mehrentheils kurz, und um desto zärter, je kleiner die Zweige der Schlagadern werden; es mangelt überhaupt nirgends, so daß auch die feinsten und denen Haarröhren ähnliche Schlagäderchen über und über mit diesen zellförmigen Bändern bestrikkt sind, und sobald diese zerreissen, zu schwanken und <text:span text:style-name="T2">lokker</text:span> zu werden anfangen. <text:span text:style-name="T1">An den grossen Schlagaderstämmen ist dies Zellgewebe loser gespannt, und es bestehet aus längern, nach sehr spizzigen Winkeln vergitterten Fäden, die fast parallel unter einander laufen und von allem Fette entblöst sind, daß es endlich an gewissen Stellen den be-sondern Namen einer Scheide von berühmten Männern davon getragen. Jn diese Ueberkleidung mischen sich hie und da Nerven und kleine Gefässe dergestalt ein, daß daraus was rothes und eine besondere Gestalt entstehet, wie dann dergleichen Nezgeflechte die Gekrösschlagader, die Pfortader, und die Halsschlagader auf solche Weise überkleidet.</text:span></text:p>
          </table:table-cell>
          <table:table-cell office:value-type="string">
            <text:p>-</text:p>
          </table:table-cell>
          <table:table-cell office:value-type="float" office:value="547">
            <text:p>547</text:p>
          </table:table-cell>
          <table:table-cell table:number-columns-repeated="1018"/>
        </table:table-row>
        <table:table-row table:style-name="ro4">
          <table:table-cell office:value-type="string">
            <text:p><text:span text:style-name="T1">3) wenn sie unterlassen haben, die Bilanz ihres Vermögens jährlich zu ziehen, obgleich dies gesetzlich vorgeschrieben oder nach der Beschaffenheit ihres Geschäfts erforderlich war;</text:span> 4) wenn sie, obgleich das Vermögen nach der letzten <text:span text:style-name="T2">Bilanz</text:span> nicht die Hälfte der Schulden deckte, neue Schulden gemacht oder Waaren oder Kreditpapiere unter dem Werthe verkauft haben. <text:span text:style-name="T1">I. Der einfache Bankerutt wird unter denselben allgemeinen Voraussetzungen, wie der betrügliche, bestraft: nur Personen, welche zu einer der bezeichneten Arten der Gewerbtreibenden gehören, können sich des Vergehens schuldig machen; auch müssen sie ihre Zahlung eingestellt haben.</text:span></text:p>
          </table:table-cell>
          <table:table-cell/>
          <table:table-cell office:value-type="string">
            <text:p><text:s/></text:p>
          </table:table-cell>
          <table:table-cell office:value-type="string">
            <text:p><text:span text:style-name="T1">Jst der ausgeber der assignationen, und ist derjenige schuldener, welcher seinen gläubiger, wegen bezalung einer ihm schuldigen geldpost, an einen andern weiset, Ludovici sp. 991.</text:span> Fünf und sibzigstes haubtstück von den <text:span text:style-name="T2">bilanzen</text:span>. <text:span text:style-name="T1">§ 4867</text:span></text:p>
          </table:table-cell>
          <table:table-cell office:value-type="string">
            <text:p>-</text:p>
          </table:table-cell>
          <table:table-cell office:value-type="float" office:value="294">
            <text:p>294</text:p>
          </table:table-cell>
          <table:table-cell table:number-columns-repeated="1018"/>
        </table:table-row>
        <table:table-row table:style-name="ro5">
          <table:table-cell office:value-type="string">
            <text:p><text:span text:style-name="T1">Durch alle unsere Institutionen geht ein Zug des Mißtrauens, überall flößt uns die volle Gewalt Angst ein, und wir ruhen nicht eher, bis wir ihr die Möglichkeit des Mißbrauchs entzogen haben.</text:span> Es ist jene Flucht vor der Persönlichkeit und die Ueberschätzung der todten Regel und <text:span text:style-name="T2">Anstalt</text:span>, die ich schon früher als einen Charakterzug unserer Zeit bezeichnet habe, und der sich in allen Verhältnissen, nicht bloß in denen des öffentlichen Rechts, nachweisen läßt. <text:span text:style-name="T1">Man nehme unser Beamtenwesen.</text:span></text:p>
          </table:table-cell>
          <table:table-cell/>
          <table:table-cell office:value-type="string">
            <text:p><text:s/></text:p>
          </table:table-cell>
          <table:table-cell office:value-type="string">
            <text:p><text:span text:style-name="T1">Sie sind ringsum gerändelt und gerippt und zeigen auf beiden Flächen die verschiedenen Embleme und Wappen des Landes: die aufgehende Sonne, die Chrysanthemumblüthe, das Kiri-und das Awoi-mon (s. Bd. I, pg. 366), den Drachen, sowie die Legende in chinesischen Zeichen, und die Werthangabe daneben meist auch mit römischen Buchstaben und arabischen Ziffern.</text:span> Während der fünfjährigen Leitung der <text:span text:style-name="T2">Anstalt</text:span> von 1870—1875 durch Major Kinder wurden in ihr 136885541 Stück Münzen im Werthe von 62421744 Yen geprägt. <text:span text:style-name="T1">Kinder führte auch die Vornahme von Analysen und Raffinierungsarbeiten ein und verband ausserdem eine Schwefel-und Salpetersäure-Fabrik mit der Anstalt, wodurch die weitere Einfuhr zweier wichtigen Erfordernisse der chemischen Industrie unnöthig wurde.</text:span></text:p>
          </table:table-cell>
          <table:table-cell office:value-type="string">
            <text:p>-</text:p>
          </table:table-cell>
          <table:table-cell office:value-type="float" office:value="1295">
            <text:p>1295</text:p>
          </table:table-cell>
          <table:table-cell table:number-columns-repeated="1018"/>
        </table:table-row>
        <table:table-row table:style-name="ro20">
          <table:table-cell office:value-type="string">
            <text:p><text:span text:style-name="T1">Hier folgen rechte Hände von drey andern Frauenspersonen.</text:span> Wem ist der charakteristische Unterschied zwischen diesen und jenen nicht auffallend? wer sieht nicht das weniger Zarte, weniger <text:span text:style-name="T2">Feine</text:span> und Sanfte drinn? <text:span text:style-name="T1">Alle drey von sehr verständigen Personen — Die mittlere von einem Mädchen von 13. Jahren von großen Talenten.</text:span></text:p>
          </table:table-cell>
          <table:table-cell/>
          <table:table-cell office:value-type="string">
            <text:p><text:s/></text:p>
          </table:table-cell>
          <table:table-cell office:value-type="string">
            <text:p><text:span text:style-name="T1">Hiernächst muß es eine der ersten Maaßregeln seyn, daß man Reglements und Ordnungen publiciren läßt, wie die zu verfertigenden Manufacturen-und Fabrikenwaaren beschaffen seyn sollen.</text:span> Bey denen Manufacturen muß nicht allein die Länge und Breite der Stücke, die Beschaffenheit des Aufzuges, der Kette, derer dazu zu gebrauchenden Gezeuge und Schemel und mit wie viel Schlägen gearbeitet werden soll, sondern auch das Gewichte vorgeschrieben werden, wie viel ein Stück Seidenzeug oder Tuch von solcher Länge und Breite wiegen soll, weil die <text:span text:style-name="T2">Feine</text:span> und Güte hauptsächlich darauf ankommt; ja bey verschiedenen Manufacturen ist es nöthig zu bestimmen, aus wie viel Fäden der Aufzug bestehen soll. <text:span text:style-name="T1">Eben so muß auch bey denen Fabriken die Beschaffenheit derer in Feuer zu arbeitenden Waaren vorgeschrieben und die äußerlichen Kennzeichen zum Unterschied der Waaren, entweder auf die Waare selbst, oder auf die Fässer, worinnen man sie einpacket, bestimmet werden, wie dergleichen Reglements in Sachsen bey der Schmalte, bey den verzinnten Blechen und andern Fabriken vorhanden sind.</text:span></text:p>
          </table:table-cell>
          <table:table-cell office:value-type="string">
            <text:p>-</text:p>
          </table:table-cell>
          <table:table-cell office:value-type="float" office:value="748">
            <text:p>748</text:p>
          </table:table-cell>
          <table:table-cell table:number-columns-repeated="1018"/>
        </table:table-row>
        <table:table-row table:style-name="ro6">
          <table:table-cell office:value-type="string">
            <text:p><text:span text:style-name="T1">Steht es aber auch fest, wann überhaupt die Fahrlässigkeit bestraft werden soll, so bleibt doch noch die weitere Frage zu erledigen, welchen Grad des Versehens das Gesetzbuch voraussetzt, um die Bestrafung eintreten zu lassen.</text:span> Dieß ist um so wichtiger zu wissen, da die Grenze zwischen dem <text:span text:style-name="T2">Zufall</text:span> und dem Versehen eine sehr unsichere ist, und auch nach der andern Seite hin, dem Dolus gegenüber, der Unterschied oft leichter im Begriff als bei der Beurtheilung des besonderen Falles festzustellen ist. <text:span text:style-name="T1">Das Strafgesetzbuch kommt nun aber dem Verständniß nicht dadurch zur Hülfe, daß es, wie das Rheinische Recht, gewisse Anhaltspunkte der Beurtheilung in Beispielen giebt, um den Begriff der Fahrlässigkeit zur praktischen Anschauung zu bringen.</text:span></text:p>
          </table:table-cell>
          <table:table-cell/>
          <table:table-cell office:value-type="string">
            <text:p><text:s/></text:p>
          </table:table-cell>
          <table:table-cell office:value-type="string">
            <text:p><text:span text:style-name="T1">526. Als seine Erfindung führt endlich Theophrast (de lapid. 95) eine geringere Sorte Mennig an, welche aus gebranntem Oker gewonnen wurde.</text:span> Der <text:span text:style-name="T2">Zufall</text:span> soll ihn darauf geführt haben, indem er beim Brande eines Wirthshauses halbgebrannten Oker von röthlicher Farbe fand. <text:span text:style-name="T1">Philochares.</text:span></text:p>
          </table:table-cell>
          <table:table-cell office:value-type="string">
            <text:p>-</text:p>
          </table:table-cell>
          <table:table-cell office:value-type="float" office:value="1098">
            <text:p>1098</text:p>
          </table:table-cell>
          <table:table-cell table:number-columns-repeated="1018"/>
        </table:table-row>
        <table:table-row table:style-name="ro21">
          <table:table-cell office:value-type="string">
            <text:p><text:span text:style-name="T1">Am anderen Tage begann ich meine Wohnung für den Winter einzurichten.</text:span> Ich <text:span text:style-name="T2">packte</text:span> nach und nach die Sachen, welche ich von meiner Reise mitgebracht hatte, aus, stellte sie nach gewohnter Art und Weise auf, und suchte sie in die vorhandenen einzureihen. <text:span text:style-name="T1">Diese Beschäftigung nahm mehrere Tage in Anspruch.</text:span></text:p>
          </table:table-cell>
          <table:table-cell/>
          <table:table-cell office:value-type="string">
            <text:p><text:s/></text:p>
          </table:table-cell>
          <table:table-cell office:value-type="string">
            <text:p><text:span text:style-name="T1">Wenn z. E. ein Pakken Waare einen Cubicfus groß ist, und ein andrer eine Cubicelle, so wird die durch das Pakleinen und Matten eingefaste Fläche nur 4mal so gros, das Gewicht der Waare aber 8mal grösser.</text:span> Die Thara sollte demnach für den grösseren <text:span text:style-name="T2">Pakken</text:span> nur halb so viel Procente gerechnet werden, als für den kleinen. Allein <text:span text:style-name="T1">1) differiren die Pakken und Fässer für einerlei Waare aus einerlei Gegend nicht so sehr an Grösse, als es in diesem Exempel angenommen ist.</text:span></text:p>
          </table:table-cell>
          <table:table-cell office:value-type="string">
            <text:p>-</text:p>
          </table:table-cell>
          <table:table-cell office:value-type="float" office:value="85">
            <text:p>85</text:p>
          </table:table-cell>
          <table:table-cell table:number-columns-repeated="1018"/>
        </table:table-row>
        <table:table-row table:style-name="ro40">
          <table:table-cell office:value-type="string">
            <text:p><text:span text:style-name="T1">Jm weitläuftigen sinne wird unter der bilanz, wenn zumal ein mit seinen gläubigern sich sezen wollender schuldener sein unvermögen zeigen will, eine ordentliche beschreibung aller des schuldeners haab und güter, der activ-und passiv-schulden, der gläubiger namen und wie vil er einem ieden schuldig sey, verstanden.</text:span> was <text:span text:style-name="T2">bilanz</text:span> ist? <text:span text:style-name="T1">§ 4868</text:span></text:p>
          </table:table-cell>
          <table:table-cell/>
          <table:table-cell office:value-type="string">
            <text:p><text:s/></text:p>
          </table:table-cell>
          <table:table-cell office:value-type="string">
            <text:p><text:span text:style-name="T1">CIA II 114 kann ja mit seinem ἐπὶ τὰ ψηφίσματα den beamten meinen, der später durch den ἐπὶ τοὺς νόμους ersetzt ist, aber dann ist inzwischen eine änderung getroffen.</text:span> Aischines 3, 25 will zeigen, wie gross die bedeutung der ἐπὶ τὸ ϑεωϱικόν 338 war, die jetzt, seit dem gesetze des Hegemon (das vermutlich den ταμίας στϱατιωτικῶν geschaffen hat) geringer ist. dabei holt er in seiner praetentiösen manier weit aus und sagt ‘ für die amtspflicht, die die ἐπὶ τὸ ϑεωϱικόν gehabt haben, in jeder prytanie die <text:span text:style-name="T2">bilanz</text:span> der finanzen dem volke vorzulegen, hat es in früherer zeit (πϱότεϱον und πϱῶτον sind alte varianten, denn handschriften, die das falsche πϱῶτον haben, haben im scholion das richtige) einen ἀντιγϱαφεύς gegeben, den das volk wählte’ (in der wahl liegt schon eine schätzung des amtes). das geht also die zeit vor Eubulos an. ich will nichts gegen die meinung sagen, dass damals wirklich das volk einen ratsherrn mit dieser aufgabe betraut hat, weil sich so Demosth. 22, 38 gut verstehn lässt. nur ist festzuhalten, dass der titel auch damals nicht terminologisch fest geworden war, da Demosthenes in derselben rede (70) ἀντιγϱαφεύς von dem controllirenden staatssclaven braucht und überhaupt ἀντι-γϱάφεσϑαι die controlle immer in sich schliesst. <text:span text:style-name="T1">Im jahre 403 ist es sehr deutlich, dass die“ ansehnlichsten und zuverlässigsten ” zu dem schreiberposten gewählt werden, Agyrrhios für die Pandionis, Kephisophon von Paiania für die Erechtheis:</text:span></text:p>
          </table:table-cell>
          <table:table-cell office:value-type="string">
            <text:p>-</text:p>
          </table:table-cell>
          <table:table-cell office:value-type="float" office:value="313">
            <text:p>313</text:p>
          </table:table-cell>
          <table:table-cell table:number-columns-repeated="1018"/>
        </table:table-row>
        <table:table-row table:style-name="ro8">
          <table:table-cell office:value-type="string">
            <text:p><text:span text:style-name="T1">Aber in diesen Tagen, fuhr meine Begleiterinn fort, fängt jener so schöne und sichre Pfad von neuem an, zu verwildern.</text:span> Der englische Witz scheinet auf den deutschen Parnaß eben so vielen Einfluß zu haben, als die <text:span text:style-name="T2">englischen</text:span> Krieges-Heere und Schätze auf das Gleichgewichte von Europa: London ist, was Paris gewesen. <text:span text:style-name="T1">Und wer muß die brittische Muse nicht verehren, die von einem göttlichen Feuer begeistert, mit ungestümem, aber oft regellosem Fluge sich in Höhen, wohin ihr niemand folgen kann, schwinget, ob sie gleich auch nicht selten um die unfruchtbarn Klippen des frostigen Schwulstes flattert!</text:span></text:p>
          </table:table-cell>
          <table:table-cell/>
          <table:table-cell office:value-type="string">
            <text:p><text:s/></text:p>
          </table:table-cell>
          <table:table-cell office:value-type="string">
            <text:p><text:span text:style-name="T1">Osbecks und Toreens Reisen nach China.</text:span> Grose’s Voyage <text:span text:style-name="T2">englische</text:span> Ausgabe, Vol. I. p. 113. <text:span text:style-name="T1">Auf dem Rückwege kamen wir bey vielen Häusern vorbey, deren Bewohner sich im Schatten ihrer Frucht-bäume truppweise hingelagert hatten und den schönen Nachmittag gemeinschaftlich mit einander genossen.</text:span></text:p>
          </table:table-cell>
          <table:table-cell office:value-type="string">
            <text:p>-</text:p>
          </table:table-cell>
          <table:table-cell office:value-type="float" office:value="723">
            <text:p>723</text:p>
          </table:table-cell>
          <table:table-cell table:number-columns-repeated="1018"/>
        </table:table-row>
        <table:table-row table:style-name="ro8">
          <table:table-cell office:value-type="string">
            <text:p><text:span text:style-name="T1">III. Maire et Curé Délégués cantonaux Conseil municipal Inspecteur de l’instruction primaire.</text:span> Princip: Die Lehre gehört dem geistlichen, die <text:span text:style-name="T2">Anstellung</text:span> und Verwaltung dem weltlichen Element, die Gemeinde hat nur über die Schullasten zu berathen (seit 1850), der wahre herrschende Beamte ist der Inspecteur de l’instruction primaire. <text:span text:style-name="T1">Deutschland.</text:span></text:p>
          </table:table-cell>
          <table:table-cell/>
          <table:table-cell office:value-type="string">
            <text:p><text:s/></text:p>
          </table:table-cell>
          <table:table-cell office:value-type="string">
            <text:p><text:span text:style-name="T1">Regelmässig muss ihm aber Fahrlässigkeit bei der Auswahl oder bei der Beaufsichtigung nachgewiesen werden.</text:span> Als Fahrlässigkeit gilt schon die wissentliche Anstellung eines wegen Branntweinsteuerdefraudation Vorbestraften, es sei denn, dass die Finanzbehörde die <text:span text:style-name="T2">Anstellung</text:span> besonders genehmigt. <text:span text:style-name="T1">Ein Brennereibesitzer, der selbst schon wegen absichtlicher Branntweinsteuerdefraudation bestraft ist, hat gegen sich die Vermutung, bei der Auswahl oder Beaufsichtigung fahrlässig zu handeln; er muss eintretenden Falles den Entlastungsbeweis führen, dass er alle Sorgfalt dabei angewendet hat. —</text:span></text:p>
          </table:table-cell>
          <table:table-cell office:value-type="string">
            <text:p>-</text:p>
          </table:table-cell>
          <table:table-cell office:value-type="float" office:value="1164">
            <text:p>1164</text:p>
          </table:table-cell>
          <table:table-cell table:number-columns-repeated="1018"/>
        </table:table-row>
        <table:table-row table:style-name="ro3">
          <table:table-cell office:value-type="string">
            <text:p><text:span text:style-name="T1">Vorher beschäftigte mich noch eine Zeitlang der angenehme Gedanke von Ausübung der wohlthätigen Menschenliebe gegen diese dürftige Familie.</text:span> Jch dachte mir verschiedene Plans, wie ich nach dem Beyspiel des braven Mannes, die Schulter meines thätigen Willens unter den Hebebaum des Trostes und Beystandes stemmen, und damit dem gestrandeten Glücks-Nachen der guten Leute ins Fahrwasser eines gemächlichern Zustandes schieben, und solchen wieder <text:span text:style-name="T2">flott</text:span> machen könnte. <text:span text:style-name="T1">Die Phantasie erhellte durch liebliche Träume diese Jdeale, die ich mir im wachenden Zustande vorgebildet hatte nur noch mehr, und ich würde hoffentlich zu meiner Zufriedenheit mein Vorhaben ausgeführet haben, wenn nicht das Emigranten Paar, aus übermäßigen Verlangen ihrer Sache recht gewiß zu seyn, meiner guten Absicht vorgegriffen hätte.</text:span></text:p>
          </table:table-cell>
          <table:table-cell/>
          <table:table-cell office:value-type="string">
            <text:p><text:s/></text:p>
          </table:table-cell>
          <table:table-cell office:value-type="string">
            <text:p><text:span text:style-name="T1">O Held, o Menschenfreund! wenn in des Winters Tagen Vom Harzgebürg die rauhe Luft Herabstürmt an die dünnen Wände, Dann zittern dieses Volkes Hände, Das hier versammlet ist, und laut zum Himmel ruft: Laß Dich bewegen seine Zähre, Und gieb nur einen Wink, so wird bey Deinem Heere Gesammlet zu dem Bau, daß er von statten geh.</text:span> Der edelmüthige und gut geherzte Britte Giebt reichlich, wird belohnt von Gott, der auf der See Die <text:span text:style-name="T2">Flotten</text:span> Albions heißt unumschränkt regieren, Und ihre Feinde schreckt, daß sie den Muth verlieren, Und Insuln giebt in ihre Hand. <text:span text:style-name="T1">Herr! durch das Lächeln Deiner Blicke, Wird jedes Herz mir zugewandt.</text:span></text:p>
          </table:table-cell>
          <table:table-cell office:value-type="string">
            <text:p>-</text:p>
          </table:table-cell>
          <table:table-cell office:value-type="float" office:value="771">
            <text:p>771</text:p>
          </table:table-cell>
          <table:table-cell table:number-columns-repeated="1018"/>
        </table:table-row>
        <table:table-row table:style-name="ro21">
          <table:table-cell office:value-type="string">
            <text:p><text:span text:style-name="T1">Unter den Bewohnern gab es nur einen, Namens Webb, der noch des Lesens und Schreibens kundig war.</text:span> Die <text:span text:style-name="T2">englische</text:span> Regierung hat seit 1861 alle Ansprüche auf die Inseln fahren lassen, als die japanische ihr Eigenthumsrecht daraufgeltend machte. <text:span text:style-name="T1">In der Neuzeit hat diese einen regelmässigen Verkehr mit ihnen hergestellt und scheint die genauere Untersuchung und Besiedelung derselben ernstlich betreiben zu wollen.</text:span></text:p>
          </table:table-cell>
          <table:table-cell/>
          <table:table-cell office:value-type="string">
            <text:p><text:s/></text:p>
          </table:table-cell>
          <table:table-cell office:value-type="string">
            <text:p><text:span text:style-name="T1">Nr. 1)</text:span> Thomas Morus ein <text:span text:style-name="T2">englischer</text:span> Canzler, dieser soll wegen seines großen Bartes den Juden Merceda vorstellen. <text:span text:style-name="T1">2) Olivier Cromwell, dieser hat mir wegen seines kleinen aus der Mode gekommenen Zwickbärtgens sehr viel Mühe gemacht, ich wußte nicht, was ich aus ihn machen sollte, endlich glaubte ich, der Knight Sir Roland Meredith könnte noch wohl dadurch vorgestellet werden, denn er wird auch als ein Mann aus der alten Welt beschrieben.</text:span></text:p>
          </table:table-cell>
          <table:table-cell office:value-type="string">
            <text:p>-</text:p>
          </table:table-cell>
          <table:table-cell office:value-type="float" office:value="428">
            <text:p>428</text:p>
          </table:table-cell>
          <table:table-cell table:number-columns-repeated="1018"/>
        </table:table-row>
        <table:table-row table:style-name="ro9">
          <table:table-cell office:value-type="string">
            <text:p><text:span text:style-name="T1">Die meisten Vögel waren nun (den 19. Sept.) schon vom platten Lande weg.</text:span> Noch vor drei Tagen war das Vieh gewaltig von Insekten geplagt, weil aber gestern in diesen Gegenden ein starkes <text:span text:style-name="T2">Donnerwetter</text:span> ausgebrochen, so waren die meisten Insekten ebenfalls weg, und die Luft war abgekühlt; am frühen Morgen, als ich die Reise fortsetzen wollte, war die Kälte schon merklich. <text:span text:style-name="T1">Weil auch das Laub in den Wäldern schon sehr gelb und roth war, so weissageten die Bauern alle frühe Kälte.</text:span></text:p>
          </table:table-cell>
          <table:table-cell/>
          <table:table-cell office:value-type="string">
            <text:p><text:s/></text:p>
          </table:table-cell>
          <table:table-cell office:value-type="string">
            <text:p><text:span text:style-name="T1">Und hier versteht einer des andern Worte nicht mehr — So rauschts, so lärmts, so schlägts und donnerts hier!</text:span> Man meint, mit einem ewigen, unaufhörlichen, tausendmal wiederhallenden <text:span text:style-name="T2">Donnerwetter</text:span> umgeben zu seyn. <text:span text:style-name="T1">Man glaubt, in eine grosse und breite Strasse von Milch hinab zu sehen, die sich aus unerschöpflichen Abgründen immer mehr und mehr ergießt.</text:span></text:p>
          </table:table-cell>
          <table:table-cell office:value-type="string">
            <text:p>-</text:p>
          </table:table-cell>
          <table:table-cell office:value-type="float" office:value="485">
            <text:p>485</text:p>
          </table:table-cell>
          <table:table-cell table:number-columns-repeated="1018"/>
        </table:table-row>
        <table:table-row table:style-name="ro3">
          <table:table-cell office:value-type="string">
            <text:p><text:span text:style-name="T1">Die. schönsten brechen in den Klüften der Schweizer Alpen, wo man wol ehe einzelne Stücke von 7 Centner am Gewicht und einer Klarheit, daß man ein Zeitungsblatt dadurch lesen können, gefunden hat.</text:span> Vorzüglich selten und merkwürdig sind die, so fremde Körper einschliessen: so die Crystalldrusen im <text:span text:style-name="T2">Museum</text:span>, die mehrere Wassertropfen, andere die grosse Zinn-Granaten, andere die Schörl u. s. w. enthalten. <text:span text:style-name="T1">Die in den Achatnieren befindlichen Crystallspitzen sind mehrentheils gefärbt wie Amethysten, Topase rc. Hieher gehören auch die Böhmischen Doppeltopasen oder Kling-Crystallen, die ihren Nahmen von dem hellen Klang haben, den sie beym Anschlagen von sich geben; ferner die so genannten Rauchtopasen, wovon unter den Aschischen Geschenken Faustgrosse Crystalle aus Sibirien befindlich sind.</text:span></text:p>
          </table:table-cell>
          <table:table-cell/>
          <table:table-cell office:value-type="string">
            <text:p><text:s/></text:p>
          </table:table-cell>
          <table:table-cell office:value-type="string">
            <text:p><text:span text:style-name="T1">Myth. 170, 614) abgebildeten, damals in Hope’s, früher in Hamiltons Besitz befindlichen und ferner mit der von Hirt in Catania im Museo Biscari gesehenen (Berl. Kunstblatt 1829 p. 70) identisch ist, scheint mir unabweislich; vgl. O. Jahn a. a. O. Anm. 11.</text:span> G) Kleine Kylix aus Corneto im Berliner <text:span text:style-name="T2">Museum</text:span> No. 1610, abgeb. Arch. Zeit. <text:span text:style-name="T1">1854 Taf. LXVI, bespr. von O. Jahn a. a. O. S. 233.</text:span></text:p>
          </table:table-cell>
          <table:table-cell office:value-type="string">
            <text:p>-</text:p>
          </table:table-cell>
          <table:table-cell office:value-type="float" office:value="418">
            <text:p>418</text:p>
          </table:table-cell>
          <table:table-cell table:number-columns-repeated="1018"/>
        </table:table-row>
        <table:table-row table:style-name="ro3">
          <table:table-cell office:value-type="string">
            <text:p><text:span text:style-name="T1">Gerade dieser Gegenstand ist so interessant und hängt so eng mit der Naturgeschichte und Lebensweise der Perlenmuscheln zusammen, daß wir nur bei der Sache zu bleiben glauben, wenn wir mit geringfügigen Auslassungen den ganzen darauf bezüglichen Abschnitt aus von Heßlings Werk hier folgen lassen.</text:span> Unstreitig das Hauptverdienst, in den Perlen Schmarotzer, so wie deren Eier als ihre Kerne aufgefunden zu haben, gebührt F. de Filippi. Untersuchungen, in ganz anderer Absicht angestellt, führten durch einen <text:span text:style-name="T2">Zufall</text:span> seine Aufmerksamkeit auf die Entstehungsweise derselben. <text:span text:style-name="T1">Zu diesem Zwecke wurden alsdann eine gehörige Anzahl kleiner Perlen aus dem Mantel einiger Mollusken gesammelt und zur näheren Durchforschung der inneren Substanz einige davon zerbrochen, andere in verdünnte Salpetersäure gelegt.</text:span></text:p>
          </table:table-cell>
          <table:table-cell/>
          <table:table-cell office:value-type="string">
            <text:p><text:s/></text:p>
          </table:table-cell>
          <table:table-cell office:value-type="string">
            <text:p><text:span text:style-name="T1">Ja Aristophanes selbst scheint in seinem „Plutos bereits eine allegorische Darstellung, in seinen letzten Komödieen Kokalos und Anolosikon die Darstellung einer Liebesintrigue aus dem realen Leben ganz im Geiste der neueren attischen Komödie gedichtet zu haben.</text:span> Es ist charakteristisch, daß ihr glänzendster Vertreter, Menander, ein Freund und Anhänger des Epikur gewesen und gewiß aus der Lehre dieses Philosophen sein Behagen an der sinnlich-realen Welt und seine Begeisterung für die Tyche, den <text:span text:style-name="T2">Zufall</text:span>, den Beherrscher der Welt und die Muse seines Lustspiels geschöpft hat. <text:span text:style-name="T1">Dies realistische Lustspiel zeigt uns den Gegensatz von Charakter-und Jntriguenstück noch gebunden.</text:span></text:p>
          </table:table-cell>
          <table:table-cell office:value-type="string">
            <text:p>-</text:p>
          </table:table-cell>
          <table:table-cell office:value-type="float" office:value="960">
            <text:p>960</text:p>
          </table:table-cell>
          <table:table-cell table:number-columns-repeated="1018"/>
        </table:table-row>
        <table:table-row table:style-name="ro9">
          <table:table-cell office:value-type="string">
            <text:p><text:span text:style-name="T1">Besprochen von Kaberlin.“ freundlichst folgende Berichtigung:</text:span> Nachdem mich der Herr Verfasser des betreffenden Artikels — nebenbei bemerkt des weitaus eingehendsten und gediegensten, der, wenigstens in der deutschen <text:span text:style-name="T2">Presse</text:span>, bisher über „Papa Hamlet“ erschienen ist — als Autor dieses Buches namhaft gemacht, setzt er in Form einer kleinen Fussnote hinzu: <text:span text:style-name="T1">„Johannes Schlaf soll ebenfalls, aber nur im zweiten Grad, an der Arbeit betheiligt sein.“</text:span></text:p>
          </table:table-cell>
          <table:table-cell/>
          <table:table-cell office:value-type="string">
            <text:p><text:s/></text:p>
          </table:table-cell>
          <table:table-cell office:value-type="string">
            <text:p><text:span text:style-name="T1">Es ist daher natürlich, daß die Verschiedenheit der letztern eine nicht geringere in ihrer Wirksamkeit und damit auch in ihrem öffentlichen Recht erzeugt; es ist daher falsch, dieselben zu übersehen.</text:span> Diese äußeren Grundformen nun, gleichsam der Körper für die Seele und das Werkzeug für die Funktion der <text:span text:style-name="T2">Presse</text:span> und ihre geistige Wirkung, sind das Buch, die Flugschrift, die Zeitschrift, das Fachblatt und die Tagespresse. <text:span text:style-name="T1">Das Buch ist ein geistiges Erzeugniß mit ihm eigenthümlichem Stoff und eigenthümlicher Arbeit.</text:span></text:p>
          </table:table-cell>
          <table:table-cell office:value-type="string">
            <text:p>-</text:p>
          </table:table-cell>
          <table:table-cell office:value-type="float" office:value="1172">
            <text:p>1172</text:p>
          </table:table-cell>
          <table:table-cell table:number-columns-repeated="1018"/>
        </table:table-row>
        <table:table-row table:style-name="ro8">
          <table:table-cell office:value-type="string">
            <text:p><text:span text:style-name="T1">O König Regnar, Vieledler, Es ging dir diesmal schief.</text:span> Du wurdest bald gefangen, Und eh’ sie dich aufgehangen, Gezwickt mit glühenden Zangen, Die <text:span text:style-name="T2">packten</text:span> spitz und tief. <text:span text:style-name="T1">Der König am Marterpfahle Schrie laut in Schmerz und Haß:</text:span></text:p>
          </table:table-cell>
          <table:table-cell/>
          <table:table-cell office:value-type="string">
            <text:p><text:s/></text:p>
          </table:table-cell>
          <table:table-cell office:value-type="string">
            <text:p><text:span text:style-name="T1">Um deßwillen schickten ihn die Vormünder auf die hohe Schule, wo er drey Jahre lang schlief und aß; und nach rühmlichst absolvirten akademischen Studien, wie ihm alle Professores, und Weinschenken bezeugten, mußte er auf Reisen gehen.</text:span> Man <text:span text:style-name="T2">packte</text:span> ihn also, unter der Begleitung eines alten Kammerdieners, und eines erfahrnen Kochs, in einen sehr bequemen Reisewagen, und fuhr ihn fast zwey Jahre, in Deutschland, Frankreich, und den Niederlanden herum. <text:span text:style-name="T1">Alsdenn ließ ihn seine gnädige Mama nach Hause kommen, um zu sehen, wie sich ihr einziger lieber Sohn in fremden Landen gemästet habe.</text:span></text:p>
          </table:table-cell>
          <table:table-cell office:value-type="string">
            <text:p>-</text:p>
          </table:table-cell>
          <table:table-cell office:value-type="float" office:value="423">
            <text:p>423</text:p>
          </table:table-cell>
          <table:table-cell table:number-columns-repeated="1018"/>
        </table:table-row>
        <table:table-row table:style-name="ro4">
          <table:table-cell office:value-type="string">
            <text:p><text:span text:style-name="T1">Den ersten Anlaß zu jener Nachgebung gab vermuthlich der Dienst im Harnisch.</text:span> Zwölf Actien mußten einen Mann im Harnisch stellen; und nun konnte es die Compagnie zulassen, daß der <text:span text:style-name="T2">geharnischte</text:span> Mann nach und nach die eilf Actien, welche zu seiner Rüstung steureten, an sich brachte, und nach seinem Gefallen oder nach Ritterrecht besetzte. <text:span text:style-name="T1">Dieses mußte unvermeidlich erfolgen, wenn der Dienst im Harnisch zunftmäßig getrieben, und keiner dazu gelassen wurde, sein Vater hätte denn auch schon einen Harnisch getragen; hiedurch blieben die eilf Actien auf ewig dem Besitzer der zwölfen verpflichtet, und die Compagnie wahrete blos den Geharnischten, ohne sich um die eilf übrigen weiter zu bekümmern.</text:span></text:p>
          </table:table-cell>
          <table:table-cell/>
          <table:table-cell office:value-type="string">
            <text:p><text:s/></text:p>
          </table:table-cell>
          <table:table-cell office:value-type="string">
            <text:p><text:span text:style-name="T1">MAGNVS D. G. E. O. siliae W. ykiae RE. valiae.</text:span> Des Herzogs Brustbild <text:span text:style-name="T2">geharnischt</text:span> mit der Brustbinde und Federhute. Rev. MONE. NOVA HAPSAL. <text:span text:style-name="T1">62. Der obbeschriebene Adler.</text:span></text:p>
          </table:table-cell>
          <table:table-cell office:value-type="string">
            <text:p>-</text:p>
          </table:table-cell>
          <table:table-cell office:value-type="float" office:value="593">
            <text:p>593</text:p>
          </table:table-cell>
          <table:table-cell table:number-columns-repeated="1018"/>
        </table:table-row>
        <table:table-row table:style-name="ro9">
          <table:table-cell office:value-type="string">
            <text:p><text:span text:style-name="T1">§. 225.</text:span> Wir machen <text:span text:style-name="T2">billig</text:span> den Anfang mit dem Gefühle, das bey dem neugebohrnen Menschen zuerst sich äußert, dessen Organ über die ganze Oberfläche des Körpers verbreitet ist, und von ganz verschiedenen Eigenschaften der äußern Gegenstände Eindrücke annimmt. <text:span text:style-name="T1">§. 226.</text:span></text:p>
          </table:table-cell>
          <table:table-cell/>
          <table:table-cell office:value-type="string">
            <text:p><text:s/></text:p>
          </table:table-cell>
          <table:table-cell office:value-type="string">
            <text:p><text:span text:style-name="T1">Jn der That, Vetter Lovelace; sagte darauf Lady Elisabeth mit ansehnlicher Ernsthaftigkeit; wir verdienen nicht, keine von uns, wie Lady Sarah sagt, daß sie uns so begegnen, wie sie thun.</text:span> Sie mögen wissen, daß ich es nicht für <text:span text:style-name="T2">billig</text:span> hielte, meine, und ihrer Base Charlottens Ehre kränken zu lassen, damit sie ein unschuldiges Frauenzimmer unglücklich machen können. <text:span text:style-name="T1">Sie muß gar bald gewußt haben, was für eine gute Meynung wir alle von ihr hegen, und wie sehr wir wünschten, daß sie ihre Frau werden möchte.</text:span></text:p>
          </table:table-cell>
          <table:table-cell office:value-type="string">
            <text:p>-</text:p>
          </table:table-cell>
          <table:table-cell office:value-type="float" office:value="714">
            <text:p>714</text:p>
          </table:table-cell>
          <table:table-cell table:number-columns-repeated="1018"/>
        </table:table-row>
        <table:table-row table:style-name="ro11">
          <table:table-cell office:value-type="string">
            <text:p><text:span text:style-name="T1">Die Musikaliensammlung enthielt Schätze von älteren Sachen.</text:span> Diese und ähnliche Liebhabereien wurden alle mit gleicher Sorgfalt und Ordnung im wissenschaftlichen Geiste gepflegt, so daß sein Freund Engel einmal sagte: andre Leute haben nur ein <text:span text:style-name="T2">Steckenpferd</text:span>, aber Nicolai hat einen ganzen Stall voll. <text:span text:style-name="T1">Im Jahre 1785 feierte Nicolai seine silberne Hochzeit an der Seite seiner Frau und im Kreise von 5 blühenden Kindern.</text:span></text:p>
          </table:table-cell>
          <table:table-cell/>
          <table:table-cell office:value-type="string">
            <text:p><text:s/></text:p>
          </table:table-cell>
          <table:table-cell office:value-type="string">
            <text:p><text:span text:style-name="T1">Gegen Unvorsichtige und Plauderhafte, Vorwitzige und Neugierige, Zerstreuete und Vergessene. 22)</text:span> Gegen Wunderliche und Sonderlinge. 23) Ueber den Umgang mit dummen, schwachen, übertrieben gutherzigen, leichtgläubigen und solchen Menschen, die gewisse Liebhabereyen und <text:span text:style-name="T2">Steckenpferde</text:span> haben. 24) <text:span text:style-name="T1">Mit muntern und satyrischen Leuten. 25)</text:span></text:p>
          </table:table-cell>
          <table:table-cell office:value-type="string">
            <text:p>-</text:p>
          </table:table-cell>
          <table:table-cell office:value-type="float" office:value="419">
            <text:p>419</text:p>
          </table:table-cell>
          <table:table-cell table:number-columns-repeated="1018"/>
        </table:table-row>
        <table:table-row table:style-name="ro6">
          <table:table-cell office:value-type="string">
            <text:p><text:span text:style-name="T1">„</text:span><text:span text:style-name="T1">Der Zeitpunkt (schrieb ich bereits im Jahr 1784. von welchem an man den Despotismus unserer Deutschen Fürsten datiren muss, ist das sogenannte Jahrhundert Ludwigs XIV.</text:span> Die Deutsche Herrn haben immer gern gereist; sie reisten nach Rom, ins gelobte Land, an den Kaiserlichen Hof, auf den <text:span text:style-name="T2">Reichstag</text:span>, auf die Fürsten-Convente; besuchten und beschmausten sich unter einander, wozu Leid und Freud, Leichen-Begängnisse so gut als Hochzeiten, die öftere Gelegenheit geben mussten; trunken sich immer mit ihren Junkern herum; und, wann sie ihren Gast aufgezehrt und ihr mitgebrachtes Geld alle war, zogen sie wieder heim. <text:span text:style-name="T1">Ludwigs XIV. glänzender Hof gab den Sitten und dem Ton seiner Zeit eine andere Stimmung:</text:span></text:p>
          </table:table-cell>
          <table:table-cell/>
          <table:table-cell office:value-type="string">
            <text:p><text:s/></text:p>
          </table:table-cell>
          <table:table-cell office:value-type="string">
            <text:p><text:span text:style-name="T1">Der Bundesrath dagegen fällt die materielle Entscheidung über die Auslegung oder Handhabung der Reichsgesetze oder über eine allgemeine Einrichtung behufs Abhülfe der Mängel, welche bei der Ausführung der Reichsgesetze hervorgetreten sind.</text:span> Sehr richtig äußerte sich der Abg. Lasker im <text:span text:style-name="T2">Reichstag</text:span> 1870. <text:span text:style-name="T1">II. auß. Sess. Stenogr. Ber. S. 122:</text:span></text:p>
          </table:table-cell>
          <table:table-cell office:value-type="string">
            <text:p>-</text:p>
          </table:table-cell>
          <table:table-cell office:value-type="float" office:value="231">
            <text:p>231</text:p>
          </table:table-cell>
          <table:table-cell table:number-columns-repeated="1018"/>
        </table:table-row>
        <table:table-row table:style-name="ro33">
          <table:table-cell office:value-type="string">
            <text:p><text:span text:style-name="T1">Die quantitative Begränzung der specifischen Contagien ist unberechenbar; es ist möglich, dass schon ein einzelnes Atom unter günstigen Bedingungen zur Fortpflanzung des Krankheitsprocesses, wodurch es producirt worden, genügt; ja in Contagiositatsfragen lässt sich a priori kaum irgend einer Möglichkeit ein gewisser Grad von Berechtigung absprechen.</text:span> Hätte daher Dr. Semmelweis vom Standpunkte der Contagiosität seine Ansicht von der Leicheninfection auf Puerperalleichen allein beschränkt, würde ich um so weniger zur Verneinung geneigt sein, als ich selbst, ohne übrigens Contagionist zu sein, aber allein aus scrupulöser Berücksichtigung der contagionistischen Möglichkeiten schon in mehreren Jahren darauf geachtet haben, dass keiner der Aerzte der hiesigen <text:span text:style-name="T2">Anstalt</text:span> am selben Tage, da er an der Obduction einer Puerperalleiche thätigen Antheil genommen hat, mit irgend einer Gebärenden in Berührung gekommen ist Wozu sich doch gleich die Bemerkung anschliessen mag, dass ich dabei weniger die Ueberführung eines palpablen Ansteckungsstoffes durch die Exploration, als die mögliche Einwirkung des den Händen, Haaren und Kleidern anhängenden Leichendunstes vor Augen gehabt habe. — <text:span text:style-name="T1">Aber, wie schon bemerkt, das specifische Contagium scheint dem Dr. Semmelweis von geringer Bedeutung zu sein, ja es wird seinerseits so wenig beachtet, dass in seinem Aufsatze von der directen Ueberführung der Krankheit von Kranken auf naheliegende gesunde Wöchnerinnen gar nicht die Rede ist.</text:span></text:p>
          </table:table-cell>
          <table:table-cell/>
          <table:table-cell office:value-type="string">
            <text:p><text:s/></text:p>
          </table:table-cell>
          <table:table-cell office:value-type="string">
            <text:p><text:span text:style-name="T1">Von den Extremen der Dürftigkeit und des falschen Pomps auf unsern Theatern ist in Kritik und Aesthetik oft und hinreichend gesprochen.</text:span> Uns beschäftigt hier die wesentliche innere Bedeutung einer <text:span text:style-name="T2">Anstalt</text:span>, welche alle sinnlichen Mittel zusammenfaßt, um den geistigen Gehalt der Poesie mit der Macht des Augenblicks und den Wirkungen für Auge und Ohr in tausende von Gemüthern zu werfen. <text:span text:style-name="T1">Wir haben schon die dramatische Poesie an sich als die Spitze aufgefaßt, mit welcher das System der Künste in sich zurückläuft und seine Gegensätze in erfüllte Einheit zusammenschließt (§. 895); in ihrer Verbindung mit Schauspielkunst und Bühne gestaltet sich dieser Zusammenschluß noch spezieller, indem das subjective geistige Weltbild nicht nur für die innere Vorstellung, sondern auch für die äußeren Sinne objectiv wird, und auch dieß nicht in unbewegter Ruhe, sondern mit wirklicher Bewegung und wirklich tönender Sprache.</text:span></text:p>
          </table:table-cell>
          <table:table-cell office:value-type="string">
            <text:p>-</text:p>
          </table:table-cell>
          <table:table-cell office:value-type="float" office:value="1243">
            <text:p>1243</text:p>
          </table:table-cell>
          <table:table-cell table:number-columns-repeated="1018"/>
        </table:table-row>
        <table:table-row table:style-name="ro21">
          <table:table-cell office:value-type="string">
            <text:p><text:span text:style-name="T1">Sie fraßen ebensogut todte als lebende Thiere, Ratten, Mäuse, Hühner verschiedener Arten und zeigten sich ebenso geschickt, wie Falken und Adler, wenn es galt, eine Beute mit den Klauen wegzutragen.</text:span> Beim Kröpfen hielten sie ihre Nahrung mit den Klauen fest und würgten die abgerissenen Stücke sammt Muskeln, Haaren und <text:span text:style-name="T2">Federn</text:span> ohne Weiteres hinab. <text:span text:style-name="T1">Sie fraßen viel auf einmal, konnten aber auch bequem tagelang hungern.</text:span></text:p>
          </table:table-cell>
          <table:table-cell/>
          <table:table-cell office:value-type="string">
            <text:p><text:s/></text:p>
          </table:table-cell>
          <table:table-cell office:value-type="string">
            <text:p><text:span text:style-name="T1">Der hiesige Adel ist, mit dem bürgerlichen Stande verglichen, auffallend zahlreich.</text:span> Edelleute vom Degen findet man wenig unter demselben, desto mehr von der <text:span text:style-name="T2">Feder</text:span>. <text:span text:style-name="T1">Dies liegt in der Verfassung der Stadt, die sie noch großentheils von den Zeiten her beybehalten hat, wo sie unter Venedig, unter Mayland und unter der Herrschaft einheimischer Familien stand.</text:span></text:p>
          </table:table-cell>
          <table:table-cell office:value-type="string">
            <text:p>-</text:p>
          </table:table-cell>
          <table:table-cell office:value-type="float" office:value="101">
            <text:p>101</text:p>
          </table:table-cell>
          <table:table-cell table:number-columns-repeated="1018"/>
        </table:table-row>
        <table:table-row table:style-name="ro18">
          <table:table-cell office:value-type="string">
            <text:p><text:span text:style-name="T1">Wenn sie genug ausgeschwitzet haben, welches man durch das Anfühlen erkennet, und daraus beurtheilet, wenn sie nicht mehr heiß sind, und nach ihrer Beschaffenheit fein gelbe, lohfarben, oder kastanienbraun geworden sind; so werden sie an einen starken Faden, der nicht leichtlich reißt, mit denen darzu gehörigen Tabacksnadeln angereihet, und so lange auf einen luftigen Boden, wo weder die Sonne, noch der freye Wind dazu kann, gehänget, bis sie recht dürre worden.</text:span> Darauf nimmt man sie wieder ab, und <text:span text:style-name="T2">packet</text:span> sie entweder in Fässer ein, presset sie auch nach Gelegenheit ein; oder, wenn man keine Fasser, oder deren nicht genug hat, schlägt man sie auf große Haufen, die man mit Bretern und Gewichte beschweret, weil sie sich sonst nicht halten, sondern verderben würden. <text:span text:style-name="T1">Und in diesem Zustande ist nun der Taback bereits Kaufmannsgut, und wird, wenn er also verkaufet wird, Blättertaback, franz. Tabac en feuilles, genennet.</text:span></text:p>
          </table:table-cell>
          <table:table-cell/>
          <table:table-cell office:value-type="string">
            <text:p><text:s/></text:p>
          </table:table-cell>
          <table:table-cell office:value-type="string">
            <text:p><text:span text:style-name="T1">...</text:span> Sind die Sachen <text:span text:style-name="T2">gepackt</text:span>?! <text:span text:style-name="T1">Das Schnarchen nebenan hatte aufgehört.</text:span></text:p>
          </table:table-cell>
          <table:table-cell office:value-type="string">
            <text:p>-</text:p>
          </table:table-cell>
          <table:table-cell office:value-type="float" office:value="55">
            <text:p>55</text:p>
          </table:table-cell>
          <table:table-cell table:number-columns-repeated="1018"/>
        </table:table-row>
        <table:table-row table:style-name="ro10">
          <table:table-cell office:value-type="string">
            <text:p><text:span text:style-name="T1">„</text:span><text:span text:style-name="T1">Schon im Privatleben, sagte er nach seiner patriarchalischen Weise, entschließt man sich nicht, den Genuß sogenannter Glücksgüter zu theilen, wenn die Rechtmäßigkeit ihrer Erwerbung irgend zweideutig erscheint.“</text:span> Er widerlegte die Behauptungen Kamptz’s in einer <text:span text:style-name="T2">geharnischten</text:span> Denkschrift, die er ebenfalls unter der Hand bei Hofe verbreiten ließ. <text:span text:style-name="T1">„Bisher, so äußerte er, haben Legitimität und Revolution nur neben einander bestanden, sie haben sich gegenseitig geduldet, und äußerlich mit einander Frieden gehalten; hinfort werden sie sich mit einander vermischt und vermählt haben.“</text:span></text:p>
          </table:table-cell>
          <table:table-cell/>
          <table:table-cell office:value-type="string">
            <text:p><text:s/></text:p>
          </table:table-cell>
          <table:table-cell office:value-type="string">
            <text:p><text:span text:style-name="T1">Desto munterer sprachen die Hirtinnen den schmackhaften Kuchen zu und versorgten mit denselben die vielen Kinder, welche nebst ihren Ziegen den Zug vergrößerten.</text:span> In der Mitte des Gedränges stießen wir auf die Müllersleute, welche den Feind von der anderen Seite her angegriffen hatten, angeführt vom jungen Müller, der als <text:span text:style-name="T2">geharnischter</text:span> Reiter schwer einherklirrte und sein verjährtes Eisengewand andächtig verehren und betasten ließ. <text:span text:style-name="T1">Auf einmal zeigte sich Anna, schüchtern und verschämt; doch ihre Zaghaftigkeit ward von der Gewalt der allgemeinen Freude sogleich vernichtet und sie war in einem Augenblicke wie umgewandelt.</text:span></text:p>
          </table:table-cell>
          <table:table-cell office:value-type="string">
            <text:p>-</text:p>
          </table:table-cell>
          <table:table-cell office:value-type="float" office:value="935">
            <text:p>935</text:p>
          </table:table-cell>
          <table:table-cell table:number-columns-repeated="1018"/>
        </table:table-row>
        <table:table-row table:style-name="ro12">
          <table:table-cell office:value-type="string">
            <text:p><text:span text:style-name="T1">2) Handelsbücher zu führen unterlassen haben, deren Führung ihnen gesetzlich oblag, oder dieselben verheimlicht, vernichtet oder so unordentlich geführt haben, daß sie keine Uebersicht des Vermögenszustandes gewähren, oder</text:span> 3) es unterlassen haben, die <text:span text:style-name="T2">Bilanz</text:span> ihres Vermögens in der gesetzlich vorgeschriebenen Zeit zu ziehen. <text:span text:style-name="T1">Fünfundzwanzigster Abschnitt.</text:span></text:p>
          </table:table-cell>
          <table:table-cell/>
          <table:table-cell office:value-type="string">
            <text:p><text:s/></text:p>
          </table:table-cell>
          <table:table-cell office:value-type="string">
            <text:p><text:span text:style-name="T1">Da in II. Theil 1, 200c Waare sich umgesetzt gegen 200 Im (Waare), und da alles Geld, was bei diesem Umsatz von 400 Waaren zwischen I und II cirkulirt, zurückfliesst zu dem, der es vorgeschossen hat, I oder II, so ist dies Geld, als Element des Umsatzes zwischen I und II, in der That kein Element des Problems, das uns hier beschäftigt.</text:span> Oder anders dargestellt: unterstellen wir, dass in dem Umsatz zwischen 200 Im (Waare) und 200 IIc (Waare von II, Theil 1) das Geld als Zahlungsmittel fungirt, nicht als Kaufmittel und daher auch nicht als „Cirkulationsmittel“ im engsten Sinn, so ist klar, da die Waaren 200 Im und 200 IIc (Theil 1) von gleichem Werthbetrag, Produktionsmittel vom Werth von 200 sich austauschen gegen Konsumtionsmittel zum Werth von 200, das Geld hier nur ideell fungirt, und kein Geld zur Zahlung von <text:span text:style-name="T2">Bilanz</text:span> von dieser oder jener Seite wirklich in Cirkulation zu werfen. <text:span text:style-name="T1">Das Problem tritt also erst rein hervor, wenn wir die Waare 200 Im und ihr Aequivalent, die Waare 200 IIc (Theil 1) auf beiden Seiten I und II wegstreichen.</text:span></text:p>
          </table:table-cell>
          <table:table-cell office:value-type="string">
            <text:p>-</text:p>
          </table:table-cell>
          <table:table-cell office:value-type="float" office:value="1315">
            <text:p>1315</text:p>
          </table:table-cell>
          <table:table-cell table:number-columns-repeated="1018"/>
        </table:table-row>
        <table:table-row table:style-name="ro12">
          <table:table-cell office:value-type="string">
            <text:p><text:span text:style-name="T1">So mußte Kadmus in dem einsamen Böotien, auf den Befehl der Götter, die Zähne des von ihm erlegten Drachen in die Erde säen, um seine gefallenen Krieger zu ersetzen.</text:span> Und aus dieser Saat des Kadmus keimten <text:span text:style-name="T2">geharnischte</text:span> Männer auf, die ihre Schwerdter gegen einander kehrten, und eher vom Streit nicht ruhten, bis nur noch fünfe von ihnen übrig waren, die dem Kadmus beistanden. <text:span text:style-name="T1">In diese Bilder hüllte die Phantasie der Alten die Entstehung der Menschen ein, die im ewigen Zwiste mit sich selber von außen oder von innen, die Spitze ihrer inwohnenden Kraft gegen sich selber kehren, und gleichsam mit angestammter Grausamkeit, in ihr eigenes Eingeweide wüthen.</text:span></text:p>
          </table:table-cell>
          <table:table-cell/>
          <table:table-cell office:value-type="string">
            <text:p><text:s/></text:p>
          </table:table-cell>
          <table:table-cell office:value-type="string">
            <text:p><text:span text:style-name="T1">Von diesem und dem Könige Pyrrhus, finden sich Münzen von dem allerschönsten Gepräge: auf den mehresten von jenen, steht auf der Rückseite ein auf das feinste gearbeiteter Neptunus, und die Münzen vom Pyrrhus haben einen Kopf des Jupiters in der höchsten Jdee, oder einen schönen bartigen Kopf, welches etwa ein Mars ist.</text:span> Einige haben theils jenen, theils diesen, für das Bildniß des Pyrrhus genommen, auf deren Aehnlichkeit sich auch die Benennung eines Kopfs beym Fulvius Ursinus gründet, oder auf die Aehnlichkeit derselben mit dem Kopfe einer <text:span text:style-name="T2">geharnischten</text:span> großen Statue, (des Mars) welche ehemals im Pallaste Massimi war, und itzo im Campidoglio steht; und so verhält es sich wechselsweise von der Statue mit den Münzen. <text:span text:style-name="T1">Hierzu kommen die Elephantenköpfe auf den Flügeln, wie sie bey den Alten hießen, am Harnische, welche man etwa auf die ersten Elephanten wird gedeutet haben, die dieser König zuerst in Griechenland und Jtalien geführet: daher man dieselben auch an der Bekleidung der ergänzten neuen Füße angebracht hat.</text:span></text:p>
          </table:table-cell>
          <table:table-cell office:value-type="string">
            <text:p>-</text:p>
          </table:table-cell>
          <table:table-cell office:value-type="float" office:value="742">
            <text:p>742</text:p>
          </table:table-cell>
          <table:table-cell table:number-columns-repeated="1018"/>
        </table:table-row>
        <table:table-row table:style-name="ro9">
          <table:table-cell office:value-type="string">
            <text:p><text:span text:style-name="T1">1529 war Sultan Soliman vor Wien erschienen.</text:span> 1530 erschien eine <text:span text:style-name="T2">geharnischte</text:span> Schrift Agricolas: <text:span text:style-name="T1">Oratio de bello Turcicis inferendo, eine Art Kreuzzugspredigt gegen den Türken, die grossen Anklang fand und die eigentlich der Ausgangspunkt des für Agricolas Leben so wichtigen Verhältnisses zu dem späteren Kurfürsten Moritz von Sachsen wurde.</text:span></text:p>
          </table:table-cell>
          <table:table-cell/>
          <table:table-cell office:value-type="string">
            <text:p><text:s/></text:p>
          </table:table-cell>
          <table:table-cell office:value-type="string">
            <text:p><text:span text:style-name="T1">Derlei Arbeiten lassen sich auch auf mehrere Jahre verteilen.</text:span> Auch in diesem Falle muss man von dem Gedanken absehen, statt Harnischen <text:span text:style-name="T2">geharnischte</text:span> Männer, statt Rosszeugen geliegerte Pferde u. s. w. vor Augen stellen zu wollen. <text:span text:style-name="T1">Das kostet viel Geld und lenkt die Aufmerksamkeit von dem eigentlichen Gegenstande ab, der gar oft nicht unbedeutenden Wert besitzt und mit der Geschichte des Schlosses, in dem er sich befindet, in engen Beziehungen steht.</text:span></text:p>
          </table:table-cell>
          <table:table-cell office:value-type="string">
            <text:p>-</text:p>
          </table:table-cell>
          <table:table-cell office:value-type="float" office:value="1046">
            <text:p>1046</text:p>
          </table:table-cell>
          <table:table-cell table:number-columns-repeated="1018"/>
        </table:table-row>
        <table:table-row table:style-name="ro12">
          <table:table-cell office:value-type="string">
            <text:p><text:span text:style-name="T1">Von letzterer kommen 27763507 Yen auf die vier letzten Jahre.</text:span> Mit diesen günstigen Handelsabschlüssen seit 1882 correspondiert die <text:span text:style-name="T2">Bilanz</text:span> zwischen Ein-und Ausfuhr der Edelmetalle, wie sie auf Tafel VI gegeben ist, indem sich hier zeigt, dass in derselben Zeit von 1882—1885 eine Mehreinfuhr im Werthe von 7822545 Yen der Ausfuhr gegenüber stand. <text:span text:style-name="T1">Sie bestand vorwiegend in der Einfuhr von Silber-Dollars und diente zum teilweisen Begleich des Mehrbetrags der Waarenausfuhr gegenüber der Einfuhr.</text:span></text:p>
          </table:table-cell>
          <table:table-cell/>
          <table:table-cell office:value-type="string">
            <text:p><text:s/></text:p>
          </table:table-cell>
          <table:table-cell office:value-type="string">
            <text:p><text:span text:style-name="T1">Aber dieser Import wird wieder ausgetauscht z. B. mit amerikanischem Produkt, und dass amerikanisches Produkt exportirt wird ohne entsprechenden Import, ändert nichts an der Sache, dass der Werth dieses Imports konsumirt werden kann ohne einen äquivalenten Abfluss nach aussen; es ist empfangen worden ohne Gegenexport, und es kann daher auch verbraucht werden ohne in die Handelsbilanz einzugehn ] „so bezahlen Sie nicht die auswärtige Schuld, die Sie durch Ihre Einfuhr kontrahirt haben“.</text:span> [ Aber wenn Ihr diesen Import schon vorher bezahlt habt, z. B. durch den im Ausland gegebnen Kredit, so wird keine Schuld dadurch kontrahirt, und die Frage hat gar nichts zu thun mit der internationalen <text:span text:style-name="T2">Bilanz</text:span>; sie löst sich auf in produktive oder unproduktive Ausgabe, einerlei ob die so verbrauchten Produkte inländisches oder ausländisches Produkt sind ] „und desshalb müssen Sie durch diese Transaktion die Wechselkurse afficiren, indem die ausländische Schuld nicht bezahlt wird, weil Ihr Export keinen korrespondirenden Import hat. — <text:span text:style-name="T1">Das ist richtig von Ländern im allgemeinen.“</text:span></text:p>
          </table:table-cell>
          <table:table-cell office:value-type="string">
            <text:p>-</text:p>
          </table:table-cell>
          <table:table-cell office:value-type="float" office:value="945">
            <text:p>945</text:p>
          </table:table-cell>
          <table:table-cell table:number-columns-repeated="1018"/>
        </table:table-row>
        <table:table-row table:style-name="ro8">
          <table:table-cell office:value-type="string">
            <text:p><text:span text:style-name="T1">Ich finde in der Menschennatur eine entsetzliche Gleichheit, in den menschlichen Verhältnissen eine unabwendbare Gewalt, Allen und Keinem verliehen.</text:span> Der Einzelne nur Schaum auf der Welle, die Größe ein bloßer <text:span text:style-name="T2">Zufall</text:span>, die Herrschaft des Genies ein Puppenspiel, ein lächerliches Ringen gegen ein ehernes Gesetz, es zu erkennen das Höchste, es zu beherrschen unmöglich. <text:span text:style-name="T1">Es fällt mir nicht mehr ein, vor den Paradegäulen und Eckstehern der Geschichte mich zu bücken. "</text:span></text:p>
          </table:table-cell>
          <table:table-cell/>
          <table:table-cell office:value-type="string">
            <text:p><text:s/></text:p>
          </table:table-cell>
          <table:table-cell office:value-type="string">
            <text:p><text:span text:style-name="T1">Des Abends stieg die Krankheit, ich konnte nicht mehr aus der Stube, und man lagerte mich in der Studierstube auf den Sopha, wo ich die Nacht ohne allen Schlaf in den heftigsten Kopfschmerzen zubrachte.</text:span> Den 22sten nahmen alle bisherige <text:span text:style-name="T2">Zufälle</text:span> zu; ich konnte kaum mehr aufdauren, ich schickte nach meinem Freund dem Professor S.., dem ich mich ganz übergab. <text:span text:style-name="T1">Er nahm sogleich die Krankheit von einer ernstlichen Seite, muthmaßte oder sah schon Bösartigkeit und so wie ich gegenwärtig aus den Rezepten sehe, verschluckte ich denselben Tag eine ansehnliche Menge hitziger schweißtreibender Mittel.</text:span></text:p>
          </table:table-cell>
          <table:table-cell office:value-type="string">
            <text:p>-</text:p>
          </table:table-cell>
          <table:table-cell office:value-type="float" office:value="196">
            <text:p>196</text:p>
          </table:table-cell>
          <table:table-cell table:number-columns-repeated="1018"/>
        </table:table-row>
        <table:table-row table:style-name="ro5">
          <table:table-cell office:value-type="string">
            <text:p><text:span text:style-name="T1">Auch den Canzlisten wurde bey der Dictatur Wein und weiß Brod vorgesetzt.</text:span> Da sich aber der <text:span text:style-name="T2">Reichstag</text:span> in die Länge zog, beschwerte sich die Stadt Regensburg schon im vorigen Jahrhundert, daß ihr diese Ausgabe bereits etliche tausend Rthlr. gekostet habe, zumal da nicht leicht etwas übrig gelaßen, sondern allenfalls eingesteckt würde. <text:span text:style-name="T1">Die Stadt ward darauf von allen drey Reichscollegien dieser Ausgabe überhoben.</text:span></text:p>
          </table:table-cell>
          <table:table-cell/>
          <table:table-cell office:value-type="string">
            <text:p><text:s/></text:p>
          </table:table-cell>
          <table:table-cell office:value-type="string">
            <text:p><text:span text:style-name="T1">II.</text:span> Jetzt wurde noch in einem Reichsgutachten unterm 26. Jan. 1667. darauf angetragen: daß ein jeder Reichsstand die nöthigen Legationskosten zum Reichstage, wie auch zu Deputationstagen und Kreisversammlungen, von seinen Unterthanen erheben möge. Dieses genehmigte auch der Kaiser am 19. Jun. 1670. Somit war jetzt auch eine Schwierigkeit weniger, den <text:span text:style-name="T2">Reichstag</text:span> zu verewigen, da ein jeder Reichsstand die dazu erforderlichen Gesandtschaftskosten nicht mehr von seinen eignen Cammereinkünften zu tragen brauchte, sondern durch Landsteuern erheben konnte. <text:span text:style-name="T1">(Mancher Reichsstand hat seitdem vielleicht noch Vortheil davon gehabt, wenn die Landschaft gewisse Steuerbeyträge dazu übernommen hat, und sich in dieser Ausgabe noch etwas erspahren läßt.</text:span></text:p>
          </table:table-cell>
          <table:table-cell office:value-type="string">
            <text:p>-</text:p>
          </table:table-cell>
          <table:table-cell office:value-type="float" office:value="477">
            <text:p>477</text:p>
          </table:table-cell>
          <table:table-cell table:number-columns-repeated="1018"/>
        </table:table-row>
        <table:table-row table:style-name="ro7">
          <table:table-cell office:value-type="string">
            <text:p><text:span text:style-name="T1">Elafu.</text:span> Ich sehe im Ernst nicht, wie das Geld mit der <text:span text:style-name="T2">Anstellung</text:span> eines Dieners des Stats zusammenhängt? <text:span text:style-name="T1">Lehnlakai.</text:span></text:p>
          </table:table-cell>
          <table:table-cell/>
          <table:table-cell office:value-type="string">
            <text:p><text:s/></text:p>
          </table:table-cell>
          <table:table-cell office:value-type="string">
            <text:p><text:span text:style-name="T1">4) Wenn in der Wechselordnung eines Landes, oder einer Stadt von der Verjährung eines Wechsels nichts verordnet, verjähren die Wechsel, es mögen eigene, oder trassirte seyn, nach den gemeinen kaiserlichen Rechten in 30 Jahren, oder nach den sächsischen Rechten in 31 Jahren 6 Wochen und 3 Tagen. 5)</text:span> Die Verjährungszeit wird durch eine <text:span text:style-name="T2">Anstellung</text:span> der Klage in ihrem Laufe unterbrochen. 6) <text:span text:style-name="T1">Nach Ablauf der zur Verjährung gesetzten Zeit haben die Wechselbriefe, vermöge der meisten Wechselordnungen, die kraft als andere Schuldbekenntnisse. 7)</text:span></text:p>
          </table:table-cell>
          <table:table-cell office:value-type="string">
            <text:p>-</text:p>
          </table:table-cell>
          <table:table-cell office:value-type="float" office:value="535">
            <text:p>535</text:p>
          </table:table-cell>
          <table:table-cell table:number-columns-repeated="1018"/>
        </table:table-row>
        <table:table-row table:style-name="ro9">
          <table:table-cell office:value-type="string">
            <text:p><text:span text:style-name="T1">3.</text:span> Vgl. den Kommissionsbericht des <text:span text:style-name="T2">Reichstages</text:span> zu §. 5 Abs. 3 des Wehrgesetzes. <text:span text:style-name="T1">(Drucksachen 1867 Nro. 96), sowie den Kommissionsbericht zum Landsturmgesetz.</text:span></text:p>
          </table:table-cell>
          <table:table-cell/>
          <table:table-cell office:value-type="string">
            <text:p><text:s/></text:p>
          </table:table-cell>
          <table:table-cell office:value-type="string">
            <text:p><text:span text:style-name="T1">Durch die Aufhebung des Art. 28 Abs. 2 ist dieser Deduction der Boden entzogen worden.</text:span> In dem <text:span text:style-name="T2">Reichstage</text:span> hat somit die dem Deutschen Reiche angehörende Bevölkerung als Gesammtheit eine einheitliche Vertretung gefunden. <text:span text:style-name="T1">Mitgliedschaftsrechte der einzelnen Bundesglieder kommen in keiner Beziehung mittelst des Reichstages zur Ausübung, sondern der Reichstag ist ausschließlich ein Organ des Reiches als einer über den Einzelstaaten stehenden staatlichen Ordnung.</text:span></text:p>
          </table:table-cell>
          <table:table-cell office:value-type="string">
            <text:p>-</text:p>
          </table:table-cell>
          <table:table-cell office:value-type="float" office:value="1284">
            <text:p>1284</text:p>
          </table:table-cell>
          <table:table-cell table:number-columns-repeated="1018"/>
        </table:table-row>
        <table:table-row table:style-name="ro11">
          <table:table-cell office:value-type="string">
            <text:p><text:span text:style-name="T1">2) Kinderspile.</text:span> Dahin gehören alle charten, und <text:span text:style-name="T2">steckenpferde</text:span>, denn die kinder haben die bilder gar gern (§ 3581 des 2ten th.). <text:span text:style-name="T1">4) Gaunerspile.</text:span></text:p>
          </table:table-cell>
          <table:table-cell/>
          <table:table-cell office:value-type="string">
            <text:p><text:s/></text:p>
          </table:table-cell>
          <table:table-cell office:value-type="string">
            <text:p><text:span text:style-name="T1">Da war das Thema gegeben, und Ihr Ritt ins Bebelsche (denn weitab davon sind Sie nicht) konnte beginnen.</text:span> Aber daß Sie's wissen, ich hab' auch mein <text:span text:style-name="T2">Steckenpferd</text:span> und das heißt: König und Kronprinz oder alte Zeit und neue Zeit. <text:span text:style-name="T1">Und darüber hab' ich seit lange mit Ihnen sprechen wollen, nicht akademisch, sondern märkisch-praktisch, so recht mit Rücksicht auf meine nächste Zukunft.</text:span></text:p>
          </table:table-cell>
          <table:table-cell office:value-type="string">
            <text:p>-</text:p>
          </table:table-cell>
          <table:table-cell office:value-type="float" office:value="348">
            <text:p>348</text:p>
          </table:table-cell>
          <table:table-cell table:number-columns-repeated="1018"/>
        </table:table-row>
        <table:table-row table:style-name="ro3">
          <table:table-cell office:value-type="string">
            <text:p><text:span text:style-name="T1">Sie merken leicht, m. H., in welchen Ständen diese Wahnbilder am sichtbarsten seyn müssen; in solchen nämlich, die sich am freiesten äußern dürfen.</text:span> Wer vor andern Scheu haben, wer aus Beruf und Noth auf dem gebahnten Wege angenommener Meinungen oder richtiger Begriffe bleiben muß; der giebt sich Mühe, sonderbare Eigenheiten seines Kopfs und Herzens zu unterdrücken, wenigstens verschließt er sie in der innersten Kammer, und reitet auf seinem <text:span text:style-name="T2">Steckenpferde</text:span> nicht eben an hellem lichten Tage, nicht auf dem Markte. <text:span text:style-name="T1">Wer sich dagegen alles erlaubt und dabei sein Personale äußerst hoch hält, der kann mit diesen Originalpoesieen seines Wesens oft nicht laut genug hervortreten; er erfindet deren eine Reihe, mit der Zeit aus bloßer Willkühr und glaubt sich gar dazu in die Welt gepflanzt, andere damit zu vergnügen.</text:span></text:p>
          </table:table-cell>
          <table:table-cell/>
          <table:table-cell office:value-type="string">
            <text:p><text:s/></text:p>
          </table:table-cell>
          <table:table-cell office:value-type="string">
            <text:p><text:span text:style-name="T1">Himmel, schon zwey Monate todt seyn, und noch nicht vergessen!</text:span> So kann man doch hoffen, daß eines großen Mannes Andenken ein halbes Jahr länger leben wird, als er selbst; aber, auf meine Ehre! in dem Fall muß er wenigstens Kirchen gebaut haben, sonst muß er sichs gefallen lassen, daß man nicht mehr an ihn denkt, als an das <text:span text:style-name="T2">Steckenpferd</text:span>, dessen Grabschrift ist: „Au weh! das ist beklagenswerth! <text:span text:style-name="T1">Man denkt nicht mehr ans Steckenpferd!</text:span></text:p>
          </table:table-cell>
          <table:table-cell office:value-type="string">
            <text:p>-</text:p>
          </table:table-cell>
          <table:table-cell office:value-type="float" office:value="488">
            <text:p>488</text:p>
          </table:table-cell>
          <table:table-cell table:number-columns-repeated="1018"/>
        </table:table-row>
        <table:table-row table:style-name="ro41">
          <table:table-cell office:value-type="string">
            <text:p><text:span text:style-name="T1">Der freigrave schribe sich z. e. „Jch Mangolt, frigreve des hilgen Romischen rikes und mins genedigen herrns von Hessen rc. „, Graßhofes commentatio de originibus Mühlhusae s. 230.</text:span> Das sigel enthilte einen <text:span text:style-name="T2">geharnischten</text:span> stehenden mann, der in der rechten ein schwert, in der linken aber eine zange hält. <text:span text:style-name="T1">Diser richter hatte die Reichs-stadt Mühlhausen geächtet, iedoch befreiete er sie 1384 wieder von der acht.</text:span></text:p>
          </table:table-cell>
          <table:table-cell/>
          <table:table-cell office:value-type="string">
            <text:p><text:s/></text:p>
          </table:table-cell>
          <table:table-cell office:value-type="string">
            <text:p><text:span text:style-name="T1">S. 79. 80, u. f.</text:span> Und weiß man das; wem wird die weitläuftige prächtige Anmahnung: „die Fürsten sollten doch bedenken, daß sie ihre Münzen für die Nachwelt schlagen lassen, daß diese ja der spätesten Nachkommenschaft ihren Geschmack verkündigen sollen: die <text:span text:style-name="T2">geharnischten</text:span> Brustbilder wären doch wider das Uebliche unsrer Zeiten: an Münzen und Statuen des Alterthums fände er doch solche Rüstung nicht: an byzantinischen Kaisern auch nicht so ganz: sie bleibe doch für unsre Zeiten fremde: sie stelle doch eine Sache vor, die wir in der Natur nicht mehr sehen: die Römer hätten sich doch nie in ägyptischer Kleidung, oder mit parthischen Tiaren abbilden lassen: <text:span text:style-name="T1">man brächte damit der Nachkommenschaft nichts, als ganz falsche Begriffe von den Trachten unsrer Zeit bei — — und was der Verf. darüber auf sieben Seiten Gelehrtes, Wohlschmeckendes und Zurechtweisendes von Heliogabalus und Childerich, von Alexander und Aristobulus sagen möge, das artige Gebeth des Hrn. Watelets, und den artigen Spaas vom Löwen und Affen d. i. vom Fürsten und seinem Künstler, von der friedfertigen und mit frommem Abscheu gegen alles Morden und Blutvergießen verwahrten Bürgerkompagnie, von der lockichten Perucke und ihrer Herrlichkeiten breitem Halskragen — — diesen artigen Spaas mit eingeschlossen, wer wird die ganze Ermahnungsrede nicht so fade, als möglich, finden?</text:span></text:p>
          </table:table-cell>
          <table:table-cell office:value-type="string">
            <text:p>-</text:p>
          </table:table-cell>
          <table:table-cell office:value-type="float" office:value="773">
            <text:p>773</text:p>
          </table:table-cell>
          <table:table-cell table:number-columns-repeated="1018"/>
        </table:table-row>
        <table:table-row table:style-name="ro22">
          <table:table-cell office:value-type="string">
            <text:p><text:span text:style-name="T1">§ 144</text:span> Die Reichsgrafen haben entweder siz, und stimme auf dem <text:span text:style-name="T2">Reichstage</text:span>, oder sind aus einem solchen hohen hause, und geschlechte geboren, oder sie haben dergleichen nicht; sondern füren nur den titel; gleichwohl, falls sie im lande angesessen, sind sie irer güter halber landsassen. <text:span text:style-name="T1">Jn disem falle stehen sie den wirklichen Reichsgrafen nicht gleich zu halten.</text:span></text:p>
          </table:table-cell>
          <table:table-cell/>
          <table:table-cell office:value-type="string">
            <text:p><text:s/></text:p>
          </table:table-cell>
          <table:table-cell office:value-type="string">
            <text:p><text:span text:style-name="T1">Die erstere Krone that auch deshalb 1700.</text:span> 14. Sept. Vorstellungen auf dem <text:span text:style-name="T2">Reichstage</text:span>, worinn es heißt: <text:span text:style-name="T1">Ils ont effectivement en recours à Sa Majesté pour le maintien des loix de l’ Empire et des conditions des traités également blessés par les nouveautés introduites en faveur du Duc de Hannover; le Roi voulant marquer en toutes occasions, et principalement dans la conjoncture présenter son affection pour les princes de l’ Empire, l’attention qu ’ il donne à leurs intérêts, le desire qu ’ il a de faire exécuter ponctuellement les traités dont il est Garant, Sa Majesté portée par ces considerations a ordonné a Son Plenipotentiaire à la Diéte de l’ Empire, de déclarer qu’après avoir reçu l’ Acte de Réquisition de Sa Garantie signé au nom des plus considerables Princes de l’ Empire, Elle se croit obligée, comme Garant du traité de Westphalie, de protéger ces Princes suivant leur demande, dans les droits qui leur sont acquis par ce même traité et de soutenir les resolutions qu’ils ont prises, et les liaisons formées pour maintenir leurs prérogatives.</text:span></text:p>
          </table:table-cell>
          <table:table-cell office:value-type="string">
            <text:p>-</text:p>
          </table:table-cell>
          <table:table-cell office:value-type="float" office:value="818">
            <text:p>818</text:p>
          </table:table-cell>
          <table:table-cell table:number-columns-repeated="1018"/>
        </table:table-row>
        <table:table-row table:style-name="ro32">
          <table:table-cell office:value-type="string">
            <text:p><text:span text:style-name="T1">HER. D. BRVG. H. K. M. LIVO.</text:span> Des Herrmeisters Herman von Brüggenei genant Hasenkamp | <text:span text:style-name="T2">geharnischtes</text:span> Bildnis mit einem grossen Bart und blossen Haupt, in der Rechten das Schwerdt, in der Linken das Wapen vor sich unten haltend. <text:span text:style-name="T1">Rev.</text:span></text:p>
          </table:table-cell>
          <table:table-cell/>
          <table:table-cell office:value-type="string">
            <text:p><text:s/></text:p>
          </table:table-cell>
          <table:table-cell office:value-type="string">
            <text:p><text:span text:style-name="T1">Landmarschalki in Liuonia.</text:span> Ein <text:span text:style-name="T2">geharnischter</text:span> Ritter zu Pferde in vollen Sprüngen mit ausgestrecktem Speer oder Lanze, zur Linken mit dem deutschen Ordensschilde bedeckt. <text:span text:style-name="T1">1364 in grünem Wachs.</text:span></text:p>
          </table:table-cell>
          <table:table-cell office:value-type="string">
            <text:p>-</text:p>
          </table:table-cell>
          <table:table-cell office:value-type="float" office:value="855">
            <text:p>855</text:p>
          </table:table-cell>
          <table:table-cell table:number-columns-repeated="1018"/>
        </table:table-row>
        <table:table-row table:style-name="ro8">
          <table:table-cell office:value-type="string">
            <text:p><text:span text:style-name="T1">Danckelmann, B., Die Holzindustrie im Deutschen Reiche: Zeitschrift für Forst-und Jagdwesen, 1882.</text:span> Dimitz, L., Die <text:span text:style-name="T2">Motive</text:span> des Waldschutzes. <text:span text:style-name="T1">Wien 1894.</text:span></text:p>
          </table:table-cell>
          <table:table-cell/>
          <table:table-cell office:value-type="string">
            <text:p><text:s/></text:p>
          </table:table-cell>
          <table:table-cell office:value-type="string">
            <text:p><text:span text:style-name="T1">Nach der Fassung, welche die Bestimmung in Folge des Reichstagsbeschlusses erhalten hat, ist es in Zweifel gezogen worden, ob überhaupt noch von einer Gerichtsbarkeit der Gemeindegerichte oder nur von Gemeinde-Schiedsämtern gesprochen werden könne, da jeder der beiden Parteien gegen das Urtheil die Berufung auf den ordentlichen Rechtsweg zusteht; indessen ist zu beachten, daß wenn von dieser Befugniß kein Gebrauch gemacht wird, das Urtheil des Gemeindegerichts von Rechts wegen vollstreckbar wird.</text:span> <text:span text:style-name="T2">Motive</text:span> S. 38 (Hahn S. 52). <text:span text:style-name="T1">Einf. Ges. z. Gerichtsverf. Ges. Art. 3 Abs.</text:span></text:p>
          </table:table-cell>
          <table:table-cell office:value-type="string">
            <text:p>-</text:p>
          </table:table-cell>
          <table:table-cell office:value-type="float" office:value="938">
            <text:p>938</text:p>
          </table:table-cell>
          <table:table-cell table:number-columns-repeated="1018"/>
        </table:table-row>
        <table:table-row table:style-name="ro5">
          <table:table-cell office:value-type="string">
            <text:p><text:span text:style-name="T1">Er sagte ihm ein einzigesmahl diese Zahlen deutlich nach einander vor, und Buxton fing in seinem Kopfe mitten unter seiner Arbeit und unter dem Geräusch von mehr als 100 Mitarbeitern zu rechnen an.</text:span> Hr. Saxe hatte sich unterdessen entfernt, rechnete die Aufgabe mit der <text:span text:style-name="T2">Feder</text:span> aus, und kam ohngefähr nach 5 Stunden wieder zurück. <text:span text:style-name="T1">Buxton sagte ihm: daß er mit seinem Exempel fertig sey, und fragte: von welchem Ende er die einzelnen Ziffern seiner Summe ansagen sollte?</text:span></text:p>
          </table:table-cell>
          <table:table-cell/>
          <table:table-cell office:value-type="string">
            <text:p><text:s/></text:p>
          </table:table-cell>
          <table:table-cell office:value-type="string">
            <text:p><text:span text:style-name="T1">Bis zum Abend des folgenden Tages spie er keinen Ballen aus; daher gab ich ihm einen Kreuzschnabel, den er sammt Kopf und Federn stückweis verschlang.</text:span> Am folgenden Morgen spie er einen Ballen von der Größe eines kleinen Hühnereies aus; ich durchsuchte denselben genau, fand aber die Zähne der Schlangen nicht darin; er bestand nur aus den <text:span text:style-name="T2">Federn</text:span> des Kreuzschnabels, dessen stärksten Knochen und Schnabel und wenigen Bauchschildern der Ottern. <text:span text:style-name="T1">Es wären bestimmt mehr Schuppen mit dabei gewesen, wenn die Schlangen älter gewesen wären; denn wenn er große Schlangen gefressen hat, so wirft er einen nicht ganz unbeträchtlichen Ballen aus, der aus den Bauchschildern, einigen Schuppen, aber höchst selten auch aus einzelnen Knochenstücken besteht.</text:span></text:p>
          </table:table-cell>
          <table:table-cell office:value-type="string">
            <text:p>-</text:p>
          </table:table-cell>
          <table:table-cell office:value-type="float" office:value="118">
            <text:p>118</text:p>
          </table:table-cell>
          <table:table-cell table:number-columns-repeated="1018"/>
        </table:table-row>
        <table:table-row table:style-name="ro9">
          <table:table-cell office:value-type="string">
            <text:p><text:span text:style-name="T1">Die Schlange war dunkelgrün mit schönen gelben Streifen und an zwölf Fuß lang; man sagte mir, daß sie zum Geschlechte der Boa ’s gehöre.</text:span> Nachdem wir acht <text:span text:style-name="T2">englische</text:span> Meilen in vier Stunden zurückgelegt hatten, verließen wir die Boote und verfolgten einen schmalen Fußpfad, der uns bald auf einige ausgerodete Plätze führte, die mit hübschen Pfeffer-und Gambir-Pflanzungen bebaut waren. <text:span text:style-name="T1">Die Pfefferstaude ist ein schlankes, strauchartiges Gewächs, das sich an Stützen fünfzehn bis achtzehn Fuß hoch empor rankt.</text:span></text:p>
          </table:table-cell>
          <table:table-cell/>
          <table:table-cell office:value-type="string">
            <text:p><text:s/></text:p>
          </table:table-cell>
          <table:table-cell office:value-type="string">
            <text:p><text:span text:style-name="T1">§. 3.</text:span> Average ist der <text:span text:style-name="T2">Englische</text:span> Ausdruk für eine Durchschnitts-Rechnung. <text:span text:style-name="T1">Ohne Zweifel ist es dieses Wort, welchem man eine Deutsche Endung gegeben und es in Averei auch wol Havarie oder Haverei verwandelt hat.</text:span></text:p>
          </table:table-cell>
          <table:table-cell office:value-type="string">
            <text:p>-</text:p>
          </table:table-cell>
          <table:table-cell office:value-type="float" office:value="304">
            <text:p>304</text:p>
          </table:table-cell>
          <table:table-cell table:number-columns-repeated="1018"/>
        </table:table-row>
        <table:table-row table:style-name="ro13">
          <table:table-cell office:value-type="string">
            <text:p><text:span text:style-name="T1">Doch fält der Regen nicht so anhaltend, noch so genau auf besagte Zeiten, daß ich es einer indischen Witterung vergleichen mögte.</text:span> Auch <text:span text:style-name="T2">Donnerwetter</text:span> hört man hier nicht selten. <text:span text:style-name="T1">See; Strudel u. s. f.</text:span></text:p>
          </table:table-cell>
          <table:table-cell/>
          <table:table-cell office:value-type="string">
            <text:p><text:s/></text:p>
          </table:table-cell>
          <table:table-cell office:value-type="string">
            <text:p><text:span text:style-name="T1">Die wilden Thiere, deren Empfindung in dergleichen Fällen gemeiniglich feiner sind, als die Empfindungen der Menschen; werden ohne Zweifel auf dem Felde deswegen nicht so oft getroffen, als die Menschen, oder als die zahmen Thiere, welche unter dem Zwang der Menschen stehen, weil diese besser noch als der Mensch empfinden, wo und wann ein Blitz loßschiesen wird, und dann einen solchen Ort fliehen, da alle Thiere vor jeder auch der geringsten electrischen Empfindung die gröste Furcht und Abneigung haben.</text:span> Empfindet nun der Mensch während eines <text:span text:style-name="T2">Donnerwetters</text:span> eine Beklemmung, Beängstigung, oder etwas das einem warmen Wind oder Dunst ähnlich ist, und ist er überzeugt daß dieses nicht vom bloser Einbildung oder Furcht herkomme; so bleibt ihm auch kein besserer Rath übrig, als daß er schnell den Ort verlasse. <text:span text:style-name="T1">Ohne Zweifel wendet man wieder diese Vorempfindung eines Blitzes ein:</text:span></text:p>
          </table:table-cell>
          <table:table-cell office:value-type="string">
            <text:p>-</text:p>
          </table:table-cell>
          <table:table-cell office:value-type="float" office:value="546">
            <text:p>546</text:p>
          </table:table-cell>
          <table:table-cell table:number-columns-repeated="1018"/>
        </table:table-row>
        <table:table-row table:style-name="ro15">
          <table:table-cell office:value-type="string">
            <text:p><text:span text:style-name="T1">Man übertrug ihm die Leitung eines grossen, von der Regierung unterstützten Unternehmens einer Beschreibung der Künste und Handwerke (Description de divers arts et métiers).</text:span> Dieses Werk wurde zwar niemals vollendet, es gab aber Reaumur, der sein ganzes Leben daran arbeitete, Veranlassung zu eingehenden Studien auf den verschiedenartigsten Gebieten der Technik, und seine Arbeiten wurden die Grundlage der grossen <text:span text:style-name="T2">technischen</text:span> Encyklopädie, welche erst nach seinem Tode unter dem Titel: Description des arts et métiers faites et approuvées par Messrs. de l’ Académie royale des sciences de Paris erschien. <text:span text:style-name="T1">Da er am Meere geboren war, so wurde sein Interesse schon früh auf das noch wenig bekannte Leben und die Entwickelung der Seetiere hingelenkt.</text:span></text:p>
          </table:table-cell>
          <table:table-cell/>
          <table:table-cell office:value-type="string">
            <text:p><text:s/></text:p>
          </table:table-cell>
          <table:table-cell office:value-type="string">
            <text:p><text:span text:style-name="T1">Die meisten Menschen bilden sich ein, die Bedürfnisse ihrer wohnlichen Einrichtung sehr genau zu kennen, und Leute, die in der Lage sind, sich ein eigenes Haus zu bauen, machen es sich daher gern zur besondern Liebhaberei, selbst den Plan dafür zu entwerfen.</text:span> Sehr oft aber zeigt es sich, daß, während sie früher in einem Miethhause, das fertig von ihnen vorgefunden worden war, leidlich bequem gewohnt hatten, in dem neuen Gebäude die grassesten Uebelstände heraustreten, und der Fall ist daher nichts weniger als selten, daß solche Eigenthümer ihre nach eigner Angabe gebauten Häuser bald möglichst wieder zu verlassen suchen. Beschränkt sich nun vollends die Thätigkeit des Eigenthümers nicht blos auf die Entwerfung des Plans, sondern dehnt sie sich auch noch auf die Ausführung aus, so pflegt auch der Mangel an Uebersicht über die <text:span text:style-name="T2">technischen</text:span> Hülfsmittel seine Früchte zu tragen. <text:span text:style-name="T1">Manche gute Idee wird aufgegeben, weil man sie nicht auszuführen weiß, bei der Ausführung andrer vergreift man sich im Material, man spart am unrechten Orte und verschwendet am andern u. s. w. Und wie mit den Häusern, so würde es mit tausend andern Gegenständen des menschlichen Bedürfens gehen, wenn man aus Neigung oder Nothwendigkeit sie nach eigner Angabe herstellen ließe.</text:span></text:p>
          </table:table-cell>
          <table:table-cell office:value-type="string">
            <text:p>-</text:p>
          </table:table-cell>
          <table:table-cell office:value-type="float" office:value="1128">
            <text:p>1128</text:p>
          </table:table-cell>
          <table:table-cell table:number-columns-repeated="1018"/>
        </table:table-row>
        <table:table-row table:style-name="ro10">
          <table:table-cell office:value-type="string">
            <text:p><text:span text:style-name="T1">Uiber die Bestandtheile des Küchensalzes.</text:span> Bey dem jetzigen Zustande unserer Chemie sind wir mit den Bestandtheilen des Küchensalzes so genau bekannt, als es zu <text:span text:style-name="T2">technischen</text:span> Arbeiten im Großen erforderlich ist. <text:span text:style-name="T1">Nach Bergmann enthält es 0,42 mineralisches Laugensalz, 0,52 Küchensalzsäure, 0,06 Kristallisationswasser; nach Kirwan 0,50 min. Laugens. 0,33 K. Säure und 0,17 K. Wasser; nach Spielmann (Hallers Bemerk. über Schweiz.</text:span></text:p>
          </table:table-cell>
          <table:table-cell/>
          <table:table-cell office:value-type="string">
            <text:p><text:s/></text:p>
          </table:table-cell>
          <table:table-cell office:value-type="string">
            <text:p><text:span text:style-name="T1">Man befreye sie von ihrer technischen Form, und sie werden als die verjährten Aussprüche der gemeinen Vernunft, und als Thatsachen des moralischen Instinktes erscheinen, den die weise Natur dem Menschen zum Vormund setzte, bis die helle Einsicht ihn mündig macht.</text:span> Aber eben diese <text:span text:style-name="T2">technische</text:span> Form, welche die Wahrheit dem Verstande versichtbart, verbirgt sie wieder dem Gefühl; denn leider muß der Verstand das Objekt des innern Sinns erst zerstören, wenn er es sich zu eigen machen will. <text:span text:style-name="T1">Wie der Scheidekünstler so findet auch der Philosoph nur durch Auflösung die Verbindung, und nur durch die Marter der Kunst das Werk der freywilligen Natur.</text:span></text:p>
          </table:table-cell>
          <table:table-cell office:value-type="string">
            <text:p>-</text:p>
          </table:table-cell>
          <table:table-cell office:value-type="float" office:value="548">
            <text:p>548</text:p>
          </table:table-cell>
          <table:table-cell table:number-columns-repeated="1018"/>
        </table:table-row>
        <table:table-row table:style-name="ro5">
          <table:table-cell office:value-type="string">
            <text:p><text:span text:style-name="T1">in welchen fällen solche gebrauchet wird?</text:span> Jn absonderungs-sterbe-und bankerotts-fällen dinet die <text:span text:style-name="T2">bilanz</text:span> zu besserer abteilung der interessenten, und zum grunde in concurs-sachen, auch zur zihung des gewinstes. <text:span text:style-name="T1">§ 4870</text:span></text:p>
          </table:table-cell>
          <table:table-cell/>
          <table:table-cell office:value-type="string">
            <text:p><text:s/></text:p>
          </table:table-cell>
          <table:table-cell office:value-type="string">
            <text:p><text:span text:style-name="T1">Die Zahlung durch Scontriren oder Rescontriren, oder, welches einerley, durch Contraponiren, ist diejenige Art der Zahlung, da der Gläubiger des Schuldners Schuld abschreibt, nachdem dieser mit jenem entweder zu compensiren hat, oder aber ihn bey andern, mit dessen Einwilligung anweiset, siehe Scontriren.</text:span> Hieher gehöret eine ganz besondere Art einer Ueberschreibung und Ueberweisung, welche nur unter den Handelsleuten in Jtalien hergebracht ist, und sonst auch die Wechselzahlung durch die Direction der Schuld-und Handelsbücher, oder durch Präsentirung und Vorzeigung der <text:span text:style-name="T2">Bilanz</text:span> genennet wird, und die in dem Artikel: Einschreibung, beschrieben worden ist. (f) <text:span text:style-name="T1">Die Zahlung durch Wechsel, wovon der Artikel: Wechsel, nachzusehen ist.</text:span></text:p>
          </table:table-cell>
          <table:table-cell office:value-type="string">
            <text:p>-</text:p>
          </table:table-cell>
          <table:table-cell office:value-type="float" office:value="703">
            <text:p>703</text:p>
          </table:table-cell>
          <table:table-cell table:number-columns-repeated="1018"/>
        </table:table-row>
        <table:table-row table:style-name="ro9">
          <table:table-cell office:value-type="string">
            <text:p><text:span text:style-name="T1">Wenn man früher mehr zeigte, als nöthig war, so zeigt man jetzt zu wenig.</text:span> Das <text:span text:style-name="T2">Motiv</text:span> ist in beiden Fällen dasselbe — Indifferenz. <text:span text:style-name="T1">Früher äußerte sie sich darin, daß man jeden, der wollte, durch die Kellerthür hinabsteigen ließ, jetzt dadurch, daß man die Kellerthür ein für allemal verschlossen hält.</text:span></text:p>
          </table:table-cell>
          <table:table-cell/>
          <table:table-cell office:value-type="string">
            <text:p><text:s/></text:p>
          </table:table-cell>
          <table:table-cell office:value-type="string">
            <text:p><text:span text:style-name="T1">Im Epheublatt an den Intermittirungspunkten drückt sich am deutlichsten die Brücke aus, die von Fig. 83 zu Fig. 88 führt.</text:span> Was die Beurtheilung dieses <text:span text:style-name="T2">Motivs</text:span> bisher über Gebühr beeinflusst hat, sind die zu beiden Seiten desselben in symmetrischer Gegenüberstellung angeordneten Thierfiguren. <text:span text:style-name="T1">In Fig. 88 sehen wir oben zwei affrontirte Löwen, unten Löwe und Panther adossirt, die erwähnten Vögel aber wieder affrontirt, durchweg mit umgewandten Köpfen, was ein reiches Spiel des Rhythmus hervorbringt.</text:span></text:p>
          </table:table-cell>
          <table:table-cell office:value-type="string">
            <text:p>-</text:p>
          </table:table-cell>
          <table:table-cell office:value-type="float" office:value="1036">
            <text:p>1036</text:p>
          </table:table-cell>
          <table:table-cell table:number-columns-repeated="1018"/>
        </table:table-row>
        <table:table-row table:style-name="ro5">
          <table:table-cell office:value-type="string">
            <text:p><text:span text:style-name="T1">Medea entdeckte dem Jason ihre Liebe, und wenn er ihr Treue schwüre, versprach sie, in den Gefahren, die ihm drohten, ihm mächtig beizustehen, und ihm zu helfen, sein glorreiches Unternehmen sicher zu vollführen.</text:span> Jason schwur ihr Treue; Medea erwiederte den Schwur, und machte durch ihre Zauberkraft den Helden unüberwindlich, sie gab ihm einen Stein, um ihn unter die aufkeimende Saat der <text:span text:style-name="T2">geharnischten</text:span> Männer hinzuschleudern, und gab ihm Kräuter und einen Trank, den Drachen einzuschläfern. <text:span text:style-name="T1">Als Jason mit seinen Gefährten nun am andern Tage, in Gegenwart des Königs und des Volks auf dem Felde des Mars erschien, und man nun im Begriff war, zuerst die flammenathmenden Stiere loßzulassen, stand alles stumm und schweigend auf den Ausgang harrend. —</text:span></text:p>
          </table:table-cell>
          <table:table-cell/>
          <table:table-cell office:value-type="string">
            <text:p><text:s/></text:p>
          </table:table-cell>
          <table:table-cell office:value-type="string">
            <text:p><text:span text:style-name="T1">Endlich unsre Staaten — mit welcher Innigkeit, mit welcher Kunst sind sie einander verschlungen! wie viel dauerhafter durch den wohlthätigen Zwang der Noth als vormals durch die feyerlichsten Verträge verbrüdert!</text:span> Den Frieden hütet jezt ein ewig <text:span text:style-name="T2">geharnischter</text:span> Krieg, und die Selbstliebe eines Staats sezt ihn zum Wächter über den Wohlstand des andern. <text:span text:style-name="T1">Die europäische Staatengesellschaft scheint in eine große Familie verwandelt.</text:span></text:p>
          </table:table-cell>
          <table:table-cell office:value-type="string">
            <text:p>-</text:p>
          </table:table-cell>
          <table:table-cell office:value-type="float" office:value="858">
            <text:p>858</text:p>
          </table:table-cell>
          <table:table-cell table:number-columns-repeated="1018"/>
        </table:table-row>
        <table:table-row table:style-name="ro13">
          <table:table-cell office:value-type="string">
            <text:p><text:span text:style-name="T1">Wie überall die Form den Künstler trägt und nicht hemmt: so trägt auch das Sonett den Dichter, indem es dem Strom seiner Empfindung von Hause aus ein bestimmtes Bett anweist, dem Gedanken eine feste und maaßvolle Gliederung giebt und zugleich ein volles Austönen und einen prägnanten Abschluß gewährt.</text:span> Es ist die geeignete Form für die Liebesempfindung, welche sich immer neuen Beziehungen der Liebe in hin-und herrollendem Gedankenspiele hingiebt, für die Sätze einer harmonischen Lebensweisheit, die sich nicht epigrammatisch zusammenfaßt, sondern die wärmer und voller austönt, für harmonische Lebensbilder, ästhetische Reflexionen u. s. f. Einen kriegerischen Klang hat Rückert in seinen „<text:span text:style-name="T2">geharnischten</text:span> Sonetten“ dieser Form gegeben. <text:span text:style-name="T1">Da dieser Jnhalt aber mit ihr in offenbarem Widerspruch steht, so haben Rückert's patriotische Sonette einen paradoxen Charakter.</text:span></text:p>
          </table:table-cell>
          <table:table-cell/>
          <table:table-cell office:value-type="string">
            <text:p><text:s/></text:p>
          </table:table-cell>
          <table:table-cell office:value-type="string">
            <text:p><text:span text:style-name="T1">Montgelas war bei seinen kirchenpolitischen Neuerungen in dem bigotten altbairischen Volke nur schwachem Widerstande begegnet und schloß daraus mit dem Hochmuthe des glaubenlosen Weltkindes, daß auch die römische Kirche wenig Lebenskraft mehr besitze.</text:span> Die Hoffart der Aufklärung verleitete den klugen Mann zu einem Irrthum, der allerdings von den meisten Staatsmännern jener Zeit getheilt wurde, aber diesem <text:span text:style-name="T2">geharnischten</text:span> Vertreter der Staatsallmacht am übelsten anstand. <text:span text:style-name="T1">Er hoffte von dem Papste nicht blos eine Circumscriptionsbulle zu erlangen, welche die Grenzen der neuen bairischen Landesbisthümer feststellen sollte.</text:span></text:p>
          </table:table-cell>
          <table:table-cell office:value-type="string">
            <text:p>-</text:p>
          </table:table-cell>
          <table:table-cell office:value-type="float" office:value="1199">
            <text:p>1199</text:p>
          </table:table-cell>
          <table:table-cell table:number-columns-repeated="1018"/>
        </table:table-row>
        <table:table-row table:style-name="ro5">
          <table:table-cell office:value-type="string">
            <text:p><text:span text:style-name="T1">Bonnards Theorie des Puddelprozesses war eine durchaus unrichtige.</text:span> Er behauptete, der Kohlenstoff des Roheisens werde schon beim <text:span text:style-name="T2">Feinen</text:span> fast vollständig entfernt und das Wesen des Puddelprozesses bestände nicht in der Entkohlung, sondern in der Desoxydation des Roheisens, indem er der Flamme des Steinkohlenfeuers mehr eine desoxydierende als eine oxydierende Wirkung zuschrieb. <text:span text:style-name="T1">Zu diesem Berichte Bonnards hat O’ Reilly, welcher um dieselbe Zeit England bereiste, erläuternde und ergänzende Bemerkungen gemacht, aus denen ebenfalls hervorgeht, dass die älteren Puddelöfen Corts zwei Schornsteine hatten, dass man aber den kleineren über der Feuerung, der sich als nicht haltbar erwies, später abwarf; statt dessen brachte man Schieber oder Register (dampers) an.</text:span></text:p>
          </table:table-cell>
          <table:table-cell/>
          <table:table-cell office:value-type="string">
            <text:p><text:s/></text:p>
          </table:table-cell>
          <table:table-cell office:value-type="string">
            <text:p><text:span text:style-name="T1">C. Tiegelöfen 618</text:span> 3. Das <text:span text:style-name="T2">Feinen</text:span> (die Entsilicirung) des Roheisens 623 <text:span text:style-name="T1">4. Die Entphosphorung des Roheisens 625</text:span></text:p>
          </table:table-cell>
          <table:table-cell office:value-type="string">
            <text:p>-</text:p>
          </table:table-cell>
          <table:table-cell office:value-type="float" office:value="1120">
            <text:p>1120</text:p>
          </table:table-cell>
          <table:table-cell table:number-columns-repeated="1018"/>
        </table:table-row>
        <table:table-row table:style-name="ro6">
          <table:table-cell office:value-type="string">
            <text:p><text:span text:style-name="T1">Glaube nicht durch eine Menge von Briefen über diesen Gegenstand meine Einwilligung zu erbitten, oder zu ertrotzen, ich dürfte hierinn mehr Standhaftigkeit besitzen, als Du mir vielleicht zutraust.</text:span> Führe nicht meine Liebe zu Deiner Mutter an; ich liebte nicht thöricht, wie Du; unsre Familien waren sich gleich, an Ansehn und Vermögen; mögen diese Hindernisse <text:span text:style-name="T2">Zufall</text:span> seyn, meinetwegen, aber der weise Mann geht dem undurchdringlichen Zufalle aus dem Wege, da im Gegentheile das Leben des Thoren nichts als ein rastloser ohnmächtiger Kampf gegen Zufall und Nothwendigkeit ist. <text:span text:style-name="T1">Glaube mir, daß ich meine Liebe würde zu bekämpfen gewußt haben, wenn sich diese Schwierigkeiten unsrer Verbindung in den Weg gestellt hätten.</text:span></text:p>
          </table:table-cell>
          <table:table-cell/>
          <table:table-cell office:value-type="string">
            <text:p><text:s/></text:p>
          </table:table-cell>
          <table:table-cell office:value-type="string">
            <text:p><text:span text:style-name="T1">Er nahm Wohnung am Kronprinzenufer und lebte hier ganz sich, seinem Hause, seinen Töchtern.</text:span> Von dem Verkehr mit der großen Welt hielt er sich so weit wie möglich fern, und nur ein kleiner Kreis von Freunden, darunter auch die durch einen glücklichen <text:span text:style-name="T2">Zufall</text:span> ebenfalls von London nach Berlin verschlagenen Berchtesgadens waren, versammelte sich um ihn. <text:span text:style-name="T1">Außer diesen alten Freunden waren es vorzugsweise Hofprediger Frommel, Dr. Wrschowitz und seit letztem Frühjahr auch Rittmeister von Stechlin, die den Barbyschen Kreis bildeten.</text:span></text:p>
          </table:table-cell>
          <table:table-cell office:value-type="string">
            <text:p>-</text:p>
          </table:table-cell>
          <table:table-cell office:value-type="float" office:value="270">
            <text:p>270</text:p>
          </table:table-cell>
          <table:table-cell table:number-columns-repeated="1018"/>
        </table:table-row>
        <table:table-row table:style-name="ro4">
          <table:table-cell office:value-type="string">
            <text:p><text:span text:style-name="T1">Und was ziehet die Obrigkeit nicht jährlich vor Geld von einer so grosen Menge der accisbaren Waaren, welche in andere Länder geschaffet werden.</text:span> Jch könte noch vieles von dem Einfluß dieser Cultur in das Cameral-Wesen hinzufügen; allein weil ich gewiß erfahren, daß der Herr Hofrath Daries in Jena seine Cameral-wissenschaften unter der <text:span text:style-name="T2">Presse</text:span> hat, und ehestens ans Licht stellen wird, so bin ich der Mühe überhoben. <text:span text:style-name="T1">Es ist kein Zweifel, das dieser gelehrte Mann hierinnen ein solches Werk liefern wird, dergleichen wohl noch nicht zum Vorschein gekommen ist, indem der gelehrten Welt dessen vortrefliche Schriften albereit vor Augen liegen, in welchen allenthalben Ordnung und Gründlichkeit herrschen.</text:span></text:p>
          </table:table-cell>
          <table:table-cell/>
          <table:table-cell office:value-type="string">
            <text:p><text:s/></text:p>
          </table:table-cell>
          <table:table-cell office:value-type="string">
            <text:p><text:span text:style-name="T1">„</text:span><text:span text:style-name="T1">Siebzehn deutsche Blätter werden heute — und unter den deutschen Produkten nicht die wenigst pikanten — von Judenjungen redigirt!“</text:span> Begreiflich, daß durch solche Elemente der Radicalismus und der Kirchenhaß der <text:span text:style-name="T2">Presse</text:span> oft gefördert wurden. <text:span text:style-name="T1">Auch besonnene Journalisten gewöhnten sich in dem ewigen Kampfe gegen die Behörden an eine versteckte und daher um so boshaftere Gehässigkeit; sie wußten in kunstvollen Sätzen ihren Groll halb zu zeigen, halb zu verbergen, und mancher, der damals das Handwerk erlernte, konnte auch nachher in den Tagen der Preßfreiheit den anwinkenden Censurstil nicht mehr ablegen.</text:span></text:p>
          </table:table-cell>
          <table:table-cell office:value-type="string">
            <text:p>-</text:p>
          </table:table-cell>
          <table:table-cell office:value-type="float" office:value="30">
            <text:p>30</text:p>
          </table:table-cell>
          <table:table-cell table:number-columns-repeated="1018"/>
        </table:table-row>
        <table:table-row table:style-name="ro10">
          <table:table-cell office:value-type="string">
            <text:p><text:span text:style-name="T1">Eben so legt Aelian dem Polygnot Feinheiten in der Gewandung () bei.</text:span> In beiden Stellen stehen die Worte in einem eigenthümlichen Doppelsinne; nemlich dass sie streng genommen auf die künstlerische Behandlung bezogen werden müssen, doch aber nur dann ihren vollen Sinn zu haben scheinen, wenn wir das, das Dünne und <text:span text:style-name="T2">Feine</text:span> auch als eine Eigenschaft des Stoffes der Gewandung selbst anerkennen. <text:span text:style-name="T1">Es ist offenbar hier an einen Stoff zu denken, welcher sich in viele kleine und zarte Falten zerlegt, für dessen Darstellung in der Malerei also nicht weniger eine grosse Feinheit und Zartheit in der Zeichnung erfordert wird.</text:span></text:p>
          </table:table-cell>
          <table:table-cell/>
          <table:table-cell office:value-type="string">
            <text:p><text:s/></text:p>
          </table:table-cell>
          <table:table-cell office:value-type="string">
            <text:p><text:span text:style-name="T1">Das Niedliche ist das Kleine, das uns durch seine Zierlichkeit gefällt; das Plumpe ist das, was uns durch die Ungestalt seiner Masse oder durch die Schwerfälligkeit seiner Bewegung mißfällt.</text:span> Das Niedliche, weil es in seinen Theilen sorgfältig ausgearbeitet ist, nennen wir auch wohl das <text:span text:style-name="T2">Feine</text:span>, so wie das Plumpe wegen des Mangels an Entwicklung der Unterschiede das Grobe. <text:span text:style-name="T1">Das Plumpe ist also nicht formlos; es hat Gestalt, aber eine ungeschickte, in welcher die Masse vorwaltet.</text:span></text:p>
          </table:table-cell>
          <table:table-cell office:value-type="string">
            <text:p>-</text:p>
          </table:table-cell>
          <table:table-cell office:value-type="float" office:value="1186">
            <text:p>1186</text:p>
          </table:table-cell>
          <table:table-cell table:number-columns-repeated="1018"/>
        </table:table-row>
        <table:table-row table:style-name="ro4">
          <table:table-cell office:value-type="string">
            <text:p><text:span text:style-name="T1">9) Über die Anzahl der Urteile, welche die Logik abzugeben vermag über zwei Begriffe, „Tagblatt der 62. Versammlung deutscher Naturforscher und Ärzte zu Heidelberg“ 1889, p. 190. Anlässlich genannter Versammlung wurde ich erst durch Herrn Walter Dyck auf die Schriften2 und3 des Herrn Peano aufmerksam gemacht, nach welchen ich auch dessen Schrift1 erwarb.</text:span> Ich ersehe aus dem <text:span text:style-name="T2">Vorwort</text:span> der letzteren, dass die von mir ermittelte Zahl 32767 schon Herrn Peano bekannt war und in einer allgemeineren Formel desselben enthalten ist, die ich im zweiten Bande nun begrüuden werde. <text:span text:style-name="T1">Schuppe, Wilhelm. 1)</text:span></text:p>
          </table:table-cell>
          <table:table-cell/>
          <table:table-cell office:value-type="string">
            <text:p><text:s/></text:p>
          </table:table-cell>
          <table:table-cell office:value-type="string">
            <text:p><text:span text:style-name="T1">Man hat es aber bereits schon auch den Nennwörtern als eine Bestimmung beygefüget, und dadurch wird der Begriff desselben so verändert, wie in der Sprache die Adverbia oder Zuwörter von den Adiectiuis oder Beywörtern verschieden sind, (Semiot. §. 224. 228. 273.).</text:span> Dieses konnte nun geschehen, weil es in den Sprachen sehr gewöhnlich ist, <text:span text:style-name="T2">Vorwörter</text:span>, Zuwörter, Beywörter und Nennwörter in einander zu verwandeln, und weil diese Verwandlung sich auf gewisse metaphysische Begriffe gründet. <text:span text:style-name="T1">Wir werden nun hier besonders untersuchen, was das Wort nicht für eine Bedeutung erhält, wenn es adjective genommen, oder den Nennwörtern als eine Bestimmung beygefüget wird.</text:span></text:p>
          </table:table-cell>
          <table:table-cell office:value-type="string">
            <text:p>-</text:p>
          </table:table-cell>
          <table:table-cell office:value-type="float" office:value="0">
            <text:p>0</text:p>
          </table:table-cell>
          <table:table-cell table:number-columns-repeated="1018"/>
        </table:table-row>
        <table:table-row table:style-name="ro9">
          <table:table-cell office:value-type="string">
            <text:p><text:span text:style-name="T1">Ferner wurde in dieser Zeit die leichte Jacke zum gesteppten Wamms.</text:span> Um die Pracht seiner Kleidung für die Augen der Zuschauer nicht wirkungslos zu machen, auch wohl leichterer und <text:span text:style-name="T2">flotterer</text:span> Beweglichkeit wegen entsagte der Landsknecht meistens aller weiten und verhüllenden Oberkleidung; wir sehen ihn daher gewöhnlich ohne Mantel oder Oberrock abgebildet. <text:span text:style-name="T1">Später hing er sich freilich das kleine spanische Mäntelchen um die Schulter.</text:span></text:p>
          </table:table-cell>
          <table:table-cell/>
          <table:table-cell office:value-type="string">
            <text:p><text:s/></text:p>
          </table:table-cell>
          <table:table-cell office:value-type="string">
            <text:p><text:span text:style-name="T1">Lange hatte er vormals in fremden Landen Oeffentlich als ein leibhafter Doktor ausgestanden, Wodurch er sich, obgleich mancher Kranker starb, Doch ein ziemliches Vermögen erwarb.</text:span> 34. Endlich ließ er sich in Schildburg nieder Legte <text:span text:style-name="T2">flot</text:span> daselbst alle seine Kollegen und Brüder, Und fand auf Kosten der Kranken alsbald Reichlich allda seinen Unterhalt. <text:span text:style-name="T1">35. Denn er war der ganzen Gegend Orakel, In seinem Hause war immer Gewühl und Spektakel, Reiche und Arme, groß und klein, Drängten sich beständig aus und ein.</text:span></text:p>
          </table:table-cell>
          <table:table-cell office:value-type="string">
            <text:p>-</text:p>
          </table:table-cell>
          <table:table-cell office:value-type="float" office:value="237">
            <text:p>237</text:p>
          </table:table-cell>
          <table:table-cell table:number-columns-repeated="1018"/>
        </table:table-row>
        <table:table-row table:style-name="ro25">
          <table:table-cell office:value-type="string">
            <text:p><text:span text:style-name="T1">„</text:span><text:span text:style-name="T1">Kleine Thaufrösche“, sagt Naumann, „mag sie gern fressen.</text:span> Man bemerkte an jung aufgezogenen Blauraken, daß sie selbige mit dem Schnabel bei den Hinterfüßen <text:span text:style-name="T2">packten</text:span>, sie gegen den Boden schlugen, bis sie sich nicht mehr rührten und so drei bis vier Stück hinter einander verschlangen.“ <text:span text:style-name="T1">Wasser scheint für sie kein Bedürfniß zu sein:</text:span></text:p>
          </table:table-cell>
          <table:table-cell/>
          <table:table-cell office:value-type="string">
            <text:p><text:s/></text:p>
          </table:table-cell>
          <table:table-cell office:value-type="string">
            <text:p><text:span text:style-name="T1">Jetzt lieg ich im Garten hier, Auf zwei Beinen statt auf vier Und als Wächter mancher Blum ’ Bringt die Langweil mich um.</text:span> Zauberer Negromanticus Macht uns allen viel Verdruß, <text:span text:style-name="T2">Pack’</text:span> ihn einmal doch am Schopf, Freß’ ihn bis zum letzten Knopf. <text:span text:style-name="T1">Nun wie gefällt euch dies Lied?</text:span></text:p>
          </table:table-cell>
          <table:table-cell office:value-type="string">
            <text:p>-</text:p>
          </table:table-cell>
          <table:table-cell office:value-type="float" office:value="1119">
            <text:p>1119</text:p>
          </table:table-cell>
          <table:table-cell table:number-columns-repeated="1018"/>
        </table:table-row>
        <table:table-row table:style-name="ro4">
          <table:table-cell office:value-type="string">
            <text:p><text:span text:style-name="T1">Böses Schicksal der Fußgänger.</text:span> <text:span text:style-name="T2">Bilanz</text:span>. <text:span text:style-name="T1">Auch sonderbare Karaktere gefallen sich hier.</text:span></text:p>
          </table:table-cell>
          <table:table-cell/>
          <table:table-cell office:value-type="string">
            <text:p><text:s/></text:p>
          </table:table-cell>
          <table:table-cell office:value-type="string">
            <text:p><text:span text:style-name="T1">Der Eitelkeit, der Glanzsucht, dem Eigensinn, den Grillen der Mode bliebe in den Stoffen, und Farben der Tracht, in den mannichfaltigen Verzierungen, im Kopf-Puz immer noch ein weiter Spiel-Raum.</text:span> Das allmächtigste und sicherste aller Zwangs-Geseze: die Ueberzeugung, würde vielleicht dann den Teutschen die stille freie Uebereinkunft abdringen, sich zu einer solchen Tracht nur inländischer Zeuche zu bedienen; dieß würde die Nazional-Jndustrie begünstigen und der <text:span text:style-name="T2">Bilanz</text:span> des teutschen Kommerzes eine vortheilhafte Richtung geben. <text:span text:style-name="T1">Jch wiederhole es, nicht Geseze, wären sie auch für Teutschland nach dessen Verfassung möglich, können diese Revoluzion bewürken.</text:span></text:p>
          </table:table-cell>
          <table:table-cell office:value-type="string">
            <text:p>-</text:p>
          </table:table-cell>
          <table:table-cell office:value-type="float" office:value="552">
            <text:p>552</text:p>
          </table:table-cell>
          <table:table-cell table:number-columns-repeated="1018"/>
        </table:table-row>
        <table:table-row table:style-name="ro7">
          <table:table-cell office:value-type="string">
            <text:p><text:span text:style-name="T1">Letzteres aber geht bei aller Vorsicht doch nicht immer gut ab.</text:span> Der Hunger dringt oft zu den noch unberührten, aber fetten Rasenstellen, und indem sich die Kuh über die Geröllhalde bewegt, weicht der <text:span text:style-name="T2">lockere</text:span> Grund und sie beginnt bergab zu gleiten. <text:span text:style-name="T1">Sowie sie bemerkt, daß sie selber sich nicht mehr helfen kann, läßt sie sich auf den Bauch nieder, schließt die Augen und ergibt sich ruhig in ihr Schicksal, indem sie langsam fortgleitet, bis sie in den Abgrund stürzt oder von einer Baumwurzel aufgehalten wird, an der sie gelassen die hilfreiche Dazwischenkunft des Sennen abwartet. … ‟</text:span></text:p>
          </table:table-cell>
          <table:table-cell/>
          <table:table-cell office:value-type="string">
            <text:p><text:s/></text:p>
          </table:table-cell>
          <table:table-cell office:value-type="string">
            <text:p><text:span text:style-name="T1">„</text:span><text:span text:style-name="T1">Diejenigen, so dichte und feste Lippen haben, und deren obere Lippe über die untere hinaus hängt, sind alberne Leute — nach Aehnlichkeit der Esel und Affen.“</text:span> — Das ist wohl erbärmlich unbestimmt gesprochen — auch noch unbestimmt, doch bestimmter und wahrer wär’s, wenn ’s hieße: die, deren untere Lippen weich und <text:span text:style-name="T2">locker</text:span> sind, und unter den obern vorhängen — sind alberne Leute. <text:span text:style-name="T1">„Diejenigen, deren Nasenspitze sehr hart und fest ist, geben sich gern mit solchen Dingen ab, welche wenig Mühe kosten — nach der Aehnlichkeit mit Kühen und Ochsen“</text:span></text:p>
          </table:table-cell>
          <table:table-cell office:value-type="string">
            <text:p>-</text:p>
          </table:table-cell>
          <table:table-cell office:value-type="float" office:value="338">
            <text:p>338</text:p>
          </table:table-cell>
          <table:table-cell table:number-columns-repeated="1018"/>
        </table:table-row>
        <table:table-row table:style-name="ro22">
          <table:table-cell office:value-type="string">
            <text:p><text:span text:style-name="T1">Der Strom gelangt durch die Klemme P in die Kupferröhre, von dieser durch die Contactröllchen in den Kohlenstab, geht über die Kohlenscheibe S und die Gabel G in den Eisencylinder E, durchlauft die Drahtwindungen D und verläßt die Lampe bei der Polklemme P'.</text:span> Der Kohlenstab bleibt so lange durch die Röllchen am Aufwärtsgehen gehindert, bis durch Abbrennen der Kohlenspitze der Widerstand im Stromkreise so sehr gewachsen ist, und der Strom in D so stark abgenommen hat, daß der Anker H durch die <text:span text:style-name="T2">Feder</text:span> F vom Elektromagnete abgezogen wird, und durch die gleichzeitige Entfernung des Röllchens R' von den beiden Röllchen R der Kohlenstab wieder aufwärts gehen kann. <text:span text:style-name="T1">Um eine noch empfindlichere Regulirung zu erreichen, wird die Eisenröhre überdies mit mehreren Lagen feinen Drahtes versehen, die in einen Nebenschluß derart geschaltet werden, daß sie beim Durchgange eines Stromes in der Eisenröhre die entgegengesetzten Magnetpole erzeugen, wie der directe Draht.</text:span></text:p>
          </table:table-cell>
          <table:table-cell/>
          <table:table-cell office:value-type="string">
            <text:p><text:s/></text:p>
          </table:table-cell>
          <table:table-cell office:value-type="string">
            <text:p><text:span text:style-name="T1">Die meiste Mühe hat mir ein gewisser Autor gemacht, dessen Gang so unordentlich, und abwechselnd war, daß ich lange Zeit nicht errathen konnte, zu welcher Art der Gelehrten er eigentlich gehöre.</text:span> Endlich erfuhr ich, daß er ein Poet sey; und da ich nur einmal das wußte, so lernte ich ihn in kurzer Zeit so genau kennen, daß ich gleich beym ersten Anblicke errathen konnte, welche Arten der Gedichte er unter der <text:span text:style-name="T2">Feder</text:span> hatte. <text:span text:style-name="T1">Schlich er traurig an den Häusern hin, wie ein Hofmann, welcher keinen Credit mehr hat; so schrieb er Elegien.</text:span></text:p>
          </table:table-cell>
          <table:table-cell office:value-type="string">
            <text:p>-</text:p>
          </table:table-cell>
          <table:table-cell office:value-type="float" office:value="391">
            <text:p>391</text:p>
          </table:table-cell>
          <table:table-cell table:number-columns-repeated="1018"/>
        </table:table-row>
        <table:table-row table:style-name="ro3">
          <table:table-cell office:value-type="string">
            <text:p><text:span text:style-name="T1">Die Unterthanen und die Diener des Kurfürsten, so schrieb er, wären sehr glücklich zu preisen, wenn sie dasselbe von sich sagen könnten, „wenn sie mit Frau und Kindern in einen siebenjährigen Schlaf verfallen und auf diese Weise nur zu neuen Dienstleistungen für Ew. K. Hoheit erstarkt, unter den veränderten Verhältnissen hätten wieder erwachen können.“</text:span> Dann fuhr er fort: Ew. K. H. sind reich, Ihre Diener und Unterthanen arm“ und forderte den alten Sünder auf, noch am <text:span text:style-name="T2">Abend</text:span> seines Lebens einen würdigen Gebrauch zu machen von seinen reichen Glücksgütern und die Noth des treuen Hessenvolks zu lindern, bevor er erscheinen müsse „vor dem Herrn über uns Alle, der auch den Mächtigen der Erde den Stuhl bereitet.“ <text:span text:style-name="T1">So urtheilte der größte politische Kopf, den Kurhessen zur Zeit besaß, über das Treiben dieses Fürsten.</text:span></text:p>
          </table:table-cell>
          <table:table-cell/>
          <table:table-cell office:value-type="string">
            <text:p><text:s/></text:p>
          </table:table-cell>
          <table:table-cell office:value-type="string">
            <text:p><text:span text:style-name="T1">Er saß ganz vorn im Wagen, so daß er den Pferdeschwanz beinahe mit den Füßen berührte, auf einem Gebund Heu, hinter ihm lagen eine Anzahl gefüllter Säcke.</text:span> Er hatte sich rasiert, was er sonst nur am Sonnabend <text:span text:style-name="T2">Abend</text:span> that, er trug ein reines Hemd, den schwarzen Rock und einen flachen Filzhut — sichere Wahrzeichen, daß es nach der Stadt ging. <text:span text:style-name="T1">Als er am Kretscham von Halbenau vorbeikam, stand dort sein Schwager, Ernst Kaschel, in der Thür, Zipfelmütze auf dem Kopfe, die Hände unter der Schürze, in der echten Gastwirtspositur.</text:span></text:p>
          </table:table-cell>
          <table:table-cell office:value-type="string">
            <text:p>-</text:p>
          </table:table-cell>
          <table:table-cell office:value-type="float" office:value="1158">
            <text:p>1158</text:p>
          </table:table-cell>
          <table:table-cell table:number-columns-repeated="1018"/>
        </table:table-row>
        <table:table-row table:style-name="ro12">
          <table:table-cell office:value-type="string">
            <text:p><text:span text:style-name="T1">Das Schema, welches nicht nach einer Idee, d. i. aus dem Hauptzwecke der Vernunft, sondern empirisch, nach zufällig sich darbietenden Absichten (deren Menge man nicht voraus wissen kan), entworfen wird, giebt technische, dasienige aber, was nur zu Folge einer Idee entspringt (wo die Vernunft die Zwecke a priori aufgiebt und nicht empirisch erwartet), gründet architectonische Einheit.</text:span> Nicht <text:span text:style-name="T2">technisch</text:span>, wegen der Aehnlichkeit des Mannigfaltigen, oder des zufälligen Gebrauchs der Erkentniß in concreto zu allerley beliebigen äusseren Zwecken, sondern architectonisch, um der Verwandschaft willen und der Ableitung von einem einigen obersten und inneren Zwecke, der das Ganze allererst möglich macht, kan dasienige entspringen, was wir Wissenschaft nennen, dessen Schema den Umriß (monogramma) und die Eintheilung des Ganzen in Glieder, der Idee gemäß, d. i. a priori enthalten und dieses von allen anderen sicher und nach Principien unterscheiden muß. <text:span text:style-name="T1">Niemand versucht es, eine Wissenschaft zu Stande zu bringen, ohne daß ihm eine Idee zum Grunde liege.</text:span></text:p>
          </table:table-cell>
          <table:table-cell/>
          <table:table-cell office:value-type="string">
            <text:p><text:s/></text:p>
          </table:table-cell>
          <table:table-cell office:value-type="string">
            <text:p><text:span text:style-name="T1">Ein Hauptgebrauch zu Flintensteinen.</text:span> s. B. Hacquets physische und <text:span text:style-name="T2">technische</text:span> Beschreibung der Flintensteine. <text:span text:style-name="T1">Wien, 1792. 8.</text:span></text:p>
          </table:table-cell>
          <table:table-cell office:value-type="string">
            <text:p>-</text:p>
          </table:table-cell>
          <table:table-cell office:value-type="float" office:value="588">
            <text:p>588</text:p>
          </table:table-cell>
          <table:table-cell table:number-columns-repeated="1018"/>
        </table:table-row>
        <table:table-row table:style-name="ro21">
          <table:table-cell office:value-type="string">
            <text:p><text:span text:style-name="T1">Das Wort ähnlich hingegen hat schon eine bestimmtere Bedeutung.</text:span> Es ist aus den zwey Ableitungstheilchen an und lich zusammengesetzet, wovon ersteres ein <text:span text:style-name="T2">Vorwort</text:span> (Praepositio), und daher ein localer Verhältnißbegriff ist, welchen man auf vielerley Arten metaphorisch und transcendent gemacht hat. <text:span text:style-name="T1">Daher geht das Wort ähnlich auf die Gleichheit oder Jdentität der Verhältnisse und Bestimmungen.</text:span></text:p>
          </table:table-cell>
          <table:table-cell/>
          <table:table-cell office:value-type="string">
            <text:p><text:s/></text:p>
          </table:table-cell>
          <table:table-cell office:value-type="string">
            <text:p><text:span text:style-name="T1">Selbst Philosophen, die eine Sprache erfänden, würden hier nicht immer mit einander einig seyn.</text:span> Die <text:span text:style-name="T2">Vorwörter</text:span> lassen weniger zweifelhaft; und die Hülfswörter gar nicht. <text:span text:style-name="T1">Die lezten haben keinen andern Begrif, als den die Verändrungssylben haben.</text:span></text:p>
          </table:table-cell>
          <table:table-cell office:value-type="string">
            <text:p>-</text:p>
          </table:table-cell>
          <table:table-cell office:value-type="float" office:value="623">
            <text:p>623</text:p>
          </table:table-cell>
          <table:table-cell table:number-columns-repeated="1018"/>
        </table:table-row>
        <table:table-row table:style-name="ro16">
          <table:table-cell office:value-type="string">
            <text:p><text:span text:style-name="T1">Der König von Preussen wolte es ihm abkaufen, lies sich hier, aber bei Bosch’s Feinden darnach erkundigen, und diese schrieben keine günstigen Nachrichten zurück.</text:span> Ich sah ferner noch das <text:span text:style-name="T2">Museum</text:span> Gottwaldianum, von einem Arzte in Danzig, durch. <text:span text:style-name="T1">Es sind 2. kleine Folianten von Zeichnungen, Konchylien und Anat. comp. aber kein Text dabei, und kostet anderthalb Dukaten. —</text:span></text:p>
          </table:table-cell>
          <table:table-cell/>
          <table:table-cell office:value-type="string">
            <text:p><text:s/></text:p>
          </table:table-cell>
          <table:table-cell office:value-type="string">
            <text:p><text:span text:style-name="T1">Man weiß, daß der Herr Verfasser keiner von jenen ist, die um eine einmal gesagte Meinung zu behaupten, lieber aller Wahrheit Hohn sprechen; man weiß, daß sein philosophischer Forschungsgeist nicht gewohnt ist, die Sachen von der Oberfläche zu greifen, sondern immer ins Innere derselben dringt; man weiß, daß sein Fleiß keine Mühe, wie groß sie sey, scheut, wenn es gilt eine neue Wahrheit zu entdecken, oder eine verkannte in ihr wahres Licht zu setzen, — und jedermann endlich kennt seine streng logische Darstellungsweise.</text:span> Uiberdieß mit einer Menge der ausgesuchtesten Hülfsmittel, seinem und des Göttinger <text:span text:style-name="T2">Museums</text:span> anthropologischem Vorrathe, häufiger Avtopsie, u. a. ausgerüstet, wie konnte diese Ausgabe da anders werden, als: „innumeris modis aucta, emendata et ad ipsam naturam perfecta“ wie sie der Herr Verfasser selbst nennt, und welche Worte um so mehr Gewicht erhalten, je bescheidner dieser Gelehrte sich stets gezeigt hat. <text:span text:style-name="T1">Von dem darauf verwandten Fleiße des Verfassers kann folgendes, was er in seinen Beyträgen zur Naturgeschichte S. 71. dem Herrn Hofrath Meiners auf gewisse Einwendungen entgegnet, als eine kleine Probe dienen:</text:span></text:p>
          </table:table-cell>
          <table:table-cell office:value-type="string">
            <text:p>-</text:p>
          </table:table-cell>
          <table:table-cell office:value-type="float" office:value="689">
            <text:p>689</text:p>
          </table:table-cell>
          <table:table-cell table:number-columns-repeated="1018"/>
        </table:table-row>
        <table:table-row table:style-name="ro42">
          <table:table-cell office:value-type="string">
            <text:p><text:span text:style-name="T1">Bemerkungen.</text:span> Ein <text:span text:style-name="T2">Donnerwetter</text:span> in Paris ist mit so vielen Verdrieslichkeiten verknüpft, daß ichs hier anführen muß. <text:span text:style-name="T1">Wir hatten heute Abends eins von 6. Uhr bis halb 11. Uhr des Nachts.</text:span></text:p>
          </table:table-cell>
          <table:table-cell/>
          <table:table-cell office:value-type="string">
            <text:p><text:s/></text:p>
          </table:table-cell>
          <table:table-cell office:value-type="string">
            <text:p><text:span text:style-name="T1">Der andre observirte schärfer mit dem Ausruf:</text:span> „<text:span text:style-name="T2">Donnerwetter</text:span>, sollte ich mich irren! <text:span text:style-name="T1">Sie changirt nicht Farbe, und doch zuckte sie zusammen, als die Lupinus ihr was ins Ohr sagte.“</text:span></text:p>
          </table:table-cell>
          <table:table-cell office:value-type="string">
            <text:p>-</text:p>
          </table:table-cell>
          <table:table-cell office:value-type="float" office:value="353">
            <text:p>353</text:p>
          </table:table-cell>
          <table:table-cell table:number-columns-repeated="1018"/>
        </table:table-row>
        <table:table-row table:style-name="ro5">
          <table:table-cell office:value-type="string">
            <text:p><text:span text:style-name="T1">Was könnte denn auch Lady Rubens auf einer solchen Luftreise Merkwürdiges sehen?</text:span> Nichts als das blaue Firmament und einige Wolken, deren nähere Bekanntschaft sie nicht interessiren kann; sodann eine Menge runder Kinderköpfe mit Flügeln und eine grosse Schaar von kleinen fliegenden Jungen in allerlei Posituren, die am liebsten eine ungeheure, nicht allzu präsentable partie zum besten geben, womit die Dame wohl eher in der <text:span text:style-name="T2">Kinderstube</text:span> bekannt wurde, die aber leider zum Fliegen gar nicht gemacht ist. <text:span text:style-name="T1">In Italien, sagt man, hätten die Weiber Augen zu mehr als Einem Gebrauch: dort sind es die schönen Fenster der Natur, hinter denen man die Seele lieblich oder göttlich hervorstralen sieht; aber in Antwerpen! hier ist das Auge ja nur ein oeil de boeuf am Gewölbe des Schedels, um ein wenig Licht hineinzulassen!</text:span></text:p>
          </table:table-cell>
          <table:table-cell/>
          <table:table-cell office:value-type="string">
            <text:p><text:s/></text:p>
          </table:table-cell>
          <table:table-cell office:value-type="string">
            <text:p><text:span text:style-name="T1">Erst erklärt sich der menschliche Hochmuth für souverän, für die höchste Macht im Himmel und auf Erden, und dann fühlt er sich so bettelarm und hilflos, daß er mit der Gier der Verzweiflung nach Allem greifen muß, was ihn zerstreuen und die klagende Stimme seines Jnnern übertäuben kann.</text:span> Aber nicht ein Gleichniß ist die für unseren Verstandeshochmuth allerdings demüthigende Hinweisung auf die <text:span text:style-name="T2">Kinderstube</text:span>, sondern ein dem Reiche der Thatsachen entnommenes Beispiel, eine auf Erfahrung sich gründende Lehre über die Quelle des Glücks. <text:span text:style-name="T1">Nur möge sich Niemand einbilden, daß er das Glück durch den einfachen Entschluß, an Gott und Unsterblichkeit zu glauben, erkaufen könne.</text:span></text:p>
          </table:table-cell>
          <table:table-cell office:value-type="string">
            <text:p>-</text:p>
          </table:table-cell>
          <table:table-cell office:value-type="float" office:value="87">
            <text:p>87</text:p>
          </table:table-cell>
          <table:table-cell table:number-columns-repeated="1018"/>
        </table:table-row>
        <table:table-row table:style-name="ro21">
          <table:table-cell office:value-type="string">
            <text:p><text:span text:style-name="T1">Wir freuen uns darüber, müssen aber im Hinblick auf den erwähnten „gemeinschaftlichen Beschluß des Untersuchungsrichters wie Staatsanwaltschaft“ uns die Frage erlauben, warum man vor der Haftentlassung nicht einen Beschluß der Ratskammer eingeholt hat.</text:span> Die „Neue Preuß. Ztg.“ (Kreuzztg.) endlich richtete an die Staatsregierung diese <text:span text:style-name="T2">geharnischte</text:span> Erklärung, die bis jetzt aber ebenfalls ohne amtliche Erwiderung geblieben ist: <text:span text:style-name="T1">„Zur Frage des rituellen Mordes.</text:span></text:p>
          </table:table-cell>
          <table:table-cell/>
          <table:table-cell office:value-type="string">
            <text:p><text:s/></text:p>
          </table:table-cell>
          <table:table-cell office:value-type="string">
            <text:p><text:span text:style-name="T1">Wer also einen Weltberuf erfüllen zu müssen glaubt, dürfte zuerst sein eigen Haus wohl bestellen.</text:span> Den kernhaften Blick auf dieß gerichtet, hat der wackere Dichter der <text:span text:style-name="T2">geharnischten</text:span> Sonette“ ganz recht, wenn er den mit ihrem Streben vorschnell in die Weltweite Schweifenden warnend zuruft: <text:span text:style-name="T1">Möge Jeder still beglückt Seiner Freuden warten!</text:span></text:p>
          </table:table-cell>
          <table:table-cell office:value-type="string">
            <text:p>-</text:p>
          </table:table-cell>
          <table:table-cell office:value-type="float" office:value="946">
            <text:p>946</text:p>
          </table:table-cell>
          <table:table-cell table:number-columns-repeated="1018"/>
        </table:table-row>
        <table:table-row table:style-name="ro3">
          <table:table-cell office:value-type="string">
            <text:p><text:span text:style-name="T1">Ein der traurigsten Beispiele war dieses, da einige Engländer von dem Bengalerprinzen in ein enges Gefängnis geworfen wurden, und in einer einzigen Nacht fast alle das Leben einbüsten.</text:span> Blos von einer grossen Menge Volks, welches sich vor etlichen Jahren bei einer gewissen Gerichtshandlung, in starker Anzahl versammelt hatte, erstikkte eine unglaubliche Anzahl. Dergleichen auch von | einer andern Gerichtspflege zu Oxfurt, nach altem Sagen, erzählt wird. Der, welcher zuerst in Mekka den schwarzen Stein küst, wird fast von der Menge derjenigen elenden erdrükkt, welche hier die Füße durch Küsse verehren. Ferner macht sich aus diesem Grunde der <text:span text:style-name="T2">englische</text:span> Luftbläser (Ventilator) ungemein nüzzlich, indem durch ihn, statt der verdorbnen Luft, die frische Luft wieder ergänzt wird. <text:span text:style-name="T1">VERRYST de respirat. S. 54.</text:span></text:p>
          </table:table-cell>
          <table:table-cell/>
          <table:table-cell office:value-type="string">
            <text:p><text:s/></text:p>
          </table:table-cell>
          <table:table-cell office:value-type="string">
            <text:p><text:span text:style-name="T1">Iuniperus lycia war hier kriechend und von einer so ungeheuren Dicke, dergleichen ich nie vorher gesehen hatte:</text:span> ich ließ einen Stamm aushauen, der mir Bretter von sieben <text:span text:style-name="T2">englischen</text:span> Zollen im Durchmesser lieferte. <text:span text:style-name="T1">Eine Menge Kirgisen wohnen hier allenthalben herum, welche die Sommermonate, theils der Kühle wegen, theils des gänzlichen Mangels an allerley stechenden Jnsekten, der vortrefflichen Weide und des schönen Wassers wegen, hier vergnügt zubringen.</text:span></text:p>
          </table:table-cell>
          <table:table-cell office:value-type="string">
            <text:p>-</text:p>
          </table:table-cell>
          <table:table-cell office:value-type="float" office:value="513">
            <text:p>513</text:p>
          </table:table-cell>
          <table:table-cell table:number-columns-repeated="1018"/>
        </table:table-row>
        <table:table-row table:style-name="ro13">
          <table:table-cell office:value-type="string">
            <text:p><text:span text:style-name="T1">Draußen haben sie einen Herd in die Erde gegraben und ein alter dienender Geist, welcher nicht mit aufs Wasser geht, ist beständig mit Kochen, Wasserzutragen, Salzmahlen rc. beschäftigt.</text:span> Gehen die Fische <text:span text:style-name="T2">flott</text:span> und zahlreich ins Netz, so schaffen sie sich auch andere Dinge an, kaufen sich Hunde zur Bewachung ihrer Schätze, ein Volk Hühner, welches in die Wogen hineingackelt, Schafe zum Sonntagsbraten; gewöhnlich aber ist das Meer ihre Speisekammer, aus welchem Alles hervorgeht, was ihren Kessel füllt. <text:span text:style-name="T1">Dicht am Rande der Brandung errichten sie einen hohen Mastbaum, welcher in etwas schiefer Richtung über das Meer sich hinneigt; er ist oben mit einer Art von Mastkorb versehen, und auf dieser Warte sitzt nun Einer von ihnen, welcher nach den heranziehenden Fischen blickt und sogleich die nahenden Schaaren verkündet, damit der Fischer ihnen entgegen gehen kann.</text:span></text:p>
          </table:table-cell>
          <table:table-cell/>
          <table:table-cell office:value-type="string">
            <text:p><text:s/></text:p>
          </table:table-cell>
          <table:table-cell office:value-type="string">
            <text:p><text:span text:style-name="T1">COCKBURNE seadiseas. p. 214. die Flotte bei Peru Voy.</text:span> de la <text:span text:style-name="T2">flotte</text:span> de Nassau p. 80. 81. Add. Voy. <text:span text:style-name="T1">de Verhoeven p. 20. Voy. des terr. austr. T. II. p 27.</text:span></text:p>
          </table:table-cell>
          <table:table-cell office:value-type="string">
            <text:p>-</text:p>
          </table:table-cell>
          <table:table-cell office:value-type="float" office:value="39">
            <text:p>39</text:p>
          </table:table-cell>
          <table:table-cell table:number-columns-repeated="1018"/>
        </table:table-row>
        <table:table-row table:style-name="ro11">
          <table:table-cell office:value-type="string">
            <text:p><text:span text:style-name="T1">Wir sind auf Landtagen der englischen und der französischen Gelehrtenrepublik gewesen.</text:span> Die <text:span text:style-name="T2">englische</text:span> ist beynah demokratisch. <text:span text:style-name="T1">Der Pöbel hat da viele Freyheiten, und mehr als Einen Schreyer.</text:span></text:p>
          </table:table-cell>
          <table:table-cell/>
          <table:table-cell office:value-type="string">
            <text:p><text:s/></text:p>
          </table:table-cell>
          <table:table-cell office:value-type="string">
            <text:p><text:span text:style-name="T1">Ich dächte, beschlos Junker Gotthard, das Frauenzimmer stamme durch die ganze Welt von den Franzosen, oder die Franzosen vom Frauenzimmer.</text:span> Wir, der Engländer und ich, vereinigten uns wider den Junker Gotthard, und bewiesen ihm, daß es noch Frauenzimmer teutscher, oder <text:span text:style-name="T2">englischer</text:span> Art, gebe, und zeigten ihm davon etliche in Berlin! <text:span text:style-name="T1">Ihr kennt sie nur von Ansehen, fuhr Junker Gotthard fort.</text:span></text:p>
          </table:table-cell>
          <table:table-cell office:value-type="string">
            <text:p>-</text:p>
          </table:table-cell>
          <table:table-cell office:value-type="float" office:value="536">
            <text:p>536</text:p>
          </table:table-cell>
          <table:table-cell table:number-columns-repeated="1018"/>
        </table:table-row>
        <table:table-row table:style-name="ro6">
          <table:table-cell office:value-type="string">
            <text:p><text:span text:style-name="T1">Das sonderbarste bey dem allen ist die Wendung, welche die Sachen genommen haben.</text:span> So lange die Schöpfen eine streitige Sache, nachdem was ihnen gemeinnützig und <text:span text:style-name="T2">billig</text:span> dünkte, entscheiden, vergleichen oder abmachen mochten, wurde durchaus erfordert, daß sie den Partheyen ebenbürtig und genoß waren. <text:span text:style-name="T1">So bald aber die Kunst streitige Sachen zu entscheiden, sich auf die beste Auslegung und Anwendung der Gesetze gründete, ward der gelehrteste und redlichste Mann für den besten Richter gehalten; der Edelmann verlohr mit Recht seinen Stuhl im Gerichte, so bald er sich weniger auf jene Kunst legte.</text:span></text:p>
          </table:table-cell>
          <table:table-cell/>
          <table:table-cell office:value-type="string">
            <text:p><text:s/></text:p>
          </table:table-cell>
          <table:table-cell office:value-type="string">
            <text:p><text:span text:style-name="T1">Es war des Kaisers Absicht, allen seinen Unterthanen, ohne Ansehen des Ranges, des Standes und der Person, gleichen Schutz des Gesetzes angedeihen zu lassen und von allen einen gleichförmigen Beitrag zu den Bedürfnissen des Staates zu fordern.</text:span> Diesen gerechten und <text:span text:style-name="T2">billigen</text:span> Vorsatz konnte er aber nicht anders bewerkstelligen, als indem er den bisherigen Gang der Geschäfte in den Gerichtshöfen abänderte; wo derselbe zu verwickelt war und ihm gar zu viele Schwierigkeiten in den Weg legte, die Tribunale selbst aufhob, und zur Erhebung der neuen Steuern andere Beamten, mit anderen Vorschriften und Vollmachten als die vorigen, einsetzte. <text:span text:style-name="T1">Beinahe noch wichtiger war derjenige Theil seiner Reform, welcher die Diener der Religion betraf.</text:span></text:p>
          </table:table-cell>
          <table:table-cell office:value-type="string">
            <text:p>-</text:p>
          </table:table-cell>
          <table:table-cell office:value-type="float" office:value="688">
            <text:p>688</text:p>
          </table:table-cell>
          <table:table-cell table:number-columns-repeated="1018"/>
        </table:table-row>
        <table:table-row table:style-name="ro8">
          <table:table-cell office:value-type="string">
            <text:p><text:span text:style-name="T1">Um zwischen der Isle des Lepreux und Aurora-Insel hindurch zu kommen, lavirten wir die ganze Nacht über gen Süden, und befanden uns am Morgen um 8 Uhr dicht an der ersteren.</text:span> In dieser Gegend wagte sich ein einziger Indianer mit seinem kleinen Canot in See, und bald nachher wurden wir noch drey andere gewahr, die ihr Canot ebenfalls <text:span text:style-name="T2">flott</text:span> machten, um zu uns heran zu kommen. <text:span text:style-name="T1">Noch andre saßen auf den Felsen und gafften von dort her das Schiff an.</text:span></text:p>
          </table:table-cell>
          <table:table-cell/>
          <table:table-cell office:value-type="string">
            <text:p><text:s/></text:p>
          </table:table-cell>
          <table:table-cell office:value-type="string">
            <text:p><text:span text:style-name="T1">Die vielen Proben von Unvernunft, fuhren wir fort, von Unterdrükung, und von moralischem Verfall, die wir unter seinem Volke bemerkt haben, lehren uns, daß es einer solchen Katastrofe sehr bedürfe; – und daß wir die Erde mit dem herzlichen Wunsche verlassen: daß der grose Regente, des Alls, die Epoche bald herbey führen wolle, in der die Barbarey, die Dummheit, die Sottise, und die Bosheit in den Staub getretten, – wahre Philosophie, reine Religion, und unbefleckte Tugend aber, auf den Thron erhoben werden.“</text:span> Wir gaben unserm Freunde den Abschiedskuß, stiegen in den Kahn, und machten die Segel <text:span text:style-name="T2">flott</text:span>. <text:span text:style-name="T1">ENDE.</text:span></text:p>
          </table:table-cell>
          <table:table-cell office:value-type="string">
            <text:p>-</text:p>
          </table:table-cell>
          <table:table-cell office:value-type="float" office:value="592">
            <text:p>592</text:p>
          </table:table-cell>
          <table:table-cell table:number-columns-repeated="1018"/>
        </table:table-row>
        <table:table-row table:style-name="ro10">
          <table:table-cell office:value-type="string">
            <text:p><text:span text:style-name="T1">Zweiter Nachtrag 1852.</text:span> Derselbe, Lithurgik oder Mineralien und Felsarten nach ihrer Anwendung in ökonomischer, artistischer und <text:span text:style-name="T2">technischer</text:span> Hinsicht. <text:span text:style-name="T1">Stuttgart 1840.</text:span></text:p>
          </table:table-cell>
          <table:table-cell/>
          <table:table-cell office:value-type="string">
            <text:p><text:s/></text:p>
          </table:table-cell>
          <table:table-cell office:value-type="string">
            <text:p><text:span text:style-name="T1">1. Wir beginnen die weitern Theilungen mit derjenigen, die ihren Grund hat in den Unterschieden der Phantasie, wie sie im Ganzen und Großen auf eines der Hauptgebiete der ursprünglichen Stoffwelt bezogen sind.</text:span> Zuerst tritt das Landschaftliche auf; §. 599 hat die <text:span text:style-name="T2">technischen</text:span> Gründe gezeigt, warum es aus der Sculptur wegfällt; nun aber handelt es sich nicht mehr von technischen Hindernissen, sondern von einem positiven innern Grund, und zu diesem führt das, was zu §. 612 von andeutenden Hülfen zur Bezeichnung der Landschaft gesagt ist. <text:span text:style-name="T1">In der That aber ist derselbe schon zu §. 437, 1. ausgesprochen:</text:span></text:p>
          </table:table-cell>
          <table:table-cell office:value-type="string">
            <text:p>-</text:p>
          </table:table-cell>
          <table:table-cell office:value-type="float" office:value="942">
            <text:p>942</text:p>
          </table:table-cell>
          <table:table-cell table:number-columns-repeated="1018"/>
        </table:table-row>
        <table:table-row table:style-name="ro16">
          <table:table-cell office:value-type="string">
            <text:p><text:span text:style-name="T1">Der Erfolg bestätigte in vollem Maasse die Berechtigung dieser Construction.</text:span> Die Schottischen Hochöfen, wie man sie alsbald benannte, waren <text:span text:style-name="T2">billiger</text:span>, haltbarer, für Reparaturen auch während des Betriebes zugänglicher; eine merkbare Erhöhung des Brennstoffaufwandes aber oder eine Verschlechterung des Hochofenganges, Uebelstände, welche jedenfalls von den allermeisten Hochofenleuten erwartet worden waren, stellten sich nicht ein. <text:span text:style-name="T1">So breitete sich jene Hochofenconstruction allmählich auch in anderen Gegenden aus, obgleich vorsichtige Hochofenleute des Continents sich offenbar nur schwer und langsam dazu entschliessen konnten, die traditionelle Ueberzeugung von dem wohlthätigen Einflusse dicker Wände auf den Hochofenprocess fallen zu lassen; baute man doch noch in den sechziger Jahren, nachdem also bereits eine mehr als zehnjährige Erfahrung über den Betrieb der Schottischen Hochöfen vorlag, auf dem Continente zahlreiche Oefen mit Rauhgemäuer und benutzte dabei jene Erfahrungen nur so weit, dass man wenigstens das Gestell, wie oben beschrieben, frei legte und den Schacht von Säulen tragen liess.</text:span></text:p>
          </table:table-cell>
          <table:table-cell/>
          <table:table-cell office:value-type="string">
            <text:p><text:s/></text:p>
          </table:table-cell>
          <table:table-cell office:value-type="string">
            <text:p><text:span text:style-name="T1">So ist es in der Hidraulik eine bekannte Sache, daß, wenn das Bette eines Flusses verengert worden, die Geschwindigkeit des Stromes wächst, wenn die bewegende Kräfte dazu hinreichend sind.</text:span> Es kommen auch die Versuche über belebte Körper darinnen überein, daß sie zeigen, das Blut laufe, nach der regelmäßigen Ordnung der Natur, im Stamme schneller, als in den Aesten, und im engern Stükke eines Stammes schneller, als in einem breitern. Man kan aber <text:span text:style-name="T2">billig</text:span> glauben, daß diese Beschleunigung so beschaffen sey, daß das Blut in den ersten kleinsten einkügligen Blutäderchen etwas langsamer, als in dem zu nächst grössern Stämmchen flisset, und in grossen Stämmen wieder geschwinder umhergefürt wird, als in mittelmäßigen Blutadern. <text:span text:style-name="T1">1. Abschn.</text:span></text:p>
          </table:table-cell>
          <table:table-cell office:value-type="string">
            <text:p>-</text:p>
          </table:table-cell>
          <table:table-cell office:value-type="float" office:value="106">
            <text:p>106</text:p>
          </table:table-cell>
          <table:table-cell table:number-columns-repeated="1018"/>
        </table:table-row>
        <table:table-row table:style-name="ro25">
          <table:table-cell office:value-type="string">
            <text:p><text:span text:style-name="T1">Sie vernehmen nicht nur sehr scharf, sondern unterscheiden auch genau, wie schon aus ihrem Gesang hervorgeht.</text:span> <text:span text:style-name="T2">Feinen</text:span> Geschmack beweisen sie durch ihre Leckerhaftigkeit; — über die übrigen Sinne haben wir kein Urtheil. <text:span text:style-name="T1">Jhre geistigen Fähigkeiten wird Niemand unterschätzen, welcher sie kennt.</text:span></text:p>
          </table:table-cell>
          <table:table-cell/>
          <table:table-cell office:value-type="string">
            <text:p><text:s/></text:p>
          </table:table-cell>
          <table:table-cell office:value-type="string">
            <text:p><text:span text:style-name="T1">Kratzendraht.</text:span> <text:span text:style-name="T2">Feinen</text:span> Stalen-gemeinen oder 5 Band G. 0,435 „<text:span text:style-name="T1">Ordinär Münster M. 0,399 „</text:span></text:p>
          </table:table-cell>
          <table:table-cell office:value-type="string">
            <text:p>-</text:p>
          </table:table-cell>
          <table:table-cell office:value-type="float" office:value="1266">
            <text:p>1266</text:p>
          </table:table-cell>
          <table:table-cell table:number-columns-repeated="1018"/>
        </table:table-row>
        <table:table-row table:style-name="ro4">
          <table:table-cell office:value-type="string">
            <text:p><text:span text:style-name="T1">Religion und Menschenliebe werden hiebey ihre Würkung kräftiger zeigen, als wenn dieselbe durch Gesetze und Formen gelenkt oder verhindert wird; und wenn alle halbe Jahr in jedem Kirchspiel eine dazu wohl eingerichtete Predigt gehalten, nach derselben zum Urtheil über die verdächtigen Heuerleute geschritten, und dann jedem Verurtheilten ein halb Jahr zur Auswanderung erlaubet würde:</text:span> so glaube ich nicht, daß einer sich mit Billigkeit über eine solche <text:span text:style-name="T2">Anstalt</text:span> beklagen könne. <text:span text:style-name="T1">Man denke nicht, daß diese Einrichtung die unsichern Leute nur aus einem Kirchspiele ins andre oder eben über die Grenze, wo sie vielleicht noch gefährlichere Diebe werden würden, treiben möge.</text:span></text:p>
          </table:table-cell>
          <table:table-cell/>
          <table:table-cell office:value-type="string">
            <text:p><text:s/></text:p>
          </table:table-cell>
          <table:table-cell office:value-type="string">
            <text:p><text:span text:style-name="T1">Das Landkadettenkorps ist, wenigstens seinem Hauptzweck nach, eine Militairschule; das System der Erziehung, und folglich auch die Leitung und Aufsicht derselben, sind militairisch.</text:span> Die Direktion der ganzen <text:span text:style-name="T2">Anstalt</text:span> wurde bey ihrer erneuerten Stiftung im Jahr 1766, einem Generaldirektor übertragen, welchem ein Administrationsrath zugeordnet war, der aus vier, von der Kaiserinn ernannten Personen bestand. <text:span text:style-name="T1">Itzt ist dieser Rath eingegangen, und der Graf zu Anhalt bekleidet die Stelle eines Oberaufsehers ohne alle Einschränkung.</text:span></text:p>
          </table:table-cell>
          <table:table-cell office:value-type="string">
            <text:p>-</text:p>
          </table:table-cell>
          <table:table-cell office:value-type="float" office:value="554">
            <text:p>554</text:p>
          </table:table-cell>
          <table:table-cell table:number-columns-repeated="1018"/>
        </table:table-row>
        <table:table-row table:style-name="ro43">
          <table:table-cell office:value-type="string">
            <text:p><text:span text:style-name="T1">Ein weib, das trinklieder dichtet, ist man berechtigt als eine solche zu betrachten.</text:span> Und doch war schon im 7. jahrhundert ein kräftiger bach aeolischer liederpoesie nach dem mutterlande herübergekommen, der immer stärker anschwellend schliesslich das stolze schiff der aischyleischen tragödie <text:span text:style-name="T2">flott</text:span> gemacht hat. <text:span text:style-name="T1">Schon früh im siebenten jahrhundert sind fahrende sänger aus Lesbos im Peloponnes aufgetreten und der name des Terpandros zumal steht an der spitze der musikgeschichte. in wie weit die theoriker der aristotelischen zeit, welche uns davon erzählen, eine zuverlässige kunde von seinen musikalischen leistungen besassen, sind wir ausser stande zu controlliren, worin nicht liegt, dass wir darauf fest bauen dürften. dichtungen aus dem siebenten jahrhundert waren nicht erhalten. dennoch reichen die reste Alkmans hin, um von dem litterargeschichtlichen zusammenhange eine deutliche vorstellung zu gewinnen. er wendet die formen der lesbischen poesie an, zwar nicht die ausgebildeten des Alkaios oder gar der Sappho, aber ersichtlich ihre vorstufen, die Terpandros eingeführt hatte. er beherrscht ausserdem eine ganze reihe der ionischen versmasse (iamben, trochaeen, paeone, ioniker), und hat begonnen nach dieser analogie einzelnes epichorische auszubilden (anapaeste). seine sprache ist das getreue abbild dieser mischung der formen, denn das lesbische, epische, lakonische steht auch in ihr nebeneinander. aber eins ist neu bei Alkman: er ist chordichter. zwar hat auch Sappho für ihre mädchen und in den hochzeitsliedern auch für jünglinge lieder gedichtet zu gemeinsamem gesange. und in vielen culten wurden processionslieder, wiederum vorwiegend für mädchen, gebraucht. dass bei den volkstümlichen reigen allerorten auch gesungen worden ist, ist selbstverständlich. und doch ist bei Alkman etwas völlig neues da. wenn er auch bei manchen feierlichen gelegenheiten das eigne ich zurückgehalten haben wird, so ist doch zumeist der chor für ihn nur ein instrument, dem er so gut seine eignen empfindungen leiht wie der laute. von sich, seinem namen, seiner herkunft, seinem hunger und seinen versen redet er oder lässt er vielmehr die mädchen singen. ja, sie müssen uns von seinen liebeleien unterhalten. die kärglichen und schwer zu deutenden reste gewähren kein volles bild von dem dörflichen dichter, den man vielleicht am ehesten mit Neidhard von Reuental vergleichen kann. aber gerade das formelle, auf das es für die entwickelung ankommt, ist sonnenklar: der chorgesang und daneben doch die äusserung der individualität des dichters ist erreicht.</text:span></text:p>
          </table:table-cell>
          <table:table-cell/>
          <table:table-cell office:value-type="string">
            <text:p><text:s/></text:p>
          </table:table-cell>
          <table:table-cell office:value-type="string">
            <text:p><text:span text:style-name="T1">Und das war hier der Fal.</text:span> Der erste Wunsch, der in Robinsons Sele erwachte, da er sich von der starken Empfindung der Freude über den Anblik eines Europäischen Schiffes erhohlt hatte, war dieser, daß das Schif noch unbeschädigt sein, und wieder <text:span text:style-name="T2">flot</text:span> werden mögte. <text:span text:style-name="T1">In diesem Falle war er fest entschlossen, sich mit Freitag darauf zu sezen, und, wo nicht nach Europa selbst, doch nach irgend einem europäischen Pflanzorte in Amerika zu segeln; so gefährlich es auch immer sein mögte, sich mit einem großen unbemanten Schiffe, und ohne die nöthigen Kentnisse von der Schiffarth zu haben, auf das offenbare Meer zu wagen.</text:span></text:p>
          </table:table-cell>
          <table:table-cell office:value-type="string">
            <text:p>-</text:p>
          </table:table-cell>
          <table:table-cell office:value-type="float" office:value="306">
            <text:p>306</text:p>
          </table:table-cell>
          <table:table-cell table:number-columns-repeated="1018"/>
        </table:table-row>
        <table:table-row table:style-name="ro8">
          <table:table-cell office:value-type="string">
            <text:p><text:span text:style-name="T1">Der Kopf vom Geripp ist von einem Pferdekopf in der allgemeinen Gestalt nicht unterschieden, wo er aber mit Fell und Fleisch noch überkleidet ist, gleicht er einigermaßen einem Büffelkopfe, besonders was die Lippen anbetrifft.</text:span> Jm Munde hat es statt der Zähne auf jeder Seite zwei breite, längliche, glatte, <text:span text:style-name="T2">lockere</text:span> Knochen, davon der eine oben im Gaumen, der andere inwendig am Unterkiefer angeheftet ist. <text:span text:style-name="T1">Beide sind mit vielen, schräg im Winkel zusammenlaufenden Furchen und erhabenen Schwielen versehen, mit welchen das Thier seine gewöhnliche Nahrung, die Seekräuter, zermalmt.</text:span></text:p>
          </table:table-cell>
          <table:table-cell/>
          <table:table-cell office:value-type="string">
            <text:p><text:s/></text:p>
          </table:table-cell>
          <table:table-cell office:value-type="string">
            <text:p><text:span text:style-name="T1">Fig. 83.</text:span> Zwischen Blechmantel und Schacht muss wiederum in Rücksicht auf die stärkere Ausdehnung des letzteren ein ausreichend (10—20 cm) breiter Zwischenraum bleiben, der entweder ganz leer bleibt oder mit <text:span text:style-name="T2">lockeren</text:span> Körpern ausgefüllt wird. <text:span text:style-name="T1">Lässt man den Zwischenraum zu schmal, oder liegt die Ausfüllung desselben zu dicht, so ist ein Zerplatzen auch des stärksten Blechmantels die Folge davon.</text:span></text:p>
          </table:table-cell>
          <table:table-cell office:value-type="string">
            <text:p>-</text:p>
          </table:table-cell>
          <table:table-cell office:value-type="float" office:value="902">
            <text:p>902</text:p>
          </table:table-cell>
          <table:table-cell table:number-columns-repeated="1018"/>
        </table:table-row>
        <table:table-row table:style-name="ro13">
          <table:table-cell office:value-type="string">
            <text:p><text:span text:style-name="T1">Um 1510.</text:span> Das Gestech im Beinharnisch unterscheidet sich, wie schon die Bezeichnung ergibt, von den übrigen dadurch, dass die Stecher auch an den Beinen vollständig <text:span text:style-name="T2">geharnischt</text:span> auf die Bahn traten. <text:span text:style-name="T1">In der Ausrüstung des Pferdes kommen Varianten vor, insofern es zuweilen mit dem Kürisssattel mit Rücklehne, meist aber mit dem Stechsattel ausgerüstet erscheint.</text:span></text:p>
          </table:table-cell>
          <table:table-cell/>
          <table:table-cell office:value-type="string">
            <text:p><text:s/></text:p>
          </table:table-cell>
          <table:table-cell office:value-type="string">
            <text:p><text:span text:style-name="T1">Wild und schnaubend stürzten die Stiere auf den Helden loß, allein die Zauberkraft, womit Medea ihn begabt hatte, machte sie plötzlich zahm; sie beugten willig ihren Nacken unter das Joch, indem sie Jason an den Pflug spannte, und auf dem Felde des Mars die Furchen zog, worin er die Zähne des Drachen säte.</text:span> Als nun plötzlich die Saat der <text:span text:style-name="T2">geharnischten</text:span> Männer aus dem Boden keimte, die alle ihre Schwerdter gegen den Jason kehrten, so warf dieser in ihre Mitte den bezaubernden Kieselstein, der ihre Herzen verhärtete, daß sie mit wechselseitiger Wuth sich selbst aufrieben, und mit ihren todten Körpern den Boden deckten, woraus sie kaum erst entsprossen waren. <text:span text:style-name="T1">Ehe noch der König und das Volk von seinem Erstaunen sich erhohlte, eilte Jason schon, den Drachen einzuschläfern; er tödtete das Ungeheuer, und triumphirend hielt seine Rechte das goldne Fließ empor. —</text:span></text:p>
          </table:table-cell>
          <table:table-cell office:value-type="string">
            <text:p>-</text:p>
          </table:table-cell>
          <table:table-cell office:value-type="float" office:value="411">
            <text:p>411</text:p>
          </table:table-cell>
          <table:table-cell table:number-columns-repeated="1018"/>
        </table:table-row>
        <table:table-row table:style-name="ro5">
          <table:table-cell office:value-type="string">
            <text:p><text:span text:style-name="T1">Derweil diese geheimen ultramontanen Umtriebe die ohnehin verstimmte Rheinprovinz beunruhigten, war die Krone Preußen bemüht, den einzigen Streit, der zwischen ihr und dem Papste bestand, endlich zu beseitigen.</text:span> Auf Bunsen’s Rath hatte sie die Thorheit begangen, über die Behandlung der gemischten Ehen, in Wahrheit also über die Giltigkeit ihrer eigenen Landesgesetze, mit dem römischen Stuhle zu verhandeln und schließlich das Breve vom 25. März 1830 erlangt, das aus der <text:span text:style-name="T2">Feder</text:span> des Cardinals Cappellari, des späteren Papstes Gregor’s XVI. stammte. <text:span text:style-name="T1">Bunsen’s Eitelkeit schmeichelte sich dadurch einen glänzenden Sieg über die Curie davon getragen zu haben, und wohlgefällig ließ er sich vom Erzbischof Spiegel zu seinen „Triumph-Negotiationen“ Glück wünschen.</text:span></text:p>
          </table:table-cell>
          <table:table-cell/>
          <table:table-cell office:value-type="string">
            <text:p><text:s/></text:p>
          </table:table-cell>
          <table:table-cell office:value-type="string">
            <text:p><text:span text:style-name="T1">Oft steckte ein Reiherbusch im freien Haar, oft legte sich eine lange, breite Straußfeder quer über das Haupt und wallte mit ihrer Spitze zur Schulter herab.</text:span> Eine eigentliche Kopfbedeckung zeigt die jüngere Dame selten, und nur als der Schlapphut zur ausgebildeten Herrschaft gekommen, giebt es auch vielfach Damen, welche ihn auf das umlockte Haupt setzen, freilich in eleganterer und doch freier Zierlichkeit mit minder grotesker, aber schwungvoller <text:span text:style-name="T2">Feder</text:span>. <text:span text:style-name="T1">Ich erinnere hier an Rubens bekanntes Portrait: die Dame mit dem Federhut.</text:span></text:p>
          </table:table-cell>
          <table:table-cell office:value-type="string">
            <text:p>-</text:p>
          </table:table-cell>
          <table:table-cell office:value-type="float" office:value="1114">
            <text:p>1114</text:p>
          </table:table-cell>
          <table:table-cell table:number-columns-repeated="1018"/>
        </table:table-row>
        <table:table-row table:style-name="ro19">
          <table:table-cell office:value-type="string">
            <text:p><text:span text:style-name="T1">Sie sollten mehr wünschen, als mir nur nicht zu mißfallen! —</text:span> Verzeihen Sie, ich hab schon zuviel geredt; Jch bin eben ein Landmädchen; und die verstehen sreylich so das <text:span text:style-name="T2">Feine</text:span> nicht. <text:span text:style-name="T1">Kronhelm.</text:span></text:p>
          </table:table-cell>
          <table:table-cell/>
          <table:table-cell office:value-type="string">
            <text:p><text:s/></text:p>
          </table:table-cell>
          <table:table-cell office:value-type="string">
            <text:p><text:span text:style-name="T1">Die hierfür benutzten Methoden aber waren ziemlich mannigfaltig.</text:span> Im Hochofen selbst bewirkte man mitunter das <text:span text:style-name="T2">Feinen</text:span>, indem man durch eine abwärts gerichtete Düse Wind auf die Oberfläche des im Herde stehenden Roheisens blies. <text:span text:style-name="T1">Der Process war beendet, wenn das Eisen anfing Funken zu werfen, ein Zeichen der eintretenden Verbrennung von Kohle.</text:span></text:p>
          </table:table-cell>
          <table:table-cell office:value-type="string">
            <text:p>-</text:p>
          </table:table-cell>
          <table:table-cell office:value-type="float" office:value="325">
            <text:p>325</text:p>
          </table:table-cell>
          <table:table-cell table:number-columns-repeated="1018"/>
        </table:table-row>
        <table:table-row table:style-name="ro5">
          <table:table-cell office:value-type="string">
            <text:p><text:span text:style-name="T1">Jetzt machte Ferdinand der III. noch einen Versuch, sich mit den gesammten Reichsständen zu setzen, um mit vereinigten Kräften die beiden fremden Mächte Frankreich und Schweden vom Teutschen Boden wegzuschaffen.</text:span> Nachdem seit dem Jahre 1613., in einer Zeit von 27. Jahren, kein Reichstag mehr war gehalten worden, hielt Ferdinand endlich im Jahre 1640. wieder einen <text:span text:style-name="T2">Reichstag</text:span> zu Regensburg, wo sich nicht geringe Hoffnung anließ, jene Absicht vielleicht erreichen zu können. <text:span text:style-name="T1">Der Kriegsdrangsale müde, und zum Theil vielleicht von übertriebenen Vorstellungen des Verhältnisses zwischen Teutschen Reichsständen und der Majestät des Kaisers eingenommen, schienen viele Reichsstände nicht abgeneigt, den kaiserlichen Gesinnungen sich zu fügen.</text:span></text:p>
          </table:table-cell>
          <table:table-cell/>
          <table:table-cell office:value-type="string">
            <text:p><text:s/></text:p>
          </table:table-cell>
          <table:table-cell office:value-type="string">
            <text:p><text:span text:style-name="T1">— </text:span><text:span text:style-name="T1">Ein Umstand, der sich daraus erläutert, weil man mit Beziehung auf einige Stellen des Römisch-Justinianischen Gesetzbuchs behauptete, wie schon bey mehreren Gelegenheiten vorgekommen war, daß die höchste Gerichtsstelle unter den Augen des Monarchen an subtile Rechtsförmlichkeiten so genau nicht gebunden sey, sondern gleichsam mit offenen Segeln verfahren könne. —</text:span> In einer andern Stelle hatte der Westphälische Friede wegen der Visitation des Reichshofraths sich auf dasjenige bezogen, was auf dem <text:span text:style-name="T2">Reichstage</text:span> darüber ausgemacht werden würde. <text:span text:style-name="T1">Ferdinand der III. ließ es aber hinwiederum bey dem bewenden, was der Friede verordnet hatte.</text:span></text:p>
          </table:table-cell>
          <table:table-cell office:value-type="string">
            <text:p>-</text:p>
          </table:table-cell>
          <table:table-cell office:value-type="float" office:value="710">
            <text:p>710</text:p>
          </table:table-cell>
          <table:table-cell table:number-columns-repeated="1018"/>
        </table:table-row>
        <table:table-row table:style-name="ro10">
          <table:table-cell office:value-type="string">
            <text:p><text:span text:style-name="T1">Hätt' er Aigisthos noch lebendig im Hause gefunden, Als er von Ilion kehrte, der Held Menelaos Atreidäs:</text:span> Niemand hätte den Todten mit <text:span text:style-name="T2">lockerer</text:span> Erde beschüttet; Sondern ihn hätten die Hund' und die Vögel des Himmels gefressen, Liegend fern von der Stadt auf wüstem Gefild ', und es hätte Keine Achaierin ihn, den Hochverräther! beweinet. <text:span text:style-name="T1">Während wir andern dort viel blutige Schlachten bestanden, Saß er ruhig im Winkel der roßenährenden Argos, Und liebkoste dem Weib' Agamemnons mit süßem Geschwäze.</text:span></text:p>
          </table:table-cell>
          <table:table-cell/>
          <table:table-cell office:value-type="string">
            <text:p><text:s/></text:p>
          </table:table-cell>
          <table:table-cell office:value-type="string">
            <text:p><text:span text:style-name="T1">In Kupferoxydammoniak wird sie rasch gelöst, nur die Innenhaut widersteht diesem Reagenz eine kurze Zeit, nachdem sie wulstig aufgequollen.</text:span> Die Querschnitte zeigen einzelne Fasern oder nur wenige, meist 3 bis 6, selten bis 9 Fasern zu <text:span text:style-name="T2">lockeren</text:span> Gruppen vereinigt. <text:span text:style-name="T1">Die Fasern erscheinen im Querschnitte länglich oder rundlich eiförmig, abgeplattet, auch einwärts gefaltet, aber niemals polygonal, und erinnern an Hanf; das Lumen ist länglich, zusammengedrückt, selten dreieckig; die Schichtung wird besonders nach Anwendung von Kali deutlich; als Breitenmaße findet Hanausek 30 bis 40 µ (nach v. Höhnel 70 µ, nach Moeller selbst 120 µ).</text:span></text:p>
          </table:table-cell>
          <table:table-cell office:value-type="string">
            <text:p>-</text:p>
          </table:table-cell>
          <table:table-cell office:value-type="float" office:value="144">
            <text:p>144</text:p>
          </table:table-cell>
          <table:table-cell table:number-columns-repeated="1018"/>
        </table:table-row>
        <table:table-row table:style-name="ro11">
          <table:table-cell office:value-type="string">
            <text:p><text:span text:style-name="T1">Dieß Hinlaufen der Frauenzimmer nach den Weinbergen dauerte noch fort, als ich schon in Landau war, bis endlich der General Laubadere es gänzlich untersagte.</text:span> Der König machte indessen <text:span text:style-name="T2">Anstalt</text:span> zu seiner Abreise nach Berlin: die polnischen Händel nöthigten ihn, sich an Oerter zu verfügen, wo er denselben näher seyn konnte. <text:span text:style-name="T1">Er ist auch wirklich den 30ten September von uns abgefahren.</text:span></text:p>
          </table:table-cell>
          <table:table-cell/>
          <table:table-cell office:value-type="string">
            <text:p><text:s/></text:p>
          </table:table-cell>
          <table:table-cell office:value-type="string">
            <text:p><text:span text:style-name="T1">Die Tapetenmanufaktur, welche Hautelisse und Basselisse webt, liefert so vortreffliche Arbeit, daß ich mich nicht erinnere, im Garde-Meuble zu Paris bessere gesehn zu haben.</text:span> Der Umstand, daß hier jetzt nur geborne Russen arbeiten, erhöht den Werth und die Merkwürdigkeit dieser <text:span text:style-name="T2">Anstalt</text:span>. <text:span text:style-name="T1">Nirgend vielleicht ist dem Fremden der Fortschritt der Nation in der Kultur auffallender als in den weitläuftigen Werkstätten dieser Manufaktur.</text:span></text:p>
          </table:table-cell>
          <table:table-cell office:value-type="string">
            <text:p>-</text:p>
          </table:table-cell>
          <table:table-cell office:value-type="float" office:value="550">
            <text:p>550</text:p>
          </table:table-cell>
          <table:table-cell table:number-columns-repeated="1018"/>
        </table:table-row>
        <table:table-row table:style-name="ro13">
          <table:table-cell office:value-type="string">
            <text:p><text:span text:style-name="T1">Es wurde daher den Gemeinden das Recht gegeben, eigene höhere Schulen auf eigene Kosten zu errichten, wenn sie die Existenz derselben aus eigenen Mitteln auf zehn Jahre sichern wollten (Gesetz vom 11. Flor. an X.).</text:span> Allein die Staatsverwaltung behielt sich trotzdem die gesammte Verwaltung dieser Collèges communaux vor, und stellte sie in jeder Beziehung unter die Université, so daß der Recteur und Préfet in der Académie ganz dieselben Rechte in Beziehung auf <text:span text:style-name="T2">Anstellung</text:span> und Entlassung der Lehrer, Lehrordnung und Prüfung hat, wie bei den Lyceen (die deßhalb auch oft Collèges royaux oder impériaux genannt werden). <text:span text:style-name="T1">Das Gesetz vom 15. März 1850 hat diese Verhältnisse geregelt, und dem Recteur das Recht gegeben, auch das Bureau d’ administration einseitig zu ernennen, so daß die letzte Spur der freien Selbstthätigkeit der Gemeinde daraus verschwunden ist.</text:span></text:p>
          </table:table-cell>
          <table:table-cell/>
          <table:table-cell office:value-type="string">
            <text:p><text:s/></text:p>
          </table:table-cell>
          <table:table-cell office:value-type="string">
            <text:p><text:span text:style-name="T1">Das Indigenat enthält daher von Seiten der Einzelnen das Recht, zu fordern, daß die Vollziehung und Verwaltung des eigenen Staats ihm alle diejenigen Leistungen wirklich prästire, welche durch das Angehören an den Staat bedingt sind; und anderseits das Recht der Organe der Vollziehung, von dem Einzelnen wieder zu fordern, daß er den Vorschriften der vollziehenden Gewalt den staatsbürgerlichen Gehorsam leiste.</text:span> Es ist dabei ganz gleichgültig, worauf das Indigenat beruht, auf Grundbesitz, <text:span text:style-name="T2">Anstellung</text:span> oder Geburt; es hat, weil es ein ganz bestimmter und concreter Begriff ist, immer denselben Inhalt. <text:span text:style-name="T1">Und hier daher ist auch der Ort, eine wir möchten sagen wunderliche Unklarheit zu beseitigen, die auf diesem Punkte vielfach vorkommt.</text:span></text:p>
          </table:table-cell>
          <table:table-cell office:value-type="string">
            <text:p>-</text:p>
          </table:table-cell>
          <table:table-cell office:value-type="float" office:value="1153">
            <text:p>1153</text:p>
          </table:table-cell>
          <table:table-cell table:number-columns-repeated="1018"/>
        </table:table-row>
        <table:table-row table:style-name="ro24">
          <table:table-cell office:value-type="string">
            <text:p><text:span text:style-name="T1">Hier stieg nun der Kaiserliche Kommis gleich vor der Stadt in die Kutsche, und begleitete uns bis ans Zollhaus, wo der ganze Wagen abgepackt, und alles, zum Theil auf eine sehr grobe und niederträchtige Art, visitirt ward.</text:span> Die <text:span text:style-name="T2">Anstalt</text:span> hält die Fremden auf, macht sie alle unwillig, und in der That — man braucht es nur gesehen zu haben, so glaubt mans — man erreicht doch seinen Zweck nicht. <text:span text:style-name="T1">Auch ohne Schleichhandel wollt’ ich doch eine Menge verbotener Sachen aus-und einführen.</text:span></text:p>
          </table:table-cell>
          <table:table-cell/>
          <table:table-cell office:value-type="string">
            <text:p><text:s/></text:p>
          </table:table-cell>
          <table:table-cell office:value-type="string">
            <text:p><text:span text:style-name="T1">Der Blitz würde ferner auch eine unbedeckte Ecke eines solchen Gebäudes, oder eine Ritze der Bedeckung treffen, dadurch er erfahren könnte: und alsdenn würde die Zerstörung desto grösser seyn, weil er allenthalben solchen Widerstand anträte, den er zersprengen müßte.</text:span> Ja, ich fürchte, die Gefahr würde durch diese <text:span text:style-name="T2">Anstalt</text:span> auf ähnliche Weise vermehret werden, als in dem bekannten Leydenschen Versuche, da man an der einen Seite einer mit Wasser gefüllten Flasche, oder einer Glasplatte, die electrische Materie anhäufet, welche hernach, wenn sie zu der entgegengesetzten Seite dieser Körper, dadurch sie nicht dringen konnte, einen Uebergang gewinnet, desto grösseren Schlag und Gewalt äussert. <text:span text:style-name="T1">Die Erfahrung bezeuget aber auch, daß die electrische Materie, sowohl beym Blitze, als wenn sie bey Versuchen in Bewegung gesetzt ist, oft durch Wachstuch, bemahltes Leinewand, Glas, und s. f. Löcher schläget.</text:span></text:p>
          </table:table-cell>
          <table:table-cell office:value-type="string">
            <text:p>-</text:p>
          </table:table-cell>
          <table:table-cell office:value-type="float" office:value="800">
            <text:p>800</text:p>
          </table:table-cell>
          <table:table-cell table:number-columns-repeated="1018"/>
        </table:table-row>
        <table:table-row table:style-name="ro11">
          <table:table-cell office:value-type="string">
            <text:p><text:span text:style-name="T1">Es ist eine große Unvollkommenheit, daß ein Glied so vorsetzlich zurückgesetzt wird.</text:span> Auf frische reine Luft in den <text:span text:style-name="T2">Kinderstuben</text:span> wird auch zu wenig gesehn. <text:span text:style-name="T1">Ammen behagt die Gemächlichkeit, in die sie hineintreten, so sehr, daß sie sich eben nicht viele Mühe machen werden, die Kinder in die freie Luft zu führen, und aus ihrem Stande bringen sie auch nicht viele Begriffe von Reinlichkeit im Hause mit.</text:span></text:p>
          </table:table-cell>
          <table:table-cell/>
          <table:table-cell office:value-type="string">
            <text:p><text:s/></text:p>
          </table:table-cell>
          <table:table-cell office:value-type="string">
            <text:p><text:span text:style-name="T1">Wissen Sie wohl, daß ich die alte Orgel aus der Daasdorfischen Kirche gekauft habe?</text:span> Ich habe sie für dreißig Gulden erstanden, und in die <text:span text:style-name="T2">Kinderstube</text:span>, oder besser, in mein Musiczimmer setzen lassen. <text:span text:style-name="T1">Der alte Schulmeister machte mir zwar anfangs allerlei Hasensprünge, und wollte bei unserm Concert nicht spielen; so, daß ich ihn einmal bald zum Dinge hinaus gepeitscht hätte:</text:span></text:p>
          </table:table-cell>
          <table:table-cell office:value-type="string">
            <text:p>-</text:p>
          </table:table-cell>
          <table:table-cell office:value-type="float" office:value="539">
            <text:p>539</text:p>
          </table:table-cell>
          <table:table-cell table:number-columns-repeated="1018"/>
        </table:table-row>
        <table:table-row table:style-name="ro9">
          <table:table-cell office:value-type="string">
            <text:p><text:span text:style-name="T1">Das sollte auch ich im Wechsel der Jahre und der Launen Ludwig Tieck's erfahren.</text:span> Wie manches Mal bin ich nach der ersten Aufführung eines solchen Unglücksstückes klopfenden Herzens die düstere Treppe zu meinem Richter hinaufgestiegen und habe die Runzeln seines alten weiblichen Faktotums studirt, — denn treuer als ein Wetterglas spiegelten sie ab, ob mich drinnen in der Bibliothek Regen oder Sonnenschein oder gar <text:span text:style-name="T2">Donnerwetter</text:span> erwartete. <text:span text:style-name="T1">Tieck liebte die Stücke der Birch-Pfeiffer nicht.</text:span></text:p>
          </table:table-cell>
          <table:table-cell/>
          <table:table-cell office:value-type="string">
            <text:p><text:s/></text:p>
          </table:table-cell>
          <table:table-cell office:value-type="string">
            <text:p><text:span text:style-name="T1">Nanu?</text:span> <text:span text:style-name="T2">Donnerwetter</text:span>!! <text:span text:style-name="T1">Alle Hälse waren jetzt wieder in die Höhe gereckt.</text:span></text:p>
          </table:table-cell>
          <table:table-cell office:value-type="string">
            <text:p>-</text:p>
          </table:table-cell>
          <table:table-cell office:value-type="float" office:value="979">
            <text:p>979</text:p>
          </table:table-cell>
          <table:table-cell table:number-columns-repeated="1018"/>
        </table:table-row>
        <table:table-row table:style-name="ro20">
          <table:table-cell office:value-type="string">
            <text:p><text:span text:style-name="T1">Wochen und Monate lang bilden sie die hauptsächlichste, zuweilen die ausschließliche Speise jener ungesitteten Menschen, denen man, wie Holboell sagt, „noch nicht beibringen konnte, von einem Tag zum nächsten zu leben“.</text:span> Das liebenswürdigste Mitglied der Familie, welches wir zu beschreiben haben, ist unzweifelhaft die Teiste oder Grilllumme, die Taucher-, See-oder grönländische Taube, Stéchente rc. (Cepphus Grylle), Vertreter einer besonderen Sippe, welche sich kennzeichnet durch geringe Größe, verhältnißmäßig langen, schlanken, geraden, nur an der Spitze des Oberkiefers abwärts gebogenen, unten kaum merklich eckigen Schnabel, weit nach hinten stehende Füße und kleine, schmale, spitze Flügel mit starken Schwingen, einen kurzen, abgerundeten, aus zwölf bis vierzehn <text:span text:style-name="T2">Federn</text:span> zusammengesetzten Schwanz und das kurze, dicht zerschlissene, sammtartige Kleingefieder, welches sich nach Alter und Jahreszeit wesentlich verändert. <text:span text:style-name="T1">Jm Hochzeitskleide ist die Teiste bis auf ein reinweißes Flügelschild sammtschwarz, grünlichschillernd, das Auge braun, der Schnabel schwarz, der Fuß korallenroth.</text:span></text:p>
          </table:table-cell>
          <table:table-cell/>
          <table:table-cell office:value-type="string">
            <text:p><text:s/></text:p>
          </table:table-cell>
          <table:table-cell office:value-type="string">
            <text:p><text:span text:style-name="T1">Dreht man jetzt die Walze um 180 Grade, so daß also der Kupferwulst k1 mit der Schleiffeder f2 und der Kupferwulst k2 mit der Feder f1 in Berührung kommt, so durchkreist der Strom den Schließungsbogen in entgegengesetzter Richtung; er schlägt nämlich folgenden Weg ein:</text:span> Aus der Batterie gelangt er zunächst wieder zur Klemme a und in die <text:span text:style-name="T2">Feder</text:span> f1; diese liegt nun aber an dem Kupferwulste k2 an, weshalb der Strom von hier aus durch die Schraube s2, das Axenstück g und die Klemmschraube d in den Schließungsbogen gelangen muß, der jetzt in der Richtung von rechts nach links, also umgekehrt wie vorhin, durchlaufen wird. <text:span text:style-name="T1">Der Strom fließt dann durch die Klemme c, das Axenstück e, die Schraube s1 und den Kupferwulst k1 zur Feder f2 und kehrt durch die Klemmschraube b wieder zur Batterie zurück.</text:span></text:p>
          </table:table-cell>
          <table:table-cell office:value-type="string">
            <text:p>-</text:p>
          </table:table-cell>
          <table:table-cell office:value-type="float" office:value="1297">
            <text:p>1297</text:p>
          </table:table-cell>
          <table:table-cell table:number-columns-repeated="1018"/>
        </table:table-row>
        <table:table-row table:style-name="ro7">
          <table:table-cell office:value-type="string">
            <text:p><text:span text:style-name="T1">So regieren auch die Comparatiui und Superlatiui besondere Casus, welche folglich zur Anzeige der dadurch vorgestellten Verhältnisse gewiedmet sind.</text:span> Hingegen im Deutschen haben wir für den Comparatiuum keine eigene Fallendung; für den Superlatiuum die zweyte, oder mit Zusetzung der <text:span text:style-name="T2">Vorwörter</text:span> aus, von, unter, die dritte Fallendung. <text:span text:style-name="T1">Aus allem diesem erhellet, daß eben sowohl alle Vorwörter aus den Sprachen hätten wegbleiben, oder deren noch mehrere seyn können, und daß sie gar nicht nothwendig an gewisse Fallendungen gebunden sind.</text:span></text:p>
          </table:table-cell>
          <table:table-cell/>
          <table:table-cell office:value-type="string">
            <text:p><text:s/></text:p>
          </table:table-cell>
          <table:table-cell office:value-type="string">
            <text:p><text:span text:style-name="T1">Mit dem Unterschiede der Fallendungen geht es in den wirklichen Srachen nicht viel besser.</text:span> Sie sind nicht so vollständig abgezählt, als es seyn könnte (§. 178. seqq.), und auch ihre Verhältnisse zu den Zeitwörtern und <text:span text:style-name="T2">Vorwörtern</text:span> könnten ungleich metaphysischer und daher auch charakteristischer seyn. <text:span text:style-name="T1">Was in Ansehung der Vorwörter abgeht und unordentlich ist, haben wir oben (§. 209. seqq.) schon angezeigt.</text:span></text:p>
          </table:table-cell>
          <table:table-cell office:value-type="string">
            <text:p>-</text:p>
          </table:table-cell>
          <table:table-cell office:value-type="float" office:value="745">
            <text:p>745</text:p>
          </table:table-cell>
          <table:table-cell table:number-columns-repeated="1018"/>
        </table:table-row>
        <table:table-row table:style-name="ro8">
          <table:table-cell office:value-type="string">
            <text:p><text:span text:style-name="T1">Der anbrechende Morgen hatte kaum den untersten Rand des östlichen Himmels geröthet: als der muntre Robinson seinen Gefährten wekte, um das Werk zu vollenden, welches sie gestern angefangen hatten.</text:span> Sie arbeiteten den ganzen Tag über so unverdrossen, daß sie noch denselben <text:span text:style-name="T2">Abend</text:span> mit dem Flößholze zu Stande kamen. <text:span text:style-name="T1">Sie hatten eine doppelte Reihe von Balken, theils durch Strikke, theils durch biegsame und zähe Gerten von indianischen Weiden so fest an einander gebunden, daß sie ein völlig sichres Fahrzeug abgaben, welches ohngefähr zwanzig Fuß lang und fast eben so breit war.</text:span></text:p>
          </table:table-cell>
          <table:table-cell/>
          <table:table-cell office:value-type="string">
            <text:p><text:s/></text:p>
          </table:table-cell>
          <table:table-cell office:value-type="string">
            <text:p><text:span text:style-name="T1">Siebende Jnsel.</text:span> Sie flogen in einem Tage über die Affen-Bär-Cynische-und Grunzinsel hinaus, und kamen, nach einem sechzehnstündigen schnellen Flug, am <text:span text:style-name="T2">Abend</text:span> an eine noch unbekannte Jnsel zwischen dem 48 und 49 Grad der Breite, die folglich weit kälter, als die vorigen war: <text:span text:style-name="T1">aber sie merkten es nicht; Es war damals Jänner, in welchem die Witterung dort wie im Julius ist.</text:span></text:p>
          </table:table-cell>
          <table:table-cell office:value-type="string">
            <text:p>-</text:p>
          </table:table-cell>
          <table:table-cell office:value-type="float" office:value="606">
            <text:p>606</text:p>
          </table:table-cell>
          <table:table-cell table:number-columns-repeated="1018"/>
        </table:table-row>
        <table:table-row table:style-name="ro8">
          <table:table-cell office:value-type="string">
            <text:p><text:span text:style-name="T1">Bis in die ländliche Abgeschiedenheit des Paretzer Schlößchens, das niemals ein Minister betrat, durfte Bunsen seinem gnädigen Herrn folgen; wie ein alter Hausfreund war er zugegen, wenn der König mit seiner Gemahlin Schach spielte.</text:span> Für seine capitolinische Liturgie, die er eigenmächtig in der Gesandtschaftsgemeinde eingeführt hatte, erhielt er nicht nur Verzeihung; der König befahl sogar den Druck der Arbeit und schrieb selber das <text:span text:style-name="T2">Vorwort</text:span>. <text:span text:style-name="T1">Was Wunder, daß er also mit Gnaden und Ehren überschüttet noch selbstgefälliger als sonst ins Leben blickte.</text:span></text:p>
          </table:table-cell>
          <table:table-cell/>
          <table:table-cell office:value-type="string">
            <text:p><text:s/></text:p>
          </table:table-cell>
          <table:table-cell office:value-type="string">
            <text:p><text:span text:style-name="T1">DAS UEBERSETZUNGSRECHT BLEIBT VORBEHALTEN. LEIPZIG. VERLAG VON ARTHUR FELIX. 1884.</text:span> <text:span text:style-name="T2">Vorwort</text:span>. <text:span text:style-name="T1">Das Ziel, welches mir bei der Bearbeitung des nachfolgenden Handbuches der Eisenhüttenkunde vorschwebte, war, ein Buch zu schaffen, welches vom Standpunkte des Metallurgen dem Leser ein möglichst deutliches Bild von dem Verlaufe und den Eigenthümlichkeiten der verschiedenen für die Eisendarstellung dienenden Processe, den Hilfsmitteln zur Durchführung derselben und den Eigenschaften der durch jene Processe gewonnenen Eisensorten zu liefern bestimmt sei.</text:span></text:p>
          </table:table-cell>
          <table:table-cell office:value-type="string">
            <text:p>-</text:p>
          </table:table-cell>
          <table:table-cell office:value-type="float" office:value="1072">
            <text:p>1072</text:p>
          </table:table-cell>
          <table:table-cell table:number-columns-repeated="1018"/>
        </table:table-row>
        <table:table-row table:style-name="ro32">
          <table:table-cell office:value-type="string">
            <text:p><text:span text:style-name="T1">VERLAG VON SCHROEDEL &amp; SIMON.</text:span> <text:span text:style-name="T2">Vorwort</text:span>. <text:span text:style-name="T1">Der vorliegenden Schrift liegt ein doppelter Zweck zu Grunde, welcher zunächst durch Scheidung des Ganzen in zwei besondere Bücher ausgesprochen wird.</text:span></text:p>
          </table:table-cell>
          <table:table-cell/>
          <table:table-cell office:value-type="string">
            <text:p><text:s/></text:p>
          </table:table-cell>
          <table:table-cell office:value-type="string">
            <text:p><text:span text:style-name="T1">Druck von Metzger &amp; Wittig in Leipzig.</text:span> <text:span text:style-name="T2">Vorwort</text:span>. <text:span text:style-name="T1">„The impossibility of an incompensated decrease of entropy seems to be reduced to an improbability“.</text:span></text:p>
          </table:table-cell>
          <table:table-cell office:value-type="string">
            <text:p>-</text:p>
          </table:table-cell>
          <table:table-cell office:value-type="float" office:value="1227">
            <text:p>1227</text:p>
          </table:table-cell>
          <table:table-cell table:number-columns-repeated="1018"/>
        </table:table-row>
        <table:table-row table:style-name="ro25">
          <table:table-cell office:value-type="string">
            <text:p><text:span text:style-name="T1">Als erklärter Rebell?</text:span> Ich: Sieh an, wenn du izt <text:span text:style-name="T2">Anstalt</text:span> machtest, daß die Preußen Landau kriegten, so könntest du deine Sicherheit und deinen Vortheil so hoch treiben, als du wolltest. <text:span text:style-name="T1">Dentzel: Woher weißt du das? (sehr nachdenklich) Und dann die Mittel und Wege dazu!</text:span></text:p>
          </table:table-cell>
          <table:table-cell/>
          <table:table-cell office:value-type="string">
            <text:p><text:s/></text:p>
          </table:table-cell>
          <table:table-cell office:value-type="string">
            <text:p><text:span text:style-name="T1">Wir bekamen auch Reis, hatten aber nun nicht hinlänglich Brod.</text:span> Darüber wurde stark gemurrt und geflucht, und der Erfinder dieser <text:span text:style-name="T2">Anstalt</text:span> in den Abgrund der Hölle verwünscht. <text:span text:style-name="T1">Wahrscheinlich war der Urheber einer von dem Kriegskommissariate, welcher bey dem Reishandel seine Beutel spicken wollte.</text:span></text:p>
          </table:table-cell>
          <table:table-cell office:value-type="string">
            <text:p>-</text:p>
          </table:table-cell>
          <table:table-cell office:value-type="float" office:value="571">
            <text:p>571</text:p>
          </table:table-cell>
          <table:table-cell table:number-columns-repeated="1018"/>
        </table:table-row>
        <table:table-row table:style-name="ro13">
          <table:table-cell office:value-type="string">
            <text:p><text:span text:style-name="T1">Jede zusammengesetzte allegorische Vorstellung, die ein Gegenstand der schönen Kunst seyn soll, liefere uns die Darstellung eines Vorfalls, einer Begebenheit, einer Situation, die an sich eines zusammenhängenden, und für Herz und Einbildungskraft interessanten Ausdrucks fähig ist.</text:span> Die geheime Bedeutung verstärke den Antheil, den wir an dem Sichtbaren nehmen, nie aber sey sie einziger Schlüssel, einziges <text:span text:style-name="T2">Motiv</text:span>, einziger Grund der Vereinigung mehrerer unthätigen oder handelnden Wesen. <text:span text:style-name="T1">So wird der Verstand nicht auf Kosten des Herzens Unterhaltung finden, so wird das Bild durch den Gedanken, der Gedanke durch das Bild gewinnen.</text:span></text:p>
          </table:table-cell>
          <table:table-cell/>
          <table:table-cell office:value-type="string">
            <text:p><text:s/></text:p>
          </table:table-cell>
          <table:table-cell office:value-type="string">
            <text:p><text:span text:style-name="T1">Sein Weib, seine Kinder knüpfen ihn an die übrige Menschheit und an das Wohl des Ganzen mit unauflöslichen Banden, sein Herz wird durch die süssen Gefühle ehelicher und kindlicher Zärtlichkeit immer genährt und erwärmt, und für jener alles tödtenden Kälte geschüzt, die sich so leicht eines isolirt lebenden Menschen bemächtigt, und eben diese süssen Vatersorgen legen ihm Pflichten auf, die seinen Verstand an Ordnung, Arbeit und vernünftige Lebensweise gewöhnen.</text:span> Der Geschlechtstrieb wird dadurch veredelt, und aus einem thierischen Instinet in eins der edelsten moralischen <text:span text:style-name="T2">Motive</text:span> umgeschaffen, die heftigen Leidenschaften, bösen Launen, üble Gewohnheiten werden dadurch am besten getilgt. <text:span text:style-name="T1">Hieraus entspringt nun aber ein äusserst beglückender Einfluss aufs Ganze und auf das öffentliche Wohl, so dass ich mit völliger Ueberzeugung behaupte:</text:span></text:p>
          </table:table-cell>
          <table:table-cell office:value-type="string">
            <text:p>-</text:p>
          </table:table-cell>
          <table:table-cell office:value-type="float" office:value="699">
            <text:p>699</text:p>
          </table:table-cell>
          <table:table-cell table:number-columns-repeated="1018"/>
        </table:table-row>
        <table:table-row table:style-name="ro24">
          <table:table-cell office:value-type="string">
            <text:p><text:span text:style-name="T1">Albani, zweifeln, ob sich wahrhafte Köpfe des Cäsars erhalten haben.</text:span> Eine große Thorheit aber ist es in allen Fällen, vorzugeben, daß ein Busto in dem <text:span text:style-name="T2">Museo</text:span> des Cardinals Polignac als ein Einziges Stück anzusehen sey, und nach dem Leben gearbeitet worden. Bey dieser Gelegenheit merke ich von den zehen Statuen eben dieses Musei an, welche letztgedachter Cardinal ohnweit Frascati ausgraben ließ, daß es nicht bewiesen werden können, daß dieselben ein Gruppo zusammen gemacht, noch viel weniger die Familie des Lycomedes, nebst dem in weiblichen Kleidern versteckten Achilles, vorgestellet. <text:span text:style-name="T1">Es wurde von diesen Statuen, da der König in Preußen dieses Museum kaufte, viel Geschrey in Frankreich gemachet, und man gab vor, daß diese allein nicht aus dem Lande gehen sollten; es wurden dieselben über drey Millionen Livres geschätzet, und auch diese mit begriffen, gieng das ganze Museum für etwa 36000.</text:span></text:p>
          </table:table-cell>
          <table:table-cell/>
          <table:table-cell office:value-type="string">
            <text:p><text:s/></text:p>
          </table:table-cell>
          <table:table-cell office:value-type="string">
            <text:p><text:span text:style-name="T1">i) Blaue Eisenerde, natürliches Berlinerblau.</text:span> Von verschiednen Nüancen des Blau, meist als mürbe Erde, gewöhnlich auch im aufgeschwemmten Land, in Morästen rc. besonders in Torfgruben, aber auch in Flötz-Gebirgen, wie z. B. au den merkwürdigen Petrefacten aus der Crimm unter den Aschischen Geschenken im academischen <text:span text:style-name="T2">Museum</text:span> deren oben gedacht worden. (S. 579.) <text:span text:style-name="T1">k) Grüne Eisenerde.</text:span></text:p>
          </table:table-cell>
          <table:table-cell office:value-type="string">
            <text:p>-</text:p>
          </table:table-cell>
          <table:table-cell office:value-type="float" office:value="806">
            <text:p>806</text:p>
          </table:table-cell>
          <table:table-cell table:number-columns-repeated="1018"/>
        </table:table-row>
        <table:table-row table:style-name="ro13">
          <table:table-cell office:value-type="string">
            <text:p><text:span text:style-name="T1">Die Ordnung der Musaceen einerseits und die drei, eine zweite natürliche Hauptordnung (Zingiberaceen i. w. S.) bildenden Gruppen von Zingiber, Canna und Maranta, enthalten lauter wesentlich tropische Areale, aus deren Bezirk nur wenige Gattungen in die angrenzenden Subtropen hinausgegangen sind.</text:span> Die Musaceen bilden zwei abgesonderte Tribus, die <text:span text:style-name="T2">Museen</text:span> in der Alten-und die Heliconieen in der Neuen Welt; Musa, Ravenala und Strelitzia sind die Gattungen der ersteren Tribus, Heliconia die einzige, etwa 30 Arten umfassende Gattung Amerikas. <text:span text:style-name="T1">Musa, die Banane (M. sapientum), mit vielleicht 20 Arten und einer grossen Zahl Kulturrassen, ist die berühmteste Gattung; die altweltliche Heimat ist bei ihr bestritten worden, doch gewiss mit Unrecht, obgleich festzustehen scheint, dass die Banane schon vor 1492 in Amerika angepflanzt gewesen sein wird. —</text:span></text:p>
          </table:table-cell>
          <table:table-cell/>
          <table:table-cell office:value-type="string">
            <text:p><text:s/></text:p>
          </table:table-cell>
          <table:table-cell office:value-type="string">
            <text:p><text:span text:style-name="T1">Gegenwärtig scheint der Steinbock noch im spanischen Mittelgebirge, namentlich in der Sierra de Credos häufig zu sein.</text:span> Hier sah Graëlls im April 1851 noch Rudel von 50 bis 60 Stück, und die von seinem Sommerausfluge mitgebrachten Böcke, welche eine Zierde des <text:span text:style-name="T2">Museums</text:span> von Madrid bilden, geben Zeugniß, daß die Thiere dort noch ein hohes Alter erreichen. <text:span text:style-name="T1">Die Schwierigkeit der Jagd verhindert glücklicher Weise jeden Lassen, in dem Hochgebirge umher zu streifen, und die meisten Spanier führen jetzt noch so schlechte Gewehre, daß schon ein ganz vorzüglicher Jäger dazu gehört, um einen Steinbock zu erlegen.</text:span></text:p>
          </table:table-cell>
          <table:table-cell office:value-type="string">
            <text:p>-</text:p>
          </table:table-cell>
          <table:table-cell office:value-type="float" office:value="1239">
            <text:p>1239</text:p>
          </table:table-cell>
          <table:table-cell table:number-columns-repeated="1018"/>
        </table:table-row>
        <table:table-row table:style-name="ro8">
          <table:table-cell office:value-type="string">
            <text:p><text:span text:style-name="T1">Zur Schande der Neuzeit benutzte man noch im Jahre 1798 diese Hunde zu gleichen Zwecken, und zwar waren es nicht die Spanier, sondern — die Engländer, welche die Menschenjagd vermittelst der Hunde betrieben.</text:span> Jn <text:span text:style-name="T2">englischen</text:span> Naturgeschichten findet man freilich aus diesem Grunde den Bluthund von Kuba kaum erwähnt: <text:span text:style-name="T1">das großprahlerische Volk schämt sich, seine eignen schmachvollen Sünden zu bekennen.</text:span></text:p>
          </table:table-cell>
          <table:table-cell/>
          <table:table-cell office:value-type="string">
            <text:p><text:s/></text:p>
          </table:table-cell>
          <table:table-cell office:value-type="string">
            <text:p><text:span text:style-name="T1">Der Kaiser von China verpflichtet sich zu Zahlung von 8,000,000 Tael in feinem Sei-si-Silber oder mexicanischen Dollars von gleicher Güte, und zwar: 1,000,000 Tael in Tien-tsin binnen zwei Monaten nach Unterzeichnung der Convention; 333,333 Tael zu zahlen in Kan-ton an oder vor dem 1. December des laufenden Jahres.</text:span> Zu Tilgung der Restsumme soll alle sechs Monate der fünfte Theil des Brutto-Ertrages der Zollämter für den fremden Handel an Agenten der <text:span text:style-name="T2">englischen</text:span> Regierung gezahlt werden, bis die ganze Summe abgetragen ist. <text:span text:style-name="T1">Die erste Rate dieser Zahlung muss am 31. März 1861 abgeliefert sein. —</text:span></text:p>
          </table:table-cell>
          <table:table-cell office:value-type="string">
            <text:p>-</text:p>
          </table:table-cell>
          <table:table-cell office:value-type="float" office:value="1057">
            <text:p>1057</text:p>
          </table:table-cell>
          <table:table-cell table:number-columns-repeated="1018"/>
        </table:table-row>
        <table:table-row table:style-name="ro10">
          <table:table-cell office:value-type="string">
            <text:p><text:span text:style-name="T1">1742. WHYTT. physiol. ess. p. 74. und vor allen NICOLAUS, AGGIUN-TI. beim III. NEELIO in storia letter. Florent. p. 94.</text:span> Wenigstens sehe ich an den Wurzeln der Pflanzen nichts anders, was den Saft an sich ziehen könnte: und es könnte an den Milchgefässen im Menschen, und in den Einsaugungen der blutadrigen Flokken kein <text:span text:style-name="T2">Pressen</text:span> eine Feuchtigkeit, in die ungemein enge, weiche, und schwimmende Gefässe hineintreiben. <text:span text:style-name="T1">Jm Thränenpunkte, im Nabel der Frucht des Blakkfisches, im Saugerüssel der Schmetterlinge haben berühmte Männer Exempel des Saugens, und beim lezztern auch ein wechselweises Zusammenziehen beobachtet.</text:span></text:p>
          </table:table-cell>
          <table:table-cell/>
          <table:table-cell office:value-type="string">
            <text:p><text:s/></text:p>
          </table:table-cell>
          <table:table-cell office:value-type="string">
            <text:p><text:span text:style-name="T1">Preiß der Werke, wie solcher zu bestimmen? 322.</text:span> <text:span text:style-name="T2">Pressen</text:span>, eine Beschäftigung bey dem Oelmachen, wie hiebey zu verfahren? 493. <text:span text:style-name="T1">Priester müssen die Aufsicht über die Schulen auf dem Lande übernehmen, 91. P.</text:span></text:p>
          </table:table-cell>
          <table:table-cell office:value-type="string">
            <text:p>-</text:p>
          </table:table-cell>
          <table:table-cell office:value-type="float" office:value="596">
            <text:p>596</text:p>
          </table:table-cell>
          <table:table-cell table:number-columns-repeated="1018"/>
        </table:table-row>
        <table:table-row table:style-name="ro4">
          <table:table-cell office:value-type="string">
            <text:p><text:span text:style-name="T1">Dort sendete man einem fliehenden Bauer Musketenkugeln nach, dort versuchte man einen Andern an den Beinen aufzuhängen, dort verübte man den schändlichsten Muthwillen gegen Mütter und selbst Greisinnen, dort pfiff man gellend auf den Pfeifen, die aus der Orgel in der Kirche gerissen waren.</text:span> In den Häusern wurde Alles geraubt, zerstört, verwüstet, aus den Fenstern schüttelte man die <text:span text:style-name="T2">Federn</text:span> aus den aufgehauenen Betten, aus den Kellern schleppte der rasende Feind die Fässer voll Frankenweines und ließ, was er nicht trank, auf die Straßen laufen. <text:span text:style-name="T1">Ueber alle dem Lärm, dem Wehgeheul und den Jammerrufen hörten Wenige den von Königsberg herübertönenden Schall einer heftigen Kanonade.</text:span></text:p>
          </table:table-cell>
          <table:table-cell/>
          <table:table-cell office:value-type="string">
            <text:p><text:s/></text:p>
          </table:table-cell>
          <table:table-cell office:value-type="string">
            <text:p><text:span text:style-name="T1">Die Federn bilden sich im Gewebe der Lederhaut in ursprünglich geschlossenen Bälgen, aus welchen die Fahne nach und nach durchbricht und deren Ueberreste auf dem Stamme und dem Kiele als eine verschrumpfte Haut noch sichtbar sind, welche man bei dem sogenannten Abziehen der Federn entfernt.</text:span> Nach dem Durchbruche der Feder bildet der Sack eine vertiefte Tasche, in deren Umkreis sich die bewegenden Muskeln der <text:span text:style-name="T2">Federn</text:span> festsetzen und von deren Grunde sich ein Wärzchen erhebt, als dessen Fortsetzung die in dem Kiele verborgene trockene Haut, die sogenannte Seele, erscheint. <text:span text:style-name="T1">Diese Seele verhält sich zu der Feder etwa in ähnlicher Weise, wie das Zahnsäckchen zu dem Zahne.</text:span></text:p>
          </table:table-cell>
          <table:table-cell office:value-type="string">
            <text:p>-</text:p>
          </table:table-cell>
          <table:table-cell office:value-type="float" office:value="947">
            <text:p>947</text:p>
          </table:table-cell>
          <table:table-cell table:number-columns-repeated="1018"/>
        </table:table-row>
        <table:table-row table:style-name="ro11">
          <table:table-cell office:value-type="string">
            <text:p><text:span text:style-name="T1">Er verbarg seine Traurigkeit sorgfältig, um ihm nicht den Abschied schwerer zu machen, oder seine traurige Vorstellungen und Ahndungen zu vergrössern.</text:span> Kronhelm <text:span text:style-name="T2">packte</text:span> indessen seine nöthigsten Sachen zusammen, und nahm dann beym Hofrath Fischer, und einigen wenigen Freunden Abschied. <text:span text:style-name="T1">Seine ökonomischen Umstände waren bald in Richtigkeit gebracht, da er jedermann sogleich bezahlte.</text:span></text:p>
          </table:table-cell>
          <table:table-cell/>
          <table:table-cell office:value-type="string">
            <text:p><text:s/></text:p>
          </table:table-cell>
          <table:table-cell office:value-type="string">
            <text:p><text:span text:style-name="T1">Dies wiederholte man drei-bis viermal.</text:span> War dann alles Eisen in Stahl verwandelt, so schmiedete man diesen in Stäbe von 3 Fuss Länge aus, die man in Lehmwasser ablöschte und sodann in Fässer <text:span text:style-name="T2">packte</text:span>. <text:span text:style-name="T1">Aus dem Einsatz eines „Flosses“ von 4½ Ctr. erhielt man ½ Ctr. Schmiedeeisen, das übrige war Stahl.</text:span></text:p>
          </table:table-cell>
          <table:table-cell office:value-type="string">
            <text:p>-</text:p>
          </table:table-cell>
          <table:table-cell office:value-type="float" office:value="330">
            <text:p>330</text:p>
          </table:table-cell>
          <table:table-cell table:number-columns-repeated="1018"/>
        </table:table-row>
        <table:table-row table:style-name="ro19">
          <table:table-cell office:value-type="string">
            <text:p><text:span text:style-name="T1">Gülcher’s Stromvertheilung.</text:span> Dieses Beleuchtungssystem zeichnet sich durch sichere Wirkungsweise einfach construirter und daher <text:span text:style-name="T2">billiger</text:span> Lampen aus. <text:span text:style-name="T1">Es liefert ein rein weißes, von violetten Nuancen freies Licht, da es keiner hochgespannten Ströme bedarf, selbst wenn eine größere Anzahl von Lampen in einen Stromkreis geschaltet wird.</text:span></text:p>
          </table:table-cell>
          <table:table-cell/>
          <table:table-cell office:value-type="string">
            <text:p><text:s/></text:p>
          </table:table-cell>
          <table:table-cell office:value-type="string">
            <text:p><text:span text:style-name="T1">Senka wird ein noch stärkeres Papier genannt, dessen man sich zur Bereitung von Leder-und Oelpapier bedient.</text:span> Von den Stärkepapieren (Nori-gami) ist Ko-sugi vielleicht die gewöhnlichste und <text:span text:style-name="T2">billigste</text:span> Sorte. <text:span text:style-name="T1">Sie wird nicht blos zu Ino in Tosa, sondern u. A. auch im Gefängniss der Hauptstadt Kochi bereitet und dient zu Reinigungszwecken.</text:span></text:p>
          </table:table-cell>
          <table:table-cell office:value-type="string">
            <text:p>-</text:p>
          </table:table-cell>
          <table:table-cell office:value-type="float" office:value="1137">
            <text:p>1137</text:p>
          </table:table-cell>
          <table:table-cell table:number-columns-repeated="1018"/>
        </table:table-row>
        <table:table-row table:style-name="ro4">
          <table:table-cell office:value-type="string">
            <text:p><text:span text:style-name="T1">Aber da hieß es:</text:span> Zwar <text:span text:style-name="T2">billig’</text:span> ich nicht mehr das Böse das ich thue — Doch thu’ ich nicht das Gute das ich will. <text:span text:style-name="T1">Und so stolpert ’ ich immer meinem wahren Glück vorbey.</text:span></text:p>
          </table:table-cell>
          <table:table-cell/>
          <table:table-cell office:value-type="string">
            <text:p><text:s/></text:p>
          </table:table-cell>
          <table:table-cell office:value-type="string">
            <text:p><text:span text:style-name="T1">Bei einer so bedeutenden Festigkeit kann die Zähigkeit nur eine geringe sein; die Schienen waren zu spröde, um lange haltbar zu sein.</text:span> Erst nachdem im Laufe der siebenziger Jahre durch die Vervollkommnungen in den Bessemer-und Walzwerken die Möglichkeit geschaffen war, Bessemereisenschienen ebenso <text:span text:style-name="T2">billig</text:span> als früher geschweisste Schienen zu liefern, und als dann die Erfahrungen über die zweckmässigste Wahl und Behandlung des Materiales immer reicher wurden, verdrängte die Flusseisenschiene ziemlich rasch die geschweisste, und seit Beginn der achtziger Jahre hat die Anfertigung der letzteren fast ganz aufgehört. <text:span text:style-name="T1">Gross ist in der That der Unterschied in der Dauer der beiden Schienengattungen.</text:span></text:p>
          </table:table-cell>
          <table:table-cell office:value-type="string">
            <text:p>-</text:p>
          </table:table-cell>
          <table:table-cell office:value-type="float" office:value="169">
            <text:p>169</text:p>
          </table:table-cell>
          <table:table-cell table:number-columns-repeated="1018"/>
        </table:table-row>
        <table:table-row table:style-name="ro19">
          <table:table-cell office:value-type="string">
            <text:p><text:span text:style-name="T1">Jm weitläuftigen sinne wird unter der bilanz, wenn zumal ein mit seinen gläubigern sich sezen wollender schuldener sein unvermögen zeigen will, eine ordentliche beschreibung aller des schuldeners haab und güter, der activ-und passiv-schulden, der gläubiger namen und wie vil er einem ieden schuldig sey, verstanden.</text:span> was <text:span text:style-name="T2">bilanz</text:span> ist? <text:span text:style-name="T1">§ 4868</text:span></text:p>
          </table:table-cell>
          <table:table-cell/>
          <table:table-cell office:value-type="string">
            <text:p><text:s/></text:p>
          </table:table-cell>
          <table:table-cell office:value-type="string">
            <text:p><text:span text:style-name="T1">Baiern, was ehedem für rechte daselbst gebräuchlich gewesen 17.</text:span> balanze, sihe <text:span text:style-name="T2">bilanz</text:span>. <text:span text:style-name="T1">ballast, was beim secwesen unter disem worte verstanden wird 2272.</text:span></text:p>
          </table:table-cell>
          <table:table-cell office:value-type="string">
            <text:p>-</text:p>
          </table:table-cell>
          <table:table-cell office:value-type="float" office:value="859">
            <text:p>859</text:p>
          </table:table-cell>
          <table:table-cell table:number-columns-repeated="1018"/>
        </table:table-row>
        <table:table-row table:style-name="ro44">
          <table:table-cell office:value-type="string">
            <text:p><text:span text:style-name="T1">In so einem Neste drey Apotheken!</text:span> Ja, wie wir noch den Hofstaat hier hatten, da gings <text:span text:style-name="T2">flott</text:span>, da war noch Nahrung unter den Leuten! <text:span text:style-name="T1">Aber jetzt brauchen sie Jahr aus Jahr ein die Hungerkur.</text:span></text:p>
          </table:table-cell>
          <table:table-cell/>
          <table:table-cell office:value-type="string">
            <text:p><text:s/></text:p>
          </table:table-cell>
          <table:table-cell office:value-type="string">
            <text:p><text:span text:style-name="T1">Im sommer 490 kam der Perser.</text:span> Miltiades, den man wol in der voraussicht zum strategen für die Oineis gewählt hatte, erzwang den ausmarsch und erzwang die schlacht, als offensivschlacht, weil die Perser den angriff auf die in den defilées vorteilhaft postirten Athener nicht wagten. es ist der unverstand und die misgunst allein, die diesem tage abstreiten, dass das schlichte vertrauen auf gott und die eigene tüchtigkeit wider alle voraussicht menschlicher kleingläubigkeit den tapfern den sieg gegeben hat. das ist die hauptsache; ob die feinde alle in schlachtreihe standen, wo die (fabelhafte) reiterei blieb, ob die Athener im sturmschritt oder im laufschritt vorgiengen, und wann das signal“ marsch! marsch! ” gegeben ward, das sind schliesslich bagatellen. die Perser fuhren ab, geschlagen, aber natürlich materiell im stande an einem andern punkte Attikas mit überlegnen streitkräften zu landen. aber es ist mit dem moralischen eindruck etwas eigentümliches. sie versprürten nach dieser erfahrung keine lust, wieder gegen Athener zu fechten, noch 479 war es so. die Athener aber konnten die tragweite ihres erfolges so bald nicht ermessen. als das lakonische heer, das aus jener bequemen religiosität, die immer einen starken beigeschmack von furcht und von bösem willen hat, zu spät eintraf und sich die gefürchteten herren Asiens in pumphosen mit krummen säbeln und silbernen feldbetten betrachtete, da entschuldigten sich die attischen bürgertruppen bei den hochedlen Spartiaten, die nach dem glauben der zeit den waffenruhm allein ächt und unverfälscht zu führen berechtigt waren, beinahe wie klein Roland“ ach edler vater, zürnt mir nicht, dass ich erschlug den groben wicht, dieweil ihr eben schliefet. ” 479 aber meinten dieselben Spartaner“ kämpft ihr lieber mit den Persern; ihr kennt sie ja. ” vor den Persern hatte man verlernt sich zu fürchten, aber vor verrat fürchtete man sich vielleicht schon auf dem schlachtfelde, und schwerlich ohne grund; war doch eben Eretria durch verrat gefallen. da der kampf mit Marathon unmöglich zu ende sein konnte, war allerdings eine consequentere politik notwendig, als man sie 499—94 getrieben hatte. in der ersten freude war Miltiades herr der lage und er nutzte sie in tyrannenart aus. sich selbst liess er eine <text:span text:style-name="T2">flotte</text:span> mitgeben; was er mit ihr machte, war seine sache. das ist der weg zur tyrannis, man kann ’s nicht anders nennen. sein zug gegen Paros, an sich wider das interesse Athens, scheiterte; geschlagen und schwer verwundet kehrte er heim. aber die Athener waren keine thrakischen Dolonker, die ihren herrn freudig wieder aufgenommen hatten, als er von der flucht zurückkehrte. <text:span text:style-name="T1">Xanthippos, Ariphrons sohn, aus einem vornehmen paralischen geschlechte, der schwager des Megakles, belangte ihn vor dem volke als ἐξαπατήσας τὸν δῆμον in der nächsten regelmässigen versammlung. das volk war so erbittert, dass es wie später an den feldherren im Arginusenprocesse selbst richter spielte, und nur das eingreifen des vorsitzenden bewahrte ihn vor der hinrichtung. die busse von 50 talenten konnte das vermögen des tyrannen tragen; sein sohn ist ein reicher mann geblieben.</text:span></text:p>
          </table:table-cell>
          <table:table-cell office:value-type="string">
            <text:p>-</text:p>
          </table:table-cell>
          <table:table-cell office:value-type="float" office:value="115">
            <text:p>115</text:p>
          </table:table-cell>
          <table:table-cell table:number-columns-repeated="1018"/>
        </table:table-row>
        <table:table-row table:style-name="ro19">
          <table:table-cell office:value-type="string">
            <text:p><text:span text:style-name="T1">Nichts von Resignation, Vergebung edler Seelen; ein Palliativ, was die Natur abschwächt.</text:span> Nein, ergehen Sie sich in Ihrem ganzen Haß, aber dann — dann bedenken Sie, daß wir Beide uns kennen, daß der <text:span text:style-name="T2">Zufall</text:span> in der Welt eine bedeutende Rolle spielt, daß, wo kein Thron mehr sicher steht, die sicherste Stellung im Leben es nicht mehr ist, daß Fälle denkbar sind —“ <text:span text:style-name="T1">Sie sah ihn scheu an:</text:span></text:p>
          </table:table-cell>
          <table:table-cell/>
          <table:table-cell office:value-type="string">
            <text:p><text:s/></text:p>
          </table:table-cell>
          <table:table-cell office:value-type="string">
            <text:p><text:span text:style-name="T1">es kann zwischen uns Beiden nicht so bleiben, dies Verhältniß ist mir unerträglich.</text:span> Was der feinsten Schlauigkeit Desgrais' und seiner Spießgesellen nicht gelang, zu entdecken, das spielte dir der <text:span text:style-name="T2">Zufall</text:span> in die Hände. <text:span text:style-name="T1">Du hast mich geschaut in der nächtlichen Arbeit, zu der mich mein böser Stern treibt, kein Widerstand ist möglich.</text:span></text:p>
          </table:table-cell>
          <table:table-cell office:value-type="string">
            <text:p>-</text:p>
          </table:table-cell>
          <table:table-cell office:value-type="float" office:value="1185">
            <text:p>1185</text:p>
          </table:table-cell>
          <table:table-cell table:number-columns-repeated="1018"/>
        </table:table-row>
        <table:table-row table:style-name="ro8">
          <table:table-cell office:value-type="string">
            <text:p><text:span text:style-name="T1">Gilpins herrliche Aussichten in Westmoreland, in Schottland, und an den Ufern des Wyeflusses, sind ebenfalls in dieser angenehmen Manier.</text:span> Die punktirte Kupferstecherei, das Opus mallei, ist vorzugsweise in den Händen <text:span text:style-name="T2">Englischer</text:span> Künstler. <text:span text:style-name="T1">Man erinnert sich hier gewiß der schönen Arbeiten, die der unglückliche Ryland nach den gefälligen Bilderchen der Angelika zu verfertigen pflegte.</text:span></text:p>
          </table:table-cell>
          <table:table-cell/>
          <table:table-cell office:value-type="string">
            <text:p><text:s/></text:p>
          </table:table-cell>
          <table:table-cell office:value-type="string">
            <text:p><text:span text:style-name="T1">Jch kenne verschiedene französische Stücke, welche die unglücklichen Folgen irgend einer Leidenschaft recht wohl ins Licht setzen; aus denen man viele gute Lehren, diese Leidenschaft betreffend, ziehen kann:</text:span> aber ich kenne keines, welches mein Mitleid in dem Grade erregte, in welchem die Tragödie es erregen sollte, in welchem ich, aus verschiedenen griechischen und <text:span text:style-name="T2">englischen</text:span> Stücken gewiß weiß, daß sie es erregen kann. <text:span text:style-name="T1">Verschiedene französische Tragödien sind sehr feine, sehr unterrichtende Werke, die ich alles Lobes werth halte: nur, daß es keine Tragödien sind.</text:span></text:p>
          </table:table-cell>
          <table:table-cell office:value-type="string">
            <text:p>-</text:p>
          </table:table-cell>
          <table:table-cell office:value-type="float" office:value="779">
            <text:p>779</text:p>
          </table:table-cell>
          <table:table-cell table:number-columns-repeated="1018"/>
        </table:table-row>
        <table:table-row table:style-name="ro3">
          <table:table-cell office:value-type="string">
            <text:p><text:span text:style-name="T1">Nach dieser Eintheilung kamen vier allgemeine Classen oder Gattungen heraus, nämlich die Aduerbia, Praepositiones, Coniunctiones und Interiectiones, oder die Zuwörter, Vorwörter, Bindwörter und Zwischenwörter.</text:span> Man sahe nämlich daß einige, nämlich die Zuwörter, zu näherer Bestimmung der Zeitwörter; andere, nämlich die <text:span text:style-name="T2">Vorwörter</text:span>, zur Bestimmung und näherer Modification der Nennwörter; noch andere aber, nämlich die Bindwörter, zum Zusammenhang und Verbindung der Rede; und endlich noch andere, nämlich die Zwischenwörter, zur Anzeige des Affects des Redenden dienten. <text:span text:style-name="T1">Und so ward die Abtheilung getroffen, nachdem die Sprachen schon da waren, und als ein Datum angesehen werden konnten.</text:span></text:p>
          </table:table-cell>
          <table:table-cell/>
          <table:table-cell office:value-type="string">
            <text:p><text:s/></text:p>
          </table:table-cell>
          <table:table-cell office:value-type="string">
            <text:p><text:span text:style-name="T1">Denn sie drücken sehr einfache Verhältnisse des Orts, der Zeit, der Lage, der Urseche und Wirkung aus (§. 212.), und die Begriffe dieser Verhältnisse sind allerdings von den Begriffen der Handlungen und Dinge selbst, durchaus verschieden.</text:span> Und da die ursprüngliche Bedeutung der <text:span text:style-name="T2">Vorwörter</text:span> Verhältnisse der Körperwelt vorstellen, deren Empfindung man immer wieder damit verbinden kann, so ist auch dieses ein Grund mit, warum sie allerdings unter die ersten Wörter oder zu der Grundlage einer Sprache gehören, weil sich bey dem ersten Ursprung der Sprachen keine andere Wurzelwörter gedenken lassen, als solche, deren Bedeutung durch Vorzeigung der Sache selbst konnte bekannt gemacht werden. <text:span text:style-name="T1">Denn die Bedeutung eines Wurzelwortes ist von der Bedeutung jeder andern Wörter unabhängig, weil es eben dadurch ein Wurzelwort ist.</text:span></text:p>
          </table:table-cell>
          <table:table-cell office:value-type="string">
            <text:p>-</text:p>
          </table:table-cell>
          <table:table-cell office:value-type="float" office:value="867">
            <text:p>867</text:p>
          </table:table-cell>
          <table:table-cell table:number-columns-repeated="1018"/>
        </table:table-row>
        <table:table-row table:style-name="ro4">
          <table:table-cell office:value-type="string">
            <text:p><text:span text:style-name="T1">K. Hofbuchdruckerei Zu Guttenberg (Carl Grüninger) in Stuttgart.</text:span> <text:span text:style-name="T2">Vorwort</text:span>. <text:span text:style-name="T1">Beim Lesen einer Anzahl Legenden wollte es dem Urheber vorliegenden Büchleins scheinen, als ob in der überlieferten Masse dieser Sagen nicht nur die kirchliche Fabulirkunst sich geltend mache, sondern wohl auch die Spuren einer ehmaligen mehr profanen Erzählungslust oder Novellistik zu bemerken seien, wenn man aufmerksam hinblicke.</text:span></text:p>
          </table:table-cell>
          <table:table-cell/>
          <table:table-cell office:value-type="string">
            <text:p><text:s/></text:p>
          </table:table-cell>
          <table:table-cell office:value-type="string">
            <text:p><text:span text:style-name="T1">HANDBUCH DER WAFFENKUNDE DAS WAFFENWESEN INSEINER HISTORISCHEN ENTWICKELUNG VOM BEGINN DES MITTELALTERS BIS ZUM ENDE DES 18. JAHRHUNDERTS VON WENDELIN BOEHEIM CUSTOS DER WAFFENSAMMLUNG DES ÖSTERREICHISCHEN KAISERHAUSES MIT 662 ABBILDUNGEN NACH ZEICHNUNGEN VON ANTON KAISER UND VIELEN WAFFENSCHMIEDEMARKEN LEIPZIG VERLAG VON E. A. SEEMANN 1890.</text:span> <text:span text:style-name="T2">VORWORT</text:span>. <text:span text:style-name="T1">Die deutsche Litteratur ist ziemlich reich an vortrefflichen Monographien über einzelne Zweige der historischen Waffenkunde sowohl wie auch über einzelne Waffensammlungen.</text:span></text:p>
          </table:table-cell>
          <table:table-cell office:value-type="string">
            <text:p>-</text:p>
          </table:table-cell>
          <table:table-cell office:value-type="float" office:value="1203">
            <text:p>1203</text:p>
          </table:table-cell>
          <table:table-cell table:number-columns-repeated="1018"/>
        </table:table-row>
        <table:table-row table:style-name="ro7">
          <table:table-cell office:value-type="string">
            <text:p><text:span text:style-name="T1">Die Inspecteurs aber stehen zugleich unter dem zweiten Organismus, dem der Präfektur.</text:span> Jeder Präfekt hat nämlich die <text:span text:style-name="T2">Anstellung</text:span> aller öffentlichen Lehrer in seinem Departement, und die Inspecteurs sind daher die Referenten sowohl für den Rektor und seine Competenz als für den Präfekten. <text:span text:style-name="T1">Mit Recht sind daher die französischen Juristen darüber einig, daß der Inspecteur die eigentlich regierende Gewalt über die Thätigkeit der gesammten Université in der Hand hat — „l’ inspecteur exerce le véritable gouvernement“ (Jourdain bei Block).</text:span></text:p>
          </table:table-cell>
          <table:table-cell/>
          <table:table-cell office:value-type="string">
            <text:p><text:s/></text:p>
          </table:table-cell>
          <table:table-cell office:value-type="string">
            <text:p><text:span text:style-name="T1">Für den Zweck der Reizauslösung liess ich den ersten Contact ausser Spiel, schickte den Strom vielmehr nur durch den zweiten und setzte das Zeigerwerk des Chronoskopes durch das Schliessen dieses letzteren in Bewegung.</text:span> Bei der <text:span text:style-name="T2">Anstellung</text:span> des Versuches drückte ich zunächst den unteren Arm gegen den oberen und hielt dadurch den zweiten Contact geöffnet. <text:span text:style-name="T1">Mit dem Anfang des Sprechens bewegte sich der Arm nach abwärts und schloss dadurch sehr bald den Uhrstrom.</text:span></text:p>
          </table:table-cell>
          <table:table-cell office:value-type="string">
            <text:p>-</text:p>
          </table:table-cell>
          <table:table-cell office:value-type="float" office:value="1039">
            <text:p>1039</text:p>
          </table:table-cell>
          <table:table-cell table:number-columns-repeated="1018"/>
        </table:table-row>
        <table:table-row table:style-name="ro21">
          <table:table-cell office:value-type="string">
            <text:p><text:span text:style-name="T1">Er hat mit vollkommenem Rechte ihre Gunst.</text:span> Aber, ein neuer Fehler an der Fräulein Howe! ihre Mutter gilt nicht so viel bey ihr, als die gute Einsicht ihrer Tochter sie <text:span text:style-name="T2">billig</text:span> gelten lassen sollte. <text:span text:style-name="T1">Es ist sehr schwer, Herr Belford, für Leute von verschiedner oder entgegengesetzter Gemüthsart, wenn sie auch sonst nicht böse sind, mit ihrer Liebe gegen einander Ehrerbietung zu verknüpfen: selbst da, wo die Natur in der Verwandtschaft zur Liebe aufgefordert hat.</text:span></text:p>
          </table:table-cell>
          <table:table-cell/>
          <table:table-cell office:value-type="string">
            <text:p><text:s/></text:p>
          </table:table-cell>
          <table:table-cell office:value-type="string">
            <text:p><text:span text:style-name="T1">Es empfängt nämlich das rechte Herzohr in der Frucht, überhaupt alles Blut aus dem ganzen Körper, da das linke Ohr alles dessen beraubt würde, welches der Schlagadergang zuführt.</text:span> Folglich ist dieses Ohr <text:span text:style-name="T2">billig</text:span> grösser, als das linke. <text:span text:style-name="T1">Ferner so empfängt die Lungenschlagader dasjenige Blut, welches der Schlagadergang von sich giebt, und welches die Blutadern der Lunge vorbeiströmt.</text:span></text:p>
          </table:table-cell>
          <table:table-cell office:value-type="string">
            <text:p>-</text:p>
          </table:table-cell>
          <table:table-cell office:value-type="float" office:value="856">
            <text:p>856</text:p>
          </table:table-cell>
          <table:table-cell table:number-columns-repeated="1018"/>
        </table:table-row>
        <table:table-row table:style-name="ro16">
          <table:table-cell office:value-type="string">
            <text:p><text:span text:style-name="T1">Grade gegen die Theorie von der lex specialis spricht es aber, daß bei der Anstellung jedes einzelnen Beamten besondere und eigenthümliche Grundsätze nicht aufgestellt werden dürfen, daß vielmehr Rechte und Pflichten des Beamten objectiv feststehen und für ihre Beurtheilung aus dem Anstellungs-Decret regelmäßig Nichts, aus den allgemeinen Staatsgesetzen Alles zu entnehmen ist.</text:span> Ein gewöhnlicher Vertrag des Obligationenrechts ist die <text:span text:style-name="T2">Anstellung</text:span> eines Staatsbeamten allerdings nicht; das daraus hervorgehende Rechtsverhältniß ist kein privatrechtliches, contraktliches; aber dessen ungeachtet beruht der Eintritt eines Beamten und die Aufnahme desselben in den Staatsdienst auf dem von beiden Seiten, in rechtsverbindlicher Form erklärten Consense, ist also ein zweiseitiges Rechtsgeschäft, d. h. ein Vertrag. <text:span text:style-name="T1">v. Gerber §. 37 Note 1 hebt trotz seiner Behauptung, daß die Anstellung „in die Classe der Privilegien gehört,“ ganz richtig hervor, daß die Bedeutung, welche der Vertrag bei der Begründung des Staatsdienstverhältnisses hat, derjenigen ähnlich ist, welche dem Vertrage bei der Eingehung einer Ehe zukömmt.</text:span></text:p>
          </table:table-cell>
          <table:table-cell/>
          <table:table-cell office:value-type="string">
            <text:p><text:s/></text:p>
          </table:table-cell>
          <table:table-cell office:value-type="string">
            <text:p><text:span text:style-name="T1">die untertanen sind jagt-fronen zu leisten schuldig.</text:span> Bei <text:span text:style-name="T2">anstellung</text:span> einer herrschaftlichen jagt sind die untertanen dinste zu leisten schuldig, auch wol, wo es hergebracht ist, die jäger-und hunde-azung zu reichen, Reinhardt s. 91 s. 105, Beck s. 305, 310, Kur-Baierische verordnung vom 16. Jun. 1688, bei dem Scopp am a. o. s. 224 § 45, Fridrich Binders disp. de iure albergariae, Strasb. 1668, conclus. <text:span text:style-name="T1">27 s. 47 fg., von Justi II s. 219.</text:span></text:p>
          </table:table-cell>
          <table:table-cell office:value-type="string">
            <text:p>-</text:p>
          </table:table-cell>
          <table:table-cell office:value-type="float" office:value="297">
            <text:p>297</text:p>
          </table:table-cell>
          <table:table-cell table:number-columns-repeated="1018"/>
        </table:table-row>
        <table:table-row table:style-name="ro7">
          <table:table-cell office:value-type="string">
            <text:p><text:span text:style-name="T1">Die churpfälzische ökonomisch physikalische zu Lautern, welche ihre erste Versammlung 1769 den 15ten März hielt, die Bestätigung derselben aber erfolgte erst 1770 den 30sten August desselben Jahres.</text:span> Die schlesische patriotische Societät, welche die Stände 1772 errichtet, und welche, so viel ich weis, zu Breßlau einen ökonomischen Garten zu ihren Versuchen hat, worinnen der Syndicus derselben die Aufsicht und <text:span text:style-name="T2">Anstellung</text:span> dabey von ihr erhalten. <text:span text:style-name="T1">Ihre Einrichtung erhellet aus ihren Statuten, welche zu Breslau 1772 erschienen sind.</text:span></text:p>
          </table:table-cell>
          <table:table-cell/>
          <table:table-cell office:value-type="string">
            <text:p><text:s/></text:p>
          </table:table-cell>
          <table:table-cell office:value-type="string">
            <text:p><text:span text:style-name="T1">Der Angestellt bekräftigt seine rechtlichen Verpflichtungen durch einen Diensteid.</text:span> Es ist für diese Interessen ganz gleichgültig, ob die <text:span text:style-name="T2">Anstellung</text:span> nur eine provisorische oder eine definitive war; denn diese Unterscheidung bezieht sich in der Regel nur auf die Begründung von Pensionsrechten, welche erst mit der definitiven Anstellung einzutreten pflegen. <text:span text:style-name="T1">In den meisten deutschen Staaten sind die Anstellungen nichtrichterlicher Beamten erst einige Jahre hindurch provisorische in diesem Sinne.</text:span></text:p>
          </table:table-cell>
          <table:table-cell office:value-type="string">
            <text:p>-</text:p>
          </table:table-cell>
          <table:table-cell office:value-type="float" office:value="60">
            <text:p>60</text:p>
          </table:table-cell>
          <table:table-cell table:number-columns-repeated="1018"/>
        </table:table-row>
        <table:table-row table:style-name="ro6">
          <table:table-cell office:value-type="string">
            <text:p><text:span text:style-name="T1">Nach Johnson’s Mittheilungen untersuchen die Fänger auf geeigneten Oertlichkeiten alle Höhlungen im Boden und beginnen zu graben, wenn das Erdreich am Eingange durch das Ein-und Auskriechen der Schlange glatt gerieben ist, da sie wissen, daß diese Stelle, wenn die Höhlung von fußbegabten Thieren bewohnt wird, rauh zu sein pflegt.</text:span> Haben sie eine Schlange ausgemittelt, so graben sie vorsichtig nach, bis sie auf jene stoßen, versuchen sie mit der linken Hand beim Schwanze zu ergreifen, packen sie mit der rechten höher oben am Leibe und ziehen sie so schnell als möglich durch die Hand, bis sie mit dem Daumen und Zeigefinger den Nacken <text:span text:style-name="T2">packen</text:span> können. <text:span text:style-name="T1">Johnson versichert, daß er auf diese Weise auch im Freien Schlangen fangen sah.</text:span></text:p>
          </table:table-cell>
          <table:table-cell/>
          <table:table-cell office:value-type="string">
            <text:p><text:s/></text:p>
          </table:table-cell>
          <table:table-cell office:value-type="string">
            <text:p><text:span text:style-name="T1">Mit eingeknickten Hinterläufen macht er Kehrt gegen die Verfolger.</text:span> Diese aber, welche ihren Gegner genau kennen, steigen vom Pferde und schlagen ihn entweder todt oder schieben ihm einen Lappen, einen alten Hut in den Rachen und <text:span text:style-name="T2">packen</text:span> ihn am Genick, knebeln ihn und nehmen ihn mit sich nach Hause. <text:span text:style-name="T1">So berichtet Hamm, welcher die Steppen Rußlands mehrfach durchreiste.</text:span></text:p>
          </table:table-cell>
          <table:table-cell office:value-type="string">
            <text:p>-</text:p>
          </table:table-cell>
          <table:table-cell office:value-type="float" office:value="1088">
            <text:p>1088</text:p>
          </table:table-cell>
          <table:table-cell table:number-columns-repeated="1018"/>
        </table:table-row>
        <table:table-row table:style-name="ro45">
          <table:table-cell office:value-type="string">
            <text:p><text:span text:style-name="T1">Die religion durchdringt zwar alles, aber es gibt keine kirche, oder vielmehr sie deckt sich mit dem staate, und so können wir sagen, dass die weltliche bürgerliche demokratische verfassung mit vollkommener logik und consequenz durchgeführt ist.</text:span> Das militär fügt sich dem demokratischen gleichheitsprincip nie und nirgend, sintemal gar zu deutlich vor augen liegt, dass nicht jeder zum officier passt, und auch die eifersüchtigste demokratie lässt sich gern dazu herbei, zu officieren nur die zu machen, die fähigkeit und lust haben. für die hauptmacht Athens, die flotte, war zwar zur zeit des Reiches gut gesorgt, da die trierarchie capitäne zur verfügung stellte, die erstens die erfahrung besassen, zweitens in der kriegsmarine den steuerleuten und matrosen als geborene vorgesetzte gegenüber standen, da sie meist der handelsmarine in gleicher eigenschaft angehörten, drittens die die würde mit der steuer bezahlten. auch in der reiterei war die bevorzugte geltung dieses dienstes durch die last der pferdehaltung aufgewogen; die truppe entwickelte aber immerhin ein starkes standesbewusstsein, ward von radikalen demokraten wie Kleon scheel angesehen und rechtfertigte 404 dieses mistrauen durch entschieden aristokratische tendenzen. aber sie war zu schwach, als dass die zehn schwadronchefs und die beiden reiterführer, die das volk erwählte, eine politische rolle hätten spielen können. dass für diese äusserlich der volle rang galt wie für die strategen, also auch das scharfe schwert der epicheirotonie über ihnen hieng, war wol mehr aus der alten zeit der adelsherrschaft geblieben, wo die reiterei, die ritterschaft, sehr viel mehr zu bedeuten gehabt hatte. <text:span text:style-name="T2">flotte</text:span> und reiterei waren beide unter die ständige controlle des rates gestellt: der souverän also behielt sie selbst in der hand. <text:span text:style-name="T1">Der heerbann mit seinen zehn obersten, die das volk wählte und die ihre subalternofficiere selbst bestellten, gieng gut in die demokratische organisation auf. es war das volk in waffen, mit allen vorzügen und mängeln eines volksheeres und einer landwehr. aber die zehn strategen waren, seit die grossen verhältnisse des Reiches dazu gezwungen hatten, ihnen das commando der regimenter zu nehmen, denen sie einst vorgestanden hatten, zu einer stellung gelangt, welche schlechterdings nicht in den engen rahmen der attischen magistratur passt. wenn sie zu hause gesessen hätten, die aushebung besorgt, den sicherheitsdienst im lande und an den grenzen überwacht und nur im falle des krieges das heer geführt hätten, so hätte man sie unter den rat stellen können; aber dann wäre die schaffung der taxiarchen nicht nötig gewesen. die verwaltung des Reiches aber machte nicht nur den kriegszustand so gut wie ständig, sondern sie erforderte auch höchstcommandirende an mehreren orten, die selbst träger des imperiums sein mussten, also selbst den souverän vertraten. und die flotte hatte zwar schiffsführer, aber sie brauchte flottenführer. so wurden die strategen nicht sowol generale als tribuni militares consulari potestate. es waren noch immer 10, und die phylen sollten in ihnen vertreten sein, wenn sie das volk auch in directer wahl bestellte. aber da die iteration und sogar die continuation für die militärischen ämter gestattet war, konnte es gar zu leicht unbillig und widersinnig werden, wenn die wahl eines geeigneten mannes aus einer phyle alle andern geeigneten derselben dauernd ausschloss. so erlaubte sich das volk einzeln von dem principe abzuweichen. die zehn waren rechtlich gleichgestellt, aber das volk bestimmte frei, wen es für jeden einzelnen auftrag geeignet hielt, und so rangirten sie factisch sehr verschieden; es bekamen einige die ziemlich ständigen, den römischen provinzialpraetoren vergleichbaren stellungen im Reiche und an dessen grenzen (die flottenstationen in den provinzen), andere die aushebungsgeschäfte; die bedeutendsten aber blieben zur verfügung des volkes, immer in contact mit ihm, da sie in der volksversammlung anwesend sein konnten, und diese erschienen als seine wahren vertrauensmänner. die strategen waren wol gehalten, an den rat zu berichten, der ja die auswärtige politik leitete, aber sie mussten doch draussen sehr oft verbindlichkeiten eingehn, die zwar der ratificirung durch den souverän bedurften, aber mindestens so viel gewicht hatten, wie ein ratsvorschlag. ja man gieng so weit, dass die strategen einen antrag beim rate einbringen konnten, auch den auf berufung einer volksversammlung, und somit wenigstens den directen amtlichen verkehr mit dem souverän und die initiative erhielten. in kriegszeiten konnten sie andererseits durch das aufgebot der bürger die abhaltung einer volksversammlung factisch verhindern. endlich eludirten sie im falle der wiederwahl factisch sehr häufig die rechenschaftsablage, obwol für diese unter allen umständen unter übergehung des rates gerichtliche prüfung vorgeschrieben war. gewiss war es sehr gut möglich, das gleichgewicht der gewalten aufrecht zu erhalten, und der souverän war durch diese männer seines vertrauens in seiner gewalt nicht gefährdet. aber es waren doch einzelne männer, die durch ihre dauernde amtliche stellung, ihre erfahrung und ihren einfluss aus der gleichberechtigten und auf gleiches niveau niedergedrückten masse des volkes hervorragten. die strategen waren die eigentlich einzigen wirklichen magistrate Athens. wir sehen sie einzeln selbst mit dictatorischer gewalt bekleidet, αὐτο-κϱάτοϱες, wie den rat, natürlich nur ausserhalb der stadt. wäre es einer in der stadt geworden, so war der tyrann da.</text:span></text:p>
          </table:table-cell>
          <table:table-cell/>
          <table:table-cell office:value-type="string">
            <text:p><text:s/></text:p>
          </table:table-cell>
          <table:table-cell office:value-type="string">
            <text:p><text:span text:style-name="T1">Wenn einlassen, dann brauchte es mehr Zeit, erst im Volk, fernab von den Gasthöfen, zuzusehen, wie viel noch alter Kern da ist.</text:span> Hat mich nur der Splügen gefreut und wie <text:span text:style-name="T2">flott</text:span> der Postknecht die Zickzackwendungen hinabfuhr nach Chiavenna; das Resolute thut wohl, die hohen Berge sind auch resolut, aber mir für jetzt zu hart, zu formlos. <text:span text:style-name="T1">Dürste nach anderen, schwungvolleren Erdbildungen, auch nach großen Wasserflächen, dieß hat mir doch Norwegen angethan mit seinen zwei Größen: Gebirg und Meeresbucht.</text:span></text:p>
          </table:table-cell>
          <table:table-cell office:value-type="string">
            <text:p>-</text:p>
          </table:table-cell>
          <table:table-cell office:value-type="float" office:value="1155">
            <text:p>1155</text:p>
          </table:table-cell>
          <table:table-cell table:number-columns-repeated="1018"/>
        </table:table-row>
        <table:table-row table:style-name="ro8">
          <table:table-cell office:value-type="string">
            <text:p><text:span text:style-name="T1">Es ist also billig, daß ich mich an Dich und an Deine Frau Gemahlin zuerst wende, und Eure liebe Fräulein Tochter von Eurer Hand erwarte.</text:span> Da man wider meine Person, welche, ohne Ruhm zu melden, nicht unangenehm ist, eben so wenig, als wider mein jährlich Einkommenen, welches nach <text:span text:style-name="T2">englischen</text:span> Gelde reine 500. Pf. einträgt, nichts einwenden wird: so hoffe ich von euch beiden, keine abschlägliche Antwort zu erhalten. <text:span text:style-name="T1">Ich weiß zwar, daß sich Julgen ein wenig zieren wird, (das muß sie thun, wenn sie der vortreflichen Henriette ähnlich seyn will,) so hebe Du indessen dem guten Kinde allen Zweifel.</text:span></text:p>
          </table:table-cell>
          <table:table-cell/>
          <table:table-cell office:value-type="string">
            <text:p><text:s/></text:p>
          </table:table-cell>
          <table:table-cell office:value-type="string">
            <text:p><text:span text:style-name="T1">Die Formen haben die Breite des Zeugs, und für jede Farbe gehören besondere, die nach einander angewendet, mit ihren Brühen gefüllet werden, und allemal die Bilder der vorigen Formen bedecken.</text:span> 1. Die von der Cattundruckerey ganz verschiedene Verfertigung des gedruckten, türkischen, oder <text:span text:style-name="T2">englischen</text:span> Flanells, ist im Anfange dieses Jahrhunderts in England erfunden, hernach aber bald in Hamburg, hernach in Halle, auch seit einigen Jahren in Grimme, Roßwein und Langensalze, genutzt worden. <text:span text:style-name="T1">Noch jetzt hält man die Bereitung der Farben und die Einrichtung der Pressen geheim.</text:span></text:p>
          </table:table-cell>
          <table:table-cell office:value-type="string">
            <text:p>-</text:p>
          </table:table-cell>
          <table:table-cell office:value-type="float" office:value="826">
            <text:p>826</text:p>
          </table:table-cell>
          <table:table-cell table:number-columns-repeated="1018"/>
        </table:table-row>
        <table:table-row table:style-name="ro22">
          <table:table-cell office:value-type="string">
            <text:p><text:span text:style-name="T1">Wenn man die Theile der Luft also, als gleich sehr elastisch annimmt, so wird die Luft in eben dem Verhältnisse verdichtet, als man sie zusammen drükkt, oder sie zieht sich in einem desto kleinern Raum zusammen, je grösser das darauf liegende Gewicht ist, wenigstens bis sie viermahl dichter geworden, denn weiter gehen in einer gleichförmigen Reihe, weder die Gewichter, noch die Raumkürzungen fort.</text:span> Man könnte aber auch nicht hoffen, daß sie weiter gehen sollten, denn es ist die Luft, mit der wir zu thun haben, nicht rein, und sie enthält, ausser den wirklich elastischen Stoffen, viel andre, von einer andern Natur, darunter sich einige nicht einmal zusammen drükken lassen; und folglich mus der Widerstand, bei einem stärkern Zusammendrükken, auch grösser werden, als man ihn nach den Rechnungen erwarten sollte. Es kann aber die Luft zusammen gedrükkt werden, durch Gewichte, oder <text:span text:style-name="T2">Pressen</text:span>, bis in einen sechszehn, und acht und dreissigmal, so gar bis zu einem vierzigmal kleineren Raum. <text:span text:style-name="T1">BOERH. S. 447. 450.</text:span></text:p>
          </table:table-cell>
          <table:table-cell/>
          <table:table-cell office:value-type="string">
            <text:p><text:s/></text:p>
          </table:table-cell>
          <table:table-cell office:value-type="string">
            <text:p><text:span text:style-name="T1">12.</text:span> Da aber Bartholin mit den mehresten Aerzten von Europa Freundschaft unterhielte, ein Werk nach dem andern der <text:span text:style-name="T2">Presse</text:span> übergab, und viele, besonders in der Zergliederungskunst sehr geschikte Schüler erzog, Rudbek hingegen weniger Jahre und beinahe keine Freunde hatte, in der Wohlredenheit nicht so stark, und, etliche kleine Abhandlungen ausgenommen, kein so grosser Schriftsteller war, so geschahe es, daß das ganze Reich der Aerzte die Ehre der Entdekkung der durchsichtigen Gefässe dem Bartholin zutheilete. <text:span text:style-name="T1">Die obgedachte Unentschlossenheit, welche Rudbek bezeigte, that ihm auch hierbei einigen Schaden.</text:span></text:p>
          </table:table-cell>
          <table:table-cell office:value-type="string">
            <text:p>-</text:p>
          </table:table-cell>
          <table:table-cell office:value-type="float" office:value="570">
            <text:p>570</text:p>
          </table:table-cell>
          <table:table-cell table:number-columns-repeated="1018"/>
        </table:table-row>
        <table:table-row table:style-name="ro6">
          <table:table-cell office:value-type="string">
            <text:p><text:span text:style-name="T1">Von der Errichtung einer besondern Commißion zur schleunigern Ausführung aller Maaßregeln bey den jetzigen Umständen, ist es wieder ganz stille.</text:span> Es ist auch keine Rede mehr von der Vorlesung des vermeyntlichen Tractats zwischen Preußen und der Pforte auf dem <text:span text:style-name="T2">Reichstage</text:span>. <text:span text:style-name="T1">Aus Pohlen, vom 21 April.</text:span></text:p>
          </table:table-cell>
          <table:table-cell/>
          <table:table-cell office:value-type="string">
            <text:p><text:s/></text:p>
          </table:table-cell>
          <table:table-cell office:value-type="string">
            <text:p><text:span text:style-name="T1">Auf dessen Vollziehung hatte auch der Reichshofrath im Jahre 1726. schon erkannt, und Carl der VI. hatte selbst die Executionsbefehle an Würtenberg als ausschreibenden Fürsten des Schwäbischen Kreises, worin Zwingenberg lag, bereits unterschrieben.</text:span> Dawider hatte aber Churpfalz, um den catholischen Besitzer, Grafen von Wieser, im Besitz zu erhalten, den Recurs an den <text:span text:style-name="T2">Reichstag</text:span> genommen. <text:span text:style-name="T1">Weil selbst vom kaiserlichen Hofe nicht zu vermuthen war, daß derselbe mit den Stimmen des Hauses Oesterreich über diesen Recurs sich beyfällig erklären würde; so hatte man anfangs nicht geglaubt, daß in dieser Sache eine Mehrheit der Stimmen zum Nachtheile der protestantischen Parthey zu besorgen seyn würde.</text:span></text:p>
          </table:table-cell>
          <table:table-cell office:value-type="string">
            <text:p>-</text:p>
          </table:table-cell>
          <table:table-cell office:value-type="float" office:value="838">
            <text:p>838</text:p>
          </table:table-cell>
          <table:table-cell table:number-columns-repeated="1018"/>
        </table:table-row>
        <table:table-row table:style-name="ro5">
          <table:table-cell office:value-type="string">
            <text:p><text:span text:style-name="T1">Anmerkung.</text:span> Die Erbsen müssen, wenn sie nicht das <text:span text:style-name="T2">Feine</text:span> und Aromatische verlieren sollen, frisch gepflückt, namentlich aber kurz vor dem Kochen und in keinem Falle schon Abends vorher ausgehülset werden. <text:span text:style-name="T1">Unter den vielen bekannten Sorten dürfen wir mit Recht der englischen Mark-oder Rittererbse den Vorzug geben, indem sie neben ihrem süßen angenehmen Geschmack schnell weich wird, auch nicht wie andere Erbsen bald nach dem Kochen einen starken Geschmack annimmt, ungewöhnlich lange weich bleibt, und selbst, wenn sie schon hart zu sein scheint, noch gekocht werden kann.</text:span></text:p>
          </table:table-cell>
          <table:table-cell/>
          <table:table-cell office:value-type="string">
            <text:p><text:s/></text:p>
          </table:table-cell>
          <table:table-cell office:value-type="string">
            <text:p><text:span text:style-name="T1">Czar Alexander empfing seinen Schwager sehr kühl; dies Uebermaß der Falschheit ekelte ihn doch an, obwohl er selber die krummen Wege nicht immer verschmähte.</text:span> Er scheute sich nicht vor den fremden Diplomaten offen auszusprechen: erst zweimal die Karlsbader Beschlüsse förmlich annehmen, dann ihnen zuwiderhandeln und schließlich noch meine Hilfe anrufen, das nenne ich ein schlechtes Handwerk (de la mauvaise besogne); den <text:span text:style-name="T2">Feinen</text:span> zu spielen ist immer die übelste Politik. <text:span text:style-name="T1">Der Württemberger mußte unverrichteter Dinge abziehen und versuchte dann noch einmal bei einem Besuch in Karlsruhe, den badischen Hof zu einem liberalen Sonderbunde zu verleiten; aber weder der Großherzog, noch der hochconservative Berkheim, der ihm jetzt zur Seite stand, wollte sich auf diese Zettelungen einlassen.</text:span></text:p>
          </table:table-cell>
          <table:table-cell office:value-type="string">
            <text:p>-</text:p>
          </table:table-cell>
          <table:table-cell office:value-type="float" office:value="1312">
            <text:p>1312</text:p>
          </table:table-cell>
          <table:table-cell table:number-columns-repeated="1018"/>
        </table:table-row>
        <table:table-row table:style-name="ro13">
          <table:table-cell office:value-type="string">
            <text:p><text:span text:style-name="T1">Nimmt aber nun der Künstler ein Naturschönes ausdrücklich vor sich, um das zu unbestimmte innere Bild desselben zu schärfen und zu beleben, so sieht er es natürlich nicht blos an, sondern er bildet es sogleich nach.</text:span> Auch diese wirkliche Ausführung muß, wiewohl es sich nicht mehr blos von der Voraussetzung einer <text:span text:style-name="T2">technischen</text:span> Thätigkeit als einer vorhergegangenen handelt, sondern eine solche nun als gegenwärtige eintritt in unsern Zusammenhang, hier vorausgenommen werden, denn sie gehört zur Vorarbeit der Ausführung und der Accent fällt nicht auf die Technik, sondern auf eine erneute Anforderung des Naturschönen an die Anschauung und Auffaßung. <text:span text:style-name="T1">Unzweifelhaft gilt es von der sogenannten „Studie“ (man gebraucht das Wort im Unterschied vom Studium als allgemeiner Bildung der künstlerischen Fähigkeiten weiblich), daß sie unter den Begriff der Vorarbeit fällt.</text:span></text:p>
          </table:table-cell>
          <table:table-cell/>
          <table:table-cell office:value-type="string">
            <text:p><text:s/></text:p>
          </table:table-cell>
          <table:table-cell office:value-type="string">
            <text:p><text:span text:style-name="T1">Sie wollten, wo möglich, in ihrer Nachbildung den Originalen noch neue Schönheiten hinzufügen; oder es sollten, sofern dieselben in Bronze ausgeführt waren, auch im Marmor alle die Vorzǔge sichtbar werden, welche nur dem ersten Stoffe eigenthümlich sind, Die Künstler waren vorzügliche Techniker; sie haben dem spröden und harten schwarzen Marmor eine Ausführung abgewonnen (so namentlich in den losen Partien des Haupthaares), wie wir sie sonst nur in Bronzewerken zu sehen gewohnt sind.</text:span> Aber diese <text:span text:style-name="T2">technische</text:span> Meisterschaft wurde auch die Klippe, an welcher sie scheiterten. <text:span text:style-name="T1">Denn gerade durch sie verräth sich der Mangel an allem feineren Gefühle und höherem Kunstsinne.</text:span></text:p>
          </table:table-cell>
          <table:table-cell office:value-type="string">
            <text:p>-</text:p>
          </table:table-cell>
          <table:table-cell office:value-type="float" office:value="1213">
            <text:p>1213</text:p>
          </table:table-cell>
          <table:table-cell table:number-columns-repeated="1018"/>
        </table:table-row>
        <table:table-row table:style-name="ro12">
          <table:table-cell office:value-type="string">
            <text:p><text:span text:style-name="T1">wo wohnt das freie Schöne?</text:span> Mich wundert, wie Hr. Kl. über die <text:span text:style-name="T2">geharnischten</text:span> Brustbilder auf unsern Münzen so fremde als ein Kind thut: „Wider das Costume sind sie doch: den alten Römern sind sie nicht nachgeahmt, den byzantinischen Kaisern auch nicht so recht: sie müssen endlich wohl aus Rüstungen verschiedner Zeiten zusammen gesetzt seyn. „— — <text:span text:style-name="T1">So wenig ich in dergleichen Reichs urkundlichen Sachen belesen seyn mag, so weiß ich doch außer der Zeit unsres Costume, (in die kein Schüler der Numismatik ihre Erfindung setzen wird,) außer der römischen und byzantinischen Rüstung, noch eine mittlere Zeit deutschen Ritterthums, da die Herzoge und Grafen von den Kaisern in denen ihnen anvertraueten Ländern zu Heerführern der Ritterschaft verordnet gewesen, da diese durch solche Turnier -und Heldenrüstung sich unterschieden, da also die Herzoge ihr Heerführerthum durch Harnische und Ritteraufzüge auch auf Münzen signalisirten, sie als herzogliche Jnsignien und Gerechtsame behielten u. s. w. dies weiß ich, und wer sollte das nicht wissen?</text:span></text:p>
          </table:table-cell>
          <table:table-cell/>
          <table:table-cell office:value-type="string">
            <text:p><text:s/></text:p>
          </table:table-cell>
          <table:table-cell office:value-type="string">
            <text:p><text:span text:style-name="T1">Nun möge es dir wie Schuppen von deinen Augen fallen, und du mögest einsehen, daß es ein blosses Hirngespenst war, worüber du dich so jämmerlich geängstet, und so bitterlich geweinet hast.</text:span> Gleichwie der seelige ehrenfeste Ritter Don Quixotte gegen Windmühlen kämpfte, die ihm seine kranke Phantasey als <text:span text:style-name="T2">geharnischte</text:span> Riesen und Ungeheuer darstellte, so zogest auch du gegen ein Trugbild zu Felde, das nirgends existirte, als in deinem Kopfe. <text:span text:style-name="T1">Doch, nein!</text:span></text:p>
          </table:table-cell>
          <table:table-cell office:value-type="string">
            <text:p>-</text:p>
          </table:table-cell>
          <table:table-cell office:value-type="float" office:value="845">
            <text:p>845</text:p>
          </table:table-cell>
          <table:table-cell table:number-columns-repeated="1018"/>
        </table:table-row>
        <table:table-row table:style-name="ro7">
          <table:table-cell office:value-type="string">
            <text:p><text:span text:style-name="T1">Es ist aber damit nicht genug, daß eine solche Person blos das Kind säugt.</text:span> Sie ist wenigstens ein ganzes Jahr durch die Erzieherin desselben und die Gouvernante der ganzen <text:span text:style-name="T2">Kinderstube</text:span>, und man weiß selbst die erwachsenen Kinder keiner bessern Aufsicht anzuvertrauen. <text:span text:style-name="T1">Durchgängig bekümmern sich die Eltern wenig darum, wie eine solche Person die Kinder behandelt.</text:span></text:p>
          </table:table-cell>
          <table:table-cell/>
          <table:table-cell office:value-type="string">
            <text:p><text:s/></text:p>
          </table:table-cell>
          <table:table-cell office:value-type="string">
            <text:p><text:span text:style-name="T1">Ammen behagt die Gemächlichkeit, in die sie hineintreten, so sehr, daß sie sich eben nicht viele Mühe machen werden, die Kinder in die freie Luft zu führen, und aus ihrem Stande bringen sie auch nicht viele Begriffe von Reinlichkeit im Hause mit.</text:span> Daher verrathen sich die <text:span text:style-name="T2">Kinderstuben</text:span> so leicht durch einen eckelhaften Geruch, der unstreitig der Gesundheit sehr schädlich ist. <text:span text:style-name="T1">Es ist auch nicht möglich, daß Kinder in einem eingeschlossenen Zimmer so viele Gelegenheit und Lust haben können, sich zu bewegen und ihren Körper stark und behende zu machen.</text:span></text:p>
          </table:table-cell>
          <table:table-cell office:value-type="string">
            <text:p>-</text:p>
          </table:table-cell>
          <table:table-cell office:value-type="float" office:value="649">
            <text:p>649</text:p>
          </table:table-cell>
          <table:table-cell table:number-columns-repeated="1018"/>
        </table:table-row>
        <table:table-row table:style-name="ro8">
          <table:table-cell office:value-type="string">
            <text:p><text:span text:style-name="T1">Er hatte alle Ansprüche an dieser Welt für die Hoffnungen in jener vertauscht; ihm nur schwebte immer sein Geist mit dem Frieden der Zuversicht entgegen.</text:span> Wenn sein <text:span text:style-name="T2">Abend</text:span> herandämmerte, so horchte er voll stiller Erwartung auf die Stimmen der Engel, die ihn zu sich riefen; das Crucifix in der Hand, gieng er mit feyerlicher Heiterkeit von hier, und hinterließ einem betenden Bruder seine Zelle und das Andenken seiner Frömmigkeit. <text:span text:style-name="T1">— Diese Erinnerung erwacht bey dem Anblick der Einsiedeleyen wieder; und sie hat eine Kraft zu Rührungen, die ein Herz, das nicht allein für die Welt empfindet, gerne bey sich unterhält.</text:span></text:p>
          </table:table-cell>
          <table:table-cell/>
          <table:table-cell office:value-type="string">
            <text:p><text:s/></text:p>
          </table:table-cell>
          <table:table-cell office:value-type="string">
            <text:p><text:span text:style-name="T1">Als wir an den Strand zurück kamen, waren die mehresten von den Eingebohrnen schon zur Ruhe gegangen, und in kurzer Zeit befanden wir uns ganz und gar allein.</text:span> Die Kühle des <text:span text:style-name="T2">Abends</text:span>, welche den armen nackten Indianern so empfindlich gewesen, war uns Bekleideten so angenehm, daß wir noch eine ganze Zeitlang einsam in den Wäldern herumspatzierten. <text:span text:style-name="T1">Die Dämmerung lockte daselbst eine Menge Fledermäuse aus ihren Schlupfwinkeln.</text:span></text:p>
          </table:table-cell>
          <table:table-cell office:value-type="string">
            <text:p>-</text:p>
          </table:table-cell>
          <table:table-cell office:value-type="float" office:value="525">
            <text:p>525</text:p>
          </table:table-cell>
          <table:table-cell table:number-columns-repeated="1018"/>
        </table:table-row>
        <table:table-row table:style-name="ro6">
          <table:table-cell office:value-type="string">
            <text:p><text:span text:style-name="T1">Nur in dem Sinne kann auch gegen alle Zufälle ein spezifisches Mittel entdeckt werden, wenn es gegen ihre Urquelle entdeckt werden kann.</text:span> Die <text:span text:style-name="T2">Zufälle</text:span> der Lustseuche mögen in Knochenschmerzen und Beinknoten, in Lungensucht und Abzehrung, in Augenentzündung oder in Geschwüren u. d. gl. bestehen, so werden sie bey gehöriger Vorsicht alle durch ihr bekanntes eignes Gegenmittel, das Quecksilber, geheilt. <text:span text:style-name="T1">— Die Bösartigkeit der Blattern, die verschiedene Gestalt der Pesten, der Fieber rc. ist von ihrem eigentlichen Stoffe unabhängig.</text:span></text:p>
          </table:table-cell>
          <table:table-cell/>
          <table:table-cell office:value-type="string">
            <text:p><text:s/></text:p>
          </table:table-cell>
          <table:table-cell office:value-type="string">
            <text:p><text:span text:style-name="T1">denn wozu führen solche Unthaten im Ganzen oder im Einzelnen? — Entweder müßte also hier in dem Plane der Begebenheiten ein thörichter Zweck oder ein thörichtes Mittel angenommen werden, oder die ganze Sache muß ein zufälliger, nicht intendirter Umstand seyn; und, und! —</text:span> vielleicht war die ganze Reihe meines, deines Lebens, die Begebenheiten der ganzen Erde nichts als dieses — Wirkungen des <text:span text:style-name="T2">Zufalls</text:span> und der Nothwendigkeit, wo Leute, die diese Wörter nicht leiden konnten, Zweck und Mittel herauskünstelten, und, wie die Wahrsager, auch zuweilen diese beyden Sachen selbst herausbrachten. — <text:span text:style-name="T1">Brüderchen, Du schwatzest zu subtil: Du grübelst und grübelst, und hast am Ende nichts als Unruhe und Ungewisheit zum Lohne:</text:span></text:p>
          </table:table-cell>
          <table:table-cell office:value-type="string">
            <text:p>-</text:p>
          </table:table-cell>
          <table:table-cell office:value-type="float" office:value="764">
            <text:p>764</text:p>
          </table:table-cell>
          <table:table-cell table:number-columns-repeated="1018"/>
        </table:table-row>
        <table:table-row table:style-name="ro21">
          <table:table-cell office:value-type="string">
            <text:p><text:span text:style-name="T1">JALLABERT pag. 51.</text:span> Doch man siehet auch die äussersten <text:span text:style-name="T2">Federn</text:span> und Spizzen der Haare mit dergleichen leuchtenden Punkten erhellt. <text:span text:style-name="T1">Die elektrischen Dämpfe machen einen Theil der Transpiration aus.</text:span></text:p>
          </table:table-cell>
          <table:table-cell/>
          <table:table-cell office:value-type="string">
            <text:p><text:s/></text:p>
          </table:table-cell>
          <table:table-cell office:value-type="string">
            <text:p><text:span text:style-name="T1">Die Regierung giebt die Mittel mit vollen Händen her und was erreicht wird, ist einzig und allein, dass die Feindseligkeiten, an denen beide Teile gleich schuldig waren, aufhören.</text:span> Christentum, Erziehung zur Arbeit, Unterricht der Jugend — meine <text:span text:style-name="T2">Feder</text:span> sträubt sich, diese schönen Worte zu schreiben. <text:span text:style-name="T1">Was von dem Gelde für die Indianer verwendet worden ist, ist so verwendet worden, dass das prachtvolle Menschen-Material mit Sicherheit zu Grunde gehen muss.</text:span></text:p>
          </table:table-cell>
          <table:table-cell office:value-type="string">
            <text:p>-</text:p>
          </table:table-cell>
          <table:table-cell office:value-type="float" office:value="342">
            <text:p>342</text:p>
          </table:table-cell>
          <table:table-cell table:number-columns-repeated="1018"/>
        </table:table-row>
        <table:table-row table:style-name="ro5">
          <table:table-cell office:value-type="string">
            <text:p><text:span text:style-name="T1">Breslau, Verlag von Eduard Trewendt. 1858.</text:span> <text:span text:style-name="T2">Vorwort</text:span>. <text:span text:style-name="T1">Wollte man vielseitigen Versicherungen glauben, so wäre eine Aera des Materialismus hereingebrochen, in welcher die Poesie sich mit einer vollkommen untergeordneten Rolle begnügen müßte.</text:span></text:p>
          </table:table-cell>
          <table:table-cell/>
          <table:table-cell office:value-type="string">
            <text:p><text:s/></text:p>
          </table:table-cell>
          <table:table-cell office:value-type="string">
            <text:p><text:span text:style-name="T1">„</text:span><text:span text:style-name="T1">In einem Buche, welches, wenn es nun auf mehrere Menschenalter in der hereinbrechenden Barbarei vergessen wird, doch einmal wieder hervorkommen muß, glaubte ich eine Erklärung niederlegen zu können, wie unsere Vorfahren einen Bericht von der Gegenwart in Grundsteinen oder in der Kugel eines Kirchthurms niederlegten.</text:span> Noch strenger lauteten seine letzten Worte: das <text:span text:style-name="T2">Vorwort</text:span> zur ersten philippischen Rede, die er einst in den bangen Tagen vor Austerlitz für Kaiser Alexander übersetzt hatte und jetzt wieder herausgab um die Deutschen vor den alten Sünden der Zwietracht und des Preußenhasses zu warnen: <text:span text:style-name="T1">„Allenthalben, so schrieb er, lachte der Neid, daß Athen Schmach und Unglück leide; im schlimmsten Fall hofften sie die letzten zu sein, welche der Kyklop verschlinge:</text:span></text:p>
          </table:table-cell>
          <table:table-cell office:value-type="string">
            <text:p>-</text:p>
          </table:table-cell>
          <table:table-cell office:value-type="float" office:value="1211">
            <text:p>1211</text:p>
          </table:table-cell>
          <table:table-cell table:number-columns-repeated="1018"/>
        </table:table-row>
        <table:table-row table:style-name="ro4">
          <table:table-cell office:value-type="string">
            <text:p><text:span text:style-name="T1">Ueber diejenigen Ideen, welche in dem praktischen Theil des Kantischen Systems die herrschenden sind, sind nur die Philosophen entzweyt, aber die Menschen, ich getraue mir, es zu beweisen, von jeher einig gewesen.</text:span> Man befreye sie von ihrer <text:span text:style-name="T2">technischen</text:span> Form, und sie werden als die verjährten Aussprüche der gemeinen Vernunft, und als Thatsachen des moralischen Instinktes erscheinen, den die weise Natur dem Menschen zum Vormund setzte, bis die helle Einsicht ihn mündig macht. <text:span text:style-name="T1">Aber eben diese technische Form, welche die Wahrheit dem Verstande versichtbart, verbirgt sie wieder dem Gefühl; denn leider muß der Verstand das Objekt des innern Sinns erst zerstören, wenn er es sich zu eigen machen will.</text:span></text:p>
          </table:table-cell>
          <table:table-cell/>
          <table:table-cell office:value-type="string">
            <text:p><text:s/></text:p>
          </table:table-cell>
          <table:table-cell office:value-type="string">
            <text:p><text:span text:style-name="T1">Die schnelle Vertreibung der Dämpfe und viele andere nicht minder wichtige halurgische Vortheile scheint die Erwärmung der Soole durch Reverberirfeuer zu gewähren.</text:span> Diese sinnreiche Methode, welche der berühmte, um die Vervollkommnung der <text:span text:style-name="T2">technischen</text:span> Chemie so überaus verdiente Herr von Born noch kurz vor seinem Tode verbreitete, schreibt hölzerne, überwölbte Pfannen und eine Heerdsoole vor, die zur Seite und zwar in gleicher Fläche mit ihnen angebracht ist. <text:span text:style-name="T1">Die Flamme streicht hier unmittelbar über der Flüssigkeit hin, von einem Pfannenborden bis an den gegenüberstehenden, wo sich der Rauchfang befindet.</text:span></text:p>
          </table:table-cell>
          <table:table-cell office:value-type="string">
            <text:p>-</text:p>
          </table:table-cell>
          <table:table-cell office:value-type="float" office:value="450">
            <text:p>450</text:p>
          </table:table-cell>
          <table:table-cell table:number-columns-repeated="1018"/>
        </table:table-row>
        <table:table-row table:style-name="ro21">
          <table:table-cell office:value-type="string">
            <text:p><text:span text:style-name="T1">Wie man eine Hand umwendet, so hätte er können aufgeknüpft werden.</text:span> Bedenkt, aufgeknüpft, und nicht der Religion wegen, sondern als Spitzbube, als Schelm aufgeknüpft, ohne daß nur eine Zunge oder eine <text:span text:style-name="T2">Feder</text:span> je gesagt hätte: <text:span text:style-name="T1">da hängt der Märtyrer.</text:span></text:p>
          </table:table-cell>
          <table:table-cell/>
          <table:table-cell office:value-type="string">
            <text:p><text:s/></text:p>
          </table:table-cell>
          <table:table-cell office:value-type="string">
            <text:p><text:span text:style-name="T1">Am oberen Ende der Platte A und gleichfalls auf ihrer Innenfläche ist die Feder f aufgeschraubt.</text:span> So lange die Thüre geschlossen bleibt, drückt die Kante derselben den isolirten Knopf K durch eine entsprechende Bohrung in der Platte A A so gegen die <text:span text:style-name="T2">Feder</text:span> f, daß diese außer Contact mit dem Plättchen c steht. <text:span text:style-name="T1">Wird jedoch die Thüre geöffnet, so drückt die Feder f den Knopf K heraus und kommt mit ihrem freien Ende in Contact mit dem Plättchen c.</text:span></text:p>
          </table:table-cell>
          <table:table-cell office:value-type="string">
            <text:p>-</text:p>
          </table:table-cell>
          <table:table-cell office:value-type="float" office:value="104">
            <text:p>104</text:p>
          </table:table-cell>
          <table:table-cell table:number-columns-repeated="1018"/>
        </table:table-row>
        <table:table-row table:style-name="ro6">
          <table:table-cell office:value-type="string">
            <text:p><text:span text:style-name="T1">Wie gesagt, so gescheh’n.</text:span> Eines <text:span text:style-name="T2">Abends</text:span> komm’ ich über die Brücke, von Neudorf herein, wo ich eine meinige Muhme besucht hatte, und mitten auf der Brücke, da sie sich am höchsten wölbt, und ich vom Steigen müde bin, rast’ ich einen Augenblick aus, schau’ mich um nach den grünen Bergen im Abendroth, — fällt mein Blick hinab auf Bildhauers Häuschen, — und siehst Du, Anton, Du magst mir ’s nun glauben, oder nicht, jetzt noch, wo ich Dir ’s beschreibe, fühl’ ich den Stoß, den mir’s damals in’s Herz gethan! — <text:span text:style-name="T1">Jch schau’ hinab und sehe einen Kornet von den Husaren, ein Bürschlein, nicht übler als Du heute bist, schlank wie eine Tanne, aus Bildhauers Thüre treten; der dreht sich fast den Kopf aus den Schultern und starrt empor nach der Brücke, wo ich stehe.</text:span></text:p>
          </table:table-cell>
          <table:table-cell/>
          <table:table-cell office:value-type="string">
            <text:p><text:s/></text:p>
          </table:table-cell>
          <table:table-cell office:value-type="string">
            <text:p><text:span text:style-name="T1">Sappho that, als liefe sie dem Hause entgegen; statt aber dem Befehle ihrer Wärterin zu folgen, versteckte sie sich hinter ein Rosengebüsch, um von dort aus den frühen Besuch in Augenschein nehmen zu können. —</text:span> Man hatte ihr die Vorgänge des gestrigen <text:span text:style-name="T2">Abends</text:span>, um sie nicht umsonst zu ängstigen, verheimlicht, und Sappho war gewohnt, in so früher Stunde nur die vertrautesten Freunde ihrer Großmutter erscheinen zu sehen. <text:span text:style-name="T1">Melitta öffnete die Pforte des Gartens, und führte bald darauf einen blondlockigen reich geschmückten Jüngling in denselben ein.</text:span></text:p>
          </table:table-cell>
          <table:table-cell office:value-type="string">
            <text:p>-</text:p>
          </table:table-cell>
          <table:table-cell office:value-type="float" office:value="991">
            <text:p>991</text:p>
          </table:table-cell>
          <table:table-cell table:number-columns-repeated="1018"/>
        </table:table-row>
        <table:table-row table:style-name="ro8">
          <table:table-cell office:value-type="string">
            <text:p><text:span text:style-name="T1">Man thut daher wohl, wofern man sich selbst kein sicheres Urtheil hierüber zutrauen darf (und ich habe nicht selten gefunden, daß dies der Fall sogar bei Leuten von ausgebreiteten Kenntnissen war) seinen Kindern entweder gar keine, oder nur solche Bücher in die Hände zu geben, welche nach dem Urtheile weiser Jugendfreunde in jeder Betrachtung unschädlich sind.</text:span> Alle Poesien und prosaische Schriften, deren Gegenstand Liebe ist, wie auch alle, welche die Phantasie der Kinder stark erregen können, sollten aus den <text:span text:style-name="T2">Kinderstuben</text:span> und Lehrzimmern für immer verbannt seyn. –“ <text:span text:style-name="T1">„18.</text:span></text:p>
          </table:table-cell>
          <table:table-cell/>
          <table:table-cell office:value-type="string">
            <text:p><text:s/></text:p>
          </table:table-cell>
          <table:table-cell office:value-type="string">
            <text:p><text:span text:style-name="T1">Sie ist ein Fernrohr, dessen Feld desto heller ist, je enger es ist.</text:span> Die Menschen fodern von einem neuen Fürsten — Bischof — Haushofmeister — <text:span text:style-name="T2">Kinderstube</text:span> Hofmeister — Bettelvogt — Engraisseur — Stadtmusikus und Stadtsyndikus nur in der ersten Woche ganz besondere Vorzüge, die dem Antezessor fehlten: <text:span text:style-name="T1">— denn in der zweiten haben sie vergessen, was sie gefodert und was sie verfehlet haben.</text:span></text:p>
          </table:table-cell>
          <table:table-cell office:value-type="string">
            <text:p>-</text:p>
          </table:table-cell>
          <table:table-cell office:value-type="float" office:value="752">
            <text:p>752</text:p>
          </table:table-cell>
          <table:table-cell table:number-columns-repeated="1018"/>
        </table:table-row>
        <table:table-row table:style-name="ro6">
          <table:table-cell office:value-type="string">
            <text:p><text:span text:style-name="T1">Es wird jedoch hierzu viele Geschicklichkeit und Einsicht in den wahren Inhalt eines Stückes erfordert, und man kann schon mit einem Accompagnemente zufrieden seyn, welches blos die Anforderungen, auch ohne ausdrückliche Andeutung, erfüllet, welche im 19ten Paragraph der Einleitung geschehen sind.</text:span> Wir werden zu dem Ende in diesem Capitel, und in der Folge fortfahren, unsere Anmerkungen nebst der Reinigkeit zugleich hauptsächlich mit auf das <text:span text:style-name="T2">Feine</text:span> der Begleitung zu richten. <text:span text:style-name="T1">§. 4.</text:span></text:p>
          </table:table-cell>
          <table:table-cell/>
          <table:table-cell office:value-type="string">
            <text:p><text:s/></text:p>
          </table:table-cell>
          <table:table-cell office:value-type="string">
            <text:p><text:span text:style-name="T1">Und doch muß ich Jhnen sagen, daß ich, vor Erhaltung desselben, bereits Ursache hatte, zu glauben, (und auch gewiß überzeugt zu seyn) daß wir alle ihr zu viel gethan hätten.</text:span> Jch habe daher den grössesten Theil dieser Woche zugebracht, meinem hohen Gönner, dem Herrn Johann Harlowe, einen apologetischen Brief dieserhalb zu schreiben, um zwischen mir und ihnen, und (so viel ich könnte) zwischen ihnen und der Fräulein alles ins <text:span text:style-name="T2">Feine</text:span> zu bringen. <text:span text:style-name="T1">Jch brauchte also bei dem Empfang Jhres geehrtesten weiter nichts, als einen Zusammenhang hinein zu bringen, und ihn ins reine zu schreiben, so daß obgedachter Herr Harlowe ihn morgen frühe, und sie die Copei davon nebst diesem Briefe am Montag frühe erhalten werden.</text:span></text:p>
          </table:table-cell>
          <table:table-cell office:value-type="string">
            <text:p>-</text:p>
          </table:table-cell>
          <table:table-cell office:value-type="float" office:value="829">
            <text:p>829</text:p>
          </table:table-cell>
          <table:table-cell table:number-columns-repeated="1018"/>
        </table:table-row>
        <table:table-row table:style-name="ro14">
          <table:table-cell office:value-type="string">
            <text:p><text:span text:style-name="T1">Alle Rechte vorbehalten.</text:span> Anzeige und <text:span text:style-name="T2">Vorwort</text:span>. <text:span text:style-name="T1">„Aus dem Titel wird der Leser ersehen, dass es sich nur um die sogenannte deduktive oder formale Logik handelt.</text:span></text:p>
          </table:table-cell>
          <table:table-cell/>
          <table:table-cell office:value-type="string">
            <text:p><text:s/></text:p>
          </table:table-cell>
          <table:table-cell office:value-type="string">
            <text:p><text:span text:style-name="T1">Der Unterschied des Beharrens und der wirklichen Bewegung, wird großentheils durch die Zeitwörter bemerkt, weil diese sich in diese zwo Classen theilen (§. 151.).</text:span> Und die Ursachen und Gründe werden durch die <text:span text:style-name="T2">Vorwörter</text:span>: wegen, halben, laut, willen, kraft, durch, rc. angezeigt. <text:span text:style-name="T1">§. 214.</text:span></text:p>
          </table:table-cell>
          <table:table-cell office:value-type="string">
            <text:p>-</text:p>
          </table:table-cell>
          <table:table-cell office:value-type="float" office:value="12">
            <text:p>12</text:p>
          </table:table-cell>
          <table:table-cell table:number-columns-repeated="1018"/>
        </table:table-row>
        <table:table-row table:style-name="ro18">
          <table:table-cell office:value-type="string">
            <text:p><text:span text:style-name="T1">Immerhin ist gut zu notiren, dass Androtion diese zeit im detail erzählt hatte. bei ihm kamen die zehn in der stadt, die nach den dreissig gewählt wurden, und die zehn im Peiraieus, vor, diese, wie es scheint, namentlich aufgeführt, Harp. δέκα und Μόλπις.</text:span> Den stempel der chronik trägt offener als irgend ein anderer teil die erzählung von Kleisthenes bis zu den Perserkriegen (22), die aus der anreihung einzelner unverbundener genau datirter facta besteht. und zwar sieht man, dass er eine reichere darstellung auszieht. denn er gibt an, dass während dreier jahre die tyrannenfreunde ausgewiesen wurden, gibt aber nur zwei namen an: der dritte, nach dem der leser fragen muss, ist offenbar fortgelassen, weil seine person nach dem urteile des Aristoteles ohne interesse war. es liegt hier die Atthis unvermischt vor: vorsichtshalber sei jedoch zunächst noch das schlaue manöver, durch das Themistokles den Athenern zu einer <text:span text:style-name="T2">flotte</text:span> verhilft, als anecdote abgesondert. <text:span text:style-name="T1">Stücke der chronik.</text:span></text:p>
          </table:table-cell>
          <table:table-cell/>
          <table:table-cell office:value-type="string">
            <text:p><text:s/></text:p>
          </table:table-cell>
          <table:table-cell office:value-type="string">
            <text:p><text:span text:style-name="T1">Doch war unser Verkehr mehr ein prahlerisches Feuerwerk und glänzende Uebung genialer und origineller Formen, die wir nachahmend aus Gelesenem erhaschten.</text:span> Zugleich war er lebenslustig und trieb sich eben so oft mit <text:span text:style-name="T2">flotten</text:span> Leuten in Wirthshäusern herum, von deren Herrlichkeiten und energischen Gelagen er mir dann erzählte. <text:span text:style-name="T1">Ich blieb meistens wehmüthig zu Hause, da mich meine Mutter in dieser Beziehung äußerst knapp hielt und keine Nothwendigkeit einer geringsten Ausgabe dieser Art einsah.</text:span></text:p>
          </table:table-cell>
          <table:table-cell office:value-type="string">
            <text:p>-</text:p>
          </table:table-cell>
          <table:table-cell office:value-type="float" office:value="901">
            <text:p>901</text:p>
          </table:table-cell>
          <table:table-cell table:number-columns-repeated="1018"/>
        </table:table-row>
        <table:table-row table:style-name="ro21">
          <table:table-cell office:value-type="string">
            <text:p><text:span text:style-name="T1">44. Novae insectorum species, P. VI. Resp. Lagus 1791.</text:span> 45. <text:span text:style-name="T2">Museum</text:span> naturale academiae Upsaliensis, P X. Resp. Kugelberg 1791. <text:span text:style-name="T1">46.</text:span></text:p>
          </table:table-cell>
          <table:table-cell/>
          <table:table-cell office:value-type="string">
            <text:p><text:s/></text:p>
          </table:table-cell>
          <table:table-cell office:value-type="string">
            <text:p><text:span text:style-name="T1">Der Geschmack und die Schönheit, die in einigen dieser Stücke herrschen, führen auf die Muthmaßung, daß sie von auswärtigen Künstlern in Gengiskhans und seiner Nachfolger Diensten verfertigt worden sind.</text:span> Unter den vielen Modellen, welche das <text:span text:style-name="T2">Museum</text:span> bewahrt, sind vorzüglich die aus dem Kabinett Peters des Großen merkwürdig. <text:span text:style-name="T1">Man sieht hier das Modell eines Kriegsschiffs von 120 Kanonen, ein anderes von einer Galeere mit 25 Ruderbänken.</text:span></text:p>
          </table:table-cell>
          <table:table-cell office:value-type="string">
            <text:p>-</text:p>
          </table:table-cell>
          <table:table-cell office:value-type="float" office:value="717">
            <text:p>717</text:p>
          </table:table-cell>
          <table:table-cell table:number-columns-repeated="1018"/>
        </table:table-row>
        <table:table-row table:style-name="ro21">
          <table:table-cell office:value-type="string">
            <text:p><text:span text:style-name="T1">Von 1561 an war er ordentlicher Lehrer der Simplicia.</text:span> Als bestes Mittel zum erfolgreichen Studium der einfachen Heilmittel schwebte ihm der Plan zu einer <text:span text:style-name="T2">Anstalt</text:span> für Beobachtung der lebenden Pflanzen vor. <text:span text:style-name="T1">Nach vielen Kämpfen glückte es ihm auch, 1568 die betreffenden Autoritäten in Bologna zur Gründung eines botanischen Gartens zu bestimmen, den er zuerst in Verbindung mit Cesare Odoni und nach dessen im Jahre 1571 erfolgtem Tode allein vorstand.</text:span></text:p>
          </table:table-cell>
          <table:table-cell/>
          <table:table-cell office:value-type="string">
            <text:p><text:s/></text:p>
          </table:table-cell>
          <table:table-cell office:value-type="string">
            <text:p><text:span text:style-name="T1">Es liegt dicht an dem Meer, hat aber nichts Vorzügliches, als seine fürtreffliche Lage.</text:span> Jn dem Tafelzimmer sah ich eine <text:span text:style-name="T2">Anstalt</text:span>, die mir wohl ausgedacht schien, ob sie gleich auch ihre Unbequemlichkeit haben mag. <text:span text:style-name="T1">Fürstliches Lustschloß.</text:span></text:p>
          </table:table-cell>
          <table:table-cell office:value-type="string">
            <text:p>-</text:p>
          </table:table-cell>
          <table:table-cell office:value-type="float" office:value="157">
            <text:p>157</text:p>
          </table:table-cell>
          <table:table-cell table:number-columns-repeated="1018"/>
        </table:table-row>
        <table:table-row table:style-name="ro8">
          <table:table-cell office:value-type="string">
            <text:p><text:span text:style-name="T1">so ist es freylich an dem, daß die Meynungen der Kenner der Teutschen Alterthümer davon gar sehr unterschieden sind.</text:span> Zwar was das <text:span text:style-name="T2">Vorwort</text:span> Kuniges anbelanget, so ist es gantz offenbar, daß solches nichts anders sey, als Königes, und ist also davon weiter keine sonderliche Streit-Frage übrig. <text:span text:style-name="T1">Was aber das Bey-Wort sunder anlanget, so ist es damit anders beschaffen.</text:span></text:p>
          </table:table-cell>
          <table:table-cell/>
          <table:table-cell office:value-type="string">
            <text:p><text:s/></text:p>
          </table:table-cell>
          <table:table-cell office:value-type="string">
            <text:p><text:span text:style-name="T1">Ueberhaupt hat diese Aenderung der Bedeutung der Zuvörter etwas ganz ähnliches mit der von den Vorwörtern, wenn sie zu Ableitungstheilchen werden (§. 216.).</text:span> §. 225. Ueberhaupt beziehen sich die Zuwörter der Zeit und des Ortes, (Aduerbia temporis et loci) auf die Sache selbst, welche geschieht, oder von welcher die Rede ist, und sie sind großentheils nur Abkürzungen weitläuftigerer Bestimmungen, die man leicht findet, wenn man den Ort oder die Zeit benennt, und die Verhältnisse durch <text:span text:style-name="T2">Vorwörter</text:span> ausdrückt. <text:span text:style-name="T1">So z. E. kann man anstatt hier, heute, rechts, bald, rc. sagen:</text:span></text:p>
          </table:table-cell>
          <table:table-cell office:value-type="string">
            <text:p>-</text:p>
          </table:table-cell>
          <table:table-cell office:value-type="float" office:value="675">
            <text:p>675</text:p>
          </table:table-cell>
          <table:table-cell table:number-columns-repeated="1018"/>
        </table:table-row>
        <table:table-row table:style-name="ro21">
          <table:table-cell office:value-type="string">
            <text:p><text:span text:style-name="T1">Vielleicht war dieses Urtheil damahls, wie er hier war, nicht ungegründet, aber jetzt, dünkt mir, hiesse das menschenfeindlich urtheilen.</text:span> Ich habe nichts gesehen, was nicht zweckmässig und gut war, wenn gleich bei einer <text:span text:style-name="T2">Anstalt</text:span>, die wie diese, ins Grosse, ins Weitläuftige geht, eine Menge Unvollkommenheiten nicht unterbleiben können. <text:span text:style-name="T1">Oben am Eingange in die Strasse ist eine grosse Fontäne, die das Hotel ohne Zweifel mit Wasser versieht.</text:span></text:p>
          </table:table-cell>
          <table:table-cell/>
          <table:table-cell office:value-type="string">
            <text:p><text:s/></text:p>
          </table:table-cell>
          <table:table-cell office:value-type="string">
            <text:p><text:span text:style-name="T1">Im obern Stockwerke ist auch das Cabinett, worin ganz vorzügliche Präparate von allerhand Thieren in gläsernen Schränken und Kasten aufbewahrt werden.</text:span> In einem dicht daran stoßenden Gebäude wohnt der Director dieser vortrefflichen <text:span text:style-name="T2">Anstalt</text:span>. <text:span text:style-name="T1">An der Seite des Gartens ist eine Schmiede, auch zum Unterrichte der Lernenden, mit vier Essen.</text:span></text:p>
          </table:table-cell>
          <table:table-cell office:value-type="string">
            <text:p>-</text:p>
          </table:table-cell>
          <table:table-cell office:value-type="float" office:value="538">
            <text:p>538</text:p>
          </table:table-cell>
          <table:table-cell table:number-columns-repeated="1018"/>
        </table:table-row>
        <table:table-row table:style-name="ro9">
          <table:table-cell office:value-type="string">
            <text:p><text:span text:style-name="T1">Der Saame in dem Topf welcher electrisirt wurde, gieng weit ehender auf, wuchs geschwinder fort, und die Pflanzen waren weit lebhafter und vollkommener.</text:span> Bey <text:span text:style-name="T2">Donnerwettern</text:span> bekommt der Erdboden ausserordentlich viel electrisches Feuer. <text:span text:style-name="T1">Schon der Wind der von einer Wetterwolke kommt, bringt viel electrisches Feuer; welches man sehen kan, wenn man einen blechernen Cylinder Fig. 1. der an seidenen Schnüren aufgehängt ist, oder auf gläsernen Füßen steht; an einen erhabenen Ort gegen ein heranziehendes Wetter stellet.</text:span></text:p>
          </table:table-cell>
          <table:table-cell/>
          <table:table-cell office:value-type="string">
            <text:p><text:s/></text:p>
          </table:table-cell>
          <table:table-cell office:value-type="string">
            <text:p><text:span text:style-name="T1">Diese spielt kein Instrument.</text:span> Die Orgel würde sie spielen: allein wenn sie singt — das thut sie oft, Bruder, so prächtig wie ein <text:span text:style-name="T2">Donnerwetter</text:span>! <text:span text:style-name="T1">Diese beyden Auserwählten empfehl ich euch zu Gemahlinnen, die andern — zur linken Hand und so neben an, zum Spiel! —</text:span></text:p>
          </table:table-cell>
          <table:table-cell office:value-type="string">
            <text:p>-</text:p>
          </table:table-cell>
          <table:table-cell office:value-type="float" office:value="803">
            <text:p>803</text:p>
          </table:table-cell>
          <table:table-cell table:number-columns-repeated="1018"/>
        </table:table-row>
        <table:table-row table:style-name="ro9">
          <table:table-cell office:value-type="string">
            <text:p><text:span text:style-name="T1">Jhro Magnificenzen, die Herren Patroni des Hospitals zu St. Georg, lassen hiedurch bekannt machen daß am 11ten May dieses Jahrs, als am Dienstag nach Rogate, des Vormittags präcise 10½ Uhr, die gewöhnliche Verlassung auf der Hofmeisterey zu St Georg werde gehalten werden.</text:span> Da die 24 Englischen Tänze, nebst angehängten Liedern, die <text:span text:style-name="T2">Presse</text:span> verlassen, so können die Pränumeranten ihre Exemplare da, wo sie pränumerirt haben, abfordern. <text:span text:style-name="T1">Für Nichtpränumeranten ist der Preis 1 Mk. 8 ßl.</text:span></text:p>
          </table:table-cell>
          <table:table-cell/>
          <table:table-cell office:value-type="string">
            <text:p><text:s/></text:p>
          </table:table-cell>
          <table:table-cell office:value-type="string">
            <text:p><text:span text:style-name="T1">§. 28.</text:span> Das Druckwerk, Stoßwerk, Prägewerk, der Anwurf, Balancier, ist eine starke <text:span text:style-name="T2">Presse</text:span>, deren senkrechte Schraube den auf dem Schieber steckenden Prägstempel des öbern Geprägs, auf die auf dem Prägklotze, oder dem üntern Stempel, liegende Platte, herunter drückt. <text:span text:style-name="T1">Sie wird durch einen grossen Schlüssel, an dessen Enden metallene Kugeln stecken, in Bewegung gesetzt, indem die Arbeiter den Schlüssel mit den an den Kugeln gebundenen Seilen hin und her schwenken.</text:span></text:p>
          </table:table-cell>
          <table:table-cell office:value-type="string">
            <text:p>-</text:p>
          </table:table-cell>
          <table:table-cell office:value-type="float" office:value="459">
            <text:p>459</text:p>
          </table:table-cell>
          <table:table-cell table:number-columns-repeated="1018"/>
        </table:table-row>
        <table:table-row table:style-name="ro18">
          <table:table-cell office:value-type="string">
            <text:p><text:span text:style-name="T1">In origineller Art bringt sich hierbei der deutsche Humor zur Geltung.</text:span> Die pausbäckigen Kinder vergnügen sich nach Herzenslust, sie klettern nach den Aepfeln empor, schaukeln, tanzen und wiegen sich in den Zweigen, schneiden ergötzliche Grimmassen, trommeln, fiedeln und pauken, reiten auf <text:span text:style-name="T2">Steckenpferden</text:span> einher, sie prügeln und zausen sich aus allen Leibeskräften, der eine streichelt seine geschwollene Backe, ein anderer zwickt mit einem zangenartigen Spielzeug einen diebischen Kater in den Schwanz, andere wieder, von fröhlichem Gelage heimkehrend, verüben einen tollen Fastnachtsulk, der Rädelsführer reitet auf einem feisten Mutterschwein, und voran jagt die beängstigte Schaar der Ferkelchen, ob der langohrigen Narrenkappen, mit denen man ihr Haupt geschmückt, auf's Höchste entsetzt. <text:span text:style-name="T1">Für die ausserordentliche Wölbung nun eine Wandtäfelung zu entwerfen, die dem Auge eine ausreichende Tragfähigkeit darbietet, war eine schwierige Aufgabe.</text:span></text:p>
          </table:table-cell>
          <table:table-cell/>
          <table:table-cell office:value-type="string">
            <text:p><text:s/></text:p>
          </table:table-cell>
          <table:table-cell office:value-type="string">
            <text:p><text:span text:style-name="T1">Aber, werthesten Hengste, wie seyd ihr auf einmal gefallen!</text:span> Einem Kinde seyd ihr, als <text:span text:style-name="T2">Steckenpferde</text:span>, geschenket! <text:span text:style-name="T1">Ja, ein Mädchen soll nun die muthigen Rosse regieren, Die der Oberste selbst nicht zu regieren gewaget!</text:span></text:p>
          </table:table-cell>
          <table:table-cell office:value-type="string">
            <text:p>-</text:p>
          </table:table-cell>
          <table:table-cell office:value-type="float" office:value="141">
            <text:p>141</text:p>
          </table:table-cell>
          <table:table-cell table:number-columns-repeated="1018"/>
        </table:table-row>
        <table:table-row table:style-name="ro34">
          <table:table-cell office:value-type="string">
            <text:p><text:span text:style-name="T1">Das Weibchen unterscheidet sich durch minder deutliche Augenstreifen und verwaschene Federsäume, der junge Vogel durch sehr mattgraubräunliche Färbung, rostrothgelben Augenstreifen und eine feinere Wellenzeichnung auf dem Brust-, Steiß-und Schenkelgefieder.</text:span> Die Schakutinga (Pipile leucolophos), wegen ihres niedern Laufes, der an der Spitze sichelförmig verschmälerten drei ersten Schwingen, der aus sehr schmalen, drei Zoll langen, feingespitzten, aufrichtbaren Federn bestehenden Haube, der mit schwarzen Borstenfedern dichtbesetzten Wange und der mit zerstreuten Borstenbüschelchen bekleideten Kehle einer anderen Sippe zugezählt, ist auf der Oberseite schieferschwarz, auf den Außenflügeln aber weiß, nur durch schieferfarbene Endflecken der Federn getüpfelt, auf Hinterrücken, Bürzel, Unterbrust, Bauch und Afterdecke rothbraun, auf den Unterhals-und Brustfedern, wegen der weißen Federsäume, gescheckt; die Haube besteht aus reinweißen, schwarz geschäfteten <text:span text:style-name="T2">Federn</text:span>; die Schwingen und Steuerfedern sind schwarz, stahlblauglänzend. <text:span text:style-name="T1">Das Auge ist dunkelkirschroth, das nackte Gesicht himmelblau, die Kehle hellroth, der Schnabel hornschwarz, an seiner Wurzelhälfte ultramarinblau, der Fuß roth.</text:span></text:p>
          </table:table-cell>
          <table:table-cell/>
          <table:table-cell office:value-type="string">
            <text:p><text:s/></text:p>
          </table:table-cell>
          <table:table-cell office:value-type="string">
            <text:p><text:span text:style-name="T1">Jhr Schnabel ist verhältnißmäßig kurz, schlank, aber etwas hoch, seitlich zusammengedrückt, auf der Firste scharfkantig, an der Spitze schwach gekerbt.</text:span> Die Augenlider sind mit einem Kranze kleiner platter <text:span text:style-name="T2">Federn</text:span> umgeben; Flügel und Schwanz sind von mäßiger Länge; der Schwanz ist schmalfedrig und etwas ausgeschnitten; die Beine sind zierlich, die Länfe ziemlich hoch, die Zehen kurz. <text:span text:style-name="T1">Das Gefieder ist sehr bunt, bei den Männchen reiner und klarer, als bei den Weibchen, sonst jedoch nicht verschieden; nur die Jungen sind matter gefärbt.</text:span></text:p>
          </table:table-cell>
          <table:table-cell office:value-type="string">
            <text:p>-</text:p>
          </table:table-cell>
          <table:table-cell office:value-type="float" office:value="972">
            <text:p>972</text:p>
          </table:table-cell>
          <table:table-cell table:number-columns-repeated="1018"/>
        </table:table-row>
        <table:table-row table:style-name="ro11">
          <table:table-cell office:value-type="string">
            <text:p><text:span text:style-name="T1">Nehmen wir den Circulationsprozess in einer Form, worin er sich als blosser Waarenaustausch darstellt.</text:span> Diess ist stets der Fall, wenn beide Waarenbesitzer Waaren von einander kaufen und die <text:span text:style-name="T2">Bilanz</text:span> ihrer wechselseitigen Geldforderungen sich am Zahlungstag ausgleicht. <text:span text:style-name="T1">Das Geld dient hier als Rechengeld, um die Werthe der Waaren in ihren Preisen auszudrücken, tritt aber nicht den Waaren selbst dinglich gegenüber.</text:span></text:p>
          </table:table-cell>
          <table:table-cell/>
          <table:table-cell office:value-type="string">
            <text:p><text:s/></text:p>
          </table:table-cell>
          <table:table-cell office:value-type="string">
            <text:p><text:span text:style-name="T1">§ 4867</text:span> Einige sagen balanze, <text:span text:style-name="T2">bilanze</text:span>, bilance. <text:span text:style-name="T1">Das wort: bilanz hat zweierlei haubtbedeutungen, 1) wenn ein verrechneter diner seine monatliche einname, und ausgabe einsenden muß; 2) unter den kaufleuten, wenn credit, und debet gegen einander gesezet, und ausgeworfen werden.</text:span></text:p>
          </table:table-cell>
          <table:table-cell office:value-type="string">
            <text:p>-</text:p>
          </table:table-cell>
          <table:table-cell office:value-type="float" office:value="205">
            <text:p>205</text:p>
          </table:table-cell>
          <table:table-cell table:number-columns-repeated="1018"/>
        </table:table-row>
        <table:table-row table:style-name="ro4">
          <table:table-cell office:value-type="string">
            <text:p><text:span text:style-name="T1">Sehr gute Bemerkungen bei Gugler S. 242. Uebrigens sind die Angaben Schölls (S. 105—113) das beste was über das Seminaristenwesen Englands existirt.</text:span> — <text:span text:style-name="T2">Anstellung</text:span> der Lehrer ist Sache des Local Government; Pension nach 15 Jahren. <text:span text:style-name="T1">Gehalte der Lehrer und Lehrerinnen Schöll S. 112.</text:span></text:p>
          </table:table-cell>
          <table:table-cell/>
          <table:table-cell office:value-type="string">
            <text:p><text:s/></text:p>
          </table:table-cell>
          <table:table-cell office:value-type="string">
            <text:p><text:span text:style-name="T1">In beiden Beziehungen aber muß man sich hüten, die Ansätze des Staatshaushalts mit Rechtsregeln zu verwechseln.</text:span> Das Staatsoberhaupt kann durch die <text:span text:style-name="T2">Anstellung</text:span> eines Beamten, welchem ein Gehalt zugebilligt wird, ohne daß dasselbe im Budget ausgeworfen ist, eine Rechtsverletzung sich zu Schulden kommen lassen; dessenungeachtet aber bleibt die Uebertragung des Amtes und die damit verbundene Vollmacht völlig rechtswirksam, wenn sie in den vorgeschriebenen Formen erfolgt ist. <text:span text:style-name="T1">Ebenso sind die von einer Behörde innerhalb ihrer gesetzlichen Kompetenz abgeschlossenen Verträge völlig rechtswirksam, wenngleich sie die im Etat angesetzten Summen übersteigen.</text:span></text:p>
          </table:table-cell>
          <table:table-cell office:value-type="string">
            <text:p>-</text:p>
          </table:table-cell>
          <table:table-cell office:value-type="float" office:value="1081">
            <text:p>1081</text:p>
          </table:table-cell>
          <table:table-cell table:number-columns-repeated="1018"/>
        </table:table-row>
        <table:table-row table:style-name="ro6">
          <table:table-cell office:value-type="string">
            <text:p><text:span text:style-name="T1">Dieses Zerdrücken der Beeren muß stets dem Pressen vorangehen und geschieht, wo die Kämme nicht erst entfernt werden, in großen Bottichen durch Zerstampfen mit Keulen oder dem sehr unsauberen Zertreten mit den Füßen.</text:span> Das Auspressen der Beeren wird in sehr verschieden konstruierten <text:span text:style-name="T2">Pressen</text:span>, wie Baumpressen, Hebelkeltern, Schlittenpressen, oder Schraubenpressen rc. vorgenommen, welche alle mehr oder weniger primitiv sind, und bei welchen entweder ein Hebel, oder eine Schraube oder ein mit Steinen belasteter Schlitten den erforderlichen Druck auf die Beeren ausübt. <text:span text:style-name="T1">Sehr vollständig und schnell werden Most und Trester, — d. i. Saft und alle festen Bestandteile der Beere — bei Anwendung von Centrifugalmaschinen getrennt.</text:span></text:p>
          </table:table-cell>
          <table:table-cell/>
          <table:table-cell office:value-type="string">
            <text:p><text:s/></text:p>
          </table:table-cell>
          <table:table-cell office:value-type="string">
            <text:p><text:span text:style-name="T1">Bey einigen Gewächsen wird es durch die Kunst geschieden.</text:span> Bald durchs <text:span text:style-name="T2">Pressen</text:span>, bald durchs Kochen, bald durch die Destillation. <text:span text:style-name="T1">Wir wollen hier nur von dem ersten reden, weil das übrige mehrern Nutzen in der Arzeney als in der Wirthschaft leistet, wir wollen das Oel aus den Körnern, aus dem Saamen und aus einigen Früchten pressen.</text:span></text:p>
          </table:table-cell>
          <table:table-cell office:value-type="string">
            <text:p>-</text:p>
          </table:table-cell>
          <table:table-cell office:value-type="float" office:value="363">
            <text:p>363</text:p>
          </table:table-cell>
          <table:table-cell table:number-columns-repeated="1018"/>
        </table:table-row>
        <table:table-row table:style-name="ro34">
          <table:table-cell office:value-type="string">
            <text:p><text:span text:style-name="T1">Das ist das Ende des Präventivsystems.</text:span> Allein die übrigen Grundsätze dauern fort, und das ganze englische Preßrecht des 18. und 19. Jahrhunderts ist bis 1848 nichts anderes, als ein sehr ausgebildetes Repressivsystem, das dem Richter die formelle und auch die moralische Aufgabe gegeben und gelassen, neben den einzelnen Ausdrücken in der <text:span text:style-name="T2">Presse</text:span> auch den Geist derselben als verbrecherischen Thatbestand anzuerkennen und zu bestrafen. <text:span text:style-name="T1">Erst mit dem Jahre 1848 entsteht in England gesetzlich das Recht der freien Presse, und es erscheint fast unbegreiflich, daß selbst Lorbeer, der doch das Stat. 11.</text:span></text:p>
          </table:table-cell>
          <table:table-cell/>
          <table:table-cell office:value-type="string">
            <text:p><text:s/></text:p>
          </table:table-cell>
          <table:table-cell office:value-type="string">
            <text:p><text:span text:style-name="T1">Der Erwerb wird seinerseits zu einem Beruf und die Arbeit der Presse zu einem allgemeinen Bedürfniß und Recht.</text:span> Die Elementarbildung empfängt allmälig ihre gleichartige Organisation; sie wird Sache der Selbstverwaltung unter Aufsicht der Regierung; die Berufsbildung erzeugt neben dem gelehrten das wirthschaftliche Bildungswesen in all seinen verschiedenen Formen, und nach langem und hartem Kampfe wird die <text:span text:style-name="T2">Presse</text:span> frei. <text:span text:style-name="T1">In dem Kampfe dieser Elemente wird nun die große Thatsache klar, daß die Bildung nicht bloß die Grundlage der individuellen Entwicklung, sondern auch alles Werthes der Formen des öffentlichen Rechts und des Fortschrittes in Verfassung und Verwaltung sei; und damit verschwinden die letzten Gränzen der ständischen Epoche zwischen den Gebieten des menschlichen Wissens, das geistige Leben erscheint in seiner großen, machtvollen Einheit, die Verwaltung des Bildungswesens wird ein äußerliches und innerliches Ganzes, und jetzt erst beginnt das Bildungswesen der Nationen das zu werden, was es seinem höhern Wesen nach ist, das zur selbständigen und thätigen Organisation gewordene Bewußtsein der Völker, daß in ihm der Geist sich zum Gegenstande und Ziel seiner eigenen Arbeit erhoben hat.</text:span></text:p>
          </table:table-cell>
          <table:table-cell office:value-type="string">
            <text:p>-</text:p>
          </table:table-cell>
          <table:table-cell office:value-type="float" office:value="1070">
            <text:p>1070</text:p>
          </table:table-cell>
          <table:table-cell table:number-columns-repeated="1018"/>
        </table:table-row>
        <table:table-row table:style-name="ro3">
          <table:table-cell office:value-type="string">
            <text:p><text:span text:style-name="T1">Nunmehr merkte Nagler doch, daß man zu den feinfühligen Westländern deutlicher reden mußte.</text:span> Er verlas am 18. September eine <text:span text:style-name="T2">geharnischte</text:span> Präsidialerklärung, welche die „Anmaßung, die vollständige Unkenntniß, die unbegreifliche Begriffsverwirrung“ der beiden Noten schonungslos rügte und den Westmächten vorhielt, daß ihr eigener Schützling, Frankfurt, sie verleugnet habe. <text:span text:style-name="T1">Demgemäß ward sodann ein überaus scharfer Beschluß einmüthig gefaßt — selbst Hannover stimmte diesmal gegen England —: „Niemals werde der Bund den fremden Mächten, als Mitunterzeichnern der Congreßakte, in Bundesangelegenheiten Rechte zugestehen, welche nach dem Wortlaute des Bundesvertrages und ebenso nach dem Inhalte der Congreßakte nur den Gliedern des Deutschen Bundes und dessen Gesammtheit zustehen.“</text:span></text:p>
          </table:table-cell>
          <table:table-cell/>
          <table:table-cell office:value-type="string">
            <text:p><text:s/></text:p>
          </table:table-cell>
          <table:table-cell office:value-type="string">
            <text:p><text:span text:style-name="T1">Der Kurfürst hatte bereits in Kassel den Bau einer Kattenburg begonnen, welche der neuen Kattenkrone zum Herrschersitze dienen sollte, und hielt die Kosten dieses riesigen, nie vollendeten Bauwerks vor seinem unglücklichen Ländchen sorgfältig geheim.</text:span> Doch gleichzeitig traf ein <text:span text:style-name="T2">geharnischter</text:span> Protest aus Darmstadt ein: sollte der Kurfürst den Königstitel erlangen, dann beanspruchte sein Vetter für sich die gleiche Würde. <text:span text:style-name="T1">Die Mächte wiesen das Ansinnen kurz und scharf zurück, „da die Bitte S. K. Hoheit durch keinen irgend genügenden Grund gerechtfertigt sei“.</text:span></text:p>
          </table:table-cell>
          <table:table-cell office:value-type="string">
            <text:p>-</text:p>
          </table:table-cell>
          <table:table-cell office:value-type="float" office:value="930">
            <text:p>930</text:p>
          </table:table-cell>
          <table:table-cell table:number-columns-repeated="1018"/>
        </table:table-row>
        <table:table-row table:style-name="ro10">
          <table:table-cell office:value-type="string">
            <text:p><text:span text:style-name="T1">Um den Draht für diese Versuche leichter zugänglich zu machen, wird derselbe bei der Anlage neuer Leitungen genau jedem Stationssteine der Eisenbahn gegenüber mit einem platten Steine bedeckt und dieser dann mit Erde beschüttet.</text:span> Geübte Arbeiter bedürfen zur <text:span text:style-name="T2">Anstellung</text:span> eines solchen Versuchs nur weniger Minuten, die Wiederherstellung der beschädigten Leitung ist daher sehr schnell bewerkstelligt. <text:span text:style-name="T1">Hat die ohngefähre Lage der Beschädigung nicht durch Rechnung ermittelt werden können, so müssen sich die Arbeiter der Eisenbahnzüge bedienen, um zu finden, zwischen welchen Eisenbahnstationen die Beschädigung zu suchen ist.</text:span></text:p>
          </table:table-cell>
          <table:table-cell/>
          <table:table-cell office:value-type="string">
            <text:p><text:s/></text:p>
          </table:table-cell>
          <table:table-cell office:value-type="string">
            <text:p><text:span text:style-name="T1">Nur darauf kommt es für den Begriff des Vertrages an, daß der freie übereinstimmende Wille der Contrahenten zum Abschluß des Rechtsgeschäftes erforderlich sei; der Inhalt des dadurch begründeten Rechtsverhältnisses kann stereotyp und unabänderlich feststehen.</text:span> Gönner S. 84. 87. Heffter a. a. O. S. 129. 130: „Das Amt … wird nicht erst durch einen Vertrag, eine conventio geschaffen, es ist schon vorhanden und wird nur jedesmal durch einen Regierungsakt bei einer neuen <text:span text:style-name="T2">Anstellung</text:span> für ein bestimmtes Individuum ins Leben gerufen.“ <text:span text:style-name="T1">Vgl. ferner L. Stein Verwaltungslehre I. 1 S. 239 ff.</text:span></text:p>
          </table:table-cell>
          <table:table-cell office:value-type="string">
            <text:p>-</text:p>
          </table:table-cell>
          <table:table-cell office:value-type="float" office:value="1006">
            <text:p>1006</text:p>
          </table:table-cell>
          <table:table-cell table:number-columns-repeated="1018"/>
        </table:table-row>
        <table:table-row table:style-name="ro21">
          <table:table-cell office:value-type="string">
            <text:p><text:span text:style-name="T1">Dazu war er von Geburt ein Protestant, ob er wohl im Grunde gar keine Religion gehabt haben mochte, und aus den Staaten des Königs von Preußen vertrieben, weil er ein sehr giftiges und majestätsschänderisches Buch gegen das bekannte Religions-Edikt geschrieben hatte.</text:span> Simpert protestierte gegen seine <text:span text:style-name="T2">Anstellung</text:span>. <text:span text:style-name="T1">Aber er wurde abgewiesen, und so war die katholische Zeitung eines katholischen Hofes zu einem Vehikel der verdammlichsten Grundsätze gemacht.</text:span></text:p>
          </table:table-cell>
          <table:table-cell/>
          <table:table-cell office:value-type="string">
            <text:p><text:s/></text:p>
          </table:table-cell>
          <table:table-cell office:value-type="string">
            <text:p><text:span text:style-name="T1">von Globig a. a. O. S. 123.</text:span> 2) Wird zur <text:span text:style-name="T2">Anstellung</text:span> einer eigenen Haushaltung erfordert, daß die Kinder sich durch Ergreifung eines Gewerbes ihren beständigen Unterhalt selbst zu verschaffen, im Stande sind, oder wenigstens von ihrem eigenen Vermögen leben können. <text:span text:style-name="T1">3) Daß sie sich von ihrem noch lebenden Vater wirklich und völlig absondern, und dieß zwar</text:span></text:p>
          </table:table-cell>
          <table:table-cell office:value-type="string">
            <text:p>-</text:p>
          </table:table-cell>
          <table:table-cell office:value-type="float" office:value="757">
            <text:p>757</text:p>
          </table:table-cell>
          <table:table-cell table:number-columns-repeated="1018"/>
        </table:table-row>
        <table:table-row table:style-name="ro12">
          <table:table-cell office:value-type="string">
            <text:p><text:span text:style-name="T1">„</text:span><text:span text:style-name="T1">Ich weiß, Alfred, ich weiß,“ sagte ich, „lege deinen Schulsak ab, gehe in die Kinderstube, da wirst du dein Nachmittagbrot bekommen, und schlage dir den Raben aus dem Sinn, es liegt nichts an ihm.“</text:span> Der Knabe küßte mir die Hand, und ging leichten Gemüthes in die <text:span text:style-name="T2">Kinderstube</text:span>. <text:span text:style-name="T1">Aber mein Gemüth war nicht so leicht, es war nachdenklich geworden.</text:span></text:p>
          </table:table-cell>
          <table:table-cell/>
          <table:table-cell office:value-type="string">
            <text:p><text:s/></text:p>
          </table:table-cell>
          <table:table-cell office:value-type="string">
            <text:p><text:span text:style-name="T1">Aber nein, auch hier fand ich einige verunglückte Copeyen, wovon ich die Originale unendlich schöner gesehen hatte, ausgenommen, nichts als gesunde Leute; die emsig und zufrieden vor sich hin arbeiteten, und mir nichts zu mahlen gaben; nicht eine menschliche Figur, welche werth gewesen wäre, in einem Kunstsaale aufbehalten zu werden.</text:span> Eine Dame, der ich meine Verwunderung hierüber bezeugte, versprach mir jedoch eine Seltenheit zu zeigen, welche ich in andern Ländern nicht gesehen haben würde: und hierauf führte sie mich in ihre <text:span text:style-name="T2">Kinderstube</text:span>, wo der Mann sich die Mühe gab, seinen Kindern die Gründe des Christenthums beyzubringen; wo er dem Hofemeister Lehren gab; und sich, nachdem die ersten Höflichkeiten vorüber waren, in meiner Gegenwart nicht scheuete, in seiner Arbeit fortzufahren. <text:span text:style-name="T1">Die Dame setzte sich, wie ich glaube, mir zum Possen, bey ihrer Tochter nieder, und drückte ihr die Hand, wann sie dem Vater wohl antwortete, und das Mädgen war entzückter über diesen Beyfall, als über mich; ohnerachtet ich doch glaube, kein alltäglicher Kerl zu seyn.</text:span></text:p>
          </table:table-cell>
          <table:table-cell office:value-type="string">
            <text:p>-</text:p>
          </table:table-cell>
          <table:table-cell office:value-type="float" office:value="397">
            <text:p>397</text:p>
          </table:table-cell>
          <table:table-cell table:number-columns-repeated="1018"/>
        </table:table-row>
        <table:table-row table:style-name="ro9">
          <table:table-cell office:value-type="string">
            <text:p><text:span text:style-name="T1">Von dieser Zeit an gab sich der Pfarrer alle Mühe, meine Heirath zu hintertreiben.</text:span> Er schrieb meinem Vater, und machte ihm schlimme Beschreibungen von meiner Braut; dieser aber erkannte bald, daß Neid oder des Etwas die <text:span text:style-name="T2">Feder</text:span> geführt hatte. <text:span text:style-name="T1">Bald auch suchte er mich bey meinem Schwiegervater anzuschwärzen, aber auch hier schlugen seine Kabalen fehl.</text:span></text:p>
          </table:table-cell>
          <table:table-cell/>
          <table:table-cell office:value-type="string">
            <text:p><text:s/></text:p>
          </table:table-cell>
          <table:table-cell office:value-type="string">
            <text:p><text:span text:style-name="T1">ich erzog mich freilich durch Ungezogenheiten, aber immer noch besser, als ganz verzogen zu werden.</text:span> Ich ward häufiger gedemüthigt, als meine Brüder, und eben dadurch stolzer; ein gewisser Stolz ist die <text:span text:style-name="T2">Feder</text:span>, die den Menschen in den Gang bringt, die den Wunsch in ihm erzeugt, von keinen fremden Meinungen und Gesichtern abzuhängen, und die ihm die Kraft giebt, diesen Wunsch sich selber zu erfüllen. <text:span text:style-name="T1">Wenn wir nun alt sind, erleben wir vielleicht die Freude, daß unsre Kinder sich verheirathen.</text:span></text:p>
          </table:table-cell>
          <table:table-cell office:value-type="string">
            <text:p>-</text:p>
          </table:table-cell>
          <table:table-cell office:value-type="float" office:value="801">
            <text:p>801</text:p>
          </table:table-cell>
          <table:table-cell table:number-columns-repeated="1018"/>
        </table:table-row>
        <table:table-row table:style-name="ro20">
          <table:table-cell office:value-type="string">
            <text:p><text:span text:style-name="T1">Jch habe meine Gefangenen bei Mondschein ganz leise beschlichen und gefunden, daß sie sich oft ganz ruhig verhalten, jedoch auch mitunter sehr lustig umherkriechen; auch habe ich zwei Mal bei Mondschein einsam und so leise als möglich im Freien Orte besucht, wo ich Kreuzottern wußte, habe aber keine gefunden, woraus jedoch noch kein Schluß gezogen werden kann, weil man selbst am hellen Tage beim schönsten Wetter keine auffindet.</text:span> Soviel ist gewiß, daß, wenn man die Schlangenjagd betreibt, man selten nach Sonnenuntergang unsere einheimischen Schlangen auf freien Flecken findet; sie verkriechen sich dann unter Mos, Haide u. s. w.“ Hätte der <text:span text:style-name="T2">Zufall</text:span> unseren Forscher belehrt, wie mich, hätte er einmal an denselben Orten, welche er bei Mondschein nach Kreuzottern absuchte, in dunkler Nacht ein Feuer angezündet, er würde anderer Ansicht geworden sein. <text:span text:style-name="T1">Die „Vorliebe“ der Kreuzotter für den Sonnenschein beweist nur das Eine: daß sie wie ihre Verwandten überhaupt Wärme über Alles liebt und sich soviel als möglich diesen Hochgenuß zu verschaffen sucht, keinesweges aber, daß sie ein Tagthier ist.</text:span></text:p>
          </table:table-cell>
          <table:table-cell/>
          <table:table-cell office:value-type="string">
            <text:p><text:s/></text:p>
          </table:table-cell>
          <table:table-cell office:value-type="string">
            <text:p><text:span text:style-name="T1">Dieß kann ausgemacht werden, denn es ist aus dem Wesen der menschlichen Seele und aus dem richtigen Begriffe der Zeit zu beweisen, daß wahrhaft wohl nur ein gutes Gewissen thut, das man sich erwirbt durch treue Arbeit im Dienste der unzeitlichen Güter.</text:span> Nun werden wir in dieser Arbeit unendlich bestärkt durch die Annahme, es walte ein unbedingtes Etwas, das aus streng logischen Gründen nicht Person sein kann, das dennoch eine Ordnung erwirke und baue in dem verworrenen Wesen, Welt genannt, und zwar auf dem Unterbau der (auf diesem Auge) blinden Natur und des blinden <text:span text:style-name="T2">Zufalls</text:span> einen Oberbau, worin sich durch immer neue Thätigkeit unzähliger Menschen die Sitte, das Gute, der Staat, die Wissenschaft, die Kunst herstellt. <text:span text:style-name="T1">Indem nun diese Annahme uns in der Erwerbung eines guten Gewissens unterstützt, so kommt dieses unser Wohlbefinden zugleich Andern zu gut und das ist Grund genug, zu glauben, was wir nie beweisen können.</text:span></text:p>
          </table:table-cell>
          <table:table-cell office:value-type="string">
            <text:p>-</text:p>
          </table:table-cell>
          <table:table-cell office:value-type="float" office:value="1170">
            <text:p>1170</text:p>
          </table:table-cell>
          <table:table-cell table:number-columns-repeated="1018"/>
        </table:table-row>
        <table:table-row table:style-name="ro27">
          <table:table-cell office:value-type="string">
            <text:p><text:span text:style-name="T1">Trag’ so ein Plänchen mit mir herum, das ich nach der Erndt ’ auszuführen gedenk’.</text:span> Will ein wenig inmerhalb des deutschen Reichs herum flankiren; auch wohl einen kleinen Abfprung in die Schweiz machen, nicht aus Kurzweil, sondern eines Geschäfts halber, das mir iezt mehr am Herzen liegt, als weiland dem Kaiser Siegmund das Basler Concilium; oder Kapitän Basedow sein philanthropinisch Schifflein, als er ’s noch auf dem Werft liegen hatt’, und vor drey oder vier Jahren weit und breit herumzog Assekurateurs aufzutreiben; wiewohl er hernach als es <text:span text:style-name="T2">flott</text:span> war einen Nothschuß nach dem andern draus that. <text:span text:style-name="T1">Hoff’ nicht, daß mir das auch begegnen soll.</text:span></text:p>
          </table:table-cell>
          <table:table-cell/>
          <table:table-cell office:value-type="string">
            <text:p><text:s/></text:p>
          </table:table-cell>
          <table:table-cell office:value-type="string">
            <text:p><text:span text:style-name="T1">§. 683.</text:span> Auf der Reise ist das Schiff vielen Verunglückungen ausgesetzt, als da sind: 1) daß es von den Seewürmern oft unersetzlichen Schaden leide: daher man verschiedene Versuche gemacht, den Boden der Schiffe vor ihnen zu verwahren, obgleich bisher mit nicht glücklichem Erfolge; 2) daß es leck wird, das ist, daß das Wasser durch seine Fugen, oder durch Löcher, die es unter dem Wasser bekommen hat, allzuheftig eindringt; 3) daß es strandet, oder an den Strand getrieben wird, welches so viel ist, als mit dem Kiele des Schiffes gegen den Grund des Meeres oder eines Flusses also anstoßen, daß das Schiff, wegen Mangel des Wassers, auf dem Strande sitzen bleibt, und nicht wieder <text:span text:style-name="T2">flott</text:span> wird, es sey denn, daß es durch die Fluth wieder erhoben werde. <text:span text:style-name="T1">Es geschieht auch bisweilen mit Fleiß, daß ein Schiffer sein Schiff an den Strand setzet, um dadurch den Seeräubern, odern feindlichen Schiffen zu entgehen; was des Schiffers Pflicht dabey sey, lehret der 670 §. 4) daß es untergeht, das ist, daß die Wellen dasselbe ganz und gar verschlingen, welches z. E. geschieht, wenn das Schiff überladen worden: und alsdenn wird es ein gesunkenes Schiff genennet; 5) daß es scheitert, oder Schiffbruch leidet, das ist, daß es zerbricht, oder zerstoßen wird, wenn es wider einen Felsen läuft, oder von einem andern Schiffe überseegelt wird.</text:span></text:p>
          </table:table-cell>
          <table:table-cell office:value-type="string">
            <text:p>-</text:p>
          </table:table-cell>
          <table:table-cell office:value-type="float" office:value="447">
            <text:p>447</text:p>
          </table:table-cell>
          <table:table-cell table:number-columns-repeated="1018"/>
        </table:table-row>
        <table:table-row table:style-name="ro19">
          <table:table-cell office:value-type="string">
            <text:p><text:span text:style-name="T1">I. Cl. Säugethiere (mammalia), Thiere mit warmen rothen Blut, die ihre Junge lebendig zur Welt bringen, und sie dann einige Zeit lang mit Milch an Brüsten säugen.</text:span> II. Cl. Vögel (aues), Thiere mit warmen rothen Blut, die aber Eyer legen, und <text:span text:style-name="T2">Federn</text:span> haben. <text:span text:style-name="T1">III. Cl. Amphibien, Thiere mit kaltem rothen Blut, die durch Lungen Athem hohlen.</text:span></text:p>
          </table:table-cell>
          <table:table-cell/>
          <table:table-cell office:value-type="string">
            <text:p><text:s/></text:p>
          </table:table-cell>
          <table:table-cell office:value-type="string">
            <text:p><text:span text:style-name="T1">*) Siehe hierüber nach in Göttingischen gemeinnützigen Abhandlungen 1772.</text:span> St. 1. Herrn Hofrath <text:span text:style-name="T2">Feders</text:span> Erklärung dieses Phänomens. <text:span text:style-name="T1">» Als besagter Erzbischof noch auf dem Seminarium war, kannte er einen jungen Geistlichen, welcher nachtwandelte.</text:span></text:p>
          </table:table-cell>
          <table:table-cell office:value-type="string">
            <text:p>-</text:p>
          </table:table-cell>
          <table:table-cell office:value-type="float" office:value="629">
            <text:p>629</text:p>
          </table:table-cell>
          <table:table-cell table:number-columns-repeated="1018"/>
        </table:table-row>
        <table:table-row table:style-name="ro8">
          <table:table-cell office:value-type="string">
            <text:p><text:span text:style-name="T1">Der Absicht Niedrigkeit, erniedrigt grosse Thaten.</text:span> Wenn ich einen Theil meiner Kräfte und meis Vermögens anwandte, diese gemeinnützige <text:span text:style-name="T2">Anstalt</text:span> zu befödern; wenn ich es mir sauer darum werden liess; wenn ich deshalb ging, reisete, dachte, schrieb: <text:span text:style-name="T1">so scheint in diesem allen ungemein viel Verdienstliches zu seyn.</text:span></text:p>
          </table:table-cell>
          <table:table-cell/>
          <table:table-cell office:value-type="string">
            <text:p><text:s/></text:p>
          </table:table-cell>
          <table:table-cell office:value-type="string">
            <text:p><text:span text:style-name="T1">Es ist klar, daß alle diese Forderungen durch den bloßen Willen der beiden Contrahenten zwar zwischen ihnen, nicht aber gegenüber Dritten mit objektiver Gültigkeit erfüllt werden können, und den-noch die Bedingung eines billigen Darlehens sind; denn werden sie nicht erfüllt, so wird nach den wirthschaftlichen Gesetzen über die Zinshöhe die mangelnde Sicherheit durch hohen Zins ersetzt werden müssen.</text:span> Die Verwaltung muß daher <text:span text:style-name="T2">Anstalt</text:span> treffen, um denselben durch ihre Maßregeln nachzukommen. <text:span text:style-name="T1">Und diejenige Einrichtung nun, welche die obigen Forderungen erfüllt, nennen wir das Grundbuchswesen.</text:span></text:p>
          </table:table-cell>
          <table:table-cell office:value-type="string">
            <text:p>-</text:p>
          </table:table-cell>
          <table:table-cell office:value-type="float" office:value="434">
            <text:p>434</text:p>
          </table:table-cell>
          <table:table-cell table:number-columns-repeated="1018"/>
        </table:table-row>
        <table:table-row table:style-name="ro9">
          <table:table-cell office:value-type="string">
            <text:p><text:span text:style-name="T1">Die Verhältnisse, ohne daß ein Plan dahin geleitet hätte, führten über Nacht zu einer Theilung der Herrschaft.</text:span> Die Werdersche hielt mehr und mehr ihren Einzug über die Hintertreppe; in den Regionen der Küche und <text:span text:style-name="T2">Kinderstube</text:span> erwuchs ihr das süße Gefühl eine Mission gefunden und erfüllt zu haben; sie wurde Nahr-Bier in des Wortes verwegenster Bedeutung und das gegenwärtige Geschlecht, wenn auch aus zweiter Hand erst, hat Kraft und Leben gesogen aus der „Werderschen.“ <text:span text:style-name="T1">Dessen seien wir gedenk.</text:span></text:p>
          </table:table-cell>
          <table:table-cell/>
          <table:table-cell office:value-type="string">
            <text:p><text:s/></text:p>
          </table:table-cell>
          <table:table-cell office:value-type="string">
            <text:p><text:span text:style-name="T1">Es ist eine große Unvollkommenheit, daß ein Glied so vorsetzlich zurückgesetzt wird.</text:span> Auf frische reine Luft in den <text:span text:style-name="T2">Kinderstuben</text:span> wird auch zu wenig gesehn. <text:span text:style-name="T1">Ammen behagt die Gemächlichkeit, in die sie hineintreten, so sehr, daß sie sich eben nicht viele Mühe machen werden, die Kinder in die freie Luft zu führen, und aus ihrem Stande bringen sie auch nicht viele Begriffe von Reinlichkeit im Hause mit.</text:span></text:p>
          </table:table-cell>
          <table:table-cell office:value-type="string">
            <text:p>-</text:p>
          </table:table-cell>
          <table:table-cell office:value-type="float" office:value="107">
            <text:p>107</text:p>
          </table:table-cell>
          <table:table-cell table:number-columns-repeated="1018"/>
        </table:table-row>
        <table:table-row table:style-name="ro11">
          <table:table-cell office:value-type="string">
            <text:p><text:span text:style-name="T1">Allein wenn alle Kreisstände eins sind:</text:span> so kann die Speculation höher gehen, und die schönste <text:span text:style-name="T2">Bilanz</text:span> erhalten werden. <text:span text:style-name="T1">Man kann aus einigen zum besten des Kreises goreichenden Imposten eine eigne Kreiscasse errichten, Leute daraus besolden, und auf neue Unternehmungen in der Handlung denken, deren Möglichkeit wir jezt zwar einsehen, aber gewiß einzeln nie zu Stande bringen werden.</text:span></text:p>
          </table:table-cell>
          <table:table-cell/>
          <table:table-cell office:value-type="string">
            <text:p><text:s/></text:p>
          </table:table-cell>
          <table:table-cell office:value-type="string">
            <text:p><text:span text:style-name="T1">Geldwerth der Aus-und Einfuhr.</text:span> <text:span text:style-name="T2">Bilanz</text:span>. <text:span text:style-name="T1">Zunahme des Handels.</text:span></text:p>
          </table:table-cell>
          <table:table-cell office:value-type="string">
            <text:p>-</text:p>
          </table:table-cell>
          <table:table-cell office:value-type="float" office:value="467">
            <text:p>467</text:p>
          </table:table-cell>
          <table:table-cell table:number-columns-repeated="1018"/>
        </table:table-row>
        <table:table-row table:style-name="ro6">
          <table:table-cell office:value-type="string">
            <text:p><text:span text:style-name="T1">Sie glauben, daß ich jetzt in einer gewissen Abhängigkeit von Ihnen existire, bey der Sie unvermerkt einen Theil meiner Schwächen nach dem andern für sich erobern können.</text:span> Ich finde an dieser Klugheit nichts zu tadeln, sondern sie ist lobenswürdig, und der ist ein Thor, der in dem verworrenen Wechsel des Lebens nicht die wiederkehrende Fluth geschickt benutzt, um sein Fahrzeug <text:span text:style-name="T2">flott</text:span> zu machen. <text:span text:style-name="T1">Sie sehen, wie sehr ich Ihren Verstand schätze; nur muß ich Ihnen sagen, daß Ihre Klugheit bey mir unnütz ist, der ich mich Ihnen außerordentlich verbunden erkenne, wenn der Prozeß auch morgen geendigt ist, und der ich Sie grade eben so belohnen würde, als wenn das Endurtheil noch einige Jahre hindurch von einem Tage zum andern aufgeschoben würde.</text:span></text:p>
          </table:table-cell>
          <table:table-cell/>
          <table:table-cell office:value-type="string">
            <text:p><text:s/></text:p>
          </table:table-cell>
          <table:table-cell office:value-type="string">
            <text:p><text:span text:style-name="T1">Nach dieser kleinen Unruhe brachten wir das Schiff an seinen bestimmten Ort.</text:span> Beym Hereinboogsiren gerieth es etliche mahl auf den Grund, weil man damit, auf einer Seite, etwas zu nah ans Ufer kam, doch war zum Glück das Wasser hier so ruhig, und der Grund so weich, daß es ohne Mühe und Schaden, wieder <text:span text:style-name="T2">flot</text:span> wurde. <text:span text:style-name="T1">Sobald dies Geschäft vorüber war, setzten wir uns ruhig zu Tische, und futzren nachher, indrey gut bemannten Böten, darinn unter andern alle unsere See-Soldaten befindlich waren, nach dem Lande hin.</text:span></text:p>
          </table:table-cell>
          <table:table-cell office:value-type="string">
            <text:p>-</text:p>
          </table:table-cell>
          <table:table-cell office:value-type="float" office:value="440">
            <text:p>440</text:p>
          </table:table-cell>
          <table:table-cell table:number-columns-repeated="1018"/>
        </table:table-row>
        <table:table-row table:style-name="ro5">
          <table:table-cell office:value-type="string">
            <text:p><text:span text:style-name="T1">Obwohl in diesem Gericht der Eroberer als Kläger erscheint, so wird doch dem genommenen Schiff als Beklagten der Beweis, daß die Nehmung unrechtmäßig sey auferlegt, hin und wieder sogar nicht einmal jeder neue Beweis zugelassen c), und obwohl hier die Entscheidung nicht nach den Landesgesetzen, sondern nach den Verträgen oder dem allgemeinen Völkerrecht geschehn soll d), so wird doch der oft sehr erhebliche Kostenpunct nach den Landesgesetzen beurtheilt, und sobald die Aufbringung des Schiffs nicht ohne Schein war, der Aufbringer mit allen Kostenersatz verschont und wohl gar der Gegentheil in alle Kosten verurtheilt e).</text:span> de Steck essais 1794. p. 82 u. f. S. jedoch das Exposé des <text:span text:style-name="T2">motifs</text:span> qui ont engagé de le Roi de Prusse etc. oben §. 95. not. a. <text:span text:style-name="T1">m.</text:span></text:p>
          </table:table-cell>
          <table:table-cell/>
          <table:table-cell office:value-type="string">
            <text:p><text:s/></text:p>
          </table:table-cell>
          <table:table-cell office:value-type="string">
            <text:p><text:span text:style-name="T1">so ist ja diess bey weitem noch nicht die einzige mögliche Kurart.</text:span> Man zeige sich in einer ernstlichern Gestalt; man rede nachdrücklicher und feyerlicher; man nehme die stärksten <text:span text:style-name="T2">Motiven</text:span>, die die Religion an die Hand giebt zu Hülfe; man äussere Eifer und Unwillen so weit es Menschenliebe und Klugheit erlaubt; man setze seine Versuche lange und unermüdet fort! <text:span text:style-name="T1">Der Mensch müsste ein sehr verruchter Bube, ein ausgelernter, in Lastern grau gewordener Bösewicht, ein Ungeheuer, ein Teufel seyn, wenn wir nicht etwas bey ihm ausrichten, wenn wir nicht einigen Eindruck auf ihn machen sollten.</text:span></text:p>
          </table:table-cell>
          <table:table-cell office:value-type="string">
            <text:p>-</text:p>
          </table:table-cell>
          <table:table-cell office:value-type="float" office:value="729">
            <text:p>729</text:p>
          </table:table-cell>
          <table:table-cell table:number-columns-repeated="1018"/>
        </table:table-row>
        <table:table-row table:style-name="ro3">
          <table:table-cell office:value-type="string">
            <text:p><text:span text:style-name="T1">Der Leser will aber den Helden nicht in den Windeln sehen, sondern er will ihn schon einige Fuß hoch haben; er wird dann gern zugeben, daß einige durch den Helden erst bedeutend gemachte Reliquien aus der Kinderstube nachgeholt werden.</text:span> Aufgabe des Dichters ist es, in den Entwickelungsstadien des Helden keine Sprünge zu machen und den <text:span text:style-name="T2">Zufall</text:span>, das Abenteuer nicht in dem großen Maßstab spielen zu lassen, als es z. B. Cervantes thut. <text:span text:style-name="T1">Auch ist die Einführung des Schicksals (dieses „tragischen Gesetzes des Universums“, wie es Vischer nennt) heutzutage nicht mehr nötig.</text:span></text:p>
          </table:table-cell>
          <table:table-cell/>
          <table:table-cell office:value-type="string">
            <text:p><text:s/></text:p>
          </table:table-cell>
          <table:table-cell office:value-type="string">
            <text:p><text:span text:style-name="T1">Auch darin, dass slav. ovŭ nur hier und im Iranischen (ava-) vollständig flectirt wird, andre Sprachen es nur in Resten haben, vermag ich keine besondre Annäherung des Slavischen an das Iranische zu finden.</text:span> So gut es ein <text:span text:style-name="T2">Zufall</text:span> ist, dass an den beiden Enden eines vom Indischen bis zum Litauischen reichenden Sprachgebietes das Sanskrit jenes ava-fast ganz, das Litauische völlig aufgegeben hat, so wenig lässt sich demonstriren, dass die Erhaltung desselben in den beiden in der Mitte liegenden Sprachen etwas mit einer längeren historischen und geographischen Continuität zu thun hat. <text:span text:style-name="T1">Ich behaupte damit nicht, dass alle diese und andre Erhaltungen und Verluste, wenn einmal aus anderen Gründen eine engere Beziehung hergestellt werden muss, nicht mit angeführt werden dürfen, sondern nur, dass sie keine Beweiskraft haben.</text:span></text:p>
          </table:table-cell>
          <table:table-cell office:value-type="string">
            <text:p>-</text:p>
          </table:table-cell>
          <table:table-cell office:value-type="float" office:value="1048">
            <text:p>1048</text:p>
          </table:table-cell>
          <table:table-cell table:number-columns-repeated="1018"/>
        </table:table-row>
        <table:table-row table:style-name="ro5">
          <table:table-cell office:value-type="string">
            <text:p><text:span text:style-name="T1">heimburg in der oben angeführten Dissertation §. 76.</text:span> III) Soviel die Töchter anbetrift, so ist zwar überhaupt keinem gegründeten Zweifel unterworfen, daß dieselben unter den oben angeführten Umständen ebenfalls durch <text:span text:style-name="T2">Anstellung</text:span> einer eigenen Oeconomie sui iuris werden können; doch ist der Fall bey ihnen seltener. <text:span text:style-name="T1">Denn da das weibliche Geschlecht wegen seines zarten Nervenbaues der Verführung am meisten ausgesetzt, auch zu strengen Arbeiten und bürgerlichen Geschäften nicht recht fähig ist, so werden Eltern ihre erwachsene Töchter ihrer Aufsicht nicht leicht eher entlassen, als bis sie der Aufsicht eines Mannes anvertraut werden können. Töchter gehen daher heutiges Tages gewöhnlichermaßen erst durch die Heyrath aus der väterlichen Gewalt.</text:span></text:p>
          </table:table-cell>
          <table:table-cell/>
          <table:table-cell office:value-type="string">
            <text:p><text:s/></text:p>
          </table:table-cell>
          <table:table-cell office:value-type="string">
            <text:p><text:span text:style-name="T1">Diese haben den Grundsatz aufgestellet, daß durch die Absonderung der Kinder die väterliche Gewalt zwar in Ansehung ihrer lästigen, aber nicht in Ansehung ihrer vortheilhaften Wirkungen aufgehoben werde.</text:span> Hieraus haben sie nicht nur gefolgert, daß denen abgesonderten Kindern das ius sui heredis in Ansehung der väterlichen Erbschaft verbleibe; sondern sie wollen sogar in dem Fall, da der Sohn, welcher durch <text:span text:style-name="T2">Anstellung</text:span> einer eigenen Haushaltung aus der väterlichen Gewalt gegangen, gestorben ist, und Kinder hinterlassen hat, den Großvater für berechtiget halten, diesen seinen unmündigen Enkeln sowohl in seinem Testamente Vormünder zu ernennen, als denenselben pupillarisch zu substituiren. <text:span text:style-name="T1">Allein die Gründe für diese Meynung scheinen mir nicht überzeugend zu seyn.</text:span></text:p>
          </table:table-cell>
          <table:table-cell office:value-type="string">
            <text:p>-</text:p>
          </table:table-cell>
          <table:table-cell office:value-type="float" office:value="644">
            <text:p>644</text:p>
          </table:table-cell>
          <table:table-cell table:number-columns-repeated="1018"/>
        </table:table-row>
        <table:table-row table:style-name="ro8">
          <table:table-cell office:value-type="string">
            <text:p><text:span text:style-name="T1">Der Oberste der Treiberaufseher kam vor und erklärte ihren Durchbruch dadurch, daß ein wildes Schwein plötzlich aus seinem Lager herausgekommen und dem Leitthiere der Herde über den Weg gelaufen sei.</text:span> Er fügte hinzu, daß es bei dem aufgeregten Zustande der Herde Wunsch der Jäger wäre, ihre letzte Anstrengung bis zum <text:span text:style-name="T2">Abend</text:span> zu verschieben, wo ihnen die Dunkelheit, die Feuer und die Fackeln um so mächtigere Gehilfen sein würden. ‟ <text:span text:style-name="T1">„Nach Sonnenuntergang wurde der Schauplatz von außerordentlichem Jnteresse.</text:span></text:p>
          </table:table-cell>
          <table:table-cell/>
          <table:table-cell office:value-type="string">
            <text:p><text:s/></text:p>
          </table:table-cell>
          <table:table-cell office:value-type="string">
            <text:p><text:span text:style-name="T1">Actum den 7. Martii 1760, vor dasigem Oberamt, in Gegenwart der beeden Gerichtsverwandten Matheus Brechten und Joseph Luipoldten, als Urkunds-Persohnen.</text:span> Gestern <text:span text:style-name="T2">Abends</text:span>, um ungefähr 5 Uhr, geschahe es, daß von dem Brucken-Thorwart, Christian Freppe, ein unbekannter Kerl, nachdeme ihm jener vorher die Pässe abgefordert, auf dem Pferdt sitzend, vor die Oberamtey geführt, und als er anfänglich von dem Oberamtsscribenten Heermann, und bald darauf auch von mir, dem Oberamtmann selbsten, unter dem Hauß gefragt wurde, wer er seye? <text:span text:style-name="T1">wo er herkomme?</text:span></text:p>
          </table:table-cell>
          <table:table-cell office:value-type="string">
            <text:p>-</text:p>
          </table:table-cell>
          <table:table-cell office:value-type="float" office:value="1217">
            <text:p>1217</text:p>
          </table:table-cell>
          <table:table-cell table:number-columns-repeated="1018"/>
        </table:table-row>
        <table:table-row table:style-name="ro21">
          <table:table-cell office:value-type="string">
            <text:p><text:span text:style-name="T1">Da war z. B. der alte Starke.</text:span> Dessen <text:span text:style-name="T2">Steckenpferd</text:span> war Aristoteles und was Aristoteles lange vergessen hatte, das wußte Starke. <text:span text:style-name="T1">Aber das, worauf es ankommt, das wußt’ er nicht.</text:span></text:p>
          </table:table-cell>
          <table:table-cell/>
          <table:table-cell office:value-type="string">
            <text:p><text:s/></text:p>
          </table:table-cell>
          <table:table-cell office:value-type="string">
            <text:p><text:span text:style-name="T1">Himmel, schon zwey Monate todt seyn, und noch nicht vergessen!</text:span> So kann man doch hoffen, daß eines großen Mannes Andenken ein halbes Jahr länger leben wird, als er selbst; aber, auf meine Ehre! in dem Fall muß er wenigstens Kirchen gebaut haben, sonst muß er sichs gefallen lassen, daß man nicht mehr an ihn denkt, als an das <text:span text:style-name="T2">Steckenpferd</text:span>, dessen Grabschrift ist: „Au weh! das ist beklagenswerth! <text:span text:style-name="T1">Man denkt nicht mehr ans Steckenpferd!</text:span></text:p>
          </table:table-cell>
          <table:table-cell office:value-type="string">
            <text:p>-</text:p>
          </table:table-cell>
          <table:table-cell office:value-type="float" office:value="111">
            <text:p>111</text:p>
          </table:table-cell>
          <table:table-cell table:number-columns-repeated="1018"/>
        </table:table-row>
        <table:table-row table:style-name="ro4">
          <table:table-cell office:value-type="string">
            <text:p><text:span text:style-name="T1">Auf der Hütte zu Hourpe s / S. hatte man Dulait-Koksöfen.</text:span> Bei der Herstellung von Puddelroheisen (fonte d’ affinage) stellte sich die <text:span text:style-name="T2">Bilanz</text:span> wie folgt: <text:span text:style-name="T1">Einnahme:</text:span></text:p>
          </table:table-cell>
          <table:table-cell/>
          <table:table-cell office:value-type="string">
            <text:p><text:s/></text:p>
          </table:table-cell>
          <table:table-cell office:value-type="string">
            <text:p><text:span text:style-name="T1">3) wenn sie unterlassen haben, die Bilanz ihres Vermögens jährlich zu ziehen, obgleich dies gesetzlich vorgeschrieben oder nach der Beschaffenheit ihres Geschäfts erforderlich war;</text:span> 4) wenn sie, obgleich das Vermögen nach der letzten <text:span text:style-name="T2">Bilanz</text:span> nicht die Hälfte der Schulden deckte, neue Schulden gemacht oder Waaren oder Kreditpapiere unter dem Werthe verkauft haben. <text:span text:style-name="T1">I. Der einfache Bankerutt wird unter denselben allgemeinen Voraussetzungen, wie der betrügliche, bestraft: nur Personen, welche zu einer der bezeichneten Arten der Gewerbtreibenden gehören, können sich des Vergehens schuldig machen; auch müssen sie ihre Zahlung eingestellt haben.</text:span></text:p>
          </table:table-cell>
          <table:table-cell office:value-type="string">
            <text:p>-</text:p>
          </table:table-cell>
          <table:table-cell office:value-type="float" office:value="1169">
            <text:p>1169</text:p>
          </table:table-cell>
          <table:table-cell table:number-columns-repeated="1018"/>
        </table:table-row>
        <table:table-row table:style-name="ro24">
          <table:table-cell office:value-type="string">
            <text:p><text:span text:style-name="T1">IX.</text:span> Zu Regensburg fällt der <text:span text:style-name="T2">Reichstag</text:span> mehr in die Augen, hat aber doch an der Zahl der reichsständischen Gesandten merklich abgenommen. — X. <text:span text:style-name="T1">Auch in den Berathschlagungen ist nicht mehr so viele Thätigkeit, als ehedem. —</text:span></text:p>
          </table:table-cell>
          <table:table-cell/>
          <table:table-cell office:value-type="string">
            <text:p><text:s/></text:p>
          </table:table-cell>
          <table:table-cell office:value-type="string">
            <text:p><text:span text:style-name="T1">Auf Grund der im §. 15 des Wahlgesetzes ertheilten Ermächtigung hat der Bundesrath das Wahlreglement v. 28. Mai 1870 (B.-G.-Bl. S. 275) erlassen.</text:span> Die durch den Hinzutritt der süddeutschen Staaten und Elsaß-Lothringens erforderlichen Nachträge sind ergangen am 27. Febr. 1871 (R.-G.-Bl. S. 35) und 1. Dez. 1873 (R.-G.-Bl. S. 374. Da die Prüfung der Wahlen dem <text:span text:style-name="T2">Reichstage</text:span> zusteht, so enthalten die Reichstagsverhandlungen ein sehr umfangreiches Material für die Auslegung und Anwendung des Wahlgesetzes und Wahlreglements, welches in Bezug auf die Casuistik einen ähnlichen Werth hat, wie Entscheidungen eines obersten Gerichtshofes, wenngleich der Reichstag bei seinen Beschlüssen nicht ausschließlich durch juristische Erwägungen geleitet wird. <text:span text:style-name="T1">Außerdem eine redactionelle Abänderung, welche durch eine Veränderung der Verwaltungs-Organisation in Lübeck erforderlich wurde, vom 24. Januar 1872. (R.-G. Bl. S. 38.)</text:span></text:p>
          </table:table-cell>
          <table:table-cell office:value-type="string">
            <text:p>-</text:p>
          </table:table-cell>
          <table:table-cell office:value-type="float" office:value="356">
            <text:p>356</text:p>
          </table:table-cell>
          <table:table-cell table:number-columns-repeated="1018"/>
        </table:table-row>
        <table:table-row table:style-name="ro8">
          <table:table-cell office:value-type="string">
            <text:p><text:span text:style-name="T1">Jch hatte nicht allzu wohl mit ihm gelebt:</text:span> er war ein mürrischer, eigeusinniger, harter Ehemann, so unfreundlich und tükisch, daß er mich mit seinem Vorwissen keine Freude genießen ließ, und sie zu hindern oder doch zu verbittern suchte, wenn mir der <text:span text:style-name="T2">Zufall</text:span> eine ohne sein Zuthun zuwarf. <text:span text:style-name="T1">Sein finstres menscheufeindliches Gemüth konnte unmöglich jemanden froh, zufrieden und glücklich sehn, ohne sich selbst für minder glücklich zu halten, und weil er keines Vergnügens fähig war, so war ihm alles verhaßt, was ihn hierinne übertraf: die Munterkeit eines Thiers gab ihm schon schlimme Laune.</text:span></text:p>
          </table:table-cell>
          <table:table-cell/>
          <table:table-cell office:value-type="string">
            <text:p><text:s/></text:p>
          </table:table-cell>
          <table:table-cell office:value-type="string">
            <text:p><text:span text:style-name="T1">Jene sind von dreyfacher Art.</text:span> Die Umstände, durch welche die Natur den äuserlichen Zustand des Akkers bestimmet, sind theils beständige, theils solche, die von gewissen <text:span text:style-name="T2">Zufällen</text:span> abhängen. <text:span text:style-name="T1">Jn Ansehung des ersten Punkts haben wir auf folgende Stükke zu sehen:</text:span></text:p>
          </table:table-cell>
          <table:table-cell office:value-type="string">
            <text:p>-</text:p>
          </table:table-cell>
          <table:table-cell office:value-type="float" office:value="522">
            <text:p>522</text:p>
          </table:table-cell>
          <table:table-cell table:number-columns-repeated="1018"/>
        </table:table-row>
        <table:table-row table:style-name="ro5">
          <table:table-cell office:value-type="string">
            <text:p><text:span text:style-name="T1">Jm April erscheinen die alten Reiher an den Nestern, bessern sie, soweit als nöthig, aus, und beginnen hierauf zu legen.</text:span> Der Horst ist etwa zwei bis drei Fuß breit, flach und kunstlos aus dürren Stöcken, Reisern, Rohrstengeln, Schilfblättern, Stroh zusammengebaut, die seichte Mulde mit Borsten, Haaren, Wolle, <text:span text:style-name="T2">Federn</text:span> nachlässig ausgelegt. <text:span text:style-name="T1">Die drei bis vier stark-und glattschaligen Eier sehen grün aus.</text:span></text:p>
          </table:table-cell>
          <table:table-cell/>
          <table:table-cell office:value-type="string">
            <text:p><text:s/></text:p>
          </table:table-cell>
          <table:table-cell office:value-type="string">
            <text:p><text:span text:style-name="T1">Kann man nicht hieraus noch weiter diese Folge ziehen, daß unser im Vorstellen, Denken und Wirken fertig gewordnes Jch auch in dem Fall, wenn ihm sein gebrauchtes Organ entzogen und ein andres dafür gegeben würde, dem die Dispositionen des erstern fehlen, sonsten aber von eben so beugsamer Natur ist sie anzunehmen; daß, sage ich, alsdenn unser Jch in dieß neue Organ seinen Fertigkeiten gemäß wirken und sich solches bald wiederum, so wie das vorige, einrichten würde?</text:span> Ein Mensch ohne Hände wußte durch einen geschickten Gebrauch seiner beiden abgestumpften Arme, die er nahe aneinander bringen konnte zierlich zu schreiben und so gar <text:span text:style-name="T2">Federn</text:span> zu schneiden. <text:span text:style-name="T1">Es würde nicht unmöglich seyn, daß ein Virtuos mit den Füßen auf dem Klavier spielen lernte.</text:span></text:p>
          </table:table-cell>
          <table:table-cell office:value-type="string">
            <text:p>-</text:p>
          </table:table-cell>
          <table:table-cell office:value-type="float" office:value="140">
            <text:p>140</text:p>
          </table:table-cell>
          <table:table-cell table:number-columns-repeated="1018"/>
        </table:table-row>
        <table:table-row table:style-name="ro8">
          <table:table-cell office:value-type="string">
            <text:p><text:span text:style-name="T1">Der besterhaltene im Dogenpalast zu Venedig, Camera a letto; der Kopf eine antike Restauration.</text:span> Trotz dieser Mehrzahl vorhandener Copien kann man über das ursprüngliche <text:span text:style-name="T2">Motiv</text:span> einige Zweifel hegen. <text:span text:style-name="T1">(Neuerlich als „bogenprüfender Amor“ bezeichnet.)</text:span></text:p>
          </table:table-cell>
          <table:table-cell/>
          <table:table-cell office:value-type="string">
            <text:p><text:s/></text:p>
          </table:table-cell>
          <table:table-cell office:value-type="string">
            <text:p><text:span text:style-name="T1">Fallen Sie mir nicht ein, versetzte Wilhelm, Sie möchten mich nicht immer loben.</text:span> Diese Fehler sind wie flüchtige Stützen eines Gebäudes, die man nicht wegnehmen darf, ohne vorher eine feste Mauer unterzuziehen, Mein Vorschlag ist also, an jenen ersten grossen Situationen gar nicht zu rühren, sondern sie sowohl im Ganzen als Einzelnen möglichst zu schonen, aber diese äußern, einzelnen, zerstreuten und zerstreuenden <text:span text:style-name="T2">Motive</text:span> alle auf einmal weg zu werfen und ihnen ein Einziges zu substituiren. <text:span text:style-name="T1">Und das wäre? fragte Serlo, indem er sich aus seiner ruhigen Stellung aufhob.</text:span></text:p>
          </table:table-cell>
          <table:table-cell office:value-type="string">
            <text:p>-</text:p>
          </table:table-cell>
          <table:table-cell office:value-type="float" office:value="18">
            <text:p>18</text:p>
          </table:table-cell>
          <table:table-cell table:number-columns-repeated="1018"/>
        </table:table-row>
        <table:table-row table:style-name="ro9">
          <table:table-cell office:value-type="string">
            <text:p><text:span text:style-name="T1">„</text:span><text:span text:style-name="T1">Und die alte Beckern, wer war die?“</text:span> „Die Waschfrau der <text:span text:style-name="T2">Anstalt</text:span> und eine Klatsche.“ <text:span text:style-name="T1">„Fräulein Hardine!</text:span></text:p>
          </table:table-cell>
          <table:table-cell/>
          <table:table-cell office:value-type="string">
            <text:p><text:s/></text:p>
          </table:table-cell>
          <table:table-cell office:value-type="string">
            <text:p><text:span text:style-name="T1">1. Der Vertrag von Wesel.</text:span> Die Lebhaftigkeit der Streitigkeiten, welche nun um das Postwesen geführt wurden, wäre allein schon genügend gewesen, den verschiedenen Postanstalten reiches Material zur Beförderung zuzuweisen; freilich hätten diese schon damals „befreiten“ Correspondenzen die <text:span text:style-name="T2">Anstalt</text:span> in ihren Einkünften wenig bereichert. <text:span text:style-name="T1">Aber Gottlob, daß auch andere Momente heran getreten waren, welche die Postanstalt nunmehr schon als ein wichtiges Jnstitut erkennen lassen mußten.</text:span></text:p>
          </table:table-cell>
          <table:table-cell office:value-type="string">
            <text:p>-</text:p>
          </table:table-cell>
          <table:table-cell office:value-type="float" office:value="1086">
            <text:p>1086</text:p>
          </table:table-cell>
          <table:table-cell table:number-columns-repeated="1018"/>
        </table:table-row>
        <table:table-row table:style-name="ro5">
          <table:table-cell office:value-type="string">
            <text:p><text:span text:style-name="T1">Tufa).</text:span> Meist aschgrau, ins Gelbliche, Bräunliche rc.; erdiger Bruch; verschiedene Festigkeit; theils ganz <text:span text:style-name="T2">locker</text:span> (so z. B. die vulcanische Asche); theils fest zusammengebacken (so z. B. das Peperino der phlegräischen Felder), löcherig, schwammicht, bläserig (als manche so genannte Mandelsteine); meist mürbe, bröckelig; leicht; theils vulcanischen Ursprungs, theils aber aus verwittertem Basalt entstanden; daher ihre Uebergänge sowohl in Basalt als in Larven; und eben daher auch die Identität der ihr, so wie den ebengedachten beiden Steinarten, oftmahls eingemengten Fossilien, zumahl basaltische Hornblende, Olivin, Leucit rc. Daher endlich auch ihr gewöhnlicher Fundort auf Basaltbergen und Vulcanen. <text:span text:style-name="T1">Ein paar wegen ihrer Brauchbarkeit zum Wasserbau besonders merkwürdige Abarten sind:</text:span></text:p>
          </table:table-cell>
          <table:table-cell/>
          <table:table-cell office:value-type="string">
            <text:p><text:s/></text:p>
          </table:table-cell>
          <table:table-cell office:value-type="string">
            <text:p><text:span text:style-name="T1">Bey Sonnenuntergang giebt der Honig-Dachs auf den Flug der heimeilenden Bienen acht, oder folgt auch wohl blos der Anweisung des Honigkukuks.</text:span> Er hat ein zottichtes Fell, und darunter eine ungemein starke Haut, die ganz <text:span text:style-name="T2">locker</text:span> und gleichsam wie ein Sack über das Fleisch des Thieres herum hängt, wodurch es dann sowohl für den Bienenstichen als für den Bissen der Hunde gesichert ist. <text:span text:style-name="T1">3. †. Taxus.</text:span></text:p>
          </table:table-cell>
          <table:table-cell office:value-type="string">
            <text:p>-</text:p>
          </table:table-cell>
          <table:table-cell office:value-type="float" office:value="835">
            <text:p>835</text:p>
          </table:table-cell>
          <table:table-cell table:number-columns-repeated="1018"/>
        </table:table-row>
        <table:table-row table:style-name="ro7">
          <table:table-cell office:value-type="string">
            <text:p><text:span text:style-name="T1">Zugleich zeigt dieser Zweig des Fabrikakts schlagend, wie die kapitalistische Produktionsweise ihrem Wesen nach über einen gewissen Punkt hinaus jede rationelle Verbesserung ausschliesst.</text:span> Es ward wiederholt bemerkt, dass die <text:span text:style-name="T2">englischen</text:span> Aerzte aus einem Munde 500 Kubikfuss Luftraum per Person für kaum genügen des Minimum bei fortgesetzter Arbeit erklären. <text:span text:style-name="T1">Nun wohl!</text:span></text:p>
          </table:table-cell>
          <table:table-cell/>
          <table:table-cell office:value-type="string">
            <text:p><text:s/></text:p>
          </table:table-cell>
          <table:table-cell office:value-type="string">
            <text:p><text:span text:style-name="T1">Die zoologische Gesellschaft in London besaß drei Beutelwölfe — die einzigen, welche jemals lebend nach Europa kamen — im Thiergarten von Regent-Park, und ein Weibchen davon lebt dort seit dem Jahre 1849, also bereits zwölf Jahre.</text:span> Dieses Weibchen wurde etwa 30 <text:span text:style-name="T2">englische</text:span> Meilen nordöstlich von Launigston am Patrickflusse in Schlingen gefangen und zunächst in einem halb ausgebauten Hause untergebracht. <text:span text:style-name="T1">Hier war es äußerst lebhaft, machte Sätze von 6 bis 8 Fuß Höhe und kletterte im Gebälk mit der Behendigkeit einer Katze umher.</text:span></text:p>
          </table:table-cell>
          <table:table-cell office:value-type="string">
            <text:p>-</text:p>
          </table:table-cell>
          <table:table-cell office:value-type="float" office:value="1026">
            <text:p>1026</text:p>
          </table:table-cell>
          <table:table-cell table:number-columns-repeated="1018"/>
        </table:table-row>
        <table:table-row table:style-name="ro9">
          <table:table-cell office:value-type="string">
            <text:p><text:span text:style-name="T1">Jndessen hat man doch zur Anrede die fünfte Fallendung oder den Vocatiuum in die Sprachen eingeführt, welcher aber von dem Nominatiuo mehrentheils nicht verschieden ist, und auch nicht nothwendig verschieden seyn muß.</text:span> Jn andern Fällen, und besonders bey den Jnterjectionen von abgeleiteter Bedeutung, ist entweder ein Zeitwort oder ein <text:span text:style-name="T2">Vorwort</text:span> dabey, oder darunter verstanden, welches eine gewisse Fallendung erfordert: z. E. Wohl mir! <text:span text:style-name="T1">Heil mir! fort mit dem! rc. anstatt: wohl seye mir rc.</text:span></text:p>
          </table:table-cell>
          <table:table-cell/>
          <table:table-cell office:value-type="string">
            <text:p><text:s/></text:p>
          </table:table-cell>
          <table:table-cell office:value-type="string">
            <text:p><text:span text:style-name="T1">Denn wenn wir sie unter einander vergleichen, so findet sich, daß einerley Vorwörter in verschiedenen Sprachen verschiedene Fallendungen fordern, und daß in einigen Sprachen Vorwörter wegbleiben, die man in den andern mitnimmt.</text:span> So z. E. haben die Lateiner nur <text:span text:style-name="T2">Vorwörter</text:span> für die vierte und sechste Fallendung, daferne man nicht einige Jnterjectionen, als: <text:span text:style-name="T1">O Meliboee!</text:span></text:p>
          </table:table-cell>
          <table:table-cell office:value-type="string">
            <text:p>-</text:p>
          </table:table-cell>
          <table:table-cell office:value-type="float" office:value="647">
            <text:p>647</text:p>
          </table:table-cell>
          <table:table-cell table:number-columns-repeated="1018"/>
        </table:table-row>
        <table:table-row table:style-name="ro9">
          <table:table-cell office:value-type="string">
            <text:p><text:span text:style-name="T1">Er war hier den 14ten Oct. 1632. gebohren und starb auch hier den 26. Aug. 1723.</text:span> Von diesen beiden kriegerischen Figuren ist die eine, die <text:span text:style-name="T2">geharnischte</text:span> Bildsäule des Prinzen selbst, zu deren Füssen ein Helm liegt, und an der unter der linken Schulter die Stelle angedeutet ist, wo ihn die mörderische Kugel traf: die andre ist eine Fama, die nur auf einem Fusse ruht, eine herrliche Figur. <text:span text:style-name="T1">Man erblickt auch an diesem Grabmahle des Prinzen getreuen Hund, der den Mörder angebellt haben und aus Gram gestorben seyn soll.</text:span></text:p>
          </table:table-cell>
          <table:table-cell/>
          <table:table-cell office:value-type="string">
            <text:p><text:s/></text:p>
          </table:table-cell>
          <table:table-cell office:value-type="string">
            <text:p><text:span text:style-name="T1">In der Krönung Karls des großen macht Karl selbst eine einfältige Figur, und paßt so gut zu dieser Scene, die mit viel Empfindung und Feinheit ausgeführt ist; er sieht wie ein alter Schweizerkorporal aus, und kniet mit abgestutztem Haare vor dem Pabst.</text:span> Es sind in diesem Gemählde ganz vortrefliche Köpfe, besonders unter den Bischöffen und <text:span text:style-name="T2">geharnischten</text:span> Schweizern. <text:span text:style-name="T1">Die Gescheidesten sind am entferntesten von ihm und um die Handlung her, und zum Theil mit ernsthaftem und heiterm Nachdenken.</text:span></text:p>
          </table:table-cell>
          <table:table-cell office:value-type="string">
            <text:p>-</text:p>
          </table:table-cell>
          <table:table-cell office:value-type="float" office:value="507">
            <text:p>507</text:p>
          </table:table-cell>
          <table:table-cell table:number-columns-repeated="1018"/>
        </table:table-row>
        <table:table-row table:style-name="ro21">
          <table:table-cell office:value-type="string">
            <text:p><text:span text:style-name="T1">Plötzlich hört’ ich ein Geräusch im Gebüsche.</text:span> In dem nämlichen Augenblik sah ’ ich zween <text:span text:style-name="T2">geharnischte</text:span> Reuter mit blosen Schwerdten von der Seite auf Jörgen losstürzen, und wie vom Blitz geschrekt, giengs mit Mann und Pferd über die Anhöhe in den Fluß hinunter. <text:span text:style-name="T1">Der eine von den Reutern hieb den Rossen am Wagen die Stränge ab, und der andere setzte mit einem wilden Schrei dem Fuhrmann das Schwerdt auf die Brust, der angstvoll die Peitsche sinken ließ.</text:span></text:p>
          </table:table-cell>
          <table:table-cell/>
          <table:table-cell office:value-type="string">
            <text:p><text:s/></text:p>
          </table:table-cell>
          <table:table-cell office:value-type="string">
            <text:p><text:span text:style-name="T1">Eine güldene Münze von ein und ein viertel Dukaten.</text:span> Des Herrmeisters <text:span text:style-name="T2">geharnischtes</text:span> Brustbild in der Rechten das Schwerdt haltend, und die Linke auf einen Todtenkopf lehnend, mit dem Ordenskreuz auf der Brust. Gothard. D. G. Magis. Liuoniae. Rev. <text:span text:style-name="T1">Ein gevierter Schild mit abwechselnden Ordenskreuz und Kesselhaken.</text:span></text:p>
          </table:table-cell>
          <table:table-cell office:value-type="string">
            <text:p>-</text:p>
          </table:table-cell>
          <table:table-cell office:value-type="float" office:value="673">
            <text:p>673</text:p>
          </table:table-cell>
          <table:table-cell table:number-columns-repeated="1018"/>
        </table:table-row>
        <table:table-row table:style-name="ro32">
          <table:table-cell office:value-type="string">
            <text:p><text:span text:style-name="T1">Er trug die Schatulle auf den Tisch und schloß sie auf.</text:span> <text:span text:style-name="T2">Donnerwetter</text:span>, was für ne Menge! <text:span text:style-name="T1">Zwei Uhren!</text:span></text:p>
          </table:table-cell>
          <table:table-cell/>
          <table:table-cell office:value-type="string">
            <text:p><text:s/></text:p>
          </table:table-cell>
          <table:table-cell office:value-type="string">
            <text:p><text:span text:style-name="T1">Wie wenn die Welt unterginge!</text:span> Solch’ ein <text:span text:style-name="T2">Donnerwetter</text:span> hab’ ich noch nicht erlebt. <text:span text:style-name="T1">Das Rollen und Krachen setzte nicht aus und ein Blitz ging so zu sagen im andern auf, daß man sie gar nicht mehr auseinander zu sondern vermochte.</text:span></text:p>
          </table:table-cell>
          <table:table-cell office:value-type="string">
            <text:p>-</text:p>
          </table:table-cell>
          <table:table-cell office:value-type="float" office:value="1021">
            <text:p>1021</text:p>
          </table:table-cell>
          <table:table-cell table:number-columns-repeated="1018"/>
        </table:table-row>
        <table:table-row table:style-name="ro6">
          <table:table-cell office:value-type="string">
            <text:p><text:span text:style-name="T1">Ein solcher Satz, welcher blos nach den Bannmeilen abgemessen wird, drückt den Groshandel der Städte nicht.</text:span> Dieser wird, weil er sonst nicht bestehen kann, nicht dadurch beschweret, sondern denselben zur mehrern Ermunterung des Fleißes, und des daher in die Wohlfarth des ganzen Landes fliessenden Vortheils <text:span text:style-name="T2">billig</text:span> freygelassen. <text:span text:style-name="T1">Ein solcher Satz würde auch zugleich dazu dienen, die Last, welche die Städte jetzt noch durch die Einquartierung für dem Lande voraus haben, in richtige Abrechnung zu bringen.</text:span></text:p>
          </table:table-cell>
          <table:table-cell/>
          <table:table-cell office:value-type="string">
            <text:p><text:s/></text:p>
          </table:table-cell>
          <table:table-cell office:value-type="string">
            <text:p><text:span text:style-name="T1">Kobe ist seit Mai 1874 mit seiner Schwesterstadt Osaka, dem ersten Industrieplatz und dem wichtigsten Orte für den inneren Handel Japans, seit August 1876 mit Kioto, der alten Mikadostadt, der classischen Stätte altjapanischer Geschichte durch die Eisenbahn verbunden und dadurch auch Station der grossen Meridionalbahn Japans.</text:span> Doch gerade in dem Handelsgebiete von Kobé-Osaka-Kioto bieten die Wasserstrassen Gelegenheit, Waaren und Personen <text:span text:style-name="T2">billiger</text:span>, wenn auch langsamer, zu befördern. <text:span text:style-name="T1">Da die Zeit hier oft nur eine untergeordnete Rolle spielt, so macht, wenn Geldersparniss der Zeitersparniss gegenübersteht, oft ein nur geringfügiger Betrag zu Gunsten der ersteren die Wasserstrassen gegen die Eisenbahnen concurrenzfähig.</text:span></text:p>
          </table:table-cell>
          <table:table-cell office:value-type="string">
            <text:p>-</text:p>
          </table:table-cell>
          <table:table-cell office:value-type="float" office:value="264">
            <text:p>264</text:p>
          </table:table-cell>
          <table:table-cell table:number-columns-repeated="1018"/>
        </table:table-row>
        <table:table-row table:style-name="ro20">
          <table:table-cell office:value-type="string">
            <text:p><text:span text:style-name="T1">Wohl habe ich schon oft Anstalten wie Münchengladbach rühmen hören und ich selbst bin zum Beispiel für Ecksberg und Stetten ein begeisterter Lobredner gewesen, aber man darf doch gewiß mit Wahrheit sagen, daß auch Dettelsau sich von Jahr zu Jahr gehoben hat.</text:span> Vielleicht darf man Ordnung und Reinlichkeit in eine gleiche Linie mit den berühmtesten Anstalten setzen, und vielleicht erkennen andere noch mehr als wir selbst den äußeren Aufschwung den unsre <text:span text:style-name="T2">Anstalt</text:span> genommen hat. <text:span text:style-name="T1">Auch sie hat in der Sonne ihren Anfang genommen und hat Stadien verschiedener Art durchlaufen, aber man kann doch sagen, daß sie seit dem 11. August 1864, zehn Jahre nach dem Beginn des Diaconissenhauses wie in ein Alter der Vollkommenheit eingetreten sei.</text:span></text:p>
          </table:table-cell>
          <table:table-cell/>
          <table:table-cell office:value-type="string">
            <text:p><text:s/></text:p>
          </table:table-cell>
          <table:table-cell office:value-type="string">
            <text:p><text:span text:style-name="T1">Wenn nun aber bey allen Anstalten im Großen der Schuldige mit dem Unschuldigen vermischt wird, und dasjenige Kirchspiel, was sich allenfalls noch wohl selbst helfen könnte, mir den übrigen einen gleichen Antheil an den gemeinen Amts-und Landesbeschwerden übernehmen muß:</text:span> so verdrießt dieses das gute und haushälterische; es schwächt das Mitleid; und dasjenige Kirchspiel, was für die Seinige gewiß gesorgt haben würde, schlägt auch zum theuresten auf fremden Märkten los, weil es am Ende einerley ist, ob es gut oder schlecht gehandelt hat; indem doch allen durch die gemeinschaftliche <text:span text:style-name="T2">Anstalt</text:span> in gleicher Maaße geholfen werden muß. <text:span text:style-name="T1">Nicht zu gedenken, daß bey allen großen Anstalten die wahre Bedürfniß und das Verdienst eines jeden Nothleidenden nicht so genau beurtheilet werden kan, als bey Anstalten im Kleinen, wo ein Nachbar den andern kennet, und denjenigen, der das seinige verschwendet, oder theuer verkauft, oder sich selbst noch wohl helfen kan, zurück setzt, und wo ein jeder auch seines eignen Vortheils wegen darauf achtet, daß kein Betrug vorgehe, und keiner mehr erhalte, als er zur höchsten Nothdurft gebrauchet.</text:span></text:p>
          </table:table-cell>
          <table:table-cell office:value-type="string">
            <text:p>-</text:p>
          </table:table-cell>
          <table:table-cell office:value-type="float" office:value="3">
            <text:p>3</text:p>
          </table:table-cell>
          <table:table-cell table:number-columns-repeated="1018"/>
        </table:table-row>
        <table:table-row table:style-name="ro37">
          <table:table-cell office:value-type="string">
            <text:p><text:span text:style-name="T1">Fehler, verständiger Leute, Nutzen davon, 5. V. bey Einrichtung der Schulen, 75. P.</text:span> Feld, dessen Eintheilung, 93. welches Leeden zu nennen? ibid. welches gangbar zu nennen? ibid. welches tragbar zu nennen? 95. welches Brachfelder, 95. von der ersten Art, welches so genennet wird? 97. von der andern Art, welches man so nennet? ibid. das immer bebauet wird, trägt mehr als anderes, 102. dessen innerliche Güte ist aus einem gedoppelten Grunde zu beurtheilen, 105. hartes, wie solches beschaffen? 106. sprödes, woraus dieses zu erkennen, ibid. schmierichtes, welches also genennet wird? ibid. lukkeres, was dieses ist? ibid. <text:span text:style-name="T2">lukkeres</text:span>, von der ersten und andern Art, welches also zu nennen? 107. ein gutes muß den Regen geschwind annehmen, diesen einige Tage behalten und alsdann das überflüßige Wasser wiederum ausdünsten, 108. lukkeres, von der ersten Art ist besser, als hartes, 109. schmierichtes, ist in gewisser Art besser, als das harte Feld, doch aber allemahl schlechter als das lokkere von der ersten Art, 110. <text:span text:style-name="T1">Feld, hartes, wenn solches besser, als schmierichtes, 111. wenn das schmierichte besser als hartes ibid. sprödes und lukkeres von der ersten Art, oder lauter Sand, sind schlechtes Feld, 112. Mittel solches zu verbessern 113. wenn es bearbeitet werden muß, 153. f. wie tief man solches akkern soll? 157. f. 162. wenn es recht tief geakkert wird, bringt bessere Früchte als ein anderes, aus der Erfahrung bestätiget, 159. f. wie solches lukker zu machen? 163. worinnen dessen Schönheit zu fetzen, 173. P. leedes, in wie weit es in Anschlag bey fürstlichen Einkünften zu bringen? 75. C. f. f. wie desselben Nutzungen am besten, wenn das fürstliche Jnteresse zu bestimmen, in Anschlag zu bringen? 78. C. siehe Akker.</text:span></text:p>
          </table:table-cell>
          <table:table-cell/>
          <table:table-cell office:value-type="string">
            <text:p><text:s/></text:p>
          </table:table-cell>
          <table:table-cell office:value-type="string">
            <text:p><text:span text:style-name="T1">Unter den Provinzialministern habe der Staat seine Demüthigung erlebt, den Fachministern verdanke er eine Epoche segensreicher Reformen.</text:span> Und solle etwa dies kräftig aufstrebende Preußen sein Vorbild suchen in dem <text:span text:style-name="T2">lockeren</text:span> Nebeneinander der Kronländer Oesterreichs, das noch immer am Rande des Bankrotts stehe? <text:span text:style-name="T1">Zugleich sendete Humboldt, von Vincke befragt, die nach Form und Inhalt reifste seiner Denkschriften, den berühmten Brief vom 29. Nov., der späterhin den Weg in die Presse fand und immer von Neuem gegen die Provinzialstände ins Feuer geführt wurde.</text:span></text:p>
          </table:table-cell>
          <table:table-cell office:value-type="string">
            <text:p>-</text:p>
          </table:table-cell>
          <table:table-cell office:value-type="float" office:value="344">
            <text:p>344</text:p>
          </table:table-cell>
          <table:table-cell table:number-columns-repeated="1018"/>
        </table:table-row>
        <table:table-row table:style-name="ro22">
          <table:table-cell office:value-type="string">
            <text:p><text:span text:style-name="T1">Dass die wirkliche Gestalt des Ep. hinter märchenhafter Umhüllung fast ganz verschwunden ist, giebt natürlich noch kein Recht, seine Existenz zu bezweifeln (was würde sonst aus Pythagoras, Pherekydes von Syros und so manchen Andern!); und vollends, weil andere Nachrichten von E. und seinem Leben sagenhaft sind, darum auch die ganz und gar nicht sagenhafte Geschichte von seiner Mordsühnung zu Athen zu den Märchen zu rechnen, das ist eine sonderbare Umkehrung gesunder historischer Methode.</text:span> — Eine genauere Zeitbestimmung für die Reinigung Athens ergiebt sich, wie der <text:span text:style-name="T2">englische</text:span> Herausgeber der Ἀϑ. πολ. sehr richtig bemerkt, aus dem aristotelischen Berichte nicht; keineswegs folgt (wie z. B. A. Bauer, Forsch. zu Arist. Ἀϑ. πολ. 44 ohne Weiteres annimmt) aus seiner Darstellung, dass die Reinigung vor Drakons Archontat (Ol. 39) fiel. <text:span text:style-name="T1">Nun ist sehr wahrscheinlich, dass Alles was bei Plutarch Sol. 12 bis zu τοὺς ὅρους (p. 165, 19 Sint. ed. min.) steht, aus Aristoteles (wenn auch vielleicht nur indirect) entnommen ist.</text:span></text:p>
          </table:table-cell>
          <table:table-cell/>
          <table:table-cell office:value-type="string">
            <text:p><text:s/></text:p>
          </table:table-cell>
          <table:table-cell office:value-type="string">
            <text:p><text:span text:style-name="T1">„„</text:span><text:span text:style-name="T1">1887 „221,414.186 „</text:span> Dagegen repräsentirte der Werth der Londoner Ausfuhr allein an <text:span text:style-name="T2">englischen</text:span> Erzeugnissen <text:span text:style-name="T1">im Jahre 1889 48,251.282 ₤</text:span></text:p>
          </table:table-cell>
          <table:table-cell office:value-type="string">
            <text:p>-</text:p>
          </table:table-cell>
          <table:table-cell office:value-type="float" office:value="1127">
            <text:p>1127</text:p>
          </table:table-cell>
          <table:table-cell table:number-columns-repeated="1018"/>
        </table:table-row>
        <table:table-row table:style-name="ro8">
          <table:table-cell office:value-type="string">
            <text:p><text:span text:style-name="T1">Auch erzählt man von ihm, daß er die Früchte der Bäume abschüttelt und sich dann auf ihnen herumwälzt, sie anspießt und mit sich fortträgt.</text:span> Das sind Märchen; wahr ist blos, daß einige seiner Stacheln, wenn er sie zur Vertheidigung erhebt, wegen ihrer <text:span text:style-name="T2">lockeren</text:span> Einfügung in das Fell, ausfallen; auch kommt es wohl vor, daß die Stacheln, welche in der Schnauze unvorsichtiger Hunde stecken blieben, später tiefer in das Fleisch eingedrungen zu sein scheinen, einfach deshalb, weil die Wunde inzwischen geschwollen ist. <text:span text:style-name="T1">Jm Kothe des Jaguar habe ich mehrmals diese Stacheln gefunden. ‟</text:span></text:p>
          </table:table-cell>
          <table:table-cell/>
          <table:table-cell office:value-type="string">
            <text:p><text:s/></text:p>
          </table:table-cell>
          <table:table-cell office:value-type="string">
            <text:p><text:span text:style-name="T1">§. 399.</text:span> Dieser <text:span text:style-name="T2">lockere</text:span>, eine so große Menge Blut aufnehmende Bau der Milz entspricht genau demjenigen, was ich vorher von dem Anschwellen dieses Eingeweides gesagt habe (§. 395.): <text:span text:style-name="T1">Wenn man überdieß die Anhäufung, und den langsamen Rückfluß des Blutes in der Milz, und die Beschaffenheit der benachbarten Eingeweide betrachtet, so erlangen wir, aus diesem allen zusammengenommen, über die Eigenschaften des in der Milz abgesonderten Blutes, und folglich auch über die Verrichtung der Milz selbst, ganz befriedigende Aufschlüße.</text:span></text:p>
          </table:table-cell>
          <table:table-cell office:value-type="string">
            <text:p>-</text:p>
          </table:table-cell>
          <table:table-cell office:value-type="float" office:value="367">
            <text:p>367</text:p>
          </table:table-cell>
          <table:table-cell table:number-columns-repeated="1018"/>
        </table:table-row>
        <table:table-row table:style-name="ro4">
          <table:table-cell office:value-type="string">
            <text:p><text:span text:style-name="T1">a)</text:span> Dem Publikum ist gestattet, bei den Sitzungen des <text:span text:style-name="T2">Reichstages</text:span> zugegen zu sein. <text:span text:style-name="T1">Die Handhabung der Polizei im Sitzungs-Gebäude und in den Zuhörer-Räumen steht dem Präsidenten zu; er kann Personen, welche von der Tribüne Zeichen des Beifalls oder Mißfallens geben oder sonst die Ordnung oder den Anstand verletzen, entfernen lassen und, wenn eine störende Unruhe auf der Tribüne entsteht, anordnen, daß Alle, die sich zur Zeit darauf befinden, die Tribüne räumen.</text:span></text:p>
          </table:table-cell>
          <table:table-cell/>
          <table:table-cell office:value-type="string">
            <text:p><text:s/></text:p>
          </table:table-cell>
          <table:table-cell office:value-type="string">
            <text:p><text:span text:style-name="T1">II.</text:span> Die Umstände wurden noch bedenklicher, als Carl der V. unmittelbar nach dem <text:span text:style-name="T2">Reichstage</text:span> zu Augsburg die Römische Königswahl seines Bruders Ferdinands (zu Cölln 1531. Jan 5.) durchsetzte, womit das bisherige Reichsregiment ein Ende nahm, und als auf der andern Seite nach der mit vieler Staatsklugheit bewirkten Erlöschung des Schwäbischen Bundes der Landgraf Philipp im Jahre 1533. die rechte Zeit absah, den Herzog Ulrich von Würtenberg wieder in Besitz seines Landes zu setzen. <text:span text:style-name="T1">Nur die fortwährende Kette von Kriegen mit den Türken und Franzosen verschaffte den Protestanten noch einen Religionsvertrag im Jahre 1532. zu Nürnberg, und 1534. einen Frieden zu Cadan in Böhmen.</text:span></text:p>
          </table:table-cell>
          <table:table-cell office:value-type="string">
            <text:p>-</text:p>
          </table:table-cell>
          <table:table-cell office:value-type="float" office:value="385">
            <text:p>385</text:p>
          </table:table-cell>
          <table:table-cell table:number-columns-repeated="1018"/>
        </table:table-row>
        <table:table-row table:style-name="ro14">
          <table:table-cell office:value-type="string">
            <text:p><text:span text:style-name="T1">(Einige gute kleine Bronzen daselbst, II. Zimmer der Bronzen, 2. und 6. Schrank.)</text:span> Zwei gute Köpfchen im <text:span text:style-name="T2">Museo</text:span> zu Parma. <text:span text:style-name="T1">a</text:span></text:p>
          </table:table-cell>
          <table:table-cell/>
          <table:table-cell office:value-type="string">
            <text:p><text:s/></text:p>
          </table:table-cell>
          <table:table-cell office:value-type="string">
            <text:p><text:span text:style-name="T1">Die Fische der Salzach untersucht und systematisch verzeichnet.</text:span> Fitzinger und Heckel: Monographische Darstellung der Gattung Acipenser, in den Annalen des Wiener <text:span text:style-name="T2">Museums</text:span> der Naturgeschichte. Bd. I. 1835. pag. 261. <text:span text:style-name="T1">Heckel und Kner:</text:span></text:p>
          </table:table-cell>
          <table:table-cell office:value-type="string">
            <text:p>-</text:p>
          </table:table-cell>
          <table:table-cell office:value-type="float" office:value="886">
            <text:p>886</text:p>
          </table:table-cell>
          <table:table-cell table:number-columns-repeated="1018"/>
        </table:table-row>
        <table:table-row table:style-name="ro7">
          <table:table-cell office:value-type="string">
            <text:p><text:span text:style-name="T1">Der Knabe hatte wirklich keine Beschädigung erlitten.</text:span> Er war in der That von der <text:span text:style-name="T2">Kinderstube</text:span> in den Gang geeilt, der zu dem Zimmer der Großmutter führte, um zu ihr zu gehen, und ihr zu sagen, daß Feuer in dem Hause sei, und daß sie fortgehen solle. <text:span text:style-name="T1">Er hatte auch, wie es ihm öfter geschah, die Gangthür hinter sich zugeworfen, und der Riegel war in den Haken gesprungen.</text:span></text:p>
          </table:table-cell>
          <table:table-cell/>
          <table:table-cell office:value-type="string">
            <text:p><text:s/></text:p>
          </table:table-cell>
          <table:table-cell office:value-type="string">
            <text:p><text:span text:style-name="T1">Le Portefeuille des Enfans, &amp; c. ebenfalls mit schwarzen oder ausgemahlten Kupfern.</text:span> Ein Bilderbuch ist für eine <text:span text:style-name="T2">Kinderstube</text:span> ein eben so wesentliches und noch unentbehrlicheres Meuble als die Wiege, eine Puppe, oder das Steckenpferd. <text:span text:style-name="T1">Diese Wahrheit kennt jeder Vater, jeder, der Kinder erzogen hat, und von Locke an bis auf Basedow, Campe und Salzmann, empfiehlt jeder vernünftige Pädagog den frühesten Unterricht des Kindes durchs Auge anzufangen, und ihm so viel gute und richtige Bilder und Figuren, als man nur kann, vor das Gesicht zu bringen.</text:span></text:p>
          </table:table-cell>
          <table:table-cell office:value-type="string">
            <text:p>-</text:p>
          </table:table-cell>
          <table:table-cell office:value-type="float" office:value="343">
            <text:p>343</text:p>
          </table:table-cell>
          <table:table-cell table:number-columns-repeated="1018"/>
        </table:table-row>
        <table:table-row table:style-name="ro28">
          <table:table-cell office:value-type="string">
            <text:p><text:span text:style-name="T1">Die erstere Ursache scheint bisher fast ganz übersehen zu seyn, und da man den Nachtheil, den sie hervorbringt, nicht kannte, so war man auch wenig auf ihre Hinwegräumung bedacht.</text:span> Schon Papin, dessen große Entdeckungen für die wissenschaftliche und <text:span text:style-name="T2">technische</text:span> Chemie gleich wichtig waren, kannte (ums Jahr 1673) die geringe Temperatur, bey der Wasser und Weingeist im luftleeren Raume zu sieden anfangen. <text:span text:style-name="T1">Fahrenheit bemerkte, was Amontons entgangen war, daß der Siedpunkt bey verschiedenem Barometerstande verschieden sey, und le Monnier und Secondat de Montesquieux bestätigten diese Bemerkungen durch Erfahrungen auf den Gipfeln der Pyrenäen.</text:span></text:p>
          </table:table-cell>
          <table:table-cell/>
          <table:table-cell office:value-type="string">
            <text:p><text:s/></text:p>
          </table:table-cell>
          <table:table-cell office:value-type="string">
            <text:p><text:span text:style-name="T1">Die wissenschaftliche Bearbeitung einer Kunst befolgt überdies eine Methode, die von der der Ausübung selbst völlig verschieden ist.</text:span> Bey jener müssen Grundsätze aus allen verwandten Wissenschaften gesammlet, Erfahrungen der Physiker mit den <text:span text:style-name="T2">technischen</text:span> verglichen, jeder auch noch so geringfügig scheinende Umstand beobachtet werden; diese hingegen, die Methode der Ausübung muß, wenn sie ihren Zweck nicht verfehlen will, nicht zu ängstlicher Unentschlossenheit führen soll, einen entgegengesetzten Weg einschlagen. <text:span text:style-name="T1">Sie muß, wenn die Verfahrungsart einmal gewählt ist, sich gleichsam auf ein Objekt isoliren, mehr auf Lokalverhältnisse, als auf allgemeine Spekulationen Rücksicht nehmen, sich durch kleine Umstände nicht zerstreuen lassen, geringere Vortheile den größeren aufopfern u. s. f. Durch diese Ansicht der Dinge ist dann der Streit zwischen dem Theoretiker, der oft so ungestüm Belehrung aufdringt, und dem Praktiker, der sich ihr oft so absichtlich entzieht, von selbst entschieden; ein Streit, welchen die unerfüllten Versprechungen der einen, und die ungerechten Forderungen der anderen Parthey veranlaßten, ja zum Schaden leider bis jetzt noch unterhalten.</text:span></text:p>
          </table:table-cell>
          <table:table-cell office:value-type="string">
            <text:p>-</text:p>
          </table:table-cell>
          <table:table-cell office:value-type="float" office:value="572">
            <text:p>572</text:p>
          </table:table-cell>
          <table:table-cell table:number-columns-repeated="1018"/>
        </table:table-row>
        <table:table-row table:style-name="ro8">
          <table:table-cell office:value-type="string">
            <text:p><text:span text:style-name="T1">Daher rath ich zu einem Livreeprodukt.</text:span> Der deutsche Merkur, in seiner nebelgrauen Fracke, die meergrün verglasurte Ollapotrida, das deutsche <text:span text:style-name="T2">Museum</text:span>, mit der leibfarbenen Staffage, tragen ihre Uniform nicht bloß wie wir die Kleider, nach der Meinung einiger Gottesgelehrten, unsere Blöße darunter zu verstecken, sondern aus Eitelkeit, damit wir wollen angesehn seyn vor den Leuten, und besser ins Auge fallen. <text:span text:style-name="T1">Aufs Wort, Herr! unter einem flohfarbenen Mantel kans Jhnen nicht fehlen; Sie mögen Schand’ oder Ehr’ drunter verbergen, wenns nur Schwarz auf Weiß ist, werden die Abbonenten gierig darnach greifen.</text:span></text:p>
          </table:table-cell>
          <table:table-cell/>
          <table:table-cell office:value-type="string">
            <text:p><text:s/></text:p>
          </table:table-cell>
          <table:table-cell office:value-type="string">
            <text:p><text:span text:style-name="T1">Wie kommen die Figuren zusammen, an welcher sichtbar gemeinschaftlichen Handlung nehmen sie Theil?</text:span> Die Renommee, die auf das <text:span text:style-name="T2">Museum</text:span> Clementinum zeigt, kann, dem Verständnisse des Ganzen unbeschadet, ganz aus dem Gemählde weggenommen werden: <text:span text:style-name="T1">So der Genius, der die Urkunden herzuträgt rc.</text:span></text:p>
          </table:table-cell>
          <table:table-cell office:value-type="string">
            <text:p>-</text:p>
          </table:table-cell>
          <table:table-cell office:value-type="float" office:value="843">
            <text:p>843</text:p>
          </table:table-cell>
          <table:table-cell table:number-columns-repeated="1018"/>
        </table:table-row>
        <table:table-row table:style-name="ro24">
          <table:table-cell office:value-type="string">
            <text:p><text:span text:style-name="T1">So Zöpfl Staatsr. II. §. 515. Zachariä II. §. 135 (S. 27.)</text:span> v. Gerber §. 37. Bluntschli Allgem. Staatsr. II. S. 124 (der jedoch den Ausdruck Specialgesetz deshalb vermieden wissen will, weil die <text:span text:style-name="T2">Anstellung</text:span> in der Regel nicht durch den gesetzgebenden Körper erfolgt). <text:span text:style-name="T1">Pözl im Staatswörterbuch Bd. IX S. 688 und Bayr. Verfassungsr. §. 199 Note 2 (S. 495).</text:span></text:p>
          </table:table-cell>
          <table:table-cell/>
          <table:table-cell office:value-type="string">
            <text:p><text:s/></text:p>
          </table:table-cell>
          <table:table-cell office:value-type="string">
            <text:p><text:span text:style-name="T1">Es wurde allen Beamten ein offenes Geständniß von der Art und Weise, wie sie ihre Dienste erhalten haben, abgefordert, und ihnen dabey zu erkennen gegeben, daß man im Voraus schon alles wisse, und daß sie sich die gerechte Ahndung des Landesherrn, durch die aufrichtige Entdeckung der Wahrheit um sehr viel erträglicher machen würden.</text:span> Da unter den sammtlichen Staatsdienern, deren <text:span text:style-name="T2">Anstellung</text:span> dem Herzoge zukam, nur sehr wenige waren, die ihre Versorgung auf eine rechtmässige Weise erhalten hatten, so waren beynahe alle Familien des Herzogthums bey diesem Handel interessirt, und es verbreitete sich über die höhern Klassen der Landesbewohner ein Unwillen, der an manchen Orten bitter genug ausbrach. <text:span text:style-name="T1">Man hielt es für die schreyendste Ungerechtigkeit, wenn der Regierungsnachfolger eine Handlung bestrafte, die der Vorfahrer durch eine Art von Zwang nothwendig gemacht hatte.</text:span></text:p>
          </table:table-cell>
          <table:table-cell office:value-type="string">
            <text:p>-</text:p>
          </table:table-cell>
          <table:table-cell office:value-type="float" office:value="89">
            <text:p>89</text:p>
          </table:table-cell>
          <table:table-cell table:number-columns-repeated="1018"/>
        </table:table-row>
        <table:table-row table:style-name="ro5">
          <table:table-cell office:value-type="string">
            <text:p><text:span text:style-name="T1">Um aber die gesundheitswidrige Wirkung dieser Farbe nach Möglichkeit auszugleichen, war in eine der obersten Fensterscheiben eine blecherne Rose eingesetzt, die, unter beständigem Sichdrehen, für frische Luft zu sorgen hatte, dabei aber einen unerträglichen Lärm machte.</text:span> Ja, häßlich, eng und vernachlässigt war alles, am vernachlässigsten aber war die <text:span text:style-name="T2">Kinderstube</text:span>, drin, grad in der Mitte, ein großes Stück Diele fehlte, so daß der Dünensand, darauf das Haus ohne Untermaurung stand, zum Vorschein kam. <text:span text:style-name="T1">Später söhnte ich mich mit diesem Dielenloch freilich aus, denn gerade diese Sandstelle wurde, wenn wir bei schlechtem Wetter nicht hinaus konnten, zum bevorzugten Spielplatz für uns Kinder, wo wir mit vier würfelförmigen Steinen unser Lieblingsspiel spielten.</text:span></text:p>
          </table:table-cell>
          <table:table-cell/>
          <table:table-cell office:value-type="string">
            <text:p><text:s/></text:p>
          </table:table-cell>
          <table:table-cell office:value-type="string">
            <text:p><text:span text:style-name="T1">Sie schrieb auch einen kleinen Auszug ihres Verhängnisses, und ein Testament.</text:span> Aber sie erhohlte sich wider ihr Wünschen; und als sie wieder auf seyn konnte, setzte sie sich in die <text:span text:style-name="T2">Kinderstube</text:span> meiner Emilia, und lehrte ihr kleines Pathgen lesen; diese Beschäfftigung, und der Umgang mit meinem Schwager und meiner Schwester, beruhigten sie augenscheinlich; so, daß mein Schwager es einmal wagte, sie über ihre Entschließungen und Entwürfe für die Zukunft zu befragen. <text:span text:style-name="T1">Sie sagte:</text:span></text:p>
          </table:table-cell>
          <table:table-cell office:value-type="string">
            <text:p>-</text:p>
          </table:table-cell>
          <table:table-cell office:value-type="float" office:value="322">
            <text:p>322</text:p>
          </table:table-cell>
          <table:table-cell table:number-columns-repeated="1018"/>
        </table:table-row>
        <table:table-row table:style-name="ro3">
          <table:table-cell office:value-type="string">
            <text:p><text:span text:style-name="T1">§. 214.</text:span> Man kann zu diesen durch die Vorwörter angezeigten Verhältnissen noch verschiedene andere rechnen, wobey die <text:span text:style-name="T2">Vorwörter</text:span> weggeblieben sind. <text:span text:style-name="T1">Hieher gehören besonders diejenigen, die wir oben (§. 181.) betrachtet haben, da nämlich zwey Hauptwörter so mit einander verbunden werden, daß das eine die zweyte Fallendung des andern erfordert.</text:span></text:p>
          </table:table-cell>
          <table:table-cell/>
          <table:table-cell office:value-type="string">
            <text:p><text:s/></text:p>
          </table:table-cell>
          <table:table-cell office:value-type="string">
            <text:p><text:span text:style-name="T1">Demnach bringt es die Natur der Sache und der Zeichnung mit, daß das Hauptwort, so dem Beywort vorgesetzt wird, dasselbe vergleichungsweise bestimme.</text:span> Aus diesem Grunde aber scheint es dem Genio der Sprache zuwider, wenn man etwan Hauptwörter mit solchen Beywörtern zusammensetzt, die ein Vorwort fordern, und mittelst dieses <text:span text:style-name="T2">Vorworts</text:span> eine ordentliche Construction haben, z. E. rußgeschwärzt, anstatt: mit Ruß geschwärzt, so auch gottgeliebt, an statt: von Gott geliebt. <text:span text:style-name="T1">Dergleichen grammatische Ellipsen scheinen zu hart, und machen solche Wörter den Lesern anstößig, da man hingegen diejenigen gelten läßt, wo das Beywort keines Vorwortes oder höchstens nur einer gewissen Fallendung bedarf, wie z. E. in den Wörtern: gnadenreich, demuthsvoll, sorglos, fruchtbringend, rc.</text:span></text:p>
          </table:table-cell>
          <table:table-cell office:value-type="string">
            <text:p>-</text:p>
          </table:table-cell>
          <table:table-cell office:value-type="float" office:value="682">
            <text:p>682</text:p>
          </table:table-cell>
          <table:table-cell table:number-columns-repeated="1018"/>
        </table:table-row>
        <table:table-row table:style-name="ro6">
          <table:table-cell office:value-type="string">
            <text:p><text:span text:style-name="T1">Denn längst würde ihn die Erfahrung gelehrt haben, daß eben er selbst es ist, der Verstandesmensch, der regelrechte, geordnete Geist, der vollwangige, behagliche Lebekünstler, der von jeher die raschesten Blitze des Verhängnisses angezogen hat.</text:span> Auf lustiger Hochzeitsreise, beim schmackhaften Lieblingsgericht, über wohlabgezählten Summen und schön ausgerundeten Codicillen <text:span text:style-name="T2">packt</text:span> ihn die Raubtatze des Todes und brüllt ihm in's Ohr: ein Ungeheures ist in der Welt, ein Racheschrei gegen alles Leben, dein Dasein nur der secundenlange Fall eines Fallbeils! <text:span text:style-name="T1">Menschen wie Moorfeld dagegen sind vorher bestimmt nur in langen, langsamen Zügen den tragischen Schicksalsbecher zu trinken.</text:span></text:p>
          </table:table-cell>
          <table:table-cell/>
          <table:table-cell office:value-type="string">
            <text:p><text:s/></text:p>
          </table:table-cell>
          <table:table-cell office:value-type="string">
            <text:p><text:span text:style-name="T1">Herr Crozet both 50 Thaler für einen lebendigen Neu-Seeländer, es war aber den Franzosen nicht möglich, nur einen einzigen habhaft zu werden.</text:span> Ein Soldat, der die Prämie gern verdienen wollte, bekam einen alten abgelebten Greis zu <text:span text:style-name="T2">packen</text:span>, und suchte ihn zum Capitain zu schleppen. <text:span text:style-name="T1">Der Wilde aber, der keine andre Waffen hatte, biß dem Franzosen in die Faust, welches diesen dermaaßen schmerzte, daß er ihn im ersten Jähzorn mit dem Bayonet niederstieß.</text:span></text:p>
          </table:table-cell>
          <table:table-cell office:value-type="string">
            <text:p>-</text:p>
          </table:table-cell>
          <table:table-cell office:value-type="float" office:value="210">
            <text:p>210</text:p>
          </table:table-cell>
          <table:table-cell table:number-columns-repeated="1018"/>
        </table:table-row>
        <table:table-row table:style-name="ro4">
          <table:table-cell office:value-type="string">
            <text:p><text:span text:style-name="T1">9. §.</text:span> Das stark und schwach Spielen kann zwar auf dem Clavicymbal oder Flügel, besonders wenn derselbe nur ein Clavier hat, nicht so ab-und zunemend ausgedrücket werden, als auf dem Instrumente, welches man Pianoforte nennet, allwo die Seyten nicht mit <text:span text:style-name="T2">Federn</text:span> gerissen, sondern durch Hämmer angeschlagen werden: dessen ungeachtet aber, kömmt doch, bey dem Flügel, viel auf die Art des Spielens an. <text:span text:style-name="T1">Man kann sich deswegen auf demselben, bey dem Piano, so wohl Mäßigung des Anschlages, als durch die Verminderung der Stimmen; und bey dem Forte, durch stärkeres Schlagen, und durch die Vermehrung der Stimmen in beyden Händen, helfen.</text:span></text:p>
          </table:table-cell>
          <table:table-cell/>
          <table:table-cell office:value-type="string">
            <text:p><text:s/></text:p>
          </table:table-cell>
          <table:table-cell office:value-type="string">
            <text:p><text:span text:style-name="T1">Dise erbfolgen erläutern die vorstehenden kurzen stammtafeln.</text:span> Die Portugisische streitigkeit ist für und wider durch die <text:span text:style-name="T2">feder</text:span> gefochten worden: ob der son der tochter, oder die tochter des sones vorzuzihen sey (§ 3021)? <text:span text:style-name="T1">Jacob von Saa schrib für die Catharina oder den son; Ludwig Molinäus aber fürete die feder für den könig in Spanien.</text:span></text:p>
          </table:table-cell>
          <table:table-cell office:value-type="string">
            <text:p>-</text:p>
          </table:table-cell>
          <table:table-cell office:value-type="float" office:value="497">
            <text:p>497</text:p>
          </table:table-cell>
          <table:table-cell table:number-columns-repeated="1018"/>
        </table:table-row>
        <table:table-row table:style-name="ro40">
          <table:table-cell office:value-type="string">
            <text:p><text:span text:style-name="T1">Man ordnet den Versuch nach dem Schema an das die Fig. 16 gibt.</text:span> Den Nerven eines stromprüfenden, sehr lebenskräftigen Froschschenkels N legt man in innige Berührung mit einem noch möglichst erregbaren Nervenstück M, an dieses schlägt man bei S eine ganz <text:span text:style-name="T2">lockere</text:span> Schleife, so dass der Nerv in keiner Weise gedrückt wird, und an sein Ende legt man ihn auf zwei sehr nahe stehende und sehr feine Drähte, welche mit der Säule K in Verbindung stehen. <text:span text:style-name="T1">Der Schluss oder die Oeffnung der Säule geschieht durch die Herstellung oder Unterbrechung der Leitung in einem der Drähte, indem man zwei einander zugekehrte Enden desselben in ein Quecksilbernäpfchen Q taucht.</text:span></text:p>
          </table:table-cell>
          <table:table-cell/>
          <table:table-cell office:value-type="string">
            <text:p><text:s/></text:p>
          </table:table-cell>
          <table:table-cell office:value-type="string">
            <text:p><text:span text:style-name="T1">Während sich die Botanik bei den Deutschen und Niederländern in der beschriebenen Art entwickelte, und lange bevor dieser Entwicklungsproceß in C. Bauhin seinen Abschluß fand, legte Andrea Caesalpino in Italien den Grund, auf welchem im 17. und bis tief in das 18. Jahrhundert hinein die weitere Entwicklung der beschreibenden Botanik sich vollziehen sollte; was im 17. Jahrhundert in Deutschland, England, Frankreich zur Förderung der Morphologie und Systematik geschah, knüpfte eng an Caesalpin's Grundsätze an, sei es, daß man dieselben annahm und benutzte, sei es daß man sie zu widerlegen suchte.</text:span> Nach und nach wurde dieser Zusammenhang allerdings <text:span text:style-name="T2">lockerer</text:span> und weniger kenntlich, durch neue Gesichtspunkte und Erweiterung des Beobachtungsmaterials verdeckt; aber selbst bei Linné tritt die Anschauungsweise Caesalpin's bezüglich der theoretischen Grundlagen der Systematik und in den Ansichten über das Wesen der Pflanze überhaupt noch so deutlich hervor, daß, wer Caesalpin gelesen hat, bei der Lectüre von Linné's „Fundamenten“ oder seiner Philosophia botanica häufig genug auf Reminiscenzen, ja auf aus jenem entnommene Sätze stößt. <text:span text:style-name="T1">Wie wir in Caspar Bauhin den Abschluß der mit Fuchs und Bock beginnenden Entwicklungsreihe fanden, können wir Linné als den betrachten, der das von Caesalpin gegründete Lehrgebäude völlig ausbaute und zur Vollendung brachte.</text:span></text:p>
          </table:table-cell>
          <table:table-cell office:value-type="string">
            <text:p>-</text:p>
          </table:table-cell>
          <table:table-cell office:value-type="float" office:value="892">
            <text:p>892</text:p>
          </table:table-cell>
          <table:table-cell table:number-columns-repeated="1018"/>
        </table:table-row>
        <table:table-row table:style-name="ro13">
          <table:table-cell office:value-type="string">
            <text:p><text:span text:style-name="T1">Der Strom ist hier so tief, daß ein Senkblei von 40 m den Grund nicht erreicht.</text:span> Gegen <text:span text:style-name="T2">Abend</text:span> wurde der Himmel bedeckt und düster, Windstöße und dazwischen ganz stille Luft verkündeten, daß ein Gewitter im Anzug war. <text:span text:style-name="T1">Der Regen fiel in Strömen und das Blätterdach, unter dem wir lagen, bot wenig Schutz.</text:span></text:p>
          </table:table-cell>
          <table:table-cell/>
          <table:table-cell office:value-type="string">
            <text:p><text:s/></text:p>
          </table:table-cell>
          <table:table-cell office:value-type="string">
            <text:p><text:span text:style-name="T1">Versag ihr dein Lob nicht, Da sie mit feurigem Muth die Bande der gothischen Reime Abgeworfen; und sich mit ungebundenen Schwingen Von den Sklaven erhebt, die ihre Fesseln verehren, Und vom spielenden Reim gezwungne Gedanken erbetteln.</text:span> Sey jetzt dein, und heitre dich auf, indem dich der <text:span text:style-name="T2">Abend</text:span> Vom Archontischen Stuhl, und von dem Geräusche des Vorsaals, Jn die dunklen Alleen entlockt; und Ruhe der Seele Von dem lachenden Himmel sich auf den Spatzierenden ausgießt. <text:span text:style-name="T1">Wenn die Sonne nunmehr die müden schnaubenden Pferde Nach dem Ocean lenkt, und mildere Stralen herabschießt; Wenn der Wandrer bestürzt den langen gigantischen Schatten Vor sich erblickt; und dunkler die Wiesen, und dunkler die Felder Um das Dorf sich verbreiten; und ferne waldichte Berge Den verkürzten Prospekt mit blauem Rücken verschliessen:</text:span></text:p>
          </table:table-cell>
          <table:table-cell office:value-type="string">
            <text:p>-</text:p>
          </table:table-cell>
          <table:table-cell office:value-type="float" office:value="402">
            <text:p>402</text:p>
          </table:table-cell>
          <table:table-cell table:number-columns-repeated="1018"/>
        </table:table-row>
        <table:table-row table:style-name="ro6">
          <table:table-cell office:value-type="string">
            <text:p><text:span text:style-name="T1">Ich halte ferner, wenn das Gesetz wirken soll, für die Dauer nicht möglich, den gesetzlich als Socialisten erweislichen Staatsbürgern das Wahlrecht und die Wählbarkeit und den Genuß der Privilegien der Reichstagsmitglieder zu lassen.</text:span> Alle diese Verschärfungen werden, nachdem einmal die mildere Form in allen Zeitungen gleichzeitig bekannt gegeben, denselben also wohl amtlich mitgetheilt ist, im <text:span text:style-name="T2">Reichstage</text:span> sehr viel weniger Aussicht haben, als der Fall sein könnte, wenn eine mildere Version nicht amtlich bekannt geworden wäre. <text:span text:style-name="T1">Die Vorlage, so wie sie jetzt ist, wird praktisch dem Socialismus nicht Schaden thun, zu seiner Unschädlichmachung keinesfalls ausreichen, namentlich da ganz zweifellos ist, daß der Reichstag von jeder Vorlage etwas abhandelt.</text:span></text:p>
          </table:table-cell>
          <table:table-cell/>
          <table:table-cell office:value-type="string">
            <text:p><text:s/></text:p>
          </table:table-cell>
          <table:table-cell office:value-type="string">
            <text:p><text:span text:style-name="T1">VII. und Erhöhung gräflicher Häuser und Länder in herzogliche. S. 269. — VIII.</text:span> IX. Wirkungen dieser Standeserhöhungen in Ansehung der Stimmen auf dem <text:span text:style-name="T2">Reichstage</text:span>, und zum Nachtheile des Grafenstandes. S. 269. — X. Art der Erbfolge in fürstlichen Häusern, ohne noch der Erstgebuhrt einen Vorzug zu geben. S. 271. — <text:span text:style-name="T1">XI.</text:span></text:p>
          </table:table-cell>
          <table:table-cell office:value-type="string">
            <text:p>-</text:p>
          </table:table-cell>
          <table:table-cell office:value-type="float" office:value="130">
            <text:p>130</text:p>
          </table:table-cell>
          <table:table-cell table:number-columns-repeated="1018"/>
        </table:table-row>
        <table:table-row table:style-name="ro21">
          <table:table-cell office:value-type="string">
            <text:p><text:span text:style-name="T1">Bey Umstadt wurde in dem Jahre 1777 auch ein Anfang mit dergleichen Pflanzungen gemacht.</text:span> Eine besonders dazu verbundene Gesellschaft, die sich die Bereitung und den Vertrieb der Krappfarbe zum Zweck gemacht, schoß auf jeden Morgen 60 Fl. vor, um die Anbauer zu unterstützen, und die Beamten bemüheten sich diese <text:span text:style-name="T2">Anstalt</text:span> zu befördern. <text:span text:style-name="T1">Die Krappwurzeln gediehen daselbst in dem ersten Jahre zu der Dicke eines Fingers, und waren viele Loth schwer.</text:span></text:p>
          </table:table-cell>
          <table:table-cell/>
          <table:table-cell office:value-type="string">
            <text:p><text:s/></text:p>
          </table:table-cell>
          <table:table-cell office:value-type="string">
            <text:p><text:span text:style-name="T1">Es war damals sehr heißes Wetter, und daher fand der General von Mannstein, welcher unsre Kolonne anführte, für gut, uns des Nachts gehen und am Tage ruhen zu lassen.</text:span> Es war nicht sehr dunkel und guter Weg, wie die Wege in der Pfalz überhaupt sind; und so war diese <text:span text:style-name="T2">Anstalt</text:span> heilsam und löblich. <text:span text:style-name="T1">In Alzey besuchte ich meinen Freund, den schon oben erwähnten Pfarrer Walther, einen sehr liebenswürdigen Geistlichen.</text:span></text:p>
          </table:table-cell>
          <table:table-cell office:value-type="string">
            <text:p>-</text:p>
          </table:table-cell>
          <table:table-cell office:value-type="float" office:value="874">
            <text:p>874</text:p>
          </table:table-cell>
          <table:table-cell table:number-columns-repeated="1018"/>
        </table:table-row>
        <table:table-row table:style-name="ro20">
          <table:table-cell office:value-type="string">
            <text:p><text:span text:style-name="T1">Klenze sagt:</text:span> „Solche <text:span text:style-name="T2">technische</text:span> Vereine sehen wir als Werkzeuge aller grossen Bauunternehmungen, aus dem tiefsten Dunkel mythischer Vorwelt in riesenhafter Grösse und Ausdehnung sich entwickeln; vom Symbol zur positiven Einfachheit, und stets zu grösserer und weiter gedehnter Ausbildung fortschreiten, sich mehr und mehr vereinzeln, durch die hellenische und römische Welt in das Mittelmeer sich fortpflanzen, und endlich an den Klippen eines kleinlichen, durch politischen Egoismus erzeugten Zunftgeistes ganz zertrümmern.“ <text:span text:style-name="T1">Was aber sodann Klenze weiter geschichtlich bemerkt, beruht auf den damals (um 1820 – 1825) allgemein verbreiteten grundirrigen und längst, besonders durch Lassen und Weber vollständig widerlegten Ansichten über das hohe Alter der indischen Bildung und namentlich auch der indischen Grottenbauten, von welchen dann mit Creuzer und Andern die ägyptische und medisch-persische Bildung und Architektur (Grottenbaukunst) abgeleitet werden.</text:span></text:p>
          </table:table-cell>
          <table:table-cell/>
          <table:table-cell office:value-type="string">
            <text:p><text:s/></text:p>
          </table:table-cell>
          <table:table-cell office:value-type="string">
            <text:p><text:span text:style-name="T1">Ich verstehe also unter der transscendentalen Methodenlehre, die Bestimmung der formalen Bedingungen eines vollständigen Systems der reinen Vernunft.</text:span> Wir werden es in dieser Absicht mit einer Disciplin, einem Canon, einer Architectonik, endlich einer Geschichte der reinen Vernunft zu thun haben und dasienige in transscendentaler Absicht leisten, was, unter dem Nahmen einer practischen Logik, in Ansehung des Gebrauchs des Verstandes überhaupt in den Schulen gesucht, aber schlecht geleistet wird; weil, da die allgemeine Logik auf keine besondere Art der Verstandeserkentniß (z. B. nicht auf die reine), auch nicht auf gewisse Gegenstände eingeschränkt ist, sie, ohne Kentnisse aus anderen Wissenschaften zu borgen, nichts mehr thun kan, als Titel zu möglichen Methoden und <text:span text:style-name="T2">technische</text:span> Ausdrücke, deren man sich in Ansehung des Systematischen in allerley Wissenschaften bedient, vorzutragen, die den Lehrling zum voraus mit Nahmen bekant machen, deren Bedeutung und Gebrauch er künftig allererst soll kennen lernen. <text:span text:style-name="T1">Der Transscendentalen Methodenlehre Erstes Hauptstück.</text:span></text:p>
          </table:table-cell>
          <table:table-cell office:value-type="string">
            <text:p>-</text:p>
          </table:table-cell>
          <table:table-cell office:value-type="float" office:value="52">
            <text:p>52</text:p>
          </table:table-cell>
          <table:table-cell table:number-columns-repeated="1018"/>
        </table:table-row>
        <table:table-row table:style-name="ro7">
          <table:table-cell office:value-type="string">
            <text:p><text:span text:style-name="T1">Der Schenk war es zufrieden, und ich – o!</text:span> wie freut ’ ich mich, meinen Ritter <text:span text:style-name="T2">geharnischt</text:span>, und schlagend, und siegend zu sehen! <text:span text:style-name="T1">Alles zog hinaus auf das nächste Feld; man schloß einen Krais und erwartete die Kämpfer.</text:span></text:p>
          </table:table-cell>
          <table:table-cell/>
          <table:table-cell office:value-type="string">
            <text:p><text:s/></text:p>
          </table:table-cell>
          <table:table-cell office:value-type="string">
            <text:p><text:span text:style-name="T1">Wenden.</text:span> Diese ehemalige herrmeisterliche Residenz hat auf ihrem Siegel die Umschrift: Sigillum Civitatis Vendensis, und zum Wapen eine Stadt im silbernen Felde; über derselben einen <text:span text:style-name="T2">geharnischten</text:span> Ordensbruder, der mit dem rechten Arm über dem Kopfe ein Schwerdt, auf einigen Wapen aber einen krummen Sebel, mit dem linken unterwerts, doch über dem Knie, einen Schild hält, und mit ausgesperten Beinen stehet. <text:span text:style-name="T1">Die Füsse ruhen auf 2 runden Thurmknöpfen zwischen 2 mit dem Ellenbogen gleich hohen Thurmspitzen, die ihre Wetterfähnlein haben.</text:span></text:p>
          </table:table-cell>
          <table:table-cell office:value-type="string">
            <text:p>-</text:p>
          </table:table-cell>
          <table:table-cell office:value-type="float" office:value="872">
            <text:p>872</text:p>
          </table:table-cell>
          <table:table-cell table:number-columns-repeated="1018"/>
        </table:table-row>
        <table:table-row table:style-name="ro18">
          <table:table-cell office:value-type="string">
            <text:p><text:span text:style-name="T1">Sie dürfen in ihren Schlüssen nur einen Grad weiter fortgehen; so entstehet eben der Ausspruch des Abubeckers daraus, daß wir auch vor die menschliche Erkenntniß und vor das Reich der Wissenschaften kein anderes Buch bedürfen, als die Bibel.</text:span> Jndessen, wenn diejenigen Naturforscher, welche die Entstehung der Gebirge, die Versteinerungen unter der Erde, und alle andere Kennzeichen von so vielen mit dem Erdcörper vorgegangenen erstaunlichen Veränderungen der Wirkung der Sündfluth zuschreiben; so müssen sie dabey voraussetzen, daß alle <text:span text:style-name="T2">lockere</text:span> Erde auf unserm Weltcörper von denen Wassern der Sündfluth erweicht, aufgerühret, und in sich genommen worden. <text:span text:style-name="T1">Allein, diese Meynung hätten sie nicht haben können, wenn sie fleißige Bibelleser gewesen wären, und den ernstlichen Vorsatz gehabt hätten, in der Naturkunde niemahls von denen zufälligen Nachrichten der Bibel in Ansehung der gelehrten Erkenntniß abzugehen.</text:span></text:p>
          </table:table-cell>
          <table:table-cell/>
          <table:table-cell office:value-type="string">
            <text:p><text:s/></text:p>
          </table:table-cell>
          <table:table-cell office:value-type="string">
            <text:p><text:span text:style-name="T1">Das Eckigte des Ohres, besonders in 2, ist bemerkenswerth — ist nicht jungfräulich und weiblich.</text:span> Einen Schatten von solcher Stirne — hat nachstehender Kopf — eines der größten Pforten-und Kronenmachers — wie viel schwächer, runder, <text:span text:style-name="T2">lockerer</text:span>, als Michelange, und dennoch — wie viel analogische Züge mit ihm — sogar im Ohre! <text:span text:style-name="T1">Achtes Fragment.</text:span></text:p>
          </table:table-cell>
          <table:table-cell office:value-type="string">
            <text:p>-</text:p>
          </table:table-cell>
          <table:table-cell office:value-type="float" office:value="458">
            <text:p>458</text:p>
          </table:table-cell>
          <table:table-cell table:number-columns-repeated="1018"/>
        </table:table-row>
        <table:table-row table:style-name="ro4">
          <table:table-cell office:value-type="string">
            <text:p><text:span text:style-name="T1">Chelis,</text:span> bekannt als Verfertiger vulcentischer Schalen, von denen die erste, jetzt im pariser <text:span text:style-name="T2">Museum</text:span>, innen schwarze, aussen rothe Figuren zeigt, nämlich aussen: A. einen Jüngling mit einem Stabe zwischen zwei grossen Augen; B. eine Pflanze ebenso; innen: einen Satyr mit Rhyton und (so): [ Dubois Vases de Canino n. 180; ] Mus. étr. de Canino p. 10, n. 1915. — <text:span text:style-name="T1">Die zweite, jetzt in München (n. 736) ist nicht, wie mehrfach angegeben wird, mit schwarzen, sondern mit rothen Figuren in strengem, vortrefflichem Style geschmückt; aussen:</text:span></text:p>
          </table:table-cell>
          <table:table-cell/>
          <table:table-cell office:value-type="string">
            <text:p><text:s/></text:p>
          </table:table-cell>
          <table:table-cell office:value-type="string">
            <text:p><text:span text:style-name="T1">Sie ist violet gekleidet, und ihre Schuhe sind gelb, wie an der Figur des ersten Gemäldes, die sich den Kopf putzen läßt.</text:span> Gegen ihr über sitzet eine junge Harfenschlägerinn, welche mit der linken Hand die Harfe schlägt, die fünfthalb Zoll hoch ist, und in der rechten Hand hält sie einen Stimmhammer, welcher oben zween Haaken hat, fast in der Gestalt eines Griechischen Υ, nur daß die Haaken sich krümmen, wie man deutlicher an einem solchen Stimmhammer von Erzt in diesem <text:span text:style-name="T2">Museo</text:span> sieht, dessen Haaken sich mit Pferdeköpfen endigen, und fünf Zolle lang ist. <text:span text:style-name="T1">Und vielleicht ist das Instrument, das Erato in diesem Museo in der Hand hält, kein Plectrum, sondern ein Instrument zum Stimmen:</text:span></text:p>
          </table:table-cell>
          <table:table-cell office:value-type="string">
            <text:p>-</text:p>
          </table:table-cell>
          <table:table-cell office:value-type="float" office:value="357">
            <text:p>357</text:p>
          </table:table-cell>
          <table:table-cell table:number-columns-repeated="1018"/>
        </table:table-row>
        <table:table-row table:style-name="ro22">
          <table:table-cell office:value-type="string">
            <text:p><text:span text:style-name="T1">Der Ausruf » du bist mein Bruder, « den die Konvulsionen der Angst Klotilden entrissen hatten, war natürlich für Flamin unbegreiflich und ohne Wirkung geblieben; — für den lauernden Maz aber war er ein herrlicher Kernspruch und ein dictum probans seines Lehrgebäudes von ihrer Verschwisterung geworden.</text:span> — Im Briefe also ging Viktor seine Freundin um die stumme Erlaubniß zu seinem Werben an: er überließ es ihr schweigend, die uneigennützigsten <text:span text:style-name="T2">Motiven</text:span> seiner Bitte zu errathen. — <text:span text:style-name="T1">Er erschien jetzt auf dem Kriegsschauplatz der Seelen, von dem man selten eine genaue Karte erwischt, am Hofe: — seinem mit Paradiesen angefüllten Herzen kamen sogar die Zimmer vor wie Glaskästen einer ausgebälgten Volerie, die man mit Streuglanz, Konchylien und Blumen übersäet, und die lebendigen Stücke der Zimmer wie getrocknetes, mit Arsenik oder Holz ausgestopftes Gevögel, durch die Schlangen war Drath geführt, wie durch die Schwänze der großen Thiere und die Baumläufer am Thron standen auf Drath — —</text:span></text:p>
          </table:table-cell>
          <table:table-cell/>
          <table:table-cell office:value-type="string">
            <text:p><text:s/></text:p>
          </table:table-cell>
          <table:table-cell office:value-type="string">
            <text:p><text:span text:style-name="T1">Nach meiner Ueberzeugung haben die vorhergehenden Betrachtungen so viel außer Zweifel gesetzt, daß in unsern Empfindungen und Beobachtungen über die Freyheit alles sehr wohl mit einander zusammenhange.</text:span> Denn wenn wir auf einer Seite uns unabhängig von den äußern Umständen und von den innern Bewegungsgründen bestimmen, und uns so fühlen, auf der andern Seite aber doch diesen <text:span text:style-name="T2">Motiven</text:span> unterworfen zu seyn scheinen: <text:span text:style-name="T1">so vereiniget sich dieses beides durch die Bemerkung mit einander, daß allerdings unsere innere Kraft unabhängig und eben so gut zum Wollen als zum Nichtwollen, zum Thun als zum Lassen, innerlich aufgelegt ist, wenn sie sich auf die bewegende Vorstellung nicht anders, als auf einen ihr vorkommenden schicklichen Gegenstand bestimmet, und darauf ihre Wirksamkeit anwender.</text:span></text:p>
          </table:table-cell>
          <table:table-cell office:value-type="string">
            <text:p>-</text:p>
          </table:table-cell>
          <table:table-cell office:value-type="float" office:value="713">
            <text:p>713</text:p>
          </table:table-cell>
          <table:table-cell table:number-columns-repeated="1018"/>
        </table:table-row>
        <table:table-row table:style-name="ro4">
          <table:table-cell office:value-type="string">
            <text:p><text:span text:style-name="T1">Zunächst folgt daraus der allgemeine Begriff der Preßpolizei.</text:span> Da jede Drucksache die Fähigkeit hat, vermöge ihres Inhalts eine an sich unbegränzte und unberechenbare Wirkung zu empfangen, und da in der <text:span text:style-name="T2">Presse</text:span> zugleich die Fähigkeit liegt, Verbrechen zu begehen, so ist es auch hier wie immer Aufgabe der Polizei, sich die Mittel zu sichern, um einerseits ein solches Verbrechen zu hindern, andererseits die Thäter ihrer Bestrafung sicher zuzuführen. <text:span text:style-name="T1">Die Gesammtheit der dafür bestimmten Mittel und der für die Anwendung derselben geltenden Vorschriften nennen wir die Preßpolizei.</text:span></text:p>
          </table:table-cell>
          <table:table-cell/>
          <table:table-cell office:value-type="string">
            <text:p><text:s/></text:p>
          </table:table-cell>
          <table:table-cell office:value-type="string">
            <text:p><text:span text:style-name="T1">Der schwergelehrte Herr ging mit der ganzen Umständlichkeit eines alten Göttinger Professors an seine mühsame Arbeit.</text:span> Hardenberg aber sah ein, daß man auf diesem Wege nie zum Ziele gelangen konnte, und da die Klagen wider die zügellose <text:span text:style-name="T2">Presse</text:span>, namentlich wider den burschikosen Ton der Jenenser Zeitungen sich täglich mehrten, so beschloß er im Sommer 1817, durch gemeinsame Vorschläge der beiden Großmächte ein Bundes-Preßgesetz zu Stande zu bringen. <text:span text:style-name="T1">Er ließ also durch Geh. Rath v. Raumer eine Denkschrift über die Preßfreiheit ausarbeiten und befahl seinem Vertrauten Jordan als dieser im Winter nach Wien ging, sich darüber mit Metternich zu verständigen.</text:span></text:p>
          </table:table-cell>
          <table:table-cell office:value-type="string">
            <text:p>-</text:p>
          </table:table-cell>
          <table:table-cell office:value-type="float" office:value="1144">
            <text:p>1144</text:p>
          </table:table-cell>
          <table:table-cell table:number-columns-repeated="1018"/>
        </table:table-row>
        <table:table-row table:style-name="ro3">
          <table:table-cell office:value-type="string">
            <text:p><text:span text:style-name="T1">Sie sagten ferner, daß sie wissen, daß der größte GOtt in der Sonne des englischen Himmels sey, und daß er seinem Engel und nicht ihnen erscheine, und daß er zu groß sey, als daß sie sich unterstehen dürften, ihn anzubeten.</text:span> Der Engel, den sie verehrten, war eine <text:span text:style-name="T2">englische</text:span> Gesellschaft, dem es vom HErrn gegeben wurde, ihnen vorzustehen und den Weg der Gerechtigkeit und des Rechts zu lehren; daher haben sie ein Licht aus einer Flamme, welche als eine Fakkel zu sehen ist, sehr feurig und gelb; die Ursach rührt daher, weil sie den HErrn nicht anbeten, daher haben sie kein Licht aus der Sonne des englischen Himmels, sondern aus einer englischen Gesellschaft: <text:span text:style-name="T1">denn eine englische Gesellschaft kann, wenn es ihr vom HErrn gegeben wird, ein solches Licht Geistern, die in der untern Gegend sind, darstellen.</text:span></text:p>
          </table:table-cell>
          <table:table-cell/>
          <table:table-cell office:value-type="string">
            <text:p><text:s/></text:p>
          </table:table-cell>
          <table:table-cell office:value-type="string">
            <text:p><text:span text:style-name="T1">Nun komme nach drei tausend Jahren ein Mensch aus einer fremden Sprache, aus einer ganz andern Welt, urtheile und richte, und mäckle Wörter, sicherer würde er die Bücher der cumäischen Sybille in Ordnung bringen!</text:span> Wer mir nicht glaubt, lese hierüber die Vorrede des arbeitsamen Johnsons zu seinem <text:span text:style-name="T2">englischen</text:span> Wörterbuche, und er wird vor einer Kritik zittern, die ihn drei tausend Jahre zurück, in einen so frühen Zeitpunkt der griechischen Sprache, als in welchem der Dichter ihrer Jugend Homer sang, werfen will. <text:span text:style-name="T1">Wenn schon zur Zeit Aristoteles gebohrne Griechen über einzelne Wörter Homers zweifelhaft waren: werden wir alsdenn nicht weit öfter, wenn es insonderheit auf Würde der Wörter ankommt, in der Sprache des ehrlichen Sancho Pansa sagen müssen:</text:span></text:p>
          </table:table-cell>
          <table:table-cell office:value-type="string">
            <text:p>-</text:p>
          </table:table-cell>
          <table:table-cell office:value-type="float" office:value="526">
            <text:p>526</text:p>
          </table:table-cell>
          <table:table-cell table:number-columns-repeated="1018"/>
        </table:table-row>
        <table:table-row table:style-name="ro22">
          <table:table-cell office:value-type="string">
            <text:p><text:span text:style-name="T1">so hat ein neuerer mediciuischer Schriftsteller doch wohl nicht ganz unrecht, wenn er gerade wegen der außerordentlichen Seltenheit der Fälle eines so extrem hohen Alters annimmt, daß dieselben „der öffentlichen Aufmerksamkeit nicht wohl zu entgehen vermöchten ‟, daß demnach entsprechend der Abnormität der Thatsachen in gewisser Weise auch ihre Glaubwürdigkeit wachse.</text:span> Neben den oben angeführten mancherlei Cautelen des <text:span text:style-name="T2">englischen</text:span> Hyperkritikers scheint uns doch auch diese Maxime einige Beachtung zu verdienen. <text:span text:style-name="T1">Beide Grundsätze lassen sich sehr wohl in Verbindung miteinander anwenden: der eben zuletzt besprochene als Mittel zur Constatirung des jeweiligen Falls im Allgemeinen, und jener früher gutgeheißene, wonach die größtmöglichste Vorsicht nach allen Seiten hin anzuwenden, als kritisches Correctiv, wodurch zuweilen eine Reduction der angegebnen hohen Ziffern nöthig gemacht werden kann, ohne daß darum das Außerordentliche des Falles jedesmal ganz und gar beseitigt werden müßte.</text:span></text:p>
          </table:table-cell>
          <table:table-cell/>
          <table:table-cell office:value-type="string">
            <text:p><text:s/></text:p>
          </table:table-cell>
          <table:table-cell office:value-type="string">
            <text:p><text:span text:style-name="T1">Das andre Geläut der großen Tempelglocken zeigt nur der Sonnen Auf-und Untergang an, oder ladet etwa zuweilen zum Anhören der Erklärung eines geistlichen Textes ein.</text:span> Fehlt in der <text:span text:style-name="T2">englischen</text:span> Uebersetzung. <text:span text:style-name="T1">Drittes Kapitel.</text:span></text:p>
          </table:table-cell>
          <table:table-cell office:value-type="string">
            <text:p>-</text:p>
          </table:table-cell>
          <table:table-cell office:value-type="float" office:value="207">
            <text:p>207</text:p>
          </table:table-cell>
          <table:table-cell table:number-columns-repeated="1018"/>
        </table:table-row>
        <table:table-row table:style-name="ro6">
          <table:table-cell office:value-type="string">
            <text:p><text:span text:style-name="T1">Wie ähnlich ist dieser Zustand demjenigen, in welchen Tastungsorgane, Nase und Gaumen, bey den wollüstigen Gefühlen kommen, die ihnen unmittelbar zugeführt werden!</text:span> Wie treffend die Ausdrücke der <text:span text:style-name="T2">technischen</text:span> Mahlersprache, der Sprache der Dichter und selbst des gemeinen Lebens, wenn wir die Wirkung bezeichnen, welche gewisse spielende Bewegungen und zärtelnde Eigenschaften todter Körper auf uns machen, um ihren Einfluß auf unsere übrigen Sinne selbst bey der Anschauung zu fühlen! <text:span text:style-name="T1">So sagen wir, daß das Gewand den Körper üppig umflattert, daß das Haar üppig um den Nacken spielet, daß der Kohl in zwanglosen abwechselnden Schüssen schwelgt, und daß die Flamme die Gegenstände, die sie berührt, leckt!</text:span></text:p>
          </table:table-cell>
          <table:table-cell/>
          <table:table-cell office:value-type="string">
            <text:p><text:s/></text:p>
          </table:table-cell>
          <table:table-cell office:value-type="string">
            <text:p><text:span text:style-name="T1">Die Koksofenanlage lag hinter den Hochöfen.</text:span> Die Einrichtungen waren grossartig und entsprachen den höchsten <text:span text:style-name="T2">technischen</text:span> Anforderungen. <text:span text:style-name="T1">Um so trauriger war es, dass dieselben an einem so verkehrten Platze errichtet worden waren.</text:span></text:p>
          </table:table-cell>
          <table:table-cell office:value-type="string">
            <text:p>-</text:p>
          </table:table-cell>
          <table:table-cell office:value-type="float" office:value="422">
            <text:p>422</text:p>
          </table:table-cell>
          <table:table-cell table:number-columns-repeated="1018"/>
        </table:table-row>
        <table:table-row table:style-name="ro8">
          <table:table-cell office:value-type="string">
            <text:p><text:span text:style-name="T1">Diese » Minister « sind Mitglieder des Gorodžio, von dessen wahrscheinlicher Zusammensetzung der einleitende Abschnitt S. 121 handelt.</text:span> Die Matrosen und Seesoldaten begaben sich unter Führung ihrer Officiere noch desselben <text:span text:style-name="T2">Abends</text:span> wieder an Bord, während der Gesandte und seine Begleiter sich in der geräumigen Wohnung häuslich einrichteten. <text:span text:style-name="T1">Die folgende Nacht war sehr unruhig: am frühesten Morgen brach wieder ein Taïfün los, so heftig wie der acht Tage zuvor erlebte, aber man hatte ja festen Boden unter den Füssen, und nicht, wie im Stillen Ocean, eine gefährliche Küste in Lee.</text:span></text:p>
          </table:table-cell>
          <table:table-cell/>
          <table:table-cell office:value-type="string">
            <text:p><text:s/></text:p>
          </table:table-cell>
          <table:table-cell office:value-type="string">
            <text:p><text:span text:style-name="T1">Oh Nachmittag meines Lebens!</text:span> Oh Glück vor <text:span text:style-name="T2">Abend</text:span>! <text:span text:style-name="T1">Oh Hafen auf hoher See!</text:span></text:p>
          </table:table-cell>
          <table:table-cell office:value-type="string">
            <text:p>-</text:p>
          </table:table-cell>
          <table:table-cell office:value-type="float" office:value="881">
            <text:p>881</text:p>
          </table:table-cell>
          <table:table-cell table:number-columns-repeated="1018"/>
        </table:table-row>
        <table:table-row table:style-name="ro19">
          <table:table-cell office:value-type="string">
            <text:p><text:span text:style-name="T1">Und wieviel kostbare Zeit der unwiederbringlichen Jugend geht dadurch verloren!</text:span> Es ist einleuchtend, daß eine Organisation dieser sogenannten unentbehrlichen Jugendthorheiten dringend not thut, damit dieselben im großen betrieben werden können, was jedem Einzelnen bedeutend <text:span text:style-name="T2">billiger</text:span> kommen würde. <text:span text:style-name="T1">Alle volkswirtschaftlichen Analogien sprechen dafür.</text:span></text:p>
          </table:table-cell>
          <table:table-cell/>
          <table:table-cell office:value-type="string">
            <text:p><text:s/></text:p>
          </table:table-cell>
          <table:table-cell office:value-type="string">
            <text:p><text:span text:style-name="T1">1. vortreflich.</text:span> Im Gegentheil behauptet L. 7. §. 7. D. de acquir. rer. dom. den Vorzug <text:span text:style-name="T2">billig</text:span> vor dem §. 25. I. de rer. div. in welchem die Verfasser der Institutionen das Dreschen des Getraides irrig zur Specification rechnen. <text:span text:style-name="T1">stryck U. M.</text:span></text:p>
          </table:table-cell>
          <table:table-cell office:value-type="string">
            <text:p>-</text:p>
          </table:table-cell>
          <table:table-cell office:value-type="float" office:value="399">
            <text:p>399</text:p>
          </table:table-cell>
          <table:table-cell table:number-columns-repeated="1018"/>
        </table:table-row>
        <table:table-row table:style-name="ro7">
          <table:table-cell office:value-type="string">
            <text:p><text:span text:style-name="T1">Unter dem Auge beginnt ein sammtschwarzer Streifen, welcher sich weiter hinten mehr ausbreitet und schließlich in einem stahlblauen Saume verliert.</text:span> Beim Männchen ist der Schwanz sehr lang, und die seitlichen <text:span text:style-name="T2">Federn</text:span> sind bedeutend verkürzt. <text:span text:style-name="T1">Das Weibchen unterscheidet sich durch einen kurzen, breiten, abgerundeten Schwanz, dessen Federn fast gleich lang sind.</text:span></text:p>
          </table:table-cell>
          <table:table-cell/>
          <table:table-cell office:value-type="string">
            <text:p><text:s/></text:p>
          </table:table-cell>
          <table:table-cell office:value-type="string">
            <text:p><text:span text:style-name="T1">Um zu schiessen, spannte man das Rad, schob den Pfannendeckel zurück und brachte den Hahn auf das Rad.</text:span> Ein Druck am Abzuge hob einen Stift aus dem Rade heraus, welches nunmehr frei, durch die ausschnellende <text:span text:style-name="T2">Feder</text:span> kräftig um seine Achse gedreht, sich am Schwefelkiese rieb und dadurch Funken erzeugte, die das Pulver auf der Pfanne entzündeten. <text:span text:style-name="T1">Besonders verdient um das Radschloss und seine Verbesserung machten sich die Nürnberger Büchsenmacher Wolf Danner, Georg Kuhfuss im Jahre 1517 und später Kaspar Recknagel († 1632).</text:span></text:p>
          </table:table-cell>
          <table:table-cell office:value-type="string">
            <text:p>-</text:p>
          </table:table-cell>
          <table:table-cell office:value-type="float" office:value="1100">
            <text:p>1100</text:p>
          </table:table-cell>
          <table:table-cell table:number-columns-repeated="1018"/>
        </table:table-row>
        <table:table-row table:style-name="ro24">
          <table:table-cell office:value-type="string">
            <text:p><text:span text:style-name="T1">Die Ursach ihres Gezänks konnten wir nicht ausmachen; wenn aber das Mädchen des Mannes Tochter war, welches wir eben so wenig zu entscheiden vermogten, so muß man in Neu-Seeland sehr verworrene Begriffe von den Pflichten der Kinder haben; oder, welches vielleicht der Wahrheit am nächsten kommt, diese einsam lebende Familie handelte vielmehr gar nicht nach Grundsätzen und überlegter Ordnung, welche gemeiniglich nur das Werk gesitteter Gesellschaften sind; sondern sie folgte in allen Stücken geradezu der Stimme der Natur, die sich gegen jede Art von Unterdrückung empört.</text:span> Des Morgens schickte der Mann die beyden Weiber mit den Kindern im Canot auf den Fischfang aus; für seine Person aber machte er <text:span text:style-name="T2">Anstalt</text:span>, mit dem Mädchen, uns an Bord zu besuchen. <text:span text:style-name="T1">In dieser Absicht kamen sie beyde von jener Seite der Bucht nach dem Gerüst oder der Brücke hin, die zum Schiffe herauf führte.</text:span></text:p>
          </table:table-cell>
          <table:table-cell/>
          <table:table-cell office:value-type="string">
            <text:p><text:s/></text:p>
          </table:table-cell>
          <table:table-cell office:value-type="string">
            <text:p><text:span text:style-name="T1">Man fange nur in Städten an, ein Concert oder dergleichen zu geben, welches abwechselnd von einer geschlossenen Gesellschaft gehalten wird, und womit etwa ein Abend-Essen verknüpft ist.</text:span> Der Erste, bey welchem sich der Cirkel versammlet, wird ein Paar Flaschen Wein und kalte Küche hergeben; der Andre fügt einen Punsch hinzu; und ehe ein Vierteljahr vergeht, ist die <text:span text:style-name="T2">Anstalt</text:span> in eine kostspielige Fresserey ausgeartet. <text:span text:style-name="T1">Das sollte nun unter verständigen vornehmen und reichen Leuten nicht also seyn.</text:span></text:p>
          </table:table-cell>
          <table:table-cell office:value-type="string">
            <text:p>-</text:p>
          </table:table-cell>
          <table:table-cell office:value-type="float" office:value="600">
            <text:p>600</text:p>
          </table:table-cell>
          <table:table-cell table:number-columns-repeated="1018"/>
        </table:table-row>
        <table:table-row table:style-name="ro6">
          <table:table-cell office:value-type="string">
            <text:p><text:span text:style-name="T1">Jm Urtheile über den Werth der Romanen, war sie das Orakel der ganzen Gegend.</text:span> Sie war aber auch in der ganzen Gegend die einzige, die alle unsre besten neuern Dichter, ganz frisch von der <text:span text:style-name="T2">Presse</text:span>, und die Bremischen Beiträge, die Sammlung vermischter Schriften, und die Briefe die neueste Litteratur betreffend, stückweise kommen ließ. <text:span text:style-name="T1">Von ihr erhielten sie die wenigen gnädigen Fräulein, die Landvrediger und die Conrectoren in den benachbarten kleinen Städten, die noch in der dortigen Gegend unsere schönen Geister des Lesens würdigten.</text:span></text:p>
          </table:table-cell>
          <table:table-cell/>
          <table:table-cell office:value-type="string">
            <text:p><text:s/></text:p>
          </table:table-cell>
          <table:table-cell office:value-type="string">
            <text:p><text:span text:style-name="T1">Sie hat es nämlich ganz und gar, nebst dem Sisteme der benachbarten Eingeweide, mit einem sehr breiten Muskelgürtel umspannt, wodurch also die ganze Höle, welche nebst andern Theilen auch das Behältnis in sich begreift, von dem die Rede ist, dergestalt verengert wird, daß dieses Bläschen zugleich mit Kraft angegriffen und ausgedrükkt wird.</text:span> So leeren die so viel vermögende <text:span text:style-name="T2">Pressen</text:span> hier des Zwerchfells, dort der schieflaufenden und Quermuskeln des Unterleibes, die Gebärmutter, die Harnblase, die Gallenblase mit der grösten Gewalt aus. <text:span text:style-name="T1">Und so presset der muskelhafte Ring der Aufrichter am Mastdarme die Saamenbläschen und die Vorsteherdrüse aus, und auf gleiche Weise drükken die zwo Muskelsäulen am Schlundkopfe das Zäpfchen.</text:span></text:p>
          </table:table-cell>
          <table:table-cell office:value-type="string">
            <text:p>-</text:p>
          </table:table-cell>
          <table:table-cell office:value-type="float" office:value="449">
            <text:p>449</text:p>
          </table:table-cell>
          <table:table-cell table:number-columns-repeated="1018"/>
        </table:table-row>
        <table:table-row table:style-name="ro5">
          <table:table-cell office:value-type="string">
            <text:p><text:span text:style-name="T1">Jch spiele nicht, nämlich, mit „solchen als ihr seyd, welche die Gesetze des Spiels brechen und das Glück desselben stehlen.</text:span> Wenn ihr ein Spiel anbiethet; so ist unser gegenseitiger Vergleich den Eigensinn des <text:span text:style-name="T2">Zufalls</text:span> für unsern Meister zu erkennen, und ihr nennt die Wissenschaft eurer geschwinden Finger Zufall, und ich muß ihn dafür annehmen, wenn ich will, oder die Gefahr wagen euch zu beleidigen, oder die Schande wählen euch nachzuahmen. <text:span text:style-name="T1">Hättet ihr mir den Antrag gethan mit einander zu versuchen, wer der beste Taschenspieler von uns in Karten wäre; so hätte ich anders antworten, und vielleicht mitspielen wollen, um euch zu zeigen, daß ihr so schlecht gelernt habt Karten machen, als ihr versteht die euch gegeben werden, nach der Kunst zu brauchen „.</text:span></text:p>
          </table:table-cell>
          <table:table-cell/>
          <table:table-cell office:value-type="string">
            <text:p><text:s/></text:p>
          </table:table-cell>
          <table:table-cell office:value-type="string">
            <text:p><text:span text:style-name="T1">Das Thier fällt bey jedem Schritt durch, und die scharse Eißrinde der Oberfläche zerschneidet oder schindet am Ende ihm die fleischigten Theile von den Beinen herab, die Hunde hingegen laufen über den Schneerinden weg und erhaschen das Wild.</text:span> Manche liefert der <text:span text:style-name="T2">Zufall</text:span> auch in die Hände der Schützen. <text:span text:style-name="T1">4) Cervus Elaphus (Jsubr u. Maral. mong. Bùgo.)</text:span></text:p>
          </table:table-cell>
          <table:table-cell office:value-type="string">
            <text:p>-</text:p>
          </table:table-cell>
          <table:table-cell office:value-type="float" office:value="824">
            <text:p>824</text:p>
          </table:table-cell>
          <table:table-cell table:number-columns-repeated="1018"/>
        </table:table-row>
        <table:table-row table:style-name="ro22">
          <table:table-cell office:value-type="string">
            <text:p><text:span text:style-name="T1">Sie läuft dem Leonardo da Vinci so mit unter bei Gelegenheit der Konstruktion eines Getriebes für einen Fallhammer (Fig. 315).</text:span> Die <text:span text:style-name="T2">Feder</text:span> scheint hierbei von besonderer Konstruktion. <text:span text:style-name="T1">Hierbei wollen wir gleich anführen, dass Leonardo sich bemühte, die Schmiedehämmer selbstthätig herzurichten.“</text:span></text:p>
          </table:table-cell>
          <table:table-cell/>
          <table:table-cell office:value-type="string">
            <text:p><text:s/></text:p>
          </table:table-cell>
          <table:table-cell office:value-type="string">
            <text:p><text:span text:style-name="T1">Dieser äußerst sichere Handgriff läßt sich schon durch geringe Uebung erwerben, und macht auch die Echeder mit hohlem Rohr (deutsche Echeder) immer entbehrlicher und seltener, da die Dorne mit leichter Mühe mittels einer spitzen und inwendig platten Drahtzange weggebogen werden können, wenn nicht der Echeder schon allein den Dorn beim Einbringen umgeht, wegbiegt oder wegbricht.</text:span> Hat das Schloß keine besondere Zuhaltung, sondern, wie meistens bei kleinern und namentlich Fabrikschlössern der Fall ist, eine einfache <text:span text:style-name="T2">Feder</text:span> über dem Riegel, so schließt schon der Echeder allein das Schloß mit vollkommener Leichtigkeit auf, und es bedarf des Abstechens und einer andern Operation nicht weiter. <text:span text:style-name="T1">Der Echeder hat auch noch den Vortheil, daß mit ihm besonders leicht der Riegel auf halben Schluß gestellt, d. h. nur so weit zurückgeschoben werden kann, daß das Schloß zwar geöffnet wird, die Zuhaltung aber nicht in den zweiten Riegeleinschnitt fällt, indem der Riegel nicht völlig bis zum Einfallen des Zuhaltungshakens zurückgeschoben wird.</text:span></text:p>
          </table:table-cell>
          <table:table-cell office:value-type="string">
            <text:p>-</text:p>
          </table:table-cell>
          <table:table-cell office:value-type="float" office:value="962">
            <text:p>962</text:p>
          </table:table-cell>
          <table:table-cell table:number-columns-repeated="1018"/>
        </table:table-row>
        <table:table-row table:style-name="ro11">
          <table:table-cell office:value-type="string">
            <text:p><text:span text:style-name="T1">§. 493.</text:span> Die dritte Beschäftigung ist das <text:span text:style-name="T2">Pressen</text:span>. <text:span text:style-name="T1">Man thut diese bereitete Masse in einen Sack von starker und dichter Leinwand, man legt sie zwischen zwo eiserne Platten unter eine Presse, nachdem diese zuvor sind warm gemacht.</text:span></text:p>
          </table:table-cell>
          <table:table-cell/>
          <table:table-cell office:value-type="string">
            <text:p><text:s/></text:p>
          </table:table-cell>
          <table:table-cell office:value-type="string">
            <text:p><text:span text:style-name="T1">Von Berghaus, I. I., der selbstlehrende doppelte Buchhalter, oder vollständige Anweisung zur leichten Erlernung des Italiänisch-doppelten Buchhaltens.</text:span> Nach Hellwigschem Plane bearbeitet. gr. 8. — ist eine Neue sehr vermehrte und verbesserte Auflage unter der <text:span text:style-name="T2">Presse</text:span>, welche bis Johanni fertig erscheint. <text:span text:style-name="T1">Berghaus, I. I. Geschichte der Schiffahrtskunde bey den vornehmsten Völkern des Alterthums.</text:span></text:p>
          </table:table-cell>
          <table:table-cell office:value-type="string">
            <text:p>-</text:p>
          </table:table-cell>
          <table:table-cell office:value-type="float" office:value="624">
            <text:p>624</text:p>
          </table:table-cell>
          <table:table-cell table:number-columns-repeated="1018"/>
        </table:table-row>
        <table:table-row table:style-name="ro18">
          <table:table-cell office:value-type="string">
            <text:p><text:span text:style-name="T1">Und in dieser Auffassung kann uns auch die Erzählung bestärken, nach welcher Apelles bei seiner Begegnung mit Ptolemaeos aus dem Gedächtniss das Portrait eines ihm nur aus flüchtiger Begegnung bekannten Menschen mit Kohle in leichtem Umriss, aber von der täuschendsten Aehnlichkeit entwirft.</text:span> Denn, was hier berichtet wird, setzt nicht nur eine grosse Leichtigkeit, sondern auch Schärfe der Beobachtung voraus, welche es versteht, die Kennzeichen einer Person oder eines Dinges, in welchen sich vorzugsweise deren Charakter ausspricht, klar und bestimmt aufzufassen und eben so durch die <text:span text:style-name="T2">technischen</text:span> Mittel der Kunst wiederzugeben. <text:span text:style-name="T1">Erinnern wir uns nun wieder an die früheren Bemerkungen über die Uebungen des Apelles im Zeichnen, so werden sie uns nicht unternommen scheinen, um mit blosser Virtuosität zu prunken, sondern sie sind nur das Mittel zur sichern Erreichung eines höheren Zweckes, nemlich einer scharfen und feinen Charakteristik.</text:span></text:p>
          </table:table-cell>
          <table:table-cell/>
          <table:table-cell office:value-type="string">
            <text:p><text:s/></text:p>
          </table:table-cell>
          <table:table-cell office:value-type="string">
            <text:p><text:span text:style-name="T1">In der Hand der Landesfürsten erhielt jedes einzelne Heer in seiner Ausrüstung und Bewaffnung einen gleichförmigen Charakter.</text:span> Die letztere, abhängig von dem Stande der <text:span text:style-name="T2">technischen</text:span> Wissenschaften und der Kriegskunst, wird allmählich mehr ein Gegenstand der Massenerzeugung, der Maschinenthätigkeit. <text:span text:style-name="T1">Als solcher entwickelt sich die Bewaffnung unmittelbarer mit den Fortschritten der Technik.</text:span></text:p>
          </table:table-cell>
          <table:table-cell office:value-type="string">
            <text:p>-</text:p>
          </table:table-cell>
          <table:table-cell office:value-type="float" office:value="1206">
            <text:p>1206</text:p>
          </table:table-cell>
          <table:table-cell table:number-columns-repeated="1018"/>
        </table:table-row>
        <table:table-row table:style-name="ro3">
          <table:table-cell office:value-type="string">
            <text:p><text:span text:style-name="T1">Indessen suchten wir an eisernen Nägeln und Corallen zusammen was wir allerseits noch übrig hatten, und schenkten ihnen diese Kleinigkeiten mehr zum Zeichen unsrer Dankbarkeit, als zur Vergeltung ihres guten Willens.</text:span> Beym Abschied <text:span text:style-name="T2">packte</text:span> der Knabe alles, was wir nicht hatten verzehren können, zusammen, und trug uns solches bis aus Schiff nach. <text:span text:style-name="T1">Hier machten ihm seine Freunde ein Beil, ein Hemde und andre Artikel von geringerem Werthe zum Gegengeschenk, durch die er sich für weit reichlicher als er selbst es erwartet haben mochte, belohnt zu halten schien, und noch desselben Abends ganz vergnügt zu seinen Eltern zurück kehrte.</text:span></text:p>
          </table:table-cell>
          <table:table-cell/>
          <table:table-cell office:value-type="string">
            <text:p><text:s/></text:p>
          </table:table-cell>
          <table:table-cell office:value-type="string">
            <text:p><text:span text:style-name="T1">Jarno, aufmerksam auf alles, konnte diesmal eine solche hohe Selbstgenügsamkeit nicht erklären, bis er endlich nach manchen Umschweifen erfuhr: der Graf sey überzeugt, das Kind habe wirklich Gift genommen, er habe es aber durch sein Gebet und durch das Auflegen seiner Hände, wunderbar am Leben erhalten.</text:span> Nun beschloß er auch sogleich wegzugehn, <text:span text:style-name="T2">gepackt</text:span> war bey ihm alles wie gewöhnlich in Einem Augenblicke, und beym Abschied faßte die schöne Gräfin Wilhelms Hand, ehe sie noch die Hand der Schwester los ließ, drückte alle vier Hände zusammen, kehrte sich schnell um, und stieg in den Wagen. <text:span text:style-name="T1">So viel schreckliche und wunderbare Begebenheiten, die sich eine über die andere drängten, zu einer ungewohnten Lebensart nöthigten, und alles in Unordnung und Verwirrung setzten, hatten eine Art von fieberhafter Schwingung in das Haus gebracht.</text:span></text:p>
          </table:table-cell>
          <table:table-cell office:value-type="string">
            <text:p>-</text:p>
          </table:table-cell>
          <table:table-cell office:value-type="float" office:value="840">
            <text:p>840</text:p>
          </table:table-cell>
          <table:table-cell table:number-columns-repeated="1018"/>
        </table:table-row>
        <table:table-row table:style-name="ro7">
          <table:table-cell office:value-type="string">
            <text:p><text:span text:style-name="T1">Aber unsre Vorfahren!</text:span> (O ewiges <text:span text:style-name="T2">Steckenpferd</text:span> unsrer heutigen Schläfrigkeit!) wahrhaftig sie waren rühriger als man es ihnen nur zu oft abzusprechen bemühet ist. <text:span text:style-name="T1">Sie thaten gewiß mehr als blos flicken.</text:span></text:p>
          </table:table-cell>
          <table:table-cell/>
          <table:table-cell office:value-type="string">
            <text:p><text:s/></text:p>
          </table:table-cell>
          <table:table-cell office:value-type="string">
            <text:p><text:span text:style-name="T1">Die Neuheit der Geseze von den Ankündigern und Ausrufern erhelt aus ihrem Jnhalte.</text:span> Aldermann Ekhard (künftig mehr von ihm) that sich bey Gebung des ersten durch die bekante, aber oft sehr falsch abgeschriebne Rede hervor, die anfängt: Mir geht es nicht etwa wie Burinams Thiere zwischen den beyden Heuhaufen; mir geht es so gar wie einem Ausrufer, wenn er gestiefelt und gespornt in den grossen Stall seiner sämtlichen <text:span text:style-name="T2">Steckenpferde</text:span> trit, und ganz und gar nicht mit sich einig werden kann, welches er reiten will: <text:span text:style-name="T1">Ob es der Scheckichte seyn soll?</text:span></text:p>
          </table:table-cell>
          <table:table-cell office:value-type="string">
            <text:p>-</text:p>
          </table:table-cell>
          <table:table-cell office:value-type="float" office:value="584">
            <text:p>584</text:p>
          </table:table-cell>
          <table:table-cell table:number-columns-repeated="1018"/>
        </table:table-row>
        <table:table-row table:style-name="ro4">
          <table:table-cell office:value-type="string">
            <text:p><text:span text:style-name="T1">Dem Arbeiter muss der Kapitalist daher beständig als Geldkapitalist, und sein Kapital als Geldkapital gegenübertreten.</text:span> Es kann hier nicht, wie beim Kauf der Produktionsmittel und Verkauf der produktiven Waaren, direkte oder indirekte Ausgleichung stattfinden (sodass die grössere Masse des Geldkapitals thatsächlich nur in Form von Waaren, das Geld nur in der Form des Rechengelds, und schliesslich baar nur für Ausgleichung der <text:span text:style-name="T2">Bilanzen</text:span> figurirt). <text:span text:style-name="T1">Andrerseits wird ein Theil des aus dem variablen Kapital entspringenden Mehrwerths vom Kapitalisten verausgabt für seine Privatkonsumtion, die dem Kleinhandel angehört und, auf welchen Umwegen immer, baar, in der Geldform des Mehrwerths verausgabt wird.</text:span></text:p>
          </table:table-cell>
          <table:table-cell/>
          <table:table-cell office:value-type="string">
            <text:p><text:s/></text:p>
          </table:table-cell>
          <table:table-cell office:value-type="string">
            <text:p><text:span text:style-name="T1">Nehmen wir den Circulationsprozess in einer Form, worin er sich als blosser Waarenaustausch darstellt.</text:span> Diess ist stets der Fall, wenn beide Waarenbesitzer Waaren von einander kaufen und die <text:span text:style-name="T2">Bilanz</text:span> ihrer wechselseitigen Geldforderungen sich am Zahlungstag ausgleicht. <text:span text:style-name="T1">Das Geld dient hier als Rechengeld, um die Werthe der Waaren in ihren Preisen auszudrücken, tritt aber nicht den Waaren selbst dinglich gegenüber.</text:span></text:p>
          </table:table-cell>
          <table:table-cell office:value-type="string">
            <text:p>-</text:p>
          </table:table-cell>
          <table:table-cell office:value-type="float" office:value="1054">
            <text:p>1054</text:p>
          </table:table-cell>
          <table:table-cell table:number-columns-repeated="1018"/>
        </table:table-row>
        <table:table-row table:style-name="ro21">
          <table:table-cell office:value-type="string">
            <text:p><text:span text:style-name="T1">Aber ihre Gutmüthigkeit ging oft in Schwäche über, und da mein Vater nur selten im Stande war, eine strenge Miene anzunehmen, so blieben wir bei unseren kindlichen Unarten und Eigenwilligkeiten so ziemlich uns selbst überlassen.</text:span> Ein Jahr nach der Geburt meines Bruders Moritz wurde unsre <text:span text:style-name="T2">Kinderstube</text:span> durch ein viertes Mitglied vermehrt. <text:span text:style-name="T1">Mein Vater nahm den Nebenschößling einer erlauchten Familie, den ich mit seinem Vornamen Fritz nennen will, zu sich.</text:span></text:p>
          </table:table-cell>
          <table:table-cell/>
          <table:table-cell office:value-type="string">
            <text:p><text:s/></text:p>
          </table:table-cell>
          <table:table-cell office:value-type="string">
            <text:p><text:span text:style-name="T1">Wissen Sie wohl, daß ich die alte Orgel aus der Daasdorfischen Kirche gekauft habe?</text:span> Ich habe sie für dreißig Gulden erstanden, und in die <text:span text:style-name="T2">Kinderstube</text:span>, oder besser, in mein Musiczimmer setzen lassen. <text:span text:style-name="T1">Der alte Schulmeister machte mir zwar anfangs allerlei Hasensprünge, und wollte bei unserm Concert nicht spielen; so, daß ich ihn einmal bald zum Dinge hinaus gepeitscht hätte:</text:span></text:p>
          </table:table-cell>
          <table:table-cell office:value-type="string">
            <text:p>-</text:p>
          </table:table-cell>
          <table:table-cell office:value-type="float" office:value="98">
            <text:p>98</text:p>
          </table:table-cell>
          <table:table-cell table:number-columns-repeated="1018"/>
        </table:table-row>
        <table:table-row table:style-name="ro13">
          <table:table-cell office:value-type="string">
            <text:p><text:span text:style-name="T1">Denn dieß Gesetz ist ein Gesetz ihrer Natur, von dem sie nicht anders abgehen kann, als in so ferne sie selbst ihren eigenen Zustand zu verändern im Stande ist.</text:span> Heget sie also Jdeen wider ihren Willen, oder fällt sie auf sie mit Unmuth alle Augenblicke zurück; ist sie von ihnen bezaubert, wie ein Kaninchen von einer Klapperschlange, das sich entfernen will, auch sich wirklich etwas entfernet, aber doch gleich wieder zurückkehret und, indem es unverwandt dem Verschlinger in die funkelnden Augen siehet, sich ihm immer mehr nähert, und endlich zur Beute überläßt; wenn so etwas ähnliches dem Liebhaber mit der Vorstellung von seiner Geliebten begegnet, und jedem andern mit seinem <text:span text:style-name="T2">Steckenpferde</text:span>: <text:span text:style-name="T1">so folget nicht, daß die Seele von dem Strome des Gehirns getrieben würde; es folget nur, daß sie nicht allemal das Vermögen habe, die in ihr festgesetzte Folge von Vorstellungen selbstthätig abzuändern.</text:span></text:p>
          </table:table-cell>
          <table:table-cell/>
          <table:table-cell office:value-type="string">
            <text:p><text:s/></text:p>
          </table:table-cell>
          <table:table-cell office:value-type="string">
            <text:p><text:span text:style-name="T1">Aber was thut das?</text:span> ein Jeder hat sein <text:span text:style-name="T2">Steckenpferd</text:span> und wir wiederholen uns alle. <text:span text:style-name="T1">Nimm mir ’s nicht übel, Du wiederholst Dich auch und betonst namentlich vieles …“</text:span></text:p>
          </table:table-cell>
          <table:table-cell office:value-type="string">
            <text:p>-</text:p>
          </table:table-cell>
          <table:table-cell office:value-type="float" office:value="249">
            <text:p>249</text:p>
          </table:table-cell>
          <table:table-cell table:number-columns-repeated="1018"/>
        </table:table-row>
        <table:table-row table:style-name="ro4">
          <table:table-cell office:value-type="string">
            <text:p><text:span text:style-name="T1">R.G. Bl. 1879 S. 139. Motive zum Gesetzentwurf in den Drucksachen des Reichstages von 1879 Nro. 152.</text:span> Vgl. Drucksachen des <text:span text:style-name="T2">Reichstages</text:span> v. 1879 Nr. 272 S. 1622. <text:span text:style-name="T1">R.G. v. 15. Mai 1879 §. 3 (R.G. Bl. S. 139).</text:span></text:p>
          </table:table-cell>
          <table:table-cell/>
          <table:table-cell office:value-type="string">
            <text:p><text:s/></text:p>
          </table:table-cell>
          <table:table-cell office:value-type="string">
            <text:p><text:span text:style-name="T1">Die Gegenwart des Kaisers, der im Fürstenkollegium präsidirte, die Mehrheit der katholischen Stimmen im Churfürstenrathe, die überlegene Anzahl der Bischöfe und der Abgang von mehrern evangelischen Stimmen leitete die Verhandlungen zum Vortheil des Kaisers und es fehlte viel, daß auf diesem Reichstage das Reich repräsentirt worden wäre.</text:span> Nicht ganz mit Unrecht betrachteten ihn die Protestanten als eine Zusammenverschwörung Oesterreichs und seiner Kreaturen gegen den protestantischen Theil, und in ihren Augen konnte es Verdienst scheinen, diesen <text:span text:style-name="T2">Reichstag</text:span> zu stören oder auseinander zu scheuchen. <text:span text:style-name="T1">Banner entwarf diesen verwegenen Anschlag.</text:span></text:p>
          </table:table-cell>
          <table:table-cell office:value-type="string">
            <text:p>-</text:p>
          </table:table-cell>
          <table:table-cell office:value-type="float" office:value="380">
            <text:p>380</text:p>
          </table:table-cell>
          <table:table-cell table:number-columns-repeated="1018"/>
        </table:table-row>
        <table:table-row table:style-name="ro6">
          <table:table-cell office:value-type="string">
            <text:p><text:span text:style-name="T1">Wir waren, fuhr er fort, ratione studiorum niemals so recht einig: er gab mir gern zu, daß ein richtiges Studium der Geschichte und der Philologie allerdings einem Theologen nöthig sey:</text:span> er hat sich auch, das muß ich ihm nachrühmen, nicht faul in dergleichen umgesehen; aber da hatte er seine Wolfische Metaphysik, das war sein <text:span text:style-name="T2">Steckenpferd</text:span>, dadurch glaubte er alle Wahrheit zu finden und alle Irrthümer widerlegen zu können. <text:span text:style-name="T1">Gebe Gott! daß es ihm gelungen ist, die einzige Wahrheit gefunden zu haben: daß alles, was uns bessert und beruhigt, für uns nüzlich und folglich wahr ist.</text:span></text:p>
          </table:table-cell>
          <table:table-cell/>
          <table:table-cell office:value-type="string">
            <text:p><text:s/></text:p>
          </table:table-cell>
          <table:table-cell office:value-type="string">
            <text:p><text:span text:style-name="T1">Ihre Seele wurde gekrönt geboren.</text:span> Die * * Fürstin, deren Oberhofmeisterin sie war, spielte zuweilen gern das Kind (Kinder erwiederns umgekehrt und repräsentiren ihre Repräsentanten); aber ob sie gleich einen dreißigjährigen Stolz besaß, so fiel sie doch ihrem <text:span text:style-name="T2">Steckenpferd</text:span> in den Zügel, sobald die monarchische Oberhofmeisterin erschien, die im ganzen Lande (die Schwanen ausgenommen) den Kopf am meisten zurückbog. <text:span text:style-name="T1">Eine Frau wie diese, deren Blicke Throninsignien und deren Worte mandata sacrae caesareae majestatis propria waren, hatte aus den Händen der Natur selber die Huldigungsmünze und das Throngerüste, um ihren Reichsapfel gegen die Schönheitsäpfel junger Mädgen abzuwägen — eine solche konnte die Klotilden beherrschen und formen.</text:span></text:p>
          </table:table-cell>
          <table:table-cell office:value-type="string">
            <text:p>-</text:p>
          </table:table-cell>
          <table:table-cell office:value-type="float" office:value="562">
            <text:p>562</text:p>
          </table:table-cell>
          <table:table-cell table:number-columns-repeated="1018"/>
        </table:table-row>
        <table:table-row table:style-name="ro11">
          <table:table-cell office:value-type="string">
            <text:p><text:span text:style-name="T1">Dem Befehl, die Truppen nach Großpolen zu führen, kam er nicht nach.</text:span> Er rechtfertigt sich damit, daß die vorausgegangenen <text:span text:style-name="T2">Reichstage</text:span> die Vermehrung der Armee, welche die Woiwodschaften des Ostens beharrlich verlangten, nicht zu Stande gebracht hätten. <text:span text:style-name="T1">Aber er fand mit allem seinem Thun und Treiben keinen Anklang im Lande.</text:span></text:p>
          </table:table-cell>
          <table:table-cell/>
          <table:table-cell office:value-type="string">
            <text:p><text:s/></text:p>
          </table:table-cell>
          <table:table-cell office:value-type="string">
            <text:p><text:span text:style-name="T1">bir-brau-ordnung, Gotaische, ist zur maasregel zu nemen, 4517.</text:span> bischof, was er ist? 95, wer selbigen erwälete, 96, die erwäleten wurden vom könige bestätiget, oder verworfen, ebend., wer unter ihnen stunde? 97, hatten ihre advocaten, 98, sassen auf den <text:span text:style-name="T2">Reichstägen</text:span>, 99, derselben verrichtungen, ebend., waren jeweilen generale, 3035. <text:span text:style-name="T1">blei, 2630, dessen gattungen, 2631, dessen schmelzen, 2632, blei-rauch, 2632.</text:span></text:p>
          </table:table-cell>
          <table:table-cell office:value-type="string">
            <text:p>-</text:p>
          </table:table-cell>
          <table:table-cell office:value-type="float" office:value="288">
            <text:p>288</text:p>
          </table:table-cell>
          <table:table-cell table:number-columns-repeated="1018"/>
        </table:table-row>
        <table:table-row table:style-name="ro32">
          <table:table-cell office:value-type="string">
            <text:p><text:span text:style-name="T1">Darin hat die neue Zeit keine Änderung hervorgebracht:</text:span> Das Kriegswesen ist das <text:span text:style-name="T2">Steckenpferd</text:span> des modernen Japan geblieben, für welches ihm kein Geld zuviel ist. <text:span text:style-name="T1">Als Soldaten sind sie mutig und ausdauernd.</text:span></text:p>
          </table:table-cell>
          <table:table-cell/>
          <table:table-cell office:value-type="string">
            <text:p><text:s/></text:p>
          </table:table-cell>
          <table:table-cell office:value-type="string">
            <text:p><text:span text:style-name="T1">Da war z. B. der alte Starke.</text:span> Dessen <text:span text:style-name="T2">Steckenpferd</text:span> war Aristoteles und was Aristoteles lange vergessen hatte, das wußte Starke. <text:span text:style-name="T1">Aber das, worauf es ankommt, das wußt’ er nicht.</text:span></text:p>
          </table:table-cell>
          <table:table-cell office:value-type="string">
            <text:p>-</text:p>
          </table:table-cell>
          <table:table-cell office:value-type="float" office:value="1195">
            <text:p>1195</text:p>
          </table:table-cell>
          <table:table-cell table:number-columns-repeated="1018"/>
        </table:table-row>
        <table:table-row table:style-name="ro8">
          <table:table-cell office:value-type="string">
            <text:p><text:span text:style-name="T1">An den Mäuseln und Kniebuckeln erscheinen Muscheln von anfänglich sehr geringen Dimensionen.</text:span> Wir nähern uns der Periode der Zaddeltracht, die auch bei dem <text:span text:style-name="T2">geharnischten</text:span> Manne zumal bei festlichen Gelegenheiten zur Geltung gelangt. <text:span text:style-name="T1">In Italien werden bis ans Ende des 15. Jahrhunderts über den Rücken gezogene Mäntel getragen, von den Achseln fallen lange gezaddelte, weite Ärmel, bei manchem bis auf den Boden herab.</text:span></text:p>
          </table:table-cell>
          <table:table-cell/>
          <table:table-cell office:value-type="string">
            <text:p><text:s/></text:p>
          </table:table-cell>
          <table:table-cell office:value-type="string">
            <text:p><text:span text:style-name="T1">Terzinen haben übrigens noch gedichtet: Sallet, Platen, Friedr. v. Schlegel (Klagegesang am Grabe eines Jünglings), A. W. v. Schlegel (Prometheus), Herwegh (Auch dies gehört dem König, Gedichte eines Lebendigen S. 259), Freiligrath, Julius Grosse (Je älter du &amp; c.), Wilhelm Jensen (Um meines Lebenstages Mittag) und Dingelstedt (Zum Gutenbergsfest in Mainz).</text:span> <text:span text:style-name="T2">Geharnischte</text:span> Terzinen schrieb E. Rittershaus in seinen 1878 erschienenen Freim. = Gedichten S. 107 ff. <text:span text:style-name="T1">Julius Mosen hat in „Ritter-Wahn“ Terzinen mit reimloser Mittelzeile gebildet, wodurch seine Terzinen den eigentlichen Reiz verloren.</text:span></text:p>
          </table:table-cell>
          <table:table-cell office:value-type="string">
            <text:p>-</text:p>
          </table:table-cell>
          <table:table-cell office:value-type="float" office:value="959">
            <text:p>959</text:p>
          </table:table-cell>
          <table:table-cell table:number-columns-repeated="1018"/>
        </table:table-row>
        <table:table-row table:style-name="ro7">
          <table:table-cell office:value-type="string">
            <text:p><text:span text:style-name="T1">Jch will nichts mit solchen verwirrten Vagabunden zu thun haben.</text:span> <text:span text:style-name="T2">Donnerwetter</text:span>! <text:span text:style-name="T1">Was ist das wieder für eine Sicherheitspolizei?</text:span></text:p>
          </table:table-cell>
          <table:table-cell/>
          <table:table-cell office:value-type="string">
            <text:p><text:s/></text:p>
          </table:table-cell>
          <table:table-cell office:value-type="string">
            <text:p><text:span text:style-name="T1">Valetudo, heißt überhaupt, Befinden des Leibes; aber oft heißt es nicht nur Gesundheit, z.B. valetudinem tuam cura: si vales, bene est; valeo; sondern auch Krankheit, harte Krankheit, z.B. in gravem valetudinem incidit; gravi valetudine implicitus; So tempestas, Wetter, Gewitter, Ungewitter.</text:span> Tempestas heißt indifferent, Wetter; aber, wenn man im Lateinischen sagt: magna tempestas, so heißt es Sturm, <text:span text:style-name="T2">Donnerwetter</text:span>, Wind, u. s.f. und der Deutsche sagt: es kam ein Wetter, ein rechtes Wetter. <text:span text:style-name="T1">Mit dem Worte, Gewitter, ist es noch sonderbarer:</text:span></text:p>
          </table:table-cell>
          <table:table-cell office:value-type="string">
            <text:p>-</text:p>
          </table:table-cell>
          <table:table-cell office:value-type="float" office:value="108">
            <text:p>108</text:p>
          </table:table-cell>
          <table:table-cell table:number-columns-repeated="1018"/>
        </table:table-row>
        <table:table-row table:style-name="ro10">
          <table:table-cell office:value-type="string">
            <text:p><text:span text:style-name="T1">Wann hätte je ein Stand oder eine Klasse auf Vorrechte irgend welcher Art freiwillig verzichtet!</text:span> Wir finden es ganz in der Ordnung, wenn sie die Suppe nicht kochen und die kleinen Kinder nicht warten wollen, denn der Gedanke an die Mitwirkung der Frau im Staat ist bei den klügsten Männern unzertrennlich von der Vorstellung, daß als Ausgleichung dafür ein Theil ihrer Kräfte in Küche, <text:span text:style-name="T2">Kinderstube</text:span> und im Waschkeller zu Grunde gehen müsse. <text:span text:style-name="T1">Nicht gegen die Männer richten sich unsere bittersten Empfindungen, unsere härtesten Anklagen, sondern gegen die Frauen, die feige es dulden, daß eine Generation nach der andern sie achtlos bei Seite schiebt.</text:span></text:p>
          </table:table-cell>
          <table:table-cell/>
          <table:table-cell office:value-type="string">
            <text:p><text:s/></text:p>
          </table:table-cell>
          <table:table-cell office:value-type="string">
            <text:p><text:span text:style-name="T1">Man sagt, daß er in Jndien oft gefangen gehalten werde, weil man ihn, als einen gutmüthigen, harmlosen Gesellen, selbst Kindern zum Spielgenossen geben und nach Belieben in Haus, Hof und Garten umherstreifen lassen dürfe.</text:span> Raffles, welcher einen dieser Bären besaß, durfte ihm den Aufenthalt in der <text:span text:style-name="T2">Kinderstube</text:span> gestatten und war niemals benöthigt, ihn durch Anlegen an die Kette oder durch Schläge zu bestrafen. <text:span text:style-name="T1">Mehr als einmal kam er ganz artig an den Tisch und bat sich von den Speisenden Etwas zu fressen aus.</text:span></text:p>
          </table:table-cell>
          <table:table-cell office:value-type="string">
            <text:p>-</text:p>
          </table:table-cell>
          <table:table-cell office:value-type="float" office:value="1174">
            <text:p>1174</text:p>
          </table:table-cell>
          <table:table-cell table:number-columns-repeated="1018"/>
        </table:table-row>
        <table:table-row table:style-name="ro13">
          <table:table-cell office:value-type="string">
            <text:p><text:span text:style-name="T1">Wild und schnaubend stürzten die Stiere auf den Helden loß, allein die Zauberkraft, womit Medea ihn begabt hatte, machte sie plötzlich zahm; sie beugten willig ihren Nacken unter das Joch, indem sie Jason an den Pflug spannte, und auf dem Felde des Mars die Furchen zog, worin er die Zähne des Drachen säte.</text:span> Als nun plötzlich die Saat der <text:span text:style-name="T2">geharnischten</text:span> Männer aus dem Boden keimte, die alle ihre Schwerdter gegen den Jason kehrten, so warf dieser in ihre Mitte den bezaubernden Kieselstein, der ihre Herzen verhärtete, daß sie mit wechselseitiger Wuth sich selbst aufrieben, und mit ihren todten Körpern den Boden deckten, woraus sie kaum erst entsprossen waren. <text:span text:style-name="T1">Ehe noch der König und das Volk von seinem Erstaunen sich erhohlte, eilte Jason schon, den Drachen einzuschläfern; er tödtete das Ungeheuer, und triumphirend hielt seine Rechte das goldne Fließ empor. —</text:span></text:p>
          </table:table-cell>
          <table:table-cell/>
          <table:table-cell office:value-type="string">
            <text:p><text:s/></text:p>
          </table:table-cell>
          <table:table-cell office:value-type="string">
            <text:p><text:span text:style-name="T1">Ich antworte hierauf ja und nein, und will dieses sogleich näher erläutern.</text:span> Schon zu der Carolinger Zeit konnten zwölf Mansi damit frey kommen, daß sie anstatt zwölf Mann ins Feld zu bringen, einen <text:span text:style-name="T2">geharnischten</text:span> stelleten. <text:span text:style-name="T1">Die Folge davon ist, daß ein Eigenthümer von zwölf Actien, oder zwölf Nägeln, wie man im Bremischen spricht, (wo der Besitzer von zwölf Nägeln eine Stimme in der Directionscompagnie hat, oder zu Landtage gehet) eilf Mansos zur todten Hand bringen, das ist, mit Leibeignen besetzen, und sie mit seinem Harnische in der Heerbannsreihe vertreten konnte.</text:span></text:p>
          </table:table-cell>
          <table:table-cell office:value-type="string">
            <text:p>-</text:p>
          </table:table-cell>
          <table:table-cell office:value-type="float" office:value="462">
            <text:p>462</text:p>
          </table:table-cell>
          <table:table-cell table:number-columns-repeated="1018"/>
        </table:table-row>
        <table:table-row table:style-name="ro9">
          <table:table-cell office:value-type="string">
            <text:p><text:span text:style-name="T1">Sie sind nicht so vollständig abgezählt, als es seyn könnte (§. 178. seqq.), und auch ihre Verhältnisse zu den Zeitwörtern und Vorwörtern könnten ungleich metaphysischer und daher auch charakteristischer seyn.</text:span> Was in Ansehung der <text:span text:style-name="T2">Vorwörter</text:span> abgeht und unordentlich ist, haben wir oben (§. 209. seqq.) schon angezeigt. <text:span text:style-name="T1">Und in Ansehung der Zeitwörter findet man es ebenfalls, wenn man aus einer Sprache in die andere übersetzt, weil da mit einerley Zeitwörtern ganz verschiedene Fallendungen verbunden werden.</text:span></text:p>
          </table:table-cell>
          <table:table-cell/>
          <table:table-cell office:value-type="string">
            <text:p><text:s/></text:p>
          </table:table-cell>
          <table:table-cell office:value-type="string">
            <text:p><text:span text:style-name="T1">Der Anfang superbe.</text:span> Das <text:span text:style-name="T2">Vorwort</text:span> ist von Ihnen, das kann ein Geschäftsmann nicht. <text:span text:style-name="T1">So wollte ich die Verordnung vor's Publicum gebracht, so eingeleitet.</text:span></text:p>
          </table:table-cell>
          <table:table-cell office:value-type="string">
            <text:p>-</text:p>
          </table:table-cell>
          <table:table-cell office:value-type="float" office:value="16">
            <text:p>16</text:p>
          </table:table-cell>
          <table:table-cell table:number-columns-repeated="1018"/>
        </table:table-row>
        <table:table-row table:style-name="ro8">
          <table:table-cell office:value-type="string">
            <text:p><text:span text:style-name="T1">Warum man aber z. E. an statt potius propter, potissimum propter, oder vel maxime propter, nicht kürzer, propterius, propterrime, sagt, läßt sich nur daher leiten, weil die Urheber der lateinischen Sprache derselben diesen Schwung nicht gegeben haben.</text:span> Solche Möglichkeiten wird man in den Sprachen bald für jede <text:span text:style-name="T2">Vorwörter</text:span> finden, weil die Verhältnisse, die sie vorstellen, unstreitig Grade haben, und dadurch näher bestimmt oder angezeigt werden könnten. <text:span text:style-name="T1">§. 218.</text:span></text:p>
          </table:table-cell>
          <table:table-cell/>
          <table:table-cell office:value-type="string">
            <text:p><text:s/></text:p>
          </table:table-cell>
          <table:table-cell office:value-type="string">
            <text:p><text:span text:style-name="T1">§. 309.</text:span> Da die drey Dimensionen des Ortes, jede für sich betrachtet, linear sind, so können wir uns, in Ansehung der <text:span text:style-name="T2">Vorwörter</text:span>, vor, nach, auf, unter, über, an, zwischen rc. begnügen, die zwey erstern zu nehmen, und sie in so ferne betrachten, als sie überhaupt die erste Anlage zu der Theorie der Ordnung, nach jeden Arten von Dimensionen angeben. <text:span text:style-name="T1">Das vor und nach seyn zeiget an sich schon eine Art der Ordnung an, und diese werden wir nun auf eine bloß symbolische Art in zwo Classen theilen können, weil sich in diesem Ausdrucke das vor und nach, sowohl als ein Vorwort als auch als ein Zuwort ansehen läßt.</text:span></text:p>
          </table:table-cell>
          <table:table-cell office:value-type="string">
            <text:p>-</text:p>
          </table:table-cell>
          <table:table-cell office:value-type="float" office:value="787">
            <text:p>787</text:p>
          </table:table-cell>
          <table:table-cell table:number-columns-repeated="1018"/>
        </table:table-row>
        <table:table-row table:style-name="ro12">
          <table:table-cell office:value-type="string">
            <text:p><text:span text:style-name="T1">Man ist zu der Gewißheit gelangt, daß bei mäßigen Taxen auf allen Seiten Gewinn sei, daher nach und nach ein allgemeines Streben nach Herabsetzung derselben und allenthalben die Erweiterung des Postgeschäfts zur Erleichterung des verkehrenden Publikums ersichtlich wird.</text:span> Ein Hauptmoment für die Fortbildung des Postwesens liegt aber in der Einheit seiner Behandlung und in der möglichst großen Ausdehnung des Postgebiets; je einfacher bei dem Postwesen die Manipulation, je weniger oft die Umpackung und Auswechslung der Correspondenz nöthig ist, desto schneller, wohlfeiler und sicherer, und mithin wohlthätiger wirkt die <text:span text:style-name="T2">Anstalt</text:span> — gerade wie der Handel. <text:span text:style-name="T1">Mit der Vervielfältigung der Routen und Postverbindungen vermehrt sich die zweckmäßige und kräftige Wirksamkeit der Postanstalt; es ist ein Jrrthum zu glauben, daß die Eisenbahnen die Posten beeinträchtigen, es ist unrichtig, wenn man dafür hält, die Post verliere an Wichtigkeit und Ausdehnung, weil in Folge der Entwicklung der Eisenbahnen weniger Eilwägen auf den Straßen laufen!</text:span></text:p>
          </table:table-cell>
          <table:table-cell/>
          <table:table-cell office:value-type="string">
            <text:p><text:s/></text:p>
          </table:table-cell>
          <table:table-cell office:value-type="string">
            <text:p><text:span text:style-name="T1">Dabey hat jeder Arme seine Freyheit zu gehen und zu kommen, und wenn er des Tages eine bessere Arbeit findet, solcher nachzugehen.</text:span> So bald ist aber nicht die öffentliche <text:span text:style-name="T2">Anstalt</text:span> gemacht: <text:span text:style-name="T1">so muß keiner sich unterstehen zu betteln; oder er muß sich gefallen lassen in die dritte Klasse gesetzt ins Werkhaus eingesperret und zur Arbeit gezwungen zu werden.</text:span></text:p>
          </table:table-cell>
          <table:table-cell office:value-type="string">
            <text:p>-</text:p>
          </table:table-cell>
          <table:table-cell office:value-type="float" office:value="42">
            <text:p>42</text:p>
          </table:table-cell>
          <table:table-cell table:number-columns-repeated="1018"/>
        </table:table-row>
        <table:table-row table:style-name="ro6">
          <table:table-cell office:value-type="string">
            <text:p><text:span text:style-name="T1">Es giebt Arbeiter, die dessen von 4, und andere, die ihn von 7 Gebinden machen.</text:span> Er wird in Packeten von 12 Dutzenden eingekauft, und hernach wieder Dutzendweise, oder nach dem Strehne, verkauft; f) der mecheler Zwirn, welcher der schönste und feinste ist, der nur gemacht wird, Es giebt dessen von solcher <text:span text:style-name="T2">Feine</text:span>, daß man ihn fast aus dem Gesichte verliert, und man braucht bey dessen Spinnung so außerordentliche Vorsicht gegen die Luft und das Tageslicht, daß man kaum begreifen kann, wie sich noch Personen finden, die ihn zu spinnen unternehmen wollen. <text:span text:style-name="T1">Man könnte zwar diesen Zwirn zu demjenigen rechnen, welcher zu Ryssel fabriciret wird, weil dessen in dieser Stadt und in den umliegenden Gegenden viel gesponnen wird.</text:span></text:p>
          </table:table-cell>
          <table:table-cell/>
          <table:table-cell office:value-type="string">
            <text:p><text:s/></text:p>
          </table:table-cell>
          <table:table-cell office:value-type="string">
            <text:p><text:span text:style-name="T1">Die nach mir leben, sollen nicht einen Zug von seinem Gesichte verlieren; aber bis dahin will ich ihn allein kennen, und nur allein über ihn lachen.</text:span> Man hat mir wider diesen Plan den Einwurf gemacht, daß vielleicht in zwanzig Jahren, hundert kleine Umstände in den Sitten und Gebräuchen meiner heutigen Landsleute geändert, oder gar verloren gegangen seyn könnten, die doch oftmals schlechterdings zu wissen nöthig sind, wenn man das <text:span text:style-name="T2">Feine</text:span> und das Reizende der Satire so empfinden soll, wie ein jeder Verfasser wünscht, daß es seine Leser empfinden mögen. <text:span text:style-name="T1">Dieser Einwurf ist gegründet genug:</text:span></text:p>
          </table:table-cell>
          <table:table-cell office:value-type="string">
            <text:p>-</text:p>
          </table:table-cell>
          <table:table-cell office:value-type="float" office:value="521">
            <text:p>521</text:p>
          </table:table-cell>
          <table:table-cell table:number-columns-repeated="1018"/>
        </table:table-row>
        <table:table-row table:style-name="ro4">
          <table:table-cell office:value-type="string">
            <text:p><text:span text:style-name="T1">An und für sich könne man die Waren ebenso gut aus weissem Roheisen giessen, wodurch dieselben zugleich den Vorzug einer schönen Silberfarbe erhielten, während die aus grauem Eisen gegossenen Stücke immer missfarbig und matt blieben.</text:span> Dass aber das graue Eisen nur ein verunreinigtes weisses Eisen sei, schloss Reaumur, der von gebundenem und ungebundenem Kohlenstoff noch keine Ahnung hatte, daraus, dass graues Eisen bei der Reinigung durch Umschmelzen (dem Feinen) weiss werde, so dass „<text:span text:style-name="T2">Feinen</text:span>“ und „Weissen“ gleichbedeutend seien. <text:span text:style-name="T1">Je schwärzer das Roheisen, je öfter müsse man es umschmelzen, um es zu weissen.</text:span></text:p>
          </table:table-cell>
          <table:table-cell/>
          <table:table-cell office:value-type="string">
            <text:p><text:s/></text:p>
          </table:table-cell>
          <table:table-cell office:value-type="string">
            <text:p><text:span text:style-name="T1">Die von Agricola (Lib. VIII) abgebildeten Trockenpochwerke haben drei oder vier Pochstempel (vergl. Fig. 5, Seite 88).</text:span> Das gepochte Erz wurde durch einen Durchwurf, dessen Boden aus einem Drahtgeflecht bestand, geworfen, das <text:span text:style-name="T2">Feine</text:span> alsdann in Setzsieben verwaschen, das Grobe wieder unter den Pochstempel gebracht. <text:span text:style-name="T1">Die eisernen Pochstempel, deren Gestalt und Befestigung aus Fig. 5 und 6 zu ersehen ist, wurden schon sehr früh aus Gusseisen hergestellt.</text:span></text:p>
          </table:table-cell>
          <table:table-cell office:value-type="string">
            <text:p>-</text:p>
          </table:table-cell>
          <table:table-cell office:value-type="float" office:value="1296">
            <text:p>1296</text:p>
          </table:table-cell>
          <table:table-cell table:number-columns-repeated="1018"/>
        </table:table-row>
        <table:table-row table:style-name="ro4">
          <table:table-cell office:value-type="string">
            <text:p><text:span text:style-name="T1">Urplötzlich Wimmelte See und Bach von zahllosen Schwärmen von Fischen, Welche mit ihren glänzenden Schuppen und blitzenden Spiegeln Unter der grünen Fluth sich bewegen, in Schaaren, die oftmals Eine Sandbank scheinen im Meer.</text:span> Theils giengen sie einzeln Oder sie weideten auch in Heerden am Ufer im Seegras, Jhrer Nahrung; noch andere strichen durch zackichte Wälder Von Corallen hin; oder sie rührten im Sonnenschein scherzend, Jhre Panzer besprenget mit Gold; noch andre gewarten Jhrer Nahrung geruhig in glänzenden Schaalen von Perlen, Oder lauschen <text:span text:style-name="T2">geharnischt</text:span> darauf am Fuße der Felsen. <text:span text:style-name="T1">Auf der ebenen sanften Fluth schwamm spielend der Seehund, Und der gekrümmte Delphin.</text:span></text:p>
          </table:table-cell>
          <table:table-cell/>
          <table:table-cell office:value-type="string">
            <text:p><text:s/></text:p>
          </table:table-cell>
          <table:table-cell office:value-type="string">
            <text:p><text:span text:style-name="T1">Und ich selbst werde Sie Beide geleiten, so weit es mir irgend möglich ist.</text:span> — Alles Gold, was der Prinz bei sich trug, vertheilte er an Sophie und an Angés; jubelnd empfing das Kind die blanken Bilder vieler <text:span text:style-name="T2">geharnischter</text:span> Ritter, nagelneu aus der Münze zu Amsterdam hervorgegangen, als angenehmes Spielzeug. <text:span text:style-name="T1">Angés fand keine Gründe, das Erbieten des Prinzen zurückzuweisen, dasselbe kam ihren Wünschen ganz entgegen, denn nach der Heimath, der schönen, gemüthvollen, geliebten deutschen Heimath sehnte sich ihr ganzes Herz.</text:span></text:p>
          </table:table-cell>
          <table:table-cell office:value-type="string">
            <text:p>-</text:p>
          </table:table-cell>
          <table:table-cell office:value-type="float" office:value="61">
            <text:p>61</text:p>
          </table:table-cell>
          <table:table-cell table:number-columns-repeated="1018"/>
        </table:table-row>
        <table:table-row table:style-name="ro5">
          <table:table-cell office:value-type="string">
            <text:p><text:span text:style-name="T1">Als 1728.</text:span> Rußland Schweden erklären ließ, daß ein bequemes Mittel die Freundschaft zwischen beiden Staaten zu erhalten, seyn würde, wenn den Reichsständen, bey nächstem <text:span text:style-name="T2">Reichstag</text:span>, die Erbfolge des Herzogs zu Holstein recommandirt würde. <text:span text:style-name="T1">Man antwortete aber, daß solche Erbfolge auf der freien Wahl der Stände beruhe und man daher keine Entschliessung darüber zu erteilen im Stande sey, und möchte der russische Gesandte den König und Reichsrath mit dergleichen verschonen.</text:span></text:p>
          </table:table-cell>
          <table:table-cell/>
          <table:table-cell office:value-type="string">
            <text:p><text:s/></text:p>
          </table:table-cell>
          <table:table-cell office:value-type="string">
            <text:p><text:span text:style-name="T1">II.</text:span> Jetzt wurde noch in einem Reichsgutachten unterm 26. Jan. 1667. darauf angetragen: daß ein jeder Reichsstand die nöthigen Legationskosten zum <text:span text:style-name="T2">Reichstage</text:span>, wie auch zu Deputationstagen und Kreisversammlungen, von seinen Unterthanen erheben möge. Dieses genehmigte auch der Kaiser am 19. Jun. 1670. Somit war jetzt auch eine Schwierigkeit weniger, den Reichstag zu verewigen, da ein jeder Reichsstand die dazu erforderlichen Gesandtschaftskosten nicht mehr von seinen eignen Cammereinkünften zu tragen brauchte, sondern durch Landsteuern erheben konnte. <text:span text:style-name="T1">(Mancher Reichsstand hat seitdem vielleicht noch Vortheil davon gehabt, wenn die Landschaft gewisse Steuerbeyträge dazu übernommen hat, und sich in dieser Ausgabe noch etwas erspahren läßt.</text:span></text:p>
          </table:table-cell>
          <table:table-cell office:value-type="string">
            <text:p>-</text:p>
          </table:table-cell>
          <table:table-cell office:value-type="float" office:value="456">
            <text:p>456</text:p>
          </table:table-cell>
          <table:table-cell table:number-columns-repeated="1018"/>
        </table:table-row>
        <table:table-row table:style-name="ro39">
          <table:table-cell office:value-type="string">
            <text:p><text:span text:style-name="T1">Er läßt sich abrichten, so daß wohl zwey erwachsene Personen auf ihm reiten können.</text:span> Vorzüglich aber wird er durch seine <text:span text:style-name="T2">Federn</text:span> nutzbar. <text:span text:style-name="T1">Er verschluckt zwar zuweilen Geldstücke und ander Metall, aber der Versuch kann doch nicht oft ohne Schaden der Gesundheit des Thiers wiederhohlt werden.</text:span></text:p>
          </table:table-cell>
          <table:table-cell/>
          <table:table-cell office:value-type="string">
            <text:p><text:s/></text:p>
          </table:table-cell>
          <table:table-cell office:value-type="string">
            <text:p><text:span text:style-name="T1">Der Eitle mißfiel mir nicht eigentlich wegen des lächerlichen, welches er an sich hat, im Gegentheil habe ich ihm oft deswegen seine Narrheiten verziehen; der Grund lag vielmehr in dem Gedanken, daß jener sich mit seiner unbedeutenden Existenz viel zu sehr beschäftigt, als daß er uns die Aufmerksamkeit schenken sollte, die wir von andern auf unsre Person verlangen, und daß er uns gemeiniglich nur als ein Jnstrument seiner Bewunderung betrachtet.</text:span> Dieser Mißbrauch, den jene Narren mit uns treiben; die Gleichgültigkeit derselben gegen alles, was nicht ein Licht auf sie wirft; der abgeschmackte Egoismus, den sie in allen ihren Handlungen und Gesprächen an den Tag legen; die erbärmliche Kleingeistigkeit, an Farben und <text:span text:style-name="T2">Federn</text:span> sich zu ergötzen; die dumme Betriebsamkeit sich in Gesellschaften immer hervorzudrängen, und das große Wort daselbst zu führen; die fade Manier, mit welcher sie von uns eine demüthige Hochachtung — selbst gegen die jämmerlichen Blößen ihres Geistes und Herzens von uns fodern; die gnädigen Blicke, mit welchen sich ihr beifallgieriges Auge zuweilen gegen uns herabläßt; die überspannte Dankbarkeit, die sie von uns für oft sehr unbedeutende Dienste fodern; die ekelhafte Rangsucht dieser affenartigen Menschen, — alle diese Dinge haben nach und nach in mir einen unauslöschlichen Abscheu gegen ihre Handlungen eingeprägt; ich kann sie nicht mehr belachen; ich fühle mich geneigt, sie zu hassen, und meiner Spötterei über sie, so oft ich kann, freien Lauf zu laßen. — <text:span text:style-name="T1">Ein Mann, der seine Eitelkeit nicht mehr überwinden kann, ist in meinen Augen ein sehr verachtenswürdiges Geschöpf der Erde; alle seine Handlungen, selbst die besten, die schönsten die er thun kann, kommen mir äußerst verdächtig vor, — weil sie seine alberne Eitelkeit gewiß hervorgebracht hat, — weil alles moralische Gute seines Herzens aus keiner andern, als dieser unreinen Quelle, fließt, weil das Gute, was ein Geck thut, etwas Ekelhaftes an sich hat, das ich nicht beschreiben kann.</text:span></text:p>
          </table:table-cell>
          <table:table-cell office:value-type="string">
            <text:p>-</text:p>
          </table:table-cell>
          <table:table-cell office:value-type="float" office:value="667">
            <text:p>667</text:p>
          </table:table-cell>
          <table:table-cell table:number-columns-repeated="1018"/>
        </table:table-row>
        <table:table-row table:style-name="ro7">
          <table:table-cell office:value-type="string">
            <text:p><text:span text:style-name="T1">Die churpfälzische ökonomisch physikalische zu Lautern, welche ihre erste Versammlung 1769 den 15ten März hielt, die Bestätigung derselben aber erfolgte erst 1770 den 30sten August desselben Jahres.</text:span> Die schlesische patriotische Societät, welche die Stände 1772 errichtet, und welche, so viel ich weis, zu Breßlau einen ökonomischen Garten zu ihren Versuchen hat, worinnen der Syndicus derselben die Aufsicht und <text:span text:style-name="T2">Anstellung</text:span> dabey von ihr erhalten. <text:span text:style-name="T1">Ihre Einrichtung erhellet aus ihren Statuten, welche zu Breslau 1772 erschienen sind.</text:span></text:p>
          </table:table-cell>
          <table:table-cell/>
          <table:table-cell office:value-type="string">
            <text:p><text:s/></text:p>
          </table:table-cell>
          <table:table-cell office:value-type="string">
            <text:p><text:span text:style-name="T1">Man verbinde das herabhangende Bret durch einen feinen Drath mit dem ersten Leiter, so wird durch einige wenige Umdrehungen der Maschine der ganze Apparatus elektrisiret.</text:span> Bey <text:span text:style-name="T2">Anstellung</text:span> dieses Versuchs ward das Bret vom Tische auf 15 Zoll weit angezogen, und entlud sich von selbst mit einem starken Funken. <text:span text:style-name="T1">Eben dieses erfolgte, wenn man eine metallene Kugel auf den Tisch stellte, und das Bret derselben bis auf einen Zoll weit näherte, da es sich denn mit einem Funken entlud.</text:span></text:p>
          </table:table-cell>
          <table:table-cell office:value-type="string">
            <text:p>-</text:p>
          </table:table-cell>
          <table:table-cell office:value-type="float" office:value="651">
            <text:p>651</text:p>
          </table:table-cell>
          <table:table-cell table:number-columns-repeated="1018"/>
        </table:table-row>
        <table:table-row table:style-name="ro22">
          <table:table-cell office:value-type="string">
            <text:p><text:span text:style-name="T1">Hier wird breiter Fluß und Vollständigkeit der Erzählung erfordert und das sich unabweisbar herzudrängende dekorative Element nimmt einen großen Raum ein; wo immer der Volksgesang durch die Kunstpoesie verfälscht oder gar ganz verdrängt ist, sind dies die Kennzeichen der Entartung.</text:span> Dagegen dort an Stelle der Vollständigkeit der Handlung die sprung-und lückenhafteste Skizze des Verlaufs, anstatt sorgfältiger psychologischer Charakteristik die schroffste Einseitigkeit und die grellste Betonung immer nur des einzigen <text:span text:style-name="T2">Motivs</text:span> und zwar bis zu einem Grade der Herbigkeit und äußerster Uebertreibung, welcher in der Erzählung, und mag sie immerhin das Reich des Wunderbaren umschließen, niemals ertragen wird, weil dadurch das Jnteresse und damit ihr Zweck vernichtet würde, sondern der einzig und allein als ein Mittel die Stimmungsgewalt nachzuahmen verstanden und ertragen werden kann. <text:span text:style-name="T1">Endlich die Dekorationsmalerei, worin die Kunstballade luxuriert, kennt die Volksballade gar nicht.</text:span></text:p>
          </table:table-cell>
          <table:table-cell/>
          <table:table-cell office:value-type="string">
            <text:p><text:s/></text:p>
          </table:table-cell>
          <table:table-cell office:value-type="string">
            <text:p><text:span text:style-name="T1">so klagt er doch wieder die Lagen, nicht die Wünsche an.</text:span> » Er wolle sich selber, sagt' er, auslachen, aber er habe doch hundert Gründe, in St. Lüne zu zögern von einem Tage zum andern — es eckle ihn so sehr seine Absicht an, einem Menschen (dem Fürsten) aus andern <text:span text:style-name="T2">Motiven</text:span> zu gefallen als aus Liebe — es sey noch unwahrscheinlicher daß er selber gefalle, als daß es ihm gefalle — er wolle lieber seinen eignen Launen als gekrönten schmeicheln und er wisse gewiß, im ersten Monat sag' er dem Minister von Schleunes Satiren ins Gesicht und im zweiten dem Fürsten — und überhaupt werd' er jetzt mitten im Sommer einen vollständigen Hof-Filou schlecht zu machen wissen, im Winter eher u. s. w. « <text:span text:style-name="T1">Außer diesen hundert Gründen hatt' er noch schwächere, die er gar nicht erwähnte, wie etwan solche:</text:span></text:p>
          </table:table-cell>
          <table:table-cell office:value-type="string">
            <text:p>-</text:p>
          </table:table-cell>
          <table:table-cell office:value-type="float" office:value="439">
            <text:p>439</text:p>
          </table:table-cell>
          <table:table-cell table:number-columns-repeated="1018"/>
        </table:table-row>
        <table:table-row table:style-name="ro24">
          <table:table-cell office:value-type="string">
            <text:p><text:span text:style-name="T1">Diejenige Vereinigungsart ist indessen viel gemeiner, da sich zwar zweene Stämme mit einander, aber doch dergestalt verbinden, daß sie sich einander in entgegengesezten Richtungen begegnen, und das schmale Ende der einen Schlagader in das eben so schmale Ende der andern dergestalt geleitet wird, daß die von beiden Seiten herbeikommende Ströme des Blutes allda mit einander zusammentreffen müssen.</text:span> Von dergleichen Art ist der Bogen der obern Gekrösschlagader, und des mittleren Astes derselben, der von der Schlagader des Grimdarms, mit dem aufsteigenden Aste der linken Gekröseschlagader am dikken Gedärme gebildet wird, und von dem die <text:span text:style-name="T2">englische</text:span> Zergliederer vorlängst so viel geschrieben haben. Dieser Bogen aber ist nur ein einziges Beispiel von mehrern andern. <text:span text:style-name="T1">Denn man trift dergleichen so viele vom Magen bis zum Ende der Gedärme an, daß man sie schwerlich alle zälen kann.</text:span></text:p>
          </table:table-cell>
          <table:table-cell/>
          <table:table-cell office:value-type="string">
            <text:p><text:s/></text:p>
          </table:table-cell>
          <table:table-cell office:value-type="string">
            <text:p><text:span text:style-name="T1">2. Grauer Speiskobalt, stahlderber Kobalt.</text:span> Lichtstahlgrau; meist ungeformt; zuweilen mit glatter Spiegelfläche; theils gestrickt; sein Bruch ähnelt dem vom <text:span text:style-name="T2">englischen</text:span> Stahl; sehr hart; hält außer dem Kobalt auch Arsenik und Eisen. <text:span text:style-name="T1">Fundort unter andern im sächsischen und böhmischen Erzgebirge.</text:span></text:p>
          </table:table-cell>
          <table:table-cell office:value-type="string">
            <text:p>-</text:p>
          </table:table-cell>
          <table:table-cell office:value-type="float" office:value="772">
            <text:p>772</text:p>
          </table:table-cell>
          <table:table-cell table:number-columns-repeated="1018"/>
        </table:table-row>
        <table:table-row table:style-name="ro11">
          <table:table-cell office:value-type="string">
            <text:p><text:span text:style-name="T1">Eine allgemeine Regel, die bey diesem zu beobachten.</text:span> Diejenigen Uberbleibsel der Erdgewächse sind zum Einstreuen die besten, welche leicht faulen, durch die Fäulniß viel Alkali gebähren, und dasjenige, womit sie vermischt werden, <text:span text:style-name="T2">lukker</text:span> machen. <text:span text:style-name="T1">Z. E. Stroh, Laub, Säge-Späne, u. s. f.</text:span></text:p>
          </table:table-cell>
          <table:table-cell/>
          <table:table-cell office:value-type="string">
            <text:p><text:s/></text:p>
          </table:table-cell>
          <table:table-cell office:value-type="string">
            <text:p><text:span text:style-name="T1">Von den vier ersten Generalconferenzen des Zollvereins ist nur eine (1839) in Berlin gehalten worden.</text:span> Die <text:span text:style-name="T2">lockere</text:span> bündische Verfassung des Vereins zeigte bald ihre schädliche Wirkung, sie erschwerte jede Fortbildung des Tarifs. <text:span text:style-name="T1">Die finanziellen Ergebnisse blieben hinter den Erwartungen weit zurück; die Verwaltungskosten standen noch immer hoch, zwischen 10 und 12 pCt.</text:span></text:p>
          </table:table-cell>
          <table:table-cell office:value-type="string">
            <text:p>-</text:p>
          </table:table-cell>
          <table:table-cell office:value-type="float" office:value="5">
            <text:p>5</text:p>
          </table:table-cell>
          <table:table-cell table:number-columns-repeated="1018"/>
        </table:table-row>
        <table:table-row table:style-name="ro18">
          <table:table-cell office:value-type="string">
            <text:p><text:span text:style-name="T1">Ich möchte in manchen Stunden anfangen, meine eigne Geschichte und meine Empfindungen über mich und die Menschen niederzuschreiben.</text:span> Wenn ich mich so mancher Bücher erinnere, die ich ehedem gelesen habe, und in denen uns die tugendhaften Menschen so viele Langeweile machen, indeß die Lasterhaften wie Vogelscheuchen dastehn, um die Leser schaarenweise, wie Sperlinge, von der Bahn des Bösen zurückzuschrecken, — und mir dann einfällt, daß irgend ein eingebildeter Dummkopf sich hinsetzen könnte, um meine Geschichte, die er Stückweise durch die dritte oder vierte Hand erfahren hat, bedächtig aufzuschreiben, so möchte ich lachen und selbst die <text:span text:style-name="T2">Feder</text:span> nehmen, nicht zu meiner Rechtfertigung, denn diese brauche ich nicht, sondern bloß um zu zeigen, wie ich bin und wie ich denke. <text:span text:style-name="T1">Meilenweit stehn jene Armseeligen, die in drey Büchern die Menschen studirt haben und die sie nun selbst schildern wollen, von der Menschheit zurück.</text:span></text:p>
          </table:table-cell>
          <table:table-cell/>
          <table:table-cell office:value-type="string">
            <text:p><text:s/></text:p>
          </table:table-cell>
          <table:table-cell office:value-type="string">
            <text:p><text:span text:style-name="T1">Sie hatte eine erträgliche Nacht gehabt, und war weit munterer von Gemüth: obgleich schwach in Ansehung des Körpers; und augenscheinlich, dem Gesichte nach, in der Abnahme.</text:span> Frau Lovick und Frau Smithen waren bey ihr und machten ihr auf eine liebreiche Art den Vorwurf, daß sie sich, in Betrachtung ihrer Kräfte, allzu fleißig mit ihrer <text:span text:style-name="T2">Feder</text:span> beschäfftiget hätte, indem sie seit fünfen auf gewesen wäre. <text:span text:style-name="T1">Sie sagte, sie hätte besser geruhet, als sonst viele Nächte.</text:span></text:p>
          </table:table-cell>
          <table:table-cell office:value-type="string">
            <text:p>-</text:p>
          </table:table-cell>
          <table:table-cell office:value-type="float" office:value="715">
            <text:p>715</text:p>
          </table:table-cell>
          <table:table-cell table:number-columns-repeated="1018"/>
        </table:table-row>
        <table:table-row table:style-name="ro21">
          <table:table-cell office:value-type="string">
            <text:p><text:span text:style-name="T1">§ 43. Fortsetzung; Zwangsdienstpflicht und übertragenes Ehrenamt.</text:span> Die <text:span text:style-name="T2">Anstellung</text:span> im Staatsdienst ist die allgemeine Form für die Begründung öffentlicher Dienstpflichten jeden Inhalts. <text:span text:style-name="T1">Zwangsdienstpflicht und übertragenes Ehrenamt kommen dazwischen nur zur Verwendung in beschränkter Weise für Dienstpflichten bestimmter Art.</text:span></text:p>
          </table:table-cell>
          <table:table-cell/>
          <table:table-cell office:value-type="string">
            <text:p><text:s/></text:p>
          </table:table-cell>
          <table:table-cell office:value-type="string">
            <text:p><text:span text:style-name="T1">Rath Köhler: das heiße die Magistrate jeder Kraft berauben, die Gemeinden demokratisiren.</text:span> Von so radikalen Absichten war die Mehrheit allerdings weit entfernt; sie gab vielmehr zu, daß die kurze Amtsdauer der städtischen Aemter viele tüchtige Kräfte von der Communalverwaltung fern halte, die städtischen Beamten allzusehr der Volksgunst unterwerfe, und beantragte daher lebenslängliche <text:span text:style-name="T2">Anstellung</text:span> der besoldeten Stadträthe. <text:span text:style-name="T1">Köhler, Separatvotum zur Städteordnung.</text:span></text:p>
          </table:table-cell>
          <table:table-cell office:value-type="string">
            <text:p>-</text:p>
          </table:table-cell>
          <table:table-cell office:value-type="float" office:value="961">
            <text:p>961</text:p>
          </table:table-cell>
          <table:table-cell table:number-columns-repeated="1018"/>
        </table:table-row>
        <table:table-row table:style-name="ro7">
          <table:table-cell office:value-type="string">
            <text:p><text:span text:style-name="T1">Ich antworte hierauf ja und nein, und will dieses sogleich näher erläutern.</text:span> Schon zu der Carolinger Zeit konnten zwölf Mansi damit frey kommen, daß sie anstatt zwölf Mann ins Feld zu bringen, einen <text:span text:style-name="T2">geharnischten</text:span> stelleten. <text:span text:style-name="T1">Die Folge davon ist, daß ein Eigenthümer von zwölf Actien, oder zwölf Nägeln, wie man im Bremischen spricht, (wo der Besitzer von zwölf Nägeln eine Stimme in der Directionscompagnie hat, oder zu Landtage gehet) eilf Mansos zur todten Hand bringen, das ist, mit Leibeignen besetzen, und sie mit seinem Harnische in der Heerbannsreihe vertreten konnte.</text:span></text:p>
          </table:table-cell>
          <table:table-cell/>
          <table:table-cell office:value-type="string">
            <text:p><text:s/></text:p>
          </table:table-cell>
          <table:table-cell office:value-type="string">
            <text:p><text:span text:style-name="T1">Das alte welsche Gestech.</text:span> Der Reiter ist mit dem welschen, häufig aber auch mit einem deutschen Stechzeug ausgerüstet, die Beine sind <text:span text:style-name="T2">geharnischt</text:span>, werden aber nicht selten auch unbewehrt angetroffen. <text:span text:style-name="T1">Das Ross trägt den Kürisssattel mit Rücklehne, ferner die Parsche und die bemalte Decke.</text:span></text:p>
          </table:table-cell>
          <table:table-cell office:value-type="string">
            <text:p>-</text:p>
          </table:table-cell>
          <table:table-cell office:value-type="float" office:value="99">
            <text:p>99</text:p>
          </table:table-cell>
          <table:table-cell table:number-columns-repeated="1018"/>
        </table:table-row>
        <table:table-row table:style-name="ro46">
          <table:table-cell office:value-type="string">
            <text:p><text:span text:style-name="T1">Einst besuchte ich ihn, und er bat mich, da ich gewöhnlich diese Vergnügenstour hin und her in einem Tage machte, die Nacht bei ihm zu bleiben:</text:span> denn er wolle mich auf den Abend an einen Ort bringen, wo es recht <text:span text:style-name="T2">flott</text:span> und fidel herginge. <text:span text:style-name="T1">Ich erkundigte mich nach diesem Orte, und erfuhr, daß daselbst einige Nymphen sich aufhielten, welche nicht böse würden, wenn junge Mannspersonen sie besuchten.</text:span></text:p>
          </table:table-cell>
          <table:table-cell/>
          <table:table-cell office:value-type="string">
            <text:p><text:s/></text:p>
          </table:table-cell>
          <table:table-cell office:value-type="string">
            <text:p><text:span text:style-name="T1">Plut. Alkib. 7, 2 u. ö.</text:span> Für die rechtliche beurteilung des processes ist es wichtig die chronologie festzustellen. das jahr des Euthydemos lief vom 3 august 431 bis zum 22/23 juli 430. die strategenwahlen für 430/29 mussten in einer der vier letzten prytanien stattfinden. die Peloponnesier fielen sogleich mit sommers anfang ein und blieben 40 tage. während dieser zeit brach die pest aus, zog Perikles mit der <text:span text:style-name="T2">flotte</text:span> gegen den Peloponnes, kehrte heim, als jene wieder aus Attika fort waren, und sofort gieng mit dieser selben flotte Hagnon nach Poteidaia, trug in das belagerungsheer die ansteckung und kehrte dann unverrichteter sache heim. diese expedition hatte wieder 40 tage gedauert. das war also 90 tage etwa nach sommers anfang: <text:span text:style-name="T1">man wird doch nicht anders rechnen können als am ende des attischen jahres, mitte juli, ja der jahreswechsel wird die rückkehr des Hagnon bestimmt haben. er ist in der versammlung gegenwärtig, die über Perikles berät. während dieser letzten drei monate des jahres kann die strategenwahl nicht wol stattgefunden haben, weder während der feind im lande stand, noch während die elite der militärisch interessirten bürgerschaft im auslande war. verständigermassen musste in kriegszeiten die wahl vor dem beginn der expeditionen abgehalten werden, zumal wenn ein feindlicher einfall in aussicht stand. dann ist sie aber 430 gehalten worden, ehe die pest ausbrach, ehe die landbevölkerung der laureotischen halbinsel durch die verwüstung ihrer felder erbittert war, in der stimmung des ersten kriegsjahres, und es ist ganz undenkbar, dass Perikles nicht wiedergewählt wäre. der groll gegen ihn brach los, während Hagnon in Thrakien war.</text:span></text:p>
          </table:table-cell>
          <table:table-cell office:value-type="string">
            <text:p>-</text:p>
          </table:table-cell>
          <table:table-cell office:value-type="float" office:value="321">
            <text:p>321</text:p>
          </table:table-cell>
          <table:table-cell table:number-columns-repeated="1018"/>
        </table:table-row>
        <table:table-row table:style-name="ro8">
          <table:table-cell office:value-type="string">
            <text:p><text:span text:style-name="T1">Doch erwiesen sich diese Gründe ebenso vergeblich, als die Entrüstung, in welche Büchner nun gerieth — Weidig konnte nicht nachgeben, schon aus dem einfachen Grunde nicht, weil er selbst keineswegs für die Republik war, also auch — er, der Führer! — das gemeinsame Statut nicht hätte beeiden können!</text:span> Doch verschwieg er dies persönliche <text:span text:style-name="T2">Motiv</text:span> und schützte nur immer seine praktische Erfahrung vor. <text:span text:style-name="T1">Das mochte Büchner durchschaut haben, es kam zu peinlichen Erörterungen, und ein gänzlicher Bruch blieb nur mit Mühe vermieden.</text:span></text:p>
          </table:table-cell>
          <table:table-cell/>
          <table:table-cell office:value-type="string">
            <text:p><text:s/></text:p>
          </table:table-cell>
          <table:table-cell office:value-type="string">
            <text:p><text:span text:style-name="T1">Die Zahlung wird im Wege der Klage beansprucht, aber nach Maßgabe jenes Beschlusses; die Klage ist nur die Form, um aus der Feststellung der Bedingung des künftigen Enteignungsausspruches, was jener Beschluß bedeutete, die vollstreckbare Auferlegung einer Zahlungspflicht zu machen.</text:span> Darüber die <text:span text:style-name="T2">Motive</text:span> bei Dalcke, Das Ges. über die Enteignung S. 126 Note 103; G. Meyer in Ztschft. f. deutsche Gesetzgebung VIII S. 579 Anm. 79. <text:span text:style-name="T1">Alle diese Arten von Selbstbetriebsrechten sind unbedingt wirksam gegen eine bloße Verschleppung des Verfahrens von seiten des Unternehmers.</text:span></text:p>
          </table:table-cell>
          <table:table-cell office:value-type="string">
            <text:p>-</text:p>
          </table:table-cell>
          <table:table-cell office:value-type="float" office:value="1264">
            <text:p>1264</text:p>
          </table:table-cell>
          <table:table-cell table:number-columns-repeated="1018"/>
        </table:table-row>
        <table:table-row table:style-name="ro21">
          <table:table-cell office:value-type="string">
            <text:p><text:span text:style-name="T1">Es wurde ihm aber innerhalb zweien Jahren wieder vergolten, indem seine Feinde ihm auf Leib und Leben nachstelten, und endlich gefangen erhielten, da er dann sein verwegenes Vornehmen mit dem Leben bezahlen muste.</text:span> Es wird hiebey noch gemeldet, daß aus der verbranten Götzenbilderasche in einer Grube ein sehr plözliches und erschrekliches <text:span text:style-name="T2">Donnerwetter</text:span> mit großem Blitzen und Regen entstanden sey. <text:span text:style-name="T1">Er regierte 14 Jahr, wie lang er aber gelebt?</text:span></text:p>
          </table:table-cell>
          <table:table-cell/>
          <table:table-cell office:value-type="string">
            <text:p><text:s/></text:p>
          </table:table-cell>
          <table:table-cell office:value-type="string">
            <text:p><text:span text:style-name="T1">Blendend weisser Marmor und verschiedne Breccien.</text:span> An schrecklichen <text:span text:style-name="T2">Donnerwettern</text:span> und heftigen Regengüssen fehlt es hier auch nicht. <text:span text:style-name="T1">Der 28ste Junius gab Morgens zwischen vier und fünf Uhr einen Beweiß davon, dergleichen ich selten gehört habe.</text:span></text:p>
          </table:table-cell>
          <table:table-cell office:value-type="string">
            <text:p>-</text:p>
          </table:table-cell>
          <table:table-cell office:value-type="float" office:value="486">
            <text:p>486</text:p>
          </table:table-cell>
          <table:table-cell table:number-columns-repeated="1018"/>
        </table:table-row>
        <table:table-row table:style-name="ro9">
          <table:table-cell office:value-type="string">
            <text:p><text:span text:style-name="T1">Im kühnen Schwung reckt sich der die Fenster begrenzende Bogen bis dicht unter den Architrav, aus dem Schlussstein schauen monumentale Köpfe herab.</text:span> Portalähnlich und von einem Giebel gekrönt sind die Fenster des Hauptgeschosses, und in dem geräumigen Fensterbogen des Obergeschosses stehen schlanke Steinpfosten, ein reizvolles <text:span text:style-name="T2">Motiv</text:span>. <text:span text:style-name="T1">Das Profil der Thürme wird durch die vorgeschobenen Säulen und das 2½ m ausladende Hauptgesims bedeutungsvoll verschönt.</text:span></text:p>
          </table:table-cell>
          <table:table-cell/>
          <table:table-cell office:value-type="string">
            <text:p><text:s/></text:p>
          </table:table-cell>
          <table:table-cell office:value-type="string">
            <text:p><text:span text:style-name="T1">Aber wie ein Körper, der ein Princip der Bewegung in sich hat, durch einen schwächern Stoß von außen in eine weit heftigere Bewegung gebracht werden kann, als ein anderer, dessen innere Kraft schwächer ist:</text:span> so kann auch wohl die wirksame Seelenkraft bey einem durch ein schwaches <text:span text:style-name="T2">Motiv</text:span> lebhafter bewegt werden, als bey einem andern durch ein stärkeres. <text:span text:style-name="T1">Die Bewegungsgründe sind doch nur veranlassende Gründe, keine wirkende Ursachen.</text:span></text:p>
          </table:table-cell>
          <table:table-cell office:value-type="string">
            <text:p>-</text:p>
          </table:table-cell>
          <table:table-cell office:value-type="float" office:value="11">
            <text:p>11</text:p>
          </table:table-cell>
          <table:table-cell table:number-columns-repeated="1018"/>
        </table:table-row>
        <table:table-row table:style-name="ro8">
          <table:table-cell office:value-type="string">
            <text:p><text:span text:style-name="T1">Jn einem von diesen Briefen bittet Herr Belford die Fräulein Howe, eine Abschilderung von ihrer so herzlich geliebten Freundinn zu geben:</text:span> „Eine Arbeit, wie er sich vorstellet, die ihr so wohl angenehm, als ihrer <text:span text:style-name="T2">Feder</text:span> würdig seyn würde. <text:span text:style-name="T1">„Jch bin insonderheit noch begieriger zu wissen, schreibt er, was es für eine besondere Eintheilung ihrer Zeit gewesen, deren ich in einem Briefe, in den ich eben hineingekuckt habe, Erwähnung gethan finde, wo ihre Schwester ihr deswegen neidisch Vorwürfe macht. Diese Nachricht kann mich vielleicht in den Stand setzen, dasjenige zu erklären, was mich so oft in Erstaunen gesetzt hat:</text:span></text:p>
          </table:table-cell>
          <table:table-cell/>
          <table:table-cell office:value-type="string">
            <text:p><text:s/></text:p>
          </table:table-cell>
          <table:table-cell office:value-type="string">
            <text:p><text:span text:style-name="T1">Daß sie ihre Vertheidigung beyfügen — wenn anders eine Vertheidigung für sie möglich ist — werde ich ihnen nicht verdenken.</text:span> Sie mögen sie auch in einem Tone abfassen, oder von einem Gelehrten, der klein genug seyn kann, ihnen seine <text:span text:style-name="T2">Feder</text:span> dazu zu leihen, abfassen lassen, in welchem sie wollen: selbst in dem so interessanten der Klotzischen Schule, reich an allerley Histörchen und Aneldötchen und Pasquillchen, ohne ein Wort von der Sache. <text:span text:style-name="T1">Nur erkläre ich im voraus die geringste Jnsinuation, daß es gekränkter Eigennutz sey, der mich so warm gegen sie sprechen lassen, für eine Lüge.</text:span></text:p>
          </table:table-cell>
          <table:table-cell office:value-type="string">
            <text:p>-</text:p>
          </table:table-cell>
          <table:table-cell office:value-type="float" office:value="670">
            <text:p>670</text:p>
          </table:table-cell>
          <table:table-cell table:number-columns-repeated="1018"/>
        </table:table-row>
        <table:table-row table:style-name="ro22">
          <table:table-cell office:value-type="string">
            <text:p><text:span text:style-name="T1">Aber die meisten gegnerischen Reden im Reichstag zeigten den vollständigsten Mangel an Verständniß für die ideale und weitgreifende Bedeutung einer derartigen Fabrikgesetzgebung, brachten nur einen kurzsichtigen Doktrinarismus und die egoistischen nächstliegenden Interessen der Unternehmerklasse zum Ausdruck.</text:span> Die Bedeutung einer eingehenden spezialisirten Fabrikgesetzgebung, wie der <text:span text:style-name="T2">englischen</text:span>, liegt nicht sowohl in den zunächst ergehenden Geboten und Verboten (diese müssen oft plumb eingreifen, auch berechtigte Interessen verletzen, können allein nie helfen, wenn sie nicht dauernd auf die innern Ursachen der Schäden wirken); sie liegt in dem erziehenden, die sittlichen Anschauungen von Fabrikanten und Arbeiter sukzessiv ändernden Einfluß, wie er für die englische Gesetzgebung neuerdings von Ludlow und Jones so schön nachgewiesen wurde. <text:span text:style-name="T1">Nachdruck hat eine solche Gesetzgebung aber nur in der Hand eigener reisender Beamten, wie es die englischen Fabrikinspektoren sind.</text:span></text:p>
          </table:table-cell>
          <table:table-cell/>
          <table:table-cell office:value-type="string">
            <text:p><text:s/></text:p>
          </table:table-cell>
          <table:table-cell office:value-type="string">
            <text:p><text:span text:style-name="T1">Sind wir kinder, so sind wir auch erben; die tochter ist so gut, als der son, u. s. w. behagete den Teutschen durchaus nicht.</text:span> Er mißfil dem teutschen, französischen, <text:span text:style-name="T2">englischen</text:span> rc. adel. <text:span text:style-name="T1">Der papst Bonifacius VIII befreyete den adel von diser furcht, und riht ihm an: sie sollten nur ire töchter, und nachgebornen söne die eidliche verzicht leisten lassen; so wären sie geborgen, und die töchter müßten den eid halten.</text:span></text:p>
          </table:table-cell>
          <table:table-cell office:value-type="string">
            <text:p>-</text:p>
          </table:table-cell>
          <table:table-cell office:value-type="float" office:value="92">
            <text:p>92</text:p>
          </table:table-cell>
          <table:table-cell table:number-columns-repeated="1018"/>
        </table:table-row>
        <table:table-row table:style-name="ro9">
          <table:table-cell office:value-type="string">
            <text:p><text:span text:style-name="T1">So bleibt nur eine Schuldbilanz zu saldiren.</text:span> Je massenhafter die Concentration der Zahlungen, desto kleiner relativ die <text:span text:style-name="T2">Bilanz</text:span>, also die Masse der circulirenden Zahlungsmittel. <text:span text:style-name="T1">Die Funktion des Geldes als Zahlungsmittel schliesst einen unvermittelten Widerspruch ein.</text:span></text:p>
          </table:table-cell>
          <table:table-cell/>
          <table:table-cell office:value-type="string">
            <text:p><text:s/></text:p>
          </table:table-cell>
          <table:table-cell office:value-type="string">
            <text:p><text:span text:style-name="T1">Wenn sich ein Volk bemühet alle Arten der gekünstelten Waaren selbst zu verfertigen, so viel es nach Beschaffenheit des Landes und der Himmelsgegend nur immer möglich ist; und wenn es dadurch verhintert, daß unnöthiger Weise kein Geld aus dem Lande fließet:</text:span> so ist nichts so leicht als die <text:span text:style-name="T2">Bilanz</text:span> in der Handlung zu gewinnen, als worinnen blühende und vortheilhaftige Commercien hauptsächlich bestehen. <text:span text:style-name="T1">Es sind vielleicht wenig Lande, die nicht vorzügliche Naturgaben haben.</text:span></text:p>
          </table:table-cell>
          <table:table-cell office:value-type="string">
            <text:p>-</text:p>
          </table:table-cell>
          <table:table-cell office:value-type="float" office:value="114">
            <text:p>114</text:p>
          </table:table-cell>
          <table:table-cell table:number-columns-repeated="1018"/>
        </table:table-row>
        <table:table-row table:style-name="ro19">
          <table:table-cell office:value-type="string">
            <text:p><text:span text:style-name="T1">– „</text:span><text:span text:style-name="T1">Und wie ist da noch zu helfen?“ fiel der Herzog ihm ins Wort.</text:span> – „Sie haben,“ erwiederte jener, „vierzigtausend Armirte (Dukaten mit <text:span text:style-name="T2">geharnischten</text:span> Männern) in der Truhen. <text:span text:style-name="T1">Die nehmen Sie in die Hand, und reisen geraden Wegs damit an den kaiserlichen Hof.</text:span></text:p>
          </table:table-cell>
          <table:table-cell/>
          <table:table-cell office:value-type="string">
            <text:p><text:s/></text:p>
          </table:table-cell>
          <table:table-cell office:value-type="string">
            <text:p><text:span text:style-name="T1">Wilhelm bemächtigte sich des Exemplars, und fing zu lesen an.</text:span> Die <text:span text:style-name="T2">geharnischten</text:span> Ritter, die alten Burgen, die Treuherzigkeit, Rechtlichkeit und Redlichkeit, besonders aber die Unabhängigkeit der handelnden Personen wurden mit großem Beyfall aufgenommen. <text:span text:style-name="T1">Der Vorleser that sein Möglichstes, und die Gesellschaft kam ganz ausser sich.</text:span></text:p>
          </table:table-cell>
          <table:table-cell office:value-type="string">
            <text:p>-</text:p>
          </table:table-cell>
          <table:table-cell office:value-type="float" office:value="581">
            <text:p>581</text:p>
          </table:table-cell>
          <table:table-cell table:number-columns-repeated="1018"/>
        </table:table-row>
        <table:table-row table:style-name="ro8">
          <table:table-cell office:value-type="string">
            <text:p><text:span text:style-name="T1">„</text:span><text:span text:style-name="T1">Der Monismus als Band zwischen Religion und Wissenschaft“.</text:span> In dem <text:span text:style-name="T2">Vorwort</text:span> zu diesem „Glaubensbekenntniß eines Naturforschers“ habe ich mich über dessen doppelten Zweck mit folgenden Worten geäußert: <text:span text:style-name="T1">„Erstens möchte ich damit derjenigen vernünftigen Weltanschauung Ausdruck geben, welche uns durch die neueren Fortschritte der einheitlichen Naturerkenntniß mit logischer Nothwendigkeit aufgedrungen wird; sie wohnt im Innersten von fast allen unbefangenen und denkenden Naturforschern, wenn auch nur Wenige den Muth oder das Bedürfniß haben, sie offen zu bekennen.</text:span></text:p>
          </table:table-cell>
          <table:table-cell/>
          <table:table-cell office:value-type="string">
            <text:p><text:s/></text:p>
          </table:table-cell>
          <table:table-cell office:value-type="string">
            <text:p><text:span text:style-name="T1">Walter wollte schon schaamvoll nach einer Pause zurüktreten, aber R** ging lächelnd auf ihn zu, und zog ihn an seine Brust, an seinen Mund.</text:span> — Waltern traten Thränen in die Augen; mit stummer Wehmut drükt er des Freundes Hand, als flehte er, ein <text:span text:style-name="T2">Vorwort</text:span> für ihn einzulegen. <text:span text:style-name="T1">— „Jch werd es nicht mehr lange hinbringen können; die vielen Qualen haben meine Gesundheit getödtet — machen Sie mich los von diesen; ich will dankbar sein und alles Jhnen, wenn sie es noch nicht wissen, nachher erzälen,“ — dies lispelte er ihm verstolen bei der Umarmung ins Ohr, allein R** erwiederte lachend:</text:span></text:p>
          </table:table-cell>
          <table:table-cell office:value-type="string">
            <text:p>-</text:p>
          </table:table-cell>
          <table:table-cell office:value-type="float" office:value="31">
            <text:p>31</text:p>
          </table:table-cell>
          <table:table-cell table:number-columns-repeated="1018"/>
        </table:table-row>
        <table:table-row table:style-name="ro20">
          <table:table-cell office:value-type="string">
            <text:p><text:span text:style-name="T1">Dem Abs. 3 ist ein befriedigender Sinn nur abzugewinnen, wenn man ihn trotz seines entgegenstehenden Wortlautes dahin auslegt, daß Willensakte, welche das Reich verfassungsmäßig nur unter Zustimmung des Bundesrathes und mit Genehmigung des Reichstages, d. h. in der im Art. 5 definirten Form des Reichsgesetzes vornehmen kann, an diese Erfordernisse auch dann gebunden sein sollen, wenn sich das Reich durch einen Staatsvertrag zur Vornahme derselben verpflichtet hat.</text:span> Dieses Kriterium wird aber nicht dadurch gegeben, ob der Staatsvertrag einen Gegenstand betrifft, welcher im Art. 4 der R.-V. aufgeführt ist oder nicht, sondern einzig und allein dadurch, ob zur Vollziehung des Staatsvertrages ein Befehl erforderlich ist, den der Kaiser nur unter Zustimmung des Bundesrathes und mit Genehmigung des <text:span text:style-name="T2">Reichstages</text:span> (im Gesetzgebungs-Wege) erlassen kann, oder ob der Kaiser die zur Erfüllung des Staatsvertrages erforderlichen Befehle selbstständig (im Verordnungs-Wege) zu erlassen befugt ist. <text:span text:style-name="T1">In vollkommen übereinstimmender Weise wird Art. 11 Abs. 3 von Meier a. a. O. S. 294 ff. ausgelegt.</text:span></text:p>
          </table:table-cell>
          <table:table-cell/>
          <table:table-cell office:value-type="string">
            <text:p><text:s/></text:p>
          </table:table-cell>
          <table:table-cell office:value-type="string">
            <text:p><text:span text:style-name="T1">Wieder suchte Münch die Berathung hinzuhalten; Dönhoff aber erstattete im September einen Ausschußbericht, der noch über Württembergs bescheidenen Antrag hinausging.</text:span> Der Preuße erwähnte, daß selbst der Regensburger <text:span text:style-name="T2">Reichstag</text:span> seine Sitzungsberichte stets herausgegeben hatte, und verlangte kurzweg Rückkehr zu der alten Ordnung, wie sie vor dem Jahre 1824 bestanden: also die Oeffentlichkeit als Regel, mit Vorbehalt einzelner Ausnahmen. <text:span text:style-name="T1">Der gesammte Ausschuß stimmte ihm zu — so mächtig drang der Luftzug der öffentlichen Meinung schon in den Bundestag ein.</text:span></text:p>
          </table:table-cell>
          <table:table-cell office:value-type="string">
            <text:p>-</text:p>
          </table:table-cell>
          <table:table-cell office:value-type="float" office:value="1087">
            <text:p>1087</text:p>
          </table:table-cell>
          <table:table-cell table:number-columns-repeated="1018"/>
        </table:table-row>
        <table:table-row table:style-name="ro6">
          <table:table-cell office:value-type="string">
            <text:p><text:span text:style-name="T1">Druck von Aug. Osterrieth in Frankfurt a. M.</text:span> <text:span text:style-name="T2">Vorwort</text:span>. <text:span text:style-name="T1">Dies Buch ward verfaßt in dem guten Glauben, daß es weder der Geschichtschreibung noch der Poesie etwas schaden kann, wenn sie innige Freundschaft mit einander schließen und sich zu gemeinsamer Arbeit vereinen.</text:span></text:p>
          </table:table-cell>
          <table:table-cell/>
          <table:table-cell office:value-type="string">
            <text:p><text:s/></text:p>
          </table:table-cell>
          <table:table-cell office:value-type="string">
            <text:p><text:span text:style-name="T1">So z. Z. sind im Deutschen die Wörter: anlaufen, innstehen, beyfallen, zusetzen, hinterlegen, vorgehen, durchdenken, fürbitten, widerstreben, ausgehen, mitlaufen, aufzeichnen, überschicken, rc.</text:span> Der Unterschied der Redensarten: etwas aufstellen, auf etwas stellen; einem vorgehen, vor einem gehen; etwas anstoßen, an etwas stoßen rc. zeigt in Beyspielen, daß es nicht gleichgültig ist, ob ein Vorwort als <text:span text:style-name="T2">Vorwort</text:span> oder als Ableitungstheilchen gebraucht werde, und daß folglich die Bedeutung der Vorwörter dadurch vielfältiger geworden, daß man sie zu Ableitungstheilchen gemacht hat. <text:span text:style-name="T1">Denn dadurch wird ihre Bedeutung absoluter, weil sie aus Verhältnißbegriffen der Dinge, zu Bestimmungsbegriffen der Handlungen werden.</text:span></text:p>
          </table:table-cell>
          <table:table-cell office:value-type="string">
            <text:p>-</text:p>
          </table:table-cell>
          <table:table-cell office:value-type="float" office:value="369">
            <text:p>369</text:p>
          </table:table-cell>
          <table:table-cell table:number-columns-repeated="1018"/>
        </table:table-row>
        <table:table-row table:style-name="ro14">
          <table:table-cell office:value-type="string">
            <text:p><text:span text:style-name="T1">Druck von Aug. Osterrieth in Frankfurt a. M.</text:span> <text:span text:style-name="T2">Vorwort</text:span>. <text:span text:style-name="T1">Dies Buch ward verfaßt in dem guten Glauben, daß es weder der Geschichtschreibung noch der Poesie etwas schaden kann, wenn sie innige Freundschaft mit einander schließen und sich zu gemeinsamer Arbeit vereinen.</text:span></text:p>
          </table:table-cell>
          <table:table-cell/>
          <table:table-cell office:value-type="string">
            <text:p><text:s/></text:p>
          </table:table-cell>
          <table:table-cell office:value-type="string">
            <text:p><text:span text:style-name="T1">Seite</text:span> <text:span text:style-name="T2">Vorwort</text:span> III–VI <text:span text:style-name="T1">Einleitung: Aufgabe der „Poetik“ als einer „Theorie der Dichtung“; neben der abstrakt-begrifflichen eine historisch-kritische Behandlung erforderlich.</text:span></text:p>
          </table:table-cell>
          <table:table-cell office:value-type="string">
            <text:p>-</text:p>
          </table:table-cell>
          <table:table-cell office:value-type="float" office:value="1305">
            <text:p>1305</text:p>
          </table:table-cell>
          <table:table-cell table:number-columns-repeated="1018"/>
        </table:table-row>
        <table:table-row table:style-name="ro4">
          <table:table-cell office:value-type="string">
            <text:p><text:span text:style-name="T1">Charles Augustin de Coulomb wurde am 14. Juni 1736 zu Angoulême geboren, trat in noch jugendlichem Alter in das Geniecorps ein und wurde dann nach Martinique commandirt, wo er das Fort Bourbon baute.</text:span> Nach neunjährigem Aufenthalte daselbst kehrte er wieder nach Frankreich zurück und erhielt in Rochefort eine <text:span text:style-name="T2">Anstellung</text:span>; hier widmete er sich ausschließlich wissenschaftlichen Arbeiten, welche er in den Schriften der Pariser Akademie veröffentlichte. <text:span text:style-name="T1">Zwei derselben, nämlich über die Erzeugung von Magnetnadeln und über die Theorie der einfachen Maschinen, wurden von der Akademie, die ihn im Jahre 1781 auch zu ihrem Mitgliede wählte, mit Preisen ausgezeichnet.</text:span></text:p>
          </table:table-cell>
          <table:table-cell/>
          <table:table-cell office:value-type="string">
            <text:p><text:s/></text:p>
          </table:table-cell>
          <table:table-cell office:value-type="string">
            <text:p><text:span text:style-name="T1">Dort fertigte er unter anderem den Entwurf zu einer höchst komplizierten Uhr, welche die französische Regierung ausführen liess und dem Sultan der Türkei zum Geschenk machte.</text:span> 1697 nach Schweden zurückgekehrt, erhielt er eine <text:span text:style-name="T2">Anstellung</text:span> im Bergkollegium und führte nun viele mechanische Verbesserungen beim Bergbau und in anderen Industrieen ein. <text:span text:style-name="T1">Zu Anfang des 18. Jahrhunderts gründete er eine Fabrik in Stiernsund zur Herstellung von Metallwaren.</text:span></text:p>
          </table:table-cell>
          <table:table-cell office:value-type="string">
            <text:p>-</text:p>
          </table:table-cell>
          <table:table-cell office:value-type="float" office:value="1123">
            <text:p>1123</text:p>
          </table:table-cell>
          <table:table-cell table:number-columns-repeated="1018"/>
        </table:table-row>
        <table:table-row table:style-name="ro47">
          <table:table-cell office:value-type="string">
            <text:p><text:span text:style-name="T1">2.</text:span> Fände man diese Trägheit nur bey einfältigen Bauersleuten, oder andern ungelehrten Hauswirthen, als welche meistens mit gröster Blindheit und ohne Nachdenken in der Erden zu wühlen pflegen, so wäre es eben nicht so sehr zu bewundern; aber so wird man diese Sorglosigkeit in Verbesserung des Feldbaues auch bey vielen Gelehrten gewahr, und zwar bey solchen, deren Amt es doch erforderte, sich ernstlich darum zu bekümmern, worüber man sich <text:span text:style-name="T2">billig</text:span> wundern muß. <text:span text:style-name="T1">Und wird daher die Klage des Herrn von Kohrs, welche er (in seiner Haush. Biblioth. Cap. IV. §. 23. p. m. 145.) aus einem Engländer anführet, wohl nicht zu mißbilligen seyn.</text:span></text:p>
          </table:table-cell>
          <table:table-cell/>
          <table:table-cell office:value-type="string">
            <text:p><text:s/></text:p>
          </table:table-cell>
          <table:table-cell office:value-type="string">
            <text:p><text:span text:style-name="T1">Hiernächst hat ein Handelsmann zu sehen 2) auf die Person und übrigen Umstände des anzunehmenden Jungens, nämlich a) auf dessen Alter, da denn das 13 oder 14 Jahr der beste Anfang der Jungenjahre ist; b) auf dessen Leibesconstitution, ob in Ansehung solcher der Knabe zu seiner Handlung tüchtig sey oder nicht; c) auf dessen Vermögen, entweder wegen der von den Aeltern und Vormündern zu leistenden tüchtigen und annehmlichen Caution für des Jungens Wohlverhalten und Treue; oder auch eines selbst davon zu ziehenden Gewinns; d) auf dessen Fähigkeit, und zwar vorzüglich, was der Knabe im Rechnen und Schreiben gethan; ob seine Hand leserlich, geschwind und kaufmännisch; ob er einen Anfang im Buchhalten und in fremden Sprachen habe; ob er munter und hurtig, welches letztere sich ziemlich wahrscheinlich aus dem Ansehen beurtheilen läßt rc. e) auf dessen Heimath, oder Vaterland, und zwar, (a) ob der Knabe aus einer Handelsstadt, oder einem solchen Orte sey, da wenig Handel getrieben wird, oder ob er gar auf dem Lande erzogen worden, in welchen beyden letzten Fällen es schon ein oder zwey Jahre mehr Zeit kostet, ihm die Kaufmannsart beyzubringen, und die Kaufmannschaft selbst beliebt und kundig zu machen:</text:span> da hingegen die Lust dazu denen in See-und Handelsstädten erzogenen Knaben gleichsam angebohren ist, sonderlich wenn sie vom Kaufmannsstande her sind, und etwann in ihrer Aeltern Hause schon einen Vorschmack davon gehabt, und die ersten Gründe derselben erlernet haben; (b) ob er ein Einheimischer oder Fremder ist, weil in jenem Falle ein Kaufmann, zumal wenn er ein Knabe vom gutem Vermögen und kaufmännischer Herkunft ist, oftmals zu besorgen hat, daß selbiger sich künftig neben seinem Principale setzen, gleichmäßige Handlung anrichten, und ihm und den Seinigen dadurch Schaden thun könnte; (c) aus welchem Lande ein solcher Knabe sey, indem die Verschiedenheit der Landesart, des Clima und der Erziehung, nach der Verschiedenheit der Länder, auch viel zu der Gemüthsart derselben beytragen, siehe hiervon in unserer Akad. der Kaufl. den Artikel Handelsjunge; f) auf dessen Freundschaft oder Verwandtschaft, wobey zu betrachten: (a) ob der Knabe dem Kaufmanne mit Blutsfreundschaft verwandt; oder (b) ein armes Kind, das gar keine Freundschaft hat; oder (c) gar die Vornehmsten im Lande und in der Stadt zu Verwandten hat, indem es in dem ersten Falle <text:span text:style-name="T2">billig</text:span> ist, seine Blutsfreunde andern vorzuziehen, und lieber jene, als diese, seines Handels und des daraus zu ziehenden Nutzens, kundig, und dermaleinst theilhaftig zu machen; in dem andern Falle aber verschiedenes zu bedenken vorkömmt; und in dem dritten Falle der Nutzen, die Recommendation und Beförderung, die etwann von den Angehörigen zu erwarten seyn möchte, oder auch Gegentheils die Macht der Anverwandten, die Nachsicht, die man vor einen solchen Knaben haben müßte, und die Furcht, daß der Knabe nach ausgestandenen Lehrjahren, zum Nachtheile seines Principals, von seinen Freunden möchte etabliret werden, einen Kaufmann zu dessen Annehmung vermögen, und einen andern davon abhalten können; g) auf dessen Aeltern, wobey zu merken, daß von der Kaufleute Kindern gemeiniglich vermuthet werde, daß sie schon eine natürliche Liebe und angebohrnen Trieb zur Handlung mit sich bringen; daß Soldatenkinder nicht leicht zum Contoir incliniren, sondern mehrentheils eines freyen Lebens gewohnt sind, auch besser zu Strapazen, als im Gewölbe oder Laden, seyn; daß der Gelehrten und der Kaufleute Kinder wohl am tauglichsten zur Handlung sind, indem sie schon was sittsames und nachdenkliches mit sich bringen; wiewol auch hiervon der Handwerksleute Kinder nicht auszuschließen sind, die zum öftern, wenn sie von ihren Aeltern wohl zur Schule gehalten sind, alle andere übertreffen; h) auf die Nebenumstände, z. E. ob der Knabe nicht schon anderwärts in Diensten gewesen, oder darein habe kommen sollen? <text:span text:style-name="T1">Noch hat ein Kaufmann 3) auf die Recommendation des Knabens zu sehen, wobey wiederum über verschiedene Stücke Betrachtungen anzustellen sind, nämlich über derer, welche vor den Knaben gesprochen, oder geschrieben, a) ihren Stand, ob es Vornehme oder gute Bekannte sind, denen man nicht wohl etwas abschlagen darf; oder aber, ob es geringe Leute sind, auf deren Recommendation Achtung zu haben man nicht schuldig ist; b) ihre Absicht, ob die Recommendation aus Privat-oder intereßirten Absichten geschehe, oder nicht, sondern nur bloß deswegen, damit der Knabe etwas rechtes lernen möge; und c) ihre Aufführung, ob sie tugend-oder lasterhaftig; ob sie von gutem oder bösem Gerüchte; ob sie Zänker sind, die künftig bey des Knabens übelem Verhalten die geleistete Caution anfechten und streitig machen möchten; ob sie durch unziemliche Wege den Knaben einzuschieben suchen, oder denselben, wenn man ihn am besten zu gebrauchen gedächte, wieder wegnehmen, auch wol Misverständniß anstiften, oder den Knaben wol selbst auf böse Wege verführen möchten.</text:span></text:p>
          </table:table-cell>
          <table:table-cell office:value-type="string">
            <text:p>-</text:p>
          </table:table-cell>
          <table:table-cell office:value-type="float" office:value="700">
            <text:p>700</text:p>
          </table:table-cell>
          <table:table-cell table:number-columns-repeated="1018"/>
        </table:table-row>
        <table:table-row table:style-name="ro6">
          <table:table-cell office:value-type="string">
            <text:p><text:span text:style-name="T1">Wegen des Antheils, den die Reichsstände an der Regierung des ganzen Reichs zu haben begehrten, gab es nicht weniger Anstände zu heben.</text:span> Der kaiserliche Hof wollte es beynahe als eine nur von seinem Belieben abhangende Sache ansehen, ob er einen <text:span text:style-name="T2">Reichstag</text:span> zu halten nöthig finde oder nicht, und in welchen Sachen er das Gutachten der Stände bedürfe oder entrathen könne? <text:span text:style-name="T1">Auch schien man die Benennung eines Reichsgutachtens im engsten Verstande so deuten zu wollen, daß es nur als ein guter Rath anzusehen sey, dessen Befolgung oder Nichtbefolgung auf des Kaisers Gutfinden ankomme, ohne daß derselbe eben an der Einwilligung des Reichs als an einer Nothwendigkeit gebunden sey.</text:span></text:p>
          </table:table-cell>
          <table:table-cell/>
          <table:table-cell office:value-type="string">
            <text:p><text:s/></text:p>
          </table:table-cell>
          <table:table-cell office:value-type="string">
            <text:p><text:span text:style-name="T1">Aller Erwartung wandte sich nun dem bevorstehenden Reichstage zu.</text:span> Am 21. Juni 1754 kam August nach Warschau und erließ von dort aus die üblichen Universalien zur Berufung des <text:span text:style-name="T2">Reichstags</text:span>. <text:span text:style-name="T1">Wenn man sie liest, sollte man meinen den besten der Könige vor sich zu haben.</text:span></text:p>
          </table:table-cell>
          <table:table-cell office:value-type="string">
            <text:p>-</text:p>
          </table:table-cell>
          <table:table-cell office:value-type="float" office:value="315">
            <text:p>315</text:p>
          </table:table-cell>
          <table:table-cell table:number-columns-repeated="1018"/>
        </table:table-row>
        <table:table-row table:style-name="ro10">
          <table:table-cell office:value-type="string">
            <text:p><text:span text:style-name="T1">Aber ich fürchtete jedermann.</text:span> <text:span text:style-name="T2">Abends</text:span>, als ich gieng, war mir’s so bang, daß ich kaum athmen konnte, und ich weinte viel im stillen Thal hinunter. <text:span text:style-name="T1">Oswald gieng mit mir, und schien sehr besorgt wegen meiner Thränen.</text:span></text:p>
          </table:table-cell>
          <table:table-cell/>
          <table:table-cell office:value-type="string">
            <text:p><text:s/></text:p>
          </table:table-cell>
          <table:table-cell office:value-type="string">
            <text:p><text:span text:style-name="T1">Seine Rede war kaum geendiget, als schon der Erzfeind Nach dem Gestade hinzugieng.</text:span> Sein Schild von entsetzlicher Größe, Breit, und rund, und massiv, und von ätherischer Stählung, Hatt’ er auf seinen Rücken geworfen; sein breiter Umkreis Hieng da von seinen Schultern, dem Mond gleich, wenn ihn am <text:span text:style-name="T2">Abend</text:span> Durch ein optisches Glas der weise toskanische Künstler, Zu Valdarno, oder vom Gipfel des Fesole anschaut, Neue Länder, und Berg’, und Flüß’, auf der fleckigten Kugel Zu entdecken. <text:span text:style-name="T1">Gegen sein Speer war die längste der Tannen, Auf den Norwegischen Bergen gehauen, um etwan ein Mastbaum Eines Admiralschiffs zu werden, ein Stab nur.</text:span></text:p>
          </table:table-cell>
          <table:table-cell office:value-type="string">
            <text:p>-</text:p>
          </table:table-cell>
          <table:table-cell office:value-type="float" office:value="576">
            <text:p>576</text:p>
          </table:table-cell>
          <table:table-cell table:number-columns-repeated="1018"/>
        </table:table-row>
        <table:table-row table:style-name="ro7">
          <table:table-cell office:value-type="string">
            <text:p><text:span text:style-name="T1">Aus dieser Stellung schießen sie pfeilschnell vor, wenn Fischchen vorüberziehen, und erhaschen so fast regelmäßig die einmal ins Auge gefaßte Beute.</text:span> Gewöhnlich <text:span text:style-name="T2">packen</text:span> sie den Fisch am Bauche, heben ihn über den Wasserspiegel empor und schwimmen nun dem Lande oder der Jnsel zu, in der Absicht, das Opfer hier zu verzehren. <text:span text:style-name="T1">Von meinem Anstande aus habe ich oft mehrere zu gleicher Zeit auf mich zuschwimmen sehen; alle aber hatten das Fischchen quer am silberglänzenden Bauche gepackt und hielten es außer dem Bereiche des Wassers.</text:span></text:p>
          </table:table-cell>
          <table:table-cell/>
          <table:table-cell office:value-type="string">
            <text:p><text:s/></text:p>
          </table:table-cell>
          <table:table-cell office:value-type="string">
            <text:p><text:span text:style-name="T1">Man läßt Hunde und Falken los.</text:span> Die letzteren fliegen nahe am Boden hin, erreichen das Wild bald, stoßen gegen dessen Kopf, halten es auf, die Hunde kommen indessen herbei und <text:span text:style-name="T2">packen</text:span> es. <text:span text:style-name="T1">Auf alte männliche Antilopen läßt man die Falken nicht los, weil sich die schönen Vögel leicht an den Hörnern derselben spießen. ‟</text:span></text:p>
          </table:table-cell>
          <table:table-cell office:value-type="string">
            <text:p>-</text:p>
          </table:table-cell>
          <table:table-cell office:value-type="float" office:value="897">
            <text:p>897</text:p>
          </table:table-cell>
          <table:table-cell table:number-columns-repeated="1018"/>
        </table:table-row>
        <table:table-row table:style-name="ro21">
          <table:table-cell office:value-type="string">
            <text:p><text:span text:style-name="T1">So kann man doch hoffen, daß eines großen Mannes Andenken ein halbes Jahr länger leben wird, als er selbst; aber, auf meine Ehre! in dem Fall muß er wenigstens Kirchen gebaut haben, sonst muß er sichs gefallen lassen, daß man nicht mehr an ihn denkt, als an das Steckenpferd, dessen Grabschrift ist: „Au weh! das ist beklagenswerth!</text:span> Man denkt nicht mehr ans <text:span text:style-name="T2">Steckenpferd</text:span>! <text:span text:style-name="T1">Shakespears Hamlet. 3ter Aufzug, 2ter Auftritt.</text:span></text:p>
          </table:table-cell>
          <table:table-cell/>
          <table:table-cell office:value-type="string">
            <text:p><text:s/></text:p>
          </table:table-cell>
          <table:table-cell office:value-type="string">
            <text:p><text:span text:style-name="T1">Dr. Schimmelpfennig.</text:span> <text:span text:style-name="T2">Steckenpferd</text:span>? <text:span text:style-name="T1">Loth.</text:span></text:p>
          </table:table-cell>
          <table:table-cell office:value-type="string">
            <text:p>-</text:p>
          </table:table-cell>
          <table:table-cell office:value-type="float" office:value="274">
            <text:p>274</text:p>
          </table:table-cell>
          <table:table-cell table:number-columns-repeated="1018"/>
        </table:table-row>
        <table:table-row table:style-name="ro4">
          <table:table-cell office:value-type="string">
            <text:p><text:span text:style-name="T1">Bindiger Boden bedarf nur geringer Böschung etwa in dem Verhältniß, daß auf den Meter Tiefe 0.5 Meter Dossirung kommt.</text:span> Bei <text:span text:style-name="T2">lockerem</text:span> Boden steigt die Dossirung auf ¾—1 Meter für den Meter Tiefe. <text:span text:style-name="T1">Die Dimensionen des Grabens oder das aus der Böschung, der Grabentiefe und der Sohlenbreite bestehende Querprofil berechnet man unter Berücksichtigung der erwähnten Umstände nach der Wassermenge, welche per Secunde abgeführt werden soll.</text:span></text:p>
          </table:table-cell>
          <table:table-cell/>
          <table:table-cell office:value-type="string">
            <text:p><text:s/></text:p>
          </table:table-cell>
          <table:table-cell office:value-type="string">
            <text:p><text:span text:style-name="T1">Sie zeigt uns die Cometenwelt, wenn gleich auch in der weitesten Ferne, der Anziehung des Centralkörpers unterworfen, doch in größerer Individualität und Unabhängigkeit.</text:span> Eine solche Betrachtung hat zu der Idee verleitet, die Cometen für älter als alle Planeten, gleichsam für Urformen der sich <text:span text:style-name="T2">locker</text:span> ballenden Materie im Weltraume, zu halten. <text:span text:style-name="T1">Es fragt sich dabei unter dieser Voraussetzung: ob nicht trotz der ungeheuren Entfernung des nächsten Fixsterns, dessen Parallaxe wir kennen, vom Aphel des Cometen von 1680 einige der Cometen, welche am Himmelsgewölbe erscheinen, nur Durchwanderer unsres Sonnensystemes sind, von einer Sonne zur anderen sich bewegend?</text:span></text:p>
          </table:table-cell>
          <table:table-cell office:value-type="string">
            <text:p>-</text:p>
          </table:table-cell>
          <table:table-cell office:value-type="float" office:value="933">
            <text:p>933</text:p>
          </table:table-cell>
          <table:table-cell table:number-columns-repeated="1018"/>
        </table:table-row>
        <table:table-row table:style-name="ro6">
          <table:table-cell office:value-type="string">
            <text:p><text:span text:style-name="T1">Freilich schämte sich jetzt der Herr Philosoph seines unphilosophischen Irthums, wollte aber dennoch, da Semler von hieraus Gelegenheit nahm, das Daseyn solcher Dinge zu leugnen, durchaus nicht einstimmen, und allegirte so viel Begebenheiten und Erscheinungen, welche seinem Vater, Großvater, Mutter und Großmutter seinen Tanten und ihm selbst sichtbar geworden wären, daß Semler sein Raisonniren aufgab.</text:span> Wer kann, sagte er, geglaubte Thatsachen widerlegen? der Glaube an Mirakel ist ja auch historisch: und den historischen Glauben resutirt keine Philosophie. Dieser Satz war so Semlers <text:span text:style-name="T2">Steckenpferd</text:span>, dem ich selbst gern nachsuckelte. <text:span text:style-name="T1">Der Pöbel in Halle ist, wie der Pöbel aller Orten, sehr abergläubisch.</text:span></text:p>
          </table:table-cell>
          <table:table-cell/>
          <table:table-cell office:value-type="string">
            <text:p><text:s/></text:p>
          </table:table-cell>
          <table:table-cell office:value-type="string">
            <text:p><text:span text:style-name="T1">Als ich etwas älter geworden war, fand ich mich damit nicht beruhigt, daß mich die Menschen nicht betrügen konnten.</text:span> Jeder Mensch hat irgend ein Spielwerk, ein <text:span text:style-name="T2">Steckenpferd</text:span>, dem er sich mit ganzer Seele hingiebt, und da jetzt bey mir der Trieb zur Thätigkeit erwachte, so wünschte ich mir auch irgend etwas einzurichten, worinn ich mit Vergnügen arbeiten könnte. <text:span text:style-name="T1">Ich hatte von je einen großen Hang zu Seltsamkeiten in mir verspürt, und so war es auch jetzt die Idee eines geheimen Ordens, die mich vorzüglich anlockte.</text:span></text:p>
          </table:table-cell>
          <table:table-cell office:value-type="string">
            <text:p>-</text:p>
          </table:table-cell>
          <table:table-cell office:value-type="float" office:value="687">
            <text:p>687</text:p>
          </table:table-cell>
          <table:table-cell table:number-columns-repeated="1018"/>
        </table:table-row>
        <table:table-row table:style-name="ro4">
          <table:table-cell office:value-type="string">
            <text:p><text:span text:style-name="T1">Die Anfänge dieser Industrie waren sehr viel kleinere; aber schon 1849 kamen in Preußen 130 Personen auf eine einzige Fabrik.</text:span> Die <text:span text:style-name="T2">technische</text:span> Durchschnittsleistung jeder Rübenzuckerfabrik ist 1840 — 65 auf das fünffache gestiegen. <text:span text:style-name="T1">Hat hierzu die Art der Besteuerung, welche in jeder Weise auf technische Vervollkommnung, ja sogar auf eine Vervollkommnung selbst mit einer übermäßigen Steigerung der Produktionskosten hinwirkt, etwas beigetragen, hat sie die Industrie wesentlich an die großen Güter geknüpft, auch mit einer Besteuerung ähnlich der französischen hätte der Umfang der einzelnen Geschäfte wachsen müssen, hätten sich die ganz kleinen Fabriken nicht gehalten.</text:span></text:p>
          </table:table-cell>
          <table:table-cell/>
          <table:table-cell office:value-type="string">
            <text:p><text:s/></text:p>
          </table:table-cell>
          <table:table-cell office:value-type="string">
            <text:p><text:span text:style-name="T1">Ein Hauptgebrauch zu Flintensteinen.</text:span> s. B. Hacquets physische und <text:span text:style-name="T2">technische</text:span> Beschreibung der Flintensteine. <text:span text:style-name="T1">Wien, 1792. 8.</text:span></text:p>
          </table:table-cell>
          <table:table-cell office:value-type="string">
            <text:p>-</text:p>
          </table:table-cell>
          <table:table-cell office:value-type="float" office:value="262">
            <text:p>262</text:p>
          </table:table-cell>
          <table:table-cell table:number-columns-repeated="1018"/>
        </table:table-row>
        <table:table-row table:style-name="ro22">
          <table:table-cell office:value-type="string">
            <text:p><text:span text:style-name="T1">Weil es nun von jedem als wirklich betrachtet werden kann, so wird das Einzelne dadurch gezwungen, sich wieder unter einander aufzuwiegen, damit sein verhältnissmässiger Werth gegen das Schöne sichtbar werde, der sich nicht anders, als durch die Zerstöhrung des Schwächern durch das Stärkre, und des Unvollkommnern, durch das Vollkommnere, zeigen kann.</text:span> Auf die Weise schreibt die Schönheit der Zerstöhrung selbst ihr edles Maass vor — wo nicht, so regen die Zähne des Drachen sich in der lockern Erde — die Saat des Kadmus keimt in <text:span text:style-name="T2">geharnischten</text:span> Männern auf, die ihre Schwerdter gegen einander kehren, und ehe vom Streit nicht ruhn, bis ihre Leiber wieder den Boden küssen. — <text:span text:style-name="T1">Weil nun durch die Erscheinung der individuellen Schönheit dieselbe Summe der Zerstöhrung des Einzelnen, in einem kürzern Zeitraume, sichtbar wird, welche zur Erhaltung der immerwährenden Jugend und Schönheit, in der Gattung überhaupt, durch Alter und Krankheit, fast unmerklich ihren Fortschritt hält:</text:span></text:p>
          </table:table-cell>
          <table:table-cell/>
          <table:table-cell office:value-type="string">
            <text:p><text:s/></text:p>
          </table:table-cell>
          <table:table-cell office:value-type="string">
            <text:p><text:span text:style-name="T1">Urplötzlich Wimmelte See und Bach von zahllosen Schwärmen von Fischen, Welche mit ihren glänzenden Schuppen und blitzenden Spiegeln Unter der grünen Fluth sich bewegen, in Schaaren, die oftmals Eine Sandbank scheinen im Meer.</text:span> Theils giengen sie einzeln Oder sie weideten auch in Heerden am Ufer im Seegras, Jhrer Nahrung; noch andere strichen durch zackichte Wälder Von Corallen hin; oder sie rührten im Sonnenschein scherzend, Jhre Panzer besprenget mit Gold; noch andre gewarten Jhrer Nahrung geruhig in glänzenden Schaalen von Perlen, Oder lauschen <text:span text:style-name="T2">geharnischt</text:span> darauf am Fuße der Felsen. <text:span text:style-name="T1">Auf der ebenen sanften Fluth schwamm spielend der Seehund, Und der gekrümmte Delphin.</text:span></text:p>
          </table:table-cell>
          <table:table-cell office:value-type="string">
            <text:p>-</text:p>
          </table:table-cell>
          <table:table-cell office:value-type="float" office:value="631">
            <text:p>631</text:p>
          </table:table-cell>
          <table:table-cell table:number-columns-repeated="1018"/>
        </table:table-row>
        <table:table-row table:style-name="ro32">
          <table:table-cell office:value-type="string">
            <text:p><text:span text:style-name="T1">Er holte sich Blätter von der Uakumá-Palme, er griff den Strauss und züchtigte ihn.</text:span> Da verlor der Strauss seine schönen <text:span text:style-name="T2">Federn</text:span>; heute hat er nur kleine hässliche Federn. <text:span text:style-name="T1">Keri und der Kampfuchs auf der Jagd.</text:span></text:p>
          </table:table-cell>
          <table:table-cell/>
          <table:table-cell office:value-type="string">
            <text:p><text:s/></text:p>
          </table:table-cell>
          <table:table-cell office:value-type="string">
            <text:p><text:span text:style-name="T1">– </text:span><text:span text:style-name="T1">Einhorn 141</text:span> – <text:span text:style-name="T2">Feder</text:span> 442 <text:span text:style-name="T1">– Hase 414</text:span></text:p>
          </table:table-cell>
          <table:table-cell office:value-type="string">
            <text:p>-</text:p>
          </table:table-cell>
          <table:table-cell office:value-type="float" office:value="420">
            <text:p>420</text:p>
          </table:table-cell>
          <table:table-cell table:number-columns-repeated="1018"/>
        </table:table-row>
        <table:table-row table:style-name="ro24">
          <table:table-cell office:value-type="string">
            <text:p><text:span text:style-name="T1">ob es denn in jener keinesweges sittenreinen Zeit etwas so ganz ungeheures gewesen sei, eine Prinzessin zu umarmen, daß Antonio davon gleichsam betäubt und versteinert werde?</text:span> Mein Freund Paul, dessen <text:span text:style-name="T2">Steckenpferd</text:span> die Litteraturgeschichte war, ließ sich die Mühe nicht verdrießen, alle die großen Namen der römischen Gelehrten, vor denen Tasso so vielen Respekt zeigt, im Jöcher nachzuschlagen; er fand die Autoren sehr unbedeutender und längst verschollener Werke am Ende des 16. Jahrhunderts. <text:span text:style-name="T1">Diesen negativen Geistern ward erwiedert, daß es hier gar nicht auf das Interesse eines kleinen oder großen Hofes, noch auf die Erwerbung eines kleinen Landstriches ankomme; daß Göthe sich die Aufgabe gestellt, die Dichterliebe zu einer Prinzessin darzustellen, und daß er diese Aufgabe in der edelsten gar nicht zu übertreffenden Weise gelöst, obgleich er selbst daran gezweifelt, als er geäußert:</text:span></text:p>
          </table:table-cell>
          <table:table-cell/>
          <table:table-cell office:value-type="string">
            <text:p><text:s/></text:p>
          </table:table-cell>
          <table:table-cell office:value-type="string">
            <text:p><text:span text:style-name="T1">Woldemar aber war immer wieder und wieder bemüht gewesen, einen Themawechsel eintreten zu lassen, worin er vielleicht auch reüssiert hätte, wenn nicht Koseleger gewesen wäre.</text:span> Dieser — entweder weil er als ästhetischer Feinschmecker an Adelheids Auslassungen ein aufrichtiges Gefallen fand oder aber weil er die von ihm selbst angeregte Frage hinsichtlich „Natur und Sitte“ (die sein <text:span text:style-name="T2">Steckenpferd</text:span> war) gern weiter spinnen wollte — hielt an England fest und sagte: <text:span text:style-name="T1">„Die Frau Domina scheint mir davon auszugehn, daß gerade der mitunter schon an den Wilden grenzende Naturmensch drüben in vollster Blüte steht.</text:span></text:p>
          </table:table-cell>
          <table:table-cell office:value-type="string">
            <text:p>-</text:p>
          </table:table-cell>
          <table:table-cell office:value-type="float" office:value="1189">
            <text:p>1189</text:p>
          </table:table-cell>
          <table:table-cell table:number-columns-repeated="1018"/>
        </table:table-row>
        <table:table-row table:style-name="ro5">
          <table:table-cell office:value-type="string">
            <text:p><text:span text:style-name="T1">Kostbare Uniformen, schöne Pferde bey der Kavallerie, die höchste Reinlichkeit in Ansehung der Montirung und Waffen, eine gezirkelte Gleichförmigkeit im Haarputze, und eine pedantische Pünktlichkeit im Dienste, – das war der Charakter dieser Truppen.</text:span> Man wollte keine gute, sondern schöne Soldaten haben; und bey der <text:span text:style-name="T2">Anstellung</text:span> der Officiere empfahl eine hohe Geburt, zumal wenn noch die Abstammung aus einem fremden Lande hinzu kam, weit nachdrücklicher, als alle Verdienste. <text:span text:style-name="T1">Die Gemeinen wurden durch Werbungen und verfassungswidrige Auswahlen herbeygeschleppt, und dann durften die armen Schelme, bey dem kärglichsten Solde, der noch dazu oft sehr unrichtig bezahlt wurde, und bey einer Kleidung, die den Körper zwar zierte, aber nicht bedeckte, hungern und frieren.</text:span></text:p>
          </table:table-cell>
          <table:table-cell/>
          <table:table-cell office:value-type="string">
            <text:p><text:s/></text:p>
          </table:table-cell>
          <table:table-cell office:value-type="string">
            <text:p><text:span text:style-name="T1">Daß man aber wirklich die Kraft hat, Zweifel zurück zu weisen, beweisen unsre Erfahrungskenntnisse.</text:span> Würden wir deren haben, wenn wir bei Anstellung der Erfahrung die Zweifel erwogen hätten, welche gegen die Erfahrungsschlüsse statt finden? und müssen sie nicht einem jeden eingefallen, und bey <text:span text:style-name="T2">Anstellung</text:span> der Erfahrung und Gründung aller Erfahrungslehren zurückgewiesen worden seyn? <text:span text:style-name="T1">Also das im Vorbeigehn und nun wiederum zur Sache.</text:span></text:p>
          </table:table-cell>
          <table:table-cell office:value-type="string">
            <text:p>-</text:p>
          </table:table-cell>
          <table:table-cell office:value-type="float" office:value="807">
            <text:p>807</text:p>
          </table:table-cell>
          <table:table-cell table:number-columns-repeated="1018"/>
        </table:table-row>
        <table:table-row table:style-name="ro6">
          <table:table-cell office:value-type="string">
            <text:p><text:span text:style-name="T1">Man hat es aber bereits schon auch den Nennwörtern als eine Bestimmung beygefüget, und dadurch wird der Begriff desselben so verändert, wie in der Sprache die Adverbia oder Zuwörter von den Adiectiuis oder Beywörtern verschieden sind, (Semiot. §. 224. 228. 273.).</text:span> Dieses konnte nun geschehen, weil es in den Sprachen sehr gewöhnlich ist, <text:span text:style-name="T2">Vorwörter</text:span>, Zuwörter, Beywörter und Nennwörter in einander zu verwandeln, und weil diese Verwandlung sich auf gewisse metaphysische Begriffe gründet. <text:span text:style-name="T1">Wir werden nun hier besonders untersuchen, was das Wort nicht für eine Bedeutung erhält, wenn es adjective genommen, oder den Nennwörtern als eine Bestimmung beygefüget wird.</text:span></text:p>
          </table:table-cell>
          <table:table-cell/>
          <table:table-cell office:value-type="string">
            <text:p><text:s/></text:p>
          </table:table-cell>
          <table:table-cell office:value-type="string">
            <text:p><text:span text:style-name="T1">Alle einsylbige Nomina sind immer lang; die einsylbige Verba auch, nur ist und hat scheint davon eine Ausnahme zu machen, das lang und kurz ist; die einsylbigen Nomina mit ihrem Artikel, und die Verba mit ihrem Vorwort sind offenbar Jamben, und ein einsylbiges Adiectiuum, das kurz gebraucht wird, beleidigt fast allezeit das Ohr.</text:span> Unter allen übrigen einsylbigen Wörtern, die Partikeln und <text:span text:style-name="T2">Vorwörter</text:span> sind, gibts wenige lange; die meisten sind kurz, es sei denn, daß der Nachdruck der Rede einen Accent darauf legt. „<text:span text:style-name="T1">Dies sind die grammatikalische Regeln, die die Litteraturbriefe zum Bau des Hexameters gegeben; ich sezze eine Philologische Bemerkung dazu, ohne mich in die Grammatik einzulassen, die blos aus dem Genie der Sprache die Sache betrachtet.</text:span></text:p>
          </table:table-cell>
          <table:table-cell office:value-type="string">
            <text:p>-</text:p>
          </table:table-cell>
          <table:table-cell office:value-type="float" office:value="615">
            <text:p>615</text:p>
          </table:table-cell>
          <table:table-cell table:number-columns-repeated="1018"/>
        </table:table-row>
        <table:table-row table:style-name="ro25">
          <table:table-cell office:value-type="string">
            <text:p><text:span text:style-name="T1">Auch der Bauer hat vollkommen Recht.</text:span> Grundsteuer, Erntegefahr, Druck der Grossbesitzer, die <text:span text:style-name="T2">billiger</text:span> arbeiten und besonders die amerikanische Concurrenz machen ihm das Leben sauer genug. <text:span text:style-name="T1">Dazu können die Kornzölle nicht in's Endlose wachsen.</text:span></text:p>
          </table:table-cell>
          <table:table-cell/>
          <table:table-cell office:value-type="string">
            <text:p><text:s/></text:p>
          </table:table-cell>
          <table:table-cell office:value-type="string">
            <text:p><text:span text:style-name="T1">Dumme Streiche von allerhand Art.</text:span> Ein künftiger Dozent hätte <text:span text:style-name="T2">billig</text:span> sollen klug handeln. <text:span text:style-name="T1">Wir brauchen keine Tugend, sagt der große Rousseau, wenn wir nur klug sind. Ich habe nachher gelernt, daß man unter dem Namen Rechtschaffenheit, Menschenliebe und überhaupt Tugend blos Klugheit — so oder so modificirt — meynt.</text:span></text:p>
          </table:table-cell>
          <table:table-cell office:value-type="string">
            <text:p>-</text:p>
          </table:table-cell>
          <table:table-cell office:value-type="float" office:value="110">
            <text:p>110</text:p>
          </table:table-cell>
          <table:table-cell table:number-columns-repeated="1018"/>
        </table:table-row>
        <table:table-row table:style-name="ro21">
          <table:table-cell office:value-type="string">
            <text:p><text:span text:style-name="T1">Man pflegt an beiden Seiten nur einen einzigen zu zählen.</text:span> Er entspringt theils von dem Rande der Augenhöle nach auswärts zu, und zwar mehr, als der innere Winkel, gegen das Jnwendige des Loches über der Augenhöle; mit einem andern <text:span text:style-name="T2">Pakke</text:span> entspringt er über diesem Loche; ferner von demjenigen Theile des Stirnknochens, der über der Nase flach gedrükkt ist; und endlich auch nach aussen zu mit mehreren, nämlich drei oder vier Pakken. <text:span text:style-name="T1">etiam WINSLOW n. 165. SANTORIN p. 8.</text:span></text:p>
          </table:table-cell>
          <table:table-cell/>
          <table:table-cell office:value-type="string">
            <text:p><text:s/></text:p>
          </table:table-cell>
          <table:table-cell office:value-type="string">
            <text:p><text:span text:style-name="T1">Da kam ich auf einen Acker, wo viele Feuersteine lagen.</text:span> Gleich <text:span text:style-name="T2">packte</text:span> ich meinen Sack voll, und dachte: die willst du nach der Stadt tragen, wenn du auch nur einige Groschen dafür nach Hause bringest.“ <text:span text:style-name="T1">Dieß rührte mich so sehr, daß ich dem armen Manne den ganzen Sack abkaufte, und ihm noch dazu Wurst und Brod einstecken ließ.</text:span></text:p>
          </table:table-cell>
          <table:table-cell office:value-type="string">
            <text:p>-</text:p>
          </table:table-cell>
          <table:table-cell office:value-type="float" office:value="634">
            <text:p>634</text:p>
          </table:table-cell>
          <table:table-cell table:number-columns-repeated="1018"/>
        </table:table-row>
        <table:table-row table:style-name="ro8">
          <table:table-cell office:value-type="string">
            <text:p><text:span text:style-name="T1">Unsere Gesellschaft bleibt drei Monate hier, wie Sie wohl in der Zeitung gelesen haben.</text:span> Der <text:span text:style-name="T2">Abend</text:span> gehört der Freundschaft. <text:span text:style-name="T1">Heute Abends bin ich bei Ihnen.</text:span></text:p>
          </table:table-cell>
          <table:table-cell/>
          <table:table-cell office:value-type="string">
            <text:p><text:s/></text:p>
          </table:table-cell>
          <table:table-cell office:value-type="string">
            <text:p><text:span text:style-name="T1">Diejenigen Missethäter aber, welche sich grober Verbrechen schuldig gemacht haben, werden in ganz besondere Gefängnisse eingesperrt und an Ketten geschlossen; dahingegen diejenigen, welche Kleinigkeiten wegen im Arrest sitzen, des Tages über in einem geräumigen Garten zu spatzieren die Erlaubniß haben.</text:span> Des <text:span text:style-name="T2">Abends</text:span> führt man diese in große Säle, wo sie die Nacht verbleiben müssen: die Gefängnisse werden auf das sorgfältigste bewacht, und innwendig müssen die Gefangenen die größeste Stille beobachten. <text:span text:style-name="T1">— Wenn ein Gefangener krank wird; so wendet man alle Vorsorge für seine Genesung an:</text:span></text:p>
          </table:table-cell>
          <table:table-cell office:value-type="string">
            <text:p>-</text:p>
          </table:table-cell>
          <table:table-cell office:value-type="float" office:value="193">
            <text:p>193</text:p>
          </table:table-cell>
          <table:table-cell table:number-columns-repeated="1018"/>
        </table:table-row>
        <table:table-row table:style-name="ro25">
          <table:table-cell office:value-type="string">
            <text:p><text:span text:style-name="T1">Geldwerth der Aus-und Einfuhr.</text:span> <text:span text:style-name="T2">Bilanz</text:span>. <text:span text:style-name="T1">Zunahme des Handels.</text:span></text:p>
          </table:table-cell>
          <table:table-cell/>
          <table:table-cell office:value-type="string">
            <text:p><text:s/></text:p>
          </table:table-cell>
          <table:table-cell office:value-type="string">
            <text:p><text:span text:style-name="T1">Gefähr jeder Größe, Form und Bestimmung drängt sich so dicht hinter einander, daß das Ganze wie ein einziger Leib, wie ein unsterblicher Heerwurm sich ausnimmt.</text:span> Die tägliche <text:span text:style-name="T2">Bilanz</text:span> dieser Achsenumdrehungen erreicht vielleicht die Million, ihr nächstes Product ist ein unaussprechlicher Lärm. <text:span text:style-name="T1">Und nun das Trottoir.</text:span></text:p>
          </table:table-cell>
          <table:table-cell office:value-type="string">
            <text:p>-</text:p>
          </table:table-cell>
          <table:table-cell office:value-type="float" office:value="386">
            <text:p>386</text:p>
          </table:table-cell>
          <table:table-cell table:number-columns-repeated="1018"/>
        </table:table-row>
        <table:table-row table:style-name="ro20">
          <table:table-cell office:value-type="string">
            <text:p><text:span text:style-name="T1">Es ist aber unter allen Waaren, mit welchen gehandelt wird, keine schwerer zu erkennen, als eben dieses gesponnene Ziegenhaar, und zwar sowol in Ansehung der verschiedenen Güte, als des verschiedenen Preißes desselben.</text:span> Denn unter dem gesponnenen Ziegenhaare von Angora giebt es wenigstens 12, und unter dem von Begbazar 7 bis 8 Sorten, die jederzeit sowol in Ansehung der <text:span text:style-name="T2">Feine</text:span>, als des Preißes, beständig höher aufsteigen, daß es also nicht leicht ist, deren Preiß zu unterscheiden, wofern man nicht eine vollkommene Kenntniß davon hat; welches diejenigen, die diesen Handel unternehmen wollen, sehr wohl merken müssen, siehe Haar. <text:span text:style-name="T1">Uebrigens merken wir noch dieses, daß das wenigste, was in Deutschland vor Kameelhaar ausgegeben wird, wirkliches Kameelhaar, sondern meistentheils Haar von Ziegen und Böcken sey.</text:span></text:p>
          </table:table-cell>
          <table:table-cell/>
          <table:table-cell office:value-type="string">
            <text:p><text:s/></text:p>
          </table:table-cell>
          <table:table-cell office:value-type="string">
            <text:p><text:span text:style-name="T1">Die zweyte große Tuchmanufactur ist in der Stadt Brandenburg, und, so viel uns wissend, von französischen Flüchtlingen angeleget worden.</text:span> Den dritten Platz ansehnlicher und zwar von Privatpersonen in den brandenburgischen Landen unternommener Tuchmanufacturen verdienen die magdeburgischen, als woselbst insonderheit eine gewisse Art im Lande fabricirter feiner Tücher also zugerichtet wird, daß solche gar wohl die Stelle der englischen und holländischen, sowol in der <text:span text:style-name="T2">Feine</text:span>, als andern Eigenschaften, ersetzen können; der großen Menge Tücher, die sonst noch an verschiedenen andern Orten im Herzogthume Magdeburg und den umliegenden Städten gemacht werden, voritzt zu geschweigen. <text:span text:style-name="T1">Von den Städten Witztock und Ruppin ist bekannt, daß dieselben jährlich große Lastwagen voll, wiewol mehrentheils weiß und ungefärbt, auf die Messen nach Frankfurt an der Oder liefern, von dar sie nach Hamburg und Lübeck gehen, wo sie erst gefärbet, gepreßt, und völlig zubereitet, und sodann nach der Ostsee und den daran liegenden nordischen Reichen und Provinzen versendet werden.</text:span></text:p>
          </table:table-cell>
          <table:table-cell office:value-type="string">
            <text:p>-</text:p>
          </table:table-cell>
          <table:table-cell office:value-type="float" office:value="609">
            <text:p>609</text:p>
          </table:table-cell>
          <table:table-cell table:number-columns-repeated="1018"/>
        </table:table-row>
        <table:table-row table:style-name="ro14">
          <table:table-cell office:value-type="string">
            <text:p><text:span text:style-name="T1">(Cean in dem Artikel über diesen Stecher nennt den Kopf unbegreiflicher Weise Olivares.)</text:span> Das andere befindet sich als Vollbild gegenüber dem <text:span text:style-name="T2">Vorwort</text:span> der Arte de Ballesteria, 1644, gestochen von Juan de Noort (0,17 × 0,13). <text:span text:style-name="T1">Die Umschrift lautet:</text:span></text:p>
          </table:table-cell>
          <table:table-cell/>
          <table:table-cell office:value-type="string">
            <text:p><text:s/></text:p>
          </table:table-cell>
          <table:table-cell office:value-type="string">
            <text:p><text:span text:style-name="T1">Die Welterlösungsreligion ist die Vollendung des Konfuzianismus.</text:span> Mit einem <text:span text:style-name="T2">Vorwort</text:span> von Pred. Lic. Dr. Kind. <text:span text:style-name="T1">Mit dem Original des chinesischen Traktats brosch. —.50 M.</text:span></text:p>
          </table:table-cell>
          <table:table-cell office:value-type="string">
            <text:p>-</text:p>
          </table:table-cell>
          <table:table-cell office:value-type="float" office:value="1149">
            <text:p>1149</text:p>
          </table:table-cell>
          <table:table-cell table:number-columns-repeated="1018"/>
        </table:table-row>
        <table:table-row table:style-name="ro21">
          <table:table-cell office:value-type="string">
            <text:p><text:span text:style-name="T1">1. Nativum, gediegen.</text:span> Sehr selten crystallisirt: in dergleichen Form wie das Gold: doch theils in ansehnlichen Crystallen, wie an einer Norwegischen Stufe im <text:span text:style-name="T2">Museum</text:span>. <text:span text:style-name="T1">Ausserdem aber in sehr mannichfaltiger Gestalt, nach dem verschiednen Grad der Reinigkeit und Geschmeidigkeit, z. E. in derben Stücken, wie der gediegne Silberblock im Museum, der vor 50 Jahren auf dem St. Andreas zum Andreasberge am Harz gebrochen, gegen 200.</text:span></text:p>
          </table:table-cell>
          <table:table-cell/>
          <table:table-cell office:value-type="string">
            <text:p><text:s/></text:p>
          </table:table-cell>
          <table:table-cell office:value-type="string">
            <text:p><text:span text:style-name="T1">Das ist schon ein Großes, das vollkommenste Principium zu wissen; Vorurtheil und Mißbrauch stehen dann in ihrer Blöße da, und man nähert sich, so viel man kann, dem Wahren, wenigstens entfernt man sich nicht mehr davon mit gutem Willen.</text:span> Sind Worte des französischen Staatsministers d’ Argenson; s. deutsches <text:span text:style-name="T2">Museum</text:span> 1783, S. 102. <text:span text:style-name="T1">Inhalt.</text:span></text:p>
          </table:table-cell>
          <table:table-cell office:value-type="string">
            <text:p>-</text:p>
          </table:table-cell>
          <table:table-cell office:value-type="float" office:value="814">
            <text:p>814</text:p>
          </table:table-cell>
          <table:table-cell table:number-columns-repeated="1018"/>
        </table:table-row>
        <table:table-row table:style-name="ro4">
          <table:table-cell office:value-type="string">
            <text:p><text:span text:style-name="T1">Die kalkigen Scheidewände oder Sternleisten sind in unserem Falle nicht stark entwickelt, in anderen Sippen stärker.</text:span> Oft treten zwischen Säule und Kelchwand isolirte Stäbchen auf, oder äußere Rippen entsprechen den inneren Scheidewänden und so ist in der verschiedensten Ausbildung aller dieser Theile und in der mehr oder minder dichten oder ganz <text:span text:style-name="T2">lockeren</text:span>, sogar grob porösen Beschaffenheit der Kalkgewebes der Systematik eine sichere Handhabe der Eintheilung gegeben. <text:span text:style-name="T1">Dabei ist auch die Zwischen-und Ausfüllungsmasse zu berücksichtigen, welche die von den Einzelindividuen herrührenden einfachen Stöcke zu einem zusammengesetzten Stocke verbindet.</text:span></text:p>
          </table:table-cell>
          <table:table-cell/>
          <table:table-cell office:value-type="string">
            <text:p><text:s/></text:p>
          </table:table-cell>
          <table:table-cell office:value-type="string">
            <text:p><text:span text:style-name="T1">Der Titi (Callithrix torquata).</text:span> Die Schweifaffen (Pithecia) unterscheiden sich von den Vorhergehenden durch ihren gedrungenen Leib, welcher durch die sehr lange und <text:span text:style-name="T2">lockere</text:span> Behaarung noch plumper erscheint, als er wirklich ist, durch den langen und buschig behaarten Schwanz, ihre regelmäßig dunkle Färbung und endlich durch den Zahnbau. <text:span text:style-name="T1">Jhre Heimat sind die nördlichen Länder Südamerikas.</text:span></text:p>
          </table:table-cell>
          <table:table-cell office:value-type="string">
            <text:p>-</text:p>
          </table:table-cell>
          <table:table-cell office:value-type="float" office:value="944">
            <text:p>944</text:p>
          </table:table-cell>
          <table:table-cell table:number-columns-repeated="1018"/>
        </table:table-row>
        <table:table-row table:style-name="ro12">
          <table:table-cell office:value-type="string">
            <text:p><text:span text:style-name="T1">Eins wie das andere, würde, nach Wahrheit und Gerechtigkeit, die Antwort ausfallen müssen.</text:span> Liebe eines Volks zu seinem Herrn, und Vater-Sinn von diesem und von jeder Obrigkeit gegen ihre Unterthanen und Untergebenen, wäre freilich das edelste <text:span text:style-name="T2">Motif</text:span> eines frohen und willigsten Gehorsams, der schönste Kranz um das Haupt eines guten und weisen Fürsten; geliebt zu seyn war der Ruhm, auf dessen Erringung wahrhaft grosse Regenten stolz und auf dessen Behauptung eifersüchtig waren, deren ehrwürdige Nahmen im Heiligthum der Geschichte unvergänglich glänzen werden; der Raum dieses Tempels ist gross genug, dass er auch die der Nachwelt entgegenwachsende von gleichem Geist belebte annoch fassen wird. <text:span text:style-name="T1">Die Wahrheit muss ihnen aber diesen Stempel eingeprägt haben; nicht die Stimme der Schmeicheley, noch weniger Eigenlob muss ihnen diss Zeugniss beygelegt, sie selbst müssen es durch redende Thaten und den Dank ihres Landes und Zeit-Genossen mit dem Nachklang thränender Sehnsucht versiegelt haben; sonst kommt ein Louis XV.</text:span></text:p>
          </table:table-cell>
          <table:table-cell/>
          <table:table-cell office:value-type="string">
            <text:p><text:s/></text:p>
          </table:table-cell>
          <table:table-cell office:value-type="string">
            <text:p><text:span text:style-name="T1">Die einfache Reproduktion ist der Sache nach auf die Konsumtion als Zweck gerichtet, obgleich die Ergatterung von Mehrwerth als treibendes Motiv der individuellen Kapitalisten erscheint; aber der Mehrwerth — welches immer seine proportionelle Größe — soll schliesslich hier dienen nur für die individuelle Konsumtion des Kapitalisten.</text:span> Soweit die einfache Reproduktion Theil und bedeutendster Theil auch jeder jährlichen Reproduktion auf erweiterter Stufenleiter, bleibt dies Motiv in Begleitung von, und im Gegensatz zu dem <text:span text:style-name="T2">Motiv</text:span> der Bereicherung als solcher. <text:span text:style-name="T1">Die Sache erscheint in Wirklichkeit verwickelter, weil Theilnehmer (partners) an der Beute — dem Mehrwerth des Kapitalisten — als von ihm unabhängige Konsumenten auftreten.</text:span></text:p>
          </table:table-cell>
          <table:table-cell office:value-type="string">
            <text:p>-</text:p>
          </table:table-cell>
          <table:table-cell office:value-type="float" office:value="378">
            <text:p>378</text:p>
          </table:table-cell>
          <table:table-cell table:number-columns-repeated="1018"/>
        </table:table-row>
        <table:table-row table:style-name="ro6">
          <table:table-cell office:value-type="string">
            <text:p><text:span text:style-name="T1">Wer hindert uns denn in der moralischen Welt lauter Wunder anzunehmen, und bei unsern Handlungen so lange zu warten bis uns der Geist ergreift? die Summe des Guten kann dadurch einen großen Zuwachs erhalten!!!</text:span> Die lieben Seeligen werden sich schon alle Mühe um uns geben, denn sie müßen ja nach allen Rechtsgründen einen Theil des Lohns davon tragen, so wie der böse Einwirker einen Theil der Strafe, oder soll uns allein nach einer neuen Gerechtigkeit beides zufallen? dies kann es doch wol nur, wenn es Folge unseres freien Willens ist, denn man muß ja doch auf die <text:span text:style-name="T2">Motive</text:span> der Handlungen Rücksicht nehmen. <text:span text:style-name="T1">Sind sie durch ein höheres Wesen determinirt, was aus dem Buche zu folgen scheint:</text:span></text:p>
          </table:table-cell>
          <table:table-cell/>
          <table:table-cell office:value-type="string">
            <text:p><text:s/></text:p>
          </table:table-cell>
          <table:table-cell office:value-type="string">
            <text:p><text:span text:style-name="T1">Sie sehen daraus auf's neue, daß der Monarch nichts vor dem Privatmanne voraus hat, denn auch er ist so wenig Herr jenes Stromes als dieser; auch bey ihm ist das ganze Gebieth seiner Wirksamkeit bloß innerhalb seiner eigenen Seele.“</text:span> Aber dadurch wird nichts verändert, gnädigster Herr; denn auch die böse Handlung hat ihre <text:span text:style-name="T2">Motive</text:span> wie die gute, d. i. ihre innern Thätigkeiten, und nur um dieser Motive willen nennen wir sie ja böse. <text:span text:style-name="T1">Setzen Sie also den Zweck und den Werth des Menschen in die Summe seiner Thätigkeiten, so sehe ich immer noch nicht, wie Sie die Moralität aus seinem Zwecke heraus bringen, und meine vorigen Einwürfe kehren zurück.</text:span></text:p>
          </table:table-cell>
          <table:table-cell office:value-type="string">
            <text:p>-</text:p>
          </table:table-cell>
          <table:table-cell office:value-type="float" office:value="677">
            <text:p>677</text:p>
          </table:table-cell>
          <table:table-cell table:number-columns-repeated="1018"/>
        </table:table-row>
        <table:table-row table:style-name="ro20">
          <table:table-cell office:value-type="string">
            <text:p><text:span text:style-name="T1">Die Form wird durch die gesellschaftlichen Zustände, durch die Sitte bestimmt, und wenn danach verfahren ist, ist die Kundgabe gültig und wirksam, gleichviel ob der Einzelne davon berührt worden ist, oder nicht.</text:span> So finden wir als genügende Veröffentlichungsarten: Verlesen in der Kirche, Bekanntmachung in besonders berufenen Versammlungen, Anschlagen an öffentlichen Orten, Austrommeln auf der Strasse, Mitteilung durch die <text:span text:style-name="T2">Presse</text:span> u. s. w. Das geltende Recht ist allenthalben dazu übergegangen, an die Stelle dieser natürlichen Veröffentlichungsarten für die Gesetze und nach und nach im Anschluss daran auch für die Verordnungen formale Veröffentlichungsarten zu setzen. <text:span text:style-name="T1">Es werden amtliche Blätter bestimmt, Gesetzblätter, Amtsblätter u. s. w. Der Rechtssatz, welcher in diesen Blättern gedruckt erschienen ist, gilt als gehörig veröffentlicht, ohne Rücksicht darauf, ob das Blatt nach seiner Verbreitung und nach den Gewohnheiten des Volkes geeignet ist, den Befehl zur Gemeinbekanntschaft zu bringen.</text:span></text:p>
          </table:table-cell>
          <table:table-cell/>
          <table:table-cell office:value-type="string">
            <text:p><text:s/></text:p>
          </table:table-cell>
          <table:table-cell office:value-type="string">
            <text:p><text:span text:style-name="T1">Die Privatmeinung ist frei, allein die Ausstreuung oder Veröffentlichung schlechter, die Zwecke der Gesellschaft vereitelnder Meinungen ist ein Verbrechen, das die Gesellschaft bestraft.“</text:span> Daß diese „Gesellschaft“ selbst wieder aus scharfen Gegensätzen besteht, von denen das eine Element eben für gefährlich hält, was das andere für hochlöblich ansieht und daß die Zurückführung auf das Wesen der Gesellschaft daher eben die größte Gefahr für die angeblich freie Privatmeinung wird, davon ahnt natürlich Blackstone nichts; daß zur Zeit des Starchamber der „temper of judges and jurys“ gerade auf Grundlage der obigen Ansicht der Juristen, deren Vertreter Blackstone ist, die ganze <text:span text:style-name="T2">Presse</text:span> geknebelt hatte, das hatte noch kein Macaulay nachgewiesen. <text:span text:style-name="T1">Andrerseits wird natürlich das Preßrecht durch diese allgemeine Auffassung, welche eben die Vermischung des Strafrechts des Geistes oder der Tendenz mit dem des Einzelausdrucks enthält, unsicher, und zwar erschien diese Unsicherheit für England in der dem englischen Gerichtsverfahren eigenthümlichen Form.</text:span></text:p>
          </table:table-cell>
          <table:table-cell office:value-type="string">
            <text:p>-</text:p>
          </table:table-cell>
          <table:table-cell office:value-type="float" office:value="906">
            <text:p>906</text:p>
          </table:table-cell>
          <table:table-cell table:number-columns-repeated="1018"/>
        </table:table-row>
        <table:table-row table:style-name="ro13">
          <table:table-cell office:value-type="string">
            <text:p><text:span text:style-name="T1">man muß aber wissen, daß nicht die Nacht mit den Zuständen des Lebens derjenigen, welche im Himmel sind, übereinstimmet, sondern die Morgendämmerung, die vor dem Morgen vorhergeht, beziehet sich auf dieselben; denn die Nacht beziehet sich nur allein auf diejenigen, welche in der Hölle sind.</text:span> Aus dieser Uebereinstimmung oder Beziehung kommt es, daß der Tag und das Jahr in dem Wort die Zustände des Lebens überhaupt andeuten; die Wärme und das Licht bedeuten die Liebe und Weisheit; der Morgen bedeutet den ersten und höchsten Grad der Liebe; der Mittag die Weisheit in ihrem Lichte; der <text:span text:style-name="T2">Abend</text:span> die Weisheit in ihrem Schatten; die Morgendemmerung das Dunkele, welches vor dem Morgen vorhergehet; die Nacht hingegen bedeutet den gänzlichen Mangel der Liebe und Weisheit. <text:span text:style-name="T1">Hier weiset er auf Num. 10134. in oberwähnten Werk, daselbst heißt es:</text:span></text:p>
          </table:table-cell>
          <table:table-cell/>
          <table:table-cell office:value-type="string">
            <text:p><text:s/></text:p>
          </table:table-cell>
          <table:table-cell office:value-type="string">
            <text:p><text:span text:style-name="T1">Der Verlust an Booten, Segeln und Takelage war kein geringer, aber der Bau des Schiffes hatte sich glänzend bewährt.</text:span> Gegen <text:span text:style-name="T2">Abend</text:span> bezog sich der Himmel wieder und es begann zu regnen, aber die Luft blieb still und das Schaukeln des Schiffes wiegte die ermüdete Mannschaft in sanften Schlaf. <text:span text:style-name="T1">Am folgenden Morgen hatte sich die See wieder ganz beruhigt; da ein günstiger Südwind aufsprang, wurden die Feuer gelöscht und Segel gesetzt.</text:span></text:p>
          </table:table-cell>
          <table:table-cell office:value-type="string">
            <text:p>-</text:p>
          </table:table-cell>
          <table:table-cell office:value-type="float" office:value="4">
            <text:p>4</text:p>
          </table:table-cell>
          <table:table-cell table:number-columns-repeated="1018"/>
        </table:table-row>
        <table:table-row table:style-name="ro10">
          <table:table-cell office:value-type="string">
            <text:p><text:span text:style-name="T1">Goll.</text:span> Sie müssen Sie <text:span text:style-name="T2">flott</text:span> hinwerfen. <text:span text:style-name="T1">Fassen Sie Ihren Pinsel etwas länger.</text:span></text:p>
          </table:table-cell>
          <table:table-cell/>
          <table:table-cell office:value-type="string">
            <text:p><text:s/></text:p>
          </table:table-cell>
          <table:table-cell office:value-type="string">
            <text:p><text:span text:style-name="T1">Trag’ so ein Plänchen mit mir herum, das ich nach der Erndt ’ auszuführen gedenk’.</text:span> Will ein wenig inmerhalb des deutschen Reichs herum flankiren; auch wohl einen kleinen Abfprung in die Schweiz machen, nicht aus Kurzweil, sondern eines Geschäfts halber, das mir iezt mehr am Herzen liegt, als weiland dem Kaiser Siegmund das Basler Concilium; oder Kapitän Basedow sein philanthropinisch Schifflein, als er ’s noch auf dem Werft liegen hatt’, und vor drey oder vier Jahren weit und breit herumzog Assekurateurs aufzutreiben; wiewohl er hernach als es <text:span text:style-name="T2">flott</text:span> war einen Nothschuß nach dem andern draus that. <text:span text:style-name="T1">Hoff’ nicht, daß mir das auch begegnen soll.</text:span></text:p>
          </table:table-cell>
          <table:table-cell office:value-type="string">
            <text:p>-</text:p>
          </table:table-cell>
          <table:table-cell office:value-type="float" office:value="224">
            <text:p>224</text:p>
          </table:table-cell>
          <table:table-cell table:number-columns-repeated="1018"/>
        </table:table-row>
        <table:table-row table:style-name="ro24">
          <table:table-cell office:value-type="string">
            <text:p><text:span text:style-name="T1">Sie konnte es um so sicherer, als Changarnier noch wirklich an der Spitze der Armee und der Pariser Nationalgarde stand, und nur darauf lauerte, mitsammt der Armee requirirt zu werden.</text:span> Die bonapartistische <text:span text:style-name="T2">Presse</text:span> wagte noch nicht einmal das Recht der Nationalversammlung zu direkter Requisition der Truppen in Frage zu stellen, ein juristischer Skrupel, der unter den gegebenen Verhältnissen keinen Erfolg versprach. <text:span text:style-name="T1">Daß die Armee dem Befehle der Nationalversammlung gehorcht hätte, ist wahrscheinlich, wenn man erwägt, daß Bonaparte acht Tage in ganz Paris suchen mußte, um endlich zwei Generale zu finden — Baraguay d' Hilliers und St. Jean d' Angely —, die sich bereit erklärten, die Absetzung Changarnier's zu kontrasigniren.</text:span></text:p>
          </table:table-cell>
          <table:table-cell/>
          <table:table-cell office:value-type="string">
            <text:p><text:s/></text:p>
          </table:table-cell>
          <table:table-cell office:value-type="string">
            <text:p><text:span text:style-name="T1">Je weiter unsere Erkenntniß menschlicher Dinge schreitet, um so klarer wird es uns, daß die geistigen Güter die erste Bedingung des wahren Fortschrittes sind.</text:span> Durch die <text:span text:style-name="T2">Presse</text:span> gelangt daher die eigentliche höchste Gewalt der geistigen, und mit ihr der volkswirthschaftlichen und gesellschaftlichen Entwicklung zum Ausdruck; ohne sie ist dieselbe gar nicht zu erreichen; jede Arbeit für sie, mag sie in was immer für einer Form erscheinen, ist eine Arbeit für diesen Fortschritt, und jede in ihr ausgesprochene Wahrheit bildet mindestens diejenige Linie, hinter welche die menschliche Entwicklung nicht mehr zurücksinken kann. <text:span text:style-name="T1">Die Presse ist daher, neben ihrem rein objektiven Inhalt, vor allen Dingen durch ihr Verhältniß zu den geistigen Gütern, die sie als Thatsachen des Gesammtlebens constatirt, und die sie zu öffentlichen Wahrheiten macht oder ihnen den Schein derselben gibt, zunächst eine ethische Macht.</text:span></text:p>
          </table:table-cell>
          <table:table-cell office:value-type="string">
            <text:p>-</text:p>
          </table:table-cell>
          <table:table-cell office:value-type="float" office:value="1001">
            <text:p>1001</text:p>
          </table:table-cell>
          <table:table-cell table:number-columns-repeated="1018"/>
        </table:table-row>
        <table:table-row table:style-name="ro5">
          <table:table-cell office:value-type="string">
            <text:p><text:span text:style-name="T1">Diese Verhältniß aber hat in den wirklichen Sprachen wenig oder gar nichts Metaphysisches.</text:span> Denn wenn wir sie unter einander vergleichen, so findet sich, daß einerley Vorwörter in verschiedenen Sprachen verschiedene Fallendungen fordern, und daß in einigen Sprachen <text:span text:style-name="T2">Vorwörter</text:span> wegbleiben, die man in den andern mitnimmt. <text:span text:style-name="T1">So z. E. haben die Lateiner nur Vorwörter für die vierte und sechste Fallendung, daferne man nicht einige Jnterjectionen, als:</text:span></text:p>
          </table:table-cell>
          <table:table-cell/>
          <table:table-cell office:value-type="string">
            <text:p><text:s/></text:p>
          </table:table-cell>
          <table:table-cell office:value-type="string">
            <text:p><text:span text:style-name="T1">Selbst Hegewisch, der über den Gesichtskreis seiner Holsten weit hinaussah, meinte damals noch gemüthlich: einer Kriegsflotte bedürfen die Herzogthümer nicht; „Hamburger Schiffe befahren alle Meere ganz ohne bewaffnete Seemacht.</text:span> Als die neuen Landtage zuerst angekündigt wurden, ließ Falck die Schriften zweier Kopenhagener Liberalen, des Professors David und des ehrgeizigen jungen Capitäns Tscherning, über die preußischen Provinzialstände übersetzen und sprach im <text:span text:style-name="T2">Vorworte</text:span> ganz wie ein guter Landsmann der beiden Dänen. <text:span text:style-name="T1">Noch vier Jahre später wurde David, als er nach einem glücklich überstandenen Preßprozesse durch Kiel kam, von den Studenten als ein Held der Freiheit gefeiert, obgleich seine Zeitung Faedrelandet das Deutschthum Schleswigs offen bekämpfte.</text:span></text:p>
          </table:table-cell>
          <table:table-cell office:value-type="string">
            <text:p>-</text:p>
          </table:table-cell>
          <table:table-cell office:value-type="float" office:value="340">
            <text:p>340</text:p>
          </table:table-cell>
          <table:table-cell table:number-columns-repeated="1018"/>
        </table:table-row>
        <table:table-row table:style-name="ro8">
          <table:table-cell office:value-type="string">
            <text:p><text:span text:style-name="T1">Gentz verschwand als Princip der Genußsucht, Tholuck als Princip des Mysticismus, Leo als Princip des hierarchischen Pietismus, der wieder „mit dem Jesuitismus genau zusammentreffen“ sollte; nun gar in dem conservativen Erdmann zu Halle verkörperte sich schlechthin „die Verderbniß der Hegel’schen Philosophie“.</text:span> Nach altem akademischem Brauche erhoben sich alsbald <text:span text:style-name="T2">geharnischte</text:span> Feinde wider das streitlustige Blatt. <text:span text:style-name="T1">Leo beschuldigte „die Hegelingen“ der Gottlosigkeit, in einem grimmigen Büchlein, das neben starken Uebertreibungen auch manche bittere Wahrheit sagte.</text:span></text:p>
          </table:table-cell>
          <table:table-cell/>
          <table:table-cell office:value-type="string">
            <text:p><text:s/></text:p>
          </table:table-cell>
          <table:table-cell office:value-type="string">
            <text:p><text:span text:style-name="T1">Ein Goldstück von 10 Dukaten.</text:span> Der König in ganzer Positur <text:span text:style-name="T2">geharnischt</text:span>, in der Rechten das Scepter haltend, mit der Linken den Degen anfassend. <text:span text:style-name="T1">Sigismundus III. D. G. Rex Pol. M. D. Lit. Rev.</text:span></text:p>
          </table:table-cell>
          <table:table-cell office:value-type="string">
            <text:p>-</text:p>
          </table:table-cell>
          <table:table-cell office:value-type="float" office:value="234">
            <text:p>234</text:p>
          </table:table-cell>
          <table:table-cell table:number-columns-repeated="1018"/>
        </table:table-row>
        <table:table-row table:style-name="ro20">
          <table:table-cell office:value-type="string">
            <text:p><text:span text:style-name="T1">Ich verstehe also unter der transscendentalen Methodenlehre, die Bestimmung der formalen Bedingungen eines vollständigen Systems der reinen Vernunft.</text:span> Wir werden es in dieser Absicht mit einer Disciplin, einem Canon, einer Architectonik, endlich einer Geschichte der reinen Vernunft zu thun haben und dasienige in transscendentaler Absicht leisten, was, unter dem Nahmen einer practischen Logik, in Ansehung des Gebrauchs des Verstandes überhaupt in den Schulen gesucht, aber schlecht geleistet wird; weil, da die allgemeine Logik auf keine besondere Art der Verstandeserkentniß (z. B. nicht auf die reine), auch nicht auf gewisse Gegenstände eingeschränkt ist, sie, ohne Kentnisse aus anderen Wissenschaften zu borgen, nichts mehr thun kan, als Titel zu möglichen Methoden und <text:span text:style-name="T2">technische</text:span> Ausdrücke, deren man sich in Ansehung des Systematischen in allerley Wissenschaften bedient, vorzutragen, die den Lehrling zum voraus mit Nahmen bekant machen, deren Bedeutung und Gebrauch er künftig allererst soll kennen lernen. <text:span text:style-name="T1">Der Transscendentalen Methodenlehre Erstes Hauptstück.</text:span></text:p>
          </table:table-cell>
          <table:table-cell/>
          <table:table-cell office:value-type="string">
            <text:p><text:s/></text:p>
          </table:table-cell>
          <table:table-cell office:value-type="string">
            <text:p><text:span text:style-name="T1">Was hat der menschliche Körper mit dem Gott der Christen zu schaffen?</text:span> Welche Schönheiten von Apollo, Merkur, anderm griechischen himmlischen Jüngling oder wirklichem Erdensohn soll man, <text:span text:style-name="T2">technisch</text:span> zu reden, dem ganz außerordentlichen jungen Juden anbilden, ohne auf irgend eine Weise in Widerspruch zu gerathen? <text:span text:style-name="T1">Jede griechische Gottheit war nur ein Ideal einer besondern Klasse menschlicher Vollkommenheit.</text:span></text:p>
          </table:table-cell>
          <table:table-cell office:value-type="string">
            <text:p>-</text:p>
          </table:table-cell>
          <table:table-cell office:value-type="float" office:value="796">
            <text:p>796</text:p>
          </table:table-cell>
          <table:table-cell table:number-columns-repeated="1018"/>
        </table:table-row>
        <table:table-row table:style-name="ro21">
          <table:table-cell office:value-type="string">
            <text:p><text:span text:style-name="T1">Liebe und Wein gibt uns Seligkeit!</text:span> Ging ’s durch das Leben so <text:span text:style-name="T2">flott</text:span> wie heut’, Wär’ jede Stunde der Lust geweiht! <text:span text:style-name="T1">Du bist meine Stütze, Freund!</text:span></text:p>
          </table:table-cell>
          <table:table-cell/>
          <table:table-cell office:value-type="string">
            <text:p><text:s/></text:p>
          </table:table-cell>
          <table:table-cell office:value-type="string">
            <text:p><text:span text:style-name="T1">Jm September 1788 lief bei Honfleur ein Weibchen mit ihrem Kinde auf.</text:span> Die Mutter bemühte sich lange, das Junge <text:span text:style-name="T2">flott</text:span> zu machen und fand dadurch ihren Tod. <text:span text:style-name="T1">Fischer, welche beide Thiere bemerkt hatten, zogen das Junge vollends an das Land und verwundeten nun die treue Mutter tödtlich; zwar gelang es derselben noch, die offene See zu gewinnen, allein am folgenden Tage fand man sie drei Meilen von jener Stelle entfernt entseelt am Strande.</text:span></text:p>
          </table:table-cell>
          <table:table-cell office:value-type="string">
            <text:p>-</text:p>
          </table:table-cell>
          <table:table-cell office:value-type="float" office:value="1079">
            <text:p>1079</text:p>
          </table:table-cell>
          <table:table-cell table:number-columns-repeated="1018"/>
        </table:table-row>
        <table:table-row table:style-name="ro11">
          <table:table-cell office:value-type="string">
            <text:p><text:span text:style-name="T1">Im Mittelalter war es eine Zeitlang sogar üblich, dem Zuckerwerk des Nachtischs phallische Formen zu geben.</text:span> — Alle Priapeischen Bilder, Gedichte und Romane sind daher häßlich, mit einem wie großen Aufwand von Phantasie, Witz und <text:span text:style-name="T2">technischer</text:span> Virtuosität sie auch gemacht seien. <text:span text:style-name="T1">Man sehe die Uebersicht der weitläufigen, hiehergehörigen Romanliteratur in O. L. B. Wolf's Geschichte des Romans (48).</text:span></text:p>
          </table:table-cell>
          <table:table-cell/>
          <table:table-cell office:value-type="string">
            <text:p><text:s/></text:p>
          </table:table-cell>
          <table:table-cell office:value-type="string">
            <text:p><text:span text:style-name="T1">Leipzig, Druck von Grimme &amp; Trömel.</text:span> Die neueren Methoden der Festigkeitslehre und der Statik der Baukonstruktionen, ausgehend von dem Gesetze der virtuellen Verschiebungen und den Lehrsätzen über die Formänderungsarbeit; von Heinrich F. B. Müller-Breslau, Ingenieur und Professor an der Kgl. <text:span text:style-name="T2">Technischen</text:span> Hochschule in Hannover. <text:span text:style-name="T1">Mit 121 Textfiguren in Holzschnitt.</text:span></text:p>
          </table:table-cell>
          <table:table-cell office:value-type="string">
            <text:p>-</text:p>
          </table:table-cell>
          <table:table-cell office:value-type="float" office:value="1044">
            <text:p>1044</text:p>
          </table:table-cell>
          <table:table-cell table:number-columns-repeated="1018"/>
        </table:table-row>
        <table:table-row table:style-name="ro24">
          <table:table-cell office:value-type="string">
            <text:p><text:span text:style-name="T1">Sie war sehr gut organisirt; von kleinen aufhaltenden Zwischenfällen z. B. waren in kürzester Frist alle Oberhäupter derselben benachrichtigt: und so gelang es denn, nach Behrings Abfahrt den Kamtschadalen, dass sie die Festungen rasch einnahmen, und alles was von Russen noch im Lande war (Weiber und Kinder mit eingeschlossen) niedermachten oder in die Gefangenschaft wegschleppten.</text:span> Behring aber, durch widrige Winde an der Küste festgehalten, erfuhr das Geschehene, kehrte zurück und belagerte das Fort, wohin sich die Kamtschadalen auf Kunde seiner Rückkehr geworfen hatten; allein nicht eher konnte er es — so tapfer war der Widerstand — einnehmen, als bis es endlich durch einen <text:span text:style-name="T2">Zufall</text:span> in die Luft gesprengt wurde. <text:span text:style-name="T1">Da nun die Kamtschadalen auch in einigen offenen Gefechten, die sehr blutig waren und sonst den kürzeren zogen, so mussten sie sich zum Frieden bequemen.</text:span></text:p>
          </table:table-cell>
          <table:table-cell/>
          <table:table-cell office:value-type="string">
            <text:p><text:s/></text:p>
          </table:table-cell>
          <table:table-cell office:value-type="string">
            <text:p><text:span text:style-name="T1">Wir staunen heute die Naturwesen an und denken nicht daran, welche unendliche Menge anderer Formen, Gestalten, Einrichtungen und Zweckmäßigkeiten im Schooße der Natur geschlummert hat, schlummert und schlummern wird.</text:span> Es hängt von einem <text:span text:style-name="T2">Zufall</text:span> ab, ob sie ihr Dasein erreichen oder nicht. <text:span text:style-name="T1">Sind uns nicht großartige Thier-und Pflanzengestalten, die wir nur aus ihren vorweltlichen Resten kennen, längst verloren gegangen?</text:span></text:p>
          </table:table-cell>
          <table:table-cell office:value-type="string">
            <text:p>-</text:p>
          </table:table-cell>
          <table:table-cell office:value-type="float" office:value="1107">
            <text:p>1107</text:p>
          </table:table-cell>
          <table:table-cell table:number-columns-repeated="1018"/>
        </table:table-row>
        <table:table-row table:style-name="ro7">
          <table:table-cell office:value-type="string">
            <text:p><text:span text:style-name="T1">Beim Frischen erzeugte ein Torfzusatz fast immer Rotbruch.</text:span> Dagegen wendete man in den Gegenden, wo der Torf <text:span text:style-name="T2">billig</text:span> war, denselben mit Vorteil zu Glühfeuern an. <text:span text:style-name="T1">Guter Torf erwies sich bei richtiger Luftzuführung auch als ein geeignetes Material für Flammenfeuerung, und Versuche auf der Kreuzburger Hütte in Oberschlesien vom Jahre 1797 ergaben, dass Torfkohle in der Esse des Zainschmiedes fast dieselben Dienste leistete, als ein ebenso grosses Volumen von Holzkohlen.</text:span></text:p>
          </table:table-cell>
          <table:table-cell/>
          <table:table-cell office:value-type="string">
            <text:p><text:s/></text:p>
          </table:table-cell>
          <table:table-cell office:value-type="string">
            <text:p><text:span text:style-name="T1">Auch wenn sie das Land nicht für sich erobern wollte, so wäre es doch völlig unnatürlich, ihr anzusinnen, daß sie lediglich für fremde Interessen ihre Volkskräfte verwende.</text:span> Es bedarf also hier einer <text:span text:style-name="T2">billigen</text:span> Ausgleichung der verschiedenen Rechte und Interessen, sowohl des Befreiers als des befreiten Landes. <text:span text:style-name="T1">Ein Beispiel der Art bieten die Verhandlungen Preußens mit dem Herzog Friedrich von Augustenburg über die Herzogthümer Schleswig und Holstein (1865 und 1866) nach der Befreiung derselben von der Dänischen Herrschaft. Vgl. Heffter § 188.</text:span></text:p>
          </table:table-cell>
          <table:table-cell office:value-type="string">
            <text:p>-</text:p>
          </table:table-cell>
          <table:table-cell office:value-type="float" office:value="1062">
            <text:p>1062</text:p>
          </table:table-cell>
          <table:table-cell table:number-columns-repeated="1018"/>
        </table:table-row>
        <table:table-row table:style-name="ro6">
          <table:table-cell office:value-type="string">
            <text:p><text:span text:style-name="T1">Friedrich der Grosse hatte nach dem Aachener Frieden für die in dem Oesterreichischen Successions-Kriege seinen Untertahnen von den Britten auf der See zugefügten Kränkungen, welche auf 200000 Rthlr. berechnet wurden, sich durch Einbehaltung der von ihm übernommenen Schlesischen Schuld bezahlt gemacht, wovon ich schon bei anderer Veranlassung B. 3. C. 6. §. 14 etwas gesagt habe.</text:span> Als in dem lezten Seekriege die Britten dies Spiel so arg trieben, nahm Catharina eine Maasregel, deren sich ganz Europa damals erfreuen konnte, indem sie fast alle nicht im Krieg begriffene seefahrende Nationen für die sogenannte bewafnete Neutralität verbündete, und diesem Bündnisse durch ihre <text:span text:style-name="T2">Flotten</text:span> Achtung verschafte. <text:span text:style-name="T1">Aber leider!</text:span></text:p>
          </table:table-cell>
          <table:table-cell/>
          <table:table-cell office:value-type="string">
            <text:p><text:s/></text:p>
          </table:table-cell>
          <table:table-cell office:value-type="string">
            <text:p><text:span text:style-name="T1">Bomare wunderte sich nicht, wie ich zweifelte, ob die Zeichnung natürlich sei.</text:span> Er sagte aber, daß er den Stein in einem Pokal gefunden, und alles angewendet habe, zu entdecken, ob er gekünstelt sei — aber vergebens. 25) Tranche du Bois <text:span text:style-name="T2">flotté</text:span>, — gelb mit schwarzen irregulären Zeichnungen — qui porte le même dessein par toute sa longeur; das dünkt mir, ist für die Physiologie der Pflanzen eine schwere Aufgabe. 26) Basalte de Volcan. Hr. Sage hatte mir behauptet, man fände nie Basalt bei Vulcanen!! 27) Soufre natif sur spath calcaire triangulaire, aus Spanien. <text:span text:style-name="T1">Bomare versicherte, daß das Stück 30. Louisd’or kostete. 28) Grosse Stücke aus Soufre fondu, aus Italien.</text:span></text:p>
          </table:table-cell>
          <table:table-cell office:value-type="string">
            <text:p>-</text:p>
          </table:table-cell>
          <table:table-cell office:value-type="float" office:value="501">
            <text:p>501</text:p>
          </table:table-cell>
          <table:table-cell table:number-columns-repeated="1018"/>
        </table:table-row>
        <table:table-row table:style-name="ro10">
          <table:table-cell office:value-type="string">
            <text:p><text:span text:style-name="T1">Diweil die geistliche bei den Teutschen vil galten, Keyßler in antiq. septentr., der Herr Graf von Bünau im Iten th. der Reichshistori, Gottfr. Ephraim Müller von den feldpristern der völker alter zeiten, 1750, 8v, Ge. Christoph Feuerlein IIte abh. quibus druidarum in terris onoldinis olim exercita reliquis explanatur, 1726.</text:span> So haben sie auch bei inen nach dem angenommenen christentume grosses ansehen behalten, und man hat sie auf die <text:span text:style-name="T2">Reichstage</text:span>, und in die Reichskanzeleien auch landtage mitgezogen, Dreyers sammlung vermischter abh. th. II, s. 599, s. 653 fg. <text:span text:style-name="T1">Jn den kanzeleien bedinete man sich irer als schreiber, Dreyer de variis cod. iur. Germ. denomin.</text:span></text:p>
          </table:table-cell>
          <table:table-cell/>
          <table:table-cell office:value-type="string">
            <text:p><text:s/></text:p>
          </table:table-cell>
          <table:table-cell office:value-type="string">
            <text:p><text:span text:style-name="T1">Im Namen des Kaisers erscheinen beym Reichstage Commissarien, — ein Fürst als Principalcommissarius und ein Concommissarius. S. 264. — XIII.</text:span> Durch jenen läßt der Kaiser die Hauptproposition bey Eröffnung des <text:span text:style-name="T2">Reichstages</text:span> thun, und in der Folge Commissionsdecrete an das Reich ergehen. S. 265. — <text:span text:style-name="T1">XIV.</text:span></text:p>
          </table:table-cell>
          <table:table-cell office:value-type="string">
            <text:p>-</text:p>
          </table:table-cell>
          <table:table-cell office:value-type="float" office:value="498">
            <text:p>498</text:p>
          </table:table-cell>
          <table:table-cell table:number-columns-repeated="1018"/>
        </table:table-row>
        <table:table-row table:style-name="ro24">
          <table:table-cell office:value-type="string">
            <text:p><text:span text:style-name="T1">ist ganz auf meiner Seite.</text:span> Was im Lande gilt, ist Recht; was in der Welt gilt, ist <text:span text:style-name="T2">billig</text:span> — <text:span text:style-name="T1">Was nach der Meinung der mehresten Menschen recht ist, ist billig —</text:span></text:p>
          </table:table-cell>
          <table:table-cell/>
          <table:table-cell office:value-type="string">
            <text:p><text:s/></text:p>
          </table:table-cell>
          <table:table-cell office:value-type="string">
            <text:p><text:span text:style-name="T1">Die erste Quelle des Adels, so aus dem Eigenthum einer Landactie bestand, war guten Theils versiegen; besonders nachdem die ritterliche Militz den Heerbann der Landeigenthümer so ziemlich verdunkelt hatte, und bey dem vermehrten Gelde, die Landactie ein Gegenstand des Handels geworden war, so daß sie auch ein Freygelassener, wenn er Geld hatte, erstehen konnte.</text:span> Und so war es <text:span text:style-name="T2">billig</text:span>, eine dritte Quelle zu eröffnen, die nun freylich im Anfange nicht sehr besuchet wurde, jedoch bald, als neben der Dienstmannschaft eine neue Art von beständiger Militz errichtet wurde, und die Fürsten gelehrte Räthe annahmen, welche in Behandlung gewisser Sachen mehrere Geschicklichkeit als die gebohrnen Dienstleute hatten, von dem Glanze der neuen Civil-und Militairwürden erhoben, sich dergestalt empfahl, daß nun ein jeder daraus schöpfen wollte. <text:span text:style-name="T1">Die Adelbriefe dieser Zeit lauten insgemein also:</text:span></text:p>
          </table:table-cell>
          <table:table-cell office:value-type="string">
            <text:p>-</text:p>
          </table:table-cell>
          <table:table-cell office:value-type="float" office:value="782">
            <text:p>782</text:p>
          </table:table-cell>
          <table:table-cell table:number-columns-repeated="1018"/>
        </table:table-row>
        <table:table-row table:style-name="ro9">
          <table:table-cell office:value-type="string">
            <text:p><text:span text:style-name="T1">Der unerschrockene Minister in Karlsruhe ließ sich nicht beirren.</text:span> Auf Reitzensteins Rath entschloß sich der Großherzog den Stier bei den Hörnern zu <text:span text:style-name="T2">packen</text:span>, dem Gegner, der das kleine Land seit Jahren aus dem Dunkeln heraus bedrohte, offen entgegenzutreten. <text:span text:style-name="T1">In einem Briefe an König Max Joseph (12. März 1818) verwahrte sich der bedrängte Fürst dawider, daß Oesterreich seine Schulden „mit Provinzen, die mir gehören,“ abzutragen suche.</text:span></text:p>
          </table:table-cell>
          <table:table-cell/>
          <table:table-cell office:value-type="string">
            <text:p><text:s/></text:p>
          </table:table-cell>
          <table:table-cell office:value-type="string">
            <text:p><text:span text:style-name="T1">Jn Amsterdam wurde das Stück 30mal hintereinander gegeben.</text:span> Schwierig war es für die Darstellung, einen genügend resignierten und kuragierten Darsteller für den Bösewicht Macaire zu finden, der sich vom Hunde am Halse <text:span text:style-name="T2">packen</text:span> und zu Boden werfen ließ. <text:span text:style-name="T1">Um den treuen, vierfüßigen Helden zum Verfolgungsakte anzueifern, bediente sich der betreffende Schauspieler eines unter dem Halstuche verborgen gehaltenen Leckerbissens, der auf die Geruchsorgane des Pudels wirkte.</text:span></text:p>
          </table:table-cell>
          <table:table-cell office:value-type="string">
            <text:p>-</text:p>
          </table:table-cell>
          <table:table-cell office:value-type="float" office:value="1294">
            <text:p>1294</text:p>
          </table:table-cell>
          <table:table-cell table:number-columns-repeated="1018"/>
        </table:table-row>
        <table:table-row table:style-name="ro5">
          <table:table-cell office:value-type="string">
            <text:p><text:span text:style-name="T1">b) wenn er Handelsbücher zu führen unterlassen hat, deren Führung ihm gesetzlich oblag, oder dieselben verheimlicht, vernichtet oder so unordentlich geführt hat, daß sie keine Uebersicht des Vermögenszustandes gewähren;</text:span> c) wenn er es gegen die Bestimmung des Handelsgesetzbuchs unterlassen hat, die <text:span text:style-name="T2">Bilanz</text:span> seines Vermögens in der vorgeschriebenen Zeit zu ziehen. <text:span text:style-name="T1">Strafe: Gefängnis bis zu 2 Jahren.</text:span></text:p>
          </table:table-cell>
          <table:table-cell/>
          <table:table-cell office:value-type="string">
            <text:p><text:s/></text:p>
          </table:table-cell>
          <table:table-cell office:value-type="string">
            <text:p><text:span text:style-name="T1">Was das Lebende vom Todten, die Pflanze und das nur in seinen körperlichen Functionen betrachtete Thier vom Krystall unterscheidet, ist zuletzt dieses:</text:span> Im Krystall befindet sich die Materie in stabilem Gleichgewichte, während durch das organische Wesen ein Strom von Materie sich ergiesst, die Materie darin in mehr oder minder vollkommenem dynamischem Gleichgewichte sich befindet, mit bald positiver, bald der Null gleicher, bald negativer <text:span text:style-name="T2">Bilanz</text:span>. <text:span text:style-name="T1">Daher ohne Einwirkung äusserer Massen und Kräfte der Krystall ewig bleibt was er ist, dagegen das organische Wesen in seinem Bestehen von gewissen äusseren Bedingungen, den integrirenden Reizen der älteren Physiologie, abhängt, in sich potentielle Energie in kinetische verwandelt und umgekehrt, und einem bestimmten zeitlichen Verlauf unterworfen ist.</text:span></text:p>
          </table:table-cell>
          <table:table-cell office:value-type="string">
            <text:p>-</text:p>
          </table:table-cell>
          <table:table-cell office:value-type="float" office:value="1288">
            <text:p>1288</text:p>
          </table:table-cell>
          <table:table-cell table:number-columns-repeated="1018"/>
        </table:table-row>
        <table:table-row table:style-name="ro13">
          <table:table-cell office:value-type="string">
            <text:p><text:span text:style-name="T1">Die Mehrzahl derselben, welche dem blossen Anmeldungsverfahren folgt, überlässt dem Erfinder, den Gegenstand seiner Erfindung bei der Anmeldung juristisch zu definiren.</text:span> Sie machen den Rechtsschutz nicht bloss davon abhängig, dass der Erfinder die Erfindung wirklich gemacht hat, sondern dass er dieselbe auch richtig definirt, dass er nicht eine neue Maschine als einen <text:span text:style-name="T2">technischen</text:span> Prozess bezeichnet oder umgekehrt. <text:span text:style-name="T1">Sie bürden dem Gewerbtreibenden, gegen welchen nach fünfzehn Jahren das Patent geltend gemacht wird, die Prüfung auf, ob der Patentinhaber die beschriebene Erfindung wirklich gemacht hat.</text:span></text:p>
          </table:table-cell>
          <table:table-cell/>
          <table:table-cell office:value-type="string">
            <text:p><text:s/></text:p>
          </table:table-cell>
          <table:table-cell office:value-type="string">
            <text:p><text:span text:style-name="T1">Dieser Vater ist jetzt ein Damenschneider, aber bloß in folgendem Sinn: in der Mitte von Lilienbad steht das medizinische Bassin, aus dem man die aus der Erde quellende Apotheke schöpft; von diesem Bassin entfernen sich in regelloser Symmetrie die artistischen Bauerhütten die die Badgäste bewohnen; jede dieser kleinen Hütten putzt sich scherzhaft mit dem heraushängenden Malzeichen oder der Signatur irgend eines Handwerks.</text:span> Mein Häuschen hält eine Scheere als eine <text:span text:style-name="T2">technische</text:span> Insignie heraus, um kund zu thun, wer drinnen wohne (welches ich thue), treibe das Damenschneider-Handwerk. <text:span text:style-name="T1">Meine Schwester ist (nach dem Exponenten eines hölzernen Strumpfs zu urtheilen) ein Strumpfwirker; neben ihr schwankt ein hölzerner Stiefel oder ein hölzernes Bein (wer kanns wissen?) und saget uns so gut wie ein Handwerksgrus den darin seßhaften Schuster an, welches niemand als mein Gustav ist.</text:span></text:p>
          </table:table-cell>
          <table:table-cell office:value-type="string">
            <text:p>-</text:p>
          </table:table-cell>
          <table:table-cell office:value-type="float" office:value="200">
            <text:p>200</text:p>
          </table:table-cell>
          <table:table-cell table:number-columns-repeated="1018"/>
        </table:table-row>
        <table:table-row table:style-name="ro7">
          <table:table-cell office:value-type="string">
            <text:p><text:span text:style-name="T1">— </text:span><text:span text:style-name="T1">Ich segnete Hn. Teller und trat mit meinen Ohnehosen ein in Grenoble.</text:span> Der Etapier versicherte uns, daß er kein Brod in Vorrath habe, und erst gegen <text:span text:style-name="T2">Abend</text:span> einiges liefern könne: <text:span text:style-name="T1">es sey ein großer Trupp Ohnehosen eben erst von da nach den Alpen gezogen, und so sey alles vorräthige Brod darauf gangen.</text:span></text:p>
          </table:table-cell>
          <table:table-cell/>
          <table:table-cell office:value-type="string">
            <text:p><text:s/></text:p>
          </table:table-cell>
          <table:table-cell office:value-type="string">
            <text:p><text:span text:style-name="T1">Jch ergrif endlich das einzige Mittel, das mir übrig blieb, mich der albernen Rolle, die ich in dieser Scene spielte, zu erledigen; ich entfloh.</text:span> Jn eben dieser Nacht sah ich meine geliebte Psyche wieder an dem gewöhnlichen Orte; mein Gemüth war von der Geschichte dieses <text:span text:style-name="T2">Abends</text:span> zu sehr beunruhigt, als das ich ihr ein Geheimniß davon hätte machen können. <text:span text:style-name="T1">Wir bedaurten die Priesterin so schwer es uns auch war, von der Wuth und den Qualen einer Liebe, welche mit der unserigen so wenig ähnliches hatte, uns eine Vorstellung zu machen; aber wir bedaurten noch vielmehr uns selbst.</text:span></text:p>
          </table:table-cell>
          <table:table-cell office:value-type="string">
            <text:p>-</text:p>
          </table:table-cell>
          <table:table-cell office:value-type="float" office:value="463">
            <text:p>463</text:p>
          </table:table-cell>
          <table:table-cell table:number-columns-repeated="1018"/>
        </table:table-row>
        <table:table-row table:style-name="ro21">
          <table:table-cell office:value-type="string">
            <text:p><text:span text:style-name="T1">Denn wo die policei blühet, ist es eine grundsäule des staates, das land durch viele, iedoch vernünftige heiraten zu bevölkern, mithin zu allen nicht augenscheinlich nachteiligen ehen, allen möglichsten fürschub zu leisten.</text:span> Die aber krippel, oder mit der <text:span text:style-name="T2">englischen</text:span>, oder einer andern erbkrankheit behaftet, oder ungesund und unfruchtbar sind, mögen zum ehestande nicht gelassen werden, von Justi s. 63 fgg. der grundsäze der policei-wissenschaft. <text:span text:style-name="T1">§ 773</text:span></text:p>
          </table:table-cell>
          <table:table-cell/>
          <table:table-cell office:value-type="string">
            <text:p><text:s/></text:p>
          </table:table-cell>
          <table:table-cell office:value-type="string">
            <text:p><text:span text:style-name="T1">62. und 67.</text:span> Dann in dem Frieden zu London 1674. worinnen sie verwilligten, daß ganze holländische Flotten vor einzelnen <text:span text:style-name="T2">englischen</text:span> Schiffen die Segel streichen sollen. <text:span text:style-name="T1">Doch haben sie nachher geäussert, daß diese Ehrenbezeigung nicht eben zum Zeichen der Herschaft, sondern aus Respect, Gewohnheit rc. geschehe.</text:span></text:p>
          </table:table-cell>
          <table:table-cell office:value-type="string">
            <text:p>-</text:p>
          </table:table-cell>
          <table:table-cell office:value-type="float" office:value="865">
            <text:p>865</text:p>
          </table:table-cell>
          <table:table-cell table:number-columns-repeated="1018"/>
        </table:table-row>
        <table:table-row table:style-name="ro10">
          <table:table-cell office:value-type="string">
            <text:p><text:span text:style-name="T1">Sie begriffen was diese Verfügung sagen wollte, und liessen sich solche ohne Wiederrede oder Wiederspenstigkeit gefallen.</text:span> Unter dem ganzen Haufen war nur Einer, der über diese <text:span text:style-name="T2">Anstalt</text:span> mehr Verwunderung als die übrigen bezeugte, und eben dieser fieng, nach einer Weile, sehr launigt, an, mit einem Stock einen Kreis um sich herzuziehn und unter allerhand possierlichen Grimassen den Anwesenden zu verstehen zu geben, daß sie auch ihm vom Leibe bleiben sollten. <text:span text:style-name="T1">Bey der sonst gewöhnlichen Ernsthaftigkeit der Einwohner war dieser humoröse Einfall sonderbar und merkwürdig genug!</text:span></text:p>
          </table:table-cell>
          <table:table-cell/>
          <table:table-cell office:value-type="string">
            <text:p><text:s/></text:p>
          </table:table-cell>
          <table:table-cell office:value-type="string">
            <text:p><text:span text:style-name="T1">Die Großmuth des Besitzers verstattet, selbst mit Uebernehmung mancher Unbequemlichkeit, jedermann freyen Eintritt in seinen Park, der mehr ein öffentlicher Lustort für Hamburgs Einwohner, als eine Anlage zu seinem Privatvergnügen ist.</text:span> Und auf diese Bestimmung ward schon bey der Einrichtung dieser <text:span text:style-name="T2">Anstalt</text:span> gesehen, die in der Nähe starkbewohnter Städte eine öffentliche Wohlthat für das Volk ist. <text:span text:style-name="T1">Ueberall erblickt man Sorge für Bequemlichkeit, eine Menge von Bänken zum Ausruhen der Müden, kleine von Gebüsch umschlossene Rasenplätze mit Sitzen zum unbehorchten Gespräch oder zur einsamen Betrachtung.</text:span></text:p>
          </table:table-cell>
          <table:table-cell office:value-type="string">
            <text:p>-</text:p>
          </table:table-cell>
          <table:table-cell office:value-type="float" office:value="494">
            <text:p>494</text:p>
          </table:table-cell>
          <table:table-cell table:number-columns-repeated="1018"/>
        </table:table-row>
        <table:table-row table:style-name="ro10">
          <table:table-cell office:value-type="string">
            <text:p><text:span text:style-name="T1">Herkömmliche Glückwünsche und eine ziemlich altmodische Redensart von ewiger Liebe und Treue und so weiter.</text:span> Sie schien dem Schreiber nicht eben <text:span text:style-name="T2">flott</text:span> vom Herzen gekommen zu sein. <text:span text:style-name="T1">Eine Nachschrift brachte die Notiz, daß er allsobald von Berlin zur königlichen Armee nach Schlesien dirigirt und dort, nach Wunsch, dem Regiment Weimar zugetheilt worden sei.</text:span></text:p>
          </table:table-cell>
          <table:table-cell/>
          <table:table-cell office:value-type="string">
            <text:p><text:s/></text:p>
          </table:table-cell>
          <table:table-cell office:value-type="string">
            <text:p><text:span text:style-name="T1">Jeder, der auf dem Schiff in den fluthenden Wellen des Meeres ist, fühlet sich zum Beistande, zur Erhaltung und Rettung des Schiffs verbunden.</text:span> Das Wort Vaterland hat das Schiff am Ufer <text:span text:style-name="T2">flott</text:span> gemacht; er kann, er darf nicht mehr, (es sei denn, daß er sich hinausstürze und den wilden Wellen des Meers überlasse) im Schiff, als wär' er am Ufer, müssig dastehn und die Wellen zählen. <text:span text:style-name="T1">Seine Pflicht ruft ihn, (denn alle seine Gefährten und Geliebten sind mit ihm im Schiffe) daß, wenn ein Sturm sich empört, eine Gefahr droht, der Wind sich ändert, oder ein Schiff hinanschleudert, sein Fahrzeug zu übersegeln, seine Pflicht ruft ihn, daß Er helfe und rufe.</text:span></text:p>
          </table:table-cell>
          <table:table-cell office:value-type="string">
            <text:p>-</text:p>
          </table:table-cell>
          <table:table-cell office:value-type="float" office:value="139">
            <text:p>139</text:p>
          </table:table-cell>
          <table:table-cell table:number-columns-repeated="1018"/>
        </table:table-row>
        <table:table-row table:style-name="ro48">
          <table:table-cell office:value-type="string">
            <text:p><text:span text:style-name="T1">XII 513.</text:span> Ein gott oder ein halbgott war Herakles immer noch geblieben, auch in solcher verkümmerung; aber heilig zu sein hatte er eigentlich aufgehört, als die träger seiner religion ihren geschichtlich schaffenden beruf erfüllt hatten und einer neueren und höheren, der attischen cultur, erlagen. denn das Athen der grossen zeit empfand sehr deutlich, dass ihm Herakles ein fremder, dass er ein Dorer war, und nicht nur die sagen geschichtlichen inhalts, in denen er wirklich nichts mehr war, sondern auch die von universaler bedeutung wurden in den hintergrund geschoben: trugen sie doch auch längst einen entschieden dorischen charakter. gewiss ward die prächtige sagenfülle auch jetzt noch gern gehört; es werden wol noch mehr versuche gemacht sein als von dem einzig bekannten Panyassis, die fehlende Heraklee zu dichten, und die prosaische darstellung der heldensage, die jetzt das epos ablöste, hat gerade in diesem sagenkreise besondern erfolg gehabt. so wucherte die bildende kunst auch mit dem reichen schatz von Heraklesgeschichten, den ihr die archaische zeit bereits geformt überliefert hatte: allein das geschah nur durch das beharrungsvermögen und durch die lebenskraft der alten <text:span text:style-name="T2">motive</text:span>. die grosse kunst des 5. jahrhunderts hat für Herakles kaum etwas grosses getan. entscheidend aber ist, dass die tragödie ihn verschmäht hat. das ist eine eben so merkwürdige wie augenfällige tatsache. es kommt ja vor, dass Herakles einmal in einer episode auftritt, wie im Prometheus des Aischylos. es kann auch nicht ausbleiben, dass auf seine taten hier oder da hingewiesen wird. aber um seiner selbst willen war der heros, dem Pindaros wieder und wieder huldigt, gleichzeitig in Athen offenbar nicht darzustellen, wenigstens nicht ernsthaft. <text:span text:style-name="T1">Aischylos hat, so viel bekannt, auch nicht einmal ein satyrspiel aus seinem kreise verfasst. um so eifriger und erfolgreicher haben Ion und Achaios, Sophokles und Euripides den dorischen helden als burleske figur verwertet, und die Alkestis zeigt, dass selbst in ernstester handlung diese charakteristik beibehalten ward. auch die komödie hielt sich an den unerschöpflichen stoff; ihr war schon die epicharmische posse vorhergegangen, die selbst die hochzeit mit Hehe travestirt hatte. man muss diese tatsachen in ihrem gewichte schätzen, damit man die kühnheit würdige, welche darin lag, dass Euripides als greis Herakles selbst zum gegenstande einer tragödie machte, welche die tiefe seines wesens mit unter die voraussetzungen aufnahm, aber jeden schatten des burlesken dorischen wesens ausschloss. ihm ist schleunigst Sophokles mit den Trachinierinnen gefolgt und hat ein anderes hauptstück der sage dramatisirt: beide freilich schon episch umgebildete geschichten übernehmend. andere versuche sind gemacht worden; aber ohne dauernden erfolg.</text:span></text:p>
          </table:table-cell>
          <table:table-cell/>
          <table:table-cell office:value-type="string">
            <text:p><text:s/></text:p>
          </table:table-cell>
          <table:table-cell office:value-type="string">
            <text:p><text:span text:style-name="T1">Hierher gehört u. A. die Darstellung der Shichi Fuku-jin oder sieben Glücksgötter.</text:span> Bei den der Natur entlehnten <text:span text:style-name="T2">Motiven</text:span> ist eine gewisse Verknüpfung zwar nicht steife Regel, aber doch herkömmlich. <text:span text:style-name="T1">Zu den beliebtesten Zusammenstellungen gehören folgende: Bambusrohr und Tiger, Mumepflaume und Nachtigall (Unguisu), Sonnenaufgang, Kiefer und Kranich, Löwe und Päonie, Hirsch und Ahorn, Kranich und Schildkröte (Symbol des Glücks und langen Lebens), Kiefer, Bambusrohr und Mume, Schilf und Silberreiher, Bambusrohr und Schwalbe, Regen und Schwalbe, Lotusblume und Silberreiher.</text:span></text:p>
          </table:table-cell>
          <table:table-cell office:value-type="string">
            <text:p>-</text:p>
          </table:table-cell>
          <table:table-cell office:value-type="float" office:value="1182">
            <text:p>1182</text:p>
          </table:table-cell>
          <table:table-cell table:number-columns-repeated="1018"/>
        </table:table-row>
        <table:table-row table:style-name="ro24">
          <table:table-cell office:value-type="string">
            <text:p><text:span text:style-name="T1">Das Refectorium erschien mir mit jedem Tage mehr als ein Hinderniß und eine Beengung; ich sehnte mich darnach, in unserem Hause mir eine stille Werkstatt einzurichten und mir selbst zu helfen, so gut es ginge, und eines Morgens verabschiedete ich mich, noch vor Beendigung meiner Lehrzeit, bei Herrn Habersaat und erklärte der Mutter, ich würde nun zu Hause arbeiten, wenn sie verlange, daß ich etwas verdienen solle, so könne ich dies auch ohne ihn thun, zu lernen wüßte ich Nichts mehr bei ihm.</text:span> Vergnügt und hoffnungsvoll schlug ich meinen Sitz zu oberst im Hause auf, in einer Dachkammer, welche über einen Theil der Stadt weg weit nach Norden hin sah, deren Fenster am frühen Morgen und am <text:span text:style-name="T2">Abend</text:span> den ersten und letzten Sonnenblick auffingen. <text:span text:style-name="T1">Es war mir eine ebenso wichtige als angenehme Arbeit, mir hier eine eigene Welt zu schaffen, und ich brachte mehrere Tage mit der Einrichtung der Kammer zu.</text:span></text:p>
          </table:table-cell>
          <table:table-cell/>
          <table:table-cell office:value-type="string">
            <text:p><text:s/></text:p>
          </table:table-cell>
          <table:table-cell office:value-type="string">
            <text:p><text:span text:style-name="T1">Dabei geschah es wohl, daß die Hunde einen gewaltigen Hirsch aus seinem nahen Lager aufjagten, den man mit Klauen und Geweih sich vertheidigen und bergaufwärts fliehen sah.</text:span> Des <text:span text:style-name="T2">Abends</text:span> pflegte der Papst vor dem Kloster zu sitzen an der Stelle, von wo man in das Thal der Paglia niederschaut, und mit den Cardinälen heitere Gespräche zu führen. <text:span text:style-name="T1">Curialen, die sich auf der Jagd abwärts wagten, fanden unten die Hitze unleidlich und alles verbrannt, eine wahre Hölle, während das Kloster in seiner grünen, kühlen Umgebung eine Wohnung der Seligen schien.</text:span></text:p>
          </table:table-cell>
          <table:table-cell office:value-type="string">
            <text:p>-</text:p>
          </table:table-cell>
          <table:table-cell office:value-type="float" office:value="978">
            <text:p>978</text:p>
          </table:table-cell>
          <table:table-cell table:number-columns-repeated="1018"/>
        </table:table-row>
        <table:table-row table:style-name="ro7">
          <table:table-cell office:value-type="string">
            <text:p><text:span text:style-name="T1">Gestern hatte sich nichts darauf befunden, als sein eigenes Gepäck, — und dessen war nicht gar viel, weil die meisten Effekten bereits mit Guillaume’s Bagage-Train vorangegangen; — heute waren Hintertheil, Verdeck, Kutschersitz so vollgeladen und die Besitzthümer des Herrn Schkramprl steigerten sich so mächtig empor, daß man ein wandelndes Haus zu erblicken vermeinte.</text:span> Nun, murmelte Anton: diese Pferde, diese Last, frischer Schnee und dazu der gute Wille unseres Kutschers, — das wird eine <text:span text:style-name="T2">flotte</text:span> Fahrt! <text:span text:style-name="T1">Aber wo bleibt mein Reisegefährte?</text:span></text:p>
          </table:table-cell>
          <table:table-cell/>
          <table:table-cell office:value-type="string">
            <text:p><text:s/></text:p>
          </table:table-cell>
          <table:table-cell office:value-type="string">
            <text:p><text:span text:style-name="T1">Und was für Fährlichkeiten hatte man trotz des schönen Wetters ausgestanden!</text:span> Während man die Reise bei günstigem Winde und ruhiger See sonst bequem in einem halben Tage macht, hatte sie unter denselben Umständen drei Mal vierundzwanzig Stunden gedauert, das Schiff auf der Strecke nicht weniger als drei Mal gesessen und drei schwere Kabeltaue waren bei den Versuchen, es wieder <text:span text:style-name="T2">flott</text:span> zu machen, gebrochen. <text:span text:style-name="T1">An Bord hatte sich eine lebhafte Controverse darüber entsponnen, wer eigentlich an dem Festkommen die Schuld trage.</text:span></text:p>
          </table:table-cell>
          <table:table-cell office:value-type="string">
            <text:p>-</text:p>
          </table:table-cell>
          <table:table-cell office:value-type="float" office:value="987">
            <text:p>987</text:p>
          </table:table-cell>
          <table:table-cell table:number-columns-repeated="1018"/>
        </table:table-row>
        <table:table-row table:style-name="ro21">
          <table:table-cell office:value-type="string">
            <text:p><text:span text:style-name="T1">Casperl (läuft hereine)</text:span> Potz <text:span text:style-name="T2">Donnerwetter</text:span>, bin aber ich g’loffen! <text:span text:style-name="T1">Die Kerl haben mich schon an die Mühl gschleppt und haben mich in den Bach werfen wollen.</text:span></text:p>
          </table:table-cell>
          <table:table-cell/>
          <table:table-cell office:value-type="string">
            <text:p><text:s/></text:p>
          </table:table-cell>
          <table:table-cell office:value-type="string">
            <text:p><text:span text:style-name="T1">Hier, mal zwei Kerle mit'm Herrn Pastor und seiner Cumpanei aus'm Wege.</text:span> Ihr habt gehört, was der Herr Hauptmann befohlen haben, und das gluhe <text:span text:style-name="T2">Donnerwetter</text:span> euch über die Köpfe, wenn ihr mir nachher beim Appell fehlt. <text:span text:style-name="T1">Himmel, Hölle, der Satan und seine Großmutter, läuft Einem auch noch so was zwischen die Beine, wo man schon genug über Leben und Tod und durch den Schmaratz bei Tage und bei Nachte weg zu steigen hat!</text:span></text:p>
          </table:table-cell>
          <table:table-cell office:value-type="string">
            <text:p>-</text:p>
          </table:table-cell>
          <table:table-cell office:value-type="float" office:value="1202">
            <text:p>1202</text:p>
          </table:table-cell>
          <table:table-cell table:number-columns-repeated="1018"/>
        </table:table-row>
        <table:table-row table:style-name="ro8">
          <table:table-cell office:value-type="string">
            <text:p><text:span text:style-name="T1">Der Kaiman findet sich im mittlern America, und wird gewönlich nur für eine Spielart des Nil-Crocodils ausgegeben, von dem er sich aber theils durch seine kleinere Statur, vorzüglich aber durch die Bildung seines Körpers und Schwanles, auszeichnet, die beide nicht mit so scharf hervorstehenden starken Schildern, wie bey jenem Thier, sondern mit weit flackern Erhabenheiten besetzt sind.</text:span> Dieser ganz specifike Unterschied fällt zumal bey den Exemplaren beider Thiere, die im akademischen <text:span text:style-name="T2">Museum</text:span> von gleicher Grösse befindlich sind, sehr sichtlich in die Augen. <text:span text:style-name="T1">3. Monitor.</text:span></text:p>
          </table:table-cell>
          <table:table-cell/>
          <table:table-cell office:value-type="string">
            <text:p><text:s/></text:p>
          </table:table-cell>
          <table:table-cell office:value-type="string">
            <text:p><text:span text:style-name="T1">Erste Zugabe.</text:span> Noch ein Wort vom Genie aus Eschenb. brittischen <text:span text:style-name="T2">Musäum</text:span>. 93 <text:span text:style-name="T1">Zweyte Zugabe.</text:span></text:p>
          </table:table-cell>
          <table:table-cell office:value-type="string">
            <text:p>-</text:p>
          </table:table-cell>
          <table:table-cell office:value-type="float" office:value="785">
            <text:p>785</text:p>
          </table:table-cell>
          <table:table-cell table:number-columns-repeated="1018"/>
        </table:table-row>
        <table:table-row table:style-name="ro3">
          <table:table-cell office:value-type="string">
            <text:p><text:span text:style-name="T1">Von diesem Schweizerländchen aber wußte die große Mehrzahl der Preußen gar nichts.</text:span> Die liberale <text:span text:style-name="T2">Presse</text:span> beeiferte sich, die einfache Sachlage durch staatsrechtliche Bedenken zu verwirren, da der Canton ja nur dem Königshause, nicht dem preußischen Staate angehörte; und nachdem der Monarch so blindlings für den Sonderbund Partei genommen, verbreitete sich überall die thörichte Meinung, die treuen protestantischen Neuenburger seien Jesuitenknechte. <text:span text:style-name="T1">Nicht blos die Königsberger Radicalen jubelten den Siegern von Gislikon zu; auch in Berlin spotteten Varnhagen und alle Aufgeklärten über den pfaffenfreundlichen König, ein Witzbild stellte ihn mit einem Jesuiten zusammengebunden dar.</text:span></text:p>
          </table:table-cell>
          <table:table-cell/>
          <table:table-cell office:value-type="string">
            <text:p><text:s/></text:p>
          </table:table-cell>
          <table:table-cell office:value-type="string">
            <text:p><text:span text:style-name="T1">Allein trotzdem kann der Staat nicht gleichgültig neben derselben stehen.</text:span> Er hat hier wie immer die Gefährdungen derselben in der Culturpolizei zu bekämpfen; er hat zweitens die großen Bedingungen der allgemeinen geistigen Entwicklung in öffentlichen Bildungsanstalten herzustellen oder zu unterstützen; und er hat endlich durch sein öffentliches Recht dafür zu sorgen, daß das große Element des bei weitem wichtigsten allgemeinen Bildungsmittels, der <text:span text:style-name="T2">Presse</text:span>, das in der Verbindung ihrer rechtlichen Verantwortlichkeit mit ihrer Freiheit der Bewegung besteht, zur rechtlichen Geltung und Durchführung gelange. <text:span text:style-name="T1">In der Gesammtheit dieser Momente ist nun die Entwicklung des Princips des öffentlichen Bildungsrechts zu einem Systeme gegeben; und mit diesem System erst ist auch eine Wissenschaft dieses Gebietes der Verwaltung möglich.</text:span></text:p>
          </table:table-cell>
          <table:table-cell office:value-type="string">
            <text:p>-</text:p>
          </table:table-cell>
          <table:table-cell office:value-type="float" office:value="884">
            <text:p>884</text:p>
          </table:table-cell>
          <table:table-cell table:number-columns-repeated="1018"/>
        </table:table-row>
        <table:table-row table:style-name="ro8">
          <table:table-cell office:value-type="string">
            <text:p><text:span text:style-name="T1">Neben einigen anderen Spielarten sei nur noch erwähnt die vielstachelige, ferox, mit auch auf der ganzen Oberseite bestachelten und die geschäckte, variegata, mit gelblich-oder weißgefleckten Blättern.</text:span> Als Standort der Stechpalme wird von Metzger ein steiniger schwerer Boden und ein geschlossener Stand in Buschwaldungen angegeben, während Reum von einem mit Lehm gemischten guten und <text:span text:style-name="T2">lockeren</text:span> Sandboden spricht. <text:span text:style-name="T1">Nach angepflanzten gut wachsenden Gartenexemplaren zu urtheilen ist die Stechpalme mehr auf schattigen Stand als auf eine eng begrenzte Bodenbeschaffenheit angewiesen.</text:span></text:p>
          </table:table-cell>
          <table:table-cell/>
          <table:table-cell office:value-type="string">
            <text:p><text:s/></text:p>
          </table:table-cell>
          <table:table-cell office:value-type="string">
            <text:p><text:span text:style-name="T1">Zur Not kommt ein Einzelner recht gut mit der Prozedur zu Stande, indem er den Stock auf den Erdboden mit den Füssen festhält.</text:span> Die Feuerstöcke sind gewöhnlich zwei gerade Zweige vom Orléansstrauch oder Urukú, die ein leichtes <text:span text:style-name="T2">lockeres</text:span> Holz besitzen. <text:span text:style-name="T1">Auch anderes Holz hat, wie der Indianer es versteht, » das Feuer in sich «, besonders Ubá und Kambayuva, die beiden Arten des Pfeilrohrs.</text:span></text:p>
          </table:table-cell>
          <table:table-cell office:value-type="string">
            <text:p>-</text:p>
          </table:table-cell>
          <table:table-cell office:value-type="float" office:value="931">
            <text:p>931</text:p>
          </table:table-cell>
          <table:table-cell table:number-columns-repeated="1018"/>
        </table:table-row>
        <table:table-row table:style-name="ro28">
          <table:table-cell office:value-type="string">
            <text:p><text:span text:style-name="T1">Denn die Metaphysik der Natur sondert sich gänzlich von der Mathematik ab, hat auch bey weitem nicht so viel erweiternde Einsichten anzubieten, als diese, ist aber doch sehr wichtig, in Ansehung der Critik des auf die Natur anzuwendenden reinen Verstandeserkentnisses überhaupt; in Ermangelung deren selbst Mathematiker, indem sie gewissen gemeinen, in der That doch metaphysischen Begriffen anhängen, die Naturlehre unvermerkt mit Hypothesen belästigt haben, welche bey einer Critik dieser Principien verschwinden, ohne dadurch doch dem Gebrauche der Mathematik in diesem Felde (der ganz unentbehrlich ist) im mindesten Abbruch zu thun.</text:span> Die ursprüngliche Idee einer Philosophie der reinen Vernunft schreibt diese Abtheilung selbst vor; sie ist also architectonisch, ihren wesentlichen Zwecken gemäß und nicht blos <text:span text:style-name="T2">technisch</text:span>, nach zufällig wahrgenommenen Verwandschaften und gleichsam auf gut Glück angestellt, eben darum aber auch unwandelbar und legislatorisch. <text:span text:style-name="T1">Es finden sich aber hiebey einige Puncte, die Bedenklichkeit erregen und die Ueberzeugung von der Gesetzmässigkeit derselben schwächen könten.</text:span></text:p>
          </table:table-cell>
          <table:table-cell/>
          <table:table-cell office:value-type="string">
            <text:p><text:s/></text:p>
          </table:table-cell>
          <table:table-cell office:value-type="string">
            <text:p><text:span text:style-name="T1">Die Römische Sprache scheint zum Umgange mit Frauenzimmern, und zum Umgange überhaupt, wenig zu taugen, weil die Römer jenes Salz der Erde nicht kannten.</text:span> Zwar hat jede Nation in ihre Sprache Spuren ihrer Lieblingstugenden und Lieblingssünden gedruckt: so kommen die <text:span text:style-name="T2">technischen</text:span> Benennungen des Seewesens aus dem Holländischen; die Soldatenworte aus dem Französischen, die Baukunst, die Mahlerei und Bildhauerkunst beweisen durch ihre Ausdrücke, dass Italien ihr Vaterland ist, und das Jagdwesen erkennet Deutschland für sein Revier: indess scheinen alle neuere Sprachen, die Deutsche selbst nicht ausgenommen, durch den Umgang mit dem andern Geschlecht etwas Eigenthümliches erhalten zu haben, das der alten Welt gebrach. <text:span text:style-name="T1">— Wenn das ewige Feuer, welches die Vestalinnen unterhielten, dazu diente, Licht anzuzünden, wie ein allgemeiner Brunnen, Wasser zu schöpfen; so ist es ein schönes Bild von dem Dienste, den das schöne Geschlecht durch die Verfeinerung des Umganges der Welt erwiesen hat:</text:span></text:p>
          </table:table-cell>
          <table:table-cell office:value-type="string">
            <text:p>-</text:p>
          </table:table-cell>
          <table:table-cell office:value-type="float" office:value="530">
            <text:p>530</text:p>
          </table:table-cell>
          <table:table-cell table:number-columns-repeated="1018"/>
        </table:table-row>
        <table:table-row table:style-name="ro5">
          <table:table-cell office:value-type="string">
            <text:p><text:span text:style-name="T1">Sie ward einst mit den Pharaonen begraben und schlummerte, bis in unserem Jahrhundert fleißige Gelehrte an die Grabespforten pochten und mit den ihrer Gruft entrissenen Schätzen die Museen Europas füllten.</text:span> So kann man z. B. im Pariser <text:span text:style-name="T2">Museum</text:span> hölzerne Lanzenspitzen und hölzerne Klingen von Schwertern finden, die nur deshalb sich ihrer Verwesung entzogen, weil sie einen starken Überzug von Kupfer haben; da schaut man Bildsäulen in Lebensgröße, aber von einer staunenswerten Leichtigkeit, weil sie nur aus einer dünnen Haut von Kupfer bestehen. <text:span text:style-name="T1">Diese, fast möchte man meinen, für eine so frühe Kulturepoche unmögliche Kunstfertigkeit, erklärt sich durch eine genaue Kenntnis von Naturgesetzen, die neu entdeckt zu haben unserem Jahrhunderte zur Ehre gereicht:</text:span></text:p>
          </table:table-cell>
          <table:table-cell/>
          <table:table-cell office:value-type="string">
            <text:p><text:s/></text:p>
          </table:table-cell>
          <table:table-cell office:value-type="string">
            <text:p><text:span text:style-name="T1">Jenes hat Hr. Hollmann in seiner zweyten Sylloge S. 95 u. f. dieses aber der jüngere Herr von Preuschen im Hannoverschen Magazin 1784. S. 663 u. f. beschrieben.</text:span> Von metallisirten besitzt das <text:span text:style-name="T2">Museum</text:span> merkwürdige Stücke aus Permien unter den Aschischen Geschenken, die von außen mit Kupferlasur durchzogen, inwendig aber verkohlt sind, und sich zwar schwer entzünden aber dafür dann desto länger brennen. <text:span text:style-name="T1">Unter den Jaspisartigen Hölzern (lithoxyla) sind zumal die Coburger wegen ihrer schönen Farben berühmt (theils vom lebhaftesten grün).</text:span></text:p>
          </table:table-cell>
          <table:table-cell office:value-type="string">
            <text:p>-</text:p>
          </table:table-cell>
          <table:table-cell office:value-type="float" office:value="220">
            <text:p>220</text:p>
          </table:table-cell>
          <table:table-cell table:number-columns-repeated="1018"/>
        </table:table-row>
        <table:table-row table:style-name="ro3">
          <table:table-cell office:value-type="string">
            <text:p><text:span text:style-name="T1">Auch die bedeutende Kraft einer hydraulischen Presse ist zum Zweck des Garntrocknens dienstbar gemacht, wie sich am besten aus der nachstehenden Zeichnung der hydraulischen Garntrockenpresse (Fig. 64) von Wever &amp; Comp. in Barmen ergibt.</text:span> Sie unterscheidet sich von den gewöhnlichen hydraulischen <text:span text:style-name="T2">Pressen</text:span> nur dadurch, daß das Kopfstück einen mit Kupfer bekleideten Eisen-oder Eichenholzstempel trägt, welcher den inneren Dimensionen des mit Garn angefüllten Preßwagens entspricht. <text:span text:style-name="T1">Zu jeder dieser Pressen gehören zwei auf Schienen laufende Preßwagen von Holz mit starker Verschraubung, von denen der eine sich in der Presse befindet, während der andere ent-und beladen wird.</text:span></text:p>
          </table:table-cell>
          <table:table-cell/>
          <table:table-cell office:value-type="string">
            <text:p><text:s/></text:p>
          </table:table-cell>
          <table:table-cell office:value-type="string">
            <text:p><text:span text:style-name="T1">Aus solchen Anzeichen schloß der wohlmeinende Präsident Stichaner, daß die pfälzische Bewegung einen üblen Verlauf nehmen müsse; der ewigen Händel überdrüssig erbat er sich seine Versetzung.</text:span> Sein Nachfolger, Frhr. v. Andrian, zeigte sich durchaus rathlos, obgleich ihn die <text:span text:style-name="T2">Presse</text:span> sogleich als einen blutigen Landvogt begrüßte; er untersagte zuerst die Hambacher Versammlung und nahm dann das Verbot zurück, da der Stadtrath von Neustadt und die Landräthe von Rheinbaiern sich dawider verwahrten. <text:span text:style-name="T1">So hatte die Regierung ihre Furcht gezeigt und doch ihren Willen nicht durchgesetzt; die Radicalen frohlockten, und triumphirend sagte der Festausschuß, als er in seinem Rechenschaftsberichte jene heldenmüthigen Stadt-und Landräthe aufzählte: „wir übergeben ihre Namen dem dankbaren Andenken der Nachwelt.“</text:span></text:p>
          </table:table-cell>
          <table:table-cell office:value-type="string">
            <text:p>-</text:p>
          </table:table-cell>
          <table:table-cell office:value-type="float" office:value="1064">
            <text:p>1064</text:p>
          </table:table-cell>
          <table:table-cell table:number-columns-repeated="1018"/>
        </table:table-row>
        <table:table-row table:style-name="ro10">
          <table:table-cell office:value-type="string">
            <text:p><text:span text:style-name="T1">Die Koncentration von 8—10 Millionen Wechseln in der Hand eines billbrokers, wie z. B. der Firma Overend, Gurney &amp; Co., war eins der Hauptmittel, die Stufenleiter dieser Ausgleichung lokal zu erweitern.</text:span> Durch diese Oekonomisirung wird die Wirksamkeit des Umlaufsmittels erhöht, soweit ein geringres Quantum davon erfordert wird zur blossen Saldirung der <text:span text:style-name="T2">Bilanz</text:span>. <text:span text:style-name="T1">Andrerseits hängt die Geschwindigkeit des als Cirkulationsmittel umlaufenden Geldes (wodurch es auch ökonomisirt wird) ganz ab von dem Fluss der Käufe und Verkäufe, oder auch von der Verkettung der Zahlungen, soweit sie nacheinander in Geld erfolgen.</text:span></text:p>
          </table:table-cell>
          <table:table-cell/>
          <table:table-cell office:value-type="string">
            <text:p><text:s/></text:p>
          </table:table-cell>
          <table:table-cell office:value-type="string">
            <text:p><text:span text:style-name="T1">in den Städten Personen: auf dem Lande Personen: der Zuzug aus anderen Orten 25370 57366 der Abzug nach anderen Orten 10208 72528</text:span> Die <text:span text:style-name="T2">Bilanz</text:span> der inneren Wanderungen ergibt somit für die Städte einen Ueberschuß, für die Landgemeinden einen Fehlbetrag von 15162 Personen. <text:span text:style-name="T1">Beide ergänzen einander in ihrem Bevölkerungshaushalte wie die Wirtschaften zweier ungleichen Brüder, von denen der Eine regelmäßig aufbraucht, was der Andere sparsam erübrigt hat.</text:span></text:p>
          </table:table-cell>
          <table:table-cell office:value-type="string">
            <text:p>-</text:p>
          </table:table-cell>
          <table:table-cell office:value-type="float" office:value="941">
            <text:p>941</text:p>
          </table:table-cell>
          <table:table-cell table:number-columns-repeated="1018"/>
        </table:table-row>
        <table:table-row table:style-name="ro21">
          <table:table-cell office:value-type="string">
            <text:p><text:span text:style-name="T1">Czako, das ginge vielleicht noch.</text:span> Aber Rex, wenn ich ihn auch nicht kenne, zu so was <text:span text:style-name="T2">Feinem</text:span> wie Rex pass' ich nicht mehr; ich bin zu altmodisch geworden. <text:span text:style-name="T1">Was meinst du, ob die Gundermanns wohl können?“</text:span></text:p>
          </table:table-cell>
          <table:table-cell/>
          <table:table-cell office:value-type="string">
            <text:p><text:s/></text:p>
          </table:table-cell>
          <table:table-cell office:value-type="string">
            <text:p><text:span text:style-name="T1">Dieses Koksroheisen war nie gereinigt genug, um direkt im Reverberier-oder Puddelofen verarbeitet werden zu können und musste hierfür erst in einem Feineisenfeuer umgeschmolzen werden.</text:span> Das <text:span text:style-name="T2">Feinen</text:span> hatte Ähnlichkeit mit dem Hartzerennen, nur geschah es in grösserem Massstabe, in grösseren Herden und kontinuierlich. <text:span text:style-name="T1">Das teilweise entkohlte Eisen wurde alle zwei Stunden in dünnen Flossen, die mit Wasser begossen wurden, abgestochen.</text:span></text:p>
          </table:table-cell>
          <table:table-cell office:value-type="string">
            <text:p>-</text:p>
          </table:table-cell>
          <table:table-cell office:value-type="float" office:value="1055">
            <text:p>1055</text:p>
          </table:table-cell>
          <table:table-cell table:number-columns-repeated="1018"/>
        </table:table-row>
        <table:table-row table:style-name="ro49">
          <table:table-cell office:value-type="string">
            <text:p><text:span text:style-name="T1">Beide strengten darauf alle ihre Kräfte an, um den Kahn wieder zurük ins tiefere Wasser zu schieben.</text:span> Es glükte ihnen; das Schif ward <text:span text:style-name="T2">flot</text:span>, und beide sprangen wieder hinein. <text:span text:style-name="T1">Lotte.</text:span></text:p>
          </table:table-cell>
          <table:table-cell/>
          <table:table-cell office:value-type="string">
            <text:p><text:s/></text:p>
          </table:table-cell>
          <table:table-cell office:value-type="string">
            <text:p><text:span text:style-name="T1">die gründung einer flotte und eines hafens. als archon hat er den hafen gebaut, der als kriegshafen von vorn herein gegedacht war, also die gründung der flotte prinzipiell einschloss. in der tat war Athen von der seeseite ganz offen: mit dem täglichen seewinde konnten die Aegineten in ein par stunden auf der rhede von Phaleron sein; man hatte es noch jüngst erfahren. und da die stadt Athen längst den alten mauerring gesprengt hatte, auch die befestigungen der burg nach 507 nicht wieder hergestellt waren, so musste viel geschehen.</text:span> Themistokles fieng mit dem hafen an. die schiffe gehörten dazu, denn die sollstärke der kriegsmarine belief sich nur auf die alten 50 offenen kähne, von einer construction, die schon in gebrauch war, als Theseus nach Delos segelte oder, wie wir moderner sagen können, als man die Dipylonvasen bemalte. die seestaaten waren aber längst zum bau von trieren fortgeschritten oder hatten doch wenigstens gedeckte schiffe, auf denen schützen und lanzenkämpfer über den köpfen der ruderer fechten konnten. diese galeeren verlangten eine grosse zahl von menschen, ihr bau also eine sehr bedeutende steigerung der wehrpflicht und damit eine ungeahnte belastung der finanzen. und wenn die menschen auch überreichlich zur verfügung standen, weil ja die hopliten nur aus den drei oberen steuerclassen genommen wurden, so bedingte die einstellung der theten auf der <text:span text:style-name="T2">flotte</text:span> doch zweierlei: eine belastung der besitzenden; denn man darf annehmen, dass die trierarchie als öffentliche last mit dem trierenbau von vorn herein verbunden war; und eine steigerung des selbstgefühles, also auch der politischen aspirationen der theten. in der volksversammlung hatten diese das stimmrecht; bei den wahlen wirkten sie mit: sobald sie sich zu gemeinsamen wollen vereinten, konnten sie hier ihren willen durchsetzen, wurden dann aber auch ihrer macht sich bewusst. so ward der staat durch die sorge für seine existenz gezwungen, sich dem meere zuzuwenden. damit war die demokratie notwendig verbunden. sie allein konnte Athen retten und hat es gerettet, aber die rücksichten auf die staatsfinanzen und auf die forderungen der unbemittelten bürger musste sie früher oder später auf die bahn einer expansiven politik treiben. denn so lagen die verhältnisse immer noch, dass das ideal, dem der unbemittelte zustrebte, ein eigner bauernhof war. wie der demos sofort, als er Chalkis besetzte, 4000 landlose gemacht hat, so ist schon 476 die colonisation der Strymontales versucht worden. es gehörte keine sehergabe dazu, diese consequenzen der maritimen politik Athens zu ziehen; aber gerade darum scheuten sich viele davor, und dem klar erkannten ziele festen schrittes zuzustreben ist kein kleiner ruhm. der moderne betrachter muss in Themistokles den fortsetzer des kleisthenischen werkes bewundern und wird ihm den nächsten platz unter den attischen staatsmännern zugestehn, den er in der schätzung seines volkes durch habsucht, eigenliebe und verrat verscherzt hat. dass er seine pläne nicht ohne heftige parteikämpfe durchgesetzt hat, sagt uns mehr die natur der sache und die langsamkeit des fortschritts als die überlieferung. aus seinem amtsjahre wissen wir nichts als den hafenbau. <text:span text:style-name="T1">Miltiades, der sein gegner genannt wird, war es hierin schwerlich:</text:span></text:p>
          </table:table-cell>
          <table:table-cell office:value-type="string">
            <text:p>-</text:p>
          </table:table-cell>
          <table:table-cell office:value-type="float" office:value="70">
            <text:p>70</text:p>
          </table:table-cell>
          <table:table-cell table:number-columns-repeated="1018"/>
        </table:table-row>
        <table:table-row table:style-name="ro28">
          <table:table-cell office:value-type="string">
            <text:p><text:span text:style-name="T1">Hier ist also kein Widerspruch; eher scheint ein solcher zu entstehen durch die andern Momente des Compositionsgesetzes, die der §. zunächst folgen läßt, denn sie führen in gewissem Sinne zu einer Zerschneidung des Bandes zwischen den Theilen.</text:span> Der epische Dichter hat mit einem successiven Mittel das Zeitliche nach mehreren Dimensionen darzustellen, er muß daher den Faden oft abbrechen, um nachzuholen, was gleichzeitig mit dem eben Erzählten oder vor der Zeit, in welcher wir uns befinden, geschehen ist („rückwärtsschreitende <text:span text:style-name="T2">Motive</text:span>“ Göthe im Briefw. mit Sch. <text:span text:style-name="T1">Th. 3, S. 376); er bewegt sich in einem ungemein breiten Raume und muß uns daher oft in einem Sprunge von dem einen Ort in den andern versetzen, von den Freiern zu dem reisenden Telemach, von diesem zu Odysseus bei den Phäaken u. s. w. Der innere Gang der Handlung ferner ist nach allem schon Ausgeführten ein zögernder, der in eine Masse von Mithandelnden, von Bedingungen der Natur und Cultur hineingestellte Mensch begegnet vielen Hemmnissen („die retardirenden Motive“, von Göthe a. a. O. ungenau der dramatischen und epischen Dichtung in gleichem Maaße zugeschrieben).</text:span></text:p>
          </table:table-cell>
          <table:table-cell/>
          <table:table-cell office:value-type="string">
            <text:p><text:s/></text:p>
          </table:table-cell>
          <table:table-cell office:value-type="string">
            <text:p><text:span text:style-name="T1">(Erschaffung der Eva, Adams Feldbau, Jacob mit Rahel am Brunnen, Jacob mit Laban streitend, Joseph als Traumdeuter vor seinen Brüdern, Findung Mosis, u. a. m.)</text:span> Die Vortrefflichkeit der einzelnen <text:span text:style-name="T2">Motive</text:span> entzieht sich durchaus der Beschreibung; es scheint sich Alles von selbst zu verstehen. <text:span text:style-name="T1">Um den Werth jedes einzelnen Bildes ins Licht zu setzen, müsste man jedesmal nachweisen, wie andere Künstler meist mit grössern Mitteln doch nur eine geringere, weniger geistvolle Lösung zu Stande gebracht oder auch gänzlich neben das Ziel geschossen haben.</text:span></text:p>
          </table:table-cell>
          <table:table-cell office:value-type="string">
            <text:p>-</text:p>
          </table:table-cell>
          <table:table-cell office:value-type="float" office:value="1092">
            <text:p>1092</text:p>
          </table:table-cell>
          <table:table-cell table:number-columns-repeated="1018"/>
        </table:table-row>
        <table:table-row table:style-name="ro6">
          <table:table-cell office:value-type="string">
            <text:p><text:span text:style-name="T1">Le Portefeuille des Enfans, &amp; c. ebenfalls mit schwarzen oder ausgemahlten Kupfern.</text:span> Ein Bilderbuch ist für eine Kinderstube ein eben so wesentliches und noch unentbehrlicheres Meuble als die Wiege, eine Puppe, oder das <text:span text:style-name="T2">Steckenpferd</text:span>. <text:span text:style-name="T1">Diese Wahrheit kennt jeder Vater, jeder, der Kinder erzogen hat, und von Locke an bis auf Basedow, Campe und Salzmann, empfiehlt jeder vernünftige Pädagog den frühesten Unterricht des Kindes durchs Auge anzufangen, und ihm so viel gute und richtige Bilder und Figuren, als man nur kann, vor das Gesicht zu bringen.</text:span></text:p>
          </table:table-cell>
          <table:table-cell/>
          <table:table-cell office:value-type="string">
            <text:p><text:s/></text:p>
          </table:table-cell>
          <table:table-cell office:value-type="string">
            <text:p><text:span text:style-name="T1">Freund Spörtlern wolts nicht ein daß ich ihm sein Korpus Delikti so wegräsonnirte, und weil er nun ganz sicher vermuthen konnte, daß ich aus diesen Prämissen die wichtige Konklusion bald würde nachrollen lassen: Wenn in Zürch die schwarze That der Vergiftung des Abendmahlweins ganz und gar nicht sey begangen worden:</text:span> so könn’ auch der Schwarzkünstler weder in Zürch, noch in dem Burgholzheimer Pathmus, noch sonst irgendwo in rerum natura existiren, sondern sey eigentlich in den luftigen Regionen der Hirngespinste zu Hause, welche Konsequenz ihn um das Leibroß aus dem Marstall seiner <text:span text:style-name="T2">Steckenpferde</text:span> würde gebracht haben: <text:span text:style-name="T1">so faßt ’ er sich deshalb mit der Gegenrede ganz kurz, sprach: der morgende Verhör werd entscheiden.</text:span></text:p>
          </table:table-cell>
          <table:table-cell office:value-type="string">
            <text:p>-</text:p>
          </table:table-cell>
          <table:table-cell office:value-type="float" office:value="718">
            <text:p>718</text:p>
          </table:table-cell>
          <table:table-cell table:number-columns-repeated="1018"/>
        </table:table-row>
        <table:table-row table:style-name="ro8">
          <table:table-cell office:value-type="string">
            <text:p><text:span text:style-name="T1">Mindestens eine, eventuell sogar mehrere.</text:span> Bald sind die schönen Königszellen, — echte Königs-<text:span text:style-name="T2">Kinderstuben</text:span>, — fertig. <text:span text:style-name="T1">Jetzt ist bloß die Frage: woher Königinneneier?</text:span></text:p>
          </table:table-cell>
          <table:table-cell/>
          <table:table-cell office:value-type="string">
            <text:p><text:s/></text:p>
          </table:table-cell>
          <table:table-cell office:value-type="string">
            <text:p><text:span text:style-name="T1">Mit seinen großen Händen zerlegte er die Gerichte auf das zierlichste, als indessen einmal Krebse aufgesetzt wurden, sahen wir mit Entsetzen, wie er die Scheeren krachend mit den Zähnen zermalmte, und den Leib laut schlürfend aussog.</text:span> Fritz erhielt dadurch eine gute Gelegenheit, sein Nachahmungstalent in der <text:span text:style-name="T2">Kinderstube</text:span> geltend zu machen. <text:span text:style-name="T1">Ein andermal kam eine Schüssel mit Pfannenkuchen – nicht aus der Hausküche sondern vom Conditor geholt – welche so misrathen waren, daß selbst wir Kinder sie verschmähten, obgleich Madame Clause von uns zu sagen pflegte: ils ont des estomacs obligeants!</text:span></text:p>
          </table:table-cell>
          <table:table-cell office:value-type="string">
            <text:p>-</text:p>
          </table:table-cell>
          <table:table-cell office:value-type="float" office:value="1071">
            <text:p>1071</text:p>
          </table:table-cell>
          <table:table-cell table:number-columns-repeated="1018"/>
        </table:table-row>
        <table:table-row table:style-name="ro10">
          <table:table-cell office:value-type="string">
            <text:p><text:span text:style-name="T1">Officier und Passagier, ohne Unterschied, thaten bey dieser Gelegenheit ihr äußerstes.</text:span> Es ward ungesäumt ein Boot ausgesetzt, auf selbigem nicht weit von uns ein Anker ausgeworfen, und vermittelst dessen das Schiff los gehoben und wiederum <text:span text:style-name="T2">flott</text:span> gemacht. <text:span text:style-name="T1">Da die Indianer an Bord sahen, wie sauer wir es uns werden ließen, so legten sie mit Hand an; sie arbeiteten an der Winde, halfen uns die Taue einnehmen und verrichteten andre dergleichen Arbeit mehr.</text:span></text:p>
          </table:table-cell>
          <table:table-cell/>
          <table:table-cell office:value-type="string">
            <text:p><text:s/></text:p>
          </table:table-cell>
          <table:table-cell office:value-type="string">
            <text:p><text:span text:style-name="T1">Und das war hier der Fal.</text:span> Der erste Wunsch, der in Robinsons Sele erwachte, da er sich von der starken Empfindung der Freude über den Anblik eines Europäischen Schiffes erhohlt hatte, war dieser, daß das Schif noch unbeschädigt sein, und wieder <text:span text:style-name="T2">flot</text:span> werden mögte. <text:span text:style-name="T1">In diesem Falle war er fest entschlossen, sich mit Freitag darauf zu sezen, und, wo nicht nach Europa selbst, doch nach irgend einem europäischen Pflanzorte in Amerika zu segeln; so gefährlich es auch immer sein mögte, sich mit einem großen unbemanten Schiffe, und ohne die nöthigen Kentnisse von der Schiffarth zu haben, auf das offenbare Meer zu wagen.</text:span></text:p>
          </table:table-cell>
          <table:table-cell office:value-type="string">
            <text:p>-</text:p>
          </table:table-cell>
          <table:table-cell office:value-type="float" office:value="658">
            <text:p>658</text:p>
          </table:table-cell>
          <table:table-cell table:number-columns-repeated="1018"/>
        </table:table-row>
        <table:table-row table:style-name="ro13">
          <table:table-cell office:value-type="string">
            <text:p><text:span text:style-name="T1">Insbesondere gewahrt man an den englischen Dichtern, ja an Geschichtsschreibern wie Macaulay und Carlyle, wie ihnen das Gefühl gleichsam in das Auge tritt: schon ein einfacher Brief von Dickens oder Carlyle oder Kingsley enthält diese nervöse Steigerung der Wirklichkeit, wie in einem vergrösserenden Spiegel; die Felsen werden schroffer, die Wiesen saftiger, wenn ihr Auge darüber hingeht.</text:span> Und diese Gefühlsgewalt in den Bildern entlädt sich dann in jenem eigenthümlich englischen Humor, der ebenfalls durch Steigerungen wirkt und bald das <text:span text:style-name="T2">Feine</text:span> fast verflüchtigt zu Schatten, bald das Starke launenhaft und bizarr dem Aeussersten von Kraft oder Wildheit annähert. <text:span text:style-name="T1">Bei Shakespeare und Dickens steigert sich dies zu einer Art von künstlichem Lichte: die Bilder stehen unter elektrischer Beleuchtung und Vergrösserungsgläser wirken.</text:span></text:p>
          </table:table-cell>
          <table:table-cell/>
          <table:table-cell office:value-type="string">
            <text:p><text:s/></text:p>
          </table:table-cell>
          <table:table-cell office:value-type="string">
            <text:p><text:span text:style-name="T1">Denn je öfter der Zucker mit Kalkwasser oder Lauge gekochet oder gereiniget wird; desto weißer, reiner und härter wird er.</text:span> Nach dieser <text:span text:style-name="T2">Feine</text:span> und Weiße nun erhält er besondere Namen. <text:span text:style-name="T1">Den allerfeinsten Zucker, nennen die Franzosen d) Royalzucker (Sucre royal), das ist Königszucker.</text:span></text:p>
          </table:table-cell>
          <table:table-cell office:value-type="string">
            <text:p>-</text:p>
          </table:table-cell>
          <table:table-cell office:value-type="float" office:value="198">
            <text:p>198</text:p>
          </table:table-cell>
          <table:table-cell table:number-columns-repeated="1018"/>
        </table:table-row>
        <table:table-row table:style-name="ro19">
          <table:table-cell office:value-type="string">
            <text:p><text:span text:style-name="T1">v. Gröningseck.</text:span> Wie göttlich schön dir das derangirte Haar läßt, mein Liebchen! kann mich nicht satt an dir sehn: — die Zöpfe so <text:span text:style-name="T2">flott</text:span>! <text:span text:style-name="T1">(küßt sie, und führt sie, den Arm um ihren Leib geschlungen, dem Tisch zu, setzen sich nebeneinander.)</text:span></text:p>
          </table:table-cell>
          <table:table-cell/>
          <table:table-cell office:value-type="string">
            <text:p><text:s/></text:p>
          </table:table-cell>
          <table:table-cell office:value-type="string">
            <text:p><text:span text:style-name="T1">Robinson, der in der Kajüte auf den Boden saß, sank bey diesen Worten rüklings nieder, und fiel in eine tiefe Ohnmacht.</text:span> Alle andere liefen nach den Pumpen, um das Schif, wo möglich, <text:span text:style-name="T2">flot</text:span>, das heißt, über dem Wasser, zu erhalten. <text:span text:style-name="T1">Endlich kam ein Matrose; schüttelte ihn und rief ihm zu: ob er denn allein müssig da liegen wolte, indeß alle andere Leute im Schiffe sich zu Tode arbeiten müsten?</text:span></text:p>
          </table:table-cell>
          <table:table-cell office:value-type="string">
            <text:p>-</text:p>
          </table:table-cell>
          <table:table-cell office:value-type="float" office:value="582">
            <text:p>582</text:p>
          </table:table-cell>
          <table:table-cell table:number-columns-repeated="1018"/>
        </table:table-row>
        <table:table-row table:style-name="ro13">
          <table:table-cell office:value-type="string">
            <text:p><text:span text:style-name="T1">IX. Aehnlichk. der ersten Figuren bey den Aegy ptern, Hetruriern und Griechen.</text:span> Die ersten Züge dieser Gestalten bey den Griechen waren einfältig und mehrentheils gerade Linien, und unter Aegyptern, Hetruriern und Griechen wird beym Ursprunge der Kunst unter jedem Volke kein Unterschied gewesen seyn; wie dieses auch die alten Scribenten bezeugen: und dieses sieht man an der ältesten griechischen Figur von Erzt in dem <text:span text:style-name="T2">Museo</text:span> Nani zu Venedig, mit der Schrift auf dessen Base:. <text:span text:style-name="T1">Auch in dieser platten Art zu zeichnen lieget der Grund von der Aehnlichkeit der Augen an Köpfen, auf den ältern griechischen Münzen, und an ägyptischen Figuren; jene sind wie diese platt und länglich gezogen. Die ersten Gemälde hat man sich als Monogrammen, wie Epicurus die Götter nennete, das ist, wie einlinichte Umschreibungen des Schattens eines Menschen vorzustellen.</text:span></text:p>
          </table:table-cell>
          <table:table-cell/>
          <table:table-cell office:value-type="string">
            <text:p><text:s/></text:p>
          </table:table-cell>
          <table:table-cell office:value-type="string">
            <text:p><text:span text:style-name="T1">Eins der weitest verbreiteten ältesten Fossilien auf unserem Planeten; das einen der gemeinsten Gemengtheile vielen Aftergranits ausmacht; sich aber auch theils in Flözgebirgen von neuerer Entstehung findet.</text:span> So besitzt z. B. das hiesige academische <text:span text:style-name="T2">Museum</text:span> unter den wichtigen mineralogischen Geschenken des Hrn. Baron von Asch, eine merkwürdige hierher gehörige Seltenheit, nähmlich versteinte Seeconchylien, zumahl Mytiliten, Telliniten rc. aus der Crimm, die noch ihre (freylich schon in Verwitterung übergegangene) Schaale haben, und deren ganze Höhlung mit langstrahliger stark glänzender grünlichschwarzer Hornblende dicht ausgefüllt ist. <text:span text:style-name="T1">2) Hornblendeschiefer.</text:span></text:p>
          </table:table-cell>
          <table:table-cell office:value-type="string">
            <text:p>-</text:p>
          </table:table-cell>
          <table:table-cell office:value-type="float" office:value="839">
            <text:p>839</text:p>
          </table:table-cell>
          <table:table-cell table:number-columns-repeated="1018"/>
        </table:table-row>
        <table:table-row table:style-name="ro15">
          <table:table-cell office:value-type="string">
            <text:p><text:span text:style-name="T1">Niemand hatte z. B. klarer als Augustinus eingesehen, welche verhängnisvolle Folgen der gezwungene Übertritt zum Christentum für das Christentum selber mit sich führe; schon zu seiner Zeit überwogen in der Kirche (namentlich in Italien) diejenigen Menschen, die in gar keiner innerlichen Beziehung zur christlichen Religion standen und die den neuen Mysterienkult an Stelle des alten nur annahmen, weil der Staat es forderte.</text:span> Der Eine, berichtet Augustinus, wird Christ, weil sein Dienstgeber es befiehlt, der Andere, weil er durch die Verwendung des Bischofs einen Prozess zu gewinnen hofft, der Dritte wünscht eine <text:span text:style-name="T2">Anstellung</text:span>, ein Vierter erhält dadurch eine reiche Frau. <text:span text:style-name="T1">Schmerzerfüllt schaut Augustinus diesem Vorgang zu, der auch thatsächlich das knochenfressende Gift des Christentums wurde, und er warnt eindrücklich (wie Chrysostomus es schon früher gethan hatte) gegen die übliche » Massenbekehrung «: und dennoch ist es dieser selbe Augustinus, der die Lehre des compelle intrare in ecclesiam aufstellt, der das so folgenschwere Prinzip sophistisch zu begründen sucht, durch » die Geissel zeitlicher Leiden « müsse man streben, » schlechte Knechte « zu retten, der die Todesstrafe für Unglauben und die Anwendung staatlicher Gewalt gegen Häresie fordert!</text:span></text:p>
          </table:table-cell>
          <table:table-cell/>
          <table:table-cell office:value-type="string">
            <text:p><text:s/></text:p>
          </table:table-cell>
          <table:table-cell office:value-type="string">
            <text:p><text:span text:style-name="T1">Ich lebe jetzt ja auch in einer solchen Uebergangs-und Zwischenzeit, — nicht wahr?</text:span> Bis zu der mir versprochenen <text:span text:style-name="T2">Anstellung</text:span>. <text:span text:style-name="T1">Und wie genieße ich das!</text:span></text:p>
          </table:table-cell>
          <table:table-cell office:value-type="string">
            <text:p>-</text:p>
          </table:table-cell>
          <table:table-cell office:value-type="float" office:value="1118">
            <text:p>1118</text:p>
          </table:table-cell>
          <table:table-cell table:number-columns-repeated="1018"/>
        </table:table-row>
        <table:table-row table:style-name="ro3">
          <table:table-cell office:value-type="string">
            <text:p><text:span text:style-name="T1">Dieser Mensch, sagte er zu sich selber, zieht mich durch die Stille, mit der er seinen Karren anhaltend fortschleppt, in Grund.</text:span> Er wußte, daß Bylifsky seinen Briefwechsel mit Arnern beständig unterhielt, und daß er seit ein paar Monat alle Wochen zwey <text:span text:style-name="T2">Abende</text:span> regelmäßig mit Endorf, der an der Spitze der Finanz, und Nelkron, der an der Spitze der Justiz stund, ganz allein zubringe; wußte, daß diese zwey alte Diener des Herzogs, seit Anfang seiner Regierung, allen Projekten desselben entgegen gewesen, und ohne Widerred, in Absicht auf den Zustand der Verwaltung des Lands und die Quellen seines Wohlstands entscheidende und äußerst ausgebreitete Kenntnisse hatten. <text:span text:style-name="T1">Diese beyden Männer schwiegen izt über Arners Thun, wie Bylifsky; Helidor kam nicht dazu, ihnen ein Wort zu entlocken, wie sie darüber denken.</text:span></text:p>
          </table:table-cell>
          <table:table-cell/>
          <table:table-cell office:value-type="string">
            <text:p><text:s/></text:p>
          </table:table-cell>
          <table:table-cell office:value-type="string">
            <text:p><text:span text:style-name="T1">Bruder Martin (kommt.) Götz.</text:span> Ehrwürdiger Vater, guten <text:span text:style-name="T2">Abend</text:span>! woher so spät? <text:span text:style-name="T1">Mann der heiligen Ruhe, ihr beschämt viel Ritter.</text:span></text:p>
          </table:table-cell>
          <table:table-cell office:value-type="string">
            <text:p>-</text:p>
          </table:table-cell>
          <table:table-cell office:value-type="float" office:value="847">
            <text:p>847</text:p>
          </table:table-cell>
          <table:table-cell table:number-columns-repeated="1018"/>
        </table:table-row>
        <table:table-row table:style-name="ro13">
          <table:table-cell office:value-type="string">
            <text:p><text:span text:style-name="T1">Vierter Beweis.</text:span> Wenn Blize und <text:span text:style-name="T2">Donnerwetter</text:span> bloße Werkzeuge der göttlichen Rache wären; so ist kein Grund einzusehen, warum dieselben sich nur im Sommer, nicht aber im Winter (wenigstens in diesem nicht gewöhnlich) zeigen. <text:span text:style-name="T1">Sind denn aber die Menschen im Winter frömmer, als im Sommer?</text:span></text:p>
          </table:table-cell>
          <table:table-cell/>
          <table:table-cell office:value-type="string">
            <text:p><text:s/></text:p>
          </table:table-cell>
          <table:table-cell office:value-type="string">
            <text:p><text:span text:style-name="T1">Walter war noch kaum von seinem Erstaunen zu sich selbst gekommen und stand harrend da, wie die Sache verlaufen würde.</text:span> Jndem wehte es kalt durch die Laube; es schien, als würde sie dann und wann von einem matten Schimmer erhellt; plötzlich rollte es wie ein fernes <text:span text:style-name="T2">Donnerwetter</text:span> über ihn weg, es grauste ihm das Haar vor Entsezzen und vor seinen Augen schwebte eine sonderbare Figur, halb dunkel, halb licht, die immer anderthalb Schritt umden magischen Kreis that. R** redete sie zwar an, doch hörte man keine Antwort zurük; sie glich einem Frauensbilde aus den 13ten und 14ten Jahrhundert, in verschliessener, altfränkischer Tracht, das Gesicht schien nur halb hinter dem grauen Schleier hervor. <text:span text:style-name="T1">— Zuweilen sah sie sich um und hob die linke Hand empor, in welcher sie einen Zettel, oder dergleichen, hielt; der Nekromantist fragte, wer sie wäre?</text:span></text:p>
          </table:table-cell>
          <table:table-cell office:value-type="string">
            <text:p>-</text:p>
          </table:table-cell>
          <table:table-cell office:value-type="float" office:value="481">
            <text:p>481</text:p>
          </table:table-cell>
          <table:table-cell table:number-columns-repeated="1018"/>
        </table:table-row>
        <table:table-row table:style-name="ro5">
          <table:table-cell office:value-type="string">
            <text:p><text:span text:style-name="T1">Aachen, den 12 April.</text:span> Es hat sich hier das Gerücht verbreitet, daß in Brüssel ein neuer und allgemeiner Aufstand ausgebrochen sey, wozu die Gefangennehmung des Generals von der Meersch und die <text:span text:style-name="T2">Anstellung</text:span> eines ausländischen Generals, des Herrn von Schönfeld, zum Obercommando über die Armee, Gelegenheit gegeben haben soll. <text:span text:style-name="T1">Es geht eine Stafette nach der andern hier durch.</text:span></text:p>
          </table:table-cell>
          <table:table-cell/>
          <table:table-cell office:value-type="string">
            <text:p><text:s/></text:p>
          </table:table-cell>
          <table:table-cell office:value-type="string">
            <text:p><text:span text:style-name="T1">Für die Mitglieder dieses Gerichtshofes forderten die juristischen Räthe der Krone allesammt gesicherte Selbständigkeit:</text:span> Savigny verlangte ihre <text:span text:style-name="T2">Anstellung</text:span> auf Lebenszeit; Gerlach außerdem noch, daß sie nur nach veröffentlichten Landesgesetzen urtheilen sollten, darin liege „das Wesen und die Bedingung aller Justiz“; Mühler endlich dachte sich das Ober-Censurgericht als einen durch zwei Gelehrte zu verstärkenden Senat des Obertribunals, denn sein Zweck sei die Presse vor der Willkür der Censoren zu schützen, und „was man will muß man ganz wollen“. <text:span text:style-name="T1">Schließlich wurden die Rechtsbedenken der Juristen durch die polizeiliche Aengstlichkeit doch überstimmt; die Mehrzahl der Minister beruhigte sich bei dem Troste, daß die neue Einrichtung ja nur als ein Versuch gemeint sei.</text:span></text:p>
          </table:table-cell>
          <table:table-cell office:value-type="string">
            <text:p>-</text:p>
          </table:table-cell>
          <table:table-cell office:value-type="float" office:value="303">
            <text:p>303</text:p>
          </table:table-cell>
          <table:table-cell table:number-columns-repeated="1018"/>
        </table:table-row>
        <table:table-row table:style-name="ro15">
          <table:table-cell office:value-type="string">
            <text:p><text:span text:style-name="T1">Hierauf stellten die andern ihm die 10,000 Dukaten zur Disposition.</text:span> Am 28. October hatte die letzte Verhandlung zwischen ihnen stattgefunden, am 31sten wurde der <text:span text:style-name="T2">Reichstag</text:span> entlassen, und am 31. November erfolgte die Ernennung der Commission, deren Mitglieder überwiegend zu den Gegnern der „Familie“ gehörten. <text:span text:style-name="T1">Der ganze Hof war überrascht und erstaunt, die Czartoryski wie von einem Donnerschlage getroffen.</text:span></text:p>
          </table:table-cell>
          <table:table-cell/>
          <table:table-cell office:value-type="string">
            <text:p><text:s/></text:p>
          </table:table-cell>
          <table:table-cell office:value-type="string">
            <text:p><text:span text:style-name="T1">Hat der Reichstag also einmal eine Geschäfts-Ordnung angenommen, so ist sie für ihn als Gesammtheit und für jedes einzelne Mitglied so lange bindend, bis ein ordnungsmäßig gefaßter Beschluß sie abändert.</text:span> Da die vom Reichstage des Norddeutschen Bundes angenommene Geschäfts-Ordnung vom 12. Juni 1868 sich als zweckmäßig erwiesen hat, so ist sie von den folgenden <text:span text:style-name="T2">Reichstagen</text:span> immer wieder angenommen worden und bis auf geringfügige und untergeordnete Punkte unverändert geblieben. Man darf daher annehmen, da die parlamentarische Praxis ebenso wenig wie die gerichtliche und Verwaltungs-Praxis geneigt ist, hergebrachte und als brauchbar bewährte Übungen ohne dringenden Grund zu verlassen und zu verändern, daß mindestens die Grundlinien der jetzigen Geschäfts-Ordnung eine dauerndere Bedeutung für das Recht des Reiches haben, als ihnen theoretisch nach der Art des Zustandekommens der Geschäftsordnung zugeschrieben werden kann. <text:span text:style-name="T1">Unter den Ergänzungen und Abänderungen, welche dieselbe erfahren hat, sind hervorzuheben die Beschlüsse vom 9. April 1874 über die Art der Abstimmung und Zählung (Gesch.-O. §. 52. 52a). Stenogr. Ber. 1874 S. 680 ff. und vom 11. Nov. 1874 (Stenogr. Ber. 1874/75 S. 98).</text:span></text:p>
          </table:table-cell>
          <table:table-cell office:value-type="string">
            <text:p>-</text:p>
          </table:table-cell>
          <table:table-cell office:value-type="float" office:value="997">
            <text:p>997</text:p>
          </table:table-cell>
          <table:table-cell table:number-columns-repeated="1018"/>
        </table:table-row>
        <table:table-row table:style-name="ro16">
          <table:table-cell office:value-type="string">
            <text:p><text:span text:style-name="T1">Selbitz.</text:span> Er war auf dem <text:span text:style-name="T2">Reichstag</text:span> sag ich dir, er war um den Kayser. <text:span text:style-name="T1">Götz.</text:span></text:p>
          </table:table-cell>
          <table:table-cell/>
          <table:table-cell office:value-type="string">
            <text:p><text:s/></text:p>
          </table:table-cell>
          <table:table-cell office:value-type="string">
            <text:p><text:span text:style-name="T1">Und sowohl das Wahlgeschäfft an sich, als die bey der Gelegenheit von neuem zu berichtigende Wahlcapitulation stehet offenbar in solcher Beziehung auf das ganze Reich, daß hier fast immer die wichtigsten Auftritte zu erwarten sind, die bey unserer Reichsverfassung noch vorkommen können.</text:span> Selbst der Einfluß, den vorzüglich das churfürstliche Collegium in Lenkung der Geschäffte sowohl am kaiserlichen Hofe als am <text:span text:style-name="T2">Reichstage</text:span> und bey anderen Höfen, zu haben pfleget, und den es zum Theil schon zum voraus durch Collegialschreiben bey der Wahl eines Kaisers oder Römischen Königes geltend machen kann, gibt oft Anlaß, daß hier noch manche Angelegenheiten vorkommen, die sonst unmittelbar und gerade zu mit dem Wahlgeschäffte in keiner Gemeinschaft stehen würden. <text:span text:style-name="T1">Der Glanz dieser churfürstlichen Wahlversammlungen wird auch dadurch nicht wenig erhöhet, daß von einem jeden churfürstlichen Hofe hier mehrere Botschafter zu erscheinen pflegen, die sammt und sonders als Gesandten vom ersten Range qualificirt werden, und worunter gemeiniglich würkliche Staatsminister von ein oder anderem churfürstlichen Hofe zu seyn pflegen.</text:span></text:p>
          </table:table-cell>
          <table:table-cell office:value-type="string">
            <text:p>-</text:p>
          </table:table-cell>
          <table:table-cell office:value-type="float" office:value="863">
            <text:p>863</text:p>
          </table:table-cell>
          <table:table-cell table:number-columns-repeated="1018"/>
        </table:table-row>
        <table:table-row table:style-name="ro20">
          <table:table-cell office:value-type="string">
            <text:p><text:span text:style-name="T1">„</text:span><text:span text:style-name="T1">Die Motive sind aber solche Thätigkeiten:</text:span> es ist also unrichtig geredet, eine Handlung ihrer <text:span text:style-name="T2">Motive</text:span> wegen lasterhaft zu nennen. <text:span text:style-name="T1">Nichts weniger!</text:span></text:p>
          </table:table-cell>
          <table:table-cell/>
          <table:table-cell office:value-type="string">
            <text:p><text:s/></text:p>
          </table:table-cell>
          <table:table-cell office:value-type="string">
            <text:p><text:span text:style-name="T1">— </text:span><text:span text:style-name="T1">Es ist das Wesen unsrer Seele, so wie es zum Wesen der Spinnen gehört, sich zu dem Mittelpunkte ihres Gewebes zu machen.</text:span> — Diese Tendenz nach Wahrheit, nach Beziehung und Ordnung in unsern Gedanken und Vorstellungen ist unser Jnstinkt, es ist ein Bestreben, wozu wir weiter kein <text:span text:style-name="T2">Motiv</text:span> haben, als die Natur unsres Wesens. <text:span text:style-name="T1">Daß wir aber des rechten Gesichtspunktes auch verfehlen können, und die Natur unsres Wesens nicht bis dahin reicht, daß wir ihn nothwendig treffen müssen — dieß giebt unserm Denken Freiheit, und nimmt unsrer Denkkraft wieder das Jnstinktmäßige — daß wir irren können, ist daher einer unser edelsten Vorzüge — es ist uns zwar unmöglich, nach dem Jrrthum zu streben — aber es ist uns möglich, demohngeachtet auf den Jrrthum zu gerathen — und nachher wieder einzusehen, daß wir darauf gerathen sind — dieß giebt unsrer Denkkraft Selbstthätigkeit — sie muß ihrer Natur nach immer nach Wahrheit streben — aber sie muß sie nicht ihrer Natur nach finden — sie muß das Mannichfaltige auf einen Zweck zu beziehen suchen — das heißt:</text:span></text:p>
          </table:table-cell>
          <table:table-cell office:value-type="string">
            <text:p>-</text:p>
          </table:table-cell>
          <table:table-cell office:value-type="float" office:value="445">
            <text:p>445</text:p>
          </table:table-cell>
          <table:table-cell table:number-columns-repeated="1018"/>
        </table:table-row>
        <table:table-row table:style-name="ro8">
          <table:table-cell office:value-type="string">
            <text:p><text:span text:style-name="T1">Das buschigte Gras (dactylis glomerata) hatte fast allein das ganze Eiland überwuchert.</text:span> Gegen <text:span text:style-name="T2">Abend</text:span> wurden die Boote am Bord genommen, und des andern Morgens um drey Uhr liefen wir um die Nordöstliche Spitze von Staaten-Land, die Pater Feuillee Cap St. <text:span text:style-name="T1">Johannis nennt, wiederum in See.</text:span></text:p>
          </table:table-cell>
          <table:table-cell/>
          <table:table-cell office:value-type="string">
            <text:p><text:s/></text:p>
          </table:table-cell>
          <table:table-cell office:value-type="string">
            <text:p><text:span text:style-name="T1">Aus diesem Grunde gelten für die Küstenfischerei im wesentlichen die gleichen Normen zum Schutze des Fortpflanzungsgeschäftes, welche bereits bei der Binnenfischerei besprochen worden sind, mit den durch die Art der Fische und der Verhältnisse bedingten Modifikationen.</text:span> Es bestehen für verschiedene Fischarten, namentlich für die Plattfischarten, Minimalmasse, ferner eine jährliche Schonzeit, sowie in den deutschen Küstengewässern eine Wochenschonzeit von Sonnabend Abend 6 Uhr bis Sonntag <text:span text:style-name="T2">Abend</text:span> 6 Uhr. <text:span text:style-name="T1">Das Fischen in bestimmten Revieren kann eingeschränkt oder ganz untersagt werden.</text:span></text:p>
          </table:table-cell>
          <table:table-cell office:value-type="string">
            <text:p>-</text:p>
          </table:table-cell>
          <table:table-cell office:value-type="float" office:value="416">
            <text:p>416</text:p>
          </table:table-cell>
          <table:table-cell table:number-columns-repeated="1018"/>
        </table:table-row>
        <table:table-row table:style-name="ro5">
          <table:table-cell office:value-type="string">
            <text:p><text:span text:style-name="T1">Das Zellgewebe ist nicht überall gleich dicht, überhaupt scheint es in dem Menschen im Ganzen genommen, ungleich feiner zu seyn, als bei den übrigen Thieren; und in dieser Zartheit scheint mir sogar ein gewisses Vorrecht der menschlichen Natur zu liegen, wodurch unser Körper nicht nur für feinere Rührungen der Sinne, sondern auch zur Hervorbringung mannigfaltiger Bewegungen, und Vervollkommung verschiedener thierischer Verrichtungen, fähiger gemacht wird.</text:span> Aber auch in dem menschlichen Körper ist dieses Zellgewebe nach Verschiedenheit des Alters, des Geschlechts, der Lebensweise, des Clima u. s. w. dichter oder <text:span text:style-name="T2">lockerer</text:span>. <text:span text:style-name="T1">Auch die Verschiedenheit der Theile des Körpers macht einen Unterschied: es ist z. B. lockerer an den Augenliedern, und an der Vorhaut, straffer hinter den Ohren u. s. w.</text:span></text:p>
          </table:table-cell>
          <table:table-cell/>
          <table:table-cell office:value-type="string">
            <text:p><text:s/></text:p>
          </table:table-cell>
          <table:table-cell office:value-type="string">
            <text:p><text:span text:style-name="T1">Dieses giebt ihnen einen sehr grossen Vortheil vor denen fortgepflanzten Blumen, denn diese werden durch das Fortstecken zum wenigsten einen Monat zurück gehalten, daß sie nicht zu zeitig ihre Blumen bringen können.</text:span> Jnzwischen denen Pflanzen aber, welche auf dem Beete sind gelassen worden, muß das Erdreich bearbeitet, milde und <text:span text:style-name="T2">locker</text:span> gemacht und vom Unkraute reinlich gehalten werden. <text:span text:style-name="T1">Von diesem Gewächse kan oben p. 41. ein mehres nachgelesen werden.</text:span></text:p>
          </table:table-cell>
          <table:table-cell office:value-type="string">
            <text:p>-</text:p>
          </table:table-cell>
          <table:table-cell office:value-type="float" office:value="533">
            <text:p>533</text:p>
          </table:table-cell>
          <table:table-cell table:number-columns-repeated="1018"/>
        </table:table-row>
        <table:table-row table:style-name="ro4">
          <table:table-cell office:value-type="string">
            <text:p><text:span text:style-name="T1">es wäre ihren Gedanken viel zu hoch.</text:span> Die Alten machten es aber anders, bey denen war die Wissenschaft der Uebereinstimmungen unter allen Wissenschaften die vornehmste; durch diese erreichten sie auch Erkänntnis und Weisheit: und diejenigen, welche von der Kirche waren, hatten durch dieselbe eine Gemeinschaft mit dem Himmel; denn die Wissenschaft der Uebereinstimmungen ist eine <text:span text:style-name="T2">englische</text:span> Wissenschaft. <text:span text:style-name="T1">Die Allerältesten, welche himmlische Menschen gewesen sind, haben aus der Uebereinstimmung selbst, so wie die Engel, gedacht; dahero haben sie auch mit den Engeln geredet; und darum ist ihnen öfters der Herr erschienen, und hat sie unterrichtet.</text:span></text:p>
          </table:table-cell>
          <table:table-cell/>
          <table:table-cell office:value-type="string">
            <text:p><text:s/></text:p>
          </table:table-cell>
          <table:table-cell office:value-type="string">
            <text:p><text:span text:style-name="T1">In der That scheint trotz der Ableugnungen des Frankfurter Senats unbestreitbar, daß die deutsche Stadt und nicht England die Anregung gegeben hatte zu dem unsauberen Geschäfte, wie ja auch Nassau bei jenem französischen Vertrage der treibende Theil war.</text:span> Die Times und die besseren <text:span text:style-name="T2">englischen</text:span> Blätter schalten auf den begehrlichen Krämersinn ihres Cabinets: wie lächerlich dieser Schifffahrtsvertrag mit einer Binnenstadt, die doch auf die Dauer sich nicht absondern kann von der nationalen Handelspolitik! <text:span text:style-name="T1">In Frankfurt selbst stieg die Unzufriedenheit.</text:span></text:p>
          </table:table-cell>
          <table:table-cell office:value-type="string">
            <text:p>-</text:p>
          </table:table-cell>
          <table:table-cell office:value-type="float" office:value="152">
            <text:p>152</text:p>
          </table:table-cell>
          <table:table-cell table:number-columns-repeated="1018"/>
        </table:table-row>
        <table:table-row table:style-name="ro6">
          <table:table-cell office:value-type="string">
            <text:p><text:span text:style-name="T1">Zu denen hingegen die mir nur (– salvo meliore –) wahrscheinlicher Weise einen ähnlichen Ursprung zu haben scheinen, gehören</text:span> 2. die rauchschwarzen Glastropfen aus den Vulcanen von Kamtschatka und die ähnlichen gleichsam gefloßnen Glasnadeln aus Island; welchen letztern dann der so genannte Isländische Achat (Hrn. Werner's Obsidian) sehr nahe kommt; so wie anderseits diesem hinwiederum das schwarze Glas unter den Laveartigen Producten vom Ararat, die das academische <text:span text:style-name="T2">Museum</text:span> von Hrn. Dr. Reineggs erhalten, aufs vollkommenste gleicht. <text:span text:style-name="T1">3. Das meist gelblichweisse so genannte Müllersche Glas auf der Tuffwacke von Frankfurt am Mayn, das vielleicht aus ehemahligem Zeolith Igeschmolzen ist;</text:span></text:p>
          </table:table-cell>
          <table:table-cell/>
          <table:table-cell office:value-type="string">
            <text:p><text:s/></text:p>
          </table:table-cell>
          <table:table-cell office:value-type="string">
            <text:p><text:span text:style-name="T1">So wie man dieses Werk für eine Griechische Arbeit hält, so würden auf der andern Seite die im vorigen Capitel angeführten drey schöne gemalte irrdene Gefäße des Mastrillischen Musei zu Neapel, und eine Schaale in dem Königlichen Museo zu Portici, für Hetrurisch angesehen worden seyn, wenn nicht die Griechische Schrift auf denselben das Gegentheil zeigete.</text:span> Diese Gefäße sind in Kupfer gestochen und erkläret zu finden in des Canonici Mazocchi Erläuterung der Heracleischen Tafeln, in gedachtem Königlichen <text:span text:style-name="T2">Museo</text:span>. <text:span text:style-name="T1">Die Kupfer aber geben einen schlechten Begriff, weil sie nach elenden Zeichnungen, welche ich gesehen habe, gemacht sind.</text:span></text:p>
          </table:table-cell>
          <table:table-cell office:value-type="string">
            <text:p>-</text:p>
          </table:table-cell>
          <table:table-cell office:value-type="float" office:value="825">
            <text:p>825</text:p>
          </table:table-cell>
          <table:table-cell table:number-columns-repeated="1018"/>
        </table:table-row>
        <table:table-row table:style-name="ro19">
          <table:table-cell office:value-type="string">
            <text:p><text:span text:style-name="T1">Dem muß man so was an die Nase heften, wenns morgen am Marktbrunnen ausgeschellt seyn soll.</text:span> Das ist just so ein Musje, wie sie in der Leute Häusern herum riechen, über Keller und Koch räsonnieren, und springt einem ein nasenweises Wort über's Maul — Bumbs! habens Fürst und Matreß und Präsident, und Du hast das siedende <text:span text:style-name="T2">Donnerwetter</text:span> am Halse. <text:span text:style-name="T1">Dritte Szene.</text:span></text:p>
          </table:table-cell>
          <table:table-cell/>
          <table:table-cell office:value-type="string">
            <text:p><text:s/></text:p>
          </table:table-cell>
          <table:table-cell office:value-type="string">
            <text:p><text:span text:style-name="T1">Ein furchtbar schwerer Güterzug bist Du!</text:span> <text:span text:style-name="T2">Donnerwetter</text:span>! <text:span text:style-name="T1">Die Locomotive muß eine Puste haben —“</text:span></text:p>
          </table:table-cell>
          <table:table-cell office:value-type="string">
            <text:p>-</text:p>
          </table:table-cell>
          <table:table-cell office:value-type="float" office:value="400">
            <text:p>400</text:p>
          </table:table-cell>
          <table:table-cell table:number-columns-repeated="1018"/>
        </table:table-row>
        <table:table-row table:style-name="ro6">
          <table:table-cell office:value-type="string">
            <text:p><text:span text:style-name="T1">I. Versuch über einige physikalische und chemische Grundsätze der Salzwerkskunde, von F. A. von Humboldt.</text:span> Wenige Aufgaben der <text:span text:style-name="T2">technischen</text:span> Chemie scheinen so einfach zu seyn, als die der Bereitung des Küchensalzes aus natürlichen Soolen. <text:span text:style-name="T1">Daher in neuern Zeiten die mannichfaltigen Vorschläge zu ihrer Verbesserung; daher die zuversichtliche Hofnung, die Hindernisse hinwegzuräumen, welche den hallurgischen Arbeiten (besonders da, wo sie im Großen betrieben werden) entgegen stehen.</text:span></text:p>
          </table:table-cell>
          <table:table-cell/>
          <table:table-cell office:value-type="string">
            <text:p><text:s/></text:p>
          </table:table-cell>
          <table:table-cell office:value-type="string">
            <text:p><text:span text:style-name="T1">Aber practische Vorschriften, die sich auf sie gründen, können niemals allgemein seyn, denn der Bestimmungsgrund des Begehrungsvermögens ist auf das Gefühl der Lust und Unlust, das niemals als allgemein auf dieselben Gegenstände gerichtet, angenommen werden kann, gegründet.</text:span> Sätze, welche in der Mathematik oder Naturlehre practisch genannt werden, sollten eigentlich <text:span text:style-name="T2">technisch</text:span> heißen. <text:span text:style-name="T1">Denn um die Willensbestimmung ist es diesen Lehren gar nicht zu thun; sie zeigen nur das Mannigfaltige der möglichen Handlung an, welches eine gewisse Wirkung hervorzubringen hinreichend ist, und sind also eben so theoretisch, als alle Sätze, welche die Verknüpfung der Ursache mit einer Wirkung aussagen.</text:span></text:p>
          </table:table-cell>
          <table:table-cell office:value-type="string">
            <text:p>-</text:p>
          </table:table-cell>
          <table:table-cell office:value-type="float" office:value="598">
            <text:p>598</text:p>
          </table:table-cell>
          <table:table-cell table:number-columns-repeated="1018"/>
        </table:table-row>
        <table:table-row table:style-name="ro10">
          <table:table-cell office:value-type="string">
            <text:p><text:span text:style-name="T1">Hatte man dieses Bewußtsein bei Vornahme seiner Handlung nicht, so war auch der Erfolg, auf welchen man sein Augenmerk gerichtet hatte, nicht gewollt sondern nur gewünscht.</text:span> Es kann darum ein solcher Erfolg nicht zugerechnet werden, wenn er auch durch Hinzutritt eines <text:span text:style-name="T2">Zufalls</text:span> objectiv durch die eigene Thätigkeit verursacht worden sein sollte. <text:span text:style-name="T1">Das würde der Fall sein, wenn Jemand einen Andern veranlaßt hat, mit der Eisenbahn zu fahren, in der Hoffnung, daß derselbe mit dem Zuge verunglücken werde.</text:span></text:p>
          </table:table-cell>
          <table:table-cell/>
          <table:table-cell office:value-type="string">
            <text:p><text:s/></text:p>
          </table:table-cell>
          <table:table-cell office:value-type="string">
            <text:p><text:span text:style-name="T1">In derselben Weise beginnt auch die juristische Schöpfungsgeschichte des römischen Rechts; ihre ersten Tage gehören ebenfalls dem Werk der Zersetzung.</text:span> Dies ist nicht <text:span text:style-name="T2">Zufall</text:span>, es hätte die juristische Kunst nicht etwa auch an einem andern Punkt ansetzen können, sondern, wenn überall, so mußte sie hier beginnen. <text:span text:style-name="T1">Nicht etwa darum, weil jede Entwicklung mit Scheidung beginnt, sondern weil sie sich auf dem Wege der Zersetzung erst in Besitz der einfachen Bestandtheile des Rechts zu setzen hatte, mit denen sie später operiren sollte (§. 39) — es mußte das Alphabet gefunden sein, bevor man ans Lesen und Schreiben denken konnte!</text:span></text:p>
          </table:table-cell>
          <table:table-cell office:value-type="string">
            <text:p>-</text:p>
          </table:table-cell>
          <table:table-cell office:value-type="float" office:value="951">
            <text:p>951</text:p>
          </table:table-cell>
          <table:table-cell table:number-columns-repeated="1018"/>
        </table:table-row>
        <table:table-row table:style-name="ro24">
          <table:table-cell office:value-type="string">
            <text:p><text:span text:style-name="T1">Wilhelm bemächtigte sich des Exemplars, und fing zu lesen an.</text:span> Die <text:span text:style-name="T2">geharnischten</text:span> Ritter, die alten Burgen, die Treuherzigkeit, Rechtlichkeit und Redlichkeit, besonders aber die Unabhängigkeit der handelnden Personen wurden mit großem Beyfall aufgenommen. <text:span text:style-name="T1">Der Vorleser that sein Möglichstes, und die Gesellschaft kam ganz ausser sich.</text:span></text:p>
          </table:table-cell>
          <table:table-cell/>
          <table:table-cell office:value-type="string">
            <text:p><text:s/></text:p>
          </table:table-cell>
          <table:table-cell office:value-type="string">
            <text:p><text:span text:style-name="T1">Diese Verschiedenheit macht den Gang des deutschen Hexameters steif und gezwungen; somit kann nur etwas Eckiges, Hölzernes und Klappriges ohne angenehme Bewegung, ohne leichten Fluß und Wohlklang zu Tage treten.“</text:span> Zille vergißt freilich in seiner <text:span text:style-name="T2">geharnischten</text:span> Expektoration, daß wir doch mehrere Gedichte besitzen, deren Hexameter leidlich mit dem Genius unserer Sprache im Einklang stehen; z. B. Hartmanns Jdyll Adam und Eva, Friedr. Hebbels Mutter und Kind, Amalie von Helwigs Die Schwestern von Lesbos, Goethes Hermann und Dorothea, Mörikes Jdylle vom Bodensee, Heyses Thekla, Gregorovius Euphorion, Hamerlings König von Sion, Biesendahls Kaisertochter. <text:span text:style-name="T1">Daß diese Dichtungen mehr als halbwegs gelungen sind, beweist freilich nur die Technik der Dichter, schließt aber die Wahrscheinlichkeit nicht aus, daß diese Gedichte strophisch und gereimt noch wirkungsvoller sich gestaltet haben würden.</text:span></text:p>
          </table:table-cell>
          <table:table-cell office:value-type="string">
            <text:p>-</text:p>
          </table:table-cell>
          <table:table-cell office:value-type="float" office:value="173">
            <text:p>173</text:p>
          </table:table-cell>
          <table:table-cell table:number-columns-repeated="1018"/>
        </table:table-row>
        <table:table-row table:style-name="ro13">
          <table:table-cell office:value-type="string">
            <text:p><text:span text:style-name="T1">Hier wuchs Korn, denkt es, und hebt ein dankbares Auge gen Himmel; der Gemüßgarten, die Obstbäume stehen beraubt da, und der Gedanke des Vorraths von Nahrung, den sie gegeben, mischet unter den Schauer des anfangenden Nordwindes ein warmes Gefühl von Freude.</text:span> Die Blätter der Obstbäume sind abgefallen, die Wiesen verwelkt, trübe Wolken gießen Regen aus; die Erde wird <text:span text:style-name="T2">locker</text:span>, und zu Spaziergängen unbrauchbar; das gedankenlose Geschöpf murret darüber; aber die nachdenkende Seele sieht die erweichende Oberfläche unsers Wohnplatzes mit Rührung an. <text:span text:style-name="T1">Dürre Blätter und gelbes Gras werden durch Herbstregen zu einer Nahrung der Fruchtbarkeit unsrer Erde bereitet; diese Betrachtung läßt uns gewiß nicht ohne eine frohe Empfindung über die Vorsorge unsers Schöpfers, und giebt uns eine Aussicht auf den nachkommenden Frühling.</text:span></text:p>
          </table:table-cell>
          <table:table-cell/>
          <table:table-cell office:value-type="string">
            <text:p><text:s/></text:p>
          </table:table-cell>
          <table:table-cell office:value-type="string">
            <text:p><text:span text:style-name="T1">Der Vorderkörper wühlt sich, soweit er sich aus der Schale hervorstrecken kann, in weiche feuchte Erde hinein und bildet so ein rundes 1 bis 1½ Zoll tiefes Loch, dessen Oeffnung oben stets vom Schneckenhaus verschlossen bleibt und so hineingestreckt legt die Schnecke im Verlauf von 1 bis 2 Tagen ihre 60 bis 80 Eier.</text:span> Dann scharrt sie das Loch mit Erde zu und ebnet den Boden darüber, so daß das Eiernest, wenn man nicht bald nach dem Legen die <text:span text:style-name="T2">lockere</text:span> Erde dort noch erkennt, schwer zu finden ist.“ (Keferstein.) <text:span text:style-name="T1">Die Entwicklung im Ei nimmt etwa 26 Tage in Anspruch.</text:span></text:p>
          </table:table-cell>
          <table:table-cell office:value-type="string">
            <text:p>-</text:p>
          </table:table-cell>
          <table:table-cell office:value-type="float" office:value="68">
            <text:p>68</text:p>
          </table:table-cell>
          <table:table-cell table:number-columns-repeated="1018"/>
        </table:table-row>
        <table:table-row table:style-name="ro19">
          <table:table-cell office:value-type="string">
            <text:p><text:span text:style-name="T1">Oefters siehet man bey Nacht auf dem Horizont Blitzen, ohne Donner zu hören.</text:span> Dieses Blitzen kommt gemeiniglich von entfernten <text:span text:style-name="T2">Donnerwettern</text:span>, von denen man zwar die Blitzen sehen, den Donner aber nicht hören kan. <text:span text:style-name="T1">Allein es blitzet öfters auch bey einen würklich gegenwärtigen Wetter, ohne daß man donnern hört.</text:span></text:p>
          </table:table-cell>
          <table:table-cell/>
          <table:table-cell office:value-type="string">
            <text:p><text:s/></text:p>
          </table:table-cell>
          <table:table-cell office:value-type="string">
            <text:p><text:span text:style-name="T1">Alles erwartet still die Antwort Gottes.</text:span> Gott eröffnet durch ein <text:span text:style-name="T2">Donnerwetter</text:span> das Allerheiligste des Himmels, die Seligen zu seiner Antwort vorzubereiten. <text:span text:style-name="T1">Seraph Eloa und Cherub Urim unterreden sich von dem, was sie in dem Allerheiligsten sehen.</text:span></text:p>
          </table:table-cell>
          <table:table-cell office:value-type="string">
            <text:p>-</text:p>
          </table:table-cell>
          <table:table-cell office:value-type="float" office:value="668">
            <text:p>668</text:p>
          </table:table-cell>
          <table:table-cell table:number-columns-repeated="1018"/>
        </table:table-row>
        <table:table-row table:style-name="ro10">
          <table:table-cell office:value-type="string">
            <text:p><text:span text:style-name="T1">Melchior Pfinzing, Verfasser des Teuerdank, und Marx Treitzsauerwein, der Geheimschreiber des Kaisers und Ordner des Weißkuniges, erschienen als die Zeugen der sinnreichen und fabelweisen Gemüthsrichtung des römischen Königs.</text:span> Ein reicher Hof von Rittern und Edelfrauen und endlich ein einsamer fahrender Ritter, <text:span text:style-name="T2">geharnischt</text:span> und die Zither über der Schulter, schlossen das Gefolge des Kaisers, welches ein zweiter Haufen Landsknechte von dem folgenden Zuge trennte. <text:span text:style-name="T1">Auch diese Ritter-und Kriegswelt, von friedlichen Künstlern dargestellt, zeigte sich dessen ungeachtet wahr und wesentlich, getragen von stattlich körperlicher Befähigung.</text:span></text:p>
          </table:table-cell>
          <table:table-cell/>
          <table:table-cell office:value-type="string">
            <text:p><text:s/></text:p>
          </table:table-cell>
          <table:table-cell office:value-type="string">
            <text:p><text:span text:style-name="T1">Nun möge es dir wie Schuppen von deinen Augen fallen, und du mögest einsehen, daß es ein blosses Hirngespenst war, worüber du dich so jämmerlich geängstet, und so bitterlich geweinet hast.</text:span> Gleichwie der seelige ehrenfeste Ritter Don Quixotte gegen Windmühlen kämpfte, die ihm seine kranke Phantasey als <text:span text:style-name="T2">geharnischte</text:span> Riesen und Ungeheuer darstellte, so zogest auch du gegen ein Trugbild zu Felde, das nirgends existirte, als in deinem Kopfe. <text:span text:style-name="T1">Doch, nein!</text:span></text:p>
          </table:table-cell>
          <table:table-cell office:value-type="string">
            <text:p>-</text:p>
          </table:table-cell>
          <table:table-cell office:value-type="float" office:value="414">
            <text:p>414</text:p>
          </table:table-cell>
          <table:table-cell table:number-columns-repeated="1018"/>
        </table:table-row>
        <table:table-row table:style-name="ro8">
          <table:table-cell office:value-type="string">
            <text:p><text:span text:style-name="T1">Ungeachtet die (D) schottländische, und die (E) irrländische Wolle auch für englische Wolle verkaufet wird:</text:span> so hat dennoch diese letzte für jener viel Vorzug, sowol was deren Güte, als auch deren <text:span text:style-name="T2">Feine</text:span> anbelanget; wiewol einige die irrländische Wolle für die schönste halten. <text:span text:style-name="T1">Die (F) polnische Wolle wird theils in Polen selbst verarbeitet, wie denn in polnisch Lissa eine große Menge feiner Tücher gemacht werden; und theils nach Frankfurt an der Oder, insonderheit aber nach Breßlau auf die Wollschaar zum Verkaufe geführet: gleichwie die polnische Lammwolle stark nach Frankreich geht, siehe Lamm.</text:span></text:p>
          </table:table-cell>
          <table:table-cell/>
          <table:table-cell office:value-type="string">
            <text:p><text:s/></text:p>
          </table:table-cell>
          <table:table-cell office:value-type="string">
            <text:p><text:span text:style-name="T1">Die von Agricola (Lib. VIII) abgebildeten Trockenpochwerke haben drei oder vier Pochstempel (vergl. Fig. 5, Seite 88).</text:span> Das gepochte Erz wurde durch einen Durchwurf, dessen Boden aus einem Drahtgeflecht bestand, geworfen, das <text:span text:style-name="T2">Feine</text:span> alsdann in Setzsieben verwaschen, das Grobe wieder unter den Pochstempel gebracht. <text:span text:style-name="T1">Die eisernen Pochstempel, deren Gestalt und Befestigung aus Fig. 5 und 6 zu ersehen ist, wurden schon sehr früh aus Gusseisen hergestellt.</text:span></text:p>
          </table:table-cell>
          <table:table-cell office:value-type="string">
            <text:p>-</text:p>
          </table:table-cell>
          <table:table-cell office:value-type="float" office:value="248">
            <text:p>248</text:p>
          </table:table-cell>
          <table:table-cell table:number-columns-repeated="1018"/>
        </table:table-row>
        <table:table-row table:style-name="ro10">
          <table:table-cell office:value-type="string">
            <text:p><text:span text:style-name="T1">§. 505.</text:span> Die Feuerordnungen sind eine sehr heilsame <text:span text:style-name="T2">Anstallt</text:span> der Polizei, genugsame und gut im Stande gehaltene Feuersprizen und Wassereimer, desgleichen genugsame Mannschaft, die dem Befehle eines oder mehreren Befehlshaber schleunig und unausbleiblich gehorchen muß, richtige Anweisung der Dachdecker, der Maurer und Zimmerleute zu Besteigung der Gebäude, der Sprizenmeister und ihren Untergebenen an die rechten Oerter, der andern Bürger und Unterthanen zur Herbeischaffung des Wassers u. d. gl. machen die wesentlichen Bestandtheile der Feuerordnung aus. <text:span text:style-name="T1">§. 506.</text:span></text:p>
          </table:table-cell>
          <table:table-cell/>
          <table:table-cell office:value-type="string">
            <text:p><text:s/></text:p>
          </table:table-cell>
          <table:table-cell office:value-type="string">
            <text:p><text:span text:style-name="T1">Dem Anschein nach fand er sie gut.</text:span> Jndeß näherte sich der Haufe der Wilden, sobald man nur im geringsten die Augen von ihnen verwandte, unvermerkt, weil sie glaubten, daß die fliegenden Männer nicht darauf achteten; aber diese wehrten sie beständig durch Geberden und mit der Hand ab; endlich nöthigten sie dieselben gar sich wieder zurück zu begeben, indem sie <text:span text:style-name="T2">Anstalt</text:span> fortzufliegen machten. <text:span text:style-name="T1">Sie fuhren fort sich durch Zeichen mit dem Alten zu unterhalten, der begieriger aufs Essen als aufs Antworten war.</text:span></text:p>
          </table:table-cell>
          <table:table-cell office:value-type="string">
            <text:p>-</text:p>
          </table:table-cell>
          <table:table-cell office:value-type="float" office:value="836">
            <text:p>836</text:p>
          </table:table-cell>
          <table:table-cell table:number-columns-repeated="1018"/>
        </table:table-row>
        <table:table-row table:style-name="ro13">
          <table:table-cell office:value-type="string">
            <text:p><text:span text:style-name="T1">5. STENON. myol. specim. p. 115.</text:span> Jhr Gewicht beträgt im Menschen, wie man leicht einsieht, veränderliche Masse, nachdem es das Alter, die Stärke, und Lebensart mit sich bringt; es ist dasselbe grösser in Menschen, und Thieren, welche der Ruhe geniessen und gute Speise haben, in langwierigen Krankheiten, in der <text:span text:style-name="T2">englischen</text:span> Krankheit: kleiner ist es in den wilden, und denen, die starke Leibesübungen machen. Man schäzzt an gesunden Menschen das mittlere Gewicht gegen fünf und vierzig Unzen. <text:span text:style-name="T1">Denn ich finde, daß sie 28 Unzen, zwei Pfunde, dreizehn Unzen, drei Pfunde, 52 Unzen, drei und ein halbes Pfund, drei Pfunde, zwölf Unzen, vier Pfund, fünf Unzen, vier und ein Viertheil Pfund, endlich fünf und ein haldes Pfund, sechs und ein halbes, sieben, acht, neun, zwölf, vierzehn, und darüber, fünfzehn und ein halbes, sechszehn, und sechs und dreißig Pfunde betragen.</text:span></text:p>
          </table:table-cell>
          <table:table-cell/>
          <table:table-cell office:value-type="string">
            <text:p><text:s/></text:p>
          </table:table-cell>
          <table:table-cell office:value-type="string">
            <text:p><text:span text:style-name="T1">Der Schwedische General Reinschield gehet zurück, 221. Friedenshandlungen auf Aland, 222. Tod des Königs von Schweden, 224. Tod des Baron Görtz, Ebendas. Proceß wider viele Große, 225. Betragen des Fürsten Gagarin, 226. Noch mehr Mitschuldige des Czarowitz, 229. Friedenshandlungen, Ebendas. Tod des Prinzen Petrowitz, 230. Prinz Peter Alexowitz, Ebendas. Erneuerung der Friedenshandlungen, 231. Landung in Schweden, S. 232.</text:span> Die <text:span text:style-name="T2">Englische</text:span> Flotte kommt zu spät an, 234. Bruch mit England, Ebend. <text:span text:style-name="T1">Verbannung der Jesuiten, 235. Unpäßlichkeit des Czars, 236. Krankheit des General Weyde, 237. Schwedische Angelegenheiten, 238. Tod des General Weyde, 239. Ueble Behandlung seiner Familie, 240. Sein Leichenbegängniß, 242.</text:span></text:p>
          </table:table-cell>
          <table:table-cell office:value-type="string">
            <text:p>-</text:p>
          </table:table-cell>
          <table:table-cell office:value-type="float" office:value="738">
            <text:p>738</text:p>
          </table:table-cell>
          <table:table-cell table:number-columns-repeated="1018"/>
        </table:table-row>
        <table:table-row table:style-name="ro5">
          <table:table-cell office:value-type="string">
            <text:p><text:span text:style-name="T1">Ja als man, namentlich nach Humboldt’s Vorgange, das stille Volk der Pflanzen im Sinne einer Bevölkerung neben der Thierbevölkerung des Erdenrundes auffaßte, bildete sich allmälig die Lehre von der geographischen Vertheilung der Gewächse aus, in welcher die sociale Seite ihre Rolle spielt.</text:span> Nicht der <text:span text:style-name="T2">Zufall</text:span> oder die Launen des Windes und der Gewässer — welche die Samen bald hier bald dorthin tragen — bestimmen den Pflanzen ihre Stätte. <text:span text:style-name="T1">Es herrscht hier wie bei der menschlichen Gesellschaft ein Zug mächtiger Kräfte oder einer sanften Innigkeit, dem die Pflanzen, wie auch oft wir, bewußtlos folgen, und dabei dennoch, wie wiederum auch wir, in sich selbst die maßgebenden Gesetze tragen, welche mit den Gesetzen der Außenwelt in Verknüpfung stehen.</text:span></text:p>
          </table:table-cell>
          <table:table-cell/>
          <table:table-cell office:value-type="string">
            <text:p><text:s/></text:p>
          </table:table-cell>
          <table:table-cell office:value-type="string">
            <text:p><text:span text:style-name="T1">Planlos ist mein Wandern.</text:span> Ich überlasse mich dem <text:span text:style-name="T2">Zufall</text:span>. <text:span text:style-name="T1">Ich habe nichts zu verlieren; nur aus dem Bereiche der belebteren Gegenden trachte ich fortzugelangen.</text:span></text:p>
          </table:table-cell>
          <table:table-cell office:value-type="string">
            <text:p>-</text:p>
          </table:table-cell>
          <table:table-cell office:value-type="float" office:value="1173">
            <text:p>1173</text:p>
          </table:table-cell>
          <table:table-cell table:number-columns-repeated="1018"/>
        </table:table-row>
        <table:table-row table:style-name="ro5">
          <table:table-cell office:value-type="string">
            <text:p><text:span text:style-name="T1">§. 175.</text:span> Das Leder aber, oder die wahre Haut, das von dem Malpighischen Netze, und dem Oberhäutchen bedeckt wird, ist eine besondere, durchlöcherte a), zähe, ausdehnbare, mehr oder weniger dichte Membran, die größtentheils aus Zellgewebe besteht das an der äußern Oberfläche straffer, an der innern aber <text:span text:style-name="T2">lockerer</text:span> gewebt ist, wo (wenige Gegenden des Körpers ausgenommen), das gewöhnliche Fett angesammelt wird. <text:span text:style-name="T1">(§. 36.)</text:span></text:p>
          </table:table-cell>
          <table:table-cell/>
          <table:table-cell office:value-type="string">
            <text:p><text:s/></text:p>
          </table:table-cell>
          <table:table-cell office:value-type="string">
            <text:p><text:span text:style-name="T1">Bei Erd-und Schuttdämmen ist sie gleichfalls sehr dienlich, doch nicht so gewöhnlich, weil man da leichter in den Schutt eintreten, und auf und nieder klettern kann.</text:span> Dadurch leidet aber allemal die Böschung; denn wenn viel Personen auf diese Art auf ‒ und absteigen, so werden in den feuchten und <text:span text:style-name="T2">locker</text:span> gewordenen Schutt viel Löcher eingetreten, oder viel Steine von ihr herabgestoßen, die in den Teichraum fallen, leicht Jemand beschädigen können, oder wenigstens mit der Zeit wieder ausgebracht und weggeräumt werden müssen, da der Striegel davon leiden kann. <text:span text:style-name="T1">Erhält nun vollends ein solcher Erd-und Schuttdamm eine Terrassenmauer, so wird sie ganz unentbehrlich, weil es mit dieser gleiche Bewandniß hat, wie mit den Futtermauern obiger Dämme.</text:span></text:p>
          </table:table-cell>
          <table:table-cell office:value-type="string">
            <text:p>-</text:p>
          </table:table-cell>
          <table:table-cell office:value-type="float" office:value="722">
            <text:p>722</text:p>
          </table:table-cell>
          <table:table-cell table:number-columns-repeated="1018"/>
        </table:table-row>
        <table:table-row table:style-name="ro11">
          <table:table-cell office:value-type="string">
            <text:p><text:span text:style-name="T1">Schöne Leistungen sind u. A. zu verzeichnen von Geibel, Strachwitz, Herwegh, Dingelstedt, Müller von der Werra, Sallet, Julius Rodenberg, Hermann Lingg, Oskar v. Redwitz, Julius Schanz, Wilhelm Wens, Bodenstedt u. s. w. Rückert hat das Sonett in Agnes, Amaryllis, Geharnischte Sonette, Aprilreiseblätter in allen Tonarten gesungen.</text:span> F. Baltzer schrieb 1881 <text:span text:style-name="T2">geharnischte</text:span> Sonette gegen den Pabst &amp;c. <text:span text:style-name="T1">Noch einige Beispiele:</text:span></text:p>
          </table:table-cell>
          <table:table-cell/>
          <table:table-cell office:value-type="string">
            <text:p><text:s/></text:p>
          </table:table-cell>
          <table:table-cell office:value-type="string">
            <text:p><text:span text:style-name="T1">Das Beinzeug besitzt zu diesem Zwecke an der Ferse tiefe Ausschnitte, aus welchen der Spornhals hervorragt.</text:span> In der 2. Hälfte des 16. Jahrhunderts trifft man die unterschiedlichsten Arten des Anlegens der Sporen am <text:span text:style-name="T2">geharnischten</text:span> Fuss, auch oberhalb des Eisenschuhes angeschnallte Sporen zählen nicht zu den Seltenheiten. <text:span text:style-name="T1">Fig. 256.</text:span></text:p>
          </table:table-cell>
          <table:table-cell office:value-type="string">
            <text:p>-</text:p>
          </table:table-cell>
          <table:table-cell office:value-type="float" office:value="908">
            <text:p>908</text:p>
          </table:table-cell>
          <table:table-cell table:number-columns-repeated="1018"/>
        </table:table-row>
        <table:table-row table:style-name="ro3">
          <table:table-cell office:value-type="string">
            <text:p><text:span text:style-name="T1">Sollte von einer viel früheren Publication, von welcher Lalande einige Bogen in den Händen Maraldi's sahe, Newton etwas erfahren haben? (Vergl. Lalande, Astr. T. III. p. 335 § 3345 mit Brewster, Life of Newton p. 162 und Kosmos Bd. I. S. 420 Anm. 99.)</text:span> Bei den gleichzeitigen Arbeiten von Newton, Huygens, Picard und Cassini ist es, wegen der damals gewöhnlichen Zögerung in der Publication und oft durch <text:span text:style-name="T2">Zufall</text:span> verspäteten Mittheilung, schwer, auf sichere Spuren des wissenschaftlichen Ideenverkehrs zu gelangen. <text:span text:style-name="T1">(S. 26.) Delambre, Base du Syst. métrique T. III. p. 548.</text:span></text:p>
          </table:table-cell>
          <table:table-cell/>
          <table:table-cell office:value-type="string">
            <text:p><text:s/></text:p>
          </table:table-cell>
          <table:table-cell office:value-type="string">
            <text:p><text:span text:style-name="T1">Er ist übrigens, wie er selbst versichert, von dieser tobenden Neigung jetzt ganz abgekommen, nur ist eine große Freude an Schauspielen immer noch in ihm übrig, und er versäumt daher gewiß keines, wenn er eben des Jahres ein-oder zweimal nach S... kommt, wo indessen ein Nationaltheater errichtet worden ist.</text:span> Auch hat er mich einst versichert, daß, wenn er etwa in seinem jetzigen Stand durch irgend einen <text:span text:style-name="T2">Zufall</text:span> unglücklich werden sollte, und er sich nicht mehr zu helfen wüßte, sein erstes Bemühen seyn würde, sich bei einem stehenden Theater zu engagiren. <text:span text:style-name="T1">— Allein diese übriggebliebene Neigung ist ihm sogar nicht mehr schädlich, daß er vielmehr jetzt an seinen Berufsgeschäften viel Vergnügen findet, und sich keinen Stand denken kann, in welchem er glücklicher seyn würde, als in dem, worin er sich jetzt befindet.</text:span></text:p>
          </table:table-cell>
          <table:table-cell office:value-type="string">
            <text:p>-</text:p>
          </table:table-cell>
          <table:table-cell office:value-type="float" office:value="245">
            <text:p>245</text:p>
          </table:table-cell>
          <table:table-cell table:number-columns-repeated="1018"/>
        </table:table-row>
        <table:table-row table:style-name="ro21">
          <table:table-cell office:value-type="string">
            <text:p><text:span text:style-name="T1">Wir konnten also nicht begreifen, wie dies hübsch gearbeitete Stück hieher gekommen.</text:span> Maheine schenkte es hernachmals meinem Vater, der es im brittischen <text:span text:style-name="T2">Museo</text:span> niedergelegt hat. <text:span text:style-name="T1">Eben so ließ sich Maheine auch sehr angelegen seyn, so viel Federhüte, als möglich, zusammen zu bringen; besonders waren ihm die von Fregatten-Federn sehr angenehm, weil dieser Vogel zu Tahiti selten ist, und wegen seiner glänzenden, schwarzen Federn sehr hoch geschätzt wird.</text:span></text:p>
          </table:table-cell>
          <table:table-cell/>
          <table:table-cell office:value-type="string">
            <text:p><text:s/></text:p>
          </table:table-cell>
          <table:table-cell office:value-type="string">
            <text:p><text:span text:style-name="T1">1. Shakspeare-Gallery S. 161</text:span> 2. Sir Ashton Liver’s (Mr. Townley’s) <text:span text:style-name="T2">Museum</text:span> 181 </text:p>
          </table:table-cell>
          <table:table-cell office:value-type="string">
            <text:p>-</text:p>
          </table:table-cell>
          <table:table-cell office:value-type="float" office:value="532">
            <text:p>532</text:p>
          </table:table-cell>
          <table:table-cell table:number-columns-repeated="1018"/>
        </table:table-row>
        <table:table-row table:style-name="ro16">
          <table:table-cell office:value-type="string">
            <text:p><text:span text:style-name="T1">Und sowohl das Wahlgeschäfft an sich, als die bey der Gelegenheit von neuem zu berichtigende Wahlcapitulation stehet offenbar in solcher Beziehung auf das ganze Reich, daß hier fast immer die wichtigsten Auftritte zu erwarten sind, die bey unserer Reichsverfassung noch vorkommen können.</text:span> Selbst der Einfluß, den vorzüglich das churfürstliche Collegium in Lenkung der Geschäffte sowohl am kaiserlichen Hofe als am <text:span text:style-name="T2">Reichstage</text:span> und bey anderen Höfen, zu haben pfleget, und den es zum Theil schon zum voraus durch Collegialschreiben bey der Wahl eines Kaisers oder Römischen Königes geltend machen kann, gibt oft Anlaß, daß hier noch manche Angelegenheiten vorkommen, die sonst unmittelbar und gerade zu mit dem Wahlgeschäffte in keiner Gemeinschaft stehen würden. <text:span text:style-name="T1">Der Glanz dieser churfürstlichen Wahlversammlungen wird auch dadurch nicht wenig erhöhet, daß von einem jeden churfürstlichen Hofe hier mehrere Botschafter zu erscheinen pflegen, die sammt und sonders als Gesandten vom ersten Range qualificirt werden, und worunter gemeiniglich würkliche Staatsminister von ein oder anderem churfürstlichen Hofe zu seyn pflegen.</text:span></text:p>
          </table:table-cell>
          <table:table-cell/>
          <table:table-cell office:value-type="string">
            <text:p><text:s/></text:p>
          </table:table-cell>
          <table:table-cell office:value-type="string">
            <text:p><text:span text:style-name="T1">Eine Garantie gegen willkührliche und unangemessene Interpellationen und einen Schutz der Geschäfts-Oekonomie hat der Reichstag deshalb durch die Bestimmung gesucht, daß die Interpellation von 30 Mitgliedern unterzeichnet sein und dem Präsidenten des Reichstages bestimmt formulirt überreicht werden muß; sowie, daß eine Besprechung des Gegenstandes nur dann stattfindet, wenn mindestens 50 Mitglieder darauf antragen.</text:span> Die Geschäfts-Ordnung begründet demnach kein Recht des <text:span text:style-name="T2">Reichstages</text:span> oder der Reichstagsmitglieder, was sie ja überhaupt nicht vermag, sondern sie legt den Mitgliedern des Reichstages eine Schranke auf, die Zeit des Reichstages durch Fragen an die Regierung zu verbrauchen und die Erledigung der dem Reichstage obliegenden Geschäfte zu verzögern. <text:span text:style-name="T1">Diese, im Interesse der Geschäfsordnung gezogenen Beschränkungen geben aber der Stellung von Interpellationen an den Reichskanzler keinen positiven Rechts-Inhalt.</text:span></text:p>
          </table:table-cell>
          <table:table-cell office:value-type="string">
            <text:p>-</text:p>
          </table:table-cell>
          <table:table-cell office:value-type="float" office:value="146">
            <text:p>146</text:p>
          </table:table-cell>
          <table:table-cell table:number-columns-repeated="1018"/>
        </table:table-row>
        <table:table-row table:style-name="ro7">
          <table:table-cell office:value-type="string">
            <text:p><text:span text:style-name="T1">Wenn aber ein anderer durch die Cultur von dem geradem Wege, den die Natur zeigt, abgebracht, mit verliebten Liedern, Schauspielen, Gedichten, Romanen bekannt gemacht wird, dann geht alles ganz verkehrt.</text:span> Die junge Seele, die für itzo keine andere Bestimmung hatte, als spielen und lernen, gehorchen und gefaellig seyn, faengt an sich zu verlieben, und traumt von hübschen Maedchen in Jahren, wo die Kinder sonst nur von Puppen und <text:span text:style-name="T2">Steckenpferden</text:span> zu traeumen pflegten. <text:span text:style-name="T1">Eine so sonderbare Art von Geschöpfen sind wir Menschen.</text:span></text:p>
          </table:table-cell>
          <table:table-cell/>
          <table:table-cell office:value-type="string">
            <text:p><text:s/></text:p>
          </table:table-cell>
          <table:table-cell office:value-type="string">
            <text:p><text:span text:style-name="T1">2) Kinderspile.</text:span> Dahin gehören alle charten, und <text:span text:style-name="T2">steckenpferde</text:span>, denn die kinder haben die bilder gar gern (§ 3581 des 2ten th.). <text:span text:style-name="T1">4) Gaunerspile.</text:span></text:p>
          </table:table-cell>
          <table:table-cell office:value-type="string">
            <text:p>-</text:p>
          </table:table-cell>
          <table:table-cell office:value-type="float" office:value="857">
            <text:p>857</text:p>
          </table:table-cell>
          <table:table-cell table:number-columns-repeated="1018"/>
        </table:table-row>
        <table:table-row table:style-name="ro6">
          <table:table-cell office:value-type="string">
            <text:p><text:span text:style-name="T1">Doch wer dein spotten könnte, Du Herz voll Kindessinn, Das wär gewiß kein Mädchen Und keine Dichterin.</text:span> Meine <text:span text:style-name="T2">Steckenpferde</text:span>, die Uhren. <text:span text:style-name="T1">O die Bevölkerung überall!</text:span></text:p>
          </table:table-cell>
          <table:table-cell/>
          <table:table-cell office:value-type="string">
            <text:p><text:s/></text:p>
          </table:table-cell>
          <table:table-cell office:value-type="string">
            <text:p><text:span text:style-name="T1">Uns wurde soeben gelehrt, der Kampf ums Dasein habe die Seele » erzeugt «: wird sie denn hinfürder ohne Ursache entstehen?</text:span> Und gesetzt den Fall, das <text:span text:style-name="T2">Steckenpferd</text:span> der Erblichkeit nähme sie auf seinen cheirontisch gastlichen Rücken und führte sie eine Strecke weiter, würde nicht nach orthodoxer darwinistischer Lehre das Aufhören des Kampfes zur Entartung des durch ihn Erzeugten führen, so dass unsere Seele, als blosses » rudimentary organ « (dem vielgenannten menschlichen Schwanzansatz vergleichbar) für künftige Micromègas in ihrer Zwecklosigkeit lediglich ein Gegenstand des Staunens sein könnte? <text:span text:style-name="T1">Und warum denn, wenn der Kampf schon so Herrliches hervorgebracht hat, warum soll er jetzt aufhören?</text:span></text:p>
          </table:table-cell>
          <table:table-cell office:value-type="string">
            <text:p>-</text:p>
          </table:table-cell>
          <table:table-cell office:value-type="float" office:value="1302">
            <text:p>1302</text:p>
          </table:table-cell>
          <table:table-cell table:number-columns-repeated="1018"/>
        </table:table-row>
        <table:table-row table:style-name="ro7">
          <table:table-cell office:value-type="string">
            <text:p><text:span text:style-name="T1">Mém. de 1700. p. 315.</text:span> Es stekkt an beiden Seiten eine im Winkel, zwischen der vordern Zwiebel der Harnröhre, und dem hintern Vorsteher, zwischen dem äussern schwammigen Körper der männlichen Ruthe, und dem <text:span text:style-name="T2">Pakke</text:span> des Schliesmuskels bei den untern Ruthenmuskeln: sie ist nicht mit diesem untern Ruthenmuskel (accelerator) bedekkt. Längst ihrer hintern Seite läuft der breite Queermuskel herab, und es befinden sich vor ihr grosse Gefässe, welche zu der Zwiebel der Harnröhre hingehen. <text:span text:style-name="T1">COWPER. t. 1. 2. t. 3. myotom. ann. 1724. t. 19.</text:span></text:p>
          </table:table-cell>
          <table:table-cell/>
          <table:table-cell office:value-type="string">
            <text:p><text:s/></text:p>
          </table:table-cell>
          <table:table-cell office:value-type="string">
            <text:p><text:span text:style-name="T1">„</text:span><text:span text:style-name="T1">Wahrhaft fesselnd für den Beobachter wird der Scheltopusik, wenn er eine Maus, einen Maulwurf rc. fängt und tödtet.</text:span> Sobald er eine solche Beute <text:span text:style-name="T2">gepackt</text:span> hat, dreht er sich sammt derselben mit unglaublicher Schnelligkeit solange um sich selbst, daß das gefangene Thier vollkommen matt und schwindelig wird, ihm also nicht mehr entwischen kann. <text:span text:style-name="T1">Nunmehr erst zerdrückt er ihm den Kopf und fängt an, es zu verzehren.</text:span></text:p>
          </table:table-cell>
          <table:table-cell office:value-type="string">
            <text:p>-</text:p>
          </table:table-cell>
          <table:table-cell office:value-type="float" office:value="333">
            <text:p>333</text:p>
          </table:table-cell>
          <table:table-cell table:number-columns-repeated="1018"/>
        </table:table-row>
        <table:table-row table:style-name="ro8">
          <table:table-cell office:value-type="string">
            <text:p><text:span text:style-name="T1">d) Silber-Hornerz, natürliches Hornsilber.</text:span> Durch Salzsäure und wenige Vitriolsäure verkalkt; von grauer oder bräunlicher Farbe; theils ins Schwärzliche; in dünnen Blättchen durchscheinend; auch so geschmeidig, daß es sich schneiden läßt; schmilzt schon in der Lichtflamme; theils crystallisirt, meist in zusammen geschobnen kleinen Würfeln: findet sich an wenigen Orten; besonders bey Johanngeorgenstadt im Erzgebirge und am Schlangenberge in Sibirien, hier theils in großen Dendriten dergleichen das <text:span text:style-name="T2">Museum</text:span> unter den Geschenken des Hrn. Baron von Asch besitzt. <text:span text:style-name="T1">Gehalt des Sächsischen 72 p. C.</text:span></text:p>
          </table:table-cell>
          <table:table-cell/>
          <table:table-cell office:value-type="string">
            <text:p><text:s/></text:p>
          </table:table-cell>
          <table:table-cell office:value-type="string">
            <text:p><text:span text:style-name="T1">bb Von dem Löthen.</text:span> Mit Löthen arbeitete man an den Haaren, und an freyhängenden Locken, wie man an einem der ältesten Köpfe aus dem ganzen Alterthume, in dem Herculanischen <text:span text:style-name="T2">Museo</text:span> zu Portici, sieht. <text:span text:style-name="T1">Es ist derselbe ein Weibliches Brustbild, und hat vorwerts über der Stirn bis an die Ohren funfzig Locken, wie von einem starken Drathe, beynahe einer Schreibefeder dick, eine lange und eine kurze neben und über einander hängen, jede von vier bis fünf Ringeln: die hintern Haare gehen geflochten um den Kopf herum, und machen gleichsam das Diadema.</text:span></text:p>
          </table:table-cell>
          <table:table-cell office:value-type="string">
            <text:p>-</text:p>
          </table:table-cell>
          <table:table-cell office:value-type="float" office:value="860">
            <text:p>860</text:p>
          </table:table-cell>
          <table:table-cell table:number-columns-repeated="1018"/>
        </table:table-row>
        <table:table-row table:style-name="ro33">
          <table:table-cell office:value-type="string">
            <text:p><text:span text:style-name="T1">Er kehrte nach Hause und erzählte das Unglück des Bedienten, ohne die Ursache davon anzugeben.</text:span> Man eilte zum Teich und zog Vezinier heraus; was die beschmutzte Maschine, mit der er <text:span text:style-name="T2">geharnischt</text:span> war, bedeuten sollte, wußte niemand. <text:span text:style-name="T1">Victorin zerschnitt sie mit Bedacht in Stücken, um ihn davon los zu machen, und zerbrach die Räder, damit man davon nichts merken sollte.</text:span></text:p>
          </table:table-cell>
          <table:table-cell/>
          <table:table-cell office:value-type="string">
            <text:p><text:s/></text:p>
          </table:table-cell>
          <table:table-cell office:value-type="string">
            <text:p><text:span text:style-name="T1">Während der Gesundheitszustand der Wöchnerinnen des St. Rochus-Spitals zu Pest seit dem Bestehen der geburtshilflichen Abtheilung stets ein ungünstiger war, weil die Gebärabtheilung immer ein Anhängsel einer chirurgischen Abtheilung war, war der Gesundheitszustand der Wöchnerinnen der medicinischen Facultät zu Pest bis in die vierziger Jahre stets ein günstiger, weil in Pest die Medicin erst in den vierziger Jahren die anatomische Richtung annahm.</text:span> Mein Vorfahrer, Hofrath Birly, einstens Boer’s Assistent, glaubte, der bessere Gesundheitszustand seiner Wöchnerinnen zu Pest, im Vergleiche mit dem schlechteren Gesundheitszustande der Wöchnerinnen zu Wien, rühre daher, dass er, Birly nämlich, einen ausgedehnteren Gebrauch von Purganzen mache, denn das Kindbettfieber werde erzeugt durch die Unreinlichkeiten der ersten Wege; bei Eröffnung seiner Klinik nach den grossen Ferien im October hielt er regelmässig alljährlich eine <text:span text:style-name="T2">geharnischte</text:span> Philippika gegen Wien und behauptete, die grosse Sterblichkeit im Gebärhause zu Wien sei nur der Vernachlässigung der Purganzen zuzuschreiben. <text:span text:style-name="T1">Sobald aber die Medicin auch in Pest die anatomische Richtung annahm, hatten die Purganzen die prophylactische Macht verloren, und das Pester medicinische Professorencollegium hat zu einer Zeit, wo ich noch nicht die Ehre hatte, ein Mitglied desselben zu sein, es officiell ausgesprochen, dass die geburtshilfliche Klinik zu Pest wegen Ueberhandnahme des Kindbettfiebers selbst während des Schuljahres wiederholt gesperrt werden musste.</text:span></text:p>
          </table:table-cell>
          <table:table-cell office:value-type="string">
            <text:p>-</text:p>
          </table:table-cell>
          <table:table-cell office:value-type="float" office:value="50">
            <text:p>50</text:p>
          </table:table-cell>
          <table:table-cell table:number-columns-repeated="1018"/>
        </table:table-row>
        <table:table-row table:style-name="ro8">
          <table:table-cell office:value-type="string">
            <text:p><text:span text:style-name="T1">Alle Rechte vorbehalten.</text:span> <text:span text:style-name="T2">Vorwort</text:span>. <text:span text:style-name="T1">Bereits von vielen Autoren ist mehr oder minder erkannt worden, dass die Entwickelungslehre der Organismen in der Weise, wie sie von ihren Begründern geschaffen worden ist, trotz eminenter Leistungen nicht ganz ausreichend zur Ableitung aller Einrichtungen der Organismen sei; und je nach der feindlichen oder freundlichen Stellung dieser Autoren zur ganzen Lehre sind die Mängel bald unter Verkennung aller Leistungen in der übertriebensten Weise hervorgehoben, bald ruhig urtheilend abzuwägen versucht, bald kaum leise anzudeuten gewagt worden.</text:span></text:p>
          </table:table-cell>
          <table:table-cell/>
          <table:table-cell office:value-type="string">
            <text:p><text:s/></text:p>
          </table:table-cell>
          <table:table-cell office:value-type="string">
            <text:p><text:span text:style-name="T1">Commissions-Verlag von R. E. Höhme.</text:span> <text:span text:style-name="T2">Vorwort</text:span>. <text:span text:style-name="T1">Gegen Ende des vorigen Jahres theilte mir ein englischer Freund mit, daß in England Versammlungen stattfinden würden, um die schwankende Regierung zu energischem Vorgehen gegen die russische Eroberungspolitik zu drängen, und bat mich um Auskunft über die Stimmung in Deutschland, ob unser Volk die russenfreundliche Haltung des Fürsten Bismarck billige und bereit sei, falls der russisch-türkische Krieg zum europäischen Krieg sich erweitern sollte, für Rußland gegen das civilisirte Europa in die Schranken zu treten.</text:span></text:p>
          </table:table-cell>
          <table:table-cell office:value-type="string">
            <text:p>-</text:p>
          </table:table-cell>
          <table:table-cell office:value-type="float" office:value="1313">
            <text:p>1313</text:p>
          </table:table-cell>
          <table:table-cell table:number-columns-repeated="1018"/>
        </table:table-row>
        <table:table-row table:style-name="ro8">
          <table:table-cell office:value-type="string">
            <text:p><text:span text:style-name="T1">So suchte er denn seine Sachen zusammen und wollte ohne weiteres aufbrechen, als beide Herrn vor der Laube erschienen.</text:span> Der Graf begrüßte ihn, beinah wie einen früheren Bekannten, lebhaft mit seinem kräftig schallenden Organ, ließ ihn zu gar keiner Entschuldigung kommen, sondern erklärte sogleich seinen Wunsch, das Ehepaar zum wenigsten für diesen Mittag und <text:span text:style-name="T2">Abend</text:span> im Kreis seiner Familie zu haben. <text:span text:style-name="T1">„Sie sind uns, mein liebster Maestro, so wenig fremd, daß ich wohl sagen kann, der Name Mozart wird schwerlich anderswo mit mehr Begeisterung und häufiger genannt als hier.</text:span></text:p>
          </table:table-cell>
          <table:table-cell/>
          <table:table-cell office:value-type="string">
            <text:p><text:s/></text:p>
          </table:table-cell>
          <table:table-cell office:value-type="string">
            <text:p><text:span text:style-name="T1">Wenn Regenwetter bevorsteht, sollen sie jedesmahl im Glase höher hinaufsteigen.</text:span> Gegen <text:span text:style-name="T2">Abend</text:span> kamen wir nach einem Hofe, der einer Witwe Müller gehört. <text:span text:style-name="T1">In den Sandebenen sieht man zwischen den Büschen vielfältig Landschildkröten kriechen.</text:span></text:p>
          </table:table-cell>
          <table:table-cell office:value-type="string">
            <text:p>-</text:p>
          </table:table-cell>
          <table:table-cell office:value-type="float" office:value="316">
            <text:p>316</text:p>
          </table:table-cell>
          <table:table-cell table:number-columns-repeated="1018"/>
        </table:table-row>
        <table:table-row table:style-name="ro13">
          <table:table-cell office:value-type="string">
            <text:p><text:span text:style-name="T1">545</text:span> Ein Erzengel; sein Name bedeutet im Hebräischen einen Mann Gottes, oder die Stärke und Macht Gottes, deswegen macht ihn der Poet sehr wohl zum Anführer der <text:span text:style-name="T2">englischen</text:span> Wache. <text:span text:style-name="T1">Hume.</text:span></text:p>
          </table:table-cell>
          <table:table-cell/>
          <table:table-cell office:value-type="string">
            <text:p><text:s/></text:p>
          </table:table-cell>
          <table:table-cell office:value-type="string">
            <text:p><text:span text:style-name="T1">Alle Welt spricht seit vielen Lustren von der in ihren Consequenzen unberechenbaren Rivalität der Russen und Engländer in Central-Asien.</text:span> Die Genesis der gegenseitigen Machtbestrebungen der beiden Rivalen hierselbst ist zur Genüge bekannt, aus Zeitungsberichten und Parlamentsreden, aus politischen Abhandlungen und dickleibigen Reiseberichten sowohl russischer, als <text:span text:style-name="T2">englischer</text:span> Schriftsteller. <text:span text:style-name="T1">Mag es nun mit den theoretischen Calculs eines Zusammenstoßes der beiden Colosse an dem riesigen Grenzwall des Himalaya-Systems und den dazu gehörigen Hochländern von Badaghschan und der Pamyr wie immer bestellt sein, soviel steht fest, daß die Natur in dieser grandiosen Gebirgswelt, dem „Dache der Welt“, wie Fedtschenko sie nennt, Factoren in Mitleidenschaft zieht, welche die sogenannte „central-asiatische Frage“ einer definitiven Lösung nicht gar so bald entgegenführen werden.</text:span></text:p>
          </table:table-cell>
          <table:table-cell office:value-type="string">
            <text:p>-</text:p>
          </table:table-cell>
          <table:table-cell office:value-type="float" office:value="80">
            <text:p>80</text:p>
          </table:table-cell>
          <table:table-cell table:number-columns-repeated="1018"/>
        </table:table-row>
        <table:table-row table:style-name="ro40">
          <table:table-cell office:value-type="string">
            <text:p><text:span text:style-name="T1">Ich war schon beynahe von meinem Schmerze aufgezehrt und tröstete mich mit meinem nahen Ende, ich war schon gegen alle Vorstellungen von den künftigen Unglückseligkeiten meiner Familie abgehärtet, als ich plötzlich die entsetzlichste Nachricht erhielt, daß meine Frau und Kinder in dem Gefängnisse neben mir schmachteten.</text:span> Auf einmal stürzten alle meine schlafenden Empfindungen, wie ein <text:span text:style-name="T2">Donnerwetter</text:span>, über mich her und warfen Besonnenheit, Leben und alle Kräfte darnieder: <text:span text:style-name="T1">ohnmächtig lag ich da, und mein Wärter hielt mich für todt.</text:span></text:p>
          </table:table-cell>
          <table:table-cell/>
          <table:table-cell office:value-type="string">
            <text:p><text:s/></text:p>
          </table:table-cell>
          <table:table-cell office:value-type="string">
            <text:p><text:span text:style-name="T1">und pflichten.</text:span> Das haubtwerk kommet darauf an: daß die schäfer nicht zur weide treiben, so lang das gras vom reife, oder tau naß ist, Hückels abhandelung vom schaf-vihe § 52 s. 39, gestalt die nässe überhaubt dem schafvihe schädlich ist, auch, wo ein honigtau gefallen ist, diser inen durst erwecket, worauf das saufen die fäule nach sich zihet, 2) die lämmer auch das übrige schafvih auf die hize nicht saufen lassen, wobei auf reines, und helles wasser zu sehen ist; 3) bei <text:span text:style-name="T2">donnerwettern</text:span> den schafen zusprechen, und sorge tragen, daß sie nicht ausbrechen; 4) die lämmer bei kaltem und nassem wetter nicht in die horten schlagen, sondern in den stall bringen; 5) den hortenschlag alle morgen fortrücken, und in behöriger grösse, z. e. zu 100 stücken schafen 8 horten zu 14 schue lang, damit 1 morgen des nachts mit 1000 gedünget werde; 6) die lämmer im brachfelde, die übrigen auf guten angern und bergen, die faulen schafe, auch den stechhaufen auf nidrige wisen und brüche treiben; 7) im winter täglich in die luft ausser den stall kommen, iedoch beim tiefen schnee, glateisen und scharfen winden nicht austreiben; 8) in die gärten, hägewälder nicht hüten; 9) vom lezten tage Aprilis (wo es nicht zu kalte und schneeigte gegend ist) bis auf den 1ten Nov. die wisen nicht behüten, F. H. Casselische verordnung vom jare 1735; 10) in die stoppeln nicht treiben, bis das rindvih darin geweidet worden ist, immaßen es im sprüchworte heisset: <text:span text:style-name="T1">ein schaf ist zwar fromm, es graset aber genau.</text:span></text:p>
          </table:table-cell>
          <table:table-cell office:value-type="string">
            <text:p>-</text:p>
          </table:table-cell>
          <table:table-cell office:value-type="float" office:value="518">
            <text:p>518</text:p>
          </table:table-cell>
          <table:table-cell table:number-columns-repeated="1018"/>
        </table:table-row>
        <table:table-row table:style-name="ro18">
          <table:table-cell office:value-type="string">
            <text:p><text:span text:style-name="T1">Als zu Rom 1467. von Conrad Schweinheim und Arnold Pannarz; zu Venedig 1469. von Johann von Speier; zu Paris 1470. von Ulrich Gering und Michael Freyburger; zu Neapel 1471. von Sixt Riessinger u. s. w. Mein Hauptfaden der Reichsgesch. S. 378.</text:span> Durch diese <text:span text:style-name="T2">Anstalt</text:span> konnten jetzt von einer Schrift in kurzer Zeit mit wenigen Händen viele tausend Abdrücke gemacht werden, die sonst eben soviel tausend Abschreiber beschäfftiget oder soviel tausend mal mehr Zeit und Mühe erfordert haben würden. <text:span text:style-name="T1">So konnte eine Schrift in kurzer Zeit in viel tausend Hände gebracht werden, und für die Zukunft war kaum jemals mehr zu besorgen, daß ein einmal gedrucktes Buch leicht seinen Untergang finden würde; wie es von Handschriften hingegen beynahe zu bewundern ist, daß von älteren Zeiten her noch soviele bis auf unsere Zeiten sich haben erhalten können.</text:span></text:p>
          </table:table-cell>
          <table:table-cell/>
          <table:table-cell office:value-type="string">
            <text:p><text:s/></text:p>
          </table:table-cell>
          <table:table-cell office:value-type="string">
            <text:p><text:span text:style-name="T1">Man kann das wohl am durchgreifendsten bezeichnen, wenn man im Hinblick auf die Geschichte der deutschen wirthschaftlichen Fachbildung sagt, daß Frankreichs Bildungswesen niemals die Epoche der kameralistischen Bildung durchgemacht und daher aus derselben niemals das Bedürfniß nach einem wissenschaftlichen Inhalt der wirthschaftlichen Bildung empfangen hat.</text:span> Obwohl daher Frankreich durch seine École polytechnique den Namen der polytechnischen Anstalten ins Leben gerufen hat, so besitzt es nirgends eine <text:span text:style-name="T2">Anstalt</text:span>, ja nicht einmal eine Auffassung, welche der der deutschen polytechnischen Institute irgendwie vergleichbar wäre. <text:span text:style-name="T1">Die Idee einer höheren, allgemein wissenschaftlichen Entwicklung des gewerblichen Lebens hat in Frankreich niemals Platz gegriffen, sondern alle seine wirthschaftlichen Fachbildungsanstalten sind nicht bloß in der Wirklichkeit, sondern sogar dem Princip nach reine Specialschulen.</text:span></text:p>
          </table:table-cell>
          <table:table-cell office:value-type="string">
            <text:p>-</text:p>
          </table:table-cell>
          <table:table-cell office:value-type="float" office:value="183">
            <text:p>183</text:p>
          </table:table-cell>
          <table:table-cell table:number-columns-repeated="1018"/>
        </table:table-row>
        <table:table-row table:style-name="ro8">
          <table:table-cell office:value-type="string">
            <text:p><text:span text:style-name="T1">Le Portefeuille des Enfans, &amp; c. ebenfalls mit schwarzen oder ausgemahlten Kupfern.</text:span> Ein Bilderbuch ist für eine <text:span text:style-name="T2">Kinderstube</text:span> ein eben so wesentliches und noch unentbehrlicheres Meuble als die Wiege, eine Puppe, oder das Steckenpferd. <text:span text:style-name="T1">Diese Wahrheit kennt jeder Vater, jeder, der Kinder erzogen hat, und von Locke an bis auf Basedow, Campe und Salzmann, empfiehlt jeder vernünftige Pädagog den frühesten Unterricht des Kindes durchs Auge anzufangen, und ihm so viel gute und richtige Bilder und Figuren, als man nur kann, vor das Gesicht zu bringen.</text:span></text:p>
          </table:table-cell>
          <table:table-cell/>
          <table:table-cell office:value-type="string">
            <text:p><text:s/></text:p>
          </table:table-cell>
          <table:table-cell office:value-type="string">
            <text:p><text:span text:style-name="T1">Schreckliche Verlegenheit! woraus ich mich nicht anders zu helfen weiß, als daß ich hiemit öffentlich bekannt mache:</text:span> Wie ich einen Mann suche, wodurch ich höchstens in zehn Jahren (ich bin jetzt sechzig) Wittwe werden, und so nur die letzten Tage meines kummervollen lieblosen Lebens ausserhalb der <text:span text:style-name="T2">Kinderstube</text:span> meiner Verwandtinnen zubringen könne? <text:span text:style-name="T1">Ein Greiß von siebenzig oder achzig Jahren — unter diesen findet sich ja noch wohl einer, der sein Leben nicht länger als auf zehn Jahr rechnet — soll mir der willkommenste seyn, und da ihm mit meiner Liebe nichts gedienet seyn kann:</text:span></text:p>
          </table:table-cell>
          <table:table-cell office:value-type="string">
            <text:p>-</text:p>
          </table:table-cell>
          <table:table-cell office:value-type="float" office:value="735">
            <text:p>735</text:p>
          </table:table-cell>
          <table:table-cell table:number-columns-repeated="1018"/>
        </table:table-row>
        <table:table-row table:style-name="ro8">
          <table:table-cell office:value-type="string">
            <text:p><text:span text:style-name="T1">Vielleicht gerade darum, weil sie nämlich gar nicht das war, was man so recht eigentlich eine Schönheit nennt, konnte der Oberst sich gar nicht sattsehen an ihr.</text:span> „Donnerwetter!“ murmelte er ein Mal ums andre, „<text:span text:style-name="T2">Donnerwetter</text:span>!“ <text:span text:style-name="T1">Der sehr auffällige Beifall, mit welchem der ältere Freund das Bildchen betrachtete, rührte den jungen Mann, schmeichelte auch ein wenig seiner Eitelkeit, die in solchen Fällen selbst bei dem edelsten Liebhaber nicht ganz aus dem Spiel bleibt.</text:span></text:p>
          </table:table-cell>
          <table:table-cell/>
          <table:table-cell office:value-type="string">
            <text:p><text:s/></text:p>
          </table:table-cell>
          <table:table-cell office:value-type="string">
            <text:p><text:span text:style-name="T1">„</text:span><text:span text:style-name="T1">Ignem excudit Achates“, „daz fiur schurfte steinunch (Wackernagel, a. a. O., S. 127, und Wörterbuch, CCCCLXVIII).</text:span> Doch scheint deshalb die Ableitung von scarp oder scarph oder scharpf, was auch schon im Liede von Hildebrand und Hadebrand mit scurim, <text:span text:style-name="T2">Donnerwetter</text:span>, verbunden wird (scarpen scurim, Wackernagel, S. 67, 3), näher zu liegen und sogar mit dem hebräischen, saraph, in Verbindung zu stehen, welches nicht allein vom Verbrennen der Städte, Häuser, Altäre, sondern auch, wie Jerem. 34, 5 zeigt, der Leichname gebraucht wird. <text:span text:style-name="T1">Jn der braunschweiger Fem-Ordnung 1314 (Rethmaier, „Chron. Brunsv.</text:span></text:p>
          </table:table-cell>
          <table:table-cell office:value-type="string">
            <text:p>-</text:p>
          </table:table-cell>
          <table:table-cell office:value-type="float" office:value="1020">
            <text:p>1020</text:p>
          </table:table-cell>
          <table:table-cell table:number-columns-repeated="1018"/>
        </table:table-row>
        <table:table-row table:style-name="ro21">
          <table:table-cell office:value-type="string">
            <text:p><text:span text:style-name="T1">Es wird namentlich zur Herstellung von Walzen für Zeug-und Tapetendruck verwendet.</text:span> Um noch ein letztes von den fast unzählbar gewordenen Verviclfältigungsverfahren der Galvanoplastik zu erwähnen, so versteht man unter Galvanoglyphie die Kunst, von geätzten Zinkplatten erhabene für den Druck mit der <text:span text:style-name="T2">Presse</text:span> geeignete Kupferklischees abzunehmen. <text:span text:style-name="T1">Das Zink wird mit einer dünnen Fett-oder Firnisschicht bedeckt, hier die Zeichnung eingegraben und flach geätzt.</text:span></text:p>
          </table:table-cell>
          <table:table-cell/>
          <table:table-cell office:value-type="string">
            <text:p><text:s/></text:p>
          </table:table-cell>
          <table:table-cell office:value-type="string">
            <text:p><text:span text:style-name="T1">Desselben, Beyträge zur Chimie und Geschichte des Mineralreichs I ter Band, m. K. gr. 8. 773. 1 Rt.</text:span> — ater Band, unter der <text:span text:style-name="T2">Presse</text:span>, gr. 8. <text:span text:style-name="T1">— phisikalische Beschreibung des Schlesischen Riesengebierges. gr. 8. 774.</text:span></text:p>
          </table:table-cell>
          <table:table-cell office:value-type="string">
            <text:p>-</text:p>
          </table:table-cell>
          <table:table-cell office:value-type="float" office:value="154">
            <text:p>154</text:p>
          </table:table-cell>
          <table:table-cell table:number-columns-repeated="1018"/>
        </table:table-row>
        <table:table-row table:style-name="ro25">
          <table:table-cell office:value-type="string">
            <text:p><text:span text:style-name="T1">Die Wutach überschwemmt oft bei Thüngen und Waldshut grosse Gegenden mit Steinen.</text:span> Wegen der erschrecklichen Hitze kam ein <text:span text:style-name="T2">Donnerwetter</text:span>, (schon den 20sten April) das in den Gebürgen majestätisch tönte. <text:span text:style-name="T1">Die Strassenbettelei ist unmässig.</text:span></text:p>
          </table:table-cell>
          <table:table-cell/>
          <table:table-cell office:value-type="string">
            <text:p><text:s/></text:p>
          </table:table-cell>
          <table:table-cell office:value-type="string">
            <text:p><text:span text:style-name="T1">Es gibt im Sommer öfters eine Witterung die man schwülle Wärme nennet.</text:span> Die gewöhnlichen Folgen davon sind <text:span text:style-name="T2">Donnerwetter</text:span>. <text:span text:style-name="T1">Diese schwülle Wärme ist öfters bey trüben Himmel; und das Thermometer beweißt, daß bey dieser Witterung die Hitze nicht so groß seye, als sie nach ihrer Empfindung scheint.</text:span></text:p>
          </table:table-cell>
          <table:table-cell office:value-type="string">
            <text:p>-</text:p>
          </table:table-cell>
          <table:table-cell office:value-type="float" office:value="690">
            <text:p>690</text:p>
          </table:table-cell>
          <table:table-cell table:number-columns-repeated="1018"/>
        </table:table-row>
        <table:table-row table:style-name="ro34">
          <table:table-cell office:value-type="string">
            <text:p><text:span text:style-name="T1">Allein ganz andere Wirkung hat das Studium der Kriminalpsychologie.</text:span> — Verbrechen sind freylich ihr Gegenstand; aber sie betrachtet dieselben nicht blos, wie der grosse Hause, durch das Wort verführt, als verabscheuungswürdige Handlungen, und den Verbrecher als einen Bösewicht, der des Hasses der Menschen werth ist; sie führt tiefer in das Innre der Handlungen und des Handelnden hinein, und findet in dem Gewebe der Vorstellungen, Neigungen und Triebe, an welches sich die Handlung knüpfte, nie blos den Finger des Bösen, oft statt der verabscheuungswürdigen Gesinnung, die der Schein zu verrathen schien, mitleidswürdige Schwäche, und zu Handlungen, die wegen ihrer äussern Illegalität auch unmoralisch zu seyn scheinen, <text:span text:style-name="T2">Motive</text:span>, die von Stärke und Vortrefflichkeit der Seele zeugen. — <text:span text:style-name="T1">Auf diese Weise lehrt das Studium der Fehler und der Fehlenden, indem es den Blick gewöhnt, durch die äussere Hülle in das Innre zu dringen, Behutsamkeit im Urtheil: stärkt, indem es eine Handlung, welche die Menge als böse verschreyt, oft ganz anders zeigt, den Glauben an Tugend und Menschheit: belebt das Verlangen, überall den Menschen gut zu finden, und lehrt die schöne Kunst, zu entschuldigen und zum Besten zu kehren.</text:span></text:p>
          </table:table-cell>
          <table:table-cell/>
          <table:table-cell office:value-type="string">
            <text:p><text:s/></text:p>
          </table:table-cell>
          <table:table-cell office:value-type="string">
            <text:p><text:span text:style-name="T1">Denn er fühlte daß das fürchterliche Wort » Schurke « als eine ewige Felsenwand zwischen ihre auseinander getheilten Seelen nun getreten sey —</text:span> Er stellte sich zwar vor und recht gern, was den vergangnen Freund loßsprach, besonders die Verhetzung durch Matthieu, und Flamins Zuhorchen als er Klotilden ewige Liebe zuschwor; ja er verfiel sogar darauf, daß der Evangelist den armen Flamin vielleicht besondere (die vom Apotheker vorgeschlagnen) <text:span text:style-name="T2">Motiven</text:span> einer Liebe, durch deren Gegenstand die Gunst des Fürsten festzumachen war, weit im Hintergrunde sehen lassen — aber sein Gefühl sagte ihm unaufhörlich: » er hätte doch nicht glauben sollen! — <text:span text:style-name="T1">Ach hättest du mich doch, (sagte er gerührt bei der Erblickung der Stadt) mit Kugeln oder mit andern Schmähungen durchbohrt, damit ich dir hätte leicht vergeben können — aber gerade mit diesem fortfressenden Giftlaute! « —</text:span></text:p>
          </table:table-cell>
          <table:table-cell office:value-type="string">
            <text:p>-</text:p>
          </table:table-cell>
          <table:table-cell office:value-type="float" office:value="756">
            <text:p>756</text:p>
          </table:table-cell>
          <table:table-cell table:number-columns-repeated="1018"/>
        </table:table-row>
        <table:table-row table:style-name="ro9">
          <table:table-cell office:value-type="string">
            <text:p><text:span text:style-name="T1">Dieser hat mir vor einigen Monaten einen besondern Aufsaz über diese Materie zugeschikt, deu ich hier, weil er mir die ganze Sach in ihrem eigentlichen Lichte scheint gesezt zu haben, ganz einrüken werde.</text:span> Es trift sich gerade zu der Zeit, da dieser Aufsaz der <text:span text:style-name="T2">Presse</text:span> soll übergeben werden, daß mir ein neues Drama gerade wie Henault es wünschet: <text:span text:style-name="T1">Göz von Berlichingen in die Hand kommt, dessen Verfasser, durch die That selbst, zeiget, daß er das politische Drama einer genauen Bearbeitung würdig hält.</text:span></text:p>
          </table:table-cell>
          <table:table-cell/>
          <table:table-cell office:value-type="string">
            <text:p><text:s/></text:p>
          </table:table-cell>
          <table:table-cell office:value-type="string">
            <text:p><text:span text:style-name="T1">Zusaz zu B. 5. C. 4. §. 24. S. 235. und zu C. 8. §. 12. S. 344.</text:span> Gerade da ich die lezten Bogen zur <text:span text:style-name="T2">Presse</text:span> senden will, wird mir ein Abdruk der auch dem zweiten Stük des 104ten Bandes der Allgem. deutschen Bibliothek eingerükten Anmerkungen über die Zukkersiedereien in den preussischen Staaten zur Erläuterung meiner Urteile über dieselben, von deren Herren Verfasser zugesandt. <text:span text:style-name="T1">Ich widme diese wenigen Seiten einer jezt vorläufigen, aber wahrscheinlich der einzigen Beantwortung.</text:span></text:p>
          </table:table-cell>
          <table:table-cell office:value-type="string">
            <text:p>-</text:p>
          </table:table-cell>
          <table:table-cell office:value-type="float" office:value="499">
            <text:p>499</text:p>
          </table:table-cell>
          <table:table-cell table:number-columns-repeated="1018"/>
        </table:table-row>
        <table:table-row table:style-name="ro8">
          <table:table-cell office:value-type="string">
            <text:p><text:span text:style-name="T1">Gar zu leicht vertraut ich dem Schelm und ließ ihn entkommen, Stattet ihn selbst als Pilger noch aus und sah ihn von hinnen Scheiden, als ging er nach Rom. Was hat uns der Lügner nicht alles Aufgeheftet!</text:span> Wie wußt er sich nicht der Königinn <text:span text:style-name="T2">Vorwort</text:span> Leicht zu gewinnen! <text:span text:style-name="T1">Sie hat mich beredet, er ist uns entkommen; Aber ich werde der Letzte nicht seyn, den es bitter gereute, Frauen Rath befolget zu haben.</text:span></text:p>
          </table:table-cell>
          <table:table-cell/>
          <table:table-cell office:value-type="string">
            <text:p><text:s/></text:p>
          </table:table-cell>
          <table:table-cell office:value-type="string">
            <text:p><text:span text:style-name="T1">Demnach bleiben nur noch die Verhältnisse übrig, in welchen sie gegen einander stehen, es sey daß sie der Zeit oder dem Orte nach, oder nach beyden zugleich, oder ihren Veränderungen und Ursachen nach, betrachtet werden.</text:span> §. 213. Jn diese Classen lassen sich auch die <text:span text:style-name="T2">Vorwörter</text:span> der wirklichen Sprachen vertheilen, wiewohl die meisten wegen der Aehnlichkeit des Eindruckes vieldeutig sind. <text:span text:style-name="T1">Denn da sich sowohl dem Raum als der Zeit nach eine Ordnung gedenken läßt, so ist sich nicht zu verwundern, wenn man die Vorwörter: vor, nach, gegen, um, von, zu, bis, über, in, aus, außer, bey, rc. in beyderley Fällen gebraucht.</text:span></text:p>
          </table:table-cell>
          <table:table-cell office:value-type="string">
            <text:p>-</text:p>
          </table:table-cell>
          <table:table-cell office:value-type="float" office:value="635">
            <text:p>635</text:p>
          </table:table-cell>
          <table:table-cell table:number-columns-repeated="1018"/>
        </table:table-row>
        <table:table-row table:style-name="ro9">
          <table:table-cell office:value-type="string">
            <text:p><text:span text:style-name="T1">Dieses Drama darf sich nicht mit Angst an die Einheit des Ortes und der Zeit binden, weil hier nicht so viel Dinge zusammenkommen, die den Betrug der Sinnen aufhalten.</text:span> Die Phantasie hat in der Einsamkeit weniger Mühe, sich aus einem Zimmer ins andere zu begeben, sich vom Morgen zum <text:span text:style-name="T2">Abend</text:span>, vom heutigen Tage zum folgenden zu versezen. <text:span text:style-name="T1">Hier ist nichts, was ihr entgegen arbeite.</text:span></text:p>
          </table:table-cell>
          <table:table-cell/>
          <table:table-cell office:value-type="string">
            <text:p><text:s/></text:p>
          </table:table-cell>
          <table:table-cell office:value-type="string">
            <text:p><text:span text:style-name="T1">Ein Brief von dem Capitain Tomlinson, dauchte mich, half sie zufrieden sprechen.</text:span> Jn demselben ward mir gemeldet, daß ihr Onkel Harlowe gewiß am Mittwochen, <text:span text:style-name="T2">Abends</text:span>, den 28ten Jun. zu Kenntisch-Town seyn wollte: weil der folgende Tag, der 29te Jun. sein Geburtstag wäre; und er in der Betrachtung ein doppeltes Verlangen trüge, unsere Vermählung alsdenn in seiner Gegenwart in geheim vollzogen zu sehen. <text:span text:style-name="T1">Jst denn aber der Donnerstag, der 29te, wirklich ihres Onkels Geburtstag?</text:span></text:p>
          </table:table-cell>
          <table:table-cell office:value-type="string">
            <text:p>-</text:p>
          </table:table-cell>
          <table:table-cell office:value-type="float" office:value="719">
            <text:p>719</text:p>
          </table:table-cell>
          <table:table-cell table:number-columns-repeated="1018"/>
        </table:table-row>
        <table:table-row table:style-name="ro22">
          <table:table-cell office:value-type="string">
            <text:p><text:span text:style-name="T1">Die Tradition des Alterthums sagt; die erste Sprache des menschlichen Geschlechts sei Gesang gewesen, und viele gute musikalische Leute haben geglaubt, die Menschen könnten diesen Gesang wohl den Vögeln abgelernt haben — das ist freilich viel geglaubt!</text:span> Eine große wichtige Uhr mit allen ihren scharfen Rädern, und neugespannten <text:span text:style-name="T2">Federn</text:span>, und Centnergewichten kann wol ein Glockenspiel von Tönen machen; aber den neugeschafnen Menschen mit seinen würksamen Triebfedern, mit seinen Bedürfnissen, mit seinen starken Empfindungen, mit seiner fast blind beschäftigten Aufmerksamkeit, und endlich mit seiner rohen Kehle dahinsetzen, um die Nachtigall nachzuäffen, und sich von ihr eine Sprache zu ersingen, ist, in wie vielen Geschichten der Musik und Poesie es auch stehe, für mich unbegreiflich. <text:span text:style-name="T1">Freilich wäre eine Sprache durch musikalische Töne möglich, (wie auch Leibnitz auf den Gedanken gekommen!) Aber für die ersten Naturmenschen war diese Sprache nicht möglich, so künstlich und fein ist sie.</text:span></text:p>
          </table:table-cell>
          <table:table-cell/>
          <table:table-cell office:value-type="string">
            <text:p><text:s/></text:p>
          </table:table-cell>
          <table:table-cell office:value-type="string">
            <text:p><text:span text:style-name="T1">Jn Südasien, Afrika und Australien lebt eine Gruppe von Gänsen, welche wir mit dem Namen Zwerggänse bezeichnen dürfen; denn gerade in ihrer geringen Größe begründet sich ihr hauptsächlichstes Merkmal.</text:span> Außerdem wird zur Kennzeichnung angegeben, daß der Schnabel klein und hoch an der Wurzel ist, sich allmählich nach der Spitze zu verringert, sehr kurze und breitläufig gestellte Zähne trägt, daß die Schwingen stark zugerundet sind, der kurze, abgerundete Schwanz aus zwölf <text:span text:style-name="T2">Federn</text:span> gebildet wird. <text:span text:style-name="T1">Hinsichtlich der Lebensweise weichen die Arten dieser Sippe nicht unwesentlich von anderen ihrer Familien ab, wie Dies aus Nachstehendem hervorgehen wird.</text:span></text:p>
          </table:table-cell>
          <table:table-cell office:value-type="string">
            <text:p>-</text:p>
          </table:table-cell>
          <table:table-cell office:value-type="float" office:value="122">
            <text:p>122</text:p>
          </table:table-cell>
          <table:table-cell table:number-columns-repeated="1018"/>
        </table:table-row>
        <table:table-row table:style-name="ro5">
          <table:table-cell office:value-type="string">
            <text:p><text:span text:style-name="T1">Z. E. das Bindwort daher, welches an sich eine Verhältniß des Ortes anzeigt, wird metaphorisch und wegen Aehnlichkeit des Eindruckes auf die Gründe und Schlußsolgen gezogen; als ein Bindwort aber ist es eine Abkürzung der Redensart: daher kömmt, daß rc.</text:span> Das Bindwort damit, welches auf Mittel und Absichten geht, behält noch etwas von dem <text:span text:style-name="T2">Vorworte</text:span> mit, aus welchem es abgeleitet ist. <text:span text:style-name="T1">Das Bindwort deswegen oder derowegen, derohalben, hat wie im Lateinischen quapropter, propterea, fast ganz seine natürliche und ursprüngliche Bedeutung, weil propter, wegen, an sich auch eine Praepositio caussalis ist.</text:span></text:p>
          </table:table-cell>
          <table:table-cell/>
          <table:table-cell office:value-type="string">
            <text:p><text:s/></text:p>
          </table:table-cell>
          <table:table-cell office:value-type="string">
            <text:p><text:span text:style-name="T1">Da die erste Grundlage der Sprachen immer die Körperwelt ist, und die Verhältnisse zwischen abstracten Begriffen und Dingen der Jntellectuglwelt nicht wohl anders, als durch ihre Aehnlichkeit mit den Dingen der Körperwelt, können angezeigt werden, so ist es sehr natürlich, daß dieses auch in Ansehung der Vorwörter statt gesunden.</text:span> Wir haben vorhin (§. 213.) angemerkt, daß man für Zeit und Ort bald durchaus einerley <text:span text:style-name="T2">Vorwörter</text:span> gebrauche, und dieses geht nothwendig an, so oft in Ansehung des Ortes nur von einer Dimension die Rede ist. <text:span text:style-name="T1">Man bindet sich auch in Ansehung der Zeit nicht so genau an diese oder jene Dimension des Ortes, sondern sagt z. E. vor einem Tag, nach einem Jahr, über drey Wochen, um fünf Uhr, außer dieser Zeit, gegen das Ende des Jahrs rc.</text:span></text:p>
          </table:table-cell>
          <table:table-cell office:value-type="string">
            <text:p>-</text:p>
          </table:table-cell>
          <table:table-cell office:value-type="float" office:value="720">
            <text:p>720</text:p>
          </table:table-cell>
          <table:table-cell table:number-columns-repeated="1018"/>
        </table:table-row>
        <table:table-row table:style-name="ro6">
          <table:table-cell office:value-type="string">
            <text:p><text:span text:style-name="T1">Die Mikrokokken wuchern nur in geschlossenen Massen, die an der Peripherie des mehr oder weniger linsenförmigen Abscesses eine andere Gestalt haben, als an der oberen und namentlich unteren Fläche desselben.</text:span> Die Abscessränder erstrecken sich in die <text:span text:style-name="T2">lockeren</text:span> Maschen des subcutanen Bindegewebes hinein; hier findet die Ausbreitung der Mikrokokken den geringsten Widerstand und hier sieht man sie in dichten wolkenähnlichen Massen den Abscess umsäumen (Taf. I. Fig. 8). <text:span text:style-name="T1">Das zunächst folgende Bindegewebe ist mehr oder weniger reichlich von Kernen (e) durchsetzt, zwischen denen man einzelne kleinere Mikrokokkencolonien (b, c) als Vorläufer der geschlossenen Zooglöamasse erblickt.</text:span></text:p>
          </table:table-cell>
          <table:table-cell/>
          <table:table-cell office:value-type="string">
            <text:p><text:s/></text:p>
          </table:table-cell>
          <table:table-cell office:value-type="string">
            <text:p><text:span text:style-name="T1">Abweichend von verwandten Vögeln lassen sie ihre Stimme nur selten vernehmen, am häufigsten selbstverständlich während der Paarungszeit, welche die Männchen sogar zu einem, wenn auch sehr einfachen und leisen Gesange begeistert.</text:span> Das Nest wird entweder in Baumhöhlen oder zwischen Astgabeln, gewöhnlich nah am Stamme angelegt; es ist ein <text:span text:style-name="T2">lockerer</text:span>, roh zusammengefügter, aber warm ausgefütterter Bau. <text:span text:style-name="T1">Das Gelege enthält vier bis fünf Eier, welche von beiden Eltern ausgebrütet werden.</text:span></text:p>
          </table:table-cell>
          <table:table-cell office:value-type="string">
            <text:p>-</text:p>
          </table:table-cell>
          <table:table-cell office:value-type="float" office:value="932">
            <text:p>932</text:p>
          </table:table-cell>
          <table:table-cell table:number-columns-repeated="1018"/>
        </table:table-row>
        <table:table-row table:style-name="ro13">
          <table:table-cell office:value-type="string">
            <text:p><text:span text:style-name="T1">Je mehrere Zufälle möglich sind, welche die Quelle unserer järlichen Einkünfte verstopffen und zernichten können, je leichter diese Zufälle können würklich werden, und je weniger es in unserer Gewalt stehet, die Würklichwerdung solcher Zufälle zu verhindern; desto weniger können wir auf unsere järlichen Einkünfte Rechnung machen.</text:span> Wenn wir unsere järlichen Einkünfte durch unsere Geschicklichkeit erwerben wollen, so sind mehrere Zufälle möglich, die diese Quelle verstopffen und zernichten können, diese Zufälle können leichter würklich werden, und es stehet weniger in unserer Gewalt die Würklichwerdung solcher <text:span text:style-name="T2">Zufälle</text:span> zu verhindern, als wenn wir ein Capital besitzen, das unsere järlichen Einkünfte würken soll. <text:span text:style-name="T1">Wir können demnach bey einem Capital auf unsere järlichen Einkünfte sichere Rechnung machen, als wenn wir diese mit unserer Geschicklichkeit erwerben sollen.</text:span></text:p>
          </table:table-cell>
          <table:table-cell/>
          <table:table-cell office:value-type="string">
            <text:p><text:s/></text:p>
          </table:table-cell>
          <table:table-cell office:value-type="string">
            <text:p><text:span text:style-name="T1">Die Gräfin schlummerte, als ich auf dem Schlosse anlangte.</text:span> Ein böser <text:span text:style-name="T2">Zufall</text:span>, dessen Anlaß ich nur zu gut errieth, hatte ihre Kräfte härter denn jemals mitgenommen. <text:span text:style-name="T1">Es war die von Neuem bewährte Leibwärterin, welche mir diese Auskunft gab, und so konnte denn das, was mir zunächst am Herzen lag, gleich in der ersten Stunde seine Erledigung finden.</text:span></text:p>
          </table:table-cell>
          <table:table-cell office:value-type="string">
            <text:p>-</text:p>
          </table:table-cell>
          <table:table-cell office:value-type="float" office:value="204">
            <text:p>204</text:p>
          </table:table-cell>
          <table:table-cell table:number-columns-repeated="1018"/>
        </table:table-row>
        <table:table-row table:style-name="ro4">
          <table:table-cell office:value-type="string">
            <text:p><text:span text:style-name="T1">Es lag nicht nur der Schnee schon auf den Bergen, sondern er deckte auch bereits das ganze Land, und man fuhr schon in Schlitten statt in Wägen, als ich von dem Ahornhause Abschied nahm.</text:span> Ich hatte alle meine Sachen <text:span text:style-name="T2">gepackt</text:span>, und hatte sie voraus gesendet, weil ich im künftigen Jahre nicht mehr in diesem freundlichen Hause sondern irgend wo anders meinen Aufenthalt würde aufschlagen müssen. <text:span text:style-name="T1">Ich sagte allen meinen Leuten Lebewohl, und ging auf der glattgefrorenen Bahn neben dem rauschenden Flusse, der schon Stücke Ufereis ansezte, in die ebneren Länder hinaus.</text:span></text:p>
          </table:table-cell>
          <table:table-cell/>
          <table:table-cell office:value-type="string">
            <text:p><text:s/></text:p>
          </table:table-cell>
          <table:table-cell office:value-type="string">
            <text:p><text:span text:style-name="T1">Wenn sie aber einmal ein wirkliches Briefchen schreiben wollen, so findet sich kaum ein veraltetes Blatt dazu und man kann sich alsdann mit einem hübschen Bogen Postpapier und einer wohlgeschnittenen Feder sehr beliebt bei ihnen machen.</text:span> Auch hier erwies es sich, daß die Mutter eigentlich die schweren Gegenstände zu unterst <text:span text:style-name="T2">gepackt</text:span> hatte, um die zwölf schönen neuen Hemden zu schonen, welche sie jetzt hinein legte. <text:span text:style-name="T1">» Trage doch recht Sorge für Deine Hemden, sagte sie, » ich habe das Tuch selbst gesponnen; siehst Du, diese sechs sind fein und schön, sie stammen aus meinen jüngeren Jahren, diese sechs hingegen sind schon gröber, meine Augen sind eben nicht mehr so scharf.</text:span></text:p>
          </table:table-cell>
          <table:table-cell office:value-type="string">
            <text:p>-</text:p>
          </table:table-cell>
          <table:table-cell office:value-type="float" office:value="1175">
            <text:p>1175</text:p>
          </table:table-cell>
          <table:table-cell table:number-columns-repeated="1018"/>
        </table:table-row>
        <table:table-row table:style-name="ro24">
          <table:table-cell office:value-type="string">
            <text:p><text:span text:style-name="T1">Es wurde allen Beamten ein offenes Geständniß von der Art und Weise, wie sie ihre Dienste erhalten haben, abgefordert, und ihnen dabey zu erkennen gegeben, daß man im Voraus schon alles wisse, und daß sie sich die gerechte Ahndung des Landesherrn, durch die aufrichtige Entdeckung der Wahrheit um sehr viel erträglicher machen würden.</text:span> Da unter den sammtlichen Staatsdienern, deren <text:span text:style-name="T2">Anstellung</text:span> dem Herzoge zukam, nur sehr wenige waren, die ihre Versorgung auf eine rechtmässige Weise erhalten hatten, so waren beynahe alle Familien des Herzogthums bey diesem Handel interessirt, und es verbreitete sich über die höhern Klassen der Landesbewohner ein Unwillen, der an manchen Orten bitter genug ausbrach. <text:span text:style-name="T1">Man hielt es für die schreyendste Ungerechtigkeit, wenn der Regierungsnachfolger eine Handlung bestrafte, die der Vorfahrer durch eine Art von Zwang nothwendig gemacht hatte.</text:span></text:p>
          </table:table-cell>
          <table:table-cell/>
          <table:table-cell office:value-type="string">
            <text:p><text:s/></text:p>
          </table:table-cell>
          <table:table-cell office:value-type="string">
            <text:p><text:span text:style-name="T1">Wo Grundgefetze sind, müssen sie beobachtet werden.</text:span> Sonst, dünkt mich, muß bey <text:span text:style-name="T2">Anstellung</text:span> von Staatsbedienten von nichts Anderm die Frage seyn, als von der — Fähigkeit. D. <text:span text:style-name="T1">Dies eben ist die große Frage: ob ein solcher nie zu ändernder, ewiger, politischer Unterschied da sey?</text:span></text:p>
          </table:table-cell>
          <table:table-cell office:value-type="string">
            <text:p>-</text:p>
          </table:table-cell>
          <table:table-cell office:value-type="float" office:value="789">
            <text:p>789</text:p>
          </table:table-cell>
          <table:table-cell table:number-columns-repeated="1018"/>
        </table:table-row>
        <table:table-row table:style-name="ro8">
          <table:table-cell office:value-type="string">
            <text:p><text:span text:style-name="T1">Herr Fothergill, der edle Beförderer der human society, glaubte, sein Buch über Rettung der Ertrunkenen den Aerzten dadurch wichtig zu machen, daß er ihnen vorstellte, sie könnten wohl selbst einmal ertrinken.</text:span> Ich achte die Menschen, denen das Wohl des deutschen Bergvolks anvertraut ist, zu sehr, um mich solcher <text:span text:style-name="T2">Motive</text:span> zu bedienen, und wer ihrer bedarf, hält sich ohne dies vor der Gefahr unterirdischer Luftarten gesichert. </text:p>
          </table:table-cell>
          <table:table-cell/>
          <table:table-cell office:value-type="string">
            <text:p><text:s/></text:p>
          </table:table-cell>
          <table:table-cell office:value-type="string">
            <text:p><text:span text:style-name="T1">Jhr Gesichtskreis wird von dem heutigen Tag und den sie zunächst umgebenden Gegenständen begränzt.</text:span> Um durch solche <text:span text:style-name="T2">Motive</text:span> bestimmt zu werden, die über die Zeit des Genießens auf Erden hinaus liegen, wird Kraft erfordert zu Aufopferungen, Reizbarkeit des Herzens für große Gedanken, ein Blick in die Ewigkeit. <text:span text:style-name="T1">Herostratische Bemühung um Nachruhm ist Unsinn; denn nur bey völlig verblendeter Vernunft und völliger Trunkenheit der Sinne kann man den Einfall bekommen, durch Zerstörung ohne Zweck und empörende Thaten, seinem Namen Unsterblichkeit zu verschaffen.</text:span></text:p>
          </table:table-cell>
          <table:table-cell office:value-type="string">
            <text:p>-</text:p>
          </table:table-cell>
          <table:table-cell office:value-type="float" office:value="585">
            <text:p>585</text:p>
          </table:table-cell>
          <table:table-cell table:number-columns-repeated="1018"/>
        </table:table-row>
        <table:table-row table:style-name="ro24">
          <table:table-cell office:value-type="string">
            <text:p><text:span text:style-name="T1">Ebenfalls hierhin rechne ich die Emanzipation der Juden.</text:span> Wie jede neu entfesselte Kraft, wie die <text:span text:style-name="T2">Presse</text:span> und der Schnellverkehr, hat wohl dieser plötzliche Einbruch der Juden in das Leben der die Weltgeschichte tragenden europäischen Völker nicht bloss Gutes im Gefolge gehabt; die sogenannte klassische Renaissance war doch bloss eine Wiedergeburt von Ideen, die jüdische Renaissance ist dagegen die Wiederauferstehung eines längst totgeglaubten Lazarus, welcher Sitten und Denkarten der antiken Welt in die neue hineinträgt und dabei einen ähnlichen Aufschwung nimmt wie einst die Reblaus, die in Amerika das wenig beachtete Dasein eines unschuldigen Käferchens geführt hatte, nach Europa übergeführt jedoch plötzlich zu einem nicht ganz unbedenklichen Weltruhme gelangte. <text:span text:style-name="T1">Wir dürfen aber wohl hoffen und glauben, dass die Juden, wie die Amerikaner, uns nicht bloss eine neue Laus, sondern auch eine neue Rebe mitgebracht haben.</text:span></text:p>
          </table:table-cell>
          <table:table-cell/>
          <table:table-cell office:value-type="string">
            <text:p><text:s/></text:p>
          </table:table-cell>
          <table:table-cell office:value-type="string">
            <text:p><text:span text:style-name="T1">Von den Lettres sur quelques objets de Mineralogie, à Mr.</text:span> le Professeur Petrus Camper, &amp; c. ist im Dieterichschen Verlage zu Göttingen eine Uebersetzung unter der <text:span text:style-name="T2">Presse</text:span>. <text:span text:style-name="T1">So unangenehm es mir auch ist, mich öffentlich bekannt zu machen, so bin ich nicht sowol durch meine Freunde, als auch, damit in Zukunft Verläumdungen, welche nachtheilig seyn könnten, aufhören, angetrieben, zu sagen, daß ich wirklich Promotus bin.</text:span></text:p>
          </table:table-cell>
          <table:table-cell office:value-type="string">
            <text:p>-</text:p>
          </table:table-cell>
          <table:table-cell office:value-type="float" office:value="208">
            <text:p>208</text:p>
          </table:table-cell>
          <table:table-cell table:number-columns-repeated="1018"/>
        </table:table-row>
        <table:table-row table:style-name="ro8">
          <table:table-cell office:value-type="string">
            <text:p><text:span text:style-name="T1">Alles dies blieb der römischen Jurisprudenz erspart.</text:span> Wer sich ihr widmete, suchte nicht in ihr das Geld, sondern sie selbst; der innere Beruf war das <text:span text:style-name="T2">Motiv</text:span> für die Wahl des äußern, die falschen, unfähigen, verdrossenen Jünger blieben ihr fern. <text:span text:style-name="T1">Darum aber stieß sie auch im Volk nicht auf Abneigung, Mißtrauen, Widerstand; gern und dankbar nahm dasselbe eine Hand, die sich nicht, indem sie half, zugleich nach dem Gelde krümmte.</text:span></text:p>
          </table:table-cell>
          <table:table-cell/>
          <table:table-cell office:value-type="string">
            <text:p><text:s/></text:p>
          </table:table-cell>
          <table:table-cell office:value-type="string">
            <text:p><text:span text:style-name="T1">Sie mag die Welt versuchen!</text:span> In Martha waren wirklich schon so viel <text:span text:style-name="T2">Motive</text:span> angesammelt, die sie zu einer Aenderung ihrer Lage hätten bestimmen sollen, schmerzliche Erfahrungen, Ausbrüche der Rohheit hier, der Bosheit oben – dennoch gab sie eine begeisterte Schilderung der Gewöhnung an dies Haus, an diese Zimmer, an diese Gegend und verdarb durch ihr Ausschlagen der zum Bunde dargereichten Hand Edwinen ganz und gar die gute Laune. <text:span text:style-name="T1">Zwar verrieth diese Nichts davon, biß sich auch nur einigemal auf die Lippen und gab sich gleichsam Haltung und Kraft durch den Genuß der Adoration, in welche der Bruder gerathen war.</text:span></text:p>
          </table:table-cell>
          <table:table-cell office:value-type="string">
            <text:p>-</text:p>
          </table:table-cell>
          <table:table-cell office:value-type="float" office:value="1256">
            <text:p>1256</text:p>
          </table:table-cell>
          <table:table-cell table:number-columns-repeated="1018"/>
        </table:table-row>
        <table:table-row table:style-name="ro8">
          <table:table-cell office:value-type="string">
            <text:p><text:span text:style-name="T1">Beide Gatten brüten wechselweise und zeitigen die Brut in dreizehn bis vierzehn Tagen; die ausgeschlüpften Jungen füttern sie zuerst mit zarten Kerbthieren, später mit solchen und vorher im Kropf aufgequellten Körnern und endlich hauptsächlich mit Getreide und andern Sämereien, auch wohl mit Früchten.</text:span> Bereits acht Tage nach dem Ausfliegen der Jungen treffen die Alten zur zweiten Brut <text:span text:style-name="T2">Anstalt</text:span>, richten das erste Nest einigermaßen wieder her, und im Verlauf von vierzehn Tagen hat das Weibchen wieder Eier. <text:span text:style-name="T1">So geht es den ganzen Sommer hindurch fort bis in den September hinein.</text:span></text:p>
          </table:table-cell>
          <table:table-cell/>
          <table:table-cell office:value-type="string">
            <text:p><text:s/></text:p>
          </table:table-cell>
          <table:table-cell office:value-type="string">
            <text:p><text:span text:style-name="T1">Wenn man von Schiller's Abhandlung:</text:span> „Die Schaubühne als moralische <text:span text:style-name="T2">Anstalt</text:span> betrachtet“ die unrichtigen Begriffe von direct sittlichem Berufe der Kunst abzieht, so bleibt immer noch diese große Wahrheit zurück. <text:span text:style-name="T1">Hier, vor diesem majestätischen Thore, das sich nach dem wirklichen Leben öffnet, ist das System der Aesthetik zu Ende; das andere Grenzgebiet, das wir noch zu betreten haben, liegt schon entschieden außerhalb.</text:span></text:p>
          </table:table-cell>
          <table:table-cell office:value-type="string">
            <text:p>-</text:p>
          </table:table-cell>
          <table:table-cell office:value-type="float" office:value="1215">
            <text:p>1215</text:p>
          </table:table-cell>
          <table:table-cell table:number-columns-repeated="1018"/>
        </table:table-row>
        <table:table-row table:style-name="ro8">
          <table:table-cell office:value-type="string">
            <text:p><text:span text:style-name="T1">Long. 43, diam. maj. 26½, min. 21; apert. alt. 22, lat. inclus. perist. 17½, exclus. 11½ Mill.</text:span> Vaterland noch nicht sicher bekannt, vielleicht Java, da ein Exemplar des Leydener <text:span text:style-name="T2">Museums</text:span>, von Reinwardt von Java eingesandt, hieher zu gehören scheint. <text:span text:style-name="T1">Es liegen mir gegenwärtig vor 3 rechte und 2 linke Exemplare, ausserdem 2 linke und 1 rechtes von einer Zwischenform, welche die kleineren Dimensionen und die nur lebhaft citronengelbe Farbe des obesus mit der schmalen weissen Nahtbinde, dem Mangel der Varices, dem geringeren Glanz und der kürzeren Mündung des B. aureus verbinden.</text:span></text:p>
          </table:table-cell>
          <table:table-cell/>
          <table:table-cell office:value-type="string">
            <text:p><text:s/></text:p>
          </table:table-cell>
          <table:table-cell office:value-type="string">
            <text:p><text:span text:style-name="T1">Mit Serapis wurde in späterer Zeit, wie gesagt, der Heilgott Asklepios identificirt, der auf diese Weise zu ganz Zeus-ähnlicher Bildung gelangte — abgesehen natürlich von seinem besondern Attribut, dem Schlangenstab, auf den er sich mit der einen Schulter stüzt.</text:span> — Die Statuen sind meist von geringer Arbeit; so die schwarz-marmorne im grossen Saal des capitolinischen <text:span text:style-name="T2">Museums</text:span>. <text:span text:style-name="T1">Vielleicht die beste von allen im Museum von Neapel, zweiter Gang.</text:span></text:p>
          </table:table-cell>
          <table:table-cell office:value-type="string">
            <text:p>-</text:p>
          </table:table-cell>
          <table:table-cell office:value-type="float" office:value="1280">
            <text:p>1280</text:p>
          </table:table-cell>
          <table:table-cell table:number-columns-repeated="1018"/>
        </table:table-row>
        <table:table-row table:style-name="ro5">
          <table:table-cell office:value-type="string">
            <text:p><text:span text:style-name="T1">— </text:span><text:span text:style-name="T1">Alles was Gustav noch innerlich gegen seine Versetzung ins alte Schloß zu sagen hatte, war daß die schöne Beata im neuen wohnte, das vom alten bloß durch eine halbierte Mauer abgeschieden war und daß er Amandus Verdacht bewährte.</text:span> Aber zum Glück verfiel er nach dem Entschlusse auf das eigentliche <text:span text:style-name="T2">Motiv</text:span>, das ihm denselben eingegeben hatte und das Veredlung und Erweiterung seines Wirkungskreises war: „er konnte nach der Ablösung vom Gesandschaftsposten in einem Kollegium angestellet werden und da dem liegenden Lande aufhelfen u. s. w.“ <text:span text:style-name="T1">Kurz die gröste Schönheit Beatens hätt' ihn nun nicht dahin bringen können, sie zu — meiden.</text:span></text:p>
          </table:table-cell>
          <table:table-cell/>
          <table:table-cell office:value-type="string">
            <text:p><text:s/></text:p>
          </table:table-cell>
          <table:table-cell office:value-type="string">
            <text:p><text:span text:style-name="T1">Ich habe den ersten Kuss geraubt, den zweiten nach langem Kampf erobert, den dritten durfte ich mir zur Belohnung nehmen, weil ich ihr auf ihr Verlangen versprochen hatte, nie wieder einen zu rauben oder zu erobern, den vierten erhielt ich zur Strafe, weil ich sie ungeachtet ihres ausdrücklichen Verbotes mit Du angeredet hatte und sie kein anderes Mittel wusste, mir den losen Mund zu stopfen, und die zehntausend anderen Küsse tauschten wir, weil der Himmel blaute, die Sonne schien, die Welt so schön und wir so jung waren.</text:span> Das Küssen ist ein Thema mit immer neuen überraschenden Variationen und wir haben uns noch keinen Kuss gegeben, der das <text:span text:style-name="T2">Motiv</text:span>, dass wir uns lieben, nicht anders ausgedrückt hätte als alle Küsse vorher. <text:span text:style-name="T1">Scheint dir das zu wenig für eine glückliche Liebe?</text:span></text:p>
          </table:table-cell>
          <table:table-cell office:value-type="string">
            <text:p>-</text:p>
          </table:table-cell>
          <table:table-cell office:value-type="float" office:value="2">
            <text:p>2</text:p>
          </table:table-cell>
          <table:table-cell table:number-columns-repeated="1018"/>
        </table:table-row>
        <table:table-row table:style-name="ro7">
          <table:table-cell office:value-type="string">
            <text:p><text:span text:style-name="T1">III. Maire et Curé Délégués cantonaux Conseil municipal Inspecteur de l’instruction primaire.</text:span> Princip: Die Lehre gehört dem geistlichen, die <text:span text:style-name="T2">Anstellung</text:span> und Verwaltung dem weltlichen Element, die Gemeinde hat nur über die Schullasten zu berathen (seit 1850), der wahre herrschende Beamte ist der Inspecteur de l’instruction primaire. <text:span text:style-name="T1">Deutschland.</text:span></text:p>
          </table:table-cell>
          <table:table-cell/>
          <table:table-cell office:value-type="string">
            <text:p><text:s/></text:p>
          </table:table-cell>
          <table:table-cell office:value-type="string">
            <text:p><text:span text:style-name="T1">et Germ. §. 84. einer solchen be-sondern Loslassung aus der väterlichen Gewalt, welche bloß wegen einer gewissen Handlung geschiehet, alle Kraft und Wirkung absprechen, allein Eichmann in den Erklärungen des bürgerl. Rechts 3. Th. S. 433. hat ihn gründlich widerlegt.</text:span> Gewöhnlicher ist es, daß heutiges Tages Kinder durch <text:span text:style-name="T2">Anstellung</text:span> einer eigenen Haushaltung, und die Töchter insonderheit durch ihre Verheyrathung aus der väterlichen Gewalt gehen. <text:span text:style-name="T1">Thomasius nennt diese Art der Befreyung von der väterlichen Gewalt eine Quasi-Emancipation.</text:span></text:p>
          </table:table-cell>
          <table:table-cell office:value-type="string">
            <text:p>-</text:p>
          </table:table-cell>
          <table:table-cell office:value-type="float" office:value="390">
            <text:p>390</text:p>
          </table:table-cell>
          <table:table-cell table:number-columns-repeated="1018"/>
        </table:table-row>
        <table:table-row table:style-name="ro4">
          <table:table-cell office:value-type="string">
            <text:p><text:span text:style-name="T1">Der volle Ersaz würde ihnen den ganzen Wehrt der beschädigten oder verlohrnen Sache wieder geben, da alle übrige in der Gemeinschaft bis dahin stehende Güter im Verhältnis ihres Wehrts verlören.</text:span> Da auch die <text:span text:style-name="T2">billige</text:span> Regel gilt, daß ein Schiff, wenn es mit Ueberlegung zu bestmöglicher Rettung des Ganzen auf den Strand gesezt wird, Ersaz bekömmt, so läge darin eine Veranlassung mehr für den nicht ehrlichen Schiffer, ein schlechtes Schiff auf den Strand zu sezen, und der ehrliche mögte wenigstens dies mit einigem Leichtsinn ohne dringende Noht tuhn, wenn er den ganzen Ersaz für sich oder seine Rheder erwarten könnte, so bald er mit seiner Verklarung dartuht, daß er es mit Ueberlegung getahn habe. <text:span text:style-name="T1">§. 10.</text:span></text:p>
          </table:table-cell>
          <table:table-cell/>
          <table:table-cell office:value-type="string">
            <text:p><text:s/></text:p>
          </table:table-cell>
          <table:table-cell office:value-type="string">
            <text:p><text:span text:style-name="T1">Dieses waren die täglichen Beschäfftigungen seines Hofmeisters.</text:span> Wie viel geschickte Hofmeister würden in der Welt seyn, wenn man auch so <text:span text:style-name="T2">billig</text:span> wäre, von ihnen weiter nichts zu fodern, als was der alte Junker von diesem foderte! <text:span text:style-name="T1">Ungeachtet dieser spielenden Art zu unterrichten, war doch unser junger Herr schon im achtzehnten Jahre so weit gekommen, daß er buchstabiren konnte.</text:span></text:p>
          </table:table-cell>
          <table:table-cell office:value-type="string">
            <text:p>-</text:p>
          </table:table-cell>
          <table:table-cell office:value-type="float" office:value="799">
            <text:p>799</text:p>
          </table:table-cell>
          <table:table-cell table:number-columns-repeated="1018"/>
        </table:table-row>
        <table:table-row table:style-name="ro27">
          <table:table-cell office:value-type="string">
            <text:p><text:span text:style-name="T1">— </text:span><text:span text:style-name="T1">Ein junges gesundes Frauenzimmer hatte sich in den Kopf gesetzt, daß sie nach ihren ersten Wochen sterben würde, weil ihrer Mutter eben dieses widerfahren war.</text:span> Sie bekam kurz darauf, da sie sich doch sonst ganz wohl befand, epileptische <text:span text:style-name="T2">Zufälle</text:span>, und starb, ohne daß man eine andere Ursache davon, als blos die Einbildung finden konnte. — <text:span text:style-name="T1">Eine andere Frauensperson wollte einer Bettlerinn kein Allmosen geben: Ihr sollt in sechs Monaten sterben, sagte die Bettlerin, und sie starb wirklich aus Furcht zu sterben.</text:span></text:p>
          </table:table-cell>
          <table:table-cell/>
          <table:table-cell office:value-type="string">
            <text:p><text:s/></text:p>
          </table:table-cell>
          <table:table-cell office:value-type="string">
            <text:p><text:span text:style-name="T1">So war es der Senat, der factisch in Rom regierte, und das strenge Urtheil der Geschichte muss es anerkennen, dass diese Körperschaft ihre grosse Aufgabe zeitig begriffen und würdig erfüllt hat.</text:span> Berufen nicht durch den eitlen <text:span text:style-name="T2">Zufall</text:span> der Geburt, sondern durch die freie Wahl der Nation; bestätigt von fünf zu fünf Jahren durch das strenge Sittengericht der ehrwürdigsten Männer; auf Lebenszeit im Amte und nicht abhängig von dem Ablauf des Mandats oder von der schwankenden Meinung des Volkes; in sich einig und geschlossen seit der Ausgleichung der Stände; alles in sich schliessend was das Volk besass von politischer Intelligenz und praktischer Staatskunde; unumschränkt verfügend in allen finanziellen Fragen und in der Leitung der auswärtigen Politik; die Executive vollkommen beherrschend durch deren kurze Dauer und durch die dem Senat nach der Beseitigung des ständischen Haders dienstbar gewordene tribunicische Intercession, war der römische Senat der edelste Ausdruck der Nation und in Consequenz und Staatsklugheit, in Einigkeit und Vaterlandsliebe, in Machtfülle und sicherem Muth die erste politische Körperschaft aller Zeiten — eine ‚ Versammlung von Königen‘, die es verstand mit republikanischer Hingebung despotische Energie zu verbinden. <text:span text:style-name="T1">Nie ist ein Staat nach aussen fester und würdiger vertreten worden als Rom in seiner guten Zeit durch seinen Senat.</text:span></text:p>
          </table:table-cell>
          <table:table-cell office:value-type="string">
            <text:p>-</text:p>
          </table:table-cell>
          <table:table-cell office:value-type="float" office:value="57">
            <text:p>57</text:p>
          </table:table-cell>
          <table:table-cell table:number-columns-repeated="1018"/>
        </table:table-row>
        <table:table-row table:style-name="ro9">
          <table:table-cell office:value-type="string">
            <text:p><text:span text:style-name="T1">Die Verleger.</text:span> Jch reisete denselbigen <text:span text:style-name="T2">Abend</text:span> spät noch weiter, um in St. Pont zu übernachten. <text:span text:style-name="T1">Dies ist ein angenehmer nur aus zwey Gasthöfen bestehender, mit vielen schönen und hohen Pappeln umgebener Ort.</text:span></text:p>
          </table:table-cell>
          <table:table-cell/>
          <table:table-cell office:value-type="string">
            <text:p><text:s/></text:p>
          </table:table-cell>
          <table:table-cell office:value-type="string">
            <text:p><text:span text:style-name="T1">Einsam war er, und still wie das Grab, und glaubte mit jedem Tritt in die Erde zu sinken.</text:span> Die Knaben und Mädchen des Dorfes Brachen Main, und schmückten das Haus und die ländliche Diele, Und begrüssten den heiligen <text:span text:style-name="T2">Abend</text:span> vor Pfingsten mit Liedern. <text:span text:style-name="T1">Wilhelm floh das Gewühl der beglückten fröhlichen Leute, Wandelt ' über den Gottesacker, und ging in die Kirche, Nahm den Kranz der geliebten Braut von der Wand, und kniete An dem Altar, und barg das Gesicht in die Blumen des Kranzes, Flehte weinend zu Gott:</text:span></text:p>
          </table:table-cell>
          <table:table-cell office:value-type="string">
            <text:p>-</text:p>
          </table:table-cell>
          <table:table-cell office:value-type="float" office:value="509">
            <text:p>509</text:p>
          </table:table-cell>
          <table:table-cell table:number-columns-repeated="1018"/>
        </table:table-row>
        <table:table-row table:style-name="ro6">
          <table:table-cell office:value-type="string">
            <text:p><text:span text:style-name="T1">Nach Belieben wird diese Wache auch wohl, um ihr noch mehr Ansehen zu geben, durch müssige Karoo, Sosjo und Tsugosjo vermehrt, welche beide leztern dan ihren Plaz unter den Joriki nehmen müssen.</text:span> Einer von dieser Genquaban hält nach der Gewonheit aller Großen des Landes, ein Gengua Tsjo d. i. Wachtjournal, in welchem er anzeiget, wer zu jeder Stunde des Tages ein-und ausgegangen sei, welches Journal dan der Herr zuweilen des <text:span text:style-name="T2">Abends</text:span> durchzusehn pflegt. <text:span text:style-name="T1">Zur Seite der Genquaban findet man eine Nengjosi Feja, d. i. eine Kammer für die Stadt-Raporteurs, welche im Namen der Burgermeister von Nangasacki beständig am Hofe des Gouverneurs aufwarten müssen, um seine Befehle wegen der Stadt-und Bürgerschaft zu vernehmen.</text:span></text:p>
          </table:table-cell>
          <table:table-cell/>
          <table:table-cell office:value-type="string">
            <text:p><text:s/></text:p>
          </table:table-cell>
          <table:table-cell office:value-type="string">
            <text:p><text:span text:style-name="T1">Man ist berechtigt, die Regenpfeifer die beweglichsten aller Stelzvögel zu nennen.</text:span> Sie und ihre nächsten Verwandten scheinen keine eigentliche Tageszeit zu haben; denn sie treiben sich munter umher, vom Morgen bis zum Abend und vom <text:span text:style-name="T2">Abend</text:span> bis zum Morgen, scheinen also nur gelegentlich stunden-, vielleicht blos minutenlang zu schlafen. <text:span text:style-name="T1">Jhr Lauf ist vorzüglich, ihr Flug leicht und schnell; die eine Bewegung wie die andere ermüdet sie wenig.</text:span></text:p>
          </table:table-cell>
          <table:table-cell office:value-type="string">
            <text:p>-</text:p>
          </table:table-cell>
          <table:table-cell office:value-type="float" office:value="216">
            <text:p>216</text:p>
          </table:table-cell>
          <table:table-cell table:number-columns-repeated="1018"/>
        </table:table-row>
        <table:table-row table:style-name="ro25">
          <table:table-cell office:value-type="string">
            <text:p><text:span text:style-name="T1">Dann entstehet in einem verschlossenen Zimmer, von mehreren Personen eine allzustarke Ausdünstung.</text:span> <text:span text:style-name="T2">Donnerwetter</text:span> sind gemeiniglich bey heiser Witterung, wo ohnehin der Körper stark ausdünstet. <text:span text:style-name="T1">Schließt man sich noch obendrein in ein Zimmer ein, so wird die Ausdünstung noch mehr befördert.</text:span></text:p>
          </table:table-cell>
          <table:table-cell/>
          <table:table-cell office:value-type="string">
            <text:p><text:s/></text:p>
          </table:table-cell>
          <table:table-cell office:value-type="string">
            <text:p><text:span text:style-name="T1">Alle drei fallen zu Boden, und die Würste hängen an Margrethens Nase.) Martin.</text:span> <text:span text:style-name="T2">Donnerwetter</text:span>! der zweite Wunsch! <text:span text:style-name="T1">Casperl (pathetisch).</text:span></text:p>
          </table:table-cell>
          <table:table-cell office:value-type="string">
            <text:p>-</text:p>
          </table:table-cell>
          <table:table-cell office:value-type="float" office:value="235">
            <text:p>235</text:p>
          </table:table-cell>
          <table:table-cell table:number-columns-repeated="1018"/>
        </table:table-row>
        <table:table-row table:style-name="ro7">
          <table:table-cell office:value-type="string">
            <text:p><text:span text:style-name="T1">Während er sich in das Büttnersche Gehöft begab, schwänzelte die auffällig gekleidete Person im Dorfe umher, zum Gaudium der Dorfjugend und der Frauenwelt von Halbenau, die so hohe Absätze, eine solche Taille und derartig weite Puffärmel noch nicht gesehen hatten.</text:span> Edmund Schmeiß, ein mittelgroßer junger Mann mit <text:span text:style-name="T2">flottem</text:span> Schnurbärtchen und Lockenfrisur, rümpfte die Nase über den Misthaufen, den er im Büttnerschen Hofe vorfand. <text:span text:style-name="T1">„Echte Bauernwirtschaft!“ sagte er zu sich selbst, mit verächtlichster Miene.</text:span></text:p>
          </table:table-cell>
          <table:table-cell/>
          <table:table-cell office:value-type="string">
            <text:p><text:s/></text:p>
          </table:table-cell>
          <table:table-cell office:value-type="string">
            <text:p><text:span text:style-name="T1">Trotz der stachelbewaffneten Fußeisen an den Schuhen ist der Stand des Borratore auf übereister Felsenklippe oft ein höchst unsicherer.</text:span> Haben sich Blöcke festgeklemmt in der Rinne, dann bedarf es nicht selten recht energischer Kraftanstrengung, um sie wieder <text:span text:style-name="T2">flott</text:span> zu machen; der erste, zweite, dritte Stoß wollen nicht helfen, — die Blöcke sind in einander verkeilt, daß es größerer Gewalt bedarf, um sie zu lösen. <text:span text:style-name="T1">Der Borratore tritt auf den glatten Rand der Rinne und sucht mit seiner Axt nachzuhelfen, — aber die Klemmung wird nicht gehoben.</text:span></text:p>
          </table:table-cell>
          <table:table-cell office:value-type="string">
            <text:p>-</text:p>
          </table:table-cell>
          <table:table-cell office:value-type="float" office:value="1240">
            <text:p>1240</text:p>
          </table:table-cell>
          <table:table-cell table:number-columns-repeated="1018"/>
        </table:table-row>
        <table:table-row table:style-name="ro4">
          <table:table-cell office:value-type="string">
            <text:p><text:span text:style-name="T1">Der Eitelkeit, der Glanzsucht, dem Eigensinn, den Grillen der Mode bliebe in den Stoffen, und Farben der Tracht, in den mannichfaltigen Verzierungen, im Kopf-Puz immer noch ein weiter Spiel-Raum.</text:span> Das allmächtigste und sicherste aller Zwangs-Geseze: die Ueberzeugung, würde vielleicht dann den Teutschen die stille freie Uebereinkunft abdringen, sich zu einer solchen Tracht nur inländischer Zeuche zu bedienen; dieß würde die Nazional-Jndustrie begünstigen und der <text:span text:style-name="T2">Bilanz</text:span> des teutschen Kommerzes eine vortheilhafte Richtung geben. <text:span text:style-name="T1">Jch wiederhole es, nicht Geseze, wären sie auch für Teutschland nach dessen Verfassung möglich, können diese Revoluzion bewürken.</text:span></text:p>
          </table:table-cell>
          <table:table-cell/>
          <table:table-cell office:value-type="string">
            <text:p><text:s/></text:p>
          </table:table-cell>
          <table:table-cell office:value-type="string">
            <text:p><text:span text:style-name="T1">Ihre Geltung ist eine um so beschränktere, als sie sich meist auf das Leben der höhern Stände beziehen, über welche wir hier im Guten wie im Bösen unverhältnißmäßig reichlicher unterrichtet sind als bei andern europäischen Völkern.</text:span> Weil aber Ruhm und Schmach hier lauter tönen als sonst irgendwo, so sind wir deßhalb der allgemeinen <text:span text:style-name="T2">Bilanz</text:span> der Sittlichkeit noch um keinen Schritt näher. <text:span text:style-name="T1">Wessen Auge dringt in die Tiefen, wo sich Charactere und Schicksale der Völker bilden? wo Angeborenes und Erlebtes zu einem neuen Ganzen gerinnt und zu einem zweiten, dritten Naturell wird?</text:span></text:p>
          </table:table-cell>
          <table:table-cell office:value-type="string">
            <text:p>-</text:p>
          </table:table-cell>
          <table:table-cell office:value-type="float" office:value="433">
            <text:p>433</text:p>
          </table:table-cell>
          <table:table-cell table:number-columns-repeated="1018"/>
        </table:table-row>
        <table:table-row table:style-name="ro16">
          <table:table-cell office:value-type="string">
            <text:p><text:span text:style-name="T1">Es hat mit einem Musikus eben die Bewandniß wie mit einem Kalendermacher, dieser mag rechnen können wie er will, er mag den Himmel durch sieben und siebenzig Ferngläser beschauen, dem ungeachtet wird das Wetterprognosticon nicht zutreffen, oder die Prophezeihung von Krieg und Frieden in Erfüllung gehen, wenn ihn nicht die Natur zu einen Kalenderschreiber gebildet und ihm die Gabe, zukünftige Dinge vorherzusagen, verliehen hat.</text:span> Hieraus erhellet, was ein Musikus in eigentlichem Verstande, welchen man gemeiniglich einen Virtuosen nennet, für ein Mann ist, und daß solche Leute <text:span text:style-name="T2">billig</text:span> in Ehren zu halten sind, auch ihnen ein reichlich Auskommen muß verschaffet werden, denn sie wachsen nicht so zahlreich wie die Schwämme, und können auch nicht durch die Kunst hervorgebracht werden wie die Orgelpfeifen, sondern die gütige Natur bringt sie nur dann und wann hervor, wenn sie ihr Spiel haben, will wie die Weidenrosen, oder die Kornstengel mit hundert Aehren. <text:span text:style-name="T1">Das wissen diese Herren auch gar wohl, darum blehen sie sich nicht selten auf wie die Untervögte, und haben ihre Mucken wie die Pferde, die den Sonnenschuß bekommen.</text:span></text:p>
          </table:table-cell>
          <table:table-cell/>
          <table:table-cell office:value-type="string">
            <text:p><text:s/></text:p>
          </table:table-cell>
          <table:table-cell office:value-type="string">
            <text:p><text:span text:style-name="T1">Davis Waite, der Gouverneur von Colorado, äußerte sich in der „North American Review ‟ darüber, indem er hervorhob, daß die soziale Lage des größten Teiles der Bevölkerung eine traurige sei:</text:span> „Fleisch und Blut ist immer <text:span text:style-name="T2">billiger</text:span> geworden, und Brot immer teurer. <text:span text:style-name="T1">Über die Wohlfahrt des Ziehpferdes wird sorgfältiger gewacht, als über die des Pferdeknechts. ‟</text:span></text:p>
          </table:table-cell>
          <table:table-cell office:value-type="string">
            <text:p>-</text:p>
          </table:table-cell>
          <table:table-cell office:value-type="float" office:value="291">
            <text:p>291</text:p>
          </table:table-cell>
          <table:table-cell table:number-columns-repeated="1018"/>
        </table:table-row>
        <table:table-row table:style-name="ro25">
          <table:table-cell office:value-type="string">
            <text:p><text:span text:style-name="T1">Acht und zwanzigstes Kapitel.</text:span> Unruhe der Ohnwitzer Gemeinde über die <text:span text:style-name="T2">Anstellung</text:span> des neuen Pastors. <text:span text:style-name="T1">1.</text:span></text:p>
          </table:table-cell>
          <table:table-cell/>
          <table:table-cell office:value-type="string">
            <text:p><text:s/></text:p>
          </table:table-cell>
          <table:table-cell office:value-type="string">
            <text:p><text:span text:style-name="T1">Man hat den jetzigen Kurfürsten von der Pfalz gerühmt, daß er für die Aufnahme der Heidelberger Universität gesorgt habe.</text:span> Wenn ich aber die <text:span text:style-name="T2">Anstellung</text:span> einiger Kameralisten ausnehme, so kann ich nicht begreifen, worin diese Fürsorge bestanden habe. <text:span text:style-name="T1">Indessen — was rühmt man nicht alles an Fürsten!</text:span></text:p>
          </table:table-cell>
          <table:table-cell office:value-type="string">
            <text:p>-</text:p>
          </table:table-cell>
          <table:table-cell office:value-type="float" office:value="702">
            <text:p>702</text:p>
          </table:table-cell>
          <table:table-cell table:number-columns-repeated="1018"/>
        </table:table-row>
        <table:table-row table:style-name="ro50">
          <table:table-cell office:value-type="string">
            <text:p><text:span text:style-name="T1">da heisst es kaltes blut behalten. zunächst die schlimmsten chronologischen fehler hat nicht er gemacht, sondern wir modernen, die wir einerseits dem Thukydides folgend den sturz des demos möglichst nahe an den frühling rücken mussten, andererseits die viermonatliche dauer der oligarchie nicht dem Thukydides, sondern einem citate der aristotelischen Politie entnahmen (Harpokration τετϱακόσιοι), und doch ihre dauer bis über den jahreswechsel erstrecken mussten (Diodor XIII 36. 38). nun stellt sich heraus, dass Aristoteles und Thukydides den anfang der oligarchie verschieden angesetzt haben, Aristoteles auf den sturz des rates, Thukydides auf die sitzung, in der der beschluss B gefasst ward. zwischen beiden liegt kein ganz kurzer zeitraum, da mittlerweile die 5000 gewählt und zusammengetreten sind, und die von ihnen ernannte commission die verfassung ausgearbeitet hat, diese angenommen ist und dann erst die 400 gewählt sind. ganz wird man damit freilich kaum den widerspruch beseitigen. aber die zuverlässigkeit der informationen, über die Thukydides hier verfügt, ist auch wahrlich nicht so gross, dass wir uns auf den synchronismus verlassen müssten, den er 8, 63 gibt, und den sturz des demos, selbst die versammlung auf dem Kolonos darunter verstanden, vor die auffahrt der Peloponnesier vor Samos ansetzen. dass die Athener die schlacht nicht annahmen, wird mit ihrem gegenseitigen argwohne motivirt. das müssen wir glauben; ob aber die demokratie zu hause wirklich schon gestürzt war, oder ob sie das nur glaubten oder fürchteten, das darf billig dahingestellt bleiben, zumal dem wirklichen sturze eine zeit der schwülen spannung und der sehr berechtigten erwartung dieses ereignisses vorhergieng. zur zeit lässt sich, so viel ich sehe, bei den schwankenden auf die jahreszeiten (nicht die jahrpunkte, wie chronologen träumen) und vieldeutige μετὰ ταῦτα gebauten relativen bestimmungen des Thukydides hier eine sicherheit nicht erzielen. nur eins halte ich für sicher: an den Dionysien des Kallias aus Skambonidai, mitte Elaphebolion 411, befand sich die attische bürgerschaft noch in dem zustande der bangen erwartung vor einem attentate gegen die verfassung und allerhand verräterei: die stimmung der Thesmophoriazusen ist dieselbe wie sie Thukydides 8, 65. 66 schildert. anfang Munichion wird der rat auf andrängen der probulen die sitzung πεϱὶ σωτηϱίας angesetzt haben, doch wol erst als die bedrohung der hellespontischen provinz durch Derkylidas bekannt geworden war, und damit brach der sturm los. vier wochen darauf sind die 400 gewählt worden.</text:span> Gleich nach frühlingsanfang marschirt Derkylidas von Milet nach Abydos. auf die nachricht von seiner ankunft geht Strombichides mit attischen schiffen von Chios nach dem Hellespont. das gibt der peloponnesischen <text:span text:style-name="T2">flotte</text:span> mut, den Athenern vor Samos eine schlacht anzubieten. aber diese nehmen sie nicht an, weil sie einander mistrauen, ὑπὸ γὰϱ τὸν χϱόνον τοῦτον καὶ ἤδη πϱότεϱον ἡ ἐν Ἀϑήναις δημοκϱατία κατελέλυτο. so Thukydides 8, 61—63. rückgreifend erzählt er dann von den machinationen des Peisandros und seiner leute auf Samos Thasos und anderwärts, und dessen ankunft in Athen führt erst zu der wahl der 10 συγγϱαφῆς, dann zu der sitzung auf dem Kolonos, wo Peisandros die annahme der oligarchie erzwingt. dies also war einige zeit geschehn, ehe die Peloponnesier vor Samos die seeschlacht anboten. <text:span text:style-name="T1">Über die modalität dieser wahl vgl. die beilage ‘ rede für Polystratos’.</text:span></text:p>
          </table:table-cell>
          <table:table-cell/>
          <table:table-cell office:value-type="string">
            <text:p><text:s/></text:p>
          </table:table-cell>
          <table:table-cell office:value-type="string">
            <text:p><text:span text:style-name="T1">Im heerwesen ist der dienst zu pferde eine persönliche last der besitzenden, eine λῃτουϱγία. wenn demnach auch die reiterei in die 10 phylen gegliedert ist, so ist doch die archaische einrichtung, dass die naukrarie so und so viel pferde und reiter zu stellen hat, wenn nicht von Kleisthenes, so doch von der demokratie bald beseitigt. das volk übt die recrutirung, unterhaltung und controlle dieser stehenden truppe selbst durch sein centralorgan, den rat.</text:span> Pollux 8, 108 in der ausgezeichneten schilderung der vorkleisthenischen verhältnisse, ναυκϱαϱία ἑκάστη δέκα (δύο codd.) ἱππέας παϱεῖχε καὶ ναῖν μίαν. 96 reiter sind eine lächerliche ungereimtheit, 480 entsprechen den verhältnissen. die demokratie verdoppelt diese zahl: die adlichen legten früher zwar den höchsten wert auf den dienst zu pferde, aber sie mochten nicht, dass die bauern mit ihnen ritten. da die 10 strategen von Kleisthenes noch nicht eingesetzt sind, die alte kümmerliche <text:span text:style-name="T2">flotte</text:span> auch noch bis auf Themistokles bestanden hat, ist wol auch die reform der cavallerie erst nach 507 eingerichtet; doch war der name φύλαϱχος für die schwadronsführer verbraucht, als man die taxiarchen an die stelle der strategen setzte, also στϱατός durch τάξις verdrängte, wo φυλή doch näher gelegen haben würde als für die schwadron. <text:span text:style-name="T1">Trittyen im heere.</text:span></text:p>
          </table:table-cell>
          <table:table-cell office:value-type="string">
            <text:p>-</text:p>
          </table:table-cell>
          <table:table-cell office:value-type="float" office:value="1204">
            <text:p>1204</text:p>
          </table:table-cell>
          <table:table-cell table:number-columns-repeated="1018"/>
        </table:table-row>
        <table:table-row table:style-name="ro28">
          <table:table-cell office:value-type="string">
            <text:p><text:span text:style-name="T1">Allein es paßt, es schickt sich nicht in den Eindruck, den die Darstellung einer heiligen Handlung auf mich machen soll, es ist wider meine Begriffe von Anstand, wider sittliche Wahrscheinlichkeit, mit einem Worte: wider das Schickliche.</text:span> Daß diese Betrachtungen den Liebhaber <text:span text:style-name="T2">billig</text:span> machen möchten gegen Meisterstücke älterer Meister, die ein ganz anderes Uebliche hatten als wir! <text:span text:style-name="T1">Die wenn sie unsre Forderungen in Ansehung des Zufälligen der Wahrheit oft unbefriedigt lassen, denjenigen, die wir an die nothwendigen Bestandtheile derselben zu machen berechtiget sind, ein desto größeres Genüge leisten.</text:span></text:p>
          </table:table-cell>
          <table:table-cell/>
          <table:table-cell office:value-type="string">
            <text:p><text:s/></text:p>
          </table:table-cell>
          <table:table-cell office:value-type="string">
            <text:p><text:span text:style-name="T1">Es bedurfte nur der kleinen Wendung, in unserm Sprüchwort: Ein Mann, Ein Wort — einem Sprüchwort, mit dem sich in dem Sinn, den es hat, jedes gesittete Volk der Erde einverstanden erklären wird — ein Rechts princip zu finden, und die principielle Formlosigkeit des deutschen Rechts stand fest.</text:span> Von diesem festen Punkt aus fand sich dann leicht die Anknüpfung an den specifisch germanischen Zug zur Sittlichkeit und als Gegensatz die Anknüpfung des Formalismus an die angebliche moralische Indifferenz des römischen Rechts, um schließlich die Frage: ob Form oder nicht Form zur Competenz der Ethik zu verweisen und mit <text:span text:style-name="T2">billigem</text:span> Pathos von diesem Standpunkt aus eine Anklageschrift gegen den Formalismus zu entwerfen. <text:span text:style-name="T1">Welche Mißachtung des sittlichen Gefühls von Seiten des Rechts, das gegebene Wort wegen des geringsten Formfehlers für unverbindlich zu erklären, den schreiendsten Mißbrauch des Vertrauens, ich sage nicht einmal ungestraft, sondern selbst ungerügt zu lassen, ja dem Richter die Pflicht aufzulegen, dazu nöthigenfalls seinen Arm zu leihen, und der Schlechtigkeit und dem Betruge, wie oben zugegeben, in der Form einen sichern Schlupfwinkel zu eröffnen!</text:span></text:p>
          </table:table-cell>
          <table:table-cell office:value-type="string">
            <text:p>-</text:p>
          </table:table-cell>
          <table:table-cell office:value-type="float" office:value="412">
            <text:p>412</text:p>
          </table:table-cell>
          <table:table-cell table:number-columns-repeated="1018"/>
        </table:table-row>
        <table:table-row table:style-name="ro42">
          <table:table-cell office:value-type="string">
            <text:p><text:span text:style-name="T1">Und Hortense weiß das auch recht gut, ha, ha, ha! S' ist auch war:</text:span> ich habe in der letzten Zeit ein bischen <text:span text:style-name="T2">flott</text:span> gelebt. <text:span text:style-name="T1">Weißt Du, unsre italienische Reise hat mich eigentlich so liederlich gemacht.</text:span></text:p>
          </table:table-cell>
          <table:table-cell/>
          <table:table-cell office:value-type="string">
            <text:p><text:s/></text:p>
          </table:table-cell>
          <table:table-cell office:value-type="string">
            <text:p><text:span text:style-name="T1">In Virginia Phil. trans. n. 454.</text:span> Den Muskatennüssen gleich voyage de la <text:span text:style-name="T2">flotte</text:span> de Nassau p. 18. <text:span text:style-name="T1">GRAeCI illi ccIↄↄ, welche XENOPHON ins Vaterland zurükkführte.</text:span></text:p>
          </table:table-cell>
          <table:table-cell office:value-type="string">
            <text:p>-</text:p>
          </table:table-cell>
          <table:table-cell office:value-type="float" office:value="352">
            <text:p>352</text:p>
          </table:table-cell>
          <table:table-cell table:number-columns-repeated="1018"/>
        </table:table-row>
        <table:table-row table:style-name="ro4">
          <table:table-cell office:value-type="string">
            <text:p><text:span text:style-name="T1">so bekömmt man a) den sogenannten bretagnischen Zwirn von Rennes, entweder gefärbt, oder weiß.</text:span> Es giebt dessen von allerhand Farben und <text:span text:style-name="T2">Feine</text:span>; er taugt aber bloß nur zur Netherey, und wird nur nach dem Pfunde gekauft und verkauft. <text:span text:style-name="T1">Dieser Zwirn wird in Packeten von 4 Pfunden verschickt, und jedes Packet ist wiederum in 4 andere von einem Pfunde abgetheilet, welche man Botte nennt.</text:span></text:p>
          </table:table-cell>
          <table:table-cell/>
          <table:table-cell office:value-type="string">
            <text:p><text:s/></text:p>
          </table:table-cell>
          <table:table-cell office:value-type="string">
            <text:p><text:span text:style-name="T1">An und für sich könne man die Waren ebenso gut aus weissem Roheisen giessen, wodurch dieselben zugleich den Vorzug einer schönen Silberfarbe erhielten, während die aus grauem Eisen gegossenen Stücke immer missfarbig und matt blieben.</text:span> Dass aber das graue Eisen nur ein verunreinigtes weisses Eisen sei, schloss Reaumur, der von gebundenem und ungebundenem Kohlenstoff noch keine Ahnung hatte, daraus, dass graues Eisen bei der Reinigung durch Umschmelzen (dem <text:span text:style-name="T2">Feinen</text:span>) weiss werde, so dass „Feinen“ und „Weissen“ gleichbedeutend seien. <text:span text:style-name="T1">Je schwärzer das Roheisen, je öfter müsse man es umschmelzen, um es zu weissen.</text:span></text:p>
          </table:table-cell>
          <table:table-cell office:value-type="string">
            <text:p>-</text:p>
          </table:table-cell>
          <table:table-cell office:value-type="float" office:value="289">
            <text:p>289</text:p>
          </table:table-cell>
          <table:table-cell table:number-columns-repeated="1018"/>
        </table:table-row>
        <table:table-row table:style-name="ro6">
          <table:table-cell office:value-type="string">
            <text:p><text:span text:style-name="T1">Zum ersten und einzigen Male begeht Siegfried eine Täuschung, und diese Täuschung wird sein und aller Beteiligten Verderben.</text:span> Das alte Motiv von seiner früheren Liebe zu Brunhilde ist ganz aus dem Gedichte verschwunden — der Umstand, daß er von ihrem Wohnsitz, von dem Wege dorthin und von ihren persönlichen Verhältnissen als ein Näherwohnender und durch abenteuerliche Fahrten Weitumhergekommener Kenntnis hat, ist für den, der mit dem nordischen Mythus nicht vertraut ist und denselben nicht geflissentlich in das Epos hineinträgt, noch nicht einmal ausreichend, auch nur entfernt auf jenes frühere <text:span text:style-name="T2">Motiv</text:span> hinzuweisen. <text:span text:style-name="T1">Mit welch staunenswerter Feinheit hat der Dichter es durch das neue Motiv ersetzt!</text:span></text:p>
          </table:table-cell>
          <table:table-cell/>
          <table:table-cell office:value-type="string">
            <text:p><text:s/></text:p>
          </table:table-cell>
          <table:table-cell office:value-type="string">
            <text:p><text:span text:style-name="T1">Anders in der Ode, wie sich ihr Character einmal festgestellt hat:</text:span> hier ist mehr als ein blosses <text:span text:style-name="T2">Motiv</text:span>, hier giebt das Epische mehr als den flüchtigen Anlass und Anstoss: es ist vielmehr der beharrlich vorliegende Gegenstand der Betrachtung, es wirkt von Anfang bis zu Ende fort und trägt die inneren Zustände, die sich an ihm entwickeln. <text:span text:style-name="T1">Aber das geschieht auch in der Elegie, und somit würden wieder Ode und Elegie zusammenfallen.</text:span></text:p>
          </table:table-cell>
          <table:table-cell office:value-type="string">
            <text:p>-</text:p>
          </table:table-cell>
          <table:table-cell office:value-type="float" office:value="948">
            <text:p>948</text:p>
          </table:table-cell>
          <table:table-cell table:number-columns-repeated="1018"/>
        </table:table-row>
        <table:table-row table:style-name="ro22">
          <table:table-cell office:value-type="string">
            <text:p><text:span text:style-name="T1">Sein Wort war mir um so viel sichrer, weil ich wußte, daß er der Liebling unsers Herrn war und so viel über ihn vermochte, daß auch die Neigungen des großen Fali von dem Willen und der Billigung dieses alten Geschöpfes abhiengen: alle Unternehmungen wider mich giengen also fehl, nur die einzige, die unglücklichste unter allen wäre beynahe gelungen — man trachtete mir nach dem Leben.</text:span> Weil man nirgends zum Zwecke gelangen konnte, so ließ man die Decke meines Schlafzimmers allmählich so zerwühlen und die Befestigung derselben so <text:span text:style-name="T2">locker</text:span> machen, daß sie unfehlbar herunterfallen und mich tödten mußte. <text:span text:style-name="T1">Ob man gleich bey diesem mörderischen Anschlage die nöthigsten Maasregeln ergriffen hatte, um den völligen Einsturz zu veranstalten, wenn ich den Untergang nicht vermeiden konnte, so kam doch der Zufall ihren weisen Veranstaltungen zuvor, und warf die Decke mit einem gewaltigen Krachen hernieder, als ich eben auf den glücklichen Sofa in den Armen des großen Fali in der vollsten Empfindung lag.</text:span></text:p>
          </table:table-cell>
          <table:table-cell/>
          <table:table-cell office:value-type="string">
            <text:p><text:s/></text:p>
          </table:table-cell>
          <table:table-cell office:value-type="string">
            <text:p><text:span text:style-name="T1">Die Kalkpflanzen z. B. sollten auf Kalk wachsen, weil dieser Boden bei geringerem Zerfall fest und trocken sei; er zeigte, dass die Wurzelbildung der meisten Kalkpflanzen einer schwach entwickelten und periodischer Dürre unterworfenen Erdkrume entspräche, dass Pflanzen mit kriechenden Wurzelstöcken vorherrschten, dass sie wenige Zweige, häufiger Grundrosettenblätter zu entwickeln pflegten.</text:span> Dagegen sollten andere Pflanzen auf kieseligen Gesteinen wachsen, weil diese ihnen einen für sie nötigen tiefen und <text:span text:style-name="T2">lockeren</text:span> Boden lieferten. <text:span text:style-name="T1">Diese Anschauungen litten an einer grossen Einseitigkeit, obwohl sie sehr richtige Momente herausgegriffen haben, welche viele Forscher wenigstens im Beginn ihrer Studien in der Flora für sich einnahmen.</text:span></text:p>
          </table:table-cell>
          <table:table-cell office:value-type="string">
            <text:p>-</text:p>
          </table:table-cell>
          <table:table-cell office:value-type="float" office:value="269">
            <text:p>269</text:p>
          </table:table-cell>
          <table:table-cell table:number-columns-repeated="1018"/>
        </table:table-row>
        <table:table-row table:style-name="ro5">
          <table:table-cell office:value-type="string">
            <text:p><text:span text:style-name="T1">Die leipziger W. O. hält §. 32. in Ansehung der von Kaufleuten ausgestellten und zu Leipzig dey dem dasigen Handelsgerichte einzutreibenden Wechsel eine Verjahrung von 1 Jahre 6 Wochen und 3 Tagen in sich, und, dafern der Wechselgläubiger vor Ablauf solcher Zeit mit Tode abgeht, wird solche Frist verdoppelt, wie sie denn auch duplirt ist, wenn ein Kaufmann an Schulen, Kirchen, Hospitale, oder eine andere milde Sache (piam causam) einen Wechselbrief ausgestellet hat.</text:span> Diese in der leipziger W. O. eingeführte einjährige Verjährung (Praescriptio annalis) wird durch eine bloße <text:span text:style-name="T2">Anstellung</text:span> der Klage unterbrochen. <text:span text:style-name="T1">Wenn ein anderer, der kein Kaufmann ist, einen Wechselbrief ausstellet; so verjähret solcher in Leipzig in 4 Jahren, siehe den Anhang der erläuterten Proceßordn. §. 16.</text:span></text:p>
          </table:table-cell>
          <table:table-cell/>
          <table:table-cell office:value-type="string">
            <text:p><text:s/></text:p>
          </table:table-cell>
          <table:table-cell office:value-type="string">
            <text:p><text:span text:style-name="T1">die untertanen sind jagt-fronen zu leisten schuldig.</text:span> Bei <text:span text:style-name="T2">anstellung</text:span> einer herrschaftlichen jagt sind die untertanen dinste zu leisten schuldig, auch wol, wo es hergebracht ist, die jäger-und hunde-azung zu reichen, Reinhardt s. 91 s. 105, Beck s. 305, 310, Kur-Baierische verordnung vom 16. Jun. 1688, bei dem Scopp am a. o. s. 224 § 45, Fridrich Binders disp. de iure albergariae, Strasb. 1668, conclus. <text:span text:style-name="T1">27 s. 47 fg., von Justi II s. 219.</text:span></text:p>
          </table:table-cell>
          <table:table-cell office:value-type="string">
            <text:p>-</text:p>
          </table:table-cell>
          <table:table-cell office:value-type="float" office:value="639">
            <text:p>639</text:p>
          </table:table-cell>
          <table:table-cell table:number-columns-repeated="1018"/>
        </table:table-row>
        <table:table-row table:style-name="ro22">
          <table:table-cell office:value-type="string">
            <text:p><text:span text:style-name="T1">Man brachte, da es dunkel geworden, Licht in den Saal; da aber wurde der Ruf laut: „Wir wollen kein Licht“ (nie ma zgody na swiatlo).</text:span> Vergebens bat der Reichstagsmarschall, man solle durch Beschluß den <text:span text:style-name="T2">Reichstag</text:span> nur bis zum folgenden Morgen verlängern: <text:span text:style-name="T1">„Wir wollen kein Licht!“ war die Antwort und der Reichstag ging ohne Frucht auseinander wegen der Lichter! Szujski l. c. IV, p. 336.</text:span></text:p>
          </table:table-cell>
          <table:table-cell/>
          <table:table-cell office:value-type="string">
            <text:p><text:s/></text:p>
          </table:table-cell>
          <table:table-cell office:value-type="string">
            <text:p><text:span text:style-name="T1">Die Gesandten auswärtiger Mächte waren beim Reichstage beglaubigt, sie traten mit demselben in geschäftlichen Verkehr, ihnen wurden die Beschlüsse des Reichstages in den mit ihnen verhandelten Angelegenheiten offiziell mitgetheilt u. s. w. Pfeffinger, Vitriar. illustr. III. 2 §. 71 (T. IV. p. 357 sqq.).</text:span> Im jetzigen Deutschen Reich ist dies Alles anders; dem Kaiser sind Machtbefugnisse eingeräumt, welche ihn gleichsam von selbst zum Vertreter des Reiches nach Außen machen, so daß eine Auslegung des Art. 11 Abs. 3, welche seine Legitimation theilweise aufhebt, die Harmonie des Verfassungsbaus stört, während die Rechte des Bundesrathes und <text:span text:style-name="T2">Reichstages</text:span> vollkommen gewahrt bleiben, wenn jede Veränderung der bestehenden Gesetze innerhalb des Reiches nur mit ihrer Zustimmung erfolgen darf. <text:span text:style-name="T1">5. Die hier vertheidigte Auslegung des Art. 11 Abs. 3 findet hinsichtlich der Genehmigung des Reichstages eine direkte und ausdrückliche Bestätigung in den Materialien der Reichsverfassung.</text:span></text:p>
          </table:table-cell>
          <table:table-cell office:value-type="string">
            <text:p>-</text:p>
          </table:table-cell>
          <table:table-cell office:value-type="float" office:value="964">
            <text:p>964</text:p>
          </table:table-cell>
          <table:table-cell table:number-columns-repeated="1018"/>
        </table:table-row>
        <table:table-row table:style-name="ro40">
          <table:table-cell office:value-type="string">
            <text:p><text:span text:style-name="T1">Man wird der Verlagshandlung die Gerechtigkeit wiederfahren lassen, daß sie in Absicht des Papiers und Druks Alles geleistet habe, was sie die Pränumeranten zu fordern berechtigt hat.</text:span> Die Kupfer wird jeder, der die Vergleichung anstellen kan, denen bey der <text:span text:style-name="T2">englischen</text:span> sowohl als französischen Uebersetzung völlig an die Seite setzen. <text:span text:style-name="T1">Der zweite Band wird nach meinem jetzigen typographischen Ueberschlage das vierte und fünfte Buch, nebst dem aus den Amoenitatibus Exoticis übersetzten Anhang enthalten, und also das eigentliche Kämpferische Werk ganz einschließen.</text:span></text:p>
          </table:table-cell>
          <table:table-cell/>
          <table:table-cell office:value-type="string">
            <text:p><text:s/></text:p>
          </table:table-cell>
          <table:table-cell office:value-type="string">
            <text:p><text:span text:style-name="T1">Könnte ich nur auch den Reichthum der Aussicht beschreiben, die wir, von der Morgensonne beleuchtet, aus unserm Fenster, über das kleine Gärtchen des Wirthes hinaus, erblickten.</text:span> Der lebendige Strom, fast eine <text:span text:style-name="T2">Englische</text:span> Meile breit, floss sanft vorbei in leichten, versilberten Wellen, und trug auf seiner Azurfläche das hundertfältige Leben der Schiffe, der Brigantinen, der Schnauen, der kleineren Fahrzeuge von aller Art, die hinauf-und hinabwärts, oder hinüber und herüber segelten und ruderten, mit mannichfaltiger Richtung, Schnitt und Anzahl ihrer Segel, langsam gegen die Fluth an, oder pfeilschnell mit Wind und Strom und Fluth zugleich sich bewegten, oder auch mit eingezogenen Segeln und schwanken Masten, malerisch gebrochen durch die Horizontallinie der Raaen und den Wald von Tauwerk, in des Flusses Mitte vor Anker lagen. <text:span text:style-name="T1">Jenseits, im Sonnenglanze, hoben sich nah und deutlich die Gebäude von Rotterdam über dem Wasser; der grosse, viereckige Pfarrthurm, die weitläufigen Admiralitätsgebäude, der herrliche, mit hohen Linden auf eine Stunde Weges besetzte Damm, der das Ufer begränzt, die Menge zwischen den Häusern hervor ragender Schiffsmasten, die unzähligen Windmühlen in und neben und jenseits der Stadt, zum Theil auf hohen thurmähnlichen Untersätzen errichtet, um den Wind besser zu fangen; endlich, die Vorstädte von Landhäusern und Gärten, die links und rechts in langer Reihe längs dem Strome sich erstrecken!</text:span></text:p>
          </table:table-cell>
          <table:table-cell office:value-type="string">
            <text:p>-</text:p>
          </table:table-cell>
          <table:table-cell office:value-type="float" office:value="650">
            <text:p>650</text:p>
          </table:table-cell>
          <table:table-cell table:number-columns-repeated="1018"/>
        </table:table-row>
        <table:table-row table:style-name="ro21">
          <table:table-cell office:value-type="string">
            <text:p><text:span text:style-name="T1">Die meisten Hütten in Süd-Wales waren mit Puddel-und Walzwerken verbunden, Dowlais und Penydarran wendeten rohe Steinkohle im Hochofen an, wozu sich ein 11 Fuss dickes Flöz bei Dowlais gut eignete, während die Steinkohlen sonst, ausser dem Anthracit, verkokt wurden.</text:span> Dowlais war dadurch namentlich im stande, einen viel <text:span text:style-name="T2">billigeren</text:span> Betrieb zu führen. <text:span text:style-name="T1">Besser war sein Roheisen deshalb allerdings nicht, da die Kohle nicht frei von Schwefel war.</text:span></text:p>
          </table:table-cell>
          <table:table-cell/>
          <table:table-cell office:value-type="string">
            <text:p><text:s/></text:p>
          </table:table-cell>
          <table:table-cell office:value-type="string">
            <text:p><text:span text:style-name="T1">Die Größe der auszuwählenden Thiere richtet sich nach dem Bedarfe und der Entfernung vom Absatzorte.</text:span> Magere Thiere, sofern sie nicht <text:span text:style-name="T2">billig</text:span> zu erhalten sind, brauchen zu viel Futter, als daß sie mit Erfolg aufgemästet werden können. <text:span text:style-name="T1">Gute beleibte Thiere sind am besten zur Mast aufzustellen.</text:span></text:p>
          </table:table-cell>
          <table:table-cell office:value-type="string">
            <text:p>-</text:p>
          </table:table-cell>
          <table:table-cell office:value-type="float" office:value="1162">
            <text:p>1162</text:p>
          </table:table-cell>
          <table:table-cell table:number-columns-repeated="1018"/>
        </table:table-row>
        <table:table-row table:style-name="ro9">
          <table:table-cell office:value-type="string">
            <text:p><text:span text:style-name="T1">Günstigere Prospekte für die Dunkelmänner.</text:span> Der Mißmuth, der sich durch dieses unerwarteten Fehlschlagen einer so viel versprechenden <text:span text:style-name="T2">Anstalt</text:span> in die Herzen aller der gesenkt hatte, die von derselben unterrichtet waren, wurde bald wieder durch neue günstige Aussichten geheilt. <text:span text:style-name="T1">Je weiter die Rebellen in Frankreich auf dem Pfade der Revolution fortschritten, je mehr vergrößerte sich die Anzahl der Lichtfeinde.</text:span></text:p>
          </table:table-cell>
          <table:table-cell/>
          <table:table-cell office:value-type="string">
            <text:p><text:s/></text:p>
          </table:table-cell>
          <table:table-cell office:value-type="string">
            <text:p><text:span text:style-name="T1">Einen größern Werth hätte übrigens die Untersuchung der Frage, bis inwieweit diese Beförderungsanstalt ihre Exclusivität gegen die andern gesellschaftlichen Kreise zu bewahren hatte. —</text:span> Es läßt sich schwer denken, daß der Orden für sich selbst eine gar so ausgedehnte Correspondenz geführt hätte und anderseits wegen weniger Briefe mußten die Kosten der Erhaltung der <text:span text:style-name="T2">Anstalt</text:span> enorm sein! <text:span text:style-name="T1">Sollte da die Benützung der Anstalt wirklich so beschränkt gewesen sein?</text:span></text:p>
          </table:table-cell>
          <table:table-cell office:value-type="string">
            <text:p>-</text:p>
          </table:table-cell>
          <table:table-cell office:value-type="float" office:value="268">
            <text:p>268</text:p>
          </table:table-cell>
          <table:table-cell table:number-columns-repeated="1018"/>
        </table:table-row>
        <table:table-row table:style-name="ro7">
          <table:table-cell office:value-type="string">
            <text:p><text:span text:style-name="T1">Die Pionire hatten nur einen Posten vor der Kasementhür zu besetzen; hiezu genügten drei Mann, die sich alle zwei Stunden ablösten, und ein Gefreiter.</text:span> Der <text:span text:style-name="T2">Zufall</text:span> oder die Gunst des Feldwebels fügte es so, daß ich das erste Mal mit Paul und Dechen zusammen aufzog. <text:span text:style-name="T1">Da ergötzten uns Pauls Unterredungen mit dem Gefreiten, einem Holländer, der sich nur unvollkommen im Deutschen ausdrückte.</text:span></text:p>
          </table:table-cell>
          <table:table-cell/>
          <table:table-cell office:value-type="string">
            <text:p><text:s/></text:p>
          </table:table-cell>
          <table:table-cell office:value-type="string">
            <text:p><text:span text:style-name="T1">Dass sie zum grössten Theil dem Luxus des Privatlebens dienten, und vielleicht mehr, als wir bis jetzt nur ahnen, der Mode unterworfen waren, soll hier noch gar nicht in Anschlag gebracht werden.</text:span> Dagegen müssen wir grossen Nachdruck darauf legen, dass wir die Namen dieser Künstler mit geringen Ausnahmen einzig durch die Aufschriften ihrer Werke kennen, wie der <text:span text:style-name="T2">Zufall</text:span> diese uns gerade erhalten hat, ohne Zusammenhang irgend einer Art. <text:span text:style-name="T1">Die Literatur bietet uns über sie nur äusserst spärliche und gleichfalls durchaus vereinzelte Nachrichten.</text:span></text:p>
          </table:table-cell>
          <table:table-cell office:value-type="string">
            <text:p>-</text:p>
          </table:table-cell>
          <table:table-cell office:value-type="float" office:value="1082">
            <text:p>1082</text:p>
          </table:table-cell>
          <table:table-cell table:number-columns-repeated="1018"/>
        </table:table-row>
        <table:table-row table:style-name="ro8">
          <table:table-cell office:value-type="string">
            <text:p><text:span text:style-name="T1">Zum Gießen des Zinnes bedient man sich der Sandformen überall da, wo ein Modell vorhanden ist und nur wenige Abgüsse gemacht werden sollen; handelt es sich, wie wohl meist beim Zinn, um Massenartikel, so benutzt man bleibende Formen.</text:span> Früher gebrauchte man vielfach einen feinkörnigen Sandstein oder gebrannten Thon; auch Gips, Serpentin und Schiefer sind vielfach in Anwendung gekommen, haben aber den Messing-und namentlich den <text:span text:style-name="T2">billigen</text:span> und dauerhaften Gußeisenformen weichen müssen. <text:span text:style-name="T1">Größere hohle Stücke gießt man in Teilen, die nachher zusammengelötet werden.</text:span></text:p>
          </table:table-cell>
          <table:table-cell/>
          <table:table-cell office:value-type="string">
            <text:p><text:s/></text:p>
          </table:table-cell>
          <table:table-cell office:value-type="string">
            <text:p><text:span text:style-name="T1">Jetzt erkennt man erst die wahren Absichten des Feindes.</text:span> Sie <text:span text:style-name="T2">billig</text:span> zu behandeln ist nun ausser Frage; sie sollen vom Zorn des Volkes heimgesucht werden. <text:span text:style-name="T1">Deshalb haben wir die Truppen verschiedener Provinzen nach Kan-ton entboten.</text:span></text:p>
          </table:table-cell>
          <table:table-cell office:value-type="string">
            <text:p>-</text:p>
          </table:table-cell>
          <table:table-cell office:value-type="float" office:value="1301">
            <text:p>1301</text:p>
          </table:table-cell>
          <table:table-cell table:number-columns-repeated="1018"/>
        </table:table-row>
        <table:table-row table:style-name="ro8">
          <table:table-cell office:value-type="string">
            <text:p><text:span text:style-name="T1">Was blieb dann übrig, als das Joch, dessen man sich nicht entschütten konnte, das man selbst ohne Lebensgefahr nicht mit einem Finger rütteln durfte, nur ferner gedultig zu tragen?</text:span> Ein von Hussens Sache eigentlich unabhängiger <text:span text:style-name="T2">Zufall</text:span> war es, daß in der Zeit, da Huß schon nach Costnitz abgegangen war, ein gewisser Johann von Mieß zu Prag die Entdeckung machte, daß erst durch einen Mißverstand neuerer Zeiten den Laien der Kelch beym Abendmahle entzogen sey. <text:span text:style-name="T1">” Mit einer Gierigkeit, womit man sich gewöhnlich für lange Unterdrückung rächt, fieng er so gleich selbst an, den Laien den Kelch auszutheilen.</text:span></text:p>
          </table:table-cell>
          <table:table-cell/>
          <table:table-cell office:value-type="string">
            <text:p><text:s/></text:p>
          </table:table-cell>
          <table:table-cell office:value-type="string">
            <text:p><text:span text:style-name="T1">Meine Absicht ist nicht, die eigentlichen Zeichen einer jeden Krankheit, sondern weit wesentlichere und allgemeinere Quellen ihrer Erkenntniß anzugeben.</text:span> Im vierten suche ich den Unterschied zwischen Krankheit und <text:span text:style-name="T2">Zufall</text:span> fest zu setzen. <text:span text:style-name="T1">Im fünften handle ich zwar von den Krankheiten der verschiedenen Alter und Geschlechter; aber nur insofern mir dieses nöthig ist, um ihre stete Verbindung unter einander zu zeigen, die Zufälle der Entwicklung vollständig anzugeben, und sie genau von den Krankheiten selbst zu trennen.</text:span></text:p>
          </table:table-cell>
          <table:table-cell office:value-type="string">
            <text:p>-</text:p>
          </table:table-cell>
          <table:table-cell office:value-type="float" office:value="464">
            <text:p>464</text:p>
          </table:table-cell>
          <table:table-cell table:number-columns-repeated="1018"/>
        </table:table-row>
        <table:table-row table:style-name="ro10">
          <table:table-cell office:value-type="string">
            <text:p><text:span text:style-name="T1">Der Indigo ist der bestgekannte und meist angewendete Farbstoff dieser indifferenten Farben; er ist jedoch keineswegs der einzige. —</text:span> Es ist wohl kein zufälliges Zusammentreffen, daß alle mittels Küpenmanier gefärbte Farbstoffe rußen, d. h. daß sie teilweise so <text:span text:style-name="T2">locker</text:span> auf der Faser aufliegen, daß sie durch einfaches mechanisches Reiben sich teilweise auch wieder davon entfernen lassen. <text:span text:style-name="T1">Alle jene Farben, welche das in auffallender Weise thun, zählen mehr oder minder hierher, so z. B. das Anilinschwarz.</text:span></text:p>
          </table:table-cell>
          <table:table-cell/>
          <table:table-cell office:value-type="string">
            <text:p><text:s/></text:p>
          </table:table-cell>
          <table:table-cell office:value-type="string">
            <text:p><text:span text:style-name="T1">Ueberhaupt stand damals die meißnische Wirthschaftsart in Ansehen.</text:span> Man verfuhr daselbst mit dem Hopfen also: Man machte eine und eine halbe bis zwey Ellen weit von einander keilförmige Gruben, beschüttete sie mit fetter lockerer Erde oder Mist, setzte in jede derselben fünf, sieben, bis neun Würzlinge, so, daß die Keime oder Schößlinge über sich zu stehen kamen; man schüttete darauf <text:span text:style-name="T2">lockere</text:span> mit Mist oder kleiner Schutterde vermengte Erde, so, daß man von dem Keime nichts sah, und steckte einen Stock dazu. <text:span text:style-name="T1">Man nahm deswegen so viele Keime zusammen, damit, wenn einer oder der andere nicht kam, doch die übrigen trieben.</text:span></text:p>
          </table:table-cell>
          <table:table-cell office:value-type="string">
            <text:p>-</text:p>
          </table:table-cell>
          <table:table-cell office:value-type="float" office:value="301">
            <text:p>301</text:p>
          </table:table-cell>
          <table:table-cell table:number-columns-repeated="1018"/>
        </table:table-row>
        <table:table-row table:style-name="ro13">
          <table:table-cell office:value-type="string">
            <text:p><text:span text:style-name="T1">Der Geldhandel kauft nicht die edlen Metalle, sondern vermittelt nur ihre Vertheilung, sobald der Waarenhandel sie gekauft hat.</text:span> Der Geldhandel erleichtert die Ausgleichung der <text:span text:style-name="T2">Bilanzen</text:span>, soweit das Geld als Zahlungsmittel fungirt, und vermindert durch den künstlichen Mechanismus dieser Ausgleichungen die dazu erheischte Geldmasse; aber er bestimmt weder den Zusammenhang, noch den Umfang der wechselseitigen Zahlungen. <text:span text:style-name="T1">Die Wechsel und Cheques z. B., die in Banken und Clearing houses gegen einander ausgetauscht werden, stellen ganz unabhängige Geschäfte dar, sind Resultate von gegebnen Operationen, und es handelt sich nur um bessre technische Ausgleichung dieser Resultate.</text:span></text:p>
          </table:table-cell>
          <table:table-cell/>
          <table:table-cell office:value-type="string">
            <text:p><text:s/></text:p>
          </table:table-cell>
          <table:table-cell office:value-type="string">
            <text:p><text:span text:style-name="T1">Es ist allerdings keine hinlänglich genaue, aber doch auch keine wesentlich unrichtige Bestimmung des Begriffs „Wirtschaft“, nach der sie besteht in der Beobachtung des Gleichgewichts zwischen Ausgabe und Einnahme, d. h. zuletzt, zwischen Verbrauch und Zufuhr von Kräften.</text:span> Die Notwendigkeit dieser <text:span text:style-name="T2">Bilanz</text:span> geht schliesslich auf das biologische Grundgesetz zurück, wonach Leben überhaupt in einem mit gewisser Regelmässigkeit sich vollziehenden Umsatz d. i. Verbrauch und entsprechenden Ersatz von Kräften beruht. <text:span text:style-name="T1">Doch ist das Gesetz der Wirtschaft nicht etwa identisch mit diesem biologischen Gesetz oder eine reine Ableitung aus ihm; es ist überhaupt kein blosses Naturgesetz, sondern ein Gesetz der Technik, welche den sonst bloss natürlich sich vollziehenden Umsatz der Kräfte zum Werk menschlicher, d. i. zweckbewusster Arbeit umwandelt.</text:span></text:p>
          </table:table-cell>
          <table:table-cell office:value-type="string">
            <text:p>-</text:p>
          </table:table-cell>
          <table:table-cell office:value-type="float" office:value="970">
            <text:p>970</text:p>
          </table:table-cell>
          <table:table-cell table:number-columns-repeated="1018"/>
        </table:table-row>
        <table:table-row table:style-name="ro19">
          <table:table-cell office:value-type="string">
            <text:p><text:span text:style-name="T1">Der Spanier muste diesen Aufsaz erst in seine Landessprache übersezen und es ward verabredet, daß er Feder und Tinte mitnehmen solte, um ihn von seinen Landesleuten, vor ihrer Abreise erst unterschreiben zu lassen.</text:span> Und nun suchten sie sich den besten unter den beiden erbeuteten Kanoes aus, und machten <text:span text:style-name="T2">Anstalt</text:span> zu ihrer Abreise. <text:span text:style-name="T1">Konrad.</text:span></text:p>
          </table:table-cell>
          <table:table-cell/>
          <table:table-cell office:value-type="string">
            <text:p><text:s/></text:p>
          </table:table-cell>
          <table:table-cell office:value-type="string">
            <text:p><text:span text:style-name="T1">Die Pythagoräer, welche in die Welt ausgingen und Staatsämter verwalteten, konnten nicht mehr die vollkommenen Pythagoräer spielen.</text:span> Man kann selbst einräumen, dass Jesus hie und da etwas an der Lehre und <text:span text:style-name="T2">Anstalt</text:span> der Essener missbilligt hat. <text:span text:style-name="T1">Aber immer bleibt es mehr als wahrscheinlich, dass eine Hauptquelle des Christenthums in dem Essenismus liegt.“</text:span></text:p>
          </table:table-cell>
          <table:table-cell office:value-type="string">
            <text:p>-</text:p>
          </table:table-cell>
          <table:table-cell office:value-type="float" office:value="184">
            <text:p>184</text:p>
          </table:table-cell>
          <table:table-cell table:number-columns-repeated="1018"/>
        </table:table-row>
        <table:table-row table:style-name="ro21">
          <table:table-cell office:value-type="string">
            <text:p><text:span text:style-name="T1">Von dem Gott des Kampfes, den die römische Kunst überdiess als Vater des Romulus zu verherrlichen hatte, besitzt man auffallender Weise keine völlig sichere Statue von guter Arbeit.</text:span> Im untern Gang des capitolinischen Museums steht ein prächtig <text:span text:style-name="T2">geharnischtes</text:span> und behelmtes Colossalbild, dessen Züge wohl den Sohn des Zeus zu verrathen scheinen, das aber eben seiner pomphaften Bekleidung wegen doch wohl eher ein Porträt heissen mag. <text:span text:style-name="T1">(Es galt früher für Pyrrhus.)</text:span></text:p>
          </table:table-cell>
          <table:table-cell/>
          <table:table-cell office:value-type="string">
            <text:p><text:s/></text:p>
          </table:table-cell>
          <table:table-cell office:value-type="string">
            <text:p><text:span text:style-name="T1">Horch im Getümmel auf, sie seufzet göttlich, höre!</text:span> Begieb vom Kampfplatz dich zurück, <text:span text:style-name="T2">Geharnischt</text:span> wie du bist, an Haupt, an Arm und Fuße. <text:span text:style-name="T1">Cupido zieht dich aus, und deinem ersten Kusse Dankt unsre ganze Welt ihr Glück.</text:span></text:p>
          </table:table-cell>
          <table:table-cell office:value-type="string">
            <text:p>-</text:p>
          </table:table-cell>
          <table:table-cell office:value-type="float" office:value="7">
            <text:p>7</text:p>
          </table:table-cell>
          <table:table-cell table:number-columns-repeated="1018"/>
        </table:table-row>
        <table:table-row table:style-name="ro6">
          <table:table-cell office:value-type="string">
            <text:p><text:span text:style-name="T1">Aber Schlegels stumme Schönheit ist allerdings dumm zugleich; denn daß sie nichts spricht, kömmt daher, weil sie nichts denkt.</text:span> Das <text:span text:style-name="T2">Feine</text:span> dabey würde also dieses seyn, daß man sie überall, wo sie, um artig zu scheinen, denken müßte, unartig machte, dabey aber ihr alle die Artigkeiten liesse, die blos mechanisch sind, und die sie, ohne viel zu denken, haben könnte. <text:span text:style-name="T1">Ihr Gang z. E. ihre Verbeugungen, brauchen gar nicht bäurisch zu seyn; sie können so gut und zierlich seyn, als sie nur immer ein Tanzmeister lehren kann; denn warum sollte sie von ihrem Tanzmeister nichts gelernt haben, da sie sogar Quadrille gelernt hat?</text:span></text:p>
          </table:table-cell>
          <table:table-cell/>
          <table:table-cell office:value-type="string">
            <text:p><text:s/></text:p>
          </table:table-cell>
          <table:table-cell office:value-type="string">
            <text:p><text:span text:style-name="T1">Es mag materiell erscheinen, bei der Prüfung eines Werkes, wie der Laokoon ist, einen scheinbar so kleinlichen Maassstab anzulegen.</text:span> Beginnen wir nun aber die Betrachtung von Neuem, so werden wir uns des Grundes bewusst werden, weshalb überall, wo Flächen durch mehr oder minder scharfe Linien zu begrenzen waren, eine gewisse Stumpfheit und Trockenheit herrscht, welche daraus entsteht, dass eben diesen Begrenzungen keine selbstständige Bedeutung beigelegt und deshalb der Strich des Meissels nirgends ins <text:span text:style-name="T2">Feine</text:span> verarbeitet ist. <text:span text:style-name="T1">Wir werden uns ferner klar werden über die Eigenthümlichkeit in der Behandlung der Flächen (der einzelnen Flächen nemlich im Gegensatze der sie umgrenzenden Linien, nicht der Massen im Allgemeinen).</text:span></text:p>
          </table:table-cell>
          <table:table-cell office:value-type="string">
            <text:p>-</text:p>
          </table:table-cell>
          <table:table-cell office:value-type="float" office:value="260">
            <text:p>260</text:p>
          </table:table-cell>
          <table:table-cell table:number-columns-repeated="1018"/>
        </table:table-row>
        <table:table-row table:style-name="ro8">
          <table:table-cell office:value-type="string">
            <text:p><text:span text:style-name="T1">Fallen Sie mir nicht ein, versetzte Wilhelm, Sie möchten mich nicht immer loben.</text:span> Diese Fehler sind wie flüchtige Stützen eines Gebäudes, die man nicht wegnehmen darf, ohne vorher eine feste Mauer unterzuziehen, Mein Vorschlag ist also, an jenen ersten grossen Situationen gar nicht zu rühren, sondern sie sowohl im Ganzen als Einzelnen möglichst zu schonen, aber diese äußern, einzelnen, zerstreuten und zerstreuenden <text:span text:style-name="T2">Motive</text:span> alle auf einmal weg zu werfen und ihnen ein Einziges zu substituiren. <text:span text:style-name="T1">Und das wäre? fragte Serlo, indem er sich aus seiner ruhigen Stellung aufhob.</text:span></text:p>
          </table:table-cell>
          <table:table-cell/>
          <table:table-cell office:value-type="string">
            <text:p><text:s/></text:p>
          </table:table-cell>
          <table:table-cell office:value-type="string">
            <text:p><text:span text:style-name="T1">Mit diesem allem sollen aber Karln seine Verdienste um das Vaterland nicht abgesprochen werden.</text:span> Ein Fürst dessen <text:span text:style-name="T2">Motiv</text:span> überall der Ehrgeitz ist, und der mit vorzüglichen Verstandestalenten einen thätigen Charakter verbindet, muß nothwendig auch manches Gute stiften, weil das wahrhaft Ehrenvolle und Nützliche nicht immer vor dem Blicke des Genies verborgen bleiben kann. <text:span text:style-name="T1">Im Ganzen hat Wirtemberg unter Karls Regierung sehr viel gewonnen; nur war dieser Gewinn großen Theils das Werk des Zeitgeistes, der fortschreitenden Kultur, und der Güte des Landes.</text:span></text:p>
          </table:table-cell>
          <table:table-cell office:value-type="string">
            <text:p>-</text:p>
          </table:table-cell>
          <table:table-cell office:value-type="float" office:value="591">
            <text:p>591</text:p>
          </table:table-cell>
          <table:table-cell table:number-columns-repeated="1018"/>
        </table:table-row>
        <table:table-row table:style-name="ro8">
          <table:table-cell office:value-type="string">
            <text:p><text:span text:style-name="T1">Um ihr mehr Leben und Interesse mitzutheilen, schlägt Watelet vor, bey Tempeln, Altären, Triumphbögen Pantomimen erscheinen zu lassen, die, nach dem Costume gekleidet, Ceremonien nachahmten, opferten, tanzten.</text:span> Wenn diese Idee vielleicht zu spitzfindig und von der Bestimmung eines Gartens zu entfernt scheint; so möchte dagegen die <text:span text:style-name="T2">Anstellung</text:span> arkadischer Beschäftigungen und Feste mehr gartenmäßig seyn. <text:span text:style-name="T1">Allein solche Auftritte von Handlungen, so sehr sie auch beleben, lassen sich doch nur zu gewissen Zeiten hervorbringen; sie sind zufällige Erscheinungen, nicht ein beständiges Zugehör.</text:span></text:p>
          </table:table-cell>
          <table:table-cell/>
          <table:table-cell office:value-type="string">
            <text:p><text:s/></text:p>
          </table:table-cell>
          <table:table-cell office:value-type="string">
            <text:p><text:span text:style-name="T1">So dachte und handelte ich, und so denken und handeln, wie mich dünkt, jetzt die mehresten!</text:span> Ich begab mich nach Darmstadt, und glaubte, da ich die Hand des Landgrafen hatte, daß meine <text:span text:style-name="T2">Anstellung</text:span> keine weitere Schwierigkeit haben könnte. <text:span text:style-name="T1">Allein wie kann der Mensch sich trügen! —</text:span></text:p>
          </table:table-cell>
          <table:table-cell office:value-type="string">
            <text:p>-</text:p>
          </table:table-cell>
          <table:table-cell office:value-type="float" office:value="820">
            <text:p>820</text:p>
          </table:table-cell>
          <table:table-cell table:number-columns-repeated="1018"/>
        </table:table-row>
        <table:table-row table:style-name="ro15">
          <table:table-cell office:value-type="string">
            <text:p><text:span text:style-name="T1">Diesem heftigen und ungewöhnlichen Rothlaufe gab man, der Aehnlichkeit halber, den Namen einer starken Blatterrose.</text:span> Ob man nun den Grund dieser beschwerlichen Krankheit schon anfangs in den übeln Umständen der Wohnzimmer des Pfarrhauses gefunden zu haben glaubte, so war doch vor den vorher angezeigten 16 Jahren kein Bewohner dieses Hauses damit befallen worden, wie es sonst schon im Winter und Herbste bey anhaltender feuchten Witterung mit andern Krankheiten leicht geschehen kann; es zeigte sich vielmehr in Ansehung der Jahrszeiten gerade das Gegentheil, indem sich der verdrießliche <text:span text:style-name="T2">Zufall</text:span> nur in den besten Frühlings-und warmen Sommermonaten einstellte, dagegen er sich mit deren Ablaufe von selbst verminderte und verlohr. <text:span text:style-name="T1">Man änderte dahero die Muthmaßungen wegen des Hauses, und urtheilte aus nachfolgenden Umständen weit richtiger, nachdem die Bewohner des Hauses seit 6 Jahren nach verschiedenen Graden der Heftigkeit die Krankheit öfters überstanden, daß das Uebel seinen Grund vielmehr in dem kleinen, und von Mauern und Gebäuden eingeschränkten, hinter dem Pfarrhause belegenen, dumpfigten Garten habe, wie man denn sogar den Genuß der darinnen erbauten Küchengewächse nicht außer Verdacht ließ.</text:span></text:p>
          </table:table-cell>
          <table:table-cell/>
          <table:table-cell office:value-type="string">
            <text:p><text:s/></text:p>
          </table:table-cell>
          <table:table-cell office:value-type="string">
            <text:p><text:span text:style-name="T1">Für die Praxis wird darum dieser Begriff nur von beschränkter Anwendbarkeit sein können, da die gemeinschaftliche Ausführung eines Verbrechens meistens nach einem vorher ausdrücklich oder stillschweigend festgestellten Plane — mit dem Bewußtsein des A also stattfinden wird, daß die Haupthandlung von B solle begangen werden.</text:span> Bei den Verbrechen, bei welchen die Haupthandlung nur von Einem ausgeführt zu werden vermag — Nothzucht, Tödtung durch Schuß, Diebstahl einer Sache von kleinem Umfange — würde mit dem besten Willen eine Mitthäterschaft nicht begründet werden können, und dieselbe überhaupt vorzugsweise als ein Werk des <text:span text:style-name="T2">Zufalls</text:span> zu betrachten sein. <text:span text:style-name="T1">— Zugleich aber muß A auch 2) seine Handlung mit der irrigen Ueberzeugung ausgeführt haben, sie sei die Haupthandlung, denn sonst wäre der Wille, mit dieser Handlung die Haupthandlung zu begehen, undenkbar.</text:span></text:p>
          </table:table-cell>
          <table:table-cell office:value-type="string">
            <text:p>-</text:p>
          </table:table-cell>
          <table:table-cell office:value-type="float" office:value="276">
            <text:p>276</text:p>
          </table:table-cell>
          <table:table-cell table:number-columns-repeated="1018"/>
        </table:table-row>
        <table:table-row table:style-name="ro34">
          <table:table-cell office:value-type="string">
            <text:p><text:span text:style-name="T1">Die Kunst galt ihnen als ein Zaubertrank, der, dem Philister ungenießbar, allein den Gottbegnadeten berauschte, so daß der Trunkene der Wirklichkeit vergaß und das Leben wie ein tolles Maskenspiel belächelte.</text:span> Diese souveräne Ironie, die sich rühmte „den Scherz als Ernst zu treiben, Ernst als Spaß nur zu behandeln,“ widerte den gesunden Sinn der Menge an; denn das Volk will im Gewissen <text:span text:style-name="T2">gepackt</text:span> sein und läßt mit seinen Gefühlen nicht spielen. <text:span text:style-name="T1">Unter den älteren deutschen Dramatikern ließen die romantischen Kunstrichter eigentlich nur Goethe gelten, und er hatte bei seinen reifsten Werken an die Bühne kaum gedacht; die stille, sinnige Schönheit der Iphigenie und des Tasso war nur der Andacht des Lesers völlig faßbar, sie konnte durch die Aufführung wenig gewinnen.</text:span></text:p>
          </table:table-cell>
          <table:table-cell/>
          <table:table-cell office:value-type="string">
            <text:p><text:s/></text:p>
          </table:table-cell>
          <table:table-cell office:value-type="string">
            <text:p><text:span text:style-name="T1">An den folgenden Tagen beschäftigten wir uns hauptsächlich damit, daß wir die Tücher, Spiegel und sonstige Geschenke sowol für den Kaiser als die übrigen Herren des Hofs auspakten, in gehörige Ordnung brachten und auswählten, auch den Wein abzapften; welches alles in Gegenwart des Sjubo Sama, unsers Bugjo und Dolmetschers mit Zuziehung Sachverständiger Leute des Orts, die sich ihre Mühe aufs theuerste bezahlen ließen, verrichtet werden muste, damit jeder Artikel nach der eigentlichen Japanischen Manier behandelt werden und ins Gesicht fallen möchte.</text:span> Den 8 April war seit dem gestrigen Abend ein schröklicher Sturm aus W. welcher eine ziemliche Kälte herbei führte, auch eine solche Furcht für Feuersgefahr verursachte, daß jederman auf seiner Hut blieb und sich mit Hosen über die langen Röcke und ledernen Brandmänteln bekleidete, wie denn die Brandwächter in allen Winkeln und Gassen mit ihren lärmenden mit eisernen Ringen versehenen Stöcken beständig umher strichen; auch unsere Feleisen hielten wir bei diesen Umständen <text:span text:style-name="T2">gepakt</text:span> in Bereitschaft. <text:span text:style-name="T1">Des Tonnemons Sohn, dem wir zu der Geburt seines zweiten Kindes und ersten Sohnes unsern Glükwunsch abgestattet hatten, lies uns heute sein deshalbiges Gegenkompliment vermelden.</text:span></text:p>
          </table:table-cell>
          <table:table-cell office:value-type="string">
            <text:p>-</text:p>
          </table:table-cell>
          <table:table-cell office:value-type="float" office:value="59">
            <text:p>59</text:p>
          </table:table-cell>
          <table:table-cell table:number-columns-repeated="1018"/>
        </table:table-row>
        <table:table-row table:style-name="ro5">
          <table:table-cell office:value-type="string">
            <text:p><text:span text:style-name="T1">Ein Journal von lauter guten, schönen, löblichen Handlungen der Fürsten würde einem Naturalien-Cabinet von lauter Papagayen, Arras, Colibrit etc. gleichen; die Schlangen Taranteln, Scorpionen und anderes Ungeziefer gehören mit in die Schöpfung.</text:span> Man darf, und nach den Umständen muss man, jede gute Handlung eines Regenten loben, wann auch deren <text:span text:style-name="T2">Motif</text:span> nicht allemal das beste, geschweige das reinste, gewesen wäre; wann sie auch nur auf vorgängige Vorstellungen, auf wiederholtes Bitten, aus Schaam vor andern, aus blosser Gefälligkeit vor eine geliebte oder geachtete Person, oder gar aus Stolz, um nicht erst daran erinnert zu werden, geschähe. <text:span text:style-name="T1">Geschieht doch selbst manche gute Handlung (wie Möser mit Grund sagt) aus blosser Langerweile; wie viel mehr bey Fürsten?</text:span></text:p>
          </table:table-cell>
          <table:table-cell/>
          <table:table-cell office:value-type="string">
            <text:p><text:s/></text:p>
          </table:table-cell>
          <table:table-cell office:value-type="string">
            <text:p><text:span text:style-name="T1">So wenig aber die Fälle des schweren Diebstahls und des qualifizirten Betruges unter Einen Begriff zu bringen seien, so wenig könne es gelingen, den Charakter derjenigen betrügerischen Handlungen, welche bei der Zahlungsunfähigkeit die hohen Strafen des Bankerutts rechtfertigen, durch allgemeine Merkmale so zu bezeichnen, daß nicht eine völlig unangemessene Anwendung zu befürchten wäre.</text:span> Revision a. a. O. S. 52. 53. — <text:span text:style-name="T2">Motive</text:span> a. a. O. <text:span text:style-name="T1">I.</text:span></text:p>
          </table:table-cell>
          <table:table-cell office:value-type="string">
            <text:p>-</text:p>
          </table:table-cell>
          <table:table-cell office:value-type="float" office:value="174">
            <text:p>174</text:p>
          </table:table-cell>
          <table:table-cell table:number-columns-repeated="1018"/>
        </table:table-row>
        <table:table-row table:style-name="ro21">
          <table:table-cell office:value-type="string">
            <text:p><text:span text:style-name="T1">Aber was vermochten juristische Gründe über den alten Reitersmann?</text:span> Er meinte in seinem Rechte zu sein und sagte in gutem Glauben zu dem <text:span text:style-name="T2">englischen</text:span> Gesandten Lord William Russell, der aus Berlin herüberkam: <text:span text:style-name="T1">ich beabsichtige einige Veränderungen, aber langsam und auf gesetzliche Weise.</text:span></text:p>
          </table:table-cell>
          <table:table-cell/>
          <table:table-cell office:value-type="string">
            <text:p><text:s/></text:p>
          </table:table-cell>
          <table:table-cell office:value-type="string">
            <text:p><text:span text:style-name="T1">Was macht das? wenn Eine es trägt, kann ich es auch wohl haben.“</text:span> Derselbe Ritter erzählt auch von einer Dame, die, aus dem <text:span text:style-name="T2">englischen</text:span> Frankreich mit neuen Moden zurückgekommen, eine andere getadelt habe, daß sie nicht „nach der laufenden Mode gekleidet sei. <text:span text:style-name="T1">Der Gemahl antwortet für sie, daß seine Frau nicht der Mode der Fremden folge, sondern der Mode französischer Damen aus der guten Gesellschaft, nicht aber der englischen.</text:span></text:p>
          </table:table-cell>
          <table:table-cell office:value-type="string">
            <text:p>-</text:p>
          </table:table-cell>
          <table:table-cell office:value-type="float" office:value="1043">
            <text:p>1043</text:p>
          </table:table-cell>
          <table:table-cell table:number-columns-repeated="1018"/>
        </table:table-row>
        <table:table-row table:style-name="ro14">
          <table:table-cell office:value-type="string">
            <text:p><text:span text:style-name="T1">Der Reaumurische Thermometer zeigte während meines hiesigen Aufenthalts nie mehr als 100 W und nie weniger als 60 W. im Schatten.</text:span> Ein paar <text:span text:style-name="T2">Donnerwetter</text:span> nebst etwas Regen trugen noch mehr zur Kühle bey. <text:span text:style-name="T1">Jch habe die Ehre zu seyn rc. rc. rc.</text:span></text:p>
          </table:table-cell>
          <table:table-cell/>
          <table:table-cell office:value-type="string">
            <text:p><text:s/></text:p>
          </table:table-cell>
          <table:table-cell office:value-type="string">
            <text:p><text:span text:style-name="T1">, kol, Plur.</text:span>, kolos, Stimme, Gerücht, im Plural auch das <text:span text:style-name="T2">Donnerwetter</text:span>, wovon, kauloniss, eine belfernde, kreischende Frauensperson, Xanthippe. <text:span text:style-name="T1">Jn Kaloschensprache (es gibt sogar Galochensprache!) ist das Kaloschen eine Zusammenziehung von Kochemerloschen.</text:span></text:p>
          </table:table-cell>
          <table:table-cell office:value-type="string">
            <text:p>-</text:p>
          </table:table-cell>
          <table:table-cell office:value-type="float" office:value="436">
            <text:p>436</text:p>
          </table:table-cell>
          <table:table-cell table:number-columns-repeated="1018"/>
        </table:table-row>
        <table:table-row table:style-name="ro5">
          <table:table-cell office:value-type="string">
            <text:p><text:span text:style-name="T1">Endlich gelang es ihnen, das Gefecht wieder zu eröffnen, zumal sich ihre Schwestern aus der gemessenen Haltung heraus nach freier Bewegung sehnten.</text:span> Sie hatten sich nun genug darin gefallen, mit Anna die <text:span text:style-name="T2">Feinen</text:span> und Gestrengen zu machen, und wünschten vorzüglich die Früchte des Spuckes, welchen sie sich mit meinem Bette erlaubt hatten, mit Glanz einzuärnten. <text:span text:style-name="T1">Deshalb wurde ich bald der Gegenstand des Gespräches; Margot, die Aelteste, berichtete Anna, daß ich mich als einen strengen Feind der Mädchen dargestellt hätte und daß nicht zu hoffen wäre, daß ich jemals mich eines schmachtenden Herzens erbarmen würde: sie warne daher Anna zum Voraus, sich nicht etwa früher oder später in mich zu verlieben, da ich sonst ein artiger junger Mensch sei.</text:span></text:p>
          </table:table-cell>
          <table:table-cell/>
          <table:table-cell office:value-type="string">
            <text:p><text:s/></text:p>
          </table:table-cell>
          <table:table-cell office:value-type="string">
            <text:p><text:span text:style-name="T1">Man rühre die Suppe mit Muskatblüte, welche sich besonders zu einer Hühnersuppe eignet, oder mit etwas junger feingehackter Petersilie und 1—2 frischen Eidottern ab.</text:span> Eine Hühnersuppe muß nicht dünn, sondern angenehm gebunden, doch vor allem nicht breiig gekocht sein, wodurch das <text:span text:style-name="T2">Feine</text:span> verloren geht. <text:span text:style-name="T1">Das Huhn kann mit der an Ort und Stelle bemerkten Hühnersauce gegeben werden.</text:span></text:p>
          </table:table-cell>
          <table:table-cell office:value-type="string">
            <text:p>-</text:p>
          </table:table-cell>
          <table:table-cell office:value-type="float" office:value="896">
            <text:p>896</text:p>
          </table:table-cell>
          <table:table-cell table:number-columns-repeated="1018"/>
        </table:table-row>
        <table:table-row table:style-name="ro5">
          <table:table-cell office:value-type="string">
            <text:p><text:span text:style-name="T1">Sie sind nicht so vollständig abgezählt, als es seyn könnte (§. 178. seqq.), und auch ihre Verhältnisse zu den Zeitwörtern und Vorwörtern könnten ungleich metaphysischer und daher auch charakteristischer seyn.</text:span> Was in Ansehung der <text:span text:style-name="T2">Vorwörter</text:span> abgeht und unordentlich ist, haben wir oben (§. 209. seqq.) schon angezeigt. <text:span text:style-name="T1">Und in Ansehung der Zeitwörter findet man es ebenfalls, wenn man aus einer Sprache in die andere übersetzt, weil da mit einerley Zeitwörtern ganz verschiedene Fallendungen verbunden werden.</text:span></text:p>
          </table:table-cell>
          <table:table-cell/>
          <table:table-cell office:value-type="string">
            <text:p><text:s/></text:p>
          </table:table-cell>
          <table:table-cell office:value-type="string">
            <text:p><text:span text:style-name="T1">Weil der Graf F* versicherte, daß mich der Fürst sehr hochschätze, daß er mit Vergnügen alle Gnaden bewilligen würde, die ich mir immer ausbitten könnte; so haben sie, denke ich, Leute angestellt, mich um Fürsprache bey dem Herrn anzuflehen, Jhre Vermuthung, daß dieses die stärkste Versuchung für mich sey, ist ganz richtig; dann die Gewalt Gutes zu thun, ist das einzige wünschenswerthe Glück das ich kenne.</text:span> Zu meinem Vergnügen war die erste Bitte ein Wunsch von Eitelkeit, welcher etwas begehrte, dessen man wohl entbehren konnte; so daß ich ohne Unruhe mein <text:span text:style-name="T2">Vorwort</text:span> versagen konnte. <text:span text:style-name="T1">Jch zeigte dabey meinen Entschluß an, den Fürsten niemals mehr zu beunruhigen, indem mich nur die äußerste Noth und Hülflosigkeit der Familie T * dazu veranlaßt habe.</text:span></text:p>
          </table:table-cell>
          <table:table-cell office:value-type="string">
            <text:p>-</text:p>
          </table:table-cell>
          <table:table-cell office:value-type="float" office:value="832">
            <text:p>832</text:p>
          </table:table-cell>
          <table:table-cell table:number-columns-repeated="1018"/>
        </table:table-row>
        <table:table-row table:style-name="ro7">
          <table:table-cell office:value-type="string">
            <text:p><text:span text:style-name="T1">Obgleich die Einladungen mit der grösten Sparsamkeit erfolgten, so war doch das Gedränge nicht gering:</text:span> denn dies gehörte in jener Zeit, nach <text:span text:style-name="T2">englischem</text:span> Muster, mit zu den Erfordernissen einer eleganten vornehmen Vereinigung. <text:span text:style-name="T1">Von diesen brillanten réunions, in denen ich stets ein Fremdling blieb, wüßte ich in der That nichts anderes zu sagen, als daß man sich durch das Gedränge langsam von Salon zu Salon schob, von manchem Bekannten ein Wort erhaschte, einigen Unbekannten vorgestellt wurde, und sehr spät nach Hause kam.</text:span></text:p>
          </table:table-cell>
          <table:table-cell/>
          <table:table-cell office:value-type="string">
            <text:p><text:s/></text:p>
          </table:table-cell>
          <table:table-cell office:value-type="string">
            <text:p><text:span text:style-name="T1">Folkstones Schiffsverkehr erklärt folgende Tabelle:</text:span> Fast den ganzen Seeverkehr von Folkestone besorgen <text:span text:style-name="T2">englische</text:span> Schiffe. <text:span text:style-name="T1">Unter den nördlich der Themse-Mündung gelegenen Küstenorten der Grafschaft Suffolk sei hier des etwa 8000 Einwohner zählenden Städtchens Harwich Erwähnung gethan.</text:span></text:p>
          </table:table-cell>
          <table:table-cell office:value-type="string">
            <text:p>-</text:p>
          </table:table-cell>
          <table:table-cell office:value-type="float" office:value="1007">
            <text:p>1007</text:p>
          </table:table-cell>
          <table:table-cell table:number-columns-repeated="1018"/>
        </table:table-row>
        <table:table-row table:style-name="ro51">
          <table:table-cell office:value-type="string">
            <text:p><text:span text:style-name="T1">Jene andern Principien sind denn gewöhnlich nichts anders, als natürlicher Jnstinkt der Menschenliebe, Freundschaft, politische Klugheit, Erhaltung öffentlicher Ruhe, Eitelkeit, auch wohl Eigensinn, Furchtsamkeit, Enthusiasmus für ein gewisses Jdeal moralischer Schönheit, Gewohnheit u. s.w.</text:span> Alle diese <text:span text:style-name="T2">Motive</text:span> liegen uns ohnehin näher, als der abstracte Gedanke an eine Gottheit, — ein Gedanke, der wegen seiner so viel umfassenden Bedeutung nicht leicht einen so augenblicklich determinirten reinen Bewegungsgrund unsrer Handlungen abgeben kann, als jene Principien, die in unsre Natur hineingewebt sind, oder die uns augenblicklich an unsre äußern Verhältnisse erinnern; vielleicht gehört selbst eine Art Schwärmerei dazu — ohne alle anderweitige Motive, (die sich an den Begriff von einer Gottheit anschließen könnten), den Gedanken an die Gottheit zu einem reinen Bewegungsgrunde des Willens zu erheben. <text:span text:style-name="T1">Jch läugne hiemit nicht den Einfluß, den dieser Gedanke auf unsre moralischen Handlungen haben kann, und haben muß; sondern ich meine nur so viel, daß er kein eigenthümliches reines Princip des Willens ist, und gemeiniglich von andern Motiven unterstützt wird.</text:span></text:p>
          </table:table-cell>
          <table:table-cell/>
          <table:table-cell office:value-type="string">
            <text:p><text:s/></text:p>
          </table:table-cell>
          <table:table-cell office:value-type="string">
            <text:p><text:span text:style-name="T1">Sind nun gleich Unterthanen in dieser Rücksicht schon an sich verpflichtet, denen Gesetzen ihres Oberherrn Folge zu leisten, und ihre Handlungen denenselben gemäß einzurichten, so stehet es doch dem Gesezgeber zu, zweckmäsige Mittel zu gebrauchen, und dadurch die Beobachtung seiner Gesetze desto gewisser und unausbleiblicher zu machen. Diese Mittel werden desto wirksamer seyn, je mehr sie der Versuchung, die Geseze zu übertreten, in den Gemüthern der Unterthanen ein Gegengewicht zu geben vermögend sind.</text:span> Gleichwie nun die Vorstellung des Guten und Bösen, welches eine Handlung zur Folge haben kann, allerdings ein starkes <text:span text:style-name="T2">Motiv</text:span> giebt, wodurch wir zur Begehung oder Unterlassung einer solchen Handlung bestimmet werden, so pflegen nun entweder Verheissung gewisser Belohnungen oder Androhung und Zufügung gewisser Uebel die beyden Mittel zu seyn, wodurch Gesezgeber ihren Anordnungen Ansehen und Unverbrüchlichkeit zu geben suchen. Daher sagt Ulptan in dieser Hinsicht richtig, bonos non solum metu poenarum, verum etiam praemiorum exhortatione effici. <text:span text:style-name="T1">Ob nun gleich die Beyspiele solcher Gesetze nicht unbekannt sind, in welchen die Gesetzgeber durch verheissene Belohnungen ihre Unterthanen zur Befolgung derselben zu ermuntern gesucht haben, man denke z. B. an die Legem Iuliam et Papiam Poppaeam; so ist doch solches eines Theils nur alsdann geschehen, wenn denen Gesetzgebern daran gelegen war, eine an sich unvollkommene Pflicht aus gewissen Staatsabsichten bey ihren Unterthanen mehr in Ausübung zu bringen, und es ihnen nicht wohl schicklich zu seyn schiene, die Erfüllung derselben schlechterdings aufzuerlegen; andern Theils aber ist auch jenes Mittel, welches Ulpian in exhortatione praemiorun sezet, darum nicht zweckmäsig genug, weil es dem Staat zu kostbar fällt, und über dies nach der verschiedenen Denkungsart der Menschen auch nicht immer wirksam ist.</text:span></text:p>
          </table:table-cell>
          <table:table-cell office:value-type="string">
            <text:p>-</text:p>
          </table:table-cell>
          <table:table-cell office:value-type="float" office:value="740">
            <text:p>740</text:p>
          </table:table-cell>
          <table:table-cell table:number-columns-repeated="1018"/>
        </table:table-row>
        <table:table-row table:style-name="ro6">
          <table:table-cell office:value-type="string">
            <text:p><text:span text:style-name="T1">Diese Plätze dienen dazu, daß bey der Weinlese die abgeschnittenen Trauben darauf zusammengetragen werden.</text:span> Hier werden sie hernach abgeholt, und auf Eseln in die Stadt unter die <text:span text:style-name="T2">Presse</text:span> gebracht. <text:span text:style-name="T1">Das Loch an der hintern Mauer dienet, den Traubensaft, der etwa ausläuft, durchzulassen; da denn außerhalb der Mauer ein Gefäß vorgesetzt wird, ihn aufzufassen.</text:span></text:p>
          </table:table-cell>
          <table:table-cell/>
          <table:table-cell office:value-type="string">
            <text:p><text:s/></text:p>
          </table:table-cell>
          <table:table-cell office:value-type="string">
            <text:p><text:span text:style-name="T1">Die grossen Regenten ehren sich in ihres gleichen; wann sie es leiden, daß eine Privatperson eine andere Macht antastet, so vergessen sie, was sie sich selbst schuldig sind.</text:span> Seit einer gewissen Zeit ist der Mißbrauch der <text:span text:style-name="T2">Presse</text:span> bis zum Aergernisse gestiegen; Privatpersonen haben sich über die Boßheit der Schriftsteller zu beklagen gehabt; und mehr als eine Macht ist von den Leuten beleidiget worden, welche Neuigkeiten zusammenschmieren, um zu leben, welche mehr Lügen als Wahrheiten ausbreiten, und sich zu Aretins unsers Jahrhunderts aufwerfen. <text:span text:style-name="T1">Allein, Mein Herr, niemand legt den Nachrichten die sie verbreiten, Glauben bey, und da sie das Publicum nur allzuofte sehr gröblich hintergangen haben, so sind ihre Neuigkeiten verdächtig geworden.</text:span></text:p>
          </table:table-cell>
          <table:table-cell office:value-type="string">
            <text:p>-</text:p>
          </table:table-cell>
          <table:table-cell office:value-type="float" office:value="563">
            <text:p>563</text:p>
          </table:table-cell>
          <table:table-cell table:number-columns-repeated="1018"/>
        </table:table-row>
        <table:table-row table:style-name="ro24">
          <table:table-cell office:value-type="string">
            <text:p><text:span text:style-name="T1">Dieser üblen Folge kann nicht anders als durch Realschulen, deren Einrichtung Ihnen bekannt ist, vorgebeugt werden, und ich bin versichert, die Hälfte von den Kindern, welche von den Eltern in den lateinischen Nothstall geschickt werden, werden mit Freuden hieher gehen, und nachdem sie die Vorerkenntnisse von andrer Art erhalten haben, sich nachwärts ohne Zwang zu nützlichen Künsten und Handwerken bestimmen, besonders wenn Ew. Durchlaucht diese Realschulen Dero gnädigsten Aufmerksamkeit würdigen: und in denselben nicht blos den Kaufmann und Handwerker, sondern auch, so wie zu Berlin geschieht, einen tüchtigen Officier, und einen geschickten Cammerrath bilden lassen wollten.</text:span> Nun mein lieber Canzler, so mache er die <text:span text:style-name="T2">Anstalt</text:span> da zu, und lasse das Verbot erst ruhen. <text:span text:style-name="T1">Ich werde ein Projekt entwerfen … (abgehend für sich) O, wenn sich doch alles durch Befehle zwingen oder durch Projecte ausführen liesse!</text:span></text:p>
          </table:table-cell>
          <table:table-cell/>
          <table:table-cell office:value-type="string">
            <text:p><text:s/></text:p>
          </table:table-cell>
          <table:table-cell office:value-type="string">
            <text:p><text:span text:style-name="T1">Bettelarmuth 287. auf eine zeitlang 487. wie sie zu schätzen ist 503. soll man verhüten 513</text:span> Bettler 487. was ihrentwegen im Staat für <text:span text:style-name="T2">Anstalt</text:span> zu machen 1021. 1022 <text:span text:style-name="T1">Betheurung 361. 367. höchste 375</text:span></text:p>
          </table:table-cell>
          <table:table-cell office:value-type="string">
            <text:p>-</text:p>
          </table:table-cell>
          <table:table-cell office:value-type="float" office:value="864">
            <text:p>864</text:p>
          </table:table-cell>
          <table:table-cell table:number-columns-repeated="1018"/>
        </table:table-row>
        <table:table-row table:style-name="ro4">
          <table:table-cell office:value-type="string">
            <text:p><text:span text:style-name="T1">Dann aber wären von vornherein die ohnehin sehr zurückhaltenden Japaner noch mißtrauischer geworden, eine unbesiegbare Abneigung des Volkes gegen die abendländische Kultur wäre geschaffen worden, und die Thür zu den Herzen wäre auf unabsehbare Zeit hinaus verschlossen geblieben.</text:span> Darum ist es <text:span text:style-name="T2">billig</text:span>, bei einer Geschichte der christlichen Mission in Japan unter dem Ausdruck innigen Dankes diesen Mann an die Spitze zu stellen, sozusagen als den ersten evangelischen Missionar, der den Boden Japans betreten hat. <text:span text:style-name="T1">Der Abschluß des Handelsvertrags durch Perry bedeutete nicht auch die sofortige Erschließung des Landes.</text:span></text:p>
          </table:table-cell>
          <table:table-cell/>
          <table:table-cell office:value-type="string">
            <text:p><text:s/></text:p>
          </table:table-cell>
          <table:table-cell office:value-type="string">
            <text:p><text:span text:style-name="T1">Wer sich von dem Bunde absondern würde, sollte für einen treuvergessenen Verräther gelten, und von den übrigen als ein gemeinschaftlicher Feind behandelt werden.</text:span> Die ausdrücklich angehängte Bedingung: „So lange Wallenstein die Armee zum Dienste des Kaisers gebrauchen würde,“ entfernte jede Mißdeutung, und keiner der versammelten Kommandeurs trug Bedenken, einem so unschuldig scheinenden und so <text:span text:style-name="T2">billigen</text:span> Begehren seinen vollen Beyfall zu schenken. <text:span text:style-name="T1">Die Vorlesung dieser Schrift geschah unmittelbar vor einem Gastmahl, welches der Feldmarschall von Illo ausdrücklich in dieser Absicht veranstaltet hatte; nach aufgehobener Tafel sollte die Unterzeichnung vor sich gehen.</text:span></text:p>
          </table:table-cell>
          <table:table-cell office:value-type="string">
            <text:p>-</text:p>
          </table:table-cell>
          <table:table-cell office:value-type="float" office:value="219">
            <text:p>219</text:p>
          </table:table-cell>
          <table:table-cell table:number-columns-repeated="1018"/>
        </table:table-row>
        <table:table-row table:style-name="ro24">
          <table:table-cell office:value-type="string">
            <text:p><text:span text:style-name="T1">So schreibt sich auch ein Johann Lode 1531 der Kirche zu Oesel, Dörpt und Revel Domherr.</text:span> Jn dem Chor der wendischen Domkirche siehet man einen <text:span text:style-name="T2">geharnischten</text:span> Man auf einem grauen Stein mit einem Schwerdte; zu seinen Füssen liegt ein Wapenschild mit 3 Bärentatzen, auf dem Helm aber 3 Pfauenfedern mit der Umschrift: <text:span text:style-name="T1">Jnt Jahr MCCCC und XVIII vorblef selige Dirik Lode, deme Got mote ghnedich sin siner Seile.</text:span></text:p>
          </table:table-cell>
          <table:table-cell/>
          <table:table-cell office:value-type="string">
            <text:p><text:s/></text:p>
          </table:table-cell>
          <table:table-cell office:value-type="string">
            <text:p><text:span text:style-name="T1">In gleicher Tiefe fand ich dort ein gerades und drei krumme kupferne Messer, sowie ein grosses zweischneidiges Beil und mehrere andere Werkzeuge von gleichem Metall.</text:span> Beinahe an der Oberfläche fand ich dort unter andern Münzen eine höchst merkwürdige und, wie ich glaube, noch nie vorgekommene Medaille, welche auf der einen Seite das Bild des Kaisers Commodus (hier ΚΟΜΟΔΟΣ geschrieben) hat; auf der andern steht eine <text:span text:style-name="T2">geharnischte</text:span>, mit zwei Lanzen bewaffnete Figur (wahrscheinlich Minerva) auf dem Vordertheil eines Schiffes, welches in einen meisterhaft gearbeiteten Gazellenkopf ausläuft; im Halbkreise um dasselbe steht das Wort ΕΛΑΙΟΥΣΙΩΝ. <text:span text:style-name="T1">Die Medaille stammt daher von der zu Cilicien gehörigen, ganz kleinen Insel Eläusa, und stellt die merkwürdige Thatsache heraus, dass diese kleine, jetzt beinahe unbewohnte Insel im Alterthum so bevölkert war, dass sie ihre eigenen Münzen schlagen liess.</text:span></text:p>
          </table:table-cell>
          <table:table-cell office:value-type="string">
            <text:p>-</text:p>
          </table:table-cell>
          <table:table-cell office:value-type="float" office:value="201">
            <text:p>201</text:p>
          </table:table-cell>
          <table:table-cell table:number-columns-repeated="1018"/>
        </table:table-row>
        <table:table-row table:style-name="ro6">
          <table:table-cell office:value-type="string">
            <text:p><text:span text:style-name="T1">Den Hohen Senaten der vier Freien Städte Deutschlands: Lübeck, Hamburg, Bremen und Frankfurt a. M., den weisen Beschützern und Förderern deutschen Bürgerthums und deutscher Polizei, in tiefster Ehrerbietung gewidmet vom Verfasser.</text:span> <text:span text:style-name="T2">Vorwort</text:span>. <text:span text:style-name="T1">Wer, wie der Verfasser, zu einem Amte gerufen ist, von welchem das Gesammtgebiet der Polizei in ihrem vollständigsten Umfange wahrgenommen wird, der muß es der tiefen Einsicht einer weisen Regierung Dank wissen, daß sie die umfangreiche und bunt bewegte Thätigkeit seiner Stellung durch keine ängstliche Jnstructionen beschränkte, sondern mit ernster Einfachheit auf die große Geschichte des kleinen Staats hinwies und erwartete, daß jedermann seine Schuldigkeit thue.</text:span></text:p>
          </table:table-cell>
          <table:table-cell/>
          <table:table-cell office:value-type="string">
            <text:p><text:s/></text:p>
          </table:table-cell>
          <table:table-cell office:value-type="string">
            <text:p><text:span text:style-name="T1">Sebaldus versicherte Se. Gräfl. Gnaden, daß er von Jhnen keine weitere Unterstützung verlangte, als nur Dero hohes Vorwort bey dem Consistorialpräsidenten, damit er nicht aus der Pfarre geworfen werde.</text:span> „Ja so, versezte der Graf, „mein <text:span text:style-name="T2">Vorwort</text:span> wollen sie haben, ich bedaure, daß ich Jhnen damit nicht dienen kann, denn ich komme izt gar nicht mehr nach der Stadt, sehen Sie, man ißt da gar zu erbärmlich, zumal bey dem Präsidenten, dem komme ich in meinem Leben nicht wieder. <text:span text:style-name="T1">Er hat mir vor einem halben Jahre eine Zwiebelsuppe und darin kleine nürnberger geräucherte Würste vorgesetzt, ich begreise gar nicht, wie eine menschliche Creatur sich mit so etwas nähren kann.</text:span></text:p>
          </table:table-cell>
          <table:table-cell office:value-type="string">
            <text:p>-</text:p>
          </table:table-cell>
          <table:table-cell office:value-type="float" office:value="203">
            <text:p>203</text:p>
          </table:table-cell>
          <table:table-cell table:number-columns-repeated="1018"/>
        </table:table-row>
        <table:table-row table:style-name="ro20">
          <table:table-cell office:value-type="string">
            <text:p><text:span text:style-name="T1">Manche Leute haben die Schwachheit, mit ganzer Seele gewissen Liebhabereyen nachzuhängen.</text:span> Sey es nun irgend eine noble Passion, Jagd, Pferde, Hunde, Katzen, Tanz, Music, Malerey, oder die Wuth Kupferstiche, Naturalien, Schmetterlinge, Petschafte, Pfeifenköpfe und dergleichen zu sammeln, oder Bau-Geist, Garten-Anlage, Kinder-Erziehung, Mäcenatenschaft, phisikalische Versuche — oder was für ein <text:span text:style-name="T2">Steckenpferd</text:span> sie auch reiten; so dreht sich doch der ganze Cirkel ihrer Gedanken immer um diesen Punct herum; Sie reden von keiner Sache so gern, als von diesem ihren Lieblings-Gegenstande; Jedes Gespräch wissen sie dahin zu lenken. <text:span text:style-name="T1">Sie vergessen dann, daß der Mann, welchen sie vor sich haben, vielleicht von keinem Dinge in der Welt weniger versteht, als von diesem, verlangen aber auch dagegen nicht grade, daß derselbe mit großer Kenntniß davon rede, wenn er nur die Geduld hat, ihnen zuzuhören, oder wenn er ihn Sächelchen nur mit Aufmerksamkeit betrachtet, nur bewundert, was sie ihm als die größte Seltenheit empfehlen, und Interesse daran zu nehmen scheint.</text:span></text:p>
          </table:table-cell>
          <table:table-cell/>
          <table:table-cell office:value-type="string">
            <text:p><text:s/></text:p>
          </table:table-cell>
          <table:table-cell office:value-type="string">
            <text:p><text:span text:style-name="T1">O unsre gesegneten Zeiten!</text:span> In Roßpallästen und Menschenstall Wie Flocken sieht man es gleiten; Von Bettlern wimmelt das ganze Land, Von Künstlergesindel die Erde; Doch keine Race nahm überhand, Wie jene der <text:span text:style-name="T2">Steckenpferde</text:span>. <text:span text:style-name="T1">Der Eine reitet den Zernebock, Der Andre, Himmel! den Göthe, Und Jener sprengt über Stein und Stock Auf einer alten Muskete.</text:span></text:p>
          </table:table-cell>
          <table:table-cell office:value-type="string">
            <text:p>-</text:p>
          </table:table-cell>
          <table:table-cell office:value-type="float" office:value="240">
            <text:p>240</text:p>
          </table:table-cell>
          <table:table-cell table:number-columns-repeated="1018"/>
        </table:table-row>
        <table:table-row table:style-name="ro28">
          <table:table-cell office:value-type="string">
            <text:p><text:span text:style-name="T1">Erst die Zeit der Diadochen scheint hier einen Umschwung bewirkt zu haben.</text:span> Zwar vermögen wir in dieselbe mit voller Sicherheit ebenfalls nur wenige Künstler, etwa Stratonikos, Alkon und Apelles, zu setzen; aber wenn wir auch die <text:span text:style-name="T2">lockere</text:span> Zusammenstellung der berühmtesten Toreuten bei Plinius (33, 156) keineswegs für eine streng chronologische halten dürfen, so lässt doch z. B. der Umstand, dass, wie Stratonikos aus Kyzikos, so Ariston und Eunikos aus Mytilene und Posidonios aus Ephesos stammen, darauf schliessen, dass diese Männer eben so wie durch ihre Geburt, so auch durch ihre ganze Thätigkeit in die Zeit eines regen Kunstlebens in Kleinasien fallen; und ein solches finden wir dort gerade in der Periode der Diadochen. <text:span text:style-name="T1">Bei andern Künstlern werden wir ferner durch die ganze Kunstrichtung auf dieselbe Zeit hingeführt: das Prunken mit der raffinirtesten Technik in den Arbeiten des Kallikrates und Myrmekides und kaum weniger in den Magiriscia des Pytheas erklärt sich in ihr hinlänglich durch die Vergleichung verwandter Erscheinungen auf dem Gebiete der Kunst sowohl, als des übrigen Geisteslebens, während es in jeder früheren Periode ais eine Abnormität dastehen würde.</text:span></text:p>
          </table:table-cell>
          <table:table-cell/>
          <table:table-cell office:value-type="string">
            <text:p><text:s/></text:p>
          </table:table-cell>
          <table:table-cell office:value-type="string">
            <text:p><text:span text:style-name="T1">Der Spaten, das Grabscheit oder die Stichschaufel besteht aus dem Stiel und dem Blatte.</text:span> Stiel und Blatt werden bei Spaten, welche zum Ausheben von Gräben oder zur Bearbeitung eines <text:span text:style-name="T2">lockeren</text:span> Bodens dienen, nicht so massiv gemacht als wie bei Spaten, welche zum Roden oder zur Bearbeitung eines festen, zähen, steinigen Bodens verwendet werden. <text:span text:style-name="T1">Für alle Fälle soll jedoch der Spaten möglichst dauerhaft hergestellt werden.</text:span></text:p>
          </table:table-cell>
          <table:table-cell office:value-type="string">
            <text:p>-</text:p>
          </table:table-cell>
          <table:table-cell office:value-type="float" office:value="1306">
            <text:p>1306</text:p>
          </table:table-cell>
          <table:table-cell table:number-columns-repeated="1018"/>
        </table:table-row>
        <table:table-row table:style-name="ro10">
          <table:table-cell office:value-type="string">
            <text:p><text:span text:style-name="T1">Doch nein, das geht nicht; ich verachte den Bettelstolz, der mitmachen will und nicht kann.</text:span> Lieber zu Hause und in der <text:span text:style-name="T2">Kinderstube</text:span> geblieben.... <text:span text:style-name="T1">Aber dann wären wir ja wieder bey dem heroischen Entschlusse oder bey dem abstechenden Original, und spielten die gute Mutter oder oder machten die zärtliche Frau — verzweifelter Cirkel, der gar kein Ende nehmen will!</text:span></text:p>
          </table:table-cell>
          <table:table-cell/>
          <table:table-cell office:value-type="string">
            <text:p><text:s/></text:p>
          </table:table-cell>
          <table:table-cell office:value-type="string">
            <text:p><text:span text:style-name="T1">Ein befruchtetes Weibchen legt etwa zwölf, verhältnißmäßig große, länglich ovale Eier zwischen die Ritzen der Dielen, in staubige, schmutzige Ecken.</text:span> Dergleichen Brutstätten, besonders in <text:span text:style-name="T2">Kinderstuben</text:span>, haben vor Zeiten zu dem Glauben Anlaß gegeben, die Flöhe entständen aus Sägespänen unter den Dielen, wenn sie mit Harn begossen würden. <text:span text:style-name="T1">Das Richtige bei dieser Sache bleibt, daß Stubenkehricht, der an vielen Orten mit feuchten Sägespänen, welche man vorher zum Sprengen gegen den Staub anwendete, gemengt ist, eine besondere Anziehungskraft für die von Eiern geschwellten Weibchen ausübt.</text:span></text:p>
          </table:table-cell>
          <table:table-cell office:value-type="string">
            <text:p>-</text:p>
          </table:table-cell>
          <table:table-cell office:value-type="float" office:value="382">
            <text:p>382</text:p>
          </table:table-cell>
          <table:table-cell table:number-columns-repeated="1018"/>
        </table:table-row>
        <table:table-row table:style-name="ro34">
          <table:table-cell office:value-type="string">
            <text:p><text:span text:style-name="T1">Es kommt mir beinahe so vor, als ob die Menschen es von jeher bemerkt hätten, daß der bloß abstracte Begriff vom Daseyn einer Gottheit nicht kräftig genug auf unsre Handlungen wirken würde, wenn sie ihn nicht mit andern Motiven und anschaulichern Jdeen zu vereinigen, und dadurch zu einem Handlungsprincip zu erheben suchten.</text:span> Man personificirte daher in allen Religionen bald auf eine feinere bald plumpere Art die Handlungen der Gottheit, man schob ihr leidenschaftliche <text:span text:style-name="T2">Motive</text:span> unter, man gab ihr willkürliche Rechte zu belohnen und zu bestrafen, man ließ sie sogar sich in Menschen verwandeln, und durch diese denken und reden, — um gleichsam das zu geistige Bild ihres Wesens unsern Handlungen näher zu bringen, und sich ihren vermeinten Einfluß auf die Moralität unsres Willens deutlicher vorzustellen. <text:span text:style-name="T1">Auf diese Art wurde Religion nach und nach Bedürfniß für den Menschen, und aus dem Bedürfniß Gewohnheit, wobei die Sinnlichkeit sich stets mit ins Spiel mischte.</text:span></text:p>
          </table:table-cell>
          <table:table-cell/>
          <table:table-cell office:value-type="string">
            <text:p><text:s/></text:p>
          </table:table-cell>
          <table:table-cell office:value-type="string">
            <text:p><text:span text:style-name="T1">Stängel, a. a. O. 164.</text:span> Der Artikel 17 erhebt sich so durch die <text:span text:style-name="T2">Motive</text:span>, welche ihn hervorgerufen haben, zu einem Glanzpunkt in der deutschen Bundesakte! <text:span text:style-name="T1">Aber nicht blos vom Standpunkte des Rechts und der Billigkeit aus, war die Fassung dieses Artikels eine glückliche zu nennen, sondern man mochte wohl auch eingesehen haben, daß es einen praktischen Werth habe, die Thätigkeit des Fürsten Taxis auf dem Gebiete des Postwesens nicht ganz außer Wirksamkeit zu setzen; das durch die Auflösung des deutschen Reichs und die Stiftung des Rheinbunds vollendete Territorial-Jsolirungs-System hatte in dem deutschen Postwesen eine zu schädliche Zersplitterung erzeugt, als daß man nicht hätte froh sein müssen, daß Taxis mit dem ganzen Aufwande seiner reichen Erfahrungen sich um die Leitung der zersplitterten einzelnen Territorialposten annahm, und ein glänzenderes Zeugniß für die anerkannte Tüchtigkeit und bewährte Sachkenntniß dieses Hauses hätte man nicht geben können, als dies der damalige preußische Generalpostmeister von Seegebarth in einer dem Staatskanzler Hardenberg überreichten Denkschrift über die auf dem Wiener Congreß zu regulirende Postangelegenheit niedergelegt hat, indem er sagte:</text:span></text:p>
          </table:table-cell>
          <table:table-cell office:value-type="string">
            <text:p>-</text:p>
          </table:table-cell>
          <table:table-cell office:value-type="float" office:value="211">
            <text:p>211</text:p>
          </table:table-cell>
          <table:table-cell table:number-columns-repeated="1018"/>
        </table:table-row>
        <table:table-row table:style-name="ro11">
          <table:table-cell office:value-type="string">
            <text:p><text:span text:style-name="T1">— </text:span><text:span text:style-name="T1">Dass doch dein Geist den Zorn der Könige versöhne, Der itzt die Welt verheert.</text:span> Dir hat dein Freund, Teutoniens Erretter, Der Held, der dreymal Frieden heischt, Bevor sein schwerer Arm durch sieben <text:span text:style-name="T2">Donnerwetter</text:span> Der Fürsten Raubsucht täuscht, <text:span text:style-name="T1">Vereint mit Suecien durch deine Bande, Und mit Ruthenien vertraut, Nach langer Arbeit einen Tempel an dem Rande Des alten Belts erbaut.</text:span></text:p>
          </table:table-cell>
          <table:table-cell/>
          <table:table-cell office:value-type="string">
            <text:p><text:s/></text:p>
          </table:table-cell>
          <table:table-cell office:value-type="string">
            <text:p><text:span text:style-name="T1">Doch ich breche diesen Gegenstand ab, da er nicht eigentlich zu meinem Plan gehört.</text:span> Verhalten bey <text:span text:style-name="T2">Donnerwettern</text:span>. <text:span text:style-name="T1">Auser den Wetterableitern gibt es bisher kein anderes zuverläßiges Mittel, sich vor dem Blitz in Sicherhit zu setzen.</text:span></text:p>
          </table:table-cell>
          <table:table-cell office:value-type="string">
            <text:p>-</text:p>
          </table:table-cell>
          <table:table-cell office:value-type="float" office:value="664">
            <text:p>664</text:p>
          </table:table-cell>
          <table:table-cell table:number-columns-repeated="1018"/>
        </table:table-row>
        <table:table-row table:style-name="ro40">
          <table:table-cell office:value-type="string">
            <text:p><text:span text:style-name="T1">Die Erfolge desselben hängen von der Erfüllung folgender Bedingungen ab:</text:span> 1. Die Betriebspläne müssen nicht nur den <text:span text:style-name="T2">technischen</text:span> Anforderungen genügen, sondern auch die wirtschaftlichen Bedürfnisse des Gemeindehaushalts in angemessener Weise berücksichtigen. <text:span text:style-name="T1">Württemberg, Gesetz vom 16. VIII. 1875, Art. 3: Innerhalb der durch Art. 2 gezogenen Grenzen (Nachhaltigkeit) sind bei der Entwerfung der Wirtschaftspläne die besonderen, in der Eigentümlichkeit des Haushaltes der Körperschaften begründeten Zwecke und Bedürfnisse der Waldbesitzer zu berücksichtigen und hiernach Holzart, Betriebsart und Umtriebszeit zu wählen.</text:span></text:p>
          </table:table-cell>
          <table:table-cell/>
          <table:table-cell office:value-type="string">
            <text:p><text:s/></text:p>
          </table:table-cell>
          <table:table-cell office:value-type="string">
            <text:p><text:span text:style-name="T1">Denn da wird sich finden: daß der Urheber und oft noch seine späteste Nachfolger um eine Idee herumirren, die sie sich selbst nicht haben deutlich machen und daher den eigenthümlichen Inhalt, die Articulation (systematische Einheit) und Gränzen der Wissenschaft nicht bestimmen können.</text:span> Es ist schlimm: daß nur allererst, nachdem wir lange Zeit, nach Anweisung einer in uns versteckt liegenden Idee, rhapsodistisch viele dahin sich beziehende Erkentnisse, als Bauzeug, gesammelt, ia gar lange Zeiten hindurch sie <text:span text:style-name="T2">technisch</text:span> zusammengesezt haben, es uns denn allererst möglich ist, die Idee in hellerem Lichte zu erblicken und ein Ganzes nach den Zwecken der Vernunft architectonisch zu entwerfen. <text:span text:style-name="T1">Die Systeme scheinen, wie Gewürme, durch eine generatio equivoca, aus dem blossen Zusammenfluß von aufgesammelten Begriffen, anfangs verstümmelt, mit der Zeit vollständig, gebildet worden zu seyn, ob sie gleich alle insgesamt ihr Schema, als den ursprünglichen Keim, in der sich blos auswickelnden Vernunft hatten und darum, nicht allein ein iedes vor sich nach einer Idee gegliedert, sondern noch dazu alle unter einander in einem System menschlicher Erkentniß wiederum als Glieder eines Ganzen zweckmässig vereinigt seyn und eine Architectonik alles menschlichen Wissens erlauben, die ieziger Zeit, da schon so viel Stoff gesammelt ist, oder aus Ruinen eingefallener alter Gebäude genommen werden kan, nicht allein möglich, sondern nicht einmal so gar schwer seyn würde.</text:span></text:p>
          </table:table-cell>
          <table:table-cell office:value-type="string">
            <text:p>-</text:p>
          </table:table-cell>
          <table:table-cell office:value-type="float" office:value="257">
            <text:p>257</text:p>
          </table:table-cell>
          <table:table-cell table:number-columns-repeated="1018"/>
        </table:table-row>
        <table:table-row table:style-name="ro42">
          <table:table-cell office:value-type="string">
            <text:p><text:span text:style-name="T1">Anatol.</text:span> Aber, <text:span text:style-name="T2">Donnerwetter</text:span> — er wird doch noch andere Eigenschaften haben, als daß er Dir keine Austern und keinen Champagner zahlen kann — <text:span text:style-name="T1">Max.</text:span></text:p>
          </table:table-cell>
          <table:table-cell/>
          <table:table-cell office:value-type="string">
            <text:p><text:s/></text:p>
          </table:table-cell>
          <table:table-cell office:value-type="string">
            <text:p><text:span text:style-name="T1">(aufs Aeußerste überrascht).</text:span> <text:span text:style-name="T2">Donnerwetter</text:span>! <text:span text:style-name="T1">Loth.</text:span></text:p>
          </table:table-cell>
          <table:table-cell office:value-type="string">
            <text:p>-</text:p>
          </table:table-cell>
          <table:table-cell office:value-type="float" office:value="1161">
            <text:p>1161</text:p>
          </table:table-cell>
          <table:table-cell table:number-columns-repeated="1018"/>
        </table:table-row>
        <table:table-row table:style-name="ro8">
          <table:table-cell office:value-type="string">
            <text:p><text:span text:style-name="T1">„</text:span><text:span text:style-name="T1">Ist das nicht die große Frage, die Alles regiert!</text:span> Nur daß die Groben für Andre, die <text:span text:style-name="T2">Feinen</text:span> für sich einen Mantel darüber hängen. <text:span text:style-name="T1">Von meinen Verbrechern wollen die Wenigsten sich selbst täuschen, es ist daher viel leichter, die Bemäntelung abzureißen und der Sache auf den Grund zu kommen.</text:span></text:p>
          </table:table-cell>
          <table:table-cell/>
          <table:table-cell office:value-type="string">
            <text:p><text:s/></text:p>
          </table:table-cell>
          <table:table-cell office:value-type="string">
            <text:p><text:span text:style-name="T1">TISSOT. angef. Ort. S. 168. u. f.</text:span> Ein anderer Fehler befindet sich bei der falschen Stimme, welche entsteht, wenn wir das <text:span text:style-name="T2">Feine</text:span> der Stimme über die natürliche ‘Tonleiter erzwingen wollen. Alsdenn kommen nemlich drei oder vier Töne, bisweilen auch wohl noch mehr, die wir hinzu thun, kaum klar heraus: diese ungewissen und fehlerhaften Töne, scheint nicht sowohl der Nasenkanal zu machen, in welchem sie gobildet werden, als vielmehr die Ueberspannung der Glottissäiten, welche, wie alle Säiten, einen feinen Ton hervorbringen, so bald sie über ihr gehöriges Maas ausgedehnet werden. <text:span text:style-name="T1">DODART.</text:span></text:p>
          </table:table-cell>
          <table:table-cell office:value-type="string">
            <text:p>-</text:p>
          </table:table-cell>
          <table:table-cell office:value-type="float" office:value="8">
            <text:p>8</text:p>
          </table:table-cell>
          <table:table-cell table:number-columns-repeated="1018"/>
        </table:table-row>
        <table:table-row table:style-name="ro3">
          <table:table-cell office:value-type="string">
            <text:p><text:span text:style-name="T1">Hierzu kommen die Elephantenköpfe auf den Flügeln, wie sie bey den Alten hießen, am Harnische, welche man etwa auf die ersten Elephanten wird gedeutet haben, die dieser König zuerst in Griechenland und Jtalien geführet: daher man dieselben auch an der Bekleidung der ergänzten neuen Füße angebracht hat.</text:span> Dieser angenommenen Meynung zufolge, hat Gori einen ähnlichen Kopf eines geschnittenen Steins, in dem Großherzoglichen <text:span text:style-name="T2">Museo</text:span> zu Florenz, einen Pyrrhus getauft. Dieser König aber hat vermuthlich nach dem Gebrauche seiner Zeit unter den Griechen, entweder gar keinen, oder sehr wenig von Bart, wie auf einer großen goldenen Münze desselben zu Florenz, getragen, und es hat keiner von allen damaligen Königen einen Bart: <text:span text:style-name="T1">denn die Griechen fiengen an unter Alexander dem Großen sich denselben abzunehmen.</text:span></text:p>
          </table:table-cell>
          <table:table-cell/>
          <table:table-cell office:value-type="string">
            <text:p><text:s/></text:p>
          </table:table-cell>
          <table:table-cell office:value-type="string">
            <text:p><text:span text:style-name="T1">Das nun von Müller übernommene Archiv, welches mehrere Jahre die einzige Zeitschrift für die in ihm vertretenen Fächer blieb, wurde daher in seinen Händen ein mächtiges Mittel zur Förderung des von ihm neu geweckten wissenschaftlichen Geistes, besonders durch die anfangs von ihm gefertigten Jahresberichte.</text:span> Daneben erhielt er die Schätze des von Rudolph gepflegten anatomischen <text:span text:style-name="T2">Museums</text:span> zu freier Benutzung. <text:span text:style-name="T1">Nur einzelne wenige Männer aber haben die ihnen gebotenen Umstände so zum Besten der Wissenschaft zu verwerthen gewußt, wie Müller mit seiner ungeheuren Arbeitskraft, seinem staunenerregenden Fleiße und seinem durchdringenden Verstande.</text:span></text:p>
          </table:table-cell>
          <table:table-cell office:value-type="string">
            <text:p>-</text:p>
          </table:table-cell>
          <table:table-cell office:value-type="float" office:value="65">
            <text:p>65</text:p>
          </table:table-cell>
          <table:table-cell table:number-columns-repeated="1018"/>
        </table:table-row>
        <table:table-row table:style-name="ro6">
          <table:table-cell office:value-type="string">
            <text:p><text:span text:style-name="T1">Kommt ein Drath in den Weg, der von oben ein Stück herabgehet, so findet er sich gemeiniglich daran ein.</text:span> Hat man nun keinen Wetterableiter; so vermeide man zur Zeit eines <text:span text:style-name="T2">Donnerwetters</text:span> diejenigen Orte, wo in einem Hause von oben biß unten, Dräthe oder eiserne Stiegengeländer u. d. g. herabgehen. <text:span text:style-name="T1">Auch die Fenster sind wegen des daran befindlichen Blitz und Eisenwerks gefährlich, wenn nahe bey ihnen eine Reihe von Metallen überwärts in das Dach, und unterwärts in den Boden fortlauft.</text:span></text:p>
          </table:table-cell>
          <table:table-cell/>
          <table:table-cell office:value-type="string">
            <text:p><text:s/></text:p>
          </table:table-cell>
          <table:table-cell office:value-type="string">
            <text:p><text:span text:style-name="T1">Sie schmachtet, seufzt, netzt ihre Wangen Mit Thränen, die sie künftig weint.</text:span> Sie nennt dich oft in einer Stunde Wohl tausendmal den besten Freund, Und schwört mit schmeichlerischem Munde Beim Grabmal ihres Vaters, bei Den Sternen und bei allen Göttern, Bei Sonnenschein und <text:span text:style-name="T2">Donnerwettern</text:span>, Daß ihr dein Kuß noch süßer sei, Als Süßigkeit von jungen Bienen; Und zaubert dich mit holden Mienen An ihre giftbestrichne Brust Und nennt dich ihre größte Lust, Den ersten Abgott ihrer Seele, Den reichsten Jüngling von der Welt, Den Menschen, der in einer Höhle Mehr ihren Augen wohlgefällt, Als Prinzen, die so fein nicht fühlen Im Prunksaal und auf goldnen Stühlen Und einer sammtbezognen Bank. <text:span text:style-name="T1">Sie stellt sich gar vor Liebe krank, Und redet nur gebrochne Töne.</text:span></text:p>
          </table:table-cell>
          <table:table-cell office:value-type="string">
            <text:p>-</text:p>
          </table:table-cell>
          <table:table-cell office:value-type="float" office:value="531">
            <text:p>531</text:p>
          </table:table-cell>
          <table:table-cell table:number-columns-repeated="1018"/>
        </table:table-row>
        <table:table-row table:style-name="ro11">
          <table:table-cell office:value-type="string">
            <text:p><text:span text:style-name="T1">Th</text:span> Plettenbergs <text:span text:style-name="T2">geharnischtes</text:span> völliges Bildnis mit starkem Bart, in der Rechten das Schwerdt empor mit der Linken das Schild mit dem Ordens-und Geschlechtswapen an einem Bande vor dem Knie haltend, mit der Umschrift: MONE. NOVA. MAGRI. LIVO-NI. Rev. <text:span text:style-name="T1">Ein gekröntes und mit Stralen umgebenes Marienbild mit dem Kinde JEsu auf dem linken Arm. S. MARIA. 9 SERVA. POPVLV. TVV. 25.</text:span></text:p>
          </table:table-cell>
          <table:table-cell/>
          <table:table-cell office:value-type="string">
            <text:p><text:s/></text:p>
          </table:table-cell>
          <table:table-cell office:value-type="string">
            <text:p><text:span text:style-name="T1">Jn mächtiger Woge versank, Jn dem Schilfmeer, wie das Bley sinkt,</text:span> Der <text:span text:style-name="T2">geharnschte</text:span> Reuter, das Roß, Kriegswagen, Pharao selbst! <text:span text:style-name="T1">Gott sah zornig herab Aus Wolken in Flammen, da flohn Jn des Meers Strom die Geschrekten!</text:span></text:p>
          </table:table-cell>
          <table:table-cell office:value-type="string">
            <text:p>-</text:p>
          </table:table-cell>
          <table:table-cell office:value-type="float" office:value="441">
            <text:p>441</text:p>
          </table:table-cell>
          <table:table-cell table:number-columns-repeated="1018"/>
        </table:table-row>
        <table:table-row table:style-name="ro10">
          <table:table-cell office:value-type="string">
            <text:p><text:span text:style-name="T1">TISSOT. angef. Ort. S. 168. u. f.</text:span> Ein anderer Fehler befindet sich bei der falschen Stimme, welche entsteht, wenn wir das <text:span text:style-name="T2">Feine</text:span> der Stimme über die natürliche ‘Tonleiter erzwingen wollen. Alsdenn kommen nemlich drei oder vier Töne, bisweilen auch wohl noch mehr, die wir hinzu thun, kaum klar heraus: diese ungewissen und fehlerhaften Töne, scheint nicht sowohl der Nasenkanal zu machen, in welchem sie gobildet werden, als vielmehr die Ueberspannung der Glottissäiten, welche, wie alle Säiten, einen feinen Ton hervorbringen, so bald sie über ihr gehöriges Maas ausgedehnet werden. <text:span text:style-name="T1">DODART.</text:span></text:p>
          </table:table-cell>
          <table:table-cell/>
          <table:table-cell office:value-type="string">
            <text:p><text:s/></text:p>
          </table:table-cell>
          <table:table-cell office:value-type="string">
            <text:p><text:span text:style-name="T1">8. Das Treiben 18 bis 20 Stunden gedauert hat, und die Glätt ist davon, die Silber aber beginnen zu blikken:</text:span> So schüret man noch etwas Scheidholz, damit die Silber um desto reiner werden, hierauf aber stelt man das Gebläse ein, löschet die Silber ab, und nimt sie aus dem Ofen heraus, da dann von einem solchen Treiben 7 bis 8 Mark Silber erfolgen, die 15 Loth und 13 Grän in der Feine halten, und zu Clausthal am Oberhaarz fein gebrent, und zu einem sehr hohen Grad der <text:span text:style-name="T2">Feine</text:span> gebracht werden, indem sie 15 Loth 14 Grän fein Silber und ¾ Grän Gold halten, wovon die leztere durch den trokkenen Weg heraus geschieden werden. <text:span text:style-name="T1">Auser diesem fallen aber auch</text:span></text:p>
          </table:table-cell>
          <table:table-cell office:value-type="string">
            <text:p>-</text:p>
          </table:table-cell>
          <table:table-cell office:value-type="float" office:value="848">
            <text:p>848</text:p>
          </table:table-cell>
          <table:table-cell table:number-columns-repeated="1018"/>
        </table:table-row>
        <table:table-row table:style-name="ro4">
          <table:table-cell office:value-type="string">
            <text:p><text:span text:style-name="T1">Henochs Geschichte und die Redensart von Abrahams Tode: „Er ward zu seinem Volke versammelt“, da er doch nicht bei seinen Vorfahren begraben ward, wurden allein angeführt, (Gen. 49, 10. nicht einmahl).</text:span> Daß es Moses bei seinen Geboten nicht ausdrücklich als <text:span text:style-name="T2">Motiv</text:span> brauchte, ward seicht und verworren beantwortet. II) Beweise aus der Vernunft. <text:span text:style-name="T1">Da ward nur kurz die Perfektibilität des Menschen in Erinnerung gebracht. III) Beweise aus dem Consensu Gentilium.</text:span></text:p>
          </table:table-cell>
          <table:table-cell/>
          <table:table-cell office:value-type="string">
            <text:p><text:s/></text:p>
          </table:table-cell>
          <table:table-cell office:value-type="string">
            <text:p><text:span text:style-name="T1">Nur gegenwärtige Vortheile, oder gegenwärtige Uebel sind es, welche das Volk in Handlung sezen, und diese darf eine gute Staatskunst nicht abwarten.</text:span> Wie schlimm also für diese Fürsten wenn nicht zum Glücke ein andres wirksames <text:span text:style-name="T2">Motiv</text:span> sich ihnen dargebothen hätte, das die Nation in Leidenschaft sezte, und einen Enthusiasmus in ihr entflammte, der gegen die politische Gefahr gerichtet werden konnte, weil er in dem nehmlichen Gegenstande mit derselben zusammentraf. <text:span text:style-name="T1">Dieses Motiv war der erklärte Haß gegen eine Religion, welche das Haus Oesterreich beschüzte, die schwärmerische Anhänglichkeit an eine Lehre, welche dieses Haus mit Feuer und Schwert zu vertilgen strebte.</text:span></text:p>
          </table:table-cell>
          <table:table-cell office:value-type="string">
            <text:p>-</text:p>
          </table:table-cell>
          <table:table-cell office:value-type="float" office:value="487">
            <text:p>487</text:p>
          </table:table-cell>
          <table:table-cell table:number-columns-repeated="1018"/>
        </table:table-row>
        <table:table-row table:style-name="ro8">
          <table:table-cell office:value-type="string">
            <text:p><text:span text:style-name="T1">Dieser Ueberschuss englischer Ausfuhr nach, über die Einfuhr von, Indien wird thatsächlich zu Stande gebracht durch eine Einfuhr von Indien, wofür England kein Aequivalent zahlt: die Tratten der ostindischen Kompagnie (jetzt der ostindischen Regierung) lösen sich auf in einen Tribut, der von Indien erhoben wird.</text:span> Z. B. 1855: die Einfuhr von Indien nach England von 12670000 £; die englischen Ausfuhren nach Indien 10350000 £. <text:span text:style-name="T2">Bilanz</text:span> zu Gunsten Indiens 2250000 £. <text:span text:style-name="T1">„Wenn hiermit die Sachlage erschöpft wäre, so würden diese 2250000 £ in irgend einer Form nach Indien zu remittiren sein.</text:span></text:p>
          </table:table-cell>
          <table:table-cell/>
          <table:table-cell office:value-type="string">
            <text:p><text:s/></text:p>
          </table:table-cell>
          <table:table-cell office:value-type="string">
            <text:p><text:span text:style-name="T1">Ich meine den Satz, dass man (unter den wiederholt angegebenen Beschränkungen) die Unendlichkeitspuncte der Function und die Periodicitätsmoduln ihres reellen Theiles an den Querschnitten als willkürliche und hinreichende Bestimmungsstücke derselben erachten darf. —</text:span> So etwa stellt sich die <text:span text:style-name="T2">Bilanz</text:span>, wenn man die functionentheoretischen Interessen, wie es unter Mathematikern zu geschehen pflegt, voranstellt. <text:span text:style-name="T1">Aber vergessen wir nicht, dass die umgekehrte Auffassung im Grunde ebenso berechtigt ist.</text:span></text:p>
          </table:table-cell>
          <table:table-cell office:value-type="string">
            <text:p>-</text:p>
          </table:table-cell>
          <table:table-cell office:value-type="float" office:value="1143">
            <text:p>1143</text:p>
          </table:table-cell>
          <table:table-cell table:number-columns-repeated="1018"/>
        </table:table-row>
        <table:table-row table:style-name="ro6">
          <table:table-cell office:value-type="string">
            <text:p><text:span text:style-name="T1">Triumphirend empfahl der sächsische Oberhofprediger Ammon die neuen Thesen als eine bittere Arznei für die Glaubensschwäche der Zeit.</text:span> Der Dresdner Rationalist, der nur weltklug das Interesse der größten lutherischen Landeskirche zu wahren suchte, wurde freilich durch eine <text:span text:style-name="T2">geharnischte</text:span> Entgegnung Schleiermachers rasch abgethan; doch der tiefe Glaubensernst des Kieler Predigers war durch wissenschaftliche Ueberlegenheit nicht zu besiegen. <text:span text:style-name="T1">Auch der wackere Superintendent Heubner in Wittenberg versagte sich der Union, und bald erwachte dort in den Lutherlanden ein zäher, stiller Widerstand, der, entsprungen aus den geheimnißvollen Tiefen des Gemüthslebens, mit schonender Zartheit behandelt werden mußte.</text:span></text:p>
          </table:table-cell>
          <table:table-cell/>
          <table:table-cell office:value-type="string">
            <text:p><text:s/></text:p>
          </table:table-cell>
          <table:table-cell office:value-type="string">
            <text:p><text:span text:style-name="T1">Jn der Neuzeit hat sich fast jeder Dichter in dieser Form versucht.</text:span> Schöne Leistungen sind u. A. zu verzeichnen von Geibel, Strachwitz, Herwegh, Dingelstedt, Müller von der Werra, Sallet, Julius Rodenberg, Hermann Lingg, Oskar v. Redwitz, Julius Schanz, Wilhelm Wens, Bodenstedt u. s. w. Rückert hat das Sonett in Agnes, Amaryllis, <text:span text:style-name="T2">Geharnischte</text:span> Sonette, Aprilreiseblätter in allen Tonarten gesungen. <text:span text:style-name="T1">F. Baltzer schrieb 1881 geharnischte Sonette gegen den Pabst &amp;c.</text:span></text:p>
          </table:table-cell>
          <table:table-cell office:value-type="string">
            <text:p>-</text:p>
          </table:table-cell>
          <table:table-cell office:value-type="float" office:value="916">
            <text:p>916</text:p>
          </table:table-cell>
          <table:table-cell table:number-columns-repeated="1018"/>
        </table:table-row>
        <table:table-row table:style-name="ro3">
          <table:table-cell office:value-type="string">
            <text:p><text:span text:style-name="T1">Dann werden kleine Bällchen davon aufgerollt, solche auf einer mit Butter bestrichenen Platte bei guter Mittelhitze etwa ¼ Stunde aufmerksam gebacken.</text:span> Bricht man eine Nuß durch und ist sie inwendig <text:span text:style-name="T2">locker</text:span> und trocken, so sind sie gahr. <text:span text:style-name="T1">Sie haben einen angenehmen Geschmack und halten sich wohl ein Jahr lang.</text:span></text:p>
          </table:table-cell>
          <table:table-cell/>
          <table:table-cell office:value-type="string">
            <text:p><text:s/></text:p>
          </table:table-cell>
          <table:table-cell office:value-type="string">
            <text:p><text:span text:style-name="T1">Denn zuerst bestehen viele unserer festen Theile beinahe ganz aus einem solchen Zellgewebe, z. B. die meisten Membranen und Knorpel, die sich durch eine fortgesetzte Mazeration, in ein lockeres Zellgewebe wiederum auflösen lassen.</text:span> Bei anderen Theilen ist diese Zellhaut so innig einverwebt, daß sie den übrigen Bestandtheilen gleichsam zur Hülle, und Stütze dienet; so bestanden ehemals die härtesten Knochen, aus einem Knorpel, der selbst nichts anders als ein dichtes Zellgewebe war, in der Folge aber von dem sich ergießenden Knochensaft in ein <text:span text:style-name="T2">lockeres</text:span> Gewebe ausgedehnet, und gleichsam ganz davon durchdrungen wurde. <text:span text:style-name="T1">Dieses Zellgewebe erstreckt sich auf alle festen Theile des Körpers, die Glasur der Zähne ausgenommen, worinn ich auch durch die stärksten Säuern, keine Spur davon entdecken konnte.</text:span></text:p>
          </table:table-cell>
          <table:table-cell office:value-type="string">
            <text:p>-</text:p>
          </table:table-cell>
          <table:table-cell office:value-type="float" office:value="375">
            <text:p>375</text:p>
          </table:table-cell>
          <table:table-cell table:number-columns-repeated="1018"/>
        </table:table-row>
        <table:table-row table:style-name="ro9">
          <table:table-cell office:value-type="string">
            <text:p><text:span text:style-name="T1">Officier und Passagier, ohne Unterschied, thaten bey dieser Gelegenheit ihr äußerstes.</text:span> Es ward ungesäumt ein Boot ausgesetzt, auf selbigem nicht weit von uns ein Anker ausgeworfen, und vermittelst dessen das Schiff los gehoben und wiederum <text:span text:style-name="T2">flott</text:span> gemacht. <text:span text:style-name="T1">Da die Indianer an Bord sahen, wie sauer wir es uns werden ließen, so legten sie mit Hand an; sie arbeiteten an der Winde, halfen uns die Taue einnehmen und verrichteten andre dergleichen Arbeit mehr.</text:span></text:p>
          </table:table-cell>
          <table:table-cell/>
          <table:table-cell office:value-type="string">
            <text:p><text:s/></text:p>
          </table:table-cell>
          <table:table-cell office:value-type="string">
            <text:p><text:span text:style-name="T1">Dann ging erst unser Leben an, Trotz Weh und Ach, trotz Papst und Bann.</text:span> Juchhei, das war ein <text:span text:style-name="T2">flottes</text:span> Schreiten, Den langen Flammberg an der Seiten, Die Straßen auf, die Straßen ab; Und oft, den Schmucksten zu belohnen, Fiel hoch von marmornen Balkonen Ein rother Rosenstrauß herab. <text:span text:style-name="T1">Und überall, wohin wir schauten, Noch nie von uns erblickte Bauten; Das war ein Blinken, Glitzern, Gleißen: Statüen, Obelisken, Hermen, Theater, Circusse und Thermen Und wie die Wunder alle heißen!</text:span></text:p>
          </table:table-cell>
          <table:table-cell office:value-type="string">
            <text:p>-</text:p>
          </table:table-cell>
          <table:table-cell office:value-type="float" office:value="171">
            <text:p>171</text:p>
          </table:table-cell>
          <table:table-cell table:number-columns-repeated="1018"/>
        </table:table-row>
        <table:table-row table:style-name="ro12">
          <table:table-cell office:value-type="string">
            <text:p><text:span text:style-name="T1">Da in II. Theil 1, 200c Waare sich umgesetzt gegen 200 Im (Waare), und da alles Geld, was bei diesem Umsatz von 400 Waaren zwischen I und II cirkulirt, zurückfliesst zu dem, der es vorgeschossen hat, I oder II, so ist dies Geld, als Element des Umsatzes zwischen I und II, in der That kein Element des Problems, das uns hier beschäftigt.</text:span> Oder anders dargestellt: unterstellen wir, dass in dem Umsatz zwischen 200 Im (Waare) und 200 IIc (Waare von II, Theil 1) das Geld als Zahlungsmittel fungirt, nicht als Kaufmittel und daher auch nicht als „Cirkulationsmittel“ im engsten Sinn, so ist klar, da die Waaren 200 Im und 200 IIc (Theil 1) von gleichem Werthbetrag, Produktionsmittel vom Werth von 200 sich austauschen gegen Konsumtionsmittel zum Werth von 200, das Geld hier nur ideell fungirt, und kein Geld zur Zahlung von <text:span text:style-name="T2">Bilanz</text:span> von dieser oder jener Seite wirklich in Cirkulation zu werfen. <text:span text:style-name="T1">Das Problem tritt also erst rein hervor, wenn wir die Waare 200 Im und ihr Aequivalent, die Waare 200 IIc (Theil 1) auf beiden Seiten I und II wegstreichen.</text:span></text:p>
          </table:table-cell>
          <table:table-cell/>
          <table:table-cell office:value-type="string">
            <text:p><text:s/></text:p>
          </table:table-cell>
          <table:table-cell office:value-type="string">
            <text:p><text:span text:style-name="T1">Aus den letzten Worten sollte man muthmassen, daß es den Chatten zur Verwegenheit angerechnet worden, wie sie sich an die Cherusker gewagt.</text:span> Tacitus zog aber vielleicht die <text:span text:style-name="T2">Bilanz</text:span> nach ihrem beyderseitigen alten Ruhm, und nicht nach dem Uebergewicht, welches die Chatten durch ihre neuen Verbindungen, excusso jugo Romanorum, erhalten hatten. <text:span text:style-name="T1">Masyus rex Semnorum &amp; Ganna virgo (ea post Velledam in Celtica vates oracula reddebat) Domitianum adierunts &amp; honorifice ab eo tractati domum rediernnt.</text:span></text:p>
          </table:table-cell>
          <table:table-cell office:value-type="string">
            <text:p>-</text:p>
          </table:table-cell>
          <table:table-cell office:value-type="float" office:value="328">
            <text:p>328</text:p>
          </table:table-cell>
          <table:table-cell table:number-columns-repeated="1018"/>
        </table:table-row>
        <table:table-row table:style-name="ro10">
          <table:table-cell office:value-type="string">
            <text:p><text:span text:style-name="T1">2. ch. 3 et. 9. Fixe luft (Kohlengesäuertes Gas) kann nach Hrn. Lavoisier (Traité élem. I. p 50.) erst bey einer größern Menge Wasser gesättigt werden.</text:span> Vielleicht ist dieser Umstand für die <text:span text:style-name="T2">technischen</text:span> Künste künftig einmal nicht unwichtig. <text:span text:style-name="T1">Bey Gradirhäusern mit breiten Wänden wird, wenn auch von innen gradirt werden soll, die Verdünstung merklich gehindert.</text:span></text:p>
          </table:table-cell>
          <table:table-cell/>
          <table:table-cell office:value-type="string">
            <text:p><text:s/></text:p>
          </table:table-cell>
          <table:table-cell office:value-type="string">
            <text:p><text:span text:style-name="T1">Die erstere Ursache scheint bisher fast ganz übersehen zu seyn, und da man den Nachtheil, den sie hervorbringt, nicht kannte, so war man auch wenig auf ihre Hinwegräumung bedacht.</text:span> Schon Papin, dessen große Entdeckungen für die wissenschaftliche und <text:span text:style-name="T2">technische</text:span> Chemie gleich wichtig waren, kannte (ums Jahr 1673) die geringe Temperatur, bey der Wasser und Weingeist im luftleeren Raume zu sieden anfangen. <text:span text:style-name="T1">Fahrenheit bemerkte, was Amontons entgangen war, daß der Siedpunkt bey verschiedenem Barometerstande verschieden sey, und le Monnier und Secondat de Montesquieux bestätigten diese Bemerkungen durch Erfahrungen auf den Gipfeln der Pyrenäen.</text:span></text:p>
          </table:table-cell>
          <table:table-cell office:value-type="string">
            <text:p>-</text:p>
          </table:table-cell>
          <table:table-cell office:value-type="float" office:value="876">
            <text:p>876</text:p>
          </table:table-cell>
          <table:table-cell table:number-columns-repeated="1018"/>
        </table:table-row>
        <table:table-row table:style-name="ro10">
          <table:table-cell office:value-type="string">
            <text:p><text:span text:style-name="T1">Ein Schöps wird entsetzlich geprügelt, nämlich sein todter Schenkel — die zinnernen Pathenteller der zwei Wuzischen Kinder werden abgestäubt — — mein Silber-Besteck wird abgeborgt — das Feuer knackt — die Wuzin rennt — ihre Kinder und Vögel schreien. — —</text:span> Alle diese Zurüstungen zu einem viel zu großen Diner, das heute unten gegeben wird, hör' ich in mein <text:span text:style-name="T2">Museum</text:span> herauf: vielleicht sind diese Zurüstungen dem Range der zwei Gäste, die das Traktement annehmen sollen, angemessener als dem Stande der beiden Schulleute, die es geben. <text:span text:style-name="T1">Gegenwärtigen Geschichtschreiber und seine Schwester speisen sie nämlich.</text:span></text:p>
          </table:table-cell>
          <table:table-cell/>
          <table:table-cell office:value-type="string">
            <text:p><text:s/></text:p>
          </table:table-cell>
          <table:table-cell office:value-type="string">
            <text:p><text:span text:style-name="T1">Auch die Provinzen wurden bisweilen an Siegesdenkmalen charakterisirt.</text:span> Von grössern Bildwerken dieser Gattung sind uns nur eine Anzahl Hochrelieffiguren erhalten (eine im untern Gang des Museo Capitolino, eine im Hof des Conservatorenpalastes, mehrere im <text:span text:style-name="T2">Museum</text:span> von Neapel, Halle des Jupiter), leblose römische Decorationsarbeiten. <text:span text:style-name="T1">An einem berühmten Altar aus Puteoli (Museum von Neapel, Halle des Tiberius) sind vierzehn asiatische Städte als allegorische weibliche Figuren dargestellt, wobei die Kunst sich begreiflicher Weise sehr auf die Attribute stützen musste; überdiess ist der Marmor sehr verwittert. —</text:span></text:p>
          </table:table-cell>
          <table:table-cell office:value-type="string">
            <text:p>-</text:p>
          </table:table-cell>
          <table:table-cell office:value-type="float" office:value="138">
            <text:p>138</text:p>
          </table:table-cell>
          <table:table-cell table:number-columns-repeated="1018"/>
        </table:table-row>
        <table:table-row table:style-name="ro24">
          <table:table-cell office:value-type="string">
            <text:p><text:span text:style-name="T1">Jch muß mich hierüber näher erklären.</text:span> Die Erfahrung lehrt es ja, daß wir oft in einem Augenblick durch eine unwiderstehliche Kraft und Gewalt mitten aus einer scheinbaren Unthätigkeit unserer Seele herausgerissen und gleichsam blindlings zum Handeln und Denken fortgetrieben werden, ohne daß wir eine deutliche Vorstellung von den einzelnen <text:span text:style-name="T2">Motiven</text:span> unseres Willens angeben konnten, obgleich dergleichen Motiven absolut vorhanden seyn müßten. <text:span text:style-name="T1">Hinterher aber fanden wir bei einer genauern Untersuchung unseres Seelenzustandes, daß gewisse dunkle Bilder der Phantasie, eine geheime Würkung der Himmelsluft auf unsere Organe, eine versteckte Jdeenassociation unseres Geistes, oft auch eine schnelle Reihe solcher Vorstellungen, die durch Gewohnheit und Mangel der Neuheit uns unbemerkbar geworden waren, den Grund von hundert unerwarteten Modifikationen unserer Seele in sich enthielten.</text:span></text:p>
          </table:table-cell>
          <table:table-cell/>
          <table:table-cell office:value-type="string">
            <text:p><text:s/></text:p>
          </table:table-cell>
          <table:table-cell office:value-type="string">
            <text:p><text:span text:style-name="T1">Cambdenus ad an. 1580.</text:span> In der Folge beschwerten sich iedoch die europäischen Mächte verschiedentlich über die grosbritannischen Herschaftsabsichten. La Cour de Londres, hieß es, a depuis bien long tems pour maxime qu’ elle doit dominer exclusivement sur toutes les mers; toutes ses demarches sans cesse dirigeés vers ce but — Ce sont toutes ces causes réunies, qui la porterent — à s’arrager un empire tyrannique en pleine mer; à préscrire des loix arbitraires, inconnues et inadmissibles — La continuation de la guerre est devenue inévitable — pour mettre un terme à l’ empire tyrannique que l’ Angleterre a usurpé et prétend conserver sur toutes les mers V. Exposé des <text:span text:style-name="T2">motifs</text:span> de la France contre la Grande Bretagne du 13. Juil. 1779. und Observat. sur le Memoire justificatif. <text:span text:style-name="T1">de la Cour de Londres in Dohms Materialien 4. Th. S. 100. u. f. M. vergl. Mosers Versuch 5. Th. S. 481.</text:span></text:p>
          </table:table-cell>
          <table:table-cell office:value-type="string">
            <text:p>-</text:p>
          </table:table-cell>
          <table:table-cell office:value-type="float" office:value="540">
            <text:p>540</text:p>
          </table:table-cell>
          <table:table-cell table:number-columns-repeated="1018"/>
        </table:table-row>
        <table:table-row table:style-name="ro27">
          <table:table-cell office:value-type="string">
            <text:p><text:span text:style-name="T1">Ausserdem lehrete er dem Alexander Popha, welcher taub war, reden, welches er auch an zween Tauben innerhalb zwei Monathe so gläublich verrichtete, daß der eine darunter auch so gar polnische Buchstaben nachsprechen konnte.</text:span> Er schrieb ein Buch von der Bildung der Buchstaben, welches mir entweder, aus Mangel der <text:span text:style-name="T2">englischen</text:span> Sprache, oder anderer Ursachen wegen, nicht gar zu deutlich zu seyn scheinet. Diesen Mann sahe Monconis, als er sich in England aufhielte, einen Tauben reden lehren, und noch einem andern Unterricht geben. <text:span text:style-name="T1">Phil. trans. n. 345.</text:span></text:p>
          </table:table-cell>
          <table:table-cell/>
          <table:table-cell office:value-type="string">
            <text:p><text:s/></text:p>
          </table:table-cell>
          <table:table-cell office:value-type="string">
            <text:p><text:span text:style-name="T1">Sie waren also in der Lage das unvermeidliche Uebel dulden zu müssen und konnten nur auf dessen möglichste Beschränkung sinnen, verlangten daher, während sie sich nach innen durch die Verbindung des Taïkūn mit dem Mikado-Hause zu stärken suchten, von den Gesandten immer dringender die aufzuschiebende Eröffnung der Häfen von Neagata und Fiogo, der Städte Yeddo und Osaka für den allgemeinen Verkehr, daneben auch das Zugeständniss eines Ausfuhrverbotes für die wichtigsten Landeserzeugnisse.</text:span> Sie motivirten ihre Anträge weitläufig in einer schon unter dem 30. Mai an Herrn Alcock gerichteten Note und fügten derselben ein eigenhändiges Schreiben des Taïkūn an die Königin Victoria bei, welche Actenstücke erst durch Herrn Oliphant, der im Herbst genesen nach Europa zurückkehrte, an die <text:span text:style-name="T2">englische</text:span> Regierung gelangten. <text:span text:style-name="T1">Der Reichsrath entschloss sich nun auch, zu Erledigung dieses und anderer Puncte von minderer Wichtigkeit eine Gesandtschaft an die Höfe der europäischen Vertragsmächte zu schicken, theilte seine Absicht deren Repräsentanten in Japan und brieflich auch dem Grafen Eulenburg mit, der damals in Tientsin den Vertrag mit China schloss, und trat mit den englischen und französischen Diplomaten über die Beförderung der Gesandten nach Europa in Unterhandlung.</text:span></text:p>
          </table:table-cell>
          <table:table-cell office:value-type="string">
            <text:p>-</text:p>
          </table:table-cell>
          <table:table-cell office:value-type="float" office:value="28">
            <text:p>28</text:p>
          </table:table-cell>
          <table:table-cell table:number-columns-repeated="1018"/>
        </table:table-row>
        <table:table-row table:style-name="ro15">
          <table:table-cell office:value-type="string">
            <text:p><text:span text:style-name="T1">Niemand hatte z. B. klarer als Augustinus eingesehen, welche verhängnisvolle Folgen der gezwungene Übertritt zum Christentum für das Christentum selber mit sich führe; schon zu seiner Zeit überwogen in der Kirche (namentlich in Italien) diejenigen Menschen, die in gar keiner innerlichen Beziehung zur christlichen Religion standen und die den neuen Mysterienkult an Stelle des alten nur annahmen, weil der Staat es forderte.</text:span> Der Eine, berichtet Augustinus, wird Christ, weil sein Dienstgeber es befiehlt, der Andere, weil er durch die Verwendung des Bischofs einen Prozess zu gewinnen hofft, der Dritte wünscht eine <text:span text:style-name="T2">Anstellung</text:span>, ein Vierter erhält dadurch eine reiche Frau. <text:span text:style-name="T1">Schmerzerfüllt schaut Augustinus diesem Vorgang zu, der auch thatsächlich das knochenfressende Gift des Christentums wurde, und er warnt eindrücklich (wie Chrysostomus es schon früher gethan hatte) gegen die übliche » Massenbekehrung «: und dennoch ist es dieser selbe Augustinus, der die Lehre des compelle intrare in ecclesiam aufstellt, der das so folgenschwere Prinzip sophistisch zu begründen sucht, durch » die Geissel zeitlicher Leiden « müsse man streben, » schlechte Knechte « zu retten, der die Todesstrafe für Unglauben und die Anwendung staatlicher Gewalt gegen Häresie fordert!</text:span></text:p>
          </table:table-cell>
          <table:table-cell/>
          <table:table-cell office:value-type="string">
            <text:p><text:s/></text:p>
          </table:table-cell>
          <table:table-cell office:value-type="string">
            <text:p><text:span text:style-name="T1">Mosers Versuch 5. Th. S. 55. u. S. 159.</text:span> Auch die Vereinigten N. L. schützten gegen Preussen wegen <text:span text:style-name="T2">Anstellung</text:span> eines Küstenbewahrers bey Ostfriesland, die Veriährung vor, welche letzteres aber nicht gelten lassen wolte. <text:span text:style-name="T1">Mosers Beiträge in Frz. 5. Th. S. 2 und 313. ff.</text:span></text:p>
          </table:table-cell>
          <table:table-cell office:value-type="string">
            <text:p>-</text:p>
          </table:table-cell>
          <table:table-cell office:value-type="float" office:value="19">
            <text:p>19</text:p>
          </table:table-cell>
          <table:table-cell table:number-columns-repeated="1018"/>
        </table:table-row>
        <table:table-row table:style-name="ro3">
          <table:table-cell office:value-type="string">
            <text:p><text:span text:style-name="T1">„</text:span><text:span text:style-name="T1">Sie nehmen dazu“, sagt Naumann, „meist Brustfedern, auch nicht blos die, durch deren Entfernung sie in der Fortpflanzungszeit ganz unten am Bauche nackte Brutflecke bilden, sondern auch solche, die von selbst ausfallen, zu manchen Zeiten mehr, zu anderen weniger.</text:span> Man vermißt sie bei keinem alten Vogel gänzlich, und der Magen ist nicht selten so damit angefüllt, daß sie einen <text:span text:style-name="T2">lockeren</text:span> Ballen darin bilden, in welchem die eingehüllten Nahrungsmittel kaum herauszufinden sind. <text:span text:style-name="T1">Jhre Brusthaut zeigt in jeder Jahreszeit davon; sie ist stets mit hervorkeimenden, in den Blutkielen steckenden, halbreifen, kurz mit jungen Federn von jedem Alter, zwischen den vollständig ausgebildeten besetzt.</text:span></text:p>
          </table:table-cell>
          <table:table-cell/>
          <table:table-cell office:value-type="string">
            <text:p><text:s/></text:p>
          </table:table-cell>
          <table:table-cell office:value-type="string">
            <text:p><text:span text:style-name="T1">Auch in ihrem inneren Leibesbau zeigen die Niesen der See manches Eigenthümliche.</text:span> Die Knochen ihres Geripps werden durch schwammige, <text:span text:style-name="T2">lockere</text:span> Zellen gebildet, welche von flüssigem Fett innig durchdrungen sind, — so innig, daß dieses ihnen niemals entzogen werden kann, daß die Knochen, auch selbst nach längerem Bleichen, immer noch ein fettiges, gelbliches Aussehen behalten; dagegen fehlen allen Knochen die Markhöhlen. <text:span text:style-name="T1">An dem gewaltigen Schädel, welcher nur bei den wenigsten in einem regelrechten Verhältniß zum Leibe steht, sind die Kopfknochen sonderbar verschoben, liegen lose auf einander oder hängen nur durch weiche Theile mit anderen Knochen zusammen; einzelne von ihnen sind verkümmert, andere auffallend vergrößert, und fast jede Regelmäßigkeit scheint aufgehoben zu sein.</text:span></text:p>
          </table:table-cell>
          <table:table-cell office:value-type="string">
            <text:p>-</text:p>
          </table:table-cell>
          <table:table-cell office:value-type="float" office:value="1077">
            <text:p>1077</text:p>
          </table:table-cell>
          <table:table-cell table:number-columns-repeated="1018"/>
        </table:table-row>
        <table:table-row table:style-name="ro8">
          <table:table-cell office:value-type="string">
            <text:p><text:span text:style-name="T1">Glaublich ist es, daß das Blut nach den vergeblichen Bemühungen und nach dem Strome auf die Gebärmutter, und auch nach allen, davon herrührenden Zufällen, in diesen seltenen Fällen, in der unterbundenen Blutader nach einigen benachbarten Gefässen, seine Zuflucht nehmen werde, welche eben dieser Strom erweitern wird.</text:span> Es kann die monatliche Reinigung ohne besondere <text:span text:style-name="T2">Zufälle</text:span> ihren Ausbruch haben, so bald sich die biegsame Muttergefässen langsam, aber dennoch ohne Mühe entwikkeln. <text:span text:style-name="T1">Jn der Geburt wird die Gebärmutter schlaffer, und es findet das Blut einen leichtern Weg.</text:span></text:p>
          </table:table-cell>
          <table:table-cell/>
          <table:table-cell office:value-type="string">
            <text:p><text:s/></text:p>
          </table:table-cell>
          <table:table-cell office:value-type="string">
            <text:p><text:span text:style-name="T1">Sondern die Frage ist, wenn eine solche Reihe vorkäme, ob sichs aus der bloßen Ordnung der Zahlen würde schließen lassen, daß sie vom Zufalle, oder von einem geometrisch nothwendigen Gesetze herkomme?</text:span> Dieses geht nun nicht an, weil erstbemeldete Reihen alle Criteria haben, die bey dem Zufalle am möglichsten und nothwendig sind, ungeachtet die Probe mit dem <text:span text:style-name="T2">Zufalle</text:span> unendliche male müßte wiederholet werden, ehe unter allen Wiederholungen kaum eine vorkäme, welche eine solche Quadratwurzel hervor brächte. <text:span text:style-name="T1">§. 323.</text:span></text:p>
          </table:table-cell>
          <table:table-cell office:value-type="string">
            <text:p>-</text:p>
          </table:table-cell>
          <table:table-cell office:value-type="float" office:value="628">
            <text:p>628</text:p>
          </table:table-cell>
          <table:table-cell table:number-columns-repeated="1018"/>
        </table:table-row>
        <table:table-row table:style-name="ro18">
          <table:table-cell office:value-type="string">
            <text:p><text:span text:style-name="T1">Die meisten bleiben lieber in ihren üblen Vorurtheilen stecken, und richten sich nach ihrer alten Leyer und Gemächlichkeit, ja sie sind so eigensinnig, daß auch die besten Vorstellungen bey ihnen nichts auszurichten vermögen.</text:span> Die beständige Einwendung ist, daß durch das tiefe oder zweymalige Pflügen, die hungrige, todte und taube Erde herauf käme, und daß sie folglich keine so schöne Früchte, als sonsten bekommen würden; allein, solches ist eine falsche Einbildung, denn gesetzt, welches doch selten geschiehet, man brächte ja etwas schlimmere und magere Erde in die Höhe, so wird doch solche, sie mag gelbe, roth, blau oder schwarz aussehen, durch den Regen, Schnee, Frost, Luft und Sonne, besonders, wenn noch die Düngung hinzu komt, eben so gut, <text:span text:style-name="T2">locker</text:span>, milde, und wohl noch tragbarer gemachet, als diejenige, welche hinunter in die Tieffe gebracht worden. <text:span text:style-name="T1">Wovon in dem 2ten Theile meines Land-und Garten-Schatzes p. 17. 19. 20. 21. kan nachgelesen werden.</text:span></text:p>
          </table:table-cell>
          <table:table-cell/>
          <table:table-cell office:value-type="string">
            <text:p><text:s/></text:p>
          </table:table-cell>
          <table:table-cell office:value-type="string">
            <text:p><text:span text:style-name="T1">Sein dicht behaartes, sehr starkes Fell ist aber gegen Bienenstiche das vorzüglichste, welches es giebt, und noch besonders dadurch ausgezeichnet, daß die Fettschicht unter ihm in einem Grade locker ist, wie kaum bei einem andern Thiere.</text:span> Man versichert, daß sich der Ratel förmlich in seinem Balge herumdrehen könne, so <text:span text:style-name="T2">locker</text:span> liege das Fell auf seinem Leibe! <text:span text:style-name="T1">Die Bienen sind vollkommen ohnmächtig solchem Feinde gegenüber, und dieser wühlt nun mit Lust in ihren Wohnungen umher und labt sich nach Behagen an dem köstlichen Jnhalt derselben.</text:span></text:p>
          </table:table-cell>
          <table:table-cell office:value-type="string">
            <text:p>-</text:p>
          </table:table-cell>
          <table:table-cell office:value-type="float" office:value="339">
            <text:p>339</text:p>
          </table:table-cell>
          <table:table-cell table:number-columns-repeated="1018"/>
        </table:table-row>
        <table:table-row table:style-name="ro6">
          <table:table-cell office:value-type="string">
            <text:p><text:span text:style-name="T1">Eben dieselben Namen sind in eben der Ordnung den zwölf Stunden des natürlichen Tages gegeben, und den zwölf Theilen, die man einer jeden Stunde gegeben hat.</text:span> Auf diese Weise sind die Japaner vermögend mit großer Neuigkeit zu melden, nicht nur an welchem Tage sich die merkwürdigsten <text:span text:style-name="T2">Zufälle</text:span> begeben haben, sondern auch zu welcher Stunde und Zeit der Stunde dieses oder jenes geschehen sey. <text:span text:style-name="T1">Es ist auch zu bemerken, daß sie den Tag, die Zeit zwischen Sonnenauf-und Niedergange zu nennen pflegen, und diese Zeit in sechs gleiche Stunden eintheilen, und so auch die Nacht von der Sonnenuntergang bis zum Sonnenaufgang in sechs andere Stunden.</text:span></text:p>
          </table:table-cell>
          <table:table-cell/>
          <table:table-cell office:value-type="string">
            <text:p><text:s/></text:p>
          </table:table-cell>
          <table:table-cell office:value-type="string">
            <text:p><text:span text:style-name="T1">Jch werde davon in der folgenden Abhandlung genauer reden.</text:span> Man hatte auch noch kurz vor meiner Ankunft ein Mittel wider die Kolik entdekt, dem ganz ausnehmende Kräfte beigemessen werden, und das izt sehr häufig nicht nur in der Krankheit, von der wir reden, gebraucht wird, sondern auch im cholerischen Uebel, das hier sehr häufig ist und betrübte Folgen hervorbringt, wie auch in dem chronischen Bauchschmerzen Saku, der gleichfals endemisch ist und mit der Kolik viel Aehnlichkeit hat, und überhaupt in allen Bauchschmerzen, (deren Siz in den Därmen von Feuer und Metal nicht leicht erreicht werden kann) und vielen andern <text:span text:style-name="T2">Zufällen</text:span>. <text:span text:style-name="T1">Dies Mittel ist ein Pulver, das in der Landessprache Dsjosei, in den Charaktern der Gelehrten aber Wadsusan heißt.</text:span></text:p>
          </table:table-cell>
          <table:table-cell office:value-type="string">
            <text:p>-</text:p>
          </table:table-cell>
          <table:table-cell office:value-type="float" office:value="614">
            <text:p>614</text:p>
          </table:table-cell>
          <table:table-cell table:number-columns-repeated="1018"/>
        </table:table-row>
        <table:table-row table:style-name="ro28">
          <table:table-cell office:value-type="string">
            <text:p><text:span text:style-name="T1">Ueber diejenigen Ideen, welche in dem praktischen Theil des Kantischen Systems die herrschenden sind, sind nur die Philosophen entzweyt, aber die Menschen, ich getraue mir, es zu beweisen, von jeher einig gewesen.</text:span> Man befreye sie von ihrer <text:span text:style-name="T2">technischen</text:span> Form, und sie werden als die verjährten Aussprüche der gemeinen Vernunft, und als Thatsachen des moralischen Instinktes erscheinen, den die weise Natur dem Menschen zum Vormund setzte, bis die helle Einsicht ihn mündig macht. <text:span text:style-name="T1">Aber eben diese technische Form, welche die Wahrheit dem Verstande versichtbart, verbirgt sie wieder dem Gefühl; denn leider muß der Verstand das Objekt des innern Sinns erst zerstören, wenn er es sich zu eigen machen will.</text:span></text:p>
          </table:table-cell>
          <table:table-cell/>
          <table:table-cell office:value-type="string">
            <text:p><text:s/></text:p>
          </table:table-cell>
          <table:table-cell office:value-type="string">
            <text:p><text:span text:style-name="T1">Denn die Metaphysik der Natur sondert sich gänzlich von der Mathematik ab, hat auch bey weitem nicht so viel erweiternde Einsichten anzubieten, als diese, ist aber doch sehr wichtig, in Ansehung der Critik des auf die Natur anzuwendenden reinen Verstandeserkentnisses überhaupt; in Ermangelung deren selbst Mathematiker, indem sie gewissen gemeinen, in der That doch metaphysischen Begriffen anhängen, die Naturlehre unvermerkt mit Hypothesen belästigt haben, welche bey einer Critik dieser Principien verschwinden, ohne dadurch doch dem Gebrauche der Mathematik in diesem Felde (der ganz unentbehrlich ist) im mindesten Abbruch zu thun.</text:span> Die ursprüngliche Idee einer Philosophie der reinen Vernunft schreibt diese Abtheilung selbst vor; sie ist also architectonisch, ihren wesentlichen Zwecken gemäß und nicht blos <text:span text:style-name="T2">technisch</text:span>, nach zufällig wahrgenommenen Verwandschaften und gleichsam auf gut Glück angestellt, eben darum aber auch unwandelbar und legislatorisch. <text:span text:style-name="T1">Es finden sich aber hiebey einige Puncte, die Bedenklichkeit erregen und die Ueberzeugung von der Gesetzmässigkeit derselben schwächen könten.</text:span></text:p>
          </table:table-cell>
          <table:table-cell office:value-type="string">
            <text:p>-</text:p>
          </table:table-cell>
          <table:table-cell office:value-type="float" office:value="511">
            <text:p>511</text:p>
          </table:table-cell>
          <table:table-cell table:number-columns-repeated="1018"/>
        </table:table-row>
        <table:table-row table:style-name="ro6">
          <table:table-cell office:value-type="string">
            <text:p><text:span text:style-name="T1">Auf des genannten Rothmann Rath ging Linné im Herbste 1728, von seinen Eltern mit einer kleinen Summe ein für allemal ausgerüstet, nach Upsala, um dort vorzüglich Olaf Rudbeck als Lehrer benutzen zu können.</text:span> Aus einer drückenden Lage, in welche ihn seine Mittellosigkeit versetzt hatte, befreite ihn das Wohlwollen des Theologen Olaf Celsius, welcher mit den Vorarbeiten zu seinem Hierobotanon beschäftigt durch <text:span text:style-name="T2">Zufall</text:span> einen Einblick in des jungen Studenten botanische Kenntnisse erhalten hatte. <text:span text:style-name="T1">1730 fieng Linné an, als Stellvertreter für Rudbeck Vorlesungen zu halten; dadurch wurde ihm bei Benutzung von Rudbeck's Bibliothek manches zoologische Werk und auch Rudbeck's Zeichnungen schwedischer Vögel zugänglich.</text:span></text:p>
          </table:table-cell>
          <table:table-cell/>
          <table:table-cell office:value-type="string">
            <text:p><text:s/></text:p>
          </table:table-cell>
          <table:table-cell office:value-type="string">
            <text:p><text:span text:style-name="T1">Balder war sehr gesprächig, und wir unterhielten uns von manchen Vorfällen aus der Vergangenheit.</text:span> Ich bat ihn endlich, mir zu erzählen, durch welche <text:span text:style-name="T2">Zufälle</text:span> er sich plötzlich so sehr verändert habe; sein Gesicht ward trauriger, indem er darüber zu reden anfing; ich will es versuchen, Rosa, Ihnen seine eigenen Worte niederzuschreiben. <text:span text:style-name="T1">Du wirst vielleicht, fing er an, meinen seltsamen Brief aus den Apenninen erhalten haben, denn daß ich dort gewohnt hatte, erfuhr ich nachher.</text:span></text:p>
          </table:table-cell>
          <table:table-cell office:value-type="string">
            <text:p>-</text:p>
          </table:table-cell>
          <table:table-cell office:value-type="float" office:value="38">
            <text:p>38</text:p>
          </table:table-cell>
          <table:table-cell table:number-columns-repeated="1018"/>
        </table:table-row>
        <table:table-row table:style-name="ro3">
          <table:table-cell office:value-type="string">
            <text:p><text:span text:style-name="T1">Wer wird die historische Bedeutung solcher Thatsachen in Abrede stellen wollen, wenn wir nur auf den Einfluss hinweisen, den in dem letzten Menschenalter die Veränderung des Verkehrs durch die Eisenbahnen auf unsere Entwickelung, auf unsere Geschichte geübt hat?</text:span> Beide Erfindungen aber, die der Dampfmaschinen wie die der Eisenbahnen, waren bedingt und ermöglicht durch <text:span text:style-name="T2">technische</text:span> Fortschritte der Eisenbereitung, infolge deren dieses Metall billiger und besser beschafft werden konnte. <text:span text:style-name="T1">Eine Geschichte des Eisens hat zunächst das erste Auftreten, die früheste Verwendung, also das Alter desselben zu untersuchen; dann die Art der Gewinnung, der Verarbeitung und der Benutzung, sowie die Fortschritte, die im Laufe der Zeit bei den verschiedenen Völkern hierin gemacht worden sind.</text:span></text:p>
          </table:table-cell>
          <table:table-cell/>
          <table:table-cell office:value-type="string">
            <text:p><text:s/></text:p>
          </table:table-cell>
          <table:table-cell office:value-type="string">
            <text:p><text:span text:style-name="T1">Die Lösungen sind karminrot, nicht fluorescierend.</text:span> Das salzsaure Rosanilin, C20 H19 N3 HCl, welches den Hauptbestandteil des <text:span text:style-name="T2">technischen</text:span> Fuchsins bildet, krystallisiert in rhombischen Tafeln. 1 Teil Fuchsin löst sich in circa 330 Teilen Wasser von gewöhnlicher Temperatur, leichter in heißem Wasser. <text:span text:style-name="T1">Es ist in 10 Teilen Alkohol, ferner in Amylalkohol löslich.</text:span></text:p>
          </table:table-cell>
          <table:table-cell office:value-type="string">
            <text:p>-</text:p>
          </table:table-cell>
          <table:table-cell office:value-type="float" office:value="1093">
            <text:p>1093</text:p>
          </table:table-cell>
          <table:table-cell table:number-columns-repeated="1018"/>
        </table:table-row>
        <table:table-row table:style-name="ro13">
          <table:table-cell office:value-type="string">
            <text:p><text:span text:style-name="T1">Hamburg, bey Johann Carl Bohn. 1752.</text:span> Weil die Sammlungen neuer Oden und Lieder, wovon der erste Theil in der Bohnischen Handlung 1742. und der zweyte 1744. herausgekommen ist, abermals unter der <text:span text:style-name="T2">Presse</text:span> sind, und die Liebhaber derselben mich ersucht haben, annoch einen dritten Theil dazu zu fügen: <text:span text:style-name="T1">So habe ich, solches Verlangen zu erfüllen, mich dazu bereden lassen.</text:span></text:p>
          </table:table-cell>
          <table:table-cell/>
          <table:table-cell office:value-type="string">
            <text:p><text:s/></text:p>
          </table:table-cell>
          <table:table-cell office:value-type="string">
            <text:p><text:span text:style-name="T1">Aber dieser Einfluß greift auch hinüber auf nichtchristliche Kreise und zwar kommt hier besonders die etwas schwere Speise der wissenschaftlich gehaltenen Monatsschriften in Betracht.</text:span> Die buddhistischen, shintoistischen, wissenschaftlichen und politischen Tagesblätter und Magazine sehen sich beständig genötigt, die christliche <text:span text:style-name="T2">Presse</text:span> ihrer Beachtung zu würdigen, und wo diese für sich nicht hinzudringen vermöchte, da bringen die Gegner selbst das Christentum hin, wenn auch nicht selten bis zur Unkenntlichkeit entstellt. <text:span text:style-name="T1">Das Christentum kann dem Kampfe mit den alten Geistesmächten nicht ausweichen, ohne sich damit selbst das Zeugnis seiner Schwäche auszustellen; und gerade die Presse ist der Schauplatz, auf welchem sich der Kampf der Geister abspielt, und ohne die Presse wäre das Christentum jeder Verleumdung und Verdrehung hilflos preisgegeben.</text:span></text:p>
          </table:table-cell>
          <table:table-cell office:value-type="string">
            <text:p>-</text:p>
          </table:table-cell>
          <table:table-cell office:value-type="float" office:value="45">
            <text:p>45</text:p>
          </table:table-cell>
          <table:table-cell table:number-columns-repeated="1018"/>
        </table:table-row>
        <table:table-row table:style-name="ro10">
          <table:table-cell office:value-type="string">
            <text:p><text:span text:style-name="T1">Für die Sculptur macht dieser Unterschied von den blossen Genrefiguren nicht viel aus; wohl aber für die Malerei, welche ihre Genien darf schweben lassen und von dieser Befugniss in Pompeji den ausgedehntesten Gebrauch gemacht hat.</text:span> Zum Theil noch aus guter Zeit stammen eine Anzahl Reliefs, welche die Beschäftigungen Erwachsener auf geflügelte Kinder übertragen; Jagden, Circusspiele, Weinlesen, Wettrennen dieser Art kommen häufig vor; im <text:span text:style-name="T2">Museo</text:span> Chiaramonti trifft man z. B. einen Fries, welcher eine Jagd von Genien gegen Panther und Böcke darstellt. <text:span text:style-name="T1">(Eines schönen Reliefs im Chor von S. Vitale in Ravenna kann ich mich nicht mehr genau erinnern.)</text:span></text:p>
          </table:table-cell>
          <table:table-cell/>
          <table:table-cell office:value-type="string">
            <text:p><text:s/></text:p>
          </table:table-cell>
          <table:table-cell office:value-type="string">
            <text:p><text:span text:style-name="T1">12 gr.</text:span> Beyträge zum teutschen <text:span text:style-name="T2">Museum</text:span>. <text:span text:style-name="T1">8. 8 gr.</text:span></text:p>
          </table:table-cell>
          <table:table-cell office:value-type="string">
            <text:p>-</text:p>
          </table:table-cell>
          <table:table-cell office:value-type="float" office:value="67">
            <text:p>67</text:p>
          </table:table-cell>
          <table:table-cell table:number-columns-repeated="1018"/>
        </table:table-row>
        <table:table-row table:style-name="ro4">
          <table:table-cell office:value-type="string">
            <text:p><text:span text:style-name="T1">Um das Haus einigermaßen zu füllen, hat der jetzige Fürst die Edelknaben mit ihrem Aufseher und ihren Lehrern hieher versetzt, und er zahlt für sie an die Anstalt ein gewisses Kostgeld.</text:span> Dem Dreyfaltigkeits-Gebäude gegenüber, steht noch ein großes Haus, das eine wohlthätige <text:span text:style-name="T2">Anstalt</text:span> einschließt; es ist ein öffentliches Leihhaus, wo Arme gegen mäßige Zinsen in der Noth Hülfe finden können. <text:span text:style-name="T1">Eine vierte Anstalt, die Marianische, die ebenfalls in der Nähe ist, und deren ich nirgend eine ähnliche gefunden habe, beschäftigt sich damit, junge Leute ausschließend für die Geschäfte zu bilden.</text:span></text:p>
          </table:table-cell>
          <table:table-cell/>
          <table:table-cell office:value-type="string">
            <text:p><text:s/></text:p>
          </table:table-cell>
          <table:table-cell office:value-type="string">
            <text:p><text:span text:style-name="T1">Beym Eintritt in die Schule müssen diejenige, so dergleichen Knaben bringen, von jedem ein Zeugniß des Priesters, der ihn getauft, oder auch vom Taufpathen, oder in Ermangelung dessen, von andern glaubwürdigen Personen, vorzeigen, und den Namen, Zunamen, und Alter des Knabens, nebst dem Namen und Stande seines Vaters angeben.</text:span> Waisenkinder sollen dabey den Vorzug haben, da diese <text:span text:style-name="T2">Anstalt</text:span> vorzüglich zum Behuf der Armen gemacht ist. <text:span text:style-name="T1">Die Aeltern oder nächste Anverwandte dieser Knaben müssen sich bey Ueberlieferung derselben schriftlich reversiren, daß sie solche frey und ungezwungen hingeben, und künftig unter keinerley Vorwande zurück fodern wollen.</text:span></text:p>
          </table:table-cell>
          <table:table-cell office:value-type="string">
            <text:p>-</text:p>
          </table:table-cell>
          <table:table-cell office:value-type="float" office:value="698">
            <text:p>698</text:p>
          </table:table-cell>
          <table:table-cell table:number-columns-repeated="1018"/>
        </table:table-row>
        <table:table-row table:style-name="ro34">
          <table:table-cell office:value-type="string">
            <text:p><text:span text:style-name="T1">Ein Beispiel von vielen ist mir im Gedächtnisse geblieben.</text:span> Wir wurden eines Abends bei Chelius zu einer Professorengesellschaft geladen, wo Nägele, wie gewöhnlich, das <text:span text:style-name="T2">Steckenpferd</text:span> seines Berufes bestieg, und von der Geburt des Menschen handelte. <text:span text:style-name="T1">Er erklärte uns, wie das Kind vor der Geburt keinen Athmungsprozeß vollziehe, sondern wie das Blut durch eine Art von Kreislauf aus den Lungen nach dem Herzen hin und zurückgeführt werde.</text:span></text:p>
          </table:table-cell>
          <table:table-cell/>
          <table:table-cell office:value-type="string">
            <text:p><text:s/></text:p>
          </table:table-cell>
          <table:table-cell office:value-type="string">
            <text:p><text:span text:style-name="T1">Was aber Heinrich besonders zu seinen Gedanken über den freien Willen antrieb, das war die auffallende Energie, welche in den kurzen Bemerkungen des Lehrers lag, gegen dessen sonstige Gewohnheit in solchen heikeln Punkten.</text:span> Denn es war das <text:span text:style-name="T2">Steckenpferd</text:span> des sonst durchaus unbefangenen und duldsamen Mannes, die Lehre vom freien Willen des Menschen überall anzugreifen und abzuthun, wo und wie er ihr nur beikommen konnte, und er ließ sich desnahen sogar in seinen Vorlesungen an dieser Stelle jedesmal zu einer kurzen aber sehr kräftigen Demonstration gegen das Dasein der moralischen Kraft, die man freien Willen nennt, hinreißen in einem auf die Spitze getriebenen materialistischen Sinne. <text:span text:style-name="T1">Diese Absonderlichkeit war nun zwar durchaus keine negative nihilistische Manie, sondern sie ruhte auf der » positiven « Grundlage einer durchgeführten Nachsicht und Geduldsamkeit für die Irrthümer, Schwächen und trübselig thierischen Handlungen der schlechtbestellten Menschenkinder; aber nichts desto minder hatte sie ihren Grund in der unglücklichen Neigung vieler, selbst ausgezeichneter Naturalisten, auch an ungehöriger Stelle die Materie auf abstoßende und ganz überflüssige Weise zu betonen.</text:span></text:p>
          </table:table-cell>
          <table:table-cell office:value-type="string">
            <text:p>-</text:p>
          </table:table-cell>
          <table:table-cell office:value-type="float" office:value="965">
            <text:p>965</text:p>
          </table:table-cell>
          <table:table-cell table:number-columns-repeated="1018"/>
        </table:table-row>
        <table:table-row table:style-name="ro3">
          <table:table-cell office:value-type="string">
            <text:p><text:span text:style-name="T1">Seine liebe Gattin konnte ihm keine frohere Stunde machen, als wenn sie ihn nachher an diese Scene erinnerte; ein heiteres Lächeln verbreitete sich denn allemahl über seine Stirne, und er schien noch im siebenzigsten Jahre ganz das zu fühlen, was er in dem Wäldchen gedacht und empfunden hatte. —</text:span> Schack Fluur war das achte Kind aus dieser Ehe, und einer der lebhaftesten Jungen, die je auf einem <text:span text:style-name="T2">Steckenpferde</text:span> geritten haben. <text:span text:style-name="T1">Da seine Mutter ein öfteres Wochenbette, so oft sie sich auch dazu bequemen mußte, ärger als den Tod scheute: so pflegte sie auch ihre Kinder gewöhnlich lange zu stillen.</text:span></text:p>
          </table:table-cell>
          <table:table-cell/>
          <table:table-cell office:value-type="string">
            <text:p><text:s/></text:p>
          </table:table-cell>
          <table:table-cell office:value-type="string">
            <text:p><text:span text:style-name="T1">Ein Mensch der sich ein wenig fühlt, läßt sich nicht in das Fach einsperren, worein ihn der Zufall gestoßen hat, wie ein Vogel im Käfich, der weiter keine Wahl hat, als von einem Stänglein aufs andre zu hüpfen:</text:span> sondern strebt den Radius seines Wirkungskraises zu verlängern; treibt neben dem Nahrungsgeschäfte noch irgend ein Lieblingsstudium, für welches der launige Sterne den possierlichen Namen des <text:span text:style-name="T2">Steckenpferdes</text:span> erfand; seine Jünger aber haben das arme Thier so herumgetummelt, daß es nun lahm und unbrauchbar ist. <text:span text:style-name="T1">So ein Lieblinsgewerbe nährt das Leben der Seele, wie äuserlich Beruf und Amt seinen Mann nährt, stärkt und spannt die innern Kräfte, erwärmt und ermuntert sie; gießt Wonuegefühl ins Herz; ist eine sichre Freystatt, wohin sich, wenns von aussen trübe hergeht, die Seele flüchtet, bis der Sturm vorüber braußt.</text:span></text:p>
          </table:table-cell>
          <table:table-cell office:value-type="string">
            <text:p>-</text:p>
          </table:table-cell>
          <table:table-cell office:value-type="float" office:value="769">
            <text:p>769</text:p>
          </table:table-cell>
          <table:table-cell table:number-columns-repeated="1018"/>
        </table:table-row>
        <table:table-row table:style-name="ro18">
          <table:table-cell office:value-type="string">
            <text:p><text:span text:style-name="T1">20. Mit dem jungen Herrn von Ohnwitz zu ziehen Abgeredetermaßen nach Akademien, War endlich die bestimmte Zeit da Und man machte die Präparatoria.</text:span> 21. Westen, Nachtmützen, Strümpfe, Halstücher, Hemden, Schlafpelze und mancherlei Bücher, <text:span text:style-name="T2">Packte</text:span> man ein im Ueberfluß, So wohl für den jungen Herrn als Hieronimus. <text:span text:style-name="T1">22. Kisten und Koffer waren fast schier zu enge, Denn von allem war da die schwere Menge, Doch billig zieh ich allem übrigen vor Die mitgegebenen 500 Louisd’or.</text:span></text:p>
          </table:table-cell>
          <table:table-cell/>
          <table:table-cell office:value-type="string">
            <text:p><text:s/></text:p>
          </table:table-cell>
          <table:table-cell office:value-type="string">
            <text:p><text:span text:style-name="T1">Er hielt einer seiner hungerigen Pythons ein Huhn vor, wie er es beim Füttern zu thun gewohnt war; die Schlange stürzte sich auf dasselbe, fehlte es, wahrscheinlich weil sie sich kurz vor der Häutung befand und ihr Auge, wie es unter solchen Umständen gewöhnlich, getrübt war, packte seinen linken Daumen und hatte sich im nächsten Augenblicke um seinen Arm und Hals gewunden.</text:span> Cop war allein, verlor jedoch die Geistesgegenwart nicht, sondern suchte mit der anderen Hand den Kopf der Schlange zu <text:span text:style-name="T2">packen</text:span>, um sich von ihr zu befreien; leider aber hatte sich das Thier so um seinen eigenen Kopf gewickelt, daß der Wärter diesen gar nicht fassen konnte und genöthigt war, sich mit ihr auf den Boden des Käfigs zu legen, in der Hoffnung, so kräftiger mit ihr ringen zu können. <text:span text:style-name="T1">Zwei Wärter kamen dem Manne glücklicherweise rechtzeitig zur Hilfe und befreiten ihn nicht ohne Anstrengungen von seinem Gegner, welcher ihm sonst möglicherweise das Schicksal Laokoon’s bereitet haben würde.</text:span></text:p>
          </table:table-cell>
          <table:table-cell office:value-type="string">
            <text:p>-</text:p>
          </table:table-cell>
          <table:table-cell office:value-type="float" office:value="421">
            <text:p>421</text:p>
          </table:table-cell>
          <table:table-cell table:number-columns-repeated="1018"/>
        </table:table-row>
        <table:table-row table:style-name="ro40">
          <table:table-cell office:value-type="string">
            <text:p><text:span text:style-name="T1">Allem, was er in der Natur ersah, suchte er menschliche Gestalt und menschliches Wesen anzubilden, und als vermenschlicht hatte die Natur für ihn gerade den unendlichen Reiz, in dessen Genuß seinem Schönheitssinne es unmöglich war, sie, wie vom Standpunkte jüdisch modernen Utilismus aus, sich nur als einen roh sinnlich genießbaren Gegenstand zu eigen zu machen.</text:span> Dennoch nährte er diese schöne Selbstbeziehung zur Natur nur durch einen unwillkürlichen Irrthum: bei seiner Vermenschlichung der Natur legte er ihr auch menschliche <text:span text:style-name="T2">Motive</text:span> unter, die, als in der Natur wirkend, nothwendig dem wahren Wesen der Natur gegenüber gehalten, nur willkürlich gedacht werden konnten. <text:span text:style-name="T1">Wie der Mensch, seinem besonderen Wesen nach, im Leben und in seinem Verhältniß zur Natur aus Nothwendigkeit handelt, entstellt er sich unwillkürlich in seiner Vorstellung das Wesen der Natur, wenn er sie nach menschlicher Nothwendigkeit, nicht nach der ihrigen, gebahrend sich denkt.</text:span></text:p>
          </table:table-cell>
          <table:table-cell/>
          <table:table-cell office:value-type="string">
            <text:p><text:s/></text:p>
          </table:table-cell>
          <table:table-cell office:value-type="string">
            <text:p><text:span text:style-name="T1">Der Schluss ist offenbar durch die Interpolation verdrängt; es kann diesem Umstand zugeschrieben werden, dass von einem Zusammenhang mit dem Auszug des Aineias nicht die Rede ist, aber andererseits muss darauf hingewiesen werden, dass nach dieser Fassung ein solcher Zusammenhang auch nicht notwendig war, ja dass es gar nicht gesagt ist, ob die Katastrophe gerade mit dem Untergang Ilions zusammentrifft; sie kann lange vorher, vielleicht überhaupt vor die Ankunft der Griechen, gefallen sein.</text:span> Das Charakteristische dieser Version ist, dass Laokoon eine Schuld auf sich geladen hat und für sie büsst; Apollo hat dem Laokoon verboten, sich zu vermählen — ein aus der Laiossage bekanntes <text:span text:style-name="T2">Motiv</text:span>; — da er dies Verbot übertritt, rächt Apollo den Ungehorsam an der Frucht dieses Ehebündnisses, und darum müssen nach dieser Version beide Söhne, nicht einer, wie bei Arktinos, sterben; aber auch, wenigstens nach der Absicht des Gottes, nur die Söhne. <text:span text:style-name="T1">Es wäre zwar möglich, dass auch in dieser Version der Vater umkam, sei es, dass er, wie bei Vergil, den Knaben Hilfe bringen wollte und dabei selbst von den Schlangen umstrickt wurde, sei es, dass er sich aus Verzweiflung über den Tod seiner Söhne selbst den Tod gab; aber Nichts berechtigt uns, diese Möglichkeit als sichere Thatsache hinzustellen, zumal auch Quintus Smyrnaeus den Laokoon seine Söhne überleben lässt — gewiss nach älterer poetischer Tradition.</text:span></text:p>
          </table:table-cell>
          <table:table-cell office:value-type="string">
            <text:p>-</text:p>
          </table:table-cell>
          <table:table-cell office:value-type="float" office:value="1286">
            <text:p>1286</text:p>
          </table:table-cell>
          <table:table-cell table:number-columns-repeated="1018"/>
        </table:table-row>
        <table:table-row table:style-name="ro8">
          <table:table-cell office:value-type="string">
            <text:p><text:span text:style-name="T1">Rekel, Reck), der unnütze, junge Bummler, ungeschliffener Mensch, der Soldat, besonders aber, dem Hauhns analog, der erst in der Bildung begriffene, noch nicht fertige und vollkommene Gauner, der die Kunst und Sprache noch nicht recht kennt und deshalb von den erfahrnen Genossen gehänselt wird; vgl. Hauhns.</text:span> Von Schallef ist noch abgeleitet das nd. Schleef, langstieliger, hölzerner Kochlöffel, und Slappen, <text:span text:style-name="T2">locker</text:span> sitzende Schuhe, Pantoffel. <text:span text:style-name="T1">Schaller (ahd. scellan, schallen), vom Schallen der Glocken und vom Singen, der Schulmeister, Dorfschulmeister, Cantor; schallen, singen, läuten.</text:span></text:p>
          </table:table-cell>
          <table:table-cell/>
          <table:table-cell office:value-type="string">
            <text:p><text:s/></text:p>
          </table:table-cell>
          <table:table-cell office:value-type="string">
            <text:p><text:span text:style-name="T1">Die ganze Dammsohle muß erst rein abgeräumet, und aller Rasen von derselben abgestochen werden.</text:span> Dann wird der Boden nach Gutdünten, so viel als möglich, eben gemacht, aber nicht gestampft, sondern so <text:span text:style-name="T2">locker</text:span> gelassen als er bei dem Abräumen des Rasens rc geworden ist. <text:span text:style-name="T1">Ließe man den Rasen stehn, und stürzte gleich den Schutt über ihn her, so bekäme letzterer nicht Verbindung genug mit dem Boden, wenn er auch wirklich auf solchen mit allem Fleiße aufgerammelt wurde.</text:span></text:p>
          </table:table-cell>
          <table:table-cell office:value-type="string">
            <text:p>-</text:p>
          </table:table-cell>
          <table:table-cell office:value-type="float" office:value="221">
            <text:p>221</text:p>
          </table:table-cell>
          <table:table-cell table:number-columns-repeated="1018"/>
        </table:table-row>
        <table:table-row table:style-name="ro27">
          <table:table-cell office:value-type="string">
            <text:p><text:span text:style-name="T1">Trag’ so ein Plänchen mit mir herum, das ich nach der Erndt ’ auszuführen gedenk’.</text:span> Will ein wenig inmerhalb des deutschen Reichs herum flankiren; auch wohl einen kleinen Abfprung in die Schweiz machen, nicht aus Kurzweil, sondern eines Geschäfts halber, das mir iezt mehr am Herzen liegt, als weiland dem Kaiser Siegmund das Basler Concilium; oder Kapitän Basedow sein philanthropinisch Schifflein, als er ’s noch auf dem Werft liegen hatt’, und vor drey oder vier Jahren weit und breit herumzog Assekurateurs aufzutreiben; wiewohl er hernach als es <text:span text:style-name="T2">flott</text:span> war einen Nothschuß nach dem andern draus that. <text:span text:style-name="T1">Hoff’ nicht, daß mir das auch begegnen soll.</text:span></text:p>
          </table:table-cell>
          <table:table-cell/>
          <table:table-cell office:value-type="string">
            <text:p><text:s/></text:p>
          </table:table-cell>
          <table:table-cell office:value-type="string">
            <text:p><text:span text:style-name="T1">§. 683.</text:span> Auf der Reise ist das Schiff vielen Verunglückungen ausgesetzt, als da sind: 1) daß es von den Seewürmern oft unersetzlichen Schaden leide: daher man verschiedene Versuche gemacht, den Boden der Schiffe vor ihnen zu verwahren, obgleich bisher mit nicht glücklichem Erfolge; 2) daß es leck wird, das ist, daß das Wasser durch seine Fugen, oder durch Löcher, die es unter dem Wasser bekommen hat, allzuheftig eindringt; 3) daß es strandet, oder an den Strand getrieben wird, welches so viel ist, als mit dem Kiele des Schiffes gegen den Grund des Meeres oder eines Flusses also anstoßen, daß das Schiff, wegen Mangel des Wassers, auf dem Strande sitzen bleibt, und nicht wieder <text:span text:style-name="T2">flott</text:span> wird, es sey denn, daß es durch die Fluth wieder erhoben werde. <text:span text:style-name="T1">Es geschieht auch bisweilen mit Fleiß, daß ein Schiffer sein Schiff an den Strand setzet, um dadurch den Seeräubern, odern feindlichen Schiffen zu entgehen; was des Schiffers Pflicht dabey sey, lehret der 670 §. 4) daß es untergeht, das ist, daß die Wellen dasselbe ganz und gar verschlingen, welches z. E. geschieht, wenn das Schiff überladen worden: und alsdenn wird es ein gesunkenes Schiff genennet; 5) daß es scheitert, oder Schiffbruch leidet, das ist, daß es zerbricht, oder zerstoßen wird, wenn es wider einen Felsen läuft, oder von einem andern Schiffe überseegelt wird.</text:span></text:p>
          </table:table-cell>
          <table:table-cell office:value-type="string">
            <text:p>-</text:p>
          </table:table-cell>
          <table:table-cell office:value-type="float" office:value="868">
            <text:p>868</text:p>
          </table:table-cell>
          <table:table-cell table:number-columns-repeated="1018"/>
        </table:table-row>
        <table:table-row table:style-name="ro6">
          <table:table-cell office:value-type="string">
            <text:p><text:span text:style-name="T1">Beide ähnelten in Gestalt und Färbung denen unserer Sumpfschnepfe.</text:span> Die Wasserralle oder Thauschnarre, das Asch-, Sand-und Riedhuhn (Rallus aquaticus) kennzeichnet die Sippe, welche sie vertritt, durch mehr als kopflangen, geraden oder sanft gebogenen, seitlich zusammengedrückten Schnabel, ziemlich langen Fuß, gewölbte, kurze, stumpfe Flügel mit weichen Schwingen, unter denen die dritte und vierte die längsten sind, einen sehr kurzen, unter den Deckfedern verborgenen, schmalen, aus zwölf schwachen, gewölbten, spitz zugerundeten <text:span text:style-name="T2">Federn</text:span> bestehenden Schwanz und ein sehr reiches, wasserdichtes Gefieder. <text:span text:style-name="T1">Die Männchen sind größer als die Weibchen, die Jungen anders gefärbt als die Alten.</text:span></text:p>
          </table:table-cell>
          <table:table-cell/>
          <table:table-cell office:value-type="string">
            <text:p><text:s/></text:p>
          </table:table-cell>
          <table:table-cell office:value-type="string">
            <text:p><text:span text:style-name="T1">Sie sind insgesammt wohl gestaltet, gemeiniglich olivenfarbig, und haben ihre Gesichter auf verschiedene Art gemahlt, nachdem sie glauben, ihren Feinden damit Schrecken einzujagen.</text:span> Einige haben die eine Seite schwarz, die andere roth; andere mahlen sie mit vier verschiedenen Farben; ihre Köpfe waren mit allen Arten von <text:span text:style-name="T2">Federn</text:span>, die mit Flaumfedern statt des Puders vermischt waren, gezieret. <text:span text:style-name="T1">Sie bedecken ihre Blöße mit einem kleinen Stücke Leder; sie sind sehr große Liebhaber von Branntwein, den sie so lange trinken, bis sie völlig betrunken sind.</text:span></text:p>
          </table:table-cell>
          <table:table-cell office:value-type="string">
            <text:p>-</text:p>
          </table:table-cell>
          <table:table-cell office:value-type="float" office:value="206">
            <text:p>206</text:p>
          </table:table-cell>
          <table:table-cell table:number-columns-repeated="1018"/>
        </table:table-row>
        <table:table-row table:style-name="ro22">
          <table:table-cell office:value-type="string">
            <text:p><text:span text:style-name="T1">Was endlich das dritte Motiv unserer in Diskussion stehenden Borde, die dreiblättrige Blüthe anbelangt, so lässt auch sie sich auf den egyptischen Lotus beziehen, und zwar allerdings nicht auf die typische Form der Lotusblüthe, sondern auf ein seit dem Mittleren Reiche (11. bis 12. Dynastie) sehr gebräuchliches, aber auch schon im Alten Reiche nachweisbares, bekrönendes Motiv (Fig. 37), das Sybel als Vasen erklären wollte, weil es oft spitz zulaufend vorkommt und in dieser Form seine Analogien mit bildlich dargestellten Vasen besitzt.</text:span> Häufig läuft es aber nach oben nicht spitz, sondern im Schema der Lotusblüthe aus, und deshalb möchte ich dieses egyptische <text:span text:style-name="T2">Motiv</text:span> auf den Begriff der Lotusblüthe und Knospe zurückführen, von deren so überwiegender Anwendung in krönender Funktion schon oben (S. 58) die Rede gewesen ist. <text:span text:style-name="T1">Was mich an unserer assyrischen Borde in der gegebenen Ableitung noch bestärkt, ist erstens die ausgeschweifte Umrisslinie der Blüthe, dann die flache Form der verbindenden Bögen.</text:span></text:p>
          </table:table-cell>
          <table:table-cell/>
          <table:table-cell office:value-type="string">
            <text:p><text:s/></text:p>
          </table:table-cell>
          <table:table-cell office:value-type="string">
            <text:p><text:span text:style-name="T1">Selbst Alexander und Friedrich II waren klein von Körper, so wie Helden gewöhnlich nicht auf grosse Statur Anspruch hatten.</text:span> Oder wie? haben Physiologen ausfindig gemacht, dass die ursprüngliche weibliche Organisation die Weiber zu subalternen Geschöpfen mache, ihnen den Weg zu allem Edlen und Grossen vertrete, und, wenn auch Jünglinge und Mädchen einerlei Unterricht empfingen, von einerlei <text:span text:style-name="T2">Motiven</text:span> zu ihrer Geistesbildung angetrieben würden — jene doch diese allemal überflügelten? <text:span text:style-name="T1">Wären diese Beobachtungen wahr und richtig, so müsste man freilich glauben, auch wenn man das gerade Gegentheil sähe —</text:span></text:p>
          </table:table-cell>
          <table:table-cell office:value-type="string">
            <text:p>-</text:p>
          </table:table-cell>
          <table:table-cell office:value-type="float" office:value="27">
            <text:p>27</text:p>
          </table:table-cell>
          <table:table-cell table:number-columns-repeated="1018"/>
        </table:table-row>
        <table:table-row table:style-name="ro5">
          <table:table-cell office:value-type="string">
            <text:p><text:span text:style-name="T1">Er hatte sich nemlich oft mit Strumpfbändern im Bette gebunden, sich als einen Gefangenen gedacht, und dann die Strafe sich imaginirt, daß die jüngste von den Töchtern des Hauptmannes an ihm das verrichtete, was er so gern duldete und im Bette an sich vollzog.</text:span> So gebunden, krumm, das Hemd ausgezogen, hat er oft, da man ihn früh in der <text:span text:style-name="T2">Kinderstube</text:span> liegen laßen, zu halben Stunden gelegen.“ <text:span text:style-name="T1">„Man denke sich nun den Zusammenhang der dunklen Jdeen und thierischen Empfindungen, welche diesen S** zu diesen anscheinend sonderbaren Handlungen verleiteten, und durch die er bei dem erfolgten Reiz in den Zeugungstheilen so weit war gebracht worden, daß er für einige Groschen von einem Paar Mitschüler jene höllischen Künste in einem Keller erlernt hatte.“</text:span></text:p>
          </table:table-cell>
          <table:table-cell/>
          <table:table-cell office:value-type="string">
            <text:p><text:s/></text:p>
          </table:table-cell>
          <table:table-cell office:value-type="string">
            <text:p><text:span text:style-name="T1">Gefüllte Vorratskammern, wo bald das leckere Brot lagert, sorgsam zusammengestampft aus köstlichem Blütenstaub, bald in schwellender, duftender Fülle der goldene Honigtrank bis zur Decke schwillt, als schautest du in einen der riesigen Krüge eben jener Trojanerburg, die größer als ein Mensch waren.</text:span> Und <text:span text:style-name="T2">Kinderstuben</text:span>, wo die kleinen hungrigen Würmchen sich regen oder in weißer Seidenwiege schlafen. <text:span text:style-name="T1">Kinder, — ja woher Kinder?</text:span></text:p>
          </table:table-cell>
          <table:table-cell office:value-type="string">
            <text:p>-</text:p>
          </table:table-cell>
          <table:table-cell office:value-type="float" office:value="429">
            <text:p>429</text:p>
          </table:table-cell>
          <table:table-cell table:number-columns-repeated="1018"/>
        </table:table-row>
        <table:table-row table:style-name="ro40">
          <table:table-cell office:value-type="string">
            <text:p><text:span text:style-name="T1">Es kann gleichzeitig sein, ausnahmsweise, wenn z. B. der Kapitalist, der G — W vollzieht, und der Kapitalist, für den dieser Akt W —</text:span> G ist, sich ihre Waaren wechselseitig zur selben Zeit überweisen und G dann nur die <text:span text:style-name="T2">Bilanz</text:span> ausgleicht. <text:span text:style-name="T1">Die Zeitdifferenz zwischen der Exekution von W —</text:span></text:p>
          </table:table-cell>
          <table:table-cell/>
          <table:table-cell office:value-type="string">
            <text:p><text:s/></text:p>
          </table:table-cell>
          <table:table-cell office:value-type="string">
            <text:p><text:span text:style-name="T1">CIA II 114 kann ja mit seinem ἐπὶ τὰ ψηφίσματα den beamten meinen, der später durch den ἐπὶ τοὺς νόμους ersetzt ist, aber dann ist inzwischen eine änderung getroffen.</text:span> Aischines 3, 25 will zeigen, wie gross die bedeutung der ἐπὶ τὸ ϑεωϱικόν 338 war, die jetzt, seit dem gesetze des Hegemon (das vermutlich den ταμίας στϱατιωτικῶν geschaffen hat) geringer ist. dabei holt er in seiner praetentiösen manier weit aus und sagt ‘ für die amtspflicht, die die ἐπὶ τὸ ϑεωϱικόν gehabt haben, in jeder prytanie die <text:span text:style-name="T2">bilanz</text:span> der finanzen dem volke vorzulegen, hat es in früherer zeit (πϱότεϱον und πϱῶτον sind alte varianten, denn handschriften, die das falsche πϱῶτον haben, haben im scholion das richtige) einen ἀντιγϱαφεύς gegeben, den das volk wählte’ (in der wahl liegt schon eine schätzung des amtes). das geht also die zeit vor Eubulos an. ich will nichts gegen die meinung sagen, dass damals wirklich das volk einen ratsherrn mit dieser aufgabe betraut hat, weil sich so Demosth. 22, 38 gut verstehn lässt. nur ist festzuhalten, dass der titel auch damals nicht terminologisch fest geworden war, da Demosthenes in derselben rede (70) ἀντιγϱαφεύς von dem controllirenden staatssclaven braucht und überhaupt ἀντι-γϱάφεσϑαι die controlle immer in sich schliesst. <text:span text:style-name="T1">Im jahre 403 ist es sehr deutlich, dass die“ ansehnlichsten und zuverlässigsten ” zu dem schreiberposten gewählt werden, Agyrrhios für die Pandionis, Kephisophon von Paiania für die Erechtheis:</text:span></text:p>
          </table:table-cell>
          <table:table-cell office:value-type="string">
            <text:p>-</text:p>
          </table:table-cell>
          <table:table-cell office:value-type="float" office:value="1041">
            <text:p>1041</text:p>
          </table:table-cell>
          <table:table-cell table:number-columns-repeated="1018"/>
        </table:table-row>
        <table:table-row table:style-name="ro41">
          <table:table-cell office:value-type="string">
            <text:p><text:span text:style-name="T1">Inzwischen hatte sich in Wilhelms Abwesenheit eine Veränderung vorbereitet, die er nicht vermuthen konnte.</text:span> Wilhelm hatte während der Zeit seiner Regie das ganze Geschäft mit einer gewissen Freyheit und Liberalität behandelt, vorzüglich auf die Sache gesehen, und besonders bey Kleidungen, Dekorationen und Requisiten alles reichlich und anständig angeschaft, auch um den guten Willen der Leute zu erhalten ihrem Eigennutze geschmeichelt, da er ihnen durch edlere <text:span text:style-name="T2">Motive</text:span> nicht beykommen konnte, und er fand sich hierzu um so mehr berechtigt, als Serlo selbst keine Ansprüche machte, ein genauer Wirth zu seyn, den Glanz seines Theaters gerne loben hörte und zufrieden war, wenn Aurelie, welche die ganze Haushaltung führte, nach Abzug aller Kosten, versicherte daß sie keine Schulden habe, und noch so viel hergab als nöthig war die Schulden abzutragen, die Serlo unterdessen durch außerordentliche Freygebigkeit gegen seine Schönen und sonst etwa auf sich geladen haben mochte. <text:span text:style-name="T1">Melina, der indessen die Garderobe besorgte, hatte, kalt und heimtückisch wie er war, der Sache im stillen zugesehen, und wußte bey der Entfernung Wilhelms und bey der zunehmenden Krankheit Aureliens Serlo fühlbar zu machen, daß man eigentlich mehr einnehmen, weniger ausgeben, und entweder etwas zurücklegen oder doch am Ende nach Willkühr noch lustiger leben könne.</text:span></text:p>
          </table:table-cell>
          <table:table-cell/>
          <table:table-cell office:value-type="string">
            <text:p><text:s/></text:p>
          </table:table-cell>
          <table:table-cell office:value-type="string">
            <text:p><text:span text:style-name="T1">Wenn da, wo Motiven an fremde Handlungen geknüpft werden, allemal auch eine Verbindlichkeit vorhanden seyn soll, so wird auch der Strassenräuber mir eine Verbindlichkeit auflegen können, wenn er mir den Tod drohet, und mich dadurch nöthigt, ihm das Meinige hinzugeben.</text:span> Ich weiß wenigstens nicht, wie man dieser Folge ausweichen will, denn sind in diesem Fall nicht <text:span text:style-name="T2">Motive</text:span> und Handlung connex? <text:span text:style-name="T1">Motive können zwar die Erfüllung desienigen bewirken, was eine schon vorhandene Verbindlichkeit uns auflegt; allein der Begrif der Obligation selbst lässet sich daraus nicht formiren; denn ein anders ist Verbindlichkeit an sich; ein anders äussere Erfüllung derselben, wie auch schon von andern längst bemerket worden.</text:span></text:p>
          </table:table-cell>
          <table:table-cell office:value-type="string">
            <text:p>-</text:p>
          </table:table-cell>
          <table:table-cell office:value-type="float" office:value="802">
            <text:p>802</text:p>
          </table:table-cell>
          <table:table-cell table:number-columns-repeated="1018"/>
        </table:table-row>
        <table:table-row table:style-name="ro12">
          <table:table-cell office:value-type="string">
            <text:p><text:span text:style-name="T1">Das oberste Stockwerk des Hofes scheint von Giacomo della Porta hinzugefügt.</text:span> Als dieser die Loggia an der Hinterseite des Palastes zu bauen hatte, wusste er keinen andern Rath, als das grandiose <text:span text:style-name="T2">Motiv</text:span> von Michelangelo’s Hofe nach aussen zu wiederholen, und er that wohl daran, nur hätte er das Gesimse mit den anstossenden Stücken des grossen Gesimses nicht so vermitteln dürfen. — <text:span text:style-name="T1">Die grandiose Absicht, den Blick aus dem Hofe zu einem architektonischen Durchblick bis an die Longara zu erweitern, blieb ohne Folge.</text:span></text:p>
          </table:table-cell>
          <table:table-cell/>
          <table:table-cell office:value-type="string">
            <text:p><text:s/></text:p>
          </table:table-cell>
          <table:table-cell office:value-type="string">
            <text:p><text:span text:style-name="T1">Ich muß, je länger ich dieß wichtige Gebiet betrachte, immer entschiedener zu der Ueberzeugung kommen, daß die wissenschaftliche Behandlung des Polizeirechts, die unsrer Literatur bekanntlich gänzlich fehlt, einerseits ein prinzipiell durchgeführtes Verständniß des öffentlich rechtlichen Verhältnisses von Gesetz und Verordnung, von Klag-und Beschwerderecht voraussetzt, und andrerseits zu einer der bisherigen Auffassung wesentlich verschiedenen Anschauung von der Natur und der Bedeutung der Strafe führen wird.</text:span> Die Theorie, welche bisher sei es in dieser, sei es in jener Weise, aus diesem oder jenem <text:span text:style-name="T2">Motiv</text:span> die Strafe als einen in seinem ganzen Umfang wesentlich gleichartigen Begriff behandelt, und keine Unterscheidung innerhalb derselben enthält, ist nicht mehr haltbar. <text:span text:style-name="T1">Ebensowenig ist das von Frankreich allerdings mit gutem historischen Grunde herübergenommene System der Strafgesetzgebung, in dem alle Strafen gleichmäßig in die Strafgesetzbücher aufgenommen werden, auf die Dauer aufrecht zu halten.</text:span></text:p>
          </table:table-cell>
          <table:table-cell office:value-type="string">
            <text:p>-</text:p>
          </table:table-cell>
          <table:table-cell office:value-type="float" office:value="934">
            <text:p>934</text:p>
          </table:table-cell>
          <table:table-cell table:number-columns-repeated="1018"/>
        </table:table-row>
        <table:table-row table:style-name="ro18">
          <table:table-cell office:value-type="string">
            <text:p><text:span text:style-name="T1">Wollte man dabei allein auf die gedruckten Motive Gewicht legen, so würde anzunehmen sein, daß die frühere Ansicht der Staatsraths-Kommission in ihrer ganzen Strenge im Gesetzbuch anerkannt sei.</text:span> Aber jene <text:span text:style-name="T2">Motive</text:span> sind, wie so eben gezeigt worden, den älteren Materialien ohne Rücksicht auf die späteren Arbeiten und Ausführungen entnommen worden; sie haben in den Kommissionen der beiden Kammern keine Anerkennung gefunden. <text:span text:style-name="T1">Der Bericht der Kommission der zweiten Kammer äußert sich über diesen Gegenstand in folgender Weise:</text:span></text:p>
          </table:table-cell>
          <table:table-cell/>
          <table:table-cell office:value-type="string">
            <text:p><text:s/></text:p>
          </table:table-cell>
          <table:table-cell office:value-type="string">
            <text:p><text:span text:style-name="T1">Dieses allgemeine Prinzip erleidet nun aber erhebliche Ausnahmen, indem der Staat den Betrieb gewisser Gewerbe an erschwerende Bedingungen knüpft oder einschränkt und demgemäß eine Controle über die Befolgung dieser einschränkenden Vorschriften führen muß.</text:span> Die <text:span text:style-name="T2">Motive</text:span> für diese Beschränkungen sind sehr verschiedener Art; sie liegen theils in der Gefährlichkeit gewisser Gewerbe für die Sicherheit der Personen und des Eigenthums, theils in den Bedürfnissen des allgemeinen Verkehrs, theils in der Rücksicht auf die finanziellen, militairischen und politischen Bedürfnisse des Staates. <text:span text:style-name="T1">Aber auch die Rücksicht auf die Entwicklung der Gewerbethätigkeit selbst kann es geboten erscheinen lassen, einzelnen Gewerbetreibenden einen besonderen Schutz und besondere Begünstigungen zu ertheilen, namentlich durch Verhinderung oder Erschwerung der Concurrenz, d. h. durch Beschränkung der allgemeinen Gewerbefreiheit.</text:span></text:p>
          </table:table-cell>
          <table:table-cell office:value-type="string">
            <text:p>-</text:p>
          </table:table-cell>
          <table:table-cell office:value-type="float" office:value="950">
            <text:p>950</text:p>
          </table:table-cell>
          <table:table-cell table:number-columns-repeated="1018"/>
        </table:table-row>
        <table:table-row table:style-name="ro21">
          <table:table-cell office:value-type="string">
            <text:p><text:span text:style-name="T1">Dem ungeachtet aber, da er doch in der Natur der Töne gegründet ist; da ihn Sänger und Bogeninstrumentisten, ohne Mühe beobachten können: so ist es billig, denselben auch auf der Flöte anzubringen; welches ohne die zweyte Klappe nicht geschehen kann.</text:span> Wer das musikalische Gehör recht ins <text:span text:style-name="T2">Feine</text:span> bringen will, dem ist eine Erkenntniß davon nöthig. <text:span text:style-name="T1">Vielleicht wird mit der Zeit auch der Nutzen davon noch größer.</text:span></text:p>
          </table:table-cell>
          <table:table-cell/>
          <table:table-cell office:value-type="string">
            <text:p><text:s/></text:p>
          </table:table-cell>
          <table:table-cell office:value-type="string">
            <text:p><text:span text:style-name="T1">Sie erschien ihm als der Inbegriff dessen, was er früher in dem Idealbilde der Thusnelda verehrt hatte.</text:span> Nur kam nun noch das Gretchen aus dem Faust, das Käthchen von Heilbronn und die Lindenwirtin, die <text:span text:style-name="T2">Feine</text:span>, dazu. <text:span text:style-name="T1">Dies, soweit es sich in seinen Versen aussprach, die er ausgiebig zum Lobe dieses Mädchens hervorbrachte, und deren Idealismus ihm bitter ernst war.</text:span></text:p>
          </table:table-cell>
          <table:table-cell office:value-type="string">
            <text:p>-</text:p>
          </table:table-cell>
          <table:table-cell office:value-type="float" office:value="132">
            <text:p>132</text:p>
          </table:table-cell>
          <table:table-cell table:number-columns-repeated="1018"/>
        </table:table-row>
        <table:table-row table:style-name="ro10">
          <table:table-cell office:value-type="string">
            <text:p><text:span text:style-name="T1">Unter dem Claudius.</text:span> Was Claudius für ein Kenner gewesen, zeigen die Köpfe des Augustus, welche er anstatt der ausgeschnittenen Köpfe Alexanders des Großen, in zwey Gemälde setzen ließ. Er suchte ein Beschützer der Gelehrten zu heißen, und erweiterte in dieser Absicht das <text:span text:style-name="T2">Museum</text:span>, oder die Wohnung der Gelehrten, zu Alexandria. Seine Ehrbegierde bestand in dem Ruhme, ein anderer Cadmus zu heißen, durch Erfindung neuer Buchstaben, und er brachte das umgekehrte Ⅎ in Gebrauch. <text:span text:style-name="T1">Das schöne Brustbild dieses Kaisers, welches alle Fratocchie gefunden wurde, kam durch den Cardinal Girolamo Colonna nach Spanien.</text:span></text:p>
          </table:table-cell>
          <table:table-cell/>
          <table:table-cell office:value-type="string">
            <text:p><text:s/></text:p>
          </table:table-cell>
          <table:table-cell office:value-type="string">
            <text:p><text:span text:style-name="T1">Die Statue in der untern Halle des Conservatorenpalastes auf dem Capitol, auf welche man gewöhnlich verwiesen wird, ist eine wahrhaft geringe Arbeit.</text:span> Ein Kopf, der mich trotz seiner sehr flüchtigen Ausführung immer von neuem anzog, steht im <text:span text:style-name="T2">Museo</text:span> Chiaramonti des Vaticans; es ist Cäsar als Pontifex maximus, die Toga über das Haupt gezogen, mit den ernsten, leidenden Zügen seiner letzten Jahre. <text:span text:style-name="T1">Zu den bessern Köpfen gehört auch die florentinische Marmorbüste (Uffizien, erster Gang, stark abgerieben und restaurirt); der in der Nähe befindliche Bronzekopf stellt eine andere Person vor.</text:span></text:p>
          </table:table-cell>
          <table:table-cell office:value-type="string">
            <text:p>-</text:p>
          </table:table-cell>
          <table:table-cell office:value-type="float" office:value="327">
            <text:p>327</text:p>
          </table:table-cell>
          <table:table-cell table:number-columns-repeated="1018"/>
        </table:table-row>
        <table:table-row table:style-name="ro24">
          <table:table-cell office:value-type="string">
            <text:p><text:span text:style-name="T1">— </text:span><text:span text:style-name="T1">Ich sehe mich, ein blöder Grübler geworden, der sich nur durch erborgte und erheuchelte Stacheln zu schützen weiß, bis er endlich nach langem Umherschweifen in der Welt hervorgeht aus dem Kampf, ein ernster, sehender Mann, der Freund seines Freundes und dessen jungen Weibes. —</text:span> Ich lebe durch ein kurzes Jahr von Glück und Ruhe; ich sehe während dieses Jahres eine feine blondlockige Gestalt lächelnd, wie unser guter Genius, Franz und mich umschweben und ihre schützende Hand ausstrecken über seine leicht auflodernde Wildheit und meine hinbrütende Traurigkeit; — ich sehe bald ein kleines Kind — Elise genannt in den Blättern dieser Chronik — des <text:span text:style-name="T2">Abends</text:span> aus den Armen der Mutter in die des Vaters und aus den Armen des Vaters in die des Freundes übergehen, mit großen, verwunderten Augen zu uns aufschauend — — — — <text:span text:style-name="T1">Plötzlich hört der Regen auf, an die Fenster zu schlagen; ich schrecke auf; — es ist späte Nacht.</text:span></text:p>
          </table:table-cell>
          <table:table-cell/>
          <table:table-cell office:value-type="string">
            <text:p><text:s/></text:p>
          </table:table-cell>
          <table:table-cell office:value-type="string">
            <text:p><text:span text:style-name="T1">Richts, das früh oder späth ihnen nuzlich seyn konnte, hielt er ausser dem Kreis seiner Schularbeit; denn er fühlte sich Vater, und glaubte seine Arbeit seye nichts minder als das Erziehen der Kinder, und was immer ihr ganzes Erziehen erfordere, das sey alles im Kreis seines Berufs.</text:span> Desnahen brachte er ausser den Schulstunden fast alle <text:span text:style-name="T2">Abende</text:span> mit ihnen zu, und nachte denn mit ihnen was sie nur wollten. <text:span text:style-name="T1">Manchmal schnitt er mit ihnen Holz, manchmal nachte er mit ihnen Figuren aus Wachs, Menschen und Thiere, Kopf und Hände, oft Häuser und Mühlen, und Sägen, und Schiffe.</text:span></text:p>
          </table:table-cell>
          <table:table-cell office:value-type="string">
            <text:p>-</text:p>
          </table:table-cell>
          <table:table-cell office:value-type="float" office:value="271">
            <text:p>271</text:p>
          </table:table-cell>
          <table:table-cell table:number-columns-repeated="1018"/>
        </table:table-row>
        <table:table-row table:style-name="ro6">
          <table:table-cell office:value-type="string">
            <text:p><text:span text:style-name="T1">Zuerst eine kleine Classisikation von Linien, welche die menschlichen Gesichter zu bestimmen und zu begränzen pflegen.</text:span> Perpendikulare — <text:span text:style-name="T2">lockere</text:span> perpendikulare, hart gespannte! <text:span text:style-name="T1">So vorwärts sinkende; so zurückstrebende! gerade — weiche Linien — gebogne, gespannte, wellenförmige Sektionen von Zirkeln — von Parabolen, Hyperbolen; konkave, konvexe, gebrochne, eckigte — gepreßte, gedehnte, zusammengesetzte, homogene, heterogene — kontrastirende! —</text:span></text:p>
          </table:table-cell>
          <table:table-cell/>
          <table:table-cell office:value-type="string">
            <text:p><text:s/></text:p>
          </table:table-cell>
          <table:table-cell office:value-type="string">
            <text:p><text:span text:style-name="T1">Allein, diese Meynung hätten sie nicht haben können, wenn sie fleißige Bibelleser gewesen wären, und den ernstlichen Vorsatz gehabt hätten, in der Naturkunde niemahls von denen zufälligen Nachrichten der Bibel in Ansehung der gelehrten Erkenntniß abzugehen.</text:span> Daß die Wasser der Sündfluth alle <text:span text:style-name="T2">lockere</text:span> Erdarten auf unserm Erdcörper bis auf das feste Gestein nichts weniger als losgeweicht und in sich genommen haben, das siehet man sehr deutlich aus einem gewissen Umstande bey der Abnahme und Endschaft der Sündfluth. <text:span text:style-name="T1">Als Noah die zweyte Taube aus seinem Kasten ausfliegen ließ, und dieselbe nicht fand, wo ihr Fuß ruhen konnte; so kehrte sie in den Kasten zurück, brachte aber ein Oehlblatt in ihrem Schnabel mit sich.</text:span></text:p>
          </table:table-cell>
          <table:table-cell office:value-type="string">
            <text:p>-</text:p>
          </table:table-cell>
          <table:table-cell office:value-type="float" office:value="493">
            <text:p>493</text:p>
          </table:table-cell>
          <table:table-cell table:number-columns-repeated="1018"/>
        </table:table-row>
        <table:table-row table:style-name="ro19">
          <table:table-cell office:value-type="string">
            <text:p><text:span text:style-name="T1">(Engl. the watering pot.) S. testa tereti recta, extremitatis disco poris pertuso, margine reflexo, tubuloso.</text:span> <text:span text:style-name="T2">Museum</text:span> Leersianum tab. <text:span text:style-name="T1">1.</text:span></text:p>
          </table:table-cell>
          <table:table-cell/>
          <table:table-cell office:value-type="string">
            <text:p><text:s/></text:p>
          </table:table-cell>
          <table:table-cell office:value-type="string">
            <text:p><text:span text:style-name="T1">— </text:span><text:span text:style-name="T1">Unter den Geräthschaften des Observatoriums befindet sich ein Dollondischer Tubus von 15 Fuß Länge, ein vorzüglicher Mauerquadrant, und mehrere kostbare Instrumente.</text:span> Die letzte Abtheilung des <text:span text:style-name="T2">Museums</text:span> begreift das Münz-und Medaillenkabinett. <text:span text:style-name="T1">Die Anzahl der consularischen oder alten römischen Medaillen beläuft sich, die Doubletten mitgerechnet, auf 900 Stück.</text:span></text:p>
          </table:table-cell>
          <table:table-cell office:value-type="string">
            <text:p>-</text:p>
          </table:table-cell>
          <table:table-cell office:value-type="float" office:value="730">
            <text:p>730</text:p>
          </table:table-cell>
          <table:table-cell table:number-columns-repeated="1018"/>
        </table:table-row>
        <table:table-row table:style-name="ro10">
          <table:table-cell office:value-type="string">
            <text:p><text:span text:style-name="T1">Sie sehen daraus auf's neue, daß der Monarch nichts vor dem Privatmanne voraus hat, denn auch er ist so wenig Herr jenes Stromes als dieser; auch bey ihm ist das ganze Gebieth seiner Wirksamkeit bloß innerhalb seiner eigenen Seele.“</text:span> Aber dadurch wird nichts verändert, gnädigster Herr; denn auch die böse Handlung hat ihre Motive wie die gute, d. i. ihre innern Thätigkeiten, und nur um dieser <text:span text:style-name="T2">Motive</text:span> willen nennen wir sie ja böse. <text:span text:style-name="T1">Setzen Sie also den Zweck und den Werth des Menschen in die Summe seiner Thätigkeiten, so sehe ich immer noch nicht, wie Sie die Moralität aus seinem Zwecke heraus bringen, und meine vorigen Einwürfe kehren zurück.</text:span></text:p>
          </table:table-cell>
          <table:table-cell/>
          <table:table-cell office:value-type="string">
            <text:p><text:s/></text:p>
          </table:table-cell>
          <table:table-cell office:value-type="string">
            <text:p><text:span text:style-name="T1">Patentgesetz v. 25. Mai 1877. (R.-G.-Bl. S. 501); ist am 1. Juli 1877 in Kraft getreten.</text:span> <text:span text:style-name="T2">Motive</text:span> dazu in den Drucksachen des Deutschen Reichstages 1877 Bd. I. Nro. 8. Kommissionsbericht ebendas. Bd. II. Nro. 144. Verhandlungen in den Stenogr. Berichten S. 25 ff. 915 bis 1011 ff. <text:span text:style-name="T1">Literatur.</text:span></text:p>
          </table:table-cell>
          <table:table-cell office:value-type="string">
            <text:p>-</text:p>
          </table:table-cell>
          <table:table-cell office:value-type="float" office:value="194">
            <text:p>194</text:p>
          </table:table-cell>
          <table:table-cell table:number-columns-repeated="1018"/>
        </table:table-row>
        <table:table-row table:style-name="ro10">
          <table:table-cell office:value-type="string">
            <text:p><text:span text:style-name="T1">Der Brief war nicht da; auch nicht in dem Buchengange, oder in der Laube.</text:span> Im höchsten Maße verdrießlich über diesen bösen <text:span text:style-name="T2">Zufall</text:span> ging die Baronin in's Schloß zurück. <text:span text:style-name="T1">Dort erwarteten sie andere Unannehmlichkeiten.</text:span></text:p>
          </table:table-cell>
          <table:table-cell/>
          <table:table-cell office:value-type="string">
            <text:p><text:s/></text:p>
          </table:table-cell>
          <table:table-cell office:value-type="string">
            <text:p><text:span text:style-name="T1">Es gehört zum Wesen der Idee, die Existenz ihrer Erscheinung frei zu lassen und damit die Möglichkeit des Negativen zu setzen.</text:span> Alle Formen, die aus dem Zufall und aus der Willkür entspringen können, realisiren auch factisch ihre Möglichkeit und die Idee beweist ihre Göttlichkeit vornämlich durch die Macht, mit welcher sie im Gewimmel der sich kreuzenden Phänomene, in der Entzweiung von <text:span text:style-name="T2">Zufall</text:span> und Zufall, von Trieb und Trieb, von Willkür und Willkür, von Leidenschaft und Leidenschaft, doch in dem Ganzen die Einheit ihres Gesetzes erhält. <text:span text:style-name="T1">Will also die Kunst die Idee nicht blos einseitig zur Anschauung bringen, so kann sie auch des Häßlichen nicht entbehren.</text:span></text:p>
          </table:table-cell>
          <table:table-cell office:value-type="string">
            <text:p>-</text:p>
          </table:table-cell>
          <table:table-cell office:value-type="float" office:value="939">
            <text:p>939</text:p>
          </table:table-cell>
          <table:table-cell table:number-columns-repeated="1018"/>
        </table:table-row>
        <table:table-row table:style-name="ro11">
          <table:table-cell office:value-type="string">
            <text:p><text:span text:style-name="T1">Das innere Princip wollte thätig seyn auf irgend ein Objekt, und bestrebte sich, wie die sich ausdehnende Feder.</text:span> Die Jdee, welche dieß Bestreben auf sich zog, war das, was die Kugel ist, welche der <text:span text:style-name="T2">Feder</text:span> im Wege liegt, und ihren Jmpuls aufnimmt. <text:span text:style-name="T1">Aber vom Gefallen und Geneigtseyn bis zur Selbstbestimmung ist noch ein Schritt weiter, und dieser Schritt ist ein selbstthätiger Reproduktionsaktus.</text:span></text:p>
          </table:table-cell>
          <table:table-cell/>
          <table:table-cell office:value-type="string">
            <text:p><text:s/></text:p>
          </table:table-cell>
          <table:table-cell office:value-type="string">
            <text:p><text:span text:style-name="T1">Waren Sie es, allerliebster Herr Autor?</text:span> Jch bin eben nicht häßlich, und habe ein ziemliches Vermögen, daß ich Sie daher mit Dinte, <text:span text:style-name="T2">Federn</text:span> und Papier wohl versorgen wollte. <text:span text:style-name="T1">Jch sterbe vor Ungeduld, ehe ich Nachricht erhalte.</text:span></text:p>
          </table:table-cell>
          <table:table-cell office:value-type="string">
            <text:p>-</text:p>
          </table:table-cell>
          <table:table-cell office:value-type="float" office:value="875">
            <text:p>875</text:p>
          </table:table-cell>
          <table:table-cell table:number-columns-repeated="1018"/>
        </table:table-row>
        <table:table-row table:style-name="ro11">
          <table:table-cell office:value-type="string">
            <text:p><text:span text:style-name="T1">Und wie ich starre, fährt mir ein eiskalter Luftzug über das Gesicht, die Bettvorhänge flattern einen Augenblick lang hin und her und plötzlich wird mir die Decke vom Leibe gerissen.</text:span> „<text:span text:style-name="T2">Donnerwetter</text:span>!“ rufe ich beklemmt und setze mich endlich aufrecht, jetzt ganz munter geworden. <text:span text:style-name="T1">Es spukte wahrlich.</text:span></text:p>
          </table:table-cell>
          <table:table-cell/>
          <table:table-cell office:value-type="string">
            <text:p><text:s/></text:p>
          </table:table-cell>
          <table:table-cell office:value-type="string">
            <text:p><text:span text:style-name="T1">Und vollends, wenn nun gar, indem noch obenein, wenn etwa ─ ─“</text:span> <text:span text:style-name="T2">Donnerwetter</text:span>!“ rief Freimund, indem ihm der Wachsstock aus der Hand fiel, mit welchem er mühsam in einen Wandschrank hineinleuchtete; „Sebastian! Angezündet!“ <text:span text:style-name="T1">Der Diener kam, hob die Wachsschere vom Boden auf und Freimund legte tiefatmend das lange thönerne Rohr, an welchem er geraucht hatte, auf den Tisch.</text:span></text:p>
          </table:table-cell>
          <table:table-cell office:value-type="string">
            <text:p>-</text:p>
          </table:table-cell>
          <table:table-cell office:value-type="float" office:value="1126">
            <text:p>1126</text:p>
          </table:table-cell>
          <table:table-cell table:number-columns-repeated="1018"/>
        </table:table-row>
        <table:table-row table:style-name="ro19">
          <table:table-cell office:value-type="string">
            <text:p><text:span text:style-name="T1">Der an das Seegestad geworfne Theil der Aborigines suchte vom Fischfang zu leben.</text:span> Sie wurden Amphibien, und lebten, wie ein <text:span text:style-name="T2">englischer</text:span> Schriftsteller sagt, halb auf dem Land und halb auf dem Wasser und lebten mit alledem nur halb von beiden. <text:span text:style-name="T1">„A king of England might as well claim to drive his subjects into the tsea.“ (F. W. Newman l. c. p. 132.)</text:span></text:p>
          </table:table-cell>
          <table:table-cell/>
          <table:table-cell office:value-type="string">
            <text:p><text:s/></text:p>
          </table:table-cell>
          <table:table-cell office:value-type="string">
            <text:p><text:span text:style-name="T1">Leipzig: F. A. Brockhaus. 1858.</text:span> Das Recht der Uebersetzung dieses Werks ins <text:span text:style-name="T2">Englische</text:span>, Französische und andere fremde Sprachen behält sich die Verlagshandlung vor. <text:span text:style-name="T1">Jnhalt des zweiten Theils.</text:span></text:p>
          </table:table-cell>
          <table:table-cell office:value-type="string">
            <text:p>-</text:p>
          </table:table-cell>
          <table:table-cell office:value-type="float" office:value="1268">
            <text:p>1268</text:p>
          </table:table-cell>
          <table:table-cell table:number-columns-repeated="1018"/>
        </table:table-row>
        <table:table-row table:style-name="ro3">
          <table:table-cell office:value-type="string">
            <text:p><text:span text:style-name="T1">Ein befruchtetes Weibchen legt etwa zwölf, verhältnißmäßig große, länglich ovale Eier zwischen die Ritzen der Dielen, in staubige, schmutzige Ecken.</text:span> Dergleichen Brutstätten, besonders in <text:span text:style-name="T2">Kinderstuben</text:span>, haben vor Zeiten zu dem Glauben Anlaß gegeben, die Flöhe entständen aus Sägespänen unter den Dielen, wenn sie mit Harn begossen würden. <text:span text:style-name="T1">Das Richtige bei dieser Sache bleibt, daß Stubenkehricht, der an vielen Orten mit feuchten Sägespänen, welche man vorher zum Sprengen gegen den Staub anwendete, gemengt ist, eine besondere Anziehungskraft für die von Eiern geschwellten Weibchen ausübt.</text:span></text:p>
          </table:table-cell>
          <table:table-cell/>
          <table:table-cell office:value-type="string">
            <text:p><text:s/></text:p>
          </table:table-cell>
          <table:table-cell office:value-type="string">
            <text:p><text:span text:style-name="T1">Eine Vergrößerung der Familie, Erwerbung von Reichthümern, das Heranwachsen der Kinder ändert die Bedingungen eines Hauswesens.</text:span> Mein Kind schütze ich vor Mißhandlungen weit sicherer, wenn ich das Kindermädchen mit Verstand und Umsicht wähle, wenn ich durch scharfe Beobachtung ihrer Aeußerungen, ihrer Mienen, ihres ganzen Wesens mich entweder ihres Charakters versichere oder die als unzuverlässig Erkannte sofort entlasse, – dadurch, sage ich, schütze ich das Kind weit besser, als wenn ich alle Viertelstunden die Thür zur <text:span text:style-name="T2">Kinderstube</text:span> aufreiße, um das Dienstmädchen beim Kneifen und Knuffen zu ertappen, und darauf Abends ins Theater fahre, wo dann mein Mädchen die schönste Gelegenheit hat, sich für die Tagesquälereien an dem unschuldigen Wurm zu rächen. <text:span text:style-name="T1">Charakter ist der Hausfrau ebenso nothwendig wie Verstand.</text:span></text:p>
          </table:table-cell>
          <table:table-cell office:value-type="string">
            <text:p>-</text:p>
          </table:table-cell>
          <table:table-cell office:value-type="float" office:value="1004">
            <text:p>1004</text:p>
          </table:table-cell>
          <table:table-cell table:number-columns-repeated="1018"/>
        </table:table-row>
        <table:table-row table:style-name="ro5">
          <table:table-cell office:value-type="string">
            <text:p><text:span text:style-name="T1">Um diese Hindernisse zu beseitigen wurde dem Reichstage im Jahre 1873 ein Gesetzentwurf, betreffend die Verwaltung der Einnahmen und Ausgaben des Reichs (Drucks. Nr. 116) vorgelegt, der aber nicht zur Erledigung kam.</text:span> Im Jahre 1874 wurden dem <text:span text:style-name="T2">Reichstage</text:span> in beiden von ihm abgehaltenen Sessionen der Gesetzentwurf über den Rechnungshof, sowie der Gesetzentwurf über die Verwaltung der Einnahmen und Ausgaben wieder vorgelegt (Drucks. 1874 I. Sess. Nr. 13 und Nr. 12, II. Sess. Nr. 15 und Nr. 9). <text:span text:style-name="T1">In der II. Session 1874 wurde über den letzteren Entwurf ein schriftlicher Kommissionsbericht erstattet, in welchem zahlreiche Abänderungen vorgeschlagen worden sind (Drucksachen 1874 II. Sess. Nr. 108); zur Beschlußfassung im Plenum des Reichstages gelangte der Bericht aber nicht.</text:span></text:p>
          </table:table-cell>
          <table:table-cell/>
          <table:table-cell office:value-type="string">
            <text:p><text:s/></text:p>
          </table:table-cell>
          <table:table-cell office:value-type="string">
            <text:p><text:span text:style-name="T1">Doch einer solchen Evocation eines Wittenbergischen Lehrers widersetzte sich der Churfürst von Sachsen.</text:span> Die Sache wurde vielmehr so eingeleitet, daß der Pabst dem Cardinal Cajetan, der zu einem von Max nach Augsburg angesetzten <text:span text:style-name="T2">Reichstage</text:span> als päbstlicher Botschafter abgehen sollte, den Auftrag gab, zu Augsburg auch Luthern zu verhören. <text:span text:style-name="T1">Zu diesem Verhöre stellte sich Luther, wollte sich aber zu keinem Wiederrufe, den man ihm zumuthete, bequemen, und erhielt darauf einen widrigen Ausspruch des päbstlichen Botschafters.</text:span></text:p>
          </table:table-cell>
          <table:table-cell office:value-type="string">
            <text:p>-</text:p>
          </table:table-cell>
          <table:table-cell office:value-type="float" office:value="34">
            <text:p>34</text:p>
          </table:table-cell>
          <table:table-cell table:number-columns-repeated="1018"/>
        </table:table-row>
        <table:table-row table:style-name="ro13">
          <table:table-cell office:value-type="string">
            <text:p><text:span text:style-name="T1">Bald werden sich Städte und Meere zwischen uns werfen, bald wird ein Brief von Dir zu mir Wochen auf seiner Reise brauchen.</text:span> — Den <text:span text:style-name="T2">Abend</text:span> vor meiner Abreise von Bonstreet ging ich noch einmahl durch die mir so bekannten Gärten, ich nahm von jedem Orte Abschied, der mir durch die Zeit, oder irgend eine Erinnerung werth geworden war, von der Linde, in die Amalie ihren Nahmen geschnitten hat und ich den meinigen so dicht daneben eingrub, daß auch nicht der kleinste Zug eines feindlichen andern Nahmens Raum zwischen uns findet. <text:span text:style-name="T1">Ich stand lange und betrachtete die Charaktere, — dann zu der Allee, wo wir so oft den Oßian lasen, — ach Eduard, manche Stellen daraus werd’ ich nie, nie vergessen, die Seele des großen Barden sprach oft so innig mit der meinigen und eine wehmüthige Freude zuckte durch alle Nerven, wie der erinnernde Anhauch einer frühern Bekanntschaft.</text:span></text:p>
          </table:table-cell>
          <table:table-cell/>
          <table:table-cell office:value-type="string">
            <text:p><text:s/></text:p>
          </table:table-cell>
          <table:table-cell office:value-type="string">
            <text:p><text:span text:style-name="T1">— </text:span><text:span text:style-name="T1">Dahier im Waldesfriedhof möcht’ ich liegen.</text:span> Erst nach Wochen habe ich es erfahren, daß ich nicht erfroren bin, daß mir an demselbigen <text:span text:style-name="T2">Abende</text:span> zwei Holzhauer auf Schneeleitern entgegengekommen sind, mich bewußtlos gefunden und in’s Winkelhütterhaus getragen haben. <text:span text:style-name="T1">Als ich nachher viele Tage lang in der schweren Krankheit gelegen, sollen sie sogar einmal den Bader von Holdenschlag zu mir gerufen haben.</text:span></text:p>
          </table:table-cell>
          <table:table-cell office:value-type="string">
            <text:p>-</text:p>
          </table:table-cell>
          <table:table-cell office:value-type="float" office:value="286">
            <text:p>286</text:p>
          </table:table-cell>
          <table:table-cell table:number-columns-repeated="1018"/>
        </table:table-row>
        <table:table-row table:style-name="ro11">
          <table:table-cell office:value-type="string">
            <text:p><text:span text:style-name="T1">Diese waren Hauptleute im Reichs-Heer-bann; jene sind Hauptleute in der Land-Folge.</text:span> Es ist der alte nom de guerre, welcher bey einzelnen Wohnern <text:span text:style-name="T2">billig</text:span> fester steht, als bey andern, die zusammen, und ihrem Hauptmann unter Augen wohnen. <text:span text:style-name="T1">Jch bediene mich des Worts erbar im ältesten Verstande, weil frey allezeit verdächtig; niemand aber erbar ist, als der ein eignes Haupt in republica hat, und keinem andern angehörig ist.</text:span></text:p>
          </table:table-cell>
          <table:table-cell/>
          <table:table-cell office:value-type="string">
            <text:p><text:s/></text:p>
          </table:table-cell>
          <table:table-cell office:value-type="string">
            <text:p><text:span text:style-name="T1">Für den Fall der Noth ist er demnach als gar nicht vorhanden anzusehen.</text:span> Man muß daher <text:span text:style-name="T2">billig</text:span> auch die Grundstriegel bis zur Kappe heraus, über den höchsten Wasserstand in die Höhe gehen lassen, oder die Helfstriegel bis auf den tiefsten Punct des Teiches niederführen, so daß sie also auch Grundstriegel werden. <text:span text:style-name="T1">Denn je höher das Wasser steht, und je tiefer es also abgezapft werden kann, desto mehr und desto schneller fließt es aus.</text:span></text:p>
          </table:table-cell>
          <table:table-cell office:value-type="string">
            <text:p>-</text:p>
          </table:table-cell>
          <table:table-cell office:value-type="float" office:value="768">
            <text:p>768</text:p>
          </table:table-cell>
          <table:table-cell table:number-columns-repeated="1018"/>
        </table:table-row>
        <table:table-row table:style-name="ro34">
          <table:table-cell office:value-type="string">
            <text:p><text:span text:style-name="T1">Nachdem er im Jahre 1769 ein englisches Patent für seine Dampfmaschine erhalten hatte, gründete James Watt im Verein mit einem gewissen Boulton im Jahre 1774 die in der Geschichte des Maschinenwesens so überaus hervorragende Maschinenfabrik Soho, welche lange Zeit eine bahnbrechende Thätigkeit entwickelte.</text:span> Wohl wenige Aktenstücke können sich hinsichtlich der Wichtigkeit ihres Inhaltes mit dem <text:span text:style-name="T2">englischen</text:span> Patente Nr. 913 vom Jahre 1769 messen, welches dem glücklichen Erfinder den gesetzlichen Schutz seines geistigen Eigenthums gewährleistete. <text:span text:style-name="T1">Dasselbe lautet in wörtlicher Übersetzung:</text:span></text:p>
          </table:table-cell>
          <table:table-cell/>
          <table:table-cell office:value-type="string">
            <text:p><text:s/></text:p>
          </table:table-cell>
          <table:table-cell office:value-type="string">
            <text:p><text:span text:style-name="T1">Die weitere Consequenz einer solchen Herbeiziehung des Gerichts ist aber eben deßhalb eine unvermeidliche Unklarheit über das ganze Enteignungsrecht, wie es das französische Gesetz von 1841 zeigt, wo es ganz unthunlich ist, den Sinn des Art. 1: L’ expropriation s’ opère par autorité de justice“ mit dem Wesen der Enteignung in rechte Harmonie zu bringen, da auf allen Punkten die gesetzliche Funktion des Gerichts durch die unabweisbare der Verwaltungsbehörden durchbrochen und vertreten wird.</text:span> Eben so unvollkommen ist der <text:span text:style-name="T2">englische</text:span> Grundsatz, nach welchem die wirkliche Enteignung Sache des Einzelnen, und die Genehmigung durch die Private Bill, beziehungsweise die Bestimmungen der Lands Clauses Act (s. unten) nur den Klagtitel des zur Enteignung Befugten gegen den Enteigneten bilden, so daß der Enteigner eventuell erst einen Proceß gegen den letzteren führen muß, um die Enteignung in Folge eines Rechtsspruches zu vollziehen. <text:span text:style-name="T1">Denn damit steht das Wesen des öffentlichen Bedürfnisses im Widerspruch, das dem Enteignungsrecht zum Grunde liegt, und das die Vollziehung desselben von der Verwaltung fordert, selbst wenn man davon absehen wollte, daß damit den Chicanen und Kosten eines Processes Thor und Thür geöffnet würde.</text:span></text:p>
          </table:table-cell>
          <table:table-cell office:value-type="string">
            <text:p>-</text:p>
          </table:table-cell>
          <table:table-cell office:value-type="float" office:value="1032">
            <text:p>1032</text:p>
          </table:table-cell>
          <table:table-cell table:number-columns-repeated="1018"/>
        </table:table-row>
        <table:table-row table:style-name="ro37">
          <table:table-cell office:value-type="string">
            <text:p><text:span text:style-name="T1">Daß er bei der Hinfälligkeit des menschlichen Lebens und Wichtigkeit des Alters, in Kürze der Zeit und des Raums, so viel füglich Gemeinnütziges als möglich auf den wichtigsten Denkpunkt zusammen zu bringen gedacht, da er eine völlige und die größte Revolution seiner Denkart für das Reich der Philosophie erfahren, die unzähligen merkwürdig und edlen Geistern frei redlicher Großmuth am nutzbarsten auf immer seyn könnte.</text:span> Hievon meldet er nun gradaus, daß er, nach fünfjähriger Abwesenheit von Jena, sich wiederum dahin verfügend, um die philosophische Revolution da selber von Grund aus zu beobachten, zuerst die neue Theorie des Vorstellungsvermögens von Reinhold, dann seine Beiträge zur Berichtigung bisheriger Mißverständnisse der Philosophen, darin die Grundlegung der neuen Elementarphilosophie, mit allem Fleiß eingesehen, welche beide Werke ihm von dem edelmüthigen Herrn Adjunkt Schmid sogleich mitgetheilt worden, dessen Moralphilosophie, wegen ihres Werths über alle, sich Obereit schon in Meiningen angeschaft hatte: ferner, daß er endlich Reinholds Schrift über das Fundament des philosophischen Wissens, von ihm selbst aus der <text:span text:style-name="T2">Presse</text:span> gütigst mitgetheilt, mit ganz freiem Gemüthe gelesen, den Gang des Autors in allem Vortrag, Schritt vor Schritt, beobachtet, alle neuen Unterscheidungen und Entwickelungen genau bemerkt, den natürlichen Zusammenhang durchaus richtig gefunden, *) und wo er Bedenklichkeiten fand, dieselben dem Autor selbst frei eröfnet, der sie auf der Stelle mündlich klar und gut gehoben, und damit allen Nebel zerstreuet hat. <text:span text:style-name="T1">*)</text:span></text:p>
          </table:table-cell>
          <table:table-cell/>
          <table:table-cell office:value-type="string">
            <text:p><text:s/></text:p>
          </table:table-cell>
          <table:table-cell office:value-type="string">
            <text:p><text:span text:style-name="T1">Wir wollen durch diese Bemerkung dem grossen Hauffen der Moralisten eben nicht zugemuthet haben, gewisse Vorurtheile fahren zu lassen, welche sie von ihrem Vorgängern, und diese, wenn wir um einige Jahrhunderte bis zur Quelle hinaufsteigen wollen, von den Mönchen und Einsamen, womit die Morgenländer von jeher unter allen Religionen angefüllt gewesen sind, durch eine den Progressen der gesunden Vernunft nicht lehr günstige Ueberlieferung geerbt zu haben scheinen.</text:span> Hingegen würde uns sehr erfreulich seyn, wenn diese gegenwärtige Geschichte die glükliche Veranlassung geben könnte, irgend einen von den ächten Weisen unsrer Zeit aufzumuntern, mit der Fakel des Genie in gewisse dunkle Gegenden der Moral-Philosophie einzudringen, welche zu beträchtlichem Abbruch des allgemeinen Besten, noch manches Jahr-Tausend unbekanntes Land bleiben werden, wenn es auf die vortreflichen Leute ankommen sollte, durch deren unermüdeten Eifer seit geraumen Jahren die deutschen <text:span text:style-name="T2">Pressen</text:span> unter einem in alle mögliche Formen gegossenen Mischmasch unbestimmter und nicht selten willkührlicher Begriffe, schwärmerischer Empfindungen, andächtiger Wortspiele, grotesker Charactern, und schwülstiger Declamationen zu seufzen gezwungen werden. <text:span text:style-name="T1">Für diejenigen, welche unsern frommen Wunsch zu erfüllen geschikt sind, uns darüber deutlicher zu erklären, oder ihnen den Weg zur Entdekung dieser moralischen Terra incognita genauer andeuten zu wollen, als es hie und da in dieser Geschichte geschehen seyn mag, würde einer Vermessenheit gleich sehen, wozu uns die Empfindung unsrer eignen Schwäche oder vielleicht unsre Trägheit wenig innerliche Versuchung läßt.</text:span></text:p>
          </table:table-cell>
          <table:table-cell office:value-type="string">
            <text:p>-</text:p>
          </table:table-cell>
          <table:table-cell office:value-type="float" office:value="478">
            <text:p>478</text:p>
          </table:table-cell>
          <table:table-cell table:number-columns-repeated="1018"/>
        </table:table-row>
        <table:table-row table:style-name="ro7">
          <table:table-cell office:value-type="string">
            <text:p><text:span text:style-name="T1">Neben derselben ist auch die königliche Tapetenfabrik für haute et basse lisse, darin in der That ganz fürtreffliche Arbeiten von beyden Arten gemacht werden.</text:span> Zuletzt will ich noch von der wichtigsten öffentlichen <text:span text:style-name="T2">Anstalt</text:span>, nämlich der Universität, und den damit verbundenen das Studiren betreffenden Anstalten sprechen. <text:span text:style-name="T1">Von dem fürtrefflichen Universitätsgebäude, darin alle Lectionen gehalten werden, von dem dazu gehörigen Museo und der Bibliothek werde ich nicht viel sagen, weil diese Dinge von andern hinlänglich beschrieben worden.</text:span></text:p>
          </table:table-cell>
          <table:table-cell/>
          <table:table-cell office:value-type="string">
            <text:p><text:s/></text:p>
          </table:table-cell>
          <table:table-cell office:value-type="string">
            <text:p><text:span text:style-name="T1">Jch wollte ihnen antworten, sprach die sanftmüthige Bedrängte, ohne die geringste Bewegung, wenn ich wüßte, wie.</text:span> Jch habe <text:span text:style-name="T2">Anstalt</text:span> gemacht, daß ihnen Feder, Dinte und Papier gebracht werde, Fräulein Harlowe. <text:span text:style-name="T1">Da ist es.</text:span></text:p>
          </table:table-cell>
          <table:table-cell office:value-type="string">
            <text:p>-</text:p>
          </table:table-cell>
          <table:table-cell office:value-type="float" office:value="569">
            <text:p>569</text:p>
          </table:table-cell>
          <table:table-cell table:number-columns-repeated="1018"/>
        </table:table-row>
        <table:table-row table:style-name="ro10">
          <table:table-cell office:value-type="string">
            <text:p><text:span text:style-name="T1">Allein ich kan nicht einsehen, daß dieses zur Besserung des Landes etwas beytragen solte.</text:span> Es hält wohl das Stroh, wenn es in einem festen und schweren Lande untergeackert worden, die Acker etwas <text:span text:style-name="T2">locker</text:span> und milde, weiter aber wird es wohl schwerlich zur Düngung etwas beytragen können. <text:span text:style-name="T1">Man bringt sich auch bey einer solchen vermeinten Klugheit nur um den Vorrath der Erbsen, da doch solche in der Haushaltung besser zu gebrauchen, indem sie so wohl vor die Pferde, in Ermangelung des Hafers dienen, wenn man sie allezeit einen Tag vorher einquellet, als auch zur Fütterung vor das Rind-und andere Viehe können geschrotet werden.</text:span></text:p>
          </table:table-cell>
          <table:table-cell/>
          <table:table-cell office:value-type="string">
            <text:p><text:s/></text:p>
          </table:table-cell>
          <table:table-cell office:value-type="string">
            <text:p><text:span text:style-name="T1">Wie viel und tief bemerkend der Blick!</text:span> Wie aufspürend alle <text:span text:style-name="T2">lockere</text:span> Stellen jedes ihm begegnenden Systems! <text:span text:style-name="T1">Wie ermüdet von Denken, Forschen, Zweifeln — Jn dem obgleich gewiß nur halb wahren Munde — wie viel Weisheit und stiller Adel — Laune und Salz!</text:span></text:p>
          </table:table-cell>
          <table:table-cell office:value-type="string">
            <text:p>-</text:p>
          </table:table-cell>
          <table:table-cell office:value-type="float" office:value="810">
            <text:p>810</text:p>
          </table:table-cell>
          <table:table-cell table:number-columns-repeated="1018"/>
        </table:table-row>
        <table:table-row table:style-name="ro25">
          <table:table-cell office:value-type="string">
            <text:p><text:span text:style-name="T1">es waren eben dieselben!</text:span> Der Mann befohl ihr abermals sich zu <text:span text:style-name="T2">packen</text:span>; Sie that es. <text:span text:style-name="T1">Jm Heruntergehn erkundigte sie sich bei einem Kellner:</text:span></text:p>
          </table:table-cell>
          <table:table-cell/>
          <table:table-cell office:value-type="string">
            <text:p><text:s/></text:p>
          </table:table-cell>
          <table:table-cell office:value-type="string">
            <text:p><text:span text:style-name="T1">Aber nun ist schon Alles Eins.</text:span> Ob sie mich <text:span text:style-name="T2">packen</text:span> und festnehmen, weil ich mit eines Anderen Reise-Paß nach Paris kam? <text:span text:style-name="T1">(— und etwas dergleichen blüht mir, sobald ich mich zur Rückreise nach Deutschland bei der Behörde melde) — oder ob sie mich einschachteln, weil meine Wirthsfrau mich baronisirt?</text:span></text:p>
          </table:table-cell>
          <table:table-cell office:value-type="string">
            <text:p>-</text:p>
          </table:table-cell>
          <table:table-cell office:value-type="float" office:value="189">
            <text:p>189</text:p>
          </table:table-cell>
          <table:table-cell table:number-columns-repeated="1018"/>
        </table:table-row>
        <table:table-row table:style-name="ro7">
          <table:table-cell office:value-type="string">
            <text:p><text:span text:style-name="T1">Fig. 172.</text:span> <text:span text:style-name="T2">Englische</text:span> Vollblutstute. <text:span text:style-name="T1">Die Vollblutzucht nahm ihren Anfang im Jahre 1680 unter Carl II., welcher morgenländische Pferde, wahrscheinlich aus der Berberei oder der Türkei nach England einführte und die Hebung der Pferdezucht durch Veranstaltung von Wettrennen zu befördern suchte.</text:span></text:p>
          </table:table-cell>
          <table:table-cell/>
          <table:table-cell office:value-type="string">
            <text:p><text:s/></text:p>
          </table:table-cell>
          <table:table-cell office:value-type="string">
            <text:p><text:span text:style-name="T1">Ebenso kann Kohlenoxydgas, welches auf andere Weise erzeugt worden ist, in Schmelz-, Raffinier-, Puddel-oder Schweissöfen geführt werden.</text:span> Trotz dieser <text:span text:style-name="T2">englischen</text:span> Patente ist die Darstellung und Verwendung der Generatorgase zuerst in Deutschland in die Praxis eingeführt worden und kann deshalb mit vollem Recht als eine deutsche Erfindung bezeichnet werden. <text:span text:style-name="T1">Die Männer, die sich in Deutschland besondere Verdienste um deren praktische Ausführung erworben haben, waren Faber du Faur, von Scheuchensteul, Eck zu Königshütte und Bischof zu Mägdesprung.</text:span></text:p>
          </table:table-cell>
          <table:table-cell office:value-type="string">
            <text:p>-</text:p>
          </table:table-cell>
          <table:table-cell office:value-type="float" office:value="996">
            <text:p>996</text:p>
          </table:table-cell>
          <table:table-cell table:number-columns-repeated="1018"/>
        </table:table-row>
        <table:table-row table:style-name="ro25">
          <table:table-cell office:value-type="string">
            <text:p><text:span text:style-name="T1">In drei Tagen war ganz Ohio vergriffen, es wär' schade wenn's nicht wahr wäre.</text:span> Eins zu fünf das ist unser Profit; — da haben Sie unsre ganze <text:span text:style-name="T2">Bilanz</text:span>: mögen alle Gesandtschaften des Erdkreises baumeln, wenn ich nicht stets den geradesten Weg für den besten Geschäftsweg halte. <text:span text:style-name="T1">Fünf Dollar pr.</text:span></text:p>
          </table:table-cell>
          <table:table-cell/>
          <table:table-cell office:value-type="string">
            <text:p><text:s/></text:p>
          </table:table-cell>
          <table:table-cell office:value-type="string">
            <text:p><text:span text:style-name="T1">Der die sociale Frage lösen wollte!</text:span> Und uns die productive Rente in die <text:span text:style-name="T2">Bilanz</text:span> schmuggelte –! <text:span text:style-name="T1">Nach einer Pause sprach er mit einer gewissen Wehmuth:</text:span></text:p>
          </table:table-cell>
          <table:table-cell office:value-type="string">
            <text:p>-</text:p>
          </table:table-cell>
          <table:table-cell office:value-type="float" office:value="1259">
            <text:p>1259</text:p>
          </table:table-cell>
          <table:table-cell table:number-columns-repeated="1018"/>
        </table:table-row>
        <table:table-row table:style-name="ro6">
          <table:table-cell office:value-type="string">
            <text:p><text:span text:style-name="T1">Major.</text:span> Waren wir je bloße Alltagsfreunde, durch Laune, <text:span text:style-name="T2">Zufall</text:span> und Lustbarkeiten an einander geknüpft? <text:span text:style-name="T1">Haben wir uns nur in bunten Zirkeln mit einander herumgetrieben? oder haben wir auch dem Tode unter den Batterien von Gibraltar, Hand in Hand, getrotzt? —</text:span></text:p>
          </table:table-cell>
          <table:table-cell/>
          <table:table-cell office:value-type="string">
            <text:p><text:s/></text:p>
          </table:table-cell>
          <table:table-cell office:value-type="string">
            <text:p><text:span text:style-name="T1">a)</text:span> Diese Umwege, deren sich die vorsichtige Natur bedient, um die eingesaugten Flüßigkeiten, bevor sie der Blutmasse beygemischt werden, durch eine innigere Verarbeitung der thierischen Natur mehr zu verähnlichen, und die schröcklichen <text:span text:style-name="T2">Zufälle</text:span>, Herzklopfen, Zuckungen, u. s. w. welche entstehen, wenn auch nur ein Tropfen einer sonst unschädlichen Flüßigkeit in eine Blutader gegossen wird, überzeugen mich täglich mehr, daß die Blutadern keine fremdartigen Flüßigkeiten sondern nur Blut einsaugen können (z. B. beym Steifwerden der männlichen Ruthe, beym Erröthen, im Mutterkuchen), und alle Einsaugungen, welche Saller den Blutadern zueignete, eine Verrichtung dieser einsaugenden Gefäße sind. <text:span text:style-name="T1">§. 443.</text:span></text:p>
          </table:table-cell>
          <table:table-cell office:value-type="string">
            <text:p>-</text:p>
          </table:table-cell>
          <table:table-cell office:value-type="float" office:value="528">
            <text:p>528</text:p>
          </table:table-cell>
          <table:table-cell table:number-columns-repeated="1018"/>
        </table:table-row>
        <table:table-row table:style-name="ro4">
          <table:table-cell office:value-type="string">
            <text:p><text:span text:style-name="T1">Die Erklärung dafür werden wir in einer schon unter Myron angeführten Stelle des Quintilian (V, 10) zu suchen haben: vulgoque (inter opifices) paullo numerosius opus dicitur argumentorsum.</text:span> Denn trotz der geringen Zahl der Personen bietet ihre Zusammenstellung eine unerwartete Fülle von künstlerischen Motiven, den Trug des Odysseus, die Leichtgläubigkeit des Priamos, die Verstellung der Helena, <text:span text:style-name="T2">Motive</text:span>, welche ein tiefes Verständniss des psychologischen Ausdruckes voraussetzen. <text:span text:style-name="T1">Ein ähnliches psychologisches Interesse, welches auch dem Bilde des Ankaeos nicht fremd sein mochte, wird nun Aristophon auch einem dritten Werke verliehen haben: dem Bilde des Philoktetes: Plut.</text:span></text:p>
          </table:table-cell>
          <table:table-cell/>
          <table:table-cell office:value-type="string">
            <text:p><text:s/></text:p>
          </table:table-cell>
          <table:table-cell office:value-type="string">
            <text:p><text:span text:style-name="T1">Wagner, R., Die Preussische Jagdgesetzgebung.</text:span> Unter Berücksichtigung der einschlägigen Ministerialreskripte und Entscheidungen der höchsten Gerichtshöfe, der <text:span text:style-name="T2">Motive</text:span> zu den Entwürfen des Jagdpolizeigesetzes vom 7. März 1850 und des Wildschadengesetzes vom 26. Februar 1870, sowie der Verhandlungen des Landtages bei Berathung dieser beiden Gesetze. Berlin 1883, 2. Aufl. 1889. <text:span text:style-name="T1">Wick, W., Der Jagdschutz in Württemberg.</text:span></text:p>
          </table:table-cell>
          <table:table-cell office:value-type="string">
            <text:p>-</text:p>
          </table:table-cell>
          <table:table-cell office:value-type="float" office:value="1194">
            <text:p>1194</text:p>
          </table:table-cell>
          <table:table-cell table:number-columns-repeated="1018"/>
        </table:table-row>
        <table:table-row table:style-name="ro16">
          <table:table-cell office:value-type="string">
            <text:p><text:span text:style-name="T1">Groben Rinken G. R. 2,873 „</text:span> <text:span text:style-name="T2">Feinen</text:span> „F. R. 2,565 „<text:span text:style-name="T1">Malgen M. 2,258 „</text:span></text:p>
          </table:table-cell>
          <table:table-cell/>
          <table:table-cell office:value-type="string">
            <text:p><text:s/></text:p>
          </table:table-cell>
          <table:table-cell office:value-type="string">
            <text:p><text:span text:style-name="T1">Als er diese vollkommen aufgeschlossen hatte, wurde er mit Gewalt daraus vertrieben und die Blasebälge seines neuen Ofens von Aufrührern, die von den Holzkohlenhüttenbesitzern aufgehetzt waren, in Stücke geschnitten zu seinem grössten Schaden und Verlust seiner Erfindung des Eisenschmelzens mit Steinkohlen, denn, gehetzt durch Prozesse und Aufstände, war er ausser Stande, seine Erfindung bis zum Ablauf seines Patentes auszubeuten.</text:span> Trotz seiner traurigen Leiden, und trotzdem er ungerechter Weise wegen einiger Tausend Pfund in das Schuldgefängnis zu London geworfen wurde, erhielt er doch von Carl I. am 2. Mai 1638 ein neues Patent nicht nur für das Schmelzen und Umwandeln des Eisens in Gussware und Schmiedeisen, sondern auch für das Schmelzen, Saigern, <text:span text:style-name="T2">Feinen</text:span> und Reduzieren aller Erze, Mineralien und Metalle mit Steinkohle und Torf (Pit-cole, Sea-cole, Peat and Turf), zur Erhaltung der Wälder und Stämme dieser Insel. <text:span text:style-name="T1">Zur besseren Ausbeutung seiner Erfindung nahm Dudley, dem zuvor soviel Widerstand am Hof, im Parlament und vor Gericht gemacht worden, David Ramsey, Sir George Horsey und Roger Foulke zu Teilhabern seines Patentes.</text:span></text:p>
          </table:table-cell>
          <table:table-cell office:value-type="string">
            <text:p>-</text:p>
          </table:table-cell>
          <table:table-cell office:value-type="float" office:value="1106">
            <text:p>1106</text:p>
          </table:table-cell>
          <table:table-cell table:number-columns-repeated="1018"/>
        </table:table-row>
        <table:table-row table:style-name="ro7">
          <table:table-cell office:value-type="string">
            <text:p><text:span text:style-name="T1">Einige Zusäzze,</text:span> Die der Verfasser noch hinzugefüget hat, um hin und wieder seine Gedanken, die er vorgetragen, zu verbessern, damit das Wahre bekannt werde; es sind aber diese Versuche erst seit der Zeit gemein gemacht worden, da sich seine lateinische Phisiologie, vom August 1756. unter der <text:span text:style-name="T2">Presse</text:span> befand. <text:span text:style-name="T1">Etliche sind bereits in diese Uebersezzung mit eingeschaltet worden; die übrigen folgen hier, weil dies Werk nicht in Berlin gedrukt worden, und es die Verschikkung gehindert hat, sie gehörig mit einzurükken.</text:span></text:p>
          </table:table-cell>
          <table:table-cell/>
          <table:table-cell office:value-type="string">
            <text:p><text:s/></text:p>
          </table:table-cell>
          <table:table-cell office:value-type="string">
            <text:p><text:span text:style-name="T1">Ob nun gleich diese Vermittelung, weil sie vernünftig war, nicht angenommen wurde, so hinderte sie dieses doch nicht, einen neuen Vorschlag zu wagen, welcher darinne bestand, daß man die Menuets, ohne sie zu tanzen, spielen wolle.</text:span> Dieses ward durch eine beträchtliche Mehrheit der Stimmen verworffen, und man versichert, daß jezt eine Art von Manifest unter der <text:span text:style-name="T2">Presse</text:span> ist, worinne man die Ursachen ausführet, warum man die Menuets nicht habe auführen lassen. <text:span text:style-name="T1">Dieses Betragen kan vielleicht Folgen von der größten Wichtigkeit nach sich ziehen.</text:span></text:p>
          </table:table-cell>
          <table:table-cell office:value-type="string">
            <text:p>-</text:p>
          </table:table-cell>
          <table:table-cell office:value-type="float" office:value="568">
            <text:p>568</text:p>
          </table:table-cell>
          <table:table-cell table:number-columns-repeated="1018"/>
        </table:table-row>
        <table:table-row table:style-name="ro13">
          <table:table-cell office:value-type="string">
            <text:p><text:span text:style-name="T1">Zuerst sollte Jason, um den Besitz des goldnen Fließes sich zu erwerben, zwei flammenathmende, dem Vulkan geweihte Stiere an einen diamantnen Pflugschaar spannen, und reißen damit vier Morgen eines noch nie gepflügten, dem Mars geweihten Feldes auf. —</text:span> Dann sollte er den Rest der Drachenzähne des Kadmus, welche Aeetes besaß, in die gepflügten Furchen säen, und die <text:span text:style-name="T2">geharnischten</text:span> Männer, die aus der furchtbaren Saat erwachsen würden, alle bis auf einen tödten; und wenn er das gethan, den Drachen, der das goldne Fließ bewachte, bekämpfen und erlegen. <text:span text:style-name="T1">Medea, eine Tochter des Aeetes, mächtig in Zauberkünsten, hatte kaum den Jason erblickt, als durch den Einfluß und die Veranstaltung der Götter, die den Helden schützten, eine zärtliche Neigung gegen ihn, sich in ihrem Busen regte, die bald bis zur heftigsten Flamme der Leidenschaft emporschoß.</text:span></text:p>
          </table:table-cell>
          <table:table-cell/>
          <table:table-cell office:value-type="string">
            <text:p><text:s/></text:p>
          </table:table-cell>
          <table:table-cell office:value-type="string">
            <text:p><text:span text:style-name="T1">Der König Stephanus machte sie 1584 aufs neue zur Stadt, und Sigismund der IIIte gab ihr im Jahr 1590 die Freiheit in grün Wachs zu siegeln, oder nach Belieben weis Wachs zu brauchen.</text:span> Ein Sigil von 1424 hat den <text:span text:style-name="T2">geharnischten</text:span> Arm mit einem Schwerdte. <text:span text:style-name="T1">Auf dem grossen Hensereces von 1387 heist die Stadt von dem vorbeifliessenden Bache, Pödel oder Pödeln, das ist Walck, und in einem von 1391 steht: tho Pödeln up dem Walcke.</text:span></text:p>
          </table:table-cell>
          <table:table-cell office:value-type="string">
            <text:p>-</text:p>
          </table:table-cell>
          <table:table-cell office:value-type="float" office:value="694">
            <text:p>694</text:p>
          </table:table-cell>
          <table:table-cell table:number-columns-repeated="1018"/>
        </table:table-row>
        <table:table-row table:style-name="ro6">
          <table:table-cell office:value-type="string">
            <text:p><text:span text:style-name="T1">Die schlechteste Gattung von Tüchern sind die sogenannten Flockentücher, welche von den Abgängen und Spitzen der Wolle, die zu guten Tüchern genommen wird, verfertiget werden, siehe Flockentuch.</text:span> Endlich 6) in Ansehung der Feine und Gröbe des Garns, woraus die Tücher fabriciret sind, (als welche <text:span text:style-name="T2">Feine</text:span> und Gröbe den größten Unterschied bey den Tüchern machet,) werden sie eingetheilet in feine, mittlere, und grobe, welche beyde letztern Sorten auch mit dem gemeinschaftlichen Namen der gemeinen Tücher pflegen beleget zu werden. <text:span text:style-name="T1">(a) Grobe Tücher heißen, welche aus dickem Gespinnste; (b) mittlere Tücher, welche aus mittlerem Gespinnste, und (c) feine Tücher, welche aus feinem Gespinnste verfertiget sind.</text:span></text:p>
          </table:table-cell>
          <table:table-cell/>
          <table:table-cell office:value-type="string">
            <text:p><text:s/></text:p>
          </table:table-cell>
          <table:table-cell office:value-type="string">
            <text:p><text:span text:style-name="T1">Darum ist eine blumenreiche, oder sonst poetische Sprache bey Aeußerung der Emfindungen ofte sehr nachtheilig, und allemal unnatürlich.</text:span> Und wo man an sich große Gegenstände zu beschreiben hat, da därf man nur auf gute Anordnung und richtige Zeichnung sehen; das <text:span text:style-name="T2">Feine</text:span> des Colorits thut wenig dabey. <text:span text:style-name="T1">Politisches Trauerspiehl.</text:span></text:p>
          </table:table-cell>
          <table:table-cell office:value-type="string">
            <text:p>-</text:p>
          </table:table-cell>
          <table:table-cell office:value-type="float" office:value="790">
            <text:p>790</text:p>
          </table:table-cell>
          <table:table-cell table:number-columns-repeated="1018"/>
        </table:table-row>
        <table:table-row table:style-name="ro21">
          <table:table-cell office:value-type="string">
            <text:p><text:span text:style-name="T1">Dem Uebergewicht der japanischen Lackindustrie über die chinesische, aus der sie hervorging, gab schon Pater d’ Incarville vor 125 Jahren wiederholt Ausdruck.</text:span> Die <text:span text:style-name="T2">englische</text:span> Bezeichnung » to japan «, lackieren, ist ebenfalls in diesem Sinne zu deuten. <text:span text:style-name="T1">Die grossen Vorzüge der japanischen Lackwaaren sind vor allem durch mehrere ausgezeichnete Eigenschaften des eigenartigen Lackes bedingt, sodann aber auch durch die sorgfältige Art seiner Verwendung.</text:span></text:p>
          </table:table-cell>
          <table:table-cell/>
          <table:table-cell office:value-type="string">
            <text:p><text:s/></text:p>
          </table:table-cell>
          <table:table-cell office:value-type="string">
            <text:p><text:span text:style-name="T1">Verdamme ihn ein hartherziger Rechtgläubiger, wenn ers vermag!‛</text:span> Das Glaubensbekänntniß der <text:span text:style-name="T2">engländischen</text:span> Bischöflichen Kirche, ist im Jahr 1562, unter der Regierung der Königinn Ellsabeth, auf 39 Artikel festgesetzt und 1571 durch eine Parlamentsakte bestätigt worden. <text:span text:style-name="T1">Wer ein geistliches Amt erhält, muß sie beschwören.</text:span></text:p>
          </table:table-cell>
          <table:table-cell office:value-type="string">
            <text:p>-</text:p>
          </table:table-cell>
          <table:table-cell office:value-type="float" office:value="151">
            <text:p>151</text:p>
          </table:table-cell>
          <table:table-cell table:number-columns-repeated="1018"/>
        </table:table-row>
        <table:table-row table:style-name="ro19">
          <table:table-cell office:value-type="string">
            <text:p><text:span text:style-name="T1">Er war in der That ein klares stilles tiefes Wasser, worin sich die beste Natur rein abspiegelte.</text:span> In der Schlacht bey Ostia ist das beste der <text:span text:style-name="T2">geharnischte</text:span> Soldat mit den grünen Hosen; ein christlicher Held. <text:span text:style-name="T1">Das übrige in diesem Stücke ist unbedeutend; der Pabst selbst hat eine fromme Schaafsgestalt.</text:span></text:p>
          </table:table-cell>
          <table:table-cell/>
          <table:table-cell office:value-type="string">
            <text:p><text:s/></text:p>
          </table:table-cell>
          <table:table-cell office:value-type="string">
            <text:p><text:span text:style-name="T1">Gleichzeitig mit Weckherlin ─ vielleicht schon vor ihm ─ hat Paul Melissus (Bibliothekar in Heidelberg, 1539 ─ 1602), der nebenbei bemerkt die ersten deutschen Terzinen dichtete, Sonette geschrieben.</text:span> Die ersten <text:span text:style-name="T2">geharnischten</text:span> patriotischen Sonette schrieb Paul Flemming (1609 ─ 1649) ebenfalls in Alexandrinern. <text:span text:style-name="T1">Beispiel Flemmings:</text:span></text:p>
          </table:table-cell>
          <table:table-cell office:value-type="string">
            <text:p>-</text:p>
          </table:table-cell>
          <table:table-cell office:value-type="float" office:value="14">
            <text:p>14</text:p>
          </table:table-cell>
          <table:table-cell table:number-columns-repeated="1018"/>
        </table:table-row>
        <table:table-row table:style-name="ro10">
          <table:table-cell office:value-type="string">
            <text:p><text:span text:style-name="T1">HAMBERGER Secret. p. 24.</text:span> <text:span text:style-name="T2">Billig</text:span> wächset also das ganze Kind, welches nach Proportion seiner Masse ungemein leicht war, nach und nach innerlich am Gewichte. <text:span text:style-name="T1">Man kann überhaupt von allen festen Theilen den Ausspruch thun, daß sie fester werden, und daß sie mehr feste Theile enthalten: noch könnte man sagen, daß die menschliche Faser, welche lange Zeit und sehr gedehnt war, nunmehr von eben diesen Ursachen weniger gedehnt wird, indem auch bei Saiten und von gleich grossen Gewichten anfangs starke Ausspannungen hervorgebracht werden, welche hierauf allmählich immer kleiner und kleiner werden.</text:span></text:p>
          </table:table-cell>
          <table:table-cell/>
          <table:table-cell office:value-type="string">
            <text:p><text:s/></text:p>
          </table:table-cell>
          <table:table-cell office:value-type="string">
            <text:p><text:span text:style-name="T1">Mit dieser Andeutung einer Erklärung glaubte ich mich begnügen zu dürfen und fuhr deshalb fort (a. a. O. p. 507):</text:span> „Gesetzt, die Telegonie würde erwiesen, so müsste man eine solche nachträgliche Befruchtung einer Eizelle für möglich halten; freilich dürfte man sich dann <text:span text:style-name="T2">billig</text:span> wundern, warum nicht gelegentlich Stuten, Kühe oder Schafe trächtig werden, ohne zum zweiten Male belegt worden zu sein. <text:span text:style-name="T1">Bis jetzt ist dies noch niemals beobachtet worden, und so möchte ich glauben, dass die Ansicht von Settegast die richtige ist, nach welcher es Telegonie überhaupt nicht gibt, und alle dafür angeführten, und von ihm kritisch erörterten Fälle auf Täuschung beruhen.“</text:span></text:p>
          </table:table-cell>
          <table:table-cell office:value-type="string">
            <text:p>-</text:p>
          </table:table-cell>
          <table:table-cell office:value-type="float" office:value="232">
            <text:p>232</text:p>
          </table:table-cell>
          <table:table-cell table:number-columns-repeated="1018"/>
        </table:table-row>
        <table:table-row table:style-name="ro19">
          <table:table-cell office:value-type="string">
            <text:p><text:span text:style-name="T1">Es hebt den Werth der Rittergüter.</text:span> Jn den Anschlägen finde ich kein Capitel <text:span text:style-name="T2">billiger</text:span>, als das, von Gerichtsnutzungen. <text:span text:style-name="T1">Vielleicht wäre es besser, und ausdrücklicher, wenn man es rechtliche Contribution, oder Gerichtsbeute nennte; aber es ist schon genug, daß man weiß, was man darunter versteht.</text:span></text:p>
          </table:table-cell>
          <table:table-cell/>
          <table:table-cell office:value-type="string">
            <text:p><text:s/></text:p>
          </table:table-cell>
          <table:table-cell office:value-type="string">
            <text:p><text:span text:style-name="T1">B kann in diesem Falle nur ein Dieb seyn: das ist offenbar, Bruder.</text:span> Hier aber fiel die Fräulein Montague sehr lebhaft ein ‒ ‒ ‒ Ein Dieb, mein Herr, sagte sie, der mir das stielt, was mir lieber ist und <text:span text:style-name="T2">billig</text:span> seyn muß, als mein Leben, verdienet weniger Vergebung, als derjenige, der mich ermordet. <text:span text:style-name="T1">Allein was ist dieß, Base Charlotte, sprach ich, das ihnen lieber ist, als ihr Leben?</text:span></text:p>
          </table:table-cell>
          <table:table-cell office:value-type="string">
            <text:p>-</text:p>
          </table:table-cell>
          <table:table-cell office:value-type="float" office:value="491">
            <text:p>491</text:p>
          </table:table-cell>
          <table:table-cell table:number-columns-repeated="1018"/>
        </table:table-row>
        <table:table-row table:style-name="ro7">
          <table:table-cell office:value-type="string">
            <text:p><text:span text:style-name="T1">Es darf nur einer eine Schlange oder Eidechse fangen wollen, da gibt es gewiß erst eine tüchtige Beißerei.</text:span> Sowie sich einer herabsenkt, um eine Beute aufzunehmen, eilt ein zweiter auf ihn los, <text:span text:style-name="T2">packt</text:span> ihn mit Wuth an und nun beginnt eine Balgerei, welche so heftig wird, daß beide Gegner sich zuweilen in einander verkrallen, gegenseitig am Fliegen hindern und zum Boden herabfallen. <text:span text:style-name="T1">Hier angekommen, rennt jeder ein paar Schritte dahin und erhebt sich nun langsam wieder, wahrscheinlich eifrig nach der inzwischen entschlüpften Beute spähend.</text:span></text:p>
          </table:table-cell>
          <table:table-cell/>
          <table:table-cell office:value-type="string">
            <text:p><text:s/></text:p>
          </table:table-cell>
          <table:table-cell office:value-type="string">
            <text:p><text:span text:style-name="T1">Beide sahen sich vorsichtig um und lachten dann über ihre Furcht.</text:span> Sie <text:span text:style-name="T2">packten</text:span> ihre Schätze aus und vergaßen in heitrem Geplauder, daß über den Baumzweigen zu ihren Häuptern nicht der blaue Himmel der Erde, sondern das Blätterdach des martischen Riesenwaldes sich wölbte. <text:span text:style-name="T1">„Kann man durch das Retrospektiv alles Vergangene sehen? ‟ fragte Jsma.</text:span></text:p>
          </table:table-cell>
          <table:table-cell office:value-type="string">
            <text:p>-</text:p>
          </table:table-cell>
          <table:table-cell office:value-type="float" office:value="913">
            <text:p>913</text:p>
          </table:table-cell>
          <table:table-cell table:number-columns-repeated="1018"/>
        </table:table-row>
        <table:table-row table:style-name="ro21">
          <table:table-cell office:value-type="string">
            <text:p><text:span text:style-name="T1">An Besuch ist kaum zu denken; Rex war erst gestern auf eine kurze Visite hier, etwas steif und formell wie gewöhnlich, und mit Ihrem Freunde Czako haben wir letzten Sonnabend eine Stunde verplaudern können.</text:span> Wrschowitz war an demselben <text:span text:style-name="T2">Abend</text:span> auch da; beide treffen sich jetzt öfter und vertragen sich besser als ich bei Beginn der Bekanntschaft dachte. <text:span text:style-name="T1">Wer also sollte noch kommen?</text:span></text:p>
          </table:table-cell>
          <table:table-cell/>
          <table:table-cell office:value-type="string">
            <text:p><text:s/></text:p>
          </table:table-cell>
          <table:table-cell office:value-type="string">
            <text:p><text:span text:style-name="T1">Jch habe sie trotzdem und trotz der überaus schmuzigen Finger, zwischen denen sie hervorgegangen war, versucht: sie schmeckt angenehm süßlich und ist so fett, wie Rahm.</text:span> Sofort nach dem Melken öffnet man die Hürden und zieht wieder auf die Weide hinaus, gleichviel, ob man am frühen Morgen oder am späten <text:span text:style-name="T2">Abend</text:span> die Thiere versammelt, denn man weidet Tag und Nacht. <text:span text:style-name="T1">Unter den zahmen Renthierkühen scheint Gemeinschaftlichkeit der Güter zu herrschen.</text:span></text:p>
          </table:table-cell>
          <table:table-cell office:value-type="string">
            <text:p>-</text:p>
          </table:table-cell>
          <table:table-cell office:value-type="float" office:value="1196">
            <text:p>1196</text:p>
          </table:table-cell>
          <table:table-cell table:number-columns-repeated="1018"/>
        </table:table-row>
        <table:table-row table:style-name="ro13">
          <table:table-cell office:value-type="string">
            <text:p><text:span text:style-name="T1">Es haben sich auch die Sprachlehrer Mühe gegeben, sie alle aufzusuchen, und sie in Gattungen und Arten zu theilen, und dabey theils auf ihre Bedeutung und metaphysischen Unterschied, theils auch auf den bloß grammatischen Unterschied zu sehen.</text:span> Nach dieser Eintheilung kamen vier allgemeine Classen oder Gattungen heraus, nämlich die Aduerbia, Praepositiones, Coniunctiones und Interiectiones, oder die Zuwörter, <text:span text:style-name="T2">Vorwörter</text:span>, Bindwörter und Zwischenwörter. <text:span text:style-name="T1">Man sahe nämlich daß einige, nämlich die Zuwörter, zu näherer Bestimmung der Zeitwörter; andere, nämlich die Vorwörter, zur Bestimmung und näherer Modification der Nennwörter; noch andere aber, nämlich die Bindwörter, zum Zusammenhang und Verbindung der Rede; und endlich noch andere, nämlich die Zwischenwörter, zur Anzeige des Affects des Redenden dienten.</text:span></text:p>
          </table:table-cell>
          <table:table-cell/>
          <table:table-cell office:value-type="string">
            <text:p><text:s/></text:p>
          </table:table-cell>
          <table:table-cell office:value-type="string">
            <text:p><text:span text:style-name="T1">§. 217.</text:span> Wie es unter den Beywörtern mehrere giebt, die der Natur der Sache nach keine Stuffen oder Grade haben (§. 190.), so ist sich nicht zu verwundern, wenn man auch <text:span text:style-name="T2">Vorwörter</text:span> findet, die keine zulassen. <text:span text:style-name="T1">Aber auch hierinn sind die wirklichen Sprachen nicht zum Muster zu nehmen, weil sie durch andere Mittel ersetzen, was sie in den Vorwörtern selbst nicht anzeigen.</text:span></text:p>
          </table:table-cell>
          <table:table-cell office:value-type="string">
            <text:p>-</text:p>
          </table:table-cell>
          <table:table-cell office:value-type="float" office:value="453">
            <text:p>453</text:p>
          </table:table-cell>
          <table:table-cell table:number-columns-repeated="1018"/>
        </table:table-row>
        <table:table-row table:style-name="ro6">
          <table:table-cell office:value-type="string">
            <text:p><text:span text:style-name="T1">Der Kaiman findet sich im mittlern America, und wird gewönlich nur für eine Spielart des Nil Crocodils ausgegeben, von dem er sich aber theils durch seine kleinere Statur, vorzüglich aber durch die Bildung seines Körpers und Schwanzes, auszeichnet, die beide nicht mit so scharf hervorstehenden starken Schildern, wie bey jenem Thier, sondern mit weit flächern Erhabenheiten besetzt sind.</text:span> Dieser ganz specifike Unterschied fällt zumal bey den Exemplaren beider Thiere, die im akademischen <text:span text:style-name="T2">Museum</text:span> von gleicher Grosse befindlich sind, sehr sichtlich in die Augen. <text:span text:style-name="T1">Auch ist der Kaiman schüchtern, furchtsam, und überhaupt in seinem Naturell und Lebensart vom Crocodil der alten Welt sehr verschieden: legt nur etwa dreissig Eyer rc.</text:span></text:p>
          </table:table-cell>
          <table:table-cell/>
          <table:table-cell office:value-type="string">
            <text:p><text:s/></text:p>
          </table:table-cell>
          <table:table-cell office:value-type="string">
            <text:p><text:span text:style-name="T1">Noch ein Wort vom Genie.</text:span> Jn dem Eschenburgischen brittischen <text:span text:style-name="T2">Musäum</text:span> für Deutsche ist eine zwar nicht tiefe, jedoch lesenswürdige Abhandlung über den Einfluß des Genies auf Temperamente und Charakter rc. <text:span text:style-name="T1">Hier ein Paar Gedanken aus diesem Aufsatze mit einigen Anmerkungen.</text:span></text:p>
          </table:table-cell>
          <table:table-cell office:value-type="string">
            <text:p>-</text:p>
          </table:table-cell>
          <table:table-cell office:value-type="float" office:value="691">
            <text:p>691</text:p>
          </table:table-cell>
          <table:table-cell table:number-columns-repeated="1018"/>
        </table:table-row>
        <table:table-row table:style-name="ro4">
          <table:table-cell office:value-type="string">
            <text:p><text:span text:style-name="T1">Der Glaser durchs Reiben.</text:span> Der Papier-und Zeug-Macher durch <text:span text:style-name="T2">Pressen</text:span>. <text:span text:style-name="T1">Man überlege die Absicht, welche diese Beschäftigung würken soll.</text:span></text:p>
          </table:table-cell>
          <table:table-cell/>
          <table:table-cell office:value-type="string">
            <text:p><text:s/></text:p>
          </table:table-cell>
          <table:table-cell office:value-type="string">
            <text:p><text:span text:style-name="T1">Wie prächtig wird es klingen, wenn ein gelehrter Abt des künftigen Jahrhunderts in der französischen Akademie seine Meynung durch mein Ansehen behaupten, und sagen wird: „Voyez le Savant Allemand, Monsieur Enkemar de Repikof dans ses remarques sans Texte &amp;c.</text:span> Und wer ist mir wohl dafür gut, daß nicht vielleicht, so bald gegenwärtige Abhandlung nur die <text:span text:style-name="T2">Presse</text:span> verlassen hat, schon irgendswo ein berühmter Mann mit Schmerzen auf meinen Tod wartet; nur, daß er in sein historisches Universallexicon, unter dem Buchstaben R diese Nachricht setzen könne: <text:span text:style-name="T1">„Repkow (Hinkmar von) auf Budigaß, ein Nachkomme des großen Ecko von Repkow, schrieb Noten ohne Text, und starb.</text:span></text:p>
          </table:table-cell>
          <table:table-cell office:value-type="string">
            <text:p>-</text:p>
          </table:table-cell>
          <table:table-cell office:value-type="float" office:value="812">
            <text:p>812</text:p>
          </table:table-cell>
          <table:table-cell table:number-columns-repeated="1018"/>
        </table:table-row>
        <table:table-row table:style-name="ro20">
          <table:table-cell office:value-type="string">
            <text:p><text:span text:style-name="T1">Vorwort.</text:span> „Die Erweckung im methodistischen Sinn liegt dem grunddeutschen Wesen des Referenten fern und bei aller Hochachtung gegen das Gute der <text:span text:style-name="T2">englischen</text:span> Nation und ihre christlichen Bestrebungen fühlen wir uns keineswegs berufen, die Ueberfluthung unseres Vaterlands mit englischen Ansichten und Unternehmungen zu fördern, sind vielmehr im Gegentheil geneigt, eine wachsame Vorsicht zu empfehlen, damit unsere ursprüngliche kernhaft deutschevangelische Produktionskraft, die der HErr uns verliehen, nicht unter Einführung fertiger englischer Fabrikate leide und wir nur zu geschäftigen Nachahmern werden. — — — — Jndeßen ist ja nicht unsere Aufgabe, eine Methode der seelsorgerischen Thätigkeit an uns, an unsern vaterländischen Gefühlen, an unsern Sympathieen oder Antipathieen zu meßen, sondern wir sind darauf gewiesen, den untrüglichen Maaßstab der Heiligen Schrift anzulegen, um unser Urtheil dadurch zu berichtigen und festzustellen. ‟ <text:span text:style-name="T1">Referat über die Erweckung im methodistischen Sinne u. s. w. auf der Berliner Pastoralconferenz 1861 von Dr. W. Schmieder.</text:span></text:p>
          </table:table-cell>
          <table:table-cell/>
          <table:table-cell office:value-type="string">
            <text:p><text:s/></text:p>
          </table:table-cell>
          <table:table-cell office:value-type="string">
            <text:p><text:span text:style-name="T1">Daher hat man dahin zu sehen: damit der ackermann sich damit nicht abgebe; immassen dann auch dem pacht-und zehentherrn ebenfalls daran gelegen ist.</text:span> Jm übrigen sind zeither von der practischen feldwirtschaft des John Mills lehrbegriff von der practischen feldwirtschaft, aus dem <text:span text:style-name="T2">englischen</text:span> übersezet, zu Leipzig 3 th. in 8v, das museum rusticum et commerciale, Leipz. 1765, 8v, 2 bände, und vile andere schriften an das licht getreten. <text:span text:style-name="T1">Der Joh.</text:span></text:p>
          </table:table-cell>
          <table:table-cell office:value-type="string">
            <text:p>-</text:p>
          </table:table-cell>
          <table:table-cell office:value-type="float" office:value="394">
            <text:p>394</text:p>
          </table:table-cell>
          <table:table-cell table:number-columns-repeated="1018"/>
        </table:table-row>
        <table:table-row table:style-name="ro51">
          <table:table-cell office:value-type="string">
            <text:p><text:span text:style-name="T1">Das mag eine Hauptursache mit gewesen seyn, warum der evangelische Religionstheil einen catholisch gewordenen Marggrafen von Baden oder Pfalzgrafen von Neuburg auch nicht mehr zu seinen Berathschlagungen verlangt haben mag.</text:span> Allein da jetzt unser <text:span text:style-name="T2">Reichstag</text:span> aus lauter Gesandten besteht, auch sonst nicht leicht ein weltlicher Reichsstand mehr irgend einiger reichsständischen Versammlung persönlich beywohnt; so bekömmt jetzt die ganze Sache eine durchaus veränderte Gestalt, da es jetzt nur auf die Frage ankömmt: <text:span text:style-name="T1">ob nicht von einem evangelischen Lande, dessen Landesherr nur für seine Person catholisch ist, noch durch einen evangelischen Gesandten die darauf haftende Reichstagsstimme in der bisherigen Religionseigenschaft fortgeführt werden könne?</text:span></text:p>
          </table:table-cell>
          <table:table-cell/>
          <table:table-cell office:value-type="string">
            <text:p><text:s/></text:p>
          </table:table-cell>
          <table:table-cell office:value-type="string">
            <text:p><text:span text:style-name="T1">Daher kann das gantze Volck in der Democratie die öffentlichen Angelegenheiten, wenn sie nicht schon dem Rath zu besorgen überlassen worden (§. 999.), vor sich nicht anders als auf den Reichstagen abthun (990.); und da das Volck in allem dem, was zur Ausübung der Herrschaft gehöret, nach seinem Gefallen verfahren kann (§. 978.), so beruhet es lediglich auf dessen Willen, ob die Reichstage ein vor allemahl an gewisse Zeiten gebunden, oder ob sie nur bey besondern Vorfallenheiten, über welche man nach der Beschaffenheit der Zeit urtheilet, gehalten werden sollen.</text:span> Das vorige (§. 999.) kann einen belehren, daß das Recht den <text:span text:style-name="T2">Reichstag</text:span> zu berufen dem Rathe zukomme; und da ihm die gegenwärtige Verfassung der Dinge am besten bekannt seyn muß, so muß er auch das Recht haben auf den Reichstagen den Vortrag zu thun, oder wenigstens dasjenige an die Hand zu geben, worüber gerathschlaget werden soll, obwol, weil ein jeder in der Democratie ein gleiches Recht hat (§. 70. 972.), ein jeder zur Berathschlagung anbringen kann, was er glaubt zum gemeinen Besten dienlich zu seyn. <text:span text:style-name="T1">Wenn aber die Wohlfahrt einer Gesellschaft durch die Einigkeit der Mitglieder erhalten wird (§. 847.); so müssen, um allen Zwiespalt zu vermeiden, Gesetze wie die Reichstage gehalten werden sollen, gegeben werden (§. 978.), z. E. welche das Recht der Reichstage haben sollen, um auf demselben eine Stimme zu führen, ingleichen wie das Volck in gewisse Ordnungen, und diese in kleinere Haufen zu theilen, welche gewisse Personen erwählen müssen, die in ihrem Nahmen den Reichstag beziehen, und ihre Abgeordneten seyn sollen; noch weiter, wer auf den Reichstagen das Amt eines Directors übernehmen soll, u. s. f. Zuletzt weil in einer vermischten Republick dasjenige beybehalten werden kann, was in dem Pöbelregiment nöthig ist (§. 990.); so können auch darin die Reichstage Platz haben.</text:span></text:p>
          </table:table-cell>
          <table:table-cell office:value-type="string">
            <text:p>-</text:p>
          </table:table-cell>
          <table:table-cell office:value-type="float" office:value="495">
            <text:p>495</text:p>
          </table:table-cell>
          <table:table-cell table:number-columns-repeated="1018"/>
        </table:table-row>
        <table:table-row table:style-name="ro5">
          <table:table-cell office:value-type="string">
            <text:p><text:span text:style-name="T1">III.</text:span> Von den <text:span text:style-name="T2">STECKEN-PFERDEN</text:span> der Könige und Fürsten. <text:span text:style-name="T1">Da biss zu unsern Tagen der Wahn in der Welt befestiget ist, dass Könige und Fürsten Herrn ihrer Land und Leute seyen, mithin solche nicht nur auf die Pacht-Zeit ihres Lebens benutzen, sondern auch noch die nachkommende Generationen mit Schulden, an denen noch die Urenkel zu zahlen haben, belasten können, so war eine natürliche Folge dieses Glaubens, dass man es vor bekannt und ausgemacht angenommen hat: Dass ein Herr seine Einkünfte auch nach eigenem Belieben und Willkühr verwenden könne, es seye nun, dass, nach Abzug der unentbehrlichen Ausgaben, vor seinen Schatz oder Sparbüchse noch was übrig bleibe, oder dass dieses Deficit durch Schuldenmachen, wenn sich Narren genug dazu finden, bedeckt und ergänzt werde.</text:span></text:p>
          </table:table-cell>
          <table:table-cell/>
          <table:table-cell office:value-type="string">
            <text:p><text:s/></text:p>
          </table:table-cell>
          <table:table-cell office:value-type="string">
            <text:p><text:span text:style-name="T1">Um die Abwechslung als einen Reiz zu empfinden, muß ihr eine gesammelte, nachdrückliche Thätigkeit vorausgegangen sein, während die fortgesetzte Jagd auf Zerstreuung in die schlimmste aller Sammlungen ausläuft: eine Sammlung von Spirituosen im Leibe oder von Grillen und Schrullen, Gespinnsten und Dünsten im Kopfe.</text:span> So sind denn auch auf der Reise die sogenannten „<text:span text:style-name="T2">Steckenpferde</text:span>“ (über deren Zucht schon S. 157 und 230 gesprochen wurde), wie z. B. eben Sammlungen, bessere Vehikel, als alle Vierfüßler und Locomotiven. <text:span text:style-name="T1">Im Sentenzenstil ließe sich sagen:</text:span></text:p>
          </table:table-cell>
          <table:table-cell office:value-type="string">
            <text:p>-</text:p>
          </table:table-cell>
          <table:table-cell office:value-type="float" office:value="384">
            <text:p>384</text:p>
          </table:table-cell>
          <table:table-cell table:number-columns-repeated="1018"/>
        </table:table-row>
        <table:table-row table:style-name="ro7">
          <table:table-cell office:value-type="string">
            <text:p><text:span text:style-name="T1">Sein Lehrer hatte nun ein sogenanntes Sterbelied gemacht, in diesem zog natürlicher Weise Gustav alles, was es vom zweiten Leben sagte, auf das erste und sie lasen es oft, ohne es zu singen.</text:span> Da aber die gehörige <text:span text:style-name="T2">Anstallt</text:span> über der Höhle getroffen war: <text:span text:style-name="T1">so fieng unten einmal der Genius an, es vorzusingen, indeß mit ihm oben ein begleitendes Waldhorn anfieng, (das an einem meisterhaften Munde die Flöte erreicht) und die ziehenden Adagio-Klagen sanken durch die dämpfende Erde in ihre Ohren und Herzen wie ein warmer Regen nieder.</text:span></text:p>
          </table:table-cell>
          <table:table-cell/>
          <table:table-cell office:value-type="string">
            <text:p><text:s/></text:p>
          </table:table-cell>
          <table:table-cell office:value-type="string">
            <text:p><text:span text:style-name="T1">Die öffentlichen Ausstellungen blieben, und was eben so wichtig wäre, jeder Hof bestellte jährlich einige Arbeiten, die nach ihrer Güte bezahlt werden müßten.</text:span> Eine solche <text:span text:style-name="T2">Anstalt</text:span> würde, wie ich glaube, alle Vortheile einer Academie, und keinen ihrer Nachtheile haben. <text:span text:style-name="T1">Das merkwürdigste, was der Pallast der Französischen Academie enthält, ist die Sammlung von Gipsabgüssen der vorzüglichsten antiken und einiger modernen Bildhauerwerke.</text:span></text:p>
          </table:table-cell>
          <table:table-cell office:value-type="string">
            <text:p>-</text:p>
          </table:table-cell>
          <table:table-cell office:value-type="float" office:value="661">
            <text:p>661</text:p>
          </table:table-cell>
          <table:table-cell table:number-columns-repeated="1018"/>
        </table:table-row>
        <table:table-row table:style-name="ro6">
          <table:table-cell office:value-type="string">
            <text:p><text:span text:style-name="T1">Beim spanischen Reiter geht der Stetigkeit des Zügels ein Anspannen der Feder voran.</text:span> Das Nachgeben der <text:span text:style-name="T2">Feder</text:span> zeigt dem Longirenden, dass das Thier sich selbst trägt, was er beim Longiren beim blossen Gebrauch des Aufsatzzügels sehr schwer gewahr wird. <text:span text:style-name="T1">Wir finden beim rohen Pferde den Hals in einer bestimmten, ihm zur Gewohnheit gewordenen Form, die sich theils aus körperlichen Verhältnissen, theils durch Erziehung herausgebildet hat.</text:span></text:p>
          </table:table-cell>
          <table:table-cell/>
          <table:table-cell office:value-type="string">
            <text:p><text:s/></text:p>
          </table:table-cell>
          <table:table-cell office:value-type="string">
            <text:p><text:span text:style-name="T1">Auch wird dies Oeffnen noch sehr dadurch erleichtert, daß der Erefhalchener mit dem Stock unten in die Glocke faßt, sie auf die Seite drückt und dadurch auch ihren Schall dämpft.</text:span> Um diesem Kunstgriff zu begegnen, hat man die <text:span text:style-name="T2">Federn</text:span> von Hausglocken in einem platten Schloßkasten, über welchem die Glocke feststeht, so angebracht, daß die Feder in einen hervorragenden Arm ausläuft, der von einem andern an der Hausthür befestigten Arm gestreift und zum starken einmaligen Zurückschlagen an die Glocke gebracht wird. <text:span text:style-name="T1">Allein auch diese Vorrichtung reicht nicht aus, da der Federarm am Schlosse mit einem Draht oder Stockhaken gefaßt und nach Oeffnen der Thür langsam zurückgesetzt werden kann, sodaß die Feder nicht auf die Glocke springt.</text:span></text:p>
          </table:table-cell>
          <table:table-cell office:value-type="string">
            <text:p>-</text:p>
          </table:table-cell>
          <table:table-cell office:value-type="float" office:value="936">
            <text:p>936</text:p>
          </table:table-cell>
          <table:table-cell table:number-columns-repeated="1018"/>
        </table:table-row>
        <table:table-row table:style-name="ro19">
          <table:table-cell office:value-type="string">
            <text:p><text:span text:style-name="T1">12,078.</text:span> Der ungeheure Geldwerth dieser Produkte wird durch das Bedürfniß, welches Rußland an verarbeiteten Waaren hat, und durch den immer weiter um sich greifenden Luxus so sehr herunter gesetzt, daß der Vortheil in der <text:span text:style-name="T2">Bilanz</text:span> verhältnißmäßig nur sehr gering ist. <text:span text:style-name="T1">Ein Verzeichniß der Gegenstände des Handels, mit welchen St.</text:span></text:p>
          </table:table-cell>
          <table:table-cell/>
          <table:table-cell office:value-type="string">
            <text:p><text:s/></text:p>
          </table:table-cell>
          <table:table-cell office:value-type="string">
            <text:p><text:span text:style-name="T1">bifang, 108, 1926.</text:span> <text:span text:style-name="T2">bilanzen</text:span>, was sie bedeuten? 4867, was die gläubiger hirbei tuhn können, 4868, wozu sie dinen, 4869. <text:span text:style-name="T1">bilanziren, was es heisset? 4870.</text:span></text:p>
          </table:table-cell>
          <table:table-cell office:value-type="string">
            <text:p>-</text:p>
          </table:table-cell>
          <table:table-cell office:value-type="float" office:value="632">
            <text:p>632</text:p>
          </table:table-cell>
          <table:table-cell table:number-columns-repeated="1018"/>
        </table:table-row>
        <table:table-row table:style-name="ro40">
          <table:table-cell office:value-type="string">
            <text:p><text:span text:style-name="T1">„</text:span><text:span text:style-name="T1">Sie haben ein Verfahren, die Steinkohle zu köhlern (charring), welches in allen Einzelheiten ebenso ist wie bei dem Holz, wodurch die Kohlen von den schädlichen Dämpfen befreit werden, welche anderenfalls dem Malz einen Geruch geben würden.</text:span> Die so vorbereitete Kohle nennen sie Koks, welcher eine fast eben so grosse Hitze giebt wie Holzkohle und auch für die meisten Zwecke verwendet werden kann, ausser für das Schmelzen, <text:span text:style-name="T2">Feinen</text:span> und Frischen des Eisens, wozu man es nicht verwenden kann (which it cannot be brought to do), obgleich es die geschicktesten und berühmtesten Künstler versucht haben.“ <text:span text:style-name="T1">Die erwähnten Patente waren aber nicht die einzigen, welche im Laufe des 17. Jahrhunderts für das Schmelzen des Eisens mit Steinkohle erteilt worden sind.</text:span></text:p>
          </table:table-cell>
          <table:table-cell/>
          <table:table-cell office:value-type="string">
            <text:p><text:s/></text:p>
          </table:table-cell>
          <table:table-cell office:value-type="string">
            <text:p><text:span text:style-name="T1">Eine neue Welt von Brechungen erfährt nun die Localfarbe durch farbiges Licht mit dem entsprechenden Schatten; anders erscheinen alle Farben im bläulich kühlen Morgenlicht, anders im warmgelben Abendlicht, im Mondlicht, in Feuerbeleuchtung u. s. w. Wir sehen aber auch bei dieser gemischteren Erscheinung noch von dem ab, was nachher unter dem Begriffe der Kreuzung eingeführt wird.</text:span> Farbig wird das Licht durch seine Verbindung mit der Luft und dieß führt uns wieder auf die Luftperspective, die natürlich nun erst in ihrem ganzen Wesen zur Darstellung kommt: jener nach dem Entfernungsgrade sich verdichtende Schleier ist nun als ein farbiger wiederzugeben, der über alle Localfarben sein, je nach der Reinheit oder Unreinheit, Freiheit oder Geschlossenheit der Luft in’s Blaue, Graue, Bräunliche wachsendes Netz zieht; das <text:span text:style-name="T2">Feine</text:span> und Schwierige liegt namentlich in jener wolligen Auflockerung, welche in dieser zarten Hülle die Umrisse erfahren; die Zeichnung wird dadurch erst vollends in das Ganze der malerischen Mittel als ein Moment aufgehoben. <text:span text:style-name="T1">Mit der Luftperspective wird denn auch die Haltung überhaupt erst durch die Farbe vollendet; die Farbe erst gibt dem in Licht und Schatten derb gegenwärtigen Vordergrunde die letzten „Drucker“, daß er energisch die andern Gründe zurücktreibt, sie erst dem zweiten Plane seine mittlere Kraft, dem Hintergrunde sein zartes Verhauchen und weist jedem Einzelnen mit Bestimmtheit seinen Ort an.</text:span></text:p>
          </table:table-cell>
          <table:table-cell office:value-type="string">
            <text:p>-</text:p>
          </table:table-cell>
          <table:table-cell office:value-type="float" office:value="1238">
            <text:p>1238</text:p>
          </table:table-cell>
          <table:table-cell table:number-columns-repeated="1018"/>
        </table:table-row>
        <table:table-row table:style-name="ro10">
          <table:table-cell office:value-type="string">
            <text:p><text:span text:style-name="T1">Die Erschütterung des Erdbodens kan unmöglich diese Fruchtbarkeit hervorbringen, sonst müßte eine stärkere Erschütterung, die der Pflug und das Grabscheid macht, und durch welche der Erboden gar umgekehrt wird, eine grösere Fruchtbarkeit geben.</text:span> Die Fruchtbarkeit des Erdbodens entstehet durch das elecrische oder Blitzfeuer, welches bey <text:span text:style-name="T2">Donnerwettern</text:span> mit dem Regen auf den Erdboden fällt. <text:span text:style-name="T1">Zum Beweiß dessen haben Naturforscher zwey Blumentöpfe mit einerley Erde angefüllt; beyde mit einerley Saamen besäet; beyde an einerley Ort gehalten; beyde auf einerley Art behandelt; den einen aber beständig electrisirt, und den andern nicht.</text:span></text:p>
          </table:table-cell>
          <table:table-cell/>
          <table:table-cell office:value-type="string">
            <text:p><text:s/></text:p>
          </table:table-cell>
          <table:table-cell office:value-type="string">
            <text:p><text:span text:style-name="T1">In vielen Stuben kan man kaum aufrecht stehen, die Treppen sind alle finstre enge Winkel.</text:span> Bei der Hitze, bei <text:span text:style-name="T2">Donnerwettern</text:span>, in Krankheiten, muß es eine erschreckliche Plage seyn, in solchen Schlupfwinkeln zu wohnen. <text:span text:style-name="T1">Und so sind, — die grossen Hotels ausgenommen, — die allermeisten Häuser in Paris.</text:span></text:p>
          </table:table-cell>
          <table:table-cell office:value-type="string">
            <text:p>-</text:p>
          </table:table-cell>
          <table:table-cell office:value-type="float" office:value="770">
            <text:p>770</text:p>
          </table:table-cell>
          <table:table-cell table:number-columns-repeated="1018"/>
        </table:table-row>
        <table:table-row table:style-name="ro12">
          <table:table-cell office:value-type="string">
            <text:p><text:span text:style-name="T1">Der Mehlhandel im Großen ist verschwindend gegen den lokalen Mehlbedarf.</text:span> Alle technische Vollendung und <text:span text:style-name="T2">billige</text:span> Produktion großer Unternehmungen kann nicht aufkommen gegen die Transportkosten, die aus einer größern Konzentration des Mühlenwesens entstehen würden. <text:span text:style-name="T1">Und theilweise sind ja die Verbesserungen auch im kleinen Betrieb anzubringen.</text:span></text:p>
          </table:table-cell>
          <table:table-cell/>
          <table:table-cell office:value-type="string">
            <text:p><text:s/></text:p>
          </table:table-cell>
          <table:table-cell office:value-type="string">
            <text:p><text:span text:style-name="T1">Es thut unserer Betrachtung keinen Eintrag, daß thatsächlich wegen des Consums des größten Theils derjenigen Güter, die durch jene natürliche Produktivität der vorhandenen Kapitalien erzeugt werden, keine solche Kapitalanhäufung eintritt.</text:span> Von einem Kapital, das innerhalb 100 oder 1000 Jahren keine irgendwie greifbaren Zinsen bringt, werden wir <text:span text:style-name="T2">billiger</text:span> Weise dennoch eine solche Werthsteigerung erwarten müssen, wenn nicht das Opfer als wirthschaftlich ungerechtfertigt erscheinen soll. <text:span text:style-name="T1">Aus diesen Erwägungen geht unzweifelhaft hervor, daß, wenn nicht nachgewiesener Maßen der Wiedergewinn des dem Meere einverleibten Düngerkapitals, zu dem uns in großem Maßstabe erst sehr ferne Zeiten zwingen werden, in eben dem oder einem höhern Kapitalopfer besteht, als die Kapitalien, die durch möglichst rentable Kulturen diese ganze Zeit über erspart werden können, sammt Zins und Zinseszins für den ganzen Zeitintervall betragen, es ein wirthschaftlicher Fehlgriff ist, jene humane Sorge für spätere Geschlechter in der empfohlenen Weise in’s Werk zu setzen.</text:span></text:p>
          </table:table-cell>
          <table:table-cell office:value-type="string">
            <text:p>-</text:p>
          </table:table-cell>
          <table:table-cell office:value-type="float" office:value="1125">
            <text:p>1125</text:p>
          </table:table-cell>
          <table:table-cell table:number-columns-repeated="1018"/>
        </table:table-row>
        <table:table-row table:style-name="ro10">
          <table:table-cell office:value-type="string">
            <text:p><text:span text:style-name="T1">Im Ganzen aber sind Silen und sein Schlauch gar zu unzertrennlich, als dass dem Alten gründlich zu helfen wäre.</text:span> Er reitet darauf und hält das weiche Gefäss an zwei Zipfeln (Statuette im <text:span text:style-name="T2">Museum</text:span> von Neapel, grosse Bronzen), während dessen Mündung, wie in der Regel, als Brunnenöffnung dienen muss; er liebkost den theuren Behälter (Statuette ebenda), gerade wie er es sonst mit dem kleinen Panther des Bacchus macht (Statuette ebenda). <text:span text:style-name="T1">Eine kleine Marmorfigur im obern Gang des Vaticans stellt den komischen Moment dar, in welchem er den Schlauch und das Trinkhorn beim besten Willen nicht mehr in Verbindung bringen kann.</text:span></text:p>
          </table:table-cell>
          <table:table-cell/>
          <table:table-cell office:value-type="string">
            <text:p><text:s/></text:p>
          </table:table-cell>
          <table:table-cell office:value-type="string">
            <text:p><text:span text:style-name="T1">Unter allen hohenzollerschen Königen war er der friedfertigste, friedfertiger noch als sein Vater und darum auch der einzige, der nie einen ernsten Krieg geführt hat.</text:span> Auf eines seiner <text:span text:style-name="T2">Museen</text:span> ließ er den alten Cäsarenspruch setzen: <text:span text:style-name="T1">Melius bene imperare quam imperia ampliare — ein Wort, das dem Beherrscher eines Weltreiches wohl anstand, doch wahrlich nicht dem Könige eines jungen, unfertigen Staates mit lächerlichen Grenzen.</text:span></text:p>
          </table:table-cell>
          <table:table-cell office:value-type="string">
            <text:p>-</text:p>
          </table:table-cell>
          <table:table-cell office:value-type="float" office:value="1167">
            <text:p>1167</text:p>
          </table:table-cell>
          <table:table-cell table:number-columns-repeated="1018"/>
        </table:table-row>
        <table:table-row table:style-name="ro5">
          <table:table-cell office:value-type="string">
            <text:p><text:span text:style-name="T1">Da die drey Dimensionen des Ortes, jede für sich betrachtet, linear sind, so können wir uns, in Ansehung der Vorwörter, vor, nach, auf, unter, über, an, zwischen rc. begnügen, die zwey erstern zu nehmen, und sie in so ferne betrachten, als sie überhaupt die erste Anlage zu der Theorie der Ordnung, nach jeden Arten von Dimensionen angeben.</text:span> Das vor und nach seyn zeiget an sich schon eine Art der Ordnung an, und diese werden wir nun auf eine bloß symbolische Art in zwo Classen theilen können, weil sich in diesem Ausdrucke das vor und nach, sowohl als ein <text:span text:style-name="T2">Vorwort</text:span> als auch als ein Zuwort ansehen läßt. <text:span text:style-name="T1">Denn als ein Vorwort bezieht es sich auf die Dimension selbst, ohne Rücksicht auf die Theile der Sache, welche nach derselben betrachtet werden.</text:span></text:p>
          </table:table-cell>
          <table:table-cell/>
          <table:table-cell office:value-type="string">
            <text:p><text:s/></text:p>
          </table:table-cell>
          <table:table-cell office:value-type="string">
            <text:p><text:span text:style-name="T1">(Cean in dem Artikel über diesen Stecher nennt den Kopf unbegreiflicher Weise Olivares.)</text:span> Das andere befindet sich als Vollbild gegenüber dem <text:span text:style-name="T2">Vorwort</text:span> der Arte de Ballesteria, 1644, gestochen von Juan de Noort (0,17 × 0,13). <text:span text:style-name="T1">Die Umschrift lautet:</text:span></text:p>
          </table:table-cell>
          <table:table-cell office:value-type="string">
            <text:p>-</text:p>
          </table:table-cell>
          <table:table-cell office:value-type="float" office:value="113">
            <text:p>113</text:p>
          </table:table-cell>
          <table:table-cell table:number-columns-repeated="1018"/>
        </table:table-row>
        <table:table-row table:style-name="ro7">
          <table:table-cell office:value-type="string">
            <text:p><text:span text:style-name="T1">Ob diese Thätigkeit noch eine andere Frucht als flüchtige Unterhaltung trug, weiß ich nicht, mir warf sie einige Tagebuchzeilen ab, deren Werth oder Unwerth zu beurtheilen ich anheimstelle.</text:span> Ich schrieb den <text:span text:style-name="T2">Abend</text:span> in meine Merk-und Denkzettel: Allein und abgetrennt von Menschen und Dingen sein Leben zu verbringen, ist das Schlimmste. <text:span text:style-name="T1">Lieber auf das Geringfügigste fallen, als gar nichts zu haben, woran wir unser Herz hängen, und das zugleich hinreichende Anziehungskraft besitzt, unsre Gedanken von Grübeleien und Grämeleien ablenken zu können.</text:span></text:p>
          </table:table-cell>
          <table:table-cell/>
          <table:table-cell office:value-type="string">
            <text:p><text:s/></text:p>
          </table:table-cell>
          <table:table-cell office:value-type="string">
            <text:p><text:span text:style-name="T1">Und das ist eben die Schuld des Tienstmädchens.</text:span> Sie sollte das Holz am <text:span text:style-name="T2">Abend</text:span> hereinräumen. <text:span text:style-name="T1">Wehrhahn.</text:span></text:p>
          </table:table-cell>
          <table:table-cell office:value-type="string">
            <text:p>-</text:p>
          </table:table-cell>
          <table:table-cell office:value-type="float" office:value="893">
            <text:p>893</text:p>
          </table:table-cell>
          <table:table-cell table:number-columns-repeated="1018"/>
        </table:table-row>
        <table:table-row table:style-name="ro18">
          <table:table-cell office:value-type="string">
            <text:p><text:span text:style-name="T1">Die Dekorationen der Theater werden mit den prächtigsten und wirkungsvollsten Farben bemalt; die herrlichsten Farbenzusammenstellungen in den feinsten Abtönungen bis zur einfachsten und gewöhnlichsten Farbe haben wir auf unsern Tapeten; stimmungsvoller, und darum gewissermaßen noch schöner, wirken Oel-und Aquarellgemälde; ähnlich, nur minder kunstreich, wirken die farbigen Wachstuche.</text:span> In allen genannten Fällen kommen Gewebe mit Farbstoffen in Berührung; aber die Farben sind nicht in die Elemente der Gewebefaser eingelagert, sondern sie liegen nur lose und <text:span text:style-name="T2">locker</text:span> auf der Faser auf, sie sind mittels mechanischen Auftragens auf den Geweben befestigt und haften darauf lediglich mechanisch infolge der Adhäsion, wie sie sich auch durch rein mechanische Mittel (Reiben, Klopfen, Bürsten, Eintauchen in Wasser u. dergl.) wieder entfernen lassen. <text:span text:style-name="T1">Minder scharf unterscheidet sich die Färberei von der Druckerei der Gewebe, dem Zeugdruck.</text:span></text:p>
          </table:table-cell>
          <table:table-cell/>
          <table:table-cell office:value-type="string">
            <text:p><text:s/></text:p>
          </table:table-cell>
          <table:table-cell office:value-type="string">
            <text:p><text:span text:style-name="T1">Die dicke Haut wird an der abissinischen Küste, wie Rüppell berichtet, nicht gegerbt, sondern nur in der Luft getrocknet und dann zu Sandalen verschnitten.</text:span> Weil aber die in ihr enthaltene Feuchtigkeit das Zellgewebe <text:span text:style-name="T2">locker</text:span> macht, sind die Sandalen nur in trockenen Gegenden brauchbar; auf wässerigem Boden werden sie weich und schwellen an. <text:span text:style-name="T1">Weit höher als Fleisch und Haut stellte man in früheren Zeiten die Zähne.</text:span></text:p>
          </table:table-cell>
          <table:table-cell office:value-type="string">
            <text:p>-</text:p>
          </table:table-cell>
          <table:table-cell office:value-type="float" office:value="1085">
            <text:p>1085</text:p>
          </table:table-cell>
          <table:table-cell table:number-columns-repeated="1018"/>
        </table:table-row>
        <table:table-row table:style-name="ro32">
          <table:table-cell office:value-type="string">
            <text:p><text:span text:style-name="T1">Der Kutscher entschied in letzter Instanz über alle Bedenklichkeiten.</text:span> Er ließ mit einem <text:span text:style-name="T2">Donnerwetter</text:span>, wenn's nicht bald würde! die Peitsche knallen, und ich glaube, er hätte sein Wort gehalten. <text:span text:style-name="T1">Dreizehntes Kapitel.</text:span></text:p>
          </table:table-cell>
          <table:table-cell/>
          <table:table-cell office:value-type="string">
            <text:p><text:s/></text:p>
          </table:table-cell>
          <table:table-cell office:value-type="string">
            <text:p><text:span text:style-name="T1">Die Dienerinnen lachten.</text:span> Da sprach Romeias ernst: Möcht' euch doch allzusammt ein <text:span text:style-name="T2">Donnerwetter</text:span> sieben Klafter tief in Erdboden hinein verschlagen! <text:span text:style-name="T1">Praxedis erwiederte:</text:span></text:p>
          </table:table-cell>
          <table:table-cell office:value-type="string">
            <text:p>-</text:p>
          </table:table-cell>
          <table:table-cell office:value-type="float" office:value="1276">
            <text:p>1276</text:p>
          </table:table-cell>
          <table:table-cell table:number-columns-repeated="1018"/>
        </table:table-row>
        <table:table-row table:style-name="ro7">
          <table:table-cell office:value-type="string">
            <text:p><text:span text:style-name="T1">C. Specialinstitute.</text:span> Aus demselben Mangel aller allgemeinen Bildung in der Instruction supérieure hat sich nun die Nothwendigkeit gebildet, bei gewissen Specialinstituten zugleich systematische Lehrvorträge zu halten und sie so als selbständige Glieder des Fachbildungswesens neben die übrigen zu stellen, wobei jedoch nie übersehen werden muß, daß sie nicht etwa wie in Deutschland regelmäßig mit den Universitäten verbunden sind, sondern daß je Eine <text:span text:style-name="T2">Anstalt</text:span> für ganz Frankreich genügen muß. <text:span text:style-name="T1">Diese Institute der rein wissenschaftlichen Specialbildung sind:</text:span></text:p>
          </table:table-cell>
          <table:table-cell/>
          <table:table-cell office:value-type="string">
            <text:p><text:s/></text:p>
          </table:table-cell>
          <table:table-cell office:value-type="string">
            <text:p><text:span text:style-name="T1">Wie sehr sie das sind, das wird namentlich im Falle der Auflösung der Anstaltspersönlichkeit sich zeigen (unten § 61, I).</text:span> Aber die <text:span text:style-name="T2">Anstalt</text:span> und ihre juristische Persönlichkeit sind zu unterscheiden; die letztere kann nicht um des Muttergemeinwesens willen gegeben sein: sie ist es ja vielmehr, welche diesem die Anstalt zunächst entfremdet. <text:span text:style-name="T1">Richtig Pfeifer, Jur. Pers. S. 127. Gierke, Gen. R. II S. 962, nennt die Anstalten „lediglich Verselbständigungen eines von dem höheren öffentlichen Willen abgezweigten Teilwillens“.</text:span></text:p>
          </table:table-cell>
          <table:table-cell office:value-type="string">
            <text:p>-</text:p>
          </table:table-cell>
          <table:table-cell office:value-type="float" office:value="973">
            <text:p>973</text:p>
          </table:table-cell>
          <table:table-cell table:number-columns-repeated="1018"/>
        </table:table-row>
        <table:table-row table:style-name="ro7">
          <table:table-cell office:value-type="string">
            <text:p><text:span text:style-name="T1">Serapis hat nichs Aegyptisches, und man sagt auch, daß der Dienst dieser Gottheit aus Thracien gekommen, und allererst durch den ersten Ptolemäus in Aegypten eingeführet worden.</text:span> Von Steinen mit dem Anubis sind funfzehen in dem Stoßischen <text:span text:style-name="T2">Museo</text:span>, und alle von späterer Zeit. <text:span text:style-name="T1">Die geschnittenen Steine, welche man Abraxas nennet, sind itzo durchgehends für Gemächte der Gnostiker und Basilidianer aus den ersten Christlichen Zeiten erkläret, und sind nicht würdig, in Absicht der Kunst, in Betrachtung gezogen zu werden.</text:span></text:p>
          </table:table-cell>
          <table:table-cell/>
          <table:table-cell office:value-type="string">
            <text:p><text:s/></text:p>
          </table:table-cell>
          <table:table-cell office:value-type="string">
            <text:p><text:span text:style-name="T1">Carducho I 221. Pareja II 268. Marianne 295.</text:span> <text:span text:style-name="T2">Museo</text:span> del Prado I 11. Roelas 56. Pacheco 66. Maino 81. Tristan 83. <text:span text:style-name="T1">Ant.</text:span></text:p>
          </table:table-cell>
          <table:table-cell office:value-type="string">
            <text:p>-</text:p>
          </table:table-cell>
          <table:table-cell office:value-type="float" office:value="408">
            <text:p>408</text:p>
          </table:table-cell>
          <table:table-cell table:number-columns-repeated="1018"/>
        </table:table-row>
        <table:table-row table:style-name="ro8">
          <table:table-cell office:value-type="string">
            <text:p><text:span text:style-name="T1">Dieß einzige Beispiel veranschaulicht uns, wie sehr das Alterthum in Erfindungen und unzähligen anderen Dingen des praktischen Lebens weit hinter den Fortschritten der Neuzeit, ja selbst hinter denjenigen des Mittelalters zurückstand.</text:span> — Reich an unmittelbaren Jdeen und großartigen Entwürfen war es beschränkt durch mangelhafte Kenntniß der Naturkräfte und arm an <text:span text:style-name="T2">technischen</text:span> Hilfsmitteln. <text:span text:style-name="T1">Man mußte die Kräfte der Menschen und Thiere im Uebermaße aufwenden und abnützen, um verhältnißmäßig geringfügige Ergebnisse zu erzielen.</text:span></text:p>
          </table:table-cell>
          <table:table-cell/>
          <table:table-cell office:value-type="string">
            <text:p><text:s/></text:p>
          </table:table-cell>
          <table:table-cell office:value-type="string">
            <text:p><text:span text:style-name="T1">Zugleich führt dieses an die heutigen Zustände Innerafrikas (Ochsenwagen) erinnernde Beispiel vor Augen, wie sehr das Altertum in der Produktion und dem praktisch-erwerbthätigen Leben » weit hinter den Fortschritten der Neuzeit, ja selbst hinter denjenigen des Mittelalters zurückstand.</text:span> Reich an unmittelbaren Ideen und grossartigen Entwürfen war es beschränkt durch mangelhafte Kenntnis der Naturkräfte und arm an <text:span text:style-name="T2">technischen</text:span> Hilfsmitteln. <text:span text:style-name="T1">Man musste die Kräfte der Menschen und Tiere im Uebermasse aufwenden und abnutzen, um verhältnismässig geringfügige Resultate zu erzielen. « (Flegler, S. 10.)</text:span></text:p>
          </table:table-cell>
          <table:table-cell office:value-type="string">
            <text:p>-</text:p>
          </table:table-cell>
          <table:table-cell office:value-type="float" office:value="920">
            <text:p>920</text:p>
          </table:table-cell>
          <table:table-cell table:number-columns-repeated="1018"/>
        </table:table-row>
        <table:table-row table:style-name="ro10">
          <table:table-cell office:value-type="string">
            <text:p><text:span text:style-name="T1">Spechtartige oder Schreivögel.</text:span> Wiedehopf, Upupa L., unverkennbar abgebildet als yatsu-gasira, Acht-Kopf, in verschiedenen Büchern, aber nicht in der Encyclopädie; der Name bezieht sich ohne Zweifel auf die <text:span text:style-name="T2">Federn</text:span> des Kopfbusches, welche als Andeutung von eben so viel eigenen Köpfen genommen wurden; übrigens sind es auf den Bildern mehr als acht. <text:span text:style-name="T1">Die Art scheint, den Bildern nach, durch die einfarbigen Schwungfedern von der europäischen sich zu unterscheiden; die Flecken an der Spitze der Haubenfedern sind wie bei letzterer, die Schwanzfedern haben nicht nur einen, sondern zwei weisse Flecken.</text:span></text:p>
          </table:table-cell>
          <table:table-cell/>
          <table:table-cell office:value-type="string">
            <text:p><text:s/></text:p>
          </table:table-cell>
          <table:table-cell office:value-type="string">
            <text:p><text:span text:style-name="T1">In der Figur z. B. hat die Feder 3 der Bürste b den schiefen Strich des Buchstabens N eben verlassen, die Feder 4 befindet sich gerade auf demselben und die Feder 5 ist eben im Begriffe, in Contact zu kommen.</text:span> Dementsprechend fließt nur durch die <text:span text:style-name="T2">Federn</text:span> 4 der beiden Bürsten b b' ein Strom und dieser zersetzt an der Berührungsstelle der Feder 4 von b' mit der imprägnirten Papierfläche die Salzlösung und hinterläßt so eine sichtbare Spur. <text:span text:style-name="T1">Da sich dieser Vorgang für jede Feder und jeden Metallbuchstaben in gleicher Weise abspielt, muß in der Empfangsstation auf der Papierfläche ein Bild a' des Wortes in a entstehen.</text:span></text:p>
          </table:table-cell>
          <table:table-cell office:value-type="string">
            <text:p>-</text:p>
          </table:table-cell>
          <table:table-cell office:value-type="float" office:value="929">
            <text:p>929</text:p>
          </table:table-cell>
          <table:table-cell table:number-columns-repeated="1018"/>
        </table:table-row>
        <table:table-row table:style-name="ro12">
          <table:table-cell office:value-type="string">
            <text:p><text:span text:style-name="T1">Dem fleißigen und der Natur immer nachforschenden Landmanne thut man noch den Vorschlag, daß er doch nächstens versuchen mögte, diese zwey Sorten Weidenbäume mit einander durch die bekannte allgemeine Einpfropfung zu vereinigen.</text:span> Wir verstehen darunter, daß er in den Aesten der Lorbeerweide zu rechter Jahreszeit Augen von der Weide mit den längsten Aehren, und wiederum in diesen Aesten Augen von der Lorbeerweide gehörig einpfropfe und dabey sorgfältig Achtung gebe, wenn diese Aeste tragbar würden und ob die darauf wachsende Wolle etwa an <text:span text:style-name="T2">Feine</text:span>, Zähigkeit oder Menge einige nutzbare Abweichungen erhielte. <text:span text:style-name="T1">Die Naturkunde lehrt, daß, durch dergleichen Vermischungs-und Einpfropfungsproben, nicht nur eine unzähliche Menge von Früchten, größer, schmackhafter und eßbarer werden, sondern daß man auch durch diese Kunst viele neue, schöne und wohlschmeckende Sorten von Früchten hervorgebracht, die sonst noch gar nicht bekannt gewesen.</text:span></text:p>
          </table:table-cell>
          <table:table-cell/>
          <table:table-cell office:value-type="string">
            <text:p><text:s/></text:p>
          </table:table-cell>
          <table:table-cell office:value-type="string">
            <text:p><text:span text:style-name="T1">so bekömmt man a) den sogenannten bretagnischen Zwirn von Rennes, entweder gefärbt, oder weiß.</text:span> Es giebt dessen von allerhand Farben und <text:span text:style-name="T2">Feine</text:span>; er taugt aber bloß nur zur Netherey, und wird nur nach dem Pfunde gekauft und verkauft. <text:span text:style-name="T1">Dieser Zwirn wird in Packeten von 4 Pfunden verschickt, und jedes Packet ist wiederum in 4 andere von einem Pfunde abgetheilet, welche man Botte nennt.</text:span></text:p>
          </table:table-cell>
          <table:table-cell office:value-type="string">
            <text:p>-</text:p>
          </table:table-cell>
          <table:table-cell office:value-type="float" office:value="520">
            <text:p>520</text:p>
          </table:table-cell>
          <table:table-cell table:number-columns-repeated="1018"/>
        </table:table-row>
        <table:table-row table:style-name="ro52">
          <table:table-cell office:value-type="string">
            <text:p><text:span text:style-name="T1">155. Die Engel sind nicht beständig in gleichem Zustand in Ansehung der Liebe, und daher sind sie auch nicht in gleichem Zustand in Ansehung der Weisheit, denn sie haben alle ihre Weisheit aus der Liebe und nach Beschaffenheit der Liebe; bisweilen sind sie in dem Zustand einer inbrünstigen Liebe, bisweilen in dem Zustand einer nicht so inbrünstigen; sie nimmt gradweise von ihrem höchsten bis zum geringsten Grad ab; wenn sie in dem größten Grad der Liebe sind, so sind sie alsdenn in dem Licht und in der Wärme ihres Lebens, oder in ihrem Heitern und Angenehmen; wenn sie aber in dem geringsten Grad sind, so sind sie alsdenn im Schatten und in der Kälte, oder in ihrem Dunkelen und Unangenehmen: von dem letzten Zustand kehren sie wieder zurück zum ersten, und so weiter: bey diesen Abwechselungen folgt immer eine nach der andern, und zwar mit Mannigfaltigkeit.</text:span> Diese Zustände folgen aufeinander, wie die Abwechselungen der Beschaffenheit des Lichts und Schattens, der Hitze und Kälte, oder wie Morgen, Mittag, <text:span text:style-name="T2">Abend</text:span>, und Nacht, jedes Tages in der Welt, mit einer stetigen Veränderung innerhalb des Jahres: diese haben auch eine Uebereistimmung oder Beziehung, als der Morgen beziehet sich auf den Zustand ihrer Liebe in dem Heitern, der Mittag beziehet sich auf den Zustand ihrer Weisheit im Heitern, der Abend beziehet sich auf den Zustand ihrer Weisheit in dem Dunkeln, und die Nacht beziehet sich auf den Zustand, wenn sie keine Liebe und Weisheit haben: <text:span text:style-name="T1">man muß aber wissen, daß nicht die Nacht mit den Zuständen des Lebens derjenigen, welche im Himmel sind, übereinstimmet, sondern die Morgendämmerung, die vor dem Morgen vorhergeht, beziehet sich auf dieselben; denn die Nacht beziehet sich nur allein auf diejenigen, welche in der Hölle sind.</text:span></text:p>
          </table:table-cell>
          <table:table-cell/>
          <table:table-cell office:value-type="string">
            <text:p><text:s/></text:p>
          </table:table-cell>
          <table:table-cell office:value-type="string">
            <text:p><text:span text:style-name="T1">Jch kann hier nicht diejenige Anmerkung vorbei lassen, welche man in England und unter den Soldaten angestellt, und welche unsere Deutsche bei ihren Werbungen wohl anzuwenden verstehen.</text:span> Sie fanden nämlich des Morgens, daß man einen Menschen, den man mißt, länger, und zwar fast um einen Zoll länger befindet: und daß eben dieser Mensch des <text:span text:style-name="T2">Abends</text:span>, wenn derselbe eben zu Bette gehen will, um diesen ganzen Zoll kürzer sey. <text:span text:style-name="T1">Diesem Gesezze sind auch die Thiere unterworfen.</text:span></text:p>
          </table:table-cell>
          <table:table-cell office:value-type="string">
            <text:p>-</text:p>
          </table:table-cell>
          <table:table-cell office:value-type="float" office:value="850">
            <text:p>850</text:p>
          </table:table-cell>
          <table:table-cell table:number-columns-repeated="1018"/>
        </table:table-row>
        <table:table-row table:style-name="ro11">
          <table:table-cell office:value-type="string">
            <text:p><text:span text:style-name="T1">Ein Theil desselben ist ganz nackt, ebenso die Oberlippe.</text:span> Der lange, <text:span text:style-name="T2">lockere</text:span>, schwach glänzende Pelz ist oben dunkelbraun, mit schwarzer und blaßbrauner Mischung, auf der Unterseite schmuzig-oder gelblichweiß. <text:span text:style-name="T1">Die Haare haben dunkle Wurzeln und die der Oberseite schwarze Spitzen, zwischen diesen stehen aber kürzere, gelbspitzige.</text:span></text:p>
          </table:table-cell>
          <table:table-cell/>
          <table:table-cell office:value-type="string">
            <text:p><text:s/></text:p>
          </table:table-cell>
          <table:table-cell office:value-type="string">
            <text:p><text:span text:style-name="T1">Zwischen diesen Haufen war der Boden der Ebene fest, und bestand aus schwarzer Erde.</text:span> Wo die Haufen aber aufhörten, da war das übrige nichts als eine rothe Stauberde, so <text:span text:style-name="T2">locker</text:span> und trocken, daß der Wind ganze Wolken von Staub darauf hin und her bewegte. <text:span text:style-name="T1">Die kegelförmigen Hügel bestanden aus einer ganz andern Art Lava, die roth und weich war, daß man sie ohne Mühe zu Erde zerreiben konnte.</text:span></text:p>
          </table:table-cell>
          <table:table-cell office:value-type="string">
            <text:p>-</text:p>
          </table:table-cell>
          <table:table-cell office:value-type="float" office:value="162">
            <text:p>162</text:p>
          </table:table-cell>
          <table:table-cell table:number-columns-repeated="1018"/>
        </table:table-row>
        <table:table-row table:style-name="ro8">
          <table:table-cell office:value-type="string">
            <text:p><text:span text:style-name="T1">Le Portefeuille des Enfans, &amp; c. ebenfalls mit schwarzen oder ausgemahlten Kupfern.</text:span> Ein Bilderbuch ist für eine Kinderstube ein eben so wesentliches und noch unentbehrlicheres Meuble als die Wiege, eine Puppe, oder das <text:span text:style-name="T2">Steckenpferd</text:span>. <text:span text:style-name="T1">Diese Wahrheit kennt jeder Vater, jeder, der Kinder erzogen hat, und von Locke an bis auf Basedow, Campe und Salzmann, empfiehlt jeder vernünftige Pädagog den frühesten Unterricht des Kindes durchs Auge anzufangen, und ihm so viel gute und richtige Bilder und Figuren, als man nur kann, vor das Gesicht zu bringen.</text:span></text:p>
          </table:table-cell>
          <table:table-cell/>
          <table:table-cell office:value-type="string">
            <text:p><text:s/></text:p>
          </table:table-cell>
          <table:table-cell office:value-type="string">
            <text:p><text:span text:style-name="T1">Woldemar aber war immer wieder und wieder bemüht gewesen, einen Themawechsel eintreten zu lassen, worin er vielleicht auch reüssiert hätte, wenn nicht Koseleger gewesen wäre.</text:span> Dieser — entweder weil er als ästhetischer Feinschmecker an Adelheids Auslassungen ein aufrichtiges Gefallen fand oder aber weil er die von ihm selbst angeregte Frage hinsichtlich „Natur und Sitte“ (die sein <text:span text:style-name="T2">Steckenpferd</text:span> war) gern weiter spinnen wollte — hielt an England fest und sagte: <text:span text:style-name="T1">„Die Frau Domina scheint mir davon auszugehn, daß gerade der mitunter schon an den Wilden grenzende Naturmensch drüben in vollster Blüte steht.</text:span></text:p>
          </table:table-cell>
          <table:table-cell office:value-type="string">
            <text:p>-</text:p>
          </table:table-cell>
          <table:table-cell office:value-type="float" office:value="124">
            <text:p>124</text:p>
          </table:table-cell>
          <table:table-cell table:number-columns-repeated="1018"/>
        </table:table-row>
        <table:table-row table:style-name="ro27">
          <table:table-cell office:value-type="string">
            <text:p><text:span text:style-name="T1">— </text:span><text:span text:style-name="T1">Dieses letztere war offenbar ein unbestrittenes und thatsächlich vielfach ausgeübtes Recht — war vielmehr nach wie vor ein Hoheits-Recht der Reichsstände, welches der Kaiser, eben weil er es für sich als Erzherzog von Oesterreich aufrecht erhalten wollte, auch andern Mitständen gegenüber umsoweniger beeinträchtigen durfte, als er ja in seiner Wahlcapitulation eidlich angelobt hatte, die Stände des Reichs bei ihren Hoheiten rc. ohne seinen und männiglich Eintrag und Verhinderniß bleiben zu lassen.</text:span> Daß der Kaiser aber die Taxis'schen Posten gegenüber der Unthätigkeit der Reichsstände, und inmitten so unvollkommener Verbindungsmittel in Allem möglichst schützen und unterstützen wollte, ist ebenso selbstverständlich, als es auch nur im wohlverstandenen Jnteresse des Kaisers liegen konnte, endlich auch in Deutschland eine <text:span text:style-name="T2">Anstalt</text:span> erstehen zu sehen, die wie in Frankreich unter einheitlicher Leitung schon längst ganz andere Resultate erzielte, als es bei der Zerrissenheit der einzelnen Landesposten, Botenanstalten, langsamen Güterfuhren oder gar mit den Metzgerposten der Fall war. <text:span text:style-name="T1">Denn alle diese Verkehrsmittel, wie wir sie vom Mittelalter in die neue Zeit haben herüberkommen sehen, bestanden noch im schönsten Flor ihrer verrosteten Gewohnheiten und zunftmäßiger Ausübung.</text:span></text:p>
          </table:table-cell>
          <table:table-cell/>
          <table:table-cell office:value-type="string">
            <text:p><text:s/></text:p>
          </table:table-cell>
          <table:table-cell office:value-type="string">
            <text:p><text:span text:style-name="T1">Der Antrag wurde mit geringer Mehrheit angenommen, und erst als die Dänen die ertheilte Vollmacht mit ungestümer Härte mißbrauchten, gingen den Deutschen die Augen auf.</text:span> Mehr und mehr gerieth der alternde König in die Hände der dänischen Fanatiker; er scheute sich nicht, 5 Mill. Reichsbankthaler, welche die Herzogthümer von der Nationalbank zu fordern hatten, dieser ausschließlich dänischen <text:span text:style-name="T2">Anstalt</text:span> einfach zu schenken. <text:span text:style-name="T1">Angesichts solcher Gewaltstreiche verschwand allmählich die alte sorglose Selbstgenügsamkeit; die Holsten fühlten sich als Markmannen des großen Deutschlands.</text:span></text:p>
          </table:table-cell>
          <table:table-cell office:value-type="string">
            <text:p>-</text:p>
          </table:table-cell>
          <table:table-cell office:value-type="float" office:value="1019">
            <text:p>1019</text:p>
          </table:table-cell>
          <table:table-cell table:number-columns-repeated="1018"/>
        </table:table-row>
        <table:table-row table:style-name="ro7">
          <table:table-cell office:value-type="string">
            <text:p><text:span text:style-name="T1">Und solche Leut', die sich selber des Ehbruchs beschuldigen, wollen ihre Unterthanen wegen Uebertretung des sechsten Gebots strafen.</text:span> Da soll doch ein siedig's <text:span text:style-name="T2">Donnerwetter</text:span>! <text:span text:style-name="T1">Bitt' dich um Gotteswillen! sagte Christine, die ihm, obgleich sie ganz allein waren, schon mehrmals den Mund zu stopfen gesucht hatte: du red'st dich in's Unglück!</text:span></text:p>
          </table:table-cell>
          <table:table-cell/>
          <table:table-cell office:value-type="string">
            <text:p><text:s/></text:p>
          </table:table-cell>
          <table:table-cell office:value-type="string">
            <text:p><text:span text:style-name="T1">Ida, die Kellnerin — Pauline, die Conservatoristin —</text:span> <text:span text:style-name="T2">Donnerwetter</text:span>! das Kind konnte verblüffend offen und geradezu sein! — Auguste, die Kindergärtnerin — Helene, die Confektioneuse — die schwarzzöpfige Maxel, die so etwas wie eine Collegin von Emmy war — Ottilie, die pralle Jüdin mit den polirten Sammetaugen und dem Teint, der wie gekochtes Hühnerfleisch aussah — Toni, das fürwitzige, verliebte Töchterlein des Herrn Polizeicommissars — — <text:span text:style-name="T1">mein Gott! die Proskriptionsliste will gar kein Ende nehmen.. Wie viel vergeudete und verschwendete Zeit!</text:span></text:p>
          </table:table-cell>
          <table:table-cell office:value-type="string">
            <text:p>-</text:p>
          </table:table-cell>
          <table:table-cell office:value-type="float" office:value="1130">
            <text:p>1130</text:p>
          </table:table-cell>
          <table:table-cell table:number-columns-repeated="1018"/>
        </table:table-row>
        <table:table-row table:style-name="ro25">
          <table:table-cell office:value-type="string">
            <text:p><text:span text:style-name="T1">„</text:span><text:span text:style-name="T1">Signori, la morte!“ —</text:span> Er meinte, er dürfe das Wort nur nennen, so werde es uns wie ein <text:span text:style-name="T2">Donnerwetter</text:span> in die Eingeweide fahren. <text:span text:style-name="T1">— Es war nicht möglich, nicht zu lachen. —</text:span></text:p>
          </table:table-cell>
          <table:table-cell/>
          <table:table-cell office:value-type="string">
            <text:p><text:s/></text:p>
          </table:table-cell>
          <table:table-cell office:value-type="string">
            <text:p><text:span text:style-name="T1">Es gibt im Sommer öfters eine Witterung die man schwülle Wärme nennet.</text:span> Die gewöhnlichen Folgen davon sind <text:span text:style-name="T2">Donnerwetter</text:span>. <text:span text:style-name="T1">Diese schwülle Wärme ist öfters bey trüben Himmel; und das Thermometer beweißt, daß bey dieser Witterung die Hitze nicht so groß seye, als sie nach ihrer Empfindung scheint.</text:span></text:p>
          </table:table-cell>
          <table:table-cell office:value-type="string">
            <text:p>-</text:p>
          </table:table-cell>
          <table:table-cell office:value-type="float" office:value="21">
            <text:p>21</text:p>
          </table:table-cell>
          <table:table-cell table:number-columns-repeated="1018"/>
        </table:table-row>
        <table:table-row table:style-name="ro53">
          <table:table-cell office:value-type="string">
            <text:p><text:span text:style-name="T1">Platon hat diesen daemonischen menschen, vielleicht als einziger, ganz verstanden und demgemäss neben seinen Sokrates gestellt; aber er hat es verschmäht (und die armseligkeit seiner nachahmer richtet sich schon dadurch), ihn wie jeden beliebigen hübschen jungen von Sokrates belehren zu lassen. wie er seine politische laufbahn beurteilte, hat er nicht verraten, ausser dass er ihn eben auch als ein gestirn ansah, das, geschaffen zu leuchten und leben zu wecken, aus seiner bahn geworfen sich und sein vaterland in wildem feuer verzehrte. da hat auch Aristoteles lieber schweigen mögen.</text:span> Nun kommen wir endlich zu den vier männern, die wirklich charakterisirt werden, Themistokles und Aristeides, Kimon und Perikles. über den letzten hören wir zunächst das allbekannte, dass er die verfassung immer demokratischer machte, weil er die ausbildung der seeherrschaft verfolgte. dagegen wird die sonst geläufige verantwortung für den peloponnesischen krieg ihm nicht aufgebürdet. bei dem leser wird bekanntschaft mit dem rechenschaftsprocesse des Kimon vorausgesetzt, der uns durch einen kurzen und guten bericht bei Plutarch bekannt ist; man ist gewohnt ihn für theopompisch zu halten. die beteiligung des Perikles setzt eine klatschgeschichte des Stesimbrotos voraus (Plut. Kim. 14, 4 = Per. 10, 5), und gerade weil der klatsch nichts weiter wert ist, muss die geschichte wahr sein, an die er sich angesetzt hat. dann wird die einführung des richtersoldes berichtet, natürlich tadelnd. diese verurteilung ist 411, als man jeglichen sold beseitigte, allgemein gewesen und ist ein schlagwort in allen kreisen mit ausnahme der radicalen geblieben. wir haben die in der handschrift verdorbenen worte aus Platons Gorgias verbessert, den natürlich der schüler Platons wol kannte; allein Platon selbst nennt als urheber dieser kritik die lakonisten, παϱὰ τῶν τὰ ὦτα κατεαγότων ταῦτα ἀκούεις ὦ Σώκϱατες, sagt sein Kallikles. es war also eine bald nach 399 bereits in fester form cursirende kritik. sie ist nicht gehässig; wol aber ist das die insinuation unlauterer <text:span text:style-name="T2">motive</text:span>, die Aristoteles ohne berufung auf fremdes urteil gibt. <text:span text:style-name="T1">Perikles soll so die liberalität des Kimon haben überbieten wollen, und nicht einmal selbst hat er den einfall gehabt, sondern Damonides von Oie hat es ihm geraten“ wie er ihm das meiste eingegeben haben soll. ” also selbst die originalität geht dem Perikles ab.</text:span></text:p>
          </table:table-cell>
          <table:table-cell/>
          <table:table-cell office:value-type="string">
            <text:p><text:s/></text:p>
          </table:table-cell>
          <table:table-cell office:value-type="string">
            <text:p><text:span text:style-name="T1">Ich kann nicht ausschliessen, aber auch nicht erweisen, dass diese hauptsächlich die Oberschenkel einnehmenden Schmerzen neurasthenischer Natur gewesen seien.</text:span> Mit der Aufdeckung des <text:span text:style-name="T2">Motivs</text:span> für die erste Conversion begann eine zweite, fruchtbarere Periode der Behandlung. <text:span text:style-name="T1">Zunächst überraschte mich die Kranke bald nachher mit der Mittheilung, sie wisse nun, warum die Schmerzen gerade immer von jener bestimmten Stelle des rechten Oberschenkels ausgiengen und dort am heftigsten seien.</text:span></text:p>
          </table:table-cell>
          <table:table-cell office:value-type="string">
            <text:p>-</text:p>
          </table:table-cell>
          <table:table-cell office:value-type="float" office:value="1095">
            <text:p>1095</text:p>
          </table:table-cell>
          <table:table-cell table:number-columns-repeated="1018"/>
        </table:table-row>
        <table:table-row table:style-name="ro9">
          <table:table-cell office:value-type="string">
            <text:p><text:span text:style-name="T1">Die zollschmale, im Gaslicht discret mattroth aufschimmernde, entzückend abgerundete Fleischspanne am rechten Unterarm zwischen dem Aermel und dem bräunlich gelben Glacéhandschuh —</text:span> <text:span text:style-name="T2">Donnerwetter</text:span>! war sie nicht zum Küssen —? <text:span text:style-name="T1">Das schwarze, wellige Haar, am Hinterkopfe zu einem vollen, schweren Knoten zusammengeflochten, unter dem Hute noch deutlich sichtbar, mit selbständiger Plastik hingestellt, ergänzte prachtvoll die scharfen und doch feinen Züge des Profils.</text:span></text:p>
          </table:table-cell>
          <table:table-cell/>
          <table:table-cell office:value-type="string">
            <text:p><text:s/></text:p>
          </table:table-cell>
          <table:table-cell office:value-type="string">
            <text:p><text:span text:style-name="T1">„</text:span><text:span text:style-name="T1">Still doch!“</text:span> — Diese Ableitung erscheint natürlicher als die vom südisch-deutschen (teschuoss), der donnernde polternde Lärmen. Vgl. das hebräische, Sturm, <text:span text:style-name="T2">Donnerwetter</text:span>, Verwüstung. <text:span text:style-name="T1">Der Schrekener wird ja auch Vertusser genannt, und wird schwerlich in einem Gewölbe oder Laden Gelegenheit und nöthig haben, ein Gedränge zu machen.</text:span></text:p>
          </table:table-cell>
          <table:table-cell office:value-type="string">
            <text:p>-</text:p>
          </table:table-cell>
          <table:table-cell office:value-type="float" office:value="1283">
            <text:p>1283</text:p>
          </table:table-cell>
          <table:table-cell table:number-columns-repeated="1018"/>
        </table:table-row>
        <table:table-row table:style-name="ro18">
          <table:table-cell office:value-type="string">
            <text:p><text:span text:style-name="T1">I. Versuch über einige physikalische und chemische Grundsätze der Salzwerkskunde, von F. A. von Humboldt.</text:span> Wenige Aufgaben der <text:span text:style-name="T2">technischen</text:span> Chemie scheinen so einfach zu seyn, als die der Bereitung des Küchensalzes aus natürlichen Soolen. <text:span text:style-name="T1">Daher in neuern Zeiten die mannichfaltigen Vorschläge zu ihrer Verbesserung; daher die zuversichtliche Hofnung, die Hindernisse hinwegzuräumen, welche den hallurgischen Arbeiten (besonders da, wo sie im Großen betrieben werden) entgegen stehen.</text:span></text:p>
          </table:table-cell>
          <table:table-cell/>
          <table:table-cell office:value-type="string">
            <text:p><text:s/></text:p>
          </table:table-cell>
          <table:table-cell office:value-type="string">
            <text:p><text:span text:style-name="T1">Namentlich aber zu beurtheilen, wann der richtige Moment eingetreten sei, den Uebergang vom Kriege zum Frieden einzuleiten, dazu sind Kenntnisse der europäischen Lage erforderlich, die dem Militär nicht geläufig zu sein brauchen, Informationen, die ihm nicht zugänglich sein können.</text:span> Die Verhandlungen in Nikolsburg 1866 beweisen, daß die Frage von Krieg und Frieden auch im Kriege stets zur Competenz des verantwortlichen politischen Ministers gehört und nicht von der <text:span text:style-name="T2">technischen</text:span> Armeeleitung entschieden werden kann; der competente Minister aber kann dem Könige nur dann sachkundigen Rath ertheilen, wenn er Kenntniß von der jeweiligen Lage und den Intentionen der Kriegführung hat. <text:span text:style-name="T1">Im fünften Kapitel ist der Plan zur Zerstückelung Rußlands erwähnt, den die Wochenblattspartei hegte und Bunsen in einer dem Minister von Manteuffel eingereichten Denkschrift in aller kindlichen Nacktheit entwickelt hatte.</text:span></text:p>
          </table:table-cell>
          <table:table-cell office:value-type="string">
            <text:p>-</text:p>
          </table:table-cell>
          <table:table-cell office:value-type="float" office:value="244">
            <text:p>244</text:p>
          </table:table-cell>
          <table:table-cell table:number-columns-repeated="1018"/>
        </table:table-row>
        <table:table-row table:style-name="ro7">
          <table:table-cell office:value-type="string">
            <text:p><text:span text:style-name="T1">Die 9 Pohlnischen Bevollmächtigten, welche bey dem obgedachten Tractat gebraucht worden, werden von Sr. Preußischen Majestät jeder mit 1000 Ducaten beschenkt werden.</text:span> Am 22sten dieses ist der zwischen Preußen und der Pforte am 31sten Januar geschlossene Tractat auf dem <text:span text:style-name="T2">Reichstage</text:span> vorgelesen worden. <text:span text:style-name="T1">Unsere Truppen werden jetzt fleißig exercirt, wozu vorzüglich fremde Officiers gebraucht werden.</text:span></text:p>
          </table:table-cell>
          <table:table-cell/>
          <table:table-cell office:value-type="string">
            <text:p><text:s/></text:p>
          </table:table-cell>
          <table:table-cell office:value-type="string">
            <text:p><text:span text:style-name="T1">Vgl. das Ges. v. 20. Juni 1873 (R.-G.-Bl. S. 144) über die Wahlkreise Beuthen und Kattowitz.</text:span> 5) Endlich ist hier noch zu erwähnen, daß die von dem Kaiser (R.-V. Art. 12) zu verfügende Vertagung des <text:span text:style-name="T2">Reichstages</text:span> der „Zustimmung“ des letzteren bedarf, wenn sie die Frist von 30 Tagen übersteigt oder während derselben Session wiederholt wird. R.-V. Art. 26. <text:span text:style-name="T1">Die in Art. 31 der R.-V. erwähnte Genehmigung des Reichstages zur strafrichterlichen Verfolgung oder Verhaftung eines Mitgliedes hat einen anderen rechtlichen Charakter; vgl. darüber unten §. 52.</text:span></text:p>
          </table:table-cell>
          <table:table-cell office:value-type="string">
            <text:p>-</text:p>
          </table:table-cell>
          <table:table-cell office:value-type="float" office:value="239">
            <text:p>239</text:p>
          </table:table-cell>
          <table:table-cell table:number-columns-repeated="1018"/>
        </table:table-row>
        <table:table-row table:style-name="ro28">
          <table:table-cell office:value-type="string">
            <text:p><text:span text:style-name="T1">Nun bietet er allerdings seinen Verstand auf, alle Mittel der List, je feiner, desto besser; zunächst kämpft List mit Unverstand, größere mit geringerer auf der menschlichen Seite, aber alle Kämpfenden miteinander schwanken zwischen Vernunftwesen und bloßen Naturwesen, weil die List, so fein sie sein mag, eine mehr thierische Kraft bleibt; dieser Kampf zwischen Mensch und Mensch nun wiederholt sich im Verhältniß der Menschen zum Zufall, dem unwillkürlich ebenfalls List untergeschoben wird.</text:span> Die Unterschiebung ist im komischen Drama noch spezieller begründet, als im Komischen überhaupt, weil hier Alles Handlung und Berechnung ist, daher ganz natürlich diese Auffassung auf den Zufall übergetragen wird, als wäre er ein Mitspieler, der Gegner im Schachspiele; sie hat aber auch eine Wahrheit: was der Mensch durch den Zufall erlebt, bleibt imputabel, weil er sich mit seinen Wünschen, Gelüsten, Wollen und Berechnen ganz in das Element einläßt, worin der Zufall waltet; die eigene Zurechnung aber legt dem <text:span text:style-name="T2">Zufall</text:span> naturgemäß einen Zurechner unter. <text:span text:style-name="T1">Alle ächten, glücklichen Lustspielmotive drehen sich um einen schlagenden Moment des neckenden Spiels zwischen Berechnung und Zufall.</text:span></text:p>
          </table:table-cell>
          <table:table-cell/>
          <table:table-cell office:value-type="string">
            <text:p><text:s/></text:p>
          </table:table-cell>
          <table:table-cell office:value-type="string">
            <text:p><text:span text:style-name="T1">Allen Zweifeln über den Ursprung der Personalendungen gegenüber bleibt das Hauptargument das auch von Delbrück 2. Aufl. S. 71 anerkannte.</text:span> Es kann unmöglich <text:span text:style-name="T2">Zufall</text:span> sein, dass die Laute m und t für die erste und dritte Person des Verbums mit denselben Lauten der Pronominalformen in der Bedeutung übereinstimmen. <text:span text:style-name="T1">Zwar hat neuerdings Sayce in seiner Abhandlung „Person-endings of the European verb (Internat. Ztschr. I, 222 ff.) den feierlichen Ausspruch gethan:</text:span></text:p>
          </table:table-cell>
          <table:table-cell office:value-type="string">
            <text:p>-</text:p>
          </table:table-cell>
          <table:table-cell office:value-type="float" office:value="1033">
            <text:p>1033</text:p>
          </table:table-cell>
          <table:table-cell table:number-columns-repeated="1018"/>
        </table:table-row>
        <table:table-row table:style-name="ro46">
          <table:table-cell office:value-type="string">
            <text:p><text:span text:style-name="T1">Das einerseits nicht recht von der Stelle wollende, andererseits trotz des erschwerten Fortgangs unaufhaltsam vor sich gehende Fortrücken, Fortdrücken und Fortschieben eignet sich trefflich, ein langsames Austönen einer innigen, von sich selbst nur mit Mühe, mit Bedacht loskommenden Empfindung (so am Schluß des zweiten Satzes des Beethoven’schen Septetts), oder ein gewaltsames, dringliches Hinausstreben zu einem Abschluß, oder ein mächtiges Herandringen eines Affectes, einer Seelenbewegung, auch Verwunderung, die nicht recht von der Stelle kommt, Furcht, die sich nicht zu rühren wagt, auszudrücken (wie z. B. im Sextett des Don Juan das Chromatische in mehrfachen Beziehungen dieser Art angewandt ist).</text:span> Außerdem aber kann die chromatische Leiter, für sich oder mit der diatonischen combinirt, wegen ihrer Kleintheiligkeit auch den mehr formellen Eindruck des Zierlichen, <text:span text:style-name="T2">Feinen</text:span>, des zierlich Fortfließenden und Fortrollenden hervorbringen; nach dieser Seite, als figurirendes, ornamentisches Element, hat sie namentlich für die Instrummentalmusik Bedeutung, welche um der Formenmannigfaltigkeit willen, die ihr Gesetz ist, nicht immer auf die diatonische Leiter oder Melodie sich beschränken kann. <text:span text:style-name="T1">Die chromatische Tonleiter ist vollständiger als die diatonische, sie enthält alle überhaupt zur Anwendung kommenden Töne, sie ist das ganz in seine kleinsten Theile zerlegte Tonsystem, das Tonsystem als abstracte, unterschiedslose, aber überall stetig in sich zusammengehaltene, ihre Glieder wie an einer Perlenschnur engst aneinander reihende Tonfolge; darin liegt sowohl ihre Einseitigkeit als ihre Eigenthümlichkeit.</text:span></text:p>
          </table:table-cell>
          <table:table-cell/>
          <table:table-cell office:value-type="string">
            <text:p><text:s/></text:p>
          </table:table-cell>
          <table:table-cell office:value-type="string">
            <text:p><text:span text:style-name="T1">Das Produkt war von vorzüglicher Güte.</text:span> Ganz nach demselben Princip baute Pfort zu Veckerhagen einen Flammofen zum <text:span text:style-name="T2">Feinen</text:span> des Roheisens mittels Hochofengasen, Fig. 192. Eck führte auf der Königshütte in Schlesien Gasraffinieröfen, Fig. 193 a u. b, für graues Roheisen ein, welche er mit Generatorgasen betrieb. <text:span text:style-name="T1">Annales des mines, 4. Ser., III, 55.</text:span></text:p>
          </table:table-cell>
          <table:table-cell office:value-type="string">
            <text:p>-</text:p>
          </table:table-cell>
          <table:table-cell office:value-type="float" office:value="968">
            <text:p>968</text:p>
          </table:table-cell>
          <table:table-cell table:number-columns-repeated="1018"/>
        </table:table-row>
        <table:table-row table:style-name="ro22">
          <table:table-cell office:value-type="string">
            <text:p><text:span text:style-name="T1">Auf gleiche Art wird auch b) in den österreichischen und französischen Niederlanden mit dem Zwirnen verfahren, von da man folgende Gattungen von Zwirn bekömmt: a) Rysseler Zwirn, so zu Ryssel, der Hauptstadt im französischen Flandern, gemacht, und von den Franzosen Bon Ouvrier, in Paris aber gewöhnlicher Fils d’ Espinoy, das ist Zwirn von Espinoy, genennet wird.</text:span> Man erkennet die Dicke desselben durch die Nummern, indem er beständig in der <text:span text:style-name="T2">Feine</text:span> von No. 14. welcher der gröbste ist, bis zu No. 300. welcher der feinste ist, zunimmt. <text:span text:style-name="T1">Diese Nummern gehen von zweyen zu zweyen fort, das heißt, nach No. 14 zählet man No. 16, und nach der 16 die 18, und also immer fort bis auf 300. b) Klosterzwirn, welcher einer der feinsten ist, und ebenfalls in Ryssel gemacht wird; er soll aber nunmehro auch häufig in Berlin nachgemacht werden; c) Handschuhmacherzwirn, franz. Fils à gant bis, welcher ein ziemlich feiner Zwirn ist, aber nur vor die Handschuhmacher, ihre Handschuhe damit zu nehen, dienlich ist.</text:span></text:p>
          </table:table-cell>
          <table:table-cell/>
          <table:table-cell office:value-type="string">
            <text:p><text:s/></text:p>
          </table:table-cell>
          <table:table-cell office:value-type="string">
            <text:p><text:span text:style-name="T1">Hieraus wird sich der Charakter des Niedrigen in Gegenständen des Geschmaks leicht bestimmen lassen.</text:span> Man muß Stufenweise von dem Edeln und <text:span text:style-name="T2">Feinen</text:span>, erst auf das Gemeine, und denn von diesem auf das Niedrige herabsteigen. <text:span text:style-name="T1">Dieses tritt zwar nicht aus der Art; es kann das, was es in der Art seyn soll, würklich seyn, ist traurig, freudig, zärtlich, oder lustig; aber es ist es auf eine übertriebene, grobe Art, mit Beymischung solcher Umstände, die den feinern Geschmak beleidigen.</text:span></text:p>
          </table:table-cell>
          <table:table-cell office:value-type="string">
            <text:p>-</text:p>
          </table:table-cell>
          <table:table-cell office:value-type="float" office:value="749">
            <text:p>749</text:p>
          </table:table-cell>
          <table:table-cell table:number-columns-repeated="1018"/>
        </table:table-row>
        <table:table-row table:style-name="ro52">
          <table:table-cell office:value-type="string">
            <text:p><text:span text:style-name="T1">Mit chafarrinadas, manchado-malen, colpeggiare, ist es nicht gethan.</text:span> Man sollte nicht vergessen, dass feurige Hand, <text:span text:style-name="T2">flotte</text:span> Mache, bravura di tocco, verve und brio des Pinsels in keiner engern Beziehung zum Genie stehn als Gründlichkeit und Phlegma der Vollendung. <text:span text:style-name="T1">Denjenigen welche hysterisch fiebernde und sprungweise Gedankenbildung für genial halten, muss gesagt werden, dass ebensoviel Wahrheit der Satz hat: genius is patience.</text:span></text:p>
          </table:table-cell>
          <table:table-cell/>
          <table:table-cell office:value-type="string">
            <text:p><text:s/></text:p>
          </table:table-cell>
          <table:table-cell office:value-type="string">
            <text:p><text:span text:style-name="T1">An jedem Ende des Weges steht ein renommistischer Stutzer als höchste Blüthe: hier am Anfang der steife Spanier, von Kopf zu Fuß ein Höfling, zierlich und gespreizt, unnatürlich beengt, mit straff gespannten Wülsten umlegt, gemessen und absichtsvoll in jeder Bewegung, geschmückt, aber solide und kostbar, unfrei, aber selbstzufrieden und eitel und stolz auf seine, wie er meint, imponirend elegante Erscheinung; ihm gegenüber am andern Ende der soldatische Renommist oder seine Carricatur, der civilistische Stutzer, lockre, leichte Gesellen, ohne Ehrgefühl, das dem Spanier das Rührmichnichtan ist, Flattergeister, Glücksritter, die von heute auf morgen leben, Schaumblasen des Kriegs, frei und ungenirt wie der Vogel in der Luft oder das Thier des Waldes, oft aber auch wie das gehetzte Wild, lose und schlottrig in der Kleidung, die, nirgends anschließend, herumhängt und herumflattert, langlockig, mit breitem Schlapphut und colossalem Gefieder behängt, mit lappigem Schmuck, mit leichter Waare, die nicht viel kostet, aber lustig umherfliegt, bis sie am nächsten Zaun oder Dornbusch in Fetzen hängen bleibt.</text:span> Dazwischen liegt ein malerisch reizvolles Costüm, die Freude unsrer Künstler von der Leinwand wie von den Brettern, frei und keiner Bewegung ein Hinderniß darbietend, reich an Farben, Formen und natürlichen Falten, elegant und doch nicht gezwungen, luftig, aber nicht schlottrig, mit seinem <text:span text:style-name="T2">flotten</text:span>, kriegerischen Ausdruck den kühnen und tapfern Parteigängern des dreißigjährigen Kriegs, den Rittern von der Pike, entsprechend im Gegensatz zur schwereren Pracht des altadeligen Ritters von ehemals. <text:span text:style-name="T1">Der männliche Kopf ist auch diesmal wieder der Wetterprophet, indem er sich gegen das kurze Haar, den stehenden Kragen und den steifen Hut zu sträuben beginnt.</text:span></text:p>
          </table:table-cell>
          <table:table-cell office:value-type="string">
            <text:p>-</text:p>
          </table:table-cell>
          <table:table-cell office:value-type="float" office:value="1257">
            <text:p>1257</text:p>
          </table:table-cell>
          <table:table-cell table:number-columns-repeated="1018"/>
        </table:table-row>
        <table:table-row table:style-name="ro3">
          <table:table-cell office:value-type="string">
            <text:p><text:span text:style-name="T1">Durch Schwefel vererzt; theils bleygrau, stahlfarben, schwarz rc. oft taubenhälsig augeflogen; theils derb, theils strahlicht, spießicht, nadelförmig; theils blättricht, schuppicht rc. theils crystallisirt in sechsseitigen Säulen mit dreyseitigen Spitzen (– tab. III. fig. II –): abfärbend, sehr brüchig, aber ausnehmend leichtflüssig.</text:span> Außer seinem mannigfaltigen medicinischen, <text:span text:style-name="T2">technischen</text:span> und metallurgischen Gebrauch ist es in Habessinien und am rothen Meere der allgemeinste Handelsartikel, weil es faß durchgängig als eine Art von Schminke gebraucht wird. <text:span text:style-name="T1">Das hierher gehörige Federerz ist von matter Vleystiftfarbe, haaricht, meist etwas silberhaltig und ward daher ehedem in den Systemen den Silbererzen zugesellt.</text:span></text:p>
          </table:table-cell>
          <table:table-cell/>
          <table:table-cell office:value-type="string">
            <text:p><text:s/></text:p>
          </table:table-cell>
          <table:table-cell office:value-type="string">
            <text:p><text:span text:style-name="T1">Die Malerei wendet sich (wie ich das schon S. 956 bemerkte) gleich zur Natur, sobald der Germane den orientalisch-römischen Hieratismus abgeschüttelt hat.</text:span> Nichts ist rührender, als wenn man die begabten Nordländer — in einer erlogenen Civilisation grossgezogen, von den spärlichen Resten einer grossen, aber fremden Kunst umgeben und angeregt — nunmehr liebevoll und mühsam, dem Zuge ihres Herzens folgend, der Natur nachgehen sieht: nichts ist ihnen zu gross, nichts zu gering; vom Menschenantlitz bis zum Schneckengehäuse, Alles zeichnen sie getreulich auf, und wahrlich! trotz aller <text:span text:style-name="T2">technischen</text:span> Gewissenhaftigkeit verstehen sie es, » das Unaussprechliche zu vermitteln «. <text:span text:style-name="T1">Bald war jener grosse Mann da, dessen Auge so tief in die Natur eindrang und der stets das Vorbild aller bildenden Künstler hätte bleiben sollen, Leonardo.</text:span></text:p>
          </table:table-cell>
          <table:table-cell office:value-type="string">
            <text:p>-</text:p>
          </table:table-cell>
          <table:table-cell office:value-type="float" office:value="13">
            <text:p>13</text:p>
          </table:table-cell>
          <table:table-cell table:number-columns-repeated="1018"/>
        </table:table-row>
        <table:table-row table:style-name="ro24">
          <table:table-cell office:value-type="string">
            <text:p><text:span text:style-name="T1">Wir können es nicht, um unseren schuldbeladenen Schüler für den demoralisirenden Einfluß, den er auf seinen durch ihn bedauernswerth gewordenen Klassengenossen ausgeübt, zu züchtigen; wir können es zu allerletzt, um unseren schuldbeladenen Schüler zu hindern, den nämlichen demoralisirenden Einfluß auf seine noch unberührt gebliebenen Klassengenossen auszuüben.</text:span> Wir können es — und der, meine Herren Collegen, möchte der schwerwiegendste sein — aus dem jedwelchen Einwand niederschlagenden Grunde nicht, weil wir unsere <text:span text:style-name="T2">Anstalt</text:span> vor den Verheerungen einer Selbstmord-Epidemie zu schützen haben, wie sie bereits an verschiedenen Gymnasien zum jähen Ausbruch gelangt und bis heute noch allen Mitteln, den Gymnasiasten an seine durch seine Heranbildung zum Gebildeten gebildeten Existenzbedingungen zu fesseln, gespottet hat. — — <text:span text:style-name="T1">Sollte einer der Herren Collegen noch etwas zu bemerken haben?</text:span></text:p>
          </table:table-cell>
          <table:table-cell/>
          <table:table-cell office:value-type="string">
            <text:p><text:s/></text:p>
          </table:table-cell>
          <table:table-cell office:value-type="string">
            <text:p><text:span text:style-name="T1">Das Handwerk des Fechtens war so im Preise gestiegen oder auch die Freiheit so im Preise gesunken, dass freie Männer nicht selten sich den Entrepreneurs für Kost und Lohn als Fechtknechte verkauften.</text:span> Auch die Plebejer des fünften Jahrhunderts hatten gedarbt und gehungert, aber ihre Freiheit hatten sie nicht verkauft; und noch weniger würden die Rechtweiser jener Zeit sich dazu hergegeben haben den ebenso sitten-wie rechtswidrigen Contract eines solchen Fechtknechtes ‚ sich unweigerlich fesseln, peitschen, brennen oder tödten zu lassen, wenn die Gesetze der <text:span text:style-name="T2">Anstalt</text:span> dies mit sich bringen würden ‘ auf unfeinen juristischen Schleichwegen als statthaft und klagbar hinzustellen. <text:span text:style-name="T1">— In der vornehmen Welt kam nun wohl dergleichen nicht vor; aber im Grunde war sie kaum anders, am wenigsten besser.</text:span></text:p>
          </table:table-cell>
          <table:table-cell office:value-type="string">
            <text:p>-</text:p>
          </table:table-cell>
          <table:table-cell office:value-type="float" office:value="1166">
            <text:p>1166</text:p>
          </table:table-cell>
          <table:table-cell table:number-columns-repeated="1018"/>
        </table:table-row>
        <table:table-row table:style-name="ro10">
          <table:table-cell office:value-type="string">
            <text:p><text:span text:style-name="T1">— </text:span><text:span text:style-name="T1">Während diese köstlichen Denkmäler der altspanischen Schule nirgend erwähnt werden, hat man z. B. die werthlosen Wandmalereien in Santiponce in einer wunderlichen, ja unverständlichen Weise gepriesen und copiren lassen.</text:span> Es sind auf einem schlechten Grund von <text:span text:style-name="T2">lockerem</text:span> Mörtel und Stroh mit schlechten Farben gemalte Heiligenfiguren, an denen sämmtliche Köpfe weggekratzt sind. <text:span text:style-name="T1">Man hat nicht gesehn, dass das noch ganz erhaltene Abendmahl im Refectorium von derselben Hand ist, wahrscheinlich der eines zurückgebliebenen Wandermalers, oder eines klösterlichen Dilettanten.</text:span></text:p>
          </table:table-cell>
          <table:table-cell/>
          <table:table-cell office:value-type="string">
            <text:p><text:s/></text:p>
          </table:table-cell>
          <table:table-cell office:value-type="string">
            <text:p><text:span text:style-name="T1">Die Masse, welche nicht steif angerührt werden darf, vielmehr leicht vom Löffel abfallen muß, wird in reichlichem Fett zu kleinen Kuchen gebacken.</text:span> 51. Westfälische Reibekuchen (Kartoffel-Pfannluchen) No. 4 (wohlfeil, <text:span text:style-name="T2">locker</text:span> und schmackhaft, welche Mittags zurückgesetzt werden können). <text:span text:style-name="T1">Man nehme einen etwas gehäuften Suppenteller nach No. 49 roh geriebene Kartoffeln, gebe dazu eine etwas gehäufte Untertasse gekochte, ganz kalte geriebene Kartoffeln, 1 Ei und Salz, rühre solches gut unter einander und backe in reinschmeckendem heiß gemachtem Schmalz rasch kleine Kuchen davon in offener Pfanne nach No. 50.</text:span></text:p>
          </table:table-cell>
          <table:table-cell office:value-type="string">
            <text:p>-</text:p>
          </table:table-cell>
          <table:table-cell office:value-type="float" office:value="903">
            <text:p>903</text:p>
          </table:table-cell>
          <table:table-cell table:number-columns-repeated="1018"/>
        </table:table-row>
        <table:table-row table:style-name="ro18">
          <table:table-cell office:value-type="string">
            <text:p><text:span text:style-name="T1">§ 137</text:span> Aus dem hohen adel wurden die hohen reichsbedienungen besezet, wodurch sie siz und stimme auf <text:span text:style-name="T2">reichstägen</text:span> erhielten, es wurden auch die könige selbst aus selbigen erwählet. <text:span text:style-name="T1">aus dem hohen adel wurden die reichsbedienungen besezet.</text:span></text:p>
          </table:table-cell>
          <table:table-cell/>
          <table:table-cell office:value-type="string">
            <text:p><text:s/></text:p>
          </table:table-cell>
          <table:table-cell office:value-type="string">
            <text:p><text:span text:style-name="T1">Rechtlich ist die Möglichkeit gegeben, daß die Bundesregierungen einen von ihnen dem Reichstag vorgelegten und vom Reichstage bereits genehmigten Gesetzentwurf zurückziehen, d. h. nicht sanctioniren.</text:span> Dasselbe gilt von dem Falle, wenn der Bundesrath während der Verhandlungen des <text:span text:style-name="T2">Reichstages</text:span> über die von Reichstags-Mitgliedern oder Kommissionen gestellten Anträge oder über die in zweiter Berathung gefaßten Beschlüsse verhandelt und vor der Schlußberathung des Reichstages in demselben eine Erklärung abgibt, welchen Abänderungen er zustimmen wolle und welchen nicht. <text:span text:style-name="T1">Genehmigt alsdann der Reichstag bei der Schlußabstimmung den Gesetzentwurf in der den Bundesrathsbeschlüssen entsprechenden Fassung, so ist die Uebereinstimmung über den Gesetzes-Inhalt hergestellt, dessenungeachtet aber noch ein Beschluß des Bundesrathes erforderlich, welcher den Gesetzes-Entwurf definitiv genehnehmigt, d. h. sanctionirt.</text:span></text:p>
          </table:table-cell>
          <table:table-cell office:value-type="string">
            <text:p>-</text:p>
          </table:table-cell>
          <table:table-cell office:value-type="float" office:value="36">
            <text:p>36</text:p>
          </table:table-cell>
          <table:table-cell table:number-columns-repeated="1018"/>
        </table:table-row>
        <table:table-row table:style-name="ro26">
          <table:table-cell office:value-type="string">
            <text:p><text:span text:style-name="T1">Darin hat die neue Zeit keine Änderung hervorgebracht:</text:span> Das Kriegswesen ist das <text:span text:style-name="T2">Steckenpferd</text:span> des modernen Japan geblieben, für welches ihm kein Geld zuviel ist. <text:span text:style-name="T1">Als Soldaten sind sie mutig und ausdauernd.</text:span></text:p>
          </table:table-cell>
          <table:table-cell/>
          <table:table-cell office:value-type="string">
            <text:p><text:s/></text:p>
          </table:table-cell>
          <table:table-cell office:value-type="string">
            <text:p><text:span text:style-name="T1">VIII.</text:span> Neue Geständnisse, die von Rechts wegen in die Vorrede gehörten — praktische Dinge — Gesichtspunkte — Beiläufigkeiten — Ulysses wird ruhmredig und hinterhaltig — Diener — Ersparnisse — gelehrter Kram — touristischer Stammbaum — Blick in alte Zeiten — die Reise, ihre Freunde und Feinde, Vortheile und Nachtheile — Triebfedern — Eitelkeits-und Phantasietouristen — Poesie der Reise — Reisefieber — neue Art zu reisen — Eisenbahnwesen und seine Flegeljahre — Hoffnungen — Techniker — Ruß-und Bußfahrten — feurige Kohlen — Staubbrillen — Bahnhofsrestaurants — Fürsprecher — Widerwärtigkeiten und Strapazen — Comfort — Rechtfertigung — allgemeine Betrachtungen — geistige Rund-und Fernsicht — Zwecke — Summe der Reiseerfahrungen — der große Touristenstrom — Reisemüde — Grade der Empfänglichkeit — Farbenscheibe — Nutzanwendung — Monotonie des steten Wechsels — bestimmte Richtung — Reisemechanismus — passives Empfangen von Eindrücken — Specialität — keine Zeit haben — Märtyrer der Berufspflicht — Mußestunden — Jugend und Alter — Einseitigkeit — ewiges Einerlei — geistige Alpenregion — Sammler und Sammlungen — Excerpte — Lichtstrahlen — ein Sonderling — Berufswahl — Wechsel der Stimmungen — das beste Geschäft — die Reise eine Wohlthäterin — ein anderer Kauz — allein und abgetrennt — Zucht von <text:span text:style-name="T2">Steckenpferden</text:span> — Zerstreuungsjäger — pariser Ennui — große Modebäder — worauf es ankommt — ein gutes Reisegewissen u. seine Forderungen — was wir alles beobachten sollen — Vielseitigkeit — Bienen und Fliegen — Wahl treffen — spitze Bleistifte — weitere Mittel gegen Reisemüdigkeit — Hauptaufgaben — Sehenswürdigkeiten — Menschen und Selbstkenntniß — Probiersteine und Schleifsteine — Geselligkeitstrieb — Einsiedler — Ausschließlichkeit — Befürchtungen — die Reise ein Maskenball — öffentliche und Privatbälle — Zwiegespräche — große Gesellschaften — Hintergedanken — betrübende Wahrnehmung — unsre Geschäftsfreunde — ein Landpastor — Stadt-und Landleute — plötzlicher Geldgewinn — Wohnungsmiethe — Preissteigerungen — Luxusgäste — Trinkgelder, Geschenke, Almosen — Culturfortschritte — Selbstvertheidigung — durch Cultur zur Natur zurück — unsre Aufgaben — Politik — Heimgekehrte — leichtsinniges Briefschuldenmachen — Imponirenwollen — Abenteuer — Reiseberichte — Zweifel — Abschiedswort und Reisesegen. <text:span text:style-name="T1">Keinem Leser dieses Büchleins wird es entgangen sein, daß dasselbe viel von der Technik der Reise, weniger von ihrer Wissenschaft, noch minder von ihrer Kunst und am seltensten von ihrer Moral gehandelt hat.</text:span></text:p>
          </table:table-cell>
          <table:table-cell office:value-type="string">
            <text:p>-</text:p>
          </table:table-cell>
          <table:table-cell office:value-type="float" office:value="1051">
            <text:p>1051</text:p>
          </table:table-cell>
          <table:table-cell table:number-columns-repeated="1018"/>
        </table:table-row>
        <table:table-row table:style-name="ro4">
          <table:table-cell office:value-type="string">
            <text:p><text:span text:style-name="T1">Hierunter sind die oben (S. 62) kurz zusammengefassten, für das Landschaftsbild ungemein wichtigen Abteilungen der Holzgewächse, Kräuter, schwimmenden Wasserpflanzen u. s. w. zu verstehen, welche allerdings für ein genaues Vegetationsbild viel ausführlicher zu gliedern sind.</text:span> Für die Formationslehre erwächst daraus noch das bedeutungsvolle <text:span text:style-name="T2">Motiv</text:span> für gleichförmig oder ungleichförmig zusammengesetzte Formationen. <text:span text:style-name="T1">Erstere bestehen nämlich aus einer einheitlichen Klasse von Vegetationsformen, wenn auch aus verschiedenen Arten, wie es etwa ein gleichmäßiger, aus ca. einem halben Dutzend verschiedener Grasarten gebildeter Rasen zeigt.</text:span></text:p>
          </table:table-cell>
          <table:table-cell/>
          <table:table-cell office:value-type="string">
            <text:p><text:s/></text:p>
          </table:table-cell>
          <table:table-cell office:value-type="string">
            <text:p><text:span text:style-name="T1">Jede zusammengesetzte allegorische Vorstellung, die ein Gegenstand der schönen Kunst seyn soll, liefere uns die Darstellung eines Vorfalls, einer Begebenheit, einer Situation, die an sich eines zusammenhängenden, und für Herz und Einbildungskraft interessanten Ausdrucks fähig ist.</text:span> Die geheime Bedeutung verstärke den Antheil, den wir an dem Sichtbaren nehmen, nie aber sey sie einziger Schlüssel, einziges <text:span text:style-name="T2">Motiv</text:span>, einziger Grund der Vereinigung mehrerer unthätigen oder handelnden Wesen. <text:span text:style-name="T1">So wird der Verstand nicht auf Kosten des Herzens Unterhaltung finden, so wird das Bild durch den Gedanken, der Gedanke durch das Bild gewinnen.</text:span></text:p>
          </table:table-cell>
          <table:table-cell office:value-type="string">
            <text:p>-</text:p>
          </table:table-cell>
          <table:table-cell office:value-type="float" office:value="427">
            <text:p>427</text:p>
          </table:table-cell>
          <table:table-cell table:number-columns-repeated="1018"/>
        </table:table-row>
        <table:table-row table:style-name="ro11">
          <table:table-cell office:value-type="string">
            <text:p><text:span text:style-name="T1">Jch berufe mich auf die Erfahrung, ich will nur eine anführen.</text:span> Jch laße in dem nach der Gewonheit gemachten Neste Eyer legen, und diese mit Pelzwerk und <text:span text:style-name="T2">Federn</text:span> bedekken, um den Zufluß der Luft, so weit es möglich ist, zu verhindern. <text:span text:style-name="T1">Jch laße auf dieser Dekke wiederum zwey Eyer legen, und alsdenn das brütende Huhn ansetzen.</text:span></text:p>
          </table:table-cell>
          <table:table-cell/>
          <table:table-cell office:value-type="string">
            <text:p><text:s/></text:p>
          </table:table-cell>
          <table:table-cell office:value-type="string">
            <text:p><text:span text:style-name="T1">Ich hätte gar nicht sagen sollen, daß ich mit meinem lieben Hof in Voigtland schriftlich am Fichtelberge sprechen wollte, da ichs mündlich kann und mein eigner Kerl daraus her ist.</text:span> Mein Wunsch und Zweck in einem solchen Werke wie diesem ist und bleibt bloß der, daß diese betagte und bejahrte Stadt den Schlaf, den ich ihr darin mit den harten <text:span text:style-name="T2">Federn</text:span> einer Gans einflößen will, auf den weichen dieses Thiers genießen möge. <text:span text:style-name="T1">....</text:span></text:p>
          </table:table-cell>
          <table:table-cell office:value-type="string">
            <text:p>-</text:p>
          </table:table-cell>
          <table:table-cell office:value-type="float" office:value="788">
            <text:p>788</text:p>
          </table:table-cell>
          <table:table-cell table:number-columns-repeated="1018"/>
        </table:table-row>
        <table:table-row table:style-name="ro8">
          <table:table-cell office:value-type="string">
            <text:p><text:span text:style-name="T1">Bouillon 1518.</text:span> Zwei <text:span text:style-name="T2">geharnischte</text:span> Reiterknechte gingen hinter ihm mit Waffen und Schild, der seinen Wahlspruch glänzen ließ: Gottes Freund, aller Welt Feind. <text:span text:style-name="T1">Er selbst aber sah wohl aus wie der, welcher in der Noth eines blutigen wilden Belagerungstodes im Harnischkasten begraben wurde.</text:span></text:p>
          </table:table-cell>
          <table:table-cell/>
          <table:table-cell office:value-type="string">
            <text:p><text:s/></text:p>
          </table:table-cell>
          <table:table-cell office:value-type="string">
            <text:p><text:span text:style-name="T1">Das Hochamt in dem Gotteshaus vernehmend, hieß er seine Söhne absteigen und ging mit ihnen hinein, um der heiligen Jungfrau ein gutes Gebet darzubringen.</text:span> Jedermann erstaunte über den herrlichen Anblick, als der eiserne Greis mit den acht jugendlichen Kriegern kniete, welche wie ebensoviel <text:span text:style-name="T2">geharnischte</text:span> Engel anzusehen waren, und die Nonnen wurden irre in ihrer Musik, daß sie einen Augenblick aufhörten. <text:span text:style-name="T1">Beatrix aber erkannte alle ihre Kinder an ihrem Gemahl, schrie auf und eilte zu ihnen, und indem sie sich zu erkennen gab, verkündigte sie ihr Geheimniß und erzählte das große Wunder, so mit ihr geschehen.</text:span></text:p>
          </table:table-cell>
          <table:table-cell office:value-type="string">
            <text:p>-</text:p>
          </table:table-cell>
          <table:table-cell office:value-type="float" office:value="921">
            <text:p>921</text:p>
          </table:table-cell>
          <table:table-cell table:number-columns-repeated="1018"/>
        </table:table-row>
        <table:table-row table:style-name="ro24">
          <table:table-cell office:value-type="string">
            <text:p><text:span text:style-name="T1">Weil mich der Unmuth aus meiner Heimath fortgetrieben hatt’, überließ ichs dem Zufall und dem Gaul, wo die mich hinbrächten; und weil der lezt’ diesmal das Direktorium hatt’, bracht er mich wohlbehalten wieder nach Haus.</text:span> So viel Verstand hat ein vierfüßiges Thier, dem man sich anvertraut; wo aber das Roß mit den zwey kurzen vorspringenden Vorderfüssen und der buntgemalten Stang, ich meyn’ das <text:span text:style-name="T2">Steckenpferd</text:span>, das Direktorium hat, und mit dem Reuter über Berg und Thal durch Busch und Hecken setzt, da kommt der selten ohne beschundne Nase wieder heim, wovon ich auf meiner Reise manch eindringlich Beyspiel vor Augen gehabt. <text:span text:style-name="T1">Aus Verdruß spornt’ ich nun den Cimber an, und flog bald über die Gränzen meines Eigenthums, wenn anders ein Dutzend Bockssprüng, die in einen harten Trab und aus diesem wieder in einen bedachtsamen Eselsschritt übergingen, mit der Vögel Flug etwas gemein haben.</text:span></text:p>
          </table:table-cell>
          <table:table-cell/>
          <table:table-cell office:value-type="string">
            <text:p><text:s/></text:p>
          </table:table-cell>
          <table:table-cell office:value-type="string">
            <text:p><text:span text:style-name="T1">Dieser Auszug ist weitläuftig genug, um mir eine vollständige Jdee von ihrem Plane zu geben.</text:span> Es ist immer mein <text:span text:style-name="T2">Steckenpferd</text:span> gewesen, Beobachtungen über mich selbst, über Kinder, über Träume, über Wahnwitzige, u. s.w. anzustellen. <text:span text:style-name="T1">Allein meine geschäftsvolle Situation im Leben hat mir nicht verstattet, mich anders als im Vorbeigehn, mit dergleichen Gegenständen zu beschäftigen. —</text:span></text:p>
          </table:table-cell>
          <table:table-cell office:value-type="string">
            <text:p>-</text:p>
          </table:table-cell>
          <table:table-cell office:value-type="float" office:value="879">
            <text:p>879</text:p>
          </table:table-cell>
          <table:table-cell table:number-columns-repeated="1018"/>
        </table:table-row>
        <table:table-row table:style-name="ro13">
          <table:table-cell office:value-type="string">
            <text:p><text:span text:style-name="T1">Das Treppenhaus an der Westfront wird zu einer bis zum Foyer durchgehenden oblongen Monumentalhalle ausgestaltet.</text:span> In dieser Situation kam das Bauprojekt vor den <text:span text:style-name="T2">Reichstag</text:span> am 9. Juni 1883. <text:span text:style-name="T1">Es sprach so überzeugend auf die Abgeordneten ein, dass die Bauausführung Wallot sofort übertragen wurde, obwohl noch mehrere Bedenken der Bauakademie Berücksichtigung erheischten.</text:span></text:p>
          </table:table-cell>
          <table:table-cell/>
          <table:table-cell office:value-type="string">
            <text:p><text:s/></text:p>
          </table:table-cell>
          <table:table-cell office:value-type="string">
            <text:p><text:span text:style-name="T1">Juristisch ist es dagegen von größter Wichtigkeit, sowohl für die Erkenntniß des Gesetzgebungs-Vorganges als auch für das richtige Verständniß des ganzen Verfassungsbaues des Reiches, Klarheit darüber zu gewinnen, wer im Deutschen Reiche der eigentliche Gesetzgeber ist.</text:span> Dadurch allein wird es ermöglicht, sowohl die Funktionen des Kaisers wie diejenigen des Bundesrathes und des <text:span text:style-name="T2">Reichstages</text:span> bei der Gesetzgebung in logischem Einklang mit dem Prinzip von der Untheilbarkeit der Souveränetät zu erhalten und den Widerspruch zu vermeiden, daß man die Lehre von der Theilung der Staatsgewalt allgemein als eine unlogische und absurde erkennt und sie dennoch auf die Ausübung der Gesetzgebung anwendet. <text:span text:style-name="T1">3. Die Eingangsformel der Reichsgesetze gibt dem Vorgange, durch welchen ein Reichsgesetz zu Stande kömmt, keinen völlig getreuen Ausdruck.</text:span></text:p>
          </table:table-cell>
          <table:table-cell office:value-type="string">
            <text:p>-</text:p>
          </table:table-cell>
          <table:table-cell office:value-type="float" office:value="1049">
            <text:p>1049</text:p>
          </table:table-cell>
          <table:table-cell table:number-columns-repeated="1018"/>
        </table:table-row>
        <table:table-row table:style-name="ro7">
          <table:table-cell office:value-type="string">
            <text:p><text:span text:style-name="T1">Er schritt in der halbdunklen, niedrigen Kammer auf und ab gleich einem eingefangenen Hirsch, der sich das Geweih abzustoßen fürchtet, riß dann, schwer athmend, das Fensterschößchen auf und schlug es unwirsch wieder zu, als er die Frau ängstlich das Kind gegen den Luftzug bedecken sah.</text:span> Endlich aber rannte er, ein <text:span text:style-name="T2">Donnerwetter</text:span> brummend, aus der Thür, durch welche wir ihn nach einer Weile, eine Weinflasche in der Hand und in gemüthlicherer Laune, zurückkehren sehen. <text:span text:style-name="T1">„Leg ' das Zeug bei Seite und thu' einen Zug, Lisette!“ rief er der Wöchnerin entgegen.</text:span></text:p>
          </table:table-cell>
          <table:table-cell/>
          <table:table-cell office:value-type="string">
            <text:p><text:s/></text:p>
          </table:table-cell>
          <table:table-cell office:value-type="string">
            <text:p><text:span text:style-name="T1">Minutti!</text:span> — <text:span text:style-name="T2">Donnerwetter</text:span>, ich schlag Alles zsamm! — <text:span text:style-name="T1">Allgemeine Balgerei.</text:span></text:p>
          </table:table-cell>
          <table:table-cell office:value-type="string">
            <text:p>-</text:p>
          </table:table-cell>
          <table:table-cell office:value-type="float" office:value="1146">
            <text:p>1146</text:p>
          </table:table-cell>
          <table:table-cell table:number-columns-repeated="1018"/>
        </table:table-row>
        <table:table-row table:style-name="ro6">
          <table:table-cell office:value-type="string">
            <text:p><text:span text:style-name="T1">Braunschweig 1875.</text:span> <text:span text:style-name="T2">Vorwort</text:span> V): <text:span text:style-name="T1">„Klarheit und Wahrheit, Einfachheit und Natürlichkeit, Lebhaftigkeit, Kürze, Kraft und Kernhaftigkeit, Gewandtheit und klangreiche Harmonie sind die Gestirne der Lessing'schen Sprache.“</text:span></text:p>
          </table:table-cell>
          <table:table-cell/>
          <table:table-cell office:value-type="string">
            <text:p><text:s/></text:p>
          </table:table-cell>
          <table:table-cell office:value-type="string">
            <text:p><text:span text:style-name="T1">Nach dieser Eintheilung kamen vier allgemeine Classen oder Gattungen heraus, nämlich die Aduerbia, Praepositiones, Coniunctiones und Interiectiones, oder die Zuwörter, Vorwörter, Bindwörter und Zwischenwörter.</text:span> Man sahe nämlich daß einige, nämlich die Zuwörter, zu näherer Bestimmung der Zeitwörter; andere, nämlich die <text:span text:style-name="T2">Vorwörter</text:span>, zur Bestimmung und näherer Modification der Nennwörter; noch andere aber, nämlich die Bindwörter, zum Zusammenhang und Verbindung der Rede; und endlich noch andere, nämlich die Zwischenwörter, zur Anzeige des Affects des Redenden dienten. <text:span text:style-name="T1">Und so ward die Abtheilung getroffen, nachdem die Sprachen schon da waren, und als ein Datum angesehen werden konnten.</text:span></text:p>
          </table:table-cell>
          <table:table-cell office:value-type="string">
            <text:p>-</text:p>
          </table:table-cell>
          <table:table-cell office:value-type="float" office:value="300">
            <text:p>300</text:p>
          </table:table-cell>
          <table:table-cell table:number-columns-repeated="1018"/>
        </table:table-row>
        <table:table-row table:style-name="ro6">
          <table:table-cell office:value-type="string">
            <text:p><text:span text:style-name="T1">Hier wirkte er über ein Vierteljahrhundert lang als Lehrer und Forscher.</text:span> Das von seinem Großvater gegründete, von seinem Vater gepflegte <text:span text:style-name="T2">Museum</text:span> brachte er durch große Umsicht und bedeutende Opfer zu einem Umfange, wie ihn keine zweite Privatsammlung in Deutschland erreicht hat. <text:span text:style-name="T1">Einen vorzüglichen Einfluß auf die Entwickelung der Wissenschaft gewann er durch sein Archiv.</text:span></text:p>
          </table:table-cell>
          <table:table-cell/>
          <table:table-cell office:value-type="string">
            <text:p><text:s/></text:p>
          </table:table-cell>
          <table:table-cell office:value-type="string">
            <text:p><text:span text:style-name="T1">Die wirklichen Störe unterscheidet Du Halde als cho-kya-yü, geharnischte Fische.</text:span> Die Beschreibung dieses Fisches habe ich von Shanghai aus nach Berlin gesandt und sie ist in den Monatsberichten der Berliner Akademie, 2. Mai 1861, S. 476, abgedruckt; Lieutenant, jetzt Capitän Werner, Commandant des königl. preussischen Transportschiffs Elbe, der zu gleicher Zeit mit mir in Shanghai war, hat von da ein Exemplar in getrocknetem Zustand dem Hamburger <text:span text:style-name="T2">Museum</text:span> gebracht, das später von Prof. <text:span text:style-name="T1">Kaup in Troschel’s Archiv für Naturgeschichte, Bd. XXVIII. 1862, S. 278, als Spatularia angustirostris beschrieben wurde, mit der unrichtigen Vaterlandsangabe » japanisches Meer «.</text:span></text:p>
          </table:table-cell>
          <table:table-cell office:value-type="string">
            <text:p>-</text:p>
          </table:table-cell>
          <table:table-cell office:value-type="float" office:value="1014">
            <text:p>1014</text:p>
          </table:table-cell>
          <table:table-cell table:number-columns-repeated="1018"/>
        </table:table-row>
        <table:table-row table:style-name="ro6">
          <table:table-cell office:value-type="string">
            <text:p><text:span text:style-name="T1">Es bildet weiche, elastische, weißliche Fäden.</text:span> In <text:span text:style-name="T2">lockerer</text:span> Beschaffenheit, als formloses Bindegewebe, tritt dasselbe entweder als Unterhautzellgewebe zwischen der äußeren Haut und den darunter liegenden Theilen oder als Umhüllung der Muskeln auf. <text:span text:style-name="T1">Dasselbe besteht aus den Bindegewebskörperchen und der Intercellularsubstanz, welche letztere wellenförmige Fasern — Bindegewebsfasern, Fig. 3, S. 7 — enthält.</text:span></text:p>
          </table:table-cell>
          <table:table-cell/>
          <table:table-cell office:value-type="string">
            <text:p><text:s/></text:p>
          </table:table-cell>
          <table:table-cell office:value-type="string">
            <text:p><text:span text:style-name="T1">Allein, diese Meynung hätten sie nicht haben können, wenn sie fleißige Bibelleser gewesen wären, und den ernstlichen Vorsatz gehabt hätten, in der Naturkunde niemahls von denen zufälligen Nachrichten der Bibel in Ansehung der gelehrten Erkenntniß abzugehen.</text:span> Daß die Wasser der Sündfluth alle <text:span text:style-name="T2">lockere</text:span> Erdarten auf unserm Erdcörper bis auf das feste Gestein nichts weniger als losgeweicht und in sich genommen haben, das siehet man sehr deutlich aus einem gewissen Umstande bey der Abnahme und Endschaft der Sündfluth. <text:span text:style-name="T1">Als Noah die zweyte Taube aus seinem Kasten ausfliegen ließ, und dieselbe nicht fand, wo ihr Fuß ruhen konnte; so kehrte sie in den Kasten zurück, brachte aber ein Oehlblatt in ihrem Schnabel mit sich.</text:span></text:p>
          </table:table-cell>
          <table:table-cell office:value-type="string">
            <text:p>-</text:p>
          </table:table-cell>
          <table:table-cell office:value-type="float" office:value="263">
            <text:p>263</text:p>
          </table:table-cell>
          <table:table-cell table:number-columns-repeated="1018"/>
        </table:table-row>
        <table:table-row table:style-name="ro6">
          <table:table-cell office:value-type="string">
            <text:p><text:span text:style-name="T1">Was hat der menschliche Körper mit dem Gott der Christen zu schaffen?</text:span> Welche Schönheiten von Apollo, Merkur, anderm griechischen himmlischen Jüngling oder wirklichem Erdensohn soll man, <text:span text:style-name="T2">technisch</text:span> zu reden, dem ganz außerordentlichen jungen Juden anbilden, ohne auf irgend eine Weise in Widerspruch zu gerathen? <text:span text:style-name="T1">Jede griechische Gottheit war nur ein Ideal einer besondern Klasse menschlicher Vollkommenheit.</text:span></text:p>
          </table:table-cell>
          <table:table-cell/>
          <table:table-cell office:value-type="string">
            <text:p><text:s/></text:p>
          </table:table-cell>
          <table:table-cell office:value-type="string">
            <text:p><text:span text:style-name="T1">Knapp an der letzten Brücke beginnt der etwa 640 m lange Broomielaw-Quai an der Nordseite des Clyde, wo der Hauptverkehr der Dampfer stattfindet.</text:span> Den Hafen von Glasgow bildet, wie schon erwähnt, der Clydefluss welcher mit grosser <text:span text:style-name="T2">technischer</text:span> Geschicklichkeit regulirt worden ist, so dass derselbe in der ganzen, 29 km langen Strecke von Glasgow bis Port Glasgow etwas oberhalb von Greenock den Eindruck eines grossartigen Canales macht. <text:span text:style-name="T1">Vor 50 Jahren hatte der Clyde bei Glasgow nur 60 m Breite und 1 m Tiefe, gegenwärtig ist er aber durch die Benützung der lebendigen Kraft der Gezeitenströmung bei den Regulirungsarbeiten zu einer 140 m breiten und bei Hochwasser 7 ·5 m tiefen Wasserstrasse geworden.</text:span></text:p>
          </table:table-cell>
          <table:table-cell office:value-type="string">
            <text:p>-</text:p>
          </table:table-cell>
          <table:table-cell office:value-type="float" office:value="370">
            <text:p>370</text:p>
          </table:table-cell>
          <table:table-cell table:number-columns-repeated="1018"/>
        </table:table-row>
        <table:table-row table:style-name="ro6">
          <table:table-cell office:value-type="string">
            <text:p><text:span text:style-name="T1">Die Coketterie, die er mir zuschrieb, ärgerte mich, und ich empfand auch den Unmuth, den er haben mußte, wenn er hörte, daß ich Englisch verstünde.</text:span> Jch war verlegen; doch um ihm und mir mehrere Verwirrung zu ersparen, sagte ich ganz kurz: Milord, ich verstehe die <text:span text:style-name="T2">englische</text:span> Sprache. <text:span text:style-name="T1">Er stutzte ein wenig, lobte meine Freymüthigkeit, und Seymour entfärbte sich; doch lächelte er dabey, und wandte sich gleich zum Fräulein C *.</text:span></text:p>
          </table:table-cell>
          <table:table-cell/>
          <table:table-cell office:value-type="string">
            <text:p><text:s/></text:p>
          </table:table-cell>
          <table:table-cell office:value-type="string">
            <text:p><text:span text:style-name="T1">Die Tierce wird endlich nur zu den gröbsten und gemeinsten Tüchern gebraucht, wie die von Rouen und Arnatal sind.</text:span> Auch werden aus der spanischen Wolle die feinen sogenannten spanischen Tücher in Frankreich, England rc. gemacht; und irret sich Chamber in seinem Dictionario, wenn er behauptet, daß das beste spanische Tuch in England aus englischer Wolle gemacht werde, da doch zu dem allerbesten, so supevfein heißt, gar keine <text:span text:style-name="T2">englische</text:span> Wolle kömmt. <text:span text:style-name="T1">Außer den nur erwähnten Tüchern von verschiedenen Gattungen, zu deren Verfertigung man die spanische Wolle gebraucht, wird solche auch zur Verfertigung feiner gewalkter Strümpfe, Camisöler, Hosen und anderer dergleichen gestrickter oder gewirkter Strumpfmacherey angewendet.</text:span></text:p>
          </table:table-cell>
          <table:table-cell office:value-type="string">
            <text:p>-</text:p>
          </table:table-cell>
          <table:table-cell office:value-type="float" office:value="597">
            <text:p>597</text:p>
          </table:table-cell>
          <table:table-cell table:number-columns-repeated="1018"/>
        </table:table-row>
        <table:table-row table:style-name="ro10">
          <table:table-cell office:value-type="string">
            <text:p><text:span text:style-name="T1">Einzig während dieser Periode werden auch die Eier aus dem Ovarium ausgestossen; dieses geschieht dadurch, dass in den Binnenraum der Kapsel mehr und mehr Flüssigkeit eindringt, so dass diese endlich, nachdem sie das umgebende Gewebe verdrängt und sich über der Oberfläche des Eierstockes erhoben hat, platzt.</text:span> Die aus der Kapsel hervorstürzende Flüssigkeit spült dabei das <text:span text:style-name="T2">locker</text:span> angeheftete Eichen auf die freie Fläche des Eierstocks. <text:span text:style-name="T1">Dieser Hergang erfolgt bei Thieren, wie Bischoff nachgewiesen, nur zur Zeit der Brunst und beim Menschen nur zur Zeit der Menstruation; er bleibt beim Menschen wahrscheinlich jedesmal nur auf ein oder mehrere Eier beschränkt.</text:span></text:p>
          </table:table-cell>
          <table:table-cell/>
          <table:table-cell office:value-type="string">
            <text:p><text:s/></text:p>
          </table:table-cell>
          <table:table-cell office:value-type="string">
            <text:p><text:span text:style-name="T1">Die Höfe liegen aber nicht weit ins Land hinein, sondern nahe am Berge und längs demselben, so daß der bewohnte Theil noch ziemlich schmal und klein ist.</text:span> Das Erdreich im untersten Rockenlande besteht meistentheils aus schwarzbrauner, mit etwas Lehm vermischter Erde, die <text:span text:style-name="T2">locker</text:span> ist, und leicht Borsten bekommt. <text:span text:style-name="T1">Im ganzen Rockenlande, so wie auch in Kamdebo, regnet es des Winters nicht, sondern nur im Frühlinge und Sommer, und alsdann allezeit mit Gewitter.</text:span></text:p>
          </table:table-cell>
          <table:table-cell office:value-type="string">
            <text:p>-</text:p>
          </table:table-cell>
          <table:table-cell office:value-type="float" office:value="6">
            <text:p>6</text:p>
          </table:table-cell>
          <table:table-cell table:number-columns-repeated="1018"/>
        </table:table-row>
        <table:table-row table:style-name="ro25">
          <table:table-cell office:value-type="string">
            <text:p><text:span text:style-name="T1">Alle Rechte, insbesondere das der Übersetzung in fremde Sprachen, sind vorbehalten.</text:span> <text:span text:style-name="T2">Vorwort</text:span>. <text:span text:style-name="T1">Mein Buch wendet sich an alle, die vernünftig denken können und den Mut haben, sich eine eigene Weltanschauung zu bilden.</text:span></text:p>
          </table:table-cell>
          <table:table-cell/>
          <table:table-cell office:value-type="string">
            <text:p><text:s/></text:p>
          </table:table-cell>
          <table:table-cell office:value-type="string">
            <text:p><text:span text:style-name="T1">Denn die Bedeutung eines Wurzelwortes ist von der Bedeutung jeder andern Wörter unabhängig, weil es eben dadurch ein Wurzelwort ist.</text:span> Man kann noch mit anmerken, daß die Bedeutung der <text:span text:style-name="T2">Vorwörter</text:span> sich auch dermalen noch nicht wohl anders als durch die Darstellung der Sache selbst kenntlich machen läßt. <text:span text:style-name="T1">§. 251.</text:span></text:p>
          </table:table-cell>
          <table:table-cell office:value-type="string">
            <text:p>-</text:p>
          </table:table-cell>
          <table:table-cell office:value-type="float" office:value="267">
            <text:p>267</text:p>
          </table:table-cell>
          <table:table-cell table:number-columns-repeated="1018"/>
        </table:table-row>
        <table:table-row table:style-name="ro13">
          <table:table-cell office:value-type="string">
            <text:p><text:span text:style-name="T1">War er doch ohnehin schon sehr alt geworden, fast dreiundzwanzig Jahr, über all’ seinem zersplitterten Interesse, ohne nur einmal so viel wie das zweite Propädeutikum gemacht zu haben.</text:span> Es gab kühle Mahnbriefe von zu Haus, ironische Erkundigungen nach seinem „neuesten <text:span text:style-name="T2">Steckenpferd</text:span>“, wie der Papa Mediciner seine Beschäftigung mit Politik und Literatur nannte, und es kam ihn allmählich hart an, die Widersprüche zwischen seinem bloß genießenden Leben und der socialen Richtung, die er mit so viel heftigem Enthusiasmus vertrat, glatt hinunterzuschlucken. <text:span text:style-name="T1">Die meisten der „Genossen“ kannten solche Skrupel nicht; sie lebten wie die Lilien auf dem Felde von den Monatswechseln der Papas, immer unter der Verkündigung des Prinzips, daß Arbeit die Pflicht aller sei, und daß nur die Ausübung der allgemeinen Arbeitspflicht die Gesellschaft retten könne.</text:span></text:p>
          </table:table-cell>
          <table:table-cell/>
          <table:table-cell office:value-type="string">
            <text:p><text:s/></text:p>
          </table:table-cell>
          <table:table-cell office:value-type="string">
            <text:p><text:span text:style-name="T1">Die Musikaliensammlung enthielt Schätze von älteren Sachen.</text:span> Diese und ähnliche Liebhabereien wurden alle mit gleicher Sorgfalt und Ordnung im wissenschaftlichen Geiste gepflegt, so daß sein Freund Engel einmal sagte: andre Leute haben nur ein <text:span text:style-name="T2">Steckenpferd</text:span>, aber Nicolai hat einen ganzen Stall voll. <text:span text:style-name="T1">Im Jahre 1785 feierte Nicolai seine silberne Hochzeit an der Seite seiner Frau und im Kreise von 5 blühenden Kindern.</text:span></text:p>
          </table:table-cell>
          <table:table-cell office:value-type="string">
            <text:p>-</text:p>
          </table:table-cell>
          <table:table-cell office:value-type="float" office:value="1017">
            <text:p>1017</text:p>
          </table:table-cell>
          <table:table-cell table:number-columns-repeated="1018"/>
        </table:table-row>
        <table:table-row table:style-name="ro24">
          <table:table-cell office:value-type="string">
            <text:p><text:span text:style-name="T1">Er zerriss den Torf durch Walzen, rührte den zerkleinerten Stoff mit Wasser an und leitete das Feine durch Siebe in Sümpfe; diese wurden dann von Zeit zu Zeit abgelassen, der Torf gestochen und getrocknet.</text:span> Das <text:span text:style-name="T2">Pressen</text:span> verbesserte Gwynne, indem er den so aufbereiteten Brennstoff durch mehrere Trockencylinder durchgehen liess und ihn dann mit einer Excenterpresse in Hohlformen, welche durch Wasserdampf erhitzt wurden, presste. <text:span text:style-name="T1">Der so erhaltene Torf war gut, aber zu kostspielig.</text:span></text:p>
          </table:table-cell>
          <table:table-cell/>
          <table:table-cell office:value-type="string">
            <text:p><text:s/></text:p>
          </table:table-cell>
          <table:table-cell office:value-type="string">
            <text:p><text:span text:style-name="T1">Die Ausführung dieser Vorschriften blieb den Territorialherren, und das wirklich geltende Preßrecht war daher bei aller Gleichartigkeit des Princips doch in den einzelnen Ländern sehr verschieden.</text:span> Auf diesem Gebiete griff natürlich die religiöse Frage in entscheidender Weise ein; der Kampf gegen die Presse erscheint im sechzehnten Jahrhundert ganz, und im siebenzehnten Jahrhundert vorwiegend als ein Kampf der verschiedenen kirchlichen Ordnungen gegen den antidogmatischen Geist der <text:span text:style-name="T2">Presse</text:span>; das Preßrecht ist faktisch nur ein Verbot und Verfolgungsrecht gegen die einer Confession feindlichen Schriften; die ganze übrige Presse ist noch faktisch frei. <text:span text:style-name="T1">Allein mit dem Auftreten der eigentlichen Polizeiherrschaft, die auf dem Principe des absoluten Königthums beruhte und sich im achtzehnten Jahrhundert als Günstlingsherrschaft äußert, tritt nun der Angriff gegen diese Mißverwaltung hinzu.</text:span></text:p>
          </table:table-cell>
          <table:table-cell office:value-type="string">
            <text:p>-</text:p>
          </table:table-cell>
          <table:table-cell office:value-type="float" office:value="1250">
            <text:p>1250</text:p>
          </table:table-cell>
          <table:table-cell table:number-columns-repeated="1018"/>
        </table:table-row>
        <table:table-row table:style-name="ro10">
          <table:table-cell office:value-type="string">
            <text:p><text:span text:style-name="T1">Damit hat nun unser Reichstag selbst eine sehr veränderte Gestalt bekommen.</text:span> So lange er nur von kurzer Dauer war, erwartete man immer, daß sowohl der Kaiser als die Churfürsten, Fürsten, Grafen und Prälaten, wo nicht alle, doch guten Theils, in Person erschienen; so wie man in anderen Reichen, wo Reichsstände sind, es nie anders erwartet, als daß diejenigen, die einmal Sitz und Stimme auf dem <text:span text:style-name="T2">Reichstage</text:span> oder im Parlamente haben, ihr Stimmrecht jedesmal in eigner Person ausüben. <text:span text:style-name="T1">Auf unseren Reichstagen war es zwar schon lange hergebracht, daß ein Reichsstand auch durch Bevollmächtigte seine Stimme ablegen konnte.</text:span></text:p>
          </table:table-cell>
          <table:table-cell/>
          <table:table-cell office:value-type="string">
            <text:p><text:s/></text:p>
          </table:table-cell>
          <table:table-cell office:value-type="string">
            <text:p><text:span text:style-name="T1">Die Protocolle des Bürgerstandes sind schon bis zum Bogen X gedruckt.</text:span> Sie sind voll von großen Privilegien, die er vom Könige zu erhalten glaubte, und von Beschwerden, zu deren Abhelfung Se. Majestät bey diesem <text:span text:style-name="T2">Reichstage</text:span> geneigt schien. <text:span text:style-name="T1">Die Privilegien aber, die ihm schon unter dem Reichstage, doch aber erst zur Bekanntmachung nach dem Schlusse desselben versiegelt übergeben wurden, sind ungedruckt.</text:span></text:p>
          </table:table-cell>
          <table:table-cell office:value-type="string">
            <text:p>-</text:p>
          </table:table-cell>
          <table:table-cell office:value-type="float" office:value="763">
            <text:p>763</text:p>
          </table:table-cell>
          <table:table-cell table:number-columns-repeated="1018"/>
        </table:table-row>
        <table:table-row table:style-name="ro10">
          <table:table-cell office:value-type="string">
            <text:p><text:span text:style-name="T1">Mit den rückständigen, losen Bröckchen wurde sodann wieder in gleicher Weise vorgegangen und so aus dem ganzen Roheisenquantum meist drei derartige Klumpen, die Kortitsch, Kartitsch oder Kotizzi hiessen, gebildet, die im erkalteten Zustande wieder jeder in etliche Stücke zerschlagen und dann an die Frischherde abgegeben wurden.</text:span> Dieses Vorfrischen kann als ein vereinigtes Braten (Glühfrischen) und Hartzerennen (<text:span text:style-name="T2">Feinen</text:span>) angesehen werden. <text:span text:style-name="T1">Die Frischherde waren klein, nur teilweise mit Zacken versehen, übrigens wie bei der Löscharbeit in Steiermark und Kärnten mit Lösche ausgeschlagen.</text:span></text:p>
          </table:table-cell>
          <table:table-cell/>
          <table:table-cell office:value-type="string">
            <text:p><text:s/></text:p>
          </table:table-cell>
          <table:table-cell office:value-type="string">
            <text:p><text:span text:style-name="T1">Ueberhaupt fand ich auf den Schiffen, die ich kennen lernte, die Seeleute durchaus nicht so grob als man sie häufig von Reisenden schildern hört.</text:span> <text:span text:style-name="T2">Feinen</text:span> Ton besitzen sie freilich nicht, und besondere Aufmerksamkeiten und Rücksichten erweisen sie dem Reisenden auch nicht; aber natürliche Gutmüthigkeit und Herzlichkeit trifft man bei den meisten. <text:span text:style-name="T1">Schon nach drei Tagen, am 21. März, sahen wir das Eiland St. Felix, und des folgenden Morgens St. Ambrosio.</text:span></text:p>
          </table:table-cell>
          <table:table-cell office:value-type="string">
            <text:p>-</text:p>
          </table:table-cell>
          <table:table-cell office:value-type="float" office:value="1187">
            <text:p>1187</text:p>
          </table:table-cell>
          <table:table-cell table:number-columns-repeated="1018"/>
        </table:table-row>
        <table:table-row table:style-name="ro13">
          <table:table-cell office:value-type="string">
            <text:p><text:span text:style-name="T1">Ein Hauptgebrauch zu Flintensteinen.</text:span> s. B. Hacquets physische und <text:span text:style-name="T2">technische</text:span> Beschreibung der Flintensteine. <text:span text:style-name="T1">Wien, 1792. 8.</text:span></text:p>
          </table:table-cell>
          <table:table-cell/>
          <table:table-cell office:value-type="string">
            <text:p><text:s/></text:p>
          </table:table-cell>
          <table:table-cell office:value-type="string">
            <text:p><text:span text:style-name="T1">Dieser Vater ist jetzt ein Damenschneider, aber bloß in folgendem Sinn: in der Mitte von Lilienbad steht das medizinische Bassin, aus dem man die aus der Erde quellende Apotheke schöpft; von diesem Bassin entfernen sich in regelloser Symmetrie die artistischen Bauerhütten die die Badgäste bewohnen; jede dieser kleinen Hütten putzt sich scherzhaft mit dem heraushängenden Malzeichen oder der Signatur irgend eines Handwerks.</text:span> Mein Häuschen hält eine Scheere als eine <text:span text:style-name="T2">technische</text:span> Insignie heraus, um kund zu thun, wer drinnen wohne (welches ich thue), treibe das Damenschneider-Handwerk. <text:span text:style-name="T1">Meine Schwester ist (nach dem Exponenten eines hölzernen Strumpfs zu urtheilen) ein Strumpfwirker; neben ihr schwankt ein hölzerner Stiefel oder ein hölzernes Bein (wer kanns wissen?) und saget uns so gut wie ein Handwerksgrus den darin seßhaften Schuster an, welches niemand als mein Gustav ist.</text:span></text:p>
          </table:table-cell>
          <table:table-cell office:value-type="string">
            <text:p>-</text:p>
          </table:table-cell>
          <table:table-cell office:value-type="float" office:value="721">
            <text:p>721</text:p>
          </table:table-cell>
          <table:table-cell table:number-columns-repeated="1018"/>
        </table:table-row>
        <table:table-row table:style-name="ro14">
          <table:table-cell office:value-type="string">
            <text:p><text:span text:style-name="T1">Der Kutscher entschied in letzter Instanz über alle Bedenklichkeiten.</text:span> Er ließ mit einem <text:span text:style-name="T2">Donnerwetter</text:span>, wenn's nicht bald würde! die Peitsche knallen, und ich glaube, er hätte sein Wort gehalten. <text:span text:style-name="T1">Dreizehntes Kapitel.</text:span></text:p>
          </table:table-cell>
          <table:table-cell/>
          <table:table-cell office:value-type="string">
            <text:p><text:s/></text:p>
          </table:table-cell>
          <table:table-cell office:value-type="string">
            <text:p><text:span text:style-name="T1">Erdbeben.</text:span> Der japanische Boden wird auch oft von Erdbeben erschüttert; aber aus Gewohnheit daselbst so wenig geachtet, wie bey uns ein <text:span text:style-name="T2">Donnerwetter</text:span>. <text:span text:style-name="T1">Das gemeine Volk sagt: es krieche wieder ein Walfisch unter dem Lande her, und habe nichts zu bedeuten.</text:span></text:p>
          </table:table-cell>
          <table:table-cell office:value-type="string">
            <text:p>-</text:p>
          </table:table-cell>
          <table:table-cell office:value-type="float" office:value="334">
            <text:p>334</text:p>
          </table:table-cell>
          <table:table-cell table:number-columns-repeated="1018"/>
        </table:table-row>
        <table:table-row table:style-name="ro10">
          <table:table-cell office:value-type="string">
            <text:p><text:span text:style-name="T1">Denn die Thatsache, daß es öffentliche Anstalten giebt, mit welchen nicht zugleich eine besondere juristische Person verbunden ist, bleibt daneben bestehen; das wird z. B. bezüglich der Schule hervorgehoben in C. C.H. 12. März 1870 (J. M. Bl. 1870 S. 216).</text:span> Überdies kann ja infolge einer geschehenen Verleihung eine öffentliche Anstalt auch mit einer juristischen Person des Civilrechts verbunden erscheinen (oben § 49); wenn man sich einmal daran gewöhnt hat, unter öffentlicher <text:span text:style-name="T2">Anstalt</text:span> schon eine juristische Person des öffentlichen Rechtes mitzuverstehen, ist die richtige Beurteilung dieses Falles sehr erschwert. <text:span text:style-name="T1">Darunter hat besonders die Reichsbank gelitten.</text:span></text:p>
          </table:table-cell>
          <table:table-cell/>
          <table:table-cell office:value-type="string">
            <text:p><text:s/></text:p>
          </table:table-cell>
          <table:table-cell office:value-type="string">
            <text:p><text:span text:style-name="T1">Nachdem alsdann der mittlere Verlust festgesetzt ist, ergibt die Berechnung das gesuchte Resultat. — Dieses Verfahren ermöglicht es auch, fette Kämmlinge, Streichgarne im Fett u. dergl. auf normales Gewicht zu untersuchen.</text:span> Die <text:span text:style-name="T2">Anstalt</text:span> kontrolliert ferner mittels Präzisionswagen die Numerierung der Garne, ausgehend davon, daß <text:span text:style-name="T1">1000 m Garn pro 1000 g = Nr. 1 = 1000 m</text:span></text:p>
          </table:table-cell>
          <table:table-cell office:value-type="string">
            <text:p>-</text:p>
          </table:table-cell>
          <table:table-cell office:value-type="float" office:value="958">
            <text:p>958</text:p>
          </table:table-cell>
          <table:table-cell table:number-columns-repeated="1018"/>
        </table:table-row>
        <table:table-row table:style-name="ro3">
          <table:table-cell office:value-type="string">
            <text:p><text:span text:style-name="T1">Bestimmte Verhältnisse können also die Anwendung gewisser Hilfsmittel rechtfertigen, durch welche eine weiter gehende Reinigung des Roheisens, als sie durch einfaches Umschmelzen zu erreichen ist, herbeigeführt wird, ohne dass, wie bei den Frischprocessen, auch der Kohlenstoffgehalt hierbei unter jene Grenze abgemindert wird, wo eben das Roheisen seinen Charakter als solches verliert und zu schmiedbarem Eisen wird.</text:span> Eine Entsilicirung des Roheisens zu dem oben erörterten Zwecke nennt man gewöhnlich das <text:span text:style-name="T2">Feinen</text:span> desselben, eine Entphosphorung bezeichnet man mitunter als Raffination, ein Ausdruck, welcher allerdings ebenso gut die Ausscheidung aller übrigen fremden Körper bedeuten kann. <text:span text:style-name="T1">Die mitgetheilten Ausdrücke werden jedoch keineswegs regelmässig in dem gleichen Sinne gebraucht.</text:span></text:p>
          </table:table-cell>
          <table:table-cell/>
          <table:table-cell office:value-type="string">
            <text:p><text:s/></text:p>
          </table:table-cell>
          <table:table-cell office:value-type="string">
            <text:p><text:span text:style-name="T1">Es ist aber unter allen Waaren, mit welchen gehandelt wird, keine schwerer zu erkennen, als eben dieses gesponnene Ziegenhaar, und zwar sowol in Ansehung der verschiedenen Güte, als des verschiedenen Preißes desselben.</text:span> Denn unter dem gesponnenen Ziegenhaare von Angora giebt es wenigstens 12, und unter dem von Begbazar 7 bis 8 Sorten, die jederzeit sowol in Ansehung der <text:span text:style-name="T2">Feine</text:span>, als des Preißes, beständig höher aufsteigen, daß es also nicht leicht ist, deren Preiß zu unterscheiden, wofern man nicht eine vollkommene Kenntniß davon hat; welches diejenigen, die diesen Handel unternehmen wollen, sehr wohl merken müssen, siehe Haar. <text:span text:style-name="T1">Uebrigens merken wir noch dieses, daß das wenigste, was in Deutschland vor Kameelhaar ausgegeben wird, wirkliches Kameelhaar, sondern meistentheils Haar von Ziegen und Böcken sey.</text:span></text:p>
          </table:table-cell>
          <table:table-cell office:value-type="string">
            <text:p>-</text:p>
          </table:table-cell>
          <table:table-cell office:value-type="float" office:value="179">
            <text:p>179</text:p>
          </table:table-cell>
          <table:table-cell table:number-columns-repeated="1018"/>
        </table:table-row>
        <table:table-row table:style-name="ro28">
          <table:table-cell office:value-type="string">
            <text:p><text:span text:style-name="T1">Soweit dieß der Fall ist, gehört das Einzelne unter das eigentliche Verwaltungsrecht, wie die betreffenden Vereinsgesetze über Sparkassen, Versicherungsgesellschaften, Banken u. s. w.</text:span> Die technische Oberaufsicht der Vereine hat natürlich nur da einen Sinn, wo die Aufgabe des Vereins durch <text:span text:style-name="T2">technische</text:span> Betriebsmittel erreicht werden muß. <text:span text:style-name="T1">Im Allgemeinen stehen die Vereine in dieser Beziehung gerade so wie die Gesellschaften unter den allgemeinen Vorschriften der technischen Sicherheitspolizei, und ein eigenes Vereinsrecht ist dabei nicht nothwendig, weil die Verhältnisse der Haftung ganz dieselben bei Vereinen und Gesellschaften wie bei Privaten sind.</text:span></text:p>
          </table:table-cell>
          <table:table-cell/>
          <table:table-cell office:value-type="string">
            <text:p><text:s/></text:p>
          </table:table-cell>
          <table:table-cell office:value-type="string">
            <text:p><text:span text:style-name="T1">Denn die Metaphysik der Natur sondert sich gänzlich von der Mathematik ab, hat auch bey weitem nicht so viel erweiternde Einsichten anzubieten, als diese, ist aber doch sehr wichtig, in Ansehung der Critik des auf die Natur anzuwendenden reinen Verstandeserkentnisses überhaupt; in Ermangelung deren selbst Mathematiker, indem sie gewissen gemeinen, in der That doch metaphysischen Begriffen anhängen, die Naturlehre unvermerkt mit Hypothesen belästigt haben, welche bey einer Critik dieser Principien verschwinden, ohne dadurch doch dem Gebrauche der Mathematik in diesem Felde (der ganz unentbehrlich ist) im mindesten Abbruch zu thun.</text:span> Die ursprüngliche Idee einer Philosophie der reinen Vernunft schreibt diese Abtheilung selbst vor; sie ist also architectonisch, ihren wesentlichen Zwecken gemäß und nicht blos <text:span text:style-name="T2">technisch</text:span>, nach zufällig wahrgenommenen Verwandschaften und gleichsam auf gut Glück angestellt, eben darum aber auch unwandelbar und legislatorisch. <text:span text:style-name="T1">Es finden sich aber hiebey einige Puncte, die Bedenklichkeit erregen und die Ueberzeugung von der Gesetzmässigkeit derselben schwächen könten.</text:span></text:p>
          </table:table-cell>
          <table:table-cell office:value-type="string">
            <text:p>-</text:p>
          </table:table-cell>
          <table:table-cell office:value-type="float" office:value="302">
            <text:p>302</text:p>
          </table:table-cell>
          <table:table-cell table:number-columns-repeated="1018"/>
        </table:table-row>
        <table:table-row table:style-name="ro40">
          <table:table-cell office:value-type="string">
            <text:p><text:span text:style-name="T1">Denn da wird sich finden: daß der Urheber und oft noch seine späteste Nachfolger um eine Idee herumirren, die sie sich selbst nicht haben deutlich machen und daher den eigenthümlichen Inhalt, die Articulation (systematische Einheit) und Gränzen der Wissenschaft nicht bestimmen können.</text:span> Es ist schlimm: daß nur allererst, nachdem wir lange Zeit, nach Anweisung einer in uns versteckt liegenden Idee, rhapsodistisch viele dahin sich beziehende Erkentnisse, als Bauzeug, gesammelt, ia gar lange Zeiten hindurch sie <text:span text:style-name="T2">technisch</text:span> zusammengesezt haben, es uns denn allererst möglich ist, die Idee in hellerem Lichte zu erblicken und ein Ganzes nach den Zwecken der Vernunft architectonisch zu entwerfen. <text:span text:style-name="T1">Die Systeme scheinen, wie Gewürme, durch eine generatio equivoca, aus dem blossen Zusammenfluß von aufgesammelten Begriffen, anfangs verstümmelt, mit der Zeit vollständig, gebildet worden zu seyn, ob sie gleich alle insgesamt ihr Schema, als den ursprünglichen Keim, in der sich blos auswickelnden Vernunft hatten und darum, nicht allein ein iedes vor sich nach einer Idee gegliedert, sondern noch dazu alle unter einander in einem System menschlicher Erkentniß wiederum als Glieder eines Ganzen zweckmässig vereinigt seyn und eine Architectonik alles menschlichen Wissens erlauben, die ieziger Zeit, da schon so viel Stoff gesammelt ist, oder aus Ruinen eingefallener alter Gebäude genommen werden kan, nicht allein möglich, sondern nicht einmal so gar schwer seyn würde.</text:span></text:p>
          </table:table-cell>
          <table:table-cell/>
          <table:table-cell office:value-type="string">
            <text:p><text:s/></text:p>
          </table:table-cell>
          <table:table-cell office:value-type="string">
            <text:p><text:span text:style-name="T1">Die Idee bedarf zur Ausführung ein Schema, d. i. eine a priori aus dem Princip des Zwecks bestimte wesentliche Mannigfaltigkeit und Ordnung der Theile.</text:span> Das Schema, welches nicht nach einer Idee, d. i. aus dem Hauptzwecke der Vernunft, sondern empirisch, nach zufällig sich darbietenden Absichten (deren Menge man nicht voraus wissen kan), entworfen wird, giebt <text:span text:style-name="T2">technische</text:span>, dasienige aber, was nur zu Folge einer Idee entspringt (wo die Vernunft die Zwecke a priori aufgiebt und nicht empirisch erwartet), gründet architectonische Einheit. <text:span text:style-name="T1">Nicht technisch, wegen der Aehnlichkeit des Mannigfaltigen, oder des zufälligen Gebrauchs der Erkentniß in concreto zu allerley beliebigen äusseren Zwecken, sondern architectonisch, um der Verwandschaft willen und der Ableitung von einem einigen obersten und inneren Zwecke, der das Ganze allererst möglich macht, kan dasienige entspringen, was wir Wissenschaft nennen, dessen Schema den Umriß (monogramma) und die Eintheilung des Ganzen in Glieder, der Idee gemäß, d. i. a priori enthalten und dieses von allen anderen sicher und nach Principien unterscheiden muß.</text:span></text:p>
          </table:table-cell>
          <table:table-cell office:value-type="string">
            <text:p>-</text:p>
          </table:table-cell>
          <table:table-cell office:value-type="float" office:value="648">
            <text:p>648</text:p>
          </table:table-cell>
          <table:table-cell table:number-columns-repeated="1018"/>
        </table:table-row>
        <table:table-row table:style-name="ro8">
          <table:table-cell office:value-type="string">
            <text:p><text:span text:style-name="T1">Von nennenswerthen Gebäuden dieses Distriktes gibt unser Plan an: die deutsche Legation (2) und das viel grössere Terrain der englischen Gesandtschaft (3), beide schraffiert; ferner die beiden Shintôtempel Shôkonsha (4) im Kudan (5)</text:span> (vergl. pag. 515), dem höchsten Stadttheile, und Sanno (1), das Gaimusho oder auswärtige Amt (7) und das Kogakurio oder Polytechnicum (8), sowie das Hakurankai oder <text:span text:style-name="T2">Museum</text:span> (13). <text:span text:style-name="T1">Die drei Stadttheile Kiyo-bashi, Nihon-bashi und Kanda zeigen schon durch ihre Häuserzahl auf verhältnissmässig beschränktem Areal eine dichte Bevölkerung an.</text:span></text:p>
          </table:table-cell>
          <table:table-cell/>
          <table:table-cell office:value-type="string">
            <text:p><text:s/></text:p>
          </table:table-cell>
          <table:table-cell office:value-type="string">
            <text:p><text:span text:style-name="T1">Zeit. 1846, S. 287.</text:span> Alle noch übrigen Gefässe des Duris sind Trinkschalen: 3) aus Vulci im brittischen <text:span text:style-name="T2">Museum</text:span> (n. 824), mit einer Darstellung von fünf Thaten des Theseus: A. Theseus zieht den Sinis zur Fichte; und zückt das Schwert gegen die schon mit dem Speer verwundete krommyonische Sau; neben ihr erscheint die Nymphe Phaea. <text:span text:style-name="T1">B. Ringerkampf mit Kerkyon, der im Fallen sich vergeblich von den erdrückenden Umarmungen seines Gegners loszumachen strebt; Theseus im Begriff den Skiron häuptlings über den Felsen herabzustürzen.</text:span></text:p>
          </table:table-cell>
          <table:table-cell office:value-type="string">
            <text:p>-</text:p>
          </table:table-cell>
          <table:table-cell office:value-type="float" office:value="894">
            <text:p>894</text:p>
          </table:table-cell>
          <table:table-cell table:number-columns-repeated="1018"/>
        </table:table-row>
        <table:table-row table:style-name="ro24">
          <table:table-cell office:value-type="string">
            <text:p><text:span text:style-name="T1">II)</text:span> Zur <text:span text:style-name="T2">Anstellung</text:span> einer eigenen Haushaltung ist nicht genug, wenn die Kinder keine Alimente mehr von den Eltern bekommen, sondern sich bey einer Herrschaft in Dienst begeben, und von derselben Lohn und Kost erhalten, oder der Sohn als Soldat Lehnung, oder als Gesell ein Wochenlohn erhält, und davon sich allenfalls selbst ernähren kann; oder wenn das Kind so viel eigenes Vermögen hat, daß es davon für sich leben könnte; sondern es ist schlechterdings nothwendig, daß die Kinder sich häuslich nieder lassen, und durch Anstellung einer besondern Haushaltung sich von den Eltern völlig trennen, wenn sie von der väterlichen Gewalt frey seyn wollen. So lange dieses noch nicht geschehen ist, dauern die Rechte der väterlichen Gewalt fort, wenn auch gleich der Sohn mit des Vaters Bewilligung ein Gewerbe triebe, oder sonst sich außer dem väterlichen Hause aufhielte. <text:span text:style-name="T1">Denn die besondere Wohnung der Kinder hebt die väterliche Gewalt an sich nicht auf.</text:span></text:p>
          </table:table-cell>
          <table:table-cell/>
          <table:table-cell office:value-type="string">
            <text:p><text:s/></text:p>
          </table:table-cell>
          <table:table-cell office:value-type="string">
            <text:p><text:span text:style-name="T1">Mosers Versuch 5. Th. S. 55. u. S. 159.</text:span> Auch die Vereinigten N. L. schützten gegen Preussen wegen <text:span text:style-name="T2">Anstellung</text:span> eines Küstenbewahrers bey Ostfriesland, die Veriährung vor, welche letzteres aber nicht gelten lassen wolte. <text:span text:style-name="T1">Mosers Beiträge in Frz. 5. Th. S. 2 und 313. ff.</text:span></text:p>
          </table:table-cell>
          <table:table-cell office:value-type="string">
            <text:p>-</text:p>
          </table:table-cell>
          <table:table-cell office:value-type="float" office:value="652">
            <text:p>652</text:p>
          </table:table-cell>
          <table:table-cell table:number-columns-repeated="1018"/>
        </table:table-row>
        <table:table-row table:style-name="ro24">
          <table:table-cell office:value-type="string">
            <text:p><text:span text:style-name="T1">Zunächst ist es zweifellos, daß das Finanzrecht von Einfluß auf die Befugniß zur Schaffung neuer Aemter ist.</text:span> Schon bei der Berathung des Bundeshaushalts-Gesetzes für 1868 faßte der <text:span text:style-name="T2">Reichstag</text:span> die Resolution, daß die Errichtung neuer Behörden oder Beamtenstellen, sowie die Erhöhung von Beamtengehalten nicht ohne vorgängige Bewilligung des Reichstages durch den Staatshaushalts-Etat oder durch ein besonderes Kreditgesetz erfolgen dürfe. Die Reichsregierung hat sich dieser Auffassung angeschlossen; in der Praxis ist sie befolgt worden und der Gesetz-Entwurf über die Verwaltung der Einnahmen und Ausgaben des Reiches v. 29. Okt. 1874 hat dieselbe gesetzlich sanctioniren wollen, indem §. 8 die Bestimmung enthält: „Gehalt und andere ständige Dienstemolumente dürfen nur auf Grund des Etats oder eines sonstigen Gesetzes verliehen werden.“ <text:span text:style-name="T1">Stenogr. Ber. 1867 S. 118 fg. Vgl. Thudichum S. 220.</text:span></text:p>
          </table:table-cell>
          <table:table-cell/>
          <table:table-cell office:value-type="string">
            <text:p><text:s/></text:p>
          </table:table-cell>
          <table:table-cell office:value-type="string">
            <text:p><text:span text:style-name="T1">Maß-und Gewichts-Ordnung f. den Nordd.</text:span> Bund v. 17. August 1868. B.-G.-Bl. S. 473. Motive dazu in den Drucksachen des <text:span text:style-name="T2">Reichstages</text:span> 1868. <text:span text:style-name="T1">Aktenstück Nro. 76. Kommissions-Bericht ebendas. Nro. 107. Verhandlungen des Reichstages Stenogr. Berichte S. 397 ff. 430.</text:span></text:p>
          </table:table-cell>
          <table:table-cell office:value-type="string">
            <text:p>-</text:p>
          </table:table-cell>
          <table:table-cell office:value-type="float" office:value="1073">
            <text:p>1073</text:p>
          </table:table-cell>
          <table:table-cell table:number-columns-repeated="1018"/>
        </table:table-row>
        <table:table-row table:style-name="ro8">
          <table:table-cell office:value-type="string">
            <text:p><text:span text:style-name="T1">Die Mandarinen verwahrten sich gegen jeden Verkehr mit denselben, weil sie Kaufleute, nicht Staatsbeamte seien.</text:span> Wollte ein Deutscher Rechte gegen Chinesen verfechten, so musste er des <text:span text:style-name="T2">englischen</text:span>, französischen oder americanischen Consuls Beistand anrufen, der nur aus Courtoisie gewährt wurde. <text:span text:style-name="T1">Anspruch darauf hatte Niemand; der deutsche Ansiedler war auf die persönliche Gunst fremder Beamten angewiesen, welche der Wortlaut der von ihren Regierungen geschlossenen Verträge keineswegs zu Unterstützung fremder Staatsangehörigen berechtigte.</text:span></text:p>
          </table:table-cell>
          <table:table-cell/>
          <table:table-cell office:value-type="string">
            <text:p><text:s/></text:p>
          </table:table-cell>
          <table:table-cell office:value-type="string">
            <text:p><text:span text:style-name="T1">Pulo Pinang, Benson porphyrit.</text:span> Die <text:span text:style-name="T2">englischen</text:span> Autoren geben Tenasserim in Hinterindien als Vaterland an; im Leydener Museum ist ein Exemplar als von Macklot aus Neu-Guinea eingesandt bezeichnet; das letztere Vorkommen mindestens ist unwahrscheinlich, da auf den Molukken kein Cyclophorus mehr lebt. <text:span text:style-name="T1">Fünfte Gruppe.</text:span></text:p>
          </table:table-cell>
          <table:table-cell office:value-type="string">
            <text:p>-</text:p>
          </table:table-cell>
          <table:table-cell office:value-type="float" office:value="1031">
            <text:p>1031</text:p>
          </table:table-cell>
          <table:table-cell table:number-columns-repeated="1018"/>
        </table:table-row>
        <table:table-row table:style-name="ro25">
          <table:table-cell office:value-type="string">
            <text:p><text:span text:style-name="T1">Er war ausgegangen, um auszureiten: und ich gab meinen Namen von mir, und die Nachricht, wo ich zu finden seyn würde.</text:span> Des <text:span text:style-name="T2">Abends</text:span> besuchte er mich. <text:span text:style-name="T1">Er war gewaltig sinster.</text:span></text:p>
          </table:table-cell>
          <table:table-cell/>
          <table:table-cell office:value-type="string">
            <text:p><text:s/></text:p>
          </table:table-cell>
          <table:table-cell office:value-type="string">
            <text:p><text:span text:style-name="T1">Den Nachmittag nimmt er von seinen Freunden und Bekannten Abschied, und läßt Träger, die er namhaft macht, bestellen, die ihn zu Grabe tragen sollen.</text:span> Endlich des <text:span text:style-name="T2">Abends</text:span> um zehn Uhr geräth er in eine völlige Wuth. <text:span text:style-name="T1">Dieses dauerte mit einiger Remission, bis über drei Stunden fort, worauf er unbemerkt verschied.</text:span></text:p>
          </table:table-cell>
          <table:table-cell office:value-type="string">
            <text:p>-</text:p>
          </table:table-cell>
          <table:table-cell office:value-type="float" office:value="711">
            <text:p>711</text:p>
          </table:table-cell>
          <table:table-cell table:number-columns-repeated="1018"/>
        </table:table-row>
        <table:table-row table:style-name="ro21">
          <table:table-cell office:value-type="string">
            <text:p><text:span text:style-name="T1">Dieses ist das hauptsächlichste, was ich vom Blitz und den Wetterableitern zu erinnern für nöthig erachtete.</text:span> Mögte doch diese kleine Schrift im Stande seyn, einige schädliche Vorurtheile, die bisher bey dem größten Haufen der Menschen, in Ansehung des Blitzes und der <text:span text:style-name="T2">Donnerwetter</text:span> geherrschet haben, zu verdrängen! <text:span text:style-name="T1">Mögte sie doch im Stande seyn, viele zu überzeugen, daß Gott auch im Donner nicht nur groß, sondern zugleich unendlich weise und gütig sey!</text:span></text:p>
          </table:table-cell>
          <table:table-cell/>
          <table:table-cell office:value-type="string">
            <text:p><text:s/></text:p>
          </table:table-cell>
          <table:table-cell office:value-type="string">
            <text:p><text:span text:style-name="T1">Bey ihm sah’ es noch sehr finster aus.</text:span> Der Platzregen hatte aufgehört allein eine Gewitterwolke hielt ihn zurück, und man hörte von ferne ein <text:span text:style-name="T2">Donnerwetter</text:span> murmeln. <text:span text:style-name="T1">Ich bin ruhig sagt’ er, und das ist immer der größte Beweis, daß mann ’s nicht ist.</text:span></text:p>
          </table:table-cell>
          <table:table-cell office:value-type="string">
            <text:p>-</text:p>
          </table:table-cell>
          <table:table-cell office:value-type="float" office:value="484">
            <text:p>484</text:p>
          </table:table-cell>
          <table:table-cell table:number-columns-repeated="1018"/>
        </table:table-row>
        <table:table-row table:style-name="ro5">
          <table:table-cell office:value-type="string">
            <text:p><text:span text:style-name="T1">denn obwohl dieselbe künstlerisch, technisch gebildet werden muß, ist doch diese Arbeit dadurch unendlich erleichtert, daß hier dem Subjecte kein fremder Stoff mit der Sprödigkeit des Objects gegenübersteht, wie im eigentlichen Materiale bei den andern Künsten, sondern eine Aeußerungsform, die an sich zum Leben des Subjects gehört, nur edler, schwungvoller, gemessener zu gestalten ist.</text:span> Diese <text:span text:style-name="T2">technische</text:span> Leichtigkeit ist daher nur die andere Seite der relativen Körperlosigkeit, der Geistigkeit der Poesie. <text:span text:style-name="T1">Es erhellt aus dem Wesen einer solchen Kunst, warum auch das speziellere Talent für sie ungleich verbreiteter ist, als die Begabung für andere Künste, denn sie liegt ja in dem reinen, menschlichen Wesen unmittelbarer, inniger begründet, als diese.</text:span></text:p>
          </table:table-cell>
          <table:table-cell/>
          <table:table-cell office:value-type="string">
            <text:p><text:s/></text:p>
          </table:table-cell>
          <table:table-cell office:value-type="string">
            <text:p><text:span text:style-name="T1">Aber practische Vorschriften, die sich auf sie gründen, können niemals allgemein seyn, denn der Bestimmungsgrund des Begehrungsvermögens ist auf das Gefühl der Lust und Unlust, das niemals als allgemein auf dieselben Gegenstände gerichtet, angenommen werden kann, gegründet.</text:span> Sätze, welche in der Mathematik oder Naturlehre practisch genannt werden, sollten eigentlich <text:span text:style-name="T2">technisch</text:span> heißen. <text:span text:style-name="T1">Denn um die Willensbestimmung ist es diesen Lehren gar nicht zu thun; sie zeigen nur das Mannigfaltige der möglichen Handlung an, welches eine gewisse Wirkung hervorzubringen hinreichend ist, und sind also eben so theoretisch, als alle Sätze, welche die Verknüpfung der Ursache mit einer Wirkung aussagen.</text:span></text:p>
          </table:table-cell>
          <table:table-cell office:value-type="string">
            <text:p>-</text:p>
          </table:table-cell>
          <table:table-cell office:value-type="float" office:value="167">
            <text:p>167</text:p>
          </table:table-cell>
          <table:table-cell table:number-columns-repeated="1018"/>
        </table:table-row>
        <table:table-row table:style-name="ro21">
          <table:table-cell office:value-type="string">
            <text:p><text:span text:style-name="T1">Fig. 138.</text:span> Normanische Bogenschützen, der eine geharnischt, der andere nicht <text:span text:style-name="T2">geharnischt</text:span>, aus der Tapete von Bayeux. <text:span text:style-name="T1">Ende des 11. Jahrhunderts.</text:span></text:p>
          </table:table-cell>
          <table:table-cell/>
          <table:table-cell office:value-type="string">
            <text:p><text:s/></text:p>
          </table:table-cell>
          <table:table-cell office:value-type="string">
            <text:p><text:span text:style-name="T1">Plötzlich hört’ ich ein Geräusch im Gebüsche.</text:span> In dem nämlichen Augenblik sah ’ ich zween <text:span text:style-name="T2">geharnischte</text:span> Reuter mit blosen Schwerdten von der Seite auf Jörgen losstürzen, und wie vom Blitz geschrekt, giengs mit Mann und Pferd über die Anhöhe in den Fluß hinunter. <text:span text:style-name="T1">Der eine von den Reutern hieb den Rossen am Wagen die Stränge ab, und der andere setzte mit einem wilden Schrei dem Fuhrmann das Schwerdt auf die Brust, der angstvoll die Peitsche sinken ließ.</text:span></text:p>
          </table:table-cell>
          <table:table-cell office:value-type="string">
            <text:p>-</text:p>
          </table:table-cell>
          <table:table-cell office:value-type="float" office:value="331">
            <text:p>331</text:p>
          </table:table-cell>
          <table:table-cell table:number-columns-repeated="1018"/>
        </table:table-row>
        <table:table-row table:style-name="ro3">
          <table:table-cell office:value-type="string">
            <text:p><text:span text:style-name="T1">Demnach bringt es die Natur der Sache und der Zeichnung mit, daß das Hauptwort, so dem Beywort vorgesetzt wird, dasselbe vergleichungsweise bestimme.</text:span> Aus diesem Grunde aber scheint es dem Genio der Sprache zuwider, wenn man etwan Hauptwörter mit solchen Beywörtern zusammensetzt, die ein <text:span text:style-name="T2">Vorwort</text:span> fordern, und mittelst dieses Vorworts eine ordentliche Construction haben, z. E. rußgeschwärzt, anstatt: mit Ruß geschwärzt, so auch gottgeliebt, an statt: von Gott geliebt. <text:span text:style-name="T1">Dergleichen grammatische Ellipsen scheinen zu hart, und machen solche Wörter den Lesern anstößig, da man hingegen diejenigen gelten läßt, wo das Beywort keines Vorwortes oder höchstens nur einer gewissen Fallendung bedarf, wie z. E. in den Wörtern: gnadenreich, demuthsvoll, sorglos, fruchtbringend, rc.</text:span></text:p>
          </table:table-cell>
          <table:table-cell/>
          <table:table-cell office:value-type="string">
            <text:p><text:s/></text:p>
          </table:table-cell>
          <table:table-cell office:value-type="string">
            <text:p><text:span text:style-name="T1">DRUCK VON H. LAUPP JR. IN TÜBINGEN.</text:span> <text:span text:style-name="T2">VORWORT</text:span>. <text:span text:style-name="T1">Ueber die Entwickelung des Verkehrs und speziell der Post, welche als Erstling der Transport-Organisation voransteht, ist eine Jahrhunderte alte Litteratur vorhanden: schon vor Ablauf des 17. Jahrh. waren mehr als 60 Abhandlungen darüber erschienen; nur die Uebersicht über die bisher herausgegebenen Werke würde einen starken Druckbogen beanspruchen.</text:span></text:p>
          </table:table-cell>
          <table:table-cell office:value-type="string">
            <text:p>-</text:p>
          </table:table-cell>
          <table:table-cell office:value-type="float" office:value="430">
            <text:p>430</text:p>
          </table:table-cell>
          <table:table-cell table:number-columns-repeated="1018"/>
        </table:table-row>
        <table:table-row table:style-name="ro3">
          <table:table-cell office:value-type="string">
            <text:p><text:span text:style-name="T1">EU-STACH. p. 32.</text:span> Den Strich hat man <text:span text:style-name="T2">billig</text:span> mit der mittlern Krümmung eines türkischen Bogens verglichen, er besteht in drei krummen Linien, einer obern, untern, und mittlern, und es laufen alle conver zum Striche hin. <text:span text:style-name="T1">EUSTACH. p. 32.</text:span></text:p>
          </table:table-cell>
          <table:table-cell/>
          <table:table-cell office:value-type="string">
            <text:p><text:s/></text:p>
          </table:table-cell>
          <table:table-cell office:value-type="string">
            <text:p><text:span text:style-name="T1">Hr. von Göchhausen haben wahrscheinlich den hessischen Bürger S. 62., der vielleicht ein Jägerbursche war, in einer Kneipe angetroffen, und ihm, damit er Dero gnädiges aristokratisches Queergewäsche geduldig anhören mögte, tüchtig mit Schnapps aufwichsen lassen.</text:span> Da hat denn der schlaue Bursch gemerkt, was bey Seiner Gnaden saß, und hat, wie <text:span text:style-name="T2">billig</text:span>, in den Ton miteingestimmt, den Seine Gnaden angaben. <text:span text:style-name="T1">Ich muß aber die Ehre haben, zu sagen, daß noch im vorigen Jahre, nach dem Frieden der Hessen mit den Franzosen, ein gewisser Mann durch Hessen reißte, und in einer Schenke ohnweit Hersfeld einkehrte, wo er einige Krüge Bier geben ließ, welche er mit zwey Bürger aus Hessenland trank, und dabey einen ganz demokratischen und obendrein noch sarkastischen Ton absichtlich anstimmte.</text:span></text:p>
          </table:table-cell>
          <table:table-cell office:value-type="string">
            <text:p>-</text:p>
          </table:table-cell>
          <table:table-cell office:value-type="float" office:value="621">
            <text:p>621</text:p>
          </table:table-cell>
          <table:table-cell table:number-columns-repeated="1018"/>
        </table:table-row>
        <table:table-row table:style-name="ro10">
          <table:table-cell office:value-type="string">
            <text:p><text:span text:style-name="T1">So hatte Gaius Gracchus den Sturz der Oligarchie nicht verstanden, dass der neue Herr sich auf seinem selbstgeschaffenen Thron verhalten könne, wie es legitime Nullkönige zu thun belieben.</text:span> Aber diesen Cinna hatte nicht sein Wollen, sondern der reine <text:span text:style-name="T2">Zufall</text:span> emporgetragen; war es ein Wunder, dass er blieb, wo die Sturmfluth der Revolution ihn hingespült hatte, bis eine zweite Sturmfluth kam ihn wieder fortzuschwemmen? <text:span text:style-name="T1">Dieselbe Verbindung der gewaltigsten Machtfülle mit der vollständigsten Impotenz und Incapacität der Machthaber zeigte die Kriegführung gegen die Oligarchie, von der denn doch zunächst die Existenz der revolutionären Regierung abhing.</text:span></text:p>
          </table:table-cell>
          <table:table-cell/>
          <table:table-cell office:value-type="string">
            <text:p><text:s/></text:p>
          </table:table-cell>
          <table:table-cell office:value-type="string">
            <text:p><text:span text:style-name="T1">Hatten sie mit diesem eine ihrer Kammern gefüllt, so gruben sie sich sofort eine neue.</text:span> Sie entkamen durch einen unglücklichen <text:span text:style-name="T2">Zufall</text:span>. ‟ <text:span text:style-name="T1">Ueber die Zeit der Paarung und die Fortpflanzung berichtet Audubon, daß er in allen Sommermonaten Junge gefunden habe, gewöhnlich drei, in einem aus feinem Gras erbauten, mit Federn, Haaren und Wolle ausgefütterten Neste.</text:span></text:p>
          </table:table-cell>
          <table:table-cell office:value-type="string">
            <text:p>-</text:p>
          </table:table-cell>
          <table:table-cell office:value-type="float" office:value="1230">
            <text:p>1230</text:p>
          </table:table-cell>
          <table:table-cell table:number-columns-repeated="1018"/>
        </table:table-row>
        <table:table-row table:style-name="ro4">
          <table:table-cell office:value-type="string">
            <text:p><text:span text:style-name="T1">Sie ist violet gekleidet, und ihre Schuhe sind gelb, wie an der Figur des ersten Gemäldes, die sich den Kopf putzen läßt.</text:span> Gegen ihr über sitzet eine junge Harfenschlägerinn, welche mit der linken Hand die Harfe schlägt, die fünfthalb Zoll hoch ist, und in der rechten Hand hält sie einen Stimmhammer, welcher oben zween Haaken hat, fast in der Gestalt eines Griechischen Υ, nur daß die Haaken sich krümmen, wie man deutlicher an einem solchen Stimmhammer von Erzt in diesem <text:span text:style-name="T2">Museo</text:span> sieht, dessen Haaken sich mit Pferdeköpfen endigen, und fünf Zolle lang ist. <text:span text:style-name="T1">Und vielleicht ist das Instrument, das Erato in diesem Museo in der Hand hält, kein Plectrum, sondern ein Instrument zum Stimmen:</text:span></text:p>
          </table:table-cell>
          <table:table-cell/>
          <table:table-cell office:value-type="string">
            <text:p><text:s/></text:p>
          </table:table-cell>
          <table:table-cell office:value-type="string">
            <text:p><text:span text:style-name="T1">Dieses Thier wird fast durchgehends mit der Pharaonsmaus im folgenden Geschlechte (viverra ichneumon) vermengt, von der es aber völlig unterschieden, und ins Wieselgeschlecht gesetzt werden muß.</text:span> Seba hatte es lange lebendig, und dasselbe Exemplar ist nun im Academischen <text:span text:style-name="T2">Museum</text:span>, wo wir es genau untersucht haben. <text:span text:style-name="T1">Es hat das ganze Ansehen und die Grösse des Marders, auch völlig seine stumpfere Schnauze, und bey weitem nicht den zugespitzten Kopf der Pharaonsmaus.</text:span></text:p>
          </table:table-cell>
          <table:table-cell office:value-type="string">
            <text:p>-</text:p>
          </table:table-cell>
          <table:table-cell office:value-type="float" office:value="674">
            <text:p>674</text:p>
          </table:table-cell>
          <table:table-cell table:number-columns-repeated="1018"/>
        </table:table-row>
        <table:table-row table:style-name="ro54">
          <table:table-cell office:value-type="string">
            <text:p><text:span text:style-name="T1">Der Nahme des Schiffs, welches Capitain Cook, bey seiner ersten Reise um die Welt, von 1769 bis 1772 commandirte.</text:span> S. Hawkesworths Geschichte der <text:span text:style-name="T2">englischen</text:span> Seereisen, 4. zweyten Band pag. 102. und pag. 362. auch kann der dritte Band S. 264 nachgeschlagen werden, wo die Officiere eben dergleichen Gesinnungen äußerten. <text:span text:style-name="T1">Im ersten Bande, meines Werks, S. 214. kommt ebenfalls etwas ähnliches vor.</text:span></text:p>
          </table:table-cell>
          <table:table-cell/>
          <table:table-cell office:value-type="string">
            <text:p><text:s/></text:p>
          </table:table-cell>
          <table:table-cell office:value-type="string">
            <text:p><text:span text:style-name="T1">Er sezzet die Schwere des Roten im Blute allein genommen, zu eben demselben Wasser, wie 1126 zu 1000 an. Ferner so schäzzet der vortrefliche Thomas Schwenke, nach seinen mit grosser Sorgfalt angestellten Versuchen, das gesammte Blut gegen das Wasser wie 1173 zu 1110, das Rote im Blute wie 1204 zu 1110, oder so ziemlich nahe wie 12 zu 11. Der berümte Peter von Muschenbroek nennt das Verhältnis des Blutes zum Wasser 1040 und 1056 zu 1000, des Salzwassers 1027 zu 1000. George Martine macht das Verhältnis des Blutes zum Wasser wie 1056 und 1057 zu 1000, und des Salzwassers wie 1032. Mazin vergleicht das Blut mit dem Wasser wie 1886 zu 1749: Hamberger wie 409 zu 385: Friedrich Hofmann, dieser berümte Hallische Arzt, wie 615 zu 585. Der berümte Silberling fand in verschiednen Versuchen, das Blut um [Formel] Theile, ferner um 11. 12 und 14,/288 Theile das Salzwasser aber um 8. 10. und 11./288 Theile schwerer, als Wasser, und an andern Orten rechnet er das Blut zum Wasser, wie 281 zu 261, das Salzwasser wie 272 zu 261. Adolfs Friedrichs Hofmanns Verhältnisse sind, des gesammten Blutes zum Wasser wie 2072 und 1875, des roten Klümpigen wie 2206 zu 1875, des blossen Salzwassers wie 1938 zu 1875: es war also, dem zu folge, die Blutmasse um ein neunzehntheil schwerer als Wasser, und das Salzwasser nur um ein dreißigtheil.</text:span> Nach Martinii Versuchen ist eine Unze im <text:span text:style-name="T2">englischen</text:span> Gewichte gleich, 1, 6526 Zollen warmen Blutes, und es nimmt eine Unze Blut 1. 813 Zoll ein. Mit gesalznem Wasser hat Johann Arbuthnot das Blut und Salzwasser verglichen, und gefunden, daß sich das Blut zu diesem Wasser wie 26 zu 15, das Salzwasser, wie 300 zu 353 verhalte. <text:span text:style-name="T1">Was die Luft betrift, so hatte der berümte Hales die Meinung, daß sich das Blut dagegen wie 841 gegen 1. verhalte.</text:span></text:p>
          </table:table-cell>
          <table:table-cell office:value-type="string">
            <text:p>-</text:p>
          </table:table-cell>
          <table:table-cell office:value-type="float" office:value="502">
            <text:p>502</text:p>
          </table:table-cell>
          <table:table-cell table:number-columns-repeated="1018"/>
        </table:table-row>
        <table:table-row table:style-name="ro7">
          <table:table-cell office:value-type="string">
            <text:p><text:span text:style-name="T1">Es ist also eine Naturgabe der sich bethätigenden Arbeitskraft, der lebendigen Arbeit, Werth zu erhalten, indem sie Werth zusetzt, eine Naturgabe, die dem Arbeiter nichts kostet, aber dem Kapitalisten viel einbringt, die Erhaltung des vorhandnen Kapitalwerths.</text:span> So lange das Geschäft <text:span text:style-name="T2">flott</text:span> geht, ist der Kapitalist zu sehr in die Plusmacherei vertieft, um diese Gratisgabe der Arbeit zu sehn. <text:span text:style-name="T1">Gewaltsame Unterbrechungen des Arbeitsprozesses, Krisen, machen sie ihm empfindlich bemerksam.</text:span></text:p>
          </table:table-cell>
          <table:table-cell/>
          <table:table-cell office:value-type="string">
            <text:p><text:s/></text:p>
          </table:table-cell>
          <table:table-cell office:value-type="string">
            <text:p><text:span text:style-name="T1">Thuk. I 95. Plut. Ar. 23. 25.</text:span> Thuk. I 131. Plut. Kim. 6. 9. was Sestos anlangt, so hatte es Xanthippos im winter 479 genommen; persisch ist es dann nicht wieder geworden, aber Kimon musste es dem Pausanias abnehmen, der mit den Persern verbunden war und persische truppen hatte. diesen feldzug, 476, hat Ion mitgemacht, auf der chiischen <text:span text:style-name="T2">flotte</text:span>, die auf grund der neuen verträge unter Kimon stand. — <text:span text:style-name="T1">Trogus hat in seiner bekannten weise die ältere geschichte von Byzanz erzählt, als er gelegentlich der philippischen belagerung auf die stadt zu sprechen kam.</text:span></text:p>
          </table:table-cell>
          <table:table-cell office:value-type="string">
            <text:p>-</text:p>
          </table:table-cell>
          <table:table-cell office:value-type="float" office:value="974">
            <text:p>974</text:p>
          </table:table-cell>
          <table:table-cell table:number-columns-repeated="1018"/>
        </table:table-row>
        <table:table-row table:style-name="ro21">
          <table:table-cell office:value-type="string">
            <text:p><text:span text:style-name="T1">Er gab sich gar nicht besonders viel mit uns ab, aber er war eben eine gerade, offene, liebenswürdige Natur, die jeden für sich einnehmen mußte.</text:span> Wenn wir des Abends in der <text:span text:style-name="T2">Kinderstube</text:span> hörten, Herr Körner sei vorn, so ließen wir die Schularbeiten liegen, und eilten in das Besuchzimmer. <text:span text:style-name="T1">Mit einer schönen, klangvollen Baßstimme las er eigne und fremde Gedichte vor, wobei der sächsische Dialekt uns nur anfangs störte:</text:span></text:p>
          </table:table-cell>
          <table:table-cell/>
          <table:table-cell office:value-type="string">
            <text:p><text:s/></text:p>
          </table:table-cell>
          <table:table-cell office:value-type="string">
            <text:p><text:span text:style-name="T1">Aber nun kommt sie doch noch zu Ehren.“</text:span> Und bei diesen Worten ging er an das Telephon und rief in die <text:span text:style-name="T2">Kinderstube</text:span> hinauf: „Lulu. <text:span text:style-name="T1">Lulu soll kommen.“</text:span></text:p>
          </table:table-cell>
          <table:table-cell office:value-type="string">
            <text:p>-</text:p>
          </table:table-cell>
          <table:table-cell office:value-type="float" office:value="1102">
            <text:p>1102</text:p>
          </table:table-cell>
          <table:table-cell table:number-columns-repeated="1018"/>
        </table:table-row>
        <table:table-row table:style-name="ro21">
          <table:table-cell office:value-type="string">
            <text:p><text:span text:style-name="T1">Man gebraucht ihn ferner stark 2) beym Einmachen des Obsts.</text:span> Man thut ihn nicht weniger mit 3) in die Kuchen-oder Gebackensteige, damit sie <text:span text:style-name="T2">lockerer</text:span> und süßer davon werden. <text:span text:style-name="T1">Desgleichen wird der Zucker 4) unter die Jngredienzien der Chocolade mit genommen; und dessen eine nicht geringe Menge 5) bey den heut zu Tage so sehr gebräuchlichen Wasserdebauchen, gleichwie auch (6) zu arztneylichem Gebrauche verthan.</text:span></text:p>
          </table:table-cell>
          <table:table-cell/>
          <table:table-cell office:value-type="string">
            <text:p><text:s/></text:p>
          </table:table-cell>
          <table:table-cell office:value-type="string">
            <text:p><text:span text:style-name="T1">Die lange Pfahlwurzel macht die Verpflanzung älterer als 2—3jähriger Pflanzen schwierig.</text:span> Da die Lärche nur einen schwachen Schatten wirft und durch ihre <text:span text:style-name="T2">lockere</text:span> Krone wenig verdämmend wirkt, so empfiehlt sie sich zur Vermischung mit solchen Bäumen, welche Jenes nicht vertragen, und für den Mittelwaldbetrieb. <text:span text:style-name="T1">Die Benutzung bietet außer den gewöhnlichen Anwendungen der Holzpflanzen auch noch manche Besonderheiten dar.</text:span></text:p>
          </table:table-cell>
          <table:table-cell office:value-type="string">
            <text:p>-</text:p>
          </table:table-cell>
          <table:table-cell office:value-type="float" office:value="17">
            <text:p>17</text:p>
          </table:table-cell>
          <table:table-cell table:number-columns-repeated="1018"/>
        </table:table-row>
        <table:table-row table:style-name="ro21">
          <table:table-cell office:value-type="string">
            <text:p><text:span text:style-name="T1">Beim Felsklettern sind alle diese Zustände – denn auch das Stehen, Gehen, Kriechen und Sitzen kann als ein Stützen aufgefasst werden – in fortwährendem Wechsel und in der verschiedenartigsten Kombination.</text:span> Compton’s meisterhafte Skizzen mögen einigermaassen das veranschaulichen, was der <text:span text:style-name="T2">Feder</text:span> versagt ist. <text:span text:style-name="T1">Den guten Felskletterer erkennt man daran, dass er alle Bewegungen ruhig, langsam, geräuschlos und stillschweigend vollzieht.</text:span></text:p>
          </table:table-cell>
          <table:table-cell/>
          <table:table-cell office:value-type="string">
            <text:p><text:s/></text:p>
          </table:table-cell>
          <table:table-cell office:value-type="string">
            <text:p><text:span text:style-name="T1">Sendet mir doch nächstens die dreißig Dukaten, so bald als möglich ist, her, Denn mein Beutel ist jämmerlich leer.</text:span> 6. Wäsche, Schuhe, Strümpfe und Kleider, Friseur, Nätherin, Schuster und Schneider, Dinte, <text:span text:style-name="T2">Federn</text:span>, Bleistift, Papier, Kosten viel, schickt die Dukaten mir! <text:span text:style-name="T1">7. Das Geld, welches hoffentlich ihr bald sendet, Wird, ich schwör es Euch, gut angewendet.</text:span></text:p>
          </table:table-cell>
          <table:table-cell office:value-type="string">
            <text:p>-</text:p>
          </table:table-cell>
          <table:table-cell office:value-type="float" office:value="272">
            <text:p>272</text:p>
          </table:table-cell>
          <table:table-cell table:number-columns-repeated="1018"/>
        </table:table-row>
        <table:table-row table:style-name="ro55">
          <table:table-cell office:value-type="string">
            <text:p><text:span text:style-name="T1">Aristoteles lässt uns noch etwas mehr erkennen, und die reste der späteren komödie (denn erhalten hatte sich wol nichts aus den ersten zwanzig jahren ihres bestehens gestatten sichere rückschlüsse. das volk ordnete und legitimirte nur einen tatsächlich bestehenden brauch. es war nämlich aufgekommen, dass an dem feste des Dionysos eine oder auch mehrere scharen von männern sich zusammentaten, sich vermummten, zunächst nur um unerkannt zu bleiben, und im festzuge mit flötenmusik in den heiligen bezirk zogen, dem gotte ein phalloslied sangen und das volk, das zu der religiösen feier und zur tragödie versammelt war, mit einer auf die interessen der bürgerschaft und des tages bezüglichen scheltrede haranguirten. dann zog der lustige κῶμος wieder ab. ähnliche züge, nur ohne den festlichen charakter, tobten an manchem abend durch die gassen, aber der phalloszug war ein notwendiger bestandteil der religiösen feier, weshalb denn auch das lied (ᾠδή) welches der ‘ nachrede ’ (ἐπίρρημα) vorausgeht, noch bei Aristophanes meist einen religiösen charakter trägt. es ist sehr wol möglich, dass schon in der zeit der freiwilligen aufführungen ein oder zwei einzelredner aufgetreten sind und die gesänge durch eine lustige scene unterbrochen haben. geschah es aber, so war dafür das vorbild der tragödie massgebend, nach welchem dann, als die komödie staatlich geordnet ward, die ganze anlage des spieles sich richtete. es dauerte noch eine weile, bis man statt einzelner zusammenhangsloser scenen eine einzige handlung durchzuführen versuchte. erst am anfange des archidamischen krieges gestalteten zwei blutjunge talentvolle dichter, Eupolis und Aristophanes, die komödie die wir kennen; zuerst sehen wir sie wenigstens den komos und die ansprache sammt religiösem liede festhalten. dann schwindet das; immer mehr wird die komödie zum lustspiel. nach dem abblühen der tragödie fällt ihr ein teil des erbes zu, ein ersatz für den verlust dessen, was eigentlich die komödie erzeugt und belebt hatte. hundert jahre später vollendet sich, nicht ohne beihilfe der peripatetischen kunstlehre, die echte erbin der euripideischen tragödie, aber nicht der aristophanischen komödie, das menandrische lustspiel. das erst ist wirklich mit dem modernen drama vergleichbar, weil es lediglich künstlerische zwecke hat, weder für einen bestimmten tag noch auf ein bestimmtes publicum berechnet ist, und weil seine stoffe rein menschlich und wirklich dem tagesleben entnommen sind: sie ist μίμησις βίου, κάτοπρον ὁμιλίας, ὁμοίωμα ἀληϑείας.</text:span> Wenigstens bietet weder ein titel noch ein bruchstück einen anhalt, der über die dreissiger jahre hinaufzugehen veranlasste. es kommen ausser ein par resten des Ekphantides, wenn auf sie verlass ist, und einer komödie des Lysippos nur die des Krates und Kratinos in betracht. und dass bei diesem nichts verlässliches auf die so vielbewegten vierziger jahre deutet, während so sehr viele komödien erst in den archidamischen krieg passen, ist schwerlich <text:span text:style-name="T2">zufall</text:span>. <text:span text:style-name="T1">Dies die originale, die in Ciceros übersetzung (de re p. IV 11) durchschimmern. er sagt imitationem vitae, speculum consueiudinis, imaginem veritatis. die doctrin ist, auch wenn sie Cicero durch stoische vermittelung empfangen haben sollte, peripatetisch. das τέλος aller poesie ist ψυχαγωγία, was er mit voluptas wiedergegeben zu haben scheint (τέρψις bei Aristides Quintilian ist schlechte rückübersetzung). die Alexandriner folgen in der kunstlehre den peripatetikern. die ψυχα-γωγία bekennt Eratosthenes, und Aristophanes dichtet von Menander ὦ Μένανδρε καὶ βίε, πότερος ἄρ̕ ὑμῶν πότερον ἀπεμιμήσατο.</text:span></text:p>
          </table:table-cell>
          <table:table-cell/>
          <table:table-cell office:value-type="string">
            <text:p><text:s/></text:p>
          </table:table-cell>
          <table:table-cell office:value-type="string">
            <text:p><text:span text:style-name="T1">Die Absicht Ihres Königs, mein Freund!</text:span> ist unstreitig, die Sicherheit der Gläubiger auf alle Weise zu befördern, und wenn es möglich wäre, ihnen ihre Forderungen gegen jeden <text:span text:style-name="T2">Zufall</text:span> zu versichern. <text:span text:style-name="T1">Zu diesem großen Zwecke hat er eine neue Justitzverfassung erschaffen, die besten Gerichtsordnungen gegeben, die redlichsten und geschicktesten Männer zu Richtern erwählt, die Sportuln aufs schärfste bestimmt, die Hypothekenbücher eingeführt, dem Zinslauf wie dem Concursprocesse ein gemessenes Ziel gesetzt, und dem Gläubiger gleichsam bis auf eine Minute und bis auf einen Pfennig gesagt, wie lange ihn ein unglücklicher Schuldner hinhalten, und wie viel er bey ihm verlieren könne.</text:span></text:p>
          </table:table-cell>
          <table:table-cell office:value-type="string">
            <text:p>-</text:p>
          </table:table-cell>
          <table:table-cell office:value-type="float" office:value="129">
            <text:p>129</text:p>
          </table:table-cell>
          <table:table-cell table:number-columns-repeated="1018"/>
        </table:table-row>
        <table:table-row table:style-name="ro4">
          <table:table-cell office:value-type="string">
            <text:p><text:span text:style-name="T1">Aber zu weit geht dieser, wenn er deshalb dem Reichsbeamten das Recht auf Entlassung abspricht.</text:span> Es kommt bloß darauf an, daß man sich gewöhne, mit dem Verwaltungsakte der <text:span text:style-name="T2">Anstellung</text:span> im Staatsdienste als mit einem lebendigen Rechtsgeschäfte zu rechnen. <text:span text:style-name="T1">Ob ausdrücklich im Gesetze vorgesehen, ob stillschweigend im Anstellungsakte begründet, immer bedeutet das Rücktrittsrecht des Beamten nur, daß er einen Anspruch hat, auf sein Entlassungsgesuch von der Behörde entlassen zu werden.</text:span></text:p>
          </table:table-cell>
          <table:table-cell/>
          <table:table-cell office:value-type="string">
            <text:p><text:s/></text:p>
          </table:table-cell>
          <table:table-cell office:value-type="string">
            <text:p><text:span text:style-name="T1">Es findet auch in solchen Fällen das praemium emancipationis, welches bey den Römern in der Hälfte der Nutzung der Adventitien bestand, heutiges Tages keine Statt, weil diese Befreyung nicht als eine Wohlthat des Vaters, sondern der Gesetze billig anzusehen ist.</text:span> Es entstehet jedoch nun die sehr wichtige Frage, was zur <text:span text:style-name="T2">Anstellung</text:span> einer eigenen Haushaltung erforderlich sey. Ich muß gestehen, daß es leichter sey, diese Erfordernisse in abstracto anzugeben, als in einzelnen vorkommenden Fällen die Bestimmung, ob eine wahre Absonderung von dieser Art vorhanden sey, richtig zu treffen. <text:span text:style-name="T1">Man erfordert nun nach den gemeinen Sitten der Teutschen zur Errichtung einer eigenen Wirthschaft,</text:span></text:p>
          </table:table-cell>
          <table:table-cell office:value-type="string">
            <text:p>-</text:p>
          </table:table-cell>
          <table:table-cell office:value-type="float" office:value="209">
            <text:p>209</text:p>
          </table:table-cell>
          <table:table-cell table:number-columns-repeated="1018"/>
        </table:table-row>
        <table:table-row table:style-name="ro18">
          <table:table-cell office:value-type="string">
            <text:p><text:span text:style-name="T1">Sie gaben von den Kernen und von den Nüssen dem Vater und der Mutter und auch der Großmutter, die selten Nüsse von dem hohen Nußberge mitbrachte, und dann immer nur wenige, die sie stets auf das Tischlein der Kinder legte, so wie sie auch die geschenkten ihnen immer wieder zurük schenkte.</text:span> Als Blondköpfchen schon recht groß geworden war, und zu lernen anfing, als Schwarzköpfchen auch schon lernte, und ein freundlicher Lehrer aus der Stadt gekommen war, und mit ihnen auf einem Tische in der <text:span text:style-name="T2">Kinderstube</text:span> die schönen Bücher aufmachte, und die Dinge in denselben deutete: wurde auch ein Brüderlein geboren, Sigismund. <text:span text:style-name="T1">Und wie Blondköpfchen der Vater Schwarzköpfchen die Mutter war, so war Sigismund Vater und Mutter, er war Blondköpfchen und Schwarzköpfchen; denn wie sich seine Haare zu entwikeln begannen, so wurden sie Anfangs licht, und bildeten sich dann zu braunen Ringeln, die Augen waren nicht blau oder schwarz sondern braun.</text:span></text:p>
          </table:table-cell>
          <table:table-cell/>
          <table:table-cell office:value-type="string">
            <text:p><text:s/></text:p>
          </table:table-cell>
          <table:table-cell office:value-type="string">
            <text:p><text:span text:style-name="T1">Die Verhältnisse, ohne daß ein Plan dahin geleitet hätte, führten über Nacht zu einer Theilung der Herrschaft.</text:span> Die Werdersche hielt mehr und mehr ihren Einzug über die Hintertreppe; in den Regionen der Küche und <text:span text:style-name="T2">Kinderstube</text:span> erwuchs ihr das süße Gefühl eine Mission gefunden und erfüllt zu haben; sie wurde Nahr-Bier in des Wortes verwegenster Bedeutung und das gegenwärtige Geschlecht, wenn auch aus zweiter Hand erst, hat Kraft und Leben gesogen aus der „Werderschen.“ <text:span text:style-name="T1">Dessen seien wir gedenk.</text:span></text:p>
          </table:table-cell>
          <table:table-cell office:value-type="string">
            <text:p>-</text:p>
          </table:table-cell>
          <table:table-cell office:value-type="float" office:value="982">
            <text:p>982</text:p>
          </table:table-cell>
          <table:table-cell table:number-columns-repeated="1018"/>
        </table:table-row>
        <table:table-row table:style-name="ro9">
          <table:table-cell office:value-type="string">
            <text:p><text:span text:style-name="T1">Sie schrieb auch einen kleinen Auszug ihres Verhängnisses, und ein Testament.</text:span> Aber sie erhohlte sich wider ihr Wünschen; und als sie wieder auf seyn konnte, setzte sie sich in die <text:span text:style-name="T2">Kinderstube</text:span> meiner Emilia, und lehrte ihr kleines Pathgen lesen; diese Beschäfftigung, und der Umgang mit meinem Schwager und meiner Schwester, beruhigten sie augenscheinlich; so, daß mein Schwager es einmal wagte, sie über ihre Entschließungen und Entwürfe für die Zukunft zu befragen. <text:span text:style-name="T1">Sie sagte:</text:span></text:p>
          </table:table-cell>
          <table:table-cell/>
          <table:table-cell office:value-type="string">
            <text:p><text:s/></text:p>
          </table:table-cell>
          <table:table-cell office:value-type="string">
            <text:p><text:span text:style-name="T1">Wissen Sie wohl, daß ich die alte Orgel aus der Daasdorfischen Kirche gekauft habe?</text:span> Ich habe sie für dreißig Gulden erstanden, und in die <text:span text:style-name="T2">Kinderstube</text:span>, oder besser, in mein Musiczimmer setzen lassen. <text:span text:style-name="T1">Der alte Schulmeister machte mir zwar anfangs allerlei Hasensprünge, und wollte bei unserm Concert nicht spielen; so, daß ich ihn einmal bald zum Dinge hinaus gepeitscht hätte:</text:span></text:p>
          </table:table-cell>
          <table:table-cell office:value-type="string">
            <text:p>-</text:p>
          </table:table-cell>
          <table:table-cell office:value-type="float" office:value="455">
            <text:p>455</text:p>
          </table:table-cell>
          <table:table-cell table:number-columns-repeated="1018"/>
        </table:table-row>
        <table:table-row table:style-name="ro10">
          <table:table-cell office:value-type="string">
            <text:p><text:span text:style-name="T1">Eine andere Dolchform zeigt Fig. 153 Nr. 11.</text:span> <text:span text:style-name="T2">Museum</text:span> Wiesbaden. <text:span text:style-name="T1">Vom Dimeser Ort bei Mainz.</text:span></text:p>
          </table:table-cell>
          <table:table-cell/>
          <table:table-cell office:value-type="string">
            <text:p><text:s/></text:p>
          </table:table-cell>
          <table:table-cell office:value-type="string">
            <text:p><text:span text:style-name="T1">10. Der fragende Fürst.</text:span> Im Deutschen <text:span text:style-name="T2">Museum</text:span> des Jahrs 1783. I. Band S. 482. sind etliche läppische, kindische und ungereimte Fragen aufgezeichnet, welche der königliche Schwachkopf, Ludwig XV. in Frankreich an seinen neuen General-Controlleur Silhouette, an den venetianischen Botschafter, und an den als Sieger von Port-Mahon zurück gekommenen Marschall von Richelieu gethan. <text:span text:style-name="T1">Ich könnte, wenn es mir anstühnde, ein Dutzend ähnliche Fragen von regierenden, oder doch regieren sollenden, deutschen fürstlichen Schwachköpfen daneben stellen; es mag aber an der wichtigen, jenen Erzählungen angehängten Lehre genug seyn.</text:span></text:p>
          </table:table-cell>
          <table:table-cell office:value-type="string">
            <text:p>-</text:p>
          </table:table-cell>
          <table:table-cell office:value-type="float" office:value="1">
            <text:p>1</text:p>
          </table:table-cell>
          <table:table-cell table:number-columns-repeated="1018"/>
        </table:table-row>
        <table:table-row table:style-name="ro37">
          <table:table-cell office:value-type="string">
            <text:p><text:span text:style-name="T1">Wir gehn weiter von Zelle zu Zelle, nehmeu einer Schwester nach der andern die Kleider, endlich auch der Aebtissinn — Jtzt pfeif ich, und meine Kerls draussen fangen an zu stürmen und zu hasseliren als käm der jüngste Tag, und hinein mit bestialischem Gepolter in die Zellen der Schwestern! — hahaha! —</text:span> da hättest du die Haz sehen sollen, wie die armen Thiergen in der Finstere nach ihren Röcken tappten, und sich jämmerlich geberdeten, wie sie zum Teufel waren, und wir indeß wie alle <text:span text:style-name="T2">Donnerwetter</text:span> zugesetzt, und wie sie sich vor Schrek und Bestürzung in Bettlacken wikelten, oder unter dem Ofen zusammenkrochen wie Kazen, andere in der Angst ihres Herzens die Stube so besprenzten, daß du hättest das Schwimmen drinn lernen können, und das erbärmliche Gezetter und Lamento, und endlich gar die alte Schnurre die Aebtissinn, angezogen wie Eva vor dem Fall — du weist, Bruder, daß mir auf diesem weiten Erdenrund kein Geschöpf so zuwider ist, als eine Spinne und ein altes Weib, und nun denk dir einmal die schwarzbraune, runzlichte, zottigte Vettel vor mir herumtanzen, und mich bey ihrer jungfräulichen Sittsamkeit beschwören — alle Teufel! ich hatte schon den Ellbogen angesetzt ihr die übriggebliebenen wenigen edlen vollends in den Mastdarm zu stossen — kurz resolvirt! entweder heraus mit dem Silbergeschirr mit dem Klosterschaz und allen den blanken Thälerchen, oder — meine Kerls verstanden mich schon — ich sage dir, ich hab aus dem Kloster mehr dann tausend Thaler Werths geschleift, und den Spaß obendrein, und meine Kerls haben ihnen ein Andenken hinterlassen, sie werden ihre neun Monathe dran zu schleppen haben. <text:span text:style-name="T1">Razmann auf den Bodeu stampfend.</text:span></text:p>
          </table:table-cell>
          <table:table-cell/>
          <table:table-cell office:value-type="string">
            <text:p><text:s/></text:p>
          </table:table-cell>
          <table:table-cell office:value-type="string">
            <text:p><text:span text:style-name="T1">Das hat viele Ortschaften übereinandergeschmissen und darunter eine Stadt so groß wie unsere.</text:span> <text:span text:style-name="T2">Donnerwetter</text:span>, wer da hätte bei sein können, Störzer!“ <text:span text:style-name="T1">„Ja, Eduard, das sagten Anno Fünfzig auch Viele von uns bei der großen Mobilmachung, wenn alte Leute, die dabei gewesen waren von der Schlacht bei Leipzig oder der Schlacht bei Waterloo und den Drangsalen auf den Märschen erzählten.</text:span></text:p>
          </table:table-cell>
          <table:table-cell office:value-type="string">
            <text:p>-</text:p>
          </table:table-cell>
          <table:table-cell office:value-type="float" office:value="105">
            <text:p>105</text:p>
          </table:table-cell>
          <table:table-cell table:number-columns-repeated="1018"/>
        </table:table-row>
        <table:table-row table:style-name="ro36">
          <table:table-cell office:value-type="string">
            <text:p><text:span text:style-name="T1">Den 26ten.</text:span> Bald wird die sogenannte <text:span text:style-name="T2">Kinderstube</text:span> in ein prächtiges Musiczimmer verwandelt seyn. <text:span text:style-name="T1">Die Mägde haben ausziehen und in eine andere Stube wandern müssen.</text:span></text:p>
          </table:table-cell>
          <table:table-cell/>
          <table:table-cell office:value-type="string">
            <text:p><text:s/></text:p>
          </table:table-cell>
          <table:table-cell office:value-type="string">
            <text:p><text:span text:style-name="T1">Und eine Wolke trunkner, spielender, schwirrender Miniaturwesen aus Seidenstaub zog und hieng über das wallende Gemälde her. — Welchen Weg sollte Viktor im Labyrinth der Schönheit nehmen? —</text:span> Alle 64 Radien des Kompasses streckten sich als wegweisende Arme aus und er hatte soviel Verstand, daß er sich keine Stunde vorsetzte, um anzukommen — er wich daher überall rechts und links aus — er stieg in jedes Thal, das sich hinter einem Hügel versteckte — er besuchte die durchbrochnen Schattenpartien jeder Baumkolonnade — er legte sich zu den Füssen jeder schönern Blume nieder und erquickte sich mit platonischer Liebe an ihrem Geiste, ohne ihren Körper abzuknicken — er war der Reisegefährte jedes gepuderten Schmetterlings und sah seinem Einwühlen in seine Blume zu, und der Grasmücke folgte er durch alle Gebüsche in ihre Brutzelle und <text:span text:style-name="T2">Kinderstube</text:span> nach — er lies sich fest machen durch den Kreis, den eine Biene um ihn zog und lies sie ruhig in den Schacht seines Bouquets einschlagen — er exerzirte in jedem Dorfe, das ihm der bunte Grund vorhielt, die Durchgangsgerechtigkeit und begegnete am liebsten den Kindern, deren Tage noch so spielten wie seine Stunden — — <text:span text:style-name="T1">Aber Menschen mied er..... Und doch sprang aus seinem Herzen eine hohe Quelle der Liebe, die bis zum entferntesten Bruder drang; und doch war er so sehr ohne Egoismus — so ohne jene sentimentalische Intoleranz, die den Grad und die Quelle mit der herrnhutischen gemein hat — —</text:span></text:p>
          </table:table-cell>
          <table:table-cell office:value-type="string">
            <text:p>-</text:p>
          </table:table-cell>
          <table:table-cell office:value-type="float" office:value="575">
            <text:p>575</text:p>
          </table:table-cell>
          <table:table-cell table:number-columns-repeated="1018"/>
        </table:table-row>
        <table:table-row table:style-name="ro9">
          <table:table-cell office:value-type="string">
            <text:p><text:span text:style-name="T1">Jetzt ist es freilich anders, da die Bebauung des Bodens dieser Jagd viel zu große Hindernisse in den Weg legt.</text:span> Gegenwärtig jagt man aber immer noch mit den Fuchshunden (Canis vulpicapus), welche als die vorzüglichsten aller <text:span text:style-name="T2">englischen</text:span> Jagdhunde angesehen werden. <text:span text:style-name="T1">Berühmte Männer haben sich mehr mit thnen als mit anderen Dingen beschäftigt, dicke Bücher sind über sie geschrieben worden, und noch heutigen Tages erwecken sie bei den Großen Englands weit mehr Theilnahme, als ganze Völkerschaften.</text:span></text:p>
          </table:table-cell>
          <table:table-cell/>
          <table:table-cell office:value-type="string">
            <text:p><text:s/></text:p>
          </table:table-cell>
          <table:table-cell office:value-type="string">
            <text:p><text:span text:style-name="T1">nicht ableiten dürfen aus der Zeit der ersten Sprachursprünge, denn es ist unzählige Male schon gelungen, solche Rufe, die scheinbar unwillkürlich sich dem gepressten Herzen entringen, als abgekürzte Worte, ja Redensarten zu entlarven.</text:span> Das <text:span text:style-name="T2">englische</text:span> zounds entsprang aus by God’s wounds! <text:span text:style-name="T1">und alas aus Oh me lasso!</text:span></text:p>
          </table:table-cell>
          <table:table-cell office:value-type="string">
            <text:p>-</text:p>
          </table:table-cell>
          <table:table-cell office:value-type="float" office:value="1184">
            <text:p>1184</text:p>
          </table:table-cell>
          <table:table-cell table:number-columns-repeated="1018"/>
        </table:table-row>
        <table:table-row table:style-name="ro22">
          <table:table-cell office:value-type="string">
            <text:p><text:span text:style-name="T1">Wie kamen wir denn zu Haugwitz, wie zu —, zu —, zu — Ward ihr Werth auf der Staatswage abgewogen?“</text:span> „Wie kamen wir zu dem, den Sie und ich gleich verehren, ein <text:span text:style-name="T2">geharnischter</text:span> Geist, der durch diese Misere schreitet?“ <text:span text:style-name="T1">„Und wie Hamlets geharnischter Vater in die Versenkung fallen wird.</text:span></text:p>
          </table:table-cell>
          <table:table-cell/>
          <table:table-cell office:value-type="string">
            <text:p><text:s/></text:p>
          </table:table-cell>
          <table:table-cell office:value-type="string">
            <text:p><text:span text:style-name="T1">Kranz der Zeit), Stägemann (Siegeslied ist oft erklungen), Adolf Follen (Vaterlandssöhne, traute Genossen!), Karl Follen (Brause, du Freiheitssang), A. Binzer (Wir hatten gebauet), Karl Göttling (Stehe fest, o Vaterland!), Uhland (Wenn heut' ein Geist herniederstiege).</text:span> Die politischen Lyriker der 30er und 40er Jahre: Herwegh (Jch bin ein freier Mann und singe; Reiterlied &amp; c.), Hoffmann von Fallersleben (Mein Vaterland), Robert Prutz (Die Mutter des Kosaken; Noch ist Freiheit nicht verloren), Dingelstedt (Lieder eines kosmopolitischen Nachtwächters), Freiligrath (Neue politische und sociale Gedichte), Strachwitz (Die patriotische Hymne: Germania), Julius Rodenberg (<text:span text:style-name="T2">Geharnischte</text:span> Sonette), Heinr. Zeise (Kampf-und Schwertlieder), Strodtmann (Schleswig-Holstein), Zedlitz (Totenkränze, vgl. Bd. I. S. 560. <text:span text:style-name="T1">Sein Soldatenbüchlein enthält patriotische, der italienischen Armee gewidmete Gedichte), Anastasius Grün (Spaziergänge eines Wiener Poeten, österreichische Zustände tadelnd), Alexander, Graf von Württemberg (gen.</text:span></text:p>
          </table:table-cell>
          <table:table-cell office:value-type="string">
            <text:p>-</text:p>
          </table:table-cell>
          <table:table-cell office:value-type="float" office:value="1105">
            <text:p>1105</text:p>
          </table:table-cell>
          <table:table-cell table:number-columns-repeated="1018"/>
        </table:table-row>
        <table:table-row table:style-name="ro4">
          <table:table-cell office:value-type="string">
            <text:p><text:span text:style-name="T1">Tritt sie auf kräftigem Boden ein, so liegt dieser Erscheinung eine andere Ursache zu Grunde: durch die zu häufige Wiederkehr des Klee’s wird nämlich das Gedeihen eines Schmarotzerpilzes (Peziza ciborioides Fries), welcher die Kleestöcke zum Absterben bringt, begünstigt.</text:span> Die Vorbereitung zu Rothklee ist einfach und <text:span text:style-name="T2">billig</text:span>, nachdem er sich mit jener begnügt, welche der Ueberfrucht gegeben wurde. <text:span text:style-name="T1">Die Ansprüche an den Düngungszustand des Bodens sind mäßig.</text:span></text:p>
          </table:table-cell>
          <table:table-cell/>
          <table:table-cell office:value-type="string">
            <text:p><text:s/></text:p>
          </table:table-cell>
          <table:table-cell office:value-type="string">
            <text:p><text:span text:style-name="T1">Andere würden gern den Spaten ergriffen haben, wenn sich ihnen nur cultivierbares Land geboten hätte, ja selbst die vordem verachtete Rechenmaschine (soro-ban, den abacus) des Kaufmannes, wenn sie nur die nöthige Summe zum Anfang und das Verständniss zum Fortbetrieb eines Geschäftes gehabt hätten.</text:span> Hier war Schonung und <text:span text:style-name="T2">billige</text:span> Rücksicht am meisten geboten, aber die Regierung ermangelte dieser Eigenschaften vielfach. <text:span text:style-name="T1">Man verlangte Abschaffung der absoluten Gewalt, welche das Ministerium übte, und Einführung einer Constitution unter Mitwirkung des Volkes, wie es der Mikado beim Ausbruch des Krieges zu Kiôto feierlich versprochen hatte.</text:span></text:p>
          </table:table-cell>
          <table:table-cell office:value-type="string">
            <text:p>-</text:p>
          </table:table-cell>
          <table:table-cell office:value-type="float" office:value="1096">
            <text:p>1096</text:p>
          </table:table-cell>
          <table:table-cell table:number-columns-repeated="1018"/>
        </table:table-row>
        <table:table-row table:style-name="ro21">
          <table:table-cell office:value-type="string">
            <text:p><text:span text:style-name="T1">Gottes geistiger Wind hielt zwischen den ehernen Bergen Unbeweglich, und wartete mit verbreiteten Flügeln, Auf die Herabkunft der Stimme Gottes.</text:span> Ein <text:span text:style-name="T2">Donnerwetter</text:span> Stieg, da er wartete, schnell, vom Allerheiligsten nieder. <text:span text:style-name="T1">Doch Gott redte noch nicht.</text:span></text:p>
          </table:table-cell>
          <table:table-cell/>
          <table:table-cell office:value-type="string">
            <text:p><text:s/></text:p>
          </table:table-cell>
          <table:table-cell office:value-type="string">
            <text:p><text:span text:style-name="T1">Der Sommer hingegen ist von unerträglicher Hitze, und wenn es in den beyden Monathen Junius und Julius nicht so häufig regnete; so würden die Einwohner die Hitze sicher nicht aushalten können.</text:span> In der Sommerszeit ist dieses Land schrecklichen <text:span text:style-name="T2">Donnerwettern</text:span> und Blitzen, Stürmen und Orcanen unterworfen, welche öfters großen Schaden anrichten. <text:span text:style-name="T1">— Der Erdboden ist von Natur felsigt, bergigt, und wie einige Reisebeschreiber versichern, unfruchtbar.</text:span></text:p>
          </table:table-cell>
          <table:table-cell office:value-type="string">
            <text:p>-</text:p>
          </table:table-cell>
          <table:table-cell office:value-type="float" office:value="841">
            <text:p>841</text:p>
          </table:table-cell>
          <table:table-cell table:number-columns-repeated="1018"/>
        </table:table-row>
        <table:table-row table:style-name="ro5">
          <table:table-cell office:value-type="string">
            <text:p><text:span text:style-name="T1">Ziehen wir für einen beliebigen Gewölbstein E F (10. Fig.) die wagerechten Linien E K, F N, die Senkrechte E I, und setzen A C E = s, E F = d s, E I = d y, F I = d x, so ist Tang.</text:span> [Formel]; und wenn endlich das beständige Verhältniß, in welchem die Tangente des Winkels E F I mit der zugehörigen Last stehet, durch 1: m ausgedrücket wird, so ist [Formel]. Dieß ist die bekannte Gleichung für die Kettenlinie; daher giebt uns jede Kette oder <text:span text:style-name="T2">lockere</text:span> Schnur, die an beyden Enden festgemacht, und in der Mitte so tief hinabgelassen worden, als die Höhe des Gewölbes werden soll, die vortheilhafteste Zeichung der Lehrlinie für ein Gewölb, das durchaus einerley Dicke hat. <text:span text:style-name="T1">Geometrisch läßt sich die Kettenlinie zeichnen, wenn wir die endliche Gleichung für ihre Coordinaten x und y suchen.</text:span></text:p>
          </table:table-cell>
          <table:table-cell/>
          <table:table-cell office:value-type="string">
            <text:p><text:s/></text:p>
          </table:table-cell>
          <table:table-cell office:value-type="string">
            <text:p><text:span text:style-name="T1">Statt sich darüber zu ängstigen, erschallte Spott und Jubel.</text:span> So <text:span text:style-name="T2">locker</text:span> sizt dem Volke sein — Popanz! <text:span text:style-name="T1">Und doch will man durch ihn sich sichern!</text:span></text:p>
          </table:table-cell>
          <table:table-cell office:value-type="string">
            <text:p>-</text:p>
          </table:table-cell>
          <table:table-cell office:value-type="float" office:value="684">
            <text:p>684</text:p>
          </table:table-cell>
          <table:table-cell table:number-columns-repeated="1018"/>
        </table:table-row>
        <table:table-row table:style-name="ro34">
          <table:table-cell office:value-type="string">
            <text:p><text:span text:style-name="T1">Diese Rolle hat er über sechs Wochen anhaltend gespielt.</text:span> Bald darauf fand der Vater für gut, ihn aus der <text:span text:style-name="T2">Anstalt</text:span> zu nehmen. <text:span text:style-name="T1">Jch selbst habe noch kürzlich mit ihm über diesen Vorfall gesprochen, wo er sich des Ausdrucks bediente: jenes wären nur Kindereien gewesen.</text:span></text:p>
          </table:table-cell>
          <table:table-cell/>
          <table:table-cell office:value-type="string">
            <text:p><text:s/></text:p>
          </table:table-cell>
          <table:table-cell office:value-type="string">
            <text:p><text:span text:style-name="T1">Jch ward der glückliche Besitzer des letzten Exemplars, das der Verleger noch hatte, während ich in Bibliotheken vergebens darnach gesucht hatte.</text:span> Wenn man nun zusammenfaßt, was diese persischen Posten geleistet haben mochten, in welchen Beziehungen diese Anstalt zu dem Volke und dessen Bedürfnissen gestanden hat, so ergibt sich, daß nur von Fußboten, von Läufern, später von reitenden Boten, von Curieren, die Rede ist, daß nur der König sich derseben zu seinen Regierungszwecken bediente, daß das Volk zweifellos von der Benützung der Anstalt ausgeschlossen war; die <text:span text:style-name="T2">Anstalt</text:span> diente nur den dynastischen und absolutistischen Zwecken des Herrschers; sie diente dazu, die politischen Bewegungen des Reiches zu überwachen und die Stimmung der Völker zu controlliren, — ob diese Anstalt aber nicht im Verlaufe der Zeit eine volksthümliche Ausdehnung erlangt hat und erlangen mußte, das läßt sich aus der Geschichte nicht beweisen, wenn nicht vielleicht darin eine Andeutung hiefür liegt, daß sich die Anstalt noch erhalten hatte, als der Kaiser Justinian mit dem neupersischen Reich einen Vertrag über die gegenseitige Benützung der Postanstalten abschloß. <text:span text:style-name="T1">Hudemann, Postwesen der römischen Kaiserzeit, Kiel 1866.</text:span></text:p>
          </table:table-cell>
          <table:table-cell office:value-type="string">
            <text:p>-</text:p>
          </table:table-cell>
          <table:table-cell office:value-type="float" office:value="69">
            <text:p>69</text:p>
          </table:table-cell>
          <table:table-cell table:number-columns-repeated="1018"/>
        </table:table-row>
        <table:table-row table:style-name="ro28">
          <table:table-cell office:value-type="string">
            <text:p><text:span text:style-name="T1">Der untre Kiefer ist erschrecklich scharf und spitzig.</text:span> Hat unten greulich viel <text:span text:style-name="T2">Federn</text:span>. <text:span text:style-name="T1">17)</text:span></text:p>
          </table:table-cell>
          <table:table-cell/>
          <table:table-cell office:value-type="string">
            <text:p><text:s/></text:p>
          </table:table-cell>
          <table:table-cell office:value-type="string">
            <text:p><text:span text:style-name="T1">Weiter räth dieser Verfasser, daß man die Jahre und Zeiten am Himmel, Erde, Menschen und Vieh, Hitze, Kälte und Miswachs in genaue Obacht nehmen und die darauf erfolgten Veränderungen in den 3 Hauptständen bemerken solle; weil seiner Meinung nach diese vorgemeldete Wunderzeichen die nüzlichsten Lehrmeister auf die künftigen Begebenheiten abgeben.</text:span> Hierauf beweiset er die Unzulänglichkeit der russowischen Chronick, und beschuldiget den curländischen Rath, Salomon Henningen, einer unförmlichen Ordnung, daß er keine weitere Nachrichten, als aus seines Vaters Archiv besessen, den Wohlstand der Historie bey Seite gesetzt und mehr um Einschiebung seines Adelbriefes, als nöthige Nachrichten bekümmert gewesen, dafür er ihm aus dem Boccalini eine derbe Lection lieset, und verspricht aus seiner eigenen <text:span text:style-name="T2">Feder</text:span> am Ende seiner Universalhistorie von Liefland eine unpartheiische Critik über unsre Schriftsteller zu liefern. <text:span text:style-name="T1">Nachher begegnet er dem Einwurfe, als verstünde ein Prediger, wie Russow und er, keine Geschichte abzufassen; zeiget aber, daß die bisherigen Staatsleute, die von Liefland schreiben wollen, eben auch nicht sonderlich Mazarinisch gedacht, noch gar zu politisch geschrieben haben.</text:span></text:p>
          </table:table-cell>
          <table:table-cell office:value-type="string">
            <text:p>-</text:p>
          </table:table-cell>
          <table:table-cell office:value-type="float" office:value="613">
            <text:p>613</text:p>
          </table:table-cell>
          <table:table-cell table:number-columns-repeated="1018"/>
        </table:table-row>
        <table:table-row table:style-name="ro25">
          <table:table-cell office:value-type="string">
            <text:p><text:span text:style-name="T1">Die mit Samt unterlegten, durchbrochenen Folgen sind reich mit Goldätzung geziert und mit Fransen und Quasten besetzt.</text:span> Der <text:span text:style-name="T2">geharnischte</text:span> Reiter zeigt das Bildnis Kaiser Maximilians I. <text:span text:style-name="T1">Der Helmschmuck, ein Pfauenstoss, wurde weggelassen.</text:span></text:p>
          </table:table-cell>
          <table:table-cell/>
          <table:table-cell office:value-type="string">
            <text:p><text:s/></text:p>
          </table:table-cell>
          <table:table-cell office:value-type="string">
            <text:p><text:span text:style-name="T1">Jndessen kamen auch, gleich lauten Meereswogen, Von der Galanterie die Schaaren angezogen.</text:span> <text:span text:style-name="T2">Geharnischt</text:span> allesammt, mit Waffen angethan, Zur Schutzwehr allesammt für ihren Held Sylvan. <text:span text:style-name="T1">Ein jeder hatte sich mit Schwerd und Helm beschweret, Und der Galanterie Zeughäuser ausgeleeret.</text:span></text:p>
          </table:table-cell>
          <table:table-cell office:value-type="string">
            <text:p>-</text:p>
          </table:table-cell>
          <table:table-cell office:value-type="float" office:value="345">
            <text:p>345</text:p>
          </table:table-cell>
          <table:table-cell table:number-columns-repeated="1018"/>
        </table:table-row>
        <table:table-row table:style-name="ro28">
          <table:table-cell office:value-type="string">
            <text:p><text:span text:style-name="T1">Besondere Direktoren für die Aufnahme seit 4. Mai 1811; Bescheinigung des Pfarrers (Stubenrauch II. 354 und 356).</text:span> — Die Armenkrankenpflege (out door relief derselben) beruht auf dem organisch durchgeführten Grundsatz der <text:span text:style-name="T2">Anstellung</text:span> von Armenärzten, Wundärzten und Hebammen, nebst der allgemeinen Pflicht, den Armen unentgeldlich zu helfen (Instruktion von 1813, 1824, 1826 und die Ordinationsnorm für arme Kranke vom 26. August 1813 und 22. Mai 1823; Stubenrauch II. §. 355). <text:span text:style-name="T1">— In Preußen stellte das Allgemeine Landrecht II. 19 §§.</text:span></text:p>
          </table:table-cell>
          <table:table-cell/>
          <table:table-cell office:value-type="string">
            <text:p><text:s/></text:p>
          </table:table-cell>
          <table:table-cell office:value-type="string">
            <text:p><text:span text:style-name="T1">Der Ausdruck „Staatsgerichte“ steht hier nicht im Gegensatz zu Reichsgerichten, über die das Gerichtsverfassungsgesetz selbst ja Bestimmungen trifft, sondern im Gegensatz zu Privatgerichten.</text:span> Hierdurch sind alle in Deutschland noch vorhanden gewesenen Reste einer patrimonialen, communalen oder kirchlichen Gerichtsbarkeit definitiv und vollständig beseitigt und auch für die Zukunft ist es den Staaten untersagt, Rechte dieser Art zu ertheilen. Dasselbe gilt von dem Präsentationsrecht für <text:span text:style-name="T2">Anstellungen</text:span> bei den Gerichten, das sich als ein Rest der ehemaligen Privatgerichtsbarkeit vielfach, namentlich zu Gunsten der Standesherren, erhalten hatte. <text:span text:style-name="T1">Demnach ist die Anzahl der Subjekte, welchen die ordentliche streitige Gerichtsbarkeit zusteht, durch die im Art. 1 der Reichsverf. gegebene Aufzählung der Staaten, zu denen noch das Reich selbst nebst dem Reichsland Elsaß-Lothringen hinzukommen, abschließend begränzt. Dagegen ist es den Deutschen Staaten unbenommen, unter einander Verträge zu schließen, durch welche ein Staat die Gerichtsbarkeit ganz oder zum Theil einem anderen Bundesstaat oder auch dem Reich zur Ausübung überträgt.</text:span></text:p>
          </table:table-cell>
          <table:table-cell office:value-type="string">
            <text:p>-</text:p>
          </table:table-cell>
          <table:table-cell office:value-type="float" office:value="1090">
            <text:p>1090</text:p>
          </table:table-cell>
          <table:table-cell table:number-columns-repeated="1018"/>
        </table:table-row>
        <table:table-row table:style-name="ro21">
          <table:table-cell office:value-type="string">
            <text:p><text:span text:style-name="T1">Elende Bäume?</text:span> <text:span text:style-name="T2">Donnerwetter</text:span>! <text:span text:style-name="T1">In meinem Forst ist kein elender Baum! —</text:span></text:p>
          </table:table-cell>
          <table:table-cell/>
          <table:table-cell office:value-type="string">
            <text:p><text:s/></text:p>
          </table:table-cell>
          <table:table-cell office:value-type="string">
            <text:p><text:span text:style-name="T1">Dieses ist das hauptsächlichste, was ich vom Blitz und den Wetterableitern zu erinnern für nöthig erachtete.</text:span> Mögte doch diese kleine Schrift im Stande seyn, einige schädliche Vorurtheile, die bisher bey dem größten Haufen der Menschen, in Ansehung des Blitzes und der <text:span text:style-name="T2">Donnerwetter</text:span> geherrschet haben, zu verdrängen! <text:span text:style-name="T1">Mögte sie doch im Stande seyn, viele zu überzeugen, daß Gott auch im Donner nicht nur groß, sondern zugleich unendlich weise und gütig sey!</text:span></text:p>
          </table:table-cell>
          <table:table-cell office:value-type="string">
            <text:p>-</text:p>
          </table:table-cell>
          <table:table-cell office:value-type="float" office:value="178">
            <text:p>178</text:p>
          </table:table-cell>
          <table:table-cell table:number-columns-repeated="1018"/>
        </table:table-row>
        <table:table-row table:style-name="ro25">
          <table:table-cell office:value-type="string">
            <text:p><text:span text:style-name="T1">Oder wenigstens nicht genug.</text:span> ‚ Fein ‘ ist ja ganz gut, aber es muß doch auch mal ein <text:span text:style-name="T2">Donnerwetter</text:span> dazwischen fahren, ein Cynismus, eine Bosheit; sie braucht ja nicht gleich einen Giftzahn zu haben. <text:span text:style-name="T1">Übrigens, was die Patentheit angeht, so fühl' ich deutlich, daß ich auch nur so gerade noch passiere.</text:span></text:p>
          </table:table-cell>
          <table:table-cell/>
          <table:table-cell office:value-type="string">
            <text:p><text:s/></text:p>
          </table:table-cell>
          <table:table-cell office:value-type="string">
            <text:p><text:span text:style-name="T1">Hör mal den!“</text:span> „Na? Ei, du <text:span text:style-name="T2">Donnerwetter</text:span>!“ <text:span text:style-name="T1">Schwer kam es jetzt die Treppe in die Höhe gestapft.</text:span></text:p>
          </table:table-cell>
          <table:table-cell office:value-type="string">
            <text:p>-</text:p>
          </table:table-cell>
          <table:table-cell office:value-type="float" office:value="1248">
            <text:p>1248</text:p>
          </table:table-cell>
          <table:table-cell table:number-columns-repeated="1018"/>
        </table:table-row>
        <table:table-row table:style-name="ro5">
          <table:table-cell office:value-type="string">
            <text:p><text:span text:style-name="T1">Einige dieser Vögel maaßen, von einer Spitze des ausgebreiteten Flügels zum andern, über zehen Fuß.</text:span> Das Gefieder der jüngern war mit vielen braunen Federn vermischt; die ausgewachsenen aber waren ganz weiß, bis auf die Flügel, die schwärzlich und an dem obern Gelenke mit schwarzen Strichen gestreift auch mit einzelnen <text:span text:style-name="T2">Federn</text:span> schwarz gesprenkelt waren. <text:span text:style-name="T1">An eben diesem Tage ließ sich, eine kleine Weile über, ein großer brauner Fisch, der mit dem Sonnen-Fisch (tetrodon mola) viel Aehnlichkeit hatte, neben dem Schiffe sehen.</text:span></text:p>
          </table:table-cell>
          <table:table-cell/>
          <table:table-cell office:value-type="string">
            <text:p><text:s/></text:p>
          </table:table-cell>
          <table:table-cell office:value-type="string">
            <text:p><text:span text:style-name="T1">Da, wo ich sie jetzt sprach, konnten wir nicht bleiben, es war in der Flurthüre ihrer Wohnung; Angés versprach mir, nach kurzer Frist wieder herab auf den Spaziergang zu kommen, und bald hing die zarte, bebende Gestalt tief verhüllt an meinem Arme und erzählte mir Alles.</text:span> Ihr Mann hatte, von loyalem Gefühl beseelt, die kaufmännische <text:span text:style-name="T2">Feder</text:span> mit den Waffen des Kriegers vertauscht, er war Bürger-Soldat und hatte, vorher ein glatter, gewandter, ja selbst liebenswürdiger junger Mann, sein Wesen schnell in Rauheit umgewandelt, in die er die Eigenschaften eines tüchtigen Soldaten setzte. <text:span text:style-name="T1">Mit dem Wachsen seines Bartes wuchs auch sein verändertes Benehmen gegen die junge, zarte Frau, selbst gegen seine Eltern, deren Bildungsgrad, wie auch der seinige, ein hoher nicht war.</text:span></text:p>
          </table:table-cell>
          <table:table-cell office:value-type="string">
            <text:p>-</text:p>
          </table:table-cell>
          <table:table-cell office:value-type="float" office:value="155">
            <text:p>155</text:p>
          </table:table-cell>
          <table:table-cell table:number-columns-repeated="1018"/>
        </table:table-row>
        <table:table-row table:style-name="ro56">
          <table:table-cell office:value-type="string">
            <text:p><text:span text:style-name="T1">Wenn vorbesagte Umstände immer die nehmlichen bleiben, wie sie zur Bildung der fruchtbaren Wieseländer beständig gewesen sind, so unterhalten sie ihren guten Zustand und Beschaffenheit.</text:span> Sobald sie aber in der Nähe oder Ferne an den Ländereyen durch mehr oder weniger gewaltsame plötzliche <text:span text:style-name="T2">Zufälle</text:span> oder langsamere ökonomische, oder andere Veränderungen und Begebenheiten, von ihren vorigen Eigenschaften in so fern abgehen, daß Wasser, Winde, und Witterung von der vorigen Wirkungsart allmählig abweichen, oder zum Theil ganz aufhören, oder, von einem gewissen Zeitpunkte an, ganz andere und dem vorigen gerade entgegen laufende Wirkung thun; so zeiget diese Wirkung an solchen Wiesen, so unmerklich es auch anfänglich zugehet, daß dergleichen Wiesen anfangen, an den Arten von Gras auszuarten, an der Menge zu verlieren und endlich überdem ein so kurzes Gras zu bringen, daß aus 3 oder 2 mähigen Wiesen 1mähige, aus den letztern aber endlich auf Heu nicht weiter zu nutzende Triften, Weide und Anger werden, die man entweder dem Pflug unterwerfen und in Felder verwandeln, oder von neuem zu Wiesen künstlich und mühsam zubereiten muß; denn man setzt voraus, daß man bey der Landwirthschaft, ohne Abgang des einen allgemeinen Artikels derselben, jede Art der Ländereyen accurat und eigentlich zu denjenigen Produkten anwenden, und zu keinenandern, als die, worinnen sie ihren höchsten und mehrsten Nutzen geben, bestimmen müsse. <text:span text:style-name="T1">Nun ist die Verschiedenheit des Wiesengrundes an und für sich gewiß und offenbar; denn einen andern macht das Meer an vielen Orten durch Ansetzung des Schlickers, einen anderen und sehr unterschiedenen die Ströme; Seen und Sümpfe; und was vor Erdarten von vergangenen Kalk-Schiefer-Thon-Eisenschüßigen Lagen und Sandgebürgen legen sich nicht oft zwischen ganze Schichten oder vermischen andere, zwischen die Lagen von Torf in den Moosen-und Rasenwurzeln und bringen die durch die Tagewasser nach und nach zusammengespühlten Pflanzen-und Thiererden mit dem feinsten Schlamm dahin, und findet man nicht selbst, daß sich darinnen die an dem Ausgehenden der Vorgebirge befindlichen Salzquellen darinnen verbreiten.</text:span></text:p>
          </table:table-cell>
          <table:table-cell/>
          <table:table-cell office:value-type="string">
            <text:p><text:s/></text:p>
          </table:table-cell>
          <table:table-cell office:value-type="string">
            <text:p><text:span text:style-name="T1">— </text:span><text:span text:style-name="T1">Dagegen muß ich Vorkehrungen treffen, und ich denke, das Beste ist schon geschehen.</text:span> Wir nennen uns Du, und zuweilen, wenn sie ausgehen muß, oder ich in der Stadt bin, giebt sie bey meinem Willy Briefe für mich ab. — Neulich saß sie auf einem niedrigen Schemel, und schaukelte sich während dem Erzählen ein wenig, plötzlich wollte sie fallen, ich fing sie auf, und meine Hand kam durch einen <text:span text:style-name="T2">Zufall</text:span> auf ihre schöne, feste Brust zu liegen. <text:span text:style-name="T1">Wir sprachen weiter, ich zog die Finger nicht zurück, sondern spielte an dem Busentuche wie in Gedanken, sie sah mich erröthend und halblächelnd an, und ließ es geschehen, indem sie in der Rede fortfuhr.</text:span></text:p>
          </table:table-cell>
          <table:table-cell office:value-type="string">
            <text:p>-</text:p>
          </table:table-cell>
          <table:table-cell office:value-type="float" office:value="640">
            <text:p>640</text:p>
          </table:table-cell>
          <table:table-cell table:number-columns-repeated="1018"/>
        </table:table-row>
        <table:table-row table:style-name="ro6">
          <table:table-cell office:value-type="string">
            <text:p><text:span text:style-name="T1">Meist fehlen den Leuten auch die Mittel dazu, denn da sie keine Amortisation und keine Reparaturen rechnen, so verarmen sie schließlich und drücken mit ihrem billigen, freilich oft auch sehr schlechten Fabrikat den Markt, daß es schwer ist, selbst mit verbesserten, aber besseren Lohn erheischenden Stühlen im Welthandel dagegen zu konkurriren.“</text:span> Hunderte von Strumpfwirkern haben allerdings damals ihr Geschäft aufgegeben, haben ihre Stühle verkauft und sind zu dem damals <text:span text:style-name="T2">flott</text:span> gehenden Annaberger Posamentiergeschäft oder zu anderem Beruf, auch zur reinen Tagelöhnerarbeit übergegangen. <text:span text:style-name="T1">Aber als 1865 der Absatz wieder besser wurde, da fanden alle noch nicht verkauften Stühle wieder Beschäftigung, der Lohn stieg wieder.</text:span></text:p>
          </table:table-cell>
          <table:table-cell/>
          <table:table-cell office:value-type="string">
            <text:p><text:s/></text:p>
          </table:table-cell>
          <table:table-cell office:value-type="string">
            <text:p><text:span text:style-name="T1">Bomare wunderte sich nicht, wie ich zweifelte, ob die Zeichnung natürlich sei.</text:span> Er sagte aber, daß er den Stein in einem Pokal gefunden, und alles angewendet habe, zu entdecken, ob er gekünstelt sei — aber vergebens. 25) Tranche du Bois <text:span text:style-name="T2">flotté</text:span>, — gelb mit schwarzen irregulären Zeichnungen — qui porte le même dessein par toute sa longeur; das dünkt mir, ist für die Physiologie der Pflanzen eine schwere Aufgabe. 26) Basalte de Volcan. Hr. Sage hatte mir behauptet, man fände nie Basalt bei Vulcanen!! 27) Soufre natif sur spath calcaire triangulaire, aus Spanien. <text:span text:style-name="T1">Bomare versicherte, daß das Stück 30. Louisd’or kostete. 28) Grosse Stücke aus Soufre fondu, aus Italien.</text:span></text:p>
          </table:table-cell>
          <table:table-cell office:value-type="string">
            <text:p>-</text:p>
          </table:table-cell>
          <table:table-cell office:value-type="float" office:value="250">
            <text:p>250</text:p>
          </table:table-cell>
          <table:table-cell table:number-columns-repeated="1018"/>
        </table:table-row>
        <table:table-row table:style-name="ro20">
          <table:table-cell office:value-type="string">
            <text:p><text:span text:style-name="T1">So wie die Verwaltung aus irgend einem der obigen Gründe oder zu irgend einer Zeit die obige Frage bejaht, so entsteht das, was wir jetzt die Beschränkung der Preßfreiheit nennen.</text:span> Diese Beschränkung der Freiheit der <text:span text:style-name="T2">Presse</text:span> ist darnach nicht durch des Dasein von Straf-und Polizeirecht gegeben, sondern dieselbe besteht in der Gesammtheit derjenigen Maßregeln, welche nicht gegen die einzelnen Sätze und Ausdrücke gerichtet sind, sondern durch welche die Verwaltung auf den Geist der Presse sich im obigen Sinne einen, ihrer Ansicht nach das Gesammtinteresse gegen individuelle Irrthümer und böse Absichten schützenden Einfluß zu erwerben trachtet. <text:span text:style-name="T1">Wir müssen es, nach der gegenwärtigen Lage der Literatur und ihrer Geschichte, für einen wesentlichen Fortschritt erachten, wenn man demgemäß strenge scheidet, und sowohl den Begriff der Preßfreiheit als den der Beschränkung der Presse und ihrer Freiheit definitiv nicht auf die rechtlichen und polizeilichen Maßregeln gegen einzelne Aeußerungen, sondern gegen die Tendenz und den Geist der Presse bezieht.</text:span></text:p>
          </table:table-cell>
          <table:table-cell/>
          <table:table-cell office:value-type="string">
            <text:p><text:s/></text:p>
          </table:table-cell>
          <table:table-cell office:value-type="string">
            <text:p><text:span text:style-name="T1">Die zweite hat eigentlich auch kein Recht, weil sie ganz der polizeilichen Gewalt der Regierung unterworfen ist; sie ist gegenüber der letztern rechtlos.</text:span> Der durchstehende Charakter dieser ganzen Epoche läßt sich daher in dem einfachen Satz zusammenfassen, daß die als ungefährlich erkannte Presse eines Rechts nicht bedarf, wie der Gedanke, dessen Ausdruck sie ist, während die gefährliche <text:span text:style-name="T2">Presse</text:span> kein Recht findet, wie ein Feind rechtlos ist, den man bekämpft. <text:span text:style-name="T1">Es ist klar, worauf der Unterschied des Preßrechts dieser Epoche von dem der ständischen beruht: die Freiheit ist schon Princip und die Beschränkung ist die Ausnahme; und das ändert sich nicht dadurch, daß die letztere hart, streng, verkehrt und willkürlich wird.</text:span></text:p>
          </table:table-cell>
          <table:table-cell office:value-type="string">
            <text:p>-</text:p>
          </table:table-cell>
          <table:table-cell office:value-type="float" office:value="1037">
            <text:p>1037</text:p>
          </table:table-cell>
          <table:table-cell table:number-columns-repeated="1018"/>
        </table:table-row>
        <table:table-row table:style-name="ro8">
          <table:table-cell office:value-type="string">
            <text:p><text:span text:style-name="T1">Der letztere wirket nicht wie das Gewicht an der Wage, sondern allenfalls nur wie ein Schlag auf eine elastische Saite, oder wie der Funke auf das Pulver.</text:span> Die Grösse der Aktion hängt so wohl von der vorhergehenden Spannung des thätigen Princips ab, ehe dieß von dem <text:span text:style-name="T2">Motiv</text:span> bestimmet wird, als von der Größe des Eindrucks, der durch das Motiv hinzukommt und die Kraft lebendig macht, oder sie nur lenket. <text:span text:style-name="T1">Es kann auch in der Thätigkeitskraft der Seele ein Misverhältniß mit ihrer vorstellenden Kraft und mit dem Gefühle stattfinden, wie sich auch oft genug in den Handlungen zeiget.</text:span></text:p>
          </table:table-cell>
          <table:table-cell/>
          <table:table-cell office:value-type="string">
            <text:p><text:s/></text:p>
          </table:table-cell>
          <table:table-cell office:value-type="string">
            <text:p><text:span text:style-name="T1">b</text:span> Obere Galerie: Geburt und Erziehung des Dionysos, zum Theil von den allerbesten <text:span text:style-name="T2">Motiven</text:span>. <text:span text:style-name="T1">c</text:span></text:p>
          </table:table-cell>
          <table:table-cell office:value-type="string">
            <text:p>-</text:p>
          </table:table-cell>
          <table:table-cell office:value-type="float" office:value="20">
            <text:p>20</text:p>
          </table:table-cell>
          <table:table-cell table:number-columns-repeated="1018"/>
        </table:table-row>
        <table:table-row table:style-name="ro9">
          <table:table-cell office:value-type="string">
            <text:p><text:span text:style-name="T1">Die Ankunft eines Dampfschiffes ist für sie ein Ereigniß; denn es gilt jetzt, den in ihren Augen Unwissenden, bezüglich Dummen, zu erkämpfen.</text:span> Der Fremde wird zunächst in drei bis vier Sprachen angeredet, und wehe ihm, wenn er <text:span text:style-name="T2">englische</text:span> Laute hören läßt. <text:span text:style-name="T1">Dann entsteht um den Geldmann eine Prügelei, bis der Reisende das Klügste thut, was er thun kann, nämlich auf gut Glück einen der Esel besteigt und sich von dem Jungen nach dem ersten besten Gasthause schaffen läßt.</text:span></text:p>
          </table:table-cell>
          <table:table-cell/>
          <table:table-cell office:value-type="string">
            <text:p><text:s/></text:p>
          </table:table-cell>
          <table:table-cell office:value-type="string">
            <text:p><text:span text:style-name="T1">Gesinnungsgenossen besaß er noch immer nirgends.</text:span> Sogar seine alten Freunde, die <text:span text:style-name="T2">englischen</text:span> Hochtorys fanden diese so muthwillig vom Zaune gebrochene Gewaltthat empörend. <text:span text:style-name="T1">Außer Zimmermann, dessen hochmüthige Sprache mehr erbitterte als überzeugte, wagte nur noch ein Schriftsteller für den Welfenhof eine Lanze zu brechen: der fanatische, halbtolle Legitimist Graf Corberon, der in Dahlmann und Stüve Sendboten der internationalen Propaganda zu erkennen glaubte.</text:span></text:p>
          </table:table-cell>
          <table:table-cell office:value-type="string">
            <text:p>-</text:p>
          </table:table-cell>
          <table:table-cell office:value-type="float" office:value="1101">
            <text:p>1101</text:p>
          </table:table-cell>
          <table:table-cell table:number-columns-repeated="1018"/>
        </table:table-row>
        <table:table-row table:style-name="ro21">
          <table:table-cell office:value-type="string">
            <text:p><text:span text:style-name="T1">Die Ergiebigkeit der Bergwerke auf der Eule ist, wenn die Nachrichten gegründet sind, bis zum Erstaunen groß gewesen.</text:span> Ein Bergmann auf der Eule, Namens Rothlew, soll dem König Wenzeslaus 100 Tonnen ungarischen Goldes geschenkt, und König Carl zu seinem Römerzuge 100 <text:span text:style-name="T2">geharnischte</text:span> Reuter gestellet haben, da doch überhaupt das ganze Königreich nur 300 mitschickte. <text:span text:style-name="T1">Es führt dieses an M. Joh. Deucer von der Bergwerke Anfang.</text:span></text:p>
          </table:table-cell>
          <table:table-cell/>
          <table:table-cell office:value-type="string">
            <text:p><text:s/></text:p>
          </table:table-cell>
          <table:table-cell office:value-type="string">
            <text:p><text:span text:style-name="T1">Unserer sieben hier von deinen Leuten sind genug.</text:span> Unsern wüthenden Eifer sol nicht das schäumende Meer aufhalten, nicht die Vestung, nicht die <text:span text:style-name="T2">geharnischte</text:span> Leibwache. <text:span text:style-name="T1">Jene sind nur Nan Banj, wir aber das göttliche Geschlecht Nifon sin, d. i. Japaner, oder nach der Bedeutung, Menschen auf der Welt unter der Sonne. ‟</text:span></text:p>
          </table:table-cell>
          <table:table-cell office:value-type="string">
            <text:p>-</text:p>
          </table:table-cell>
          <table:table-cell office:value-type="float" office:value="529">
            <text:p>529</text:p>
          </table:table-cell>
          <table:table-cell table:number-columns-repeated="1018"/>
        </table:table-row>
        <table:table-row table:style-name="ro20">
          <table:table-cell office:value-type="string">
            <text:p><text:span text:style-name="T1">Alonso Cano 155. —</text:span> Die beiden Reisen an den Hof 158. — <text:span text:style-name="T2">Anstellung</text:span> 165. — <text:span text:style-name="T1">Die Stadt Madrid 168. — Kunstverkehr 172. —</text:span></text:p>
          </table:table-cell>
          <table:table-cell/>
          <table:table-cell office:value-type="string">
            <text:p><text:s/></text:p>
          </table:table-cell>
          <table:table-cell office:value-type="string">
            <text:p><text:span text:style-name="T1">Die elektrisirte Platte kann sogar mit der unvollkommen leitenden Fläche in Berührung gebracht werden, und eine Zeit lang in dieser Stellung verbleiben; in welchem Falle die Intensität beynahe bis auf Nichts herabsinkt, und daher die Elektricität nur sehr langsam in die untere Platte übergeht.</text:span> Ganz anders aber ist der Fall, wenn bey <text:span text:style-name="T2">Anstellung</text:span> dieses Versuchs die elektrisirte Metallplatte die untere mit der Schärfe des Randes berührt; denn alsdann ist ihre Intensität größer, als wenn sie flach liegt, wie das Elektrometer zeigt, die Elektricität überwindet also den schwachen Widerstand, und geht in die untere Fläche über, auch wohl durch einen dünnen elektrischen Ueberzug, weil die Elektricität der einen Platte von der Elektricität der andern nur im Verhältniß der Menge von Oberfläche, welche sie einander innerhalb einer gegebenen Distanz entgegenstellen, im Gleichgewicht erhalten wird, daß sich also die Elektricität gar nicht zerstreuet, wenn die Platten einander flach und in vielen Punkten berühren. <text:span text:style-name="T1">Dieses anscheinende Paradoron erklärt sich sehr deutlich aus der Theorie der elektrischen Atmosphären.</text:span></text:p>
          </table:table-cell>
          <table:table-cell office:value-type="string">
            <text:p>-</text:p>
          </table:table-cell>
          <table:table-cell office:value-type="float" office:value="149">
            <text:p>149</text:p>
          </table:table-cell>
          <table:table-cell table:number-columns-repeated="1018"/>
        </table:table-row>
        <table:table-row table:style-name="ro19">
          <table:table-cell office:value-type="string">
            <text:p><text:span text:style-name="T1">bidermann, wer darunter verstanden wird 3506.</text:span> <text:span text:style-name="T2">bilanz</text:span>, bilance, oder balanze, dises wort hat zweierlei haubtbedeutungen 4867, einteilung derselben 4868, andre gattungen derselben 4869. <text:span text:style-name="T1">bildhauer, werden zu den künstlern gerechnet 254.</text:span></text:p>
          </table:table-cell>
          <table:table-cell/>
          <table:table-cell office:value-type="string">
            <text:p><text:s/></text:p>
          </table:table-cell>
          <table:table-cell office:value-type="string">
            <text:p><text:span text:style-name="T1">Einige sagen balanze, bilanze, bilance.</text:span> Das wort: <text:span text:style-name="T2">bilanz</text:span> hat zweierlei haubtbedeutungen, 1) wenn ein verrechneter diner seine monatliche einname, und ausgabe einsenden muß; 2) unter den kaufleuten, wenn credit, und debet gegen einander gesezet, und ausgeworfen werden. <text:span text:style-name="T1">Ausser dem können sie auch bei andern schuldenern fürkommen (§ 4867 des 2ten th.).</text:span></text:p>
          </table:table-cell>
          <table:table-cell office:value-type="string">
            <text:p>-</text:p>
          </table:table-cell>
          <table:table-cell office:value-type="float" office:value="692">
            <text:p>692</text:p>
          </table:table-cell>
          <table:table-cell table:number-columns-repeated="1018"/>
        </table:table-row>
        <table:table-row table:style-name="ro7">
          <table:table-cell office:value-type="string">
            <text:p><text:span text:style-name="T1">In so einem Neste drey Apotheken!</text:span> Ja, wie wir noch den Hofstaat hier hatten, da gings <text:span text:style-name="T2">flott</text:span>, da war noch Nahrung unter den Leuten! <text:span text:style-name="T1">Aber jetzt brauchen sie Jahr aus Jahr ein die Hungerkur.</text:span></text:p>
          </table:table-cell>
          <table:table-cell/>
          <table:table-cell office:value-type="string">
            <text:p><text:s/></text:p>
          </table:table-cell>
          <table:table-cell office:value-type="string">
            <text:p><text:span text:style-name="T1">Nach dieser kleinen Unruhe brachten wir das Schiff an seinen bestimmten Ort.</text:span> Beym Hereinboogsiren gerieth es etliche mahl auf den Grund, weil man damit, auf einer Seite, etwas zu nah ans Ufer kam, doch war zum Glück das Wasser hier so ruhig, und der Grund so weich, daß es ohne Mühe und Schaden, wieder <text:span text:style-name="T2">flot</text:span> wurde. <text:span text:style-name="T1">Sobald dies Geschäft vorüber war, setzten wir uns ruhig zu Tische, und futzren nachher, indrey gut bemannten Böten, darinn unter andern alle unsere See-Soldaten befindlich waren, nach dem Lande hin.</text:span></text:p>
          </table:table-cell>
          <table:table-cell office:value-type="string">
            <text:p>-</text:p>
          </table:table-cell>
          <table:table-cell office:value-type="float" office:value="837">
            <text:p>837</text:p>
          </table:table-cell>
          <table:table-cell table:number-columns-repeated="1018"/>
        </table:table-row>
        <table:table-row table:style-name="ro8">
          <table:table-cell office:value-type="string">
            <text:p><text:span text:style-name="T1">Der Teufel und der heil. Lupus waren einander erklärte Feinde, wo sie sich also einen Possen spielen konnten, geschah's, wie man denken kann, nur zu gern.</text:span> Da einst der Heilige bis in später Nacht im Gebet verharrete, wurde er auf <text:span text:style-name="T2">Anstellung</text:span> des Teufels durstig, so daß er frisches <text:span text:style-name="T1">„Meine Schiksale?“ fragte Walter erstaunt.</text:span></text:p>
          </table:table-cell>
          <table:table-cell/>
          <table:table-cell office:value-type="string">
            <text:p><text:s/></text:p>
          </table:table-cell>
          <table:table-cell office:value-type="string">
            <text:p><text:span text:style-name="T1">Denn solches sind allgemeine Vortheile, welche die Gesetze den Eltern billigerweise für die Beschwerden der ganzen Erziehung gewähren.</text:span> In wiefern jedoch ein Sohn, der zwar bereits volljährig geworden, allein sich von den Eltern, mit <text:span text:style-name="T2">Anstellung</text:span> einer eigenen Nahrung und Haushaltung, noch nicht abgesondert hat, zu solchen bürgerlichen Handlungen fähig sey, die die Eigenschaft eines Paterfamilias erfordern, ist streitig. <text:span text:style-name="T1">Zwar ist man darin völlig einverstanden, daß die Errichtung eines Testaments bis auf wirklich erfolgte völlige Absonderung des Sohns suspendirt bleiben müsse.</text:span></text:p>
          </table:table-cell>
          <table:table-cell office:value-type="string">
            <text:p>-</text:p>
          </table:table-cell>
          <table:table-cell office:value-type="float" office:value="482">
            <text:p>482</text:p>
          </table:table-cell>
          <table:table-cell table:number-columns-repeated="1018"/>
        </table:table-row>
        <table:table-row table:style-name="ro9">
          <table:table-cell office:value-type="string">
            <text:p><text:span text:style-name="T1">Ein Hauptgebrauch zu Flintensteinen.</text:span> s. B. Hacquets physische und <text:span text:style-name="T2">technische</text:span> Beschreibung der Flintensteine. <text:span text:style-name="T1">Wien, 1792. 8.</text:span></text:p>
          </table:table-cell>
          <table:table-cell/>
          <table:table-cell office:value-type="string">
            <text:p><text:s/></text:p>
          </table:table-cell>
          <table:table-cell office:value-type="string">
            <text:p><text:span text:style-name="T1">Der objective Dichter verschwindet selbst hinter dem Stoff — Homer und Shakespeare werden darin verglichen; während andere Dichter uns ihre Persönlichkeit aufdrängen und dem Stoff eine bestimmte Färbung geben.</text:span> Dieser Unterschied ist ja gewiß wichtig; es ist aber ein <text:span text:style-name="T2">technischer</text:span> Gesichtspunct für sich, der schon im Kapitel vom Stoff und den Stoffmischungen vorkommt. <text:span text:style-name="T1">Die Eintheilung Schillers ist also, wie sie vorliegt, nicht direct brauchbar, sie müßte von vorn bis hinten nachgeprüft werden.</text:span></text:p>
          </table:table-cell>
          <table:table-cell office:value-type="string">
            <text:p>-</text:p>
          </table:table-cell>
          <table:table-cell office:value-type="float" office:value="377">
            <text:p>377</text:p>
          </table:table-cell>
          <table:table-cell table:number-columns-repeated="1018"/>
        </table:table-row>
        <table:table-row table:style-name="ro3">
          <table:table-cell office:value-type="string">
            <text:p><text:span text:style-name="T1">Ein an das Gehölze stoßender Fruchtgarten, der sonst davon durch eine Vermachung abgesondert war, ist dazu gezogen, und ein kleines zu ihm gehöriges altes Gebäude, verneuert und mit großen Kosten für ihn wohnbar gemacht; auch sind verschiedene Küchen und Stallgebäude erbauet worden.</text:span> Schon hatte der ehemals am hiesigen Hofe und nun am schwedischen Hofe befindliche <text:span text:style-name="T2">englische</text:span> Gesandte, Wroughton, der bloß diesen Garten mit der Wohnung vom sächsischen Hofe eingeräumet erhalten hatte, das Innere derselben bequemer und niedlicher eingerichtet, auch einige Terrassen zur Aussicht auf die Landstraße aufführen lassen. <text:span text:style-name="T1">Die außerhalb des Gehölzes gelegenen sandigen Gegenden gegen Bielane zu, sind mit fettem Leimen überschüttet, Gras darauf gesäet, und hie und da mit Gruppen von Bäumen bepflanzt worden.</text:span></text:p>
          </table:table-cell>
          <table:table-cell/>
          <table:table-cell office:value-type="string">
            <text:p><text:s/></text:p>
          </table:table-cell>
          <table:table-cell office:value-type="string">
            <text:p><text:span text:style-name="T1">Die Matrosen wußten gut mit ihnen fertig zu werden, sie schlugen sie ohne große Umstände mit einer Keule vor den Kopf, schleppten sie in die Böte, und brachten sie an Bord, wo, aus dem Speck, Thranöl gekocht ward.</text:span> Die alten Löwen waren fast alle erstaunlich fett, und zehn bis zwölf Fuß (<text:span text:style-name="T2">englischen</text:span> Maaßes) lang; die Löwinnen hingegen waren schlanker und ihrer Länge nach zwischen sechs und acht Fuß. <text:span text:style-name="T1">Die größten Seelöwen wogen zwölf bis funfzehn hundert Pfund, und einer von mittler Größe wog ohne Haut, Eingeweide und Speck fünf hundert und funfzig Pfund.</text:span></text:p>
          </table:table-cell>
          <table:table-cell office:value-type="string">
            <text:p>-</text:p>
          </table:table-cell>
          <table:table-cell office:value-type="float" office:value="741">
            <text:p>741</text:p>
          </table:table-cell>
          <table:table-cell table:number-columns-repeated="1018"/>
        </table:table-row>
        <table:table-row table:style-name="ro18">
          <table:table-cell office:value-type="string">
            <text:p><text:span text:style-name="T1">Der Anblick dieser ist bald ein völlig einstimmiger, trotz der farbigen und abenteuerlichen Schilderungen eifernder Prediger.</text:span> Es handelte sich bei den Frauen weniger um den Kampf der einzelnen Stücke wie bei der männlichen Tracht, als um den allgemeinen Charakter, um eine freie und wenn auch nicht weite, doch bequeme Gewandung von vollem Fluß und Wurf, von <text:span text:style-name="T2">flotten</text:span>, oft fast männlichen Formen im Gegensatz zu gezierter, manierirter, selbst unnatürlicher Steifheit: <text:span text:style-name="T1">es ist der Kampf einer, man möchte sagen, revolutionären Grazie mit der hofmäßigen.</text:span></text:p>
          </table:table-cell>
          <table:table-cell/>
          <table:table-cell office:value-type="string">
            <text:p><text:s/></text:p>
          </table:table-cell>
          <table:table-cell office:value-type="string">
            <text:p><text:span text:style-name="T1">So wenig ich leugnen will, daß das große Kapital in manchen Beziehungen durch die Gewalt seiner Ueberlegenheit heute unberechtigte Gewinne macht, eine zu ungleiche Vermögensvertheilung noch ungleicher macht, so darf man auf der andern Seite da, wo gerade nicht sowohl das Kapital als persönliche Eigenschaften den Ausschlag geben, das nicht verschweigen.</text:span> Unfähigkeit, sich in Neues zu finden, Unfähigkeit, sich einer ganz regelmäßigen Thätigkeit zu unterwerfen, Unfähigkeit zu sparen, wenn der Erwerb einmal <text:span text:style-name="T2">flotter</text:span> geht, niedrige Leidenschaften, Trunk und Spiel, häusliche Mißverhältnisse sind in den tiefern sozialen Schichten häufiger, als in den höhern. <text:span text:style-name="T1">Mag andere moralische Fäulniß in den höhern Schichten weit größer sein, für den wirthschaftlichen Erwerb stehen sie höher, für den wirthschaftlichen Erwerb neuerer Art fehlen gerade dem Handwerker oft die moralischen Qualitäten, die Erziehung, wie Schulze-Delitzsch das auch immer und immer wieder betont.</text:span></text:p>
          </table:table-cell>
          <table:table-cell office:value-type="string">
            <text:p>-</text:p>
          </table:table-cell>
          <table:table-cell office:value-type="float" office:value="1269">
            <text:p>1269</text:p>
          </table:table-cell>
          <table:table-cell table:number-columns-repeated="1018"/>
        </table:table-row>
        <table:table-row table:style-name="ro12">
          <table:table-cell office:value-type="string">
            <text:p><text:span text:style-name="T1">Es handelt sich darum, dass als Zweck des Menschendaseins, und zwar jedes, auch des geringsten, nicht Wirtschaft und Recht, nicht das Leben der Arbeit allein und das öffentliche Leben, sondern die Höhe des Menschentums selbst thatsächlich und nicht bloss theoretisch zur Anerkennung gebracht werden muss.</text:span> Diese Vollendung des Menschentums ist aber nicht zu denken als eine angebbare Summe oder ein geschlossener Inbegriff von wissenschaftlichen Einsichten und <text:span text:style-name="T2">technischen</text:span> Fähigkeiten, Willensbestimmtheiten und Handlungsweisen, ästhetischen Auffassungen und Leistungen, und was man sonst noch aufzählen mag; sondern sie schliesst das Bewusstsein des unbegrenzt möglichen Fortschritts in jeder einzelnen Richtung humaner Bildung wie in ihrer zentralen Vereinigung ein. <text:span text:style-name="T1">Der Gipfel der Menschenbildung ist m. a. W. nicht ein definiter höchster Grad des Gebildetseins, sondern freieste Bildungsfähigkeit, unbeschränktestes Vermögen der Selbstbildung; womit zugleich erst die volle Befähigung, an der Bildung Andrer mitzuarbeiten, errungen wird.</text:span></text:p>
          </table:table-cell>
          <table:table-cell/>
          <table:table-cell office:value-type="string">
            <text:p><text:s/></text:p>
          </table:table-cell>
          <table:table-cell office:value-type="string">
            <text:p><text:span text:style-name="T1">a) solche, die „mit diplomatischem Charakter“, d. h. mit den Vorrechten der Gesandten, bei besonderen Anlässen den Absendestaat vertreten; und</text:span> b) Agenten ohne diplomatischen Charakter oder Kommissarien, die zur Erledigung einzelner Staatsgeschäfte, insbesondere <text:span text:style-name="T2">technischer</text:span> Fragen (Grenzregulierungen, Verkehrsinteressen, Industrieausstellungen u. s. w.), entsendet werden. <text:span text:style-name="T1">Sie geniessen während ihres amtlichen Aufenthaltes in dem Empfangsstaate nur diejenigen Vorrechte, ohne welche die Erledigung ihrer Aufgabe nicht möglich wäre; dahin gehört die Unverletzlichkeit ihrer Person und ihrer Papiere (anerkannt vom Reichskanzler Fürsten Bismarck, aus Anlass des Falles Schnäbele, durch Erklärung vom 28. April 1887); nicht aber die Befreiung von der Gerichtsbarkeit des Empfangsstaates.</text:span></text:p>
          </table:table-cell>
          <table:table-cell office:value-type="string">
            <text:p>-</text:p>
          </table:table-cell>
          <table:table-cell office:value-type="float" office:value="943">
            <text:p>943</text:p>
          </table:table-cell>
          <table:table-cell table:number-columns-repeated="1018"/>
        </table:table-row>
        <table:table-row table:style-name="ro13">
          <table:table-cell office:value-type="string">
            <text:p><text:span text:style-name="T1">Unter denselben ist ein jugendlicher Vulcanus ohne Bart, in Begriff, dem Jupiter, gegen welchen er eine Axt aufhebet, die Stirn zu öffnen, aus welcher Minerva hervor springen soll.</text:span> Vulcanus wurde in den ältesten Zeiten, so wie Jupiter und Aesculapius, ohne Bart vorgestellet, so wohl auf Hetrurischen Opfer-Schaalen und Steinen, als auf Griechischen Münzen der Stadt Lipari, in dem <text:span text:style-name="T2">Museo</text:span> des Hrn. <text:span text:style-name="T1">Duca Noja-Caraffa zu Neapel, ingleichen auf Römischen Münzen, und Lampen.</text:span></text:p>
          </table:table-cell>
          <table:table-cell/>
          <table:table-cell office:value-type="string">
            <text:p><text:s/></text:p>
          </table:table-cell>
          <table:table-cell office:value-type="string">
            <text:p><text:span text:style-name="T1">Eine große Thorheit aber ist es in allen Fällen, vorzugeben, daß ein Busto in dem Museo des Cardinals Polignac als ein Einziges Stück anzusehen sey, und nach dem Leben gearbeitet worden. Bey dieser Gelegenheit merke ich von den zehen Statuen eben dieses Musei an, welche letztgedachter Cardinal ohnweit Frascati ausgraben ließ, daß es nicht bewiesen werden können, daß dieselben ein Gruppo zusammen gemacht, noch viel weniger die Familie des Lycomedes, nebst dem in weiblichen Kleidern versteckten Achilles, vorgestellet.</text:span> Es wurde von diesen Statuen, da der König in Preußen dieses Museum kaufte, viel Geschrey in Frankreich gemachet, und man gab vor, daß diese allein nicht aus dem Lande gehen sollten; es wurden dieselben über drey Millionen Livres geschätzet, und auch diese mit begriffen, gieng das ganze <text:span text:style-name="T2">Museum</text:span> für etwa 36000. <text:span text:style-name="T1">Thaler nach Berlin.</text:span></text:p>
          </table:table-cell>
          <table:table-cell office:value-type="string">
            <text:p>-</text:p>
          </table:table-cell>
          <table:table-cell office:value-type="float" office:value="798">
            <text:p>798</text:p>
          </table:table-cell>
          <table:table-cell table:number-columns-repeated="1018"/>
        </table:table-row>
        <table:table-row table:style-name="ro19">
          <table:table-cell office:value-type="string">
            <text:p><text:span text:style-name="T1">Ein schmales Stück des weißen, glänzenden Halses wurde sichtbar.</text:span> Da <text:span text:style-name="T2">packte</text:span> es Adam. <text:span text:style-name="T1">Es rüttelte und schüttelte an ihm, schlug ihm die Zähne in die Nerven.</text:span></text:p>
          </table:table-cell>
          <table:table-cell/>
          <table:table-cell office:value-type="string">
            <text:p><text:s/></text:p>
          </table:table-cell>
          <table:table-cell office:value-type="string">
            <text:p><text:span text:style-name="T1">Ein sehr dickes und starkes wird in der Hauptstadt der Provinz Syriga verkauft.</text:span> Es ist ungemein schön bemahlt, und so in einzelne Stücke <text:span text:style-name="T2">gepakt</text:span>, daß man es für baumwollene oder seidene Zeuge halten mus. <text:span text:style-name="T1">Jn Sina und Tunquin macht man sowol aus Baumwolle als aus dem Schilf des Bambusrohrs ein sehr seines, schönes und etwas gelbliches Papier.</text:span></text:p>
          </table:table-cell>
          <table:table-cell office:value-type="string">
            <text:p>-</text:p>
          </table:table-cell>
          <table:table-cell office:value-type="float" office:value="254">
            <text:p>254</text:p>
          </table:table-cell>
          <table:table-cell table:number-columns-repeated="1018"/>
        </table:table-row>
        <table:table-row table:style-name="ro11">
          <table:table-cell office:value-type="string">
            <text:p><text:span text:style-name="T1">Das Weltgeld funktionirt als allgemeines Zahlungsmittel, allgemeines Kaufmittel und absolut gesellschaftliche Materiatur des Reichthums überhaupt (universal wealth).</text:span> Die Funktion als Zahlungsmittel, zur Ausgleichung internationaler <text:span text:style-name="T2">Bilanzen</text:span>, herrscht vor. <text:span text:style-name="T1">Daher das Losungswort des Merkantilsystems —</text:span></text:p>
          </table:table-cell>
          <table:table-cell/>
          <table:table-cell office:value-type="string">
            <text:p><text:s/></text:p>
          </table:table-cell>
          <table:table-cell office:value-type="string">
            <text:p><text:span text:style-name="T1">Es sei!</text:span> Wehmüthig blickte der Gründer der Spiegel-und Rabe-Actien, der Verfasser der Prospecte, der Verwaltungsberichte mit den wundervollen immer stimmenden <text:span text:style-name="T2">Bilanzen</text:span>, dem so überzeugenden gedruckten Querstrich von Rechts nach Links hinüber, in Frau Jennys wasserblaue Augen. <text:span text:style-name="T1">Es war nicht die Thräne, sondern die Gewöhnlichkeit, die einige milde Theilnahme spendete.</text:span></text:p>
          </table:table-cell>
          <table:table-cell office:value-type="string">
            <text:p>-</text:p>
          </table:table-cell>
          <table:table-cell office:value-type="float" office:value="971">
            <text:p>971</text:p>
          </table:table-cell>
          <table:table-cell table:number-columns-repeated="1018"/>
        </table:table-row>
        <table:table-row table:style-name="ro46">
          <table:table-cell office:value-type="string">
            <text:p><text:span text:style-name="T1">Mittlerweile ist mit recht vielfach widerspruch erhoben. ich habe den nachweis also stark gekürzt; aber ich war nicht in der lage, mich bei jenen im resultate mit mir stimmenden ausführungen zu beruhigen.</text:span> Sofort klar ist es im Themistokles. zwei solche prachtstücke wie die strategeme für die <text:span text:style-name="T2">flotte</text:span> und wider den Areopag würde ein ethiker wie er mit besonderer freude aufgenommen haben. aber es würde auch in der aufzählung der historiker, die Themistokles zu Xerxes oder Artaxerxes kommen liessen, der berühmte name nicht fehlen. so figurirt einzig das citat über das verdienst des rates um den auszug nach Salamis neben dem entgegenstehenden zeugnisse des Kleidemos, hinter einer auf ein trozenisches und ein attisches actenstück zurückgehenden erzählung. das ist also ein sehr wertvolles und gelehrtes stück, aber solche nester von gelehrten citaten gehören niemals leuten vom schlage des Plutarch. <text:span text:style-name="T1">Krech (de Cratero 43) hat an Krateros als gewährsmann dieser psephismen gedacht, was gewiss nahe liegt, und dass auch das ächte psephisma des Themistokles, das den auszug nach Salamis beschloss, durchklingt, hat Krech dargetan. aber, wie er selbst zeigt, war dieses eine auch zur rednerzeit bekannte urkunde, und die trozenische beweist nichts für Krateros. meines erachtens haben wir kein mittel, zu entscheiden, ob Krateros oder ein anderer ernsthafter forscher die actenstücke herangezogen hat. nur will es mir einfacher scheinen, denselben mann die psephismen, den Aristoteles und den Kleidemos benutzen zu lassen. also z. b. an Phainias möchte ich denken, der so stark im Themistokles benutzt ist.</text:span></text:p>
          </table:table-cell>
          <table:table-cell/>
          <table:table-cell office:value-type="string">
            <text:p><text:s/></text:p>
          </table:table-cell>
          <table:table-cell office:value-type="string">
            <text:p><text:span text:style-name="T1">15. Dec.</text:span> Diesen Abend saßen wir zum erstenmal auf einer Sandbank auf, und es kostete uns einige Mühe wieder <text:span text:style-name="T2">flott</text:span> zu werden. <text:span text:style-name="T1">16. Dec. Schon gestern hatten wir in den Ganges gelenkt.</text:span></text:p>
          </table:table-cell>
          <table:table-cell office:value-type="string">
            <text:p>-</text:p>
          </table:table-cell>
          <table:table-cell office:value-type="float" office:value="1300">
            <text:p>1300</text:p>
          </table:table-cell>
          <table:table-cell table:number-columns-repeated="1018"/>
        </table:table-row>
        <table:table-row table:style-name="ro21">
          <table:table-cell office:value-type="string">
            <text:p><text:span text:style-name="T1">Diess Gemälde war der Canon der römischen Künstler gewesen, an dem ein Poussin und Fiammingo aus der Verbildung ihrer Zeit den Weg zu reiner Kindlichkeit zurückzufinden suchten.</text:span> Ueberraschend ist, dass Velazquez der leichte, weiche, durchsichtige Pinsel des Kindermalers wie wenigen zu Gebote gestanden hat, dass er in der <text:span text:style-name="T2">Kinderstube</text:span> seine frischesten Lorbeern gepflückt hat. <text:span text:style-name="T1">Aber der strenge Charakteristiker war ja auch der Maler der Luft und des Lichts.</text:span></text:p>
          </table:table-cell>
          <table:table-cell/>
          <table:table-cell office:value-type="string">
            <text:p><text:s/></text:p>
          </table:table-cell>
          <table:table-cell office:value-type="string">
            <text:p><text:span text:style-name="T1">Aber ihre Gutmüthigkeit ging oft in Schwäche über, und da mein Vater nur selten im Stande war, eine strenge Miene anzunehmen, so blieben wir bei unseren kindlichen Unarten und Eigenwilligkeiten so ziemlich uns selbst überlassen.</text:span> Ein Jahr nach der Geburt meines Bruders Moritz wurde unsre <text:span text:style-name="T2">Kinderstube</text:span> durch ein viertes Mitglied vermehrt. <text:span text:style-name="T1">Mein Vater nahm den Nebenschößling einer erlauchten Familie, den ich mit seinem Vornamen Fritz nennen will, zu sich.</text:span></text:p>
          </table:table-cell>
          <table:table-cell office:value-type="string">
            <text:p>-</text:p>
          </table:table-cell>
          <table:table-cell office:value-type="float" office:value="1050">
            <text:p>1050</text:p>
          </table:table-cell>
          <table:table-cell table:number-columns-repeated="1018"/>
        </table:table-row>
        <table:table-row table:style-name="ro57">
          <table:table-cell office:value-type="string">
            <text:p><text:span text:style-name="T1">1320</text:span> LXXV von den <text:span text:style-name="T2">bilanzen</text:span>, s. <text:span text:style-name="T1">1322</text:span></text:p>
          </table:table-cell>
          <table:table-cell/>
          <table:table-cell office:value-type="string">
            <text:p><text:s/></text:p>
          </table:table-cell>
          <table:table-cell office:value-type="string">
            <text:p><text:span text:style-name="T1">Böses Schicksal der Fußgänger.</text:span> <text:span text:style-name="T2">Bilanz</text:span>. <text:span text:style-name="T1">Auch sonderbare Karaktere gefallen sich hier.</text:span></text:p>
          </table:table-cell>
          <table:table-cell office:value-type="string">
            <text:p>-</text:p>
          </table:table-cell>
          <table:table-cell office:value-type="float" office:value="834">
            <text:p>834</text:p>
          </table:table-cell>
          <table:table-cell table:number-columns-repeated="1018"/>
        </table:table-row>
        <table:table-row table:style-name="ro4">
          <table:table-cell office:value-type="string">
            <text:p><text:span text:style-name="T1">Bestritten ist aber der verhältnismässige Anteil, der jedem der beiden geschichtlichen Elemente des fränkischen Staatsrechts zuzumessen sei.</text:span> Denn die einen betrachten das germanische, die anderen das römische Recht als den Hauptfaktor; manche unterlassen es, die <text:span text:style-name="T2">Bilanz</text:span> zu ziehen, oder finden gleiches Gewicht der verglichenen Grössen, wogegen eine in jüngster Zeit einseitig verfochtene Ansicht das Problem durch die Behauptung zu lösen glaubt, das fränkische Staatsrecht stelle im Verhältnis zu seinen geschichtlichen Vorläufern etwas vollständig Neues dar, sei von den merowingischen Königen gewissermassen aus flacher Hand geschaffen worden. <text:span text:style-name="T1">Eine Ausnahme macht Fustel de Coulanges, dem alles römisch ist.</text:span></text:p>
          </table:table-cell>
          <table:table-cell/>
          <table:table-cell office:value-type="string">
            <text:p><text:s/></text:p>
          </table:table-cell>
          <table:table-cell office:value-type="string">
            <text:p><text:span text:style-name="T1">Bankges. §. 58 Abs. 2.</text:span> b) Notenbanken müssen nach näherer Vorschrift des Bankgesetzes §. 8 viermal monatlich den Stand ihrer Aktiva und Passiva, und spätestens 3 Monate nach dem Schlusse jedes Geschäftsjahres eine genaue <text:span text:style-name="T2">Bilanz</text:span> ihrer Aktiva und Passiva nach näherer Anordnung des Bundesrathes, sowie den Jahresabschluß des Gewinn-und Verlustkonto’s durch den Reichsanzeiger auf ihre Kosten veröffentlichen. <text:span text:style-name="T1">Diese Vorschriften hat der Bundesrath am 15. Januar 1877 erlassen.</text:span></text:p>
          </table:table-cell>
          <table:table-cell office:value-type="string">
            <text:p>-</text:p>
          </table:table-cell>
          <table:table-cell office:value-type="float" office:value="1097">
            <text:p>1097</text:p>
          </table:table-cell>
          <table:table-cell table:number-columns-repeated="1018"/>
        </table:table-row>
        <table:table-row table:style-name="ro13">
          <table:table-cell office:value-type="string">
            <text:p><text:span text:style-name="T1">Alle übrigen Merkmale der Fänger müssen bei der Schilderung der einzelnen Ordnungen hervorgehoben werden: hier läßt sich im allgemeinen darüber Nichts sagen.</text:span> Der Schwanz ist bald lang, bald kurz, bald tiefer oder seichter gegabelt, bald abgerundet, bald gerade abgeschnitten, der Fuß bei den einen stark und durch scharfe Krallen bewehrt, bei den andern schwach und stumpfkrallig, das Gefieder <text:span text:style-name="T2">locker</text:span> oder dicht anliegend, die Färbung einfach oder bunt rc. <text:span text:style-name="T1">Die Fänger bewohnen die ganze Erde; ihre größere Mehrzahl gehört jedoch den wärmeren Ländern an; in ihnen erst zeigt sich der ganze Reichthum der Reihe.</text:span></text:p>
          </table:table-cell>
          <table:table-cell/>
          <table:table-cell office:value-type="string">
            <text:p><text:s/></text:p>
          </table:table-cell>
          <table:table-cell office:value-type="string">
            <text:p><text:span text:style-name="T1">Bey der lezten Arbeit, wenn das Unkraut verdorret ist, kan das Land mit der kleinen Garten-Ege bestrichen und überfahren werden, damit der Acker fein gleich und eben wird, doch muß hierbey der linke Theil, daß die Zinken in die Höhe zu liegen kommen, genommen werden, sonst würden die eisernen Zinken den eingegrabenen, oder untergepflügten Mist mit herausziehen, und sofort nach der Garten-Schnure mit einem Wein-Pfahle nach der im folgenden vorgeschriebenen Weite abgeriefet oder abgezeichnet werden.</text:span> Wir haben von den weisen Kopf-Kohl dreyerley Sorten: als erstlich die grose Braunschweiger, welche, wenn sich nicht sonderliche und hierzu nöthige Witterung ereignet, in unserm Lande nicht feste wird, sondern wenn man mit der Hand darauf drücket, mehrentheils <text:span text:style-name="T2">lucker</text:span> oder lumme befunden wird. <text:span text:style-name="T1">Sie verlanget einen Raum in das Quadrat von drittehalb Schuhen.</text:span></text:p>
          </table:table-cell>
          <table:table-cell office:value-type="string">
            <text:p>-</text:p>
          </table:table-cell>
          <table:table-cell office:value-type="float" office:value="259">
            <text:p>259</text:p>
          </table:table-cell>
          <table:table-cell table:number-columns-repeated="1018"/>
        </table:table-row>
        <table:table-row table:style-name="ro28">
          <table:table-cell office:value-type="string">
            <text:p><text:span text:style-name="T1">Zwingen aber die Arbeiter das Unternehmerthum, die gesetzlichen Bestimmungen zu beachten, so bedeutet das ein Fortschritt, der naturgemäß einen weiteren Fortschritt zur Folge haben muß.</text:span> Ich habe zu verschiedenen Malen, um die Richtigkeit meiner Behauptungen zu beweisen, die <text:span text:style-name="T2">englische</text:span> Gewerkschaftsbewegung angeführt und daher muß ich noch auf eine Annahme zurückkommen, durch die man die Stärke und Bedeutung der englischen Gewerkschaftsorganisationen zu erklären sucht. <text:span text:style-name="T1">— „Die englischen Organisationen seien zu einer Zeit entstanden, wo England die kapitalistische Alleinherrschaft ausübte“, so lautet diese Annahme.</text:span></text:p>
          </table:table-cell>
          <table:table-cell/>
          <table:table-cell office:value-type="string">
            <text:p><text:s/></text:p>
          </table:table-cell>
          <table:table-cell office:value-type="string">
            <text:p><text:span text:style-name="T1">Die Jüngeren von Adel tragen sich allerdings neuer, und zwar, seit einiger Zeit, in seynsollenden englischem Geschmack; aber die Zusammensetzung ihres Anzuges ist zum Theil sehr wunderlich; und was, zum Beyspiel, bey den Engländern durchaus Tuch, oder Leder, oder Baumwolle seyn muß, ist hier Seide, Seide und Seide.</text:span> Die Feinheit und Sauberkeit der Engländer in ihren Kleidungsstücken, ihre bescheidenen und haltbaren Farben, ihre Einfachheit in Schnallen, Uhrketten und Haarputz, ihr runder Hut, ihr ungezwungener, oft auch ungezogener, Anstand — sind lauter Dinge, die gegen den Charakter und mithin gegen den Geschmack der Jtaliener anstoßen; und wenn sie sich einzeln in einem <text:span text:style-name="T2">englischen</text:span> Frack, oder in einem runden Hute, oder in einem schlichten Haare zeigen, so kann man darauf rechnen, daß sie wiederum zu dem erstern eine höchst sorgfältige Frisur und den Hut unter dem Arm, zu dem andern, einen Haarbeutel und Degen, und zu dem dritten, ein seidenes Kleid, tragen werden. <text:span text:style-name="T1">Dieser Mangel an Geschmack und Paßlichkeit wird dadurch unterhalten, daß der jüngere Adel von Verona nicht reiset, sondern seine Moden von den einzelnen Reisenden abnimmt, die er in seiner Vaterstadt sieht.</text:span></text:p>
          </table:table-cell>
          <table:table-cell office:value-type="string">
            <text:p>-</text:p>
          </table:table-cell>
          <table:table-cell office:value-type="float" office:value="147">
            <text:p>147</text:p>
          </table:table-cell>
          <table:table-cell table:number-columns-repeated="1018"/>
        </table:table-row>
        <table:table-row table:style-name="ro9">
          <table:table-cell office:value-type="string">
            <text:p><text:span text:style-name="T1">Und die Gefahr kann nicht größer seyn, als sie ist, wenn man die äussersten Bedürfnisse wohlfeiler aus der Fremde ziehet, als daheim bauet; gleichwohl aber mit seinen Händen wenig oder nichts schaffet, um das Gleichgewicht dagegen zu halten, keinen Blick in die Welt thut, welche dem Fußgänger, wie dem Reuter, offen steht.</text:span> Es ist fast unglaublich, wie sehr wir seit einigen Jahren die <text:span text:style-name="T2">Bilanz</text:span> der Handlung verlohren haben. <text:span text:style-name="T1">Wie lange ist es, daß hundert Alberts-Thaler 120 Thaler unserer Münze galten?</text:span></text:p>
          </table:table-cell>
          <table:table-cell/>
          <table:table-cell office:value-type="string">
            <text:p><text:s/></text:p>
          </table:table-cell>
          <table:table-cell office:value-type="string">
            <text:p><text:span text:style-name="T1">so würde in der Beurtheilung und Bewilligung der gemeinen Vertheidigung ein verschiedenes und den Städten schädliches Interesse herrschen.</text:span> Daher ist es billig und nothwendig, daß eine <text:span text:style-name="T2">Bilanz</text:span> gemacht, und dazu ein Satz von der Art, wie er sich vieler Orten findet, angenommen werde; nemlich: <text:span text:style-name="T1">Wenn einer Stadt zwey Bannmeilen zugestanden sind; und diese zwey Bannmeilen zehntausend Thaler aufzubringen haben, sollen 9 Theile vom Acker und der Zehnte von dem städtischen Fleiße entrichtet werden.</text:span></text:p>
          </table:table-cell>
          <table:table-cell office:value-type="string">
            <text:p>-</text:p>
          </table:table-cell>
          <table:table-cell office:value-type="float" office:value="472">
            <text:p>472</text:p>
          </table:table-cell>
          <table:table-cell table:number-columns-repeated="1018"/>
        </table:table-row>
        <table:table-row table:style-name="ro8">
          <table:table-cell office:value-type="string">
            <text:p><text:span text:style-name="T1">Ihre Geltung ist eine um so beschränktere, als sie sich meist auf das Leben der höhern Stände beziehen, über welche wir hier im Guten wie im Bösen unverhältnißmäßig reichlicher unterrichtet sind als bei andern europäischen Völkern.</text:span> Weil aber Ruhm und Schmach hier lauter tönen als sonst irgendwo, so sind wir deßhalb der allgemeinen <text:span text:style-name="T2">Bilanz</text:span> der Sittlichkeit noch um keinen Schritt näher. <text:span text:style-name="T1">Wessen Auge dringt in die Tiefen, wo sich Charactere und Schicksale der Völker bilden? wo Angeborenes und Erlebtes zu einem neuen Ganzen gerinnt und zu einem zweiten, dritten Naturell wird?</text:span></text:p>
          </table:table-cell>
          <table:table-cell/>
          <table:table-cell office:value-type="string">
            <text:p><text:s/></text:p>
          </table:table-cell>
          <table:table-cell office:value-type="string">
            <text:p><text:span text:style-name="T1">So werden z. B. die Ausfuhren von Indien nach Australien und Nordamerika durch Tratten auf London gedeckt, und wirken daher auf den Wechselkurs ganz so, als ob die Waaren direkt von Indien nach England gingen.</text:span> Ferner, wenn Indien und China zusammengenommen werden, so sei die <text:span text:style-name="T2">Bilanz</text:span> gegen England, da China fortwährend bedeutende Zahlungen für Opium an Indien, und England Zahlungen an China zu machen hat, und die Beträge auf diesem Umweg nach Indien gehn. <text:span text:style-name="T1">(1787, 88.)</text:span></text:p>
          </table:table-cell>
          <table:table-cell office:value-type="string">
            <text:p>-</text:p>
          </table:table-cell>
          <table:table-cell office:value-type="float" office:value="898">
            <text:p>898</text:p>
          </table:table-cell>
          <table:table-cell table:number-columns-repeated="1018"/>
        </table:table-row>
        <table:table-row table:style-name="ro7">
          <table:table-cell office:value-type="string">
            <text:p><text:span text:style-name="T1">Diese Muthmaßung wird beynahe zur Gewißheit, wenn man die innere Beschaffenheit dieser Predigten betrachtet.</text:span> Gleich der erste Absatz, der ersten Predigt, von der Einigkeit in der Ehe, kann ganz unmöglich aus Sebaldus <text:span text:style-name="T2">Feder</text:span> geflossen seyn; denn es kömmt darinn, ob er gleich nur eine halbe Seite lang ist, sechszehnmal das liebe Jch vor. <text:span text:style-name="T1">Man höre:</text:span></text:p>
          </table:table-cell>
          <table:table-cell/>
          <table:table-cell office:value-type="string">
            <text:p><text:s/></text:p>
          </table:table-cell>
          <table:table-cell office:value-type="string">
            <text:p><text:span text:style-name="T1">Die wir einsmahls sahen und in Händen hatten, mochte ohngefähr einen Zoll im Durchmesser haben, war hohl und daher leicht, und schien aus Messing oder einer ähnlichen gelben Metallmischung zu seyn.</text:span> Inwendig soll sich eine um eine Spindel schraubenförmig gewundene zarte <text:span text:style-name="T2">Feder</text:span> befinden, die, wenn die Kugel erwärmt wird, in eine merkliche zitternde oder schwingende Bewegung geräth; eine Erfahrung, die wir selbst machten, als wir sie eine Weile in der verschlossenen Hand hielten. <text:span text:style-name="T1">Dergleichen Kugeln sollen in China verfertigt werden.</text:span></text:p>
          </table:table-cell>
          <table:table-cell office:value-type="string">
            <text:p>-</text:p>
          </table:table-cell>
          <table:table-cell office:value-type="float" office:value="612">
            <text:p>612</text:p>
          </table:table-cell>
          <table:table-cell table:number-columns-repeated="1018"/>
        </table:table-row>
        <table:table-row table:style-name="ro7">
          <table:table-cell office:value-type="string">
            <text:p><text:span text:style-name="T1">Es ist andrerseits auch der Zeitvertreib und Genuss zu würdigen, den das Ausrupfen der Haare und das Herumarbeiten mit Handwerkzeug am Körper in faulen Stunden den Leuten bietet.</text:span> Endlich wäre es vielleicht nicht ganz gleichgültig, dass Haar und <text:span text:style-name="T2">Federn</text:span> als eine Art pflanzlicher Gewächse gelten. <text:span text:style-name="T1">Das Wort für Haar und Federn bei den Bakaïrí und wahrscheinlich auch in andern Sprachen ist ursprünglich dasselbe wie Wald, und ob nun das Pflanzliche vom Körperlichen abgeleitet sei oder umgekehrt, die Begriffe sind urverwandt.</text:span></text:p>
          </table:table-cell>
          <table:table-cell/>
          <table:table-cell office:value-type="string">
            <text:p><text:s/></text:p>
          </table:table-cell>
          <table:table-cell office:value-type="string">
            <text:p><text:span text:style-name="T1">Mit dieser Wandlung änderte sich auch sein Schmuck.</text:span> Als der dreikrämpige Hut fertig war, waren die Ränder mit goldenen Borten eingefaßt und statt der wallenden <text:span text:style-name="T2">Feder</text:span> mit feinem Gefieder, Plümage, einem leichten Ueberrest, rings besetzt worden. <text:span text:style-name="T1">Der Klapphut aber duldete nur noch die Borten. —</text:span></text:p>
          </table:table-cell>
          <table:table-cell office:value-type="string">
            <text:p>-</text:p>
          </table:table-cell>
          <table:table-cell office:value-type="float" office:value="1065">
            <text:p>1065</text:p>
          </table:table-cell>
          <table:table-cell table:number-columns-repeated="1018"/>
        </table:table-row>
        <table:table-row table:style-name="ro22">
          <table:table-cell office:value-type="string">
            <text:p><text:span text:style-name="T1">Unser Kapitän vermochte die Sache jedoch nicht von diesem weiteren Gesichtspunkte aufzufassen; je weniger der alte Mann vom eigentlichen Dienste verstand, desto mehr suchte er ihn in der peinlichen Beobachtung von Aeußerlichkeiten.</text:span> Das Nichtrauchen in der Messe war ihm noch aus seiner kurzen Dienstzeit vor drei Jahrzehnten als Master in der englischen Marine erinnerlich und nun ritt er es als <text:span text:style-name="T2">Steckenpferd</text:span>. <text:span text:style-name="T1">An einem prachtvollen warmen Sommerabend saßen Officiere und Beamte auf dem Rauchplatze.</text:span></text:p>
          </table:table-cell>
          <table:table-cell/>
          <table:table-cell office:value-type="string">
            <text:p><text:s/></text:p>
          </table:table-cell>
          <table:table-cell office:value-type="string">
            <text:p><text:span text:style-name="T1">Noch jetzt denkt er oft mit einem Gefühl der süssesten Freude, und einer Wehmuth, die ihm nicht selten heiße Thränen ins Auge gießt, an die glücklichen Stunden seiner Kindheit zurück, wo er des Umganges seiner guten Mutter genoß; wo er neben ihr über die lachenden Wiesen seines Dörfchens hüpfte, das Gärtchen mit Kohl bepflanzen half, und das Gras unter der Sichel der Mägde fallen sah, was in ihm eine sonderbare Sensation hervorbrachte.</text:span> Noch schweben ihm alle die Bilder seiner kindischen Glückseligkeit vor den Augen, wenn er seiner Mutter ein Bouquet von Blumen zur Kirche bringen, mit ihr die Garben des abgemäheten Feldes zählen, den Schnittern Erfrischungen reichen, auf seinem <text:span text:style-name="T2">Steckenpferde</text:span> mit einem Aehrenkranz um den Arm, an dem ein rothes Bändchen flatterte, nach Hause reiten, und denn auf ihrem Schoße einschlummern konnte. <text:span text:style-name="T1">Solch ein herzliches, inniges, unbeschreiblich süsses Gefühl der Glückseligkeit hat er nie wieder in spätern Jahren empfunden, und wirds auch nie wieder empfinden. —</text:span></text:p>
          </table:table-cell>
          <table:table-cell office:value-type="string">
            <text:p>-</text:p>
          </table:table-cell>
          <table:table-cell office:value-type="float" office:value="160">
            <text:p>160</text:p>
          </table:table-cell>
          <table:table-cell table:number-columns-repeated="1018"/>
        </table:table-row>
        <table:table-row table:style-name="ro24">
          <table:table-cell office:value-type="string">
            <text:p><text:span text:style-name="T1">Weibchen des gemeinen Uferaases (Palingenia horaria).</text:span> Die Ephemeren und unter ihnen vorzugsweise das Uferaas (Palingenia) gehören zu denjenigen Arten, welche durch ihr massenhaftes Auftreten ein allgemeineres Jnteresse in Anspruch nehmen, welches sich bei ihnen wegen der kurzen Lebensdauer der Jndividuen und dadurch noch erhöht, daß das ganze Geschlecht nur für einige Tage oder vielmehr <text:span text:style-name="T2">Abende</text:span> im Jahre sichtbar wird, dann wieder spurlos verschwindet, bis für jede Art im nächsten ihre Zeit wieder herbeigekommen ist. <text:span text:style-name="T1">Dieselbe halten sie so gut ein, daß dem Landwirthe die seinige für die verschiedenen Ernten nicht geläufiger sein kann, wie sie den Fischern auf einem bestimmten Flusse für die ihrige ist, mögen auch ein größerer Grad von Wärme oder Kälte, das Steigen oder Fallen des Wassers und andere noch unbekannte Umstände ihr Erscheinen um etwas beschleunigen oder verzögern.</text:span></text:p>
          </table:table-cell>
          <table:table-cell/>
          <table:table-cell office:value-type="string">
            <text:p><text:s/></text:p>
          </table:table-cell>
          <table:table-cell office:value-type="string">
            <text:p><text:span text:style-name="T1">Fahret wohl!</text:span> Am <text:span text:style-name="T2">Abend</text:span> desselben Tages ging Ekkehard auf den Berg, an den sich das Kloster anlehnt. <text:span text:style-name="T1">Seit langer Zeit war das sein Lieblingsgang.</text:span></text:p>
          </table:table-cell>
          <table:table-cell office:value-type="string">
            <text:p>-</text:p>
          </table:table-cell>
          <table:table-cell office:value-type="float" office:value="1025">
            <text:p>1025</text:p>
          </table:table-cell>
          <table:table-cell table:number-columns-repeated="1018"/>
        </table:table-row>
        <table:table-row table:style-name="ro4">
          <table:table-cell office:value-type="string">
            <text:p><text:span text:style-name="T1">Wer sich von dem Bunde absondern würde, sollte für einen treuvergessenen Verräther gelten, und von den übrigen als ein gemeinschaftlicher Feind behandelt werden.</text:span> Die ausdrücklich angehängte Bedingung: „So lange Wallenstein die Armee zum Dienste des Kaisers gebrauchen würde,“ entfernte jede Mißdeutung, und keiner der versammelten Kommandeurs trug Bedenken, einem so unschuldig scheinenden und so <text:span text:style-name="T2">billigen</text:span> Begehren seinen vollen Beyfall zu schenken. <text:span text:style-name="T1">Die Vorlesung dieser Schrift geschah unmittelbar vor einem Gastmahl, welches der Feldmarschall von Illo ausdrücklich in dieser Absicht veranstaltet hatte; nach aufgehobener Tafel sollte die Unterzeichnung vor sich gehen.</text:span></text:p>
          </table:table-cell>
          <table:table-cell/>
          <table:table-cell office:value-type="string">
            <text:p><text:s/></text:p>
          </table:table-cell>
          <table:table-cell office:value-type="string">
            <text:p><text:span text:style-name="T1">Auch in Ansehung der Reichstagsstimme schien seit dem Anfange der Religionstrennung ein jeder Reichsstand sich zu seinen Glaubensgenossen gehalten zu haben. — VIII.</text:span> Es schien also auch <text:span text:style-name="T2">billig</text:span> daß ein catholisch gewordener Landesherr, oder ein catholischer Landesuachfolger, dessen Land bisher evangelisch gewesen, sich nun wieder zum catholischen Religionstheile halten könnte. — <text:span text:style-name="T1">IX. X. Allein in jenen Fällen waren Herr und Land einerley Religion gewesen; jetzt sollte bloß auf die Person des Landesherrn gesehen werden; —</text:span></text:p>
          </table:table-cell>
          <table:table-cell office:value-type="string">
            <text:p>-</text:p>
          </table:table-cell>
          <table:table-cell office:value-type="float" office:value="775">
            <text:p>775</text:p>
          </table:table-cell>
          <table:table-cell table:number-columns-repeated="1018"/>
        </table:table-row>
        <table:table-row table:style-name="ro9">
          <table:table-cell office:value-type="string">
            <text:p><text:span text:style-name="T1">Bolingbrocke, Shaftesburi, King und Leibnitz gaben ihm zu seinem Essai on Man Philosophie in die Hand; er reimte ihre Systeme so gut er konnte und hat sie fast durchgehends vortreflich gereimet.</text:span> Auch Charaktere reimte er meistens in Gegensätzen, scharf und schneidend, insonderheit wo der Affect ihm die <text:span text:style-name="T2">Feder</text:span> schärfte; also daß Pope's Gedichte für eine gereimte Blüthensammlung aller Moral, auch vieler Weltkänntniß und Weltklugheit dienen können. <text:span text:style-name="T1">Höher hinaus aber reichte sein Genius nicht.</text:span></text:p>
          </table:table-cell>
          <table:table-cell/>
          <table:table-cell office:value-type="string">
            <text:p><text:s/></text:p>
          </table:table-cell>
          <table:table-cell office:value-type="string">
            <text:p><text:span text:style-name="T1">Hektik — Leichenrede in der Kirche des stillen Landes — Ottomar</text:span> Es wäre mir vielleicht auch besser, ich suchte beiden weniger mit der <text:span text:style-name="T2">Feder</text:span> nachzukommen als zu Fuß. <text:span text:style-name="T1">Die Lesewelt kann jezt an meinen Sachen kosten und naschen, indeß ich der Ostermesse entgegen huste, weil ich mir an jenen Sachen und am Schreibtisch“ woran ich mich niederkrümme, eine hübsche vollständige Hektik in die zwei Lungenflügel geschrieben.</text:span></text:p>
          </table:table-cell>
          <table:table-cell office:value-type="string">
            <text:p>-</text:p>
          </table:table-cell>
          <table:table-cell office:value-type="float" office:value="574">
            <text:p>574</text:p>
          </table:table-cell>
          <table:table-cell table:number-columns-repeated="1018"/>
        </table:table-row>
        <table:table-row table:style-name="ro24">
          <table:table-cell office:value-type="string">
            <text:p><text:span text:style-name="T1">Eben dasjenige Blut, welches gleichartig zu seyn scheinet, wenn es eben aus der Nase tröpfelt, oder aus einer geöfneten Blutader gelassen wird, lässet sich entweder von der blossen Ruhe, oder von der Kraft des Feuers, und der Salze, in verschiedne und ungleichartige Theile verwandeln.</text:span> Es ist <text:span text:style-name="T2">billig</text:span>, daß wir diejenigen Theile des Blutes zuerst betrachten, in welche sich das Blut von selbsten und ohne den Zwang der Kunst absondert. <text:span text:style-name="T1">Wir wollen diejenige Luft nur mit kurzem berühren, welche Fäulnis und andre Handgriffe im Blute erweisen; denn es wäre nur widerrechtlich, wenn wir dieses Element der Luft von dem Abschnitte des Athemholens, und der Wirksamkeit der Lunge trennen wollten, da man zu untersuchen haben wird, ob die Luft, so wie sie uns von allen Seiten umgibt, wirklich im Blute zugegen sei: oder ob vielmehr andre Eigenschaften dieser Luft eigen sind, welche sich unter den Elementartheilen des Blutes (cruor) mit befindet.</text:span></text:p>
          </table:table-cell>
          <table:table-cell/>
          <table:table-cell office:value-type="string">
            <text:p><text:s/></text:p>
          </table:table-cell>
          <table:table-cell office:value-type="string">
            <text:p><text:span text:style-name="T1">Wenn Jemand ein Haus bauen, sich aber nicht den Verdrüßlichkeiten und Beschwerden unterziehen will, die hier vorzüglich groß sind, wenn man die Sprache nicht versteht, so läßt er mehrere Podrjädschiki kommen, denen er seinen Plan und die Idee seiner Ausführung vorlegt.</text:span> Man wird mit dem <text:span text:style-name="T2">billigsten</text:span> einig, und hat nun weiter keine Sorge, als die bestimmten Termine zu halten. <text:span text:style-name="T1">Da die Unternehmer sich mit allen Materialien in der gelegensten Zeit versehen, alles im Großen einkaufen und jeden Vortheil kennen und benutzen, so sind sie im Stande wohlfeiler und geschwinder zu bauen, als es andern möglich ist.</text:span></text:p>
          </table:table-cell>
          <table:table-cell office:value-type="string">
            <text:p>-</text:p>
          </table:table-cell>
          <table:table-cell office:value-type="float" office:value="732">
            <text:p>732</text:p>
          </table:table-cell>
          <table:table-cell table:number-columns-repeated="1018"/>
        </table:table-row>
        <table:table-row table:style-name="ro6">
          <table:table-cell office:value-type="string">
            <text:p><text:span text:style-name="T1">„</text:span><text:span text:style-name="T1">Beamte bedürfen keines Urlaubs zum Eintritt in den Reichstag“.</text:span> Diese Bestimmung stellt das allgemeine Wahlrecht in der Richtung sicher, daß der durch dasselbe zum Mitglied des <text:span text:style-name="T2">Reichstages</text:span> Berufene nicht durch die ihm dienstlich vorgesetzte Behörde gehindert werden darf, die ihm übertragene Function auszuüben. <text:span text:style-name="T1">Die Bestimmung enthält keinen anderen Satz, als daß der Beamte, welcher seinen Dienst verläßt, um der auf ihn gefallenen Wahl Folge zu leisten, keine unbefugte und schuldbare Verletzung der Dienstpflichten verübt und daß er keiner Erlaubniß seiner vorgesetzten Behörde zum Eintritt in den Reichstag bedarf.</text:span></text:p>
          </table:table-cell>
          <table:table-cell/>
          <table:table-cell office:value-type="string">
            <text:p><text:s/></text:p>
          </table:table-cell>
          <table:table-cell office:value-type="string">
            <text:p><text:span text:style-name="T1">Er freute sich an den immer belebenden Gesprächen des geistreichen, vielerfahrenen Staatsmannes und entwarf sich von ihm nach seiner Künstlerweise ein ideales Bild, ohne zu bemerken, wie dicht Freimuth und Verschlagenheit, dynastische Treue und parteiische Willkür, Vaterlandsliebe und Eitelkeit in diesem seltsamen Geiste bei einander lagen.</text:span> Schön’s Reformpläne gingen so weit nicht, wie die liberale Presse der kleinen Nachbarstaaten wähnte, die ihn jetzt beharrlich als Volksmann und antiken Charakter verherrlichte; ein preußischer <text:span text:style-name="T2">Reichstag</text:span> von etwa hundert Köpfen schien ihm genügend, bei der großen politischen Unerfahrenheit des Volks. <text:span text:style-name="T1">Nur eine rasche Entscheidung hielt er mit Recht für nothwendig.</text:span></text:p>
          </table:table-cell>
          <table:table-cell office:value-type="string">
            <text:p>-</text:p>
          </table:table-cell>
          <table:table-cell office:value-type="float" office:value="1003">
            <text:p>1003</text:p>
          </table:table-cell>
          <table:table-cell table:number-columns-repeated="1018"/>
        </table:table-row>
        <table:table-row table:style-name="ro3">
          <table:table-cell office:value-type="string">
            <text:p><text:span text:style-name="T1">Auf dem Schiffe Naglfar sollen beim nahenden Weltende die zerstörenden Naturmächte heranschiffen und Frostriese Hrym wird dessen Steuermann sein.</text:span> Erfüllen die Lebenden ihre Pflichten gegen die Verstorbenen stets getreu, wird das Weltende lange ferne bleiben; erst wenn diese Pflichten nicht mehr erfüllt, den Verstorbenen die Nägel nicht mehr geschnitten werden, also das Böse herrschend geworden ist, naht auch das Weltende, wird das Schiff vollendet und <text:span text:style-name="T2">flott</text:span>. <text:span text:style-name="T1">Simrock, Mythol., S. 142 ff.; Mannhardt, germanische Mythen, S. 626 ff.</text:span></text:p>
          </table:table-cell>
          <table:table-cell/>
          <table:table-cell office:value-type="string">
            <text:p><text:s/></text:p>
          </table:table-cell>
          <table:table-cell office:value-type="string">
            <text:p><text:span text:style-name="T1">Einer Amtsverwalterin wie Jungfer Ehrenhardine würde ich auf einer wüsten Insel, glaub’ ich, zehn Schritte fern geblieben sein; das Kind Dorothee hatte selber als Sünderin den Reiz für mich nicht eingebüßt.</text:span> Die Gräfin aber war eine schmiegsame, zärtliche Seele, das Weib „in Gottes Namen, wie es im Buche steht, und sicherlich würde ich die Sprößlinge dieses anziehenden Paares, drei noch unbärtige Junkerchen, für das Erbe der Reckenburg in nächsten Betracht gezogen haben, hätte ich sie etwas weniger <text:span text:style-name="T2">flott</text:span> und übermüthig heranwachsen sehen. <text:span text:style-name="T1">Wohl sagte ich mir entschuldigend, daß bei der zerstreuenden Thätigkeit des Vaters und der gelassenen Umfriedung der Mutter dem jungschäumenden Blute der Zügel gefehlt habe; unter allen Umständen aber mußte die Zeit einer reiferen Entwickelung abgewartet werden.</text:span></text:p>
          </table:table-cell>
          <table:table-cell office:value-type="string">
            <text:p>-</text:p>
          </table:table-cell>
          <table:table-cell office:value-type="float" office:value="1179">
            <text:p>1179</text:p>
          </table:table-cell>
          <table:table-cell table:number-columns-repeated="1018"/>
        </table:table-row>
        <table:table-row table:style-name="ro4">
          <table:table-cell office:value-type="string">
            <text:p><text:span text:style-name="T1">Auch ist er verbunden, bey des nächsten Ortes Obrigkeit, wo der Schiffbruch oder die Strandung geschehen, sein Schiffvolk ohne Anstand eidlich abhören zu lassen, und von deren Aussage eine beglaubte Abschrift seinen Rhedern und Befrachtern zuzustellen. n) Wofern ein Schiffer genöthiget wird, sein Schiff auf den Strand zu setzen:</text:span> so muß er es, so bald möglich, entweder wieder in schiffbaren Stand zu setzen und es wieder <text:span text:style-name="T2">flott</text:span> zu machen suchen; oder, wofern beydes nicht möglich, ein anderes Schiff heuern, und die geborgenen Waaren nach dem Losungsplatze überbringen. (o) <text:span text:style-name="T1">Er muß seinen Rhedern u. Befrachtern von allen hauptsächlichen Vorfällen Nachricht ertheilen.</text:span></text:p>
          </table:table-cell>
          <table:table-cell/>
          <table:table-cell office:value-type="string">
            <text:p><text:s/></text:p>
          </table:table-cell>
          <table:table-cell office:value-type="string">
            <text:p><text:span text:style-name="T1">Setz an der zweiten Rippe an, Die erste kommt erst später dran.</text:span> Mit <text:span text:style-name="T2">flottem</text:span> Zieh’n, ganz leichtem Drücken Durchtrennt in wenig Augenblicken Nah an dem Knorpelknochensaum Die Rippenknorpel man wie Schaum. <text:span text:style-name="T1">Dem Meister wenigstens gelingt es, So leicht kein anderer vollbringt es; Wird solcher einem es zu schwer, Langt keck er nach der Knochenscheer’.</text:span></text:p>
          </table:table-cell>
          <table:table-cell office:value-type="string">
            <text:p>-</text:p>
          </table:table-cell>
          <table:table-cell office:value-type="float" office:value="153">
            <text:p>153</text:p>
          </table:table-cell>
          <table:table-cell table:number-columns-repeated="1018"/>
        </table:table-row>
        <table:table-row table:style-name="ro8">
          <table:table-cell office:value-type="string">
            <text:p><text:span text:style-name="T1">so durften sie keinen Fruchthandel treiben, nur je ein Haus besitzen, nur fünfzehn Ehen jährlich schließen.</text:span> Die <text:span text:style-name="T2">Presse</text:span> aber hielt mit wenigen Ausnahmen hartnäckig die Partei des Frankfurter Pfahlbürgerthums, denn Dalbergs Gesetze standen als Werke der Fremdherrschaft in schlechtem Rufe, und allgemein ward gefürchtet, daß die Bundesstadt durch das Ueberwuchern orientalischer Betriebsamkeit ihren deutschen Charakter verlieren würde. <text:span text:style-name="T1">Luden schrieb kurzab: vox populi vox Dei, die Stimme des Volkes ist den Juden nicht günstig.</text:span></text:p>
          </table:table-cell>
          <table:table-cell/>
          <table:table-cell office:value-type="string">
            <text:p><text:s/></text:p>
          </table:table-cell>
          <table:table-cell office:value-type="string">
            <text:p><text:span text:style-name="T1">Die Aeußerung Gramonts in der Sitzung des gesetzgebenden Körpers vom 6. Juli: schon diese Aeußerung war eine amtliche internationale Bedrohung mit der Hand am Degengriff.</text:span> Die Phrase: „La Prusse cane“ bildete in der <text:span text:style-name="T2">Presse</text:span> eine Erläuterung zu der Tragweite der Parlamentsverhandlungen vom 6. und 7. Juli, die für unser nationales Ehrgefühl nach meiner Empfindung jede Nachgiebigkeit unmöglich machte. <text:span text:style-name="T1">„Wir glauben nicht, daß die Achtung vor den Rechten eines Nachbarvolkes uns verpflichtet zu dulden, daß eine fremde Macht einen ihrer Prinzen auf den Thron Karls V. setze...</text:span></text:p>
          </table:table-cell>
          <table:table-cell office:value-type="string">
            <text:p>-</text:p>
          </table:table-cell>
          <table:table-cell office:value-type="float" office:value="919">
            <text:p>919</text:p>
          </table:table-cell>
          <table:table-cell table:number-columns-repeated="1018"/>
        </table:table-row>
        <table:table-row table:style-name="ro20">
          <table:table-cell office:value-type="string">
            <text:p><text:span text:style-name="T1">§. 82.</text:span> Die Amphibien aber äneln doch darin noch den warmblütigen Thieren, und zeichnen sich hingegen von den Fischen vorzüglich dadurch aus, daß sie wie jene auch noch durch Lungen Luft schöpfen; obgleich dieselben von weit <text:span text:style-name="T2">lockerer</text:span> Textur, und auch ihre Athemzüge weit unbestimmter und so zu sagen unordentliches sind als bey den beiden Classen mit warmen Blute. <text:span text:style-name="T1">Auch können sie das Athemholen weit langer entbehren als diese, weit langer im sogenannten luftleeren Raume, oder auch in eingesperrter Luft (wie z. B. Kröten in einer engen Hole mitten in Baumstämmen oder Steinblöcken) und selbst geraume Zeit in einer Atmosphäre von fixer und phlogistisirter Luft aushalten, lind auffallende Extreme von Hitze und von Kälte ausdauern, so daß man z. B. ungezweifelte Beyspiele von Wassermolchen und Fröschen hat, die sowohl im Magen und Darmcanal vom Menschen gelebt haben, als auch dem Leben ohnbeschadet in dichte Eisschollen eingefroren sind.</text:span></text:p>
          </table:table-cell>
          <table:table-cell/>
          <table:table-cell office:value-type="string">
            <text:p><text:s/></text:p>
          </table:table-cell>
          <table:table-cell office:value-type="string">
            <text:p><text:span text:style-name="T1">Und es erfordert allerdinges noch eine genaue Untersuchung, ob die Verwesung der Vegetabilien, welche in der Erde nach und nach geschiehet, so geschickt ist, dieselben so gut aufzulösen und zur Beförderung der Fruchtbarkeit zuzubereiten, als solches durch die Verdauung und Fäulniß in den Leibern der Thiere geschiehet.</text:span> Doch wil ich keinesweges leugnen, daß die untergepflügte Stoppeln, das schwere und lettigte Erdreich in etwas locker und milde erhalten können, wodurch auch der Vortheil erhalten wird, daß die in dem Regen und Schnee befindlichen fruchtbaren Theilchen sich desto besser in den <text:span text:style-name="T2">locker</text:span> gemachten Grund einsenken könne, es folget aber deswegen doch nicht, daß das Wicken-Stroh selbst eine gute Düngung seyn solte. <text:span text:style-name="T1">Jch kan auch nicht einsehen, warum man das Land brachen, düngen, zur Saat locker arbeiten, und hernach auf das darauf folgende Früh-Jahr mit Wicken bestellen solte, da man doch ein solches wohl zubereitetes Land mit Winter-Früchten bestellen könte, wovon gewiß ungleich mehr Nutzen zu hoffen wäre als von den Wicken und deren Unterpflügen.</text:span></text:p>
          </table:table-cell>
          <table:table-cell office:value-type="string">
            <text:p>-</text:p>
          </table:table-cell>
          <table:table-cell office:value-type="float" office:value="630">
            <text:p>630</text:p>
          </table:table-cell>
          <table:table-cell table:number-columns-repeated="1018"/>
        </table:table-row>
        <table:table-row table:style-name="ro10">
          <table:table-cell office:value-type="string">
            <text:p><text:span text:style-name="T1">Der Invalide, der an der Tischecke saß, hatte alsbald zum Beweis für das Gesagte den Stelzfuß auf dem Tisch und trommelte damit nach Wein.</text:span> Zugleich machte er <text:span text:style-name="T2">Anstalt</text:span>, seine Geschichte wieder aufzunehmen, aber es glückte ihm nicht. <text:span text:style-name="T1">Dein gut's Wohlsein, Küblerfritz! sagte der Schütz, das dargebotene Glas annehmend und auf Einen Zug leerend, mit einer Mischung von Freundlichkeit und Spott:</text:span></text:p>
          </table:table-cell>
          <table:table-cell/>
          <table:table-cell office:value-type="string">
            <text:p><text:s/></text:p>
          </table:table-cell>
          <table:table-cell office:value-type="string">
            <text:p><text:span text:style-name="T1">Er glaubte hier sein Verdienst so fest gegründet zu haben, daß er sich in der Mitte des Gebäudes eine, freylich nur aus zerbrechlichem Gips gefertigte Ehrensäule errichten ließ. –</text:span> Aber auch diese <text:span text:style-name="T2">Anstalt</text:span> war ihm nicht durch die Rücksicht auf das Bedürfniß seines Landes, sondern durch seine Schooßsünde, die Prunksucht, eingegeben. <text:span text:style-name="T1">Hätte er eine Bildungsschule für Künstler, Soldaten, Forstmänner, Schreiber, Schullehrer etc. errichtet, und ihr eine feste und zweckmäßige Form gegeben, so würde er in der That ein wichtiges Bedürfniß seines Landes gestillt, und in derselben sein Andenken für die Nachwelt erhalten haben.</text:span></text:p>
          </table:table-cell>
          <table:table-cell office:value-type="string">
            <text:p>-</text:p>
          </table:table-cell>
          <table:table-cell office:value-type="float" office:value="75">
            <text:p>75</text:p>
          </table:table-cell>
          <table:table-cell table:number-columns-repeated="1018"/>
        </table:table-row>
        <table:table-row table:style-name="ro7">
          <table:table-cell office:value-type="string">
            <text:p><text:span text:style-name="T1">Das freie Ende der Feder c liegt in der Ruhelage auf einer bei c1 angebrachten isolirten (Achat-) Spitze auf; oberhalb der Feder befindet sich dieser Spitze gegenüber eine Contactschraube, welche mit einem Pole der Batterie verbunden ist.</text:span> Der andere Pol ist über die Drahtwindungen des Elektromagnetes an die <text:span text:style-name="T2">Feder</text:span> c angeschlossen. <text:span text:style-name="T1">Stromschluß und daher Erregung des Elektromagnetes erfolgt also immer, wenn die Feder c an dem oberen Contacte bei c1 anliegt.</text:span></text:p>
          </table:table-cell>
          <table:table-cell/>
          <table:table-cell office:value-type="string">
            <text:p><text:s/></text:p>
          </table:table-cell>
          <table:table-cell office:value-type="string">
            <text:p><text:span text:style-name="T1">Wie Gottes Gewänder, so ist es gewebt, Wie Kleider des Herrn, der die Welten umschwebt; So künstlich gewoben, so herrlich gemacht, Wie Kleider des Herrn, der die Völker bewacht.“ 112)</text:span> Der Vogel lauschte, das mit wallenden <text:span text:style-name="T2">Federn</text:span> verzierte Köpfchen neugierigklug hin und herwendend, auf diesen Gesang und flog fort, sobald derselbe beendet war. <text:span text:style-name="T1">Nitetis schaute dem vermeinten Phönix, einem Paradiesvogel, der das Kettchen, welches ihn an einen Baum im Thiergarten gefesselt, zerrissen hatte, freundlich nach.</text:span></text:p>
          </table:table-cell>
          <table:table-cell office:value-type="string">
            <text:p>-</text:p>
          </table:table-cell>
          <table:table-cell office:value-type="float" office:value="953">
            <text:p>953</text:p>
          </table:table-cell>
          <table:table-cell table:number-columns-repeated="1018"/>
        </table:table-row>
        <table:table-row table:style-name="ro11">
          <table:table-cell office:value-type="string">
            <text:p><text:span text:style-name="T1">Nach einigen Minuten nahm ich Abschied, und der Bediente, der mich in das Haus gebracht hatte, führte mich wieder mit vieler Höflichkeit bis an die Thür.</text:span> Hier aber veränderte er auf einmal seine Sprache, er <text:span text:style-name="T2">packte</text:span> mich ziemlich derb bei dem Beine an, da ich eben im Begriff war das Haus zu verlassen, und schlug die Thür vor mir zu. <text:span text:style-name="T1">Sir sagte er, eilen sie nicht so geschwinde, hie bezahlt man erst seine Zeche ehe man fortgehet.</text:span></text:p>
          </table:table-cell>
          <table:table-cell/>
          <table:table-cell office:value-type="string">
            <text:p><text:s/></text:p>
          </table:table-cell>
          <table:table-cell office:value-type="string">
            <text:p><text:span text:style-name="T1">Allein mit dieser Breite paßten sie nicht in die Kasten, mit welchen man im Spanischen Amerika die Maulesel belastet, um die Waaren über die Gebürge zu bringen.</text:span> Diese Kasten haben deswegen eine gewisse Form, damit man Arzneigläser darauf <text:span text:style-name="T2">packen</text:span> könne, da dann der Kontrabandirer alles für Arznei ausgiebt, und zollfrei einbringt. <text:span text:style-name="T1">Schon in Cadix machte die Form und Breite dieser Leinen eine Schwierigkeit im Zoll.</text:span></text:p>
          </table:table-cell>
          <table:table-cell office:value-type="string">
            <text:p>-</text:p>
          </table:table-cell>
          <table:table-cell office:value-type="float" office:value="519">
            <text:p>519</text:p>
          </table:table-cell>
          <table:table-cell table:number-columns-repeated="1018"/>
        </table:table-row>
        <table:table-row table:style-name="ro8">
          <table:table-cell office:value-type="string">
            <text:p><text:span text:style-name="T1">Kadmus erlegte dieß Ungeheuer, und mußte, auf den Befehl der Minerva, die Zähne des Drachen in die Erde säen.</text:span> — Aus dieser Saat keimten <text:span text:style-name="T2">geharnischte</text:span> Männer auf, die sogleich ihre Schwerdter gegeneinander zückten, und sich einander erschlugen, bis auf fünf, die dem Kadmus Theben erbauen halfen. <text:span text:style-name="T1">Diese Dichtung von den Kriegern, die aus der Saat der Drachenzähne entsprossen, sich selbst einander aufreiben, ist schon ein dunkles Vorbild von alle dem Jammer und der Zwietracht, welche die Nachkommen des Kadmus einst ihre Schwerdter gegen sich selber kehren, und sie in ihr Eingeweide wüthen läßt.</text:span></text:p>
          </table:table-cell>
          <table:table-cell/>
          <table:table-cell office:value-type="string">
            <text:p><text:s/></text:p>
          </table:table-cell>
          <table:table-cell office:value-type="string">
            <text:p><text:span text:style-name="T1">Dann aber ist auch die Welt seine Welt geworden, und diese seine innere Welt macht dann sein Gefühl überfließen.</text:span> (Vgl. Rückerts <text:span text:style-name="T2">geharnischte</text:span> Sonette, z. B. <text:span text:style-name="T1">„Wir schlingen unsre Händ' in einen Knoten.“</text:span></text:p>
          </table:table-cell>
          <table:table-cell office:value-type="string">
            <text:p>-</text:p>
          </table:table-cell>
          <table:table-cell office:value-type="float" office:value="133">
            <text:p>133</text:p>
          </table:table-cell>
          <table:table-cell table:number-columns-repeated="1018"/>
        </table:table-row>
        <table:table-row table:style-name="ro20">
          <table:table-cell office:value-type="string">
            <text:p><text:span text:style-name="T1">1) Schatzbildung.</text:span> Es ist klar, dass sowohl die Kapitalanlagen in den zahlreichen Industriezweigen, woraus Klasse I besteht, wie die verschiednen individuellen Kapitalanlagen innerhalb jedes dieser Industriezweige, je nach ihrem Lebensalter, d. h. ihrer schon verflossnen Funktionsdauer, ganz abgesehn von ihrem Umfang, <text:span text:style-name="T2">technischen</text:span> Bedingungen, Marktverhältnissen u. s. w., sich auf verschiednen Stufen des Processes der successiven Verwandlung von Mehrwerth in potentielles Geldkapital befinden, ob dies Geldkapital nun zur Erweiterung ihres fungirenden Kapitals dienen soll, oder zur Anlage neuer industrieller Geschäfte — den zwei Formen der Erweitrung der Produktion. <text:span text:style-name="T1">Ein Theil der Kapitalisten verwandelt daher beständig sein zu entsprechender Größe angewachsnes potentielles Geldkapital in produktives Kapital, d. h. kauft mit dem durch Vergoldung von Mehrwerth aufgeschatzten Geld Produktionsmittel, zuschüssige Elemente von konstantem Kapital; während ein andrer Theil noch beschäftigt ist mit der Aufschatzung seines potentiellen Geldkapitals.</text:span></text:p>
          </table:table-cell>
          <table:table-cell/>
          <table:table-cell office:value-type="string">
            <text:p><text:s/></text:p>
          </table:table-cell>
          <table:table-cell office:value-type="string">
            <text:p><text:span text:style-name="T1">Das ethische Lehrgedicht, sei es ermahnend oder tröstend (Opitz: von der Ruhe des Gemüths, vom wahren Glück, Trostgedicht in den Widerwärtigkeiten des Kriegs), hat neben der Poesie der Schilderungen seine ästhetische Stütze auf die Energie des Pathos zu stellen.</text:span> Die farblosesten Bildungen entstehen natürlich, wenn rein wissenschaftliche oder <text:span text:style-name="T2">technische</text:span> Materien behandelt werden. <text:span text:style-name="T1">Noch einmal ist allerdings naiv alterthümliche und moderne Form des Bewußtseins zu unterscheiden: der poetische Vortrag der Philosophie im Mund eines Parmenides und Empedokles ist etwas Anderes, als die Gedichte eines Lucretius und gar der Neueren von der Natur der Dinge.</text:span></text:p>
          </table:table-cell>
          <table:table-cell office:value-type="string">
            <text:p>-</text:p>
          </table:table-cell>
          <table:table-cell office:value-type="float" office:value="1201">
            <text:p>1201</text:p>
          </table:table-cell>
          <table:table-cell table:number-columns-repeated="1018"/>
        </table:table-row>
        <table:table-row table:style-name="ro10">
          <table:table-cell office:value-type="string">
            <text:p><text:span text:style-name="T1">Corelli und seine Nachfolger sucheten diesen, auf eine rühmliche Art, in der Instrumentalmusik nachzueifern.</text:span> Diesen italiänischen Geschmack, so wie er bis auf den oben gedachten Zeitpunct, in Italien, durch so viele gründliche Männer nach und nach aufgebracht, und nachgehends durch einige berühmte Ausländer, welche diesen gefolget sind, noch mehr ins <text:span text:style-name="T2">Feine</text:span> gebracht worden, verstehe ich vorzüglich, wenn ich des italiänischen Geschmacks erwähne. <text:span text:style-name="T1">57. §.</text:span></text:p>
          </table:table-cell>
          <table:table-cell/>
          <table:table-cell office:value-type="string">
            <text:p><text:s/></text:p>
          </table:table-cell>
          <table:table-cell office:value-type="string">
            <text:p><text:span text:style-name="T1">Die erste machen die schönen Naturgaben aus, worinnen England vor Holland und vielen andern Ländern große Vorzüge hat.</text:span> Nichts floriret heutiges Tages in England mehr, als die (1) Schäfereyen, so die englische Wolle in sehr großer Menge liefern, welche sowol ihrer <text:span text:style-name="T2">Feine</text:span>, als auch sonst ihrer Güte wegen, durch die ganze Welt berühmt ist; ob sie gleich nicht so zart als die spanische ist. <text:span text:style-name="T1">Es halten die Engländer auf ihre Wolle so viel, daß, um zu bezeugen, wie sie gar wohl wissen, von was vor Wichtigkeit ihnen dieses Geschenke der Natur sey, die Parlamentsglieder auf Wollsäcken sitzen, die vom Oberhause auf rothen, und die vom Unterhause nur auf gemeinen.</text:span></text:p>
          </table:table-cell>
          <table:table-cell office:value-type="string">
            <text:p>-</text:p>
          </table:table-cell>
          <table:table-cell office:value-type="float" office:value="804">
            <text:p>804</text:p>
          </table:table-cell>
          <table:table-cell table:number-columns-repeated="1018"/>
        </table:table-row>
        <table:table-row table:style-name="ro58">
          <table:table-cell office:value-type="string">
            <text:p><text:span text:style-name="T1">VIII.</text:span> Neue Geständnisse, die von Rechts wegen in die Vorrede gehörten — praktische Dinge — Gesichtspunkte — Beiläufigkeiten — Ulysses wird ruhmredig und hinterhaltig — Diener — Ersparnisse — gelehrter Kram — touristischer Stammbaum — Blick in alte Zeiten — die Reise, ihre Freunde und Feinde, Vortheile und Nachtheile — Triebfedern — Eitelkeits-und Phantasietouristen — Poesie der Reise — Reisefieber — neue Art zu reisen — Eisenbahnwesen und seine Flegeljahre — Hoffnungen — Techniker — Ruß-und Bußfahrten — feurige Kohlen — Staubbrillen — Bahnhofrestaurants — Fürsprecher — Widerwärtigkeiten und Strapazen — Comfort — Rechtfertigung — allgemeine Betrachtungen — geistige Rund-und Fernsicht — Zwecke — Summe der Reiseerfahrungen — der große Touristenstrom — Reisemüde — Grade der Empfänglichkeit — Farbenscheibe — Nutzanwendung — Monotonie des steten Wechsels — bestimmte Richtung — Reisemechanismus — passives Empfangen von Eindrücken — Specialität — keine Zeit haben — Märtyrer der Berufspflicht — Mußestunden — Jugend und Alter — Einseitigkeit — ewiges Einerlei — geistige Alpenregion — Sammler und Sammlungen — Excerpte — Lichtstrahlen — ein Sonderling — Berufswahl — Wechsel der Stimmungen — das beste Geschäft — die Reise eine Wohlthäterin — ein anderer Kauz — allein und abgetrennt — Zucht von <text:span text:style-name="T2">Steckenpferden</text:span> — Zerstreuungsjäger — pariser Ennui — große Modebäder — worauf es ankommt — ein gutes Reisegewissen und seine Forderungen — was wir alles beobachten sollen — Vielseitigkeit — Bienen und Fliegen — Wahl treffen — spitze Bleistifte — weitere Mittel gegen Reisemüdigkeit — Hauptaufgaben — Sehenswürdigkeiten — Menschen-und Selbstkenntniß — Probiersteine und Schleifsteine — Geselligkeitstrieb — Einsiedler — Ausschließlichkeit — Befürchtungen — die Reise ein Maskenball — öffentliche und Privatbälle — Zwiegespräche — große Gesellschaften — Hintergedanken — betrübende Wahrnehmung — unsre Geschäftsfreunde — ein Landpastor — Stadt-und Landleute — plötzlicher Geldgewinn — Wohnungsmiethe — Preissteigerungen — Luxusgäste — Trinkgelder, Geschenke, Almosen — Culturfortschritte — Selbstvertheidigung — durch Cultur zur Natur zurück — unsre Aufgaben — Politik — Heimgekehrte — leichtsinniges Briefschuldenmachen — Imponirenwollen — Abenteuer — Reiseberichte — Zweifel — Abschiedswort und Reisesegen S. 236 — 278 <text:span text:style-name="T1">I.</text:span></text:p>
          </table:table-cell>
          <table:table-cell/>
          <table:table-cell office:value-type="string">
            <text:p><text:s/></text:p>
          </table:table-cell>
          <table:table-cell office:value-type="string">
            <text:p><text:span text:style-name="T1">Um die Abwechslung als einen Reiz zu empfinden, muß ihr eine gesammelte, nachdrückliche Thätigkeit vorausgegangen sein, während die fortgesetzte Jagd auf Zerstreuung in die schlimmste aller Sammlungen ausläuft: eine Sammlung von Spirituosen im Leibe oder von Grillen und Schrullen, Gespinnsten und Dünsten im Kopfe.</text:span> So sind denn auch auf der Reise die sogenannten „<text:span text:style-name="T2">Steckenpferde</text:span>“ (über deren Zucht schon S. 157 und 230 gesprochen wurde), wie z. B. eben Sammlungen, bessere Vehikel, als alle Vierfüßler und Locomotiven. <text:span text:style-name="T1">Im Sentenzenstil ließe sich sagen:</text:span></text:p>
          </table:table-cell>
          <table:table-cell office:value-type="string">
            <text:p>-</text:p>
          </table:table-cell>
          <table:table-cell office:value-type="float" office:value="956">
            <text:p>956</text:p>
          </table:table-cell>
          <table:table-cell table:number-columns-repeated="1018"/>
        </table:table-row>
        <table:table-row table:style-name="ro33">
          <table:table-cell office:value-type="string">
            <text:p><text:span text:style-name="T1">War sonst seine Vorstellung als Mystiker von der bevorstehenden Ausbreitung des Reichs Jesu Christi, auch noch so herrlich für ihn gewesen, so war es jetzt die Vorstellung von dem künftigen Glücke der Menschheit doch noch weit mehr.</text:span> Der Schriftsteller, welcher ihm nun vor allen andern hiezu die besten und hofnungsvollsten Aussichten gab, war sein Gedanke und der Jnhalt seiner Gespräche, des Morgens zuerst und des <text:span text:style-name="T2">Abends</text:span> zuletzt. <text:span text:style-name="T1">Noch nie hat wohl eine Schrift einen eifrigern Verehrer, und so viel an ihm war, Befolger gefunden, als diese Schriften an ihm fanden.</text:span></text:p>
          </table:table-cell>
          <table:table-cell/>
          <table:table-cell office:value-type="string">
            <text:p><text:s/></text:p>
          </table:table-cell>
          <table:table-cell office:value-type="string">
            <text:p><text:span text:style-name="T1">Die Damen schienen vollkommen vergessen zu haben, daß ein so unermüdlicher und gewandter Tänzer, ein so hübscher Mann, der ihnen so viele hübsche Sachen zu sagen wußte, doch nur ein Bürgerlicher sei, der auf alle diese Vorzüge eigentlich gar keinen Anspruch machen durfte, und wenn ja eine der hochadligen Mütter dem Töchterchen ihr unpassendes Benehmen mit dem jungen Menschen, dem Doctor Stein, verwies, so fiel das goldene Wort diesmal auf ganz unfruchtbaren Boden, und die hübsche Kleine beruhigte ihr aufgeschrecktes adliges Gewissen mit dem tröstlichen Gedanken:</text:span> es ist ja nur für heute <text:span text:style-name="T2">Abend</text:span>... Es steht sehr zu vermuthen, daß das Glück, welches Oswald an diesem Abend bei den Damen machte, mehr als ein junkerliches Gemüth auf das Tiefste indignirte; aber der Ausdruck dieser feindseligen Stimmung beschränkte sich auf einige höhnische Worte, von denen aber keins bis zu Oswalds Ohr drang, und auf einige ärgerliche Blicke, die, wenn er sie bemerkte, nur zu Erhöhung seiner tollen Laune beitrugen. <text:span text:style-name="T1">Daß er sich auf einem sehr glatten Boden bewegte, wußte er sehr gut; aber die Nähe der Gefahr, welche die schwachen Geister lähmt, läßt starke Herzen nur desto muthiger pochen; und das Bewußtsein, wie er sich jeden Augenblick einer impertinenten Beleidigung versehen könne, gab seinem Benehmen den Junkern gegenüber eine Kühnheit, seinem Auftreten eine Sicherheit, die, wenn sie einerseits den Unwillen dieser Herren herausforderte, andererseits für sie die Kluft zwischen Wollen und Vollbringen geradezu unübersteiglich machte.</text:span></text:p>
          </table:table-cell>
          <table:table-cell office:value-type="string">
            <text:p>-</text:p>
          </table:table-cell>
          <table:table-cell office:value-type="float" office:value="150">
            <text:p>150</text:p>
          </table:table-cell>
          <table:table-cell table:number-columns-repeated="1018"/>
        </table:table-row>
        <table:table-row table:style-name="ro4">
          <table:table-cell office:value-type="string">
            <text:p><text:span text:style-name="T1">Es findet auch in solchen Fällen das praemium emancipationis, welches bey den Römern in der Hälfte der Nutzung der Adventitien bestand, heutiges Tages keine Statt, weil diese Befreyung nicht als eine Wohlthat des Vaters, sondern der Gesetze billig anzusehen ist.</text:span> Es entstehet jedoch nun die sehr wichtige Frage, was zur <text:span text:style-name="T2">Anstellung</text:span> einer eigenen Haushaltung erforderlich sey. Ich muß gestehen, daß es leichter sey, diese Erfordernisse in abstracto anzugeben, als in einzelnen vorkommenden Fällen die Bestimmung, ob eine wahre Absonderung von dieser Art vorhanden sey, richtig zu treffen. <text:span text:style-name="T1">Man erfordert nun nach den gemeinen Sitten der Teutschen zur Errichtung einer eigenen Wirthschaft,</text:span></text:p>
          </table:table-cell>
          <table:table-cell/>
          <table:table-cell office:value-type="string">
            <text:p><text:s/></text:p>
          </table:table-cell>
          <table:table-cell office:value-type="string">
            <text:p><text:span text:style-name="T1">Letzteres unterhalten durch eine gleichmäßige Zwiespalt zwischen Wenzel und Ruprechten von der Pfalz. S. 284. — VIII.</text:span> IX. Vergebliche <text:span text:style-name="T2">Anstellung</text:span> einer Kirchenversammlung zu Pisa. S. 285. — X. Nochmalige Zwiespalt in der Kaiserwürde, bis Sigismund endlich Jobst von Mähren überlebt. S. 286. <text:span text:style-name="T1">VI. Kirchenversammlung zu Costnitz, und was damit in Verbindung stehet. S. 287-294.</text:span></text:p>
          </table:table-cell>
          <table:table-cell office:value-type="string">
            <text:p>-</text:p>
          </table:table-cell>
          <table:table-cell office:value-type="float" office:value="589">
            <text:p>589</text:p>
          </table:table-cell>
          <table:table-cell table:number-columns-repeated="1018"/>
        </table:table-row>
        <table:table-row table:style-name="ro4">
          <table:table-cell office:value-type="string">
            <text:p><text:span text:style-name="T1">Im ersten Schrecken wollte er sogar alle österreichischen Studenten sogleich aus Jena abberufen.</text:span> Im Oesterreichischen Beobachter veröffentlichte Gentz eine Reihe <text:span text:style-name="T2">geharnischter</text:span> Artikel über das Wartburgfest, ein kunstvolles Gemisch von Scharfsinn und Thorheit. <text:span text:style-name="T1">Nur mit Zittern, rief er aus, könne ein Vater heute noch seinen Sohn auf die Hochschule ziehen sehen; an solche Klagen nervöser Aengstlichkeit schloß sich dann eine meisterhafte, aus der Fülle überlegener Sachkenntniß geschöpfte Widerlegung der ruhmredigen Burschenmärchen von den Wunderthaten der Freicorps und der „heiligen Schaaren“.</text:span></text:p>
          </table:table-cell>
          <table:table-cell/>
          <table:table-cell office:value-type="string">
            <text:p><text:s/></text:p>
          </table:table-cell>
          <table:table-cell office:value-type="string">
            <text:p><text:span text:style-name="T1">Nunmehr protestirte auch Fritsch im Namen der Thüringer wider Preußens Enclavensystem und verlangte, jedem Producenten müsse gestattet werden, seine Erzeugnisse überall in Deutschland frei abzusetzen, jedem Consumenten, seinen Bedarf auf dem nächsten Wege zu beziehen.</text:span> Dazwischen hinein fuhr der Köthener Herzog, dessen anmaßendes Benehmen Bernstorff nicht grell genug schildern konnte, mit wiederholten <text:span text:style-name="T2">geharnischten</text:span> Verwahrungen. <text:span text:style-name="T1">Er klagte, man lasse ihn alle Lasten des preußischen Zollwesens tragen, nicht die Vortheile, während es doch lediglich an ihm lag, auf Preußens Anerbietungen einzugehen und auch der Vortheile theilhaftig zu werden.</text:span></text:p>
          </table:table-cell>
          <table:table-cell office:value-type="string">
            <text:p>-</text:p>
          </table:table-cell>
          <table:table-cell office:value-type="float" office:value="1242">
            <text:p>1242</text:p>
          </table:table-cell>
          <table:table-cell table:number-columns-repeated="1018"/>
        </table:table-row>
        <table:table-row table:style-name="ro42">
          <table:table-cell office:value-type="string">
            <text:p><text:span text:style-name="T1">Das heisst...“</text:span> — — „<text:span text:style-name="T2">Donnerwetter</text:span> nochmal! <text:span text:style-name="T1">Das, das ist ja eine, eine — Badewanne!“</text:span></text:p>
          </table:table-cell>
          <table:table-cell/>
          <table:table-cell office:value-type="string">
            <text:p><text:s/></text:p>
          </table:table-cell>
          <table:table-cell office:value-type="string">
            <text:p><text:span text:style-name="T1">„</text:span><text:span text:style-name="T1">Signori, la morte!“ —</text:span> Er meinte, er dürfe das Wort nur nennen, so werde es uns wie ein <text:span text:style-name="T2">Donnerwetter</text:span> in die Eingeweide fahren. <text:span text:style-name="T1">— Es war nicht möglich, nicht zu lachen. —</text:span></text:p>
          </table:table-cell>
          <table:table-cell office:value-type="string">
            <text:p>-</text:p>
          </table:table-cell>
          <table:table-cell office:value-type="float" office:value="1078">
            <text:p>1078</text:p>
          </table:table-cell>
          <table:table-cell table:number-columns-repeated="1018"/>
        </table:table-row>
        <table:table-row table:style-name="ro6">
          <table:table-cell office:value-type="string">
            <text:p><text:span text:style-name="T1">Die Wirkung des Elektromagnetes auf den Anker wird durch die Spiralfeder f1 bewirkt, welche durch den Bindfaden n an der Regulirschraube f2 befestigt ist.</text:span> Gegenüber dem etwas aufgebogenen Ende der <text:span text:style-name="T2">Feder</text:span> f befindet sich das Farbrädchen r, welches mit der durch das Räderwerk in Umdrehung versetzten Farbwalze w so in Contact steht, daß es durch die Reibung gleichfalls an der Bewegung theilnehmen muß und dadurch an seinem Rande stets mit frischer Farbe versehen wird; die blaue Farbe wird nämlich von Zeit zu Zeit mittelst eines Pinsels auf die Farbwalze aufgetragen. <text:span text:style-name="T1">Der Papierstreifen p wird von der Scheibe S t über das Röllchen i geführt und geht dann zwischen der Feder f und dem Farbrädchen r durch.</text:span></text:p>
          </table:table-cell>
          <table:table-cell/>
          <table:table-cell office:value-type="string">
            <text:p><text:s/></text:p>
          </table:table-cell>
          <table:table-cell office:value-type="string">
            <text:p><text:span text:style-name="T1">Das Nest steht regelmäßig in hohlen Bäumen, ausnahmsweise nur in Mauern oder Felsenlöchern, aber immer in einer Höhle und wo möglich in einer solchen, welche einen engen Eingang hat.</text:span> Es ist liederlich gebaut, aus dürren Würzelchen und Hälmchen unordentlich zusammengeschichtet und im Jnnern reich mit <text:span text:style-name="T2">Federn</text:span> ausgekleidet. <text:span text:style-name="T1">Die fünf bis acht Eier, welche man in der letzten Hälfte des April in ihm findet, sind glattschalig und schön blaugrün von Farbe.</text:span></text:p>
          </table:table-cell>
          <table:table-cell office:value-type="string">
            <text:p>-</text:p>
          </table:table-cell>
          <table:table-cell office:value-type="float" office:value="1237">
            <text:p>1237</text:p>
          </table:table-cell>
          <table:table-cell table:number-columns-repeated="1018"/>
        </table:table-row>
        <table:table-row table:style-name="ro18">
          <table:table-cell office:value-type="string">
            <text:p><text:span text:style-name="T1">Engl. Brimstone)</text:span> In mancherley Abstufungen seiner bekannten Farbe; mehr oder weniger durchscheinen; Fettglanz; muschelichter Bruch; spröde; meist ungeformt und zwar sowohl <text:span text:style-name="T2">locker</text:span> als derb; theils stalactitisch; theils crystallisirt, in dreyseitigen oder doppelt vierseitigen Pyramiden. <text:span text:style-name="T1">Gewicht = 2033.</text:span></text:p>
          </table:table-cell>
          <table:table-cell/>
          <table:table-cell office:value-type="string">
            <text:p><text:s/></text:p>
          </table:table-cell>
          <table:table-cell office:value-type="string">
            <text:p><text:span text:style-name="T1">Ueberdies wird die richtige und wichtige Vertheilung der Samen oft sehr ungenügend erzielt, da sie nicht blos abhängig ist von der Geschicklichkeit des Sämanns, sondern auch von der Beschaffenheit des Ackerlandes, dem Wetter (z. B. der An-oder Abwesenheit eines starken Windes) und andern Zufälligkeiten.</text:span> Bei der Reihensaat gelangen die Samen viel gleichmässiger in den Boden, sowohl bezüglich der Tiefe, als auch der Entfernung von einander, indem man sie in geöffnete Rillen streut und je nach Bedürfniss 2—10 cm, aber gleich hoch und <text:span text:style-name="T2">locker</text:span> mit Erde zudeckt. <text:span text:style-name="T1">Die Drillcultur ist im Grunde dasselbe, nur mit dem Unterschiede, dass man sich bei ihrer Anwendung besonders construirter Maschinen, bei der einfachen Reihensaat dagegen blos der Hände und etwa des Lochstechers bedient; es wird demnach jene mehr bei grösserem landwirthschaftlichen Betriebe, diese aber vorwiegend beim Kleinbauer und Gärtner in Anwendung kommen.</text:span></text:p>
          </table:table-cell>
          <table:table-cell office:value-type="string">
            <text:p>-</text:p>
          </table:table-cell>
          <table:table-cell office:value-type="float" office:value="76">
            <text:p>76</text:p>
          </table:table-cell>
          <table:table-cell table:number-columns-repeated="1018"/>
        </table:table-row>
        <table:table-row table:style-name="ro5">
          <table:table-cell office:value-type="string">
            <text:p><text:span text:style-name="T1">Die Zahlung durch Scontriren oder Rescontriren, oder, welches einerley, durch Contraponiren, ist diejenige Art der Zahlung, da der Gläubiger des Schuldners Schuld abschreibt, nachdem dieser mit jenem entweder zu compensiren hat, oder aber ihn bey andern, mit dessen Einwilligung anweiset, siehe Scontriren.</text:span> Hieher gehöret eine ganz besondere Art einer Ueberschreibung und Ueberweisung, welche nur unter den Handelsleuten in Jtalien hergebracht ist, und sonst auch die Wechselzahlung durch die Direction der Schuld-und Handelsbücher, oder durch Präsentirung und Vorzeigung der <text:span text:style-name="T2">Bilanz</text:span> genennet wird, und die in dem Artikel: Einschreibung, beschrieben worden ist. (f) <text:span text:style-name="T1">Die Zahlung durch Wechsel, wovon der Artikel: Wechsel, nachzusehen ist.</text:span></text:p>
          </table:table-cell>
          <table:table-cell/>
          <table:table-cell office:value-type="string">
            <text:p><text:s/></text:p>
          </table:table-cell>
          <table:table-cell office:value-type="string">
            <text:p><text:span text:style-name="T1">Das Weltgeld funktionirt als allgemeines Zahlungsmittel, allgemeines Kaufmittel und absolut gesellschaftliche Materiatur des Reichthums überhaupt (universal wealth).</text:span> Die Funktion als Zahlungsmittel, zur Ausgleichung internationaler <text:span text:style-name="T2">Bilanzen</text:span>, herrscht vor. <text:span text:style-name="T1">Daher das Losungswort des Merkantilsystems —</text:span></text:p>
          </table:table-cell>
          <table:table-cell office:value-type="string">
            <text:p>-</text:p>
          </table:table-cell>
          <table:table-cell office:value-type="float" office:value="401">
            <text:p>401</text:p>
          </table:table-cell>
          <table:table-cell table:number-columns-repeated="1018"/>
        </table:table-row>
        <table:table-row table:style-name="ro11">
          <table:table-cell office:value-type="string">
            <text:p><text:span text:style-name="T1">„</text:span><text:span text:style-name="T1">Maria Magdalena, hilf, Dämm’ ab die Dänenflut, Du hebst zerknicktes Rohr und Schilf, Gieb uns den alten Mut, Am Himmel zeig’ dein Siegpanier, Auf immer will ich dienen dir In Hulden treu und gut.“</text:span> Der Graf <text:span text:style-name="T2">packt</text:span> fest in Zeug und Riem, Sieg oder untergehn. <text:span text:style-name="T1">Da sieh! am Himmel zeigt sich ihm Maria Magdalen, Und breitet ihren Mantel aus, Die Sonne zieht ins Wolkenhaus, Und kühle Winde wehn.</text:span></text:p>
          </table:table-cell>
          <table:table-cell/>
          <table:table-cell office:value-type="string">
            <text:p><text:s/></text:p>
          </table:table-cell>
          <table:table-cell office:value-type="string">
            <text:p><text:span text:style-name="T1">„</text:span><text:span text:style-name="T1">Schade, daß es nicht fertig ist.“</text:span> Hausdörffer war ganz <text:span text:style-name="T2">gepackt</text:span>. <text:span text:style-name="T1">Die Malerin zuckte die Achseln.</text:span></text:p>
          </table:table-cell>
          <table:table-cell office:value-type="string">
            <text:p>-</text:p>
          </table:table-cell>
          <table:table-cell office:value-type="float" office:value="992">
            <text:p>992</text:p>
          </table:table-cell>
          <table:table-cell table:number-columns-repeated="1018"/>
        </table:table-row>
        <table:table-row table:style-name="ro25">
          <table:table-cell office:value-type="string">
            <text:p><text:span text:style-name="T1">Oben ist eine hölzerne oder metallne Schraube über einem Brete, welche so fest zugeschroben wird, bis aller Saft auf den letzten Tropfen herausgepreßt ist.</text:span> Aus der nach diesem <text:span text:style-name="T2">Pressen</text:span> übrigbleibenden Schale oder dem Hefen destillirt man Branntwein. <text:span text:style-name="T1">Gäst gebraucht man gar nicht, um den Most in Gährung zu bringen.</text:span></text:p>
          </table:table-cell>
          <table:table-cell/>
          <table:table-cell office:value-type="string">
            <text:p><text:s/></text:p>
          </table:table-cell>
          <table:table-cell office:value-type="string">
            <text:p><text:span text:style-name="T1">Exper. Anat. I. im Jahre 1746 herausgegeben.</text:span> Die Experimenta II. sind im Jahre 1747 der <text:span text:style-name="T2">Presse</text:span> überlassen. Jm Opusc. Anat. de respiration im Jahre 1751 wiederholet. Jm Opusc. Patholog. <text:span text:style-name="T1">1755. mit dem vierten Theile vermchret, besonders in den Memoir. sur la respirat.</text:span></text:p>
          </table:table-cell>
          <table:table-cell office:value-type="string">
            <text:p>-</text:p>
          </table:table-cell>
          <table:table-cell office:value-type="float" office:value="611">
            <text:p>611</text:p>
          </table:table-cell>
          <table:table-cell table:number-columns-repeated="1018"/>
        </table:table-row>
        <table:table-row table:style-name="ro11">
          <table:table-cell office:value-type="string">
            <text:p><text:span text:style-name="T1">VII.</text:span> Man beobachte die äusserste Reinlickeit, d. h. man wechsele täglich das Hemde, wöchentlich die Kleidung, monatlich die Betten, entferne üble Ausdünstungen (vorzüglich nicht viel Menschen in der <text:span text:style-name="T2">Kinderstube</text:span>, kein Trocknen der Wäsche, keine alte Wäsche). <text:span text:style-name="T1">Reinlichkeit ist das halbe Leben für Kinder; je reinlicher sie gehalten werden, desto besser gedeihen und blühen sie.</text:span></text:p>
          </table:table-cell>
          <table:table-cell/>
          <table:table-cell office:value-type="string">
            <text:p><text:s/></text:p>
          </table:table-cell>
          <table:table-cell office:value-type="string">
            <text:p><text:span text:style-name="T1">Sie ist ein Fernrohr, dessen Feld desto heller ist, je enger es ist.</text:span> Die Menschen fodern von einem neuen Fürsten — Bischof — Haushofmeister — <text:span text:style-name="T2">Kinderstube</text:span> Hofmeister — Bettelvogt — Engraisseur — Stadtmusikus und Stadtsyndikus nur in der ersten Woche ganz besondere Vorzüge, die dem Antezessor fehlten: <text:span text:style-name="T1">— denn in der zweiten haben sie vergessen, was sie gefodert und was sie verfehlet haben.</text:span></text:p>
          </table:table-cell>
          <table:table-cell office:value-type="string">
            <text:p>-</text:p>
          </table:table-cell>
          <table:table-cell office:value-type="float" office:value="516">
            <text:p>516</text:p>
          </table:table-cell>
          <table:table-cell table:number-columns-repeated="1018"/>
        </table:table-row>
        <table:table-row table:style-name="ro12">
          <table:table-cell office:value-type="string">
            <text:p><text:span text:style-name="T1">Um die neugebornen Kinder vor den bösen Geistern zu bewahren, welche man gemeiniglich in der Volkssprache gradehin die Unterirdischen nennt, ist man noch auf viele andre Gaukeleien verfallen, worüber in vielen Familien mit strengster Genauigkeit gehalten wird; z.B. daß man aus dem Hause, worin das neugeborne Kind ist, durchaus nichts verleihet, weil es sonst behext werden könnte; daß, um eben dies zu verhüten, des Vaters Hut auf die Wiege gelegt wird; daß man die Wiege nicht bewegen darf, wenn sich das Kind nicht darin befindet.*)</text:span> *) Beides leztere geschieht eigentlich deswegen, weil man glaubt, daß das erstere den Schlaf des Kindes befördere, das leztere ihm aber seine Ruhe nehme; daher auch jener andere Aberglaube, daß sich ein Fremder, der in eine <text:span text:style-name="T2">Kinderstube</text:span> kommt, durchaus niedersezen muß, weil er sonst dem Kinde den Schlaf mitnimmt. <text:span text:style-name="T1">An vielen Oertern ist's auch gebräuchlich, daß, wenn das Kind aus der Kirche nach der Taufe heimgetragen wird, man es sogleich einige Minuten in den Brodschrank legt, damit es nicht näschig werden soll.</text:span></text:p>
          </table:table-cell>
          <table:table-cell/>
          <table:table-cell office:value-type="string">
            <text:p><text:s/></text:p>
          </table:table-cell>
          <table:table-cell office:value-type="string">
            <text:p><text:span text:style-name="T1">Es giebt wohl wenige Menschen, die nicht wenigstens einmal eine Ahndung in ihrem Leben gehabt zu haben glauben sollten.</text:span> Sehr viele – und nicht bloß Frauenzimmer – meinen bei jeder wichtigen (oft auch sehr unwichtigen) Veränderung ihrer Schicksale, oder auch der Schicksale ihrer Freunde und Verwandten, ein gewisses vorhersagendes Gefühl in sich wahrzunehmen, und wissen auch davon hunderterlei artige, zum Theil grausenvolle, Histörchen mit der ernsthaftesten Miene der Ueberzeugung zu erzählen, – so sehr sie auch ihrer Quelle, der Ammen und <text:span text:style-name="T2">Kinderstube</text:span>, ähnlich sehen mögen. <text:span text:style-name="T1">Je mehr man die Meinung dieser Ahndungsjäger zu widerlegen sucht, je dreister berufen sie sich immer auf ihr Gefühl – als ob es das untrüglichste Ding von der Welt sey – und den eingetroffenen Erfolg, ohne zu untersuchen, was Einbildung und Zufall dazu beigetragen hat, und wie schwer sich überhaupt ein Ahndungsvermögen mit der Natur unsrer Seele und der bekannten Art ihrer Jdeenentwickelung vereinigen läßt.</text:span></text:p>
          </table:table-cell>
          <table:table-cell office:value-type="string">
            <text:p>-</text:p>
          </table:table-cell>
          <table:table-cell office:value-type="float" office:value="466">
            <text:p>466</text:p>
          </table:table-cell>
          <table:table-cell table:number-columns-repeated="1018"/>
        </table:table-row>
        <table:table-row table:style-name="ro11">
          <table:table-cell office:value-type="string">
            <text:p><text:span text:style-name="T1">Die Sippe, welche sie vertritt, kennzeichnet sich durch folgende Merkmale:</text:span> Der Schnabel ist mittellang, ziemlich stark, gerade, kräftig, an der Wurzel verbreitert, auf der Firste seicht gebogen, an der Spitze hakig; der Lauf ist kürzer als die Mittelzehe; im Fittig ist die zweite Schwinge die längste; der Schwanz ist gerade, und seine beiden äußeren <text:span text:style-name="T2">Federn</text:span> sind nicht verlängert. <text:span text:style-name="T1">Das Gefieder ist sehr prachtvoll.</text:span></text:p>
          </table:table-cell>
          <table:table-cell/>
          <table:table-cell office:value-type="string">
            <text:p><text:s/></text:p>
          </table:table-cell>
          <table:table-cell office:value-type="string">
            <text:p><text:span text:style-name="T1">Der Alektovogel (Textor Alecto oder Alectornis albirostris) ähnelt ihm in der Färbung, ist aber doch leicht zu unterscheiden, zumal durch die Auftreibung an der Schnabelwurzel.</text:span> Das Gefieder ist schwarz und glanzlos, einige <text:span text:style-name="T2">Federn</text:span> unter den Flügeln und an den Weichen sind weiß. <text:span text:style-name="T1">Das Auge ist braun, der Schnabel horngelb, an den Schneiden und an der Spitze bläulich.</text:span></text:p>
          </table:table-cell>
          <table:table-cell office:value-type="string">
            <text:p>-</text:p>
          </table:table-cell>
          <table:table-cell office:value-type="float" office:value="1183">
            <text:p>1183</text:p>
          </table:table-cell>
          <table:table-cell table:number-columns-repeated="1018"/>
        </table:table-row>
        <table:table-row table:style-name="ro9">
          <table:table-cell office:value-type="string">
            <text:p><text:span text:style-name="T1">Unseren jetzigen Gewehren entgehen sie nicht mehr oder doch nur selten.</text:span> Der Fang ist Sache des <text:span text:style-name="T2">Zufalls</text:span>, falls man nicht ein kleines Gewässer, in welchem sich gerade Steißfüße befinden, ablassen und sie auf das Trockene bringen kann. <text:span text:style-name="T1">Jn kleineren Teichen oder in entsprechend hergerichteten, d. h. mit größeren Wasserbecken versehenen Käfigen lassen sich gefangene Steißfüße leicht erhalten, vorausgesetzt natürlich, daß man ihnen eine hinlängliche Menge von Fischen und Kerbthieren verschafft.</text:span></text:p>
          </table:table-cell>
          <table:table-cell/>
          <table:table-cell office:value-type="string">
            <text:p><text:s/></text:p>
          </table:table-cell>
          <table:table-cell office:value-type="string">
            <text:p><text:span text:style-name="T1">Und erst, wenn er da gar gekocht ist, heisse ich ihn willkommen, als meine Speise.</text:span> Und wahrlich, mancher <text:span text:style-name="T2">Zufall</text:span> kam herrisch zu mir: aber herrischer noch sprach zu ihm mein Wille, — da lag er schon bittend auf den Knieen — <text:span text:style-name="T1">— bittend, dass er Herberge finde und Herz bei mir, und schmeichlerisch zuredend: „sieh doch, oh Zarathustra, wie nur Freund zu Freunde kommt!“ —</text:span></text:p>
          </table:table-cell>
          <table:table-cell office:value-type="string">
            <text:p>-</text:p>
          </table:table-cell>
          <table:table-cell office:value-type="float" office:value="1298">
            <text:p>1298</text:p>
          </table:table-cell>
          <table:table-cell table:number-columns-repeated="1018"/>
        </table:table-row>
        <table:table-row table:style-name="ro19">
          <table:table-cell office:value-type="string">
            <text:p><text:span text:style-name="T1">Die sachliche Bezeichnung des Zweckes der juristischen Person ist hier von vornherein mit hervorragender Bestimmtheit gegeben; es ist der Betrieb dieser Anstalt.</text:span> Daher es gebräuchlich ist, sie selbst schlechthin „öffentliche <text:span text:style-name="T2">Anstalt</text:span>“ zu nennen. <text:span text:style-name="T1">Verpersönlichte öffentliche Anstalt oder Anstalt mit besonderer juristischer Persönlichkeit ist damit gemeint.</text:span></text:p>
          </table:table-cell>
          <table:table-cell/>
          <table:table-cell office:value-type="string">
            <text:p><text:s/></text:p>
          </table:table-cell>
          <table:table-cell office:value-type="string">
            <text:p><text:span text:style-name="T1">I.</text:span> Bei der öffentlichen <text:span text:style-name="T2">Anstalt</text:span> oder Stiftung mit juristischer Persönlichkeit wird auch hier wieder wegen Mangels eines selbständigen Einflusses ihrer Angehörigen die Zugehörigkeit zum Muttergemeinwesen von vorwiegender Bedeutung. <text:span text:style-name="T1">1. Die öffentliche Anstaltspersönlichkeit endigt ordentlicherweise durch staatlichen Aufhebungsakt.</text:span></text:p>
          </table:table-cell>
          <table:table-cell office:value-type="string">
            <text:p>-</text:p>
          </table:table-cell>
          <table:table-cell office:value-type="float" office:value="1168">
            <text:p>1168</text:p>
          </table:table-cell>
          <table:table-cell table:number-columns-repeated="1018"/>
        </table:table-row>
        <table:table-row table:style-name="ro14">
          <table:table-cell office:value-type="string">
            <text:p><text:span text:style-name="T1">Die Erze wurden auf den Rücken von Ponys 20 englische Meilen weit von Tomintoul in Banffshire geholt.</text:span> 1754 wurde zu Goatfield am Loch <text:span text:style-name="T2">Fyne</text:span> in Argylshire ein Hochofen, Craleckan genannt, erbaut. <text:span text:style-name="T1">Die Unternehmer stammten aus Lancashire, von wo sie auch ihre Erze bezogen.</text:span></text:p>
          </table:table-cell>
          <table:table-cell/>
          <table:table-cell office:value-type="string">
            <text:p><text:s/></text:p>
          </table:table-cell>
          <table:table-cell office:value-type="string">
            <text:p><text:span text:style-name="T1">Noah, 310 S.</text:span> Der Schlund dieser Länge zeiget das <text:span text:style-name="T2">Feine</text:span> des Witzes an, der ihn erfunden. <text:span text:style-name="T1">Wegfallen.</text:span></text:p>
          </table:table-cell>
          <table:table-cell office:value-type="string">
            <text:p>-</text:p>
          </table:table-cell>
          <table:table-cell office:value-type="float" office:value="368">
            <text:p>368</text:p>
          </table:table-cell>
          <table:table-cell table:number-columns-repeated="1018"/>
        </table:table-row>
        <table:table-row table:style-name="ro9">
          <table:table-cell office:value-type="string">
            <text:p><text:span text:style-name="T1">Und auch gegen seine Frau lag nichts vor.</text:span> Aber mit einem Male war er doch unter <text:span text:style-name="T2">Bilanz</text:span> oder vielleicht war es auch blos, daß er seine Habgier nicht bezwingen konnte, kurz und gut, als er in Erfahrung gebracht hatte, die Wittwe Lassahn, die mit einer jungen blonden Person am Rathhausplatze wohnte, habe 100 Thlr. in ihrem alten Uhrschrank versteckt, war es beschlossene Sache; die alte Frau mußte sterben und die junge Person mit. <text:span text:style-name="T1">Mohr ’s Frau war mit einverstanden, ja einige sagten, sie sei schuld.</text:span></text:p>
          </table:table-cell>
          <table:table-cell/>
          <table:table-cell office:value-type="string">
            <text:p><text:s/></text:p>
          </table:table-cell>
          <table:table-cell office:value-type="string">
            <text:p><text:span text:style-name="T1">§ 4867</text:span> <text:span text:style-name="T2">Bilanz</text:span> ist ein richtiger auszug und glaubwürdiges verzeichniß der schulden und gegenschulden aus den haubt-und handels-büchern, welche im debet und credit gefüret werden, Flügel am a. o., Marperger am a. o. unter disem worte, Orth im IIten teile tit. XXVII § VIIII s. 635 fg. <text:span text:style-name="T1">Bei kaufleuten wird die monatliche, oder järliche schluß-rechnung darunter angezeiget.</text:span></text:p>
          </table:table-cell>
          <table:table-cell office:value-type="string">
            <text:p>-</text:p>
          </table:table-cell>
          <table:table-cell office:value-type="float" office:value="354">
            <text:p>354</text:p>
          </table:table-cell>
          <table:table-cell table:number-columns-repeated="1018"/>
        </table:table-row>
        <table:table-row table:style-name="ro20">
          <table:table-cell office:value-type="string">
            <text:p><text:span text:style-name="T1">Beide Verfahren haben ihre sehr bedenklichen Seiten.</text:span> Im letzteren Falle kann das arithmetische Mittel durch die Verwendung extremer und möglicherweise aus <text:span text:style-name="T2">technischen</text:span> Fehlern entspringender Zahlen bedeutend beeinflusst werden, während bei ersterem Vorgehen der Willkür Thür und Thor geöffnet ist und nebenbei die Berechnung der mittleren Variationen sehr problematisch wird. <text:span text:style-name="T1">Dazu kommt noch ein Einwand, der sich hier gegen die arithmetische Mittelziehung überhaupt erheben lässt.</text:span></text:p>
          </table:table-cell>
          <table:table-cell/>
          <table:table-cell office:value-type="string">
            <text:p><text:s/></text:p>
          </table:table-cell>
          <table:table-cell office:value-type="string">
            <text:p><text:span text:style-name="T1">Nach dem Verschwinden des ständischen Prüfungsrechts ist das Bestehen der Staats-, beziehungsweise Dienstprüfung für die Ausübung des gelehrten Berufs obligatorisch, für den wirthschaftlichen facultativ und für den künstlerischen überhaupt nicht vorhanden.</text:span> So lange es sich dabei nicht um öffentliche Ausübung des Berufes handelt, ist auch für den gelehrten Beruf die Prüfung facultativ; wo dagegen die Ausübung des wirthschaftlichen Berufes eine Funktion für die wirthschaftliche Staatsverwaltung enthält, wie z. B. bei Post, Steuern rc., da hat der Staat seinerseits technische Fachprüfungen für sich als obligatorisch eingeführt; wo es sich endlich um <text:span text:style-name="T2">technische</text:span> Leistungen handelt, deren Kenntniß als Bedingung der öffentlichen Sicherheit oder als Theil der Volkswirthschaftspflege erscheint (Maschinenpersonal, Baumeister, Forstmänner, Bergmänner), da sind die Prüfungen überhaupt obligatorisch. <text:span text:style-name="T1">Aber auch die ganz facultativen Prüfungen werden fast von allen Betheiligten durchgemacht und zwar wegen des Werthes, den das Prüfungszeugniß für den Einzelnen und seine Bewerbungen hat.</text:span></text:p>
          </table:table-cell>
          <table:table-cell office:value-type="string">
            <text:p>-</text:p>
          </table:table-cell>
          <table:table-cell office:value-type="float" office:value="1229">
            <text:p>1229</text:p>
          </table:table-cell>
          <table:table-cell table:number-columns-repeated="1018"/>
        </table:table-row>
        <table:table-row table:style-name="ro7">
          <table:table-cell office:value-type="string">
            <text:p><text:span text:style-name="T1">Arie.</text:span> Senke dich von Purpurwolken, Holder <text:span text:style-name="T2">Abend</text:span>, sanft herab! <text:span text:style-name="T1">Hauche reine frische Lüfte!</text:span></text:p>
          </table:table-cell>
          <table:table-cell/>
          <table:table-cell office:value-type="string">
            <text:p><text:s/></text:p>
          </table:table-cell>
          <table:table-cell office:value-type="string">
            <text:p><text:span text:style-name="T1">Anstatt daß es vormals da stand, wo der Boden am tiefsten war, scheint es jetzt vermöge der Umschaffung des Bodens auf der Hälfte eines Abhanges zu liegen.</text:span> Gegen <text:span text:style-name="T2">Abend</text:span> hat es die Aussicht über den Park: vor sich hat man den Rasenplatz und das ihn einfassende Gehölz; man sieht einen Theil des Sees, und die jenseits desselben angelegten Pflanzungen öffnen sich vor einem artigen Thale. <text:span text:style-name="T1">Das Schloß ist zwar ein neues Gebäude, es fehlt ihm aber das der Wohnung eines vornehmen Herrn so anständige edle Ansehen nicht.</text:span></text:p>
          </table:table-cell>
          <table:table-cell office:value-type="string">
            <text:p>-</text:p>
          </table:table-cell>
          <table:table-cell office:value-type="float" office:value="725">
            <text:p>725</text:p>
          </table:table-cell>
          <table:table-cell table:number-columns-repeated="1018"/>
        </table:table-row>
        <table:table-row table:style-name="ro24">
          <table:table-cell office:value-type="string">
            <text:p><text:span text:style-name="T1">Das ruft wieder das Streben hervor, nun auch das Beste zu leisten, was die höchste eigene Kraft zu leisten vermag, und dadurch, durch das eigene Schaffen, ein Theil des Lebens der andern, ja ein Theil der selbstwirkenden Geschichte des menschlichen Geistes zu werden.</text:span> Und in diesem Bewußtsein, in dieser hohen sittlichen Verantwortlichkeit liegt die eigentliche Würde der <text:span text:style-name="T2">Presse</text:span>, das lebendige Element ihrer Ehre, der feste Halt für die Idee, daß sie, wie jedes Einzelne eines Einzellebens an einer großen gemeinsamen Aufgabe thätig ist, dem Arbeiter in ihr einen Lebensberuf zu geben. <text:span text:style-name="T1">Das ist es, was sie zuletzt über das, allerdings mit ihr geborene und sie nie verlassende gewerbliche Element, ihrem wirthschaftlichen Körper, erhebt; das ist aber auch zugleich die Quelle ihres ethischen Rechts — und am Ende ist alles positive Recht doch nur der formelle bestimmte Ausdruck einer höhern in ihm lebendig werdenden sittlichen Idee.</text:span></text:p>
          </table:table-cell>
          <table:table-cell/>
          <table:table-cell office:value-type="string">
            <text:p><text:s/></text:p>
          </table:table-cell>
          <table:table-cell office:value-type="string">
            <text:p><text:span text:style-name="T1">Da in einer Verstopsung von 20 Tagen, und darüber, derselbe eine solche Menge Koth beherbergt p. 187.</text:span> Um sich also von der Beschwerlichkeit los zu machen, und den Widerstand des Schlismuskels zu heben, so unternimmt der Wille seine Anstrengung: er verbindet nämlich die Kräfte des Zwerchfelles, und der Bauchmuskeln, und er drükkt das Gedärme gleichsam unter einer <text:span text:style-name="T2">Presse</text:span>, hernieder. <text:span text:style-name="T1">Wo also die Strasse ist, da wird der Koth durch den Theil des Heilighüfteneinschnittes der weder durch Bänder noch Knochen versichert ist, in die Rizze des Schliesmuskels herabgeprest, er dehnt selbige allmählich auseinander, und macht sich Plazz.</text:span></text:p>
          </table:table-cell>
          <table:table-cell office:value-type="string">
            <text:p>-</text:p>
          </table:table-cell>
          <table:table-cell office:value-type="float" office:value="415">
            <text:p>415</text:p>
          </table:table-cell>
          <table:table-cell table:number-columns-repeated="1018"/>
        </table:table-row>
        <table:table-row table:style-name="ro13">
          <table:table-cell office:value-type="string">
            <text:p><text:span text:style-name="T1">Aber Schlegels stumme Schönheit ist allerdings dumm zugleich; denn daß sie nichts spricht, kömmt daher, weil sie nichts denkt.</text:span> Das <text:span text:style-name="T2">Feine</text:span> dabey würde also dieses seyn, daß man sie überall, wo sie, um artig zu scheinen, denken müßte, unartig machte, dabey aber ihr alle die Artigkeiten liesse, die blos mechanisch sind, und die sie, ohne viel zu denken, haben könnte. <text:span text:style-name="T1">Ihr Gang z. E. ihre Verbeugungen, brauchen gar nicht bäurisch zu seyn; sie können so gut und zierlich seyn, als sie nur immer ein Tanzmeister lehren kann; denn warum sollte sie von ihrem Tanzmeister nichts gelernt haben, da sie sogar Quadrille gelernt hat?</text:span></text:p>
          </table:table-cell>
          <table:table-cell/>
          <table:table-cell office:value-type="string">
            <text:p><text:s/></text:p>
          </table:table-cell>
          <table:table-cell office:value-type="string">
            <text:p><text:span text:style-name="T1">Es werden aber die Blätter dieser letzten Einsammlung eben so sorgfältig, als die von der vorhergehenden, nach der Verschiedenheit ihrer Größe und ihrer Farben, in eben so viel Classen ausgelesen und sortiret, die alle von verschiedener Güte sind, welche die Chineser durch eine lange Gewohnheit vollkommen zu unterscheiden wissen.</text:span> Jnsonderheit werden die Theeblätter, so an den Spitzen der Aeste, oder Reisern des Theestrauchs wachsen, jederzeit wegen ihrer Güte und <text:span text:style-name="T2">Feine</text:span> gesuchet, indem sie jünger, zärter und folglich sowol in Ansehung des Geruchs, als des Geschmacks weit angenehmer sind, als diejenigen, so unten an den Aesten oder Reisern sitzen, und die, weil sie zuerst ausgebrochen sind, daher die größten, ältesten und härtesten sind, indem sie ganz allein einen zweymonatlichen Wuchs haben. <text:span text:style-name="T1">Und diese letzten machen den Thee aus, den das gemeine Volk gewöhnlich trinkt.</text:span></text:p>
          </table:table-cell>
          <table:table-cell office:value-type="string">
            <text:p>-</text:p>
          </table:table-cell>
          <table:table-cell office:value-type="float" office:value="565">
            <text:p>565</text:p>
          </table:table-cell>
          <table:table-cell table:number-columns-repeated="1018"/>
        </table:table-row>
        <table:table-row table:style-name="ro9">
          <table:table-cell office:value-type="string">
            <text:p><text:span text:style-name="T1">Buchdruckerei der J. G. Cotta’schen Buchhandlung in Stuttgart.</text:span> <text:span text:style-name="T2">Vorwort</text:span>. <text:span text:style-name="T1">Je weiter die Arbeit in das fast unermeßliche, gewiß unerschöpfliche Gebiet der einzelnen Theile der innern Verwaltung hineinführt, um so mehr wird es klar, daß im Großen und Ganzen diese innere Verwaltung in ganz Europa Eine große, im Wesentlichen gleichartige Thatsache ist; daß sie auf gleichartigen Grundlagen beruht und sogar gleichartige, oft fast gleichzeitige Epochen und Gestaltungen in ihrer Entwicklung durchmacht.</text:span></text:p>
          </table:table-cell>
          <table:table-cell/>
          <table:table-cell office:value-type="string">
            <text:p><text:s/></text:p>
          </table:table-cell>
          <table:table-cell office:value-type="string">
            <text:p><text:span text:style-name="T1">DRUCK VON H. LAUPP JR. IN TÜBINGEN.</text:span> <text:span text:style-name="T2">VORWORT</text:span>. <text:span text:style-name="T1">Ueber die Entwickelung des Verkehrs und speziell der Post, welche als Erstling der Transport-Organisation voransteht, ist eine Jahrhunderte alte Litteratur vorhanden: schon vor Ablauf des 17. Jahrh. waren mehr als 60 Abhandlungen darüber erschienen; nur die Uebersicht über die bisher herausgegebenen Werke würde einen starken Druckbogen beanspruchen.</text:span></text:p>
          </table:table-cell>
          <table:table-cell office:value-type="string">
            <text:p>-</text:p>
          </table:table-cell>
          <table:table-cell office:value-type="float" office:value="1270">
            <text:p>1270</text:p>
          </table:table-cell>
          <table:table-cell table:number-columns-repeated="1018"/>
        </table:table-row>
        <table:table-row table:style-name="ro39">
          <table:table-cell office:value-type="string">
            <text:p><text:span text:style-name="T1">Themistokles lässt sich vom volke ohne seine absicht zu verraten 100 talente übergeben. sollten die Athener den händen des Themistokles wirklich so viel vertraut haben?</text:span> er gibt dann den hundert reichsten bürgern je ein talent und lässt sie dafür eine triere bauen, auf das risico hin, sie zu behalten, wenn der staat sie ihnen nicht abnähme. was sollten sie in dem falle mit dem kriegsschiffe anfangen? piraten wollten sie doch nicht werden. von den ausrüstungsgegenständen und der bemannung wird klüglich geschwiegen. man braucht die geschichte nur in die realität umgesetzt zu denken, um ihre unmöglichkeit einzusehen; aber es ist eine unerlaubte behandlung einer guten geschichte, wenn man sie als real behandelt. was sie soll, tut sie sehr gut, sie illustrirt die überlegne klugheit des Themistokles. und sie ist, auch wenn man sie nicht überschätzt, keinesweges wertlos. dazu braucht man nur Herodots bericht hinzuzunehmen, den er in einem excurse 7, 144 gelegentlich der themistokleischen orakeldeutung von 480 nachträgt. da steht freilich nichts von der anekdote, sondern Themistokles bestimmt das volk, die überschüsse statt zu verteilen zum schiffsbau zu verwenden, und das ist dasselbe richtige, was sich unter der anekdote der Atthis verbirgt. dafür liefert diese die genaue zeitbestimmung während Herodot nur allgemein an den aeginetischen krieg anknüpft, und die richtige zahl von 100 trieren statt 200 bei Herodot, der auf die übertriebene zahl durch die stärke der flotte von 480 gekommen ist, aus der nur folgt, ganz ebenso wie aus der gründung des kriegshafens, dass Athen die flottengründung viel früher ins auge gefasst und begonnen hat als 482, wo Themistokles, den Perserkrieg im auge, die pachtgelder für eine ausserordentliche vermehrung der <text:span text:style-name="T2">flotte</text:span> zu verwenden durchsetzte. so verliert die geschichte, die Aristoteles erzählt, ihren wert für uns keinesweges, wenn wir das anekdotenhafte gewand ihr abstreifen; es ist allerdings zu fürchten, dass ihn gerade dieses gereizt hat. <text:span text:style-name="T1">Vgl. s. 225 und das capitel ‘Trittyen und demen’.</text:span></text:p>
          </table:table-cell>
          <table:table-cell/>
          <table:table-cell office:value-type="string">
            <text:p><text:s/></text:p>
          </table:table-cell>
          <table:table-cell office:value-type="string">
            <text:p><text:span text:style-name="T1">Robinson, der in der Kajüte auf den Boden saß, sank bey diesen Worten rüklings nieder, und fiel in eine tiefe Ohnmacht.</text:span> Alle andere liefen nach den Pumpen, um das Schif, wo möglich, <text:span text:style-name="T2">flot</text:span>, das heißt, über dem Wasser, zu erhalten. <text:span text:style-name="T1">Endlich kam ein Matrose; schüttelte ihn und rief ihm zu: ob er denn allein müssig da liegen wolte, indeß alle andere Leute im Schiffe sich zu Tode arbeiten müsten?</text:span></text:p>
          </table:table-cell>
          <table:table-cell office:value-type="string">
            <text:p>-</text:p>
          </table:table-cell>
          <table:table-cell office:value-type="float" office:value="310">
            <text:p>310</text:p>
          </table:table-cell>
          <table:table-cell table:number-columns-repeated="1018"/>
        </table:table-row>
        <table:table-row table:style-name="ro6">
          <table:table-cell office:value-type="string">
            <text:p><text:span text:style-name="T1">Hier ist also eine Seitenwand nöthig, und diese desto stärker zu machen, je höher und steiler d k wird.</text:span> Auf dieser Seite muß man dasjenige Gestein, welches sehr <text:span text:style-name="T2">locker</text:span> und rollig ist, und eine allzuhohe Seitenwand erfordern würde, gleich anfangs bei dem Ausbringen des Fluthbettes, rein abräumen und abfüllen lassen, daß der Druck, wo nicht ganz gehoben doch vermindert werde, und keine doppelten Kosten aufzuwenden sind. <text:span text:style-name="T1">Bei so hohen und steilen Wänden, kann auch für die Arbeiter Lebensgefahr entstehen, wenn man nicht sehr vorsichtig ist, weil die Arbeiter, welche vor den Stößen stehen müssen, das hoch über ihnen Gelegene nicht so vor Augen haben, und daher nicht so beobachten können, als das, so niedriger liegt.</text:span></text:p>
          </table:table-cell>
          <table:table-cell/>
          <table:table-cell office:value-type="string">
            <text:p><text:s/></text:p>
          </table:table-cell>
          <table:table-cell office:value-type="string">
            <text:p><text:span text:style-name="T1">5) Feiner Schutt mit Erdreich vermischt, endlich</text:span> 6) <text:span text:style-name="T2">Lockeres</text:span> Erdreich und Sand. <text:span text:style-name="T1">Von den Gesteinarten sind vorzüglich folgende sehr geschickt beim Damm-und Teichbau gebraucht zu werden.</text:span></text:p>
          </table:table-cell>
          <table:table-cell office:value-type="string">
            <text:p>-</text:p>
          </table:table-cell>
          <table:table-cell office:value-type="float" office:value="685">
            <text:p>685</text:p>
          </table:table-cell>
          <table:table-cell table:number-columns-repeated="1018"/>
        </table:table-row>
        <table:table-row table:style-name="ro18">
          <table:table-cell office:value-type="string">
            <text:p><text:span text:style-name="T1">Indem man durch diesen Vorbereitungsprocess das Roheisen seines Siliciumgehaltes (und Mangangehaltes, falls solcher zugegen war) beraubte, das graue Roheisen in weisses und zugleich manganarmes Roheisen umwandelte, kürzte man den späteren eigentlichen Frischprocess ab, welcher nunmehr nur noch die Ausscheidung des Kohlenstoffes zu bewirken hatte; der Frischapparat wurde stärker ausgenutzt, die Leistung desselben vergrössert.</text:span> In allen Fällen beruhte, wie sich von selbst versteht, das <text:span text:style-name="T2">Feinen</text:span> auf einer Oxydation durch den Sauerstoff der Luft oder zugesetzter sauerstoffabgebender Körper. <text:span text:style-name="T1">Die hierfür benutzten Methoden aber waren ziemlich mannigfaltig.</text:span></text:p>
          </table:table-cell>
          <table:table-cell/>
          <table:table-cell office:value-type="string">
            <text:p><text:s/></text:p>
          </table:table-cell>
          <table:table-cell office:value-type="string">
            <text:p><text:span text:style-name="T1">Vergl. Literatur.</text:span> Seitdem man gelernt hat, beim Hochofenbetriebe die Beschaffenheit des erfolgenden Roheisens fast beliebig zu regeln, und solcherart unmittelbar Roheisensorten zu erzeugen ähnlich denjenigen, wie sie früher erst durch den Feinprocess aus grauem Roheisen gewonnen wurden; seitdem ferner der Bedarf an diesem weissen Roheisen den Bedarf an grauem Roheisen ganz erheblich überstiegen hat, und somit jene frühere Betriebsweise, bei der nur die Abfälle von der Gusswaarendarstellung durch <text:span text:style-name="T2">Feinen</text:span> in Weisseisen umgewandelt wurden, zur Deckung des Bedarfes an letzterem überhaupt unmöglich geworden ist, hat auch das Feinen des Roheisens seine frühere Wichtigkeit vollständig verloren. <text:span text:style-name="T1">Im Hochofen lässt sich, wie aus den früheren Darlegungen hervorgeht, ein siliciumarmes Weisseisen nicht unerheblich billiger als Graueisen darstellen; durch den Feinprocess aber werden die Kosten des letzteren noch fernerhin vertheuert.</text:span></text:p>
          </table:table-cell>
          <table:table-cell office:value-type="string">
            <text:p>-</text:p>
          </table:table-cell>
          <table:table-cell office:value-type="float" office:value="1012">
            <text:p>1012</text:p>
          </table:table-cell>
          <table:table-cell table:number-columns-repeated="1018"/>
        </table:table-row>
        <table:table-row table:style-name="ro21">
          <table:table-cell office:value-type="string">
            <text:p><text:span text:style-name="T1">Bruder.</text:span> Jch sag, eins ist das andre werth, Du bist so klug, als ich mir scheine; Ein jedes liebt sein <text:span text:style-name="T2">Steckenpferd</text:span>: <text:span text:style-name="T1">Die Pupp ist deins, die Trommel ist das meine.</text:span></text:p>
          </table:table-cell>
          <table:table-cell/>
          <table:table-cell office:value-type="string">
            <text:p><text:s/></text:p>
          </table:table-cell>
          <table:table-cell office:value-type="string">
            <text:p><text:span text:style-name="T1">Nur die Auktorität der Kirche verbürgt uns die Jnspiration der Schrift und ihrer Geltung als Wort Gottes.</text:span> Es ist ein gewohntes und beliebtes <text:span text:style-name="T2">Steckenpferd</text:span> des Herrn Pastors Thümmel, die Katholiken der „Götzendienerei ‟ zu beschuldigen, weil sie ein Stücklein gebackenen Brotes ‟ als Gott anbeteten. <text:span text:style-name="T1">Mit welchem Rechte kann derselbe aber die heilige Schrift als „Wort Gottes ‟ ausgeben, da die Bücher derselben nur von Menschen geschrieben sind?</text:span></text:p>
          </table:table-cell>
          <table:table-cell office:value-type="string">
            <text:p>-</text:p>
          </table:table-cell>
          <table:table-cell office:value-type="float" office:value="388">
            <text:p>388</text:p>
          </table:table-cell>
          <table:table-cell table:number-columns-repeated="1018"/>
        </table:table-row>
        <table:table-row table:style-name="ro32">
          <table:table-cell office:value-type="string">
            <text:p><text:span text:style-name="T1">Faßt ihn nur nicht mit Zähnen, er möchte euch die Kinbacken ausziehen.</text:span> Guter junger Herr, dergleichen Leut <text:span text:style-name="T2">packen</text:span> sich nicht wie ein flüchtiger Dieb. <text:span text:style-name="T1">Zweyter Offizier.</text:span></text:p>
          </table:table-cell>
          <table:table-cell/>
          <table:table-cell office:value-type="string">
            <text:p><text:s/></text:p>
          </table:table-cell>
          <table:table-cell office:value-type="string">
            <text:p><text:span text:style-name="T1">6. durch Umgiesen oder Abzapfen aus einer Bütte in die andere gewaschen, und endlich</text:span> 7. mit kleinen Walzen gerieben, darauf getroknet, gesiebet, und zulezt in Fasse <text:span text:style-name="T2">gepakt</text:span>, da es dann Blaufarbe, und Kaufmanswaare ist. <text:span text:style-name="T1">§. 44.</text:span></text:p>
          </table:table-cell>
          <table:table-cell office:value-type="string">
            <text:p>-</text:p>
          </table:table-cell>
          <table:table-cell office:value-type="float" office:value="805">
            <text:p>805</text:p>
          </table:table-cell>
          <table:table-cell table:number-columns-repeated="1018"/>
        </table:table-row>
        <table:table-row table:style-name="ro5">
          <table:table-cell office:value-type="string">
            <text:p><text:span text:style-name="T1">Die von Saussure untersuchten Vegetationsvorgänge waren im Wesentlichen dieselben, welche schon Ingen-Houß und Senebier ausführlich behandelt und in ihren allgemeinsten Umrissen richtig erkannt hatten.</text:span> Das wesentlich Neue bei Saussure aber ist eben, daß es nicht bei den allgemeinen Umrissen der Erscheinungen bleibt, daß er vielmehr durch quantitative Bestimmungen eine <text:span text:style-name="T2">Bilanz</text:span> herstellt zwischen dem, was die Pflanze aufnimmt, was sie abgiebt und dabei selbst erwirbt. <text:span text:style-name="T1">Auf diesem Wege machte er vor Allem die großen Entdeckungen, daß mit dem Kohlenstoff zugleich die Bestandtheile des Wassers in der Pflanze gebunden werden und daß ohne die Aufnahme von Stickstoffverbindungen und Mineralbestandtheilen eine normale Ernährung der Pflanzen nicht stattfindet.</text:span></text:p>
          </table:table-cell>
          <table:table-cell/>
          <table:table-cell office:value-type="string">
            <text:p><text:s/></text:p>
          </table:table-cell>
          <table:table-cell office:value-type="string">
            <text:p><text:span text:style-name="T1">Dise enthält die jaresrechnung; jene eine monatsrechnung.</text:span> Rahtsam ist es: daß der kaufmann die <text:span text:style-name="T2">bilanz</text:span> selbst zihe, oder nur die söne, und nahe anverwandten brauche, damit sein credit, und debet verborgen bleibe. <text:span text:style-name="T1">Sihe den Ludovici sp. 1700 fgg.</text:span></text:p>
          </table:table-cell>
          <table:table-cell office:value-type="string">
            <text:p>-</text:p>
          </table:table-cell>
          <table:table-cell office:value-type="float" office:value="112">
            <text:p>112</text:p>
          </table:table-cell>
          <table:table-cell table:number-columns-repeated="1018"/>
        </table:table-row>
        <table:table-row table:style-name="ro7">
          <table:table-cell office:value-type="string">
            <text:p><text:span text:style-name="T1">Ammen behagt die Gemächlichkeit, in die sie hineintreten, so sehr, daß sie sich eben nicht viele Mühe machen werden, die Kinder in die freie Luft zu führen, und aus ihrem Stande bringen sie auch nicht viele Begriffe von Reinlichkeit im Hause mit.</text:span> Daher verrathen sich die <text:span text:style-name="T2">Kinderstuben</text:span> so leicht durch einen eckelhaften Geruch, der unstreitig der Gesundheit sehr schädlich ist. <text:span text:style-name="T1">Es ist auch nicht möglich, daß Kinder in einem eingeschlossenen Zimmer so viele Gelegenheit und Lust haben können, sich zu bewegen und ihren Körper stark und behende zu machen.</text:span></text:p>
          </table:table-cell>
          <table:table-cell/>
          <table:table-cell office:value-type="string">
            <text:p><text:s/></text:p>
          </table:table-cell>
          <table:table-cell office:value-type="string">
            <text:p><text:span text:style-name="T1">Gott im hohen Himmel bewahr’ einen vor Euren Geburtstagsfestivitäten, – Ihr seid nur froh, wenn Ihr das Geld durchbringen könnt.“</text:span> Adolf lag auf dem Sopha in der sogennanten <text:span text:style-name="T2">Kinderstube</text:span>. <text:span text:style-name="T1">Die jüngeren machten dort ihre Schularbeiten.</text:span></text:p>
          </table:table-cell>
          <table:table-cell office:value-type="string">
            <text:p>-</text:p>
          </table:table-cell>
          <table:table-cell office:value-type="float" office:value="43">
            <text:p>43</text:p>
          </table:table-cell>
          <table:table-cell table:number-columns-repeated="1018"/>
        </table:table-row>
        <table:table-row table:style-name="ro34">
          <table:table-cell office:value-type="string">
            <text:p><text:span text:style-name="T1">Diese früher durchgehends gebräuchliche Weise, welche zu bekannt und daher zu gefährlich geworden ist, mag besonders auch darum abgeschafft sein, weil bei der Kenntlichkeit des gelungenen Diebstahls die Schottenfeller gewöhnlich sogleich von Schärfenspielern und Brennern auf zudringliche Weise belästigt und der Gefahr sofortiger Entdeckung ausgesetzt wurden.</text:span> Um ganz sichern Vertuss, namentlich in größern Handlungen, zu machen, wo mehrere Verkäufer hinter dem Laden stehen, geht der Schottenfeller mit einem Chäwer, zu dem auch, je nach Gelegenheit, noch ein dritter oder vierter nach und nach, wie durch <text:span text:style-name="T2">Zufall</text:span>, hereintritt, ohne daß einer die Bekanntschaft mit dem andern irgendwie verräth, in den Laden. <text:span text:style-name="T1">Bei dieser Verbindung macht der eine den Vertuss, indem er des Kaufmanns Aufmerksamkeit fesselt, weshalb er auch Vertusser oder Schrekener, Srikener, Schmuser (Sprecher) genannt wird, während der Begleiter als Schautenpicker handelt, d. h. die zur Hand liegenden Waaren stiehlt und verbirgt.</text:span></text:p>
          </table:table-cell>
          <table:table-cell/>
          <table:table-cell office:value-type="string">
            <text:p><text:s/></text:p>
          </table:table-cell>
          <table:table-cell office:value-type="string">
            <text:p><text:span text:style-name="T1">Manche waren verhältnißmäßig ruhig, zogen nur das gebissene Glied an, legten sich dann nieder, erbrachen sich, machten vergebliche Anstrengungen, sich zu erheben und verendeten; andere heulten entsetzlich und zitterten am ganzen Leibe, bevor sie in Betänbung fielen; andere winselten zuerst, versuchten zu entrinnen, zeigten sich ungemein unruhig, bellten, fraßen aber noch dazwischen, erbrachen sich, wurden endlich wüthend, versuchten mit Gewalt zu entflichen und bellten dazwischen beständig, bis auch bei ihnen Lähmung und Schwäche eintraten.</text:span> Hühner und Tauben, denen Gift, welches man sich von Brillenschlangen verschafft hatte, durch Stiche und Schnitte beigebracht wurde, erlitten alle <text:span text:style-name="T2">Zufälle</text:span> der Vergiftung und starben, wenn der Versuch wirklich geschickt ausgeführt worden war. <text:span text:style-name="T1">Bellanger, Arzt und Vorsteher des Pflanzengartens zu Pondichery, hat durch andere Versuche dargethan, daß zwei Gran Gift der Brillenschlange auf die Oberfläche des Gehörwerkzeuges (also wohl des Trommelfells) eines Hundes gebracht, den Tod unter sehr merkwürdigen Zufällen herbeiführen kann, und daß das Gist, auf die Oberfläche des Auges, auf die Zunge u. s. w. geträufelt, ebenfalls sehr schwere Zufälle nach sich zieht.</text:span></text:p>
          </table:table-cell>
          <table:table-cell office:value-type="string">
            <text:p>-</text:p>
          </table:table-cell>
          <table:table-cell office:value-type="float" office:value="1212">
            <text:p>1212</text:p>
          </table:table-cell>
          <table:table-cell table:number-columns-repeated="1018"/>
        </table:table-row>
        <table:table-row table:style-name="ro11">
          <table:table-cell office:value-type="string">
            <text:p><text:span text:style-name="T1">Seite</text:span> <text:span text:style-name="T2">Vorwort</text:span> XI <text:span text:style-name="T1">1. Kapitel.</text:span></text:p>
          </table:table-cell>
          <table:table-cell/>
          <table:table-cell office:value-type="string">
            <text:p><text:s/></text:p>
          </table:table-cell>
          <table:table-cell office:value-type="string">
            <text:p><text:span text:style-name="T1">Diese beyden Classen von Redetheilen sind nun in den Sprachen nicht unveränderlich.</text:span> Sie können durch die Fallendungen durchgeführt, in der einzeln oder mehrern Zahl genommen werden, und überdieß unterscheiden sie sich den Declinationen und Geschlechtern nach, und wo sie in gewissen Verhältnissen vorgestellt werden müssen, da nehmen sie noch <text:span text:style-name="T2">Vorwörter</text:span> zu sich. <text:span text:style-name="T1">§. 287.</text:span></text:p>
          </table:table-cell>
          <table:table-cell office:value-type="string">
            <text:p>-</text:p>
          </table:table-cell>
          <table:table-cell office:value-type="float" office:value="116">
            <text:p>116</text:p>
          </table:table-cell>
          <table:table-cell table:number-columns-repeated="1018"/>
        </table:table-row>
        <table:table-row table:style-name="ro19">
          <table:table-cell office:value-type="string">
            <text:p><text:span text:style-name="T1">Er übersah verwickelte Verhältnisse, begriff aber, daß ein Vortrag über Kathedersocialistik hier nicht am Platze war.</text:span> Er bedurfte jedoch für die Hauptsache, die ihn hergeführt hatte, eines Uebergangs und kam daher von der socialen Frage bald ab auf sein <text:span text:style-name="T2">Steckenpferd</text:span>, den Tadel der Anordnung des Althing’schen Schreibtisches. <text:span text:style-name="T1">Wie das immer bei Ihnen aussieht, lieber Althing!</text:span></text:p>
          </table:table-cell>
          <table:table-cell/>
          <table:table-cell office:value-type="string">
            <text:p><text:s/></text:p>
          </table:table-cell>
          <table:table-cell office:value-type="string">
            <text:p><text:span text:style-name="T1">Loth.</text:span> Die Frauenfrage war doch zu damaliger Zeit gewissermaßen Dein <text:span text:style-name="T2">Steckenpferd</text:span>! <text:span text:style-name="T1">Dr. Schimmelpfennig.</text:span></text:p>
          </table:table-cell>
          <table:table-cell office:value-type="string">
            <text:p>-</text:p>
          </table:table-cell>
          <table:table-cell office:value-type="float" office:value="880">
            <text:p>880</text:p>
          </table:table-cell>
          <table:table-cell table:number-columns-repeated="1018"/>
        </table:table-row>
        <table:table-row table:style-name="ro28">
          <table:table-cell office:value-type="string">
            <text:p><text:span text:style-name="T1">Man hat dieses für die zünftigen unbillig finden wollen; ich kann aber nach folgenden Gründen nicht so urtheilen.</text:span> Die <text:span text:style-name="T2">Anstellung</text:span> neuer unzünftiger Meister kann den ältern keinen größern Nachtheil bringen, als die sie auch von neuen zünftigen im gleichen Grade erwarten müssen. <text:span text:style-name="T1">Dieser Anzahl kann bey allen sogenannten ungeschlossenen und auch bey den geschlossenen Handwerken nach dem Gutfinden des Landesherrn vermehrt werden, ohne daß die Innungen es wehren dürfen.</text:span></text:p>
          </table:table-cell>
          <table:table-cell/>
          <table:table-cell office:value-type="string">
            <text:p><text:s/></text:p>
          </table:table-cell>
          <table:table-cell office:value-type="string">
            <text:p><text:span text:style-name="T1">Die Vernunft bezieht sich niemals gerade zu auf einen Gegenstand, sondern lediglich auf den Verstand und vermittelst desselben auf ihren eigenen empirischen Gebrauch, schaft also keine Begriffe (von Obiecten), sondern ordnet sie nur und giebt ihnen dieienige Einheit, welche sie in ihrer größtmöglichen Ausbreitung haben können, d. i. in Beziehung auf die Totalität der Reihen, als auf welche der Verstand gar nicht sieht, sondern nur auf dieienige Verknüpfung, dadurch allerwerts Reihen der Bedingungen nach Begriffen zu Stande kommen.</text:span> Die Vernunft hat also eigentlich nur den Verstand und dessen zweckmässige <text:span text:style-name="T2">Anstellung</text:span> zum Gegenstande und, wie dieser das Mannigfaltige im Obiect durch Begriffe vereinigt, so vereinigt iene ihrer Seits das Mannigfaltige der Begriffe durch Ideen, indem sie eine gewisse collective Einheit zum Ziele der Verstandeshandlungen sezt, welche sonst nur mit der distributiven Einheit beschäftigt sind. <text:span text:style-name="T1">Ich behaupte demnach: die transscendentale Ideen seyn niemals von constitutivem Gebrauche, so, daß dadurch Begriffe gewisser Gegenstände gegeben würden und in dem Falle, daß man sie so versteht, so sind es blos vernünftelnde (dialectische) Begriffe.</text:span></text:p>
          </table:table-cell>
          <table:table-cell office:value-type="string">
            <text:p>-</text:p>
          </table:table-cell>
          <table:table-cell office:value-type="float" office:value="731">
            <text:p>731</text:p>
          </table:table-cell>
          <table:table-cell table:number-columns-repeated="1018"/>
        </table:table-row>
        <table:table-row table:style-name="ro9">
          <table:table-cell office:value-type="string">
            <text:p><text:span text:style-name="T1">Diese Gruppe war für die Entwickelungsgeschichte der französischen Industrie von besonderer Bedeutung dadurch, dass sich hier der gemischte Betrieb ausgebildet hatte, den man als Methode der Champagne bezeichnet.</text:span> Bei dieser wurde das meist in Holzkohlenhochöfen erblasene Roheisen ohne vorheriges <text:span text:style-name="T2">Feinen</text:span> in Flammöfen mit Steinkohlen gepuddelt und in Wärmfeuern mit Steinkohlen ausgeheizt. <text:span text:style-name="T1">Statt der Wärmfeuer fing man bereits an, Flammschweissöfen zu verwenden.</text:span></text:p>
          </table:table-cell>
          <table:table-cell/>
          <table:table-cell office:value-type="string">
            <text:p><text:s/></text:p>
          </table:table-cell>
          <table:table-cell office:value-type="string">
            <text:p><text:span text:style-name="T1">Der überhitzte Dampf kühlte das flüssige Eisen lange nicht so rasch ab wie der gewöhnliche.</text:span> Parry wendete sein Verfahren auch zum <text:span text:style-name="T2">Feinen</text:span> des Eisens an, wobei er grosse Flammöfen mit neun geneigten Formen anwendete. <text:span text:style-name="T1">Statt dessen konnte man auch die Formen am Boden anbringen und den überhitzten Dampf durch das 4 Fuss lange, 2½ Fuss breite und 1½ Fuss hohe Eisenbad durchpressen.</text:span></text:p>
          </table:table-cell>
          <table:table-cell office:value-type="string">
            <text:p>-</text:p>
          </table:table-cell>
          <table:table-cell office:value-type="float" office:value="1058">
            <text:p>1058</text:p>
          </table:table-cell>
          <table:table-cell table:number-columns-repeated="1018"/>
        </table:table-row>
        <table:table-row table:style-name="ro7">
          <table:table-cell office:value-type="string">
            <text:p><text:span text:style-name="T1">Hier endlich ist allein Freiheit, Nacheiferung, Antike und Raphael.</text:span> Und daß ich mir hier die Ausführung eines Projekts zu einer <text:span text:style-name="T2">Anstalt</text:span> denken dürfte, die für Sittlichkeit und Ausbildung fremder Künstler von so unendlichem Nutzen wäre! <text:span text:style-name="T1">Ich wünschte nämlich Männer von gutem Herkommen und guter Erziehung, die bei gehörig gebildetem Geschmack und einer Liebhaberei zu den Künsten, die bis zur Aufopferung aller übrigen Neigungen gienge, den Pensionairs, die ein oder mehrere Höfe hier erhalten, statt der Direkteurs der Academien, welche Künstler sind, vorgesetzt zu sehen.</text:span></text:p>
          </table:table-cell>
          <table:table-cell/>
          <table:table-cell office:value-type="string">
            <text:p><text:s/></text:p>
          </table:table-cell>
          <table:table-cell office:value-type="string">
            <text:p><text:span text:style-name="T1">Kaum hatten wir unser Zelt aufgeschlagen, als uns ein Donnerwetter mit einem heftigen Regen wiederum auf drey viertel Stunden heimsuchte.</text:span> Als dieses vorüber war und wir unsern hungrigen Magen befriedigt hatten, machten wir <text:span text:style-name="T2">Anstalt</text:span> zur Ueberfahrt, welche ohnweit des Noor-Saissans zwischen den Mündungen der beyden Flüsse Kurtschum und Bekun geschah. <text:span text:style-name="T1">Die Kirgisen halten sich hier beständig zu ihrem häufigen Hin-und Herfahren einige Kähne, die jeder aus einem einzigen ausgehöhlten Schwarzpappelstamm bestehen.</text:span></text:p>
          </table:table-cell>
          <table:table-cell office:value-type="string">
            <text:p>-</text:p>
          </table:table-cell>
          <table:table-cell office:value-type="float" office:value="515">
            <text:p>515</text:p>
          </table:table-cell>
          <table:table-cell table:number-columns-repeated="1018"/>
        </table:table-row>
        <table:table-row table:style-name="ro21">
          <table:table-cell office:value-type="string">
            <text:p><text:span text:style-name="T1">Jene gehören noch der Grundherrlichkeit.</text:span> Die Schule ist wie die Wege, das Armenwesen, die Sicherheitspolizei, eine <text:span text:style-name="T2">Anstalt</text:span> des Grundherrn; der Schullehrer ist ein herrschaftlicher Diener; die Lehre muß bei den Elementen stehen bleiben, die für den halb Leibeigenen als ausreichend gelten. <text:span text:style-name="T1">Das einzige Band, welches sie mit dem höhern geistigen Leben verbindet, ist und bleibt die Geistlichkeit, die ihr Recht an der Schule wahrt, ohne dem Grundherrn unterthan zu sein.</text:span></text:p>
          </table:table-cell>
          <table:table-cell/>
          <table:table-cell office:value-type="string">
            <text:p><text:s/></text:p>
          </table:table-cell>
          <table:table-cell office:value-type="string">
            <text:p><text:span text:style-name="T1">Todesstrafen — Wie wenig die im Grunde nutzen, besagen eine Menge über diesen Gegenstand seit kurzem erschienene Schriften.</text:span> Daß die angegebenen Besserungshäuser kein bloßes Hirngespinnst sind, beweißt eine neuerlichst von dem Großherzog zu Toscana getroffene ähnliche <text:span text:style-name="T2">Anstalt</text:span>. <text:span text:style-name="T1">Jch lese eben eine Nachricht davon im zehnten Band der Chronologen, wo es heißt:</text:span></text:p>
          </table:table-cell>
          <table:table-cell office:value-type="string">
            <text:p>-</text:p>
          </table:table-cell>
          <table:table-cell office:value-type="float" office:value="163">
            <text:p>163</text:p>
          </table:table-cell>
          <table:table-cell table:number-columns-repeated="1018"/>
        </table:table-row>
        <table:table-row table:style-name="ro13">
          <table:table-cell office:value-type="string">
            <text:p><text:span text:style-name="T1">Man berathschlagte, ob man ihn jetzt den Hunden preisgeben sollte, die inzwischen sämmtlich in einem Stalle eingesperrt waren, und eben gingen die Meisten hinweg, um den Kampf vorzubereiten, als plötzlich bei einem starken Rucke der Ring sich öffnete, und das nunmehr freie Raubthier auf den Landdrost und nach Denen, die sich am vorwitzigsten genähert hatten, unbändig losstürzte.</text:span> Wir ergriffen in der ersten Bestürzung die Flucht und hörten schon das glücklicher Weise etwas abgemattete und seiner vollen Sprungkraft beraubte Ungethüm dicht hinter uns schnauben, als unsere eignen mitgebrachten Hunde an uns vorbeistürmten und ihn auch sogleich an Ohren und Kehle <text:span text:style-name="T2">packten</text:span>. <text:span text:style-name="T1">Den besten von ihnen, welcher auf der Reise vor Alter einen Eckzahn verloren hatte, schüttelte er leicht von den Ohren ab und tödtete ihn mit einem einzigen kräftigen Bisse nach dem Kopfe.</text:span></text:p>
          </table:table-cell>
          <table:table-cell/>
          <table:table-cell office:value-type="string">
            <text:p><text:s/></text:p>
          </table:table-cell>
          <table:table-cell office:value-type="string">
            <text:p><text:span text:style-name="T1">Aber nach jedem Schlage schallte ein klangreiches Gelächter oder ein fröhlicher Triller aus den oberen Gängen des Hauses, die Mädchen jagten hin und her und schlugen die Thüren auf und zu.</text:span> Dies bewirkte, daß Heinrich auf sein Zimmer ging und gleich auch den Reisekoffer <text:span text:style-name="T2">packte</text:span>. <text:span text:style-name="T1">Als er damit fertig war, ging er höchst schwermüthig, aber gefaßt, in's Freie und nach dem Kirchhofe; dort setzte er sich auf eine Bank und hoffte, Dortchen werde etwa herkommen und er wenigstens einige Minuten noch allein und ohne Bosheit bei ihr sitzen können, um sie noch einmal recht anzusehen.</text:span></text:p>
          </table:table-cell>
          <table:table-cell office:value-type="string">
            <text:p>-</text:p>
          </table:table-cell>
          <table:table-cell office:value-type="float" office:value="1235">
            <text:p>1235</text:p>
          </table:table-cell>
          <table:table-cell table:number-columns-repeated="1018"/>
        </table:table-row>
        <table:table-row table:style-name="ro11">
          <table:table-cell office:value-type="string">
            <text:p><text:span text:style-name="T1">Daher auch manche Schriftsteller gemeint, er gehöre eher unter die Sumpfvögel.</text:span> Ich habe aber ein trefflich ausgestopftes Exemplar im academischen <text:span text:style-name="T2">Museum</text:span> vor mir, und bade den Vogel in London lebendig gesehen; und weiß daher nun aus seinem Bau sowohl als aus seiner Lebensart, daß hier die ganz richtige Stelle ist, die ihm im Systeme gebührt. <text:span text:style-name="T1">2. †. Melanaëtus der schwarzbraune Adler.</text:span></text:p>
          </table:table-cell>
          <table:table-cell/>
          <table:table-cell office:value-type="string">
            <text:p><text:s/></text:p>
          </table:table-cell>
          <table:table-cell office:value-type="string">
            <text:p><text:span text:style-name="T1">Die Anzahl der consularischen oder alten römischen Medaillen beläuft sich, die Doubletten mitgerechnet, auf 900 Stück.</text:span> Es giebt nicht über 178 edle römische Familien, mit deren Namen Münzen bezeichnet sind, und das <text:span text:style-name="T2">Museum</text:span> besitzt deren 124. <text:span text:style-name="T1">Der griechischen Medaillen sind gegen 300.</text:span></text:p>
          </table:table-cell>
          <table:table-cell office:value-type="string">
            <text:p>-</text:p>
          </table:table-cell>
          <table:table-cell office:value-type="float" office:value="559">
            <text:p>559</text:p>
          </table:table-cell>
          <table:table-cell table:number-columns-repeated="1018"/>
        </table:table-row>
        <table:table-row table:style-name="ro9">
          <table:table-cell office:value-type="string">
            <text:p><text:span text:style-name="T1">Es wird kochend Wasser beym Pressen über die zerquetschten Oliven gegossen, um das Oel etwas flüßiger zu machen.</text:span> Das nach der ersten <text:span text:style-name="T2">Presse</text:span> übriggebliebene Mark wird auch nochmals mit kochendem Wasser übergossen, und wieder gepreßt, und dieses Oel, das Huile infernale genennt wird, kommt unter das bessere; dadurch wird alles schlecht. <text:span text:style-name="T1">Was man aber durch diese Behandlung am Werthe desselben verliert, gewinnt man wieder durch die Menge und an ersparten Unkosten.</text:span></text:p>
          </table:table-cell>
          <table:table-cell/>
          <table:table-cell office:value-type="string">
            <text:p><text:s/></text:p>
          </table:table-cell>
          <table:table-cell office:value-type="string">
            <text:p><text:span text:style-name="T1">Die Korden, deren man sich hier bedient, werden in der Gegend von Aachen gezogen.</text:span> Die Scheren kommen von Ramscheid, und die Pressspäne, oder eigentlich dazu bereitete Pappendeckel, welche bei dem <text:span text:style-name="T2">Pressen</text:span> zwischen die Tücher gelegt werden, von Malmedi, seitdem die Engländer die Ausfuhr der ihrigen verboten haben. <text:span text:style-name="T1">Die in Königsberg von Kanter angelegte Pressspanfabrik ist hier nicht bekannt; es scheint indess nicht, als wenn die hiesigen Tücher dadurch noch etwas an Vollkommenheit gewinnen könnten.</text:span></text:p>
          </table:table-cell>
          <table:table-cell office:value-type="string">
            <text:p>-</text:p>
          </table:table-cell>
          <table:table-cell office:value-type="float" office:value="726">
            <text:p>726</text:p>
          </table:table-cell>
          <table:table-cell table:number-columns-repeated="1018"/>
        </table:table-row>
        <table:table-row table:style-name="ro7">
          <table:table-cell office:value-type="string">
            <text:p><text:span text:style-name="T1">Die Zölle dürfen kein Weg der ordentlichen Abgaben seyn.</text:span> Jhr Hauptzweck muß allemal auf die Direction der Commercien gerichtet seyn, und zwar die <text:span text:style-name="T2">Bilanz</text:span> in denenselben mit auswärtigen Völkern zu gewinnen. <text:span text:style-name="T1">Je nothwendiger derohalben eine fremde Waare im Lande ist, desto geringer müssen die darauf gelegten Zölle seyn, dahingegen die entbehrlichen Waaren und unter denenselben diejenigen, wovor viel Geld außer Landes gehet, etwas höher mit Zöllen beleget werden müssen, ob sie gleich dem Debit der unsrigen nicht nachtheilig sind.</text:span></text:p>
          </table:table-cell>
          <table:table-cell/>
          <table:table-cell office:value-type="string">
            <text:p><text:s/></text:p>
          </table:table-cell>
          <table:table-cell office:value-type="string">
            <text:p><text:span text:style-name="T1">Dise enthält die jaresrechnung; jene eine monatsrechnung.</text:span> Rahtsam ist es: daß der kaufmann die <text:span text:style-name="T2">bilanz</text:span> selbst zihe, oder nur die söne, und nahe anverwandten brauche, damit sein credit, und debet verborgen bleibe. <text:span text:style-name="T1">Sihe den Ludovici sp. 1700 fgg.</text:span></text:p>
          </table:table-cell>
          <table:table-cell office:value-type="string">
            <text:p>-</text:p>
          </table:table-cell>
          <table:table-cell office:value-type="float" office:value="599">
            <text:p>599</text:p>
          </table:table-cell>
          <table:table-cell table:number-columns-repeated="1018"/>
        </table:table-row>
        <table:table-row table:style-name="ro10">
          <table:table-cell office:value-type="string">
            <text:p><text:span text:style-name="T1">Gesch.-Ordn. §. 10.</text:span> Der Präsident und in seiner Vertretung die Vicepräsidenten nach der Reihenfolge ihrer Erwählung haben die Verhandlungen zu leiten, die Ordnung zu handhaben und den <text:span text:style-name="T2">Reichstag</text:span> nach Außen zu vertreten. <text:span text:style-name="T1">Der Präsident befördert die Vorlagen des Bundesrathes und die Anträge der Mitglieder zum Druck und zur Vertheilung, er stellt die gefaßten Beschlüsse zusammen, er verkündigt die Tages-Ordnung für die nächste Plenarsitzung, er eröffnet und schließt die Sitzung und verkündet Tag und Stunde der nächsten Sitzung; er vollzieht das Protokoll.</text:span></text:p>
          </table:table-cell>
          <table:table-cell/>
          <table:table-cell office:value-type="string">
            <text:p><text:s/></text:p>
          </table:table-cell>
          <table:table-cell office:value-type="string">
            <text:p><text:span text:style-name="T1">Der Auswanderungs-Consens kann ihnen erst ertheilt werden, wenn sie ihren Abschied erhalten haben. Sie unterliegen den Vorschriften der Militair-Disciplinarstrafordnung ganz ebenso wie die Offiziere des Beurlaubtenstandes und die Landwehr-Bezirks-Kommandeure sind zur Ausübung der Disciplinar-Strafgewalt über die unter ihrer Kontrole stehenden Offiziere z. D. wie über die Landwehr-Offiziere befugt.</text:span> Eine im Preuß. Kriegsminist. verfaßte Zusammenstellung über die Rechtsverhältnisse der z. D. gestellten Offiziere ist vom Reichskanzler am 28. Mai 1871 dem <text:span text:style-name="T2">Reichstag</text:span> mitgetheilt worden. <text:span text:style-name="T1">Drucksachen I Session 1871 Nro. 170.</text:span></text:p>
          </table:table-cell>
          <table:table-cell office:value-type="string">
            <text:p>-</text:p>
          </table:table-cell>
          <table:table-cell office:value-type="float" office:value="1245">
            <text:p>1245</text:p>
          </table:table-cell>
          <table:table-cell table:number-columns-repeated="1018"/>
        </table:table-row>
        <table:table-row table:style-name="ro24">
          <table:table-cell office:value-type="string">
            <text:p><text:span text:style-name="T1">In gleicher Tiefe fand ich dort ein gerades und drei krumme kupferne Messer, sowie ein grosses zweischneidiges Beil und mehrere andere Werkzeuge von gleichem Metall.</text:span> Beinahe an der Oberfläche fand ich dort unter andern Münzen eine höchst merkwürdige und, wie ich glaube, noch nie vorgekommene Medaille, welche auf der einen Seite das Bild des Kaisers Commodus (hier ΚΟΜΟΔΟΣ geschrieben) hat; auf der andern steht eine <text:span text:style-name="T2">geharnischte</text:span>, mit zwei Lanzen bewaffnete Figur (wahrscheinlich Minerva) auf dem Vordertheil eines Schiffes, welches in einen meisterhaft gearbeiteten Gazellenkopf ausläuft; im Halbkreise um dasselbe steht das Wort ΕΛΑΙΟΥΣΙΩΝ. <text:span text:style-name="T1">Die Medaille stammt daher von der zu Cilicien gehörigen, ganz kleinen Insel Eläusa, und stellt die merkwürdige Thatsache heraus, dass diese kleine, jetzt beinahe unbewohnte Insel im Alterthum so bevölkert war, dass sie ihre eigenen Münzen schlagen liess.</text:span></text:p>
          </table:table-cell>
          <table:table-cell/>
          <table:table-cell office:value-type="string">
            <text:p><text:s/></text:p>
          </table:table-cell>
          <table:table-cell office:value-type="string">
            <text:p><text:span text:style-name="T1">Wie anders, lebensfrisch schau'n uns schon jetzt die Alten an, als die Philologen mit den Perücken sie sahen!</text:span> Lebt nicht der brittische Riese unter uns, ein <text:span text:style-name="T2">geharrnischter</text:span> Geist, der unsere Theatermisére zertritt! <text:span text:style-name="T1">Citirten wir nicht Dante, nicht Calderon aus seinem vergessenen Grabe?</text:span></text:p>
          </table:table-cell>
          <table:table-cell office:value-type="string">
            <text:p>-</text:p>
          </table:table-cell>
          <table:table-cell office:value-type="float" office:value="1190">
            <text:p>1190</text:p>
          </table:table-cell>
          <table:table-cell table:number-columns-repeated="1018"/>
        </table:table-row>
        <table:table-row table:style-name="ro7">
          <table:table-cell office:value-type="string">
            <text:p><text:span text:style-name="T1">Es ist jedoch jedem jungen Manne überlassen, schon nach vollendetem 17. Lebensjahre, wenn er die nöthige moralische und körperliche Qualifikation hat, freiwillig in den Militairdienst einzutreten. W.G. §. 10. Wer von diesem Recht Gebrauch macht, kann den Truppentheil, bei welchem er seiner aktiven Dienstpflicht genügen will, auswählen. W.G. §. 17 Abf. 2. Die näheren Vorschriften über den freiwilligen Eintritt zum dreijährigen aktiven Dienst enthält die W.O. I §. 83—87.</text:span> Bericht der Kommission des <text:span text:style-name="T2">Reichstages</text:span> zum W.G. §. <text:span text:style-name="T1">6.</text:span></text:p>
          </table:table-cell>
          <table:table-cell/>
          <table:table-cell office:value-type="string">
            <text:p><text:s/></text:p>
          </table:table-cell>
          <table:table-cell office:value-type="string">
            <text:p><text:span text:style-name="T1">Bluhme, Das westburgund.</text:span> Reich und Recht, J des gem. deutschen Rechts I 48; derselbe, Der burg. <text:span text:style-name="T2">Reichstag</text:span> zu Ambérieux v. J. 501, a. O. V 207; derselbe, Praefatio in LL III 497 ff.; derselbe, Die neueste Ausgabe der Lex Burg., in v. Sybels hist. Z XXI 234. Binding, Das burgundisch-romanische Königreich, 1868. <text:span text:style-name="T1">Hubé, Histoire de la formation de la loi bourguignonne, in der Revue hist. de droit franç.</text:span></text:p>
          </table:table-cell>
          <table:table-cell office:value-type="string">
            <text:p>-</text:p>
          </table:table-cell>
          <table:table-cell office:value-type="float" office:value="1292">
            <text:p>1292</text:p>
          </table:table-cell>
          <table:table-cell table:number-columns-repeated="1018"/>
        </table:table-row>
        <table:table-row table:style-name="ro20">
          <table:table-cell office:value-type="string">
            <text:p><text:span text:style-name="T1">Wem die Welt nicht unmittelbar eröffnet, was sie für ein Verhältnis zu ihm hat, wem sein Herz nicht sagt, was er sich und andern schuldig ist, der wird es wohl schwerlich aus Büchern erfahren, die eigentlich nur geschickt sind unsern Irrthümern Nahmen zu geben.</text:span> Sie ließ Wilhelmen allein, und er brachte seinen Abend mit Revision der kleinen Bibliothek zu, sie war wirklich bloß durch <text:span text:style-name="T2">Zufall</text:span> zusammen gekommen. <text:span text:style-name="T1">Therese blieb die wenigen Tage, die Wilhelm bey ihr verweilte, sich immer gleich, sie erzählte ihm die Folgen ihrer Begebenheit in verschiedenen Absätzen sehr umständlich, ihrem Gedächtniß war Tag und Stunde, Platz und Nahme gegenwärtig, und wir ziehen, was unsern Lesern zu wissen nöthig ist, hier ins kurze zusammen.</text:span></text:p>
          </table:table-cell>
          <table:table-cell/>
          <table:table-cell office:value-type="string">
            <text:p><text:s/></text:p>
          </table:table-cell>
          <table:table-cell office:value-type="string">
            <text:p><text:span text:style-name="T1">Das ist, daß wir freie, völlige Macht haben, mit unsern Gütern nach Belieben zu schalten und zu walten, dieselbigen zu vergeben, zu verschenken, zu verkaufen, zu veräussern und auf eine selbst beliebige Art zu brauchen und zu nutzen ohne Eurer königlichen Majestät oder sonst eines andern Genehmigung erst hierüber einzuholen.</text:span> So auch bey diesen Landverderblichen Kriegszeiten, durch Beraubung, Brandscha den, oder einigen andern <text:span text:style-name="T2">Zufal</text:span> jemand um sei ne Diplomata oder Documente von Privile gien, Freiheiten und andern Begnadigungen und Obligationen gekommen wäre, daß solche von Eurer königlichen Majestät durch neue Diplomata erneuert werden, wenn der Güter ruhiger und continuirlicher Erbbesitz notorisch ist. <text:span text:style-name="T1">Denjenigen aber, so bey diesen Kriegsunruhen ihre Obligationes verloren, sol sothaner Verlust an ihrem Recht keinesweges hinderlich seyn, wenn sie mit zwey oder drey Zeugen darthun können, daß sie solche Verschreibungen besessen, vom Gegentheil hingegen die Zahlung oder Vergnügung durch andere schriftliche Urkunden nicht bewiesen werden kan.</text:span></text:p>
          </table:table-cell>
          <table:table-cell office:value-type="string">
            <text:p>-</text:p>
          </table:table-cell>
          <table:table-cell office:value-type="float" office:value="643">
            <text:p>643</text:p>
          </table:table-cell>
          <table:table-cell table:number-columns-repeated="1018"/>
        </table:table-row>
        <table:table-row table:style-name="ro13">
          <table:table-cell office:value-type="string">
            <text:p><text:span text:style-name="T1">Und sie mögen sich dabey des Sprichworts von der Anzahl der Hiebe an einen Baum, der fallen soll (oder des gutta cavat lapidem non vi sed saepe cadendo), erinnern.</text:span> Die merkwürdigste Neuigkeit aber wird ihnen diese seyn, daß eine pädagogische Akademie, ein übendes Lehrer-Seminar, eine Pflanzschule der Tugend und Wissenschaften, ein Philanthropinum (das ist, eine Werkstätte der Menschenfreundschaft), oder wie die <text:span text:style-name="T2">Anstalt</text:span> sonst genannt werden mag, nicht mehr vorgeschlagen werde, sondern wirklich in Dessau so angefangen sey, wie man Sachen, die nach und nach erweitert werden, durch Fürsorge für einige Hülfsmittel der Fortsetzung anfangen kann. <text:span text:style-name="T1">Es wird also in Dessau unfehlbar fast eben dasselbe, was ich im Julius dieses Jahres, vermittelst eines Bogens von der pädagogischen Privatakademie, um die Prüfung und Beförderung zu erleichtern, anfangs als ungewiß vorstellen mußte.</text:span></text:p>
          </table:table-cell>
          <table:table-cell/>
          <table:table-cell office:value-type="string">
            <text:p><text:s/></text:p>
          </table:table-cell>
          <table:table-cell office:value-type="string">
            <text:p><text:span text:style-name="T1">Da sie endlich glaubte, daß sie sich noch würklich im Lande der Lebendigen befinde, äußerte sie oft, daß sie in Norwegen bey ihrer Tochter wäre, und widersprach allen denen mit größter Lebhaftigkeit, welche das Gegentheil sagten.</text:span> Bisweilen machte sie <text:span text:style-name="T2">Anstalt</text:span> zur Reise nach Coppenhagen, und war nicht zu überreden, daß sie sich ja schon an diesem Orte aufhielt, bis man endlich auf ein listiges Mittel dachte, und sie in einem Wagen außer dem Thor herumfahren, nachher aber in die Stadt zurückbringen ließ, da sie denn ihr Haus kannte, und damahls eben aus Norwegen zurückgekommen zu seyn glaubte. <text:span text:style-name="T1">Sie konnte Hände und Füße bewegen, und nach Gefallen gebrauchen.</text:span></text:p>
          </table:table-cell>
          <table:table-cell office:value-type="string">
            <text:p>-</text:p>
          </table:table-cell>
          <table:table-cell office:value-type="float" office:value="506">
            <text:p>506</text:p>
          </table:table-cell>
          <table:table-cell table:number-columns-repeated="1018"/>
        </table:table-row>
        <table:table-row table:style-name="ro4">
          <table:table-cell office:value-type="string">
            <text:p><text:span text:style-name="T1">Sind es Rieselgüter, welche die Abwässer aufzunehmen haben, so müssen auch hier die Stämme der Druckrohrleitungen die Vorstädte auf ihrem Wege nach den dahinter gelegenen Rieselfeldern kreuzen.</text:span> Wie oft kommt es dann vor, dass bei der Wahl der Tracen nicht die im <text:span text:style-name="T2">technischen</text:span> Sinne rationellsten, sondern solche gewählt werden, welche sich schliesslich im Kampf mit den Vorstädten und ihren Interessen als die allein durchführbaren erweisen. <text:span text:style-name="T1">Und der daraus entspringende Nachtheil schwillt oft ins ungebührliche an, wenn die Einmündungspunkte der grossen Stammleitungen an dem Weichbilde nicht auf Strassenzüge treffen, die für ihre Aufnahme geeignet sind.</text:span></text:p>
          </table:table-cell>
          <table:table-cell/>
          <table:table-cell office:value-type="string">
            <text:p><text:s/></text:p>
          </table:table-cell>
          <table:table-cell office:value-type="string">
            <text:p><text:span text:style-name="T1">1. Der Helm.</text:span> So heiss das Streben der Waffenschmiede in Jahrhunderten auch war, den Mitteln des Angriffes wirksame der Abwehr und umgekehrt entgegenzustellen, so fand dasselbe doch stets seine Grenzen in dem <text:span text:style-name="T2">technischen</text:span> Vermögen, und in dem allmählichen Zunehmen des letzteren erkennen wir die Hauptursache der so häufigen und oft drastisch erscheinenden Formenwandlungen. <text:span text:style-name="T1">Am Ausgange der antiken Zeit schien es, als hätten die Angriffsmittel jene der Abwehr weit übertroffen.</text:span></text:p>
          </table:table-cell>
          <table:table-cell office:value-type="string">
            <text:p>-</text:p>
          </table:table-cell>
          <table:table-cell office:value-type="float" office:value="986">
            <text:p>986</text:p>
          </table:table-cell>
          <table:table-cell table:number-columns-repeated="1018"/>
        </table:table-row>
        <table:table-row table:style-name="ro8">
          <table:table-cell office:value-type="string">
            <text:p><text:span text:style-name="T1">Die Maus und die Katze.</text:span> Es war einmal ein Mäuschen in einer <text:span text:style-name="T2">Kinderstube</text:span>, das nur des Abends vor kam, und die Krümchen von dem Butterbrode der Kinder aufsuchte. <text:span text:style-name="T1">Ein großer Kater lag auch immer in dieser Stube den ganzen Tag auf den Betten herum, und pflegte sich recht gut, wie ein Faulenzer.</text:span></text:p>
          </table:table-cell>
          <table:table-cell/>
          <table:table-cell office:value-type="string">
            <text:p><text:s/></text:p>
          </table:table-cell>
          <table:table-cell office:value-type="string">
            <text:p><text:span text:style-name="T1">In Deutschland liegt der Schwerpunkt vorläufig auf den Leistungen.</text:span> Unter den Führerinnen der deutschen Frauenbewegung möchte überdies kaum eine so schwächlich denken, das Frauenstimmrecht nicht zu wollen oder den Ruin der <text:span text:style-name="T2">Kinderstube</text:span> als ob der bei der Dame nicht viel unvermeidlicher wäre! in seinem Gefolge zu sehen. <text:span text:style-name="T1">Für die Durchschnittsfrau ist aber einstweilen die Gewöhnung an Leistungen für das öffentliche Wol weit wichtiger als Erörterungen über das Frauenstimmrecht, die aus den angegebenen Gründen zu einem Resultat vorläufig nicht führen könnten.</text:span></text:p>
          </table:table-cell>
          <table:table-cell office:value-type="string">
            <text:p>-</text:p>
          </table:table-cell>
          <table:table-cell office:value-type="float" office:value="281">
            <text:p>281</text:p>
          </table:table-cell>
          <table:table-cell table:number-columns-repeated="1018"/>
        </table:table-row>
        <table:table-row table:style-name="ro9">
          <table:table-cell office:value-type="string">
            <text:p><text:span text:style-name="T1">5) D. J. G. Gleditsch vermischte ökonomische und botanische Abhandlungen; herausgegeben mit Kupferstichen, und mit einer Vorrede versehen von D. K. A. Gerhard, 2ter und 3ter Theil, gr. 8. à 1 Rthlr. 12 Gr.</text:span> 6) J. G. Lorenz Bemerkungen über die häusliche Erziehung der Kinder in den ersten 6 Jahren; aufgezeichnet in der <text:span text:style-name="T2">Kinderstube</text:span>, und als ein Anhang zu dessen verbesserten häuslichen Bürger-Erziehung für den gemeinen Mann herausgegeben, 8. à 8 Gr. <text:span text:style-name="T1">7) ———— christliches Weihnachtsgeschenk für Kinder, 8. à 1 Gr.</text:span></text:p>
          </table:table-cell>
          <table:table-cell/>
          <table:table-cell office:value-type="string">
            <text:p><text:s/></text:p>
          </table:table-cell>
          <table:table-cell office:value-type="string">
            <text:p><text:span text:style-name="T1">Den ganzen Montag und die folgende Nacht dauerte das Röcheln fort; am Dienstag, den 8. Januar in der Frühe schlummerte er ohne allen Kampf hinüber.</text:span> Als die Kunde davon in unsre <text:span text:style-name="T2">Kinderstube</text:span> gelangte, benutzten wir die im Hause entstandene Verwirrung, um die Treppen hinauf zu schleichen, und bis in das offne Sterbezimmer vorzudringen. <text:span text:style-name="T1">Da sahen wir die gewaltig große Gestalt des Grosvaters im grünen Schlafrocke auf einem langen, mitten in die Stube gerückten Bette.</text:span></text:p>
          </table:table-cell>
          <table:table-cell office:value-type="string">
            <text:p>-</text:p>
          </table:table-cell>
          <table:table-cell office:value-type="float" office:value="186">
            <text:p>186</text:p>
          </table:table-cell>
          <table:table-cell table:number-columns-repeated="1018"/>
        </table:table-row>
        <table:table-row table:style-name="ro19">
          <table:table-cell office:value-type="string">
            <text:p><text:span text:style-name="T1">doch mußt du allein nur Jn der größten Gefahr die Zügel ergreifen.</text:span> Der Freyherr Gab ihr sein Wort, und küßt ihr drauf mit frohem Entzücken Jhre marmorne Hand, schon von dem Handschuh <text:span text:style-name="T2">geharnischt</text:span>. <text:span text:style-name="T1">Und die Hengste tanzten in Sprüngen und muthgen Courbetten Ueber das schallende Pflaster vom bärtigten Kutscher geleitet.</text:span></text:p>
          </table:table-cell>
          <table:table-cell/>
          <table:table-cell office:value-type="string">
            <text:p><text:s/></text:p>
          </table:table-cell>
          <table:table-cell office:value-type="string">
            <text:p><text:span text:style-name="T1">– </text:span><text:span text:style-name="T1">Man klatscht dem freiheitspredigenden Hofrathe Beifall.</text:span> In verständliches Deutsch übersetzt, heißt die <text:span text:style-name="T2">geharnischte</text:span> Rede: „die jungen Leute werden hierher kommen, wenn sie wissen, daß sie sich ungescheut allen Ausschweifungen überlassen können. <text:span text:style-name="T1">Jeder Kommende aber zahlt mir einige Louisd’ors für meine Pandekten; drum – es lebe die Freiheit!“</text:span></text:p>
          </table:table-cell>
          <table:table-cell office:value-type="string">
            <text:p>-</text:p>
          </table:table-cell>
          <table:table-cell office:value-type="float" office:value="161">
            <text:p>161</text:p>
          </table:table-cell>
          <table:table-cell table:number-columns-repeated="1018"/>
        </table:table-row>
        <table:table-row table:style-name="ro6">
          <table:table-cell office:value-type="string">
            <text:p><text:span text:style-name="T1">Der Lehnsstaat des Mittelalters bringt höchstens Gesammt-Verzeichnisse der fürstlichen Rechte und Nutzbarkeiten (Urbarien) hervor; er faßt die Production als eine stehende auf, was sie annäherungsweise auch ist, so lange es sich wesentlich um Grund und Boden handelt.</text:span> Diesem gegenüber haben die Städte im ganzen Abendlande wahrscheinlich von frühe an ihre Production, die sich auf Industrie und Handel bezog, als eine höchst bewegliche erkannt und danach behandelt, allein es blieb — selbst in den Blüthezeiten der Hansa — bei einer einseitig commerciellen <text:span text:style-name="T2">Bilanz</text:span>. <text:span text:style-name="T1">Flotten, Heere, politischer Druck und Einfluß kamen einfach unter das Soll und Haben eines kaufmännnischen Hauptbuches zu stehen.</text:span></text:p>
          </table:table-cell>
          <table:table-cell/>
          <table:table-cell office:value-type="string">
            <text:p><text:s/></text:p>
          </table:table-cell>
          <table:table-cell office:value-type="string">
            <text:p><text:span text:style-name="T1">Die letzteren importiren dann aber auf Kredit; und dies ist nur dann nicht der Fall, wenn die Waare dorthin auf Konsignation geschickt wird.)</text:span> Die Krise mag zuerst in England ausbrechen, in dem Lande, das den meisten Kredit gibt und den wenigsten nimmt, weil die Zahlungsbilanz, die <text:span text:style-name="T2">Bilanz</text:span> der fälligen Zahlungen, die sofort liquidirt werden muss, gegen es, obgleich die allgemeine Handelsbilanz für es ist. <text:span text:style-name="T1">Dies letztere erklärt sich theils aus dem von ihm gegebnen Kredit, theils aus der Masse ans Ausland verliehner Kapitale, sodass eine Masse Rückflüsse in Waaren, ausser den eigentlichen Handelsretouren, ihm zuströmen.</text:span></text:p>
          </table:table-cell>
          <table:table-cell office:value-type="string">
            <text:p>-</text:p>
          </table:table-cell>
          <table:table-cell office:value-type="float" office:value="1022">
            <text:p>1022</text:p>
          </table:table-cell>
          <table:table-cell table:number-columns-repeated="1018"/>
        </table:table-row>
        <table:table-row table:style-name="ro8">
          <table:table-cell office:value-type="string">
            <text:p><text:span text:style-name="T1">Soll es etwa auf das Herstellen einer recht empirisch-begreiflichen Nothwendigkeit gehen, so ist es ganz verwerflich, besonders wenn sich der Dichter dadurch zu der groben Fassungskraft der Zuschauer herablassen will.</text:span> Die Kunst des Motivirens würde dann darin bestehen, dem Helden nur einen Charakter von recht großer Weite zu geben, aus dem nichts auf absolute Weise hervorgehen kann, in dem also alle möglichen <text:span text:style-name="T2">Motive</text:span> ihr Spiel treiben können. <text:span text:style-name="T1">Dieß ist der gerade Weg, den Helden schwach und als das Spiel äußerer Bestimmungsgründe erscheinen zu lassen.</text:span></text:p>
          </table:table-cell>
          <table:table-cell/>
          <table:table-cell office:value-type="string">
            <text:p><text:s/></text:p>
          </table:table-cell>
          <table:table-cell office:value-type="string">
            <text:p><text:span text:style-name="T1">Christ und Antichrist stehen sich gegenüber.</text:span> Dem absoluten Idealismus, der eine völlige Umwandlung des inneren Menschen, seiner <text:span text:style-name="T2">Motive</text:span> und seiner Ziele erstrebt, stellt sich hier ein bis zum Wahnsinn gesteigerter Materialismus entgegen, der durch den Genuss einer geheimnisvollen Speise eine magische Umwandlung des vergänglichen Individuums zu einem unsterblichen Leibe erhofft. <text:span text:style-name="T1">Es bedeutet diese Vorstellung einen moralischen Atavismus, wie ihn einzig eine Zeit des absoluten Verfalles hervorbringen konnte.</text:span></text:p>
          </table:table-cell>
          <table:table-cell office:value-type="string">
            <text:p>-</text:p>
          </table:table-cell>
          <table:table-cell office:value-type="float" office:value="1027">
            <text:p>1027</text:p>
          </table:table-cell>
          <table:table-cell table:number-columns-repeated="1018"/>
        </table:table-row>
        <table:table-row table:style-name="ro28">
          <table:table-cell office:value-type="string">
            <text:p><text:span text:style-name="T1">Die Vernunft bezieht sich niemals gerade zu auf einen Gegenstand, sondern lediglich auf den Verstand und vermittelst desselben auf ihren eigenen empirischen Gebrauch, schaft also keine Begriffe (von Obiecten), sondern ordnet sie nur und giebt ihnen dieienige Einheit, welche sie in ihrer größtmöglichen Ausbreitung haben können, d. i. in Beziehung auf die Totalität der Reihen, als auf welche der Verstand gar nicht sieht, sondern nur auf dieienige Verknüpfung, dadurch allerwerts Reihen der Bedingungen nach Begriffen zu Stande kommen.</text:span> Die Vernunft hat also eigentlich nur den Verstand und dessen zweckmässige <text:span text:style-name="T2">Anstellung</text:span> zum Gegenstande und, wie dieser das Mannigfaltige im Obiect durch Begriffe vereinigt, so vereinigt iene ihrer Seits das Mannigfaltige der Begriffe durch Ideen, indem sie eine gewisse collective Einheit zum Ziele der Verstandeshandlungen sezt, welche sonst nur mit der distributiven Einheit beschäftigt sind. <text:span text:style-name="T1">Ich behaupte demnach: die transscendentale Ideen seyn niemals von constitutivem Gebrauche, so, daß dadurch Begriffe gewisser Gegenstände gegeben würden und in dem Falle, daß man sie so versteht, so sind es blos vernünftelnde (dialectische) Begriffe.</text:span></text:p>
          </table:table-cell>
          <table:table-cell/>
          <table:table-cell office:value-type="string">
            <text:p><text:s/></text:p>
          </table:table-cell>
          <table:table-cell office:value-type="string">
            <text:p><text:span text:style-name="T1">Ich setzte mich daher mit Hrn. Pruckner, Mitbesitzer der hiesigen Guttapercha-und Gummiwaaren-Fabrik von L. Fonrobert und Pruckner, in Verbindung und stellte in Gemeinschaft mit demselben weitere Versuche an.</text:span> Das günstige Resultat derselben veranlasste mich, bei der schon genannten Commission die <text:span text:style-name="T2">Anstellung</text:span> umfassender Versuche in diesem Sinne zu beantragen. <text:span text:style-name="T1">Sie ging darauf ein und beauftragte mich mit der Leitung der Arbeiten zur Ausführung einer Versuchsleitung von einer Meile Länge.</text:span></text:p>
          </table:table-cell>
          <table:table-cell office:value-type="string">
            <text:p>-</text:p>
          </table:table-cell>
          <table:table-cell office:value-type="float" office:value="256">
            <text:p>256</text:p>
          </table:table-cell>
          <table:table-cell table:number-columns-repeated="1018"/>
        </table:table-row>
        <table:table-row table:style-name="ro6">
          <table:table-cell office:value-type="string">
            <text:p><text:span text:style-name="T1">8.</text:span> Ganz anders verhielt es sich mit denen Höfen, die nicht durch <text:span text:style-name="T2">geharnischte</text:span> außerhalb des Hauptmannscompagnie vertreten oder verdienet wurden. <text:span text:style-name="T1">Diese blieben in der Rolle; und der Eigenthümer, wie er davon zog, muste dem Hauptmann einen tüchtigen Mann präsentiren, der kein Leibeigner seyn durfte, weil er im Heerbann mit ausziehen und folglich ein Eigenthum zu verfechten haben mußte Dies gab in der Folge Gelegenheit zu unserm Eigenthum nach Haves-oder, wie wir es zusammen ziehen, Hausgenossenrechte; und wir finden hierinn sofort den Grund, warum sich im Hausgenossenrechte eine Heergewedde, worunter Stiefel und Sporn, im Leibeigenthum nach Ritterrechte hingegen dergleichen nicht, befindet.</text:span></text:p>
          </table:table-cell>
          <table:table-cell/>
          <table:table-cell office:value-type="string">
            <text:p><text:s/></text:p>
          </table:table-cell>
          <table:table-cell office:value-type="string">
            <text:p><text:span text:style-name="T1">Horch im Getümmel auf, sie seufzet göttlich, höre!</text:span> Begieb vom Kampfplatz dich zurück, <text:span text:style-name="T2">Geharnischt</text:span> wie du bist, an Haupt, an Arm und Fuße. <text:span text:style-name="T1">Cupido zieht dich aus, und deinem ersten Kusse Dankt unsre ganze Welt ihr Glück.</text:span></text:p>
          </table:table-cell>
          <table:table-cell office:value-type="string">
            <text:p>-</text:p>
          </table:table-cell>
          <table:table-cell office:value-type="float" office:value="751">
            <text:p>751</text:p>
          </table:table-cell>
          <table:table-cell table:number-columns-repeated="1018"/>
        </table:table-row>
        <table:table-row table:style-name="ro21">
          <table:table-cell office:value-type="string">
            <text:p><text:span text:style-name="T1">So kann man doch hoffen, daß eines großen Mannes Andenken ein halbes Jahr länger leben wird, als er selbst; aber, auf meine Ehre! in dem Fall muß er wenigstens Kirchen gebaut haben, sonst muß er sichs gefallen lassen, daß man nicht mehr an ihn denkt, als an das Steckenpferd, dessen Grabschrift ist: „Au weh! das ist beklagenswerth!</text:span> Man denkt nicht mehr ans <text:span text:style-name="T2">Steckenpferd</text:span>! <text:span text:style-name="T1">Shakespears Hamlet. 3ter Aufzug, 2ter Auftritt.</text:span></text:p>
          </table:table-cell>
          <table:table-cell/>
          <table:table-cell office:value-type="string">
            <text:p><text:s/></text:p>
          </table:table-cell>
          <table:table-cell office:value-type="string">
            <text:p><text:span text:style-name="T1">Gegen Unvorsichtige und Plauderhafte, Vorwitzige und Neugierige, Zerstreuete und Vergessene. 22)</text:span> Gegen Wunderliche und Sonderlinge. 23) Ueber den Umgang mit dummen, schwachen, übertrieben gutherzigen, leichtgläubigen und solchen Menschen, die gewisse Liebhabereyen und <text:span text:style-name="T2">Steckenpferde</text:span> haben. 24) <text:span text:style-name="T1">Mit muntern und satyrischen Leuten. 25)</text:span></text:p>
          </table:table-cell>
          <table:table-cell office:value-type="string">
            <text:p>-</text:p>
          </table:table-cell>
          <table:table-cell office:value-type="float" office:value="797">
            <text:p>797</text:p>
          </table:table-cell>
          <table:table-cell table:number-columns-repeated="1018"/>
        </table:table-row>
        <table:table-row table:style-name="ro7">
          <table:table-cell office:value-type="string">
            <text:p><text:span text:style-name="T1">Nur mit der größten Mühe schlief er ein, während er zuvor noch die schreckliche Leere zu füllen versucht hatte.</text:span> Dann gerieth er zwischen Schlaf und Wachen in einen entsetzlichen Zustand; er stieß an etwas Grauenhaftes, Entsetzliches, der Wahnsinn <text:span text:style-name="T2">packte</text:span> ihn, er fuhr mit fürchterlichem Schreien, in Schweiß gebadet, auf, und erst nach und nach fand er sich wieder. <text:span text:style-name="T1">Er mußte dann mit den einfachsten Dingen anfangen, um wieder zu sich zu kommen.</text:span></text:p>
          </table:table-cell>
          <table:table-cell/>
          <table:table-cell office:value-type="string">
            <text:p><text:s/></text:p>
          </table:table-cell>
          <table:table-cell office:value-type="string">
            <text:p><text:span text:style-name="T1">Wahrlich eine curiose Wirthschaft!</text:span> In jedem Haus befand sich ein Offizier, welcher auf guter Mannszucht halten sollte; sie waren aber oft die Fäulsten — Den zweyten Tag (23.) giengs 10. St. bis auf Fürstenwald; da gab’s schon Marode, die sich auf Wagen mußten <text:span text:style-name="T2">packen</text:span> lassen; das auch kein Wunder war, da wir diesen ganzen Tag nur ein einzig Mal haltmachen, und stehnden Fusses etwas Erfrischung zu uns nehmen durften. <text:span text:style-name="T1">An letzgedachtem Orte gieng es wie an dem erstern; nur daß hier die meisten lieber soffen als frassen, und viele sich gar halb todt hinlegten.</text:span></text:p>
          </table:table-cell>
          <table:table-cell office:value-type="string">
            <text:p>-</text:p>
          </table:table-cell>
          <table:table-cell office:value-type="float" office:value="185">
            <text:p>185</text:p>
          </table:table-cell>
          <table:table-cell table:number-columns-repeated="1018"/>
        </table:table-row>
        <table:table-row table:style-name="ro4">
          <table:table-cell office:value-type="string">
            <text:p><text:span text:style-name="T1">Die Baronesse sah Wilhelmen an, und sprach leise mit der Gräfin; er bemerkte es ohne die Absicht zu verstehen, die ihm endlich zu Hause klar wurde, als er sich nach einer ängstlich und vergebens durchharrten Stunde wegbegab.</text:span> Er fand ein schönes <text:span text:style-name="T2">englisches</text:span> Portefeuille in der Tasche. <text:span text:style-name="T1">Die Baronesse hatte es ihm heimlich beyzustecken gewußt, und gleich darauf folgte der Gräfin kleiner Mohr, der ihm eine artig gestickte Weste überbrachte, ohne recht deutlich zu sagen, woher sie komme.</text:span></text:p>
          </table:table-cell>
          <table:table-cell/>
          <table:table-cell office:value-type="string">
            <text:p><text:s/></text:p>
          </table:table-cell>
          <table:table-cell office:value-type="string">
            <text:p><text:span text:style-name="T1">Mit diesen schönen Hunden sind die berühmten St. Bernhardshunde (Canis Sancti Bernhardi) in Gestalt und in Größe nahe verwandt.</text:span> Nach Ansicht der Einen sind diese trefflichen Thiere eine Mittelrasse von der <text:span text:style-name="T2">englischen</text:span> Dogge und dem spanischen Wachtelhund; nach Aussage Anderer sollen sie von einer dänischen Dogge abstammen, welche ein neapolitanischer Graf Mazzini von einer nordischen Reise mitbrachte und mit dem wallisischen Schäferhunde paarte. <text:span text:style-name="T1">„Die Bernhardiner Doggen ‟, sagt Tschudi, „sind große, langhaarige, äußerst starke Thiere, mit kurzer, breiter Schnauze und langem Behang, von vorzüglichem Scharfsinn und außerordentlicher Treue.</text:span></text:p>
          </table:table-cell>
          <table:table-cell office:value-type="string">
            <text:p>-</text:p>
          </table:table-cell>
          <table:table-cell office:value-type="float" office:value="41">
            <text:p>41</text:p>
          </table:table-cell>
          <table:table-cell table:number-columns-repeated="1018"/>
        </table:table-row>
        <table:table-row table:style-name="ro3">
          <table:table-cell office:value-type="string">
            <text:p><text:span text:style-name="T1">Nur in der Lehre vom Abendmahle äussert sich schon ein Streit zwischen Luther und Zwingli.</text:span> Während alles dessen, was seit dem <text:span text:style-name="T2">Reichstage</text:span> zu Worms in Teutschland vorgieng, war der Kaiser immer abwesend, und mit Frankreich in Krieg verwickelt. <text:span text:style-name="T1">Er brachte es zwar dahin, daß der in seine Gefangenschaft gerathene König Franz von Frankreich am 17. Febr. 1526. zu Madrid einen von ihm vorgeschriebenen harten Frieden unterzeichnen mußte; ward aber bald gewahr, daß dieser Friede nicht von Bestand war, und erlebte überdies, daß sein Bruder Ferdinand bey eben der Gelegenheit, als ihm mit dem Tode des bey Mohacz 1526. gebliebenen König Ludewigs von Ungarn und Böhmen diese beiden Königreiche zufielen, zugleich in einen weit aussehenden Krieg mit Johann von Zips und den Türken verwickelt wurde.</text:span></text:p>
          </table:table-cell>
          <table:table-cell/>
          <table:table-cell office:value-type="string">
            <text:p><text:s/></text:p>
          </table:table-cell>
          <table:table-cell office:value-type="string">
            <text:p><text:span text:style-name="T1">Was „innere Gesetzgebung“ bedeutet, ist zwar nicht gesagt, in jedem Fall soll der Ausdruck aber einen Gegensatz zur Reichsgesetzgebung bezeichnen.</text:span> Dasselbe Gesetz ermächtigt im §. 8 den Kaiser, unter Zustimmung des Bundesrathes, während der <text:span text:style-name="T2">Reichstag</text:span> nicht versammelt ist, Vorordnungen mit interimistischer, gesetzlicher Kraft zu erlassen, welche nichts bestimmen dürfen, was der Verfassung oder den in Elsaß-Lothringen geltenden Reichsgesetzen zuwider ist. <text:span text:style-name="T1">Der Ausdruck „Reichsgesetz“ steht hier im Gegensatz zu den für Elsaß-Lothringen erlassenen Partikular-Gesetzen, also zu der „inneren Gesetzgebung“ des §.</text:span></text:p>
          </table:table-cell>
          <table:table-cell office:value-type="string">
            <text:p>-</text:p>
          </table:table-cell>
          <table:table-cell office:value-type="float" office:value="177">
            <text:p>177</text:p>
          </table:table-cell>
          <table:table-cell table:number-columns-repeated="1018"/>
        </table:table-row>
        <table:table-row table:style-name="ro4">
          <table:table-cell office:value-type="string">
            <text:p><text:span text:style-name="T1">Die nachherigen Leichenöffnungen aber zeigen offenbar, dass diese durch einen Zufall veranlassten neuerzeugten Membranen mit zahlreichen Blutgefässen durchwebt sind, die doch wohl schwerlich im vermeinten Keime schon präexistirt haben können?</text:span> Ich habe einen solchen Fötus, womit die Mutter 8 Jahr schwanger gegangen, und den das academische <text:span text:style-name="T2">Museum</text:span> von meinem würdigen Freunde dem Hrn. Hofr. Büchner in Gotha zum Geschenk erhalten, im VIII B. der Commentation. soc. reg. se. Gottingens. beschrieben. <text:span text:style-name="T1">Ein Mensch bricht beide Röhren im Vorderarm, hält sich bey der Heilung nicht ruhig, so dass die Natur den Bruch nicht wie sonst durch eine Beinschwiele zusammen leimen kan.</text:span></text:p>
          </table:table-cell>
          <table:table-cell/>
          <table:table-cell office:value-type="string">
            <text:p><text:s/></text:p>
          </table:table-cell>
          <table:table-cell office:value-type="string">
            <text:p><text:span text:style-name="T1">Die Gruppe scheint nicht selten zu Porträtbildungen degradirt worden zu sein und ist überhaupt nur in geringer Ausführung vorhanden.</text:span> — Herakles und Omphale, offenbar ein später Einfall, sind in der schon erwähnten (S. 424, e) Gruppe des <text:span text:style-name="T2">Museums</text:span> von Neapel (zweiter Gang) diesem an sich guten Motiv nachgebildet. <text:span text:style-name="T1">a</text:span></text:p>
          </table:table-cell>
          <table:table-cell office:value-type="string">
            <text:p>-</text:p>
          </table:table-cell>
          <table:table-cell office:value-type="float" office:value="95">
            <text:p>95</text:p>
          </table:table-cell>
          <table:table-cell table:number-columns-repeated="1018"/>
        </table:table-row>
        <table:table-row table:style-name="ro4">
          <table:table-cell office:value-type="string">
            <text:p><text:span text:style-name="T1">Noch im Jahre 1882 fand ich auf einem oberschlesischen Eisenwerke einen derartigen, jetzt unbenutzt stehenden oder für Nebenzwecke dienenden Feinofen als Reliquie aus verflossenen Jahrzehnten.</text:span> In anderen Fällen bediente man sich eines niedrigen, von gekühlten Gusseisenplatten gebildeten Feuers zum <text:span text:style-name="T2">Feinen</text:span>, in welchem das Roheisen unter sehr hohem Koksverbrauche zwischen zwei einander gegenüberliegenden Reihen Düsen niedergeschmolzen wurde. <text:span text:style-name="T1">Setzte man hierbei reichliche Mengen eisenreicher Schlacken zu, so war auch eine theilweise Entphosphorung möglich; aber auch der gesammte Abbrand war hoch und betrug mitunter mehr als 16 Proc.</text:span></text:p>
          </table:table-cell>
          <table:table-cell/>
          <table:table-cell office:value-type="string">
            <text:p><text:s/></text:p>
          </table:table-cell>
          <table:table-cell office:value-type="string">
            <text:p><text:span text:style-name="T1">Hingeworfener Vorschlag, die dramatischen Dichter der Alten statt der epischen zu wählen, um daraus Gegenstände zu Gemählden zu entlehnen.</text:span> Das Neue, das <text:span text:style-name="T2">Feine</text:span>, das Ueberraschende: mit welcher Behutsamkeit der Künstler auf angenehme Eindrücke davon rechnen dürfe. <text:span text:style-name="T1">Bestimmtere Angabe der Hauptabsicht des Künstlers bei Verfertigung seiner Werke, verschieden modificirt für den Bildhauer und den Mahler.</text:span></text:p>
          </table:table-cell>
          <table:table-cell office:value-type="string">
            <text:p>-</text:p>
          </table:table-cell>
          <table:table-cell office:value-type="float" office:value="168">
            <text:p>168</text:p>
          </table:table-cell>
          <table:table-cell table:number-columns-repeated="1018"/>
        </table:table-row>
        <table:table-row table:style-name="ro4">
          <table:table-cell office:value-type="string">
            <text:p><text:span text:style-name="T1">Jousse schreibt 1627, nachdem er auf die Wichtigkeit der Auswahl des Stahls hingewiesen hat:</text:span> „Um die richtige Wahl unter dem geringen (inländischen) Stahl zu treffen, der unter dem Namen Soret, Clamesi oder Limousin meist in kleinen viereckigen Stücken von etwa 3 Zoll Länge verkauft wird und der <text:span text:style-name="T2">billigste</text:span> in Frankreich ist, muss man zusehen, ob die Stücke unganz oder verbrannt sind und ob man im Bruche schwarze Adern oder Risse bemerkt: <text:span text:style-name="T1">denn alle diese Zeichen deuten darauf hin, dass er nicht gut ist.</text:span></text:p>
          </table:table-cell>
          <table:table-cell/>
          <table:table-cell office:value-type="string">
            <text:p><text:s/></text:p>
          </table:table-cell>
          <table:table-cell office:value-type="string">
            <text:p><text:span text:style-name="T1">Im Chor liegt der übliche, auch ganz wie überall sonst hergerichtete Raum für das Chorgestühl, und ihn umgiebt der für die Zugänglichkeit der Capellen erforderliche Umgang.</text:span> In den Schranken steht aber hier, abweichend von dem sonstigen Gebrauch, keine Stützenreihe, weil man für die Festungskirche das gefährliche Strebesystem nicht anwenden konnte, und weil man insbesondere in dem ausgeplünderten Lande <text:span text:style-name="T2">billig</text:span> bauen mußte und überdies von Römerzeiten her die großen einschiffigen Räume vor Augen hatte. <text:span text:style-name="T1">Vor dem Lettner endlich ist ein Raum gewonnen, der mit seiner Länge von 40 m für den Pfarrgottesdienst und insbesondere für die Predigt durchaus geeignet ist.</text:span></text:p>
          </table:table-cell>
          <table:table-cell office:value-type="string">
            <text:p>-</text:p>
          </table:table-cell>
          <table:table-cell office:value-type="float" office:value="1290">
            <text:p>1290</text:p>
          </table:table-cell>
          <table:table-cell table:number-columns-repeated="1018"/>
        </table:table-row>
        <table:table-row table:style-name="ro21">
          <table:table-cell office:value-type="string">
            <text:p><text:span text:style-name="T1">Ueber dieses hat der Schuldner auch das Recht, b) von dem Gläubiger eine förmliche Quittung wegen der ihm geschehenen Zahlung zu fordern, siehe Quittung.</text:span> Zahlungsbuch, siehe <text:span text:style-name="T2">Bilanz</text:span>, und Monatbuch. <text:span text:style-name="T1">Zahlungstermin, Zahlungszeit, siehe Verfallzeit.</text:span></text:p>
          </table:table-cell>
          <table:table-cell/>
          <table:table-cell office:value-type="string">
            <text:p><text:s/></text:p>
          </table:table-cell>
          <table:table-cell office:value-type="string">
            <text:p><text:span text:style-name="T1">Die erste Lebens-Bedürfnisse werden stets Abnehmer finden, ihr Ueberfluß wird Fabrikanten erzeugen, muß sie erzeugen.</text:span> Der Ueberschuß wird Tausch-Waare werden gegen fremde Bedürfnisse des Luxus, und wenn man auch diese zum Wohlstand der Nazion einrechnet, so wird er an sich die <text:span text:style-name="T2">Bilanz</text:span> des Alternativ-und Passiv-Handels ausgleichen. <text:span text:style-name="T1">Aber welche Begriffe verbindet man denn gewöhnlich mit diesen Bilanzen?</text:span></text:p>
          </table:table-cell>
          <table:table-cell office:value-type="string">
            <text:p>-</text:p>
          </table:table-cell>
          <table:table-cell office:value-type="float" office:value="708">
            <text:p>708</text:p>
          </table:table-cell>
          <table:table-cell table:number-columns-repeated="1018"/>
        </table:table-row>
        <table:table-row table:style-name="ro3">
          <table:table-cell office:value-type="string">
            <text:p><text:span text:style-name="T1">Wie man eine Hand umwendet, so hätte er können aufgeknüpft werden.</text:span> Bedenkt, aufgeknüpft, und nicht der Religion wegen, sondern als Spitzbube, als Schelm aufgeknüpft, ohne daß nur eine Zunge oder eine <text:span text:style-name="T2">Feder</text:span> je gesagt hätte: <text:span text:style-name="T1">da hängt der Märtyrer.</text:span></text:p>
          </table:table-cell>
          <table:table-cell/>
          <table:table-cell office:value-type="string">
            <text:p><text:s/></text:p>
          </table:table-cell>
          <table:table-cell office:value-type="string">
            <text:p><text:span text:style-name="T1">Allein nichts ist auch offenbarer, als daß Landes-Einwohner, welche sich auf gewisse Dinge allein legen, und ihre Kinder von Jugend auf dazu erziehen, es darinn zu einer so vorzüglichen Fertigkeit und Geschicklichkeit bringen können, daß sie für halbes Geld mehr thun als andre für doppeltes.</text:span> Nichts ist sichtbarer, als daß auch in groben Arbeiten eben die Vortheile aus der Simplification entstehen, welche den feinern Künsten daraus zugewachsen sind, wenn nemlich ein ander die <text:span text:style-name="T2">Federn</text:span>, ein ander die Räder, und ein dritter die Zieferblätter verfertiget, so dann der Uhrmacher nur blos zusammen setzt. <text:span text:style-name="T1">Nichts ist endlich gewisser, als daß sich oft in ganzen Gegenden eine Handarbeit von Vater auf Sohn und von Nachbar zu Nachbar auf das glücklichste ausbreite und sich gleichsam mit den National-Charakter vermische.</text:span></text:p>
          </table:table-cell>
          <table:table-cell office:value-type="string">
            <text:p>-</text:p>
          </table:table-cell>
          <table:table-cell office:value-type="float" office:value="842">
            <text:p>842</text:p>
          </table:table-cell>
          <table:table-cell table:number-columns-repeated="1018"/>
        </table:table-row>
        <table:table-row table:style-name="ro10">
          <table:table-cell office:value-type="string">
            <text:p><text:span text:style-name="T1">2. Der Saft steigt theils zwischen dem Fruchtknoten und den Nägeln der Kronenbiätter in die Höhe, theils fließt er zwischen die letzteren hindurch und in den Grund des Kelchs hinab.</text:span> 3. Zur Beschützung des Safts vor dem Regen ist hier eben dieselbe <text:span text:style-name="T2">Anstalt</text:span> getroffen worden, welche bey der männlichen Blume angezeigt worden ist, den einzigen Umstand ausgenommen, daß hier keine haarichte Filamente sind. <text:span text:style-name="T1">Zur Erreichung dieses Endzwecks dient bey beyderley Blumen noch dies, daß dieselben, da sie sonst aufrecht stehen, bey anhaltendem Regen sich herabneigen, weil sie von den auf ihnen haftenden Regentropfen herabgedrückt werden.</text:span></text:p>
          </table:table-cell>
          <table:table-cell/>
          <table:table-cell office:value-type="string">
            <text:p><text:s/></text:p>
          </table:table-cell>
          <table:table-cell office:value-type="string">
            <text:p><text:span text:style-name="T1">Unsere Geschichtschreiber legen dem Bischof Albert die Errichtung des Bistums Pilten beim Jahre 1229 bey, welches, der Handlung und Zeit nach, richtiger bestehen könte, als das Zeugniß der dänischen Scribenten.</text:span> Heinrich der Lette würde eine so nahe und wichtige <text:span text:style-name="T2">Anstalt</text:span> beim J. 1220 uns wol beschrieben haben. <text:span text:style-name="T1">Allein am sichersten ist es, daß man nicht früher in Curland Bistümer stifte, ehe das Land erobert und bekehret worden; zumal da um diese Zeit das semgallische noch keine gewisse Residenz hatte.</text:span></text:p>
          </table:table-cell>
          <table:table-cell office:value-type="string">
            <text:p>-</text:p>
          </table:table-cell>
          <table:table-cell office:value-type="float" office:value="852">
            <text:p>852</text:p>
          </table:table-cell>
          <table:table-cell table:number-columns-repeated="1018"/>
        </table:table-row>
        <table:table-row table:style-name="ro13">
          <table:table-cell office:value-type="string">
            <text:p><text:span text:style-name="T1">Ein jeder trug im Herzen das Bild seiner Geliebten, sie mochte nun wirklich oder idealisch seyn, und diese romantische Liebe, diese unverbrüchliche Treue, war das Schild seiner Enthaltsamkeit und Tugend, befestigte seine Körperkraft und gab seiner Seele Muth und ausharrende Dauer, durch die beständige Aussicht auf den ihm in der Ferne zuwinkenden Minnesold, der nur erst durch grosse Thaten errungen werden konnte.</text:span> So romanhaft die Sache scheinen mag, so finde ich doch bey genauer Untersuchung grosse Weisheit in dieser Benutzung des physischen Triebs, eines der stärksten <text:span text:style-name="T2">Motive</text:span> der menschlichen Natur. <text:span text:style-name="T1">Wie ganz anders ist es damit bey uns geworden?</text:span></text:p>
          </table:table-cell>
          <table:table-cell/>
          <table:table-cell office:value-type="string">
            <text:p><text:s/></text:p>
          </table:table-cell>
          <table:table-cell office:value-type="string">
            <text:p><text:span text:style-name="T1">Viele dürften darinn, so wie sehr wahrscheinlich in den vorhergehenden wenigstens einen Theil ihres Bildes aufgestellt finden.</text:span> Da so sehr viele zum Theil versteckte Antriebe sich bei jeder individuellen Handlung des Menschen vereinigen, so daß man nie mit Gewisheit sagen kann, dies und dies war das einzige <text:span text:style-name="T2">Motiv</text:span> der That; so bin ich immer sehr begierig gewesen, die wahren Gründe unsrer moralischen Handlungen aufzufinden, und deshalb selbst auf mich genau Acht zu geben, weil ich mit Wahrscheinlichkeit schließen konnte, daß andre, unter ähnlichen Umständen, so wie ich, handeln würden. <text:span text:style-name="T1">Nach diesen Beobachtungen bin ich auf den Gedanken gekommen, daß die wenigsten Menschen in Rüksicht auf die Gottheit, — auf Antrieb und Liebe zu derselben, sondern gemeiniglich aus andern Principien gut handeln, denen sie nur hinterher, oder aus Gewohnheit den Begriff der Gottheit unterschieben.</text:span></text:p>
          </table:table-cell>
          <table:table-cell office:value-type="string">
            <text:p>-</text:p>
          </table:table-cell>
          <table:table-cell office:value-type="float" office:value="728">
            <text:p>728</text:p>
          </table:table-cell>
          <table:table-cell table:number-columns-repeated="1018"/>
        </table:table-row>
        <table:table-row table:style-name="ro22">
          <table:table-cell office:value-type="string">
            <text:p><text:span text:style-name="T1">Desto billiger will ich seyn, da ich überzeugt bin, daß die Natur nicht einmal den verachtetsten Wurm umsonst schafft, geschweige einen Gratulanten.</text:span> Wie gesagt, ich will es <text:span text:style-name="T2">billig</text:span> mit ihnen machen; und ich erwarte auf meinen Geburtstag, welcher der dreyzehnte October seyn wird, die gereimte Danksagung dafür. <text:span text:style-name="T1">Hier ist meine Taxe.</text:span></text:p>
          </table:table-cell>
          <table:table-cell/>
          <table:table-cell office:value-type="string">
            <text:p><text:s/></text:p>
          </table:table-cell>
          <table:table-cell office:value-type="string">
            <text:p><text:span text:style-name="T1">Denn auf diese Weise behalten die Gelenkhölungen, die doch so ansenlich und zalreich sind, ihr Gliedwasser bei sich, ohne es irgend wohin zu versenden: eben so behalten die holen Sehnenscheiden, die Nierendrüsen, die Augenkammern, die graafischen Eierchen, und vielleicht auch die Gehirnkammern, und die Hölen des Herzbeutels, des Ribbenfells, der Brust, des Unterleibes, der Fruchthaut, die Hölchen des Fettes, die Nabelschnur, und viele andre kleine Räume im Zellgewebe ihre Säfte bei sich.</text:span> Es ist <text:span text:style-name="T2">billig</text:span>, daß in diesen Exempeln die Absondrung durch ein Einsaugen, oder Ausdünsten wieder vergütet we de, und daß von den Blutadern so viel wieder geraubt, oder auf andre Weise zerstreut werde, als die Schlagadern ausschütten. <text:span text:style-name="T1">Jch bin auch nicht dawieder, daß in einigen unter diesen Exempeln und in lebenden Menschen, nicht ein Theil des abgeschiednen Saftes durch die Häute des verschloßnen Behältnisses selbst, vermöge seiner Durchdringlichkeit einen Weg finden und sich in die umliegende Oerter ergissen sollte.</text:span></text:p>
          </table:table-cell>
          <table:table-cell office:value-type="string">
            <text:p>-</text:p>
          </table:table-cell>
          <table:table-cell office:value-type="float" office:value="473">
            <text:p>473</text:p>
          </table:table-cell>
          <table:table-cell table:number-columns-repeated="1018"/>
        </table:table-row>
        <table:table-row table:style-name="ro18">
          <table:table-cell office:value-type="string">
            <text:p><text:span text:style-name="T1">Geldwerth der Aus-und Einfuhr.</text:span> <text:span text:style-name="T2">Bilanz</text:span>. <text:span text:style-name="T1">Zunahme des Handels.</text:span></text:p>
          </table:table-cell>
          <table:table-cell/>
          <table:table-cell office:value-type="string">
            <text:p><text:s/></text:p>
          </table:table-cell>
          <table:table-cell office:value-type="string">
            <text:p><text:span text:style-name="T1">Dieselbe Geldmasse z. B. von 500 £ setzt nach einander um so mehr industrielle Kapitale (oder auch individuelle Kapitale in ihrer Form als Waarenkapitale) in Cirkulation, je grösser die Umlaufsgeschwindigkeit des Geldes, je rascher also jedes einzelne Kapital die Reihe seiner Waaren-oder Geldmetamorphosen durchläuft.</text:span> Dieselbe Werthmasse von Kapital erheischt demnach um so weniger Geld zu ihrer Cirkulation, je mehr das Geld als Zahlungsmittel fungirt, je mehr also z. B. bei Ersatz eines Waarenkapitals durch seine Produktionsmittel blosse <text:span text:style-name="T2">Bilanzen</text:span> zu zahlen sind, und je kürzer die Zahlungstermine, z. B. bei Zahlung des Arbeitslohns. <text:span text:style-name="T1">Andrerseits, die Geschwindigkeit der Cirkulation und alle andren Umstände als gleichbleibend vorausgesetzt, ist die Masse des Geldes, das als Geldkapital cirkuliren muss, bestimmt durch die Preissumme der Waaren (Preis multiplicirt mit der Waarenmasse), oder, Masse und Werthe der Waaren gegeben, durch den Werth des Geldes selbst.</text:span></text:p>
          </table:table-cell>
          <table:table-cell office:value-type="string">
            <text:p>-</text:p>
          </table:table-cell>
          <table:table-cell office:value-type="float" office:value="148">
            <text:p>148</text:p>
          </table:table-cell>
          <table:table-cell table:number-columns-repeated="1018"/>
        </table:table-row>
        <table:table-row table:style-name="ro4">
          <table:table-cell office:value-type="string">
            <text:p><text:span text:style-name="T1">Hierüber und über den doppelten Titel, womit ich diesen Band versehen habe, muß ich mich jezt, und zwar besonders gegen die Herrn Subskribenten, erklären.</text:span> Von Allem, was ich bisher für die <text:span text:style-name="T2">Presse</text:span> schrieb, giengen wenigstens drei halbbeschriebene Bogen auf einen gedrukten. <text:span text:style-name="T1">Dieser Erfahrung zu folge, hatte ich darauf gerechnet, daß ich zum jüngern Robinson nicht weniger Handschrift brauchte, als ich zu jedem andern Buche von zwanzig Bogen in klein Oktav bisher gebraucht hatte.</text:span></text:p>
          </table:table-cell>
          <table:table-cell/>
          <table:table-cell office:value-type="string">
            <text:p><text:s/></text:p>
          </table:table-cell>
          <table:table-cell office:value-type="string">
            <text:p><text:span text:style-name="T1">Und was ziehet die Obrigkeit nicht jährlich vor Geld von einer so grosen Menge der accisbaren Waaren, welche in andere Länder geschaffet werden.</text:span> Jch könte noch vieles von dem Einfluß dieser Cultur in das Cameral-Wesen hinzufügen; allein weil ich gewiß erfahren, daß der Herr Hofrath Daries in Jena seine Cameral-wissenschaften unter der <text:span text:style-name="T2">Presse</text:span> hat, und ehestens ans Licht stellen wird, so bin ich der Mühe überhoben. <text:span text:style-name="T1">Es ist kein Zweifel, das dieser gelehrte Mann hierinnen ein solches Werk liefern wird, dergleichen wohl noch nicht zum Vorschein gekommen ist, indem der gelehrten Welt dessen vortrefliche Schriften albereit vor Augen liegen, in welchen allenthalben Ordnung und Gründlichkeit herrschen.</text:span></text:p>
          </table:table-cell>
          <table:table-cell office:value-type="string">
            <text:p>-</text:p>
          </table:table-cell>
          <table:table-cell office:value-type="float" office:value="833">
            <text:p>833</text:p>
          </table:table-cell>
          <table:table-cell table:number-columns-repeated="1018"/>
        </table:table-row>
        <table:table-row table:style-name="ro22">
          <table:table-cell office:value-type="string">
            <text:p><text:span text:style-name="T1">so wechselt man doch von da auf die wichtigsten Wechselplätze.</text:span> Die Waarenhandlung beschäfftiget sich hier 1) mit den Naturgaben der Landschaft Piemont, indem selbige überaus fruchtbar an allen zum Leben nöthigen Dingen, insonderheit an Getreide, Reiße rc. und noch mehr an Baumöl, Hanf, Trüffeln, rc. und wachsen die Trüffeln hier so häufig, daß man Piemont gleichsam ihr Vaterland nennen kann; ferner wird hier ungemein viel Seide gebauet, die wegen ihrer Reinigkeit, Leichte, <text:span text:style-name="T2">Feine</text:span> und Stärke für die beste Seide nicht allein in Jtalien, sondern auch in ganz Europa gehalten wird. <text:span text:style-name="T1">Auch erstrecket sich die Waarenhandlung 2) auf die Manufacturen in Piemont, wie denn zu Pignerol Tuch, zu Chieri Barchent, zu Vercelli Leinwand, zu Coni und Mondovi stroherne Hüte von unvergleichlicher Arbeit, u. s. w. verfertiget werden; und 3) auf die Manufacturen in Turin, wo seidene und floretseidene Strümpfe, und seit schon langer Zeit seidene Zeuge verfertiget werden, gleichwie vor etlichen Jahren auch eine Porzellänfabrik angeleget worden ist.</text:span></text:p>
          </table:table-cell>
          <table:table-cell/>
          <table:table-cell office:value-type="string">
            <text:p><text:s/></text:p>
          </table:table-cell>
          <table:table-cell office:value-type="string">
            <text:p><text:span text:style-name="T1">Uebrigens kamen sowohl des H. von Koczian als des Herrn Demscher Beobachtungen im Ganzen fast völlig überein.</text:span> Herr Demscher versicherte sich noch außerdem, daß das Gold, so wie es in der Almasch von den Zigeunern ausgewaschen, seine völlige <text:span text:style-name="T2">Feine</text:span> habe, und von allen Bemischungen fremder Mineralien ganz frey sey. <text:span text:style-name="T1">Unterdessen erhielt Herr Demscher nach den genauesten und vorsichtigsten Proben aus dreyßig Karren goldhaltiger Erde, die man am Flusse ausgegraben hatte, nicht mehr als gegen zwey Gran Gold, und aus andern dreyßig Karren, die man gegen den Berg zu gegraben hatte, nur ein halbes Gran.</text:span></text:p>
          </table:table-cell>
          <table:table-cell office:value-type="string">
            <text:p>-</text:p>
          </table:table-cell>
          <table:table-cell office:value-type="float" office:value="844">
            <text:p>844</text:p>
          </table:table-cell>
          <table:table-cell table:number-columns-repeated="1018"/>
        </table:table-row>
        <table:table-row table:style-name="ro24">
          <table:table-cell office:value-type="string">
            <text:p><text:span text:style-name="T1">Im Zweifel hat der Verletzte selbst den Richter anzugehen, und sind die gewöhnlichen Gerichte zuständig.</text:span> Doch sind zuweilen eigene Behörden bestimmt zur Uebernahme der Ueberwachung und zur <text:span text:style-name="T2">Anstellung</text:span> der Klagen; ebensowohl besondere Gerichte zuständig, sei es für gewisse Gattungen von Beamten, sei es für bestimmte Arten von Vergehen. <text:span text:style-name="T1">So z. B. die Volkstribune in Rom, der Justiza major in Aragon und die volksvertretenden Versammlungen der Neuzeit, als Kläger; die Pairskammern und die Staatsgerichtshöfe, als Richter.</text:span></text:p>
          </table:table-cell>
          <table:table-cell/>
          <table:table-cell office:value-type="string">
            <text:p><text:s/></text:p>
          </table:table-cell>
          <table:table-cell office:value-type="string">
            <text:p><text:span text:style-name="T1">II)</text:span> Zur <text:span text:style-name="T2">Anstellung</text:span> einer eigenen Haushaltung ist nicht genug, wenn die Kinder keine Alimente mehr von den Eltern bekommen, sondern sich bey einer Herrschaft in Dienst begeben, und von derselben Lohn und Kost erhalten, oder der Sohn als Soldat Lehnung, oder als Gesell ein Wochenlohn erhält, und davon sich allenfalls selbst ernähren kann; oder wenn das Kind so viel eigenes Vermögen hat, daß es davon für sich leben könnte; sondern es ist schlechterdings nothwendig, daß die Kinder sich häuslich nieder lassen, und durch Anstellung einer besondern Haushaltung sich von den Eltern völlig trennen, wenn sie von der väterlichen Gewalt frey seyn wollen. So lange dieses noch nicht geschehen ist, dauern die Rechte der väterlichen Gewalt fort, wenn auch gleich der Sohn mit des Vaters Bewilligung ein Gewerbe triebe, oder sonst sich außer dem väterlichen Hause aufhielte. <text:span text:style-name="T1">Denn die besondere Wohnung der Kinder hebt die väterliche Gewalt an sich nicht auf.</text:span></text:p>
          </table:table-cell>
          <table:table-cell office:value-type="string">
            <text:p>-</text:p>
          </table:table-cell>
          <table:table-cell office:value-type="float" office:value="77">
            <text:p>77</text:p>
          </table:table-cell>
          <table:table-cell table:number-columns-repeated="1018"/>
        </table:table-row>
        <table:table-row table:style-name="ro7">
          <table:table-cell office:value-type="string">
            <text:p><text:span text:style-name="T1">Dieses Verfahren ist in der That schwer zu begreifen.</text:span> Wenn nämlich die Güte einer Maßregel vor Allem davon abhängt, daß sie mit dem Zwecke der zu fördernden <text:span text:style-name="T2">Anstalt</text:span> übereinstimmt und diesen begünstigt; und wenn ferner nur in seltenen Fällen eine und dieselbe Handlungsweise gleich passend für verschiedene Zwecke ist: <text:span text:style-name="T1">so ist einleuchtend, daß die Verschiedenheit des Staatsgedankens und des Staatsrechtes auch eine ebenso große Verschiedenheit der zu ihrer Befestigung und Förderung dienenden Mittel erfordert.</text:span></text:p>
          </table:table-cell>
          <table:table-cell/>
          <table:table-cell office:value-type="string">
            <text:p><text:s/></text:p>
          </table:table-cell>
          <table:table-cell office:value-type="string">
            <text:p><text:span text:style-name="T1">Jn einigen andern Kirchen finden sich noch Gemälde von guten Meistern, z. B. bey den Augustinern, Dominikanern und in der Peterskirche.</text:span> Für die schönen Künste hat Kremona keine öffentliche <text:span text:style-name="T2">Anstalt</text:span>; für die Wissenschaften aber ein Königliches Gymnasium (so heißt jetzt die ehemalige, heruntergekommene Universität) von ganz gewöhnlichem Schlage, das wenig besucht wird. <text:span text:style-name="T1">Auch Normalschulen, nach Art der österreichischen, sind drey oder vier vorhanden.</text:span></text:p>
          </table:table-cell>
          <table:table-cell office:value-type="string">
            <text:p>-</text:p>
          </table:table-cell>
          <table:table-cell office:value-type="float" office:value="265">
            <text:p>265</text:p>
          </table:table-cell>
          <table:table-cell table:number-columns-repeated="1018"/>
        </table:table-row>
        <table:table-row table:style-name="ro6">
          <table:table-cell office:value-type="string">
            <text:p><text:span text:style-name="T1">In der That weiss letztere nicht, was sie eigentlich will, soll oder könnte.</text:span> Diese Unfähigkeit hat sich in der ganzen Existenzzeit des Lyceums nie verleugnet, und wenn man sich das Tuttifrutti ansieht, welches aus der <text:span text:style-name="T2">Anstalt</text:span> im Laufe des Jahrzehnts von 1875–85 geworden ist, so ergiebt sich, dass die Charakteristik ihm nur dann gerecht wird, wenn sie die verfehlten Züge immer stärker markirt. <text:span text:style-name="T1">Einerseits ist das Lyceum, soweit es in erster Linie eigentliche Vorlesungsanstalt für Damen sein soll, nur immer tiefer in die universitären Rückständigkeiten gerathen und den Verkehrtheiten von Universitätsprofessoren anheimgefallen, die daran dociren oder ihre Protégés dort dociren lassen.</text:span></text:p>
          </table:table-cell>
          <table:table-cell/>
          <table:table-cell office:value-type="string">
            <text:p><text:s/></text:p>
          </table:table-cell>
          <table:table-cell office:value-type="string">
            <text:p><text:span text:style-name="T1">Der nämliche Verband von passiven Mitgliedern schließt sich aber unseres Erachtens um diese Anstalten auch dann, wenn sie noch nicht juristische Persönlichkeit haben, und schließt sich um öffentliche Anstalten, die nie mit besonderer juristischer Persönlichkeit ausgestattet werden, wie Gericht, Post, Eisenbahn.</text:span> Daß man unsere juristische Person schlechthin als „öffentliche <text:span text:style-name="T2">Anstalt</text:span> zu bezeichnen pflegt, führt eben hier zu der Verwechslung der Destinatäre der öffentlichen Anstalt mit den Destinatären der dafür gegebenen juristischen Person. <text:span text:style-name="T1">So z. B. auch E. Mayer im Wörterbuch I S. 692. Bernatzik in Arch. f. öff. R. V S. 250 scheint die ersteren geradezu als die „Genossen“ des „Gemeinwesens“ bezeichnen zu wollen, das die Anstalt oder Stiftung vorstellen soll.</text:span></text:p>
          </table:table-cell>
          <table:table-cell office:value-type="string">
            <text:p>-</text:p>
          </table:table-cell>
          <table:table-cell office:value-type="float" office:value="1287">
            <text:p>1287</text:p>
          </table:table-cell>
          <table:table-cell table:number-columns-repeated="1018"/>
        </table:table-row>
        <table:table-row table:style-name="ro8">
          <table:table-cell office:value-type="string">
            <text:p><text:span text:style-name="T1">Bald nach der Brut mausert unser Vogel und erhält dann sein Winterkleid.</text:span> Jn diesem sind Kehle und Bauch schmuzig weiß, die Brust und die Seiten des Unterkörpers schmuzig gelb, alle <text:span text:style-name="T2">Federn</text:span> mit verwaschenen, kaum sichtbaren Schaftstrichen. <text:span text:style-name="T1">Die ganze Oberseite dagegen ist grünlich dunkelgrau, die Federn des Nackens und Mantels mit breitem isabellgelben Saume; der Schwanz ist braungrau; die dritte, vierte und fünfte Schwinge und die fünf äußeren Schwanzfedern sind goldgelb, die übrigen Schwung-und Steuerfedern isabellgelb gesäumt.</text:span></text:p>
          </table:table-cell>
          <table:table-cell/>
          <table:table-cell office:value-type="string">
            <text:p><text:s/></text:p>
          </table:table-cell>
          <table:table-cell office:value-type="string">
            <text:p><text:span text:style-name="T1">Die weiße Leinwand ist ihr Papier, die muß in großen, wohl geordneten Schichten vorhanden sein, da schreiben sie ihre ganze Lebensphilosophie, ihre Leiden und ihre Freuden darauf.</text:span> Wenn sie aber einmal ein wirkliches Briefchen schreiben wollen, so findet sich kaum ein veraltetes Blatt dazu und man kann sich alsdann mit einem hübschen Bogen Postpapier und einer wohlgeschnittenen <text:span text:style-name="T2">Feder</text:span> sehr beliebt bei ihnen machen. <text:span text:style-name="T1">Auch hier erwies es sich, daß die Mutter eigentlich die schweren Gegenstände zu unterst gepackt hatte, um die zwölf schönen neuen Hemden zu schonen, welche sie jetzt hinein legte.</text:span></text:p>
          </table:table-cell>
          <table:table-cell office:value-type="string">
            <text:p>-</text:p>
          </table:table-cell>
          <table:table-cell office:value-type="float" office:value="1205">
            <text:p>1205</text:p>
          </table:table-cell>
          <table:table-cell table:number-columns-repeated="1018"/>
        </table:table-row>
        <table:table-row table:style-name="ro22">
          <table:table-cell office:value-type="string">
            <text:p><text:span text:style-name="T1">Aber ich kann ja doch meinem Steckenpferde auch gut seyn, nicht wahr?</text:span> M. Ja aber es wäre bald einmal Zeit, dass du deinen <text:span text:style-name="T2">Steckenpferden</text:span> den Abschied gäbst. <text:span text:style-name="T1">Bist ja nach gerade schon ein grosser Monsieur.</text:span></text:p>
          </table:table-cell>
          <table:table-cell/>
          <table:table-cell office:value-type="string">
            <text:p><text:s/></text:p>
          </table:table-cell>
          <table:table-cell office:value-type="string">
            <text:p><text:span text:style-name="T1">Noch jetzt denkt er oft mit einem Gefühl der süssesten Freude, und einer Wehmuth, die ihm nicht selten heiße Thränen ins Auge gießt, an die glücklichen Stunden seiner Kindheit zurück, wo er des Umganges seiner guten Mutter genoß; wo er neben ihr über die lachenden Wiesen seines Dörfchens hüpfte, das Gärtchen mit Kohl bepflanzen half, und das Gras unter der Sichel der Mägde fallen sah, was in ihm eine sonderbare Sensation hervorbrachte.</text:span> Noch schweben ihm alle die Bilder seiner kindischen Glückseligkeit vor den Augen, wenn er seiner Mutter ein Bouquet von Blumen zur Kirche bringen, mit ihr die Garben des abgemäheten Feldes zählen, den Schnittern Erfrischungen reichen, auf seinem <text:span text:style-name="T2">Steckenpferde</text:span> mit einem Aehrenkranz um den Arm, an dem ein rothes Bändchen flatterte, nach Hause reiten, und denn auf ihrem Schoße einschlummern konnte. <text:span text:style-name="T1">Solch ein herzliches, inniges, unbeschreiblich süsses Gefühl der Glückseligkeit hat er nie wieder in spätern Jahren empfunden, und wirds auch nie wieder empfinden. —</text:span></text:p>
          </table:table-cell>
          <table:table-cell office:value-type="string">
            <text:p>-</text:p>
          </table:table-cell>
          <table:table-cell office:value-type="float" office:value="480">
            <text:p>480</text:p>
          </table:table-cell>
          <table:table-cell table:number-columns-repeated="1018"/>
        </table:table-row>
        <table:table-row table:style-name="ro6">
          <table:table-cell office:value-type="string">
            <text:p><text:span text:style-name="T1">Die ostlichsten Küstenbewohner des mittlern Asien kleiden sich in gegerbte Lachshäute.</text:span> – Und manche Theile einiger Fische werden zu <text:span text:style-name="T2">technischen</text:span> Gebrauch und Kunstsachen benutzt; wie z. B. die Schuppen des Ukley zu Glasperlen; Fischhaut von Rochen und Hayen rc.; Hausenblase rc. <text:span text:style-name="T1">§. 119.</text:span></text:p>
          </table:table-cell>
          <table:table-cell/>
          <table:table-cell office:value-type="string">
            <text:p><text:s/></text:p>
          </table:table-cell>
          <table:table-cell office:value-type="string">
            <text:p><text:span text:style-name="T1">Wie ähnlich ist dieser Zustand demjenigen, in welchen Tastungsorgane, Nase und Gaumen, bey den wollüstigen Gefühlen kommen, die ihnen unmittelbar zugeführt werden!</text:span> Wie treffend die Ausdrücke der <text:span text:style-name="T2">technischen</text:span> Mahlersprache, der Sprache der Dichter und selbst des gemeinen Lebens, wenn wir die Wirkung bezeichnen, welche gewisse spielende Bewegungen und zärtelnde Eigenschaften todter Körper auf uns machen, um ihren Einfluß auf unsere übrigen Sinne selbst bey der Anschauung zu fühlen! <text:span text:style-name="T1">So sagen wir, daß das Gewand den Körper üppig umflattert, daß das Haar üppig um den Nacken spielet, daß der Kohl in zwanglosen abwechselnden Schüssen schwelgt, und daß die Flamme die Gegenstände, die sie berührt, leckt!</text:span></text:p>
          </table:table-cell>
          <table:table-cell office:value-type="string">
            <text:p>-</text:p>
          </table:table-cell>
          <table:table-cell office:value-type="float" office:value="669">
            <text:p>669</text:p>
          </table:table-cell>
          <table:table-cell table:number-columns-repeated="1018"/>
        </table:table-row>
        <table:table-row table:style-name="ro6">
          <table:table-cell office:value-type="string">
            <text:p><text:span text:style-name="T1">Denn so, wie man nun wirklich sie rechnet, nemlich vom 100, ist dies eine Folge gewisser Erfahrungen.</text:span> Z. E. hier in Hamburg ist die Thara von Rosinen in Fässern zu 10 pCt. angenommen, und wenn daher 10 Fässer dieser Waare 1500 Pfund wiegen, und man dabei in 1500 Pfunden 150 Pfunde Thara annimmt, und diese Zahl von jener abzieht, so schliesse ich mit Recht daraus, daß um 90 Pfund Rosinen zu <text:span text:style-name="T2">pakken</text:span> 10 Pfund Holz erfodert werden. <text:span text:style-name="T1">Gäbe die Erfahrung ein anders, und könnte man 110 Pfund Rosinen in 10 Pfund Holz im Durchschnitt pakken, oder würden die Fässer in Spanien so viel leichter gemacht, so würde die Rechnung schon darnach gestellt sein, und der Verkäufer würde dem Käufer nicht 10, sondern ungefähr 9 pCt.</text:span></text:p>
          </table:table-cell>
          <table:table-cell/>
          <table:table-cell office:value-type="string">
            <text:p><text:s/></text:p>
          </table:table-cell>
          <table:table-cell office:value-type="string">
            <text:p><text:span text:style-name="T1">Und dann, hatte Berger nicht recht, daß es gleichgültig sei, ob ich nach Osten gehe oder nach Westen?</text:span> Genug, ich <text:span text:style-name="T2">packte</text:span> meine Sachen, sagte meinem Mentor Lebewohl und fuhr hinüber nach diesem Eiland.“ <text:span text:style-name="T1">— — —</text:span></text:p>
          </table:table-cell>
          <table:table-cell office:value-type="string">
            <text:p>-</text:p>
          </table:table-cell>
          <table:table-cell office:value-type="float" office:value="82">
            <text:p>82</text:p>
          </table:table-cell>
          <table:table-cell table:number-columns-repeated="1018"/>
        </table:table-row>
        <table:table-row table:style-name="ro7">
          <table:table-cell office:value-type="string">
            <text:p><text:span text:style-name="T1">Le Portefeuille des Enfans, &amp; c. ebenfalls mit schwarzen oder ausgemahlten Kupfern.</text:span> Ein Bilderbuch ist für eine <text:span text:style-name="T2">Kinderstube</text:span> ein eben so wesentliches und noch unentbehrlicheres Meuble als die Wiege, eine Puppe, oder das Steckenpferd. <text:span text:style-name="T1">Diese Wahrheit kennt jeder Vater, jeder, der Kinder erzogen hat, und von Locke an bis auf Basedow, Campe und Salzmann, empfiehlt jeder vernünftige Pädagog den frühesten Unterricht des Kindes durchs Auge anzufangen, und ihm so viel gute und richtige Bilder und Figuren, als man nur kann, vor das Gesicht zu bringen.</text:span></text:p>
          </table:table-cell>
          <table:table-cell/>
          <table:table-cell office:value-type="string">
            <text:p><text:s/></text:p>
          </table:table-cell>
          <table:table-cell office:value-type="string">
            <text:p><text:span text:style-name="T1">Die Maus und die Katze.</text:span> Es war einmal ein Mäuschen in einer <text:span text:style-name="T2">Kinderstube</text:span>, das nur des Abends vor kam, und die Krümchen von dem Butterbrode der Kinder aufsuchte. <text:span text:style-name="T1">Ein großer Kater lag auch immer in dieser Stube den ganzen Tag auf den Betten herum, und pflegte sich recht gut, wie ein Faulenzer.</text:span></text:p>
          </table:table-cell>
          <table:table-cell office:value-type="string">
            <text:p>-</text:p>
          </table:table-cell>
          <table:table-cell office:value-type="float" office:value="492">
            <text:p>492</text:p>
          </table:table-cell>
          <table:table-cell table:number-columns-repeated="1018"/>
        </table:table-row>
        <table:table-row table:style-name="ro12">
          <table:table-cell office:value-type="string">
            <text:p><text:span text:style-name="T1">Nichts ist gewöhnlicher als daß sich die Gelehrten, den gebildeten Weltleuten gegenüber, in Urtheilen über die Schönheit die lächerlichsten Blößen geben, und daß besonders die Kunstrichter von Handwerk der Spott aller Kenner sind.</text:span> Ihr verwahrloßtes, bald überspanntes bald rohes Gefühl leitet sie in den mehresten Fällen falsch, und wenn sie auch zu Vertheidigung desselben in der Theorie etwas aufgegriffen haben, so können sie daraus nur <text:span text:style-name="T2">technische</text:span> (die Zweckmäßigkeit eines Werks betreffende) nicht aber aesthetische Urtheile bilden, welche immer das Ganze umfassen müssen, und bey denen also die Empfindung entscheiden muß. <text:span text:style-name="T1">Wenn sie endlich nur gutwillig auf die letztern Verzicht leisten und es bey den erstern bewenden lassen wollten, so möchten sie immer noch Nutzen genug stiften, da der Dichter in seiner Begeisterung und der empfindende Leser im Moment des Genusses das Einzelne gar leicht vernachläßigen.</text:span></text:p>
          </table:table-cell>
          <table:table-cell/>
          <table:table-cell office:value-type="string">
            <text:p><text:s/></text:p>
          </table:table-cell>
          <table:table-cell office:value-type="string">
            <text:p><text:span text:style-name="T1">Das Schema, welches nicht nach einer Idee, d. i. aus dem Hauptzwecke der Vernunft, sondern empirisch, nach zufällig sich darbietenden Absichten (deren Menge man nicht voraus wissen kan), entworfen wird, giebt technische, dasienige aber, was nur zu Folge einer Idee entspringt (wo die Vernunft die Zwecke a priori aufgiebt und nicht empirisch erwartet), gründet architectonische Einheit.</text:span> Nicht <text:span text:style-name="T2">technisch</text:span>, wegen der Aehnlichkeit des Mannigfaltigen, oder des zufälligen Gebrauchs der Erkentniß in concreto zu allerley beliebigen äusseren Zwecken, sondern architectonisch, um der Verwandschaft willen und der Ableitung von einem einigen obersten und inneren Zwecke, der das Ganze allererst möglich macht, kan dasienige entspringen, was wir Wissenschaft nennen, dessen Schema den Umriß (monogramma) und die Eintheilung des Ganzen in Glieder, der Idee gemäß, d. i. a priori enthalten und dieses von allen anderen sicher und nach Principien unterscheiden muß. <text:span text:style-name="T1">Niemand versucht es, eine Wissenschaft zu Stande zu bringen, ohne daß ihm eine Idee zum Grunde liege.</text:span></text:p>
          </table:table-cell>
          <table:table-cell office:value-type="string">
            <text:p>-</text:p>
          </table:table-cell>
          <table:table-cell office:value-type="float" office:value="556">
            <text:p>556</text:p>
          </table:table-cell>
          <table:table-cell table:number-columns-repeated="1018"/>
        </table:table-row>
        <table:table-row table:style-name="ro11">
          <table:table-cell office:value-type="string">
            <text:p><text:span text:style-name="T1">S. Bd. I. S. 113.</text:span> Beim Frühstück wurde namentlich Sakaï sehr heiter und <text:span text:style-name="T2">packte</text:span> sich die Aermel voll gekochten Schinkens, seiner Lieblingsspeise. <text:span text:style-name="T1">Nach Tische beschenkte der Gesandte die Herren mit rheinischem Champagner, Stahlwaaren und anderen Kleinigkeiten; Bleistifte und Gummi, dessen Eigenschaft Geschriebenes auszuwischen sie noch nicht kannten, machten besondere Freude.</text:span></text:p>
          </table:table-cell>
          <table:table-cell/>
          <table:table-cell office:value-type="string">
            <text:p><text:s/></text:p>
          </table:table-cell>
          <table:table-cell office:value-type="string">
            <text:p><text:span text:style-name="T1">Da geschah ein Schlag gegen seine Hand und die Waffe fiel zu Boden.</text:span> Ein höllisches Gelächter umwieherte ihn, das Gesindel <text:span text:style-name="T2">packte</text:span> ihn von allen Seiten. <text:span text:style-name="T1">Moorfeld riß ein Jagdmesser aus der Scheide und stürzte blind auf den Schwarm.</text:span></text:p>
          </table:table-cell>
          <table:table-cell office:value-type="string">
            <text:p>-</text:p>
          </table:table-cell>
          <table:table-cell office:value-type="float" office:value="1308">
            <text:p>1308</text:p>
          </table:table-cell>
          <table:table-cell table:number-columns-repeated="1018"/>
        </table:table-row>
        <table:table-row table:style-name="ro20">
          <table:table-cell office:value-type="string">
            <text:p><text:span text:style-name="T1">In den ältern Nachrichten über die chinesische Fauna finde ich nichts, was mit Wahrscheinlichkeit auf ihn zu deuten wäre; Du Halde spricht wohl von einem grossen Fische des Yangtsekiang, bis achthundert Pfund schwer, der aus einem See zu gewissen Zeiten in diesen Strom komme, nennt ihn aber whang-yü, den gelben Fisch, was nicht auf unsern Polyodon passt; doch könnte diese Uebersetzung auch eine unrichtige sein, da auch Wells Williams l. c., S. 672, ein ebenfalls hwang gesprochenes, aber anders als das Wort gelb geschriebenes Zeichen für den grossen Stör des Yangtsekiang anführt.</text:span> Die wirklichen Störe unterscheidet Du Halde als cho-kya-yü, <text:span text:style-name="T2">geharnischte</text:span> Fische. <text:span text:style-name="T1">Die Beschreibung dieses Fisches habe ich von Shanghai aus nach Berlin gesandt und sie ist in den Monatsberichten der Berliner Akademie, 2. Mai 1861, S. 476, abgedruckt; Lieutenant, jetzt Capitän Werner, Commandant des königl. preussischen Transportschiffs Elbe, der zu gleicher Zeit mit mir in Shanghai war, hat von da ein Exemplar in getrocknetem Zustand dem Hamburger Museum gebracht, das später von Prof.</text:span></text:p>
          </table:table-cell>
          <table:table-cell/>
          <table:table-cell office:value-type="string">
            <text:p><text:s/></text:p>
          </table:table-cell>
          <table:table-cell office:value-type="string">
            <text:p><text:span text:style-name="T1">— </text:span><text:span text:style-name="T1">Von diesem Geiste berührt mag dann ein Einheimischer das schon (S. 167, c) erwähnte Reiterdenkmal des Sarego (1432) im Chor von S. Anastasia zu Verona geschaffen haben.</text:span> Vor und hinter dem Feldherrn stehen — nicht mehr auf gothischen Consolen, sondern auf naturalistisch dargestellten Felsstufen — zwei <text:span text:style-name="T2">geharnischte</text:span> Knappen, welche den Vorhang des Baldachins auf die Seite halten; der vordere zieht die Mütze vor dem Herrn; auf dem Gipfel des Baldachins ein Schildhalter. <text:span text:style-name="T1">Diess ganze, durchaus profane Werk ist umgeben von einer barock-gothischen Einrahmung; erst über dieser folgen — in Fresco — Engel, Heilige und Legendenscenen.</text:span></text:p>
          </table:table-cell>
          <table:table-cell office:value-type="string">
            <text:p>-</text:p>
          </table:table-cell>
          <table:table-cell office:value-type="float" office:value="1273">
            <text:p>1273</text:p>
          </table:table-cell>
          <table:table-cell table:number-columns-repeated="1018"/>
        </table:table-row>
        <table:table-row table:style-name="ro36">
          <table:table-cell office:value-type="string">
            <text:p><text:span text:style-name="T1">Es scheinet aber, daß die roten Kügelchen ihre Figur und ihren Umfang viel zu hartnäkkig bewachen, und also weder eine regelmäßige Theilung, noch ein solches Zusammenschichten zulassen: sie behalten nämlich in der Blutgerinnung, im Blutklumpen, und in der gleichsam öligen Salbe, zu welcher diese Kügelchen, wenn sie eine Zeitlang stille stehen, ausruhen, ihre dem Scheine nach verlorne Figur immerfort, und sie nehmen leicht die erste unverwarloset wieder an sich.</text:span> Es erhellet ferner aus den Versuchen des vortreflichen Ellers, daß Meersalz, Salpeter, Epsomersalz (<text:span text:style-name="T2">englisch</text:span> Salz) und Alaun auf verschiedene Weise in der Vereinigung der Kügelchen eine Veränderung hervorbringe, so daß davon das Blut entweder gerinne, oder aufgelöset werde; daß aber demohngeachtet doch ihre kuglige Figur, sowol in dergleichen Gerinnung, als in der Auflösung übrig bleibe: und daß endlich selbst der Salz-Salpeter-und Vitriolgeist, die doch das Geblüte sehr zum Gerinnen bringen, demohngeachtet die Kügelchen weder zerstöre, noch an ihrer Masse zu vermindern vermöge. Endlich so ist das gesammte Salzwasser, welches doch die roten Kügelchen schwimmend trägt, dergestalt durchsichtig, daß man solches nicht einmal mit den Augen warnehmen kann, und die roten Kügelchen in einem von aller Materie leerem Orte zu schwimmen scheinen, wovon man eines angesehnen Mannes, des Josephs Antons Pucati Zeugnis, nachweisen kann. <text:span text:style-name="T1">Epist.</text:span></text:p>
          </table:table-cell>
          <table:table-cell/>
          <table:table-cell office:value-type="string">
            <text:p><text:s/></text:p>
          </table:table-cell>
          <table:table-cell office:value-type="string">
            <text:p><text:span text:style-name="T1">Die Engel schätzen alles nach der Hauptabsicht eines Menschen, nicht nach den Zufälligkeiten.</text:span> Nun lerne hieraus nach <text:span text:style-name="T2">Englischer</text:span> Art menschlich richten und urtheilen, welche Glaubensarticul die erste seyn, deren Nutzen wir in jenem Leben geniessen sollen. <text:span text:style-name="T1">Jch vermuthe, daß es die nicht seyen, worüber die Concilia, Streit und Kriege verlanlaßt, sondern die, welche zur υποστασει oder Grundstellung des Glaubens im Geist gehören, die, welche uns die zukünftige Dinge durch Erkänntniß der Herrlichkeit GOttes in dem Angesicht JEsu Christi erfreulich und lebendig machen, daß uns die Lüste im Jrrthum vergehen.</text:span></text:p>
          </table:table-cell>
          <table:table-cell office:value-type="string">
            <text:p>-</text:p>
          </table:table-cell>
          <table:table-cell office:value-type="float" office:value="475">
            <text:p>475</text:p>
          </table:table-cell>
          <table:table-cell table:number-columns-repeated="1018"/>
        </table:table-row>
        <table:table-row table:style-name="ro12">
          <table:table-cell office:value-type="string">
            <text:p><text:span text:style-name="T1">Ich versichere Sie eine außerordentliche Entdeckung.</text:span> Alle <text:span text:style-name="T2">technischen</text:span> Künste bekommen dadurch eine andere Physiognomie. <text:span text:style-name="T1">Die Menschheit eilt mit Riesenschritten ihrer hohen Bestimmung entgegen.</text:span></text:p>
          </table:table-cell>
          <table:table-cell/>
          <table:table-cell office:value-type="string">
            <text:p><text:s/></text:p>
          </table:table-cell>
          <table:table-cell office:value-type="string">
            <text:p><text:span text:style-name="T1">Das Schema, welches nicht nach einer Idee, d. i. aus dem Hauptzwecke der Vernunft, sondern empirisch, nach zufällig sich darbietenden Absichten (deren Menge man nicht voraus wissen kan), entworfen wird, giebt technische, dasienige aber, was nur zu Folge einer Idee entspringt (wo die Vernunft die Zwecke a priori aufgiebt und nicht empirisch erwartet), gründet architectonische Einheit.</text:span> Nicht <text:span text:style-name="T2">technisch</text:span>, wegen der Aehnlichkeit des Mannigfaltigen, oder des zufälligen Gebrauchs der Erkentniß in concreto zu allerley beliebigen äusseren Zwecken, sondern architectonisch, um der Verwandschaft willen und der Ableitung von einem einigen obersten und inneren Zwecke, der das Ganze allererst möglich macht, kan dasienige entspringen, was wir Wissenschaft nennen, dessen Schema den Umriß (monogramma) und die Eintheilung des Ganzen in Glieder, der Idee gemäß, d. i. a priori enthalten und dieses von allen anderen sicher und nach Principien unterscheiden muß. <text:span text:style-name="T1">Niemand versucht es, eine Wissenschaft zu Stande zu bringen, ohne daß ihm eine Idee zum Grunde liege.</text:span></text:p>
          </table:table-cell>
          <table:table-cell office:value-type="string">
            <text:p>-</text:p>
          </table:table-cell>
          <table:table-cell office:value-type="float" office:value="228">
            <text:p>228</text:p>
          </table:table-cell>
          <table:table-cell table:number-columns-repeated="1018"/>
        </table:table-row>
        <table:table-row table:style-name="ro20">
          <table:table-cell office:value-type="string">
            <text:p><text:span text:style-name="T1">Jn jenem Falle darf er doch nicht so hoch, als Marktpreiß ist, gehen, weil es nur übernommene Waaren sind, von deren Verkaufe, wie er ausfallen werde, er noch nicht versichert ist; sind sie aber alt, so muß er, weil er Gefahr läuft, daß sie täglich schlechter werden, und die Kunden gleich anfangs sich davon abschrecken lassen möchten, sich eine hohe Refactie oder Abschlag von 10, 20 oder mehr pro Cent unter dem ordentlichen Preiße bedingen; 3) muß er die schlechten Activschulden nicht für gute annehmen, oder sich selbst zur Bezahlung der Paßivschulden des Verkäufers verbindlich machen.</text:span> Weswegen er 4) sich vorher einen richtigen <text:span text:style-name="T2">Bilanz</text:span> und Jnventarium zeigen lassen, und denn erst mit Vorbedacht und Zuziehung guter Rathgeber, zur Behandlung schreiten muß. <text:span text:style-name="T1">Weiter muß er 5) sich nicht gleich durch Auszahlung baarer Gelder entblößen, ob ihm gleich eine solche Waare überaus wohlfeil gelassen würde, weil es sich bey einem vom Gelde entblößten Kaufmanne zutragen kann, daß er auch an den wohlfeilen Waaren in gewissen Fällen verlieren, und solche noch um einen spöttlichern Preiß hingeben muß, als er sie erkaufet hat.</text:span></text:p>
          </table:table-cell>
          <table:table-cell/>
          <table:table-cell office:value-type="string">
            <text:p><text:s/></text:p>
          </table:table-cell>
          <table:table-cell office:value-type="string">
            <text:p><text:span text:style-name="T1">Die letzteren importiren dann aber auf Kredit; und dies ist nur dann nicht der Fall, wenn die Waare dorthin auf Konsignation geschickt wird.)</text:span> Die Krise mag zuerst in England ausbrechen, in dem Lande, das den meisten Kredit gibt und den wenigsten nimmt, weil die Zahlungsbilanz, die <text:span text:style-name="T2">Bilanz</text:span> der fälligen Zahlungen, die sofort liquidirt werden muss, gegen es, obgleich die allgemeine Handelsbilanz für es ist. <text:span text:style-name="T1">Dies letztere erklärt sich theils aus dem von ihm gegebnen Kredit, theils aus der Masse ans Ausland verliehner Kapitale, sodass eine Masse Rückflüsse in Waaren, ausser den eigentlichen Handelsretouren, ihm zuströmen.</text:span></text:p>
          </table:table-cell>
          <table:table-cell office:value-type="string">
            <text:p>-</text:p>
          </table:table-cell>
          <table:table-cell office:value-type="float" office:value="379">
            <text:p>379</text:p>
          </table:table-cell>
          <table:table-cell table:number-columns-repeated="1018"/>
        </table:table-row>
        <table:table-row table:style-name="ro18">
          <table:table-cell office:value-type="string">
            <text:p><text:span text:style-name="T1">Um meine Garnitur von Plaidnadeln, die ihren Nachtdienst (vgl. S. 38) verrichtet hat, morgens bei der Abreise nicht zu vergessen, pflege ich die Weste mit in den großen Verband zu ziehen.</text:span> Muß außergewöhnlich früh aufgebrochen werden, so gestattet der Touristencodex in seinem Anhang, gewisse Toilettengeschäfte, z. B. Waschen und Zähneputzen, <text:span text:style-name="T2">Abends</text:span> vor Schlafengehen zu beseitigen, ferner, wenn beim Aufstehen das gestern ausgezogene Paar Schuhe noch ungewichst dasteht und nicht reichlich Zeit ist, sie in diesem Zustande anzulegen, bevor dieselben Friedrich der Verschlafene mit der Versicherung, sie „auf der Stelle“ wiederzubringen, mitnehmen kann. <text:span text:style-name="T1">Um so dienstbeflissener stürzt er sich nun auf den Rock und die Beinkleider, wenn ihr Besitzer sie nicht auch schon angezogen hat; ich bemächtige mich deshalb in solchen drangvollen Augenblicken, sobald das schuldbewußte, struppige Friedrichsgesicht in der Thür erscheint, rasch entschlossen auch dieser Stücke.</text:span></text:p>
          </table:table-cell>
          <table:table-cell/>
          <table:table-cell office:value-type="string">
            <text:p><text:s/></text:p>
          </table:table-cell>
          <table:table-cell office:value-type="string">
            <text:p><text:span text:style-name="T1">Während der Verhandlungen liessen die Chinesen Thee herumreichen. —</text:span> Erst am <text:span text:style-name="T2">Abend</text:span> erreichten die Engländer wieder ihre Quartiere. <text:span text:style-name="T1">Am folgenden Tage fand die feierliche Unterzeichnung der französischen Convention und die Ratificirung des Vertrages von 1858 in ähnlicher Ordnung statt.</text:span></text:p>
          </table:table-cell>
          <table:table-cell office:value-type="string">
            <text:p>-</text:p>
          </table:table-cell>
          <table:table-cell office:value-type="float" office:value="994">
            <text:p>994</text:p>
          </table:table-cell>
          <table:table-cell table:number-columns-repeated="1018"/>
        </table:table-row>
        <table:table-row table:style-name="ro46">
          <table:table-cell office:value-type="string">
            <text:p><text:span text:style-name="T1">Das Bewustsein, einen Menschen unglüklich gemacht zu haben, muß ein schreklicher Zustand sein, so wie der, das Glük nur Eines Menschen gemacht zu haben, der seligste ist, auf den das Auge der Gottheit mit Wolgefallen herabschaut.</text:span> Wie groß ist daher eure Verpflichtung, Handhaber der Gesezze! die Verbrechen im wahren Lichte zu durchschauen; bedenkt, daß wir Menschen sind, ohnmächtige, schwache Geschöpfe, geneigt zu Sünde und Fehl, wenn äussere Umstände auf uns würken, wenn Leidenschaften auf uns zustürmen und das Herz in die <text:span text:style-name="T2">Presse</text:span> nehmen, wenn Unglük und Elend das weiche Herz verhärtet, und es endlich alles wagt, sich aus diesem Labirint des Elends herauszuwinden. <text:span text:style-name="T1">Wenn der aus seinem väterlichen Erbe durch die Tirannei seines Herrn verstossene Mensch, Mann eines schuldlosen Weibes, Vater unmündiger Kinder, Armut und Elend mit starken Riesenschritten auf sich zueilen sieht; wenn er keinen Ort auf dieser weiten Erde hat, zu dem er sagen könnte, er ist mein, und hier will ich mein müdes Haupt hinsenken — wenn er sein treues Weib in langsamen Jammer dahin schmachten sieht, wenn seine Kinder zerlumpt und nakt seine Knie umschlingen, und rufen; Vater, gieb uns Brod! —</text:span></text:p>
          </table:table-cell>
          <table:table-cell/>
          <table:table-cell office:value-type="string">
            <text:p><text:s/></text:p>
          </table:table-cell>
          <table:table-cell office:value-type="string">
            <text:p><text:span text:style-name="T1">Nicht bloß, daß Gentz damals Preßfreiheit wollte, sondern daß er für das Bürgerthum und die öffentliche Meinung, den unformulirten Willen der Staatsbürger, eine Theilnahme, einen entscheidenden Einfluß auf die öffentlichen Angelegenheiten forderte, war es, was die langdauernde Begeisterung für jenes Sendschreiben erweckte.</text:span> (Dasselbe steht u. a. in „Studien zur Orientirung über die Angelegenheiten der <text:span text:style-name="T2">Presse</text:span>“ von R(ühle) v. L(ilienstern) 1820. S. 129 ff.) <text:span text:style-name="T1">„Wenn dem Bürger eines Staates alles, was zum erlaubten Genuß des Lebens und zur Entwicklung seiner Kräfte gehört, offen steht; wenn er sein freigewähltes Gewerbe in ungestörter Ruhe betreiben kann; wenn ihm eine strenge unparteiische, durch keinen Eingriff der Willkür gehemmte Rechtsverwaltung die Garantie seines Eigenthums und die beruhigende Aussicht gewährt, daß nie einer seiner Mitbürger mächtiger sein wird, als die Gesetze; wenn billige, gleichförmige, nach einfachen Grundsätzen geordnete, ohne Druck und Schikane erhobene Abgaben ihm nur so viel von seinen Einkünften entziehen, als zur Erhaltung des Staats erforderlich ist, und eine weise und gewissenhafte Administration die zweckmäßige Verwendung seiner Beiträge verbürgt, wenn keine ungerechte oder übelverstandene Einschränkungen ihn hindern, seine Fähigkeiten, seine Kenntnisse, sein Vermögen nach eigener Neigung und Einsicht, nach der Idee die er selbst von seinem Vortheil hat, zu benutzen“ (Adam Smith!), „wenn er überdieß seine Gedanken über alles, was ihn umgibt, vortragen und seinen Zeitgenossen sogar seine Irrthümer und seine Grillen mittheilen darf —</text:span></text:p>
          </table:table-cell>
          <table:table-cell office:value-type="string">
            <text:p>-</text:p>
          </table:table-cell>
          <table:table-cell office:value-type="float" office:value="159">
            <text:p>159</text:p>
          </table:table-cell>
          <table:table-cell table:number-columns-repeated="1018"/>
        </table:table-row>
        <table:table-row table:style-name="ro5">
          <table:table-cell office:value-type="string">
            <text:p><text:span text:style-name="T1">Da die erste Grundlage der Sprachen immer die Körperwelt ist, und die Verhältnisse zwischen abstracten Begriffen und Dingen der Jntellectuglwelt nicht wohl anders, als durch ihre Aehnlichkeit mit den Dingen der Körperwelt, können angezeigt werden, so ist es sehr natürlich, daß dieses auch in Ansehung der Vorwörter statt gesunden.</text:span> Wir haben vorhin (§. 213.) angemerkt, daß man für Zeit und Ort bald durchaus einerley <text:span text:style-name="T2">Vorwörter</text:span> gebrauche, und dieses geht nothwendig an, so oft in Ansehung des Ortes nur von einer Dimension die Rede ist. <text:span text:style-name="T1">Man bindet sich auch in Ansehung der Zeit nicht so genau an diese oder jene Dimension des Ortes, sondern sagt z. E. vor einem Tag, nach einem Jahr, über drey Wochen, um fünf Uhr, außer dieser Zeit, gegen das Ende des Jahrs rc.</text:span></text:p>
          </table:table-cell>
          <table:table-cell/>
          <table:table-cell office:value-type="string">
            <text:p><text:s/></text:p>
          </table:table-cell>
          <table:table-cell office:value-type="string">
            <text:p><text:span text:style-name="T1">Niemand wird meinen, ich sei so wenig fortgeschritten, daß ich mit einer Arbeit, deren Anfang so weit hinter mir liegt, ganz zufrieden wäre.</text:span> Was ich von der Kritik im Einzelnen gelernt, worin ich sie ungerecht, ja feindselig, hämisch, selbst lügnerisch gefunden, dieß auseinanderzusetzen gehört nicht in das <text:span text:style-name="T2">Vorwort</text:span> eines Werkes, das auf Objectivität Anspruch macht. <text:span text:style-name="T1">Nur das kann ich nicht ganz unterdrücken, daß ich mich verwundert habe, die Schwächen und Mängel, die mir selbst am klarsten sich aufgedeckt haben, so wenig von Andern aufgezeigt zu sehen, während sie mir so häufig wesentliche Lücken und Fehler vorrückten, wo das Vermißte, Ergänzende, Zurechtstellende nur an andern Stellen ausgeführt ist, als an welchen sie es suchten.</text:span></text:p>
          </table:table-cell>
          <table:table-cell office:value-type="string">
            <text:p>-</text:p>
          </table:table-cell>
          <table:table-cell office:value-type="float" office:value="258">
            <text:p>258</text:p>
          </table:table-cell>
          <table:table-cell table:number-columns-repeated="1018"/>
        </table:table-row>
        <table:table-row table:style-name="ro7">
          <table:table-cell office:value-type="string">
            <text:p><text:span text:style-name="T1">Vermuthlich hat man auch in diesem Theil der Welt, den Casuarina-Baum, aus einer ähnlichen Folge oder Verbindung von Ideen, zum Baum der Trauer ausersehen, als bey uns die Cypresse dazu gewählt worden ist.</text:span> Der Hügel, worauf die Hütte lag, bestand aus kleinen zusammengetragnen Coral-Felssteinen, die als ein Haufen Bachkiesel ohne alle Haltbarkeit <text:span text:style-name="T2">locker</text:span> über einander hingeschüttet waren. <text:span text:style-name="T1">Wir giengen von hier aus noch etwas weiter, und fanden überall dergleichen reizende Baumgärten, gemeiniglich in der Mitte, mit Wohnhäusern versehen.</text:span></text:p>
          </table:table-cell>
          <table:table-cell/>
          <table:table-cell office:value-type="string">
            <text:p><text:s/></text:p>
          </table:table-cell>
          <table:table-cell office:value-type="string">
            <text:p><text:span text:style-name="T1">Andere haben eine solche Erde, die, wenn sie mit der Hand zusammen gedrücket wird, keinen Klumpen bildet.</text:span> Jene wollen wir <text:span text:style-name="T2">lukkere</text:span> Felder von der ersten, und diese lukkere Felder von der andern Art nennen. <text:span text:style-name="T1">Will man jene insbesondere lukkere Erde und diese Sand nennen.</text:span></text:p>
          </table:table-cell>
          <table:table-cell office:value-type="string">
            <text:p>-</text:p>
          </table:table-cell>
          <table:table-cell office:value-type="float" office:value="587">
            <text:p>587</text:p>
          </table:table-cell>
          <table:table-cell table:number-columns-repeated="1018"/>
        </table:table-row>
        <table:table-row table:style-name="ro11">
          <table:table-cell office:value-type="string">
            <text:p><text:span text:style-name="T1">Sieh nur, dort drüben im Westen röthet sich schon der Himmel.</text:span> Es wird <text:span text:style-name="T2">Abend</text:span> und ich muß die Herrin zum Feste schmücken.“ <text:span text:style-name="T1">„Jch will mich beeilen, und wenn Du nicht glauben magst, daß ich aus Freundschaft zu Dir mich einer Gefahr aussetze, so nimm an, daß ich Eurer Liebe helfe, um den Stolz jenes Oropastes zu demüthigen, welcher mich aus der Gunst des Königs zu verdrängen droht.</text:span></text:p>
          </table:table-cell>
          <table:table-cell/>
          <table:table-cell office:value-type="string">
            <text:p><text:s/></text:p>
          </table:table-cell>
          <table:table-cell office:value-type="string">
            <text:p><text:span text:style-name="T1">Saltner hatte gestern mit La nicht mehr ungestört sprechen können.</text:span> Es war den ganzen <text:span text:style-name="T2">Abend</text:span> über viel Besuch im gemeinsamen Zimmer gewesen, man erwartete eine Nachricht über die Landung des Staatsschiffes. <text:span text:style-name="T1">Doch hatte man sich trennen müssen, ehe eine solche eingelaufen war.</text:span></text:p>
          </table:table-cell>
          <table:table-cell office:value-type="string">
            <text:p>-</text:p>
          </table:table-cell>
          <table:table-cell office:value-type="float" office:value="907">
            <text:p>907</text:p>
          </table:table-cell>
          <table:table-cell table:number-columns-repeated="1018"/>
        </table:table-row>
        <table:table-row table:style-name="ro10">
          <table:table-cell office:value-type="string">
            <text:p><text:span text:style-name="T1">Die komische Kraft witziger Bemerkungen besteht oft darin, daß der Zuhörer zu einer bestimmten Erwartung fürs Folgende verführt, dann aber plötzlich und auffallend enttäuscht wird — über das auffallende Verfehlen, das in seiner eigenen Erwartung lag, lacht er, wenn er sich nicht ärgert; oder es lacht der Dritte, der Zeuge war.</text:span> Aber es gehören doch nicht alle <text:span text:style-name="T2">Motive</text:span> unter diesen Gesichtspunct, das auffallende Verfehlen eines Ziels — ein Merkmal, das ich sonst noch nicht gefunden habe. <text:span text:style-name="T1">Anders ist z. B. das Lachen über einen guten Witz, über eine geistreiche Bemerkung, wo zwei an sich disparate Dinge zusammengebracht werden:</text:span></text:p>
          </table:table-cell>
          <table:table-cell/>
          <table:table-cell office:value-type="string">
            <text:p><text:s/></text:p>
          </table:table-cell>
          <table:table-cell office:value-type="string">
            <text:p><text:span text:style-name="T1">Das Französische Strafgesetzbuch von 1791. ging noch weiter und verlangte, daß der Brand par malice ou véngeance et à dessein de nuire à autrui erregt sei; allein eine solche Hervorhebung der Motive ist hier eben so wenig angemessen, als die allgemeine Definition des Hannoverschen Gesetzbuchs, welche ungeachtet ihrer Ausführlichkeit die Bestimmtheit des Thatbestandes, welche durch die Feststellung der möglichen Gegenstände des Verbrechens erreicht wird, nicht ersetzt.</text:span> <text:span text:style-name="T2">Motive</text:span> zum Entwurf von 1850. zu §§. <text:span text:style-name="T1">259-63.</text:span></text:p>
          </table:table-cell>
          <table:table-cell office:value-type="string">
            <text:p>-</text:p>
          </table:table-cell>
          <table:table-cell office:value-type="float" office:value="1066">
            <text:p>1066</text:p>
          </table:table-cell>
          <table:table-cell table:number-columns-repeated="1018"/>
        </table:table-row>
        <table:table-row table:style-name="ro7">
          <table:table-cell office:value-type="string">
            <text:p><text:span text:style-name="T1">(Vergrößert.)</text:span> Die durch Küchenmeister angeregten Versuche, welche die in der Natur mehr oder weniger dem <text:span text:style-name="T2">Zufalle</text:span> anheim gegebenen Vorgänge unter die Kontrole und Leitung des Beobachters stellen, wurden nun hundertfältig nach beiden Richtungen hin fortgesetzt. <text:span text:style-name="T1">Einmal galt es, sich zu überzeugen, in dem Darme welches Thieres sich der in einem anderen Thiere lebende Blasenwurm zur Bandwurmkolonie erhebt, und umgekehrt hatte man den Weg zu erforschen, welchen die sechshakigen Larven bis zur Verwandlung in die Blasenwurmform durchmachen.</text:span></text:p>
          </table:table-cell>
          <table:table-cell/>
          <table:table-cell office:value-type="string">
            <text:p><text:s/></text:p>
          </table:table-cell>
          <table:table-cell office:value-type="string">
            <text:p><text:span text:style-name="T1">Sie erstarrete darauf, wie sonst; aber nach fünf oder sechs Minuten fing sie an zu gähnen, richtete sich im Bette auf zum Sitzen, und fing folgendes Schauspiel an, welches sie schon mehrmal getrieben hatte.</text:span> Sie redete mit einer Lebhaftigkeit und Munterkeit des Geistes, die sie außer diesem <text:span text:style-name="T2">Zufalle</text:span> nicht hatte, da sie sehr niedergeschlagen und furchtsam war. <text:span text:style-name="T1">Was sie redete, das hing mit dem zusammen, oder war eine Folge von dem, was sie im vorigen Zufalle geredet hatte, oder wiederholte von Wort zu Wort eine Catechismus Lehre, die sie des Abends vorher angehört hatte.</text:span></text:p>
          </table:table-cell>
          <table:table-cell office:value-type="string">
            <text:p>-</text:p>
          </table:table-cell>
          <table:table-cell office:value-type="float" office:value="127">
            <text:p>127</text:p>
          </table:table-cell>
          <table:table-cell table:number-columns-repeated="1018"/>
        </table:table-row>
        <table:table-row table:style-name="ro9">
          <table:table-cell office:value-type="string">
            <text:p><text:span text:style-name="T1">Sa. 4738049 M.</text:span> Wenn aber auch die <text:span text:style-name="T2">Bilanz</text:span> zwischen Aufwand und Erfolg sich nach den vorstehenden Ausführungen in den Kulturstaaten zu Ungunsten der Jagd stellt, so wäre es doch sehr unrichtig, das Urteil über die volkswirtschaftliche Bedeutung der Jagd lediglich nach dem ziffernmässigen Ergebnisse zu fällen. <text:span text:style-name="T1">Gerade bei der Jagd sind noch sehr wichtige ethische Rücksichten, Affektionswerte und indirekte Vorteile zu berücksichtigen.</text:span></text:p>
          </table:table-cell>
          <table:table-cell/>
          <table:table-cell office:value-type="string">
            <text:p><text:s/></text:p>
          </table:table-cell>
          <table:table-cell office:value-type="string">
            <text:p><text:span text:style-name="T1">Bei einem Lande wie Japan dagegen, wo dies nicht der Fall ist, giebt das Werthverhältniss der Einfuhr zur Ausfuhr den besten Maassstab für das volkswirthschaftliche Gedeihen ab.</text:span> Negative <text:span text:style-name="T2">Bilanzen</text:span> müssen hier durch die Ausfuhr des vorhandenen Baargeldes oder durch Anleihen gedeckt werden und, wenn sie fortdauern, als Zeichen der Verarmung und abnehmenden Kauffähigkeit betrachtet werden. <text:span text:style-name="T1">Auf Tafel I D sind die Unterbilanzen mit —, die positiven Jahresabschlüsse mit + angegeben.</text:span></text:p>
          </table:table-cell>
          <table:table-cell office:value-type="string">
            <text:p>-</text:p>
          </table:table-cell>
          <table:table-cell office:value-type="float" office:value="1122">
            <text:p>1122</text:p>
          </table:table-cell>
          <table:table-cell table:number-columns-repeated="1018"/>
        </table:table-row>
        <table:table-row table:style-name="ro6">
          <table:table-cell office:value-type="string">
            <text:p><text:span text:style-name="T1">Uns wurde soeben gelehrt, der Kampf ums Dasein habe die Seele » erzeugt «: wird sie denn hinfürder ohne Ursache entstehen?</text:span> Und gesetzt den Fall, das <text:span text:style-name="T2">Steckenpferd</text:span> der Erblichkeit nähme sie auf seinen cheirontisch gastlichen Rücken und führte sie eine Strecke weiter, würde nicht nach orthodoxer darwinistischer Lehre das Aufhören des Kampfes zur Entartung des durch ihn Erzeugten führen, so dass unsere Seele, als blosses » rudimentary organ « (dem vielgenannten menschlichen Schwanzansatz vergleichbar) für künftige Micromègas in ihrer Zwecklosigkeit lediglich ein Gegenstand des Staunens sein könnte? <text:span text:style-name="T1">Und warum denn, wenn der Kampf schon so Herrliches hervorgebracht hat, warum soll er jetzt aufhören?</text:span></text:p>
          </table:table-cell>
          <table:table-cell/>
          <table:table-cell office:value-type="string">
            <text:p><text:s/></text:p>
          </table:table-cell>
          <table:table-cell office:value-type="string">
            <text:p><text:span text:style-name="T1">Aber unsre Vorfahren!</text:span> (O ewiges <text:span text:style-name="T2">Steckenpferd</text:span> unsrer heutigen Schläfrigkeit!) wahrhaftig sie waren rühriger als man es ihnen nur zu oft abzusprechen bemühet ist. <text:span text:style-name="T1">Sie thaten gewiß mehr als blos flicken.</text:span></text:p>
          </table:table-cell>
          <table:table-cell office:value-type="string">
            <text:p>-</text:p>
          </table:table-cell>
          <table:table-cell office:value-type="float" office:value="165">
            <text:p>165</text:p>
          </table:table-cell>
          <table:table-cell table:number-columns-repeated="1018"/>
        </table:table-row>
        <table:table-row table:style-name="ro10">
          <table:table-cell office:value-type="string">
            <text:p><text:span text:style-name="T1">Schlafend liegen der Berge Gipfel und die Thäler, Uferklippen und Felsenschluchten, Laubgezweig und alles Gewürm der schwarzen Erde, Tiere des Bergwalds und das Volk der Bienen, Und die Ungetüme der dunklen Meerestiefe, Schlaf umfängt der Vögel Breitgeflügelte Schwärme.</text:span> Ueberall wird in beiden Künsten dieser eigentliche Gegenstand und Zweck der Nachahmung von den dafür verwendeten <text:span text:style-name="T2">technischen</text:span> Mitteln scharf zu unterscheiden sein. <text:span text:style-name="T1">Eine einzige, die ganze Seele wie der Spiegel eines ruhenden Sees ausfüllende Stimmung ist es auch, nur scheinbare Bewegung in Bildern und Empfindung, was in Goethes Lied „An den Mond“ nachgeahmt ist:</text:span></text:p>
          </table:table-cell>
          <table:table-cell/>
          <table:table-cell office:value-type="string">
            <text:p><text:s/></text:p>
          </table:table-cell>
          <table:table-cell office:value-type="string">
            <text:p><text:span text:style-name="T1">Man befreye sie von ihrer technischen Form, und sie werden als die verjährten Aussprüche der gemeinen Vernunft, und als Thatsachen des moralischen Instinktes erscheinen, den die weise Natur dem Menschen zum Vormund setzte, bis die helle Einsicht ihn mündig macht.</text:span> Aber eben diese <text:span text:style-name="T2">technische</text:span> Form, welche die Wahrheit dem Verstande versichtbart, verbirgt sie wieder dem Gefühl; denn leider muß der Verstand das Objekt des innern Sinns erst zerstören, wenn er es sich zu eigen machen will. <text:span text:style-name="T1">Wie der Scheidekünstler so findet auch der Philosoph nur durch Auflösung die Verbindung, und nur durch die Marter der Kunst das Werk der freywilligen Natur.</text:span></text:p>
          </table:table-cell>
          <table:table-cell office:value-type="string">
            <text:p>-</text:p>
          </table:table-cell>
          <table:table-cell office:value-type="float" office:value="238">
            <text:p>238</text:p>
          </table:table-cell>
          <table:table-cell table:number-columns-repeated="1018"/>
        </table:table-row>
        <table:table-row table:style-name="ro7">
          <table:table-cell office:value-type="string">
            <text:p><text:span text:style-name="T1">Daß aber diese Redensart weiter nichts als die kaiserliche Schutzbelehnung und Protection bedeute, erhellet aus dem Reichsabschiede von 1500, wo es ausdrücklich heist, wenn der Orden wegen Preussen ein Glied des Reichs werden wolle, so müsse er auch ins künftige den deutschen Kaiser als seinen Lehnsherrn zu erkennen anfangen.</text:span> Und in dem Abschied des cöllnischen <text:span text:style-name="T2">Reichstages</text:span> von 1512 heist es eigentlich: <text:span text:style-name="T1">Es sey noch nicht wissend, ob der Hochmeister sich als ein Glied zum Reich thun wolle oder nicht.</text:span></text:p>
          </table:table-cell>
          <table:table-cell/>
          <table:table-cell office:value-type="string">
            <text:p><text:s/></text:p>
          </table:table-cell>
          <table:table-cell office:value-type="string">
            <text:p><text:span text:style-name="T1">Aber wie wars mit dem Landfrieden?</text:span> Jch weiß noch als ein Bub von sechzehn Jahren, war ich mit dem Margraf auf dem <text:span text:style-name="T2">Reichstag</text:span>. <text:span text:style-name="T1">Was die Fürsten da für weite Mäuler machten, und die Geistlichen am ärgsten. Euer Bischoff lärmte dem Kayser die Ohren voll, als wenn ihm wunder die Gerechtigkeit an’s Herz gewachsen wäre, und jetzt wirft er mir selbst einen Buben nieder, zur Zeit da unsere Händel vertragen sind, ich an nichts böses denke.</text:span></text:p>
          </table:table-cell>
          <table:table-cell office:value-type="string">
            <text:p>-</text:p>
          </table:table-cell>
          <table:table-cell office:value-type="float" office:value="452">
            <text:p>452</text:p>
          </table:table-cell>
          <table:table-cell table:number-columns-repeated="1018"/>
        </table:table-row>
        <table:table-row table:style-name="ro10">
          <table:table-cell office:value-type="string">
            <text:p><text:span text:style-name="T1">Alsdenn nimt man zwey Stäblein drittehalb Schuh lang, spaltet solche oben ein wenig, und stecket an jedes ein viereckiges Stücklein Papier, etwan in der Gröse eines halben Octav-Blattes.</text:span> Von diesen papiernen Fähnlein, wird vor jedes Loch des Passes eines mit der Hand in die <text:span text:style-name="T2">lockere</text:span> Erde ganz gelinde eingedrücket; denn wenn man sie nur einigermassen feste hineinstecken wolte, so würden die Maulwürfe noben den Stäblein hinwühlen, und die angewendete Mühe würde vergebens seyn. <text:span text:style-name="T1">Doch muß etwas mehr Erde bey die Löcher des Passes, als in die Mitte gebracht werden, damit die Stäblein auch einen Halt. haben können</text:span></text:p>
          </table:table-cell>
          <table:table-cell/>
          <table:table-cell office:value-type="string">
            <text:p><text:s/></text:p>
          </table:table-cell>
          <table:table-cell office:value-type="string">
            <text:p><text:span text:style-name="T1">Das sogenannte Rothe todte liegende der deutschen Bergleute. –</text:span> Meist eine Grundmasse von stark eisenschüssigem durch Thon-Cäment verbundenem Sandstein, in welchem Quarz, Kieselschiefer rc. in ungleichförmigen Körnern fester oder <text:span text:style-name="T2">lockerer</text:span> eingemengt liegen. <text:span text:style-name="T1">Es macht häufig, die unterste Flözlage in Bergwerken; bildet aber auch theils ganze Berge; zumahl in der Schweiz, denn die dasige Nagelfluhe ist von dieser Art.</text:span></text:p>
          </table:table-cell>
          <table:table-cell office:value-type="string">
            <text:p>-</text:p>
          </table:table-cell>
          <table:table-cell office:value-type="float" office:value="476">
            <text:p>476</text:p>
          </table:table-cell>
          <table:table-cell table:number-columns-repeated="1018"/>
        </table:table-row>
        <table:table-row table:style-name="ro58">
          <table:table-cell office:value-type="string">
            <text:p><text:span text:style-name="T1">Wir waren, fuhr er fort, ratione studiorum niemals so recht einig: er gab mir gern zu, daß ein richtiges Studium der Geschichte und der Philologie allerdings einem Theologen nöthig sey:</text:span> er hat sich auch, das muß ich ihm nachrühmen, nicht faul in dergleichen umgesehen; aber da hatte er seine Wolfische Metaphysik, das war sein <text:span text:style-name="T2">Steckenpferd</text:span>, dadurch glaubte er alle Wahrheit zu finden und alle Irrthümer widerlegen zu können. <text:span text:style-name="T1">Gebe Gott! daß es ihm gelungen ist, die einzige Wahrheit gefunden zu haben: daß alles, was uns bessert und beruhigt, für uns nüzlich und folglich wahr ist.</text:span></text:p>
          </table:table-cell>
          <table:table-cell/>
          <table:table-cell office:value-type="string">
            <text:p><text:s/></text:p>
          </table:table-cell>
          <table:table-cell office:value-type="string">
            <text:p><text:span text:style-name="T1">VIII.</text:span> Neue Geständnisse, die von Rechts wegen in die Vorrede gehörten — praktische Dinge — Gesichtspunkte — Beiläufigkeiten — Ulysses wird ruhmredig und hinterhaltig — Diener — Ersparnisse — gelehrter Kram — touristischer Stammbaum — Blick in alte Zeiten — die Reise, ihre Freunde und Feinde, Vortheile und Nachtheile — Triebfedern — Eitelkeits-und Phantasietouristen — Poesie der Reise — Reisefieber — neue Art zu reisen — Eisenbahnwesen und seine Flegeljahre — Hoffnungen — Techniker — Ruß-und Bußfahrten — feurige Kohlen — Staubbrillen — Bahnhofrestaurants — Fürsprecher — Widerwärtigkeiten und Strapazen — Comfort — Rechtfertigung — allgemeine Betrachtungen — geistige Rund-und Fernsicht — Zwecke — Summe der Reiseerfahrungen — der große Touristenstrom — Reisemüde — Grade der Empfänglichkeit — Farbenscheibe — Nutzanwendung — Monotonie des steten Wechsels — bestimmte Richtung — Reisemechanismus — passives Empfangen von Eindrücken — Specialität — keine Zeit haben — Märtyrer der Berufspflicht — Mußestunden — Jugend und Alter — Einseitigkeit — ewiges Einerlei — geistige Alpenregion — Sammler und Sammlungen — Excerpte — Lichtstrahlen — ein Sonderling — Berufswahl — Wechsel der Stimmungen — das beste Geschäft — die Reise eine Wohlthäterin — ein anderer Kauz — allein und abgetrennt — Zucht von <text:span text:style-name="T2">Steckenpferden</text:span> — Zerstreuungsjäger — pariser Ennui — große Modebäder — worauf es ankommt — ein gutes Reisegewissen und seine Forderungen — was wir alles beobachten sollen — Vielseitigkeit — Bienen und Fliegen — Wahl treffen — spitze Bleistifte — weitere Mittel gegen Reisemüdigkeit — Hauptaufgaben — Sehenswürdigkeiten — Menschen-und Selbstkenntniß — Probiersteine und Schleifsteine — Geselligkeitstrieb — Einsiedler — Ausschließlichkeit — Befürchtungen — die Reise ein Maskenball — öffentliche und Privatbälle — Zwiegespräche — große Gesellschaften — Hintergedanken — betrübende Wahrnehmung — unsre Geschäftsfreunde — ein Landpastor — Stadt-und Landleute — plötzlicher Geldgewinn — Wohnungsmiethe — Preissteigerungen — Luxusgäste — Trinkgelder, Geschenke, Almosen — Culturfortschritte — Selbstvertheidigung — durch Cultur zur Natur zurück — unsre Aufgaben — Politik — Heimgekehrte — leichtsinniges Briefschuldenmachen — Imponirenwollen — Abenteuer — Reiseberichte — Zweifel — Abschiedswort und Reisesegen S. 236 — 278 <text:span text:style-name="T1">I.</text:span></text:p>
          </table:table-cell>
          <table:table-cell office:value-type="string">
            <text:p>-</text:p>
          </table:table-cell>
          <table:table-cell office:value-type="float" office:value="417">
            <text:p>417</text:p>
          </table:table-cell>
          <table:table-cell table:number-columns-repeated="1018"/>
        </table:table-row>
        <table:table-row table:style-name="ro4">
          <table:table-cell office:value-type="string">
            <text:p><text:span text:style-name="T1">Fig. 352.</text:span> Zuerst beabsichtigte man, das ganze Shed-Dach aus Eisen zu construiren, welches den Vortheil gehabt hätte, daß alle Sparren dem Eindringen des Lichts nur sehr wenig hinderlich gewesen wären; da jedoch der Bauplatz in einem äußerst lebhaften Stadttheile liegt und nach Ablauf von 20—30 Jahren das Grundstück in anderer Weise besser verwerthet werden kann, so entschloß man sich zur Herstellung der <text:span text:style-name="T2">billigen</text:span> Holzconstruktion. <text:span text:style-name="T1">Um einen möglichst freien Arbeitsraum zu erlangen, wiederholen die Hauptbinder sich in Entfernungen von 6,6m, und kamen anstatt der Leergespärre, die die Unterzüge durchgebogen hätten, Fetten auf die Bindersparren in Abständen von 0,95m.</text:span></text:p>
          </table:table-cell>
          <table:table-cell/>
          <table:table-cell office:value-type="string">
            <text:p><text:s/></text:p>
          </table:table-cell>
          <table:table-cell office:value-type="string">
            <text:p><text:span text:style-name="T1">Zu langes Aufbewahren nach vornehmer Sitte macht es aber ekelhaft.</text:span> Auch sehe man beim Ankauf des zahmen Geflügels darauf, recht fettes zu kaufen, es ist dieses wenigstens ¼ des Preises mehr werth, sowie überhaupt keine Ersparung darin liegt, schlechtes Fleisch <text:span text:style-name="T2">billiger</text:span> zu kaufen. <text:span text:style-name="T1">4. Wann muß man Geflügel kaufen und wie muß man ’s vorrichten.</text:span></text:p>
          </table:table-cell>
          <table:table-cell office:value-type="string">
            <text:p>-</text:p>
          </table:table-cell>
          <table:table-cell office:value-type="float" office:value="1293">
            <text:p>1293</text:p>
          </table:table-cell>
          <table:table-cell table:number-columns-repeated="1018"/>
        </table:table-row>
        <table:table-row table:style-name="ro9">
          <table:table-cell office:value-type="string">
            <text:p><text:span text:style-name="T1">Die rechnung wird auf italiänische art eingefüret, d. i. in doppelten posten, credit, und debet; wenn nun credit, und debet auf beiden seiten gleiche summen haben; so ist richtig übertragen.</text:span> § 4868 Einteilung der <text:span text:style-name="T2">bilanz</text:span>. <text:span text:style-name="T1">Sie ist besonders, und gemein.</text:span></text:p>
          </table:table-cell>
          <table:table-cell/>
          <table:table-cell office:value-type="string">
            <text:p><text:s/></text:p>
          </table:table-cell>
          <table:table-cell office:value-type="string">
            <text:p><text:span text:style-name="T1">Wie mancher Staatsbediente geht zu Fuß zu seinem Handwerker, wenn dieser sich in seinen Wagen oder Phaeton wirft, um seinen vornehmen Schuldnern die Morgenvisite zu machen.</text:span> Ueberall höflich empfangen, weil er überall zu fordern hat, verwechselt er nur gar zu leicht seine persönliche Wichtigkeit mit der <text:span text:style-name="T2">Bilanz</text:span> seines Kontobuchs, und schreibt jener Wirkungen zu, welche nur von dieser ihren Ursprung empfangen. <text:span text:style-name="T1">Daher die Insolenz dieser Art Leute gegen Jeden, den sie nach ihren Begriffen nicht für vollwichtig halten.</text:span></text:p>
          </table:table-cell>
          <table:table-cell office:value-type="string">
            <text:p>-</text:p>
          </table:table-cell>
          <table:table-cell office:value-type="float" office:value="693">
            <text:p>693</text:p>
          </table:table-cell>
          <table:table-cell table:number-columns-repeated="1018"/>
        </table:table-row>
        <table:table-row table:style-name="ro20">
          <table:table-cell office:value-type="string">
            <text:p><text:span text:style-name="T1">» Du Gänschen, was willst denn Du? «</text:span> Endlich wurden zwei große Kisten gebracht, in welche die fertigen Bilder <text:span text:style-name="T2">gepackt</text:span> wurden. <text:span text:style-name="T1">Heinrich schickte den Tischler fort und nagelte die Kisten selber zu auf dem Hausflur, um nur etwas auszutoben.</text:span></text:p>
          </table:table-cell>
          <table:table-cell/>
          <table:table-cell office:value-type="string">
            <text:p><text:s/></text:p>
          </table:table-cell>
          <table:table-cell office:value-type="string">
            <text:p><text:span text:style-name="T1">Die Feststellung des Sachverhältnisses geschah in Form einer Wette (sponsio), wobei jede Partei für den Fall des Unterliegens einen Einsatz machte: bei wichtigen Sachen von mehr als zehn Rindern Werth einen von fünf Rindern, bei geringeren einen von fünf Schafen; der Einsatz der unterliegenden Partei fiel den Priestern zu zum Behuf der öffentlichen Opfer.</text:span> Wer also verurtheilt war und ohne den Spruch zu erfüllen dreissig Tage hatte verstreichen lassen; ferner wessen Leistungspflicht von Anfang an feststand, also regelmässig der Schuldner, wofern er nicht Zeugen für die Rückzahlung hatte, unterlag dem Executionsverfahren ‚ durch Handanlegung ‘ (manus iniectio), indem ihn der Kläger <text:span text:style-name="T2">packte</text:span> wo er ihn fand und ihn vor Gericht stellte, nicht um sich zu vertheidigen, sondern um die anerkannte Schuld zu erfüllen. <text:span text:style-name="T1">Zwar ein Dritter konnte für ihn auftreten und diese Gewaltthat als unbefugte bezeichnen (vindex), worauf dann das Verfahren sistirt ward; allein diese Vertretung machte den Vertreter persönlich verantwortlich, wesshalb auch für ansässige Leute nur andre Ansässige Vertreter sein konnten.</text:span></text:p>
          </table:table-cell>
          <table:table-cell office:value-type="string">
            <text:p>-</text:p>
          </table:table-cell>
          <table:table-cell office:value-type="float" office:value="1005">
            <text:p>1005</text:p>
          </table:table-cell>
          <table:table-cell table:number-columns-repeated="1018"/>
        </table:table-row>
        <table:table-row table:style-name="ro5">
          <table:table-cell office:value-type="string">
            <text:p><text:span text:style-name="T1">So bewährte er wieder, unbekümmert um Welcker’s sittliche Entrüstung, seine stolze Selbständigkeit gegenüber den Vorurtheilen der Parteien und gestand selbst, mancher Schwabe werde den Gedanken des preußischen Protectorats „ganz unglaublich“ finden wollen.</text:span> Da erhielt er während des Drucks die Nachricht von den Frankfurter „Ordonnanzen“, und aufwallend in leidenschaftlichem Zorne, fügte er ein <text:span text:style-name="T2">geharnischtes</text:span> Nachwort hinzu, das mit der Drohung schloß: nunmehr werde die Nation durch die Fürsorge ihrer Regierungen „dasjenige erhalten, woran es ihr bisher gefehlt: ein gemeinschaftliches Interesse und einen gemeinschaftlichen Feind“. <text:span text:style-name="T1">Blittersdorff’s Bericht, 19. Aug. 1832.</text:span></text:p>
          </table:table-cell>
          <table:table-cell/>
          <table:table-cell office:value-type="string">
            <text:p><text:s/></text:p>
          </table:table-cell>
          <table:table-cell office:value-type="string">
            <text:p><text:span text:style-name="T1">Der Vorsitzende, Oberpräsident v. Heydebreck, betrachtete als höchste Aufgabe der Handelspolitik „das Numeraire dem Lande zu conserviren“; die Mehrheit beschloß, der Krone die Wiederherstellung des Verbotsystems, wie es bis zum Jahre 1806 bestanden, anzurathen.</text:span> Aber zugleich mit diesem Berichte ging auch ein <text:span text:style-name="T2">geharnischtes</text:span> Minderheitsgutachten ein, verfaßt von Staatsrath Kunth, dem Erzieher der Gebrüder Humboldt, einem selbstbewußten Vertreter des altpreußischen Beamtenstolzes, der das gute Recht der Bureaukratie oftmals gegen die aristokratische Geringschätzung seines Freundes Stein vertheidigte. <text:span text:style-name="T1">Mit den Zuständen des Fabrikwesens aus eigener Anschauung gründlich vertraut, lebte und webte er in den Gedanken der neuen Volkswirthschaftslehre.</text:span></text:p>
          </table:table-cell>
          <table:table-cell office:value-type="string">
            <text:p>-</text:p>
          </table:table-cell>
          <table:table-cell office:value-type="float" office:value="1074">
            <text:p>1074</text:p>
          </table:table-cell>
          <table:table-cell table:number-columns-repeated="1018"/>
        </table:table-row>
        <table:table-row table:style-name="ro59">
          <table:table-cell office:value-type="string">
            <text:p><text:span text:style-name="T1">Die delphischen urkunden kennen nur ἱεϱομνήμονες; dagegen Herodot (8, 213) Plutarch (Them. 20) Strabon (IX 420) nur pylagoren. in demosthenischer zeit wird in Athen ein hieromnemon erlost, auf den nichts ankommt, die drei pylagoren aber werden direct vom volke erwählt. erlost ist schon Hyperbolos zum hieromnemon (Ar. Wolk. 623), aber damals erstrebte ein demagoge das amt: es war also nicht bedeutungslos, und er erreichte es: das los war also irgend wie durch eine πϱόκϱισις corrigirt. das ursprüngliche wird demnach ein erwählter hieromnemon gewesen sein, der an der pylaia das wort selbst führte.</text:span> Den eigentlichen anstoss zur sprengung der ständischen vorrechte gab die örtliche verwaltung Attikas, das für das blosse hinterland der hauptstadt zu gross war. die stadt musste wol der sitz der regierung sein, und wer beamter ward, also in den rat auf lebenszeit trat, konnte kaum vermeiden, in die stadt zu ziehen, um seines amtes zu walten. aber die landwirtschaft war doch die grundlage der gesammten wirtschaft, den reichtum bildete wesentlich der grundbesitz, auch die vornehmen wohnten gern auf dem lande. somit bedurfte man einer organisation localer art, zunächst für die aushebung, dann für die frohnden, die steuern und den dienst mindestens der flotte. die gentilicische ordnung der phylen und trittyen reichte dazu nicht hin, und so hat man sehr früh, wol noch im achten jahrhundert, die 48 kreise geschaffen und an die spitze eines jeden bereits eine collegialische behörde gestellt, die gesammtheit der kreise aber nicht mehr unter die vier phylenkönige, sondern unter die kreishauptleute, die ναυκϱάϱων πϱυτάνεις. der name ναύκϱαϱοι sammt seinen ableitungen lehrt, dass die flotte den anstoss zu dieser gründung gegeben hat: so hat die see schon von anbeginn Athen zur demokratie getrieben. wir hören nicht viel von den leistungen jener <text:span text:style-name="T2">flotte</text:span>, aber die Dipylonvasen zeigen uns ihre schiffe, sogar dieren, im kampfe, und der aufschwung des attischen handels und die verbindung mit Delos sind nicht ohne sie denkbar. auch von den prytanen der naukraren und von diesen selbst wissen wir allzuwenig: <text:span text:style-name="T1">aber ihre existenz genügt um zu zeigen, dass sich neben den patricischen behörden hier eine ganz anderer art erhob, der vorläufer der gemeindeordnung und gemeindevertretung des kleisthenischen staates. die drakontische verfassung führt auch bereits einen rat ein, gesondert von dem adelsrate des Areshügels, den beirat der prytanen.</text:span></text:p>
          </table:table-cell>
          <table:table-cell/>
          <table:table-cell office:value-type="string">
            <text:p><text:s/></text:p>
          </table:table-cell>
          <table:table-cell office:value-type="string">
            <text:p><text:span text:style-name="T1">Nach dieser kleinen Unruhe brachten wir das Schiff an seinen bestimmten Ort.</text:span> Beym Hereinboogsiren gerieth es etliche mahl auf den Grund, weil man damit, auf einer Seite, etwas zu nah ans Ufer kam, doch war zum Glück das Wasser hier so ruhig, und der Grund so weich, daß es ohne Mühe und Schaden, wieder <text:span text:style-name="T2">flot</text:span> wurde. <text:span text:style-name="T1">Sobald dies Geschäft vorüber war, setzten wir uns ruhig zu Tische, und futzren nachher, indrey gut bemannten Böten, darinn unter andern alle unsere See-Soldaten befindlich waren, nach dem Lande hin.</text:span></text:p>
          </table:table-cell>
          <table:table-cell office:value-type="string">
            <text:p>-</text:p>
          </table:table-cell>
          <table:table-cell office:value-type="float" office:value="305">
            <text:p>305</text:p>
          </table:table-cell>
          <table:table-cell table:number-columns-repeated="1018"/>
        </table:table-row>
        <table:table-row table:style-name="ro9">
          <table:table-cell office:value-type="string">
            <text:p><text:span text:style-name="T1">Die Matrone nahm ihn sehr freundlich auf; während sie mit der Antwort beschäfftigt war, gieng John mit ihrem Hausmeister in einem Zimmer auf und ab; die Lady hatte gleich um eine Madam Leidens geschickt.</text:span> Eine Viertelstunde darauf, tritt mit eilfertigem Schritte eine feine <text:span text:style-name="T2">englisch</text:span> gekleidete Weibsperson in den Vorsaal, und geht mit beynahe geschlossenen Angen ins Zimmer der Lady. <text:span text:style-name="T1">John, wie vom Blitz gerührt, erkennt die Sternheim in ihr, erhohlt sich aber gleich, und fragt, wer diese Lady sey?</text:span></text:p>
          </table:table-cell>
          <table:table-cell/>
          <table:table-cell office:value-type="string">
            <text:p><text:s/></text:p>
          </table:table-cell>
          <table:table-cell office:value-type="string">
            <text:p><text:span text:style-name="T1">12. Die Stutzperücke.</text:span> <text:span text:style-name="T2">Englische</text:span> Kriminalanekdote. <text:span text:style-name="T1">13.</text:span></text:p>
          </table:table-cell>
          <table:table-cell office:value-type="string">
            <text:p>-</text:p>
          </table:table-cell>
          <table:table-cell office:value-type="float" office:value="633">
            <text:p>633</text:p>
          </table:table-cell>
          <table:table-cell table:number-columns-repeated="1018"/>
        </table:table-row>
        <table:table-row table:style-name="ro5">
          <table:table-cell office:value-type="string">
            <text:p><text:span text:style-name="T1">Conferenzen zur Weiterbildung auch hier eingerichtet.</text:span> <text:span text:style-name="T2">Anstellung</text:span> durch die Provinzialregierung; Patronatsrechte und Wahlrecht der Gemeinden kommen einzeln vor (Bezzenberger a. a. S. 386—488). <text:span text:style-name="T1">Hessen-Darmstadt.</text:span></text:p>
          </table:table-cell>
          <table:table-cell/>
          <table:table-cell office:value-type="string">
            <text:p><text:s/></text:p>
          </table:table-cell>
          <table:table-cell office:value-type="string">
            <text:p><text:span text:style-name="T1">Nach zweijährigem Drängen und Mahnen sah er endlich seinen Lieblingswunsch erfüllt, und das neue Convict wirkte in diesen ersten Jahren durchaus wohlthätig, da seine Zöglinge sich zwar einer strengen Hausordnung fügen mußten, aber mit den weltlichen Commilitonen frei verkehren und ihre philosophischen Collegien nach eigenem Ermessen auswählen durften.</text:span> Eine klösterliche Lebensweise wollte der Erzbischof grundsätzlich vermieden sehen, weil sie den Gewohnheiten des heutigen Lebens widerspreche; selbst gegen die <text:span text:style-name="T2">Anstellung</text:span> evangelischer Convictsdiener hatte er nichts einzuwenden, falls sich keine geeigneten Katholiken fänden. <text:span text:style-name="T1">Spiegel an Rehfues, 5. Febr., 21. März; an A. W. v. Schlegel, 13. Juli 1825; an Professor Hüllmann, 4., 13. Dec. 1826, 26. Sept. 1827; an Bunsen 12. Dec. 1828, 6. Juli 1829.</text:span></text:p>
          </table:table-cell>
          <table:table-cell office:value-type="string">
            <text:p>-</text:p>
          </table:table-cell>
          <table:table-cell office:value-type="float" office:value="969">
            <text:p>969</text:p>
          </table:table-cell>
          <table:table-cell table:number-columns-repeated="1018"/>
        </table:table-row>
        <table:table-row table:style-name="ro9">
          <table:table-cell office:value-type="string">
            <text:p><text:span text:style-name="T1">Am Nordufer des schon genannten See ’s erhebt sich der Seeberg, von dessen westlichem Abhang aus man einen prächtigen Blick ins Land hat, die Thürme von Potsdam am Horizont.</text:span> Bevor wir uns im Dorfe selbst und zumal in seiner alten Kirche umsehn, sei noch ein orientirendes <text:span text:style-name="T2">Vorwort</text:span> gestattet über die Hake’s und Hacke’s. <text:span text:style-name="T1">Hinsichtlich dieser beiden Familien herrscht nämlich, was die Rechtschreibung ihrer Namen angeht, eine große Verwirrung, die schließlich zu Verwechselungen aller Art geführt hat.</text:span></text:p>
          </table:table-cell>
          <table:table-cell/>
          <table:table-cell office:value-type="string">
            <text:p><text:s/></text:p>
          </table:table-cell>
          <table:table-cell office:value-type="string">
            <text:p><text:span text:style-name="T1">Leipzig: Hermann Mendelssohn. 1857.</text:span> <text:span text:style-name="T2">Vorwort</text:span>. <text:span text:style-name="T1">Bei meiner Begeisterung für Alles, was dazu beitragen kann, die Menschen zur Natur zu führen, erfüllte ich gern den Wunsch des Herrn Verlegers, der selbst ein eifriger Pfleger seines Aquariums ist, ein Büchlein über diese lehrreiche und schöne Bereicherung der Dekoration unserer Zimmer zu schreiben.</text:span></text:p>
          </table:table-cell>
          <table:table-cell office:value-type="string">
            <text:p>-</text:p>
          </table:table-cell>
          <table:table-cell office:value-type="float" office:value="923">
            <text:p>923</text:p>
          </table:table-cell>
          <table:table-cell table:number-columns-repeated="1018"/>
        </table:table-row>
        <table:table-row table:style-name="ro8">
          <table:table-cell office:value-type="string">
            <text:p><text:span text:style-name="T1">Der Mangel der Bauchfurche, der fast nackte Körper, der vorn vor scharfer Kante steil abfallende, hinten gerundete Mittelleib, der etwas niedergedrückte, sonst cylindrische Hinterleib, nierenförmig ausgeschnittene Augen und noch andere Eigenthümlichkeiten unterscheiden diese Thiere.</text:span> Die überall in Europa verbreitete S. <text:span text:style-name="T2">pacca</text:span>, welcher, beiläufig gesagt, Fabricius noch fünf andere Namen beigelegt hat, schmarotzt bei anderen Jmmen, besonders bei den Mauerbienen der Gattung Osmia. <text:span text:style-name="T1">Jch erzog sie einmal aus einem schwarzen Cocon, welches ich im Walde über Winter unter dürrem Lanbe erbentet hatte.</text:span></text:p>
          </table:table-cell>
          <table:table-cell/>
          <table:table-cell office:value-type="string">
            <text:p><text:s/></text:p>
          </table:table-cell>
          <table:table-cell office:value-type="string">
            <text:p><text:span text:style-name="T1">Nein, Regine, das nicht — ich gab ihr ein ander Band, und da ich kein schlechtes hatte, eins, das zehnmal höher im Weltwerth war.</text:span> Du <text:span text:style-name="T2">packst</text:span> ja, Mine, sagte Herrmann, indem er sich Sonntags an den Tisch, der mit Schöpsenfleisch und weißen Kohl besetzt war, hinsetzte. — <text:span text:style-name="T1">Mine muß es sehr merklich gemacht haben.</text:span></text:p>
          </table:table-cell>
          <table:table-cell office:value-type="string">
            <text:p>-</text:p>
          </table:table-cell>
          <table:table-cell office:value-type="float" office:value="123">
            <text:p>123</text:p>
          </table:table-cell>
          <table:table-cell table:number-columns-repeated="1018"/>
        </table:table-row>
        <table:table-row table:style-name="ro21">
          <table:table-cell office:value-type="string">
            <text:p><text:span text:style-name="T1">Feine und dem 5 fachen Blei 0,0042— 0,0059, Raffinatsilber mit 687—750 Taus.</text:span> <text:span text:style-name="T2">Feine</text:span> und dem 14—16 fachen Blei 0,0073— 0,0083 Verlust. <text:span text:style-name="T1">Sonstige Erfahrungen.</text:span></text:p>
          </table:table-cell>
          <table:table-cell/>
          <table:table-cell office:value-type="string">
            <text:p><text:s/></text:p>
          </table:table-cell>
          <table:table-cell office:value-type="string">
            <text:p><text:span text:style-name="T1">— </text:span><text:span text:style-name="T1">In §. 514 sind die Schwierigkeiten, die das Material dem Künstler entgegenhält (weßwegen wir in §. 491 ein besonderes Talent der Technik annehmen mußten), ganz im Allgemeinen ausgesprochen.</text:span> Diese Schwierigkeiten sind nun durch die Vorarbeiten, von denen die Rede gewesen ist, in einem gewissen Sinne besiegt, über das Gröbste ist man hinweg, aber das <text:span text:style-name="T2">Feine</text:span> und damit die größere Schwierigkeit beginnt erst. <text:span text:style-name="T1">Diese hat zwei Seiten.</text:span></text:p>
          </table:table-cell>
          <table:table-cell office:value-type="string">
            <text:p>-</text:p>
          </table:table-cell>
          <table:table-cell office:value-type="float" office:value="1011">
            <text:p>1011</text:p>
          </table:table-cell>
          <table:table-cell table:number-columns-repeated="1018"/>
        </table:table-row>
        <table:table-row table:style-name="ro5">
          <table:table-cell office:value-type="string">
            <text:p><text:span text:style-name="T1">O unsre gesegneten Zeiten!</text:span> In Roßpallästen und Menschenstall Wie Flocken sieht man es gleiten; Von Bettlern wimmelt das ganze Land, Von Künstlergesindel die Erde; Doch keine Race nahm überhand, Wie jene der <text:span text:style-name="T2">Steckenpferde</text:span>. <text:span text:style-name="T1">Der Eine reitet den Zernebock, Der Andre, Himmel! den Göthe, Und Jener sprengt über Stein und Stock Auf einer alten Muskete.</text:span></text:p>
          </table:table-cell>
          <table:table-cell/>
          <table:table-cell office:value-type="string">
            <text:p><text:s/></text:p>
          </table:table-cell>
          <table:table-cell office:value-type="string">
            <text:p><text:span text:style-name="T1">In solchen Bastardsgebilden sah er das eigentliche Wesen des corpus nomenque Germaniae; wie beglückte ihn die Hoffnung, auch unsere Westgrenze mit einem ähnlichen Meisterwerke germanischer Staatenbildung zu schmücken.</text:span> Also trabten die großen Kinder der Kleinstaaterei seelenvergnügt auf ihren <text:span text:style-name="T2">Steckenpferden</text:span> dahin und bosselten und feilten mit ihren feinen Händen so lange an dem Staatsbau ihres Vaterlandes, bis die deutsche Verfassung wieder ganz ebenso phrasenhaft, verlogen und sinnlos wurde wie einst das alte Reich. <text:span text:style-name="T1">Gegen Preußen hegte Gagern eine aus Todesangst und Verehrung sonderbar gemischte Empfindung; der Haß fand überhaupt keine Stätte in dieser gutmüthigen Seele, die Alles, Menschen und Dinge immer von der freundlichsten Seite nahm.</text:span></text:p>
          </table:table-cell>
          <table:table-cell office:value-type="string">
            <text:p>-</text:p>
          </table:table-cell>
          <table:table-cell office:value-type="float" office:value="1063">
            <text:p>1063</text:p>
          </table:table-cell>
          <table:table-cell table:number-columns-repeated="1018"/>
        </table:table-row>
        <table:table-row table:style-name="ro21">
          <table:table-cell office:value-type="string">
            <text:p><text:span text:style-name="T1">Der Teufel selbst kann so böse, so elend nicht gedacht werden! —</text:span> Nein! ich bin nicht zu allem Guten verwahrloset, und wenn ich nicht immer nach den besten <text:span text:style-name="T2">Motiven</text:span> handle, so handle ich doch auch nicht nach den schlimmsten. <text:span text:style-name="T1">Meine reinsten Absichten sind villeicht nicht ohne Zusatz; aber auch meine schlimmeren sind nicht ohne Güte.</text:span></text:p>
          </table:table-cell>
          <table:table-cell/>
          <table:table-cell office:value-type="string">
            <text:p><text:s/></text:p>
          </table:table-cell>
          <table:table-cell office:value-type="string">
            <text:p><text:span text:style-name="T1">Allein man hat aus vielen Gründen gezweifelt, ob es so sey.</text:span> Wenn alles übrige gleich ist, so entspricht auch ohne Zweifel die Größe der Kraftbestimmung zur Thätigkeit und der Aktion der Größe des Eindrucks, den die <text:span text:style-name="T2">Motiven</text:span> machen. <text:span text:style-name="T1">Aber wie ein Körper, der ein Princip der Bewegung in sich hat, durch einen schwächern Stoß von außen in eine weit heftigere Bewegung gebracht werden kann, als ein anderer, dessen innere Kraft schwächer ist:</text:span></text:p>
          </table:table-cell>
          <table:table-cell office:value-type="string">
            <text:p>-</text:p>
          </table:table-cell>
          <table:table-cell office:value-type="float" office:value="577">
            <text:p>577</text:p>
          </table:table-cell>
          <table:table-cell table:number-columns-repeated="1018"/>
        </table:table-row>
        <table:table-row table:style-name="ro11">
          <table:table-cell office:value-type="string">
            <text:p><text:span text:style-name="T1">Die Mutter änderte ihren Plan.</text:span> Sie ging um die Eke des Hauses, und kam zu einer Seite, die mit Weingeländer bepflanzt war, die gegen den Garten sah, und in welcher ein offenes Fenster der <text:span text:style-name="T2">Kinderstube</text:span> war. <text:span text:style-name="T1">Sie zeigte gegen das Fenster empor, und rief:</text:span></text:p>
          </table:table-cell>
          <table:table-cell/>
          <table:table-cell office:value-type="string">
            <text:p><text:s/></text:p>
          </table:table-cell>
          <table:table-cell office:value-type="string">
            <text:p><text:span text:style-name="T1">Sie ist ein Fernrohr, dessen Feld desto heller ist, je enger es ist.</text:span> Die Menschen fodern von einem neuen Fürsten — Bischof — Haushofmeister — <text:span text:style-name="T2">Kinderstube</text:span> Hofmeister — Bettelvogt — Engraisseur — Stadtmusikus und Stadtsyndikus nur in der ersten Woche ganz besondere Vorzüge, die dem Antezessor fehlten: <text:span text:style-name="T1">— denn in der zweiten haben sie vergessen, was sie gefodert und was sie verfehlet haben.</text:span></text:p>
          </table:table-cell>
          <table:table-cell office:value-type="string">
            <text:p>-</text:p>
          </table:table-cell>
          <table:table-cell office:value-type="float" office:value="373">
            <text:p>373</text:p>
          </table:table-cell>
          <table:table-cell table:number-columns-repeated="1018"/>
        </table:table-row>
        <table:table-row table:style-name="ro8">
          <table:table-cell office:value-type="string">
            <text:p><text:span text:style-name="T1">Die Wahlcapitulation, vor Zeiten bestimmt den dynastischen Mißbrauch der kaiserlichen Gewalt zu verhindern, diente jetzt die dynastische Willkür der Landesherren von jedem Zwange zu entfesseln.</text:span> Der <text:span text:style-name="T2">Reichstag</text:span> hatte sich gleich den Generalstaaten der Niederlande aus einer Ständeversammlung thatsächlich in einen Bundestag verwandelt und vermochte doch niemals, wie jene, ein gesundes bündisches Leben auszubilden. <text:span text:style-name="T1">Ueberall widersprachen die Formen des Rechtes den lebendigen Mächten der Geschichte.</text:span></text:p>
          </table:table-cell>
          <table:table-cell/>
          <table:table-cell office:value-type="string">
            <text:p><text:s/></text:p>
          </table:table-cell>
          <table:table-cell office:value-type="string">
            <text:p><text:span text:style-name="T1">Retorsionszoll.)</text:span> Die Erhebung eines solchen Zuschlages wird nach erfolgter Zustimmung des Bundesraths durch kaiserliche Verordnung angeordnet; die Verordnung ist aber dem Reichstag sofort, oder wenn derselbe nicht versammelt ist, bei seinem nächsten Zusammentritte mitzutheilen und sie ist außer Kraft zu setzen, wenn der <text:span text:style-name="T2">Reichstag</text:span> die Zustimmung nicht ertheilt. <text:span text:style-name="T1">R.G. Bl. 1879 S. 207. Abgeändert durch Reichsges. v. 6. Juni 1880 (R.G. Bl. S. 120) hinsichtlich des Flachszolles; ferner durch die Reichsgesetze vom 19. und 21. Juni 1881 (R.G. Bl. S. 119. 121).</text:span></text:p>
          </table:table-cell>
          <table:table-cell office:value-type="string">
            <text:p>-</text:p>
          </table:table-cell>
          <table:table-cell office:value-type="float" office:value="1200">
            <text:p>1200</text:p>
          </table:table-cell>
          <table:table-cell table:number-columns-repeated="1018"/>
        </table:table-row>
        <table:table-row table:style-name="ro12">
          <table:table-cell office:value-type="string">
            <text:p><text:span text:style-name="T1">Sie glaubt an sich wie der Fromme an das Evangelium.</text:span> Jhr Glaubensbekenntniß aber lautet also: „Jch, Madame Schulz, glaube von ganzem Herzen und mit allen meinen Kräften an mich und meine Küche, an meine <text:span text:style-name="T2">Kinderstube</text:span> und meinen Waschkeller, an meinen Trockenboden und meine Nähmaschine. <text:span text:style-name="T1">Alles aber, was darüber ist, ist vom Uebel.</text:span></text:p>
          </table:table-cell>
          <table:table-cell/>
          <table:table-cell office:value-type="string">
            <text:p><text:s/></text:p>
          </table:table-cell>
          <table:table-cell office:value-type="string">
            <text:p><text:span text:style-name="T1">Um die neugebornen Kinder vor den bösen Geistern zu bewahren, welche man gemeiniglich in der Volkssprache gradehin die Unterirdischen nennt, ist man noch auf viele andre Gaukeleien verfallen, worüber in vielen Familien mit strengster Genauigkeit gehalten wird; z.B. daß man aus dem Hause, worin das neugeborne Kind ist, durchaus nichts verleihet, weil es sonst behext werden könnte; daß, um eben dies zu verhüten, des Vaters Hut auf die Wiege gelegt wird; daß man die Wiege nicht bewegen darf, wenn sich das Kind nicht darin befindet.*)</text:span> *) Beides leztere geschieht eigentlich deswegen, weil man glaubt, daß das erstere den Schlaf des Kindes befördere, das leztere ihm aber seine Ruhe nehme; daher auch jener andere Aberglaube, daß sich ein Fremder, der in eine <text:span text:style-name="T2">Kinderstube</text:span> kommt, durchaus niedersezen muß, weil er sonst dem Kinde den Schlaf mitnimmt. <text:span text:style-name="T1">An vielen Oertern ist's auch gebräuchlich, daß, wenn das Kind aus der Kirche nach der Taufe heimgetragen wird, man es sogleich einige Minuten in den Brodschrank legt, damit es nicht näschig werden soll.</text:span></text:p>
          </table:table-cell>
          <table:table-cell office:value-type="string">
            <text:p>-</text:p>
          </table:table-cell>
          <table:table-cell office:value-type="float" office:value="311">
            <text:p>311</text:p>
          </table:table-cell>
          <table:table-cell table:number-columns-repeated="1018"/>
        </table:table-row>
        <table:table-row table:style-name="ro7">
          <table:table-cell office:value-type="string">
            <text:p><text:span text:style-name="T1">Wie bereits bemerkt wurde, kann der Querschnitt entweder rund, quadratisch oder vieleckig sein; weil aber die Kamine immer weiter gemacht werden, als nöthig ist, so ist es in der Praxis in Hinsicht auf die Reibungswiderstände ganz gleichgiltig, welche Form der Querschnitt erhält.</text:span> Die viereckigen Kamine sind <text:span text:style-name="T2">billiger</text:span> herzustellen, als alle übrigen. <text:span text:style-name="T1">Sind Formsteine in der Gegend der Baustelle nicht gangbar, so kann man wegen des Behauens annehmen, daß ein runder Schornstein um circa 15 % theurer ausfällt, als ein gleich großer viereckiger.</text:span></text:p>
          </table:table-cell>
          <table:table-cell/>
          <table:table-cell office:value-type="string">
            <text:p><text:s/></text:p>
          </table:table-cell>
          <table:table-cell office:value-type="string">
            <text:p><text:span text:style-name="T1">Alle diese Regeln haben nur einen relativen Werth und wird natürlich vorausgesetzt, daß das Ausweichen möglich sei.</text:span> Dann aber ist es <text:span text:style-name="T2">billig</text:span>, daß das Schiff, dessen Bewegung leichter zu leiten und größer ist, auch vorzugsweise ausweiche. <text:span text:style-name="T1">Die englische Schiffahrsacte von 1854 (17. u. 18.</text:span></text:p>
          </table:table-cell>
          <table:table-cell office:value-type="string">
            <text:p>-</text:p>
          </table:table-cell>
          <table:table-cell office:value-type="float" office:value="927">
            <text:p>927</text:p>
          </table:table-cell>
          <table:table-cell table:number-columns-repeated="1018"/>
        </table:table-row>
        <table:table-row table:style-name="ro10">
          <table:table-cell office:value-type="string">
            <text:p><text:span text:style-name="T1">In Süd-Wales führte Budd dieselbe bei seinen Hochöfen zu Ystalifera 1849 zuerst ein.</text:span> Bei dem Verfrischen des Eisens hielt man in Süd-Wales am <text:span text:style-name="T2">Feinen</text:span> fest, nachdem man mit dem Rohfrischen von Roheisen in den 30er Jahren keine gute Erfahrungen gemacht hatte. <text:span text:style-name="T1">In Staffordshire und Shropshire hatte das Rohfrischen im Puddelofen dagegen Verbreitung gefunden.</text:span></text:p>
          </table:table-cell>
          <table:table-cell/>
          <table:table-cell office:value-type="string">
            <text:p><text:s/></text:p>
          </table:table-cell>
          <table:table-cell office:value-type="string">
            <text:p><text:span text:style-name="T1">Die beiden letzteren Methoden entwickeln sich zu künstlerischer Behandlung, zur Körperbemalung oder zur Tätowirung — wissen möchte man nur, welche ursprünglichen Zwecke zu Grunde liegen.</text:span> Wenn wir bei uns verweichlichten zivilisierten Menschen im Groben und <text:span text:style-name="T2">Feinen</text:span> noch an tausend Beispielen beobachten, bis zu welchem Grade Gefallsucht und Eitelkeit den Sieg über körperliches Unbehagen davonzutragen pflegen, so werden wir uns nicht wundern, dass die Eitelkeit der Naturvölker noch etwas rücksichtsloser verfahrt. <text:span text:style-name="T1">Der Hauptunterschied zwischen uns und ihnen ist nur der, dass sie an der Haut thun müssen, was wir an den Kleidern thun können.</text:span></text:p>
          </table:table-cell>
          <table:table-cell office:value-type="string">
            <text:p>-</text:p>
          </table:table-cell>
          <table:table-cell office:value-type="float" office:value="1139">
            <text:p>1139</text:p>
          </table:table-cell>
          <table:table-cell table:number-columns-repeated="1018"/>
        </table:table-row>
        <table:table-row table:style-name="ro11">
          <table:table-cell office:value-type="string">
            <text:p><text:span text:style-name="T1">Die Ursache dieses autoritätslosen Geistes liegt in der Abnahme der christlichen Gesinnungen, und die Wirkung liegt darin, daß jeder glaubt, selber alles am besten zu verstehen, und nur seinem eigenen Urteile, seinem eigenen Kopfe folgen will.</text:span> Dieser Geist macht sich bereits fühlbar bis in die <text:span text:style-name="T2">Kinderstube</text:span> herab. <text:span text:style-name="T1">Viel früher als ehedem sind die Kinder den elterlichen Befehlen gegenüber bereit mit ihrem:</text:span></text:p>
          </table:table-cell>
          <table:table-cell/>
          <table:table-cell office:value-type="string">
            <text:p><text:s/></text:p>
          </table:table-cell>
          <table:table-cell office:value-type="string">
            <text:p><text:span text:style-name="T1">VII.</text:span> Man beobachte die äusserste Reinlickeit, d. h. man wechsele täglich das Hemde, wöchentlich die Kleidung, monatlich die Betten, entferne üble Ausdünstungen (vorzüglich nicht viel Menschen in der <text:span text:style-name="T2">Kinderstube</text:span>, kein Trocknen der Wäsche, keine alte Wäsche). <text:span text:style-name="T1">Reinlichkeit ist das halbe Leben für Kinder; je reinlicher sie gehalten werden, desto besser gedeihen und blühen sie.</text:span></text:p>
          </table:table-cell>
          <table:table-cell office:value-type="string">
            <text:p>-</text:p>
          </table:table-cell>
          <table:table-cell office:value-type="float" office:value="312">
            <text:p>312</text:p>
          </table:table-cell>
          <table:table-cell table:number-columns-repeated="1018"/>
        </table:table-row>
        <table:table-row table:style-name="ro24">
          <table:table-cell office:value-type="string">
            <text:p><text:span text:style-name="T1">Doch bleibt auch hier dunkel, nach welcher bestimmten Richtung sich seine Studien bewegten.</text:span> Selbst die Einzelnheiten, deren Lucian bei der Aphrodite rühmend erwähnt, gewähren darüber nicht den gewünschten Aufschluss, Es sind dieses die Wangen und die Ansicht des Gesichts von vorn: τὰ μῆλα καὶ ὅσα τῆς ὄψεως ἀντωπὰ, sodann die Spitzen der Hände, der schöne Rhythmus der Handwurzeln, und an den Fingern die leichte Bewegung und die Ausladungen in das <text:span text:style-name="T2">Feine</text:span> und Zierliche: χειρῶν ἄκρα καὶ καρπῶν τὸ εὔρυϑμον καὶ δακτύλων τὸ εὐάγωγον ἐς λεπτὸν ἀπολῆγον. <text:span text:style-name="T1">Das erste Lob ist ganz allgemein gehalten, ohne Angabe einer besonderen charakteristischen Eigenschaft; das zweite bezieht sich, ausser auf eine besondere Zartheit in der Detailbildung der Hände, auf eine Eigenschaft, welche wir nach unserer, bei Gelegenheit des Pythagoras aufgestellten Definition als plastische Rhythmik bezeichnen können.</text:span></text:p>
          </table:table-cell>
          <table:table-cell/>
          <table:table-cell office:value-type="string">
            <text:p><text:s/></text:p>
          </table:table-cell>
          <table:table-cell office:value-type="string">
            <text:p><text:span text:style-name="T1">Die nach mir leben, sollen nicht einen Zug von seinem Gesichte verlieren; aber bis dahin will ich ihn allein kennen, und nur allein über ihn lachen.</text:span> Man hat mir wider diesen Plan den Einwurf gemacht, daß vielleicht in zwanzig Jahren, hundert kleine Umstände in den Sitten und Gebräuchen meiner heutigen Landsleute geändert, oder gar verloren gegangen seyn könnten, die doch oftmals schlechterdings zu wissen nöthig sind, wenn man das <text:span text:style-name="T2">Feine</text:span> und das Reizende der Satire so empfinden soll, wie ein jeder Verfasser wünscht, daß es seine Leser empfinden mögen. <text:span text:style-name="T1">Dieser Einwurf ist gegründet genug:</text:span></text:p>
          </table:table-cell>
          <table:table-cell office:value-type="string">
            <text:p>-</text:p>
          </table:table-cell>
          <table:table-cell office:value-type="float" office:value="360">
            <text:p>360</text:p>
          </table:table-cell>
          <table:table-cell table:number-columns-repeated="1018"/>
        </table:table-row>
        <table:table-row table:style-name="ro10">
          <table:table-cell office:value-type="string">
            <text:p><text:span text:style-name="T1">— </text:span><text:span text:style-name="T1">Von diesem Geiste berührt mag dann ein Einheimischer das schon (S. 167, c) erwähnte Reiterdenkmal des Sarego (1432) im Chor von S. Anastasia zu Verona geschaffen haben.</text:span> Vor und hinter dem Feldherrn stehen — nicht mehr auf gothischen Consolen, sondern auf naturalistisch dargestellten Felsstufen — zwei <text:span text:style-name="T2">geharnischte</text:span> Knappen, welche den Vorhang des Baldachins auf die Seite halten; der vordere zieht die Mütze vor dem Herrn; auf dem Gipfel des Baldachins ein Schildhalter. <text:span text:style-name="T1">Diess ganze, durchaus profane Werk ist umgeben von einer barock-gothischen Einrahmung; erst über dieser folgen — in Fresco — Engel, Heilige und Legendenscenen.</text:span></text:p>
          </table:table-cell>
          <table:table-cell/>
          <table:table-cell office:value-type="string">
            <text:p><text:s/></text:p>
          </table:table-cell>
          <table:table-cell office:value-type="string">
            <text:p><text:span text:style-name="T1">Ein Ferding ohne Jahrzahl.</text:span> Magni <text:span text:style-name="T2">geharnischtes</text:span> Brustbild mit der Feldbinde und befedertem Hute. <text:span text:style-name="T1">MAG.</text:span></text:p>
          </table:table-cell>
          <table:table-cell office:value-type="string">
            <text:p>-</text:p>
          </table:table-cell>
          <table:table-cell office:value-type="float" office:value="395">
            <text:p>395</text:p>
          </table:table-cell>
          <table:table-cell table:number-columns-repeated="1018"/>
        </table:table-row>
        <table:table-row table:style-name="ro8">
          <table:table-cell office:value-type="string">
            <text:p><text:span text:style-name="T1">Wir dürfen annehmen, daß Fische die hauptsächliche Nahrung der Löffelreiher bilden; wenigstens ziehen Gefangene Diese jedem anderen Futter vor.</text:span> Sie sind im Stande, solche von fünf bis sechs Zoll Länge zu verschlingen, <text:span text:style-name="T2">packen</text:span> sie sehr geschickt mit dem Schnabel, drehen sie, bis sie in die rechte Lage kommen und schlucken sie, den Kopf nach vorn, hinab. <text:span text:style-name="T1">Nebenbei werden unzweifelhaft alle übrigen kleineren Wasserthiere mit aufgenommen, Krebse, Muscheln und Schnecken sammt den Gehäusen, Wasserlurche u. s. w. und ebensowohl auch Kerbthiere in allen Lebenszuständen.</text:span></text:p>
          </table:table-cell>
          <table:table-cell/>
          <table:table-cell office:value-type="string">
            <text:p><text:s/></text:p>
          </table:table-cell>
          <table:table-cell office:value-type="string">
            <text:p><text:span text:style-name="T1">Sie gingen, und Freitag muste die Strikke mitnehmen, mit welchen die drei Männer an Händen und Füßen waren gebunden gewesen.</text:span> Jezt naheten sie sich dem ersten, der auf dem Gesichte lag und so fest schlief, daß sie ihn an Händen und Füßen schon <text:span text:style-name="T2">gepakt</text:span> und ihm ein Schnupftuch in den Mund gestekt hatten, bevor er recht erwacht war. <text:span text:style-name="T1">Man band ihm die Hände auf den Rükken, befahl ihm auf derselben Stelle ohne sich zu regen und ohne den mindesten Laut von sich zu geben, liegen zu bleiben; widrigenfals man ihm unverzüglich eine Kugel durch den Kopf schießen würde.</text:span></text:p>
          </table:table-cell>
          <table:table-cell office:value-type="string">
            <text:p>-</text:p>
          </table:table-cell>
          <table:table-cell office:value-type="float" office:value="187">
            <text:p>187</text:p>
          </table:table-cell>
          <table:table-cell table:number-columns-repeated="1018"/>
        </table:table-row>
        <table:table-row table:style-name="ro21">
          <table:table-cell office:value-type="string">
            <text:p><text:span text:style-name="T1">Ein Jeder fühlte im besonderen einen Kummer, eine Sorge, eine Angst und Qual; jeder Einzelne theilte die des Andern und über Allen schwebte das Schicksal des Vaterlandes wie eine drohende Wolke.</text:span> So brach der <text:span text:style-name="T2">Abend</text:span> herein und das Grabgeleite setzte sich in Bewegung. <text:span text:style-name="T1">Obgleich ich es still, ohne fremde Zeugen gewünscht, hatte ich es nicht hindern können und wollen, daß die Bürgerschaft fast ohne Ausnahme, Fackeln tragend, den Zug eröffnete.</text:span></text:p>
          </table:table-cell>
          <table:table-cell/>
          <table:table-cell office:value-type="string">
            <text:p><text:s/></text:p>
          </table:table-cell>
          <table:table-cell office:value-type="string">
            <text:p><text:span text:style-name="T1">Jhre Gier ist aber immer noch so groß, daß sie das Erbrochene wieder auffressen, wie es die Hunde auch thun.</text:span> Bei reichlicher Nahrung schlafen sie den ganzen Tag und gehen erst des <text:span text:style-name="T2">Abends</text:span> herum, selbst wenn sie keinen Hunger haben. <text:span text:style-name="T1">Ein gefangenes Stinkthier bleibt jedoch unter allen Umständen ein ungemüthlicher Gesellschafter, weil er in einem Augenblicke schlechter Laune dem Menschen immer noch gehörig zu schaffen machen kann.</text:span></text:p>
          </table:table-cell>
          <table:table-cell office:value-type="string">
            <text:p>-</text:p>
          </table:table-cell>
          <table:table-cell office:value-type="float" office:value="882">
            <text:p>882</text:p>
          </table:table-cell>
          <table:table-cell table:number-columns-repeated="1018"/>
        </table:table-row>
        <table:table-row table:style-name="ro40">
          <table:table-cell office:value-type="string">
            <text:p><text:span text:style-name="T1">Der Prozess gegen Unwin endete erst mehrere Jahre nach Heaths Tode im Jahre 1855 zum Nachteil seiner Erben.</text:span> Mushet hat berechnet, dass bis zu diesem Zeitpunkte die Erfindung, welche den Preis des Gussstahls in Sheffield von 40 £ auf 30 £ erniedrigte, England eine Ersparnis von 2000000 £ erbracht hätte, während es gleichzeitig die <text:span text:style-name="T2">englische</text:span> Gussstahlfabrikation unabhängiger von der Einfuhr schwedischen und russischen Stabeisens gemacht hatte. <text:span text:style-name="T1">Das nachfolgende Patent von W. Vickers aus dem Jahre 1839 beruht auf ähnlicher Grundlage.</text:span></text:p>
          </table:table-cell>
          <table:table-cell/>
          <table:table-cell office:value-type="string">
            <text:p><text:s/></text:p>
          </table:table-cell>
          <table:table-cell office:value-type="string">
            <text:p><text:span text:style-name="T1">Dergleichen Compagnien werden nun zwar überhaupt in Absicht auf die Beförderung der Handlung; insbesondere aber in gar verschiedener Absicht, zu eben so verschiedenen Unternehmungen, errichtet, die große Capitalien und außerordentlichen Beystand erfordern, und über die Kräfte eines einzigen Mannes sind.</text:span> So hat man geschlossene Gesellschaften, z. E. a) in Ansehung der Manufacturen, einer Hauptstütze der Handlung: dahin gehöret die antigallicanische Gesellschaft, die sich 1749 zu London zusammen gethan, um das Volk zur Nachahmung ausländischer Manufacturen aufzumuntern, siehe den 30 §. der Einl. zur Kaufm. b) zur Ausrüstung der Schiffe, sowol zur Kaufmannschaft, als zur Caperey siehe den 649 §. c) zur Errichtung und Erhaltung einer Banco; d) zur Abschickung und Unterhaltung der Colonien in den neu entdeckten oder eroberten Ländern, siehe den 728 §. e) in Absicht auf die Buchhandlung, zur Beförderung der Herausgabe großer und kostbarer, so alter als neuer Werke, dergleichen z. E. die 1737 zu London errichtete Gesellschaft der Beförderer guter Bücher, <text:span text:style-name="T2">englisch</text:span> the Society for the encouragement of learning; f) bey vorhabenden Kriegsrüstungen zu Wasser und zu Lande, zur Lieferung der Lebensmittel, und, in Ansehung der Lieferung zu Lande, absonderlich zur Besorgung der Fourage, der Etapen, und Hospitäler; u. a. m. Ja auch g) die Assecuranzcompagnien (§. 310.) gehören hieher. <text:span text:style-name="T1">a) uneigentliche,</text:span></text:p>
          </table:table-cell>
          <table:table-cell office:value-type="string">
            <text:p>-</text:p>
          </table:table-cell>
          <table:table-cell office:value-type="float" office:value="317">
            <text:p>317</text:p>
          </table:table-cell>
          <table:table-cell table:number-columns-repeated="1018"/>
        </table:table-row>
        <table:table-row table:style-name="ro24">
          <table:table-cell office:value-type="string">
            <text:p><text:span text:style-name="T1">Ein Bundesraths-Beschluß entsteht zwar durch die Willens-Entschlüsse der einzelnen Staaten, aber er ist nicht eine übereinstimmende Willenserklärung der letzteren oder der Majorität derselben, sondern er ist die Willenserklärung eines selbstständigen, öffentlich rechtlichen Subjekts, welchem die staatliche Herrschaft über die Einzelstaaten zusteht, das aber durch die Gesammtheit der letzteren gebildet wird.</text:span> Nicht im Widerspruch hiermit steht die Bestimmung des Art. 9 der R.-V., daß jedes Mitglied des Bundesrathes das Recht hat, im <text:span text:style-name="T2">Reichstage</text:span> die Ansichten seiner Regierung zu vertreten, auch dann, wenn dieselben von der Majorität des Bundesrathes nicht adoptirt worden sind. <text:span text:style-name="T1">Denn überall, wo zu einem Willensact des Reiches die Zustimmung des Reichstages erforderlich ist, hat die Beschlußfassung des Bundesrathes über die zu machende Vorlage nur die Bedeutung eines präparatorischen Actes.</text:span></text:p>
          </table:table-cell>
          <table:table-cell/>
          <table:table-cell office:value-type="string">
            <text:p><text:s/></text:p>
          </table:table-cell>
          <table:table-cell office:value-type="string">
            <text:p><text:span text:style-name="T1">(Stenogr. Berichte 1872 S. 904.)</text:span> Auszüge aus den Verhandlungen des <text:span text:style-name="T2">Reichstages</text:span>, welche dieser Feststellung des Paragraphen vorausgingen, giebt Kanngießer S. 73 ff. <text:span text:style-name="T1">4) Für Militärbeamte finden überdies Anwendung die in §§. 40. 41. 43. 47. des Militärgesetzes v. 2. Mai 1874 getroffenen Bestimmungen; für Reichsbankbeamte die Vorschrift im §. 28 des Ges. v. 14. März 1875, daß sie Antheilscheine der Reichsbank nicht besitzen dürfen.</text:span></text:p>
          </table:table-cell>
          <table:table-cell office:value-type="string">
            <text:p>-</text:p>
          </table:table-cell>
          <table:table-cell office:value-type="float" office:value="909">
            <text:p>909</text:p>
          </table:table-cell>
          <table:table-cell table:number-columns-repeated="1018"/>
        </table:table-row>
        <table:table-row table:style-name="ro4">
          <table:table-cell office:value-type="string">
            <text:p><text:span text:style-name="T1">Empl. Comm.“ willkommenes „sensational Pressfutter.</text:span> Während die liberale Presse frug, wie doch die feinen Gentlemen und Ladies und Staatskirchpfründner, womit Lincolnshire schwärmt, ein solches System auf ihren Gütern, unter ihren Augen aufwachsen lassen konnten, Personagen, die eigne „Missionen zur Sittenverbesserung der Südseewilden“ nach den Antipoden entsenden, stellte die feinere <text:span text:style-name="T2">Presse</text:span> ausschliesslich Betrachtungen über die rohe Verdorbenheit der Landleute an, die fähig sind, ihre Kinder in solche Sklaverei zu verkaufen! <text:span text:style-name="T1">Unter den fluchwürdigen Umständen, worin „die Delikatern“ den Landmann gebannt, wäre es erklärlich, wenn er seine eigenen Kinder aufässe.</text:span></text:p>
          </table:table-cell>
          <table:table-cell/>
          <table:table-cell office:value-type="string">
            <text:p><text:s/></text:p>
          </table:table-cell>
          <table:table-cell office:value-type="string">
            <text:p><text:span text:style-name="T1">Zuerst ist es klar, daß Niemand die Preßfreiheit in der völligen Abwesenheit des Rechts für die Presse suchen wird.</text:span> Es wäre ein undenkbarer Widerspruch, weniger Recht für die <text:span text:style-name="T2">Presse</text:span> zu fordern, als für den Staatsbürger, der für sie arbeitet. <text:span text:style-name="T1">Der Begriff der Preßfreiheit leidet daher gar keine Anwendung auf das durch die einzelne That der Presse nothwendig gesetzte Recht derselben.</text:span></text:p>
          </table:table-cell>
          <table:table-cell office:value-type="string">
            <text:p>-</text:p>
          </table:table-cell>
          <table:table-cell office:value-type="float" office:value="1236">
            <text:p>1236</text:p>
          </table:table-cell>
          <table:table-cell table:number-columns-repeated="1018"/>
        </table:table-row>
        <table:table-row table:style-name="ro5">
          <table:table-cell office:value-type="string">
            <text:p><text:span text:style-name="T1">5) D. J. G. Gleditsch vermischte ökonomische und botanische Abhandlungen; herausgegeben mit Kupferstichen, und mit einer Vorrede versehen von D. K. A. Gerhard, 2ter und 3ter Theil, gr. 8. à 1 Rthlr. 12 Gr.</text:span> 6) J. G. Lorenz Bemerkungen über die häusliche Erziehung der Kinder in den ersten 6 Jahren; aufgezeichnet in der <text:span text:style-name="T2">Kinderstube</text:span>, und als ein Anhang zu dessen verbesserten häuslichen Bürger-Erziehung für den gemeinen Mann herausgegeben, 8. à 8 Gr. <text:span text:style-name="T1">7) ———— christliches Weihnachtsgeschenk für Kinder, 8. à 1 Gr.</text:span></text:p>
          </table:table-cell>
          <table:table-cell/>
          <table:table-cell office:value-type="string">
            <text:p><text:s/></text:p>
          </table:table-cell>
          <table:table-cell office:value-type="string">
            <text:p><text:span text:style-name="T1">Er hatte sich nemlich oft mit Strumpfbändern im Bette gebunden, sich als einen Gefangenen gedacht, und dann die Strafe sich imaginirt, daß die jüngste von den Töchtern des Hauptmannes an ihm das verrichtete, was er so gern duldete und im Bette an sich vollzog.</text:span> So gebunden, krumm, das Hemd ausgezogen, hat er oft, da man ihn früh in der <text:span text:style-name="T2">Kinderstube</text:span> liegen laßen, zu halben Stunden gelegen.“ <text:span text:style-name="T1">„Man denke sich nun den Zusammenhang der dunklen Jdeen und thierischen Empfindungen, welche diesen S** zu diesen anscheinend sonderbaren Handlungen verleiteten, und durch die er bei dem erfolgten Reiz in den Zeugungstheilen so weit war gebracht worden, daß er für einige Groschen von einem Paar Mitschüler jene höllischen Künste in einem Keller erlernt hatte.“</text:span></text:p>
          </table:table-cell>
          <table:table-cell office:value-type="string">
            <text:p>-</text:p>
          </table:table-cell>
          <table:table-cell office:value-type="float" office:value="468">
            <text:p>468</text:p>
          </table:table-cell>
          <table:table-cell table:number-columns-repeated="1018"/>
        </table:table-row>
        <table:table-row table:style-name="ro18">
          <table:table-cell office:value-type="string">
            <text:p><text:span text:style-name="T1">1862.</text:span> <text:span text:style-name="T2">Vorwort</text:span>. <text:span text:style-name="T1">„Die Erweckung im methodistischen Sinn liegt dem grunddeutschen Wesen des Referenten fern und bei aller Hochachtung gegen das Gute der englischen Nation und ihre christlichen Bestrebungen fühlen wir uns keineswegs berufen, die Ueberfluthung unseres Vaterlands mit englischen Ansichten und Unternehmungen zu fördern, sind vielmehr im Gegentheil geneigt, eine wachsame Vorsicht zu empfehlen, damit unsere ursprüngliche kernhaft deutschevangelische Produktionskraft, die der HErr uns verliehen, nicht unter Einführung fertiger englischer Fabrikate leide und wir nur zu geschäftigen Nachahmern werden. — — — — Jndeßen ist ja nicht unsere Aufgabe, eine Methode der seelsorgerischen Thätigkeit an uns, an unsern vaterländischen Gefühlen, an unsern Sympathieen oder Antipathieen zu meßen, sondern wir sind darauf gewiesen, den untrüglichen Maaßstab der Heiligen Schrift anzulegen, um unser Urtheil dadurch zu berichtigen und festzustellen. ‟</text:span></text:p>
          </table:table-cell>
          <table:table-cell/>
          <table:table-cell office:value-type="string">
            <text:p><text:s/></text:p>
          </table:table-cell>
          <table:table-cell office:value-type="string">
            <text:p><text:span text:style-name="T1">DER VÖLKERGEDANKE IM AUFBAU EINER WISSENSCHAFT VOM MENSCHEN UND SEINE BEGRÜNDUNG AUF ETHNOLOGISCHE SAMMLUNGEN. BERLIN FERD. DÜMMLERS VERLAGSBUCHHANDLUNG HARRWITZ UND GOSSMANN 1881.</text:span> <text:span text:style-name="T2">Vorwort</text:span>. <text:span text:style-name="T1">Es ist Nichts Neues unter der Sonne!</text:span></text:p>
          </table:table-cell>
          <table:table-cell office:value-type="string">
            <text:p>-</text:p>
          </table:table-cell>
          <table:table-cell office:value-type="float" office:value="1008">
            <text:p>1008</text:p>
          </table:table-cell>
          <table:table-cell table:number-columns-repeated="1018"/>
        </table:table-row>
        <table:table-row table:style-name="ro8">
          <table:table-cell office:value-type="string">
            <text:p><text:span text:style-name="T1">Das Weibchen ist dunkler, fast schieferfarben, die Federn des Oberhalses und Rückens sind leicht blaßgrau gesäumt, die übrigen mit unregelmäßig graulich weißen Bändern durchzogen.</text:span> Die <text:span text:style-name="T2">Federn</text:span> der Unterseite dagegen sind schwefelgelb, düsterroth gesäumt. <text:span text:style-name="T1">Der Augenring ist schwärzlich braun, der Schnabel lichthornfarbig, der Fuß schwarz, aber wie mit einem grauen Duft bestäubt.</text:span></text:p>
          </table:table-cell>
          <table:table-cell/>
          <table:table-cell office:value-type="string">
            <text:p><text:s/></text:p>
          </table:table-cell>
          <table:table-cell office:value-type="string">
            <text:p><text:span text:style-name="T1">Jn der That zitterte sie so. daß sie das Papier nicht halten konnte: und zuletzt bat sie Fr. Lovick, ihn ihr vorzulesen; weil der Bothe auf eine Antwort wartete.</text:span> Du wirst an dem Briefe von der Fräulein Howe sehen, wie weit sich eben die Ungedult und heftige Liebe in ihren Ausdrückungen, wenn sie von dem sanftern Gemüthe eines Frauenzimmers in die <text:span text:style-name="T2">Feder</text:span> gegeben werden, von denen unterscheide, die aus einem so stürmischen und rauhen Gemüthe, als du hast, herkommen. <text:span text:style-name="T1">Denn Fr. Lovick will ihn abschreiben und ich werde ihn übersenden ‒ ‒ damit du ihn hier lesen könnest, wo du willst.</text:span></text:p>
          </table:table-cell>
          <table:table-cell office:value-type="string">
            <text:p>-</text:p>
          </table:table-cell>
          <table:table-cell office:value-type="float" office:value="79">
            <text:p>79</text:p>
          </table:table-cell>
          <table:table-cell table:number-columns-repeated="1018"/>
        </table:table-row>
        <table:table-row table:style-name="ro5">
          <table:table-cell office:value-type="string">
            <text:p><text:span text:style-name="T1">Czar Alexander empfing seinen Schwager sehr kühl; dies Uebermaß der Falschheit ekelte ihn doch an, obwohl er selber die krummen Wege nicht immer verschmähte.</text:span> Er scheute sich nicht vor den fremden Diplomaten offen auszusprechen: erst zweimal die Karlsbader Beschlüsse förmlich annehmen, dann ihnen zuwiderhandeln und schließlich noch meine Hilfe anrufen, das nenne ich ein schlechtes Handwerk (de la mauvaise besogne); den <text:span text:style-name="T2">Feinen</text:span> zu spielen ist immer die übelste Politik. <text:span text:style-name="T1">Der Württemberger mußte unverrichteter Dinge abziehen und versuchte dann noch einmal bei einem Besuch in Karlsruhe, den badischen Hof zu einem liberalen Sonderbunde zu verleiten; aber weder der Großherzog, noch der hochconservative Berkheim, der ihm jetzt zur Seite stand, wollte sich auf diese Zettelungen einlassen.</text:span></text:p>
          </table:table-cell>
          <table:table-cell/>
          <table:table-cell office:value-type="string">
            <text:p><text:s/></text:p>
          </table:table-cell>
          <table:table-cell office:value-type="string">
            <text:p><text:span text:style-name="T1">4. Die silberhaltige Bleie, oder die Werke, auf Silber;</text:span> 5. Die von dem Brennen gefallene Silber auf die <text:span text:style-name="T2">Feine</text:span>, wie viel rein und fein Silber nämlich in einer Mark befindlich ist; und <text:span text:style-name="T1">6. Die Gaarkupfer auf Silber.</text:span></text:p>
          </table:table-cell>
          <table:table-cell office:value-type="string">
            <text:p>-</text:p>
          </table:table-cell>
          <table:table-cell office:value-type="float" office:value="109">
            <text:p>109</text:p>
          </table:table-cell>
          <table:table-cell table:number-columns-repeated="1018"/>
        </table:table-row>
        <table:table-row table:style-name="ro14">
          <table:table-cell office:value-type="string">
            <text:p><text:span text:style-name="T1">Götte.</text:span> Tofs Müschl (Fslspr.), eine <text:span text:style-name="T2">flotte</text:span> Dirne, „leichte Fliege“. <text:span text:style-name="T1">A tofs Müschl muß i hab’n, Und sollt i’ ’s mit der Fehma Aus der Durma außergrab’n!</text:span></text:p>
          </table:table-cell>
          <table:table-cell/>
          <table:table-cell office:value-type="string">
            <text:p><text:s/></text:p>
          </table:table-cell>
          <table:table-cell office:value-type="string">
            <text:p><text:span text:style-name="T1">Auch war des Unglücks kein Ende zu sehen.</text:span> Denn unbekannt damit, dass die Flut in kurzem das Meer zurückbringen und die Schiffe <text:span text:style-name="T2">flott</text:span> machen werde, prophezeiten sie sich Hunger und die äusserste Noth. <text:span text:style-name="T1">Es krochen auch schreckliche Thiere, von den Fluten zurückgelassen, umher.</text:span></text:p>
          </table:table-cell>
          <table:table-cell office:value-type="string">
            <text:p>-</text:p>
          </table:table-cell>
          <table:table-cell office:value-type="float" office:value="1151">
            <text:p>1151</text:p>
          </table:table-cell>
          <table:table-cell table:number-columns-repeated="1018"/>
        </table:table-row>
        <table:table-row table:style-name="ro9">
          <table:table-cell office:value-type="string">
            <text:p><text:span text:style-name="T1">1890 wurde das erste Parlament eröffnet.</text:span> Die Politik, ohnedies das <text:span text:style-name="T2">Steckenpferd</text:span> der Japaner, verschlang alle anderen, im besonderen die religiösen Interessen, und als bald darauf der Kampf um Parlamentsherrschaft oder Clansregierung begann, in dessen Verlauf das Parlament mehrmals aufgelöst wurde und die Regierung des öftern wechselte, kam man aus der politischen Aufregung nicht mehr heraus. <text:span text:style-name="T1">Dem Fremden gegenüber versteifte man sich mit Fleiß auf das Original-Japanische.</text:span></text:p>
          </table:table-cell>
          <table:table-cell/>
          <table:table-cell office:value-type="string">
            <text:p><text:s/></text:p>
          </table:table-cell>
          <table:table-cell office:value-type="string">
            <text:p><text:span text:style-name="T1">O unsre gesegneten Zeiten!</text:span> In Roßpallästen und Menschenstall Wie Flocken sieht man es gleiten; Von Bettlern wimmelt das ganze Land, Von Künstlergesindel die Erde; Doch keine Race nahm überhand, Wie jene der <text:span text:style-name="T2">Steckenpferde</text:span>. <text:span text:style-name="T1">Der Eine reitet den Zernebock, Der Andre, Himmel! den Göthe, Und Jener sprengt über Stein und Stock Auf einer alten Muskete.</text:span></text:p>
          </table:table-cell>
          <table:table-cell office:value-type="string">
            <text:p>-</text:p>
          </table:table-cell>
          <table:table-cell office:value-type="float" office:value="1261">
            <text:p>1261</text:p>
          </table:table-cell>
          <table:table-cell table:number-columns-repeated="1018"/>
        </table:table-row>
        <table:table-row table:style-name="ro8">
          <table:table-cell office:value-type="string">
            <text:p><text:span text:style-name="T1">per relationem ad aliud, Altd. 1702.</text:span> Gesaget von der de Ronischen ehefrau, in Rheintürkheim, welche <text:span text:style-name="T2">englisch</text:span>, und holländisch sprach, auch gebrochen teutsch; ob die von einem Frankfurter notarien geschehene verständigung giltig sey? <text:span text:style-name="T1">die sache schwebet in rechten an der K. Reichskammer zu Wezlar, und hat die aufschrift: Hofkammer zu Worms wider die Ron.</text:span></text:p>
          </table:table-cell>
          <table:table-cell/>
          <table:table-cell office:value-type="string">
            <text:p><text:s/></text:p>
          </table:table-cell>
          <table:table-cell office:value-type="string">
            <text:p><text:span text:style-name="T1">Frau v. Carayon trug ein stahlgraues Seidenkleid und eine Mantille von gleicher Farbe, während von Victoirens breitrandigem Italienerhut ein blauer Schleier im Winde flatterte.</text:span> Neben dem Kutscher saß der Groom und erfreute sich der Huld beider Damen, ganz besonders auch der ziemlich willkürlich accentuierten <text:span text:style-name="T2">englischen</text:span> Worte, die Victoire von Zeit zu Zeit an ihn richtete. <text:span text:style-name="T1">Für elf Uhr war das Eintreffen des Königs angemeldet worden, aber lange vorher schon erschienen die zur Revue befohlenen, altberühmten Infanterieregimenter Alt Larisch, v. Arnim und Möllendorff, ihre Janitscharenmusik vorauf.</text:span></text:p>
          </table:table-cell>
          <table:table-cell office:value-type="string">
            <text:p>-</text:p>
          </table:table-cell>
          <table:table-cell office:value-type="float" office:value="119">
            <text:p>119</text:p>
          </table:table-cell>
          <table:table-cell table:number-columns-repeated="1018"/>
        </table:table-row>
        <table:table-row table:style-name="ro20">
          <table:table-cell office:value-type="string">
            <text:p><text:span text:style-name="T1">Durch Schwefel vererzt; theils bleygrau, stahlfarben, schwarz rc. oft taubenhälsig augeflogen; theils derb, theils strahlicht, spießicht, nadelförmig; theils blättricht, schuppicht rc. theils crystallisirt in sechsseitigen Säulen mit dreyseitigen Spitzen (– tab. III. fig. II –): abfärbend, sehr brüchig, aber ausnehmend leichtflüssig.</text:span> Außer seinem mannigfaltigen medicinischen, <text:span text:style-name="T2">technischen</text:span> und metallurgischen Gebrauch ist es in Habessinien und am rothen Meere der allgemeinste Handelsartikel, weil es faß durchgängig als eine Art von Schminke gebraucht wird. <text:span text:style-name="T1">Das hierher gehörige Federerz ist von matter Vleystiftfarbe, haaricht, meist etwas silberhaltig und ward daher ehedem in den Systemen den Silbererzen zugesellt.</text:span></text:p>
          </table:table-cell>
          <table:table-cell/>
          <table:table-cell office:value-type="string">
            <text:p><text:s/></text:p>
          </table:table-cell>
          <table:table-cell office:value-type="string">
            <text:p><text:span text:style-name="T1">Ich verstehe also unter der transscendentalen Methodenlehre, die Bestimmung der formalen Bedingungen eines vollständigen Systems der reinen Vernunft.</text:span> Wir werden es in dieser Absicht mit einer Disciplin, einem Canon, einer Architectonik, endlich einer Geschichte der reinen Vernunft zu thun haben und dasienige in transscendentaler Absicht leisten, was, unter dem Nahmen einer practischen Logik, in Ansehung des Gebrauchs des Verstandes überhaupt in den Schulen gesucht, aber schlecht geleistet wird; weil, da die allgemeine Logik auf keine besondere Art der Verstandeserkentniß (z. B. nicht auf die reine), auch nicht auf gewisse Gegenstände eingeschränkt ist, sie, ohne Kentnisse aus anderen Wissenschaften zu borgen, nichts mehr thun kan, als Titel zu möglichen Methoden und <text:span text:style-name="T2">technische</text:span> Ausdrücke, deren man sich in Ansehung des Systematischen in allerley Wissenschaften bedient, vorzutragen, die den Lehrling zum voraus mit Nahmen bekant machen, deren Bedeutung und Gebrauch er künftig allererst soll kennen lernen. <text:span text:style-name="T1">Der Transscendentalen Methodenlehre Erstes Hauptstück.</text:span></text:p>
          </table:table-cell>
          <table:table-cell office:value-type="string">
            <text:p>-</text:p>
          </table:table-cell>
          <table:table-cell office:value-type="float" office:value="724">
            <text:p>724</text:p>
          </table:table-cell>
          <table:table-cell table:number-columns-repeated="1018"/>
        </table:table-row>
        <table:table-row table:style-name="ro11">
          <table:table-cell office:value-type="string">
            <text:p><text:span text:style-name="T1">Die ganzen Felle der Seevögel zur Kleidung mancher der nördlichsten Völker.</text:span> Die <text:span text:style-name="T2">Federn</text:span> zum Füllen der Betten, zum Schreiben, und vorzüglich zu mancherley Putz, weßwegen sie bey vielen willen Völkern, zumahl auf den Inseln des stillen Oceans einen wichtigen Handelsartikel ausmachen. <text:span text:style-name="T1">Für die Arzney ist hingegen kein benächtlicher Nutze aus dieser Classe von Thieren zu ziehen.</text:span></text:p>
          </table:table-cell>
          <table:table-cell/>
          <table:table-cell office:value-type="string">
            <text:p><text:s/></text:p>
          </table:table-cell>
          <table:table-cell office:value-type="string">
            <text:p><text:span text:style-name="T1">Nicht in den Flügeln weisser Schwäne, In schwarzen Raben nicht.</text:span> Kein Vogel in dem Reich Des Flügelvolks hat <text:span text:style-name="T2">Federn</text:span>, die ihr gleich An Pracht und Dauer sind. <text:span text:style-name="T1">O! höre meine Thräne, Die in der Seele niederfällt!</text:span></text:p>
          </table:table-cell>
          <table:table-cell office:value-type="string">
            <text:p>-</text:p>
          </table:table-cell>
          <table:table-cell office:value-type="float" office:value="560">
            <text:p>560</text:p>
          </table:table-cell>
          <table:table-cell table:number-columns-repeated="1018"/>
        </table:table-row>
        <table:table-row table:style-name="ro36">
          <table:table-cell office:value-type="string">
            <text:p><text:span text:style-name="T1">Noch trag ich nicht die Fäuste gefesselt auf dem Rücken, Noch duld' ich nicht, gewundet, des Kerkers Herzeleid —</text:span> Doch <text:span text:style-name="T2">billig</text:span> ist mein Denken: <text:span text:style-name="T1">Und läßt er von dem Streit, Goldrother Spangen hundert will ich ihm gern gewähren, Ich weiß als fremder Mann des Königs Name zu ehren.</text:span></text:p>
          </table:table-cell>
          <table:table-cell/>
          <table:table-cell office:value-type="string">
            <text:p><text:s/></text:p>
          </table:table-cell>
          <table:table-cell office:value-type="string">
            <text:p><text:span text:style-name="T1">Nach dem geheimen Gewerbscartel, in welchem die Bordellwirthe miteinander stehen, ist die Aufnahme einer Dirne nichts anderes als ein unter dem Namen der Auslösung bestehender Kauf, bei welchem wirklich, oder nur dem Scheine nach, die sogenannten Schulden einer Dirne bezahlt werden, welche entweder gar nicht oder doch nicht in solcher Höhe existiren.</text:span> Nicht allein ein ungeheueres wöchentliches Kostgeld, nicht allein 33 bis 50 Procent vom verdienten Lustsolde, nicht allein eine unglaubliche Summe für Wäsche und Bedienung, und sogar eine schmähliche Miethe für das Umhängen des dem Wirthe abzuborgenden klapperigen Schmucks, und die Menge Geschenke, welche bei den vielen gesuchten Gelegenheiten dem Wirthe geopfert werden müssen: das Schlimmste ist die künstliche Creditlosigkeit, in welcher die Dirnen gehalten, und bei welcher sie gezwungen werden, alle gewöhnlichen Bedürfnisse von dem Wirthe selbst zu kaufen, der sich den <text:span text:style-name="T2">billigsten</text:span> Plunder oft mit dem zehn-und zwanzigfachen Preise bezahlen läßt, wobei er häufig geschärfte, verpfändete und an Zahlungsstatt angenommene Sachen anbringt. <text:span text:style-name="T1">Unglaublich groß ist der Werth der Colonial-, besonders aber der Manufactur-und Luxuswaaren, welche von knappgehaltenen jungen leichtfertigen Commis aus den Lagern ihrer Principale unterschlagen und in die Bordells getragen werden, wo sie zum größten Theil nicht einmal den damit beschenkten Dirnen, sondern dem Wirthe zugute kommen.</text:span></text:p>
          </table:table-cell>
          <table:table-cell office:value-type="string">
            <text:p>-</text:p>
          </table:table-cell>
          <table:table-cell office:value-type="float" office:value="1252">
            <text:p>1252</text:p>
          </table:table-cell>
          <table:table-cell table:number-columns-repeated="1018"/>
        </table:table-row>
        <table:table-row table:style-name="ro21">
          <table:table-cell office:value-type="string">
            <text:p><text:span text:style-name="T1">so ergehet unsere demüthige Bitte an Eu.</text:span> Hochwohledelgebohrne und gestrenge Herrlichkeit, Sie wollen durch Ihr vielgeltendes <text:span text:style-name="T2">Vorwort</text:span>, bei der hohen Obrigkeit Ihres Landes es dahin bringen, daß in ganz Engelland eine Collecte für unsere arme Kirche eingesammlet, und uns solche getreulich übersendet werde. <text:span text:style-name="T1">Solche hohe Gnade werden wir nicht nur mit geziemenden Danke erkennen; sondern auch dem Glockengießer anbefehlen, Eu.</text:span></text:p>
          </table:table-cell>
          <table:table-cell/>
          <table:table-cell office:value-type="string">
            <text:p><text:s/></text:p>
          </table:table-cell>
          <table:table-cell office:value-type="string">
            <text:p><text:span text:style-name="T1">Braunschweig, Druck und Verlag von Friedrich Vieweg und Sohn. 1854.</text:span> <text:span text:style-name="T2">Vorwort</text:span>. <text:span text:style-name="T1">Von diesem Buche liegt der erste Band schon seit zwei Jahren, der zweite seit einem Jahre fertig gedruckt, während die Beendigung des dritten und vierten Bandes durch verschiedenes Ungeschick bis vor Kurzem verzögert wurde.</text:span></text:p>
          </table:table-cell>
          <table:table-cell office:value-type="string">
            <text:p>-</text:p>
          </table:table-cell>
          <table:table-cell office:value-type="float" office:value="215">
            <text:p>215</text:p>
          </table:table-cell>
          <table:table-cell table:number-columns-repeated="1018"/>
        </table:table-row>
        <table:table-row table:style-name="ro12">
          <table:table-cell office:value-type="string">
            <text:p><text:span text:style-name="T1">Ausschließlich aus solchem Bedürfniß eines freien, anschauenden, von dem Interesse am Menschlichen innerlich bewegten Ueberblicks entstand dann die Geschichtschreibung.</text:span> Indem aber die Berufsarten innerhalb der Gesellschaft sich immer mannigfacher gliederten, die technische Vorbildung für dieselben immer mehr Theorie entwickelte und in sich faßte: drangen diese <text:span text:style-name="T2">technischen</text:span> Theorien von ihrem praktischen Bedürfniß aus immer tiefer in das Wesen der Gesellschaft ein; das Interesse der Erkenntniß gestaltete sie allgemach zu wirklichen Wissenschaften um, welche neben ihrer praktischen Abzweckung an der Aufgabe einer Erkenntniß der geschichtlich-gesellschaftlichen Wirklichkeit mitarbeiteten. <text:span text:style-name="T1">Die Aussonderung der Einzelwissenschaften der Gesellschaft vollzog sich sonach nicht durch einen Kunstgriff des theoretischen Verstandes, welcher das Problem der Thatsache der geschichtlichgesellschaftlichen Welt durch eine methodische Zerlegung des zu untersuchenden Objektes zu lösen unternommen hätte: das Leben selber vollbrachte sie.</text:span></text:p>
          </table:table-cell>
          <table:table-cell/>
          <table:table-cell office:value-type="string">
            <text:p><text:s/></text:p>
          </table:table-cell>
          <table:table-cell office:value-type="string">
            <text:p><text:span text:style-name="T1">Neben dem Ankauf und contrahirten Bau von größeren Kriegsschiffen hatte die Reichsmarineverwaltung aber auch die Küstenvertheidigung in’s Auge gefaßt und war mit derselben ebenso energisch vorgegangen.</text:span> Von der <text:span text:style-name="T2">technischen</text:span> Commission waren nebst einer Anzahl von Küstenbatterien auch achtzig Kanonenboote zum Küstenschutze als erforderlich erachtet worden. <text:span text:style-name="T1">Preußen hatte bereits den Bau von 39 Kanonenbooten, Schleswig-Holstein den von zwölf eingeleitet.</text:span></text:p>
          </table:table-cell>
          <table:table-cell office:value-type="string">
            <text:p>-</text:p>
          </table:table-cell>
          <table:table-cell office:value-type="float" office:value="887">
            <text:p>887</text:p>
          </table:table-cell>
          <table:table-cell table:number-columns-repeated="1018"/>
        </table:table-row>
        <table:table-row table:style-name="ro5">
          <table:table-cell office:value-type="string">
            <text:p><text:span text:style-name="T1">Sie wollten nicht, daß der Obrist die Tochter eines Helden, den letzten Sproß einer einst reich begüterten, angesehenen Familie in so dürftigen Verhältnissen fände; Sie wollten mir die Verlegenheit ersparen, den Grafen von St. Cyr und den Baron von Grenwitz in einer Dachkammer zu empfangen.</text:span> Sie zogen es vor, mich als Erzieherin in einer Ihnen nahe verwandten Familie vorzustellen — und es war am Ende recht und <text:span text:style-name="T2">billig</text:span>, daß ich in Ihrer Gesellschaft den kranken und von der Reise angegriffenen alten Herrn in seinem Hotel aufsuchte. <text:span text:style-name="T1">Nochmals vielen, vielen Dank! auch dafür, daß Sie auf dem langen Rückwege vom Hotel bis zu meiner Wohnung den frischen Schmerz durch ein Schweigen ehrten, das Ihnen bei Ihrem lebhaften Naturell gewiß nicht leicht geworden ist.</text:span></text:p>
          </table:table-cell>
          <table:table-cell/>
          <table:table-cell office:value-type="string">
            <text:p><text:s/></text:p>
          </table:table-cell>
          <table:table-cell office:value-type="string">
            <text:p><text:span text:style-name="T1">Zur Begründung der Tugend muß daher natürliche Anlage zum Guten mit überlegter Fertigkeit bey der Ausübung zusammengehen, und zu dieser Mischung werden die vereinigten Vorzüge beyder Geschlechter die glücklichste Veranlassung geben!</text:span> Der Instinkt des Mannes wird durch den steten Umgang mit dem gutgearteten Weibe gebessert; er wird sanfter, duldender, mäßiger, <text:span text:style-name="T2">billiger</text:span>, mittheilender. <text:span text:style-name="T1">Er legt höheren Werth auf Anstand und Ehrbarkeit; und das Beyspiel der Geliebten, ihre gleichförmigere Handlungsart, fordern ihn zur Nachahmung und anhaltenderen Uebung auf; dadurch gewinnt er zugleich an Fertigkeit.</text:span></text:p>
          </table:table-cell>
          <table:table-cell office:value-type="string">
            <text:p>-</text:p>
          </table:table-cell>
          <table:table-cell office:value-type="float" office:value="214">
            <text:p>214</text:p>
          </table:table-cell>
          <table:table-cell table:number-columns-repeated="1018"/>
        </table:table-row>
        <table:table-row table:style-name="ro10">
          <table:table-cell office:value-type="string">
            <text:p><text:span text:style-name="T1">Die Luftlöcher längs der Körperseiten erhalten Zuwachs durch ein dreimal größeres Paar anders gebildeter auf dem Rücken des letzten, in vier Stachelspitzen auslaufenden Gliedes.</text:span> Diese Larven überwintern gesellschaftlich in <text:span text:style-name="T2">lockerer</text:span> Lauberde und verwandeln sich erst im Februar oder Anfangs März in eine etwas buckelige, in zwei Spitzchen auslaufende Puppe von vier bis fünf Linien Länge. <text:span text:style-name="T1">Ungefähr vierzehn Tage später kommen die Fliegen aus der Erde heraus, und auf Gartenbeeten fallen dann die Löcher leicht in die Augen, wenn sie zahlreich vorhanden waren; zuerst pflegen die Weibchen, eine Woche später die Männchen zu erscheinen.</text:span></text:p>
          </table:table-cell>
          <table:table-cell/>
          <table:table-cell office:value-type="string">
            <text:p><text:s/></text:p>
          </table:table-cell>
          <table:table-cell office:value-type="string">
            <text:p><text:span text:style-name="T1">Der Fasane wegen, die sich gern übergehen lassen, gingen die Treiber so eng, daß sie sich fast die Hände reichen konnten.</text:span> Sie waren angewiesen, ganz langsam, schrittweise, vorzugehen, wenig Lärm zu machen und mit ihren Stöcken auf die Büsche und jungen Bäumchen zu klopfen, um das Wild <text:span text:style-name="T2">locker</text:span> zu machen. <text:span text:style-name="T1">Von Zeit zu Zeit ertönten, von einem am Flügel marschierenden Forstbeamten geblasen, Signale; dann machte die ganze Kette Halt, um auf ein neues Signal wieder loszuschreiten.</text:span></text:p>
          </table:table-cell>
          <table:table-cell office:value-type="string">
            <text:p>-</text:p>
          </table:table-cell>
          <table:table-cell office:value-type="float" office:value="1067">
            <text:p>1067</text:p>
          </table:table-cell>
          <table:table-cell table:number-columns-repeated="1018"/>
        </table:table-row>
        <table:table-row table:style-name="ro25">
          <table:table-cell office:value-type="string">
            <text:p><text:span text:style-name="T1">Es muß schlecht Wetter sein bei der Herzogin; ich kenne den Kämmerer, der ist ein sicher Wetterzeichen.</text:span> Wenn seine Herrin ihren stolzen Mund zur Heiterkeit zuspitzt, so lacht er mit dem ganzen Gesicht, und wenn Wolken über ihre Stirn ziehen, so geht bei ihm ein volles <text:span text:style-name="T2">Donnerwetter</text:span> los.. <text:span text:style-name="T1">.. und schlägt ein, ergänzte Rudimann.</text:span></text:p>
          </table:table-cell>
          <table:table-cell/>
          <table:table-cell office:value-type="string">
            <text:p><text:s/></text:p>
          </table:table-cell>
          <table:table-cell office:value-type="string">
            <text:p><text:span text:style-name="T1">CO-TES, p. 309.</text:span> Es könnte auch ohne einen festen Körper ein Schall in der Luft entstehen, wofern ein flüßiger Körper inwendig Feuer sängt, und aus einander fährt, wie im <text:span text:style-name="T2">Donnerwetter</text:span> in der Luft feurige Kugeln zerplazzen. <text:span text:style-name="T1">Endlich wird ein Schall entstehen, wenn die in Bewegung gesezzte Luft in eine ruhende Luft eindringt.</text:span></text:p>
          </table:table-cell>
          <table:table-cell office:value-type="string">
            <text:p>-</text:p>
          </table:table-cell>
          <table:table-cell office:value-type="float" office:value="407">
            <text:p>407</text:p>
          </table:table-cell>
          <table:table-cell table:number-columns-repeated="1018"/>
        </table:table-row>
        <table:table-row table:style-name="ro9">
          <table:table-cell office:value-type="string">
            <text:p><text:span text:style-name="T1">Der Gott Abrahams, Jsaacs und Jacobs, der Fremdlinge auf Erden, die zum Himmel pilgern, durch Tiefen, Höhen, Längen, Engen, Breiten, alle von aller Circumferenz zu Einem Centro und Tempel des ewigen Salems der höchsten Dreikraft und siebenfachen Geistesform des unermeßlichen Ensoph Jehovah-Jahevoh!</text:span> Dem empfehle Sie mit allen Jhren edeln Freunden, und mich unter die <text:span text:style-name="T2">Bilanz</text:span> des ewigen Orients, verbleibend <text:span text:style-name="T1">Mein Herr, und Freund von Orient, Jhr ergebenster Obereit. Philos. Dr. Jena, den — ult. Oct. 1791.</text:span></text:p>
          </table:table-cell>
          <table:table-cell/>
          <table:table-cell office:value-type="string">
            <text:p><text:s/></text:p>
          </table:table-cell>
          <table:table-cell office:value-type="string">
            <text:p><text:span text:style-name="T1">Der Ueberschuß wird Tausch-Waare werden gegen fremde Bedürfnisse des Luxus, und wenn man auch diese zum Wohlstand der Nazion einrechnet, so wird er an sich die Bilanz des Alternativ-und Passiv-Handels ausgleichen.</text:span> Aber welche Begriffe verbindet man denn gewöhnlich mit diesen <text:span text:style-name="T2">Bilanzen</text:span>? <text:span text:style-name="T1">Jst denn die Nazion, die eine größere Masse von Metall an sich zieht als andre, darum glüklicher? —</text:span></text:p>
          </table:table-cell>
          <table:table-cell office:value-type="string">
            <text:p>-</text:p>
          </table:table-cell>
          <table:table-cell office:value-type="float" office:value="862">
            <text:p>862</text:p>
          </table:table-cell>
          <table:table-cell table:number-columns-repeated="1018"/>
        </table:table-row>
        <table:table-row table:style-name="ro6">
          <table:table-cell office:value-type="string">
            <text:p><text:span text:style-name="T1">Durch den Mund nehmen wir die Speise zu uns, und nachdem wir die Speise mit den Zähnen zerkauet, und mit der Feuchtigkeit im Munde, zum Hinunterschlucken tüchtig gemacht haben, so empfängt sie, durch den Hals, der Magen.</text:span> Im Leibe sind, über dieß, das Herz, welches das Blut allenthalben herumtreibt, die Leber, welche das Grobe in dem Blute von dem <text:span text:style-name="T2">Feinen</text:span> scheidet; und die Lunge, welche, wie ein Blasebalg, die innerliche Hitze abkühlet. <text:span text:style-name="T1">Außer dem sind noch, die Galle, welche die Speisen im Magen auflösen hilft, dle Milz und die Nieren, welche die untauglichen Feuchtigkeiten abführen, bis endlich das, was der Körper von den Speisen nicht braucht, durch die gewöhnlichen Wege seinen Ausgang nimmt.</text:span></text:p>
          </table:table-cell>
          <table:table-cell/>
          <table:table-cell office:value-type="string">
            <text:p><text:s/></text:p>
          </table:table-cell>
          <table:table-cell office:value-type="string">
            <text:p><text:span text:style-name="T1">Die größte Feldmaus.</text:span> Die leicht aufgebogenen, flachgewölbten Linien, die wenigen Flächen, das Spitze, <text:span text:style-name="T2">Feine</text:span> — bezeichnet Leichtigkeit der Bemerkung des sinnlichen Gegenstandes, schnelles Ergreifen, Begierde und Furchtsamkeit, daher List. <text:span text:style-name="T1">Der oft schwache Unterkiefer, die vordern, spitzig gebognen Zähne haben ihre Bestimmung zum Nagen und Kosten; sie sind fähig, das angepackte Leblose sich kräftig schmecken zu lassen; aber nichts Widerstehendes, Lebendiges, gewaltig zu fassen und zu verderben.</text:span></text:p>
          </table:table-cell>
          <table:table-cell office:value-type="string">
            <text:p>-</text:p>
          </table:table-cell>
          <table:table-cell office:value-type="float" office:value="678">
            <text:p>678</text:p>
          </table:table-cell>
          <table:table-cell table:number-columns-repeated="1018"/>
        </table:table-row>
        <table:table-row table:style-name="ro10">
          <table:table-cell office:value-type="string">
            <text:p><text:span text:style-name="T1">Die Erschütterung des Erdbodens kan unmöglich diese Fruchtbarkeit hervorbringen, sonst müßte eine stärkere Erschütterung, die der Pflug und das Grabscheid macht, und durch welche der Erboden gar umgekehrt wird, eine grösere Fruchtbarkeit geben.</text:span> Die Fruchtbarkeit des Erdbodens entstehet durch das elecrische oder Blitzfeuer, welches bey <text:span text:style-name="T2">Donnerwettern</text:span> mit dem Regen auf den Erdboden fällt. <text:span text:style-name="T1">Zum Beweiß dessen haben Naturforscher zwey Blumentöpfe mit einerley Erde angefüllt; beyde mit einerley Saamen besäet; beyde an einerley Ort gehalten; beyde auf einerley Art behandelt; den einen aber beständig electrisirt, und den andern nicht.</text:span></text:p>
          </table:table-cell>
          <table:table-cell/>
          <table:table-cell office:value-type="string">
            <text:p><text:s/></text:p>
          </table:table-cell>
          <table:table-cell office:value-type="string">
            <text:p><text:span text:style-name="T1">Dann habe er Geld genug, und nehme Alles was vorhanden sei.</text:span> Dieses Alles habe er mit einem recht unmenschlichen und bestialischen Grimm und Eifer ausgesprochen: das <text:span text:style-name="T2">Donnerwetter</text:span> solle ihn in die Ewigkeit hinüberschlagen, wenn er das nicht thue; weßhalb ihr so angst geworden, daß sie nicht ruhig habe zum heiligen Abendmahl gehen können. <text:span text:style-name="T1">Nachdem der Amtmann das Protokoll aufgenommen und die Angeberin entlassen hatte, sagte einer der beiden Gerichtsbeisitzer:</text:span></text:p>
          </table:table-cell>
          <table:table-cell office:value-type="string">
            <text:p>-</text:p>
          </table:table-cell>
          <table:table-cell office:value-type="float" office:value="287">
            <text:p>287</text:p>
          </table:table-cell>
          <table:table-cell table:number-columns-repeated="1018"/>
        </table:table-row>
        <table:table-row table:style-name="ro46">
          <table:table-cell office:value-type="string">
            <text:p><text:span text:style-name="T1">Am 4. Dezember 1588 stellt nämlich Wilhelm Wilking, „offengieszer zu der Audenschmieden“, dem Grafen Albrecht von Nassau-Weilberg vor, wie er, nachdem der Graf ihm, seinem Ansuchen entsprechend, vor Jahresfrist gestattet „ein hohen offen auf ewer gnaden schmitten, genannet die Audenschmidt, anzulegen“, nachdem er weiter für den davon an den Grafen zu entrichtenden jährlichen Zins genügende Sicherheit und Bürgschaft gegeben, nach Fertigstellung des Hochofens durch die grossen Kosten der Anlage in solche Bedrängnis gerathen sei, dass er auf das ihm von dem Grafen zugesicherte Recht des alleinigen Betriebes dieses Hochofens verzichtet und auf Zureden des Grafen einige andere Schmiede unter der Bedingung zu Mitgewerken aufgenommen habe, dass er von je fünf Wochen 14 Tage lang den Hochofen allein benutzen solle.</text:span> „Wan dan nun“, fährt Wilking fort, „got lob das angefangen werck zimlich wol gerathen, viel offen undt andere materien gegossen undt verkaufft, alsz hab am negsten freytag mit gemelten schmidden ihrer arbeit undt zu beiden seiten aufgewandten unkosten, wie <text:span text:style-name="T2">billig</text:span>, in beysein ewer gnaden schultheiszen zu Weilmunster berechnen undt vergleichen woellen“. <text:span text:style-name="T1">Diese Abrechnung führte aber zu Uneinigkeit, wie der Ofengiesser angiebt, durch die Schuld und den bösen Willen der Schmiede, die der ganzen Errichtung des Ofens feindlich gesinnt waren, obgleich ihnen Wilking den Centner Eisen mit 2 Gulden bezahlte, während er in Frankfurt nicht über 27 Batzen (1 fl. 48 Pf., etwa 4,68 Mk.) dafür erlöste und noch einen Gulden vom Ofen Fuhrlohn geben musste.</text:span></text:p>
          </table:table-cell>
          <table:table-cell/>
          <table:table-cell office:value-type="string">
            <text:p><text:s/></text:p>
          </table:table-cell>
          <table:table-cell office:value-type="string">
            <text:p><text:span text:style-name="T1">So gut man aber, wie gesagt, doch die Spielarten von Nelken und Tulpen classificirt, eben so füglich auch die Spielarten die im Menschengeschlecht aus dieser gemeinschaftlichen Stammgattung entstanden sind.</text:span> Nur dass, da alle auf den ersten Blick auch noch so auffallende Verschiedenheiten im Menschengeschlecht bey näherer Beleuchtung durch die unmerklichsten Uebergänge und Mittel-Nüancen ineinander fliesen, keine andere als sehr willkührliche Grenzen zwischen diesen Spielarten gezogen werden können, zumal, wenn man wie <text:span text:style-name="T2">billig</text:span> dabey nicht blos auf eine oder die andere, sondern nach den Eigenschaften eines natürlichen Systems auf alle körperliche Kennzeichen zugleich, Rücksicht nimmt. <text:span text:style-name="T1">so weit ich mir inzwischen die Völker der Erde, zumal nach den Heuerten Reisen nach dem stillen Ocean bekannt zu machen gesucht habe, so lassen sie sich meines wissens am allernatürlichsten unter folgende fünf Spielarten bringen:</text:span></text:p>
          </table:table-cell>
          <table:table-cell office:value-type="string">
            <text:p>-</text:p>
          </table:table-cell>
          <table:table-cell office:value-type="float" office:value="26">
            <text:p>26</text:p>
          </table:table-cell>
          <table:table-cell table:number-columns-repeated="1018"/>
        </table:table-row>
        <table:table-row table:style-name="ro8">
          <table:table-cell office:value-type="string">
            <text:p><text:span text:style-name="T1">Von diesen Steinen schafte ich mir eine Sammlung an.</text:span> Den 20sten December reisete ich nach Columbo zurück, und traf dort, am <text:span text:style-name="T2">Abend</text:span> vor Neujahr, glücklich wieder ein. <text:span text:style-name="T1">Ein junger Graf Ranzow, der mit einem holländischen Schiffe als Constabel aus Europa hieher gekommen war, und seinen Bruder besucht hatte, reisete mit.</text:span></text:p>
          </table:table-cell>
          <table:table-cell/>
          <table:table-cell office:value-type="string">
            <text:p><text:s/></text:p>
          </table:table-cell>
          <table:table-cell office:value-type="string">
            <text:p><text:span text:style-name="T1">Die in Osten aufgehende Sonne scheint hier nicht, wie in Europa, nach Norden, sondern nach Süden, und sinkt endlich auf der West-Seite des Berges in den Ocean hinab.</text:span> Daher hat man auf der Nord-Ost-Seite früheren Morgen und Sonnenschein, auf der Süd-West-Seite hingegen längeren <text:span text:style-name="T2">Abend</text:span> und späteren Sonnenschein. <text:span text:style-name="T1">Auf dem Gipfel des Tafelberges zeigten sich mir also ungefähr um fünf Uhr des Abends gleichsam zwey verschiedne Welten; die westliche hatte noch die schönste Abendsonne und einen hellen Horizont, die östliche aber war schon mit Finsterniß und dickem Nebel bedeckt.</text:span></text:p>
          </table:table-cell>
          <table:table-cell office:value-type="string">
            <text:p>-</text:p>
          </table:table-cell>
          <table:table-cell office:value-type="float" office:value="523">
            <text:p>523</text:p>
          </table:table-cell>
          <table:table-cell table:number-columns-repeated="1018"/>
        </table:table-row>
        <table:table-row table:style-name="ro5">
          <table:table-cell office:value-type="string">
            <text:p><text:span text:style-name="T1">Was könnte denn auch Lady Rubens auf einer solchen Luftreise Merkwürdiges sehen?</text:span> Nichts als das blaue Firmament und einige Wolken, deren nähere Bekanntschaft sie nicht interessiren kann; sodann eine Menge runder Kinderköpfe mit Flügeln und eine grosse Schaar von kleinen fliegenden Jungen in allerlei Posituren, die am liebsten eine ungeheure, nicht allzu präsentable partie zum besten geben, womit die Dame wohl eher in der <text:span text:style-name="T2">Kinderstube</text:span> bekannt wurde, die aber leider zum Fliegen gar nicht gemacht ist. <text:span text:style-name="T1">In Italien, sagt man, hätten die Weiber Augen zu mehr als Einem Gebrauch: dort sind es die schönen Fenster der Natur, hinter denen man die Seele lieblich oder göttlich hervorstralen sieht; aber in Antwerpen! hier ist das Auge ja nur ein oeil de boeuf am Gewölbe des Schedels, um ein wenig Licht hineinzulassen!</text:span></text:p>
          </table:table-cell>
          <table:table-cell/>
          <table:table-cell office:value-type="string">
            <text:p><text:s/></text:p>
          </table:table-cell>
          <table:table-cell office:value-type="string">
            <text:p><text:span text:style-name="T1">Schreckliche Verlegenheit! woraus ich mich nicht anders zu helfen weiß, als daß ich hiemit öffentlich bekannt mache:</text:span> Wie ich einen Mann suche, wodurch ich höchstens in zehn Jahren (ich bin jetzt sechzig) Wittwe werden, und so nur die letzten Tage meines kummervollen lieblosen Lebens ausserhalb der <text:span text:style-name="T2">Kinderstube</text:span> meiner Verwandtinnen zubringen könne? <text:span text:style-name="T1">Ein Greiß von siebenzig oder achzig Jahren — unter diesen findet sich ja noch wohl einer, der sein Leben nicht länger als auf zehn Jahr rechnet — soll mir der willkommenste seyn, und da ihm mit meiner Liebe nichts gedienet seyn kann:</text:span></text:p>
          </table:table-cell>
          <table:table-cell office:value-type="string">
            <text:p>-</text:p>
          </table:table-cell>
          <table:table-cell office:value-type="float" office:value="716">
            <text:p>716</text:p>
          </table:table-cell>
          <table:table-cell table:number-columns-repeated="1018"/>
        </table:table-row>
        <table:table-row table:style-name="ro12">
          <table:table-cell office:value-type="string">
            <text:p><text:span text:style-name="T1">Man thut daher wohl, wofern man sich selbst kein sicheres Urtheil hierüber zutrauen darf (und ich habe nicht selten gefunden, daß dies der Fall sogar bei Leuten von ausgebreiteten Kenntnissen war) seinen Kindern entweder gar keine, oder nur solche Bücher in die Hände zu geben, welche nach dem Urtheile weiser Jugendfreunde in jeder Betrachtung unschädlich sind.</text:span> Alle Poesien und prosaische Schriften, deren Gegenstand Liebe ist, wie auch alle, welche die Phantasie der Kinder stark erregen können, sollten aus den <text:span text:style-name="T2">Kinderstuben</text:span> und Lehrzimmern für immer verbannt seyn. –“ <text:span text:style-name="T1">„18.</text:span></text:p>
          </table:table-cell>
          <table:table-cell/>
          <table:table-cell office:value-type="string">
            <text:p><text:s/></text:p>
          </table:table-cell>
          <table:table-cell office:value-type="string">
            <text:p><text:span text:style-name="T1">Um die neugebornen Kinder vor den bösen Geistern zu bewahren, welche man gemeiniglich in der Volkssprache gradehin die Unterirdischen nennt, ist man noch auf viele andre Gaukeleien verfallen, worüber in vielen Familien mit strengster Genauigkeit gehalten wird; z.B. daß man aus dem Hause, worin das neugeborne Kind ist, durchaus nichts verleihet, weil es sonst behext werden könnte; daß, um eben dies zu verhüten, des Vaters Hut auf die Wiege gelegt wird; daß man die Wiege nicht bewegen darf, wenn sich das Kind nicht darin befindet.*)</text:span> *) Beides leztere geschieht eigentlich deswegen, weil man glaubt, daß das erstere den Schlaf des Kindes befördere, das leztere ihm aber seine Ruhe nehme; daher auch jener andere Aberglaube, daß sich ein Fremder, der in eine <text:span text:style-name="T2">Kinderstube</text:span> kommt, durchaus niedersezen muß, weil er sonst dem Kinde den Schlaf mitnimmt. <text:span text:style-name="T1">An vielen Oertern ist's auch gebräuchlich, daß, wenn das Kind aus der Kirche nach der Taufe heimgetragen wird, man es sogleich einige Minuten in den Brodschrank legt, damit es nicht näschig werden soll.</text:span></text:p>
          </table:table-cell>
          <table:table-cell office:value-type="string">
            <text:p>-</text:p>
          </table:table-cell>
          <table:table-cell office:value-type="float" office:value="637">
            <text:p>637</text:p>
          </table:table-cell>
          <table:table-cell table:number-columns-repeated="1018"/>
        </table:table-row>
        <table:table-row table:style-name="ro21">
          <table:table-cell office:value-type="string">
            <text:p><text:span text:style-name="T1">Es soll jetzt übrigens nur von den Bauten gesprochen werden, nicht davon, was in ihnen vorgehen wird.</text:span> Die Arbeiterwohnungen wird die Company <text:span text:style-name="T2">billig</text:span> bauen, sage ich. <text:span text:style-name="T1">Nicht nur, weil alle Baumaterialien in Masse da sein werden; nicht nur, weil der Grund der Company gehört, sondern auch, weil sie die Arbeiter dafür nicht zu bezahlen braucht.</text:span></text:p>
          </table:table-cell>
          <table:table-cell/>
          <table:table-cell office:value-type="string">
            <text:p><text:s/></text:p>
          </table:table-cell>
          <table:table-cell office:value-type="string">
            <text:p><text:span text:style-name="T1">§. 529.</text:span> Die Anlegung guter und bequemer Landstrassen von einer Stadt zur andern im Staate ist dem Gewerbe sehr vortheilhaft, und der Kammer nüzlich, weil mit allem Fuge <text:span text:style-name="T2">billige</text:span> Zölle und Weggelder auf den Gebrauch derselben gesezt werden können, die ein sehr Ansehnliches austragen. <text:span text:style-name="T1">Diese werden am beßten verpfachtet; nur daß die Polizei dabei aufsehe, damit die Zollpfächter keine Tyrannei und ungeziemende Unterdrückungen dabei begehen.</text:span></text:p>
          </table:table-cell>
          <table:table-cell office:value-type="string">
            <text:p>-</text:p>
          </table:table-cell>
          <table:table-cell office:value-type="float" office:value="233">
            <text:p>233</text:p>
          </table:table-cell>
          <table:table-cell table:number-columns-repeated="1018"/>
        </table:table-row>
        <table:table-row table:style-name="ro20">
          <table:table-cell office:value-type="string">
            <text:p><text:span text:style-name="T1">Wie sie ohne Zutrauen gefordert hatten, so empfingen sie ohne Dank.</text:span> Die meisten wollten lieber ihre <text:span text:style-name="T2">Anstellung</text:span> dem Einflusse Philinens zuschreiben, und richteten ihre Danksagungen an sie. <text:span text:style-name="T1">Indessen wurden die ausgefertigten Contracte unterschrieben, und durch eine unerklärliche Verknüpfung von Ideen entstand vor Wilhelms Einbildungskraft, in dem Augenblicke als er seinen fingirten Nahmen unterzeichnete, das Bild jenes Waldplatzes, wo er verwundet in Philinens Schooß gelegen.</text:span></text:p>
          </table:table-cell>
          <table:table-cell/>
          <table:table-cell office:value-type="string">
            <text:p><text:s/></text:p>
          </table:table-cell>
          <table:table-cell office:value-type="string">
            <text:p><text:span text:style-name="T1">Die elektrisirte Platte kann sogar mit der unvollkommen leitenden Fläche in Berührung gebracht werden, und eine Zeit lang in dieser Stellung verbleiben; in welchem Falle die Intensität beynahe bis auf Nichts herabsinkt, und daher die Elektricität nur sehr langsam in die untere Platte übergeht.</text:span> Ganz anders aber ist der Fall, wenn bey <text:span text:style-name="T2">Anstellung</text:span> dieses Versuchs die elektrisirte Metallplatte die untere mit der Schärfe des Randes berührt; denn alsdann ist ihre Intensität größer, als wenn sie flach liegt, wie das Elektrometer zeigt, die Elektricität überwindet also den schwachen Widerstand, und geht in die untere Fläche über, auch wohl durch einen dünnen elektrischen Ueberzug, weil die Elektricität der einen Platte von der Elektricität der andern nur im Verhältniß der Menge von Oberfläche, welche sie einander innerhalb einer gegebenen Distanz entgegenstellen, im Gleichgewicht erhalten wird, daß sich also die Elektricität gar nicht zerstreuet, wenn die Platten einander flach und in vielen Punkten berühren. <text:span text:style-name="T1">Dieses anscheinende Paradoron erklärt sich sehr deutlich aus der Theorie der elektrischen Atmosphären.</text:span></text:p>
          </table:table-cell>
          <table:table-cell office:value-type="string">
            <text:p>-</text:p>
          </table:table-cell>
          <table:table-cell office:value-type="float" office:value="819">
            <text:p>819</text:p>
          </table:table-cell>
          <table:table-cell table:number-columns-repeated="1018"/>
        </table:table-row>
        <table:table-row table:style-name="ro4">
          <table:table-cell office:value-type="string">
            <text:p><text:span text:style-name="T1">Sie ist viel schöner, merkwürdiger und breiter, hat zu beiden Seiten Buden mit allen möglichen Waaren, die alle prächtige Namen und Ausschriften führen.</text:span> Es sind eigne Boutiquen da, mit <text:span text:style-name="T2">englischen</text:span> Waaren, spanischen Röhren rc. Ueberall sind Wachen gestellt, und doch wird im Gedränge oft genug gestohlen, zuweilen werden auch Nachts ganze Boutiquen ausgeräumt. <text:span text:style-name="T1">La Statue de Henri IV. ist eine der größten Zierden dieser Brücke.</text:span></text:p>
          </table:table-cell>
          <table:table-cell/>
          <table:table-cell office:value-type="string">
            <text:p><text:s/></text:p>
          </table:table-cell>
          <table:table-cell office:value-type="string">
            <text:p><text:span text:style-name="T1">Und weshalb ist das Proletariat Englands und Frankreichs zum Teil anders geartet?</text:span> Nicht nur die ältere ökonomische Erziehungsarbeit, welche der organisierte Interessenkampf der <text:span text:style-name="T2">englischen</text:span> Arbeiterschaft an ihr vollzogen hat, ist der Grund: es ist vor allem wiederum ein politisches Moment: die Resonanz der Weltmachtstellung, welche den Staat stetig vor große machtpolitische Aufgaben stellt und den einzelnen in eine chronische politische Schulung nimmt, die er bei uns nur, wenn die Grenzen bedroht sind, akut empfängt. <text:span text:style-name="T1">– Entscheidend ist auch für unsere Entwicklung, ob eine große Politik uns wieder die Bedeutung der großen politischen Machtfragen vor Augen zu stellen vermag.</text:span></text:p>
          </table:table-cell>
          <table:table-cell office:value-type="string">
            <text:p>-</text:p>
          </table:table-cell>
          <table:table-cell office:value-type="float" office:value="307">
            <text:p>307</text:p>
          </table:table-cell>
          <table:table-cell table:number-columns-repeated="1018"/>
        </table:table-row>
        <table:table-row table:style-name="ro8">
          <table:table-cell office:value-type="string">
            <text:p><text:span text:style-name="T1">Die Natur unsrer Sprache scheint auch selbst das Tonmaas zu bestimmen, und vielleicht auf folgende Weise:</text:span> Alle einsylbige Nomina sind immer lang; die einsylbige Verba auch, nur ist und hat scheint davon eine Ausnahme zu machen, das lang und kurz ist; die einsylbigen Nomina mit ihrem Artikel, und die Verba mit ihrem <text:span text:style-name="T2">Vorwort</text:span> sind offenbar Jamben, und ein einsylbiges Adiectiuum, das kurz gebraucht wird, beleidigt fast allezeit das Ohr. <text:span text:style-name="T1">Unter allen übrigen einsylbigen Wörtern, die Partikeln und Vorwörter sind, gibts wenige lange; die meisten sind kurz, es sei denn, daß der Nachdruck der Rede einen Accent darauf legt. „</text:span></text:p>
          </table:table-cell>
          <table:table-cell/>
          <table:table-cell office:value-type="string">
            <text:p><text:s/></text:p>
          </table:table-cell>
          <table:table-cell office:value-type="string">
            <text:p><text:span text:style-name="T1">Interessant ist es, festzustellen, dass ein so bedeutender und zugleich so ausserordentlich vorsichtiger, jeder Phantasterei besonders abholder Naturforscher wie Adolf Bastian den Gliedertieren (mit ihren sich gegenseitig berührenden Fühlhörnern) eine ihrem Wesen nach der unsrigen analoge Sprache vindiziert; siehe:</text:span> Das Beständige in den Menschenrassen, S. VIII des <text:span text:style-name="T2">Vorwortes</text:span>. <text:span text:style-name="T1">In Darwin:</text:span></text:p>
          </table:table-cell>
          <table:table-cell office:value-type="string">
            <text:p>-</text:p>
          </table:table-cell>
          <table:table-cell office:value-type="float" office:value="324">
            <text:p>324</text:p>
          </table:table-cell>
          <table:table-cell table:number-columns-repeated="1018"/>
        </table:table-row>
        <table:table-row table:style-name="ro36">
          <table:table-cell office:value-type="string">
            <text:p><text:span text:style-name="T1">Man entferne also von solchen Versammlungsorten, wenigstens alle Thiere.</text:span> Ueberhaupt halte man sich während eines <text:span text:style-name="T2">Donnerwetters</text:span>, weder auf dem Felde, noch in dem Hause in der Gesellschaft der Thiere auf. <text:span text:style-name="T1">In einem Zimmer, wo sich mehrere Personen versammelt haben, halte man wenigstens die Thür immer offen.</text:span></text:p>
          </table:table-cell>
          <table:table-cell/>
          <table:table-cell office:value-type="string">
            <text:p><text:s/></text:p>
          </table:table-cell>
          <table:table-cell office:value-type="string">
            <text:p><text:span text:style-name="T1">Aber ein solcher Racker hat mir neulich folgenden Possen gespielt.</text:span> Ich ließ mich gegen alle meine Grundsätze zur Theilnahme an einem Hochzeitsschmaus verleiten; eine große silberne Platte, bedeckt mit mehrerlei Zuspeisen, kam vor mich zu stehen; ich bemerkte nicht, daß sie sich etwas über den Tischrand heraus gegen meine Brust hergeschoben hatte; einer Dame, meiner Nachbarin, fällt die Gabel zu Boden, ich will sie aufheben, ein Knopf meines Rockes hatte sich mit teufelischer List unter den Rand der Platte gemacht, hebt sie, wie ich schnell aufstehe, jäh empor, der ganze Plunder, den sie trug, Saucen, Eingemachtes aller Art, zum Theil dunkelrothe Flüssigkeit, rollt, rumpelt, fließt, schießt über den Tisch, ich will noch retten, schmeiße eine Weinflasche um, sie strömt ihren Inhalt über das weiße Hochzeitkleid der Braut zu meiner Linken, trete der Nachbarin rechts heftig auf die Zehen, ein Anderer, der helfend eingreifen will, stößt eine Gemüseschüssel, ein Dritter sein Glas um — o, es war ein Hallo, ein ganzes <text:span text:style-name="T2">Donnerwetter</text:span>, kurz ein echt tragischer Fall: die zerbrechliche Welt alles Endlichen überhaupt schien in Scherben gehen zu wollen; mich ergreift die Stimmung des Erhabenen, ich fasse zunächst eine Champagnerflasche, trete an's Fenster, öffne es, schwinge sie empor, der Bräutigam fällt mir in den Arm, ich erzürne mich, es gibt bös Blut, die Braut war ohnedieß halb ohnmächtig, kurz, — ich mag nicht weiter erzählen, denn nun wurde die Sache komisch.“ — <text:span text:style-name="T1">„Ernst, wollen Sie sagen?“</text:span></text:p>
          </table:table-cell>
          <table:table-cell office:value-type="string">
            <text:p>-</text:p>
          </table:table-cell>
          <table:table-cell office:value-type="float" office:value="410">
            <text:p>410</text:p>
          </table:table-cell>
          <table:table-cell table:number-columns-repeated="1018"/>
        </table:table-row>
        <table:table-row table:style-name="ro11">
          <table:table-cell office:value-type="string">
            <text:p><text:span text:style-name="T1">So hat man zugleich eine Art Fauna Germanica, ohne daß ich doch bey jedem widerholen durfte daß es Landsleute wären.</text:span> Ein * am Ende des Charakters bedeutet, daß ich das ganze Thier im academischen <text:span text:style-name="T2">Museo</text:span> oder sonst gesehen habe. <text:span text:style-name="T1">Göttingen, den 24. Apr. 1779.</text:span></text:p>
          </table:table-cell>
          <table:table-cell/>
          <table:table-cell office:value-type="string">
            <text:p><text:s/></text:p>
          </table:table-cell>
          <table:table-cell office:value-type="string">
            <text:p><text:span text:style-name="T1">Denn ihr Fang war noch immer so ansehnlich, daß um den tausendsten Theil die ganze honette Gesellschaft sowohl für sich, als ihre Erben und Erbnehmen, auf alle vergangene und zukünftige Sünden, vollkommenen Ablaß selbst aus der ersten und besten Hand in Rom dafür erkaufen konnte. —</text:span> S. deutsches <text:span text:style-name="T2">Museum</text:span> 1786. <text:span text:style-name="T1">Nun aber, meine Herren, ist in der That mein Schlafstündchen da.</text:span></text:p>
          </table:table-cell>
          <table:table-cell office:value-type="string">
            <text:p>-</text:p>
          </table:table-cell>
          <table:table-cell office:value-type="float" office:value="586">
            <text:p>586</text:p>
          </table:table-cell>
          <table:table-cell table:number-columns-repeated="1018"/>
        </table:table-row>
        <table:table-row table:style-name="ro10">
          <table:table-cell office:value-type="string">
            <text:p><text:span text:style-name="T1">Die Fahrt ging westlich, die schroffe Felsküste entlang.</text:span> Gegen zwei Uhr Nachmittags gewahrte man nah dem Lande drei Schiffe: das französische Transportschiff Calvados, das Shang-hae kurz vor der Arkona verliess, war hier gestrandet, von zwei Dampfern aber wieder <text:span text:style-name="T2">flott</text:span> gemacht worden, und hielt mit diesen jetzt gleich uns auf Tši-fu los. <text:span text:style-name="T1">Wir hatten wegen der dunstigen Luft keine sichere Längen-Observation, der Meereshorizont zeigte die sonderbarsten Unebenheiten: bald wellenförmig, bald gradezu bergan laufend brach die Linie plötzlich senkrecht ab, um tiefer wieder anzusetzen; die Küsten reckten und hoben sich fratzenhaft in unruhig wechselnder Verschiebung.</text:span></text:p>
          </table:table-cell>
          <table:table-cell/>
          <table:table-cell office:value-type="string">
            <text:p><text:s/></text:p>
          </table:table-cell>
          <table:table-cell office:value-type="string">
            <text:p><text:span text:style-name="T1">Bald signalisiren zwei ferne Kanonenschüsse ihre Ankunft.</text:span> Gegen sechs Uhr werden auf dem nördlichen Ufer, dem Territorium des Fürsten von Naṅgato zwei Batterieen sichtbar; die Fregatte ist in dem starken Strom schwer zu regieren, fährt sich fest, wird aber nach einer Viertelstunde wieder <text:span text:style-name="T2">flott</text:span> und ankert etwas höher hinauf vor dem Städtchen Tana-ura, in Schussweite des gegenüberliegenden nördlichen Ufers. <text:span text:style-name="T1">Dort bemerkt man durch das Fernrohr grosse Bewegung; Soldaten laufen zwischen den Schanzen ab und zu und nach den höher gelegenen Dörfern hinauf, reitende Boten fliegen den Strand entlang nach Simonoseki.</text:span></text:p>
          </table:table-cell>
          <table:table-cell office:value-type="string">
            <text:p>-</text:p>
          </table:table-cell>
          <table:table-cell office:value-type="float" office:value="1274">
            <text:p>1274</text:p>
          </table:table-cell>
          <table:table-cell table:number-columns-repeated="1018"/>
        </table:table-row>
        <table:table-row table:style-name="ro15">
          <table:table-cell office:value-type="string">
            <text:p><text:span text:style-name="T1">Auch ist er verbunden, bey des nächsten Ortes Obrigkeit, wo der Schiffbruch oder die Strandung geschehen, sein Schiffvolk ohne Anstand eidlich abhören zu lassen, und von deren Aussage eine beglaubte Abschrift seinen Rhedern und Befrachtern zuzustellen. n) Wofern ein Schiffer genöthiget wird, sein Schiff auf den Strand zu setzen:</text:span> so muß er es, so bald möglich, entweder wieder in schiffbaren Stand zu setzen und es wieder <text:span text:style-name="T2">flott</text:span> zu machen suchen; oder, wofern beydes nicht möglich, ein anderes Schiff heuern, und die geborgenen Waaren nach dem Losungsplatze überbringen. (o) <text:span text:style-name="T1">Er muß seinen Rhedern u. Befrachtern von allen hauptsächlichen Vorfällen Nachricht ertheilen.</text:span></text:p>
          </table:table-cell>
          <table:table-cell/>
          <table:table-cell office:value-type="string">
            <text:p><text:s/></text:p>
          </table:table-cell>
          <table:table-cell office:value-type="string">
            <text:p><text:span text:style-name="T1">Gleichwie die schiffe nach dem bestimmten gebrauche unterschiden sind, und teils kriges-teils kaufartei und lastschiffe genennet werden, davon im andern buche meldung geschehen soll; also sind die dabei befindlichen befehlshaber, auch fürgesezte und untergebene ebenfalls unterschiden.</text:span> Sothane befehlshaber sind entweder über ganze <text:span text:style-name="T2">flotten</text:span>, oder nur wenige, auch einzele schiffe gesezet; daher sind die admirale, viceadmirale, general-lieutenants, commandeurs, capitäns, lieutenants, schif-officiers und see-krieges-officiers rc. bekannt, nach deren befelen das auf den schiffen sich befindende krigesvolk, die matrosen, das bootsvolk, das schif führen und beschüzen, auch dasjenige thun müssen, was von ihnen rechtlich gefodert wird. <text:span text:style-name="T1">Nächst den haubtpersonen, welche sowohl befehlshaber als dienstleistende bei der schiffart sind, hat man noch verschidene andere neben personen auf den schiffen, deren man sich teils zur verwaltung des gottesdienstes, teils zu besorgung der gesundheit, als auch zu andern verrichtungen bedinet, dahin gehören: der schifsprediger, ober-und untermeister, oder wundärzte, der schreiber, barbirer, zimmermann, schimmann, constabel, buddelier, die köche, die maaten oder bediente, supercargo, die kajüten-jungens, auch wohl trompeter und musikanten rc.</text:span></text:p>
          </table:table-cell>
          <table:table-cell office:value-type="string">
            <text:p>-</text:p>
          </table:table-cell>
          <table:table-cell office:value-type="float" office:value="759">
            <text:p>759</text:p>
          </table:table-cell>
          <table:table-cell table:number-columns-repeated="1018"/>
        </table:table-row>
        <table:table-row table:style-name="ro4">
          <table:table-cell office:value-type="string">
            <text:p><text:span text:style-name="T1">Wir wollen uns nicht besonders in die Meinungen verschiedener alter und neuer Naturkündiger einlassen, als welche so mancherley sind, daß man an denen meisten gleich am ersten Ansehen wahrnimmt, wie starck eine lebhafte Einbildung bey deren Erfindung in dem Gehirne derer Versasser gewürcket habe.</text:span> Die Chineser halten davor, die Erde sey anfänglich schwammig und <text:span text:style-name="T2">locker</text:span> gewesen, daher solche auch ohne Arbeit alle Früchte und Gewächse hervorgebracht habe. <text:span text:style-name="T1">Noch andere meinen, der Erdboden sey Anfangs eben und ohne alle Berge gewesen, als welche erst durch die allgemeine grosse Ueberschwemmung, oder auch durch andere Veränderungen entstanden wären.</text:span></text:p>
          </table:table-cell>
          <table:table-cell/>
          <table:table-cell office:value-type="string">
            <text:p><text:s/></text:p>
          </table:table-cell>
          <table:table-cell office:value-type="string">
            <text:p><text:span text:style-name="T1">In die Wolken floß das Abend-Blut der versinkenden Sonne wie ins Meer das Blut seiner in der Tiefe sterbenden Riesen.</text:span> Das <text:span text:style-name="T2">lockere</text:span> Gewölk langte nicht zu, den Himmel zu decken; es schwamm um den Mond herum und ließ sein bleiches Silber aus den Schlacken blicken. <text:span text:style-name="T1">Das rothe Gewölk schminkte den Säugling.</text:span></text:p>
          </table:table-cell>
          <table:table-cell office:value-type="string">
            <text:p>-</text:p>
          </table:table-cell>
          <table:table-cell office:value-type="float" office:value="778">
            <text:p>778</text:p>
          </table:table-cell>
          <table:table-cell table:number-columns-repeated="1018"/>
        </table:table-row>
        <table:table-row table:style-name="ro25">
          <table:table-cell office:value-type="string">
            <text:p><text:span text:style-name="T1">Ordinär Münster M. 0,399 „</text:span> <text:span text:style-name="T2">Feinen</text:span> „F. 0,363 „<text:span text:style-name="T1">Kleine Garinge K. 0,327 „</text:span></text:p>
          </table:table-cell>
          <table:table-cell/>
          <table:table-cell office:value-type="string">
            <text:p><text:s/></text:p>
          </table:table-cell>
          <table:table-cell office:value-type="string">
            <text:p><text:span text:style-name="T1">Aber jetzt ist's recht, rief er, als die Thüre aufging: jetzt kommt auch einmal die Oberkellnerin, die Magdalene.</text:span> Komm her, du Hübsche und du <text:span text:style-name="T2">Feine</text:span>, da gibt's schmachtende Herzen zu laben. <text:span text:style-name="T1">Das Mädchen, das auf den Ruf der durstigen Sturmglocke erschienen war, konnte man nicht ansehen ohne ihr freundlich gesinnt zu werden.</text:span></text:p>
          </table:table-cell>
          <table:table-cell office:value-type="string">
            <text:p>-</text:p>
          </table:table-cell>
          <table:table-cell office:value-type="float" office:value="924">
            <text:p>924</text:p>
          </table:table-cell>
          <table:table-cell table:number-columns-repeated="1018"/>
        </table:table-row>
        <table:table-row table:style-name="ro24">
          <table:table-cell office:value-type="string">
            <text:p><text:span text:style-name="T1">Vorher beschäftigte mich noch eine Zeitlang der angenehme Gedanke von Ausübung der wohlthätigen Menschenliebe gegen diese dürftige Familie.</text:span> Jch dachte mir verschiedene Plans, wie ich nach dem Beyspiel des braven Mannes, die Schulter meines thätigen Willens unter den Hebebaum des Trostes und Beystandes stemmen, und damit dem gestrandeten Glücks-Nachen der guten Leute ins Fahrwasser eines gemächlichern Zustandes schieben, und solchen wieder <text:span text:style-name="T2">flott</text:span> machen könnte. <text:span text:style-name="T1">Die Phantasie erhellte durch liebliche Träume diese Jdeale, die ich mir im wachenden Zustande vorgebildet hatte nur noch mehr, und ich würde hoffentlich zu meiner Zufriedenheit mein Vorhaben ausgeführet haben, wenn nicht das Emigranten Paar, aus übermäßigen Verlangen ihrer Sache recht gewiß zu seyn, meiner guten Absicht vorgegriffen hätte.</text:span></text:p>
          </table:table-cell>
          <table:table-cell/>
          <table:table-cell office:value-type="string">
            <text:p><text:s/></text:p>
          </table:table-cell>
          <table:table-cell office:value-type="string">
            <text:p><text:span text:style-name="T1">aber daß in der That ein erschrecklich hoher Procentsatz des musikalischen Dilettantismus auf Conto dessen gesetzt werden muß, was ein ungalanter Franzose die Jagd auf den Gatten betitelt – sei es nun, daß die musiktreibende Schülerin selbst im Grund ihres heranreifenden Herzens die Jägerin ist, sei es, daß nur die vorschauende Mutter ihre Netze und Speere rüstet – das scheint doch dem unbefangnen Beobachter zweifellos.</text:span> Ohne inneres Verständnis der Kunst, ohne ernsthafte Neigung wird <text:span text:style-name="T2">flott</text:span> darauf losgepauckt, nur um dereinst im Salon mit irgend einem Bravourstück zu brilliren und brave, heiratsfähige Herzen in glückverheißende Schwingungen zu versetzen. <text:span text:style-name="T1">„Nach der Verheirathung,“ sagt Holl, „wird dann die edle Kunst vernachlässigt, und wie ein überflüssiges Hausgeräthe bei Seite gesetzt, – der beste Beweis, daß sie lediglich ein Mittel zum Zweck war.“</text:span></text:p>
          </table:table-cell>
          <table:table-cell office:value-type="string">
            <text:p>-</text:p>
          </table:table-cell>
          <table:table-cell office:value-type="float" office:value="278">
            <text:p>278</text:p>
          </table:table-cell>
          <table:table-cell table:number-columns-repeated="1018"/>
        </table:table-row>
        <table:table-row table:style-name="ro12">
          <table:table-cell office:value-type="string">
            <text:p><text:span text:style-name="T1">Hier sende ich Jhnen die drey constitutiones ineditas, welche sie verlangt.</text:span> Der zweyte Theil vom Bauernrechte ist schon lange aus der <text:span text:style-name="T2">Presse</text:span>; wissen Sie das noch nicht? <text:span text:style-name="T1">Aus dem Oberhofgerichte werden Sie wieder eine Jnhibition kriegen.</text:span></text:p>
          </table:table-cell>
          <table:table-cell/>
          <table:table-cell office:value-type="string">
            <text:p><text:s/></text:p>
          </table:table-cell>
          <table:table-cell office:value-type="string">
            <text:p><text:span text:style-name="T1">Die Presse sodann hatte durch zielloses Poltern und Schelten schwer gesündigt, und es war nicht ganz unrichtig, was Gentz in seiner Denkschrift über den Preß-Unfug behauptete: „daß es heute nicht eine einzige als Privatunternehmung erscheinende Zeitschrift in Deutschland giebt, welche die Wohlgesinnten als ihr Organ betrachten könnten, ein Fall, der selbst in dem Zeitpunkte der blutigsten Anarchie in Frankreich ohne Beispiel ist.“</text:span> Aber die <text:span text:style-name="T2">Presse</text:span> war in Deutschland unzweifelhaft nicht die öffentliche Meinung, die Masse der Nation nahm an der Entrüstung der Journalisten wenig Antheil, und wer die Tadelsucht der Deutschen kannte, mußte furchtlos voraussehen, daß die große Mehrheit ihrer Zeitungen zu allen Zeiten der Opposition angehören würde. <text:span text:style-name="T1">Die schwächlichen Urtheile so vieler gebildeter Männer bewiesen freilich, daß ein Theil der höheren Stände an der bestehenden Ordnung zu verzweifeln begann; doch eine Politik blinder und roher Verfolgung war sicherlich das beste Mittel, um diese Verzweiflung noch zu steigern.</text:span></text:p>
          </table:table-cell>
          <table:table-cell office:value-type="string">
            <text:p>-</text:p>
          </table:table-cell>
          <table:table-cell office:value-type="float" office:value="40">
            <text:p>40</text:p>
          </table:table-cell>
          <table:table-cell table:number-columns-repeated="1018"/>
        </table:table-row>
        <table:table-row table:style-name="ro22">
          <table:table-cell office:value-type="string">
            <text:p><text:span text:style-name="T1">Der Tripel.</text:span> Auch diese bekannte gemischte Thonart, die meist von gelblicher Farbe ist, und wessen ihres scharfen Korns zu mancherley <text:span text:style-name="T2">technischem</text:span> Gebrauch dient, wird jetzt für vulcanischen Ursprungs gehalten. <text:span text:style-name="T1">2. mica. Alaun-Erde verbunden mit Kiesel-Erde, und etwas weniger Bittersalz-Erde.</text:span></text:p>
          </table:table-cell>
          <table:table-cell/>
          <table:table-cell office:value-type="string">
            <text:p><text:s/></text:p>
          </table:table-cell>
          <table:table-cell office:value-type="string">
            <text:p><text:span text:style-name="T1">Die Römische Sprache scheint zum Umgange mit Frauenzimmern, und zum Umgange überhaupt, wenig zu taugen, weil die Römer jenes Salz der Erde nicht kannten.</text:span> Zwar hat jede Nation in ihre Sprache Spuren ihrer Lieblingstugenden und Lieblingssünden gedruckt: so kommen die <text:span text:style-name="T2">technischen</text:span> Benennungen des Seewesens aus dem Holländischen; die Soldatenworte aus dem Französischen, die Baukunst, die Mahlerei und Bildhauerkunst beweisen durch ihre Ausdrücke, dass Italien ihr Vaterland ist, und das Jagdwesen erkennet Deutschland für sein Revier: indess scheinen alle neuere Sprachen, die Deutsche selbst nicht ausgenommen, durch den Umgang mit dem andern Geschlecht etwas Eigenthümliches erhalten zu haben, das der alten Welt gebrach. <text:span text:style-name="T1">— Wenn das ewige Feuer, welches die Vestalinnen unterhielten, dazu diente, Licht anzuzünden, wie ein allgemeiner Brunnen, Wasser zu schöpfen; so ist es ein schönes Bild von dem Dienste, den das schöne Geschlecht durch die Verfeinerung des Umganges der Welt erwiesen hat:</text:span></text:p>
          </table:table-cell>
          <table:table-cell office:value-type="string">
            <text:p>-</text:p>
          </table:table-cell>
          <table:table-cell office:value-type="float" office:value="873">
            <text:p>873</text:p>
          </table:table-cell>
          <table:table-cell table:number-columns-repeated="1018"/>
        </table:table-row>
        <table:table-row table:style-name="ro21">
          <table:table-cell office:value-type="string">
            <text:p><text:span text:style-name="T1">Der Gerichtshof von Brabant, oder das sogenannte Conseil, hält in einem neuen, von den Ständen errichteten Pallast, der nach dem Park hinsieht, seine Sitzungen.</text:span> Die Hotels des Herzogs von Aremberg, des Vicomte von Walkiers, des <text:span text:style-name="T2">englischen</text:span> Gesandten, imgleichen das Wappenhaus u. a. m. stehen sämmtlich in dieser Gegend. <text:span text:style-name="T1">Seit sechzehn oder achtzehn Jahren hat Brüssel, zumal um den Park herum, eine neue Gestalt gewonnen.</text:span></text:p>
          </table:table-cell>
          <table:table-cell/>
          <table:table-cell office:value-type="string">
            <text:p><text:s/></text:p>
          </table:table-cell>
          <table:table-cell office:value-type="string">
            <text:p><text:span text:style-name="T1">3. Ball mit Freystäten, das engl. Base-ball 78.</text:span> 4. Das deutsch <text:span text:style-name="T2">englische</text:span> Ballspiel 84. <text:span text:style-name="T1">5. Thorball oder das engl. Cricket 85.</text:span></text:p>
          </table:table-cell>
          <table:table-cell office:value-type="string">
            <text:p>-</text:p>
          </table:table-cell>
          <table:table-cell office:value-type="float" office:value="465">
            <text:p>465</text:p>
          </table:table-cell>
          <table:table-cell table:number-columns-repeated="1018"/>
        </table:table-row>
        <table:table-row table:style-name="ro6">
          <table:table-cell office:value-type="string">
            <text:p><text:span text:style-name="T1">Die Notabeln-Versammlungen der Jahre 1822 und 23 waren diesem gefeierten Publicisten mithin ganz unbekannt.</text:span> Ueberall in der <text:span text:style-name="T2">Presse</text:span> zeigte sich eine erschreckende Unkenntniß der preußischen Verfassungsgeschichte, so tief hatte das öffentliche Leben in den letzten Jahrzehnten geschlummert. <text:span text:style-name="T1">Ein liberaler Buchhändler veranstaltete eine Uebersetzung der Schrift Benjamin Constant’s über den Triumph des constitutionellen Princips in Preußen; weder der Verleger noch der Uebersetzer noch die Leser wußten, daß dies Büchlein Constant’s selber nichts anderes war als eine Uebersetzung der einst so viel genannten Benzenbergischen Schrift über Hardenberg’s Staatsverwaltung.</text:span></text:p>
          </table:table-cell>
          <table:table-cell/>
          <table:table-cell office:value-type="string">
            <text:p><text:s/></text:p>
          </table:table-cell>
          <table:table-cell office:value-type="string">
            <text:p><text:span text:style-name="T1">Man hat aber auch Schleifmaschinen, die diese Arbeit selbstthätig ausführen und in einer Stunde 30000 Nadeln bewältigen.</text:span> Sind die Schafte gespitzt, so werden sie auf der Mitte ihrer Länge mit der Hand oder der Mittenschleifmaschine etwas blank geschliffen und dann dieselbe Stelle unter einem kleinen Fallwerk breit geschlagen und zugleich mit einem Stempel mit den Umrissen der beiden Nadelöhre und mit Furchen versehen, wobei durch das <text:span text:style-name="T2">Pressen</text:span> ein geringes seitliches Aufwerfen entsteht, ein Bart oder Grat sich bildet. <text:span text:style-name="T1">Nun fehlt nur noch das Durchstoßen der Öhre, das auf einer kleinen Lochmaschine durch zwei parallele Stiftchen am Stempel und entsprechende Löcher in der Matrize oder dem Unterstempel geschieht.</text:span></text:p>
          </table:table-cell>
          <table:table-cell office:value-type="string">
            <text:p>-</text:p>
          </table:table-cell>
          <table:table-cell office:value-type="float" office:value="1249">
            <text:p>1249</text:p>
          </table:table-cell>
          <table:table-cell table:number-columns-repeated="1018"/>
        </table:table-row>
        <table:table-row table:style-name="ro7">
          <table:table-cell office:value-type="string">
            <text:p><text:span text:style-name="T1">Da mögte man vergehen, itzt in der Setzzeit. ‟</text:span> Sebaldus versicherte Se. Gräfl. Gnaden, daß er von Jhnen keine weitere Unterstützung verlangte, als nur Dero hohes <text:span text:style-name="T2">Vorwort</text:span> bey dem Consistorialpräsidenten, damit er nicht aus der Pfarre geworfen werde. <text:span text:style-name="T1">„Ja so, versezte der Graf, „mein Vorwort wollen sie haben, ich bedaure, daß ich Jhnen damit nicht dienen kann, denn ich komme izt gar nicht mehr nach der Stadt, sehen Sie, man ißt da gar zu erbärmlich, zumal bey dem Präsidenten, dem komme ich in meinem Leben nicht wieder.</text:span></text:p>
          </table:table-cell>
          <table:table-cell/>
          <table:table-cell office:value-type="string">
            <text:p><text:s/></text:p>
          </table:table-cell>
          <table:table-cell office:value-type="string">
            <text:p><text:span text:style-name="T1">Die Richtigkeit, die erste nothwendige Eigenschaft des Ausdruks, betrift nicht blos Wörter, sondern die Sätze und die Wendungen derselben.</text:span> Nur ein Wort unrecht gestellt, nur eine nicht genau überlegte Anwendung eines <text:span text:style-name="T2">Vorworts</text:span>, kann dem ganzen Satz etwas unrichtiges geben. <text:span text:style-name="T1">Wenn die Karschin sagt.</text:span></text:p>
          </table:table-cell>
          <table:table-cell office:value-type="string">
            <text:p>-</text:p>
          </table:table-cell>
          <table:table-cell office:value-type="float" office:value="816">
            <text:p>816</text:p>
          </table:table-cell>
          <table:table-cell table:number-columns-repeated="1018"/>
        </table:table-row>
        <table:table-row table:style-name="ro25">
          <table:table-cell office:value-type="string">
            <text:p><text:span text:style-name="T1">Wenn einer zum andern saget:</text:span> ich will ihm geben, was <text:span text:style-name="T2">billig</text:span> ist! <text:span text:style-name="T1">Er soll haben, damit er fridlich seyn kan, alsdann vermeinen Brunnemann und Lauterbach, dises versprechen gelte nichts; denn wie gedacht ist, wer auf gnade dine, müsse auf gnade manen.</text:span></text:p>
          </table:table-cell>
          <table:table-cell/>
          <table:table-cell office:value-type="string">
            <text:p><text:s/></text:p>
          </table:table-cell>
          <table:table-cell office:value-type="string">
            <text:p><text:span text:style-name="T1">In einigen Blättern sind schadhafte Stellen, runde Löcher.</text:span> Man muß über die Schwärze, die das Buch jetzt noch hat, <text:span text:style-name="T2">billig</text:span> erstaunen. IV) Malabarische und viele arabische Handschriften in blauen Papp-Kasten auf Baumblättern und Rinden. <text:span text:style-name="T1">Von diesen viele schöne Korane, Cod. bombycini zum Theil rc.</text:span></text:p>
          </table:table-cell>
          <table:table-cell office:value-type="string">
            <text:p>-</text:p>
          </table:table-cell>
          <table:table-cell office:value-type="float" office:value="549">
            <text:p>549</text:p>
          </table:table-cell>
          <table:table-cell table:number-columns-repeated="1018"/>
        </table:table-row>
        <table:table-row table:style-name="ro11">
          <table:table-cell office:value-type="string">
            <text:p><text:span text:style-name="T1">Ah, oui! du chocolat, mais pas si énormement sucré que la dernière fois, et particulièrement prenez garde — — —“</text:span> Der <text:span text:style-name="T2">Abend</text:span> war gekommen, mit ihm Frau Pastor Jäger auf dem Einspänner. <text:span text:style-name="T1">Primula trug dasselbe Kleid von ungefärbter Seide, in welchem sie Oswald an jenem Sonntag Morgen erschien, und sah, von der übergroßen Hitze des Tages angegriffen, mehr denn je wie ein kranker Kanarienvogel aus.</text:span></text:p>
          </table:table-cell>
          <table:table-cell/>
          <table:table-cell office:value-type="string">
            <text:p><text:s/></text:p>
          </table:table-cell>
          <table:table-cell office:value-type="string">
            <text:p><text:span text:style-name="T1">Morgen sollst du meine Geschichte hören.</text:span> Heut ists schon zu spät, und der <text:span text:style-name="T2">Abend</text:span> ist sehr kühl. <text:span text:style-name="T1">Du bist müd; deine Erzählung hat dich, wie ich sehe, heftig angegriffen, und du hast des Schlafs und der Ruhe nöthig.</text:span></text:p>
          </table:table-cell>
          <table:table-cell office:value-type="string">
            <text:p>-</text:p>
          </table:table-cell>
          <table:table-cell office:value-type="float" office:value="64">
            <text:p>64</text:p>
          </table:table-cell>
          <table:table-cell table:number-columns-repeated="1018"/>
        </table:table-row>
        <table:table-row table:style-name="ro16">
          <table:table-cell office:value-type="string">
            <text:p><text:span text:style-name="T1">Viele haben sich schon an den Benennungen Nominativ, Genitiv u. s. w. gestossen und haben dafür deutsche auf bringen wollen; die Einen haben Nennfall, Zeugefall, Gebefall u. s. f. gesagt, die Andern erster, zweiter, dritter Fall u. s. f., wieder Andere Werfall, Wesfall, Wemfall u. s. f., Andere noch anders: aber alle deutschen Namen werden zum mindesten ungenügend sein und den Begriff nicht erschöpfen; und die angeführten sind gradezu unsinnig und lächerlich.</text:span> Bei den Worten Genitiv, Dativ u. s. f. denkt Niemand an die Spielerei und den <text:span text:style-name="T2">Zufall</text:span>, wodurch diese Namen sind veranlasst worden, wenn er nicht daran denken will: Zeugefall, Gebefall erinnern mit Gewalt daran, und diese Erinnerung hilft wahrlich nicht zur Deutlichkeit. <text:span text:style-name="T1">Erster Fall, zweiter Fall u. s. f., diese zählenden Ausdrücke heften sich an das, was das Alleräusserlichste und die zufälligste Nebensache ist; man nennt da den Accusativ den vierten Fall, und doch würde z. B. einer, der eine Grammatik der gothischen Sprache schriebe, vielleicht am besten thun, wenn er den Accusativ zum ersten Fall machte, weil der bei starken Substantiven den Declinationsstamm in der reinsten Gestalt zeigt.</text:span></text:p>
          </table:table-cell>
          <table:table-cell/>
          <table:table-cell office:value-type="string">
            <text:p><text:s/></text:p>
          </table:table-cell>
          <table:table-cell office:value-type="string">
            <text:p><text:span text:style-name="T1">Homer ist ganz voll solcher Ausbildungen, deren ganze Würkung wir aber nicht fühlen, weil die Zeiten, für die er geschrieben hat, zu weit von uns entfernt sind.</text:span> Jst es <text:span text:style-name="T2">Zufall</text:span> oder Absicht dieses Dichters, daß in folgender Stelle der zweyte Vers so reich an Sylben und an Ton ist? <text:span text:style-name="T1">— # (*)</text:span></text:p>
          </table:table-cell>
          <table:table-cell office:value-type="string">
            <text:p>-</text:p>
          </table:table-cell>
          <table:table-cell office:value-type="float" office:value="290">
            <text:p>290</text:p>
          </table:table-cell>
          <table:table-cell table:number-columns-repeated="1018"/>
        </table:table-row>
        <table:table-row table:style-name="ro4">
          <table:table-cell office:value-type="string">
            <text:p><text:span text:style-name="T1">Die Kaffeepreise stiegen zu einer enormen Höhe, und Kupfer wurde ein reicher Mann.</text:span> Als Napoléon sah, daß seine Dekrete gegen den englischen Handel nicht überall mit der gehörigen Strenge gehandhabt wurden, daß namentlich die holländischen Häfen und die Hansestädte den Schein von Unabhängigkeit, der ihnen blieb, zu <text:span text:style-name="T2">englischen</text:span> Importen benutzten, so erschien im December 1810 ein Dekret, wonach der Kaiser der Franzosen „aus Gründen der höheren Politik“ sich veranlaßt fand, ganz Holland, die Hansestädte, Oldenburg, Lauenburg, Osnabrück u. s. w. dem französischen Reiche einzuverleiben. <text:span text:style-name="T1">In Folge davon war an der ganzen Küste in allen Häfen die strengste französische Douane eingeführt.</text:span></text:p>
          </table:table-cell>
          <table:table-cell/>
          <table:table-cell office:value-type="string">
            <text:p><text:s/></text:p>
          </table:table-cell>
          <table:table-cell office:value-type="string">
            <text:p><text:span text:style-name="T1">Ende 1842 begann der Druck zu weichen, der seit 1837 fast ununterbrochen auf der englischen Industrie gelastet hatte.</text:span> In den beiden folgenden Jahren steigerte sich die Nachfrage des Auslandes nach <text:span text:style-name="T2">englischen</text:span> Industrieprodukten noch mehr; 1845—46 bezeichnete die Periode der höchsten Prosperität. <text:span text:style-name="T1">1843 hatte der Opiumkrieg dem englischen Handel China geöffnet.</text:span></text:p>
          </table:table-cell>
          <table:table-cell office:value-type="string">
            <text:p>-</text:p>
          </table:table-cell>
          <table:table-cell office:value-type="float" office:value="1246">
            <text:p>1246</text:p>
          </table:table-cell>
          <table:table-cell table:number-columns-repeated="1018"/>
        </table:table-row>
        <table:table-row table:style-name="ro15">
          <table:table-cell office:value-type="string">
            <text:p><text:span text:style-name="T1">Zum Abschluß von Verträgen mit fremden Staaten ist der Kaiser berechtigt; er ertheilt die Vollmacht zur Verhandlung des Vertrages und zur Ratificirung desselben.</text:span> Es könnte demnach die Abschließung eines völkerrechtlichen Vertrages zur Umgehung der Form des Gesetzes verwendet werden, indem man eine Abänderung der Rechtsordnung, für welche voraussichtlich die Einwilligung des <text:span text:style-name="T2">Reichstages</text:span> nicht zu erlangen ist, zum Inhalt eines Vertrages mit irgend einem fremden Staate macht. <text:span text:style-name="T1">Gäbe es für die Mitwirkung des Reichstages bei der Aufstellung von Rechtssätzen keine andere Form als die des Gesetzes und will man völkerrechtliche Verträge nicht in diese Form zwängen, so hätte die Regierung es in der Hand, die Mitwirkung des Reichstages an der Feststellung und Abänderung der Rechtsordnung illusorisch zu machen.</text:span></text:p>
          </table:table-cell>
          <table:table-cell/>
          <table:table-cell office:value-type="string">
            <text:p><text:s/></text:p>
          </table:table-cell>
          <table:table-cell office:value-type="string">
            <text:p><text:span text:style-name="T1">Ein anderer Gegenstand von dieser Art betraf das Münzwesen.</text:span> Da konnte man zwar nach richtigen Grundsätzen unsers Staatsrechts behaupten, daß das Recht zu münzen eigentlich nicht von selbsten in der Landeshoheit begriffen sey, sondern nur solchen Reichsständen zustehe, die es vermöge besonderer kaiserlicher gesetzmäßiger Verleihung oder sonst rechtmäßig hergebracht haben. Auch war in Reichsgesetzen schon die sehr zweckmäßige Verfügung enthalten, daß in einem jeden Kreise drey oder vier Münzstädte bestimmt seyn sollten, wo ein jeder Reichsstand durch Münzbediente unter Aufsicht des Kreises seine Münzen prägen laßen sollte; nur mit Ausnahme solcher Reichsstände, die in ihren Landen eigne Bergwerke haben, denen vorbehalten blieb, soviel Gold oder Silber, als daselbst gewonnen würde, auf ihren besonderen Münzwerkstädten, ausmünzen zu laßen. Ueber alles das sollten aber jede benachbarte Kreise fleißige nachbarliche Correspondenz unterhalten, und wenigstens jährlich einmal eigne Münzprobationstage anstellen, um darüber zu wachen, daß keine Mißbräuche im Münzwesen vorgiengen, auf die man schon lange den Verlust des Münzregals, und noch in der Wahlcapitulation Carls des VI. die Suspension von Sitz und Stimme auf dem <text:span text:style-name="T2">Reichstage</text:span> zur Strafe gesetzt hatte. <text:span text:style-name="T1">III.</text:span></text:p>
          </table:table-cell>
          <table:table-cell office:value-type="string">
            <text:p>-</text:p>
          </table:table-cell>
          <table:table-cell office:value-type="float" office:value="128">
            <text:p>128</text:p>
          </table:table-cell>
          <table:table-cell table:number-columns-repeated="1018"/>
        </table:table-row>
        <table:table-row table:style-name="ro5">
          <table:table-cell office:value-type="string">
            <text:p><text:span text:style-name="T1">Zweitens: da die Verbindlichkeit eine vom Gesetz auferlegte Nothwendigkeit zu handeln ist, so ist folglich das Gesetz der wahre Grund aller Verbindlichkeit.</text:span> Dieses ertheilt der Verbindlichkeit selbst Daseyn und Wesen, dahingegen die damit verknüpften <text:span text:style-name="T2">Motiven</text:span>, nehmlich die Vorstellungen des Guten und Bösen, wodurch wir derselben gemäß zu handeln bestimmt werden, nur in so weit in Betrachtung kommen, als sie die Erfüllung desjenigen bewürken können, was eine schon vorhandene Verbindlichkeit uns auflegt. <text:span text:style-name="T1">Drittens: alle Verbindlichkeit sezt ein bestimmtes Subject voraus; dieses kann zwifach seyn, einmal dasjenige, welchem die Verbindlichkeit obliegt, und das vermöge derselben etwas zu leisten schuldig ist, zweitens dasjenige, welches berechtiget ist, die Erfüllung derselben von jenem zu fordern.</text:span></text:p>
          </table:table-cell>
          <table:table-cell/>
          <table:table-cell office:value-type="string">
            <text:p><text:s/></text:p>
          </table:table-cell>
          <table:table-cell office:value-type="string">
            <text:p><text:span text:style-name="T1">„</text:span><text:span text:style-name="T1">Aber wir hätten diesen Beweis noch kürzer führen können.</text:span> Würde der Lasterhafte aus diesen <text:span text:style-name="T2">Motiven</text:span> handeln, wenn sie ihm nicht einen Genuß gewährten? <text:span text:style-name="T1">Genuß allein ist es, was moralische Wesen in Bewegung sezt; und nur das Gute, wissen wir ja, kann Genuß gewähren. „</text:span></text:p>
          </table:table-cell>
          <table:table-cell office:value-type="string">
            <text:p>-</text:p>
          </table:table-cell>
          <table:table-cell office:value-type="float" office:value="580">
            <text:p>580</text:p>
          </table:table-cell>
          <table:table-cell table:number-columns-repeated="1018"/>
        </table:table-row>
        <table:table-row table:style-name="ro20">
          <table:table-cell office:value-type="string">
            <text:p><text:span text:style-name="T1">Sie sind ein sehr sicherer Probierstein, auf welchem sich, wie beym Silber, der Grad der Roheit und Verfeinerung eines Volkes ziemlich unzweydeutig erkennen lässt.</text:span> Rohe Nationen lieben in allen Zeiten und Weltgegenden die Spiele des Krieges und des <text:span text:style-name="T2">Zufalls</text:span> (Hasardspiele), deren Abwechselung von dem Bedürfnisse der Bewegung und Ruhe des Körpers geleitet wird. <text:span text:style-name="T1">Heftige und gefährliche Bewegungen, die Nachahmungen kriegerischer Vorfälle, wobey man sich zu durchbohren und die Köpfe zu zerschmettern droht, begleitet von einer wilden, harmonielosen Musik bezeichnen in jenen den rohen noch ganz unverfeinerten und ungeschwächten Heldengeist; so wie die Ergebung in die Fügung des blinden Zufalls bey diesen Unaufgelegtheit zum Denken und Mangel an Kultur des Geistes ankündigen, der unter der Binde des Aberglaubens gern in der öden Finsterniss des Ungefährs umhertappt, wo er zwischen Furcht und Hoffnung den bösen oder guten Einfluss der Geister erwartet und in dieser Erwartung allein das grösste Interesse findet, dessen sein kindischer Geist fähig ist.</text:span></text:p>
          </table:table-cell>
          <table:table-cell/>
          <table:table-cell office:value-type="string">
            <text:p><text:s/></text:p>
          </table:table-cell>
          <table:table-cell office:value-type="string">
            <text:p><text:span text:style-name="T1">‒ ‒ </text:span><text:span text:style-name="T1">Jch bin versichert, sie werden durch Brechung ihres auf Ehre gegebenen Wortes mir nicht Ursache zu schließen geben, daß ich nicht übler hätte fahren können, wenn ich ihnen nicht gehorsam gewesen wäre.</text:span> Von ganzem Herzen reuet mich die Beleidigung, welche ihrer strengen Tugend von mir widerfahren ist ‒ Allein muß ich eines so ohngefähren <text:span text:style-name="T2">Zufalls</text:span> wegen ein Brandmark von so anstößigen Namen tragen? <text:span text:style-name="T1">Niederträchtigster unter allen Mannspersonen und abscheulichster unter allen Ränkeschmieden sind harte Worte!</text:span></text:p>
          </table:table-cell>
          <table:table-cell office:value-type="string">
            <text:p>-</text:p>
          </table:table-cell>
          <table:table-cell office:value-type="float" office:value="762">
            <text:p>762</text:p>
          </table:table-cell>
          <table:table-cell table:number-columns-repeated="1018"/>
        </table:table-row>
        <table:table-row table:style-name="ro32">
          <table:table-cell office:value-type="string">
            <text:p><text:span text:style-name="T1">Will man demnach sein Feld recht lukker machen, so muß man es</text:span> Wie das Feld <text:span text:style-name="T2">lukker</text:span> zu machen. <text:span text:style-name="T1">Einmahl, recht tief felgen.</text:span></text:p>
          </table:table-cell>
          <table:table-cell/>
          <table:table-cell office:value-type="string">
            <text:p><text:s/></text:p>
          </table:table-cell>
          <table:table-cell office:value-type="string">
            <text:p><text:span text:style-name="T1">In mehrern, zum Theil unbeschreiblich schönen Abartungen.</text:span> <text:span text:style-name="T2">Locker</text:span> und ohne besonderes Ansehen heißt es Berggrün. <text:span text:style-name="T1">Sammterzt mit einer sammtartigen, meist kuglichten Oberfläche, (fast wie Glaskopf).</text:span></text:p>
          </table:table-cell>
          <table:table-cell office:value-type="string">
            <text:p>-</text:p>
          </table:table-cell>
          <table:table-cell office:value-type="float" office:value="794">
            <text:p>794</text:p>
          </table:table-cell>
          <table:table-cell table:number-columns-repeated="1018"/>
        </table:table-row>
        <table:table-row table:style-name="ro16">
          <table:table-cell office:value-type="string">
            <text:p><text:span text:style-name="T1">Der Held der Komödie wird der umgekehrte Held der Tragödie sein: Wie dieser als Communist, d. h. als Einzelner, der durch die Kraft seines Wesens aus innerer, freier Nothwendigkeit in der Allgemeinheit aufgeht, sich unwillkürlich nur auf seine Umgebung und Gegensätze bezog, so wird jener als Egoist, als Feind der Allgemeinheit, sich dieser zu entziehen oder sie willkürlich auf sich allein zu beziehen streben, in diesem Streben aber von der Allgemeinheit in den mannigfaltigsten und abwechselndsten Gestalten bekämpft, gedrängt und endlich besiegt werden.</text:span> Der Egoist wird gezwungen in die Allgemeinheit aufgehen, diese daher die eigentliche handelnde, vielfache Person sein, die dem immer handelnwollenden, nie aber könnenden Egoisten so lange als willkürlich wechselnder <text:span text:style-name="T2">Zufall</text:span> erscheint, bis sie im gedrängtesten Kreise ihn umschließt, und er, ohne Luft zum weiteren eigensüchtigen Athmen, seine letzte Rettung endlich nur in der unbedingtesten Anerkennung ihrer Nothwendigkeit ersieht. <text:span text:style-name="T1">Die künstlerische Genossenschaft, als Repräsentant der Allgemeinheit, wird somit in der Komödie einen noch unmittelbareren Antheil an der Dichtung selbst haben als in der Tragödie.</text:span></text:p>
          </table:table-cell>
          <table:table-cell/>
          <table:table-cell office:value-type="string">
            <text:p><text:s/></text:p>
          </table:table-cell>
          <table:table-cell office:value-type="string">
            <text:p><text:span text:style-name="T1">Das Charakterlustspiel, dessen Komik aus der Tiefe germanischer Jndividualität wiedergeboren ist, während die Jntrigue mehr dem romanischen Charakter entspricht, steht dem Jntriguenlustspiele nicht so gegenüber, als ob ihm ein durchgehender Faden der Handlung und Verwicklung fehle; aber es legt den Nachdruck keineswegs auf die subtilen Motivirungen und Ueberlistungen, sondern läßt die Charaktere in ihrem Wesen liegende Zwecke verfolgen, die in heiterer Verstrickung mit den Zwecken anderer und mit dem Zufall entweder scheitern oder zum Ziele gelangen.</text:span> Seine Helden sind nicht Jntriguanten, Planmacher, Schlauköpfe, die mit feierlichem Ernst in ihrer Jntrigue aufgehn; sondern sie verfolgen ihre Zwecke ohne Hinterthüren und Attrapen in der Weise, die ihrem Charakter entspricht, und in welche der <text:span text:style-name="T2">Zufall</text:span> seine launigen Verwicklungen verwebt. <text:span text:style-name="T1">Der Witz der Situation ist hier nicht ausgeschlossen; aber diese Situationen tragen nicht den Stempel einer mühsamen Geburt aus dem Schoos der ängstlich kreisenden Jntrigue, sondern sie gehn aus einer ungezwungenen und zufälligen Kreuzung der Zwecke hervor.</text:span></text:p>
          </table:table-cell>
          <table:table-cell office:value-type="string">
            <text:p>-</text:p>
          </table:table-cell>
          <table:table-cell office:value-type="float" office:value="1138">
            <text:p>1138</text:p>
          </table:table-cell>
          <table:table-cell table:number-columns-repeated="1018"/>
        </table:table-row>
        <table:table-row table:style-name="ro14">
          <table:table-cell office:value-type="string">
            <text:p><text:span text:style-name="T1">v. Gröningseck.</text:span> Wie göttlich schön dir das derangirte Haar läßt, mein Liebchen! kann mich nicht satt an dir sehn: — die Zöpfe so <text:span text:style-name="T2">flott</text:span>! <text:span text:style-name="T1">(küßt sie, und führt sie, den Arm um ihren Leib geschlungen, dem Tisch zu, setzen sich nebeneinander.)</text:span></text:p>
          </table:table-cell>
          <table:table-cell/>
          <table:table-cell office:value-type="string">
            <text:p><text:s/></text:p>
          </table:table-cell>
          <table:table-cell office:value-type="string">
            <text:p><text:span text:style-name="T1">Hier reißt die verfolgbare Goethesche Liebeslinie überhaupt schon ab, — eine sehr kurze „Unendlichkeit“.</text:span> Aber das falle nebenbei, — angenommen, sie ginge heute noch <text:span text:style-name="T2">flott</text:span> weiter. <text:span text:style-name="T1">Vergleiche!</text:span></text:p>
          </table:table-cell>
          <table:table-cell office:value-type="string">
            <text:p>-</text:p>
          </table:table-cell>
          <table:table-cell office:value-type="float" office:value="29">
            <text:p>29</text:p>
          </table:table-cell>
          <table:table-cell table:number-columns-repeated="1018"/>
        </table:table-row>
        <table:table-row table:style-name="ro9">
          <table:table-cell office:value-type="string">
            <text:p><text:span text:style-name="T1">Möchte man die Knollen in starkem Maße anwenden wollen, so ist es anzurathen, sie vorher in Wasser gahr zu kochen und dann in die Suppe zu geben, damit der Selleriegeschmack nicht den Kraftgeschmack überstimme.</text:span> Aus diesem Grunde ist bei einer kräftigen Fleischsuppe die Anwendung von vielem Suppenkraut, namentlich von Sellerieblättern, zu vermeiden, sie benehmen derselben die Kraft und alles <text:span text:style-name="T2">Feine</text:span>. <text:span text:style-name="T1">In einer schwachen Fleisch-und Kartoffelsuppe aber sind solche Kräuter ganz passend.</text:span></text:p>
          </table:table-cell>
          <table:table-cell/>
          <table:table-cell office:value-type="string">
            <text:p><text:s/></text:p>
          </table:table-cell>
          <table:table-cell office:value-type="string">
            <text:p><text:span text:style-name="T1">So kann ein Vater sagen, wenn er nicht gern in die Heyrath der Söhne williget.</text:span> Schlürfen schmecket überhaupt besser, als trinken; und der Hr. Rath verstehen auch das <text:span text:style-name="T2">Feine</text:span> der Wollust. <text:span text:style-name="T1">Schluchzen.</text:span></text:p>
          </table:table-cell>
          <table:table-cell office:value-type="string">
            <text:p>-</text:p>
          </table:table-cell>
          <table:table-cell office:value-type="float" office:value="314">
            <text:p>314</text:p>
          </table:table-cell>
          <table:table-cell table:number-columns-repeated="1018"/>
        </table:table-row>
        <table:table-row table:style-name="ro25">
          <table:table-cell office:value-type="string">
            <text:p><text:span text:style-name="T1">Nur noch dieß:</text:span> Jn dem Bilde, das wir vor uns haben, ist das Feste, Starke, Stolze, Zermalmende des Charakters auffallender, als das Zarte, Empfindsame, <text:span text:style-name="T2">Feine</text:span> — vornehmlich weil der Mund und die Gegend um den Mund am meisten verfehlt ist. <text:span text:style-name="T1">Noch bleibe auch die Manier, wie dieß Porträt bearbeitet ist, nicht unbemerkt.</text:span></text:p>
          </table:table-cell>
          <table:table-cell/>
          <table:table-cell office:value-type="string">
            <text:p><text:s/></text:p>
          </table:table-cell>
          <table:table-cell office:value-type="string">
            <text:p><text:span text:style-name="T1">— </text:span><text:span text:style-name="T1">Die Stücke sind von verschiedener Feine, aber alle gleich breit, und alle 20. Ellen lang.</text:span> Man verkauft den Batist Stückweis, der Preis richtet sich nach der <text:span text:style-name="T2">Feine</text:span>. <text:span text:style-name="T1">Ich ward versichert, daß der Arbeiter sehr geschickt, und der Faden sehr stark seyn müsse, wenn er des Tags eine Elle machen wolle.</text:span></text:p>
          </table:table-cell>
          <table:table-cell office:value-type="string">
            <text:p>-</text:p>
          </table:table-cell>
          <table:table-cell office:value-type="float" office:value="776">
            <text:p>776</text:p>
          </table:table-cell>
          <table:table-cell table:number-columns-repeated="1018"/>
        </table:table-row>
        <table:table-row table:style-name="ro8">
          <table:table-cell office:value-type="string">
            <text:p><text:span text:style-name="T1">— </text:span><text:span text:style-name="T1">Ich stellte also dem Kommissär vor, daß mich der Hauptmann Landrin, dessen Zeugniß ich ihm vorwies, deswegen nach Mâcon empfohlen hätte, damit ich Dienste bey der Republik haben könnte.</text:span> Da nun dieses nicht anginge, und ich mich selbst von den Ohnehosen getrennt hätte, so wäre es doch <text:span text:style-name="T2">billig</text:span>, daß er mich wieder zu meinen alten Kameraden gehen ließe. <text:span text:style-name="T1">Du hast recht, erwiederte der Kommissär: Du wirst ohne Zweifel deine Preußen in Mâcon, oder in Langres, oder in Dijon oder da herum finden: in Lyon kannst du das Nähere hören: und dahin will ich dir einen Paß geben.</text:span></text:p>
          </table:table-cell>
          <table:table-cell/>
          <table:table-cell office:value-type="string">
            <text:p><text:s/></text:p>
          </table:table-cell>
          <table:table-cell office:value-type="string">
            <text:p><text:span text:style-name="T1">Billig handhabet also der Landesherr den ersten Müller, und versaget allen andern die Erlaubniß dergleichen zum Nachtheil des erstern zu erbauen.</text:span> <text:span text:style-name="T2">Billig</text:span> versagt er auch andern die Erlaubniß eine Mühle für sich zu haben. <text:span text:style-name="T1">Denn die gemeine Mühle würde so wenig wie die Kirchspielskirche bestehen, wenn jeder seine eigne Capelle und Mühle haben wollte.</text:span></text:p>
          </table:table-cell>
          <table:table-cell office:value-type="string">
            <text:p>-</text:p>
          </table:table-cell>
          <table:table-cell office:value-type="float" office:value="555">
            <text:p>555</text:p>
          </table:table-cell>
          <table:table-cell table:number-columns-repeated="1018"/>
        </table:table-row>
        <table:table-row table:style-name="ro25">
          <table:table-cell office:value-type="string">
            <text:p><text:span text:style-name="T1">Nanu?</text:span> <text:span text:style-name="T2">Donnerwetter</text:span>!! <text:span text:style-name="T1">Alle Hälse waren jetzt wieder in die Höhe gereckt.</text:span></text:p>
          </table:table-cell>
          <table:table-cell/>
          <table:table-cell office:value-type="string">
            <text:p><text:s/></text:p>
          </table:table-cell>
          <table:table-cell office:value-type="string">
            <text:p><text:span text:style-name="T1">Doch Gott redte noch nicht.</text:span> Die heiligen <text:span text:style-name="T2">Donnerwetter</text:span> Waren Verkündiger einer annahenden göttlichen Antwort. <text:span text:style-name="T1">Als dieß geschah, that Gott vorm Angesichte der Thronen Offenbarend sein Heiligthum auf, den wartenden Himmel Zu den hohen Gedanken des Ewigen vorzubereiten.</text:span></text:p>
          </table:table-cell>
          <table:table-cell office:value-type="string">
            <text:p>-</text:p>
          </table:table-cell>
          <table:table-cell office:value-type="float" office:value="117">
            <text:p>117</text:p>
          </table:table-cell>
          <table:table-cell table:number-columns-repeated="1018"/>
        </table:table-row>
        <table:table-row table:style-name="ro13">
          <table:table-cell office:value-type="string">
            <text:p><text:span text:style-name="T1">Denn die Elementargeister sind, wie Mirax zweifellos festgestellt hat, nicht niedere Geister in dem Sinne, wie z. B. die Hunde es sind, welche im allgemeinen das Lesen nie lernen; sondern niedere Geister sind sie nur im mystotranscendentalen, nicht im organischen Sinne, sie sind ganz menschlicher Art, wie die Spirits, nur daß sie eben kein Selbstbewußtsein besitzen.</text:span> Das ist gerade das <text:span text:style-name="T2">Feine</text:span> am Miraxianismus, daß er den bisher nur bekannten organischen durch den mystotranscendentalen Unterschied ersetzt hat, und wer das nicht versteht, der ist nicht wert, daß die Wissenschaft um seinetwillen umkehre. <text:span text:style-name="T1">Um sich seiner Sache zu vergewissern, ließ Mirax noch den Geist des großen Theophrastus Bombastus Paracelsus von Hohenheim citieren, der sogleich erschien und ihm eröffnete, daß in der That der Erdrindengeist Lithosphäros ein Freund guter Lektüre sei.</text:span></text:p>
          </table:table-cell>
          <table:table-cell/>
          <table:table-cell office:value-type="string">
            <text:p><text:s/></text:p>
          </table:table-cell>
          <table:table-cell office:value-type="string">
            <text:p><text:span text:style-name="T1">Sie erschien ihm als der Inbegriff dessen, was er früher in dem Idealbilde der Thusnelda verehrt hatte.</text:span> Nur kam nun noch das Gretchen aus dem Faust, das Käthchen von Heilbronn und die Lindenwirtin, die <text:span text:style-name="T2">Feine</text:span>, dazu. <text:span text:style-name="T1">Dies, soweit es sich in seinen Versen aussprach, die er ausgiebig zum Lobe dieses Mädchens hervorbrachte, und deren Idealismus ihm bitter ernst war.</text:span></text:p>
          </table:table-cell>
          <table:table-cell office:value-type="string">
            <text:p>-</text:p>
          </table:table-cell>
          <table:table-cell office:value-type="float" office:value="1080">
            <text:p>1080</text:p>
          </table:table-cell>
          <table:table-cell table:number-columns-repeated="1018"/>
        </table:table-row>
        <table:table-row table:style-name="ro13">
          <table:table-cell office:value-type="string">
            <text:p><text:span text:style-name="T1">Aber was hilfts! der Kurialische Herrenverstand befiehlt und der am Gängelband gewöhnte Kirchenverstand gehorcht.</text:span> Das ist so das <text:span text:style-name="T2">Steckenpferd</text:span> aller Heiligen von der Tiber bis zur — Spree. <text:span text:style-name="T1">Die Elevinnen dieser Augustinusschwestern werden gar nicht strenge gehalten und erhalten leicht Erlaubniß, auszugehen.</text:span></text:p>
          </table:table-cell>
          <table:table-cell/>
          <table:table-cell office:value-type="string">
            <text:p><text:s/></text:p>
          </table:table-cell>
          <table:table-cell office:value-type="string">
            <text:p><text:span text:style-name="T1">Die Seele interessirt sich für diese gefärbten Zeichen und wird vertraut mit ihnen, und das Leben bleibt in einem unaufhörlichen muntern Schwunge, die Leidenschaften sinken nie unter, Freude und Schreck wechseln und jagen immer schneller und schneller das Blut durch die Adern, — was kömmt gegen diese Empfindungen das unbeholfene Geld in Rechnung, das man zuweilen verliert?</text:span> Jeder Mensch braucht eine Erschütterung, der eine sucht sie im Theater, der andere in irgend einem <text:span text:style-name="T2">Steckenpferde</text:span>, dem er sich mit der innigsten Liebe hingiebt; ein andrer macht Plane, ein vierter ist verliebt, — das Spiel ersetzt mir alles, es entfernt mich vom Bewußtseyn meiner selbst und taucht mich in dunkle Gefühle und wunderbare Träumereyen unter. <text:span text:style-name="T1">Es ist oft, als käme man dem eigensinnigen Gange des Zufalls auf die Spur, als ahndete man die Regel, nach der sich die durch einander gezogenen Kreise bewegen.</text:span></text:p>
          </table:table-cell>
          <table:table-cell office:value-type="string">
            <text:p>-</text:p>
          </table:table-cell>
          <table:table-cell office:value-type="float" office:value="811">
            <text:p>811</text:p>
          </table:table-cell>
          <table:table-cell table:number-columns-repeated="1018"/>
        </table:table-row>
        <table:table-row table:style-name="ro5">
          <table:table-cell office:value-type="string">
            <text:p><text:span text:style-name="T1">Seine erhabene gewölbte Stirn zeuget von dem Vorzuge seines Verstandes vor allen andern vierfüßigen Thieren — besonders von seinem starken Gedächtnisse.</text:span> Das Gewaltsame seines Charakters drückt sich in der Menge und Größe, das <text:span text:style-name="T2">Feine</text:span> in der Rundung und Gewölbtheit seiner Knochen, das Weichliche in der Masse des Fleisches — das Kluglistige in der weichen Gelenksamkeit seiner Natur aus. <text:span text:style-name="T1">Das Nashorn 3. und 4. grob, plump, unempfindlich, weniger reizbar, — unedles Aussehen, ein stumpfes Thier; von der Stirne zum Nashorn unedler, erniedrigender Einbug.</text:span></text:p>
          </table:table-cell>
          <table:table-cell/>
          <table:table-cell office:value-type="string">
            <text:p><text:s/></text:p>
          </table:table-cell>
          <table:table-cell office:value-type="string">
            <text:p><text:span text:style-name="T1">Fast nirgends vereinigt die Natur mehr ihre Lieblichkeiten, als hier.</text:span> Das Reine und Sanfte Einer Farbe, wie in der Hyacinthe, der Balsamine, der Lupine, der Lavatera; ihre feinen Schattirungen, wie in den mannichfaltigen Arten der Nelken; die Mischungen und Verschmelzungen mehrerer milden Farben, wie bey einigen Tulpen; das Süße, das <text:span text:style-name="T2">Feine</text:span>, das Liebkosende, das Erquickende, das Begeisternde des Wohlgeruchs bey so vielen Blumengattungen; alles dieses erzeugt und unterhält die Empfindung des Lieblichen, welche die ganze Seele mit einem Wohlbehagen, mit einer Vergnüglichkeit, mit einer so zauberischen Wollust füllt, daß die Sprache für sie keinen Ausdruck zu haben scheint. <text:span text:style-name="T1">Unstreitig kann der Geschmack die holden Wirkungen eines Blumengartens ungemein erhöhen.</text:span></text:p>
          </table:table-cell>
          <table:table-cell office:value-type="string">
            <text:p>-</text:p>
          </table:table-cell>
          <table:table-cell office:value-type="float" office:value="618">
            <text:p>618</text:p>
          </table:table-cell>
          <table:table-cell table:number-columns-repeated="1018"/>
        </table:table-row>
        <table:table-row table:style-name="ro19">
          <table:table-cell office:value-type="string">
            <text:p><text:span text:style-name="T1">Wie die Blume nicht ohne Sonnenschein, so können Sie ja keinen Tag ohne Lachen existiren.</text:span> Nun denn, Sie sollen heut <text:span text:style-name="T2">Abend</text:span> einmal lachen, so recht frisch und herzfröhlich hell, hör' ich's doch selber so gern … « <text:span text:style-name="T1">Wir waren vor den Heinrichen und den Spaniern gerettet und er las uns ein tolles Lustspiel und in kleinem Kreise auch wohl » Die Wochenstube «.</text:span></text:p>
          </table:table-cell>
          <table:table-cell/>
          <table:table-cell office:value-type="string">
            <text:p><text:s/></text:p>
          </table:table-cell>
          <table:table-cell office:value-type="string">
            <text:p><text:span text:style-name="T1">„</text:span><text:span text:style-name="T1">Nein, durchaus nicht.</text:span> Ich habe vorgestern <text:span text:style-name="T2">Abend</text:span> eine Nachricht erhalten, die mich sehr betrübt... Erinnern Sie sich des Professor Berger von ihrer Badereise nach Ostende vor drei Jahren?“ <text:span text:style-name="T1">„Ei gewiß! wie könnte man den vergessen!</text:span></text:p>
          </table:table-cell>
          <table:table-cell office:value-type="string">
            <text:p>-</text:p>
          </table:table-cell>
          <table:table-cell office:value-type="float" office:value="1076">
            <text:p>1076</text:p>
          </table:table-cell>
          <table:table-cell table:number-columns-repeated="1018"/>
        </table:table-row>
        <table:table-row table:style-name="ro4">
          <table:table-cell office:value-type="string">
            <text:p><text:span text:style-name="T1">Diesem gänzlichen Verfalle vorzukommen, ist kein ander Mittel, als daß ein Landesherr mit seinen Ständen sowol den Handel als das Handwerk von dem Lande wieder in die Städte ziehe, und da wo diese zu entlegen sind, das Dorf, was dazu am bequemsten liegt, zum Weichbilde erhebe.</text:span> Die zweyte Ursache des Verfalls der Landstädte ist der Mangel einer genauen <text:span text:style-name="T2">Bilanz</text:span> zwischen dem Ackerbau und dem Fleiße. <text:span text:style-name="T1">So bald der Handel und das Handwerk den Städten vorabgelassen und ihnen gleichsam ein Monopolium im Lande eingeräumet wird; so müssen die Bürger in gleichem Verhältnisse mit dem Landmann die öffentlichen Lasten tragen.</text:span></text:p>
          </table:table-cell>
          <table:table-cell/>
          <table:table-cell office:value-type="string">
            <text:p><text:s/></text:p>
          </table:table-cell>
          <table:table-cell office:value-type="string">
            <text:p><text:span text:style-name="T1">2) wenn sie Handelsbücher zu führen unterlassen haben, obgleich deren Führung gesetzlich vorgeschrieben oder nach der Beschaffenheit ihres Geschäfts erforderlich war, oder wenn sie diese Handelsbücher verheimlicht oder vernichtet oder so unordentlich geführt haben, daß dieselben keine Uebersicht des Vermögenszustandes; gewähren;</text:span> 3) wenn sie unterlassen haben, die <text:span text:style-name="T2">Bilanz</text:span> ihres Vermögens jährlich zu ziehen, obgleich dies gesetzlich vorgeschrieben oder nach der Beschaffenheit ihres Geschäfts erforderlich war; <text:span text:style-name="T1">4) wenn sie, obgleich das Vermögen nach der letzten Bilanz nicht die Hälfte der Schulden deckte, neue Schulden gemacht oder Waaren oder Kreditpapiere unter dem Werthe verkauft haben.</text:span></text:p>
          </table:table-cell>
          <table:table-cell office:value-type="string">
            <text:p>-</text:p>
          </table:table-cell>
          <table:table-cell office:value-type="float" office:value="323">
            <text:p>323</text:p>
          </table:table-cell>
          <table:table-cell table:number-columns-repeated="1018"/>
        </table:table-row>
        <table:table-row table:style-name="ro5">
          <table:table-cell office:value-type="string">
            <text:p><text:span text:style-name="T1">Vergleicht man aber diesen Paragraphen mit den folgenden, namentlich mit §. 815., so ergiebt sich, daß es nicht in der Absicht des Gesetzgebers lag, den animus nocendi in Verbindung mit dem eingetretenen tödtlichen Erfolg zum Thatbestande des Todtschlags für genügend zu halten, sondern daß er eigentlich den animus occidendi voraussetzte, denselben aber nicht ausdrücklich verlangte, um auch nach der damals herrschenden Theorie den dolus indeterminatus treffen zu können.</text:span> <text:span text:style-name="T2">Motive</text:span> zum ersten Entwurf. <text:span text:style-name="T1">III. 2. S. 133-44.</text:span></text:p>
          </table:table-cell>
          <table:table-cell/>
          <table:table-cell office:value-type="string">
            <text:p><text:s/></text:p>
          </table:table-cell>
          <table:table-cell office:value-type="string">
            <text:p><text:span text:style-name="T1">Der Ursprung dieser wohlthätigen Sitte ist ohne Zweifel national; aber die Petersburger haben sich von so vielen Gebräuchen und Gewohnheiten ihres russischen Vaterlandes losgesagt, daß man mit Recht ein stärkeres Motiv, als die Achtung für das Herkommen, annehmen muß, um sich die Beybehaltung einer so kostspieligen Nationaltugend zu erklären.</text:span> Dieses <text:span text:style-name="T2">Motiv</text:span> ist der Hang zur Geselligkeit, der die Petersburger, fast ohne Ausnahme, beherrscht; ein Karakterzug, der ihnen ebenfalls gar sehr zur Ehre gereicht, da er oft die Quelle edler und menschlicher Gefühle und Handlungen wird. <text:span text:style-name="T1">Es hieße jedoch zu viel gefordert, wenn man überall, beym großen Haufen sowol, als bey dem feinern und gebildetern Theile des Publikums jenes Motiv in aller Lauterkeit aufsuchen wollte.</text:span></text:p>
          </table:table-cell>
          <table:table-cell office:value-type="string">
            <text:p>-</text:p>
          </table:table-cell>
          <table:table-cell office:value-type="float" office:value="93">
            <text:p>93</text:p>
          </table:table-cell>
          <table:table-cell table:number-columns-repeated="1018"/>
        </table:table-row>
        <table:table-row table:style-name="ro11">
          <table:table-cell office:value-type="string">
            <text:p><text:span text:style-name="T1">Ich habe gewissenhaft und besonnen an Melchior gehandelt vom ersten Tag an, da ich ihn für die Eindrücke seiner Umgebung empfänglich fand.</text:span> Sind wir denn für den <text:span text:style-name="T2">Zufall</text:span> verantwortlich! Dir kann morgen ein Dachziegel auf den Kopf fallen, und dann kommt dein Freund — dein Vater, und statt deine Wunde zu pflegen, setzt er den Fuß auf dich! — <text:span text:style-name="T1">Ich lasse mein Kind nicht vor meinen Augen hinmorden.</text:span></text:p>
          </table:table-cell>
          <table:table-cell/>
          <table:table-cell office:value-type="string">
            <text:p><text:s/></text:p>
          </table:table-cell>
          <table:table-cell office:value-type="string">
            <text:p><text:span text:style-name="T1">Wir müssen über uns lachen, wir ärgern, schämen uns, daß es so sein konnte, aber es ist so, und wir sind vom Ziele ab, wir müssen von neuem anfangen.</text:span> Die Menschen nennen es <text:span text:style-name="T2">Zufall</text:span>. <text:span text:style-name="T1">Nein, meine Freundin, es ist der ewige Dämon, der uns von der Wiege an belauscht bis ans Grab, um, wenn wir schwach werden, uns zu fassen.</text:span></text:p>
          </table:table-cell>
          <table:table-cell office:value-type="string">
            <text:p>-</text:p>
          </table:table-cell>
          <table:table-cell office:value-type="float" office:value="1191">
            <text:p>1191</text:p>
          </table:table-cell>
          <table:table-cell table:number-columns-repeated="1018"/>
        </table:table-row>
        <table:table-row table:style-name="ro9">
          <table:table-cell office:value-type="string">
            <text:p><text:span text:style-name="T1">Doch er stand und bat, sie möchten alle getreulich Für ihn beten, so gut sie vermöchten.</text:span> Er machte nun <text:span text:style-name="T2">Anstalt</text:span> Fort zu eilen, er fühlte sich schuldig, und hatte zu fürchten. <text:span text:style-name="T1">Reinecke, sagte der König:</text:span></text:p>
          </table:table-cell>
          <table:table-cell/>
          <table:table-cell office:value-type="string">
            <text:p><text:s/></text:p>
          </table:table-cell>
          <table:table-cell office:value-type="string">
            <text:p><text:span text:style-name="T1">Durch alle unsere Institutionen geht ein Zug des Mißtrauens, überall flößt uns die volle Gewalt Angst ein, und wir ruhen nicht eher, bis wir ihr die Möglichkeit des Mißbrauchs entzogen haben.</text:span> Es ist jene Flucht vor der Persönlichkeit und die Ueberschätzung der todten Regel und <text:span text:style-name="T2">Anstalt</text:span>, die ich schon früher als einen Charakterzug unserer Zeit bezeichnet habe, und der sich in allen Verhältnissen, nicht bloß in denen des öffentlichen Rechts, nachweisen läßt. <text:span text:style-name="T1">Man nehme unser Beamtenwesen.</text:span></text:p>
          </table:table-cell>
          <table:table-cell office:value-type="string">
            <text:p>-</text:p>
          </table:table-cell>
          <table:table-cell office:value-type="float" office:value="273">
            <text:p>273</text:p>
          </table:table-cell>
          <table:table-cell table:number-columns-repeated="1018"/>
        </table:table-row>
        <table:table-row table:style-name="ro22">
          <table:table-cell office:value-type="string">
            <text:p><text:span text:style-name="T1">Es giebt wohl wenige Menschen, die nicht wenigstens einmal eine Ahndung in ihrem Leben gehabt zu haben glauben sollten.</text:span> Sehr viele – und nicht bloß Frauenzimmer – meinen bei jeder wichtigen (oft auch sehr unwichtigen) Veränderung ihrer Schicksale, oder auch der Schicksale ihrer Freunde und Verwandten, ein gewisses vorhersagendes Gefühl in sich wahrzunehmen, und wissen auch davon hunderterlei artige, zum Theil grausenvolle, Histörchen mit der ernsthaftesten Miene der Ueberzeugung zu erzählen, – so sehr sie auch ihrer Quelle, der Ammen und <text:span text:style-name="T2">Kinderstube</text:span>, ähnlich sehen mögen. <text:span text:style-name="T1">Je mehr man die Meinung dieser Ahndungsjäger zu widerlegen sucht, je dreister berufen sie sich immer auf ihr Gefühl – als ob es das untrüglichste Ding von der Welt sey – und den eingetroffenen Erfolg, ohne zu untersuchen, was Einbildung und Zufall dazu beigetragen hat, und wie schwer sich überhaupt ein Ahndungsvermögen mit der Natur unsrer Seele und der bekannten Art ihrer Jdeenentwickelung vereinigen läßt.</text:span></text:p>
          </table:table-cell>
          <table:table-cell/>
          <table:table-cell office:value-type="string">
            <text:p><text:s/></text:p>
          </table:table-cell>
          <table:table-cell office:value-type="string">
            <text:p><text:span text:style-name="T1">Das ist eine einfache Unwahrheit.</text:span> Jch habe zufällig eine größere Zahl von Schauspielerinnen gekannt, und ich weiß positiv, daß Allen, ohne Ausnahme, die solidesten Männer (Beamte, Kaufleute, Künstler u. s. w.) als Gatten zur Verfügung standen, und daß es nur an ihnen lag, wenn sie die Bretter, die die Welt bedeuten, nicht mit dem Hause, das Küche und <text:span text:style-name="T2">Kinderstube</text:span> bedeutet, vertauschen wollten. <text:span text:style-name="T1">Es giebt Mütter, ganz achtbare Frauen, die ihre Töchter in die Schauspielerinnen-Carriere drängen, weil sie dann mit absoluter Sicherheit auf eine gute Partie für das Mädchen rechnen können.</text:span></text:p>
          </table:table-cell>
          <table:table-cell office:value-type="string">
            <text:p>-</text:p>
          </table:table-cell>
          <table:table-cell office:value-type="float" office:value="346">
            <text:p>346</text:p>
          </table:table-cell>
          <table:table-cell table:number-columns-repeated="1018"/>
        </table:table-row>
        <table:table-row table:style-name="ro3">
          <table:table-cell office:value-type="string">
            <text:p><text:span text:style-name="T1">Alle Welt lachte über den scheußlichen Zustand der gothaischen Landstraßen, Niemand herzlicher als die preußischen Zollbeamten bei Langensalza; denn regelmäßig pflegten die Frachtwagen dicht vor dem preußischen Schlagbaum in dem berüchtigten Henningslebener Loche stecken zu bleiben oder umzuwerfen, also daß das Zollgeschäft mit Sicherheit und Gemüthsruhe besorgt werden konnte.</text:span> Auf der Leipzig-Frankfurter Straße erhob der weimarische Geleitsreiter unerbittlich das Geleitsgeld, obgleich die Fuhrleute seit unvordenklicher Zeit nicht mehr von <text:span text:style-name="T2">geharnischten</text:span> Reisigen begleitet wurden. <text:span text:style-name="T1">Die mit grundherrlichen Gefällen stark belasteten Bauern führten ihre Wirthschaft noch ganz nach der Urväter Weise; nur des heiligen Reiches Gärtner, die Erfurter, behaupteten den alten Ruhm ihrer kunstvollen Blumenzucht.</text:span></text:p>
          </table:table-cell>
          <table:table-cell/>
          <table:table-cell office:value-type="string">
            <text:p><text:s/></text:p>
          </table:table-cell>
          <table:table-cell office:value-type="string">
            <text:p><text:span text:style-name="T1">Dieses Bildniß des alten „Paladin“ nimmt unser Interesse aus mehr als Einem Grunde in Anspruch.</text:span> Ganz <text:span text:style-name="T2">geharnischt</text:span>, den Commandostab in der Rechten, die leichte Feldbinde um den Hals, so steht er da. <text:span text:style-name="T1">Der Helm ruht neben ihm auf einem Felsenvorsprung und sein langes Haar fällt dunkel und beinahe lockig herab.</text:span></text:p>
          </table:table-cell>
          <table:table-cell office:value-type="string">
            <text:p>-</text:p>
          </table:table-cell>
          <table:table-cell office:value-type="float" office:value="975">
            <text:p>975</text:p>
          </table:table-cell>
          <table:table-cell table:number-columns-repeated="1018"/>
        </table:table-row>
        <table:table-row table:style-name="ro6">
          <table:table-cell office:value-type="string">
            <text:p><text:span text:style-name="T1">IV.</text:span> Man hatte deswegen wohlbedächtlich schon in der Wahlcapitulation Carls des VII. einfließen laßen, daß ” den in letzteren Zeiten bey Ermangelung der Revision an den <text:span text:style-name="T2">Reichstag</text:span> genommenen Recursen Ziel und Maaß zu setzen ” sey. Da aber statt dessen selbst unter Carl dem VII. das neue Beyspiel des Hessencasselischen Recurses vielmehr neuen Muth machte; so nahm seitdem die Zahl der Recurse noch immer zusehends zu. <text:span text:style-name="T1">Gleich in dem ersten Regierungsjahre Franz des I. wurden insonderheit vier Recurse, welche von Churpfalz, Sachsenweimar, Anhaltcöthen und Salm schon unter der vorigen Regierung wider das Cammergericht am Reichstage angebracht waren, sehr lebhaft betrieben.</text:span></text:p>
          </table:table-cell>
          <table:table-cell/>
          <table:table-cell office:value-type="string">
            <text:p><text:s/></text:p>
          </table:table-cell>
          <table:table-cell office:value-type="string">
            <text:p><text:span text:style-name="T1">Wenigstens werden kaum irgend von anderen Orten so vielerley Ceremonielstreitigkeiten aufzuweisen seyn, als sie hier vorgekommen sind, und noch immer vorzukommen pflegen.</text:span> — Hier war es eben, wo in den ersten Jahren des jetzigen <text:span text:style-name="T2">Reichstages</text:span> der Unterschied zwischen churfürstlichen und fürstlichen Gesandten so weit getrieben wurde, daß letztere bey der Tafel so gar nur auf grünen Stühlen sitzen sollten, wann jene auf rothen saßen. <text:span text:style-name="T1">Endlich brachten die Fürsten es doch dahin, daß überall nur grüne Stühle gesetzt wurden.</text:span></text:p>
          </table:table-cell>
          <table:table-cell office:value-type="string">
            <text:p>-</text:p>
          </table:table-cell>
          <table:table-cell office:value-type="float" office:value="767">
            <text:p>767</text:p>
          </table:table-cell>
          <table:table-cell table:number-columns-repeated="1018"/>
        </table:table-row>
        <table:table-row table:style-name="ro21">
          <table:table-cell office:value-type="string">
            <text:p><text:span text:style-name="T1">[ Dieser Betrag wurde erhoben für die Londoner Unkosten der ostindischen Kompagnie und für die an die Aktionäre zu zahlenden Dividenden. ]</text:span> Und dies liquidirt nicht nur die <text:span text:style-name="T2">Bilanz</text:span> von 2250000 £, die im Handelsweg entstand, sondern ergibt noch eine Million Ueberschuss.“ (1917.) <text:span text:style-name="T1">1922.</text:span></text:p>
          </table:table-cell>
          <table:table-cell/>
          <table:table-cell office:value-type="string">
            <text:p><text:s/></text:p>
          </table:table-cell>
          <table:table-cell office:value-type="string">
            <text:p><text:span text:style-name="T1">Auf Tafel I D sind die Unterbilanzen mit —, die positiven Jahresabschlüsse mit + angegeben.</text:span> Es geht aus dieser Zusammenstellung hervor, dass in den 18 Jahren Meiji (Friede) — so heisst die in so vieler Beziehung ausgezeichnete Regierungszeit des Tennô Mutsu Hito — die Summe der negativen <text:span text:style-name="T2">Bilanzen</text:span> 87719877 Yen betrug, die der positiven dagegen nur 36370757 Yen. <text:span text:style-name="T1">Von letzterer kommen 27763507 Yen auf die vier letzten Jahre.</text:span></text:p>
          </table:table-cell>
          <table:table-cell office:value-type="string">
            <text:p>-</text:p>
          </table:table-cell>
          <table:table-cell office:value-type="float" office:value="1094">
            <text:p>1094</text:p>
          </table:table-cell>
          <table:table-cell table:number-columns-repeated="1018"/>
        </table:table-row>
        <table:table-row table:style-name="ro25">
          <table:table-cell office:value-type="string">
            <text:p><text:span text:style-name="T1">6) Knaurig-Gestein ist ein graues Kalckgestein kommt fast mit dem oben angeführten knortzlichen Gestein überein, nur daß es nicht mit solchen drusigen Seleniten durchsetzet ist, sondern der Selenit ist durch und durch eingesprengt.</text:span> 7) Die Asche ist eine <text:span text:style-name="T2">Lockere</text:span> leichte mit Mergelkalck und Talck vermischte Erde. 2½. ‒ <text:span text:style-name="T1">8)</text:span></text:p>
          </table:table-cell>
          <table:table-cell/>
          <table:table-cell office:value-type="string">
            <text:p><text:s/></text:p>
          </table:table-cell>
          <table:table-cell office:value-type="string">
            <text:p><text:span text:style-name="T1">§. 167.</text:span> Die Würmer werden dadurch dem Menschen mittelbar oder unmittelbar nutzbar, daß sie wie der Regenwurm die Erde <text:span text:style-name="T2">locker</text:span> halten; oder wie der Fadenwurm den Thon durchboren, und dadurch dem Wasser Durchgang verschaffen. <text:span text:style-name="T1">Ferner sind viele, zumal unter den Conchylien, eßbar.</text:span></text:p>
          </table:table-cell>
          <table:table-cell office:value-type="string">
            <text:p>-</text:p>
          </table:table-cell>
          <table:table-cell office:value-type="float" office:value="792">
            <text:p>792</text:p>
          </table:table-cell>
          <table:table-cell table:number-columns-repeated="1018"/>
        </table:table-row>
        <table:table-row table:style-name="ro28">
          <table:table-cell office:value-type="string">
            <text:p><text:span text:style-name="T1">Soweit sie dienen als Aufsauger von Arbeit, als Media worin oder wodurch sich die Arbeit und darum auch die Mehrarbeit vergegenständlicht, ist der Tauschwerth der Maschinerie, der Gebäude, der Rohstoffe etc. vollständig gleichgültig.</text:span> Worauf es ausschliesslich ankommt, ist einerseits ihre Masse, wie sie <text:span text:style-name="T2">technisch</text:span> zur Verbindung mit einem bestimmten Quantum lebendiger Arbeit erheischt ist, andrerseits ihre Zweckgemässheit, also nicht nur gute Maschinerie, sondern auch gute Roh-und Hülfsstoffe. <text:span text:style-name="T1">Von der Güte des Rohstoffs hängt z. Th. die Profitrate ab.</text:span></text:p>
          </table:table-cell>
          <table:table-cell/>
          <table:table-cell office:value-type="string">
            <text:p><text:s/></text:p>
          </table:table-cell>
          <table:table-cell office:value-type="string">
            <text:p><text:span text:style-name="T1">Schon am 3. September 1814 erschien das Gesetz über die Verpflichtung zum Kriegsdienste, von dem Könige und sämmtlichen Ministern unterzeichnet — ein Grundgesetz des preußischen Staates, einer jener epochemachenden Akte der Gesetzgebung, welche mit siegreicher Beredsamkeit erweisen, daß alle Geschichte wesentlich politische Geschichte ist, daß die Historie nicht die Aufgabe hat einen Volta unter seinen Froschschenkeln zu beobachten oder aus den Funden der Topfgräber die Entwicklung der Lampen und der Trinkgeschirre nachzuweisen, sondern die Thaten der Völker als wollender Personen, als Staaten, erforschen soll.</text:span> Das Wehrgesetz von 1814 hat die sittlichen und politischen Grundanschauungen der Preußen auf Generationen hinaus bestimmt, in alle ihre Lebensgewohnheiten tiefer eingegriffen als jemals eine wissenschaftliche Entdeckung oder eine <text:span text:style-name="T2">technische</text:span> Erfindung. <text:span text:style-name="T1">Das Gesetz begann, wie einst Scharnhorsts Entwurf, mit einer Wiederholung jener monumentalen Worte Friedrich Wilhelms I.: „jeder Eingeborene ist zur Vertheidigung des Vaterlandes verpflichtet;“ doch jetzt machte man unerbittlich Ernst mit der altpreußischen Regel.</text:span></text:p>
          </table:table-cell>
          <table:table-cell office:value-type="string">
            <text:p>-</text:p>
          </table:table-cell>
          <table:table-cell office:value-type="float" office:value="999">
            <text:p>999</text:p>
          </table:table-cell>
          <table:table-cell table:number-columns-repeated="1018"/>
        </table:table-row>
        <table:table-row table:style-name="ro7">
          <table:table-cell office:value-type="string">
            <text:p><text:span text:style-name="T1">Verfertiger von Trinkschalen mit kleinen schwarzen Figuren, oder auch ganz ohne dieselben, nur mit einer Palmette oder ähnlichem Blattwerk am Henkel.</text:span> Zur letztern Klasse gehören 1) in Berlin n. 683; aussen auf beiden Seiten wiederholt. — 2) früher bei Durand (n. 1000), jetzt im brittischen <text:span text:style-name="T2">Museum</text:span> (n. 685). — 3) früher bei Durand (n. 1001). — 4) bei Feoli in Rom (n. 161); nach der Skizze in der Mon. d. <text:span text:style-name="T1">Inst. I, t. 27, 46 mehr der Form des Skyphos sich annähernd. — 5) in München (n. 29). — 6) in der Campana’schen Sammlung: die Inschriften überall dieselben.</text:span></text:p>
          </table:table-cell>
          <table:table-cell/>
          <table:table-cell office:value-type="string">
            <text:p><text:s/></text:p>
          </table:table-cell>
          <table:table-cell office:value-type="string">
            <text:p><text:span text:style-name="T1">Unter den gedruckten Büchern war mir merkwürdig: 9)</text:span> Das <text:span text:style-name="T2">Museum</text:span> Florentinum, in 10. Folianten, mit einer Menge Kupferstiche. 10) Virgilius, die grosse Ausgabe von Rom in 3. Quartbänden mit den Kupferstichen von allen Antiken, die man in Rom dazu hat. <text:span text:style-name="T1">Es kostet 8. Dukaten. 11)</text:span></text:p>
          </table:table-cell>
          <table:table-cell office:value-type="string">
            <text:p>-</text:p>
          </table:table-cell>
          <table:table-cell office:value-type="float" office:value="275">
            <text:p>275</text:p>
          </table:table-cell>
          <table:table-cell table:number-columns-repeated="1018"/>
        </table:table-row>
        <table:table-row table:style-name="ro52">
          <table:table-cell office:value-type="string">
            <text:p><text:span text:style-name="T1">Es war inzwischen heiß geworden, die Schatten dieses Parkes luden zu einem Besuche ein, aber es war doch ein anderes, was uns an diese Stelle geführt hatte und, den lockenden Parkschatten aufgebend, suchten wir uns zunächst eines sagen-und landeskundigen Blankenseeers zu versichern, der wohl geeignet und geneigt sein möchte, die Dienste eines Führers bei uns zu übernehmen.</text:span> Der <text:span text:style-name="T2">Zufall</text:span> wollte uns wohl. <text:span text:style-name="T1">Am Rande des Dorfes umher tappend wurden wir alsbald eines Mannes ansichtig, der, in einem offenen Thorweg stehend, unseren unsicheren Bewegungen schon seit länger gefolgt zu sein schien; — als er uns auf sich zuschreiten sah, schritt er uns seinerseits entgegen und kam unserm Gruß zuvor.</text:span></text:p>
          </table:table-cell>
          <table:table-cell/>
          <table:table-cell office:value-type="string">
            <text:p><text:s/></text:p>
          </table:table-cell>
          <table:table-cell office:value-type="string">
            <text:p><text:span text:style-name="T1">Die zufälligen Ursachen des starken Absatzes einer Waare sind: die Nothwendigkeit, in der man sich gegenwärtig befindet, sie zu kaufen, z. E. zu Kriegszeiten die Pferde rc. die Neuigkeit der Waare, die Mode, die Einbildung der Leute, wenn sie glauben, es stehe etwas schön; die Nachäffung der Großen, da, wenn diese auf eine Waare ein Auge geworfen, und sie zu ihrer Pracht zu gebrauchen anfangen, die vom niedern Stande solche auch haben wollen; d) der hohe oder geringe Belauf der Unkosten, welche der Kaufmann auf die Waaren verwenden muß.</text:span> Die zufälligen Ursachen größerer Unkosten sind in den Ursachen zu suchen, welche den Kaufmann zwingen, sich auf seiner Reise länger aufzuhalten; die Schiffer und Fuhrleute nöthigen, mehr Fracht zu fordern; und die Fürsten veranlassen, stärkere Anlagen auf die Waaren zu machen; e) falsch ausgesprengte und wahrscheinlich befundene Zeitungen von der Ankunft einer reichen Schiffsflotte, einer gesegneten Erndte, eines guten Fischfanges rc. immaßen sodann der Kaufmann mit seinen Waaren nicht mehr so sehr an sich hält, zumal wenn er davon noch einen starken Vorrath auf dem Lager hat; f) die Nothwendigkeit von Seiten des Kaufmanns mit der Waare los zu schlagen, und solche unter den gesetzten Preiß zu geben, welche denn wieder aus verschiedenen Ursachen herrühren kann, entweder weil er Geld brauchet; oder weil die Waare, mit der er überhäufet ist, verderben will; u. s. w. Es ist unmöglich, alle <text:span text:style-name="T2">Zufälle</text:span>, welche das Steigen und Fallen des Preißes der Waaren verursachen, wegen ihrer großen Mannichfaltigkeit anzuführen. <text:span text:style-name="T1">Eben dieses gilt auch von den (b) Ursachen der Preißesveränderung der Wechsel, welche wir zum Theile unten (§. 406.) wo wir von der Wechselhandlung reden, angezeiget haben.</text:span></text:p>
          </table:table-cell>
          <table:table-cell office:value-type="string">
            <text:p>-</text:p>
          </table:table-cell>
          <table:table-cell office:value-type="float" office:value="100">
            <text:p>100</text:p>
          </table:table-cell>
          <table:table-cell table:number-columns-repeated="1018"/>
        </table:table-row>
        <table:table-row table:style-name="ro12">
          <table:table-cell office:value-type="string">
            <text:p><text:span text:style-name="T1">Ging es zur Schlacht, so schmückte er sich gern mit allen seinen Orden wie für ein bräutliches Fest, und niemals in allen den Fährlichkeiten seines Kriegerlebens ist ihm auch nur der Einfall gekommen, daß eine Kugel ihn hinstrecken könnte.</text:span> Gewaltig war der Eindruck, wenn er zu sprechen anhob mit seiner schönen, mächtigen Stimme, ein Redner von Gottes Gnaden, immer der höchsten Wirkung sicher, mochte er nun in gemüthlichem Platt mit Wachtstubenspäßen und heiligen <text:span text:style-name="T2">Donnerwettern</text:span> die ermüdeten Truppen aufmuntern oder den Offizieren klar, bündig, nachdrücklich seine Befehle ertheilen oder endlich in festlicher Versammlung mit schwungvollen Worten einen vaterländischen Ehrentag verherrlichen. <text:span text:style-name="T1">Wer täglich mit ihm verkehrte wurde ihm ganz zu eigen; seine geliebten rothen Husaren hatte er so bis auf den letzten Mann in seiner Gewalt, daß nach der unglücklichen Ratkauer Capitulation kein einziger der Rothen nach Frankreich geführt werden konnte: alle entkamen den Siegern, die meisten schlichen sich nach Ostpreußen zu ihrem Könige durch.</text:span></text:p>
          </table:table-cell>
          <table:table-cell/>
          <table:table-cell office:value-type="string">
            <text:p><text:s/></text:p>
          </table:table-cell>
          <table:table-cell office:value-type="string">
            <text:p><text:span text:style-name="T1">Doch fält der Regen nicht so anhaltend, noch so genau auf besagte Zeiten, daß ich es einer indischen Witterung vergleichen mögte.</text:span> Auch <text:span text:style-name="T2">Donnerwetter</text:span> hört man hier nicht selten. <text:span text:style-name="T1">See; Strudel u. s. f.</text:span></text:p>
          </table:table-cell>
          <table:table-cell office:value-type="string">
            <text:p>-</text:p>
          </table:table-cell>
          <table:table-cell office:value-type="float" office:value="230">
            <text:p>230</text:p>
          </table:table-cell>
          <table:table-cell table:number-columns-repeated="1018"/>
        </table:table-row>
        <table:table-row table:style-name="ro24">
          <table:table-cell office:value-type="string">
            <text:p><text:span text:style-name="T1">Wir bereiten daher dem jungen Weltbürger das schönste „Willkommen“, wenn wir darauf bedacht sind, dass die ersten Eindrücke, welche er durch seine aufnahmfähig gewordenen Sinnesorgane, vorzüglich durch Auge und Ohr, empfängt, soviel wie möglich freundlicher und lieblicher Art sind, also besonders: liebevolles Begegnen durch Blick und Ton, Freundlichkeit aller in den Wahrnehmungskreis des Kindes fallender Gegenstände.</text:span> Die <text:span text:style-name="T2">Kinderstube</text:span> sei, bei aller Einfachheit, für das Auge und Ohr des Kindes ein kleines Paradies. <text:span text:style-name="T1">Zwar kann kein Mensch mit seiner Erinnerung herabsteigen bis zu diesen ersten schwachen Dämmerungsstrahlen seines Lebensmorgens, doch dürfte vom psychologischen Gesichtspuncte aus die Vermuthung Vieles für sich haben, dass die ersten Jugendeindrücke gewissermaassen den Grundton des Gemüthes oder Gefühles bestimmen, der mehr oder weniger das ganze Leben durchklingt.</text:span></text:p>
          </table:table-cell>
          <table:table-cell/>
          <table:table-cell office:value-type="string">
            <text:p><text:s/></text:p>
          </table:table-cell>
          <table:table-cell office:value-type="string">
            <text:p><text:span text:style-name="T1">„</text:span><text:span text:style-name="T1">Sie scheint in einem großen Leben zu leben und giebt sich doch alle Mühe, treue — Freundschaft zu halten mit — mit —“</text:span> „Dem Vogelsang, dem Osterberge, kurz, der deutschen <text:span text:style-name="T2">Kinderstube</text:span>,“ lachte Velten. <text:span text:style-name="T1">„Das wollte ich ihr aber auch gerathen haben,“ setzte er ein wenig mit den Zähnen auf der Unterlippe hinzu, und dann kaum hörbar für sich:</text:span></text:p>
          </table:table-cell>
          <table:table-cell office:value-type="string">
            <text:p>-</text:p>
          </table:table-cell>
          <table:table-cell office:value-type="float" office:value="1131">
            <text:p>1131</text:p>
          </table:table-cell>
          <table:table-cell table:number-columns-repeated="1018"/>
        </table:table-row>
        <table:table-row table:style-name="ro40">
          <table:table-cell office:value-type="string">
            <text:p><text:span text:style-name="T1">Für die staatsrechtliche Construktion des Reichstages als eines Organs des Reiches und für die rein juristische Bestimmung der ihm obliegenden Funktionen ist dies aber nicht von erheblicher Bedeutung. Seinem Begriff und Wesen und seiner Stellung im Verfassungsbau des Reiches nach unterscheidet sich der Reichstag nicht von anderen Volksvertretungen, Parlamenten, Kammern, Landtagen.</text:span> Daß der <text:span text:style-name="T2">Reichstag</text:span> keine eigenartige Schöpfung ist, zeigt sich äußerlich schon darin, daß der ihn betreffende Abschnitt der Reichsverfassung die Originalität vermissen läßt, welche die übrigen Abschnitte derselben in so hohem Grade auszeichnet. <text:span text:style-name="T1">Alle Artikel dieses Abschnittes sind Artikeln der Preuß. Verf.-Urkunde v. 31. Januar 1850 nachgebildet, z. Th. ihnen wörtlich entnommen, wie folgende Zusammenstellung zeigt.</text:span></text:p>
          </table:table-cell>
          <table:table-cell/>
          <table:table-cell office:value-type="string">
            <text:p><text:s/></text:p>
          </table:table-cell>
          <table:table-cell office:value-type="string">
            <text:p><text:span text:style-name="T1">Die völkerrechtliche Ausfertigung bedarf keiner Bezugnahme auf die vom Bundesrath und Reichstag ertheilte Zustimmung oder Genehmigung, da diese eine res interna ist, die den Mitcontrahenten Nichts angeht; die Hinzufügung eines Befehles, dem Vertrage nachzukommen, würde ganz sinnlos sein, da der internationale Vertrag unter Gleichberechtigten geschlossen wird und lediglich gegenseitige Versprechungen enthält.</text:span> Für die staatsrechtliche Ausfertigung dagegen ist das wesentlichste Stück der Befehl an alle der Staatsgewalt unterworfenen Personen (Unterthanen und Behörden), den Vertrag zu beachten und zu befolgen, d. h. die Verordnungsclausel, wie sie für jedes Gesetz erforderlich ist. Zugleich müßte die Verfassungsmäßigkeit dieses Befehls formell constatirt werden durch die Kaiserliche Beurkundung, daß der Bundesrath und der <text:span text:style-name="T2">Reichstag</text:span> die Zustimmung ertheilt haben. <text:span text:style-name="T1">Endlich wäre noch ein drittes Erforderniß begründet, welches bei gewöhnlichen Gesetzen nicht existirt; da nämlich die Zustimmung des Bundesrathes und Reichstages nur für den Fall und unter der Voraussetzung ertheilt ist, daß der völkerrechtliche Vertrag wirklich zu Stande kömmt und auch der mitcontrahirende Staat sich definitiv verpflichtet, so müßte in der staatsrechtlichen Ausfertigung constatirt werden, daß diese Voraussetzung erfüllt, d. h. der Vertrag durch Auswechslung der Ratifikationen definitiv geschlossen worden ist.</text:span></text:p>
          </table:table-cell>
          <table:table-cell office:value-type="string">
            <text:p>-</text:p>
          </table:table-cell>
          <table:table-cell office:value-type="float" office:value="1142">
            <text:p>1142</text:p>
          </table:table-cell>
          <table:table-cell table:number-columns-repeated="1018"/>
        </table:table-row>
        <table:table-row table:style-name="ro8">
          <table:table-cell office:value-type="string">
            <text:p><text:span text:style-name="T1">Die hierfür benutzten Methoden aber waren ziemlich mannigfaltig.</text:span> Im Hochofen selbst bewirkte man mitunter das <text:span text:style-name="T2">Feinen</text:span>, indem man durch eine abwärts gerichtete Düse Wind auf die Oberfläche des im Herde stehenden Roheisens blies. <text:span text:style-name="T1">Der Process war beendet, wenn das Eisen anfing Funken zu werfen, ein Zeichen der eintretenden Verbrennung von Kohle.</text:span></text:p>
          </table:table-cell>
          <table:table-cell/>
          <table:table-cell office:value-type="string">
            <text:p><text:s/></text:p>
          </table:table-cell>
          <table:table-cell office:value-type="string">
            <text:p><text:span text:style-name="T1">Kochgeschirre von Kupfer und Messing müssen sofort nach jedem Gebrauch gereinigt und getrocknet werden; man koche jedoch keine Speisen darin, welche Säuren enthalten, weil diese den giftigen Grünspan leicht entwickeln, vorzüglich dann, wenn die Speisen nicht sogleich nach dem Kochen herausgenommen werden.</text:span> Auch Fleischsuppen erhalten darin, falls sie nicht gut überzinnt worden, einen etwas scharfen, unangenehmen Geschmack, das <text:span text:style-name="T2">Feine</text:span> derselben geht unbedingt verloren. <text:span text:style-name="T1">Eigentlich sollte man solche Kochgeschirre nur gut verzinnt gebrauchen, was jedoch eine kostspielige Sache ist.</text:span></text:p>
          </table:table-cell>
          <table:table-cell office:value-type="string">
            <text:p>-</text:p>
          </table:table-cell>
          <table:table-cell office:value-type="float" office:value="1247">
            <text:p>1247</text:p>
          </table:table-cell>
          <table:table-cell table:number-columns-repeated="1018"/>
        </table:table-row>
        <table:table-row table:style-name="ro25">
          <table:table-cell office:value-type="string">
            <text:p><text:span text:style-name="T1">— </text:span><text:span text:style-name="T1">Ein Kind von fünf Jahren mit seinem spanischen Hengst so lange zu prügeln, bis es die schwere Noth kriegt, und krepirt! — und warum? —</text:span> weil es ein Stück Brod bettelt, das es doch auch nicht stehlen darf — Dich soll das beilige <text:span text:style-name="T2">Donnerwetter</text:span>! — hätt ich dem Hund nur besser gegeben! <text:span text:style-name="T1">Magister.</text:span></text:p>
          </table:table-cell>
          <table:table-cell/>
          <table:table-cell office:value-type="string">
            <text:p><text:s/></text:p>
          </table:table-cell>
          <table:table-cell office:value-type="string">
            <text:p><text:span text:style-name="T1">Sie mochten nicht ganz mit denen des Wachthabenden harmoniren.</text:span> „<text:span text:style-name="T2">Donnerwetter</text:span>! rief der Cornet am Fenster. <text:span text:style-name="T1">Sie gehen Arm in Arm!“</text:span></text:p>
          </table:table-cell>
          <table:table-cell office:value-type="string">
            <text:p>-</text:p>
          </table:table-cell>
          <table:table-cell office:value-type="float" office:value="280">
            <text:p>280</text:p>
          </table:table-cell>
          <table:table-cell table:number-columns-repeated="1018"/>
        </table:table-row>
        <table:table-row table:style-name="ro10">
          <table:table-cell office:value-type="string">
            <text:p><text:span text:style-name="T1">Und das war hier der Fal.</text:span> Der erste Wunsch, der in Robinsons Sele erwachte, da er sich von der starken Empfindung der Freude über den Anblik eines Europäischen Schiffes erhohlt hatte, war dieser, daß das Schif noch unbeschädigt sein, und wieder <text:span text:style-name="T2">flot</text:span> werden mögte. <text:span text:style-name="T1">In diesem Falle war er fest entschlossen, sich mit Freitag darauf zu sezen, und, wo nicht nach Europa selbst, doch nach irgend einem europäischen Pflanzorte in Amerika zu segeln; so gefährlich es auch immer sein mögte, sich mit einem großen unbemanten Schiffe, und ohne die nöthigen Kentnisse von der Schiffarth zu haben, auf das offenbare Meer zu wagen.</text:span></text:p>
          </table:table-cell>
          <table:table-cell/>
          <table:table-cell office:value-type="string">
            <text:p><text:s/></text:p>
          </table:table-cell>
          <table:table-cell office:value-type="string">
            <text:p><text:span text:style-name="T1">Bomare wunderte sich nicht, wie ich zweifelte, ob die Zeichnung natürlich sei.</text:span> Er sagte aber, daß er den Stein in einem Pokal gefunden, und alles angewendet habe, zu entdecken, ob er gekünstelt sei — aber vergebens. 25) Tranche du Bois <text:span text:style-name="T2">flotté</text:span>, — gelb mit schwarzen irregulären Zeichnungen — qui porte le même dessein par toute sa longeur; das dünkt mir, ist für die Physiologie der Pflanzen eine schwere Aufgabe. 26) Basalte de Volcan. Hr. Sage hatte mir behauptet, man fände nie Basalt bei Vulcanen!! 27) Soufre natif sur spath calcaire triangulaire, aus Spanien. <text:span text:style-name="T1">Bomare versicherte, daß das Stück 30. Louisd’or kostete. 28) Grosse Stücke aus Soufre fondu, aus Italien.</text:span></text:p>
          </table:table-cell>
          <table:table-cell office:value-type="string">
            <text:p>-</text:p>
          </table:table-cell>
          <table:table-cell office:value-type="float" office:value="534">
            <text:p>534</text:p>
          </table:table-cell>
          <table:table-cell table:number-columns-repeated="1018"/>
        </table:table-row>
        <table:table-row table:style-name="ro4">
          <table:table-cell office:value-type="string">
            <text:p><text:span text:style-name="T1">Denn was konnte er sich zu einer solchen Absicht von einer Reise versprechen, auf welcher er aus dem Wagen in die Gasthöfe, und aus diesen wieder in den Wagen stieg, ohne Hoffnung etwas anders zu sehen und zu erfahren, als was er auf der Landstraße würde gewahr werden?</text:span> Da indessen nach seiner Zurückkunft einige seiner Freunde von dem Tagebuche etwas gehört hatten, und es zu lesen verlangten, fand sich einer darunter, der es der Mühe werth hielt, etwas davon auszuziehen, und durch das deutsche <text:span text:style-name="T2">Museum</text:span> bekannt zu machen. <text:span text:style-name="T1">Dieses veranlaßte andere Freunde, und besonders auch die Verleger, dem Verfasser ernstlich anzuliegen, das ganze Tagebuch bekannt zu machen.</text:span></text:p>
          </table:table-cell>
          <table:table-cell/>
          <table:table-cell office:value-type="string">
            <text:p><text:s/></text:p>
          </table:table-cell>
          <table:table-cell office:value-type="string">
            <text:p><text:span text:style-name="T1">Gray hatte den Glasfadenbündel für die zu diesem Polypen gehörige Centralaxe, analog der hornartigen bei Gorgonia, und den Schwamm nur als Wohnplatz des Polypen betrachtet; derselben Meinung war noch Brandt in seiner ausführlicheren Bearbeitung dieser von ihm Hyalochaetiden genannten Geschöpfe.</text:span> Erst Max Schultze wies nach Untersuchung der Exemplare des Leidener <text:span text:style-name="T2">Museums</text:span> in einer eingehenden, an mikroskopischen Untersuchungen reichen Arbeit: <text:span text:style-name="T1">Die Hyalonemen, ein Beitrag zur Naturgeschichte der Spongien, Bonn 1860, 4to, mit fünf Tafeln — nach, dass die Glasfäden zum Schwamm gehören und der Polypenüberzug ein parasitischer, ihnen wesentlich fremder sei.</text:span></text:p>
          </table:table-cell>
          <table:table-cell office:value-type="string">
            <text:p>-</text:p>
          </table:table-cell>
          <table:table-cell office:value-type="float" office:value="293">
            <text:p>293</text:p>
          </table:table-cell>
          <table:table-cell table:number-columns-repeated="1018"/>
        </table:table-row>
        <table:table-row table:style-name="ro3">
          <table:table-cell office:value-type="string">
            <text:p><text:span text:style-name="T1">§. 307.</text:span> Nach den bisher betrachteten allgemeinern Begriffen des Bindewörtchens seyn, welche sämmtlich das nicht, und das zugleich zum Grunde haben, werden wir nun einige specialere Arten vornehmen, und zu diesem Ende bey den Verhältnißbegriffen anfangen, welche in der Sprache durch Präpositionen oder <text:span text:style-name="T2">Vorwörter</text:span> ausgedrückt werden. <text:span text:style-name="T1">Wir haben sie oben (§. 46. N °. V.) unter die einfachen Verhältnißbegriffe gerechnet, und wenn wir von den Anomalien der wirklichen Sprachen (Semiot. §. 209-218.) abstrahiren, so bleiben unter den Vorwörtern eigentlich nur diejenigen, welche ihrer ursprünglichen Bedeutung nach einfache Verhältnisse des Ortes vorstellen, dergleichen z. E. die Wörter: vor, nach, gegen, um, von, zu, bis, in, aus, neben, bey, auf, unter, an, durch, über, ob, zwischen, wider rc. sind, (§. 215. Semiot.).</text:span></text:p>
          </table:table-cell>
          <table:table-cell/>
          <table:table-cell office:value-type="string">
            <text:p><text:s/></text:p>
          </table:table-cell>
          <table:table-cell office:value-type="string">
            <text:p><text:span text:style-name="T1">Walter wollte schon schaamvoll nach einer Pause zurüktreten, aber R** ging lächelnd auf ihn zu, und zog ihn an seine Brust, an seinen Mund.</text:span> — Waltern traten Thränen in die Augen; mit stummer Wehmut drükt er des Freundes Hand, als flehte er, ein <text:span text:style-name="T2">Vorwort</text:span> für ihn einzulegen. <text:span text:style-name="T1">— „Jch werd es nicht mehr lange hinbringen können; die vielen Qualen haben meine Gesundheit getödtet — machen Sie mich los von diesen; ich will dankbar sein und alles Jhnen, wenn sie es noch nicht wissen, nachher erzälen,“ — dies lispelte er ihm verstolen bei der Umarmung ins Ohr, allein R** erwiederte lachend:</text:span></text:p>
          </table:table-cell>
          <table:table-cell office:value-type="string">
            <text:p>-</text:p>
          </table:table-cell>
          <table:table-cell office:value-type="float" office:value="622">
            <text:p>622</text:p>
          </table:table-cell>
          <table:table-cell table:number-columns-repeated="1018"/>
        </table:table-row>
        <table:table-row table:style-name="ro19">
          <table:table-cell office:value-type="string">
            <text:p><text:span text:style-name="T1">Man schlüge den Triller über dem zweygestrichenen D, um im C zu schließen; und machte vor dieser Schlußnote den Vorschlag D: so würde solches nicht nur einfältig klingen; sondern man würde sich auch hierinne dem musikalischen Pöbel gleich stellen:</text:span> weil dieser Fehler, von keinem, der seinen Geschmack ins <text:span text:style-name="T2">Feine</text:span> gebracht hat, begangen wird. <text:span text:style-name="T1">Das X. Hauptstück.</text:span></text:p>
          </table:table-cell>
          <table:table-cell/>
          <table:table-cell office:value-type="string">
            <text:p><text:s/></text:p>
          </table:table-cell>
          <table:table-cell office:value-type="string">
            <text:p><text:span text:style-name="T1">Dieses gilt vornehmlich von Sitten, die man zur Nachahmung, als Muster abbildet.</text:span> Und in dieser Absicht können sie auch schlecht werden, wenn man das <text:span text:style-name="T2">Feine</text:span> darin übertreibet, weil sie alsdenn gar leicht in das Geziehrte, Weichliche, oder Spizfündige ausarten. <text:span text:style-name="T1">Es gehört ungemein viel Verstand und Kenntnis der Welt dazu, in den Sitten nichts zu übertreiben.</text:span></text:p>
          </table:table-cell>
          <table:table-cell office:value-type="string">
            <text:p>-</text:p>
          </table:table-cell>
          <table:table-cell office:value-type="float" office:value="646">
            <text:p>646</text:p>
          </table:table-cell>
          <table:table-cell table:number-columns-repeated="1018"/>
        </table:table-row>
        <table:table-row table:style-name="ro4">
          <table:table-cell office:value-type="string">
            <text:p><text:span text:style-name="T1">Jeder eilte, denn ihm stand eine Freude in Aussicht, Jeder hastete sich vorwärts.</text:span> Hier trugen Handwerker kostbare Gegenstände, wohl verhüllt, an den Ort ihrer Bestimmung, dort ging ein junges Ehepaar, mit <text:span text:style-name="T2">Steckenpferden</text:span> und Trommeln und Puppen beladen, lachend seiner Wohnung zu, dort wieder brachte ein Mann aus niederem Stande die kleine Pyramide fröhlich heim, sich die bescheidene Dachstube festlich damit zu erhellen. <text:span text:style-name="T1">Und Adele saß und saß und sah hinaus, bis es ganz dunkel wurde.</text:span></text:p>
          </table:table-cell>
          <table:table-cell/>
          <table:table-cell office:value-type="string">
            <text:p><text:s/></text:p>
          </table:table-cell>
          <table:table-cell office:value-type="string">
            <text:p><text:span text:style-name="T1">Es scheint fast, als wäre die Vereinigung nicht entstanden, um allgemein besser zu werden, sondern um sich gegenseitig zu verschlimmern.</text:span> Da ist keine Aufmunterung zur Tugend, keine Abhärtung zum Kriege, keine Liebe des Vaterlands und der Religion, ja es ist keine Religion und kein Vaterland da, sondern jeder glaubt sich selbst der näch ste zu seyn, und häuft, ohne auf den gemeinen Nutzen zu sehn, die Güter auf erlaub te und unerlaubte Art zusammen, und ver tändelt übrigens seine Zeit mit dem ersten dem besten <text:span text:style-name="T2">Steckenpferde</text:span>. <text:span text:style-name="T1">Die Kunst vor züglich scheint ordentlich dazu erfunden, die bessern Kräfte im Menschen zu erlahmen, und nach und nach abzutödten.</text:span></text:p>
          </table:table-cell>
          <table:table-cell office:value-type="string">
            <text:p>-</text:p>
          </table:table-cell>
          <table:table-cell office:value-type="float" office:value="120">
            <text:p>120</text:p>
          </table:table-cell>
          <table:table-cell table:number-columns-repeated="1018"/>
        </table:table-row>
        <table:table-row table:style-name="ro15">
          <table:table-cell office:value-type="string">
            <text:p><text:span text:style-name="T1">Er konnte noch aus der vollen lebendigen Ueberlieferung schöpfen, und in der That beschränkt sich alles, was Spätere hinzugethan haben, auf kleine Correkturen und Zusätze.</text:span> Aus dem <text:span text:style-name="T2">Museo</text:span> stammt alle Kunde über Velazquez und seine Collegen ausserhalb Spaniens bis in unser Jahrhundert. <text:span text:style-name="T1">Seine Lebensbeschreibungen wurden 1739 ins Englische, 1749 ins Französische und 1781 auch ins Deutsche (Dresden) übersetzt; d’ Argenville ’s Biographie (1745) ist nur ein Auszug.</text:span></text:p>
          </table:table-cell>
          <table:table-cell/>
          <table:table-cell office:value-type="string">
            <text:p><text:s/></text:p>
          </table:table-cell>
          <table:table-cell office:value-type="string">
            <text:p><text:span text:style-name="T1">Man sieht z. B. ein großes wurmstichiges Baumstück in weißen Sandstein verwandelt, zwey völlig mineralisirte Eichenstämme von acht bis neun Fuß im Umfange, u. s. w. — Unter den ausländischen Mineralien findet sich eine Masse von gediegen gewachsenem Golde aus China, deren Gewicht über hundert Dukaten beträgt; etwas über ein Pfund bucharischen Goldsand, in kleinen, runden, gediegenen Körnern; eine sieben Pfund schwere, in Form eines Horns gewachsene, Masse reines Silber; ein Stück gediegenes Silber von solcher Reinheit, daß man aus demselben, ohne es durchs Feuer zu läutern, Münzen geschlagen hat, von welchen eine bey diesem seltenen Produkt aufbewahrt wird; ein versteinerter Medusenkopf, das Skelet eines in Schiefer eingedrückten Fisches von drittehalb Fuß, u. m. a.</text:span> Die großen Schätze, die das <text:span text:style-name="T2">Museum</text:span> aus dem Pflanzenreich aufbewahrt, sind aus den Sammlungen mehrerer berühmten Botaniker, eines Buxbaum, Ruysch, Sloane, Gmelin, Steller, Messerschmidt, Heinzelmann, und durch die Einsendungen der reisenden Akademiker aus dem ganzen Gebiete des russischen Reichs entstanden. <text:span text:style-name="T1">Trotz des verwüstenden Brandes, der diesen Theil des Museums vorzüglich traf, belief sich die Zahl der Pflanzen schon zu Baemeisters Zeiten (1775) auf 16,000.</text:span></text:p>
          </table:table-cell>
          <table:table-cell office:value-type="string">
            <text:p>-</text:p>
          </table:table-cell>
          <table:table-cell office:value-type="float" office:value="432">
            <text:p>432</text:p>
          </table:table-cell>
          <table:table-cell table:number-columns-repeated="1018"/>
        </table:table-row>
        <table:table-row table:style-name="ro8">
          <table:table-cell office:value-type="string">
            <text:p><text:span text:style-name="T1">In seiner ganzen Tracht, sowie im Charakter seines Holzes erinnert dieser Baum an unsere Edeltanne, hat jedoch einen langsameren Wuchs.</text:span> Sein Holz ist leichter, rauher und weniger zähe, als das der Kiefer, daher <text:span text:style-name="T2">billiger</text:span> und weniger geschätzt. <text:span text:style-name="T1">Im Häuserbau wendet man es selten an.</text:span></text:p>
          </table:table-cell>
          <table:table-cell/>
          <table:table-cell office:value-type="string">
            <text:p><text:s/></text:p>
          </table:table-cell>
          <table:table-cell office:value-type="string">
            <text:p><text:span text:style-name="T1">Nur dann und wann könnte sie ihr Gedächtniß erneuern, und zuweilen an öffentlichen Oertern erscheinen, wenn sie es für warscheinlich hielte, daß man sie vergessen haben könnte; So würde sie alsdann immer wieder neu seyn.</text:span> Doch ein junges Frauenzimmer müßte <text:span text:style-name="T2">billig</text:span> allezeit diese Anmerkung in ihrem Herzen haben, daß sie es schwerlich jemals erwarten kann, ihre Eitelkeit zu vergnügen, und zu gleicher Zeit die Bewundrung der Personen zu gewinnen, die würdig wären, daß sie sich mit ihnen auf Zeitlebens verbände. <text:span text:style-name="T1">Kurz, sie können an öffentlichen Oertern viele Bewunderer haben, aber nicht einen Liebhaber.</text:span></text:p>
          </table:table-cell>
          <table:table-cell office:value-type="string">
            <text:p>-</text:p>
          </table:table-cell>
          <table:table-cell office:value-type="float" office:value="86">
            <text:p>86</text:p>
          </table:table-cell>
          <table:table-cell table:number-columns-repeated="1018"/>
        </table:table-row>
        <table:table-row table:style-name="ro5">
          <table:table-cell office:value-type="string">
            <text:p><text:span text:style-name="T1">5) Die Reichsverfassung kennt keinen Fall, in welchem einem Mitgliede Sitz und Stimme im Reichstage zur Strafe entzogen werden kann.</text:span> Weder durch strafrichterliches Erkenntniß kann der Verlust der Mitgliedschaft verhängt werden, noch ist der Reichstag befugt, wegen dauernder Nichttheilnahme an den Geschäften des Reichstages oder wegen unehrenhaften Verhaltens ein Mitglied auszuschließen. Dagegen kann man die Frage erheben, ob nicht ein Mitglied des Reichstages, welches die Wählbarkeit einbüßt, dadurch von selbst Sitz und Stimme im <text:span text:style-name="T2">Reichstage</text:span> verliert. <text:span text:style-name="T1">Die Beantwortung der Frage kann zweifelhaft sein, weil die Bedingungen, um Mitglied des Reichstages zu werden, nicht dieselben zu sein brauchen, wie die Bedingungen, um es zu bleiben.</text:span></text:p>
          </table:table-cell>
          <table:table-cell/>
          <table:table-cell office:value-type="string">
            <text:p><text:s/></text:p>
          </table:table-cell>
          <table:table-cell office:value-type="string">
            <text:p><text:span text:style-name="T1">So oft jetzt eine derselben erlediget wird, fehlt es gemeiniglich nicht an mehreren Standespersonen, die sich darum bewerben.</text:span> Das förmliche Gesuch wird jedesmal am <text:span text:style-name="T2">Reichstage</text:span> angebracht, wo ein Reichsgutachten und dessen kaiserliche Genehmigung die Sache entscheidet. <text:span text:style-name="T1">Wer von der Reichsgeneralität in Kriegszeiten dem Feldzuge beywohnt, hat aus der Reichsoperationscasse den jedem Range zukommenden Sold, nebst den gewöhnlichen Rationen und Portionen für Pferde und Mannschaft zu erwarten.</text:span></text:p>
          </table:table-cell>
          <table:table-cell office:value-type="string">
            <text:p>-</text:p>
          </table:table-cell>
          <table:table-cell office:value-type="float" office:value="335">
            <text:p>335</text:p>
          </table:table-cell>
          <table:table-cell table:number-columns-repeated="1018"/>
        </table:table-row>
        <table:table-row table:style-name="ro5">
          <table:table-cell office:value-type="string">
            <text:p><text:span text:style-name="T1">Und selbst der sinnliche Mensch, der alle auch die luxuriösen Bedürfnisse befriedigen kann, ist in diesem Sinne glüklich, ohne Ruksicht auf die große oder kleine Masse von Metall, den ihm dieser Genuß verschafft.</text:span> Jch nenne also diejenige Nazion wohlhabend, deren Glieder die meiste und sicherste Mittel besizen, alle ihre, selbst die luxuriöse Bedürfnisse zu befriedigen; ich glaube sie auf den höchsten Grad der Macht und Wohlstands, wenn die größte möglichste Zahl von Menschen auf ihrer Erd-Fläche sich in behaglichem Zustande befindet, also alle Bequemlichkeiten des Lebens besizt, ohne daß <text:span text:style-name="T2">Zufall</text:span> sie ihr rauben kann; Und dieß vermag der Akerbau einzig. <text:span text:style-name="T1">Freilich muß sie dann auch Fabriken haben und Handlung treiben, aber diese muß erst der Akerbau hervorbringen.</text:span></text:p>
          </table:table-cell>
          <table:table-cell/>
          <table:table-cell office:value-type="string">
            <text:p><text:s/></text:p>
          </table:table-cell>
          <table:table-cell office:value-type="string">
            <text:p><text:span text:style-name="T1">Holst du ihn wieder, so wird dein Arm in Tegea stark sein.“</text:span> Die Auskunft war dunkel, und lange suchten die Lakedämonier vergeblich nach dem verlorenen Grabe, bis einer der Edlen Lichas durch <text:span text:style-name="T2">Zufall</text:span> auf die rechte Spur kam. <text:span text:style-name="T1">Herodot berichtet ausführlich folgendermassen:</text:span></text:p>
          </table:table-cell>
          <table:table-cell office:value-type="string">
            <text:p>-</text:p>
          </table:table-cell>
          <table:table-cell office:value-type="float" office:value="393">
            <text:p>393</text:p>
          </table:table-cell>
          <table:table-cell table:number-columns-repeated="1018"/>
        </table:table-row>
        <table:table-row table:style-name="ro9">
          <table:table-cell office:value-type="string">
            <text:p><text:span text:style-name="T1">Die Ansicht der prächtigsten Metropolen der Erde wird den Besucher kaum mit solcher Ueberraschung erfüllen, wie der erste Anblick der Dogenstadt.</text:span> Da liegt sie vor uns mit ihren Prachtbauten und unschätzbaren Meisterwerken wie ein reich ausgestattetes <text:span text:style-name="T2">Museum</text:span>! <text:span text:style-name="T1">Paläste und Dome entsteigen, mit Aphrodite vergleichbar, herrlich dem Schaume des Meeres; jedes Bauwerk ein Stück versteinerter Poesie, und alle zusammen eine vom Hauche ehrwürdiger Zeiten getragene Harmonie.</text:span></text:p>
          </table:table-cell>
          <table:table-cell/>
          <table:table-cell office:value-type="string">
            <text:p><text:s/></text:p>
          </table:table-cell>
          <table:table-cell office:value-type="string">
            <text:p><text:span text:style-name="T1">a</text:span> Auf Homer muss zunächst folgen die berühmte eherne Büste des <text:span text:style-name="T2">Museums</text:span> von Neapel (grosse Bronzen), welche man für das Bildniss Plato’s hält. <text:span text:style-name="T1">Beim ersten Blick wird der Beschauer eher an einen bärtigen Bacchus denken, allein Manches deutet darauf hin, dass eine historische Person dargestellt sei, und zwar am ehesten ein Weiser oder Gesetzgeber.</text:span></text:p>
          </table:table-cell>
          <table:table-cell office:value-type="string">
            <text:p>-</text:p>
          </table:table-cell>
          <table:table-cell office:value-type="float" office:value="1219">
            <text:p>1219</text:p>
          </table:table-cell>
          <table:table-cell table:number-columns-repeated="1018"/>
        </table:table-row>
        <table:table-row table:style-name="ro4">
          <table:table-cell office:value-type="string">
            <text:p><text:span text:style-name="T1">Und die Gefahr kann nicht größer seyn, als sie ist, wenn man die äussersten Bedürfnisse wohlfeiler aus der Fremde ziehet, als daheim bauet; gleichwohl aber mit seinen Händen wenig oder nichts schaffet, um das Gleichgewicht dagegen zu halten, keinen Blick in die Welt thut, welche dem Fußgänger, wie dem Reuter, offen steht.</text:span> Es ist fast unglaublich, wie sehr wir seit einigen Jahren die <text:span text:style-name="T2">Bilanz</text:span> der Handlung verlohren haben. <text:span text:style-name="T1">Wie lange ist es, daß hundert Alberts-Thaler 120 Thaler unserer Münze galten?</text:span></text:p>
          </table:table-cell>
          <table:table-cell/>
          <table:table-cell office:value-type="string">
            <text:p><text:s/></text:p>
          </table:table-cell>
          <table:table-cell office:value-type="string">
            <text:p><text:span text:style-name="T1">Bestritten ist aber der verhältnismässige Anteil, der jedem der beiden geschichtlichen Elemente des fränkischen Staatsrechts zuzumessen sei.</text:span> Denn die einen betrachten das germanische, die anderen das römische Recht als den Hauptfaktor; manche unterlassen es, die <text:span text:style-name="T2">Bilanz</text:span> zu ziehen, oder finden gleiches Gewicht der verglichenen Grössen, wogegen eine in jüngster Zeit einseitig verfochtene Ansicht das Problem durch die Behauptung zu lösen glaubt, das fränkische Staatsrecht stelle im Verhältnis zu seinen geschichtlichen Vorläufern etwas vollständig Neues dar, sei von den merowingischen Königen gewissermassen aus flacher Hand geschaffen worden. <text:span text:style-name="T1">Eine Ausnahme macht Fustel de Coulanges, dem alles römisch ist.</text:span></text:p>
          </table:table-cell>
          <table:table-cell office:value-type="string">
            <text:p>-</text:p>
          </table:table-cell>
          <table:table-cell office:value-type="float" office:value="195">
            <text:p>195</text:p>
          </table:table-cell>
          <table:table-cell table:number-columns-repeated="1018"/>
        </table:table-row>
        <table:table-row table:style-name="ro8">
          <table:table-cell office:value-type="string">
            <text:p><text:span text:style-name="T1">Die Körper, die antik sind, sehr schön.</text:span> Ein Alexander, ein sitzender August <text:span text:style-name="T2">geharnischt</text:span>. <text:span text:style-name="T1">Eine sitzende Roma mit einem Gewande von schwarzem Marmor.</text:span></text:p>
          </table:table-cell>
          <table:table-cell/>
          <table:table-cell office:value-type="string">
            <text:p><text:s/></text:p>
          </table:table-cell>
          <table:table-cell office:value-type="string">
            <text:p><text:span text:style-name="T1">Selbst der Widerspruch Englands, der anfangs lebhafte Bestürzung hervorrief und den Grafen Bernstorff zu freundschaftlichen Warnungen in London veranlaßte, erschien bei ruhiger Prüfung doch recht harmlos.</text:span> Denn die Tory-Regierung fügte ihren <text:span text:style-name="T2">geharnischten</text:span> Protesten stets die Versicherung hinzu, daß sie sich weder von der großen Allianz trennen, noch den Wiener Hof in seinem Kampfe gegen Neapel irgend hindern wolle. <text:span text:style-name="T1">Castlereagh’s starke Worte galten, wie er dem preußischen Gesandten gestand, mehr der Beschwichtigung des Parlamentes, als der Sache selbst.</text:span></text:p>
          </table:table-cell>
          <table:table-cell office:value-type="string">
            <text:p>-</text:p>
          </table:table-cell>
          <table:table-cell office:value-type="float" office:value="32">
            <text:p>32</text:p>
          </table:table-cell>
          <table:table-cell table:number-columns-repeated="1018"/>
        </table:table-row>
        <table:table-row table:style-name="ro21">
          <table:table-cell office:value-type="string">
            <text:p><text:span text:style-name="T1">Sie sind die schönsten unter allen, welche ich kenne, von einer Glätte, von einem Glanze und, ausgeblasen, von einer Weiße, wie die schönste Emaille.</text:span> An Größe kommen sie fast einem Singdrosselei gleich, sodaß es mir unbegreiflich ist, wie sie der Eisvogel mit seinen kurzen und harten <text:span text:style-name="T2">Federn</text:span> alle bedecken und erwärmen kann.“ <text:span text:style-name="T1">„Wenn der Eisvogel beim Aushacken des Loches, wozu er zwei bis drei Wochen braucht, auf Steine trifft, sucht er sie herauszuarbeiten.</text:span></text:p>
          </table:table-cell>
          <table:table-cell/>
          <table:table-cell office:value-type="string">
            <text:p><text:s/></text:p>
          </table:table-cell>
          <table:table-cell office:value-type="string">
            <text:p><text:span text:style-name="T1">Sie erhob sich, nahm das Kind aus dem Korbe, hielt es ab, und machte sich dann an's Auskleiden.</text:span> Schnell in die <text:span text:style-name="T2">Federn</text:span>! <text:span text:style-name="T1">Die Glieder waren ihr steif geworden vom langen Aufsitzen in der Kälte.</text:span></text:p>
          </table:table-cell>
          <table:table-cell office:value-type="string">
            <text:p>-</text:p>
          </table:table-cell>
          <table:table-cell office:value-type="float" office:value="993">
            <text:p>993</text:p>
          </table:table-cell>
          <table:table-cell table:number-columns-repeated="1018"/>
        </table:table-row>
        <table:table-row table:style-name="ro4">
          <table:table-cell office:value-type="string">
            <text:p><text:span text:style-name="T1">Ihr sei, versicherte sie, als wenn ein furchtbares Gewitter, ein Erdbeben im Anzuge sei.</text:span> „Um so größer war Ihre Gefälligkeit, den ganzen <text:span text:style-name="T2">Abend</text:span> die Heitere gespielt zu haben —“ <text:span text:style-name="T1">Dafür hatte die Fürstin sie weiter begleitet, als die Etiquette forderte, vielleicht billigte:</text:span></text:p>
          </table:table-cell>
          <table:table-cell/>
          <table:table-cell office:value-type="string">
            <text:p><text:s/></text:p>
          </table:table-cell>
          <table:table-cell office:value-type="string">
            <text:p><text:span text:style-name="T1">Mein Diener Mariano, ein munterer und zu allen gewagten Unternehmungen bereitwilliger Tagale, liess sich am Taue durch das Loch hinunter; als ich ihm aber folgen wollte, konnte ich wegen der grösseren Breite meiner Schultern nicht hindurch.</text:span> So musste ich ihm die Freude gönnen, mir am <text:span text:style-name="T2">Abend</text:span> von ihm als einzigem Besucher des Kraterbodens genaue Berichte geben zu lassen über seine Beobachtungen in dem » Purgatorio «. <text:span text:style-name="T1">Leid thaten ihm dabei nur seine blossen Füsse, die ziemlich versengt waren; doch tröstete er sich leicht in der Ansicht, dass er nun doch vor allen Anderen hoch begünstigt sei, da er auf seinem Wege zum Himmel die Qualen des Fegefeuers noch bei Lebzeiten durchgemacht habe.</text:span></text:p>
          </table:table-cell>
          <table:table-cell office:value-type="string">
            <text:p>-</text:p>
          </table:table-cell>
          <table:table-cell office:value-type="float" office:value="889">
            <text:p>889</text:p>
          </table:table-cell>
          <table:table-cell table:number-columns-repeated="1018"/>
        </table:table-row>
        <table:table-row table:style-name="ro8">
          <table:table-cell office:value-type="string">
            <text:p><text:span text:style-name="T1">1854. April.</text:span> „Das Wollgeschäft, obwohl nicht <text:span text:style-name="T2">flott</text:span>, hat in allen Fabriken volle Beschäftigung geliefert; ebenso die Baumwollindustrie. <text:span text:style-name="T1">Das Worsted-Geschäft war im ganzen vorigen Halbjahr durchweg unregelmäßig …</text:span></text:p>
          </table:table-cell>
          <table:table-cell/>
          <table:table-cell office:value-type="string">
            <text:p><text:s/></text:p>
          </table:table-cell>
          <table:table-cell office:value-type="string">
            <text:p><text:span text:style-name="T1">Wollen wir sie in ihrem Aeußeren kennen lernen, brauchen wir nur die Radirungen Callot’s zu betrachten, und wir haben sie in allen Wechselfällen des Kriegs mordend, plündernd und sengend, als Sieger und verfolgt, renommistisch aufgeputzt und bettlerhaft zerlumpt.</text:span> Diese Söhne des Kriegs, die <text:span text:style-name="T2">flotten</text:span>, freien Glücksritter wie das scheue Gesindel, wurden die Vorbilder der städtischen Müssiggänger. <text:span text:style-name="T1">Mehr oder weniger war die ganze civilistische Welt von der soldatischen Eitelkeit und dem hohlen Scheinwesen angesteckt und trug solches Stutzerthum im Aeußeren zur Schau.</text:span></text:p>
          </table:table-cell>
          <table:table-cell office:value-type="string">
            <text:p>-</text:p>
          </table:table-cell>
          <table:table-cell office:value-type="float" office:value="1075">
            <text:p>1075</text:p>
          </table:table-cell>
          <table:table-cell table:number-columns-repeated="1018"/>
        </table:table-row>
        <table:table-row table:style-name="ro8">
          <table:table-cell office:value-type="string">
            <text:p><text:span text:style-name="T1">Gegen fünfe kam er nach Hause, befahl der Magd nach dem Feuer zu sehen, und es bis in die Nacht zu unterhalten.</text:span> Dem Bedienten hieß er Bücher und Wäsche unten in den Coffer <text:span text:style-name="T2">pakken</text:span>, und die Kleider einnähen. <text:span text:style-name="T1">Darauf schrieb er wahrscheinlich folgenden Absaz seines lezten Briefes an Lotten.</text:span></text:p>
          </table:table-cell>
          <table:table-cell/>
          <table:table-cell office:value-type="string">
            <text:p><text:s/></text:p>
          </table:table-cell>
          <table:table-cell office:value-type="string">
            <text:p><text:span text:style-name="T1">Um deßwillen schickten ihn die Vormünder auf die hohe Schule, wo er drey Jahre lang schlief und aß; und nach rühmlichst absolvirten akademischen Studien, wie ihm alle Professores, und Weinschenken bezeugten, mußte er auf Reisen gehen.</text:span> Man <text:span text:style-name="T2">packte</text:span> ihn also, unter der Begleitung eines alten Kammerdieners, und eines erfahrnen Kochs, in einen sehr bequemen Reisewagen, und fuhr ihn fast zwey Jahre, in Deutschland, Frankreich, und den Niederlanden herum. <text:span text:style-name="T1">Alsdenn ließ ihn seine gnädige Mama nach Hause kommen, um zu sehen, wie sich ihr einziger lieber Sohn in fremden Landen gemästet habe.</text:span></text:p>
          </table:table-cell>
          <table:table-cell office:value-type="string">
            <text:p>-</text:p>
          </table:table-cell>
          <table:table-cell office:value-type="float" office:value="831">
            <text:p>831</text:p>
          </table:table-cell>
          <table:table-cell table:number-columns-repeated="1018"/>
        </table:table-row>
        <table:table-row table:style-name="ro13">
          <table:table-cell office:value-type="string">
            <text:p><text:span text:style-name="T1">Es giengen hierauf neue Abgeordnete zur Einholung der bestätigten Privilegien ab, nemlich der Bürgermeister Hinrich von Uhlenbrock, der Rathsherr Lorenz Zimmermann, und die Elterleute beider Gilden Jost Lohmann und Urban Rosendahl, sie empfiengen aber unterwegens das königliche Schreiben, in welchem der Reichstag verschoben ward.</text:span> Dem ohnerachtet giengen sie vor den König, der sie nach Empfang zweier übergüldeten Pocale mit ihrem Ansuchen auf den rechten <text:span text:style-name="T2">Reichstag</text:span> verwies. <text:span text:style-name="T1">Doch mit der Zeit wurde aus der grossen radzivilschen Vorstellung nichts und die Stadt nahm ihren Eid zurück, weil die Bedingungen der freiwilligen Unterwerfung unerfüllet blieben.</text:span></text:p>
          </table:table-cell>
          <table:table-cell/>
          <table:table-cell office:value-type="string">
            <text:p><text:s/></text:p>
          </table:table-cell>
          <table:table-cell office:value-type="string">
            <text:p><text:span text:style-name="T1">Die Bestimmung enthält keinen anderen Satz, als daß der Beamte, welcher seinen Dienst verläßt, um der auf ihn gefallenen Wahl Folge zu leisten, keine unbefugte und schuldbare Verletzung der Dienstpflichten verübt und daß er keiner Erlaubniß seiner vorgesetzten Behörde zum Eintritt in den Reichstag bedarf.</text:span> Dagegen enthält dieser Artikel gar nichts über anderweitige Rechtsfolgen, welche sich für den Beamten an den Eintritt in den <text:span text:style-name="T2">Reichstag</text:span> knüpfen können, namentlich keine Entscheidung der Frage, ob ein Abzug vom Gehalte stattfindet oder dem Beamten die Stellvertretungskosten zur Last fallen. Für die Reichsbeamten ist diese Entscheidung aber durch das Reichsges. v. 31. März 1873 §. 14, Abs. 2 (Rg.-Bl. S. 63) dahin getroffen, daß ein Abzug vom Gehalte nicht stattfindet und die Stellvertretungskosten der Reichskasse zur Last fallen. <text:span text:style-name="T1">Vgl. S. 421.</text:span></text:p>
          </table:table-cell>
          <table:table-cell office:value-type="string">
            <text:p>-</text:p>
          </table:table-cell>
          <table:table-cell office:value-type="float" office:value="73">
            <text:p>73</text:p>
          </table:table-cell>
          <table:table-cell table:number-columns-repeated="1018"/>
        </table:table-row>
        <table:table-row table:style-name="ro10">
          <table:table-cell office:value-type="string">
            <text:p><text:span text:style-name="T1">Die mürrischen Gelehrten werfen uns beständig den Nachttisch vor, und vielmals begehen sie doch vor ihrem Schreibepulte eben diejenigen Schwachheiten, welche man an uns vor unserm Nachttische kaum warnehmen wird.</text:span> Mit ihrer <text:span text:style-name="T2">Feder</text:span> und Dinte treiben sie mehr Eitelkeiten, als wir mit unsrer Schminke und mit dem Brenneisen. <text:span text:style-name="T1">Jn ihren Schriften bewundern sie vielmals ihre prächtige Größe und gelehrte Schönheit mehr, und doch mit wenigerer Gewißheit, als wir uns in Spiegeln.</text:span></text:p>
          </table:table-cell>
          <table:table-cell/>
          <table:table-cell office:value-type="string">
            <text:p><text:s/></text:p>
          </table:table-cell>
          <table:table-cell office:value-type="string">
            <text:p><text:span text:style-name="T1">Eine arten-und gestaltenreiche Zunft oder, wie Andere wollen, eine in mehrere Unterabtheilungen zerfällte Familie umfaßt die Kukuksvögel (Cuculidae).</text:span> Sie kennzeichnen sich durch gestreckten Leib mit ziemlich langen Flügeln und langem, abgestuften, aus acht bis zwölf <text:span text:style-name="T2">Federn</text:span> bestehenden Schwanz, mehr oder weniger zusammengedrückten, sanft gebogenen, mitunter hohen, scharfkantigen, ungefähr kopflangen oder kürzeren Schnabel und verhältnißmäßig langen und stark gebauten kurzzehigen Füßen. <text:span text:style-name="T1">Die Beschaffenheit des Gefieders ist so verschieden, daß etwas allgemein Giltiges nicht ausgesprochen werden kann.</text:span></text:p>
          </table:table-cell>
          <table:table-cell office:value-type="string">
            <text:p>-</text:p>
          </table:table-cell>
          <table:table-cell office:value-type="float" office:value="137">
            <text:p>137</text:p>
          </table:table-cell>
          <table:table-cell table:number-columns-repeated="1018"/>
        </table:table-row>
        <table:table-row table:style-name="ro20">
          <table:table-cell office:value-type="string">
            <text:p><text:span text:style-name="T1">Nachdem man Gold und Silber als das allgemeine Vergütungsmittel aller Güther angenommen hat; so müssen die Commercien des Landes eine solche Beschaffenheit haben, daß dadurch mehr Geld in das Land ein-als ausgehet, oder daß wenigstens der Ein-und Ausgang des Geldes in gleichem Verhältniß stehet.</text:span> Dieses heißet die <text:span text:style-name="T2">Bilanz</text:span> des Handels und ist der große und einzige Grundsatz aller Commercien. <text:span text:style-name="T1">Man muß aber zu Gewinnung dieses Gleichgewichtes sein hauptsächlichstes Augenmerk mehr auf die Vergrösserung der Ausfuhre, als auf Einschränkung der Einfuhre setzen.</text:span></text:p>
          </table:table-cell>
          <table:table-cell/>
          <table:table-cell office:value-type="string">
            <text:p><text:s/></text:p>
          </table:table-cell>
          <table:table-cell office:value-type="string">
            <text:p><text:span text:style-name="T1">Es wird besondres Geschäft, und weil es als besondres Geschäft für den Geldmechanismus der ganzen Klasse verrichtet wird, wird es koncentrirt, auf grosser Stufenleiter ausgeübt; und nun findet wieder Theilung der Arbeit innerhalb dieses besondern Geschäfts statt, sowohl durch Spaltung in verschiedne von einander unabhängige Zweige, wie durch Ausbildung der Werkstatt innerhalb dieser Zweige (grosse Bureaux, zahlreiche Buchhalter und Kassirer, weitgetriebne Arbeitstheilung).</text:span> Auszahlung des Geldes, Einkassirung, Ausgleichung der <text:span text:style-name="T2">Bilanzen</text:span>, Führung laufender Rechnungen, Aufbewahren des Geldes etc., getrennt von den Akten, wodurch diese technischen Operationen nöthig werden, machen das in diesen Funktionen vorgeschossne Kapital zum Geldhandlungskapital. <text:span text:style-name="T1">Die verschiednen Operationen, aus deren Verselbständigung zu besondren Geschäften der Geldhandel entspringt, ergeben sich aus den verschiednen Bestimmtheiten des Geldes selbst und aus seinen Funktionen, die also auch das Kapital in der Form von Geldkapital durchzumachen hat.</text:span></text:p>
          </table:table-cell>
          <table:table-cell office:value-type="string">
            <text:p>-</text:p>
          </table:table-cell>
          <table:table-cell office:value-type="float" office:value="47">
            <text:p>47</text:p>
          </table:table-cell>
          <table:table-cell table:number-columns-repeated="1018"/>
        </table:table-row>
        <table:table-row table:style-name="ro21">
          <table:table-cell office:value-type="string">
            <text:p><text:span text:style-name="T1">Nun! wer wird denn wohl so hartherzig seyn, diese kleine Freude einem Manne, der übrigens redlich und verständig ist, nicht zu gewähren?</text:span> Vorzüglich empfehle ich Aufmerksamkeit auf die — doch, wie sich's versteht, unschuldigen — Liebhabereyen der Großen, an deren Gunst uns gelegen ist; denn, wie Tristram Schandy anmerkt, so wird ein Hieb, welchen man dem <text:span text:style-name="T2">Steckenpferde</text:span> giebt, schmerzlicher empfunden, als ein Schlag, den der Reuter selbst empfängt. <text:span text:style-name="T1">24.</text:span></text:p>
          </table:table-cell>
          <table:table-cell/>
          <table:table-cell office:value-type="string">
            <text:p><text:s/></text:p>
          </table:table-cell>
          <table:table-cell office:value-type="string">
            <text:p><text:span text:style-name="T1">Man hatte Einiges von meinem Manuscript sogar im Gelehrten-Club auf dem goldenen Löwen vorgelesen.</text:span> Auch die Herren Gelehrten haben ihr <text:span text:style-name="T2">Steckenpferd</text:span>! <text:span text:style-name="T1">Konnte es nun anders kommen, als daß auch Bahrdt von meiner Schrift wider ihn erfuhr!</text:span></text:p>
          </table:table-cell>
          <table:table-cell office:value-type="string">
            <text:p>-</text:p>
          </table:table-cell>
          <table:table-cell office:value-type="float" office:value="853">
            <text:p>853</text:p>
          </table:table-cell>
          <table:table-cell table:number-columns-repeated="1018"/>
        </table:table-row>
        <table:table-row table:style-name="ro3">
          <table:table-cell office:value-type="string">
            <text:p><text:span text:style-name="T1">Die Dame setzte sich, wie ich glaube, mir zum Possen, bey ihrer Tochter nieder, und drückte ihr die Hand, wann sie dem Vater wohl antwortete, und das Mädgen war entzückter über diesen Beyfall, als über mich; ohnerachtet ich doch glaube, kein alltäglicher Kerl zu seyn.</text:span> Himmel, dachte ich bey mir, wie willst du aus dieser verwünschten <text:span text:style-name="T2">Kinderstube</text:span> kommen. <text:span text:style-name="T1">Ich sahe es dem Herrn an, daß er es nach dero Landesart für eine Grobheit aufgenommen haben würde, wenn ich ihm nicht mit Aufmerksamkeit zugehöret haben würde; und die Frau vom Hause, ohnerachtet sie mich anfangs auf eine lose Art dahin geführet hatte, schien nunmehro ebenfalls bey dem Vergnügen ihre Kinder zu sehen, auf meine Ungedult keine Acht zu haben.</text:span></text:p>
          </table:table-cell>
          <table:table-cell/>
          <table:table-cell office:value-type="string">
            <text:p><text:s/></text:p>
          </table:table-cell>
          <table:table-cell office:value-type="string">
            <text:p><text:span text:style-name="T1">es waren gute Menschen, welche sich zwischen ihnen glücklich fühlten!</text:span> Und nun das Kleinzeug der Haushaltung: das braune Kaffeegeschirr und das Tafelservice von Zinn; die Messingleuchter mit der tiefschnuppigen Unschlittkerze, die kupferne Feuerkieke, welche Ehren-Purzel seiner gnädigen Frau Sonntags auf dem Kirchgange nachtrug; — Euch, Menschen von heute, dünken diese Geräthschaften wohl wie Rudera aus einem Hünengrabe; aber fragt einen ergrauten Junggesellen, eine einsame, alte Jungfer, die für kein Tändelwerk in einer <text:span text:style-name="T2">Kinderstube</text:span> zu sorgen, fragt sie, wie es thut, wenn solch rücklaufendes Fädchen aus dem Netze ihrer Gewohnheiten gerissen wird? <text:span text:style-name="T1">Was würden jedoch diese einfachen Umgebungen bedeuten, ohne die gelassene Grandezza, mit welcher die Bewohner sich in denselben bewegten?</text:span></text:p>
          </table:table-cell>
          <table:table-cell office:value-type="string">
            <text:p>-</text:p>
          </table:table-cell>
          <table:table-cell office:value-type="float" office:value="362">
            <text:p>362</text:p>
          </table:table-cell>
          <table:table-cell table:number-columns-repeated="1018"/>
        </table:table-row>
        <table:table-row table:style-name="ro13">
          <table:table-cell office:value-type="string">
            <text:p><text:span text:style-name="T1">Diesem gänzlichen Verfalle vorzukommen, ist kein ander Mittel, als daß ein Landesherr mit seinen Ständen sowol den Handel als das Handwerk von dem Lande wieder in die Städte ziehe, und da wo diese zu entlegen sind, das Dorf, was dazu am bequemsten liegt, zum Weichbilde erhebe.</text:span> Die zweyte Ursache des Verfalls der Landstädte ist der Mangel einer genauen <text:span text:style-name="T2">Bilanz</text:span> zwischen dem Ackerbau und dem Fleiße. <text:span text:style-name="T1">So bald der Handel und das Handwerk den Städten vorabgelassen und ihnen gleichsam ein Monopolium im Lande eingeräumet wird; so müssen die Bürger in gleichem Verhältnisse mit dem Landmann die öffentlichen Lasten tragen.</text:span></text:p>
          </table:table-cell>
          <table:table-cell/>
          <table:table-cell office:value-type="string">
            <text:p><text:s/></text:p>
          </table:table-cell>
          <table:table-cell office:value-type="string">
            <text:p><text:span text:style-name="T1">Nach einem Zeitraum von funfzehn Jahren, während welchem der Staat zweyhundert vierzig junge Bürger ernährt, gekleidet, und zu ihrer allgemeinen und besondern Bestimmung vorbereitet hat, werden diese als Lieutenants (wenn sie vorzüglich gute oder schlechte Zeugnisse erhalten, als Kapitains oder Fähnrichs) oder wenn sie sich dem Civilstande widmen wollen, in gleichem bürgerlichen Range, ohne alle Verpflichtung gegen das Institut, entlassen.</text:span> So groß die Wohlthat ist, die der Staat durch diese Erziehung dem ärmern Theil seiner Bürger zuwendet, so wichtig ist auch der Vortheil, den er hinwiederum aus derselben erhält; denn wenn auch die <text:span text:style-name="T2">Bilanz</text:span> für den Staat günstiger seyn könnte, so ist es doch unwidersprechlich gewiß, daß sie günstig ist. — <text:span text:style-name="T1">Die ganze Erziehung eines Kadets, von der Aufnahme bis zur Entlassung, kostet 4410 Rubel.</text:span></text:p>
          </table:table-cell>
          <table:table-cell office:value-type="string">
            <text:p>-</text:p>
          </table:table-cell>
          <table:table-cell office:value-type="float" office:value="645">
            <text:p>645</text:p>
          </table:table-cell>
          <table:table-cell table:number-columns-repeated="1018"/>
        </table:table-row>
        <table:table-row table:style-name="ro13">
          <table:table-cell office:value-type="string">
            <text:p><text:span text:style-name="T1">Das Motiv des vielbesprochenen Industriegesetzes Rumäniens, das seitdem auch in anderen Ländern Nachahmung gefunden hat, ist, das Land durch Unterstützung der bestehenden und Schaffung neuer Industrien soviel wie möglich vom Auslande unabhängig zu machen.</text:span> Bei 50 Unternehmungen wurden auf Grundlage dieses Gesetzes geschaffen, manche sind aber seitdem wieder eingegangen, viele haben aus dem oben angegebenen Grunde trotz der grossartigen Unterstützungen, welche ihnen das Gesetz gewährt, nicht die Entwicklung genommen, welche man gehofft hatte; sie sind eben nur schwer im Stande, auf die Dauer der <text:span text:style-name="T2">billigen</text:span> und regen ausländischen Concurrenz zu widerstehen. <text:span text:style-name="T1">Die grosse Menge des rumänischen Volkes hat wenig Bedürfnisse, sie verbraucht daher nur gewöhnliche Erzeugnisse.</text:span></text:p>
          </table:table-cell>
          <table:table-cell/>
          <table:table-cell office:value-type="string">
            <text:p><text:s/></text:p>
          </table:table-cell>
          <table:table-cell office:value-type="string">
            <text:p><text:span text:style-name="T1">Sie wird im jungen Zustande gegessen, im reifen aber liefern ihre Fasern die sogenannten Luffaschwämme.</text:span> 21) Lagenaria vulgaris Ser. (Cucurbita lagenaria L.), jap. Hiyotan, liefert in Japan, wie im ganzen Monsungebiet und in Afrika, in seinen formenreichen Fruchtschalen beliebte, <text:span text:style-name="T2">billige</text:span> Gefässe für den gemeinen Mann. Dieselben werden in andern Ländern von den Europäern oft Calabassen genannt, ein Name, welcher auch den Früchten des Melonenbaumes (Crescentia cujete) zukommt, deren harte Schalen zu mancherlei Gefässen, wie Eimer, Schüsseln, Löffel etc., von den Eingeborenen des tropischen Amerikas verwendet werden. <text:span text:style-name="T1">In Japan und China hat die birnförmige Gestalt des Flaschenkürbis, sowie jene, welche aus zwei verschieden grossen, aufeinander gesetzten Kugeln hervorgegangen zu sein scheint, als oft angewandtes Modell zu Sakeflaschen gedient.</text:span></text:p>
          </table:table-cell>
          <table:table-cell office:value-type="string">
            <text:p>-</text:p>
          </table:table-cell>
          <table:table-cell office:value-type="float" office:value="1214">
            <text:p>1214</text:p>
          </table:table-cell>
          <table:table-cell table:number-columns-repeated="1018"/>
        </table:table-row>
        <table:table-row table:style-name="ro6">
          <table:table-cell office:value-type="string">
            <text:p><text:span text:style-name="T1">Sturm: Hast Recht: aber das wird schwer halten: wollen indeß sehen, quid virtus et quid sapientia possit.</text:span> Du gehst den <text:span text:style-name="T2">Abend</text:span> doch mit zum Schnapps-konradi? <text:span text:style-name="T1">Nicht? —</text:span></text:p>
          </table:table-cell>
          <table:table-cell/>
          <table:table-cell office:value-type="string">
            <text:p><text:s/></text:p>
          </table:table-cell>
          <table:table-cell office:value-type="string">
            <text:p><text:span text:style-name="T1">Nun erhellt bey einer Berechnung des menschlichen Lebensalters, durch eine Vergleichung desselben mit dem Lebensende anderer Säugthiere, leicht, welch ein großer Vorzug auch in diesem Betracht, oder wenigstens, welche Vergütung mit Wucher für die lange Kindheit dem Menschen ist zugestanden worden.</text:span> Die Körpergröße, deren ich erwähnte, erinnert mich an eine sonderbare Eigenheit, welche man, so viel ich weiß, außer an dem Menschen ebenfalls an keinem andern Thiere beobachtet hat, und welche von seiner aufrechten Stellung abhängt, daß nämlich das Maas seines Körpers am Morgen um einen Zoll breit und drüber länger ist, als am <text:span text:style-name="T2">Abend</text:span>. <text:span text:style-name="T1">Dies beobachtete zuerst ein englischer Geistlicher, Waffe, im Jahr 1724. S.</text:span></text:p>
          </table:table-cell>
          <table:table-cell office:value-type="string">
            <text:p>-</text:p>
          </table:table-cell>
          <table:table-cell office:value-type="float" office:value="746">
            <text:p>746</text:p>
          </table:table-cell>
          <table:table-cell table:number-columns-repeated="1018"/>
        </table:table-row>
        <table:table-row table:style-name="ro21">
          <table:table-cell office:value-type="string">
            <text:p><text:span text:style-name="T1">Daß man aber wirklich die Kraft hat, Zweifel zurück zu weisen, beweisen unsre Erfahrungskenntnisse.</text:span> Würden wir deren haben, wenn wir bei Anstellung der Erfahrung die Zweifel erwogen hätten, welche gegen die Erfahrungsschlüsse statt finden? und müssen sie nicht einem jeden eingefallen, und bey <text:span text:style-name="T2">Anstellung</text:span> der Erfahrung und Gründung aller Erfahrungslehren zurückgewiesen worden seyn? <text:span text:style-name="T1">Also das im Vorbeigehn und nun wiederum zur Sache.</text:span></text:p>
          </table:table-cell>
          <table:table-cell/>
          <table:table-cell office:value-type="string">
            <text:p><text:s/></text:p>
          </table:table-cell>
          <table:table-cell office:value-type="string">
            <text:p><text:span text:style-name="T1">Conferenzen zur Weiterbildung.</text:span> <text:span text:style-name="T2">Anstellung</text:span> durch das Ministerium des Innern; daneben Patronatsrechte zur Präsentation; oder Ausschluß der Kirche. <text:span text:style-name="T1">Gesetzliche Bestimmungen über Gehalt, Pension u. s. w. fehlen.</text:span></text:p>
          </table:table-cell>
          <table:table-cell office:value-type="string">
            <text:p>-</text:p>
          </table:table-cell>
          <table:table-cell office:value-type="float" office:value="371">
            <text:p>371</text:p>
          </table:table-cell>
          <table:table-cell table:number-columns-repeated="1018"/>
        </table:table-row>
        <table:table-row table:style-name="ro6">
          <table:table-cell office:value-type="string">
            <text:p><text:span text:style-name="T1">Die Kalkpflanzen z. B. sollten auf Kalk wachsen, weil dieser Boden bei geringerem Zerfall fest und trocken sei; er zeigte, dass die Wurzelbildung der meisten Kalkpflanzen einer schwach entwickelten und periodischer Dürre unterworfenen Erdkrume entspräche, dass Pflanzen mit kriechenden Wurzelstöcken vorherrschten, dass sie wenige Zweige, häufiger Grundrosettenblätter zu entwickeln pflegten.</text:span> Dagegen sollten andere Pflanzen auf kieseligen Gesteinen wachsen, weil diese ihnen einen für sie nötigen tiefen und <text:span text:style-name="T2">lockeren</text:span> Boden lieferten. <text:span text:style-name="T1">Diese Anschauungen litten an einer grossen Einseitigkeit, obwohl sie sehr richtige Momente herausgegriffen haben, welche viele Forscher wenigstens im Beginn ihrer Studien in der Flora für sich einnahmen.</text:span></text:p>
          </table:table-cell>
          <table:table-cell/>
          <table:table-cell office:value-type="string">
            <text:p><text:s/></text:p>
          </table:table-cell>
          <table:table-cell office:value-type="string">
            <text:p><text:span text:style-name="T1">Wer zuletzt lacht, lacht am besten!</text:span> In solchen Aeußerungen zeigte es sich am deutlichsten, daß der <text:span text:style-name="T2">lockere</text:span> Verband des „Heiligen Römischen Reiches Deutscher Nation“ niemals im Stande gewesen war, ein gemeinsames deutsches Nationalgefühl zu erwecken. <text:span text:style-name="T1">Noch kühner wurde die Erhebung Preußens durch den Umstand, daß im Anfange des Jahres 1813 fast alle preußischen Festungen in französischen Händen waren.</text:span></text:p>
          </table:table-cell>
          <table:table-cell office:value-type="string">
            <text:p>-</text:p>
          </table:table-cell>
          <table:table-cell office:value-type="float" office:value="918">
            <text:p>918</text:p>
          </table:table-cell>
          <table:table-cell table:number-columns-repeated="1018"/>
        </table:table-row>
        <table:table-row table:style-name="ro21">
          <table:table-cell office:value-type="string">
            <text:p><text:span text:style-name="T1">Und das kompliziert die Sache ganz erheblich.</text:span> Sie können das sehen, wenn Sie die Katzlersche <text:span text:style-name="T2">Kinderstube</text:span> durchmustern oder sich die Namen der bisher Getauften ins Gedächtnis zurückrufen. <text:span text:style-name="T1">Die Katzlersche Kronprinzeß heißt natürlich auch Ermyntrud, Und dann kommen ebenso selbstverständlich Dagmar und Thyra.</text:span></text:p>
          </table:table-cell>
          <table:table-cell/>
          <table:table-cell office:value-type="string">
            <text:p><text:s/></text:p>
          </table:table-cell>
          <table:table-cell office:value-type="string">
            <text:p><text:span text:style-name="T1">Doch ist das große Eine In der Natur dem Frommen allzugänglich, Weil es in Allem, was da endlich heißet, Uns mächtiglich ergleißet Als eben so beschränkt wie überschwänglich, Ein kleines Kind, ein großer Gott desgleichen, Der Weihrauch, Gold und Myrrhen uns will reichen.</text:span> Grün-golden ruht ein Käfer mir zu Füßen Wie Spielzeug liegt in einer <text:span text:style-name="T2">Kinderstube</text:span>. <text:span text:style-name="T1">Rings blinken tausend zarte Lieblichkeiten Und jeder Stein scheint eine Demantgrube.</text:span></text:p>
          </table:table-cell>
          <table:table-cell office:value-type="string">
            <text:p>-</text:p>
          </table:table-cell>
          <table:table-cell office:value-type="float" office:value="1018">
            <text:p>1018</text:p>
          </table:table-cell>
          <table:table-cell table:number-columns-repeated="1018"/>
        </table:table-row>
        <table:table-row table:style-name="ro8">
          <table:table-cell office:value-type="string">
            <text:p><text:span text:style-name="T1">Wenn ihrer zwei einen Lachs verfolgen, schwimmt der eine über, der andere unter ihm, und so jagen sie ihn so lange, bis er vor Müdigkeit nicht weiter kann und sich ohne Widerstand ergeben muß.</text:span> Der Otter, welcher seine Jagd ohne Mithilfe Anderer seiner Art verfolgen muß, nähert sich den größeren Fischen, welche nicht gut unter sich sehen können, vom Grund aus und <text:span text:style-name="T2">packt</text:span> sie dann von unten plötzlich am Bauche. <text:span text:style-name="T1">Die kleineren Fische verzehrt er während seines Schwimmens im Wasser, indem er den Kopf etwas über die Oberfläche emporhebt, größere Fische aber trägt er im Maule nach dem Ufer und verspeist sie auf dem Lande.</text:span></text:p>
          </table:table-cell>
          <table:table-cell/>
          <table:table-cell office:value-type="string">
            <text:p><text:s/></text:p>
          </table:table-cell>
          <table:table-cell office:value-type="string">
            <text:p><text:span text:style-name="T1">Nun, Böselager, was bringen Sie?“</text:span> Der Angeredete war mittlerweile bis an den Tisch herangetreten und <text:span text:style-name="T2">packte</text:span> aus: mehrere Zeitungen, zwei Friseuranzeigen und zuletzt auch einen großen eingeschriebenen Brief an Frau Baronin von Innstetten, geb. von Briest. <text:span text:style-name="T1">Die Empfängerin unterschrieb, und nun ging der Postbote wieder.</text:span></text:p>
          </table:table-cell>
          <table:table-cell office:value-type="string">
            <text:p>-</text:p>
          </table:table-cell>
          <table:table-cell office:value-type="float" office:value="1029">
            <text:p>1029</text:p>
          </table:table-cell>
          <table:table-cell table:number-columns-repeated="1018"/>
        </table:table-row>
        <table:table-row table:style-name="ro13">
          <table:table-cell office:value-type="string">
            <text:p><text:span text:style-name="T1">Da der sittliche Karakter des Aufsehers hier alles entscheidet, so ist man natürlich in der Auswahl der Leute zu diesen Stellen sehr behutsam; und nie vielleicht hat das Kadettenkorps mehr Sorgfalt in dieser Rücksicht bewiesen, als unter der Direktion des Grafen zu Anhalt.</text:span> Ehre und Schande sind die einzigen <text:span text:style-name="T2">Motive</text:span>, welche der vorgeschriebene Plan zu gebrauchen erlaubt. <text:span text:style-name="T1">Körperliche Strafen sind durchaus verbannt; bey wichtigen Fehltritten werden kleine militairische Züchtigungen und Ehrenstrafen angewandt; man setzt die Kadets auf Wasser und Brod, man nimmt ihnen die Erlaubniß, ihre Eltern oder Verwandte zu besuchen, u. s. w. Das Gefühl der Ehre wird durch Auszeichnungen und Belohnungen erweckt, die in kleinen Geschenken und Preisaustheilungen von Büchern, Instrumenten, oder in goldenen und silbernen Medaillen, auf den Rock gestickten Marken, u. s. w. bestehen.</text:span></text:p>
          </table:table-cell>
          <table:table-cell/>
          <table:table-cell office:value-type="string">
            <text:p><text:s/></text:p>
          </table:table-cell>
          <table:table-cell office:value-type="string">
            <text:p><text:span text:style-name="T1">so würde meines Erachtens Sie das zuverlässiger mit Welt und Weltbürgern wieder aussöhnen, als eine Badekur.</text:span> „Jhr leztes <text:span text:style-name="T2">Motif</text:span> der Celebrität ist sehr anlockend zur Autorschaft, ich gesteh es ein; für mich würde es indessen nur das erste seyn. <text:span text:style-name="T1">Das Notenkopieren gewährt freilich keinen Trunk aus der goldenen Schaale, dennoch ists ein Damm vor die Versuchung zu betteln und zu stehlen, und gewährt noch überdieß die Befriedigung, keinem Menschen verbindlich zu seyn.“</text:span></text:p>
          </table:table-cell>
          <table:table-cell office:value-type="string">
            <text:p>-</text:p>
          </table:table-cell>
          <table:table-cell office:value-type="float" office:value="761">
            <text:p>761</text:p>
          </table:table-cell>
          <table:table-cell table:number-columns-repeated="1018"/>
        </table:table-row>
        <table:table-row table:style-name="ro9">
          <table:table-cell office:value-type="string">
            <text:p><text:span text:style-name="T1">Diese drei Felder sind gleichfalls mit gotischen Spitzgiebeln verziert.</text:span> Auf der einen schmalen Wand der Vorderseite ist ein <text:span text:style-name="T2">geharnischter</text:span> Ritter zu Pferde abgebildet, mit dem Helmschmuck des herzoglich sächsischen Hauses versehen. <text:span text:style-name="T1">Sämtliche beschriebenen Gestalten weisen in Zeichnung, Stellung (die zum Teil etwas sehr Graziöses haben), Gewandung und Ausführung der Einzelheiten auf einen tüchtigen Künstler des 15. Jahrhunderts hin, welcher dazu die Entwürfe geliefert hat.</text:span></text:p>
          </table:table-cell>
          <table:table-cell/>
          <table:table-cell office:value-type="string">
            <text:p><text:s/></text:p>
          </table:table-cell>
          <table:table-cell office:value-type="string">
            <text:p><text:span text:style-name="T1">Jn mächtiger Woge versank, Jn dem Schilfmeer, wie das Bley sinkt,</text:span> Der <text:span text:style-name="T2">geharnschte</text:span> Reuter, das Roß, Kriegswagen, Pharao selbst! <text:span text:style-name="T1">Gott sah zornig herab Aus Wolken in Flammen, da flohn Jn des Meers Strom die Geschrekten!</text:span></text:p>
          </table:table-cell>
          <table:table-cell office:value-type="string">
            <text:p>-</text:p>
          </table:table-cell>
          <table:table-cell office:value-type="float" office:value="376">
            <text:p>376</text:p>
          </table:table-cell>
          <table:table-cell table:number-columns-repeated="1018"/>
        </table:table-row>
        <table:table-row table:style-name="ro12">
          <table:table-cell office:value-type="string">
            <text:p><text:span text:style-name="T1">Erwähnenswerth ist die Erzeugung von Oel, welche stark betrieben wird.</text:span> Das Oel wird durch <text:span text:style-name="T2">Pressen</text:span> von Cocosnüssen und Palmkernen in Oelmühlen gewonnen. <text:span text:style-name="T1">Nur ein geringer Theil wird nach Indien exportirt.</text:span></text:p>
          </table:table-cell>
          <table:table-cell/>
          <table:table-cell office:value-type="string">
            <text:p><text:s/></text:p>
          </table:table-cell>
          <table:table-cell office:value-type="string">
            <text:p><text:span text:style-name="T1">Die Presse sodann hatte durch zielloses Poltern und Schelten schwer gesündigt, und es war nicht ganz unrichtig, was Gentz in seiner Denkschrift über den Preß-Unfug behauptete: „daß es heute nicht eine einzige als Privatunternehmung erscheinende Zeitschrift in Deutschland giebt, welche die Wohlgesinnten als ihr Organ betrachten könnten, ein Fall, der selbst in dem Zeitpunkte der blutigsten Anarchie in Frankreich ohne Beispiel ist.“</text:span> Aber die <text:span text:style-name="T2">Presse</text:span> war in Deutschland unzweifelhaft nicht die öffentliche Meinung, die Masse der Nation nahm an der Entrüstung der Journalisten wenig Antheil, und wer die Tadelsucht der Deutschen kannte, mußte furchtlos voraussehen, daß die große Mehrheit ihrer Zeitungen zu allen Zeiten der Opposition angehören würde. <text:span text:style-name="T1">Die schwächlichen Urtheile so vieler gebildeter Männer bewiesen freilich, daß ein Theil der höheren Stände an der bestehenden Ordnung zu verzweifeln begann; doch eine Politik blinder und roher Verfolgung war sicherlich das beste Mittel, um diese Verzweiflung noch zu steigern.</text:span></text:p>
          </table:table-cell>
          <table:table-cell office:value-type="string">
            <text:p>-</text:p>
          </table:table-cell>
          <table:table-cell office:value-type="float" office:value="1225">
            <text:p>1225</text:p>
          </table:table-cell>
          <table:table-cell table:number-columns-repeated="1018"/>
        </table:table-row>
        <table:table-row table:style-name="ro5">
          <table:table-cell office:value-type="string">
            <text:p><text:span text:style-name="T1">Die Vorschrift wegen jährlicher Ziehung der Vermögensbilanz wurde in der Kommission der zweiten Kammer beanstandet, weil sie schon in den vorhergehenden Bestimmungen über die ordentliche Führung der Handelsbücher enthalten sei.</text:span> Die Kommission hielt dieß aber für unbegründet, weil beide Fälle nicht für gleichbedeutend gelten könnten, und die Ziehung der <text:span text:style-name="T2">Bilanz</text:span> ohne eine eigentlich technische Buchführung möglich sei. <text:span text:style-name="T1">Protokoll der Kommission der zweiten Kammer vom 31. Januar 1851.</text:span></text:p>
          </table:table-cell>
          <table:table-cell/>
          <table:table-cell office:value-type="string">
            <text:p><text:s/></text:p>
          </table:table-cell>
          <table:table-cell office:value-type="string">
            <text:p><text:span text:style-name="T1">Mailand empfand es offenbar als Ehre, wenigstens einen so berühmten Herrscher zu erhalten; hatte ihn doch bei seinem Einritt das dichte Volksgedränge zu Pferde in den Dom hineingetragen, ohne daß er absteigen konnte.</text:span> Hören wir die <text:span text:style-name="T2">Bilanz</text:span> seines Lebens, wie sie Papst Pius II, ein Kenner in solchen Dingen, uns vorrechnet. <text:span text:style-name="T1">„Im Jahr 1459, als der Herzog zum Fürstencongreß nach Mantua kam, war er 60 (eher 58) Jahre alt; als Reiter einem Jüngling gleich, hoch und äußerst imposant an Gestalt, von ernsten Zügen, ruhig und leutselig im Reden, fürstlich im ganzen Benehmen, ein Ganzes von leiblicher und geistiger Begabung ohne Gleichen in unserer Zeit, im Felde unbesiegt — das war der Mann der von niedrigem Stande zur Herrschaft über ein Reich emporstieg.</text:span></text:p>
          </table:table-cell>
          <table:table-cell office:value-type="string">
            <text:p>-</text:p>
          </table:table-cell>
          <table:table-cell office:value-type="float" office:value="1152">
            <text:p>1152</text:p>
          </table:table-cell>
          <table:table-cell table:number-columns-repeated="1018"/>
        </table:table-row>
        <table:table-row table:style-name="ro60">
          <table:table-cell office:value-type="string">
            <text:p><text:span text:style-name="T1">das geht auf die sprüchwörter κϱιὸς τϱοφεῖ̕ ἀπέδωκεν, κϱιοῦ διακονία.</text:span> Gesondert davon, zusammenhängend mit der erzählung im fünften buche, steht der ausführliche bericht (VI 87—93), den Herodot nur hierhergerückt hat, weil er in sich gar keine datirung trug. die Aegineten rauben ein attisches schiff, das zur regatta am Poseidonfest nach Sunion fährt. die Athener schlagen jetzt die warnung des orakels in den wind, das, wie wir schon gesehen haben, die zeit um 487 voraussetzt, und versuchen durch einverständnis mit einem demokratisch gesonnenen Aegineten sich der insel zu bemächtigen. dazu müssen sie sich 20 schiffe von den Korinthern schenken lassen. aber sie kommen einen tag zu spät, als der demokratische aufstand schon niedergeschlagen ist; nur der rädelsführer mit wenigen rettet sich nach Athen, wird in Sunion angesiedelt und treibt piraterei gegen Aegina. die athenische <text:span text:style-name="T2">flotte</text:span> erzwingt sich doch die landung durch einen seesieg; da kommt zwar nicht officieller, aber doch starker zuzug von Argos. die meisten Argeier, und so ihr führer Eurybates, werden freilich von den Athenern erschlagen, Eurybates im zweikampfe; aber die Aegineten überfallen doch die Athener, als sie einmal in unordnung sind, und nehmen vier schiffe. <text:span text:style-name="T1">Der dritte bericht des Herodotos.</text:span></text:p>
          </table:table-cell>
          <table:table-cell/>
          <table:table-cell office:value-type="string">
            <text:p><text:s/></text:p>
          </table:table-cell>
          <table:table-cell office:value-type="string">
            <text:p><text:span text:style-name="T1">Das ist ein schöner beleg für die gestattung der caperei von privaten, die gesetzlich daraus folgt, dass das bekannte ‘ solonische ’ gesetz den ἐπὶ λείαν οἰχόμενοι den schutz ihrer genossenschaftlichen statuten gewährt.</text:span> So schliesst die geschichte oder vielmehr so bricht sie ab. die darstellung ist offenbar athenisch, also ist von den attischen erfolgen einiges abzuziehen. noch viel sicherer aber ist, dass das ende fehlt: das athenische heer kann doch nicht in Aegina sitzen bleiben, und dass die Argeier beinahe alle erschlagen werden, sieht sehr nach einer verallgemeinerung des einen abenteuers aus, das Herodot hier aus anderer tradition eingefügt hat: der attische held Sophanes zeichnet sich auch bei Plataiai aus und ist 464 bei Drabreskos gefallen (IX 73). man verlangt eigentlich als abschluss eine niederlage der Athener. man verlangt sie doppelt, wenn man sich des orakels erinnert. wie kommt aber der ehrliche Herodot dazu, sie zu unterdrücken und seine geschichte im sande verlaufen zu lassen? dafür ergibt sich die antwort, sobald man das fehlende stück dazu nimmt: es steht ja vorher, er verweist auch selbst darauf, aber er kann es nicht mehr an der rechten stelle anführen, weil er es an der falschen verbraucht hat. nicht“ wie früher ”, sondern eben jetzt erst riefen die Aegineten den schutz von Argos an. man halte doch die obige erzählung der Aegineten zusammen mit den bruchstücken dieser. landung einer attischen flotte, ausschiffung eines heeres, unerwartetes eingreifen eines corps von Argeiern, niederlage der Athener. das ist doch ein und dieselbe geschichte. der vorgang, so weit er den Herodot angeht, ist also der. die entscheidende niederlage Athens ist erstens in einem gewissen geschichtlichen zusammenhange erzählt worden, und andere traditionen und anekdoten nahmen auf den merkwürdigen ausgang vielfach bezug. daneben aber hat sich der glaube gebildet, dass Athen den zug wider ein orakel unternahm; dieser freilich erst in der zeit, wo man Aegina von neuem, diesmal erfolgreich, zu leibe gieng. daran wieder hat sich die sage von dem unglücklichen kriege geknüpft, die sage von Damia und Auxesia; ich zweifle nicht, dass die Athener sich wirklich in Oie bei jenem tempel festgesetzt hatten. ferner hat sich die sage von der ablegung der spangen, da sie einer grossen niederlage bedurfte, auch an die auf Aegina geschlossen. den Aegineten konnte es schon recht sein, wenn die Athener nur einen einzigen der ihren gerettet werden liessen. nun hörte Herodot diese geschichten; er hörte in Athen mancherlei, erfragte bei den Aegineten anderes über die geschichte von den götterbildern, die ihm besonders merkwürdig war, und machte sich seinen vers daraus, so gut er konnte. das konnte er aber unmöglich gut machen. denn wie sollte er die niederlage der Athener, von der die Aegineten erzählten, zugleich mit der von 487 und mit der, welche zur abschaffung der spangen geführt hatte, identificiren? der aufgeklärte Ionier war an sich geneigt, eine solche wundergeschichte eben so wie die änderung der tracht möglichst weit hinaufzuschieben. der vorsehungsgläubige erzähler suchte den hass der beiden städte, das unrecht Aeginas und den grund des miserfolges der Athener möglichst weit zurückzuführen. und vielleicht schlug für seine kritik am meisten durch, dass 487 mindestens Sophanes leben geblieben war. aber überhaupt hatte natürlich die geschichtliche überlieferung der Athener den miserfolg möglichst gering dargestellt, während die sage, die ja nur ganz im allgemeinen eine niederlage als hintergrund brauchte, das sagenmotiv des einen unglücksboten forderte. so schob Herodot die kämpfe um Damia und Auxesia in unbestimmte ferne, half sich aber über die wiederholung so gut es gieng weg, indem er den ausgang des kampfes unterdrückte. sein leser mag sich denken, es geht nun der kleine krieg weiter: der ausgang ist durch das orakel vorgezeichnet, wird auch erwähnt, ist übrigens in den tatsächlichen verhältnissen, unter denen Herodot schreibt, von selbst gegeben. da er keine jahrbücher schreibt, lässt er den Themistokles die <text:span text:style-name="T2">flotte</text:span> ruhig für denselben aeginetischen krieg gründen, den er, streng interpretirt, 491/0 angesetzt hat: seine erzählung des themistokleischen strategems (7, 144) ist eben ein ganz anderer selbständiger bericht, der zu der wirklichen zeit, 483, vortrefflich passt (vgl. oben I 275). <text:span text:style-name="T1">Wie sich nach dieser analyse das was an geschichte bleibt in die übrigen ereignisse einordnen lässt, ist oben s. 89 durch die tat gezeigt.</text:span></text:p>
          </table:table-cell>
          <table:table-cell office:value-type="string">
            <text:p>-</text:p>
          </table:table-cell>
          <table:table-cell office:value-type="float" office:value="1156">
            <text:p>1156</text:p>
          </table:table-cell>
          <table:table-cell table:number-columns-repeated="1018"/>
        </table:table-row>
        <table:table-row table:style-name="ro18">
          <table:table-cell office:value-type="string">
            <text:p><text:span text:style-name="T1">Dieser Ueberschuss englischer Ausfuhr nach, über die Einfuhr von, Indien wird thatsächlich zu Stande gebracht durch eine Einfuhr von Indien, wofür England kein Aequivalent zahlt: die Tratten der ostindischen Kompagnie (jetzt der ostindischen Regierung) lösen sich auf in einen Tribut, der von Indien erhoben wird.</text:span> Z. B. 1855: die Einfuhr von Indien nach England von 12670000 £; die englischen Ausfuhren nach Indien 10350000 £. <text:span text:style-name="T2">Bilanz</text:span> zu Gunsten Indiens 2250000 £. <text:span text:style-name="T1">„Wenn hiermit die Sachlage erschöpft wäre, so würden diese 2250000 £ in irgend einer Form nach Indien zu remittiren sein.</text:span></text:p>
          </table:table-cell>
          <table:table-cell/>
          <table:table-cell office:value-type="string">
            <text:p><text:s/></text:p>
          </table:table-cell>
          <table:table-cell office:value-type="string">
            <text:p><text:span text:style-name="T1">Sie wird 1) geschlossen den Sonnabend vor dem Palmsonntage, und wieder geöffnet den Montag nach der Osteroctava; 2) geschlossen den 23sten Junius, bis den zweyten Montag im Julius; 3) geschlossen den 23sten September, bis den zweyten Montag im October; 4) geschlossen den 23sten December bis den zweyten Montag im Jenner.</text:span> Ferner wird sie zur Carnevalszeit 8 bis 10 Tage außerordentlich, ingleichen an allen angeordneten Festtagen, jedoch itzt nicht mehr an den Festtagen des herzoglichen Palastes, und endlich alle Freytage, außer wenn in der Woche ein Fest vorgefallen ist, ingleichen die in dem Märzmonate einfallende Freytage, ausgenommen, geschlossen, und diese Sperrungen der Banco werden zur Ziehung der <text:span text:style-name="T2">Bilanz</text:span> angewendet. <text:span text:style-name="T1">Diejenigen, so stark nach Venedig wechseln und handeln, thun wohl, wenn sie sich den venetianischen (g) Bancokalender jährlich anschaffen, damit sie sich, der Feyertage halber, in den Bancodispositionen darnach richten können.</text:span></text:p>
          </table:table-cell>
          <table:table-cell office:value-type="string">
            <text:p>-</text:p>
          </table:table-cell>
          <table:table-cell office:value-type="float" office:value="46">
            <text:p>46</text:p>
          </table:table-cell>
          <table:table-cell table:number-columns-repeated="1018"/>
        </table:table-row>
        <table:table-row table:style-name="ro10">
          <table:table-cell office:value-type="string">
            <text:p><text:span text:style-name="T1">Dieser Umstand war um so auffallender, als beiläufig 380 Geburtsfälle vorfielen, die von derselben Gesellschaft nur durch Hebammen besorgt wurden, und die, mit alleiniger Ausnahme der früher erwähnten, ohne alle Störungen im Wochenbette vorübergingen.</text:span> Die Aerzte der <text:span text:style-name="T2">Anstalt</text:span> drangen darauf, dass die Hebamme sich auf’s Land begebe, und ihre Praxis für einige Zeit aussetze; kurze Zeit nach diesem Beschlusse zeigte sich das Puerperalfieber an vielen Punkten der Stadt und in der Praxis von anderen Hebammen und Aerzten. <text:span text:style-name="T1">Bis Juni wüthete es in einer Ausdehnung und mit einer Heftigkeit, die in Manchester kaum je vorgekommen war.</text:span></text:p>
          </table:table-cell>
          <table:table-cell/>
          <table:table-cell office:value-type="string">
            <text:p><text:s/></text:p>
          </table:table-cell>
          <table:table-cell office:value-type="string">
            <text:p><text:span text:style-name="T1">Werden nicht schon jetzt Mädchen und Jünglinge von einem und demselben Geistlichen, zu einer und derselben Zeit, auf eine und dieselbe Art in der Religion unterrichtet?</text:span> Die <text:span text:style-name="T2">Anstalt</text:span> ist schon da; sie darf nur ausgedehnt werden. <text:span text:style-name="T1">Und was kann uns behindern, die, denen wir in der Kirche gleiche Rechte mit uns einräumen, in die Bürgergemeinschaft aufzunehmen?</text:span></text:p>
          </table:table-cell>
          <table:table-cell office:value-type="string">
            <text:p>-</text:p>
          </table:table-cell>
          <table:table-cell office:value-type="float" office:value="71">
            <text:p>71</text:p>
          </table:table-cell>
          <table:table-cell table:number-columns-repeated="1018"/>
        </table:table-row>
        <table:table-row table:style-name="ro13">
          <table:table-cell office:value-type="string">
            <text:p><text:span text:style-name="T1">Die sociale Unzufriedenheit könnte auf eine Zeit hinaus beschwichtigt werden, die vielleicht 20 Jahre, vielleicht länger dauern würde, jedenfalls aber die ganze Zeit der Judenwanderung hindurch anhielte.</text:span> Die Gestaltung der socialen Frage hängt nur von der Entwicklung der <text:span text:style-name="T2">technischen</text:span> Mittel ab. <text:span text:style-name="T1">Der Dampf hat die Menschen um die Maschinen herum in den Fabriken versammelt, wo sie aneinander gedrückt sind und durch einander unglücklich werden.</text:span></text:p>
          </table:table-cell>
          <table:table-cell/>
          <table:table-cell office:value-type="string">
            <text:p><text:s/></text:p>
          </table:table-cell>
          <table:table-cell office:value-type="string">
            <text:p><text:span text:style-name="T1">In dieser entfaltet sich aber die echte geistige Individualität eben nicht, sondern das Leben mechanisiert sich und mechanisiert damit die Menschen; die gemeinschaftslose, bloss formal-rechtliche Freiheit gerade hat den Menschen zur Maschine gemacht; echte Gemeinschaft würde im Gegenteil die Individualität entbinden.</text:span> Indessen kann man versuchen diesen augenblicklichen Zustand daraus zu verstehen, dass unter der zu schnellen Erweiterung des <text:span text:style-name="T2">technischen</text:span>, wirtschaftlichen und sozialen Gesichtskreises die bisherigen Organisationen von ihrer bindenden Kraft schon viel eingebüsst haben, während nicht ebenso schnell neue Organisationen (die jedoch überall im Werden begriffen sind) sich klar herausbilden und in den Gemütern der Menschen festwurzeln konnten. <text:span text:style-name="T1">S. die Vergleichung von Morus (Utopia) mit Fr. Engels, bei Stammler S. 663.</text:span></text:p>
          </table:table-cell>
          <table:table-cell office:value-type="string">
            <text:p>-</text:p>
          </table:table-cell>
          <table:table-cell office:value-type="float" office:value="1289">
            <text:p>1289</text:p>
          </table:table-cell>
          <table:table-cell table:number-columns-repeated="1018"/>
        </table:table-row>
        <table:table-row table:style-name="ro24">
          <table:table-cell office:value-type="string">
            <text:p><text:span text:style-name="T1">so gleich mußten 18 Ellen Blonden, 12 Ellen Band, 6 Ellen grosse beaute zu Manschetten rc. geholet werden.</text:span> Da solten schottische Ohrringe, italiänische Blumen, <text:span text:style-name="T2">englische</text:span> Hänschen, Fächtel a la pernvienne und Schönpflästerchen a la Condamine seyn. <text:span text:style-name="T1">Der Friseur rief um eau de Pourceaugnac, und um Puder von St. Malo.</text:span></text:p>
          </table:table-cell>
          <table:table-cell/>
          <table:table-cell office:value-type="string">
            <text:p><text:s/></text:p>
          </table:table-cell>
          <table:table-cell office:value-type="string">
            <text:p><text:span text:style-name="T1">Da nun Capitän Sundawall erklärte, dass Seiner Majestät Schiff Arkona trotz seinem Leck in einigen Wochen wieder seetüchtig und zur Fahrt nach dem Pei-ho bereit sein werde, so beschloss Graf Eulenburg schon nach zweitägigem Aufenthalt in Shang-hae, zunächst in China sein Glück zu versuchen, und bat den kaiserlich französischen Vice-Admiral Protet um Beförderung des Attaché von Brandt auf dem am 9. März nach dem Golf von Pe-tsi-li abgehenden Postdampfer Feelon.</text:span> Ein Schreiben, in welchem der Gesandte dem Prinzen von Kuṅ die Wünsche der preussischen Regierung und seine bevorstehende Ankunft in Tientsin meldete, wurde durch die Gefälligkeit der <text:span text:style-name="T2">englischen</text:span> Consularbeamten in das Chinesische übersetzt. <text:span text:style-name="T1">Um Angabe der geeigneten Wege zu Uebermittelung desselben ersuchte Graf Eulenburg brieflich die Gesandten von Russland, England und Frankreich, welchen Herr von Brandt sich vorstellen sollte.</text:span></text:p>
          </table:table-cell>
          <table:table-cell office:value-type="string">
            <text:p>-</text:p>
          </table:table-cell>
          <table:table-cell office:value-type="float" office:value="83">
            <text:p>83</text:p>
          </table:table-cell>
          <table:table-cell table:number-columns-repeated="1018"/>
        </table:table-row>
        <table:table-row table:style-name="ro5">
          <table:table-cell office:value-type="string">
            <text:p><text:span text:style-name="T1">Diese haben den Grundsatz aufgestellet, daß durch die Absonderung der Kinder die väterliche Gewalt zwar in Ansehung ihrer lästigen, aber nicht in Ansehung ihrer vortheilhaften Wirkungen aufgehoben werde.</text:span> Hieraus haben sie nicht nur gefolgert, daß denen abgesonderten Kindern das ius sui heredis in Ansehung der väterlichen Erbschaft verbleibe; sondern sie wollen sogar in dem Fall, da der Sohn, welcher durch <text:span text:style-name="T2">Anstellung</text:span> einer eigenen Haushaltung aus der väterlichen Gewalt gegangen, gestorben ist, und Kinder hinterlassen hat, den Großvater für berechtiget halten, diesen seinen unmündigen Enkeln sowohl in seinem Testamente Vormünder zu ernennen, als denenselben pupillarisch zu substituiren. <text:span text:style-name="T1">Allein die Gründe für diese Meynung scheinen mir nicht überzeugend zu seyn.</text:span></text:p>
          </table:table-cell>
          <table:table-cell/>
          <table:table-cell office:value-type="string">
            <text:p><text:s/></text:p>
          </table:table-cell>
          <table:table-cell office:value-type="string">
            <text:p><text:span text:style-name="T1">— </text:span><text:span text:style-name="T1">Bei Goenner, Staatsdienst S. 104, entsteht der Besoldungsanspruch als Folge der Inanspruchnahme zum Staatsdienst nach Vorbild der Enteignungsentschädigung.</text:span> Seit die <text:span text:style-name="T2">Anstellung</text:span> wieder als Vertrag aufgefaßt wird, muß man besonders darauf bedacht sein, den Besoldungsanspruch zu unterscheiden von der Gegenleistung des civilrechtlichen Dienstherrn. <text:span text:style-name="T1">Zur Zeit pflegt man zu diesem Zwecke die Besoldung als „Alimentationsrente“ zu bezeichnen oder von einem „Anspruch des Beamten auf standesgemäße Alimentation“ zu sprechen.</text:span></text:p>
          </table:table-cell>
          <table:table-cell office:value-type="string">
            <text:p>-</text:p>
          </table:table-cell>
          <table:table-cell office:value-type="float" office:value="44">
            <text:p>44</text:p>
          </table:table-cell>
          <table:table-cell table:number-columns-repeated="1018"/>
        </table:table-row>
        <table:table-row table:style-name="ro24">
          <table:table-cell office:value-type="string">
            <text:p><text:span text:style-name="T1">Wenn wir die Vergünstigung die Plaggen auszuführen zur Unzeit wiederrufen wollten, da ihr die auswärtigen Ländereyen in der Voraussehung unserer stillschweigenden Genehmigung geheuret hab.:</text:span> so könnte er uns hier ein <text:span text:style-name="T2">billiges</text:span> Ziel von Jahren setzen; wenn alle Markgenossen damit einig wären, daß ihr die Plaggen ausführtet, ich aber allein darinn zuwider wäre so könnte er, nachdem er meinen Bericht hierüber erfordert, den Umständen nach meine Einwilligung ersetzen. <text:span text:style-name="T1">Aber zu erkennen, daß ihr in dem Besitze die ausserhalb angeheureten Ländereyen aus dieser Mark zu düngen schlechterdings geschützet und daß ihr dadurch nach einer nothwendigen Folge berechtiget werden solltet, euch der Theilung des Plaggenmatts nach Erbesgerechtigkeit zu widersetzen, das leidet die Natur der Sache nicht, es wäre denn, daß den auswärtigen Ländereyen, und nicht euch als Heuerleuten derselben dieses Recht anklebt.</text:span></text:p>
          </table:table-cell>
          <table:table-cell/>
          <table:table-cell office:value-type="string">
            <text:p><text:s/></text:p>
          </table:table-cell>
          <table:table-cell office:value-type="string">
            <text:p><text:span text:style-name="T1">Jeder Versuch, die Idee einer Dichtung von Goethe aufzusuchen, setzt sich mit den ausdrücklichen Erklärungen Goethes selber in Widerspruch.</text:span> „Die Deutschen machen sich mit ihren Ideen, die sie in Alles hineinlegen, das Leben schwerer als <text:span text:style-name="T2">billig</text:span>. <text:span text:style-name="T1">Habt doch endlich einmal die Courage, euch den Eindrücken hinzugeben, euch ergötzen zu lassen, euch rühren zu lassen, erheben, belehren, zu etwas Grossem entflammen, aber denkt nicht immer, es wäre Alles eitel, wenn es nicht irgend ein abstracter Gedanke oder Idee wäre.“</text:span></text:p>
          </table:table-cell>
          <table:table-cell office:value-type="string">
            <text:p>-</text:p>
          </table:table-cell>
          <table:table-cell office:value-type="float" office:value="372">
            <text:p>372</text:p>
          </table:table-cell>
          <table:table-cell table:number-columns-repeated="1018"/>
        </table:table-row>
        <table:table-row table:style-name="ro21">
          <table:table-cell office:value-type="string">
            <text:p><text:span text:style-name="T1">Nun gar ausgekniffen!</text:span> <text:span text:style-name="T2">Donnerwetter</text:span> — ohne erst für seinen „Deppe“ gesessen zu haben.“ <text:span text:style-name="T1">„Jotte, einer armen Wittfrau ihren besten Miether abzutreiben, is das in der Ordnung Herr Kumzarius? Habe ich darum Ihrer Frau die Butter immer um ’nen Dreier billiger gelassen?“ greint die dicke Madame Pimpernell, die ebenfalls dem Beamten gegenüber auf einen Stuhl gesunken ist.</text:span></text:p>
          </table:table-cell>
          <table:table-cell/>
          <table:table-cell office:value-type="string">
            <text:p><text:s/></text:p>
          </table:table-cell>
          <table:table-cell office:value-type="string">
            <text:p><text:span text:style-name="T1">Unsre Fahrt gieng von Gale aus mit günstigem Winde von statten; am 11ten Februar passirten wir den Aequator, und am 16ten März den Wendezirkel des Steinbocks.</text:span> Als wir zwischen dem 30 sten und 35sten Grade südlicher Breite waren, hatten wir sehr oft <text:span text:style-name="T2">Donnerwetter</text:span> mit Regen, Hagel oder Schnee, welcher jedoch sogleich schmolz. <text:span text:style-name="T1">Einmal sahen wir während eines Gewitters an der Spitze des vordersten Mastes eine electrische Flamme.</text:span></text:p>
          </table:table-cell>
          <table:table-cell office:value-type="string">
            <text:p>-</text:p>
          </table:table-cell>
          <table:table-cell office:value-type="float" office:value="202">
            <text:p>202</text:p>
          </table:table-cell>
          <table:table-cell table:number-columns-repeated="1018"/>
        </table:table-row>
        <table:table-row table:style-name="ro18">
          <table:table-cell office:value-type="string">
            <text:p><text:span text:style-name="T1">III.</text:span> Schon im R. A. 1530. §. 132. hatte der Kaiser Carl der V. versprochen, ” wegen der bis dahin schon auf mehreren <text:span text:style-name="T2">Reichstagen</text:span> vorgekommenen Beschwerden der Teutschen Nation gegen den Stuhl zu Rom bey demselben mit allem höchsten Fleisse zu handeln, und die Sache dahin zu fördern, damit solche Beschwerden abgestellt, und der Teutschen Nation in diesem ihrem billigen Begehren statt gegeben werde. ” (Samml. der R. A. Th. 2. S. 326.) <text:span text:style-name="T1">Diese seitdem noch nicht zum Zweck gediehene Handlung mit dem päbstlichen Stuhle ward also I) in obigem Collegialschreiben von neuem empfohlen.</text:span></text:p>
          </table:table-cell>
          <table:table-cell/>
          <table:table-cell office:value-type="string">
            <text:p><text:s/></text:p>
          </table:table-cell>
          <table:table-cell office:value-type="string">
            <text:p><text:span text:style-name="T1">Die Verfassung des norddeutschen Bundes von 1867 und die Verfassung des deutschen Reiches von 1871 einigt zwar thatsächlich und rechtlich die verschiedenen in Deutschland wirksamen politischen Mächte und Kräfte zu nationalem Zusammenwirken, aber sie macht der principiellen Betrachtung den Eindruck eines Schmetterlings, der noch einen Theil seiner Puppe und selbst die Reste seines frühern Raupenzustands mitschleppt.</text:span> Ihre Entstehungsform weist einerseits auf den freien Vertrag aller Einzelstaten (Fürsten und Kammern) hin, die Verfassung ist aber ihrem Inhalte nach durch den leitenden Willen der preuszischen Regierung in Verbindung mit den Arbeiten des einheitlichen <text:span text:style-name="T2">Reichstags</text:span> als der Vertretung des deutschen Volkes zu Stande gekommen. <text:span text:style-name="T1">Wie hier Vertrag und Gesetz sich seltsam verbinden, so erinnert die Vertretung der verbündeten Regierungen in dem Bundesrathe noch ganz an den früheren statenbündlichen deutschen Bundestag.</text:span></text:p>
          </table:table-cell>
          <table:table-cell office:value-type="string">
            <text:p>-</text:p>
          </table:table-cell>
          <table:table-cell office:value-type="float" office:value="56">
            <text:p>56</text:p>
          </table:table-cell>
          <table:table-cell table:number-columns-repeated="1018"/>
        </table:table-row>
        <table:table-row table:style-name="ro21">
          <table:table-cell office:value-type="string">
            <text:p><text:span text:style-name="T1">Sie ist mit 5 Löchern und oben bey a und b mit zwey Federn versehen, deren Strebkraft von einander abwärts gerichtet ist.</text:span> Zwängt man diese <text:span text:style-name="T2">Federn</text:span> in irgend eine Oeffnung, so dass sie etwas zusammen gedrückt werden: <text:span text:style-name="T1">so wird man sie nur mit einiger Gewalt wieder herausziehen können, weil sie an die Seitenwände andrücken.</text:span></text:p>
          </table:table-cell>
          <table:table-cell/>
          <table:table-cell office:value-type="string">
            <text:p><text:s/></text:p>
          </table:table-cell>
          <table:table-cell office:value-type="string">
            <text:p><text:span text:style-name="T1">Wie in diesem Blatt, sitzt Johannes auch in unserer Leinwand rechts am Rand der Bildfläche.</text:span> Die Linke im aufgeschlagenen Buch, doch den Zeigefinger aufhorchend erhoben, die Rechte mit der <text:span text:style-name="T2">Feder</text:span> schwebend gehalten. <text:span text:style-name="T1">Haupt und Blick wendet er zurück und nach oben, wo in Wolken der siebenköpfige Drache erscheint, der in Verfolgung des sonnenbekleideten Weibes mit dem emporringelnden Schweif die Sterne vom Himmel fegt.</text:span></text:p>
          </table:table-cell>
          <table:table-cell office:value-type="string">
            <text:p>-</text:p>
          </table:table-cell>
          <table:table-cell office:value-type="float" office:value="365">
            <text:p>365</text:p>
          </table:table-cell>
          <table:table-cell table:number-columns-repeated="1018"/>
        </table:table-row>
        <table:table-row table:style-name="ro5">
          <table:table-cell office:value-type="string">
            <text:p><text:span text:style-name="T1">Emmy!</text:span> Sehen Sie, Herr Referendar — das ist nun auch „so Eine“... ich habe das kleine, entzückende Weib neulich <text:span text:style-name="T2">Abend</text:span> einem überflüssigen Laffen abgejagt — aber glauben Sie wohl, daß es bisher zum geringsten tragischen Konflikte zwischen uns gekommen wäre? <text:span text:style-name="T1">. Keene Spur, Verehrtester!</text:span></text:p>
          </table:table-cell>
          <table:table-cell/>
          <table:table-cell office:value-type="string">
            <text:p><text:s/></text:p>
          </table:table-cell>
          <table:table-cell office:value-type="string">
            <text:p><text:span text:style-name="T1">Unglückliche Menschen, die ihr immer nur an das Folgende, Mögliche denkt, und über den Planen und Projecten des Künftigen die Gegenwart verliert!</text:span> Die Gegenwart ist ja die Mutter der Zukunft, und wer jeden Tag, jede Stunde ganz und vollkommen, seiner Bestimmung gemäss, benuzt, der kann sich jeden <text:span text:style-name="T2">Abend</text:span> mit dem unaussprechlich beruhigenden Gefühl niederlegen, dass er nicht allein diesen Tag wirklich gelebt und seinen Standpunct ausgefüllt, sondern auch sicher die beste Zukunft gegründet habe. <text:span text:style-name="T1">4. Man suche sich über alles so richtige Begriffe als möglich zu verschaffen, und man wird finden, dass die meisten Uebel in der Welt nur durch Misverstand, falsches Interesse oder Uebereilung entstehen, und dass es nicht sowohl darauf ankommt, was uns geschieht, sondern wie wirs nehmen.</text:span></text:p>
          </table:table-cell>
          <table:table-cell office:value-type="string">
            <text:p>-</text:p>
          </table:table-cell>
          <table:table-cell office:value-type="float" office:value="296">
            <text:p>296</text:p>
          </table:table-cell>
          <table:table-cell table:number-columns-repeated="1018"/>
        </table:table-row>
        <table:table-row table:style-name="ro7">
          <table:table-cell office:value-type="string">
            <text:p><text:span text:style-name="T1">234–236 über diesen Orden und die bei seiner Verleihung beobachteten Gebräuche gemacht hat, durchaus bestätigen.</text:span> Ueberhaupt möchte ich hier ein Wort für die oft angezweifelte Glaubwürdigkeit des <text:span text:style-name="T2">englischen</text:span> Seemannes einlegen. <text:span text:style-name="T1">Ich für meinen Theil habe seine Angaben durchweg bestätigt gefunden, und ich finde in seinen Schilderungen eine solche Wahrheitsliebe, verbunden mit guter Beobachtungsgabe und Kritik, dass ich wünschen möchte, die gleichen Eigenschaften in demselben Masse bei allen späteren Reisenden wiederzufinden.</text:span></text:p>
          </table:table-cell>
          <table:table-cell/>
          <table:table-cell office:value-type="string">
            <text:p><text:s/></text:p>
          </table:table-cell>
          <table:table-cell office:value-type="string">
            <text:p><text:span text:style-name="T1">Wenn z. E. ein Teutscher Jude spricht:</text:span> Mit ahn Amhorez hob ich kähn koved mefalpl zu seih, ob an dessen Statt ein <text:span text:style-name="T2">Englischer</text:span> Jude sagt: With a Amhorez i have not koved to bee mefalpl, und ein Französischer: Avec un Amhorez je n’ai point de koved d’être mefalpl. <text:span text:style-name="T1">So ist hier auch die Frage zu beantworten, ob die Juden in allen Landen ebenfalls die Anhängsel, womit die hebräischen Wörter im Juden-Teutschen geendigt werden, aus derjenigen Sprache hernehmen, die da, wo die Juden wohnen, im Schwange ist?</text:span></text:p>
          </table:table-cell>
          <table:table-cell office:value-type="string">
            <text:p>-</text:p>
          </table:table-cell>
          <table:table-cell office:value-type="float" office:value="1068">
            <text:p>1068</text:p>
          </table:table-cell>
          <table:table-cell table:number-columns-repeated="1018"/>
        </table:table-row>
        <table:table-row table:style-name="ro18">
          <table:table-cell office:value-type="string">
            <text:p><text:span text:style-name="T1">Jst der ausgeber der assignationen, und ist derjenige schuldener, welcher seinen gläubiger, wegen bezalung einer ihm schuldigen geldpost, an einen andern weiset, Ludovici sp. 991.</text:span> Fünf und sibzigstes haubtstück von den <text:span text:style-name="T2">bilanzen</text:span>. <text:span text:style-name="T1">§ 4867</text:span></text:p>
          </table:table-cell>
          <table:table-cell/>
          <table:table-cell office:value-type="string">
            <text:p><text:s/></text:p>
          </table:table-cell>
          <table:table-cell office:value-type="string">
            <text:p><text:span text:style-name="T1">Sie wird 1) geschlossen den Sonnabend vor dem Palmsonntage, und wieder geöffnet den Montag nach der Osteroctava; 2) geschlossen den 23sten Junius, bis den zweyten Montag im Julius; 3) geschlossen den 23sten September, bis den zweyten Montag im October; 4) geschlossen den 23sten December bis den zweyten Montag im Jenner.</text:span> Ferner wird sie zur Carnevalszeit 8 bis 10 Tage außerordentlich, ingleichen an allen angeordneten Festtagen, jedoch itzt nicht mehr an den Festtagen des herzoglichen Palastes, und endlich alle Freytage, außer wenn in der Woche ein Fest vorgefallen ist, ingleichen die in dem Märzmonate einfallende Freytage, ausgenommen, geschlossen, und diese Sperrungen der Banco werden zur Ziehung der <text:span text:style-name="T2">Bilanz</text:span> angewendet. <text:span text:style-name="T1">Diejenigen, so stark nach Venedig wechseln und handeln, thun wohl, wenn sie sich den venetianischen (g) Bancokalender jährlich anschaffen, damit sie sich, der Feyertage halber, in den Bancodispositionen darnach richten können.</text:span></text:p>
          </table:table-cell>
          <table:table-cell office:value-type="string">
            <text:p>-</text:p>
          </table:table-cell>
          <table:table-cell office:value-type="float" office:value="760">
            <text:p>760</text:p>
          </table:table-cell>
          <table:table-cell table:number-columns-repeated="1018"/>
        </table:table-row>
        <table:table-row table:style-name="ro8">
          <table:table-cell office:value-type="string">
            <text:p><text:span text:style-name="T1">Das Fohlen wird mit ganz besonderer Sorgfalt erzogen und von Jugend auf wie ein Glied der Familie gehalten.</text:span> Daher kommt es, daß die arabischen Pferde zu Hausthieren geworden sind, in derselben Bedeutung, wie der Hund, daß sie ohne alle Furcht im Zelte des Herrn und in der <text:span text:style-name="T2">Kinderstube</text:span> geduldet werden können. <text:span text:style-name="T1">Jch selbst sah eine arabische Stute, welche mit den Kindern ihres Herrn spielte, wie ein großer Hund mit Kindern zu spielen pflegt.</text:span></text:p>
          </table:table-cell>
          <table:table-cell/>
          <table:table-cell office:value-type="string">
            <text:p><text:s/></text:p>
          </table:table-cell>
          <table:table-cell office:value-type="string">
            <text:p><text:span text:style-name="T1">Das ist eine einfache Unwahrheit.</text:span> Jch habe zufällig eine größere Zahl von Schauspielerinnen gekannt, und ich weiß positiv, daß Allen, ohne Ausnahme, die solidesten Männer (Beamte, Kaufleute, Künstler u. s. w.) als Gatten zur Verfügung standen, und daß es nur an ihnen lag, wenn sie die Bretter, die die Welt bedeuten, nicht mit dem Hause, das Küche und <text:span text:style-name="T2">Kinderstube</text:span> bedeutet, vertauschen wollten. <text:span text:style-name="T1">Es giebt Mütter, ganz achtbare Frauen, die ihre Töchter in die Schauspielerinnen-Carriere drängen, weil sie dann mit absoluter Sicherheit auf eine gute Partie für das Mädchen rechnen können.</text:span></text:p>
          </table:table-cell>
          <table:table-cell office:value-type="string">
            <text:p>-</text:p>
          </table:table-cell>
          <table:table-cell office:value-type="float" office:value="1136">
            <text:p>1136</text:p>
          </table:table-cell>
          <table:table-cell table:number-columns-repeated="1018"/>
        </table:table-row>
        <table:table-row table:style-name="ro21">
          <table:table-cell office:value-type="string">
            <text:p><text:span text:style-name="T1">Es ist für diese Interessen ganz gleichgültig, ob die Anstellung nur eine provisorische oder eine definitive war; denn diese Unterscheidung bezieht sich in der Regel nur auf die Begründung von Pensionsrechten, welche erst mit der definitiven Anstellung einzutreten pflegen.</text:span> In den meisten deutschen Staaten sind die <text:span text:style-name="T2">Anstellungen</text:span> nichtrichterlicher Beamten erst einige Jahre hindurch provisorische in diesem Sinne. <text:span text:style-name="T1">d) Beendigung.</text:span></text:p>
          </table:table-cell>
          <table:table-cell/>
          <table:table-cell office:value-type="string">
            <text:p><text:s/></text:p>
          </table:table-cell>
          <table:table-cell office:value-type="string">
            <text:p><text:span text:style-name="T1">Weber, Bayr. Gem. Ord. zu Art. 71.</text:span> Eine solche Wahl ist möglicherweise nur die Bedingung für die <text:span text:style-name="T2">Anstellung</text:span>, die auf Grund derselben vollzogen wird durch einen behördlichen Akt, einen Akt der Gemeindebehörde oder der staatlichen Aufsichtsbehörde. <text:span text:style-name="T1">Da kommen wir alsbald wieder in das bekannte Geleise.</text:span></text:p>
          </table:table-cell>
          <table:table-cell office:value-type="string">
            <text:p>-</text:p>
          </table:table-cell>
          <table:table-cell office:value-type="float" office:value="1038">
            <text:p>1038</text:p>
          </table:table-cell>
          <table:table-cell table:number-columns-repeated="1018"/>
        </table:table-row>
        <table:table-row table:style-name="ro6">
          <table:table-cell office:value-type="string">
            <text:p><text:span text:style-name="T1">Vom Dante-Platz an heisst sie Salita del Museo und vom Museum an wird sie Strada nuova di Capodimonti genannt.</text:span> Das <text:span text:style-name="T2">Museum</text:span> (Museo nazionale), ein höchst ansehnliches Gebäude mit rother Façade, ist eines der allerbedeutendsten Museen der Erde, welches nebst der reichen Fülle interessanter Reliquien aus der altrömischen Zeit, insbesondere aus Pompeji und Herculanum, auch die Sammlungen der neapolitanischen Krone, dann die farnesischen aus Rom und Parma, und die aus den Palästen von Capodimonte und Portici enthält und dadurch zu einer hervorragenden kunsthistorischen Anstalt und Sehenswürdigkeit ersten Ranges geworden ist. <text:span text:style-name="T1">Die Südfront des Gebäudes blickt auf die schöne breite Strada Foria, welche hier in die Via Roma einmündet.</text:span></text:p>
          </table:table-cell>
          <table:table-cell/>
          <table:table-cell office:value-type="string">
            <text:p><text:s/></text:p>
          </table:table-cell>
          <table:table-cell office:value-type="string">
            <text:p><text:span text:style-name="T1">I. Zugabe.</text:span> Noch ein Wort vom Genie, aus einer Abhandlung im brittischen <text:span text:style-name="T2">Musäum</text:span>. <text:span text:style-name="T1">II. Zugabe.</text:span></text:p>
          </table:table-cell>
          <table:table-cell office:value-type="string">
            <text:p>-</text:p>
          </table:table-cell>
          <table:table-cell office:value-type="float" office:value="222">
            <text:p>222</text:p>
          </table:table-cell>
          <table:table-cell table:number-columns-repeated="1018"/>
        </table:table-row>
        <table:table-row table:style-name="ro6">
          <table:table-cell office:value-type="string">
            <text:p><text:span text:style-name="T1">Die Dame setzte sich, wie ich glaube, mir zum Possen, bey ihrer Tochter nieder, und drückte ihr die Hand, wann sie dem Vater wohl antwortete, und das Mädgen war entzückter über diesen Beyfall, als über mich; ohnerachtet ich doch glaube, kein alltäglicher Kerl zu seyn.</text:span> Himmel, dachte ich bey mir, wie willst du aus dieser verwünschten <text:span text:style-name="T2">Kinderstube</text:span> kommen. <text:span text:style-name="T1">Ich sahe es dem Herrn an, daß er es nach dero Landesart für eine Grobheit aufgenommen haben würde, wenn ich ihm nicht mit Aufmerksamkeit zugehöret haben würde; und die Frau vom Hause, ohnerachtet sie mich anfangs auf eine lose Art dahin geführet hatte, schien nunmehro ebenfalls bey dem Vergnügen ihre Kinder zu sehen, auf meine Ungedult keine Acht zu haben.</text:span></text:p>
          </table:table-cell>
          <table:table-cell/>
          <table:table-cell office:value-type="string">
            <text:p><text:s/></text:p>
          </table:table-cell>
          <table:table-cell office:value-type="string">
            <text:p><text:span text:style-name="T1">Es ist aber damit nicht genug, daß eine solche Person blos das Kind säugt.</text:span> Sie ist wenigstens ein ganzes Jahr durch die Erzieherin desselben und die Gouvernante der ganzen <text:span text:style-name="T2">Kinderstube</text:span>, und man weiß selbst die erwachsenen Kinder keiner bessern Aufsicht anzuvertrauen. <text:span text:style-name="T1">Durchgängig bekümmern sich die Eltern wenig darum, wie eine solche Person die Kinder behandelt.</text:span></text:p>
          </table:table-cell>
          <table:table-cell office:value-type="string">
            <text:p>-</text:p>
          </table:table-cell>
          <table:table-cell office:value-type="float" office:value="665">
            <text:p>665</text:p>
          </table:table-cell>
          <table:table-cell table:number-columns-repeated="1018"/>
        </table:table-row>
        <table:table-row table:style-name="ro8">
          <table:table-cell office:value-type="string">
            <text:p><text:span text:style-name="T1">§. 156.</text:span> Zum Beschluß will ich noch einige andere Veränderungen der Stimme anführen, die entweder als begleitende <text:span text:style-name="T2">Zufälle</text:span> gewisser Gemüthsbewegungen anzusehen sind, oder auf eine heftigere Anstrengung der zum Athemholen bestimmten Werkzeuge zu folgen pflegen; und von denen einige z. B. das Weinen und Lachen, dem Menschen ausschließungsweise zukommen. <text:span text:style-name="T1">§. 157.</text:span></text:p>
          </table:table-cell>
          <table:table-cell/>
          <table:table-cell office:value-type="string">
            <text:p><text:s/></text:p>
          </table:table-cell>
          <table:table-cell office:value-type="string">
            <text:p><text:span text:style-name="T1">Man hielt sich an das bequeme beati possidentes, nahm Alle zu Gnaden auf, die im Augenblicke noch regierten.</text:span> <text:span text:style-name="T2">Zufall</text:span>, Gunst und Laune hatten zwei Dutzend von den zahllosen Staatsgewalten des heiligen Reichs durch die Stürme des napoleonischen Zeitalters hindurch gerettet; dieselbe Willkür entschied jetzt über ihren Fortbestand. <text:span text:style-name="T1">Die Fürstenberg und Hohenlohe blieben mediatisirt, die Reuß und Bückeburg behielten ihre Throne; den Verräthern am Vaterlande aber ward die im Dienste des Landesfeindes erworbene schimpfliche Beute erhalten.</text:span></text:p>
          </table:table-cell>
          <table:table-cell office:value-type="string">
            <text:p>-</text:p>
          </table:table-cell>
          <table:table-cell office:value-type="float" office:value="413">
            <text:p>413</text:p>
          </table:table-cell>
          <table:table-cell table:number-columns-repeated="1018"/>
        </table:table-row>
        <table:table-row table:style-name="ro20">
          <table:table-cell office:value-type="string">
            <text:p><text:span text:style-name="T1">16. Jahrhundert.</text:span> <text:span text:style-name="T2">Museo</text:span> Poldi-Pezzoli in Mailand. <text:span text:style-name="T1">Von Polen aus gelangen die Zischäggen nach Sachsen, von Ungarn nach Österreich und Bayern, und von da in alle Heere, nicht ohne in selben Umbildungen zu erfahren.</text:span></text:p>
          </table:table-cell>
          <table:table-cell/>
          <table:table-cell office:value-type="string">
            <text:p><text:s/></text:p>
          </table:table-cell>
          <table:table-cell office:value-type="string">
            <text:p><text:span text:style-name="T1">In Bangkok fand ich im November 1861 zwei schöne Sammlungen von einheimischen Land-und Süsswasser-Conchylien vor, die eine beim schon genannten britischen Consul Sir Robert Schomburgk, durch seine Arbeiten in Barbados und Britisch-Guyana bekannt, † 11. März 1865, die zweite beim Sohne des französischen Consuls, Vicomte Castelneau.</text:span> Beide waren so freundlich, mich ihre Sammlungen mit Musse untersuchen und darüber Notizen nehmen zu lassen, Schomburgk erlaubte mir, von allen Arten, von denen er zwei oder mehrere Exemplare besass, eines für das Berliner <text:span text:style-name="T2">Museum</text:span> zu nehmen; Castelneau, der weit mehr Arten und fast alle in vier Exemplaren in seiner Sammlung besitzt, versprach mir wiederholt, aus seinem Vorrath von Doubletten mitzutheilen, ehe ich abreisen würde, hat aber sein Wort nicht gehalten. <text:span text:style-name="T1">Zugleich verlangte er, dass ich die bei ihm untersuchten Arten unter unserer beider Namen beschreiben solle, und setzte mir die Frist eines Jahres hierfür, nach deren Ablauf es ihm freistehen solle, seine Schnecken selbst zu beschreiben, ohne auf mich Rücksicht zu nehmen.</text:span></text:p>
          </table:table-cell>
          <table:table-cell office:value-type="string">
            <text:p>-</text:p>
          </table:table-cell>
          <table:table-cell office:value-type="float" office:value="1069">
            <text:p>1069</text:p>
          </table:table-cell>
          <table:table-cell table:number-columns-repeated="1018"/>
        </table:table-row>
        <table:table-row table:style-name="ro9">
          <table:table-cell office:value-type="string">
            <text:p><text:span text:style-name="T1">Es ist eine große Unvollkommenheit, daß ein Glied so vorsetzlich zurückgesetzt wird.</text:span> Auf frische reine Luft in den <text:span text:style-name="T2">Kinderstuben</text:span> wird auch zu wenig gesehn. <text:span text:style-name="T1">Ammen behagt die Gemächlichkeit, in die sie hineintreten, so sehr, daß sie sich eben nicht viele Mühe machen werden, die Kinder in die freie Luft zu führen, und aus ihrem Stande bringen sie auch nicht viele Begriffe von Reinlichkeit im Hause mit.</text:span></text:p>
          </table:table-cell>
          <table:table-cell/>
          <table:table-cell office:value-type="string">
            <text:p><text:s/></text:p>
          </table:table-cell>
          <table:table-cell office:value-type="string">
            <text:p><text:span text:style-name="T1">Sie schrieb auch einen kleinen Auszug ihres Verhängnisses, und ein Testament.</text:span> Aber sie erhohlte sich wider ihr Wünschen; und als sie wieder auf seyn konnte, setzte sie sich in die <text:span text:style-name="T2">Kinderstube</text:span> meiner Emilia, und lehrte ihr kleines Pathgen lesen; diese Beschäfftigung, und der Umgang mit meinem Schwager und meiner Schwester, beruhigten sie augenscheinlich; so, daß mein Schwager es einmal wagte, sie über ihre Entschließungen und Entwürfe für die Zukunft zu befragen. <text:span text:style-name="T1">Sie sagte:</text:span></text:p>
          </table:table-cell>
          <table:table-cell office:value-type="string">
            <text:p>-</text:p>
          </table:table-cell>
          <table:table-cell office:value-type="float" office:value="878">
            <text:p>878</text:p>
          </table:table-cell>
          <table:table-cell table:number-columns-repeated="1018"/>
        </table:table-row>
        <table:table-row table:style-name="ro21">
          <table:table-cell office:value-type="string">
            <text:p><text:span text:style-name="T1">Ein Beispiel von vielen ist mir im Gedächtnisse geblieben.</text:span> Wir wurden eines Abends bei Chelius zu einer Professorengesellschaft geladen, wo Nägele, wie gewöhnlich, das <text:span text:style-name="T2">Steckenpferd</text:span> seines Berufes bestieg, und von der Geburt des Menschen handelte. <text:span text:style-name="T1">Er erklärte uns, wie das Kind vor der Geburt keinen Athmungsprozeß vollziehe, sondern wie das Blut durch eine Art von Kreislauf aus den Lungen nach dem Herzen hin und zurückgeführt werde.</text:span></text:p>
          </table:table-cell>
          <table:table-cell/>
          <table:table-cell office:value-type="string">
            <text:p><text:s/></text:p>
          </table:table-cell>
          <table:table-cell office:value-type="string">
            <text:p><text:span text:style-name="T1">Dieser Auszug ist weitläuftig genug, um mir eine vollständige Jdee von ihrem Plane zu geben.</text:span> Es ist immer mein <text:span text:style-name="T2">Steckenpferd</text:span> gewesen, Beobachtungen über mich selbst, über Kinder, über Träume, über Wahnwitzige, u. s.w. anzustellen. <text:span text:style-name="T1">Allein meine geschäftsvolle Situation im Leben hat mir nicht verstattet, mich anders als im Vorbeigehn, mit dergleichen Gegenständen zu beschäftigen. —</text:span></text:p>
          </table:table-cell>
          <table:table-cell office:value-type="string">
            <text:p>-</text:p>
          </table:table-cell>
          <table:table-cell office:value-type="float" office:value="49">
            <text:p>49</text:p>
          </table:table-cell>
          <table:table-cell table:number-columns-repeated="1018"/>
        </table:table-row>
        <table:table-row table:style-name="ro9">
          <table:table-cell office:value-type="string">
            <text:p><text:span text:style-name="T1">Sandelholz, rotes Sandelholz, kommt von Ceylon und Ostindien; es kommt in gespaltenen Scheiten von geradfaserigem Gefüge oder in viereckigen Stücken in den Handel, ist sehr hart, auswendig dunkelrot, innen heller.</text:span> Das Pulver, unter dem Namen Flugsandel bekannt, ist hellrot, <text:span text:style-name="T2">locker</text:span>, wollähnlich weich. <text:span text:style-name="T1">Als Ersatz des Holzes, aber keineswegs als identisch, wenn auch hinsichtlich der Färbekraft etwa gleichwertig, dienen das Kaliaturholz und das Madagascarholz.</text:span></text:p>
          </table:table-cell>
          <table:table-cell/>
          <table:table-cell office:value-type="string">
            <text:p><text:s/></text:p>
          </table:table-cell>
          <table:table-cell office:value-type="string">
            <text:p><text:span text:style-name="T1">Eine als Kopfholz behandelte Schwarzpappel zeigt namentlich im unbelaubten Zustande eine große Aehnlichkeit mit einer Kopfweide, und dies hat ihr ohne Zweifel den Namen „Pappelweide“ verschafft, der im Volke sehr gebräuchlich ist.</text:span> Selbst alte Bäume treiben aus dem Stocke auf hinlänglich <text:span text:style-name="T2">lockerem</text:span> Boden eine Menge Schößlinge, welche kräftig wachsen und dem Baume ein schönes grünes Fußgestell geben. <text:span text:style-name="T1">Ihre weitausgreifenden mächtigen Aeste machen ihr viel Bodenraum nöthig, weshalb sie immer sehr räumlich steht.</text:span></text:p>
          </table:table-cell>
          <table:table-cell office:value-type="string">
            <text:p>-</text:p>
          </table:table-cell>
          <table:table-cell office:value-type="float" office:value="1231">
            <text:p>1231</text:p>
          </table:table-cell>
          <table:table-cell table:number-columns-repeated="1018"/>
        </table:table-row>
        <table:table-row table:style-name="ro24">
          <table:table-cell office:value-type="string">
            <text:p><text:span text:style-name="T1">Fig. 93.</text:span> Das Formen im feuchten Sand ging viel rascher von statten und war auch das dazu nötige Material <text:span text:style-name="T2">billiger</text:span>. <text:span text:style-name="T1">Dagegen brauchte man dafür Modelle und Formladen, Rahmen oder Formkasten.</text:span></text:p>
          </table:table-cell>
          <table:table-cell/>
          <table:table-cell office:value-type="string">
            <text:p><text:s/></text:p>
          </table:table-cell>
          <table:table-cell office:value-type="string">
            <text:p><text:span text:style-name="T1">Dem Zusammenhang seiner Erzählung nach scheint sie erst nach der Reduction der Münze (October 1761) abgesandt zu sein.</text:span> — Brühl schrieb schon am 8. Juni 1760 an Riedesel über die „immer mehr zunehmende Fermentation der großpolnischen Noblesse“ und daß nicht zu leugnen sei, daß durch das bisherige Benehmen [ der Russen ] und zurückgebliebene Vergütung der erfolgten Lieferungen und veranlaßten Schäden, gedachte Noblesse sehr aufgebracht ist, — wegen des eignen Interesses der russischen Armee und zu Beförderung ihres Verproviantirungswerkes sei es allemal so <text:span text:style-name="T2">billig</text:span> als nöthig, Polen zu menagiren und durch ein freundschaftliches Betragen und so viel als möglich richtige Bezahlung derer Lieferungen bei guter Gesinnung zu erhalten. <text:span text:style-name="T1">— Im October 1761 klagte er mehrmals über diese Zustände in Petersburg. S. v. Eelking, Corresp., S. 20. 321. 416.</text:span></text:p>
          </table:table-cell>
          <table:table-cell office:value-type="string">
            <text:p>-</text:p>
          </table:table-cell>
          <table:table-cell office:value-type="float" office:value="966">
            <text:p>966</text:p>
          </table:table-cell>
          <table:table-cell table:number-columns-repeated="1018"/>
        </table:table-row>
        <table:table-row table:style-name="ro9">
          <table:table-cell office:value-type="string">
            <text:p><text:span text:style-name="T1">Seine Mutter wollte er schlechterdings nicht wieder um Hülfe ansprechen, es möchte ihm gehn, wie es wolle.</text:span> So irrte er umher bis es finster wurde, und warf sich innerhalb der Mauer an einer Gartenwand nieder, ohne zu wissen, ob er diesen <text:span text:style-name="T2">Abend</text:span> zu Hause gehn oder hier liegen bleiben sollte. <text:span text:style-name="T1">Jn solchen Stunden floh er jeden Menschen, selbst seine vertrautesten Freunde *); er fürchtete daher, jemanden zu begegnen, mit dem er reden müßte, und ließ sich lieber hier allein von der Angst foltern.</text:span></text:p>
          </table:table-cell>
          <table:table-cell/>
          <table:table-cell office:value-type="string">
            <text:p><text:s/></text:p>
          </table:table-cell>
          <table:table-cell office:value-type="string">
            <text:p><text:span text:style-name="T1">„</text:span><text:span text:style-name="T1">Sie wollen doch nicht mit mir eine Kugel wechseln!</text:span> Da Sie das Präsentiment haben, leben zu bleiben, müßte ich fallen, und wenn ich fiele, was würde aus den Liebesbriefen, die ich zu bestellen habe, aus den Seufzern, die ich affectiren, aus den Vermummungen und Händedrücken, die ich am stillen <text:span text:style-name="T2">Abend</text:span> effectuiren soll? <text:span text:style-name="T1">Parbleu, Herr von Wandel, wissen Sie, daß Sie mir einen Criminalprozeß auf die Schultern laden?</text:span></text:p>
          </table:table-cell>
          <table:table-cell office:value-type="string">
            <text:p>-</text:p>
          </table:table-cell>
          <table:table-cell office:value-type="float" office:value="188">
            <text:p>188</text:p>
          </table:table-cell>
          <table:table-cell table:number-columns-repeated="1018"/>
        </table:table-row>
        <table:table-row table:style-name="ro3">
          <table:table-cell office:value-type="string">
            <text:p><text:span text:style-name="T1">Diese zwei Drittel für nichts zu achten ist Hochmuth oder Barbarei.</text:span> So lange nicht der Handwerker die Frau aus seinem Laden oder seiner Werkstatt in Küche und <text:span text:style-name="T2">Kinderstube</text:span> treibt, so lange der Bauer auf dem Felde die Frau an seiner Seite schwitzen läßt, so lange man den Frauen nur die einträglichen, Geld und Ehre einbringenden Beschäftigungen entzieht, ihnen die niederen und mühsamen aber zuweist, damit, wenn unverheirathet oder verwittwet, sie der Gesellschaft nicht zur Last fallen, so lange der Staat die Wittwe nicht standesgemäß erhält, so lange glaube ich nicht an die Ueberzeugung, sondern nur an die Heuchelei, den Egoismus, die Barbarei oder die Dummheit der Vertreter der hergebrachten Meinung. <text:span text:style-name="T1">„Du sollst kochen ‟, spricht der Mann zur Frau, aber es nicht gründlich erlernen.</text:span></text:p>
          </table:table-cell>
          <table:table-cell/>
          <table:table-cell office:value-type="string">
            <text:p><text:s/></text:p>
          </table:table-cell>
          <table:table-cell office:value-type="string">
            <text:p><text:span text:style-name="T1">Gefüllte Vorratskammern, wo bald das leckere Brot lagert, sorgsam zusammengestampft aus köstlichem Blütenstaub, bald in schwellender, duftender Fülle der goldene Honigtrank bis zur Decke schwillt, als schautest du in einen der riesigen Krüge eben jener Trojanerburg, die größer als ein Mensch waren.</text:span> Und <text:span text:style-name="T2">Kinderstuben</text:span>, wo die kleinen hungrigen Würmchen sich regen oder in weißer Seidenwiege schlafen. <text:span text:style-name="T1">Kinder, — ja woher Kinder?</text:span></text:p>
          </table:table-cell>
          <table:table-cell office:value-type="string">
            <text:p>-</text:p>
          </table:table-cell>
          <table:table-cell office:value-type="float" office:value="925">
            <text:p>925</text:p>
          </table:table-cell>
          <table:table-cell table:number-columns-repeated="1018"/>
        </table:table-row>
        <table:table-row table:style-name="ro9">
          <table:table-cell office:value-type="string">
            <text:p><text:span text:style-name="T1">Statt dessen tritt aber hier wieder die freiwillige Unterwerfung des Betroffenen ein, die in dessen Gesuch oder in der Annahme der Verleihung enthalten ist (Bd. I S. 98).</text:span> Die Verleihung ist ein Verwaltungsakt auf Unterwerfung wie die <text:span text:style-name="T2">Anstellung</text:span> im Staatsdienste, ein Vertrag so wenig wie diese (oben § 44, I). <text:span text:style-name="T1">Die Verhandlungen, die vorausgehen, stellen Bedingungen und Umfang dieser Unterwerfung fest und bestimmen den genaueren Inhalt des dadurch zulässig gewordenen Verwaltungsaktes.</text:span></text:p>
          </table:table-cell>
          <table:table-cell/>
          <table:table-cell office:value-type="string">
            <text:p><text:s/></text:p>
          </table:table-cell>
          <table:table-cell office:value-type="string">
            <text:p><text:span text:style-name="T1">„</text:span><text:span text:style-name="T1">Was eigentlich, weiß ich nicht.</text:span> Vielleicht eine <text:span text:style-name="T2">Anstellung</text:span>.“ <text:span text:style-name="T1">Bovillard lachte:</text:span></text:p>
          </table:table-cell>
          <table:table-cell office:value-type="string">
            <text:p>-</text:p>
          </table:table-cell>
          <table:table-cell office:value-type="float" office:value="1275">
            <text:p>1275</text:p>
          </table:table-cell>
          <table:table-cell table:number-columns-repeated="1018"/>
        </table:table-row>
        <table:table-row table:style-name="ro9">
          <table:table-cell office:value-type="string">
            <text:p><text:span text:style-name="T1">Mädchen seben die Gewalt der Liebe gerne; sie nehmen Antheil an der Macht, die ihr Geschlecht über uns ausübt, und helfen mit Vergnügen an den Kränzen flechten, womit unsre Beständigkeit belohnt wird.</text:span> Sie sagte mir den folgenden <text:span text:style-name="T2">Abend</text:span> eine zweyte Unterredung zu, und ich gieng recht munter und voller Anschläge zu Bette. <text:span text:style-name="T1">Meine Hauptsorge war, dem pinselhaften Seymour den Widerstand des Fräuleins und die heroisch ausgezeichnete Würkung seiner unartigen Vorwürfe zu verbergen.</text:span></text:p>
          </table:table-cell>
          <table:table-cell/>
          <table:table-cell office:value-type="string">
            <text:p><text:s/></text:p>
          </table:table-cell>
          <table:table-cell office:value-type="string">
            <text:p><text:span text:style-name="T1">Das Flöz fält sehr stark von dem Horizont ab, das Seltsamste aber, was man an ihm wahrnimt, das ist dieses:</text:span> Daß es auf der grösten Höhe des Gebirgs nach der ebenen, doch thalichten Lage dieser Anhöhe, gegen Mitternacht, in der Stunde von Morgen nach <text:span text:style-name="T2">Abend</text:span>, zu Tag ausgehet, und nach dem Fall des Gebirges einschieset. <text:span text:style-name="T1">Eben daher hat dasselbe aber auch ein ordentliches Streichen und Fallen.</text:span></text:p>
          </table:table-cell>
          <table:table-cell office:value-type="string">
            <text:p>-</text:p>
          </table:table-cell>
          <table:table-cell office:value-type="float" office:value="542">
            <text:p>542</text:p>
          </table:table-cell>
          <table:table-cell table:number-columns-repeated="1018"/>
        </table:table-row>
        <table:table-row table:style-name="ro3">
          <table:table-cell office:value-type="string">
            <text:p><text:span text:style-name="T1">Sihe den Ludovici sp. 1700 fgg.</text:span> § 4869 Andere gattung der <text:span text:style-name="T2">bilanz</text:span>. <text:span text:style-name="T1">Dises ist ein buch, worin einer seine activ-und passiv-schulden einschreibet.</text:span></text:p>
          </table:table-cell>
          <table:table-cell/>
          <table:table-cell office:value-type="string">
            <text:p><text:s/></text:p>
          </table:table-cell>
          <table:table-cell office:value-type="string">
            <text:p><text:span text:style-name="T1">Täglich sinnt er auf neue Methoden, seine Bedürfnisse mit noch weniger Geldaufwand zu stillen, und ökonomischere Einrichtungen zu treffen.</text:span> Es gewährt ihm eine angenehme Unterhaltung, den Aufwand Andrer nachzurechnen, und mit dem Seinigen zu vergleichen; nur muß bey der gemachten <text:span text:style-name="T2">Bilanz</text:span> der Vortheil auf seiner Seite seyn; denn, wenn das Gegentheil statt findet, wird er von den heftigsten Gewissensbissen gepeinigt. <text:span text:style-name="T1">Wagt er es einmal, sich ein Vergnügen für Geld zu verschaffen; so hat er hundert Gründe, sich vor seinem kargen Gewissen zu rechtfertigen, und wiederholt es, dem Scheine nach Andern, in der That aber sich selbst, unzähligemal, daß man bey einer solchen Veranlassung sich wohl einmal etwas zu gute thun könne; es sey ja, wenn man nur wolle, leicht, dies nachher wieder zu ersparen. —</text:span></text:p>
          </table:table-cell>
          <table:table-cell office:value-type="string">
            <text:p>-</text:p>
          </table:table-cell>
          <table:table-cell office:value-type="float" office:value="607">
            <text:p>607</text:p>
          </table:table-cell>
          <table:table-cell table:number-columns-repeated="1018"/>
        </table:table-row>
        <table:table-row table:style-name="ro3">
          <table:table-cell office:value-type="string">
            <text:p><text:span text:style-name="T1">Um zwischen der Isle des Lepreux und Aurora-Insel hindurch zu kommen, lavirten wir die ganze Nacht über gen Süden, und befanden uns am Morgen um 8 Uhr dicht an der ersteren.</text:span> In dieser Gegend wagte sich ein einziger Indianer mit seinem kleinen Canot in See, und bald nachher wurden wir noch drey andere gewahr, die ihr Canot ebenfalls <text:span text:style-name="T2">flott</text:span> machten, um zu uns heran zu kommen. <text:span text:style-name="T1">Noch andre saßen auf den Felsen und gafften von dort her das Schiff an.</text:span></text:p>
          </table:table-cell>
          <table:table-cell/>
          <table:table-cell office:value-type="string">
            <text:p><text:s/></text:p>
          </table:table-cell>
          <table:table-cell office:value-type="string">
            <text:p><text:span text:style-name="T1">Vorher beschäftigte mich noch eine Zeitlang der angenehme Gedanke von Ausübung der wohlthätigen Menschenliebe gegen diese dürftige Familie.</text:span> Jch dachte mir verschiedene Plans, wie ich nach dem Beyspiel des braven Mannes, die Schulter meines thätigen Willens unter den Hebebaum des Trostes und Beystandes stemmen, und damit dem gestrandeten Glücks-Nachen der guten Leute ins Fahrwasser eines gemächlichern Zustandes schieben, und solchen wieder <text:span text:style-name="T2">flott</text:span> machen könnte. <text:span text:style-name="T1">Die Phantasie erhellte durch liebliche Träume diese Jdeale, die ich mir im wachenden Zustande vorgebildet hatte nur noch mehr, und ich würde hoffentlich zu meiner Zufriedenheit mein Vorhaben ausgeführet haben, wenn nicht das Emigranten Paar, aus übermäßigen Verlangen ihrer Sache recht gewiß zu seyn, meiner guten Absicht vorgegriffen hätte.</text:span></text:p>
          </table:table-cell>
          <table:table-cell office:value-type="string">
            <text:p>-</text:p>
          </table:table-cell>
          <table:table-cell office:value-type="float" office:value="505">
            <text:p>505</text:p>
          </table:table-cell>
          <table:table-cell table:number-columns-repeated="1018"/>
        </table:table-row>
        <table:table-row table:style-name="ro4">
          <table:table-cell office:value-type="string">
            <text:p><text:span text:style-name="T1">Und hierin beruhet die Productivität des Geistes, der Phantasie, welche durch die Feinheit des wählenden Gefühles, des » Geschmackes «, zur künstlerischen Productivität wird.</text:span> Wenn auch dieselbe, um grosse Werke leisten zu können, zumeist männlicher Kraft und Klugheit bedurft hat, sehr oft auch der (egoistischen) <text:span text:style-name="T2">Motive</text:span>, welche des Mannes Thatkraft anspornen und erhöhen; so pflegt doch das beste Theil, der Kern des Genies, ein mütterlich Erbe zu sein. <text:span text:style-name="T1">Und der allgemeinste künstlerische Geist im Volke, wie er in Schmuck, Gesang, Erzählung sich äussert, wird durch Mädchensinn, Mutterlust, weibliches Gedächtniss, Aberglauben und ahnendes Wesen getragen.</text:span></text:p>
          </table:table-cell>
          <table:table-cell/>
          <table:table-cell office:value-type="string">
            <text:p><text:s/></text:p>
          </table:table-cell>
          <table:table-cell office:value-type="string">
            <text:p><text:span text:style-name="T1">Wenn dabei einerseits das Mißverständniß zu vermeiden ist, als ob es sich bei der Beleidigung von einer ganz besonderen Art des strafrechtlichen Dolus handle, welcher dem Thäter speziell nachgewiesen werden müsse, oder wohl gar, außer bestimmten Fällen der gesetzlichen Präsumtion, von der Erklärung des Thäters über seine Absicht bedingt sei; so muß man sich doch auch hüten, das Wesen des Dolus ausschließlich in der vorsätzlichen Verübung der Handlung zu finden, ohne Rücksicht auf den Sinn derselben und die Absicht, welche damit verbunden war.</text:span> Die <text:span text:style-name="T2">Motive</text:span> zum Entwurf von 1850. äußern sich hierüber in folgender Weise: <text:span text:style-name="T1">Entwurf von 1830. §. 180. — Entwurf von 1836. §. 317-19.</text:span></text:p>
          </table:table-cell>
          <table:table-cell office:value-type="string">
            <text:p>-</text:p>
          </table:table-cell>
          <table:table-cell office:value-type="float" office:value="899">
            <text:p>899</text:p>
          </table:table-cell>
          <table:table-cell table:number-columns-repeated="1018"/>
        </table:table-row>
        <table:table-row table:style-name="ro10">
          <table:table-cell office:value-type="string">
            <text:p><text:span text:style-name="T1">Jhre Unterhaltung, die durch die Gesellschaft des Majors sonst mannichfaltiger gewesen war, ward nun viel einförmiger.</text:span> Sie bestand mehrentheils aus gelehrten Unterredungen, welche aber sehr bald das gewöhnliche Schicksal gelehrter Unterredungen unter vier Augen hatten, die weniger gemeinnützig und lehrreich werden, wenn jeder dem andern sein eigenes <text:span text:style-name="T2">Steckenpferd</text:span> vorreiten will. <text:span text:style-name="T1">Herr F. hatte sich auf den Sensus kommunis ein Lehrgebäude der Sittenlehre und der natürlichen Thelogie gebauet, welches dem Sebaldus gar nicht einleuchten wollte, als welcher seine Ethik, als ein ächter Crusianer, auf die Thelematologie gründete.</text:span></text:p>
          </table:table-cell>
          <table:table-cell/>
          <table:table-cell office:value-type="string">
            <text:p><text:s/></text:p>
          </table:table-cell>
          <table:table-cell office:value-type="string">
            <text:p><text:span text:style-name="T1">H. O ja liebe Mutter, darum habe ich sie auch zuerst gesezt.</text:span> Aber ich kann ja doch meinem <text:span text:style-name="T2">Steckenpferde</text:span> auch gut seyn, nicht wahr? <text:span text:style-name="T1">M. Ja aber es wäre bald einmal Zeit, dass du deinen Steckenpferden den Abschied gäbst.</text:span></text:p>
          </table:table-cell>
          <table:table-cell office:value-type="string">
            <text:p>-</text:p>
          </table:table-cell>
          <table:table-cell office:value-type="float" office:value="774">
            <text:p>774</text:p>
          </table:table-cell>
          <table:table-cell table:number-columns-repeated="1018"/>
        </table:table-row>
        <table:table-row table:style-name="ro9">
          <table:table-cell office:value-type="string">
            <text:p><text:span text:style-name="T1">Ueber das mechanische des Wurfes lässt sich nur folgendes sagen: die Scheiben werden auf die Finger gelegt und in einem gestreckten Bogen so fort geworfen, dass sie nicht ins Rollen kommen.</text:span> Diess Spiel hat viel Zweckmässiges; es erfordert unaufhörlich ein genau messendes Auge, richtig abgewogene Kraft der Hand beym Wurfe, gute Behandlung der Scheiben und zugleich auch Glück; denn oft vernichtet ein kleiner <text:span text:style-name="T2">Zufall</text:span> den geschicktesten Wurf und erregt Gelächter. <text:span text:style-name="T1">15. Das Fussscheibenspiel.</text:span></text:p>
          </table:table-cell>
          <table:table-cell/>
          <table:table-cell office:value-type="string">
            <text:p><text:s/></text:p>
          </table:table-cell>
          <table:table-cell office:value-type="string">
            <text:p><text:span text:style-name="T1">Dramaturgie“).</text:span> Aber auch namentlich die oft furchtbare, oft lächerliche Wirkung der <text:span text:style-name="T2">Zufälle</text:span>. <text:span text:style-name="T1">Freilich ist es eine große Frage, ob nicht doch Zufall die Völker bestimmt, oder ob die Zufälle sich gegenseitig corrigiren.</text:span></text:p>
          </table:table-cell>
          <table:table-cell office:value-type="string">
            <text:p>-</text:p>
          </table:table-cell>
          <table:table-cell office:value-type="float" office:value="191">
            <text:p>191</text:p>
          </table:table-cell>
          <table:table-cell table:number-columns-repeated="1018"/>
        </table:table-row>
        <table:table-row table:style-name="ro24">
          <table:table-cell office:value-type="string">
            <text:p><text:span text:style-name="T1">Dubslav lachte.</text:span> „Lorenzen, Sie sitzen wieder auf Ihrem <text:span text:style-name="T2">Steckenpferd</text:span>. <text:span text:style-name="T1">Aber ich selber bin freilich schuld.</text:span></text:p>
          </table:table-cell>
          <table:table-cell/>
          <table:table-cell office:value-type="string">
            <text:p><text:s/></text:p>
          </table:table-cell>
          <table:table-cell office:value-type="string">
            <text:p><text:span text:style-name="T1">Die einzige Offenbarung, die uns etwas ganz unbekanntes entdecken könnte, worauf die blosse Vernunft nie gefallen seyn würde, glaubte er, sey die prophetische Offenbarung von zukünftigen Dingen, Nachdem er also bey sich über den Werth aller dogmatischen und moralischen Wahrheiten einig war, indem er keine dogmatische Wahrheiten für nöthig und nützlich hielt, als die auf das Verhalten der Menschen einen Einfluß haben, und sich mehr angelegen seyn ließ, alle moralische Gesetze Gottes auszuüben, als sie zu zergliedern oder zu umschreiben; so hatte er sich ganz dem Studium der prophetischen Schriften gewidmet.</text:span> Jeder Mensch hat sein <text:span text:style-name="T2">Steckenpferd</text:span>, und Sebaldus hatte die Apocalypse dazu erwählet, welches er auch, seine ganze Lebenszeit durch, vom Montage bis zum Freytage fleißig ritt. <text:span text:style-name="T1">Nur der Sonnabend, wenn er sich zu seiner Predigt vorbereitete, und der Sonntag, wenn er sie hielt, war moralischen Betrachtungen gewidmet.</text:span></text:p>
          </table:table-cell>
          <table:table-cell office:value-type="string">
            <text:p>-</text:p>
          </table:table-cell>
          <table:table-cell office:value-type="float" office:value="403">
            <text:p>403</text:p>
          </table:table-cell>
          <table:table-cell table:number-columns-repeated="1018"/>
        </table:table-row>
        <table:table-row table:style-name="ro19">
          <table:table-cell office:value-type="string">
            <text:p><text:span text:style-name="T1">Schnellpressendruck von C. H. Kunstmann in Erlangen.</text:span> <text:span text:style-name="T2">Vorwort</text:span>. <text:span text:style-name="T1">Die Physik bildet gegenwärtig nicht bloss die unerlässliche Voraussetzung eines gründlicheren physiologischen Studiums, sondern auch in der practischen Medicin hat sie bekanntlich eine Reihe der fruchtbarsten Anwendungen gefunden und findet deren täglich noch neue.</text:span></text:p>
          </table:table-cell>
          <table:table-cell/>
          <table:table-cell office:value-type="string">
            <text:p><text:s/></text:p>
          </table:table-cell>
          <table:table-cell office:value-type="string">
            <text:p><text:span text:style-name="T1">Druck von H. Laupp in Tübingen.</text:span> <text:span text:style-name="T2">Vorwort</text:span>. <text:span text:style-name="T1">Der in dem Vorwort zum ersten Bande angedeutete Plan, das Werk in zwei Bänden erscheinen zu lassen, hat eine Abänderung erfahren, indem die Darstellung der auf das Heer und die Marine, auf die Gerichtsverfassung und auf das Reichsfinanzwesen sich beziehenden Rechtssätze einem dritten Bande vorbehalten worden ist.</text:span></text:p>
          </table:table-cell>
          <table:table-cell office:value-type="string">
            <text:p>-</text:p>
          </table:table-cell>
          <table:table-cell office:value-type="float" office:value="905">
            <text:p>905</text:p>
          </table:table-cell>
          <table:table-cell table:number-columns-repeated="1018"/>
        </table:table-row>
        <table:table-row table:style-name="ro7">
          <table:table-cell office:value-type="string">
            <text:p><text:span text:style-name="T1">In physikalischer Hinsicht wird sich der Untergrund um so günstiger herausstellen je verschiedener derselbe von dem Obergrunde ist.</text:span> Ein durchlässiger Untergrund mäßiget die Schädlichkeit einer undurchlässigen Oberkrume, während anderseits ein undurchlassender Untergrund günstig auf eine <text:span text:style-name="T2">lockere</text:span>, sandige, schnell austrocknende Oberkrume einwirkt. <text:span text:style-name="T1">Ein sandiger Untergrund wird daher für einen thonigen Obergrund günstig, für eine gleichfalls sandige Oberkrume ungünstig sein.</text:span></text:p>
          </table:table-cell>
          <table:table-cell/>
          <table:table-cell office:value-type="string">
            <text:p><text:s/></text:p>
          </table:table-cell>
          <table:table-cell office:value-type="string">
            <text:p><text:span text:style-name="T1">Wenn je ein Gedicht erlebt war, so war es dieses.</text:span> Alles kehrte hier wieder was je die proteische Natur des Dichters ergriffen und bewegt: die <text:span text:style-name="T2">lockere</text:span> Munterkeit der Leipziger, das Liebesglück der Straßburger Tage, Merck und Herder, Spinoza und Winkelmann, die Erdfreundschaft des Gelehrten und die Erfahrungen des Staatsmannes, die Schönheitstrunkenheit der römischen Elegien und die reife Lebensweisheit des Greisenalters. <text:span text:style-name="T1">Die Deutschen aber fesselte der Faust noch durch einen anheimelnden Zauber, den bis zum heutigen Tage kein Ausländer ganz verstanden hat.</text:span></text:p>
          </table:table-cell>
          <table:table-cell office:value-type="string">
            <text:p>-</text:p>
          </table:table-cell>
          <table:table-cell office:value-type="float" office:value="998">
            <text:p>998</text:p>
          </table:table-cell>
          <table:table-cell table:number-columns-repeated="1018"/>
        </table:table-row>
        <table:table-row table:style-name="ro4">
          <table:table-cell office:value-type="string">
            <text:p><text:span text:style-name="T1">Aber ich kann ja doch meinem Steckenpferde auch gut seyn, nicht wahr?</text:span> M. Ja aber es wäre bald einmal Zeit, dass du deinen <text:span text:style-name="T2">Steckenpferden</text:span> den Abschied gäbst. <text:span text:style-name="T1">Bist ja nach gerade schon ein grosser Monsieur.</text:span></text:p>
          </table:table-cell>
          <table:table-cell/>
          <table:table-cell office:value-type="string">
            <text:p><text:s/></text:p>
          </table:table-cell>
          <table:table-cell office:value-type="string">
            <text:p><text:span text:style-name="T1">Eines der auserlesensten Opfer dieser Lieblingsbeschäftigung der ganzen Tafelrunde, war, wie schon in frühern Kapiteln angedeutet, mein Papa.</text:span> Längst wußte man, daß er, auf Conversation hin angesehen, drei <text:span text:style-name="T2">Steckenpferde</text:span> hatte: die Rang-und Ordensverhältnisse des preußischen Staats, die Einwohnerzahl aller Städte und Flecken unter Zugrundelegung der neuesten Zählung und die Namen und Herzogstitel der französischen Marschälle, einschließlich einer Unsumme napoleonischer Anekdoten, die letzteren meist in Originalfassung. <text:span text:style-name="T1">Mitunter wurde diese Fassung auf Satzbildung und Grammatik hin beanstandet, worauf mein in die Enge getriebener Papa mit unverbrüchlicher Ruhe antwortete:</text:span></text:p>
          </table:table-cell>
          <table:table-cell office:value-type="string">
            <text:p>-</text:p>
          </table:table-cell>
          <table:table-cell office:value-type="float" office:value="136">
            <text:p>136</text:p>
          </table:table-cell>
          <table:table-cell table:number-columns-repeated="1018"/>
        </table:table-row>
        <table:table-row table:style-name="ro5">
          <table:table-cell office:value-type="string">
            <text:p><text:span text:style-name="T1">Der Künstler also, der für geübte und scharfe Kenner schreibt, muß das Feinere seiner Kunst besitzen, und überhaupt einen feinen Geschmak haben, so wie der, der einem scharfsinnigen Mann schmeicheln will, ihn nicht grob, sondern auf eine verdekte Art loben muß.</text:span> Also ist das <text:span text:style-name="T2">Feine</text:span> eine ästhetische Eigenschaft, wodurch einige Gedanken oder Vorstellungen ihre rechte Annehmlichkeit erhalten. <text:span text:style-name="T1">Das Feine liegt aber entweder in der Vorstellung selbst, oder in der Art, wie sie vorgetragen wird, nämlich in der Wendung und in dem Ausdruk.</text:span></text:p>
          </table:table-cell>
          <table:table-cell/>
          <table:table-cell office:value-type="string">
            <text:p><text:s/></text:p>
          </table:table-cell>
          <table:table-cell office:value-type="string">
            <text:p><text:span text:style-name="T1">Die technische Vervollkommnung bewegte sich in der Richtung der sorgfältigeren Ausführungen der Betriebsapparate, zunächst der Konstruktion und des Baues des Frischfeuers und in einer grösseren Arbeitsteilung oder Trennung des Verfahrens in verschiedene Teile der Vor-und Nachbehandlung.</text:span> Das vorbereitende Schmelzen oder <text:span text:style-name="T2">Feinen</text:span> des Roheisens fand namentlich im Süden, wo man gute Bergerze verschmolz, Eingang, so in Kärnten und Steiermark in dem Hartzerennen, im südlichen Frankreich in einem ähnlichen Verfrischen, mazéage genannt. <text:span text:style-name="T1">Die selbständige Nachbehandlung, das Ausheizen des Rohfrischeisens in einem besonderen Herd war schon bei der Wallonschmiede zur Anwendung gekommen und wurde noch weiter entwickelt in der englischen Frischmethode.</text:span></text:p>
          </table:table-cell>
          <table:table-cell office:value-type="string">
            <text:p>-</text:p>
          </table:table-cell>
          <table:table-cell office:value-type="float" office:value="164">
            <text:p>164</text:p>
          </table:table-cell>
          <table:table-cell table:number-columns-repeated="1018"/>
        </table:table-row>
        <table:table-row table:style-name="ro24">
          <table:table-cell office:value-type="string">
            <text:p><text:span text:style-name="T1">Eine schöne Lage!</text:span> Der Kopf liegt oben, die haarartigen <text:span text:style-name="T2">Federn</text:span> sind schon sehr weit, fast ausgebildet. 5) <text:span text:style-name="T1">Ein Nautilus in seiner Schale.</text:span></text:p>
          </table:table-cell>
          <table:table-cell/>
          <table:table-cell office:value-type="string">
            <text:p><text:s/></text:p>
          </table:table-cell>
          <table:table-cell office:value-type="string">
            <text:p><text:span text:style-name="T1">Das wichtigste für den Gärbstahlschmied war die sichere Erkenntnis der Beschaffenheit des Stahls nach dem Bruch und das entsprechende Packetieren.</text:span> Zu Instrumentenstahl z. B. suchte er die härtesten Schienen (Ribben) aus, welche im Bruch das kleinste Korn hatten, zu Klingen die mittelharten, ebenen, ohne zackige Kanten, zu Messerstahl weichere, zu Tischgabeln, groben <text:span text:style-name="T2">Federn</text:span> etc. noch weichere mit Eisenstangen zusammen u. s. w. Die äusseren Ribben im Bündel wurden meistens etwas dicker gelassen, auch konnten sie Eisenstränge vertragen, die der Schmied nach aussen gegen die Kohlen kehrte, wodurch sie verbrannten und verschwanden. <text:span text:style-name="T1">Während des Schweissens musste man aber das Verbrennen des Stahls durch aufgestreuten, trockenen und feingesiebten Thon, mit Hammerschlag oder Glühspan vermischt, möglichst zu verhindern suchen, indem sonst der Stahl eine dünne Eisenhaut bekam.</text:span></text:p>
          </table:table-cell>
          <table:table-cell office:value-type="string">
            <text:p>-</text:p>
          </table:table-cell>
          <table:table-cell office:value-type="float" office:value="247">
            <text:p>247</text:p>
          </table:table-cell>
          <table:table-cell table:number-columns-repeated="1018"/>
        </table:table-row>
        <table:table-row table:style-name="ro12">
          <table:table-cell office:value-type="string">
            <text:p><text:span text:style-name="T1">Man muß aber eine Erinnerung in Ansehung der Uebersetzung des Hebräischen ins Teutsche, (weil man hier teutsch schreibt,) und zwar zuerst der Sagewörter, voraussetzen; nämlich daß unsere teutsche Sprache in der Erzählung zwey Zeitweiser gebraucht.</text:span> Einen vor die jüngst vergangene, und den andern vor die längst vergangene Zeit; dagegen das Hebräische der künftigen und vollen Zeit ihren gebraucht; ferner daß die hebräischen Sagewörter viele Verwandlungen, durch ihr Piel, Hiphil und Hithpael, machen, die wir mit ganzen Redensarten, oder besondern Hülfswörtern, ausdrücken müssen, und die man <text:span text:style-name="T2">billig</text:span> im Teutschen, wo sie sich im Grundtexte gleich sind, sich auch so viel möglich, gleich übersetzen müßten. <text:span text:style-name="T1">Es ist auch zu merken, daß die Hebräer im Erzählen fast kein ander Verbindungssylbchen, als ihr Vau anbringen, statt dessen wir in der teutschen Erzählung viele andere, nach der besonderen Art jedes Zusammenhanges, brauchen müssen; sie brauchen auch oft die Nennwörter vermittelst der Vorsylbchen, wie der Sagewörter, Zuwörter.</text:span></text:p>
          </table:table-cell>
          <table:table-cell/>
          <table:table-cell office:value-type="string">
            <text:p><text:s/></text:p>
          </table:table-cell>
          <table:table-cell office:value-type="string">
            <text:p><text:span text:style-name="T1">Werth der Sachen und Arbeit 493. der gemeine ebend.</text:span> 495. seine Bestimmung 498. 1021. wie er sich durch öffentliche Auflagen ändern läßt 1057. der Sache im Hoffnungskauf 684. in dem libellarischen Contract 732. der Waare 600. u. ff. die in der Lotterie an einen geschlagen werden soll 673. der Zettel im Glückstopfe 674. des Wechselbriefes 656. <text:span text:style-name="T2">billiger</text:span>, unbilliger 499. im auswärtigen Handel 1112. der ursprüngliche, hergeleitete 497. am Gelde. S. Preis. <text:span text:style-name="T1">Wette 676. 677</text:span></text:p>
          </table:table-cell>
          <table:table-cell office:value-type="string">
            <text:p>-</text:p>
          </table:table-cell>
          <table:table-cell office:value-type="float" office:value="627">
            <text:p>627</text:p>
          </table:table-cell>
          <table:table-cell table:number-columns-repeated="1018"/>
        </table:table-row>
        <table:table-row table:style-name="ro5">
          <table:table-cell office:value-type="string">
            <text:p><text:span text:style-name="T1">Darum galt er für liberal, obwohl er sich den constitutionellen Ideen nie befreunden konnte; darum wurde er trotz seiner ausgeprägten niederdeutschen Eigenart den Süddeutschen fast ebenso lieb wie ihr Rotteck, denn dort im Oberlande war die bürgerliche Gesinnung zur Zeit noch am stärksten.</text:span> Schlosser betrachtete den Staat grundsätzlich nur von unten her, vom Standpunkte der Regierten; niemals versuchte er sich in die Lage der Regierenden hineinzudenken, den Zwang der Umstände, der ihre Entschlüsse bestimmte, <text:span text:style-name="T2">billig</text:span> zu würdigen. <text:span text:style-name="T1">Da er, wie alle Gemüthsmenschen, jede Verletzung seines sittlichen Gefühls mit leidenschaftlicher Bitterkeit empfand, so zeigte das sittliche Weltgericht, das er halten wollte, sehr wenig von der Erhabenheit der Göttlichen Komödie.</text:span></text:p>
          </table:table-cell>
          <table:table-cell/>
          <table:table-cell office:value-type="string">
            <text:p><text:s/></text:p>
          </table:table-cell>
          <table:table-cell office:value-type="string">
            <text:p><text:span text:style-name="T1">Das hat sich nun in der neueren Zeit vollständig geändert.</text:span> Die dynamo-elektrische Maschine befähigt uns jetzt elektrische Ströme von jeder gewünschten Stärke <text:span text:style-name="T2">billig</text:span> zu erzeugen. <text:span text:style-name="T1">Die Elektricität kann mithin jetzt auch in die Reihe der schwer arbeitenden Mächte eintreten.</text:span></text:p>
          </table:table-cell>
          <table:table-cell office:value-type="string">
            <text:p>-</text:p>
          </table:table-cell>
          <table:table-cell office:value-type="float" office:value="1159">
            <text:p>1159</text:p>
          </table:table-cell>
          <table:table-cell table:number-columns-repeated="1018"/>
        </table:table-row>
        <table:table-row table:style-name="ro34">
          <table:table-cell office:value-type="string">
            <text:p><text:span text:style-name="T1">Dasselbe gehört daher auch dem Verwaltungsrecht und selbst der Verwaltungslehre gar nicht an.</text:span> Daß nun jene Rechtsverletzungen durch den Druck statt durch Wort oder Schrift begangen werden, ändert allerdings weder an ihrem Thatbestande noch an ihrem Wesen etwas von Bedeutung, wohl aber läßt es sich nicht läugnen, daß vermöge der Natur eines Druckwerkes das Maß der Verletzung eines Rechts gegenüber dem Wort und der Schrift vergrößert wird; ein quantitativer Unterschied zwischen der Rechtsverletzung durch die <text:span text:style-name="T2">Presse</text:span> und den übrigen Formen kann schwer erkannt werden; aber ein eigenes quantitatives Recht der Presse existirt hier nicht. <text:span text:style-name="T1">Es ist vielmehr klar, daß dieß Strafrecht der Presse demgemäß nichts anderes ist, als das allgemeine Strafrecht der geistigen That, angewendet auf die besondere Erscheinungsform des letztern in der Presse.</text:span></text:p>
          </table:table-cell>
          <table:table-cell/>
          <table:table-cell office:value-type="string">
            <text:p><text:s/></text:p>
          </table:table-cell>
          <table:table-cell office:value-type="string">
            <text:p><text:span text:style-name="T1">Die meisten holländischen Tücher werden zu Harlem, Amsterdam, Utrecht, und insonderheit zu Leiden gemacht, als an welchem letzten Orte täglich über 100 Stücke Tuch zur Schau gebracht werden.</text:span> Daß aber auch viele feine schlesische Tücher unter den holländischen mit durchlaufen, wie einige vorgeben, und dabey behaupten, daß die Holländer dieselben ganz weiß, mit schwarzen Leisten, wie sie vom Stuhle kommen, kaufen, und ihnen hernach eine solche Zubereitung an Walken, Scheren, <text:span text:style-name="T2">Pressen</text:span>, und Färben geben können, daß man sie für keine andere, als holländische halten kann; können wir vor gewiß nicht sagen. Jn (4) <text:span text:style-name="T1">Frankreich werden zu Paris, Sedan, Rouen, Darnatal, Dieppe, Orival, Caen, Abbeville, Louviers, Rheims, Chalons, Elboeuf, Romorentin, Bourges, Jssoudün, Aubigny, Vierzon, St. Genoux, Laon, Salbry, Seignelay, Chartres, Chateauroux, St. Lubin, Gisors, Lodeve, Dreux, Vire, Dampiere, Cerville, Blevy, Argentan, Ecouchee, Valogne, Cherboury, Semur, Verneul au Perche, Senlis, Soissons, Meaux, Lisi, Merü, Chateau-Renard, Chateau-Regnault, Fourcarmont, Ancennes, Gamaches, Auchy le Chateau, Carcassone, Sapte und an verschiedenen andern Orten mehr, theils sehr feine, theils mitt lmäßige, und theils grobe Tücher verfertigen.</text:span></text:p>
          </table:table-cell>
          <table:table-cell office:value-type="string">
            <text:p>-</text:p>
          </table:table-cell>
          <table:table-cell office:value-type="float" office:value="251">
            <text:p>251</text:p>
          </table:table-cell>
          <table:table-cell table:number-columns-repeated="1018"/>
        </table:table-row>
        <table:table-row table:style-name="ro10">
          <table:table-cell office:value-type="string">
            <text:p><text:span text:style-name="T1">3) Bemerkte ich, daß hier die Erde bei weitem nicht die Festigkeit hat, wie an andern Orten.</text:span> Sie ist schon etwas <text:span text:style-name="T2">locker</text:span>, hohl, und voll Wasser. <text:span text:style-name="T1">Ein Zeichen, daß ich bald in Holland seyn werde.</text:span></text:p>
          </table:table-cell>
          <table:table-cell/>
          <table:table-cell office:value-type="string">
            <text:p><text:s/></text:p>
          </table:table-cell>
          <table:table-cell office:value-type="string">
            <text:p><text:span text:style-name="T1">Die Benagelung dient theils, das Leder zu schützen, theils dem Tritt festeren Halt zu geben.</text:span> Die Nägel sollen nicht dicht gedrängt rundum angebracht sein, weil sie so die Gefahr des Ausgleitens und das Gewicht der Schuhe, ihre Steifheit und Unbeholfenheit vermehren, sondern in <text:span text:style-name="T2">lockerer</text:span> Reihe stehen, so daß zwischen je zweien ein kleiner Raum bleibt. <text:span text:style-name="T1">Die eine Reihe beginnt am Ballen, läuft an der Kante hin, vorn an den Zehen herum bis an die entsprechende Stelle der anderen Seite; eine zweite Reihe bildet einen Halbkreis unter dem Absatze, welchem noch etwa vier Nägel in der Mitte beigefügt werden, die schmale Stelle unter dem Spann bleibt leer.</text:span></text:p>
          </table:table-cell>
          <table:table-cell office:value-type="string">
            <text:p>-</text:p>
          </table:table-cell>
          <table:table-cell office:value-type="float" office:value="166">
            <text:p>166</text:p>
          </table:table-cell>
          <table:table-cell table:number-columns-repeated="1018"/>
        </table:table-row>
        <table:table-row table:style-name="ro5">
          <table:table-cell office:value-type="string">
            <text:p><text:span text:style-name="T1">Friedrich der Grosse hatte nach dem Aachener Frieden für die in dem Oesterreichischen Successions-Kriege seinen Untertahnen von den Britten auf der See zugefügten Kränkungen, welche auf 200000 Rthlr. berechnet wurden, sich durch Einbehaltung der von ihm übernommenen Schlesischen Schuld bezahlt gemacht, wovon ich schon bei anderer Veranlassung B. 3. C. 6. §. 14 etwas gesagt habe.</text:span> Als in dem lezten Seekriege die Britten dies Spiel so arg trieben, nahm Catharina eine Maasregel, deren sich ganz Europa damals erfreuen konnte, indem sie fast alle nicht im Krieg begriffene seefahrende Nationen für die sogenannte bewafnete Neutralität verbündete, und diesem Bündnisse durch ihre <text:span text:style-name="T2">Flotten</text:span> Achtung verschafte. <text:span text:style-name="T1">Aber leider!</text:span></text:p>
          </table:table-cell>
          <table:table-cell/>
          <table:table-cell office:value-type="string">
            <text:p><text:s/></text:p>
          </table:table-cell>
          <table:table-cell office:value-type="string">
            <text:p><text:span text:style-name="T1">Gestern nun, als ich mit Julius dort meinen Abschiedsbesuch machte — die Kinder sind von jeher sehr viel zusammen gewesen — kam der Landrath nach dem Abendessen auf seine Universitätszeit zu sprechen, und gab uns, das heißt seinem Hauslehrer und mir, einen Abriß seiner studentischen Heldenthaten.</text:span> Glücklicherweise war mein College seiner Zeit ein <text:span text:style-name="T2">flotter</text:span> Bursch in Halle gewesen, und konnte dem Landrath auf seine Fragen über den heutigen Stand des Comments die nöthige Auskunft geben. <text:span text:style-name="T1">Und nun hätten Sie den edlen Herrn sich sollen ereifern hören über die Versunkenheit des heutigen Studentenlebens, über die geringe Zahl der Paukereien, die unwürdig kleine Quantität Biers, so in einem Abend vertilgt würde, und so weiter und so weiter.</text:span></text:p>
          </table:table-cell>
          <table:table-cell office:value-type="string">
            <text:p>-</text:p>
          </table:table-cell>
          <table:table-cell office:value-type="float" office:value="212">
            <text:p>212</text:p>
          </table:table-cell>
          <table:table-cell table:number-columns-repeated="1018"/>
        </table:table-row>
        <table:table-row table:style-name="ro4">
          <table:table-cell office:value-type="string">
            <text:p><text:span text:style-name="T1">Un wenn man kaput is, wie so’n Hund!</text:span> Um halber Zehne des <text:span text:style-name="T2">Abends</text:span> spät! <text:span text:style-name="T1">Frau Wolff.</text:span></text:p>
          </table:table-cell>
          <table:table-cell/>
          <table:table-cell office:value-type="string">
            <text:p><text:s/></text:p>
          </table:table-cell>
          <table:table-cell office:value-type="string">
            <text:p><text:span text:style-name="T1">Kein Mann durfte unter dieser Zeit sich ihrer Schwelle nahen, keiner unter den vielen Männern der Stadt konnte sich rühmen, daß er mit ihr nach ihres Vaters Tode ein Wort gesprochen habe, ihr Mädchen nahm jede Geschäftbotschaft an, und brachte Antwort.</text:span> Als sie ihren Geburtsort verlassen hatte, gieng unter den andächtigen Matronen die Sage umher, daß man spät am <text:span text:style-name="T2">Abende</text:span> einigemal den katholischen Geistlichen des Orts in ihr Haus hätte schleichen sehen, und daß die schöne Esther wahrscheinlich eine Christin geworden sei. <text:span text:style-name="T1">So wenig man sonst Sagen dieser Art sein Zutrauen schenken kann, so bewieß doch die Folge, daß die alten Weiber dießmal hell gesehen hatten.</text:span></text:p>
          </table:table-cell>
          <table:table-cell office:value-type="string">
            <text:p>-</text:p>
          </table:table-cell>
          <table:table-cell office:value-type="float" office:value="190">
            <text:p>190</text:p>
          </table:table-cell>
          <table:table-cell table:number-columns-repeated="1018"/>
        </table:table-row>
        <table:table-row table:style-name="ro9">
          <table:table-cell office:value-type="string">
            <text:p><text:span text:style-name="T1">Capt. Cook, der diese Insel gerne besuchen wollte, verließ den Dutton am 24sten Abends, nachdem wir alle am Bord dieses Schifs gespeist, und vom Capitain Rice nebst seinen Paßagieren viele Höflichkeiten genossen hatten.</text:span> Früh Morgens am 28sten erblickten wir das Land, und liefen den ganzen Tag bis gegen fünf Uhr <text:span text:style-name="T2">Abends</text:span>, da wir in der Creutz-Bay ankerten. <text:span text:style-name="T1">Diese Insel ward zuerst im Jahr 1501. von Joao da Nova Galego einem Portugiesen entdeckt, der sie Ilha da Conceicao nannte.</text:span></text:p>
          </table:table-cell>
          <table:table-cell/>
          <table:table-cell office:value-type="string">
            <text:p><text:s/></text:p>
          </table:table-cell>
          <table:table-cell office:value-type="string">
            <text:p><text:span text:style-name="T1">Unter lebhaften Liebkosungen war unser Freund an der Seite dieses seltsamen, stummen Besuches eingeschlafen und nun war weiter keine Spur mehr davon zu entdecken.</text:span> Er sprang auf, und indem er sich anzog fand er seine Thüre, die er sonst zu verriegeln pflegte, nur angelehnt, und wußte sich nicht zu erinnern, ob er sie gestern <text:span text:style-name="T2">Abend</text:span> zugeschlossen hatte. <text:span text:style-name="T1">Am wunderbarsten aber erschien ihm der Schleyer des Geistes, den er auf seinem Bette fand.</text:span></text:p>
          </table:table-cell>
          <table:table-cell office:value-type="string">
            <text:p>-</text:p>
          </table:table-cell>
          <table:table-cell office:value-type="float" office:value="666">
            <text:p>666</text:p>
          </table:table-cell>
          <table:table-cell table:number-columns-repeated="1018"/>
        </table:table-row>
        <table:table-row table:style-name="ro8">
          <table:table-cell office:value-type="string">
            <text:p><text:span text:style-name="T1">Auch paßt alsdann nicht übel hieher eine Stelle aus des alten ehrlichen vergessenen Rollenhagens Vorrede zu seinem Froschmäuseler, die ein wenig modernisirt also lautet:</text:span> Der Graubart, der mit dürren Knochen Der Lehre nichts kann, als poltern und pochen, Und hören mag kein lustiges Wort Der <text:span text:style-name="T2">packe</text:span> zusammen und trolle sich fort! <text:span text:style-name="T1">Zwar wollen wir ’s gänzlich nicht verschwören, Ihn auf ein andres Mal zu hören, Wenn nehmlich uns auch die Nasen blau Und Haar und Bart sich färben grau; Auch sonst wohl zu gelegener Stund’.</text:span></text:p>
          </table:table-cell>
          <table:table-cell/>
          <table:table-cell office:value-type="string">
            <text:p><text:s/></text:p>
          </table:table-cell>
          <table:table-cell office:value-type="string">
            <text:p><text:span text:style-name="T1">Des IV Bandes XXIX. Tafel. Herkules.</text:span> Die Stärke kann wohl nicht viel stärker sich ausdrücken, als in nebenstehendem herkulischen Körper — Siehe da die breite Schulter und Brust! da alles <text:span text:style-name="T2">gepackt</text:span>, und doch frey in einander fließend, daß einfache, schwer zermalmende Bewegung leicht möglich ist — da den mehr conischen als cylindrischen kurzen Hals und Nacken! <text:span text:style-name="T1">Da die breite von oben herab gefurchte Stirne mit eher abwärts sich senkenden, als in die Höhe sich ziehenden Augenknochen; da die kurze, breite, feste Nase — da eine solche Harmonie von Kraftmuskeln, die sich sogleich als unüberwindliche Ueberwindungskraft ankündigt. —</text:span></text:p>
          </table:table-cell>
          <table:table-cell office:value-type="string">
            <text:p>-</text:p>
          </table:table-cell>
          <table:table-cell office:value-type="float" office:value="747">
            <text:p>747</text:p>
          </table:table-cell>
          <table:table-cell table:number-columns-repeated="1018"/>
        </table:table-row>
        <table:table-row table:style-name="ro11">
          <table:table-cell office:value-type="string">
            <text:p><text:span text:style-name="T1">Sie war im Neglischee, und da fand er das Band am Busen so sehr der Jahrszeit angemessen, daß man es nicht besser in Paris hätte wählen können. —</text:span> Er <text:span text:style-name="T2">packte</text:span> seine drey Gläser, (durch alle drey hatt’ er sie gesehen,) ein, und schien es dazu anzulegen, Minen mit seinen leiblichen Augen zu erreichen. <text:span text:style-name="T1">Er war fertig, sie in nähern Augenschein zu nehmen.</text:span></text:p>
          </table:table-cell>
          <table:table-cell/>
          <table:table-cell office:value-type="string">
            <text:p><text:s/></text:p>
          </table:table-cell>
          <table:table-cell office:value-type="string">
            <text:p><text:span text:style-name="T1">Da wegen des Anfangs der bevorstehenden hiesigen Laurentii-Messe verschiedene Anfragen geschehen sind; so wird hiedurch bekannt gemacht, daß der Großhandel den 10ten August, und der Detailhandel den 13ten August, seinen Anfang nimmt.</text:span> Die Nürnberger und Jserloher Handlungen <text:span text:style-name="T2">packen</text:span> ihre Waaren den 3ten, und die übrigen Handlungen den 6ten desselben Monats aus. <text:span text:style-name="T1">Braunschweig, den 12ten Junii 1789.</text:span></text:p>
          </table:table-cell>
          <table:table-cell office:value-type="string">
            <text:p>-</text:p>
          </table:table-cell>
          <table:table-cell office:value-type="float" office:value="510">
            <text:p>510</text:p>
          </table:table-cell>
          <table:table-cell table:number-columns-repeated="1018"/>
        </table:table-row>
        <table:table-row table:style-name="ro40">
          <table:table-cell office:value-type="string">
            <text:p><text:span text:style-name="T1">Dies Werk, welches mit befremdlicher und leichtfertiger Ungerechtigkeit von Wenmohs (S. 351) „ein theures Buch voll Nichts“ genannt wird, behandelt mit großer Ausführlichkeit in den drei ersten Abschnitten des ersten Bandes die Diebe, Räuber und Diebeshehler, ohne jedoch, trotz der Ausführlichkeit, etwas neueres und originelleres zu liefern, als Schäffer und Rebmann in ihren prägnanten und concisen Darstellungen vor ihm gesagt haben.</text:span> Auch fällt dem Kenner der Gaunersprache schon gleich im ersten Bande das auf, wovon er im zweiten auf das entschiedenste überzeugt wird, daß nämlich der Verfasser in der Gaunersprache und Terminologie schlecht bewandert ist, was man nach den von ihm eingenommenen und von ihm selbst in der Vorrede bezeichneten verschiedenen Stellungen als Polizeimann und Jnquirent <text:span text:style-name="T2">billig</text:span> nicht erwarten sollte. <text:span text:style-name="T1">Jm zweiten Theil gibt der Verfasser Abschnitt I: „Ueber die Mittel, Räuber-und Diebsbanden zu entdecken“, die von der königl. Jmmediatcommission zur Wiederherstellung der allgemeinen Sicherheit gegebene Jnstruction vom 5. Nov. 1810 für die Specialcommissarien in der Provinz Kurmark, und findet sich nach §. 6 derselben veranlaßt, das höchst verderbliche Vigilantenwesen (S. 24—47) zu empfehlen, wobei er S. 28 fg. mit Zufriedenheit der Dienste erwähnt, die ihm bei Ausmittelung der Horst’schen Bande ein von ihm selbst mehrere Monate lang gehaltener Vigilant geleistet hat.</text:span></text:p>
          </table:table-cell>
          <table:table-cell/>
          <table:table-cell office:value-type="string">
            <text:p><text:s/></text:p>
          </table:table-cell>
          <table:table-cell office:value-type="string">
            <text:p><text:span text:style-name="T1">Es sind aber nicht diese Nachtheile, welche die lenkbaren Torpedos kriegsunbrauchbar erscheinen lassen.</text:span> Man erreicht den Zweck einfacher, <text:span text:style-name="T2">billiger</text:span> und besser auf anderem Wege, und es wäre nicht zu verwundern, wenn die englische Armee den Brennantorpedo, welchen sie mit einem Kostenaufwande von über 150000 Pfund Sterling eingeführt hat, wieder fallen läßt. <text:span text:style-name="T1">Der Brennantorpedo wird nicht von der englischen Marine, sondern von der Armee (Royal Engineers) bedient.</text:span></text:p>
          </table:table-cell>
          <table:table-cell office:value-type="string">
            <text:p>-</text:p>
          </table:table-cell>
          <table:table-cell office:value-type="float" office:value="952">
            <text:p>952</text:p>
          </table:table-cell>
          <table:table-cell table:number-columns-repeated="1018"/>
        </table:table-row>
        <table:table-row table:style-name="ro5">
          <table:table-cell office:value-type="string">
            <text:p><text:span text:style-name="T1">In solchen Bastardsgebilden sah er das eigentliche Wesen des corpus nomenque Germaniae; wie beglückte ihn die Hoffnung, auch unsere Westgrenze mit einem ähnlichen Meisterwerke germanischer Staatenbildung zu schmücken.</text:span> Also trabten die großen Kinder der Kleinstaaterei seelenvergnügt auf ihren <text:span text:style-name="T2">Steckenpferden</text:span> dahin und bosselten und feilten mit ihren feinen Händen so lange an dem Staatsbau ihres Vaterlandes, bis die deutsche Verfassung wieder ganz ebenso phrasenhaft, verlogen und sinnlos wurde wie einst das alte Reich. <text:span text:style-name="T1">Gegen Preußen hegte Gagern eine aus Todesangst und Verehrung sonderbar gemischte Empfindung; der Haß fand überhaupt keine Stätte in dieser gutmüthigen Seele, die Alles, Menschen und Dinge immer von der freundlichsten Seite nahm.</text:span></text:p>
          </table:table-cell>
          <table:table-cell/>
          <table:table-cell office:value-type="string">
            <text:p><text:s/></text:p>
          </table:table-cell>
          <table:table-cell office:value-type="string">
            <text:p><text:span text:style-name="T1">Nur die Auktorität der Kirche verbürgt uns die Jnspiration der Schrift und ihrer Geltung als Wort Gottes.</text:span> Es ist ein gewohntes und beliebtes <text:span text:style-name="T2">Steckenpferd</text:span> des Herrn Pastors Thümmel, die Katholiken der „Götzendienerei ‟ zu beschuldigen, weil sie ein Stücklein gebackenen Brotes ‟ als Gott anbeteten. <text:span text:style-name="T1">Mit welchem Rechte kann derselbe aber die heilige Schrift als „Wort Gottes ‟ ausgeben, da die Bücher derselben nur von Menschen geschrieben sind?</text:span></text:p>
          </table:table-cell>
          <table:table-cell office:value-type="string">
            <text:p>-</text:p>
          </table:table-cell>
          <table:table-cell office:value-type="float" office:value="1060">
            <text:p>1060</text:p>
          </table:table-cell>
          <table:table-cell table:number-columns-repeated="1018"/>
        </table:table-row>
        <table:table-row table:style-name="ro13">
          <table:table-cell office:value-type="string">
            <text:p><text:span text:style-name="T1">Es wird, wenn es das allgemeine Elend, aus dem großen Geldmangel, stark zu empfinden anfängt, alle ausländische Waaren verbiethen, die nicht äußerst nothwendig sind.</text:span> Obgleich dieses Verboth denen annoch wohlhabenden Leuten im Lande sehr empfindlich fällt und viele andere schädliche Folgen vor den Staat hat: wie ich oben erinnert habe; so ist es doch eine traurige Nothwendigkeit, wenn ein solches Volk die <text:span text:style-name="T2">Bilanz</text:span> der Handlung auf keine andre Art zu gewinnen Hofnung hat. <text:span text:style-name="T1">1) Fremde Waaren zu verbrauchen und davor Geld auszuführen ist ein schädlicher Handel.</text:span></text:p>
          </table:table-cell>
          <table:table-cell/>
          <table:table-cell office:value-type="string">
            <text:p><text:s/></text:p>
          </table:table-cell>
          <table:table-cell office:value-type="string">
            <text:p><text:span text:style-name="T1">Die sicherste Quelle zur Erforschung des Werthes der Ergebnisse auf jedem Gebiete bleibt immer die Statistik, welche sich blos mit Zahlen beschäftigt, die bei all’ ihrer Trockenheit beredsamer sind, als die schönstgedrechselten Phrasen und mit unerbittlicher Genauigkeit den Fortschritt oder Rückschritt angeben, der auf dem betreffenden Gebiete zu verzeichnen ist.</text:span> Nun, der amerikanische Traber-Sportsman kann die Liste, welche wir diesen Zeilen beigeben, zufriedenen Auges durchfliegen — die <text:span text:style-name="T2">Bilanz</text:span>, die sich daraus ziehen lässt, ist eine dem Trabersport und der Traberzucht Amerikas gleich günstige. <text:span text:style-name="T1">Diese Liste, welche in Amerika von Tausenden mit ängstlicher Genauigkeit studirt wird, enthält ganz einfach die Namen, die Abkunft und die Leistungen aller jener Pferde, welche die englische Meile im Geschirr, einspännig, ohne jeden Behelf, trabend in 2: 30 oder in kürzerer Zeit zurückgelegt haben.</text:span></text:p>
          </table:table-cell>
          <table:table-cell office:value-type="string">
            <text:p>-</text:p>
          </table:table-cell>
          <table:table-cell office:value-type="float" office:value="180">
            <text:p>180</text:p>
          </table:table-cell>
          <table:table-cell table:number-columns-repeated="1018"/>
        </table:table-row>
        <table:table-row table:style-name="ro6">
          <table:table-cell office:value-type="string">
            <text:p><text:span text:style-name="T1">In Grossbritannien finden nach dem Statut vom 1. Juli 1842 (5 &amp; 6 Victoria cap. 45) wegen der Strafe des Nachdrucks, der Einfuhr und der Verbreitung von Nachdrucken (sect. 17), wegen der Entschädigung des Verlagsberechtigten (sect. 15) und wegen der Herausgabe der nachgedruckten Exemplare verschiedene Klagen statt (the suit for penalties, the action for damages, the action of detinue), neben welchen zugleich ein summarisches Verfahren behufs der Beschlagnahme des Nachdrucks (motion for an injunction) zugelassen ist.</text:span> Das Untersuchungsverfahren des deutschen und des französischen Strafprozesses ist dem <text:span text:style-name="T2">englischen</text:span> Rechte überhaupt unbekannt. <text:span text:style-name="T1">§. 45. Prozess (Fortsetzung).</text:span></text:p>
          </table:table-cell>
          <table:table-cell/>
          <table:table-cell office:value-type="string">
            <text:p><text:s/></text:p>
          </table:table-cell>
          <table:table-cell office:value-type="string">
            <text:p><text:span text:style-name="T1">Justine.</text:span> O! das ist <text:span text:style-name="T2">englisch</text:span>! <text:span text:style-name="T1">Gerhard (hat sich indessen mehrmalen die Schläfe und Stirn gerieben und gestöhnt.) Therese (als ob sie es eben bemerkte.)</text:span></text:p>
          </table:table-cell>
          <table:table-cell office:value-type="string">
            <text:p>-</text:p>
          </table:table-cell>
          <table:table-cell office:value-type="float" office:value="319">
            <text:p>319</text:p>
          </table:table-cell>
          <table:table-cell table:number-columns-repeated="1018"/>
        </table:table-row>
        <table:table-row table:style-name="ro19">
          <table:table-cell office:value-type="string">
            <text:p><text:span text:style-name="T1">Im Gegentheil, um desto schlimmer! —</text:span> Er fuhr jedesmal erschreckt zusammen, wenn er gegen <text:span text:style-name="T2">Abend</text:span> den Stall betrat, in dem auch Sommers das Thier mitunter eingestellt wurde, und es dann den feurigen Kopf so jäh nach ihm herumwarf. <text:span text:style-name="T1">„Hol's der Teufel! ” brummte er dann; „wir bleiben auch nicht lange mehr zusammen. ”</text:span></text:p>
          </table:table-cell>
          <table:table-cell/>
          <table:table-cell office:value-type="string">
            <text:p><text:s/></text:p>
          </table:table-cell>
          <table:table-cell office:value-type="string">
            <text:p><text:span text:style-name="T1">Ich nahm meine Wohnung im goldnen Einhorn, — wo freilich kein Naturkundiger einkehren solte, — aber diese Auberge liegt grade der Abfahrt nach Holland gegenüber.</text:span> Noch diesen <text:span text:style-name="T2">Abend</text:span> suchte ich Hrn. Bataille auf. <text:span text:style-name="T1">Man wies mich erst zu einem andern Optikus, der es wuste, wo jener wohnte, und bei meinem Wegweiser, der nichts als flämisch sprach, den Dolmetscher machte.</text:span></text:p>
          </table:table-cell>
          <table:table-cell office:value-type="string">
            <text:p>-</text:p>
          </table:table-cell>
          <table:table-cell office:value-type="float" office:value="284">
            <text:p>284</text:p>
          </table:table-cell>
          <table:table-cell table:number-columns-repeated="1018"/>
        </table:table-row>
        <table:table-row table:style-name="ro8">
          <table:table-cell office:value-type="string">
            <text:p><text:span text:style-name="T1">Verordn. vom 31. März 1873. R.-G.-Bl. S. 135.</text:span> <text:span text:style-name="T2">Motive</text:span> S. 31. <text:span text:style-name="T1">4. Die Wirkungen des Vertrages beginnen im Allgemeinen mit dem Moment der Perfektion des Vertrages; also mit dem Empfange des Anstellungs-Dekretes. Von diesem Zeitpunkte an entsteht für den Beamten die Pflicht zum dienstlichen Gehorsam, zur Befolgung der Disciplinar-Vorschriften, die Beschränkung hinsichtlich der Uebernahme anderer Aemter u. s. w. und ebenso die Befugniß zur Führung des Amtstitels und der übrigen mit der Beamtenstellung verbundenen Vorrechte, z. B. der Steuer-Bevorzugungen.</text:span></text:p>
          </table:table-cell>
          <table:table-cell/>
          <table:table-cell office:value-type="string">
            <text:p><text:s/></text:p>
          </table:table-cell>
          <table:table-cell office:value-type="string">
            <text:p><text:span text:style-name="T1">Der Maler hat diesen Blick von dem ihm sonst geläufigen vornehmen Seitenblick bloss repräsentirender Persönlichkeiten wol unterschieden.</text:span> Es ist nicht der Blick des Dichters oder des Philosophen, mehr der des Politikers, des Menschenkenners, vor dem der Schein zergeht und hinter Worten und Handlungen die <text:span text:style-name="T2">Motive</text:span> durchsichtig werden, ein verwirrender Blick, mit einem Hauch von Verachtung, wie auch der Mund Geringschätzung und Trotz ausdrückt. <text:span text:style-name="T1">In Folge des Reflexes der Brillengläser scheint er aus einem tiefern, dunklen Hintergrund hervorzudringen.</text:span></text:p>
          </table:table-cell>
          <table:table-cell office:value-type="string">
            <text:p>-</text:p>
          </table:table-cell>
          <table:table-cell office:value-type="float" office:value="988">
            <text:p>988</text:p>
          </table:table-cell>
          <table:table-cell table:number-columns-repeated="1018"/>
        </table:table-row>
        <table:table-row table:style-name="ro8">
          <table:table-cell office:value-type="string">
            <text:p><text:span text:style-name="T1">Die vielen Proben von Unvernunft, fuhren wir fort, von Unterdrükung, und von moralischem Verfall, die wir unter seinem Volke bemerkt haben, lehren uns, daß es einer solchen Katastrofe sehr bedürfe; – und daß wir die Erde mit dem herzlichen Wunsche verlassen: daß der grose Regente, des Alls, die Epoche bald herbey führen wolle, in der die Barbarey, die Dummheit, die Sottise, und die Bosheit in den Staub getretten, – wahre Philosophie, reine Religion, und unbefleckte Tugend aber, auf den Thron erhoben werden.“</text:span> Wir gaben unserm Freunde den Abschiedskuß, stiegen in den Kahn, und machten die Segel <text:span text:style-name="T2">flott</text:span>. <text:span text:style-name="T1">ENDE.</text:span></text:p>
          </table:table-cell>
          <table:table-cell/>
          <table:table-cell office:value-type="string">
            <text:p><text:s/></text:p>
          </table:table-cell>
          <table:table-cell office:value-type="string">
            <text:p><text:span text:style-name="T1">Einst besuchte ich ihn, und er bat mich, da ich gewöhnlich diese Vergnügenstour hin und her in einem Tage machte, die Nacht bei ihm zu bleiben:</text:span> denn er wolle mich auf den Abend an einen Ort bringen, wo es recht <text:span text:style-name="T2">flott</text:span> und fidel herginge. <text:span text:style-name="T1">Ich erkundigte mich nach diesem Orte, und erfuhr, daß daselbst einige Nymphen sich aufhielten, welche nicht böse würden, wenn junge Mannspersonen sie besuchten.</text:span></text:p>
          </table:table-cell>
          <table:table-cell office:value-type="string">
            <text:p>-</text:p>
          </table:table-cell>
          <table:table-cell office:value-type="float" office:value="712">
            <text:p>712</text:p>
          </table:table-cell>
          <table:table-cell table:number-columns-repeated="1018"/>
        </table:table-row>
        <table:table-row table:style-name="ro24">
          <table:table-cell office:value-type="string">
            <text:p><text:span text:style-name="T1">Doch bleibt auch hier dunkel, nach welcher bestimmten Richtung sich seine Studien bewegten.</text:span> Selbst die Einzelnheiten, deren Lucian bei der Aphrodite rühmend erwähnt, gewähren darüber nicht den gewünschten Aufschluss, Es sind dieses die Wangen und die Ansicht des Gesichts von vorn: τὰ μῆλα καὶ ὅσα τῆς ὄψεως ἀντωπὰ, sodann die Spitzen der Hände, der schöne Rhythmus der Handwurzeln, und an den Fingern die leichte Bewegung und die Ausladungen in das <text:span text:style-name="T2">Feine</text:span> und Zierliche: χειρῶν ἄκρα καὶ καρπῶν τὸ εὔρυϑμον καὶ δακτύλων τὸ εὐάγωγον ἐς λεπτὸν ἀπολῆγον. <text:span text:style-name="T1">Das erste Lob ist ganz allgemein gehalten, ohne Angabe einer besonderen charakteristischen Eigenschaft; das zweite bezieht sich, ausser auf eine besondere Zartheit in der Detailbildung der Hände, auf eine Eigenschaft, welche wir nach unserer, bei Gelegenheit des Pythagoras aufgestellten Definition als plastische Rhythmik bezeichnen können.</text:span></text:p>
          </table:table-cell>
          <table:table-cell/>
          <table:table-cell office:value-type="string">
            <text:p><text:s/></text:p>
          </table:table-cell>
          <table:table-cell office:value-type="string">
            <text:p><text:span text:style-name="T1">„</text:span><text:span text:style-name="T1">Ist das nicht die große Frage, die Alles regiert!</text:span> Nur daß die Groben für Andre, die <text:span text:style-name="T2">Feinen</text:span> für sich einen Mantel darüber hängen. <text:span text:style-name="T1">Von meinen Verbrechern wollen die Wenigsten sich selbst täuschen, es ist daher viel leichter, die Bemäntelung abzureißen und der Sache auf den Grund zu kommen.</text:span></text:p>
          </table:table-cell>
          <table:table-cell office:value-type="string">
            <text:p>-</text:p>
          </table:table-cell>
          <table:table-cell office:value-type="float" office:value="1104">
            <text:p>1104</text:p>
          </table:table-cell>
          <table:table-cell table:number-columns-repeated="1018"/>
        </table:table-row>
        <table:table-row table:style-name="ro10">
          <table:table-cell office:value-type="string">
            <text:p><text:span text:style-name="T1">Jeder eilte, denn ihm stand eine Freude in Aussicht, Jeder hastete sich vorwärts.</text:span> Hier trugen Handwerker kostbare Gegenstände, wohl verhüllt, an den Ort ihrer Bestimmung, dort ging ein junges Ehepaar, mit <text:span text:style-name="T2">Steckenpferden</text:span> und Trommeln und Puppen beladen, lachend seiner Wohnung zu, dort wieder brachte ein Mann aus niederem Stande die kleine Pyramide fröhlich heim, sich die bescheidene Dachstube festlich damit zu erhellen. <text:span text:style-name="T1">Und Adele saß und saß und sah hinaus, bis es ganz dunkel wurde.</text:span></text:p>
          </table:table-cell>
          <table:table-cell/>
          <table:table-cell office:value-type="string">
            <text:p><text:s/></text:p>
          </table:table-cell>
          <table:table-cell office:value-type="string">
            <text:p><text:span text:style-name="T1">Es war eine bekannte alte Dame der Residenz, gleich geschätzt wegen ihrer Wohlthätigkeit und Frömmigkeit, als wegen ihres klaren Geistes.</text:span> Nur war sie ebenso bekannt wegen dieses <text:span text:style-name="T2">Steckenpferdes</text:span>, das ihr zur fixen Idee geworden. <text:span text:style-name="T1">Sie meinte, die Armuth fühle sich erst recht, wenn sie in ihren Lumpen in den kalten Gotteshäusern stehe, wogegen die Verlassenen und Gedrückten mit einem ganz anderen Gefühl gegen ihren Schöpfer und ihre Mitmenschen aus den warmen Kirchen zurückkehren würden, gleich wie ein Satter gegen die Verdrießlichkeiten des Lebens geharnischt sei, wo ein Hungernder auf den ersten Angriff fällt.</text:span></text:p>
          </table:table-cell>
          <table:table-cell office:value-type="string">
            <text:p>-</text:p>
          </table:table-cell>
          <table:table-cell office:value-type="float" office:value="910">
            <text:p>910</text:p>
          </table:table-cell>
          <table:table-cell table:number-columns-repeated="1018"/>
        </table:table-row>
        <table:table-row table:style-name="ro3">
          <table:table-cell office:value-type="string">
            <text:p><text:span text:style-name="T1">Der Mensch ist ein wahres Kind, er weiß nie recht, was er eigentlich will, er schreit und heult, und eine blecherne Klapper kann ihn zufrieden und glücklich machen; im folgenden Augenblicke wird sie wieder weggeworfen, und er sieht sich um, was er denn nun wohl wünschen könne.</text:span> Glücklich ist dabei noch immer der, der einer Klapper oder einer Rosine habhaft werden kann: mischt sich aber die liebe Langeweile in’s Spiel und ein gewisses nüchternes Gefühl, das einem im Leben so oft zur Last fällt, kann man keine Hofnung und keinen Wunsch in seinem Gedächtnisse auftreiben; ist das <text:span text:style-name="T2">Steckenpferd</text:span> lahm, oder gar zu Tode geritten, — o wehe dir dann, armer Sterblicher! entweder mußt du dann ein Philosoph werden, oder dich aufhängen. <text:span text:style-name="T1">Diese Langeweile hat schon mehr Unglück in die Welt gebracht, als alle Leidenschaften zusammengenommen.</text:span></text:p>
          </table:table-cell>
          <table:table-cell/>
          <table:table-cell office:value-type="string">
            <text:p><text:s/></text:p>
          </table:table-cell>
          <table:table-cell office:value-type="string">
            <text:p><text:span text:style-name="T1">H. (Zählt auf den Fingern.)</text:span> Mutter — Fiekchen — Lieschen — Gustav, und dann mein neues <text:span text:style-name="T2">Steckenpferd</text:span>. <text:span text:style-name="T1">M.</text:span></text:p>
          </table:table-cell>
          <table:table-cell office:value-type="string">
            <text:p>-</text:p>
          </table:table-cell>
          <table:table-cell office:value-type="float" office:value="683">
            <text:p>683</text:p>
          </table:table-cell>
          <table:table-cell table:number-columns-repeated="1018"/>
        </table:table-row>
        <table:table-row table:style-name="ro6">
          <table:table-cell office:value-type="string">
            <text:p><text:span text:style-name="T1">Heinitz hob bei seinem Lobe Steins auch besonders hervor, dass er sich auf Reisen nach Ungarn, Steiermark und anderen deutschen Provinzen, bei einsichtiger Untersuchung der Berg-und Hüttenwerke, besonders der Stahl-und Eisen-Fabriken so gute Kenntnisse erworben, dass er schon damals, als der Minister ihm vorgeschlagen, sich des Königs Diensten zu widmen, einer Oberbergrats-Stelle hätte vorstehen können.</text:span> Um diese Zeit begannen die grossen Fortschritte des <text:span text:style-name="T2">englischen</text:span> Eisenhüttenwesens auf dem Kontinent Aufsehen zu erregen. <text:span text:style-name="T1">Minister von Heinitz schickte 1784 den Bergkommissar Eversmann nach England, um dort während 18 Monaten die neuesten Fortschritte und ihre Verwertbarkeit für Preussen zu studieren.</text:span></text:p>
          </table:table-cell>
          <table:table-cell/>
          <table:table-cell office:value-type="string">
            <text:p><text:s/></text:p>
          </table:table-cell>
          <table:table-cell office:value-type="string">
            <text:p><text:span text:style-name="T1">Blackstone Comment. I. 14. Urtheil des Gerichtsh. v. Westminster-Hall v. 1771. (Wheaton histoire du D. d. G. II. 353.)</text:span> Das <text:span text:style-name="T2">englische</text:span> Gesetz vom 28. August 1833 regulirt die Freilassung in den englischen Colonien und erklärt jeden Sclaven, der mit Zustimmung seines Herrn nach Groszbritannien oder Irland komme, für frei. <text:span text:style-name="T1">In Frankreich schon in den Instit. Coutum. von Loysel aus d. XVI. Jahrh. der Satz:</text:span></text:p>
          </table:table-cell>
          <table:table-cell office:value-type="string">
            <text:p>-</text:p>
          </table:table-cell>
          <table:table-cell office:value-type="float" office:value="1047">
            <text:p>1047</text:p>
          </table:table-cell>
          <table:table-cell table:number-columns-repeated="1018"/>
        </table:table-row>
        <table:table-row table:style-name="ro9">
          <table:table-cell office:value-type="string">
            <text:p><text:span text:style-name="T1">Ich meine den Satz, dass man (unter den wiederholt angegebenen Beschränkungen) die Unendlichkeitspuncte der Function und die Periodicitätsmoduln ihres reellen Theiles an den Querschnitten als willkürliche und hinreichende Bestimmungsstücke derselben erachten darf. —</text:span> So etwa stellt sich die <text:span text:style-name="T2">Bilanz</text:span>, wenn man die functionentheoretischen Interessen, wie es unter Mathematikern zu geschehen pflegt, voranstellt. <text:span text:style-name="T1">Aber vergessen wir nicht, dass die umgekehrte Auffassung im Grunde ebenso berechtigt ist.</text:span></text:p>
          </table:table-cell>
          <table:table-cell/>
          <table:table-cell office:value-type="string">
            <text:p><text:s/></text:p>
          </table:table-cell>
          <table:table-cell office:value-type="string">
            <text:p><text:span text:style-name="T1">Ich nehme aus demselben nichts als einen rohen Schinken und ein Stück Pumpernickel mit, um es den Parisern für Geld sehen zu lassen.</text:span> Ich will ihnen nächstens eine Rechnung schicken, wie viel Thoren sich in andern Ländern auf jeder Quadratmeile finden; und da sollen sie sehen, wie sehr sie die <text:span text:style-name="T2">Bilanz</text:span> gegen sich haben. <text:span text:style-name="T1">Bis dahin begnügen sie sich der einzige in ihrem Kirchspiel zu seyn, den ich auf meiner Wunderreise einiger Aufmerksamkeit gewürdiget habe.</text:span></text:p>
          </table:table-cell>
          <table:table-cell office:value-type="string">
            <text:p>-</text:p>
          </table:table-cell>
          <table:table-cell office:value-type="float" office:value="292">
            <text:p>292</text:p>
          </table:table-cell>
          <table:table-cell table:number-columns-repeated="1018"/>
        </table:table-row>
        <table:table-row table:style-name="ro15">
          <table:table-cell office:value-type="string">
            <text:p><text:span text:style-name="T1">59. Kuchen von Hefenteig auf einer Platte mit frischen Zwetschen, auch mit Aepfeln oder anderen beliebigen Früchten. 1 Pfund warm gestelltes Mehl, 5 Unzen geschmolzene und abgeklärte Butter, reichlich ⅛ Quart lauwarme Milch, 1 Eßlöffel frische Hefe oder knapp ½ Stück Preßhefe, 2 Eier, 1 gehäufter Eßlöffel Zucker; ferner frische Zwetschen und zum Ueberstreuen des Obstes Zucker, Zimmet und Butter.</text:span> Man gibt das Mehl in eine Schale, in deren Mitte Butter, Zucker, Eier, Milch, etwas Salz und in die Milch zerrührte Hefe, macht solches zu einem <text:span text:style-name="T2">lockeren</text:span> Teige, welchen man langsam aufgehen läßt, rollt ihn dünn aus und legt ihn auf eine gut abgeriebene und bestrichene eiserne Platte; dann bestreicht man ihn mit geschmolzener Butter, streut Zucker und Zimmet darüber, läßt recht reife, gut abgeputzte und ausgesteinte Zwetschen in einem Topfe mit etwas Butter warm werden, legt sie dicht aneinander darauf (die Zwetschen aufgebogen, die inwendige Seite nach oben), kleine Stücke Butter und Zimmet darüber, stellt den Kuchen so lange an einen warmen Ort, bis er gut aufgegangen ist, und backt ihn schnell gahr, weil sonst der Teig austrocknen würde. <text:span text:style-name="T1">Nach Belieben kann man einen Guß nach No. 8 darüber machen, ehe der Kuchen ganz gahr ist, und ihn dann vollends gahr backen.</text:span></text:p>
          </table:table-cell>
          <table:table-cell/>
          <table:table-cell office:value-type="string">
            <text:p><text:s/></text:p>
          </table:table-cell>
          <table:table-cell office:value-type="string">
            <text:p><text:span text:style-name="T1">Und nun zurück zu Schränken und Commoden, Schneidern und Tuchhändlern.</text:span> Zum Hauptanzug für die Reise wählt der Tourist von Fach am liebsten eine der in zahlreichen Schattirungen und Mustern vorhandenen Mischungen von weißer und schwarzer Wolle, ohne Zusatz von Farben, die dem Verschießen unterliegen (wie z. B. Anilin oder dem sogenannten freundlichen Grau, das bald einen grünlichen Schimmer annimmt), ein Gewebe aus reiner, neuer Wolle, keinen Shoddy, weder zu <text:span text:style-name="T2">locker</text:span> und luftig, noch so dicht und schwer, daß es bei großer Hitze unerträglich wird. <text:span text:style-name="T1">Das Zeug kann man nahezu wasserdicht (nicht luftdicht) bereiten lassen. Ganz leichte Sommersachen zur gelegentlichen Benutzung an Orten, wo verweilt wird, im Koffer bei sich zu führen, ist Niemand verwehrt, zum Hauptreiseanzug taugen sie nicht.</text:span></text:p>
          </table:table-cell>
          <table:table-cell office:value-type="string">
            <text:p>-</text:p>
          </table:table-cell>
          <table:table-cell office:value-type="float" office:value="1150">
            <text:p>1150</text:p>
          </table:table-cell>
          <table:table-cell table:number-columns-repeated="1018"/>
        </table:table-row>
        <table:table-row table:style-name="ro6">
          <table:table-cell office:value-type="string">
            <text:p><text:span text:style-name="T1">Zuweilen wird in Verträgen der christlichen Mächte unter einander, insonderheit aber mit den Türken und Africanern festgesetzt, daß wegen Verletzung eines Artikels nicht solle Krieg angefangen werden; doch versteht sich dabey die Bedingung von selbst, daß dafür Genugthuung gegeben werde; wenn daher diese nicht erfüllet wird, so verliert die Clausul mehrentheils ihre Kraft.</text:span> Daß aber von den Rechtfertigungsgründen (raisons instificatiues) die Beweggründe (<text:span text:style-name="T2">motifs</text:span>) noch oft zu unterscheiden sind, ist sehr bekannt. <text:span text:style-name="T1">Vielleicht eben so sehr aus Politik, als aus Rechtsgründen werden selbst die Kriege der Africaner, deren wahrer Beweggrund doch so oft bloß Raubgier ist, als äußerlich gerecht in Ansehung der Behandlung der Feinde angesehn.</text:span></text:p>
          </table:table-cell>
          <table:table-cell/>
          <table:table-cell office:value-type="string">
            <text:p><text:s/></text:p>
          </table:table-cell>
          <table:table-cell office:value-type="string">
            <text:p><text:span text:style-name="T1">„</text:span><text:span text:style-name="T1">Die Motive also bestimmen die moralische Handlung.</text:span> Und woraus bestehen die <text:span text:style-name="T2">Motive</text:span>?“ <text:span text:style-name="T1">Aus Vorstellungen.</text:span></text:p>
          </table:table-cell>
          <table:table-cell office:value-type="string">
            <text:p>-</text:p>
          </table:table-cell>
          <table:table-cell office:value-type="float" office:value="553">
            <text:p>553</text:p>
          </table:table-cell>
          <table:table-cell table:number-columns-repeated="1018"/>
        </table:table-row>
        <table:table-row table:style-name="ro11">
          <table:table-cell office:value-type="string">
            <text:p><text:span text:style-name="T1">II. p. 105.</text:span> Jch habe nämlich gefunden, daß vom runden Muskel der Augenlieder, allezeit zween oft auch drei <text:span text:style-name="T2">Pakke</text:span> aus dessen untern Theile herauslaufen. <text:span text:style-name="T1">Das äusserste dieser Päkke läuft aus der Nachbarschaft der Wangenknochen, zu dem kleinern Jochmuskel herab, und streicht mit selbigem zum Winkel der Leffzen fort.</text:span></text:p>
          </table:table-cell>
          <table:table-cell/>
          <table:table-cell office:value-type="string">
            <text:p><text:s/></text:p>
          </table:table-cell>
          <table:table-cell office:value-type="string">
            <text:p><text:span text:style-name="T1">Ein anders aber sind die Karrenlader, welche zweydeichsliche Wagen, oder Karren, und mit Karrenleitern besetzte Schlitten bepacken.</text:span> Sie <text:span text:style-name="T2">packen</text:span> auch das Tonnensalz, so in Tonnen zu Wasser und Lande weggeht. <text:span text:style-name="T1">Wagenschott, Wellenschuß, Wasserschuß, sind gar dünn gespaltene eichene Bretter, die man zu Bekleidung der Wände, wenn man sie mit Tapeten belegen will, oder auch zu anderem Gebrauche anwendet.</text:span></text:p>
          </table:table-cell>
          <table:table-cell office:value-type="string">
            <text:p>-</text:p>
          </table:table-cell>
          <table:table-cell office:value-type="float" office:value="754">
            <text:p>754</text:p>
          </table:table-cell>
          <table:table-cell table:number-columns-repeated="1018"/>
        </table:table-row>
        <table:table-row table:style-name="ro9">
          <table:table-cell office:value-type="string">
            <text:p><text:span text:style-name="T1">Nun wird die Angel angesetzt.</text:span> Diese pflegt man aus einem Schmiedeeisenstab in der Weise zu machen, dass man den Stab in der Mitte zusammenbiegt, die oben beschriebene Schiene, welche die Klinge bilden soll, dazwischen <text:span text:style-name="T2">packt</text:span> und dann den umgebogenen Schmiedeeisenstab sowohl für sich als mit der Klingenschiene zusammenschweisst. <text:span text:style-name="T1">Nun wird die Schiene in die rohe Form der zu bildenden Klinge geschmiedet, was mit grosser Vorsicht und in wiederholten Hitzen geschehen muss.</text:span></text:p>
          </table:table-cell>
          <table:table-cell/>
          <table:table-cell office:value-type="string">
            <text:p><text:s/></text:p>
          </table:table-cell>
          <table:table-cell office:value-type="string">
            <text:p><text:span text:style-name="T1">(⅖ nat. Gr.)</text:span> Geflochten wurden Korbtaschen, in die bei der Totenfeier die Knochen <text:span text:style-name="T2">gepackt</text:span> wurden, viereckige Feuerfächer, die man auch als Teller benutzte, oder wie ein Fähnchen an einen Stiel band, um sie für die Abwehr von Moskitos zu verwenden, die grossen Schlafmatten aus Oaussúpalmblatt (2 m lang, 90 cm breit). <text:span text:style-name="T1">Die beutelförmigen Tragkörbe schienen von den Frauen geflochten zu werden.</text:span></text:p>
          </table:table-cell>
          <table:table-cell office:value-type="string">
            <text:p>-</text:p>
          </table:table-cell>
          <table:table-cell office:value-type="float" office:value="1241">
            <text:p>1241</text:p>
          </table:table-cell>
          <table:table-cell table:number-columns-repeated="1018"/>
        </table:table-row>
        <table:table-row table:style-name="ro11">
          <table:table-cell office:value-type="string">
            <text:p><text:span text:style-name="T1">d)</text:span> In allen Anleihegesetzen des Reiches ist vorgeschrieben, daß über die Ausführung derselben dem <text:span text:style-name="T2">Reichstage</text:span> bei dessen nächster Zusammenkunft Rechenschaft zu geben ist. <text:span text:style-name="T1">Ges. v. 27. Januar 1875 §. 5 (R.G. Bl. S. 19).</text:span></text:p>
          </table:table-cell>
          <table:table-cell/>
          <table:table-cell office:value-type="string">
            <text:p><text:s/></text:p>
          </table:table-cell>
          <table:table-cell office:value-type="string">
            <text:p><text:span text:style-name="T1">c) wenn ein Reichstags-Mitglied Einsprache erhebt.</text:span> Für die Wahlanfechtungen und Einsprachen besteht eine präclusivische Frist von 10 Tagen, welche von der Eröffnung des <text:span text:style-name="T2">Reichstages</text:span>, — bei Nachwahlen, die während einer Session stattfinden, von der Feststellung des Wahlergebnisses an, — läuft. <text:span text:style-name="T1">Später eingehende Proteste und Einsprachen bleiben unberücksichtigt.</text:span></text:p>
          </table:table-cell>
          <table:table-cell office:value-type="string">
            <text:p>-</text:p>
          </table:table-cell>
          <table:table-cell office:value-type="float" office:value="1314">
            <text:p>1314</text:p>
          </table:table-cell>
          <table:table-cell table:number-columns-repeated="1018"/>
        </table:table-row>
        <table:table-row table:style-name="ro21">
          <table:table-cell office:value-type="string">
            <text:p><text:span text:style-name="T1">19.</text:span> Zu <text:span text:style-name="T2">locker</text:span>, zu fad, zu gestümpft. <text:span text:style-name="T1">20.</text:span></text:p>
          </table:table-cell>
          <table:table-cell/>
          <table:table-cell office:value-type="string">
            <text:p><text:s/></text:p>
          </table:table-cell>
          <table:table-cell office:value-type="string">
            <text:p><text:span text:style-name="T1">Alles ebenfalls gebohrne Thörinnen.</text:span> Die über die Nase entweder perpendikular vorstehende, oder obenher gewölbte vorhängende Stirn, wie in 1. und 4. — das Vielfaltige besonders um die Augen in 1. das Gedehnte in 2. und 3. das Verbißne im Munde, wie in 3, 4, besonders in 1. der <text:span text:style-name="T2">lockere</text:span> offne Mund, wie in 2. das vorstehende, fleischige Untermaul, wie in 4; das lockere, fleischige Kinn in allen vieren. <text:span text:style-name="T1">Der kropfige Hals, wie vermuthlich in allen, besonders 2. und 3. —</text:span></text:p>
          </table:table-cell>
          <table:table-cell office:value-type="string">
            <text:p>-</text:p>
          </table:table-cell>
          <table:table-cell office:value-type="float" office:value="846">
            <text:p>846</text:p>
          </table:table-cell>
          <table:table-cell table:number-columns-repeated="1018"/>
        </table:table-row>
        <table:table-row table:style-name="ro7">
          <table:table-cell office:value-type="string">
            <text:p><text:span text:style-name="T1">Wichtiger noch als dieses Beyspiel ist die Betrachtung, daß der Verlust des Aktivhandels in dem Wesen desselben liegt.</text:span> Ein jeder einzelner Kaufmann, sagt Büsch, in dessen Händen er ist, findet für sich keinen Vortheil in der überwiegenden <text:span text:style-name="T2">Bilanz</text:span> desselben, weil sie ihn nöthigt, seine Bestellungen nicht in Waaren, sondern in baarem Gelde zu ziehen. <text:span text:style-name="T1">Er wird sich daher bemühen, eine Retourhandlung in Gang zu setzen, auf welcher er einen zweyten Gewinn machen kann; die Rückfracht ungerechnet, die bey Waaren viel mehr als bey baarem Gelde einbringt.</text:span></text:p>
          </table:table-cell>
          <table:table-cell/>
          <table:table-cell office:value-type="string">
            <text:p><text:s/></text:p>
          </table:table-cell>
          <table:table-cell office:value-type="string">
            <text:p><text:span text:style-name="T1">ob die anweisung erlöschet?</text:span> Fünf und sibenzigstes haubtstück von den <text:span text:style-name="T2">bilanzen</text:span>. <text:span text:style-name="T1">§ 4867</text:span></text:p>
          </table:table-cell>
          <table:table-cell office:value-type="string">
            <text:p>-</text:p>
          </table:table-cell>
          <table:table-cell office:value-type="float" office:value="780">
            <text:p>780</text:p>
          </table:table-cell>
          <table:table-cell table:number-columns-repeated="1018"/>
        </table:table-row>
        <table:table-row table:style-name="ro7">
          <table:table-cell office:value-type="string">
            <text:p><text:span text:style-name="T1">Gilberts neue Annalen der Physik, IV, 52.</text:span> <text:span text:style-name="T2">Technische</text:span> Fortschritte. <text:span text:style-name="T1">Schlackenbildung.</text:span></text:p>
          </table:table-cell>
          <table:table-cell/>
          <table:table-cell office:value-type="string">
            <text:p><text:s/></text:p>
          </table:table-cell>
          <table:table-cell office:value-type="string">
            <text:p><text:span text:style-name="T1">Das Uebergehen chemischer Spannkräfte in Wärme und der Wärme in mechanische Arbeit ist das wichtigste Hülfsmittel der Technik zur Gewinnung von Arbeitskräften.</text:span> Der <text:span text:style-name="T2">technischen</text:span> Physik liegt es ob die Construction der verschiedenen künstlichen Maschinen zu erörtern, welche jene Uebertragung der Kräfte zur Anwendung bringen. <text:span text:style-name="T1">Die physiologische Physik hingegen muss als Beispiel, an welchem sie die Grundlehren der Wärmetheorie erläutert, die natürliche Maschine des Thierleibes in’s Auge fassen.</text:span></text:p>
          </table:table-cell>
          <table:table-cell office:value-type="string">
            <text:p>-</text:p>
          </table:table-cell>
          <table:table-cell office:value-type="float" office:value="1113">
            <text:p>1113</text:p>
          </table:table-cell>
          <table:table-cell table:number-columns-repeated="1018"/>
        </table:table-row>
        <table:table-row table:style-name="ro5">
          <table:table-cell office:value-type="string">
            <text:p><text:span text:style-name="T1">In Fig. 679 ist die Gesammtanordnung dieses chemischen Telephon-Systemes skizzirt.</text:span> Hierbei stellt S den Kohlentransmitter dar, der mit der primären Spirale der Inductionsrolle I und der Batterie B zu einem Stromkreise geschaltet ist, während die secundäre Spirale einerseits mit der Erdleitung E, andererseits durch den Liniendraht mit der auf der Glimmerplatte P befestigten <text:span text:style-name="T2">Feder</text:span> G verbunden ist. <text:span text:style-name="T1">Der Gypscylinder, auf welchem die Feder schleift, steht mit der Erde E in Verbindung.</text:span></text:p>
          </table:table-cell>
          <table:table-cell/>
          <table:table-cell office:value-type="string">
            <text:p><text:s/></text:p>
          </table:table-cell>
          <table:table-cell office:value-type="string">
            <text:p><text:span text:style-name="T1">Sie sind kleine, sehr übereinstimmend gestaltete und im Ganzen auch ähnlich gefärbte oder gezeichnete, schlank gebaute und zart oder seidenweich besiederte Singvögel.</text:span> Der Schnabel ist kegelpfriemenförmig, noch ziemlich stark an der Wurzel, ungefähr ebenso hoch wie breit, mit übergebogener Spitze und einem kleinen Ausschnitt vor derselben; die Füße sind stark, mittelhoch, die Zehen kurz und kräftig; der Flügel ist mittellang und leicht zugerundet, in ihm die dritte oder die vierte Schwinge über die übrigen verlängert; der aus zwölf <text:span text:style-name="T2">Federn</text:span> gebildete Schwanz wechselt ebensowohl hinsichtlich seiner Länge, als hinsichtlich seiner Gestaltung. <text:span text:style-name="T1">Das Gefieder ist reich und sehr weich; seine Hauptfärbung ist ein zartes Grau, welches bald in das Röthliche, bald in das Bräunliche spielt.</text:span></text:p>
          </table:table-cell>
          <table:table-cell office:value-type="string">
            <text:p>-</text:p>
          </table:table-cell>
          <table:table-cell office:value-type="float" office:value="1216">
            <text:p>1216</text:p>
          </table:table-cell>
          <table:table-cell table:number-columns-repeated="1018"/>
        </table:table-row>
        <table:table-row table:style-name="ro18">
          <table:table-cell office:value-type="string">
            <text:p><text:span text:style-name="T1">VII. VIII.</text:span> Auch entstand ein Streit über die Art die Stimmen auf dem <text:span text:style-name="T2">Reichstage</text:span> abzulegen. — <text:span text:style-name="T1">IX.</text:span></text:p>
          </table:table-cell>
          <table:table-cell/>
          <table:table-cell office:value-type="string">
            <text:p><text:s/></text:p>
          </table:table-cell>
          <table:table-cell office:value-type="string">
            <text:p><text:span text:style-name="T1">Jezt zum erstenmal erfreute sich also die Lehre Luthers einer positiven Sanktion, und wenn sie auch in Bayern oder in Oesterreich im Staube lag, so konnte sie sich damit trösten, daß sie in Sachsen und in Thüringen thronte.</text:span> Den Regenten war es aber nun doch allein überlassen, welche Religion in ihren Landen gelten, und welche darnieder liegen sollte; für den Unterthan, der auf dem <text:span text:style-name="T2">Reichstage</text:span> keinen Repräsentanten hatte, war in diesem Frieden gar wenig gesorgt. <text:span text:style-name="T1">Bloß allein in geistlichen Ländern, in welchen die katholische Religion unwiderruflich die herrschende blieb, wurde den protestantischen Unterthanen, (welche es damals schon waren) die freye Religionsübung ausgewirkt; aber auch diese nur durch eine persöhnliche Versicherung des Römischen Königs Ferdinand, der diesen Frieden zu Stande brachte; eine Versicherung, die von dem katholischen Reichstheile widersprochen, und mit diesem Widerspruch in das Friedensinstrument eingetragen, keine Gesezeskraft erhielt.</text:span></text:p>
          </table:table-cell>
          <table:table-cell office:value-type="string">
            <text:p>-</text:p>
          </table:table-cell>
          <table:table-cell office:value-type="float" office:value="626">
            <text:p>626</text:p>
          </table:table-cell>
          <table:table-cell table:number-columns-repeated="1018"/>
        </table:table-row>
        <table:table-row table:style-name="ro9">
          <table:table-cell office:value-type="string">
            <text:p><text:span text:style-name="T1">Wenn sich ein Volk bemühet alle Arten der gekünstelten Waaren selbst zu verfertigen, so viel es nach Beschaffenheit des Landes und der Himmelsgegend nur immer möglich ist; und wenn es dadurch verhintert, daß unnöthiger Weise kein Geld aus dem Lande fließet:</text:span> so ist nichts so leicht als die <text:span text:style-name="T2">Bilanz</text:span> in der Handlung zu gewinnen, als worinnen blühende und vortheilhaftige Commercien hauptsächlich bestehen. <text:span text:style-name="T1">Es sind vielleicht wenig Lande, die nicht vorzügliche Naturgaben haben.</text:span></text:p>
          </table:table-cell>
          <table:table-cell/>
          <table:table-cell office:value-type="string">
            <text:p><text:s/></text:p>
          </table:table-cell>
          <table:table-cell office:value-type="string">
            <text:p><text:span text:style-name="T1">Mancher versteht es auch nicht besser; oder folgt dem Herkommen; oder gedenkt sein bisgen Hede besser zu nutzen.</text:span> Dies wäre nun die erste <text:span text:style-name="T2">Bilanz</text:span>. <text:span text:style-name="T1">Aber wie steht es jetzt um die 24 Fl. welche sie dem Hollandsgänger für Schaden am Lande an seinem Gewinnst abziehen?</text:span></text:p>
          </table:table-cell>
          <table:table-cell office:value-type="string">
            <text:p>-</text:p>
          </table:table-cell>
          <table:table-cell office:value-type="float" office:value="653">
            <text:p>653</text:p>
          </table:table-cell>
          <table:table-cell table:number-columns-repeated="1018"/>
        </table:table-row>
        <table:table-row table:style-name="ro13">
          <table:table-cell office:value-type="string">
            <text:p><text:span text:style-name="T1">Ottomar sollte ihn begleiten.</text:span> Jetzt bekommen Sie eine <text:span text:style-name="T2">Anstellung</text:span>, die Sie vorläufig vom Staate frei macht, sagte er zu diesem, denn wer anders, als ich, kann sich der Familie annehmen! <text:span text:style-name="T1">Luzius hinterläßt kein Vermögen!</text:span></text:p>
          </table:table-cell>
          <table:table-cell/>
          <table:table-cell office:value-type="string">
            <text:p><text:s/></text:p>
          </table:table-cell>
          <table:table-cell office:value-type="string">
            <text:p><text:span text:style-name="T1">Mit dieser Behauptung steht die herrschende Lehre in Widerspruch, welche eine Klagencumulation schon nach römischem Recht für zulässig erklärt.</text:span> Die Stellen, auf die sie sich beruft, sprechen zum Theil von der gleich zeitigen <text:span text:style-name="T2">Anstellung</text:span> mehrer Klagen und Ueberweisung derselben an einen und denselben Richter, allein so wenig wie heutzutage die gleichzeitige Erhebung mehrer Klagen vor einem und demselben Richter, wenn sie durch ebensoviel verschiedene Akte erfolgt, als Klagen vorhanden sind, unter den Gesichtspunkt der Cumulation fällt, ebensowenig im römischen Proceß. <text:span text:style-name="T1">Die verschiedenen Klagen schmolzen hier wegen der bloßen Identität des Richters und der Partheien nicht zu einem Proceß zusammen, sondern jede blieb für sich, hatte ihre besondere formula und war mithin durch einen besondern Urtheilsspruch zu erledigen.</text:span></text:p>
          </table:table-cell>
          <table:table-cell office:value-type="string">
            <text:p>-</text:p>
          </table:table-cell>
          <table:table-cell office:value-type="float" office:value="1253">
            <text:p>1253</text:p>
          </table:table-cell>
          <table:table-cell table:number-columns-repeated="1018"/>
        </table:table-row>
        <table:table-row table:style-name="ro15">
          <table:table-cell office:value-type="string">
            <text:p><text:span text:style-name="T1">In so einem Neste drey Apotheken!</text:span> Ja, wie wir noch den Hofstaat hier hatten, da gings <text:span text:style-name="T2">flott</text:span>, da war noch Nahrung unter den Leuten! <text:span text:style-name="T1">Aber jetzt brauchen sie Jahr aus Jahr ein die Hungerkur.</text:span></text:p>
          </table:table-cell>
          <table:table-cell/>
          <table:table-cell office:value-type="string">
            <text:p><text:s/></text:p>
          </table:table-cell>
          <table:table-cell office:value-type="string">
            <text:p><text:span text:style-name="T1">Gleichwie die schiffe nach dem bestimmten gebrauche unterschiden sind, und teils kriges-teils kaufartei und lastschiffe genennet werden, davon im andern buche meldung geschehen soll; also sind die dabei befindlichen befehlshaber, auch fürgesezte und untergebene ebenfalls unterschiden.</text:span> Sothane befehlshaber sind entweder über ganze <text:span text:style-name="T2">flotten</text:span>, oder nur wenige, auch einzele schiffe gesezet; daher sind die admirale, viceadmirale, general-lieutenants, commandeurs, capitäns, lieutenants, schif-officiers und see-krieges-officiers rc. bekannt, nach deren befelen das auf den schiffen sich befindende krigesvolk, die matrosen, das bootsvolk, das schif führen und beschüzen, auch dasjenige thun müssen, was von ihnen rechtlich gefodert wird. <text:span text:style-name="T1">Nächst den haubtpersonen, welche sowohl befehlshaber als dienstleistende bei der schiffart sind, hat man noch verschidene andere neben personen auf den schiffen, deren man sich teils zur verwaltung des gottesdienstes, teils zu besorgung der gesundheit, als auch zu andern verrichtungen bedinet, dahin gehören: der schifsprediger, ober-und untermeister, oder wundärzte, der schreiber, barbirer, zimmermann, schimmann, constabel, buddelier, die köche, die maaten oder bediente, supercargo, die kajüten-jungens, auch wohl trompeter und musikanten rc.</text:span></text:p>
          </table:table-cell>
          <table:table-cell office:value-type="string">
            <text:p>-</text:p>
          </table:table-cell>
          <table:table-cell office:value-type="float" office:value="512">
            <text:p>512</text:p>
          </table:table-cell>
          <table:table-cell table:number-columns-repeated="1018"/>
        </table:table-row>
        <table:table-row table:style-name="ro8">
          <table:table-cell office:value-type="string">
            <text:p><text:span text:style-name="T1">Die Russen nennen die Nogayer Herumschwärmer oder Landstreicher, weil sie im Sommer keine gewissen Wohnungen haben, sondern hin und wieder ziehen.</text:span> Sie <text:span text:style-name="T2">packen</text:span> alsdann ihre Hütten auf Wagen, ihre Weiber, Kinder und Güter auf Kameele, Pferde und Ochsen, und begeben sich von einem Orte zum andern, wo sie bessere Weide für ihr Vieh finden. <text:span text:style-name="T1">Wenn der Winter herannahet, so versammeln sie sich mit ihren Heerden, um ihn in verschiedenen Haufen bey Astrakan zuzubringen, wo sie mit Waffen versehen werden, die Einfälle der Kalmucken oder anderer Tartarn vom Flusse Jaick abzuhalten.</text:span></text:p>
          </table:table-cell>
          <table:table-cell/>
          <table:table-cell office:value-type="string">
            <text:p><text:s/></text:p>
          </table:table-cell>
          <table:table-cell office:value-type="string">
            <text:p><text:span text:style-name="T1">Ein grosses mit Zwiebeln 5. Etagen übereinander angefülltes Magazin.</text:span> Man <text:span text:style-name="T2">packte</text:span> eben grosse Kisten nach Engelland ein, und nimmt das graue Zuckerpapier darzu. <text:span text:style-name="T1">Vor einiger Zeit war der Prinz Statthalter mit seiner Familie hier, Kreepsens Vater lebte noch, freute sich, sührte die vornehmen Beschauer herum, und sank mit einmahl hinter sich todt zu den Füssen des Prinzen nieder.</text:span></text:p>
          </table:table-cell>
          <table:table-cell office:value-type="string">
            <text:p>-</text:p>
          </table:table-cell>
          <table:table-cell office:value-type="float" office:value="659">
            <text:p>659</text:p>
          </table:table-cell>
          <table:table-cell table:number-columns-repeated="1018"/>
        </table:table-row>
        <table:table-row table:style-name="ro5">
          <table:table-cell office:value-type="string">
            <text:p><text:span text:style-name="T1">Der Schlaf wollte sogleich sich seiner bemeistern, allein ein Geräusch das in seiner Stube hinter dem Ofen zu entstehen schien, machte ihn aufmerksam.</text:span> Eben schwebte vor seiner erhitzten Phantasie das Bild des <text:span text:style-name="T2">geharnischten</text:span> Königs; er richtete sich auf, das Gespenst anzureden, als er sich von zarten Armen umschlungen, seinen Mund mit lebhaften Küssen verschlossen, und eine Brust an der seinigen fühlte, die er wegzustoßen nicht Muth hatte. <text:span text:style-name="T1">Dreizehntes Capitel.</text:span></text:p>
          </table:table-cell>
          <table:table-cell/>
          <table:table-cell office:value-type="string">
            <text:p><text:s/></text:p>
          </table:table-cell>
          <table:table-cell office:value-type="string">
            <text:p><text:span text:style-name="T1">Wenn sie hier waren, so wurde eine Lieferung in dem Lande, wo das Heer stand, ausgeschrieben, und diese gieng oft bis auf zwey Drittel aller Früchte.</text:span> Es gab grosse Höfe, die den Heerwagen zur Fortbringung der Artillerie stellen musten; und es gab andre, die zusammen einen <text:span text:style-name="T2">geharnischten</text:span> stelleten; mithin hatte man nicht nöthig, auf Lehnung und Commissariat etwas zu verwenden. <text:span text:style-name="T1">Zum Unterhalt der Vestungen, Landwehren, Heerwege, Brücken und dergleichen, steurete jeder mit der Hand; und die Reichsbeamte, als der Graf und Hauptmann hatten ihre besondre ihnen in den Graf-und Hauptmannschaften angewiesenen Gefälle, wovon noch die Gowgrafendienste, das Gowgrafenkorn, und besonders verschiedene Bruchfälle übrig geblieben sind.</text:span></text:p>
          </table:table-cell>
          <table:table-cell office:value-type="string">
            <text:p>-</text:p>
          </table:table-cell>
          <table:table-cell office:value-type="float" office:value="758">
            <text:p>758</text:p>
          </table:table-cell>
          <table:table-cell table:number-columns-repeated="1018"/>
        </table:table-row>
        <table:table-row table:style-name="ro24">
          <table:table-cell office:value-type="string">
            <text:p><text:span text:style-name="T1">Man kann dreist behaupten, daß diese edle Tugend der Vorzeit in keiner großen Stadt von Europa in so unbeschränktem Maaße ausgeübt wird, als hier; ein Zeugniß, welches durch die dankbare Beystimmung aller Fremden, die sich hier eine kürzere oder längere Zeit aufgehalten haben, bewährt wird.</text:span> Der Ursprung dieser wohlthätigen Sitte ist ohne Zweifel national; aber die Petersburger haben sich von so vielen Gebräuchen und Gewohnheiten ihres russischen Vaterlandes losgesagt, daß man mit Recht ein stärkeres <text:span text:style-name="T2">Motiv</text:span>, als die Achtung für das Herkommen, annehmen muß, um sich die Beybehaltung einer so kostspieligen Nationaltugend zu erklären. <text:span text:style-name="T1">Dieses Motiv ist der Hang zur Geselligkeit, der die Petersburger, fast ohne Ausnahme, beherrscht; ein Karakterzug, der ihnen ebenfalls gar sehr zur Ehre gereicht, da er oft die Quelle edler und menschlicher Gefühle und Handlungen wird.</text:span></text:p>
          </table:table-cell>
          <table:table-cell/>
          <table:table-cell office:value-type="string">
            <text:p><text:s/></text:p>
          </table:table-cell>
          <table:table-cell office:value-type="string">
            <text:p><text:span text:style-name="T1">Durch die eben bereits erwähnte Sonderung des jagdlichen und forstwirtschaftlichen Standpunktes ist die Rücksicht für die Jagd auf dem Gebiete der Forstpolitik insoweit nicht mehr massgebend, als der Forstwirtschaft keinerlei Beschränkungen auferlegt werden, um den Wildstand zu hegen und zu pflegen.</text:span> Das unter 2 genannte <text:span text:style-name="T2">Motiv</text:span> der Lieferung des „nötigen“ Holzes hat gegenwärtig einen vollständig veränderten Charakter angenommen. <text:span text:style-name="T1">Der Staat besitzt nach wie vor ein Interesse, dass die zum Betrieb der Gewerbe und der Industrien nötigen Rohprodukte, welche mit Vorteil im Inlande gewonnen werden können, auch daselbst erzeugt werden.</text:span></text:p>
          </table:table-cell>
          <table:table-cell office:value-type="string">
            <text:p>-</text:p>
          </table:table-cell>
          <table:table-cell office:value-type="float" office:value="33">
            <text:p>33</text:p>
          </table:table-cell>
          <table:table-cell table:number-columns-repeated="1018"/>
        </table:table-row>
        <table:table-row table:style-name="ro13">
          <table:table-cell office:value-type="string">
            <text:p><text:span text:style-name="T1">Strabo, nicht Diodorus, nach dem Pococke, berichtet von einem Tempel zu Theben, daß innerhalb demselben keine Menschlichen Figuren, sondern bloß Thiere gesetzet gewesen, und diese Bemerkung will Pococke auch bey andern daselbst erhaltenen Tempeln gemachet haben.</text:span> Unterdessen finden sich itzo mehr Aegyptische Figuren, welche aus ihren beygelegten Zeichen, Gottheiten scheinen, in völliger Menschlichen Gestalt, als mit dem Kopfe eines Thieres vorgestellet, wie dieses unter andern die bekannte Isische Tafel, die in dem <text:span text:style-name="T2">Museo</text:span> des Königs von Sardinien, zu Turin, ist, beweisen kann. <text:span text:style-name="T1">Isis mit Hörnern auf dem Kopfe findet sich auf keinem alten Denkmale dieses Volkes.</text:span></text:p>
          </table:table-cell>
          <table:table-cell/>
          <table:table-cell office:value-type="string">
            <text:p><text:s/></text:p>
          </table:table-cell>
          <table:table-cell office:value-type="string">
            <text:p><text:span text:style-name="T1">Eine große Thorheit aber ist es in allen Fällen, vorzugeben, daß ein Busto in dem Museo des Cardinals Polignac als ein Einziges Stück anzusehen sey, und nach dem Leben gearbeitet worden. Bey dieser Gelegenheit merke ich von den zehen Statuen eben dieses Musei an, welche letztgedachter Cardinal ohnweit Frascati ausgraben ließ, daß es nicht bewiesen werden können, daß dieselben ein Gruppo zusammen gemacht, noch viel weniger die Familie des Lycomedes, nebst dem in weiblichen Kleidern versteckten Achilles, vorgestellet.</text:span> Es wurde von diesen Statuen, da der König in Preußen dieses <text:span text:style-name="T2">Museum</text:span> kaufte, viel Geschrey in Frankreich gemachet, und man gab vor, daß diese allein nicht aus dem Lande gehen sollten; es wurden dieselben über drey Millionen Livres geschätzet, und auch diese mit begriffen, gieng das ganze Museum für etwa 36000. <text:span text:style-name="T1">Thaler nach Berlin.</text:span></text:p>
          </table:table-cell>
          <table:table-cell office:value-type="string">
            <text:p>-</text:p>
          </table:table-cell>
          <table:table-cell office:value-type="float" office:value="561">
            <text:p>561</text:p>
          </table:table-cell>
          <table:table-cell table:number-columns-repeated="1018"/>
        </table:table-row>
        <table:table-row table:style-name="ro7">
          <table:table-cell office:value-type="string">
            <text:p><text:span text:style-name="T1">Er warf sich in den Fauteuil, überschlug die Beine und rieb die Hände.</text:span> „Seine Majestät haben in Gnaden die <text:span text:style-name="T2">Anstellung</text:span> des Herrn von Stein abgelehnt.“ <text:span text:style-name="T1">„Stein wird nicht Finanzminister,“ wiederholte der Minister.</text:span></text:p>
          </table:table-cell>
          <table:table-cell/>
          <table:table-cell office:value-type="string">
            <text:p><text:s/></text:p>
          </table:table-cell>
          <table:table-cell office:value-type="string">
            <text:p><text:span text:style-name="T1">4) Wenn in der Wechselordnung eines Landes, oder einer Stadt von der Verjährung eines Wechsels nichts verordnet, verjähren die Wechsel, es mögen eigene, oder trassirte seyn, nach den gemeinen kaiserlichen Rechten in 30 Jahren, oder nach den sächsischen Rechten in 31 Jahren 6 Wochen und 3 Tagen. 5)</text:span> Die Verjährungszeit wird durch eine <text:span text:style-name="T2">Anstellung</text:span> der Klage in ihrem Laufe unterbrochen. 6) <text:span text:style-name="T1">Nach Ablauf der zur Verjährung gesetzten Zeit haben die Wechselbriefe, vermöge der meisten Wechselordnungen, die kraft als andere Schuldbekenntnisse. 7)</text:span></text:p>
          </table:table-cell>
          <table:table-cell office:value-type="string">
            <text:p>-</text:p>
          </table:table-cell>
          <table:table-cell office:value-type="float" office:value="10">
            <text:p>10</text:p>
          </table:table-cell>
          <table:table-cell table:number-columns-repeated="1018"/>
        </table:table-row>
        <table:table-row table:style-name="ro38">
          <table:table-cell office:value-type="string">
            <text:p><text:span text:style-name="T1">1753 eine verordnung wegen der wildfänge, und bastarten in das land ergangen, vermöge deren 1) alle bastarten, männlichen, und weiblichen geschlechtes, welche in der Kur-Pfalz, wie auch in den darin, und daran ligenden geist-und weltlichen herrschaften, städten, flecken, und dörfern rc zur welt kommen, kur-pfälzische leibeigene werden, und dem Kurfürsten derselben, one hinterlassung ehelicher leibeserben, oder eines rechtlich solennisirten giltigen testamentes erfolgendes ableiben ire ganze verlassenschaft, sowohl was inen von ires vaters vermögen zum bastartfalle ausgesezet worden ist, als auch was sie sonst ererbet, oder erworben haben, erbweiß zukommet.</text:span> So bald nun ein unehliches kind zur welt kömmt, soll es sofort von des ortes schuldheissen, fauten, anwalden, gerichte rc irem fürgesezeten aus-oder hörfauten rc, angezeiget, von solchen aber nachdem der bastart durch den ausfaut gleich in das leibregister, jedoch one abnemung des sonst gewönlichen fang-guldens, eingetragen, und nötigen falles bevormundet werden, die festsezung des bastartfalles, nebst der ihm allenfalls auch zustehenden bestrafung, ansezung der landes-fundi gebür, und verordnung der alimenten zugleich; ansonst aber, und da die strafe, auch besorgung der alimenten nicht inen, sondern dem gerichtsherrn zukömmt, und die landes-fundi-gebür keinen plaz greifet, allein, iedoch uneingestellet, und dergestalt geschehen soll, daß 2) diweil die bastarten, wenn ire natürliche väter, welche sie sonst in lebzeiten zu unterhalten schuldig sind, absterben, mit, und neben den ehelichen kindern nichts erben, und doch auferzogen werden, auch zur <text:span text:style-name="T2">anstellung</text:span> ehrlicher haushaltung einen anfang, und hülfe haben müssen, gleich der geschehenen anzeige von des bastarten geburt, ein sicheres quantum von des unehelichen vaters vermögen, 15 vom hundert, welche das uneheliche kind nach des vaters tode zu seinem eigentume haben soll, zum bastartfalle verordnet, eingetriben, und sicher angeleget werde; wobei dann 3) der bedacht zugleich auf die strase, und die landes-fundi-gebür genommen; wegen der den bastarten zukommenden alimenten aber 4) dergestaltige verordnung getroffen werde, da das vom bestimmeten bastartfalle kommende interesse in das auswerfende alimentationsquantum gerechnet, und davon abgezogen; wofern es aber zum nötigen unterhalte des kindes allein hinreichend ist, von lezterem ganz abstrahiret werde; gleichwie nun auf solche art der gesezete bastartfall ein surrogatum ist; allso soll 5) in denen fällen, da der unehelichen kinder väter, one hinterlassung ehelicher descendenten versterben, der augesezte bastartfall in 2 unzen, oder den sechsten teil der erbschaft ein-und abgerechnet werden; wenn aber 6) ein bastart sich ausser landes begibet, und davon zihet, soll dem Kurfürsten derselbe nicht allein die manumissions-gebür, als ein leibeigener, sondern auch wegen der etwa entzihenden erbschaft noch besondere 5 vom 100 seines vermögens, nebst der dem herkommen gemäß schuldiger nachsteuer bei seinem abzuge zu entrichten haben. <text:span text:style-name="T1">Unter den bastartfall gehören 7) alle ausser der ehe erzeugete kinder, die aeltern seynd geistlich, oder weltlich, christen, oder jüden, auch die aus einem verdammeten beischlaffe erzilete kinder; dahingegen werden 8) davon ausgenommen: dijenige: welche ausser den Kur-Pfälzischen, und in-auch anligenden landen, oder orten, wo Kur-Pfalz sich dises rechtes begeben hat, geboren werden; ob sie schon hernach in dasigen, und andern landen, wo Kur-Pfalz das recht der bastartfälle auszuüben befugt ist, sich niderlassen, und daselbst nach des Ortes beschaffenheit zu wildfängen angenommen würden; wie dann auch, falls 9) der bastart noch vor der teidigung, und anordnung des bastartfalles ablebet, alsdann damit eingehalten, und diselben gar nicht fürgenommen werden soll; was nun 10) die orte betrift, worin Kur-Pfalz sotane gerechtsame ausgeübet wissen will; so sind es alle dijenige kur-pfälzische, wie auch ein-und anligende lande, und ortschaften, welche weder durch verträge mit dem kurhause, noch durch besondere kur-pfälzische privilegien davon ausgenommen sind; jedoch dergestalt, daß 11) wenn ein bastart in denen auswärtigen landen, und örtern zur welt kömmt, mit welchen wegen des leibeigenschaftrechtes allein, nicht aber auch wegen der bastartsfälle verträge obhanden sind, oder von welchen einiger ungegründeter widerspruch zu befaren ist, die obbenannte beambte solches zuförderst bei der kur-pfälzischen landesregirung anzeigen, und desfalls weitere verhaltungs-befele erwarten sollen.</text:span></text:p>
          </table:table-cell>
          <table:table-cell/>
          <table:table-cell office:value-type="string">
            <text:p><text:s/></text:p>
          </table:table-cell>
          <table:table-cell office:value-type="string">
            <text:p><text:span text:style-name="T1">Sie hatte also keinen Vertrauten ihrer Tyranney mehr, als den Abbe.</text:span> Diese beyde verfaßten einen langen Brief an Se. Durchlaucht, worinn auch das schöne Fräulein nicht vergessen war, deren <text:span text:style-name="T2">Anstellung</text:span> wir absichtlich bey der Behörde bekannt gemacht hatten. <text:span text:style-name="T1">Dieser Brief lief zugleich mit einem Schreiben von Steinbock ein, worinn derselbe unterthänigst berichtete, es sey unter Gottes Gnaden alles friedlich und schiedlich von statten gegangen.</text:span></text:p>
          </table:table-cell>
          <table:table-cell office:value-type="string">
            <text:p>-</text:p>
          </table:table-cell>
          <table:table-cell office:value-type="float" office:value="442">
            <text:p>442</text:p>
          </table:table-cell>
          <table:table-cell table:number-columns-repeated="1018"/>
        </table:table-row>
        <table:table-row table:style-name="ro8">
          <table:table-cell office:value-type="string">
            <text:p><text:span text:style-name="T1">Der Fremde kan ungestört seine Strasse ziehen, aber ich weis nicht, was es immer für einen Eindruck auf mich macht, wenn ich die Zeichen des öffentlichen Aberglaubens, und der Ceremonienreligion unter einer grossen Menge Volks finde, das eben so, wie meine Glaubensbrüder, besser unterrichtet, und zu einer vernünftigern Religion gewöhnt werden könnte.</text:span> Ich schlief in Offenburg; nach dem heissen Tage folgte in der Nacht ein schreckliches <text:span text:style-name="T2">Donnerwetter</text:span> und starke Platzregen. <text:span text:style-name="T1">Da läutete man alle Glocken so fürchterlich zusammen, daß sie hätten zerspringen mögen.</text:span></text:p>
          </table:table-cell>
          <table:table-cell/>
          <table:table-cell office:value-type="string">
            <text:p><text:s/></text:p>
          </table:table-cell>
          <table:table-cell office:value-type="string">
            <text:p><text:span text:style-name="T1">Allein weil die Feuertheilchen, biß sie an die obere Oefnung des Schlots kommen, wenig Kraft mehr befizen; so ist von diesem Wetterableiter so wenig Nutzen zu erwarten, als Gefahr zu befürchten.</text:span> Ich komme nun noch auf das Verhalten bey <text:span text:style-name="T2">Donnerwettern</text:span> unter freyem Himmel. <text:span text:style-name="T1">6. Man vermeide, auf dem freyen Felde bey Donnerwettern alle hohe Bäume; sonderlich die ersten und größten, die einem heranziehenden Wetter entgegen stehen.</text:span></text:p>
          </table:table-cell>
          <table:table-cell office:value-type="string">
            <text:p>-</text:p>
          </table:table-cell>
          <table:table-cell office:value-type="float" office:value="608">
            <text:p>608</text:p>
          </table:table-cell>
          <table:table-cell table:number-columns-repeated="1018"/>
        </table:table-row>
        <table:table-row table:style-name="ro24">
          <table:table-cell office:value-type="string">
            <text:p><text:span text:style-name="T1">Eine grosse Zahl späterer Constructionen von Puddelmaschinen hat einfach die Bestimmung, die immerhin beschwerliche Arbeit des Rührens mit der Kratze auszuführen, während die späteren Arbeiten vollständig dem Arbeiter überlassen bleiben; die meisten dieser Maschinen werden, statt durch eine eigene Dampfmaschine, von einer für mehrere Oefen gemeinschaftlichen Transmissionswelle aus angetrieben.</text:span> Dadurch wird ihre Anordnung einfacher, <text:span text:style-name="T2">billiger</text:span> und für die Benutzung geeigneter. <text:span text:style-name="T1">Zur besseren Ausnutzung der Maschinen pflegt man sie für Doppelpuddelöfen (mit 400—500 kg Einsatz) in Anwendung zu bringen, in welchen dann von beiden Seiten her wie beim Handpuddeln gerührt wird.</text:span></text:p>
          </table:table-cell>
          <table:table-cell/>
          <table:table-cell office:value-type="string">
            <text:p><text:s/></text:p>
          </table:table-cell>
          <table:table-cell office:value-type="string">
            <text:p><text:span text:style-name="T1">Dieses ist aber ein ganz unvergleichlich viel kostbareres Brennmaterial als Kohle!</text:span> Wir werden daher wenigstens so lange auf die directe Erzeugung von grösseren Arbeitskräften durch Elektricität verzichten müssen, als nicht die Wissenschaft ganz neue Wege aufdeckt, welche uns zur <text:span text:style-name="T2">billigen</text:span> directen Erzeugung starker elektrischer Ströme führen. <text:span text:style-name="T1">Wenn wir aber auch zur ersten Erzeugung der Arbeitskraft auf die calorischen Maschinen, welche Wärme — sei es direct oder vermittelst Wasserdampfes — in Arbeit umsetzen, oder auf die Benutzung der in der Natur vorhandenen Kraftquellen angewiesen bleiben, so tritt doch die Frage auf: ob wir diese Arbeitskräfte nicht zur Erzeugung starker elektrischer Ströme mit Vortheil benutzen können, die dann ihrerseits wiederum zur Hervorbringung elektrischen Lichtes, zu galvanischen Umsetzungen oder zur Uebertragung von Arbeitskraft nach anderen Orten hin technisch benutzt werden könnten.</text:span></text:p>
          </table:table-cell>
          <table:table-cell office:value-type="string">
            <text:p>-</text:p>
          </table:table-cell>
          <table:table-cell office:value-type="float" office:value="1133">
            <text:p>1133</text:p>
          </table:table-cell>
          <table:table-cell table:number-columns-repeated="1018"/>
        </table:table-row>
        <table:table-row table:style-name="ro16">
          <table:table-cell office:value-type="string">
            <text:p><text:span text:style-name="T1">Nach den bisher betrachteten allgemeinern Begriffen des Bindewörtchens seyn, welche sämmtlich das nicht, und das zugleich zum Grunde haben, werden wir nun einige specialere Arten vornehmen, und zu diesem Ende bey den Verhältnißbegriffen anfangen, welche in der Sprache durch Präpositionen oder Vorwörter ausgedrückt werden.</text:span> Wir haben sie oben (§. 46. N °. V.) unter die einfachen Verhältnißbegriffe gerechnet, und wenn wir von den Anomalien der wirklichen Sprachen (Semiot. §. 209-218.) abstrahiren, so bleiben unter den <text:span text:style-name="T2">Vorwörtern</text:span> eigentlich nur diejenigen, welche ihrer ursprünglichen Bedeutung nach einfache Verhältnisse des Ortes vorstellen, dergleichen z. E. die Wörter: vor, nach, gegen, um, von, zu, bis, in, aus, neben, bey, auf, unter, an, durch, über, ob, zwischen, wider rc. sind, (§. 215. Semiot.). <text:span text:style-name="T1">Unter diesen drücken einige, z. E. vor, nach, auf, unter, über, an, zwischen rc. Verhältnisse der localen Ordnung oder der Dimensionen des Ortes, andere z. E. in, neben, bey, um, ob rc. Bestimmungen des Ortes aus, und bey einigen z. E. gegen, von, zu, bis, aus, durch, wider rc. kömmt mehr oder minder der Begriff der Bewegung vor.</text:span></text:p>
          </table:table-cell>
          <table:table-cell/>
          <table:table-cell office:value-type="string">
            <text:p><text:s/></text:p>
          </table:table-cell>
          <table:table-cell office:value-type="string">
            <text:p><text:span text:style-name="T1">Der Unterschied des Beharrens und der wirklichen Bewegung, wird großentheils durch die Zeitwörter bemerkt, weil diese sich in diese zwo Classen theilen (§. 151.).</text:span> Und die Ursachen und Gründe werden durch die <text:span text:style-name="T2">Vorwörter</text:span>: wegen, halben, laut, willen, kraft, durch, rc. angezeigt. <text:span text:style-name="T1">§. 214.</text:span></text:p>
          </table:table-cell>
          <table:table-cell office:value-type="string">
            <text:p>-</text:p>
          </table:table-cell>
          <table:table-cell office:value-type="float" office:value="557">
            <text:p>557</text:p>
          </table:table-cell>
          <table:table-cell table:number-columns-repeated="1018"/>
        </table:table-row>
        <table:table-row table:style-name="ro7">
          <table:table-cell office:value-type="string">
            <text:p><text:span text:style-name="T1">Den 26ten.</text:span> Bald wird die sogenannte <text:span text:style-name="T2">Kinderstube</text:span> in ein prächtiges Musiczimmer verwandelt seyn. <text:span text:style-name="T1">Die Mägde haben ausziehen und in eine andere Stube wandern müssen.</text:span></text:p>
          </table:table-cell>
          <table:table-cell/>
          <table:table-cell office:value-type="string">
            <text:p><text:s/></text:p>
          </table:table-cell>
          <table:table-cell office:value-type="string">
            <text:p><text:span text:style-name="T1">Dieses wissenschaftliche Erkennen hat Fröbel nicht nur in Worten ausgesprochen, er wandelte das Wort in That.</text:span> Er hat die Verbindung gefunden, die von dieser Erkenntnis in die <text:span text:style-name="T2">Kinderstube</text:span> führt, er hat die Anleitung, den Leitfaden gebracht, er hat ihn den Frauen, den Müttern gebracht, der sie befähigt, ihrer Erziehungsaufgabe, ihren Kindern zu leben, und ihr instinktives Thun in ein bewußtes zu wandeln. <text:span text:style-name="T1">Worte über Erziehung, Lehren für dieselbe, ja eine große, in Büchern festgelegte Gelehrsamkeit war lange Zeit vor Fröbel vorhanden.</text:span></text:p>
          </table:table-cell>
          <table:table-cell office:value-type="string">
            <text:p>-</text:p>
          </table:table-cell>
          <table:table-cell office:value-type="float" office:value="176">
            <text:p>176</text:p>
          </table:table-cell>
          <table:table-cell table:number-columns-repeated="1018"/>
        </table:table-row>
        <table:table-row table:style-name="ro7">
          <table:table-cell office:value-type="string">
            <text:p><text:span text:style-name="T1">Die Würkung des Fleißes ist demnach das Feine in jedem kleinsten Theile des Werks.</text:span> Wenn Wahrheit und Richtigkeit da sind, so kann das <text:span text:style-name="T2">Feine</text:span> noch hinzukommen. <text:span text:style-name="T1">Ein Marmorbild kann die Figur mit voller Wahrheit und Richtigkeit darstellen, so daß es einem, der sie aus einer gewissen Stellung betrachtet, nicht möglich wäre, etwas daran auszusetzen, sie ist aber nicht fein polirt, die Umrisse sind nicht bis auf die kleinesten Züge der Linien ausgeführt, alsdann ist nicht der äusserste Fleiß daran gewendet.</text:span></text:p>
          </table:table-cell>
          <table:table-cell/>
          <table:table-cell office:value-type="string">
            <text:p><text:s/></text:p>
          </table:table-cell>
          <table:table-cell office:value-type="string">
            <text:p><text:span text:style-name="T1">Eine Toque Cauris besteht aus 40 von diesen Muschelschalen, oder, welches einerley ist, aus 8 Galline, zu deren jeder 5 solche Muschelschalen gehören, siehe Cauris.</text:span> Ferner ist (2) Toque, oder Tocque in China eine Art von einem Gewichte, nach welchem man daselbst den Gehalt, oder die <text:span text:style-name="T2">Feine</text:span> des Silbers, sowol des geprägten, als ungeprägten, auf eben die Art bestimmet, wie bey uns nach Lothen, oder Pfennigen, und in Frankreich nach Deniers geschieht. <text:span text:style-name="T1">Das feinste Silber ist von 100 Toquen, und das geringste von 80 Toquen.</text:span></text:p>
          </table:table-cell>
          <table:table-cell office:value-type="string">
            <text:p>-</text:p>
          </table:table-cell>
          <table:table-cell office:value-type="float" office:value="504">
            <text:p>504</text:p>
          </table:table-cell>
          <table:table-cell table:number-columns-repeated="1018"/>
        </table:table-row>
        <table:table-row table:style-name="ro9">
          <table:table-cell office:value-type="string">
            <text:p><text:span text:style-name="T1">Wie Frankreich, welches im Wiener Präliminar-Frieden 1735.</text:span> Art. 1. auf Sitz und Stimme auf dem <text:span text:style-name="T2">Reichstage</text:span> zu Regensburg Verzicht leistete, im Fall es, nach Abgang Stanislaus Lescinzki zum Besitz des Herzogthums Lothringen gelangte. <text:span text:style-name="T1">Wenn z. B. die Grundgesetze nur gewisse Religionsverwandte rc. zulassen.</text:span></text:p>
          </table:table-cell>
          <table:table-cell/>
          <table:table-cell office:value-type="string">
            <text:p><text:s/></text:p>
          </table:table-cell>
          <table:table-cell office:value-type="string">
            <text:p><text:span text:style-name="T1">Stein lehnte ab, schwerlich zur Ueberraschung der Hofburg; er wußte, daß er als Metternichs Untergebener eine seiner würdige Wirksamkeit nicht finden würde.</text:span> Dann fiel die Wahl des Wiener Cabinets auf den greisen Minister Albini, den letzten kurmainzischen Directorialgesandten am alten <text:span text:style-name="T2">Reichstage</text:span>. <text:span text:style-name="T1">Das Regensburger Treiben sollte in Frankfurt gemächlich fortgesetzt werden; der das alte Reich zum Grabe geleitet hatte, war der rechte Mann um den neuen Bund aus der Taufe zu heben.</text:span></text:p>
          </table:table-cell>
          <table:table-cell office:value-type="string">
            <text:p>-</text:p>
          </table:table-cell>
          <table:table-cell office:value-type="float" office:value="308">
            <text:p>308</text:p>
          </table:table-cell>
          <table:table-cell table:number-columns-repeated="1018"/>
        </table:table-row>
        <table:table-row table:style-name="ro3">
          <table:table-cell office:value-type="string">
            <text:p><text:span text:style-name="T1">Das Richtige ist, daß sowohl die Geschichte, als auch die Poesie, jede das Allgemeine und jede das Einzelne hat, aber jede das letztere in anderem Sinn und daher auch das erstere in anderem Verhältniß dazu.</text:span> Die Geschichte nämlich, da es ihr um den Stoff als solchen zu thun ist, nimmt alle die Trübungen des Einzelnen, also des Bandes zwischen dem Allgemeinen und Einzelnen auf, welche im Naturschönen der störende <text:span text:style-name="T2">Zufall</text:span> mit sich bringt, sie versöhnt mit ihnen durch den weiten Blick über die Zeiten und Ereignisse, die Poesie aber vollbringt die Versöhnung hier, auf diesem Puncte, indem sie dieselben ausscheidet. <text:span text:style-name="T1">Ebenso verschieden sind sie im Umfang der Aufnahme des Einzelnen.</text:span></text:p>
          </table:table-cell>
          <table:table-cell/>
          <table:table-cell office:value-type="string">
            <text:p><text:s/></text:p>
          </table:table-cell>
          <table:table-cell office:value-type="string">
            <text:p><text:span text:style-name="T1">Ich konnte keinen Versuch machen, mit dem Manne noch einmal anzuknüpfen; Alles sah darnach aus, daß ich heftig abgewiesen würde.</text:span> Was der gemischt katarrhalische Baustyl, was der reine Segensstyl sei, das sollte mir im Schooß des ewigen Dunkels verborgen bleiben, wenn nicht ein glücklicher <text:span text:style-name="T2">Zufall</text:span> mir noch zum Lichte verhalf. <text:span text:style-name="T1">Ich stieg in Brunnen aus, um einen ruhigen Abend in dem freundlichen Dorfe zuzubringen, das in die Verengung des Sees so reizend sich einschmiegt, und entschloß mich nun gleichzeitig, den andern Tag bis Flüelen auf der neuen Axenstraße zu gehen, nahm ein Zimmer im nächsten Wirthshaus und suchte schnell wieder das Freie, um von der Landungsstätte den großen Blick aufwärts und abwärts über den See, über die wilden und doch am Fuße so anmuthig bekränzten Ufer zu gewinnen.</text:span></text:p>
          </table:table-cell>
          <table:table-cell office:value-type="string">
            <text:p>-</text:p>
          </table:table-cell>
          <table:table-cell office:value-type="float" office:value="1160">
            <text:p>1160</text:p>
          </table:table-cell>
          <table:table-cell table:number-columns-repeated="1018"/>
        </table:table-row>
        <table:table-row table:style-name="ro23">
          <table:table-cell office:value-type="string">
            <text:p><text:span text:style-name="T1">Ehe ich die Motive nicht kenne, bezweifle ich doch das Factum.“</text:span> „Was bedarf es noch der <text:span text:style-name="T2">Motive</text:span>! <text:span text:style-name="T1">Natur, rien que de la nature!</text:span></text:p>
          </table:table-cell>
          <table:table-cell/>
          <table:table-cell office:value-type="string">
            <text:p><text:s/></text:p>
          </table:table-cell>
          <table:table-cell office:value-type="string">
            <text:p><text:span text:style-name="T1">424. Vgl. Code de com. Art. 593. No. 5.</text:span> <text:span text:style-name="T2">Motive</text:span> zum Entwurf von 1850. §. 235. <text:span text:style-name="T1">Revision von 1845.</text:span></text:p>
          </table:table-cell>
          <table:table-cell office:value-type="string">
            <text:p>-</text:p>
          </table:table-cell>
          <table:table-cell office:value-type="float" office:value="967">
            <text:p>967</text:p>
          </table:table-cell>
          <table:table-cell table:number-columns-repeated="1018"/>
        </table:table-row>
        <table:table-row table:style-name="ro19">
          <table:table-cell office:value-type="string">
            <text:p><text:span text:style-name="T1">Gaubius Krankheitslehre §. 34.</text:span> Diese Vorstellung sollten sich die Aerzte von Krankheit und <text:span text:style-name="T2">Zufall</text:span> machen. <text:span text:style-name="T1">Indessen ist es so wenig meine Absicht, den angenommen Sprachgebrauch zu verwerfen, daß ich mich selbst in der Folge desselben bedienen werde.</text:span></text:p>
          </table:table-cell>
          <table:table-cell/>
          <table:table-cell office:value-type="string">
            <text:p><text:s/></text:p>
          </table:table-cell>
          <table:table-cell office:value-type="string">
            <text:p><text:span text:style-name="T1">Man hat auf der Stadtschreiberei noch einen alten Sessel, der eine Reliquie von diesem Kaiser seyn soll.</text:span> Als man einmal auf dem Berge grub, fand man nicht nur römische Silbermünzen, sondern auch allerlei Küchengeräthschaften und ein grosses Kaiserliches Insiegel, das durch einen <text:span text:style-name="T2">Zufall</text:span> verlohren gegangen seyn muß. <text:span text:style-name="T1">Ich ging in einen Stollen, der mehr als 1000.</text:span></text:p>
          </table:table-cell>
          <table:table-cell office:value-type="string">
            <text:p>-</text:p>
          </table:table-cell>
          <table:table-cell office:value-type="float" office:value="830">
            <text:p>830</text:p>
          </table:table-cell>
          <table:table-cell table:number-columns-repeated="1018"/>
        </table:table-row>
        <table:table-row table:style-name="ro7">
          <table:table-cell office:value-type="string">
            <text:p><text:span text:style-name="T1">Die Komik ohnedieß fordert stellenweis ihre verschwenderischen Witzspiele.</text:span> Geht aber der Dichter zu ausdrücklich auf die einzelnen Schönheiten, so wird er sie auch in der Quantität ohne wahres <text:span text:style-name="T2">Motiv</text:span> steigern. <text:span text:style-name="T1">Es ist vorzüglich die Ueberfülle derselben, was Argwohn gegen die innere Poesie des Ganzen erregt.</text:span></text:p>
          </table:table-cell>
          <table:table-cell/>
          <table:table-cell office:value-type="string">
            <text:p><text:s/></text:p>
          </table:table-cell>
          <table:table-cell office:value-type="string">
            <text:p><text:span text:style-name="T1">Lieben heißt: dem empfangenen Reitze gewisser sinnlichen Eindrücke und Vorstellungen der Seele folgen, ohne auffordernde Ueberlegung, ohne anstrengenden Antrieb, ohne Zusammenhaltung eines gegenwärtigen Zustandes mit einem vergangenen oder zukünftigen.</text:span> Es bedarf dabey keiner <text:span text:style-name="T2">Motive</text:span>, keines abstoßenden Grundes, keines anziehenden Zwecks, um den gegenwärtigen Augenblick des Lebens zu genießen. <text:span text:style-name="T1">Herz ist hier die Summe unserer herrschenden Triebe, und der immer rege Hang, sie ungewöhnlich begünstigt zu fühlen.</text:span></text:p>
          </table:table-cell>
          <table:table-cell office:value-type="string">
            <text:p>-</text:p>
          </table:table-cell>
          <table:table-cell office:value-type="float" office:value="22">
            <text:p>22</text:p>
          </table:table-cell>
          <table:table-cell table:number-columns-repeated="1018"/>
        </table:table-row>
        <table:table-row table:style-name="ro5">
          <table:table-cell office:value-type="string">
            <text:p><text:span text:style-name="T1">er habe meine Historie gelesen, und daraus ersehen, daß ich viele Wissenschaft um daß Gießer Ordenswesen haben müßte; der Hr. General möchte mich daher über einen und den andern Punkt befragen lassen, u. s. w. Dieses ließ Hr. v. Thadden durch unsern Auditeur denn thun, und ich benachrichtete den Fürsten, so wie es meine Pflicht mit sich brachte, von dem Verfall und der Beschaffenheit der ganzen Gießer Universität, und fügte einige unmaßgebliche Vorschläge zu ihrer Verbesserung hinzu.</text:span> Dahin gehörte vorzüglich die Entfernung der Quodammodariorum der Pandedistaxen und der Quacksalber, und die <text:span text:style-name="T2">Anstellung</text:span> braver geschickter Männer zu Lehrern. <text:span text:style-name="T1">Ich nahm mir auch die Freyheit, Sr. Durchlaucht manchen Vorschlag zur Ausrottung der Orden anzugeben.</text:span></text:p>
          </table:table-cell>
          <table:table-cell/>
          <table:table-cell office:value-type="string">
            <text:p><text:s/></text:p>
          </table:table-cell>
          <table:table-cell office:value-type="string">
            <text:p><text:span text:style-name="T1">Weit wichtiger ist für die Fischerey die deutsche Erfindung des Herrn Lieutenant Jacobi, welcher zuerst zeigte, wie aus männlichem Saamen der Lachse und Forellen, vermittelst der Eyer der Weibchen, junge Lachse und Forellen könnten gezogen werden, welches auch auf andere Fische anwendbar ist.</text:span> Die <text:span text:style-name="T2">Anstellung</text:span> dabey ist folgende: <text:span text:style-name="T1">Man macht einen Kasten von beliebiger Größe, über dem einen Ende desselben wird überzwerg ein Bret genagelt, das etwa 1 Fuß breit ist und in der Mitte ein sechszölliges Loch ins Quadrat hat.</text:span></text:p>
          </table:table-cell>
          <table:table-cell office:value-type="string">
            <text:p>-</text:p>
          </table:table-cell>
          <table:table-cell office:value-type="float" office:value="672">
            <text:p>672</text:p>
          </table:table-cell>
          <table:table-cell table:number-columns-repeated="1018"/>
        </table:table-row>
        <table:table-row table:style-name="ro42">
          <table:table-cell office:value-type="string">
            <text:p><text:span text:style-name="T1">Beides kam.</text:span> Effi saß schon an ihrem kleinen Schreibtisch, einen Briefbogen vor sich, die <text:span text:style-name="T2">Feder</text:span> in der Hand. <text:span text:style-name="T1">„Bitte, Johanna, den Thee auf den Tisch da.“</text:span></text:p>
          </table:table-cell>
          <table:table-cell/>
          <table:table-cell office:value-type="string">
            <text:p><text:s/></text:p>
          </table:table-cell>
          <table:table-cell office:value-type="string">
            <text:p><text:span text:style-name="T1">Trag Holz herzu.</text:span> <text:span text:style-name="T2">Feder</text:span> a Bissel! <text:span text:style-name="T1">Adelheid (mit einer Apfelsine ballend nach der Thür).</text:span></text:p>
          </table:table-cell>
          <table:table-cell office:value-type="string">
            <text:p>-</text:p>
          </table:table-cell>
          <table:table-cell office:value-type="float" office:value="1208">
            <text:p>1208</text:p>
          </table:table-cell>
          <table:table-cell table:number-columns-repeated="1018"/>
        </table:table-row>
        <table:table-row table:style-name="ro19">
          <table:table-cell office:value-type="string">
            <text:p><text:span text:style-name="T1">so würden sie zu ihren Hölen laufen und da für sich heulen.</text:span> Alsdenn würde niemand, außer denen, die ein betrübter <text:span text:style-name="T2">Zufall</text:span>, oder eine Vermessenheit, die kein Mitleiden verdienet, ihnen in die Hände spielte, durch sie leiden. <text:span text:style-name="T1">Nach diesem schwatzte er bisweilen sehr ernsthaft mit Hrn. Hickmann.</text:span></text:p>
          </table:table-cell>
          <table:table-cell/>
          <table:table-cell office:value-type="string">
            <text:p><text:s/></text:p>
          </table:table-cell>
          <table:table-cell office:value-type="string">
            <text:p><text:span text:style-name="T1">Noch verzagte Alibius nicht.</text:span> Er gestand den <text:span text:style-name="T2">Zufall</text:span> des Pferdes; aber er behauptete, dasselbe damals einem jungen Mann aus Brescia geliehen zu haben, durch dessen alzuwilden raschen Gallop das Thier angegriffen und seine eigne Güte gemisbraucht worden sei. <text:span text:style-name="T1">Glaublich genug war die Ausflucht; doch fingen dieGerichte nun anArgwohn zu schöpfen.</text:span></text:p>
          </table:table-cell>
          <table:table-cell office:value-type="string">
            <text:p>-</text:p>
          </table:table-cell>
          <table:table-cell office:value-type="float" office:value="828">
            <text:p>828</text:p>
          </table:table-cell>
          <table:table-cell table:number-columns-repeated="1018"/>
        </table:table-row>
        <table:table-row table:style-name="ro21">
          <table:table-cell office:value-type="string">
            <text:p><text:span text:style-name="T1">Dazu war er von Geburt ein Protestant, ob er wohl im Grunde gar keine Religion gehabt haben mochte, und aus den Staaten des Königs von Preußen vertrieben, weil er ein sehr giftiges und majestätsschänderisches Buch gegen das bekannte Religions-Edikt geschrieben hatte.</text:span> Simpert protestierte gegen seine <text:span text:style-name="T2">Anstellung</text:span>. <text:span text:style-name="T1">Aber er wurde abgewiesen, und so war die katholische Zeitung eines katholischen Hofes zu einem Vehikel der verdammlichsten Grundsätze gemacht.</text:span></text:p>
          </table:table-cell>
          <table:table-cell/>
          <table:table-cell office:value-type="string">
            <text:p><text:s/></text:p>
          </table:table-cell>
          <table:table-cell office:value-type="string">
            <text:p><text:span text:style-name="T1">Vgl. z. B. Zachariä II. S. 33 und v. Gerber S. 117.</text:span> Wie sollen aber für den Beamten Pflichten erwachsen, so lange er von seiner <text:span text:style-name="T2">Anstellung</text:span> noch Nichts weiß? <text:span text:style-name="T1">Man hilft sich damit, daß man die Pflichten später entstehen läßt, als die Rechte des Beamten!</text:span></text:p>
          </table:table-cell>
          <table:table-cell office:value-type="string">
            <text:p>-</text:p>
          </table:table-cell>
          <table:table-cell office:value-type="float" office:value="223">
            <text:p>223</text:p>
          </table:table-cell>
          <table:table-cell table:number-columns-repeated="1018"/>
        </table:table-row>
        <table:table-row table:style-name="ro3">
          <table:table-cell office:value-type="string">
            <text:p><text:span text:style-name="T1">In dem Urtheile ist zu bestimmen, ob der Angeschuldigte seiner Familie überwiesen oder in eine Erziehungs-oder Besserungsanstalt gebracht werden soll.</text:span> In der <text:span text:style-name="T2">Anstalt</text:span> ist er so lange zu behalten, als die der Anstalt vorgesetzte Verwaltungsbehörde solches für erforderlich erachtet, jedoch nicht über das vollendete zwanzigste Lebensjahr. <text:span text:style-name="T1">§. 57.</text:span></text:p>
          </table:table-cell>
          <table:table-cell/>
          <table:table-cell office:value-type="string">
            <text:p><text:s/></text:p>
          </table:table-cell>
          <table:table-cell office:value-type="string">
            <text:p><text:span text:style-name="T1">Ob das Lehnssystem und die damit zusammenhängenden Privatkriege ein so großes Unglück waren, als wir glauben, oder ein so großes Glück, als die damahligen Ritter glaubten, gehört nicht hierher, wo es nur darauf ankommt, die vielen Fragen zu bemerken, aus deren hergebrachter Entscheidung das Lehenrecht sich bildete.</text:span> Sie betrafen die Person eines tüchtigen Lehnfolgers, die Ausschließung oder Zulassung der Töchter und Geistlichen, die Verwaltung des Lehens während der Unmündigkeit, die Belehnungen, damit der Herr seine Recruten oder der neue Herr seine Soldaten kennen lernte, die Disposition über das Lehen, den Verlust desselben wegen Felonie, die Pflicht zu dienen und das Mannengericht, weil immer auch die <text:span text:style-name="T2">Anstalt</text:span>, um Streitigkeiten auszumachen, eine Quelle von neuen wird. <text:span text:style-name="T1">§. 181.</text:span></text:p>
          </table:table-cell>
          <table:table-cell office:value-type="string">
            <text:p>-</text:p>
          </table:table-cell>
          <table:table-cell office:value-type="float" office:value="374">
            <text:p>374</text:p>
          </table:table-cell>
          <table:table-cell table:number-columns-repeated="1018"/>
        </table:table-row>
        <table:table-row table:style-name="ro6">
          <table:table-cell office:value-type="string">
            <text:p><text:span text:style-name="T1">1853.</text:span> <text:span text:style-name="T2">Vorwort</text:span>. <text:span text:style-name="T1">Eine Aesthetik des Häßlichen?</text:span></text:p>
          </table:table-cell>
          <table:table-cell/>
          <table:table-cell office:value-type="string">
            <text:p><text:s/></text:p>
          </table:table-cell>
          <table:table-cell office:value-type="string">
            <text:p><text:span text:style-name="T1">Alle einsylbige Nomina sind immer lang; die einsylbige Verba auch, nur ist und hat scheint davon eine Ausnahme zu machen, das lang und kurz ist; die einsylbigen Nomina mit ihrem Artikel, und die Verba mit ihrem Vorwort sind offenbar Jamben, und ein einsylbiges Adiectiuum, das kurz gebraucht wird, beleidigt fast allezeit das Ohr.</text:span> Unter allen übrigen einsylbigen Wörtern, die Partikeln und <text:span text:style-name="T2">Vorwörter</text:span> sind, gibts wenige lange; die meisten sind kurz, es sei denn, daß der Nachdruck der Rede einen Accent darauf legt. „<text:span text:style-name="T1">Dies sind die grammatikalische Regeln, die die Litteraturbriefe zum Bau des Hexameters gegeben; ich sezze eine Philologische Bemerkung dazu, ohne mich in die Grammatik einzulassen, die blos aus dem Genie der Sprache die Sache betrachtet.</text:span></text:p>
          </table:table-cell>
          <table:table-cell office:value-type="string">
            <text:p>-</text:p>
          </table:table-cell>
          <table:table-cell office:value-type="float" office:value="81">
            <text:p>81</text:p>
          </table:table-cell>
          <table:table-cell table:number-columns-repeated="1018"/>
        </table:table-row>
        <table:table-row table:style-name="ro13">
          <table:table-cell office:value-type="string">
            <text:p><text:span text:style-name="T1">Aus den römischen Bauern bestand die Volksversammlung wie das Heer und sie waren es, die in die Colonien geführt mit dem Pfluge sicherten, was sie mit dem Schwert gewonnen hatten.</text:span> Die Geschichte dieses Standes ist die innere Geschichte Roms; es ist schon dargestellt worden, welche gefährliche Krisen dessen Verschuldung im dritten und vierten Jahrhundert herbeiführte, bis mit den entscheidenden politischen Erfolgen Roms theils die Assignationen, Colonisirungen und Incorporationen den Bauernstand wieder vermehrten, theils das Sinken des Zinsfusses und die steigende städtische Entwicklung der Hauptstadt dem latinischen Ackerbauer durch <text:span text:style-name="T2">billiges</text:span> Geld und hohe Kornpreise aufhalfen. <text:span text:style-name="T1">— Freilich vermehrte neben der ansässigen Bevölkerung sich auch die nichtbesitzende und vermuthlich in noch stärkerem Verhältniss.</text:span></text:p>
          </table:table-cell>
          <table:table-cell/>
          <table:table-cell office:value-type="string">
            <text:p><text:s/></text:p>
          </table:table-cell>
          <table:table-cell office:value-type="string">
            <text:p><text:span text:style-name="T1">Wer nicht adelig und Grundbesitzer zugleich ist, ist entweder nicht adelig, oder nicht Grundbesitzer [ oder auch beides zugleich nicht, cf. § 8, ϑ) ].</text:span> Was nicht „ausländisch oder <text:span text:style-name="T2">billig</text:span>“ ist, muss nicht ausländisch (ev. inländisch) und zugleich nicht billig (ev. teuer) sein. <text:span text:style-name="T1">Hier ist wieder an eine Eigenheit der Wortsprache zu erinnern.</text:span></text:p>
          </table:table-cell>
          <table:table-cell office:value-type="string">
            <text:p>-</text:p>
          </table:table-cell>
          <table:table-cell office:value-type="float" office:value="912">
            <text:p>912</text:p>
          </table:table-cell>
          <table:table-cell table:number-columns-repeated="1018"/>
        </table:table-row>
        <table:table-row table:style-name="ro27">
          <table:table-cell office:value-type="string">
            <text:p><text:span text:style-name="T1">„</text:span><text:span text:style-name="T1">So gehe ich auch wieder dahin, wohin ich gehöre!“</text:span> Ich machte <text:span text:style-name="T2">Anstalt</text:span>, mich emporzuschwingen, was nicht sehr leicht zu bewerkstelligen war, weil das Loch eine bedeutende Tiefe hatte. <text:span text:style-name="T1">„Halt, du bleibst!“ gebot er mir und gab zugleich einen Wink, auf welchen mehrere bewaffnete Arnauten herbeitraten.</text:span></text:p>
          </table:table-cell>
          <table:table-cell/>
          <table:table-cell office:value-type="string">
            <text:p><text:s/></text:p>
          </table:table-cell>
          <table:table-cell office:value-type="string">
            <text:p><text:span text:style-name="T1">Nun drängte sich mit der umfangreicheren Inanspruchnahme das Preisgesetz auf, welchem jede Massen-Erzeugung unterworfen ist: statt der ängstlich fiskalen Taxenfeststellung wird ein » Penny « als Portosatz zuerst 1840 in England (1876 für den Weltpostverein) eingeführt, und damit die Post nun auch der breiten Masse, dem » allgemeinen Familienkonsum «, wenn man so sagen darf, erschlossen.</text:span> Mit diesem » Maschinenbetriebe «, wird gerade wie beim Grosshandel, als leitender Gesichtspunkt die Einheit seiner Behandlung (Ersparung individueller Manipulation durch Nivellierung und Unifikation) und die möglichst grosse Ausdehnung des Absatz-(Post-)Gebiets gewonnen; je einfacher bei dem Postwesen die Manipulation, je weniger oft die Umpackung und Auswechselung der Korrespondenz nötig ist, desto schneller, wohlfeiler und sicherer, und mithin wohlthätiger wirkt die <text:span text:style-name="T2">Anstalt</text:span> — gerade wie der Handel. <text:span text:style-name="T1">Mit der Vervielfältigung der Routen und Postverbindungen, also gerade infolge des Eisenbahnnetzes vermehrt sich ferner die Wirksamkeit der Postanstalt: anstatt einer Beeinträchtigung ihres Betriebes erhält sie intensiv-organisatorisch und extensiv, im Fern-und Paketverkehr, eine unerwartete Ausdehnung; sie gewinnt damit einen gleichen Fortschritt, wie etwa die gewerbliche Produktion durch die gleichzeitige Einführung des Dampfmaschinenbetriebs.</text:span></text:p>
          </table:table-cell>
          <table:table-cell office:value-type="string">
            <text:p>-</text:p>
          </table:table-cell>
          <table:table-cell office:value-type="float" office:value="963">
            <text:p>963</text:p>
          </table:table-cell>
          <table:table-cell table:number-columns-repeated="1018"/>
        </table:table-row>
        <table:table-row table:style-name="ro5">
          <table:table-cell office:value-type="string">
            <text:p><text:span text:style-name="T1">Sodann sind dahin zu rechnen solche Angehörige des Selbstverwaltungskörpers, Stifter und Geber, welchen verfassungsmäßig gewisse Rechte zuerkannt sind zur Geltendmachung ihres Interesses am Bestande desselben: Mitwirkung an der Verwaltung, Aufsichtsbefugnisse darüber, Heimfallsrechte für den Fall des Untergangs.</text:span> Nicht dagegen werden hier als Beteiligte mit selbstverständlichem Zustimmungsrechte anzusehen sein: Stifter und Geber schlechthin, Vertreter der bisherigen Anstaltspersönlichkeit und die Interessenten der <text:span text:style-name="T2">Anstalt</text:span> oder Stiftung, denen nur die Thätigkeit derselben zu gute kommen sollte. <text:span text:style-name="T1">Das über die Rechtsstellung dieser verschiedenen Personen seinerzeit schon Ausgeführte wird hier wieder von maßgebender Bedeutung (oben § 56, I; § 57, I).</text:span></text:p>
          </table:table-cell>
          <table:table-cell/>
          <table:table-cell office:value-type="string">
            <text:p><text:s/></text:p>
          </table:table-cell>
          <table:table-cell office:value-type="string">
            <text:p><text:span text:style-name="T1">Es muß ziemlich schwer sein, Zwergtrappen groß zu ziehen, weil man sie so selten in Gefangenschaft findet.</text:span> Das einzige Stück, welches ich gesehen zu haben mich erinnere, lebte im Thiergarten zu Köln, einer überhaupt sehr reichhaltigen und keineswegs nach Gebühr gewürdigten <text:span text:style-name="T2">Anstalt</text:span>. <text:span text:style-name="T1">Es erhielt, wie Freund Bodinus mir sagte, Kerbthierfutter und befand sich dabei ziemlich wohl.</text:span></text:p>
          </table:table-cell>
          <table:table-cell office:value-type="string">
            <text:p>-</text:p>
          </table:table-cell>
          <table:table-cell office:value-type="float" office:value="1181">
            <text:p>1181</text:p>
          </table:table-cell>
          <table:table-cell table:number-columns-repeated="1018"/>
        </table:table-row>
        <table:table-row table:style-name="ro19">
          <table:table-cell office:value-type="string">
            <text:p><text:span text:style-name="T1">Verlag der Germania 1897. S. 24.</text:span> Vier Jahre früher (1530) meldete er an Luther vom Augsburger <text:span text:style-name="T2">Reichstage</text:span> aus: „Der Stand unserer Angelegenheiten hier ist ein solcher, daß ich einen großen Teil der Zeit in Thränen verbringe. ‟ <text:span text:style-name="T1">Mit einer Art prophetischen Blickes klagte er seinem Freunde:</text:span></text:p>
          </table:table-cell>
          <table:table-cell/>
          <table:table-cell office:value-type="string">
            <text:p><text:s/></text:p>
          </table:table-cell>
          <table:table-cell office:value-type="string">
            <text:p><text:span text:style-name="T1">Das active Wahlrecht.</text:span> Wähler für den <text:span text:style-name="T2">Reichstag</text:span> ist jeder Deutsche, welcher das fünf und zwanzigste Lebensjahr zurückgelegt hat. <text:span text:style-name="T1">Da das Gesetz unzweifelhaft nur Männer für wahlberechtigt erklären wollte, so ergiebt sich, daß das Wahlrecht an drei Voraussetzungen geknüpft ist, Reichsangehörigkeit, Alter von mindestens 25 Jahren und männliches Geschlecht.</text:span></text:p>
          </table:table-cell>
          <table:table-cell office:value-type="string">
            <text:p>-</text:p>
          </table:table-cell>
          <table:table-cell office:value-type="float" office:value="885">
            <text:p>885</text:p>
          </table:table-cell>
          <table:table-cell table:number-columns-repeated="1018"/>
        </table:table-row>
        <table:table-row table:style-name="ro4">
          <table:table-cell office:value-type="string">
            <text:p><text:span text:style-name="T1">Auf einem solchen Wagen können auf dreyßig Körbe fortgebracht werden.</text:span> Man <text:span text:style-name="T2">packt</text:span> sie des Abends auf, und fährt in der Nacht oder gegen Morgen, nachdem es weit ist, damit fort. <text:span text:style-name="T1">Sind sie an Ort und Stelle, so setzt man sie in die angewiesenen Hütten, und öffnet die Fluglöcher, läßt aber die Tücher daran, bis man sie wieder abholt.</text:span></text:p>
          </table:table-cell>
          <table:table-cell/>
          <table:table-cell office:value-type="string">
            <text:p><text:s/></text:p>
          </table:table-cell>
          <table:table-cell office:value-type="string">
            <text:p><text:span text:style-name="T1">Zwey Ding ’ haben endlich dem Faß den Boden ausgestoßen, erstlich die Predigt am vorigen Sonntag, über den Text: meidet allen bösen Schein.</text:span> Hoff’ nach der Liebe, daß hier nichts menschliches in Absicht auf die Haasenschlingen mitunter gelaufen sey; war auch alles was der Pfarrer vorbracht’ gar glatt und glimpflich gesagt, daß ich ihn nicht <text:span text:style-name="T2">packen</text:span> könnt, wenn ich gleich wollt. <text:span text:style-name="T1">Aber ’s war doch leicht mit Händen zu greifen, wohin’s gemeint war, hatte die Predigt ganz die Physiognomie einer öffentlichen Kirchencensur, und das will bey uns hier hinterm Wald, freilich mehr sagen als in Berlin, oder sonst in einer großen Stadt, wo man aufs Abkanzeln eben nicht viel achtet.</text:span></text:p>
          </table:table-cell>
          <table:table-cell office:value-type="string">
            <text:p>-</text:p>
          </table:table-cell>
          <table:table-cell office:value-type="float" office:value="781">
            <text:p>781</text:p>
          </table:table-cell>
          <table:table-cell table:number-columns-repeated="1018"/>
        </table:table-row>
        <table:table-row table:style-name="ro32">
          <table:table-cell office:value-type="string">
            <text:p><text:span text:style-name="T1">† </text:span><text:span text:style-name="T1">Augustinus Bischof.</text:span> <text:span text:style-name="T2">Vorwort</text:span>. <text:span text:style-name="T1">Etwas mehr als die Hälfte dieser Vorträge erschien vor 15 Jahren im Druck; war aber nur für enger Kreise berechnet und bestimmt; gleichwohl verirrten sich auch manche Exemplare ins Anstand.</text:span></text:p>
          </table:table-cell>
          <table:table-cell/>
          <table:table-cell office:value-type="string">
            <text:p><text:s/></text:p>
          </table:table-cell>
          <table:table-cell office:value-type="string">
            <text:p><text:span text:style-name="T1">Technologie am k. sächs. Polytechnicum u. Sekretär der techn. Deputation des k. sächs. Ministerium d. Innern.</text:span> Mit einem <text:span text:style-name="T2">Vorwort</text:span> von Dr. E. Hartig, Regierungsrath u. Professor am königl. Polytechnicum. <text:span text:style-name="T1">Mit 17 Tafeln in Lichtdruck.</text:span></text:p>
          </table:table-cell>
          <table:table-cell office:value-type="string">
            <text:p>-</text:p>
          </table:table-cell>
          <table:table-cell office:value-type="float" office:value="895">
            <text:p>895</text:p>
          </table:table-cell>
          <table:table-cell table:number-columns-repeated="1018"/>
        </table:table-row>
        <table:table-row table:style-name="ro42">
          <table:table-cell office:value-type="string">
            <text:p><text:span text:style-name="T1">Die Körper, die antik sind, sehr schön.</text:span> Ein Alexander, ein sitzender August <text:span text:style-name="T2">geharnischt</text:span>. <text:span text:style-name="T1">Eine sitzende Roma mit einem Gewande von schwarzem Marmor.</text:span></text:p>
          </table:table-cell>
          <table:table-cell/>
          <table:table-cell office:value-type="string">
            <text:p><text:s/></text:p>
          </table:table-cell>
          <table:table-cell office:value-type="string">
            <text:p><text:span text:style-name="T1">Ein Goldstück von 5 Dukaten.</text:span> Der gekrönte König im Brustbilde, <text:span text:style-name="T2">geharnischt</text:span>. <text:span text:style-name="T1">Carolus Gustauus X. D. G. Svec. Goth. Va. Rex.</text:span></text:p>
          </table:table-cell>
          <table:table-cell office:value-type="string">
            <text:p>-</text:p>
          </table:table-cell>
          <table:table-cell office:value-type="float" office:value="854">
            <text:p>854</text:p>
          </table:table-cell>
          <table:table-cell table:number-columns-repeated="1018"/>
        </table:table-row>
        <table:table-row table:style-name="ro8">
          <table:table-cell office:value-type="string">
            <text:p><text:span text:style-name="T1">XX.</text:span> Die <text:span text:style-name="T2">Anstalt</text:span> war ohne Zweifel schon zum voraus so getroffen, daß diese Botschaft zurückkam, als eben im Jahre 752. eine Reichsversammlung zu Soissons im Werke war. <text:span text:style-name="T1">Hier wurde der päbstliche Ausspruch, wie er nach Pipins Wunsch ausfiel, gleich öffentlich bekannt gemacht.</text:span></text:p>
          </table:table-cell>
          <table:table-cell/>
          <table:table-cell office:value-type="string">
            <text:p><text:s/></text:p>
          </table:table-cell>
          <table:table-cell office:value-type="string">
            <text:p><text:span text:style-name="T1">Doch fügt sich aus den vorhandenen Schularbeiten und Jugendversen, so wie aus den freundlichen Mittheilungen einiger Mitschüler immerhin ein treues Bild der Schülerjahre Georg Büchner's zusammen.</text:span> Er hatte das Glück an eine <text:span text:style-name="T2">Anstalt</text:span> zu kommen, der sich viel Gutes nachsagen läßt: Ernster Geist, strenge Zucht und treue Pflichterfüllung befähigter Lehrkräfte. <text:span text:style-name="T1">Freilich ward auch in Darmstadt, wie damals überall, nicht blos das Hauptgewicht auf die klassischen Sprachen gelegt, sondern dieselben schmälerten und erdrückten die anderen Disciplinen in einer Weise, die uns heute unverantwortlich erscheinen muß.</text:span></text:p>
          </table:table-cell>
          <table:table-cell office:value-type="string">
            <text:p>-</text:p>
          </table:table-cell>
          <table:table-cell office:value-type="float" office:value="318">
            <text:p>318</text:p>
          </table:table-cell>
          <table:table-cell table:number-columns-repeated="1018"/>
        </table:table-row>
        <table:table-row table:style-name="ro5">
          <table:table-cell office:value-type="string">
            <text:p><text:span text:style-name="T1">Die Körperfedern liegen dachziegelartig, die Schwung-und Steuerfedern fächerförmig übereinander; die Deckfedern legen sich von oben nach unten über die Schwung-und Steuerfedern und werden demgemäß als Ober-und Unterflügel-oder Schwanzdeckfedern unterschieden.</text:span> Bei den Dunen ist die Fahne weitstrahliger, <text:span text:style-name="T2">lockerer</text:span> und biegsamer, der Verband der Häkchen mehr oder weniger aufgehoben und das ganze Gefüge dadurch ein anderes geworden. <text:span text:style-name="T1">Auch mit den verschiedenen Farben, welche an den Federn haften, steht Verschiedenheit der Bildung im Einklange: eine und dieselbe Feder, welche verschiedene Farben zeigt, kann auch verschieden gebildet sein, da ihre Pracht weit weniger auf den an ihr haftenden Farbstoffen, als vielmehr auf Strahlenbrechung beruht.</text:span></text:p>
          </table:table-cell>
          <table:table-cell/>
          <table:table-cell office:value-type="string">
            <text:p><text:s/></text:p>
          </table:table-cell>
          <table:table-cell office:value-type="string">
            <text:p><text:span text:style-name="T1">Von Norden her wehte ein kalter, heftiger Wind, die Häuser schaukelten bei seinen Stössen, und die Gegenstände an den Wänden vibrierten, wie bei einem starken Erdbeben.</text:span> Nach wochenlanger Trockenheit war durch ihn der leichte, <text:span text:style-name="T2">lockere</text:span> Staub von Feldern und Wegen zu bedeutender Höhe emporgewirbelt worden, so dass, obgleich der Himmel wolkenleer zu sein schien, von demselben keine Spur zu sehen war, mit Ausnahme eines kleinen mattbegrenzten Ringes um die Sonne. <text:span text:style-name="T1">Diese selbst schien herabgestiegen zu sein und als eine gelbrothe Kugel im Staubmeere zu schwimmen; ihre Strahlen vermochten die Erde nicht zu erreichen und keine Schatten zu werfen.</text:span></text:p>
          </table:table-cell>
          <table:table-cell office:value-type="string">
            <text:p>-</text:p>
          </table:table-cell>
          <table:table-cell office:value-type="float" office:value="990">
            <text:p>990</text:p>
          </table:table-cell>
          <table:table-cell table:number-columns-repeated="1018"/>
        </table:table-row>
        <table:table-row table:style-name="ro61">
          <table:table-cell office:value-type="string">
            <text:p><text:span text:style-name="T1">Der neue archon Themistokles hatte nur sein politisches genie einzusetzen, aber das war der höchste einsatz. gewiss hatte er die forderung längst aufgestellt und wussten seine wähler, was seine wahl bedeutete:</text:span> die gründung einer <text:span text:style-name="T2">flotte</text:span> und eines hafens. als archon hat er den hafen gebaut, der als kriegshafen von vorn herein gegedacht war, also die gründung der flotte prinzipiell einschloss. in der tat war Athen von der seeseite ganz offen: mit dem täglichen seewinde konnten die Aegineten in ein par stunden auf der rhede von Phaleron sein; man hatte es noch jüngst erfahren. und da die stadt Athen längst den alten mauerring gesprengt hatte, auch die befestigungen der burg nach 507 nicht wieder hergestellt waren, so musste viel geschehen. <text:span text:style-name="T1">Themistokles fieng mit dem hafen an. die schiffe gehörten dazu, denn die sollstärke der kriegsmarine belief sich nur auf die alten 50 offenen kähne, von einer construction, die schon in gebrauch war, als Theseus nach Delos segelte oder, wie wir moderner sagen können, als man die Dipylonvasen bemalte. die seestaaten waren aber längst zum bau von trieren fortgeschritten oder hatten doch wenigstens gedeckte schiffe, auf denen schützen und lanzenkämpfer über den köpfen der ruderer fechten konnten. diese galeeren verlangten eine grosse zahl von menschen, ihr bau also eine sehr bedeutende steigerung der wehrpflicht und damit eine ungeahnte belastung der finanzen. und wenn die menschen auch überreichlich zur verfügung standen, weil ja die hopliten nur aus den drei oberen steuerclassen genommen wurden, so bedingte die einstellung der theten auf der flotte doch zweierlei: eine belastung der besitzenden; denn man darf annehmen, dass die trierarchie als öffentliche last mit dem trierenbau von vorn herein verbunden war; und eine steigerung des selbstgefühles, also auch der politischen aspirationen der theten. in der volksversammlung hatten diese das stimmrecht; bei den wahlen wirkten sie mit: sobald sie sich zu gemeinsamen wollen vereinten, konnten sie hier ihren willen durchsetzen, wurden dann aber auch ihrer macht sich bewusst. so ward der staat durch die sorge für seine existenz gezwungen, sich dem meere zuzuwenden. damit war die demokratie notwendig verbunden. sie allein konnte Athen retten und hat es gerettet, aber die rücksichten auf die staatsfinanzen und auf die forderungen der unbemittelten bürger musste sie früher oder später auf die bahn einer expansiven politik treiben. denn so lagen die verhältnisse immer noch, dass das ideal, dem der unbemittelte zustrebte, ein eigner bauernhof war. wie der demos sofort, als er Chalkis besetzte, 4000 landlose gemacht hat, so ist schon 476 die colonisation der Strymontales versucht worden. es gehörte keine sehergabe dazu, diese consequenzen der maritimen politik Athens zu ziehen; aber gerade darum scheuten sich viele davor, und dem klar erkannten ziele festen schrittes zuzustreben ist kein kleiner ruhm. der moderne betrachter muss in Themistokles den fortsetzer des kleisthenischen werkes bewundern und wird ihm den nächsten platz unter den attischen staatsmännern zugestehn, den er in der schätzung seines volkes durch habsucht, eigenliebe und verrat verscherzt hat. dass er seine pläne nicht ohne heftige parteikämpfe durchgesetzt hat, sagt uns mehr die natur der sache und die langsamkeit des fortschritts als die überlieferung. aus seinem amtsjahre wissen wir nichts als den hafenbau.</text:span></text:p>
          </table:table-cell>
          <table:table-cell/>
          <table:table-cell office:value-type="string">
            <text:p><text:s/></text:p>
          </table:table-cell>
          <table:table-cell office:value-type="string">
            <text:p><text:span text:style-name="T1">Themistokles.</text:span> Diesen ruhm kann Themistokles zu erben scheinen, von dem wir keine militärische action kennen, nachdem seine erpressungen auf der inselfahrt des herbstes 480 viel böses blut gemacht hatten. es steht die rhetorische antithese da, dass die Athener sich seiner als feldherrn, des Aristeides als berater bedient hätten. das würde nur wahr sein, wenn die kriegerischen erfolge von Byzantion bis Thasos dem Themistokles statt dem Kimon gehörten, und wenn sie das täten, hätte er auch etwas zu tun gehabt in der zeit bis 462, die ihn Aristoteles in Athen sein lässt. aber die antithese bliebe dennoch schielend, da ja bei Plataiai und in Byzantion nicht Themistokles sondern Aristeides dem Pausanias zur seite steht. und ist es nicht seltsam, dass eben derjenige, der den feldherrn in Themistokles so hoch stellt, nur politische strategeme von ihm erzählt? eines, aus früherer zeit, geht wenigstens die flottengründung an. aber die anlage des hafens wird nicht erzählt, die stadterweiterung dem Aristeides beigelegt, der mauerbau beiden. und selbst das verdienst von Salamis wird mit versteckter bosheit geschmälert. es soll der Areopag gewesen sein, der die Athener bei der räumung der stadt vermochte sich auf der flotte zu sammeln, indem er ihnen einen soldvorschuss von 8 drachmen auf den kopf zahlte“ während die strategen den kopf verloren hatten und den heroldsruf“ rette sich wer kann ” ausgegeben hatten. ” die strategen, das ist Themistokles — der freilich zugleich auch Areopagit war, so dass die fabel auf beiden beinen hinkt. bekanntlich war die <text:span text:style-name="T2">flotte</text:span> längst mobil, ehe es zur räumung der stadt kam, und wenn man die erzählung dadurch verständlich macht, dass man vielmehr an eine unterstützung der flüchtenden familien denkt, für die freilich die feldherrn nicht zu sorgen hatten, die nur verkünden konnten, dass die stadt geräumt würde, so kommt etwas heraus, das man gern glaubt, nur hat das Aristoteles nicht gemeint, der den Areopag“ urheber der seeschlacht bei Salamis nennt. ” liest man dann vollends bei Plutarch (Th. 10) neben dieser aristotelischen fassung, dass Kleidemos gerade die verteilung dieser wegzehrung dem Themistokles zuschrieb, der mit einem seiner strategeme das nötige geld zu finden wusste, so ist am tage, dass die parteileidenschaft das verdienst einer notorisch wirklich segensreichen massregel bald dem Themistokles, bald der verwaltungsbehörde zu vindiciren geschäftig gewesen ist: glauben verdient allein das factum. <text:span text:style-name="T1">Zwei fabeln, eine antike und eine moderne, sind dabei nicht gerechnet. die antike ist sein plan, die Griechenflotte im hafen von Pagasai zu verbrennen (Plut. Them. 20, Ar. 22), oder auch die lakonische in Gythion (Poseidonios bei Cic.</text:span></text:p>
          </table:table-cell>
          <table:table-cell office:value-type="string">
            <text:p>-</text:p>
          </table:table-cell>
          <table:table-cell office:value-type="float" office:value="1135">
            <text:p>1135</text:p>
          </table:table-cell>
          <table:table-cell table:number-columns-repeated="1018"/>
        </table:table-row>
        <table:table-row table:style-name="ro5">
          <table:table-cell office:value-type="string">
            <text:p><text:span text:style-name="T1">2. Concentrirung des Wärmestoffs auf die verdampfende Flüssigkeit.</text:span> – Die Oekonomie der Feurung bey <text:span text:style-name="T2">technischen</text:span> Arbeiten hat gewissermaßen in eben dem Grade zugenommen, als die Entdeckungen über die Natur des Wärmestoffs sich allgemeiner verbreitet haben. <text:span text:style-name="T1">Ehemals hielt man es für hinlänglich, die Quantität der brennbaren Substanz zu vermehren, ohne auf den Zutritt der Luft zu achten.</text:span></text:p>
          </table:table-cell>
          <table:table-cell/>
          <table:table-cell office:value-type="string">
            <text:p><text:s/></text:p>
          </table:table-cell>
          <table:table-cell office:value-type="string">
            <text:p><text:span text:style-name="T1">Dieses Ausscheiden der Eiweißstoffe ist sehr wichtig, denn sie sind — wie alle stickstoffhaltigen Substanzen — sehr geneigt in Fäulnis überzugehen und würden die Haltbarkeit des Bieres nicht nur beeinträchtigen, sondern sogar vollständig unmöglich machen.</text:span> Anderseits ist diese <text:span text:style-name="T2">technische</text:span> Notwendigkeit sehr zu bedauern, denn könnte man die Eiweißstoffe im Biere lassen, so würde der Nährwert desselben ein wesentlich höherer sein, als er es jetzt ist. <text:span text:style-name="T1">Die Bierpfanne ist eine große runde oder viereckige eiserne Pfanne, unter welcher sich eine Feuerungsanlage befindet, welche so konstruiert ist, daß die Flamme nicht nur den Boden der Pfanne, sondern auch einen Teil der Seitenwandung bestreicht, und das ist notwendig, weil das Kochen der Würze ein sehr langes und sehr intensives sein muß.</text:span></text:p>
          </table:table-cell>
          <table:table-cell office:value-type="string">
            <text:p>-</text:p>
          </table:table-cell>
          <table:table-cell office:value-type="float" office:value="88">
            <text:p>88</text:p>
          </table:table-cell>
          <table:table-cell table:number-columns-repeated="1018"/>
        </table:table-row>
        <table:table-row table:style-name="ro6">
          <table:table-cell office:value-type="string">
            <text:p><text:span text:style-name="T1">Auch mir könnt ihr weit mehr nutzen, wenn ihr neutral zu seyn scheint.</text:span> Der Kayser liebt euch, und das schlimmste das mir begegnen kann, ist gefangen zu werden, dann braucht euer <text:span text:style-name="T2">Vorwort</text:span>, und reißt mich aus einem Elend, in das unzeitige Hülfe uns beyde stürzen konnte. <text:span text:style-name="T1">Denn was wär’s, jetzo geht der Zug gegen mich, erfahren sie du bist bey mir, so schicken sie mehr, und wir sind um nichts gebessert.</text:span></text:p>
          </table:table-cell>
          <table:table-cell/>
          <table:table-cell office:value-type="string">
            <text:p><text:s/></text:p>
          </table:table-cell>
          <table:table-cell office:value-type="string">
            <text:p><text:span text:style-name="T1">So z. Z. sind im Deutschen die Wörter: anlaufen, innstehen, beyfallen, zusetzen, hinterlegen, vorgehen, durchdenken, fürbitten, widerstreben, ausgehen, mitlaufen, aufzeichnen, überschicken, rc.</text:span> Der Unterschied der Redensarten: etwas aufstellen, auf etwas stellen; einem vorgehen, vor einem gehen; etwas anstoßen, an etwas stoßen rc. zeigt in Beyspielen, daß es nicht gleichgültig ist, ob ein <text:span text:style-name="T2">Vorwort</text:span> als Vorwort oder als Ableitungstheilchen gebraucht werde, und daß folglich die Bedeutung der Vorwörter dadurch vielfältiger geworden, daß man sie zu Ableitungstheilchen gemacht hat. <text:span text:style-name="T1">Denn dadurch wird ihre Bedeutung absoluter, weil sie aus Verhältnißbegriffen der Dinge, zu Bestimmungsbegriffen der Handlungen werden.</text:span></text:p>
          </table:table-cell>
          <table:table-cell office:value-type="string">
            <text:p>-</text:p>
          </table:table-cell>
          <table:table-cell office:value-type="float" office:value="655">
            <text:p>655</text:p>
          </table:table-cell>
          <table:table-cell table:number-columns-repeated="1018"/>
        </table:table-row>
        <table:table-row table:style-name="ro9">
          <table:table-cell office:value-type="string">
            <text:p><text:span text:style-name="T1">Gerade in den Kreisen der Bildung, insbesondere der vornehmen, werden sie erst recht verzogen.</text:span> Es ist zwar richtig, daß die Mädchen wie Pflanzen den Charakter des Bodens und der Luft annehmen, worin sie stehen, und daß insbesondere das stille Beispiel der Mutter mehr wirkt, als Erziehungsakte, aber manchmal braucht es eben auch bei ihnen ein <text:span text:style-name="T2">Donnerwetter</text:span> väterlicher Strenge, und daran pflegt es zu fehlen. <text:span text:style-name="T1">Wie mich Alles, Alles dorthin, dorthin führt, ich mag es zu unterdrücken suchen, wie ich will!</text:span></text:p>
          </table:table-cell>
          <table:table-cell/>
          <table:table-cell office:value-type="string">
            <text:p><text:s/></text:p>
          </table:table-cell>
          <table:table-cell office:value-type="string">
            <text:p><text:span text:style-name="T1">Im Wiederholungsfall freilich brummte Tumayaua oder Paleko etwas, was zu heissen schien:</text:span> » <text:span text:style-name="T2">Donnerwetter</text:span>, wir haben doch einen Gast «, und der Uebelthäter verlor sich auf sechs Schritt weg im Schatten. <text:span text:style-name="T1">Es war sehr patriarchalisch.</text:span></text:p>
          </table:table-cell>
          <table:table-cell office:value-type="string">
            <text:p>-</text:p>
          </table:table-cell>
          <table:table-cell office:value-type="float" office:value="1035">
            <text:p>1035</text:p>
          </table:table-cell>
          <table:table-cell table:number-columns-repeated="1018"/>
        </table:table-row>
        <table:table-row table:style-name="ro7">
          <table:table-cell office:value-type="string">
            <text:p><text:span text:style-name="T1">Dem Tod im Feuer zu trotzen, An einem hölzernen Spieß Noch singen: daß sie gebraten Des Feindes Brüder auch einst!</text:span> O du mir köstliche <text:span text:style-name="T2">Feder</text:span>! Dich las ein Mädchen vielleicht Aus einem Bache voll Goldsand, Und sagte seufzend dabey: <text:span text:style-name="T1">” Wo bleibt der liebende Jüngling?</text:span></text:p>
          </table:table-cell>
          <table:table-cell/>
          <table:table-cell office:value-type="string">
            <text:p><text:s/></text:p>
          </table:table-cell>
          <table:table-cell office:value-type="string">
            <text:p><text:span text:style-name="T1">Paul war in unserm Bunde der dritte, aber er betrieb die Sache mehr systematisch.</text:span> Während ich ohne viel Nachdenken hinschrieb was mir gerade in die <text:span text:style-name="T2">Feder</text:span> kam, so brauchte es bei Paul einer kürzeren oder längeren Ueberlegung, ehe er sich zu einem Briefe entschloß, der dann immer als ein wohlgerundetes Ganzes dastand. <text:span text:style-name="T1">Ich nannte dies eine zu große Pedanterei; er erwiederte lachend, wenn Tieck irgendwo im Phantasus verlange, daß jedes Tischgespräch ein Kunstwerk sein solle, so dürfe man wohl denselben Maasstab an einen Brief legen.</text:span></text:p>
          </table:table-cell>
          <table:table-cell office:value-type="string">
            <text:p>-</text:p>
          </table:table-cell>
          <table:table-cell office:value-type="float" office:value="241">
            <text:p>241</text:p>
          </table:table-cell>
          <table:table-cell table:number-columns-repeated="1018"/>
        </table:table-row>
        <table:table-row table:style-name="ro13">
          <table:table-cell office:value-type="string">
            <text:p><text:span text:style-name="T1">Die Unsicherheit, welche aus dieser Rechtsverschiedenheit für den internationalen Verkehr entspringt, wird an drei unten näher besprochenen Rechtsfällen deutlich.</text:span> In dem einen Falle ist dem Verleger einer in Preussen und in England erschienenen und in beiden Ländern gehörig registrirten Zeichnung der Rechtsschutz gegen unbefugte Nachahmung in Preussen versagt worden, weil die englische Ausgabe nicht nach der Vorschrift des Vertrages vom 13. Mai 1846 auch in Preussen registrirt worden und weil erwiesener Massen die Nachbildung nicht nach einem Exemplare der preussischen Ausgabe, sondern der in Preussen wegen mangelnder Registrirung nicht geschützten <text:span text:style-name="T2">englischen</text:span> Ausgabe ausgeführt sei. <text:span text:style-name="T1">Art. 1. Les auteurs d’ écrits en tout genre, les compositeurs de musique, les peintres et dessinateurs qui feront graver des tableaux ou dessins etc.</text:span></text:p>
          </table:table-cell>
          <table:table-cell/>
          <table:table-cell office:value-type="string">
            <text:p><text:s/></text:p>
          </table:table-cell>
          <table:table-cell office:value-type="string">
            <text:p><text:span text:style-name="T1">Engländer und Martier.</text:span> Das <text:span text:style-name="T2">englische</text:span> Kanonenbot „Prevention ‟ hatte den Auftrag, die im Jnteresse der Polarforschung angelegten Depots im Smith-Sund und weiter nach Norden, soweit es die Eisverhältnisse ohne Gefährdung des Schiffes gestatteten, zu revidieren und zu vermehren. <text:span text:style-name="T1">Kapitän Keswick traf die Lage sehr günstig.</text:span></text:p>
          </table:table-cell>
          <table:table-cell office:value-type="string">
            <text:p>-</text:p>
          </table:table-cell>
          <table:table-cell office:value-type="float" office:value="1028">
            <text:p>1028</text:p>
          </table:table-cell>
          <table:table-cell table:number-columns-repeated="1018"/>
        </table:table-row>
        <table:table-row table:style-name="ro24">
          <table:table-cell office:value-type="string">
            <text:p><text:span text:style-name="T1">Die Figuren sind auf den mehresten nur mit einer einzigen Farbe gemalet, oder besser zu reden, die Farbe der Figuren ist der eigentliche Grund der Gefäße, oder die natürliche Farbe des gebrannten sehr feinen Thons selbst; das Feld aber des Gemäldes, oder die Farbe zwischen den Figuren, ist eine schwärzliche Glätte, und mit eben derselben sind die Umrisse der Figuren auf demselben Grunde gemalet.</text:span> Von Gefäßen mit mehr Farben gemalet befinden sich, außer denen in der Vaticanischen Bibliothec, zwey in der Gallerie zu Florenz, und zwey andere in dem <text:span text:style-name="T2">Museo</text:span> Herrn Mengs. <text:span text:style-name="T1">Das eine von diesen, und man sagt das gelehrteste unter allen Gefäßen, ist eine Parodie der Liebe des Jupiters und der Alcmena, das ist, es ist dieselbe ins lächerliche gekehret, und auf eine Comische Art vorgestellet; oder man könnte sagen, es sey hier der vornehmste Auftritt einer Comödie, wie der Amphitruo des Plautus ist, gemalet.</text:span></text:p>
          </table:table-cell>
          <table:table-cell/>
          <table:table-cell office:value-type="string">
            <text:p><text:s/></text:p>
          </table:table-cell>
          <table:table-cell office:value-type="string">
            <text:p><text:span text:style-name="T1">Endlich 4) corallia, von denen wir wohl mehr Arten versteinert als in Natur kennen.</text:span> Theils sind Tubiporiten, theils Milleporiten, wie die aus dem Petersberg bey Mastricht, theils auch versteinerte Corallinen, Flustrae rc. dergleichen sich bey Celle, bey Herrnhausen rc. im Feuerstein finden: vorzüglich aber Madreporiten, die in manchen Gegenden, z. B. auf dem Mont Saleve bey Genf unzählig sind, woher das <text:span text:style-name="T2">Museum</text:span> eine grosse Sammlung von wunderbarer Mannichfaltigkeit und Schönheit von dem Herrn de Luc zum Geschenk erhalten hat. <text:span text:style-name="T1">Manche Gattungen sind ihrer Bildung wegen Fungiten, Meandriten, Cerebriten, Astroiten u. s. w. genannt worden; und zu den letztern gehören auch die sogenannten Essigsteinchen, nemlich kleine flachgeschnittne Astroiten, die sich, wenn sie in Citronensaft oder Weinessig gelegt werden, ihrer kalkigten Substanz wegen, wie abgeschliffne Krebsaugen darin bewegen müssen.</text:span></text:p>
          </table:table-cell>
          <table:table-cell office:value-type="string">
            <text:p>-</text:p>
          </table:table-cell>
          <table:table-cell office:value-type="float" office:value="527">
            <text:p>527</text:p>
          </table:table-cell>
          <table:table-cell table:number-columns-repeated="1018"/>
        </table:table-row>
        <table:table-row table:style-name="ro34">
          <table:table-cell office:value-type="string">
            <text:p><text:span text:style-name="T1">Hiernächst ist bey der nahe am Zeughause befindlichen Schleuße eine schöne und breite Anfuhrt, die man wol den Hafen von Berlin nennen kann, weil man daselbst beständig eine Menge kleiner Schiffe den Fluß herauf oder herab fahren sieht.</text:span> Nicht weit von dem gedachten Zeughause erblicket man den sogenannten Packhof, worinnen alle zu Wasser und zu Lande ankommende Kaufmannswaaren abgeladen und verzollet; die groben Frachtgüter aber in Fässer und Ballen <text:span text:style-name="T2">gepacket</text:span> werden. <text:span text:style-name="T1">Was die Manufacturen und Fabriken betrifft, so kann man Berlin nicht anders, als einen Sammelplatz sehr vieler geschickter Künstler, Fabrikanten und Handwerker betrachten.</text:span></text:p>
          </table:table-cell>
          <table:table-cell/>
          <table:table-cell office:value-type="string">
            <text:p><text:s/></text:p>
          </table:table-cell>
          <table:table-cell office:value-type="string">
            <text:p><text:span text:style-name="T1">Ich besah Kästen, Säcke, Schachteln, Büchsen, Gläser mit einem schnellen zweifelnden Blicke, was ich wählen und nehmen sollte? griff endlich nach den vielgeliebten gewelkten Pflaumen, versah mich mit einigen getrockneten Äpfeln, und nahm genügsam noch eine eingemachte Pomeranzenschaale dazu: mit welcher Beute ich meinen Weg wieder rückwärts glitschen wollte, als mir ein paar nebeneinanderstehende Kasten in die Augen fielen, aus deren einem Dräte, oben mit Häkchen versehen, durch den übel verschlossenen Schieber heraushingen.</text:span> Ahndungsvoll fiel ich darüber her; und mit welcher überirdischen Empfindung entdeckte ich, daß darin meine Helden-und Freudenwelt aufeinander <text:span text:style-name="T2">gepackt</text:span> sey? <text:span text:style-name="T1">Ich wollte die obersten aufheben, betrachten, die untersten hervorziehen; allein gar bald verwirrte ich die leichten Dräte, kam darüber in Unruhe und Bangigkeit, besonders da die Köchin in der benachbarten Küche einige Bewegungen machte, daß ich alles, so gut ich konnte, zusammendrückte, den Kasten zuschob, nur ein geschriebenes Büchelchen, worin die Comödie von David und Goliath aufgezeichnet war, das oben aufgelegen hatte, zu mir steckte, und mich mit dieser Beute leise die Treppe hinauf in eine Dachkammer rettete.</text:span></text:p>
          </table:table-cell>
          <table:table-cell office:value-type="string">
            <text:p>-</text:p>
          </table:table-cell>
          <table:table-cell office:value-type="float" office:value="851">
            <text:p>851</text:p>
          </table:table-cell>
          <table:table-cell table:number-columns-repeated="1018"/>
        </table:table-row>
        <table:table-row table:style-name="ro8">
          <table:table-cell office:value-type="string">
            <text:p><text:span text:style-name="T1">Beweise davon sieht man in den Niederlanden, in England, in Frankreich, im Oesterreichischen, in der Schweiz, im Elsaß, in einem Theil von Schwaben, in der Pfalz, im Hessischen, im Hannöverschen und in Seeland.</text:span> Allein eine so wichtige <text:span text:style-name="T2">Anstalt</text:span> ist in Europa, selbst in den Reichen, wo man ihren Nutzen einsieht, noch lange nicht so ausgebreitet, als sie zu seyn verdient; und in vielen Provinzen, sogar in Deutschland, ist noch keine Spur ihres Anfangs anzutreffen. <text:span text:style-name="T1">Indessen steigt vielleicht aus dem, was gethan ist, ein Geist der Aufmunterung für die bisher noch vernachläßigten Gegenden empor.</text:span></text:p>
          </table:table-cell>
          <table:table-cell/>
          <table:table-cell office:value-type="string">
            <text:p><text:s/></text:p>
          </table:table-cell>
          <table:table-cell office:value-type="string">
            <text:p><text:span text:style-name="T1">Es ist hohe Zeit, daß man ihm Einhalt thut.</text:span> Machte ich nicht bald <text:span text:style-name="T2">Anstalt</text:span>, ihn in Sicherheit zu bringen: <text:span text:style-name="T1">So würde ich es bey unsern Kindern nicht verantworten können.</text:span></text:p>
          </table:table-cell>
          <table:table-cell office:value-type="string">
            <text:p>-</text:p>
          </table:table-cell>
          <table:table-cell office:value-type="float" office:value="605">
            <text:p>605</text:p>
          </table:table-cell>
          <table:table-cell table:number-columns-repeated="1018"/>
        </table:table-row>
        <table:table-row table:style-name="ro10">
          <table:table-cell office:value-type="string">
            <text:p><text:span text:style-name="T1">Er glaubte hier sein Verdienst so fest gegründet zu haben, daß er sich in der Mitte des Gebäudes eine, freylich nur aus zerbrechlichem Gips gefertigte Ehrensäule errichten ließ. –</text:span> Aber auch diese <text:span text:style-name="T2">Anstalt</text:span> war ihm nicht durch die Rücksicht auf das Bedürfniß seines Landes, sondern durch seine Schooßsünde, die Prunksucht, eingegeben. <text:span text:style-name="T1">Hätte er eine Bildungsschule für Künstler, Soldaten, Forstmänner, Schreiber, Schullehrer etc. errichtet, und ihr eine feste und zweckmäßige Form gegeben, so würde er in der That ein wichtiges Bedürfniß seines Landes gestillt, und in derselben sein Andenken für die Nachwelt erhalten haben.</text:span></text:p>
          </table:table-cell>
          <table:table-cell/>
          <table:table-cell office:value-type="string">
            <text:p><text:s/></text:p>
          </table:table-cell>
          <table:table-cell office:value-type="string">
            <text:p><text:span text:style-name="T1">Es war für Anton ein feierlicher Anblick, da er gleich in der ersten Stunde des Morgens, alle die künftigen Lehrer mit den Schülern und Schülerinnen in einer Klasse versammlet sahe. —</text:span> Der Inspektor dieser <text:span text:style-name="T2">Anstalt</text:span>, der ein Geistlicher war, hielt alle Morgen mit den Schülern eine Katechisation, welche den Lehrern zum Muster dienen sollte. <text:span text:style-name="T1">— Diese saßen alle an Tischen, um die Fragen und Antworten nachzuschreiben, während daß der Inspektor auf und nieder ging und fragte.</text:span></text:p>
          </table:table-cell>
          <table:table-cell office:value-type="string">
            <text:p>-</text:p>
          </table:table-cell>
          <table:table-cell office:value-type="float" office:value="734">
            <text:p>734</text:p>
          </table:table-cell>
          <table:table-cell table:number-columns-repeated="1018"/>
        </table:table-row>
        <table:table-row table:style-name="ro6">
          <table:table-cell office:value-type="string">
            <text:p><text:span text:style-name="T1">Die mitgetheilten Ausdrücke werden jedoch keineswegs regelmässig in dem gleichen Sinne gebraucht.</text:span> Auch unter der Bezeichnung <text:span text:style-name="T2">Feinen</text:span> versteht man häufig jede Reinigung des Roheisens, sie möge die Abscheidung von Silicium, Phosphor, Schwefel oder Mangan zum Zwecke haben; und die ursprüngliche Bedeutung des Wortes bezog sich auch wohl keineswegs allein auf die Entfernung des Siliciums. <text:span text:style-name="T1">Das oben und auf S. 283 geschilderte Verhalten des Roheisens beim Umschmelzen zeigt den Weg, auf dem man zu der Abscheidung einzelner Bestandtheile gelangen kann.</text:span></text:p>
          </table:table-cell>
          <table:table-cell/>
          <table:table-cell office:value-type="string">
            <text:p><text:s/></text:p>
          </table:table-cell>
          <table:table-cell office:value-type="string">
            <text:p><text:span text:style-name="T1">So ist desgleichen die wiener Stickerey fast so gut, als die französische, wenn man anders Geld darauf wenden will.</text:span> Weiter befindet sich zu Wien o) eine Strumpffabrik, in welcher die schönsten seidenen Strümpfe von einer ungemeinen <text:span text:style-name="T2">Feine</text:span> und Güte gewirket werden; p) eine berühmte Stückbohrerey, von welcher es mit dem Anfange dieses itzigen (1755) Jahres hieß, daß sie in kurzem nach Ober-Gaßingen, einem dem Fürsten Wenzel von Lichtenstein gehörigen Orte, verleget werden sollte: q) eine Tapetenfabrik: r) eine Tuchfabrik, in der Leopoldstadt, worinnen ein gutes Tuch gemacht wird, welches von ziemlicher Güte ist, und den holländischen Tüchern nicht viel nachgiebt. <text:span text:style-name="T1">Endlich so werden auch s) gute und dauerhafte Uhren zu Wien gemacht.</text:span></text:p>
          </table:table-cell>
          <table:table-cell office:value-type="string">
            <text:p>-</text:p>
          </table:table-cell>
          <table:table-cell office:value-type="float" office:value="197">
            <text:p>197</text:p>
          </table:table-cell>
          <table:table-cell table:number-columns-repeated="1018"/>
        </table:table-row>
        <table:table-row table:style-name="ro5">
          <table:table-cell office:value-type="string">
            <text:p><text:span text:style-name="T1">Für seine Auffassung als Strafe würde sprechen, daß die Haftung mit dem Nachweise entfällt, die Uebertretung sei ohne Vorwissen des Haftpflichtigen begangen worden.</text:span> Am interessantesten ist in dieser Beziehung §. 38 Brausteuergesetz vom 31. Mai 1872, nach welchem der Gewerbsinhaber für seine Verwalter, Gehülfen, Hausgenossen nur dann haftet, wenn er bei Auswahl, <text:span text:style-name="T2">Anstellung</text:span>, Beaufsichtigung dieser Personen fahrlässig, d. h. nicht mit der Sorgfalt eines ordentlichen Geschäftsmannes zu Werke gegangen ist. <text:span text:style-name="T1">Vgl. die Reichsgesetze vom 8. Juli 1868; §. 153 Vereinszollgesetz vom 1. Juli 1869; §. 18 Spielkartenstempelgesetz v. 3. Juli 1878; §. 43 Tabacksteuergesetz v. 16. Juli 1879; Waarenverkehrsstatistikgesetz v. 20. Juli 1879 §. 17; die landesrechtl.</text:span></text:p>
          </table:table-cell>
          <table:table-cell/>
          <table:table-cell office:value-type="string">
            <text:p><text:s/></text:p>
          </table:table-cell>
          <table:table-cell office:value-type="string">
            <text:p><text:span text:style-name="T1">Dem entsprechend ist mit dem letzten Gesetze die Bildung eines selbständigen Lehrerstandes in Frankreich unmöglich geworden.</text:span> Der Gang der französischen Gesetzgebung zeigt, daß die Verwaltung mit richtigem Gefühl die Grundlage des letztern in der <text:span text:style-name="T2">Anstellung</text:span> des Lehrers erkannt hat. <text:span text:style-name="T1">Daher ist auch gerade auf diesem Punkt ein langsamer Uebergang von der durch die Revolution hergestellten Freiheit zu der gegenwärtigen vollständigen Abhängigkeit des einzelnen Lehrers leicht erkennbar.</text:span></text:p>
          </table:table-cell>
          <table:table-cell office:value-type="string">
            <text:p>-</text:p>
          </table:table-cell>
          <table:table-cell office:value-type="float" office:value="1171">
            <text:p>1171</text:p>
          </table:table-cell>
          <table:table-cell table:number-columns-repeated="1018"/>
        </table:table-row>
        <table:table-row table:style-name="ro13">
          <table:table-cell office:value-type="string">
            <text:p><text:span text:style-name="T1">Schreckliche Verlegenheit! woraus ich mich nicht anders zu helfen weiß, als daß ich hiemit öffentlich bekannt mache:</text:span> Wie ich einen Mann suche, wodurch ich höchstens in zehn Jahren (ich bin jetzt sechzig) Wittwe werden, und so nur die letzten Tage meines kummervollen lieblosen Lebens ausserhalb der <text:span text:style-name="T2">Kinderstube</text:span> meiner Verwandtinnen zubringen könne? <text:span text:style-name="T1">Ein Greiß von siebenzig oder achzig Jahren — unter diesen findet sich ja noch wohl einer, der sein Leben nicht länger als auf zehn Jahr rechnet — soll mir der willkommenste seyn, und da ihm mit meiner Liebe nichts gedienet seyn kann:</text:span></text:p>
          </table:table-cell>
          <table:table-cell/>
          <table:table-cell office:value-type="string">
            <text:p><text:s/></text:p>
          </table:table-cell>
          <table:table-cell office:value-type="string">
            <text:p><text:span text:style-name="T1">Eine alte Bauerfrau half den Brüdern Grimm bei der Sammlung der deutschen Volksmärchen, und so entstand ein Buch wie Luthers Bibel: ein edles Gemeingut der europäischen Völker erhielt durch congeniale Nachdichtung sein bleibendes nationales Gepräge.</text:span> Die altindischen Märchengestalten, der Däumling, Hans im Glücke, Dornröschen und Schneeweißchen, zeigten so grundehrliche deutsche Gesichter, die einfältige Heiterkeit, die ihnen auf der weiten Wanderung durch Deutschlands <text:span text:style-name="T2">Kinderstuben</text:span> angeflogen war, sprach so anheimelnd aus der schmucklos treuherzigen Erzählung, daß wir uns heute die Lieblinge unserer Kindheit nur noch in dieser Gestalt denken können, wie wir auch die Bergpredigt nur mit Luthers Worten hören wollen. <text:span text:style-name="T1">Um die nämliche Zeit wurde ein anderer, noch ärger verwahrloster Schatz der Vorzeit der Nation wieder geschenkt.</text:span></text:p>
          </table:table-cell>
          <table:table-cell office:value-type="string">
            <text:p>-</text:p>
          </table:table-cell>
          <table:table-cell office:value-type="float" office:value="364">
            <text:p>364</text:p>
          </table:table-cell>
          <table:table-cell table:number-columns-repeated="1018"/>
        </table:table-row>
        <table:table-row table:style-name="ro7">
          <table:table-cell office:value-type="string">
            <text:p><text:span text:style-name="T1">So klein auch diese Portion war, so schienen sie doch kaum so viel erwartet zu haben, und giengen sehr vergnügt damit fort.</text:span> Man braucht diese Art <text:span text:style-name="T2">Federn</text:span>, hier zu Lande, vornemlich zu Ausschmückung der Kriegskleider, und wer weiß bey wie viel andern feyerlichen Gelegenheiten sie ebenfalls sonst noch Dienste leisten müssen. <text:span text:style-name="T1">Der ungemein hohe Werth aber, den man darauf setzt, beweiset sattsam, wie hoch unter diesem Volke der Luxus schon gestiegen ist.</text:span></text:p>
          </table:table-cell>
          <table:table-cell/>
          <table:table-cell office:value-type="string">
            <text:p><text:s/></text:p>
          </table:table-cell>
          <table:table-cell office:value-type="string">
            <text:p><text:span text:style-name="T1">Dergleichen köstliche Menschen giebt es freylich wenige auf Gottes Erdboden „.</text:span> Diese Gesinnung mag auch wohl die Ursache seyn, warum in der nach dem Ableben dieses treflichen Fürsten aus der <text:span text:style-name="T2">Feder</text:span> seines Präsidenten, Freiherrn von Bozheim, viele seiner merkwürdigsten Regenten-Thaten nur berührt, nur angedeutet, nicht detaillirt worden, wie der Wunsch Vieler war, und noch ist. <text:span text:style-name="T1">Das beste und schönste Lob eines Königs und Fürsten ist der Anblick seines wohl gebauten und bevölkerten Landes, und wohl genährten, vergnügten, zufriedenen und frölichen Volks.</text:span></text:p>
          </table:table-cell>
          <table:table-cell office:value-type="string">
            <text:p>-</text:p>
          </table:table-cell>
          <table:table-cell office:value-type="float" office:value="578">
            <text:p>578</text:p>
          </table:table-cell>
          <table:table-cell table:number-columns-repeated="1018"/>
        </table:table-row>
        <table:table-row table:style-name="ro3">
          <table:table-cell office:value-type="string">
            <text:p><text:span text:style-name="T1">11. Sie ist einzuschränken.</text:span> Inzwischen scheint es doch fast als wenn jene freylich gar zu abentheuerlichen Einbildungen des scholastischen Stumpfsinns die nachherigen unendlich aufgeklärtern Naturforscher wiederum allzuweit verleitet haben, und als ob doch wol bald eine Zeit kommen dürfte, in der man freylich jene sogenannte Zeugung aus Fäulnis in ihre sehr engen Schranken zurückweisen, aber auch bey der dagegen allzu zuversichtlich behaupteten Allgemeinheit der Fortpflanzung aus väterlichen Saamen, allerdings wol einige <text:span text:style-name="T2">billige</text:span> Ausnahmen zugestehen würde. <text:span text:style-name="T1">§. 12.</text:span></text:p>
          </table:table-cell>
          <table:table-cell/>
          <table:table-cell office:value-type="string">
            <text:p><text:s/></text:p>
          </table:table-cell>
          <table:table-cell office:value-type="string">
            <text:p><text:span text:style-name="T1">Denn 12 Malter Saat Landes, deren Eigenthümer viele gemeine Weide zur Viehzucht, viele Heyde zum Plaggenmatt, vieles Moor zum Brande für Heuerleute hat, sind gewiß in einem höhern Werthe, als 12 andre Malter Saat von gleicher Güte, deren Besitzer nicht allein das Vieh auf dem Hofe futtern, sondern auch allen Dünger aus dem Stalle nehmen muß, und keinen Heuermann setzen kan, ohne einen Holzdieb auf seinen Gründen zu hegen.</text:span> Hat dieses seine Richtigkeit, und ist die Steuer der alten Gründe nach einem <text:span text:style-name="T2">billigen</text:span> Verhältniß angesetzt: <text:span text:style-name="T1">so ist es ganz außer Zweifel, daß die Genossen einer solchen Gemeinheit für die Nutzung derselben längst mit gesteuert haben, und folglich in ihrem Ansatze um deswillen nicht erhöhet werden können, daß sie dasjenige was sie bisher offen genutzet, künftig beschlossen genießen sollen.</text:span></text:p>
          </table:table-cell>
          <table:table-cell office:value-type="string">
            <text:p>-</text:p>
          </table:table-cell>
          <table:table-cell office:value-type="float" office:value="663">
            <text:p>663</text:p>
          </table:table-cell>
          <table:table-cell table:number-columns-repeated="1018"/>
        </table:table-row>
        <table:table-row table:style-name="ro24">
          <table:table-cell office:value-type="string">
            <text:p><text:span text:style-name="T1">Aber, werthesten Hengste, wie seyd ihr auf einmal gefallen!</text:span> Einem Kinde seyd ihr, als <text:span text:style-name="T2">Steckenpferde</text:span>, geschenket! <text:span text:style-name="T1">Ja, ein Mädchen soll nun die muthigen Rosse regieren, Die der Oberste selbst nicht zu regieren gewaget!</text:span></text:p>
          </table:table-cell>
          <table:table-cell/>
          <table:table-cell office:value-type="string">
            <text:p><text:s/></text:p>
          </table:table-cell>
          <table:table-cell office:value-type="string">
            <text:p><text:span text:style-name="T1">Die einzige Offenbarung, die uns etwas ganz unbekanntes entdecken könnte, worauf die blosse Vernunft nie gefallen seyn würde, glaubte er, sey die prophetische Offenbarung von zukünftigen Dingen, Nachdem er also bey sich über den Werth aller dogmatischen und moralischen Wahrheiten einig war, indem er keine dogmatische Wahrheiten für nöthig und nützlich hielt, als die auf das Verhalten der Menschen einen Einfluß haben, und sich mehr angelegen seyn ließ, alle moralische Gesetze Gottes auszuüben, als sie zu zergliedern oder zu umschreiben; so hatte er sich ganz dem Studium der prophetischen Schriften gewidmet.</text:span> Jeder Mensch hat sein <text:span text:style-name="T2">Steckenpferd</text:span>, und Sebaldus hatte die Apocalypse dazu erwählet, welches er auch, seine ganze Lebenszeit durch, vom Montage bis zum Freytage fleißig ritt. <text:span text:style-name="T1">Nur der Sonnabend, wenn er sich zu seiner Predigt vorbereitete, und der Sonntag, wenn er sie hielt, war moralischen Betrachtungen gewidmet.</text:span></text:p>
          </table:table-cell>
          <table:table-cell office:value-type="string">
            <text:p>-</text:p>
          </table:table-cell>
          <table:table-cell office:value-type="float" office:value="815">
            <text:p>815</text:p>
          </table:table-cell>
          <table:table-cell table:number-columns-repeated="1018"/>
        </table:table-row>
        <table:table-row table:style-name="ro15">
          <table:table-cell office:value-type="string">
            <text:p><text:span text:style-name="T1">Sokrates in reicher Abstufung, vom feinsten Ausdruck bis zur rohen Brunnenmaske, in allen Sammlungen.</text:span> Von den Tragikern ist in Büsten nur Euripides (in vielen Exemplaren) ganz sicher, von den übrigen Dichtern vielleicht nicht einmal der capitolinische Pindar; der sehr schöne Bronzekopf sammt Schultern, welcher im <text:span text:style-name="T2">Museum</text:span> von Neapel (grosse Bronzen) Sappho heisst, kann auf diesen Namen so viel oder wenig Anspruch machen, als die übrigen Büsten, die man so benennt. <text:span text:style-name="T1">Von den Typen der Philosophenköpfe werden etwa zwölf unbedingt anerkannt, von den namhaftern Rednern Isokrates, Lysias und Demosthenes, sammt der zweifelhaften Statue des Äschines.</text:span></text:p>
          </table:table-cell>
          <table:table-cell/>
          <table:table-cell office:value-type="string">
            <text:p><text:s/></text:p>
          </table:table-cell>
          <table:table-cell office:value-type="string">
            <text:p><text:span text:style-name="T1">Was aber durch kluge Benutzung der Umstände im vorigen Jahrhundert noch geleistet werden konnte, zeigen die Dresdener Sammlungen, und in ihrer Art noch bewunderungswürdiger ist diejenige Sammlung, deren Gründung sich an den ersten römischen Aufenthalt des Königs Ludwig I. von Bayern während des Jahres 1805 anknüpft, eine Sammlung, welche dadurch einzig in ihrer Art ist, daß sie von Anfang an nach einem Plane, nach den würdigsten Gesichtspunkten, mit dem lautersten Geschmacke und vollkommner Sachkenntniß im Laufe eines Menschenalters durch einen kunstsinnigen Fürsten und seinen technischen Rathgeber Martin Wagner zu Stande gebracht ist.</text:span> In einem merkwürdigen Gegensatze zur Glyptothek entstand um dieselbe Zeit unser <text:span text:style-name="T2">Museum</text:span>, die Schöpfung eines Fürsten, welcher keiner persönlichen Neigung folgte, sondern im Anschlusse an die Tradition des Großen Kurfürsten und Friedrich's des Großen und in pflichttreuer Erfüllung seines königlichen Berufs die Ehre des Staats wahrnahm, welcher nach seiner kriegerischen Erhebung und Machterweiterung einer Anlage bedurfte, welche Zeugniß davon ablegte, wie man auch die Künste des Friedens zu ehren wisse. <text:span text:style-name="T1">Er sammelte nicht auf öffentliche Kosten für sich, sondern er gab, was sein war, dem Volke.</text:span></text:p>
          </table:table-cell>
          <table:table-cell office:value-type="string">
            <text:p>-</text:p>
          </table:table-cell>
          <table:table-cell office:value-type="float" office:value="1117">
            <text:p>1117</text:p>
          </table:table-cell>
          <table:table-cell table:number-columns-repeated="1018"/>
        </table:table-row>
        <table:table-row table:style-name="ro32">
          <table:table-cell office:value-type="string">
            <text:p><text:span text:style-name="T1">Das Conversationslexicon …</text:span> <text:span text:style-name="T2">Donnerwetter</text:span>! — <text:span text:style-name="T1">Christine.</text:span></text:p>
          </table:table-cell>
          <table:table-cell/>
          <table:table-cell office:value-type="string">
            <text:p><text:s/></text:p>
          </table:table-cell>
          <table:table-cell office:value-type="string">
            <text:p><text:span text:style-name="T1">Ich wäre ganz vergnügt, wenn das so ginge. Allerdings.. den „Dichter“ in mir habe ich gründlich erwürgt.</text:span> <text:span text:style-name="T2">Donnerwetter</text:span>! <text:span text:style-name="T1">Da fällt mir ein: habe ich nicht ' mal über dieses ulkige Motiv Etwas zusammengeschmiert?</text:span></text:p>
          </table:table-cell>
          <table:table-cell office:value-type="string">
            <text:p>-</text:p>
          </table:table-cell>
          <table:table-cell office:value-type="float" office:value="1265">
            <text:p>1265</text:p>
          </table:table-cell>
          <table:table-cell table:number-columns-repeated="1018"/>
        </table:table-row>
        <table:table-row table:style-name="ro14">
          <table:table-cell office:value-type="string">
            <text:p><text:span text:style-name="T1">Z. E.</text:span> Diese Fragen haben Demmerung gegen Morgen, Demmerung gegen <text:span text:style-name="T2">Abend</text:span>, das heißt ohne Gleichniß, setzt mein Autor sehr weislich hinzu, keine von allen kann es im Beweise höher, als auf eine trockene und kahle Wahrscheinlichkeit, bringen. <text:span text:style-name="T1">Buttst. vernünft.</text:span></text:p>
          </table:table-cell>
          <table:table-cell/>
          <table:table-cell office:value-type="string">
            <text:p><text:s/></text:p>
          </table:table-cell>
          <table:table-cell office:value-type="string">
            <text:p><text:span text:style-name="T1">— </text:span><text:span text:style-name="T1">Du kennst Minen, wie Judas seinen Meister.</text:span> Der <text:span text:style-name="T2">Abend</text:span>, da du mir die Geschichte vom Judenknaben und von den Hünereyern erzähltest, wird wider dich zeugen, Frevler! <text:span text:style-name="T1">Kuppler!</text:span></text:p>
          </table:table-cell>
          <table:table-cell office:value-type="string">
            <text:p>-</text:p>
          </table:table-cell>
          <table:table-cell office:value-type="float" office:value="636">
            <text:p>636</text:p>
          </table:table-cell>
          <table:table-cell table:number-columns-repeated="1018"/>
        </table:table-row>
        <table:table-row table:style-name="ro13">
          <table:table-cell office:value-type="string">
            <text:p><text:span text:style-name="T1">War er doch ohnehin schon sehr alt geworden, fast dreiundzwanzig Jahr, über all’ seinem zersplitterten Interesse, ohne nur einmal so viel wie das zweite Propädeutikum gemacht zu haben.</text:span> Es gab kühle Mahnbriefe von zu Haus, ironische Erkundigungen nach seinem „neuesten <text:span text:style-name="T2">Steckenpferd</text:span>“, wie der Papa Mediciner seine Beschäftigung mit Politik und Literatur nannte, und es kam ihn allmählich hart an, die Widersprüche zwischen seinem bloß genießenden Leben und der socialen Richtung, die er mit so viel heftigem Enthusiasmus vertrat, glatt hinunterzuschlucken. <text:span text:style-name="T1">Die meisten der „Genossen“ kannten solche Skrupel nicht; sie lebten wie die Lilien auf dem Felde von den Monatswechseln der Papas, immer unter der Verkündigung des Prinzips, daß Arbeit die Pflicht aller sei, und daß nur die Ausübung der allgemeinen Arbeitspflicht die Gesellschaft retten könne.</text:span></text:p>
          </table:table-cell>
          <table:table-cell/>
          <table:table-cell office:value-type="string">
            <text:p><text:s/></text:p>
          </table:table-cell>
          <table:table-cell office:value-type="string">
            <text:p><text:span text:style-name="T1">Ich hab ' nämlich... ich bin nämlich keineswegs auf Deine Sprünge gekommen.</text:span> Jetzt weniger als je!........... auf diese Weise hast Du wohl auch Dein <text:span text:style-name="T2">Steckenpferd</text:span> vertauscht? <text:span text:style-name="T1">Dr. Schimmelpfennig.</text:span></text:p>
          </table:table-cell>
          <table:table-cell office:value-type="string">
            <text:p>-</text:p>
          </table:table-cell>
          <table:table-cell office:value-type="float" office:value="1163">
            <text:p>1163</text:p>
          </table:table-cell>
          <table:table-cell table:number-columns-repeated="1018"/>
        </table:table-row>
        <table:table-row table:style-name="ro10">
          <table:table-cell office:value-type="string">
            <text:p><text:span text:style-name="T1">Nun kam sie herbei die Nacht, und ein Zufall verhinderte die Ausführung des ganzen Projektes.</text:span> Mein Bruder hatte das, was er zusammenpackte, hinter eine Bude in das Kelterhaus gesteckt; gegen Abend kam der Eigenthümer des Hauses aus irgend einer Ursache hieher, und entdeckte zuletzt den Bündel; Sogleich zeigt er's meinen Aeltern an, diese den Aeltern seines Gesellschafters, und so wurden an demselben <text:span text:style-name="T2">Abend</text:span> alle ihre wonnereichen Aussichten untergraben, ihre Freuden und Hoffnungen zernichtet. <text:span text:style-name="T1">Nachher kam ihnen der Gedanke nicht wieder; denn man nahm ihnen ihre erbaulichen Bücher, und folglich verlöschte das Feuer, da es an Nahrung mangelte.</text:span></text:p>
          </table:table-cell>
          <table:table-cell/>
          <table:table-cell office:value-type="string">
            <text:p><text:s/></text:p>
          </table:table-cell>
          <table:table-cell office:value-type="string">
            <text:p><text:span text:style-name="T1">Gegen die Nacht wurfen wir abermal nach einer schweren Arbeit die wir den Tag über gehabt hatten, Anker, und hatten 14 Fuß Wasser.</text:span> Da uns nun den 26sten der Wind des Morgens günstig wurde, so machten wir uns bey Zeiten auf unsern Weg, kamen gegen <text:span text:style-name="T2">Abend</text:span> in der Mündung des Flusses Bustrow an, der bey der Stadt Terki, die 3 Werste vom Ufer liegt, vorbey fließt, und fanden hier die übrige Flotte, die bey dem Admiral geblieben war. <text:span text:style-name="T1">Reise nach Bustrow.</text:span></text:p>
          </table:table-cell>
          <table:table-cell office:value-type="string">
            <text:p>-</text:p>
          </table:table-cell>
          <table:table-cell office:value-type="float" office:value="470">
            <text:p>470</text:p>
          </table:table-cell>
          <table:table-cell table:number-columns-repeated="1018"/>
        </table:table-row>
        <table:table-row table:style-name="ro9">
          <table:table-cell office:value-type="string">
            <text:p><text:span text:style-name="T1">Das Pergament war rauh und sträubte sich, er mußte die Rohrfeder breit aufdrücken, daß es die Buchstaben annahm.</text:span> Anderen Tages verpackte Gunzo seine <text:span text:style-name="T2">geharnischte</text:span> Epistel in eine Kapsel von Blech, und diese in einen leinenen Umschlag. <text:span text:style-name="T1">Ein Dienstmann des Klosters, der seinen Bruder erschlagen, hatte das Gelübde gethan, zu den Gräbern von zwölf Heiligen zu wallen, den rechten Arm an die rechte Hüfte gekettet, und dort zu beten, bis ihm ein himmlisch Gnadenzeichen werde.</text:span></text:p>
          </table:table-cell>
          <table:table-cell/>
          <table:table-cell office:value-type="string">
            <text:p><text:s/></text:p>
          </table:table-cell>
          <table:table-cell office:value-type="string">
            <text:p><text:span text:style-name="T1">Fig. 138.</text:span> Normanische Bogenschützen, der eine <text:span text:style-name="T2">geharnischt</text:span>, der andere nicht geharnischt, aus der Tapete von Bayeux. <text:span text:style-name="T1">Ende des 11. Jahrhunderts.</text:span></text:p>
          </table:table-cell>
          <table:table-cell office:value-type="string">
            <text:p>-</text:p>
          </table:table-cell>
          <table:table-cell office:value-type="float" office:value="1193">
            <text:p>1193</text:p>
          </table:table-cell>
          <table:table-cell table:number-columns-repeated="1018"/>
        </table:table-row>
        <table:table-row table:style-name="ro8">
          <table:table-cell office:value-type="string">
            <text:p><text:span text:style-name="T1">Heute haben wir sie in einer Aufwallung von republikanischem Geiste gesehen, die gänzlich unvorbereitet und nur desto rührender war.</text:span> Wir kamen von Schooneberg, dem Landhause der Generalgouverneurs, zurück, und in allen Strassen sahen wir ganze Schaaren von Menschen in die Buchläden stürzen, und mit unbeschreiblicher Ungeduld nach einem Blatte greifen, das eben jetzt die <text:span text:style-name="T2">Presse</text:span> verliess. <text:span text:style-name="T1">Es war ein Brief des Generals van der Mersch an die Staaten von Flandern, worin er ihnen seine Ankunft in Brüssel meldet, und auf die strengste Untersuchung seines Betragens dringt.</text:span></text:p>
          </table:table-cell>
          <table:table-cell/>
          <table:table-cell office:value-type="string">
            <text:p><text:s/></text:p>
          </table:table-cell>
          <table:table-cell office:value-type="string">
            <text:p><text:span text:style-name="T1">Beides sind zwei Thatsachen im geistigen Gesammtleben, so groß, so mächtig, so einflußreich, daß die Verwaltung sich über dieselben Rechenschaft ablegen und ihnen, wie jeder solchen großen Thatsache gegenüber ihre Aufgabe und ihr Recht bestimmen muß.</text:span> In der That geht aus der ersten dieser Thatsachen die Preßpolizei, aus der zweiten der Begriff und das Recht der Freiheit der <text:span text:style-name="T2">Presse</text:span> hervor. <text:span text:style-name="T1">Die Strafrechtsliteratur und das Preßstrafrecht.</text:span></text:p>
          </table:table-cell>
          <table:table-cell office:value-type="string">
            <text:p>-</text:p>
          </table:table-cell>
          <table:table-cell office:value-type="float" office:value="72">
            <text:p>72</text:p>
          </table:table-cell>
          <table:table-cell table:number-columns-repeated="1018"/>
        </table:table-row>
        <table:table-row table:style-name="ro36">
          <table:table-cell office:value-type="string">
            <text:p><text:span text:style-name="T1">Gleichzeitig erklärte es sämtliche Grundstücke und Gebäude, welche auf die Namen von japanischen Mitgliedern der Doshishaverwaltung geschrieben worden waren, für rechtliches Eigentum der japanischen Verwaltung.</text:span> Der einzige Lichtblick in diesem dunkeln Gebahren ist ein abermaliges Schreiben des Präsidenten Kozaki an den American Board, in welchem die feierliche Erklärung abgegeben wird, daß die <text:span text:style-name="T2">Anstalt</text:span> auch fortan in Übereinstimmung mit ihren christlichen Prinzipien weitergeführt werden solle. <text:span text:style-name="T1">Aber was geschah?</text:span></text:p>
          </table:table-cell>
          <table:table-cell/>
          <table:table-cell office:value-type="string">
            <text:p><text:s/></text:p>
          </table:table-cell>
          <table:table-cell office:value-type="string">
            <text:p><text:span text:style-name="T1">Wenn Carl Braun sagt, dass eine so enorme Sterblichkeit, wie selbe bei Faye vorgekommen, sich in der zwanzigmal ausgedehnteren Wiener Klinik für Aerzte nur ein einzigesmal, im Jahre 1842, ohne Chlorwaschungen ereignete, so ersehen wir daraus, dass er wohl zur Bestätigung der Zuverlässigkeit der cadaverösen Infection in ihrer practischen Anwendung die Sterblichkeit in Folge des Puerperalfiebers zu mindern versteht, aber dass er mit allen Verhältnissen der cadaverösen Infection noch nicht vollkommen vertraut ist; denn sonst würde Carl Braun wissen, dass an einer zwanzigmal ausgedehnteren Anstalt viele Hundert und Hundert Individuen gar nicht dem Unterrichte gewidmet werden, welche dann die enorme Sterblichkeit der wirklich zum Unterrichte benützten Individuen weniger enorm erscheinen lassen.</text:span> Aber an einer <text:span text:style-name="T2">Anstalt</text:span>, wo 150 bis 200 Geburten vorkommen, wird ein jeder Fall zum Unterrichte benützt, und ist trotz der vortrefflichsten Anordnungen nur ein indolentes Individuum vorhanden, so zeigt sich eine enorme Sterblichkeit. <text:span text:style-name="T1">Zu meiner schmerzlichsten Ueberraschung finde ich Chiari meinen Gegnern angereiht, ohne dass Chiari dem widersprochen hätte; der Leser erinnert sich, dass Chiari, nachdem er mit meiner Ansicht über die Entstehung des Kindbettfiebers bekannt wurde, sich den Tod der Kranken mit einem fibrösen Gebärmutter-Polypen nicht mehr durch epidemische Einflüsse, sondern durch Infection erklärte.</text:span></text:p>
          </table:table-cell>
          <table:table-cell office:value-type="string">
            <text:p>-</text:p>
          </table:table-cell>
          <table:table-cell office:value-type="float" office:value="1002">
            <text:p>1002</text:p>
          </table:table-cell>
          <table:table-cell table:number-columns-repeated="1018"/>
        </table:table-row>
        <table:table-row table:style-name="ro11">
          <table:table-cell office:value-type="string">
            <text:p><text:span text:style-name="T1">Sehen Sie, mein theurer B., daß ich Wort halte! —</text:span> Doch will ich aufrichtig seyn, und gestehen, daß mein Worthalten nicht allein aus Pflicht entsprungen ist, sondern das eigennützige <text:span text:style-name="T2">Motiv</text:span>, Sie dadurch zu erinnern, dasselbe zu thun, mit dazu gewirkt hat. <text:span text:style-name="T1">Aber daß Sie nur nicht glauben, dadurch von Jhrer Verpflichtung dispensirt zu seyn.</text:span></text:p>
          </table:table-cell>
          <table:table-cell/>
          <table:table-cell office:value-type="string">
            <text:p><text:s/></text:p>
          </table:table-cell>
          <table:table-cell office:value-type="string">
            <text:p><text:span text:style-name="T1">Dies sind die ersten Fragen, die die Neugierde thut.</text:span> Sie entdeckt das <text:span text:style-name="T2">Motiv</text:span>: den Sterbenden, der seine Freunde um Beistand für seine Familie anruft; nun geht sie wieder auf den Ausdruck zurück, und prüft dessen Wahrheit. <text:span text:style-name="T1">Wehe dem Liebhaber des Schönen, der den Tacitus nicht gelesen hat, wenn das Bild nicht sagt, warum sich die darauf vorgestellten Personen so und nicht anders gebärden!</text:span></text:p>
          </table:table-cell>
          <table:table-cell office:value-type="string">
            <text:p>-</text:p>
          </table:table-cell>
          <table:table-cell office:value-type="float" office:value="697">
            <text:p>697</text:p>
          </table:table-cell>
          <table:table-cell table:number-columns-repeated="1018"/>
        </table:table-row>
        <table:table-row table:style-name="ro8">
          <table:table-cell office:value-type="string">
            <text:p><text:span text:style-name="T1">Das Recht der Übersetzung ist vorbehalten.</text:span> <text:span text:style-name="T2">VORWORT</text:span>. <text:span text:style-name="T1">Die Aufforderung der Herren Herausgeber und Verleger, mich an dem „Hand-und Lehrbuche der Staatswissenschaften“ durch Übernahme des Abschnittes „Forstpolitik, Jagd-und Fischereipolitik“ zu beteiligen, hat mir die willkommene Gelegenheit geboten, meine langjährigen Beobachtungen und Arbeiten auf diesen sowie den angrenzenden Disziplinen (Geschichte, Verwaltungskunde) zusammenzufassen und zu einer systematischen Darstellung des ganzen Gebietes zu erweitern und zu vertiefen.</text:span></text:p>
          </table:table-cell>
          <table:table-cell/>
          <table:table-cell office:value-type="string">
            <text:p><text:s/></text:p>
          </table:table-cell>
          <table:table-cell office:value-type="string">
            <text:p><text:span text:style-name="T1">K. Hofbuchdruckerei Zu Guttenberg (C. Grüninger) in Stuttgart.</text:span> Einleitung als <text:span text:style-name="T2">Vorwort</text:span>. ───── ─ <text:span text:style-name="T1">Der Bücher Väter sind's ─ die Spender sind's Des großen Zauberhorts.</text:span></text:p>
          </table:table-cell>
          <table:table-cell office:value-type="string">
            <text:p>-</text:p>
          </table:table-cell>
          <table:table-cell office:value-type="float" office:value="1304">
            <text:p>1304</text:p>
          </table:table-cell>
          <table:table-cell table:number-columns-repeated="1018"/>
        </table:table-row>
        <table:table-row table:style-name="ro7">
          <table:table-cell office:value-type="string">
            <text:p><text:span text:style-name="T1">Der genannte und andere Naturforscher betrachten die Schuppenthiere nur als eine Sippe der Wurmzüngler, während wir sie als eine eigene Familie der Scharrthiere ansehen.</text:span> Allerdings sind die Schuppenthiere nichts anderes als <text:span text:style-name="T2">geharnischte</text:span> Ameisenbären; aber die Unterschiede zwischen beiden Gruppen sind doch sehr große und durchgreifende. <text:span text:style-name="T1">Der ganze Leib ist mit großen plattenartigen Hornschuppen bedeckt, welche dachziegelartig, oder besser, wie die Schilder eines Tannenzapfens über einander liegen.</text:span></text:p>
          </table:table-cell>
          <table:table-cell/>
          <table:table-cell office:value-type="string">
            <text:p><text:s/></text:p>
          </table:table-cell>
          <table:table-cell office:value-type="string">
            <text:p><text:span text:style-name="T1">Die Fächer hatten vergoldete Knöpfe, an denen sie herausgezogen werden konnten.</text:span> Auf der achteckigen Fläche dieser Knöpfe waren Brustbilder <text:span text:style-name="T2">geharnischter</text:span> Männer oder gepuzter Frauenzimmer eingegraben. <text:span text:style-name="T1">Die Holzbelegung auf dem ganzen Schrein war durchaus eingelegte Arbeit.</text:span></text:p>
          </table:table-cell>
          <table:table-cell office:value-type="string">
            <text:p>-</text:p>
          </table:table-cell>
          <table:table-cell office:value-type="float" office:value="1023">
            <text:p>1023</text:p>
          </table:table-cell>
          <table:table-cell table:number-columns-repeated="1018"/>
        </table:table-row>
        <table:table-row table:style-name="ro25">
          <table:table-cell office:value-type="string">
            <text:p><text:span text:style-name="T1">Und sehe ich, es ennuyirt Sich Jemand hier bei mir,:,:</text:span> So <text:span text:style-name="T2">pack’</text:span> ich ihn ganz ungenirt, Werf’ ihn hinaus zur Thür.:,: <text:span text:style-name="T1">Und fragen Sie — ich bitte,:,:</text:span></text:p>
          </table:table-cell>
          <table:table-cell/>
          <table:table-cell office:value-type="string">
            <text:p><text:s/></text:p>
          </table:table-cell>
          <table:table-cell office:value-type="string">
            <text:p><text:span text:style-name="T1">In derselben Strasse, ich war eben vorbeigegangen, zwei Häuser weiter ist mir der Anfall gekommen. –</text:span> Dann hat Sie also das Haus, während Sie vorbeigingen, an die todte Freundin erinnert und der Contrast, von dem Sie damals nichts wissen wollten, Sie neuerdings <text:span text:style-name="T2">gepackt</text:span>. <text:span text:style-name="T1">Ich gebe mich noch immer nicht zufrieden.</text:span></text:p>
          </table:table-cell>
          <table:table-cell office:value-type="string">
            <text:p>-</text:p>
          </table:table-cell>
          <table:table-cell office:value-type="float" office:value="984">
            <text:p>984</text:p>
          </table:table-cell>
          <table:table-cell table:number-columns-repeated="1018"/>
        </table:table-row>
        <table:table-row table:style-name="ro21">
          <table:table-cell office:value-type="string">
            <text:p><text:span text:style-name="T1">Und Sie werden auch vorwiegend solchen Seltsamkeiten begegnen.</text:span> Anderseits aber ist es auch wieder ein richtiges historisches <text:span text:style-name="T2">Museum</text:span>, trotzdem es nur halb das geworden ist, worauf Herr von Stechlin anfänglich aus war.“ <text:span text:style-name="T1">„Und das war?“</text:span></text:p>
          </table:table-cell>
          <table:table-cell/>
          <table:table-cell office:value-type="string">
            <text:p><text:s/></text:p>
          </table:table-cell>
          <table:table-cell office:value-type="string">
            <text:p><text:span text:style-name="T1">man kann aber von einem Griechischen Helme der Pallas, oder anderer Figuren, auf keine Griechische Arbeit schließen.</text:span> Denn sogenannte Griechische Helme finden sich auch auf unstreitigen Hetrurischen Werken, wie ihn eine Minerva hat auf dem mehrmal angeführten dreyeckigten Altare der Villa Borghese, und auf einer Schaale, mit Hetrurischer Schrift, in dem <text:span text:style-name="T2">Museo</text:span> des Collegii St. Ignatii zu Rom. <text:span text:style-name="T1">Panathen. p. 107. l. 4.</text:span></text:p>
          </table:table-cell>
          <table:table-cell office:value-type="string">
            <text:p>-</text:p>
          </table:table-cell>
          <table:table-cell office:value-type="float" office:value="199">
            <text:p>199</text:p>
          </table:table-cell>
          <table:table-cell table:number-columns-repeated="1018"/>
        </table:table-row>
        <table:table-row table:style-name="ro28">
          <table:table-cell office:value-type="string">
            <text:p><text:span text:style-name="T1">In demselben Maße ist natürlich die Menge der diese Prozeduren ausführenden Maschinen, Appreturmaschinen, gewachsen, denn die ehemals übliche Handarbeit ist fast ganz und gar aus der Appreturbranche verdrängt worden.</text:span> Selbst das <text:span text:style-name="T2">Pressen</text:span> von fertigem Stoff zu dem Zweck, dieselben zu glätten, oder gewisse andere Effekte, Glanz, Moirée, hervorzubringen, geschieht heute vielfach in hydraulischen Pressen, deren Pumpen durch Maschinenbetrieb in Bewegung gesetzt werden, wie die nebenstehende Fig. 216 durch die der Pumpe gegebenen Riemscheiben erkennen läßt. <text:span text:style-name="T1">Das Trocknen von gewaschenen oder feuchten Geweben und das gleichzeitig notwendige Breitspannen derselben wird heute immer seltener an den Trockenrahmen, an welche die Stoffe angeschlagen wurden, bewirkt, es dienen vielmehr diesem Zweck großartige Spann-und Trockenmaschinen, die die Gewebe in Etagen in langem Zuge passieren lassen und unter Anwendung von Wärme, Exhaustoren zum Abführen der feuchten Dämpfe und Vorrichtungen zum Ausspannen des Gewebes in der Breite schnell zum Ziel führen, ohne allzuviel Bodenfläche und die Handarbeit vieler Personen zu beanspruchen.</text:span></text:p>
          </table:table-cell>
          <table:table-cell/>
          <table:table-cell office:value-type="string">
            <text:p><text:s/></text:p>
          </table:table-cell>
          <table:table-cell office:value-type="string">
            <text:p><text:span text:style-name="T1">Das Momustheater erlitt ein vollkommenes Fiasko, weil es als Tingeltangel „immerhin“ zu künstlerisch, als Kunstinstitut aber viel zu sehr Tingeltangel gewesen sei.</text:span> Das Publikum lehnte „das bischen Literatur und Kunst“, was dabei mitspielte, schon als zu viel ab, und die <text:span text:style-name="T2">Presse</text:span>, die im Verein mit dem „Schock Berliner Kunst-und Literaturfreunde“ sich „wenigstens den Anschein gab, etwas Künstlerisches erwartet zu haben“, erklärte mit „der ganzen Entrüstung lackierter Elitemenschen“, daß sie von Literatur und Kunst im Momus nicht mehr zu finden vermöchten, als im „Malepartus.“ <text:span text:style-name="T1">Das sei nun freilich zuviel gesagt, meinten meine „Dichter“, und sie führten zum Beweis der „Nüance von reeller Litteratur im Momus jeder eine Programmnummer an, die den Citierenden zum Verfasser hatte.</text:span></text:p>
          </table:table-cell>
          <table:table-cell office:value-type="string">
            <text:p>-</text:p>
          </table:table-cell>
          <table:table-cell office:value-type="float" office:value="957">
            <text:p>957</text:p>
          </table:table-cell>
          <table:table-cell table:number-columns-repeated="1018"/>
        </table:table-row>
        <table:table-row table:style-name="ro21">
          <table:table-cell office:value-type="string">
            <text:p><text:span text:style-name="T1">Uiber die Bestandtheile des Küchensalzes.</text:span> Bey dem jetzigen Zustande unserer Chemie sind wir mit den Bestandtheilen des Küchensalzes so genau bekannt, als es zu <text:span text:style-name="T2">technischen</text:span> Arbeiten im Großen erforderlich ist. <text:span text:style-name="T1">Nach Bergmann enthält es 0,42 mineralisches Laugensalz, 0,52 Küchensalzsäure, 0,06 Kristallisationswasser; nach Kirwan 0,50 min. Laugens. 0,33 K. Säure und 0,17 K. Wasser; nach Spielmann (Hallers Bemerk. über Schweiz.</text:span></text:p>
          </table:table-cell>
          <table:table-cell/>
          <table:table-cell office:value-type="string">
            <text:p><text:s/></text:p>
          </table:table-cell>
          <table:table-cell office:value-type="string">
            <text:p><text:span text:style-name="T1">Die ostlichsten Küstenbewohner des mittlern Asien kleiden sich in gegerbte Lachshäute.</text:span> – Und manche Theile einiger Fische werden zu <text:span text:style-name="T2">technischen</text:span> Gebrauch und Kunstsachen benutzt; wie z. B. die Schuppen des Ukley zu Glasperlen; Fischhaut von Rochen und Hayen rc.; Hausenblase rc. <text:span text:style-name="T1">§. 119.</text:span></text:p>
          </table:table-cell>
          <table:table-cell office:value-type="string">
            <text:p>-</text:p>
          </table:table-cell>
          <table:table-cell office:value-type="float" office:value="479">
            <text:p>479</text:p>
          </table:table-cell>
          <table:table-cell table:number-columns-repeated="1018"/>
        </table:table-row>
        <table:table-row table:style-name="ro3">
          <table:table-cell office:value-type="string">
            <text:p><text:span text:style-name="T1">Ich kenne einen geistvollen, durch die Größe seines Herzens so sehr, als durch die Vorzüge seines Verstandes verehrungswerthen schweizerischen Edelmann, der wegen der angebohrnen Schwachheit seines Nervensystems schon in seinem sechsten Jahre ein völliger Hypochondrist gewesen.</text:span> Bey verschiedenen Mädchen von sechs bis neun Jahren habe ich alle kleinern Zufälle der Mutterkrankheit mit ihrem ganzen Gefolge sehr oft bemerkt; die Ursache dieser <text:span text:style-name="T2">Zufälle</text:span> waren nicht Würmer, sondern die eigentliche Ursache, von welcher hier die Rede ist. <text:span text:style-name="T1">Es giebt auch Leute von einem hohen Alter, die wegen dieser angebornen Schwachheit jeder physische oder moralische Eindruck plötzlich zu Boden wirft, und plötzlich zu den Sternen hebt, die sich in einem Tage tod und unverwundbar glauben. „</text:span></text:p>
          </table:table-cell>
          <table:table-cell/>
          <table:table-cell office:value-type="string">
            <text:p><text:s/></text:p>
          </table:table-cell>
          <table:table-cell office:value-type="string">
            <text:p><text:span text:style-name="T1">Allerhühnchen hatte lang im Schrank gelegen, ohne daß seiner erwähnt worden wäre.</text:span> Da führte das Weihnachtsfest eine lustige Gesellschaft bei Geist v. Beeren zusammen, und der <text:span text:style-name="T2">Zufall</text:span> wollte, daß einer der Gäste vom „Allerhühnchen“ sprach. <text:span text:style-name="T1">„Was ist’s damit?“ hieß es von allen Seiten.</text:span></text:p>
          </table:table-cell>
          <table:table-cell office:value-type="string">
            <text:p>-</text:p>
          </table:table-cell>
          <table:table-cell office:value-type="float" office:value="218">
            <text:p>218</text:p>
          </table:table-cell>
          <table:table-cell table:number-columns-repeated="1018"/>
        </table:table-row>
        <table:table-row table:style-name="ro35">
          <table:table-cell office:value-type="string">
            <text:p><text:span text:style-name="T1">Vgl. oben S. 90.</text:span> Ein weiteres Beispiel für die Verwendung dieses aus in einander geschachtelten Volutenkelchen zusammengesetzten Motivs findet sich an einem Armband bei <text:span text:style-name="T2">Prisse</text:span>, Choix de bijoux No. 14, und an einer Handhabe bei Goodyear (Taf. IX, nach Champollion). <text:span text:style-name="T1">Auch in diesen beiden Fällen ist der aufwärts gerichtete Volutenkelch bekrönt von einem Bündel langstieliger Lotusblüthen.</text:span></text:p>
          </table:table-cell>
          <table:table-cell/>
          <table:table-cell office:value-type="string">
            <text:p><text:s/></text:p>
          </table:table-cell>
          <table:table-cell office:value-type="string">
            <text:p><text:span text:style-name="T1">„</text:span><text:span text:style-name="T1">Jeder, dem ein preußisches Herz in der Brust schlägt, hat gewiß gleich uns Unterzeichneten mit Entrüstung die Angriffe der Presse gelesen, welchen in den ersten Wochen nach dem 19. März die Königlichen Truppen zum Lohn dafür ausgesetzt waren, daß sie ihre Pflicht im Kampfe treu erfüllt und auf ihrem befohlenen Rückzuge ein unübertroffenes Beispiel militärischer Disciplin und Selbstverleugnung gegeben hatten.</text:span> Wenn die <text:span text:style-name="T2">Presse</text:span> seit einiger Zeit eine schicklichere Haltung beobachtet, so liegt der Grund davon bei der dieselbe beherrschenden Partei weniger in einer ihr seither gewordenen richtigen Erkenntniß des Sachverhältnisses, als darin, daß die schnelle Bewegung der neuern Ereignisse den Eindruck der ältern in den Hintergrund drängt, und man sich das Ansehn giebt, den Truppen wegen ihrer neuesten Thaten die frühern verzeihn zu wollen. <text:span text:style-name="T1">Sogar bei dem Landvolk, welches die ersten Nachrichten von den Berliner Ereignissen mit kaum zu zügelnder Erbitterung aufnahm, fangen die Entstellungen an Consistenz zu gewinnen, welche von allen Seiten und ohne irgend erheblichen Widerspruch, theils durch die Presse, theils durch die bei Gelegenheit der Wahlen das Volk bearbeitenden Emissäre verbreitet worden sind, so daß die wohlgesinnten Leute unter dem Landvolk bereits glauben, es könne doch nicht ohne allen Grund sein, daß der Berliner Straßenkampf von den Truppen, mit oder ohne Wissen und Willen des vielverleumdeten Thronerben, vorbedachter Weise herbeigeführt sei, um dem Volke die Concessionen, welche der König gemacht hatte, zu entreißen.</text:span></text:p>
          </table:table-cell>
          <table:table-cell office:value-type="string">
            <text:p>-</text:p>
          </table:table-cell>
          <table:table-cell office:value-type="float" office:value="1040">
            <text:p>1040</text:p>
          </table:table-cell>
          <table:table-cell table:number-columns-repeated="1018"/>
        </table:table-row>
        <table:table-row table:style-name="ro7">
          <table:table-cell office:value-type="string">
            <text:p><text:span text:style-name="T1">Diese verschafften mir, andrer Freundschaftsdienste nicht zu gedenken, freyen Zutritt zum botanischen Garten sowohl, als zu ihren Privat-Sammlungen; der letztere hat besonders ein vortreffliches Insecten-Cabinet.</text:span> Sie hätten mir auch meinen Aufenthalt in Kopenhagen noch angenehmer und nützlicher gemacht, wenn sie nicht schon an demselben Tage gegen <text:span text:style-name="T2">Abend</text:span> eine nothwendige Reise nach Schleswig hätten antreten müssen. <text:span text:style-name="T1">Ohne Zweifel hätte ich auch um ihrentwillen länger da verweilt.</text:span></text:p>
          </table:table-cell>
          <table:table-cell/>
          <table:table-cell office:value-type="string">
            <text:p><text:s/></text:p>
          </table:table-cell>
          <table:table-cell office:value-type="string">
            <text:p><text:span text:style-name="T1">Es reute mich nicht mehr, Paris verlassen zu haben, trotzdem ich grade jetzt dort den Winter hatte genießen wollen, — und doch lag in der Stimmung, worin ich diese Reise unternahm, mir unbewußt, ein tieferer Leichtsinn, der von dunkeln Sensationen träumte, als in allen Genüssen, zu denen ich mich dort hätte verleiten lassen können.</text:span> In Brieg langte ich am <text:span text:style-name="T2">Abend</text:span> nach neun Uhr an. <text:span text:style-name="T1">Den Tag meines Eintreffens hatte ich absichtlich nicht gemeldet, ich ließ mein Gepäck am Bahnhof und ging langsam über den Wallgraben unsrer Steinstraße zu.</text:span></text:p>
          </table:table-cell>
          <table:table-cell office:value-type="string">
            <text:p>-</text:p>
          </table:table-cell>
          <table:table-cell office:value-type="float" office:value="175">
            <text:p>175</text:p>
          </table:table-cell>
          <table:table-cell table:number-columns-repeated="1018"/>
        </table:table-row>
        <table:table-row table:style-name="ro13">
          <table:table-cell office:value-type="string">
            <text:p><text:span text:style-name="T1">Um letzteren auszuwählen und durch Verabredung mit den Tae-piṅ-Behörden die englische Schiffahrt auf dem Yaṅ-tse möglich zu machen, ging Admiral Sir James Hope im Februar 1861 mit neun Dampfern den Strom hinauf.</text:span> Einer derselben blieb vor Tšiṅ-kiaṅ, wo ein <text:span text:style-name="T2">englischer</text:span> Consul eingesetzt wurde. <text:span text:style-name="T1">Handel gab es dort nicht, da das umliegende Land und der Kaiser-Canal südlich vom Yaṅ-tse in der Gewalt der Tae-piṅ waren; die Canalstrecke nördlich bis zum Gelben Flusse und das durch zahlreiche Wasserstrassen damit verbundene noch unberührte Gebiet östlich davon waren dagegen frei; man durfte voraussetzen, dass dessen Bewohner ihre Producte nach Tšiṅ-kiaṅ führen würden, sobald sie Absatz fänden.</text:span></text:p>
          </table:table-cell>
          <table:table-cell/>
          <table:table-cell office:value-type="string">
            <text:p><text:s/></text:p>
          </table:table-cell>
          <table:table-cell office:value-type="string">
            <text:p><text:span text:style-name="T1">Die englischen Kaufleute richteten sich wieder in Macao ein, und die Schiffe löschten ihre Ladungen bei Tšuen-pi.</text:span> Elliot hatte sich bei diesem Abkommen ausdrücklich gegen Unterzeichnung jenes Reverses und Auslieferung eines <text:span text:style-name="T2">englischen</text:span> Seemannes verwahrt, auf welche die Chinesen immer noch bestanden, und es wäre bei dauernder Eintracht und Zähigkeit vielleicht zu vollem Ausgleich gekommen; aber ein britischer Schiffseigner lief, von Singapore kommend, ohne Hong-kong zu berühren, direct in den Perl-Fluss ein, unterzeichnete an der Bocca Tigris den verrufenen Revers und erhielt sofort die Erlaubniss nach Wam-poa zu gehen. <text:span text:style-name="T1">Da trat Lin von dem getroffenen Abkommen zurück und verlangte unter Androhung von Gewalt, dass die ganze englische Handelsflotte unter denselben Bedingungen in den Fluss einlaufe oder binnen drei Tagen die chinesischen Gewässer verlasse.</text:span></text:p>
          </table:table-cell>
          <table:table-cell office:value-type="string">
            <text:p>-</text:p>
          </table:table-cell>
          <table:table-cell office:value-type="float" office:value="954">
            <text:p>954</text:p>
          </table:table-cell>
          <table:table-cell table:number-columns-repeated="1018"/>
        </table:table-row>
        <table:table-row table:style-name="ro25">
          <table:table-cell office:value-type="string">
            <text:p><text:span text:style-name="T1">Ihr flüchtiger Heimathsbesuch ist ein Geheimniß geblieben.</text:span> Auch der Probst konnte in dieser drangvollen Zeit seine <text:span text:style-name="T2">Anstalt</text:span> nicht länger ohne Obhut lassen. <text:span text:style-name="T1">Nach den zwei unruhvollsten Tagen meines Lebens saß ich um Mitternacht wieder allein in dem todtenstillen Krankenzimmer.</text:span></text:p>
          </table:table-cell>
          <table:table-cell/>
          <table:table-cell office:value-type="string">
            <text:p><text:s/></text:p>
          </table:table-cell>
          <table:table-cell office:value-type="string">
            <text:p><text:span text:style-name="T1">Heute Morgen gingen wir in drei Stunden nach dem Dörfchen Mahomed-Schar.</text:span> Zu meinem Erstaunen machte hier mein Führer <text:span text:style-name="T2">Anstalt</text:span> zu bleiben. <text:span text:style-name="T1">Ich drang auf die Fortsetzung der Reise; allein er erklärte mir, daß er ohne Karavane nicht weiter gehen könne, da wir die gefährlichste Stelle der Reise vor uns hätten.</text:span></text:p>
          </table:table-cell>
          <table:table-cell office:value-type="string">
            <text:p>-</text:p>
          </table:table-cell>
          <table:table-cell office:value-type="float" office:value="1271">
            <text:p>1271</text:p>
          </table:table-cell>
          <table:table-cell table:number-columns-repeated="1018"/>
        </table:table-row>
        <table:table-row table:style-name="ro14">
          <table:table-cell office:value-type="string">
            <text:p><text:span text:style-name="T1">Zwei Geschütze dieser Art befinden sich im Germanischen Museum zu Nürnberg.</text:span> Sie stammen aus dem Städtchen Pössneck in Thüringen, von wo sie als Geschenke an das <text:span text:style-name="T2">Museum</text:span> gelangt sind. <text:span text:style-name="T1">Wir geben die Abbildung in Fig. 291 und 292.</text:span></text:p>
          </table:table-cell>
          <table:table-cell/>
          <table:table-cell office:value-type="string">
            <text:p><text:s/></text:p>
          </table:table-cell>
          <table:table-cell office:value-type="string">
            <text:p><text:span text:style-name="T1">Henkel-Ornament von einer korinthischen Schale.</text:span> Fig. 100 ist entlehnt von einer korinthischen Schale im Oesterreichischen <text:span text:style-name="T2">Museum</text:span> (Kat. No. 107). <text:span text:style-name="T1">Das Rankengeschlinge ist hier unter dem Henkel auf eine sehr einfache Form reducirt.</text:span></text:p>
          </table:table-cell>
          <table:table-cell office:value-type="string">
            <text:p>-</text:p>
          </table:table-cell>
          <table:table-cell office:value-type="float" office:value="1317">
            <text:p>1317</text:p>
          </table:table-cell>
          <table:table-cell table:number-columns-repeated="1018"/>
        </table:table-row>
        <table:table-row table:style-name="ro11">
          <table:table-cell office:value-type="string">
            <text:p><text:span text:style-name="T1">b</text:span> Hinri de Gal. D. G. Mag. Liv. Des Herrmeisters <text:span text:style-name="T2">geharnischtes</text:span> Bildnis, mit blossem Haupt und grossem Bart, Schwerdt und Wapen gewöhnlich haltend. <text:span text:style-name="T1">Rev. Moneta noua Rige.</text:span></text:p>
          </table:table-cell>
          <table:table-cell/>
          <table:table-cell office:value-type="string">
            <text:p><text:s/></text:p>
          </table:table-cell>
          <table:table-cell office:value-type="string">
            <text:p><text:span text:style-name="T1">8.</text:span> Ganz anders verhielt es sich mit denen Höfen, die nicht durch <text:span text:style-name="T2">geharnischte</text:span> außerhalb des Hauptmannscompagnie vertreten oder verdienet wurden. <text:span text:style-name="T1">Diese blieben in der Rolle; und der Eigenthümer, wie er davon zog, muste dem Hauptmann einen tüchtigen Mann präsentiren, der kein Leibeigner seyn durfte, weil er im Heerbann mit ausziehen und folglich ein Eigenthum zu verfechten haben mußte.</text:span></text:p>
          </table:table-cell>
          <table:table-cell office:value-type="string">
            <text:p>-</text:p>
          </table:table-cell>
          <table:table-cell office:value-type="float" office:value="489">
            <text:p>489</text:p>
          </table:table-cell>
          <table:table-cell table:number-columns-repeated="1018"/>
        </table:table-row>
        <table:table-row table:style-name="ro6">
          <table:table-cell office:value-type="string">
            <text:p><text:span text:style-name="T1">„</text:span><text:span text:style-name="T1">N. N. will über den See fahren.“</text:span> Darauf versammeln sich die 42 Todtenrichter; dass es so viele waren, ergeben die vielen von dem Todtengerichte auf den Mumien und Mumienkasten vorhandenen Abbildungen, wie sich z. B. in dem brittischen <text:span text:style-name="T2">Museum</text:span> zu London allein 30 Mumienkasten mit verschiedenen Darstellungen des Todtengerichtes und des Todtencultus befinden und wie auch Uhlemann seiner Abhandlung eine solche Darstellung beigegeben hat. <text:span text:style-name="T1">Die Richter setzten sich in einen Halbkreis in der Nähe eines Sees (vermuthlich des Sees Moeris in der Nähe von Meinphis, oder des Niles) und das zur Ueberfahrt bestimmte Fahrzeug, dessen Fährmann in ägyptischer Sprache Charon heisst, fährt auf dem See.</text:span></text:p>
          </table:table-cell>
          <table:table-cell/>
          <table:table-cell office:value-type="string">
            <text:p><text:s/></text:p>
          </table:table-cell>
          <table:table-cell office:value-type="string">
            <text:p><text:span text:style-name="T1">Dioskurides aus Samos: ΔΙΟΣ ΚΟΥΡΙΔΗΣΣΑΜΙΟΣ ΕΠΟΙΗΣΕΝ (C. J. Gr. n. 5866 b), ist durch zwei in Pompei gefundene Mosaike von grosser Feinheit bekannt:</text:span> das eine derselben ist publicirt im <text:span text:style-name="T2">Museo</text:span> borbonico IV, Tav. 34 und zeigt uns drei maskirte weibliche Figuren nebst einem Kinde, welche zum Tambourin, Krotalen und Flöten einen Tanz aufführen. <text:span text:style-name="T1">Das andere scheint das Seitenstück zum ersten zu bilden; denn wir finden hier ebenfalls drei maskirte weibliche Gestalten nebst einem Knaben, nur dass die Scene ruhiger gehalten ist, indem die Hauptfiguren sitzend dargestellt sind:</text:span></text:p>
          </table:table-cell>
          <table:table-cell office:value-type="string">
            <text:p>-</text:p>
          </table:table-cell>
          <table:table-cell office:value-type="float" office:value="1234">
            <text:p>1234</text:p>
          </table:table-cell>
          <table:table-cell table:number-columns-repeated="1018"/>
        </table:table-row>
        <table:table-row table:style-name="ro8">
          <table:table-cell office:value-type="string">
            <text:p><text:span text:style-name="T1">Plinius (35, 142) nennt ihn scharfsinnig und erfindsam, ingeniosus et sollers in arte, und erläutert diesen Ausspruch an dem eben erwähnten Gemälde.</text:span> Um nemlich zu zeigen, dass das Treffen auf dem Nil geliefert werde, dessen breite Fläche leicht zu einer Verwechselung mit dem Meere hätte Anlass geben können, half er sich damit, dass er „argumento ‟ durch die Auffassung des Gegenstandes deutlich machte, was er „arte ‟ mit den <text:span text:style-name="T2">technischen</text:span> Mitteln der Kunst nicht vermochte. <text:span text:style-name="T1">Er malte nemlich einen Esel, der am Ufer sich tränkte und ein Krokodil, welches ihm nachstellte.</text:span></text:p>
          </table:table-cell>
          <table:table-cell/>
          <table:table-cell office:value-type="string">
            <text:p><text:s/></text:p>
          </table:table-cell>
          <table:table-cell office:value-type="string">
            <text:p><text:span text:style-name="T1">Es theilt sich in das Betriebsrecht und das Verkehrsrecht, zu welchen bei den Telegraphengesellschaften noch das Concessionsrecht hinzukommt, das aber nichts als ein Analogon des Bahn-Concessionsrechts ist.</text:span> Das Betriebsrecht ist wesentlich <text:span text:style-name="T2">technischer</text:span> Natur; die Betriebsordnung muß auch bei Privattelegraphen der Aufsicht des Staates unterworfen bleiben. <text:span text:style-name="T1">Die Grundlage ist das Betriebsreglement mit den Instruktionen.</text:span></text:p>
          </table:table-cell>
          <table:table-cell office:value-type="string">
            <text:p>-</text:p>
          </table:table-cell>
          <table:table-cell office:value-type="float" office:value="890">
            <text:p>890</text:p>
          </table:table-cell>
          <table:table-cell table:number-columns-repeated="1018"/>
        </table:table-row>
        <table:table-row table:style-name="ro3">
          <table:table-cell office:value-type="string">
            <text:p><text:span text:style-name="T1">Schon oben habe ich bemerkt, daß ich von der harten Leibes-und Nervenkrankheit in meinem 14ten Jahr befallen ward; und ich will über die sonderbaren Eräugnisse derselben mich verbreiten, da sie Folgen der Krankheit waren; sieben starke Bauernkerls waren nicht vermögend, den heftigen convulsivischen Bewegungen, die unwillkührlich bei vollem Bewußtseyn meine Glieder verdreheten, ein Hinderniß zu legen.</text:span> Sie alle sieben flogen von Arm und Füssen wie <text:span text:style-name="T2">Federn</text:span>, wenn der unwillkührliche Schlag durch meine Glieder zuckte. <text:span text:style-name="T1">Doch schon viel wichtiger auf meine Seele würkten die Zufälle, wenn ich bei heftigem Kopfweh eiskalt ward, und nun in eines weg, gleich einem Narren mit durchdringenden Gelächter meine Wächter erschreckte, ohne dieses Lachen bei allem Bestreben unterlassen zu können.</text:span></text:p>
          </table:table-cell>
          <table:table-cell/>
          <table:table-cell office:value-type="string">
            <text:p><text:s/></text:p>
          </table:table-cell>
          <table:table-cell office:value-type="string">
            <text:p><text:span text:style-name="T1">Mein Vater, Doctor Sparrmann, ein See-Cadet und ich, fuhren zu dem Ende, in Gesellschaft des Capitains, längst einem Eiland hin, das ostwärts zwischen dem Schiffe und der sogenannten Gänse-Bucht (Goose-Cove) als dem verabredeten Sammelplatz, belegen war.</text:span> Wir hatten alle Ursach, mit der Wahl unsres Weges zufrieden zu seyn, denn an der ganzen Süd-Seite dieser Insel, die wenigstens vier Meilen lang ist, hielt sich eine unzählige Menge von Gänsen auf, denen, ihrer Unerfahrenheit wegen, und weil sie eben neue <text:span text:style-name="T2">Federn</text:span> bekommen, sehr leicht beyzukommen war. <text:span text:style-name="T1">Die langen Schwung-Federn fehlten ihnen noch, so daß sie fast gar nicht fliegen konnten.</text:span></text:p>
          </table:table-cell>
          <table:table-cell office:value-type="string">
            <text:p>-</text:p>
          </table:table-cell>
          <table:table-cell office:value-type="float" office:value="544">
            <text:p>544</text:p>
          </table:table-cell>
          <table:table-cell table:number-columns-repeated="1018"/>
        </table:table-row>
        <table:table-row table:style-name="ro13">
          <table:table-cell office:value-type="string">
            <text:p><text:span text:style-name="T1">Von schwarzer Farbe und mattem Glanze: das reichste Silbererzt, das wohl 180.</text:span> Mark im Centner hält, und zugleich das geschmeidigste; es läßt sich mit dem Messer schneiden wie Bley, und im <text:span text:style-name="T2">Museum</text:span> ist eine Medaille von Thalergrösse, die aus einem Stück Glaserzt geprägt ist. <text:span text:style-name="T1">Ein spröderes Glaserzt heißt Röschgewächse.</text:span></text:p>
          </table:table-cell>
          <table:table-cell/>
          <table:table-cell office:value-type="string">
            <text:p><text:s/></text:p>
          </table:table-cell>
          <table:table-cell office:value-type="string">
            <text:p><text:span text:style-name="T1">Sein ungeheuer langer Hals, der vorzüglich dazu beiträgt, ihm eine Höhe von achtzehn Fuss zu geben, besteht doch nur, wie bei allen vierfüssigen, säugenden Thieren, aus sieben Wirbeln; so streng beobachtet die Natur selbst in ihren excentrischen Gestalten das Gesetz der Analogie.</text:span> Von dem grossen Orangutang, wovon Camper bloss den Schedel besitzt, enthält das fürstliche <text:span text:style-name="T2">Museum</text:span> das vollständige Gerippe mit ungeheuer langen Armen, wie der bekanntere langarmige Affe, (Gibbon, Golok oder Lar.) <text:span text:style-name="T1">Es wäre thöricht, in Ernst das Merkwürdigste aus einem Kabinet ausheben zu wollen, wo dem Naturforscher alles merkwürdig ist, und wo man dem Nichtkenner mit leichter Mühe jedes einzelne Naturprodukt von einer wichtigen und interessanten Seite darstellen kann; es wäre unmöglich und ermüdend zugleich, das lange Verzeichniss des ganzen Vorraths abzuschreiben.</text:span></text:p>
          </table:table-cell>
          <table:table-cell office:value-type="string">
            <text:p>-</text:p>
          </table:table-cell>
          <table:table-cell office:value-type="float" office:value="461">
            <text:p>461</text:p>
          </table:table-cell>
          <table:table-cell table:number-columns-repeated="1018"/>
        </table:table-row>
        <table:table-row table:style-name="ro15">
          <table:table-cell office:value-type="string">
            <text:p><text:span text:style-name="T1">Es scheint zuweilen, als wenn es die Operncomponisten bey Verfertigung der Sinfonien so macheten, wie die Maler bey Ausarbeitung eines Conterfeyes; als welche sich der übrig gebliebenen Farben bedienen, um die Luft, oder das Gewand damit auszumalen.</text:span> Indessen sollte doch <text:span text:style-name="T2">billig</text:span> eine Sinfonie, wie oben schon gedacht worden, einigen Zusammenhang mit dem Inhalte der Oper, oder zum wenigsten mit dem ersten Auftritte derselben haben; und nicht allezeit mit einem lustigen Menuet, wie mehrentheils geschieht, schließen. <text:span text:style-name="T1">Ich bin zwar nicht willens hiervon ein Muster vorzuschreiben:</text:span></text:p>
          </table:table-cell>
          <table:table-cell/>
          <table:table-cell office:value-type="string">
            <text:p><text:s/></text:p>
          </table:table-cell>
          <table:table-cell office:value-type="string">
            <text:p><text:span text:style-name="T1">Jndessen tröstet mich doch das Bewustseyn eines aufrichtigen Herzens und einer unverfälschten Redlichkeit; und es unterstützen mich noch die Aussprüche einiger Freunde, welche von mir gelinder denken.</text:span> <text:span text:style-name="T2">Billige</text:span> Richter werden darinnen eins seyn, daß ein Mann, den Morgagni, Caldani, Jacob Douglas, Johann Pringle, Wilhelm Hunter, Renatus Anton. v. Reoumur, Johann Baptista Senac, J. M. Franz Delasone, Nicolaus Rosen, Christoph Jacob Trew, J. Friedrich Schreiber, Johann Gesner, und Carl Bonnet ihrer Freundschaft gewidmet, sich nicht eben so schlecht um sein Jahrhundert verdient gemacht haben müsse. <text:span text:style-name="T1">Endlich richtet noch dieses einigermassen mein Gemüth, welches sich gegen den Haß der Menschen nachgebend verhält, und die Beschimpfungen derselben mit einiger Ungedult, so wie die Lästerungen derer am wenigsten vertragen kann, welche ich liebe, auf, daß ich gewahr werde, wie der ganze Streit, den Albin gegen mich erhoben, diesem Sachkundigen Richter nicht einmal selbsten gefallen will. Und warum sollte er ihm gefallen, da er mich bereits vorher, und beständig mit geringschätzigen Augen angesehen, da er die Beweise von meiner aufrichtigen Liebe von sich gewiesen, und welche ich sogleich und auf die leichteste Art von der Welt überführen will, daß ich ihn niemals beleidiget.</text:span></text:p>
          </table:table-cell>
          <table:table-cell office:value-type="string">
            <text:p>-</text:p>
          </table:table-cell>
          <table:table-cell office:value-type="float" office:value="679">
            <text:p>679</text:p>
          </table:table-cell>
          <table:table-cell table:number-columns-repeated="1018"/>
        </table:table-row>
        <table:table-row table:style-name="ro9">
          <table:table-cell office:value-type="string">
            <text:p><text:span text:style-name="T1">Schon gut!</text:span>... Nun <text:span text:style-name="T2">packen</text:span> Sie aus! <text:span text:style-name="T1">Vorne ran die dicken Flaschen!</text:span></text:p>
          </table:table-cell>
          <table:table-cell/>
          <table:table-cell office:value-type="string">
            <text:p><text:s/></text:p>
          </table:table-cell>
          <table:table-cell office:value-type="string">
            <text:p><text:span text:style-name="T1">Setzte sie sich vor das Loch, so würde auch das Mäuschen sie leichter bemerken und entweder gar nicht herausgehen oder doch schnell zurückzucken.</text:span> Sie setzt sich also mitten zwischen die Eingänge und wendet Auge und Ohr dem zu, in dessen Nähe sich unter der Erde Etwas rührt, wobei sie so sitzt, daß das herauskommende Geschöpf ihr den Rücken kehren muß und desto sicherer <text:span text:style-name="T2">gepackt</text:span> wird. <text:span text:style-name="T1">Sie sitzt so unbeweglich, daß selbst die sonst so regsame Schwanzspitze sich nicht rührt:</text:span></text:p>
          </table:table-cell>
          <table:table-cell office:value-type="string">
            <text:p>-</text:p>
          </table:table-cell>
          <table:table-cell office:value-type="float" office:value="1145">
            <text:p>1145</text:p>
          </table:table-cell>
          <table:table-cell table:number-columns-repeated="1018"/>
        </table:table-row>
        <table:table-row table:style-name="ro19">
          <table:table-cell office:value-type="string">
            <text:p><text:span text:style-name="T1">Das Herrschaftliche Haus in Gohlis soll eine Nachahmung von diesem Lustschlosse seyn.</text:span> Der <text:span text:style-name="T2">englischen</text:span> deutschen Gärten sind mehrere; es gehört hierher der zu Marienwerther und zu Schwetzingen, und die zu Gotha, zu Carlsruhe, zu Diskau bey Halle. <text:span text:style-name="T1">Andere, die man Nationalgärten, aber nach den neuen Grundsätzen, nennen könnte, sind mehrere.</text:span></text:p>
          </table:table-cell>
          <table:table-cell/>
          <table:table-cell office:value-type="string">
            <text:p><text:s/></text:p>
          </table:table-cell>
          <table:table-cell office:value-type="string">
            <text:p><text:span text:style-name="T1">Jm Kopfe der Nachteule (5) und (6) nicht den unedlern, knikerschern, scheuern Raubvogel?</text:span> Jm <text:span text:style-name="T2">englischen</text:span> Hahne (7) nicht Hochtraben des Stolzes? <text:span text:style-name="T1">Blick der Eifersucht? —</text:span></text:p>
          </table:table-cell>
          <table:table-cell office:value-type="string">
            <text:p>-</text:p>
          </table:table-cell>
          <table:table-cell office:value-type="float" office:value="849">
            <text:p>849</text:p>
          </table:table-cell>
          <table:table-cell table:number-columns-repeated="1018"/>
        </table:table-row>
        <table:table-row table:style-name="ro10">
          <table:table-cell office:value-type="string">
            <text:p><text:span text:style-name="T1">Ich werde in einem eignen Kapitel von den Gräueln der medizinischen Pflege unsrer braven Krieger in diesem Feldzuge reden, unpartheiisch zwar, aber doch so, wie ich diese Gräuel selbst gesehen habe.</text:span> Es war entsetzlich kalt den Abend nach der Kanonade: der Wind ging scharf, und mit Regen vermischt — und wir musten da unter freiem Himmel stehen, bis den andern Tag gegen <text:span text:style-name="T2">Abend</text:span>, aus Furcht, Dumouriez mögte sich seines Vortheils bedienen, und uns angreifen. <text:span text:style-name="T1">Zum Feuermachen fehlte es an Holz, also lief man in die hinten liegenden Dörfer, und holte da, was man von Holz vorfand, hieb die Bäume im Felde nieder, und machte große Feuer.</text:span></text:p>
          </table:table-cell>
          <table:table-cell/>
          <table:table-cell office:value-type="string">
            <text:p><text:s/></text:p>
          </table:table-cell>
          <table:table-cell office:value-type="string">
            <text:p><text:span text:style-name="T1">Den 19ten May, 1767.</text:span> Noch habe ich der Anreden an die Zuschauer, vor und nach dem großen Stücke des ersten <text:span text:style-name="T2">Abends</text:span>, nicht gedacht. <text:span text:style-name="T1">Sie schreiben sich von einem Dichter her, der es mehr als irgend ein anderer versteht, tiefsinnigen Verstand mit Witz aufzuheitern, und nachdenklichem Ernste die gefällige Mine des Scherzes zu geben.</text:span></text:p>
          </table:table-cell>
          <table:table-cell office:value-type="string">
            <text:p>-</text:p>
          </table:table-cell>
          <table:table-cell office:value-type="float" office:value="786">
            <text:p>786</text:p>
          </table:table-cell>
          <table:table-cell table:number-columns-repeated="1018"/>
        </table:table-row>
        <table:table-row table:style-name="ro4">
          <table:table-cell office:value-type="string">
            <text:p><text:span text:style-name="T1">Da war z. B. der alte Starke.</text:span> Dessen <text:span text:style-name="T2">Steckenpferd</text:span> war Aristoteles und was Aristoteles lange vergessen hatte, das wußte Starke. <text:span text:style-name="T1">Aber das, worauf es ankommt, das wußt’ er nicht.</text:span></text:p>
          </table:table-cell>
          <table:table-cell/>
          <table:table-cell office:value-type="string">
            <text:p><text:s/></text:p>
          </table:table-cell>
          <table:table-cell office:value-type="string">
            <text:p><text:span text:style-name="T1">Eines der auserlesensten Opfer dieser Lieblingsbeschäftigung der ganzen Tafelrunde, war, wie schon in frühern Kapiteln angedeutet, mein Papa.</text:span> Längst wußte man, daß er, auf Conversation hin angesehen, drei <text:span text:style-name="T2">Steckenpferde</text:span> hatte: die Rang-und Ordensverhältnisse des preußischen Staats, die Einwohnerzahl aller Städte und Flecken unter Zugrundelegung der neuesten Zählung und die Namen und Herzogstitel der französischen Marschälle, einschließlich einer Unsumme napoleonischer Anekdoten, die letzteren meist in Originalfassung. <text:span text:style-name="T1">Mitunter wurde diese Fassung auf Satzbildung und Grammatik hin beanstandet, worauf mein in die Enge getriebener Papa mit unverbrüchlicher Ruhe antwortete:</text:span></text:p>
          </table:table-cell>
          <table:table-cell office:value-type="string">
            <text:p>-</text:p>
          </table:table-cell>
          <table:table-cell office:value-type="float" office:value="1255">
            <text:p>1255</text:p>
          </table:table-cell>
          <table:table-cell table:number-columns-repeated="1018"/>
        </table:table-row>
        <table:table-row table:style-name="ro9">
          <table:table-cell office:value-type="string">
            <text:p><text:span text:style-name="T1">Häufig zeigt er rundlich ellipsoidische Absonderungen von Nuß-bis Kopfgröße (Eisennieren), die gewöhnlich in großer Menge sich finden, wo sie vorhanden sind (Brauner Jura).</text:span> Der innere Kern ist stets etwas <text:span text:style-name="T2">lockerer</text:span>, sondert sich auch wohl ganz ab, und dann klappern die Steine. <text:span text:style-name="T1">Das sind die im Alterthum so berühmten</text:span></text:p>
          </table:table-cell>
          <table:table-cell/>
          <table:table-cell office:value-type="string">
            <text:p><text:s/></text:p>
          </table:table-cell>
          <table:table-cell office:value-type="string">
            <text:p><text:span text:style-name="T1">Das Mühlwerk treibt eine senkrechte Welle um, deren beyde Arme die Achsen zweyer walzenförmigen mit dem Pulver gefülleten Gefäße sind, welche dadurch auf einem mit Leisten beschlagenen Tisch herum geführt werden.</text:span> 2. Vom geglätteten Pulver entzündet sich beym Schusse weniger, als von dem gemeinen, weil die Theile des letztern <text:span text:style-name="T2">lockerer</text:span> liegen, und also leichter und geschwinder Feuer fangen können. <text:span text:style-name="T1">Dennoch zieht man bey der Jagd das erstere vor, weil es bequemer ist, und weniger schmutzt.</text:span></text:p>
          </table:table-cell>
          <table:table-cell office:value-type="string">
            <text:p>-</text:p>
          </table:table-cell>
          <table:table-cell office:value-type="float" office:value="398">
            <text:p>398</text:p>
          </table:table-cell>
          <table:table-cell table:number-columns-repeated="1018"/>
        </table:table-row>
        <table:table-row table:style-name="ro9">
          <table:table-cell office:value-type="string">
            <text:p><text:span text:style-name="T1">Aber noch ehe er die kleine, hölzerne Brücke passirt hatte, war er schon wieder stehn geblieben.</text:span> „<text:span text:style-name="T2">Donnerwetter</text:span>! <text:span text:style-name="T1">Das... nee!</text:span></text:p>
          </table:table-cell>
          <table:table-cell/>
          <table:table-cell office:value-type="string">
            <text:p><text:s/></text:p>
          </table:table-cell>
          <table:table-cell office:value-type="string">
            <text:p><text:span text:style-name="T1">Wenn man im Feuer die Feuchtigkeit aus einer Pflanze austreibt, so giebt solche mehr, oder weniger roten Geist, worinnen die Säure stekkt.</text:span> Jm thierischen Reiche ist die Säure etwas sparsamer, und dennoch stekkt selbige in dem roten Geiste von thierischen Theilen, im Fette und dessen Flüßigkeit, in den scharfen Säften einiger Pflanzen, besonders aber in der Milch, welche unter allen Flüßigkeiten am ersten sauer wird, oder auch von der veränderten Mischung der Luft, oder vom <text:span text:style-name="T2">Donnerwetter</text:span> eine Säure an sich nimmt. <text:span text:style-name="T1">L. V.</text:span></text:p>
          </table:table-cell>
          <table:table-cell office:value-type="string">
            <text:p>-</text:p>
          </table:table-cell>
          <table:table-cell office:value-type="float" office:value="102">
            <text:p>102</text:p>
          </table:table-cell>
          <table:table-cell table:number-columns-repeated="1018"/>
        </table:table-row>
        <table:table-row table:style-name="ro10">
          <table:table-cell office:value-type="string">
            <text:p><text:span text:style-name="T1">Allein der Sache war schwer zu helfen.</text:span> Eben die Grafenvereine gaben vielmehr Anlaß, daß es zuletzt eine ganz ausgemachte Sache wurde, daß man mehrere Grafen, die in einer Verein begriffen waren, auf dem <text:span text:style-name="T2">Reichstage</text:span> nur für eine Stimme rechnete; an statt daß ein jeder Fürst für seine Person gezehlt wurde. <text:span text:style-name="T1">Sobald dieser Unterschied zwischen gräflichen Curiatstimmen und fürstlichen Virilstimmen seine völlige Richtigkeit hatte, war es noch erheblicher, wenn eine kaiserliche Standeserhöhung vermögend war, einem Grafen an statt seiner bisherigen Theilnehmung an einer gräflichen Curiatstimme zu einer herzoglichen Virilstimme zu verhelfen.</text:span></text:p>
          </table:table-cell>
          <table:table-cell/>
          <table:table-cell office:value-type="string">
            <text:p><text:s/></text:p>
          </table:table-cell>
          <table:table-cell office:value-type="string">
            <text:p><text:span text:style-name="T1">Bevollmächtigte von der Art hatten schon mehr darauf zu sehen, daß keiner seinem Herrn etwas vergäbe; daher jetzt schon genauer auf Rang und Ordnung im Sitzen und Stimmen gesehen wurde, als wenn Fürsten persönlich versammelt waren.</text:span> Darüber mag der <text:span text:style-name="T2">Reichstag</text:span> in vielen Dingen erst in die jetzige Verfassung gekommen seyn, wie ich ein Beyspiel von Sitz und Stimme des Hauses Oesterreich schon bemerklich gemacht habe. <text:span text:style-name="T1">XVII.</text:span></text:p>
          </table:table-cell>
          <table:table-cell office:value-type="string">
            <text:p>-</text:p>
          </table:table-cell>
          <table:table-cell office:value-type="float" office:value="821">
            <text:p>821</text:p>
          </table:table-cell>
          <table:table-cell table:number-columns-repeated="1018"/>
        </table:table-row>
        <table:table-row table:style-name="ro52">
          <table:table-cell office:value-type="string">
            <text:p><text:span text:style-name="T1">Gott schaffend und herrschend in den drei Welten des Werdens, des Lebens und des Todes ist der eigentliche dreifache, dreieinige und einzige Gott des Alterthums; die Göttertriaden. oder Göttertrilogien des Alterthums sind selbst nur ein Symbol und keine drei göttlichen Personen im Sinne und in der Sprache der christlichen Kirche und der christlichen Theologen.</text:span> Der dreigezackte Blitz und der Dreifuss der Licht-und Sonnengötter und die Göttertrilogien z. B. von Brahma, Vischnu und Çiva, – der Mithra der Griechen, – der Meister mit der aufgehenden Sonne und dem untergehenden Monde und die drei Grade der Maurer, – Mithra mit Sonne und Mond, welchen letztern zwei Cypressen zur Seite stehen, auf Mithrasdenkmälern der römischen Zeit, drei Cypressen, eine grössere mit zwei kleinern zur Seite, als Symbole der syrischen Göttin (des Meisters). und der Sonne und des Mondes auf syrischen Denkmälern – Osiris, Isis und Horus, – die Göttin mit dem dreifachen Armbande am linken Arme auf ägyptischen Stelen im Museum des Louvre zu Paris und im britischen <text:span text:style-name="T2">Museum</text:span>, welche Göttin auf einem Löwen steht und auf dem Haupte die Mondsichel trägt, – nach Rougé und Lajard, a. a. O., S. 168, Anm. 2 für die assyrische Venus oder Hâthôr, Athyr, Astarte, Hastoreth zu halten, aber wohl die Isis in der Gestalt der Bubastis, die griechische Artemis und lateinische Diana, die Diva triformis, die dreigestaltige Göttin ist, – die griechische Athena Tritomenis, – der drei Aepfel als die Symbole des durch ihn dreigetheilten Jahres in der linken Hand tragende Sonnengott Herakles, – die Götter und Göttinnen mit drei Häuptern in Indien und Aegypten u. s. w. haben alle dieselbe symbolische Grundbedeutung. <text:span text:style-name="T1">Im Bedang-Schaster spricht darüber Brimah oder Brahma sehr trefflich also:</text:span></text:p>
          </table:table-cell>
          <table:table-cell/>
          <table:table-cell office:value-type="string">
            <text:p><text:s/></text:p>
          </table:table-cell>
          <table:table-cell office:value-type="string">
            <text:p><text:span text:style-name="T1">Diese verschiedene Stuffen der Hetrurischen Kunst sind wohl zu merken, und genau zu unterscheiden, um zu einem Systema in derselben zu gelangen.</text:span> Endlich nachdem die Hetrurier eine geraume Zeit den Römern unterthänig gewesen, fiel ihre Kunst, welches sich an neun und zwanzig Schaalen von Erzt, in dem <text:span text:style-name="T2">Museo</text:span> des Collegii St. Ignatii zu Rom, zeiget, unter welchen diejenigen, deren Schrift sich der Römischen Schrift und Sprache nähert, schlechter, als die älteren, gezeichnet und gearbeitet sind. <text:span text:style-name="T1">Aus diesen kleinen Stücken aber ist weiter nicht viel bestimmtes anzugeben, und da der Fall der Kunst kein Stil in derselben ist, so bleibe ich bey den vorher gesetzten drey Zeiten.</text:span></text:p>
          </table:table-cell>
          <table:table-cell office:value-type="string">
            <text:p>-</text:p>
          </table:table-cell>
          <table:table-cell office:value-type="float" office:value="182">
            <text:p>182</text:p>
          </table:table-cell>
          <table:table-cell table:number-columns-repeated="1018"/>
        </table:table-row>
        <table:table-row table:style-name="ro5">
          <table:table-cell office:value-type="string">
            <text:p><text:span text:style-name="T1">Die leipziger W. O. hält §. 32. in Ansehung der von Kaufleuten ausgestellten und zu Leipzig dey dem dasigen Handelsgerichte einzutreibenden Wechsel eine Verjahrung von 1 Jahre 6 Wochen und 3 Tagen in sich, und, dafern der Wechselgläubiger vor Ablauf solcher Zeit mit Tode abgeht, wird solche Frist verdoppelt, wie sie denn auch duplirt ist, wenn ein Kaufmann an Schulen, Kirchen, Hospitale, oder eine andere milde Sache (piam causam) einen Wechselbrief ausgestellet hat.</text:span> Diese in der leipziger W. O. eingeführte einjährige Verjährung (Praescriptio annalis) wird durch eine bloße <text:span text:style-name="T2">Anstellung</text:span> der Klage unterbrochen. <text:span text:style-name="T1">Wenn ein anderer, der kein Kaufmann ist, einen Wechselbrief ausstellet; so verjähret solcher in Leipzig in 4 Jahren, siehe den Anhang der erläuterten Proceßordn. §. 16.</text:span></text:p>
          </table:table-cell>
          <table:table-cell/>
          <table:table-cell office:value-type="string">
            <text:p><text:s/></text:p>
          </table:table-cell>
          <table:table-cell office:value-type="string">
            <text:p><text:span text:style-name="T1">Pflichten nur demjenigen auferlegen, welcher in das Rechtsverhältnis eintreten will, z. B. das Beamtenverhältnis“.</text:span> Aber nicht der Rechtssatz legt die Pflicht auf, sondern der Verwaltungsakt der <text:span text:style-name="T2">Anstellung</text:span>, der stattfinden kann, auch ohne eine gesetzliche Ordnung der Begründung des Staatsdienstverhältnisses hinter sich zu haben. <text:span text:style-name="T1">Die Grenze der Zulässigkeit solcher Unterwerfungen ist insofern wichtig, als der Akt, der den Einzelnen belastet, trotz der Unterwerfung als gegen den verfassungsmässigen Vorbehalt verstossend und ungültig anzusehen wäre, wenn er diese Grenze überschreitet.</text:span></text:p>
          </table:table-cell>
          <table:table-cell office:value-type="string">
            <text:p>-</text:p>
          </table:table-cell>
          <table:table-cell office:value-type="float" office:value="35">
            <text:p>35</text:p>
          </table:table-cell>
          <table:table-cell table:number-columns-repeated="1018"/>
        </table:table-row>
        <table:table-row table:style-name="ro21">
          <table:table-cell office:value-type="string">
            <text:p><text:span text:style-name="T1">Die mit Samt unterlegten, durchbrochenen Folgen sind reich mit Goldätzung geziert und mit Fransen und Quasten besetzt.</text:span> Der <text:span text:style-name="T2">geharnischte</text:span> Reiter zeigt das Bildnis Kaiser Maximilians I. <text:span text:style-name="T1">Der Helmschmuck, ein Pfauenstoss, wurde weggelassen.</text:span></text:p>
          </table:table-cell>
          <table:table-cell/>
          <table:table-cell office:value-type="string">
            <text:p><text:s/></text:p>
          </table:table-cell>
          <table:table-cell office:value-type="string">
            <text:p><text:span text:style-name="T1">Bei den Normanen war das Ritterwesen vollends ausgebildet; man erkennt dieses deutlich in der minderen Bedeutung, die dem Fussstreiter zu teil wird.</text:span> In der Tapete von Bayeux sind nebst den Reitern nur die Spiessträger <text:span text:style-name="T2">geharnischt</text:span> (Fig. 137.), in anderen Körpern, wie bei den Bogenschützen, erscheint der Mann nur vereinzelt im Harnisch, und das Kleid der übrigen ähnelt jenen der Krieger des 8. Jahrhunderts in ihrer spätrömischen Tracht. <text:span text:style-name="T1">(Fig. 138.)</text:span></text:p>
          </table:table-cell>
          <table:table-cell office:value-type="string">
            <text:p>-</text:p>
          </table:table-cell>
          <table:table-cell office:value-type="float" office:value="1244">
            <text:p>1244</text:p>
          </table:table-cell>
          <table:table-cell table:number-columns-repeated="1018"/>
        </table:table-row>
        <table:table-row table:style-name="ro36">
          <table:table-cell office:value-type="string">
            <text:p><text:span text:style-name="T1">5) D. J. G. Gleditsch vermischte ökonomische und botanische Abhandlungen; herausgegeben mit Kupferstichen, und mit einer Vorrede versehen von D. K. A. Gerhard, 2ter und 3ter Theil, gr. 8. à 1 Rthlr. 12 Gr.</text:span> 6) J. G. Lorenz Bemerkungen über die häusliche Erziehung der Kinder in den ersten 6 Jahren; aufgezeichnet in der <text:span text:style-name="T2">Kinderstube</text:span>, und als ein Anhang zu dessen verbesserten häuslichen Bürger-Erziehung für den gemeinen Mann herausgegeben, 8. à 8 Gr. <text:span text:style-name="T1">7) ———— christliches Weihnachtsgeschenk für Kinder, 8. à 1 Gr.</text:span></text:p>
          </table:table-cell>
          <table:table-cell/>
          <table:table-cell office:value-type="string">
            <text:p><text:s/></text:p>
          </table:table-cell>
          <table:table-cell office:value-type="string">
            <text:p><text:span text:style-name="T1">Und eine Wolke trunkner, spielender, schwirrender Miniaturwesen aus Seidenstaub zog und hieng über das wallende Gemälde her. — Welchen Weg sollte Viktor im Labyrinth der Schönheit nehmen? —</text:span> Alle 64 Radien des Kompasses streckten sich als wegweisende Arme aus und er hatte soviel Verstand, daß er sich keine Stunde vorsetzte, um anzukommen — er wich daher überall rechts und links aus — er stieg in jedes Thal, das sich hinter einem Hügel versteckte — er besuchte die durchbrochnen Schattenpartien jeder Baumkolonnade — er legte sich zu den Füssen jeder schönern Blume nieder und erquickte sich mit platonischer Liebe an ihrem Geiste, ohne ihren Körper abzuknicken — er war der Reisegefährte jedes gepuderten Schmetterlings und sah seinem Einwühlen in seine Blume zu, und der Grasmücke folgte er durch alle Gebüsche in ihre Brutzelle und <text:span text:style-name="T2">Kinderstube</text:span> nach — er lies sich fest machen durch den Kreis, den eine Biene um ihn zog und lies sie ruhig in den Schacht seines Bouquets einschlagen — er exerzirte in jedem Dorfe, das ihm der bunte Grund vorhielt, die Durchgangsgerechtigkeit und begegnete am liebsten den Kindern, deren Tage noch so spielten wie seine Stunden — — <text:span text:style-name="T1">Aber Menschen mied er..... Und doch sprang aus seinem Herzen eine hohe Quelle der Liebe, die bis zum entferntesten Bruder drang; und doch war er so sehr ohne Egoismus — so ohne jene sentimentalische Intoleranz, die den Grad und die Quelle mit der herrnhutischen gemein hat — —</text:span></text:p>
          </table:table-cell>
          <table:table-cell office:value-type="string">
            <text:p>-</text:p>
          </table:table-cell>
          <table:table-cell office:value-type="float" office:value="625">
            <text:p>625</text:p>
          </table:table-cell>
          <table:table-cell table:number-columns-repeated="1018"/>
        </table:table-row>
        <table:table-row table:style-name="ro18">
          <table:table-cell office:value-type="string">
            <text:p><text:span text:style-name="T1">Noch 8 George II. verbot für Schneidergesellen in London und Umgegend mehr als 2 sh. 7½ d. Taglohn, ausser in Fällen allgemeiner Trauer, noch 13 George III. c. 68 überwies die Reglung des Arbeitslohns der Seidenwirker den Friedensrichtern, noch 1796 bedurfte es zweier Urtheile der höheren Gerichtshöfe zur Entscheidung, ob friedensrichterliche Befehle über Arbeitslohn auch für Nicht-Agrikulturarbeiter gültig seien, noch 1799 bestätigte ein Parlamentsakt, dass der Lohn der Grubenarbeiter von Schottland durch ein Statut der Elisabeth und zwei schottische Akte von 1661 und 1671 regulirt sei.</text:span> Wie sehr unterdess die Verhältnisse revolutionirt waren, bewies ein im <text:span text:style-name="T2">englischen</text:span> Unterhaus unerhörter Vorfall. <text:span text:style-name="T1">Hier, wo man seit mehr als 400 Jahren ausschliesslich Gesetze fabricirt hatte über das Maximum, welches der Arbeitslohn platterdings nicht übersteigen dürfe, schlug Whitbread 1796 ein gesetzliches Lohnminimum für Agrikulturarbeiter vor …</text:span></text:p>
          </table:table-cell>
          <table:table-cell/>
          <table:table-cell office:value-type="string">
            <text:p><text:s/></text:p>
          </table:table-cell>
          <table:table-cell office:value-type="string">
            <text:p><text:span text:style-name="T1">Mein Vater Louis Henri Fontane, geb. am 24. März 1796, war der Sohn des Malers und Zeichenlehrers Pierre Barthélemy Fontane.</text:span> Was dieser, mein Großvater, als Maler leistete, beschränkte sich vorwiegend auf Pastell-Copieen nach <text:span text:style-name="T2">englischen</text:span> Vorbildern, als Zeichenlehrer aber muß er tüchtig gewesen sein, denn er kam zu Beginn des neuen Jahrhunderts an den Hof und wurde mit dem Zeichenunterricht der ältesten königlichen Prinzen betraut. <text:span text:style-name="T1">Dies leitete sein Glück ein.</text:span></text:p>
          </table:table-cell>
          <table:table-cell office:value-type="string">
            <text:p>-</text:p>
          </table:table-cell>
          <table:table-cell office:value-type="float" office:value="1103">
            <text:p>1103</text:p>
          </table:table-cell>
          <table:table-cell table:number-columns-repeated="1018"/>
        </table:table-row>
        <table:table-row table:style-name="ro9">
          <table:table-cell office:value-type="string">
            <text:p><text:span text:style-name="T1">Ja, der Berg war ganz mit Schnee bedekt; und als sie nun bald oben waren, da glitschte der Herr aus, und da ihm der Wegweiser helfen wolte, glitschte er auch aus, und so glitschten sie beide hinunter, und waren nur noch ein Paar Schritte von dem Rande ab, von welchem sie fast eine halbe Meile tief hätten hinunter fallen müssen.</text:span> Da <text:span text:style-name="T2">pakte</text:span> der gute Hund seinen Herrn bei dem Schooß und hielt ihn fest, daß er nicht weiter glitschen konte, und dieser hielt den Andern fest, bis sie sich beide wieder aufgerichtet hatten. <text:span text:style-name="T1">Gotlieb.</text:span></text:p>
          </table:table-cell>
          <table:table-cell/>
          <table:table-cell office:value-type="string">
            <text:p><text:s/></text:p>
          </table:table-cell>
          <table:table-cell office:value-type="string">
            <text:p><text:span text:style-name="T1">Meine zwei kosten 2. Gulden.</text:span> Man <text:span text:style-name="T2">packt</text:span> das Porzellän in feuchtes Moos ein. <text:span text:style-name="T1">Im obern Stock dieses Gebäudes steht noch ein ganzes Service, das die Fabrik dem Churfürsten zum Geschenk gemacht hat.</text:span></text:p>
          </table:table-cell>
          <table:table-cell office:value-type="string">
            <text:p>-</text:p>
          </table:table-cell>
          <table:table-cell office:value-type="float" office:value="733">
            <text:p>733</text:p>
          </table:table-cell>
          <table:table-cell table:number-columns-repeated="1018"/>
        </table:table-row>
        <table:table-row table:style-name="ro13">
          <table:table-cell office:value-type="string">
            <text:p><text:span text:style-name="T1">Eine alte Bauerfrau half den Brüdern Grimm bei der Sammlung der deutschen Volksmärchen, und so entstand ein Buch wie Luthers Bibel: ein edles Gemeingut der europäischen Völker erhielt durch congeniale Nachdichtung sein bleibendes nationales Gepräge.</text:span> Die altindischen Märchengestalten, der Däumling, Hans im Glücke, Dornröschen und Schneeweißchen, zeigten so grundehrliche deutsche Gesichter, die einfältige Heiterkeit, die ihnen auf der weiten Wanderung durch Deutschlands <text:span text:style-name="T2">Kinderstuben</text:span> angeflogen war, sprach so anheimelnd aus der schmucklos treuherzigen Erzählung, daß wir uns heute die Lieblinge unserer Kindheit nur noch in dieser Gestalt denken können, wie wir auch die Bergpredigt nur mit Luthers Worten hören wollen. <text:span text:style-name="T1">Um die nämliche Zeit wurde ein anderer, noch ärger verwahrloster Schatz der Vorzeit der Nation wieder geschenkt.</text:span></text:p>
          </table:table-cell>
          <table:table-cell/>
          <table:table-cell office:value-type="string">
            <text:p><text:s/></text:p>
          </table:table-cell>
          <table:table-cell office:value-type="string">
            <text:p><text:span text:style-name="T1">Weltgeschichte (Text-Ausgabe) I, 230.</text:span> Dieser Weisheitsspruch erinnert bedenklich an die bekannte Anekdote aus der <text:span text:style-name="T2">Kinderstube</text:span>: <text:span text:style-name="T1">» Wen liebst du am meisten, Papa oder Mama?</text:span></text:p>
          </table:table-cell>
          <table:table-cell office:value-type="string">
            <text:p>-</text:p>
          </table:table-cell>
          <table:table-cell office:value-type="float" office:value="1177">
            <text:p>1177</text:p>
          </table:table-cell>
          <table:table-cell table:number-columns-repeated="1018"/>
        </table:table-row>
        <table:table-row table:style-name="ro4">
          <table:table-cell office:value-type="string">
            <text:p><text:span text:style-name="T1">Allein der Mensch ist nicht nur gemacht, daß er fallen kann; — er kann auch wieder zurücksteigen; er kann auch wohl höher steigen, als wovon er gefallen ist.</text:span> Nehmt den häßlichsten Menschen diejenigen Kinder, die auch wirklich schon ausgedrücktes Ebenbild ihrer Aeltern sind — entreißt sie ihnen, und erzieht sie in einer öffentlichen wohleingerichteten und gut exequirten <text:span text:style-name="T2">Anstalt</text:span>. <text:span text:style-name="T1">Der Schritt, den auch die Schlimmsten zu ihrer Verschönerung gethan haben, wird in die Augen fallen.</text:span></text:p>
          </table:table-cell>
          <table:table-cell/>
          <table:table-cell office:value-type="string">
            <text:p><text:s/></text:p>
          </table:table-cell>
          <table:table-cell office:value-type="string">
            <text:p><text:span text:style-name="T1">Ein Bewegungsgrund zu dem sanften Zwange, den ich mich unterstanden habe, Jhnen anzulegen, ist, daß alles Unglück vermieden werde, welches erfolgen, und eben so wahrscheinlich die unschuldigere, als die nicht so unschuldige Person, treffen möchte, wenn Sie an jemand schreiben sollten, so lange noch Jhr Gemüth so sehr gegen mich aufgebracht und angeflammet ist.</text:span> Da ich Jhnen meine desfalls gemachte <text:span text:style-name="T2">Anstalt</text:span> eröffnet habe: <text:span text:style-name="T1">so wundere ich mich, daß Sie sich dennoch bemühet haben, einen Brief an Fräulein Howe, ob gleich in einem Umschlage an derselben Kammermägdchen, abzulassen; weil Sie denken mußten, daß er nach aller Wahrscheinlichkeit mir in die Hände fallen würde.</text:span></text:p>
          </table:table-cell>
          <table:table-cell office:value-type="string">
            <text:p>-</text:p>
          </table:table-cell>
          <table:table-cell office:value-type="float" office:value="662">
            <text:p>662</text:p>
          </table:table-cell>
          <table:table-cell table:number-columns-repeated="1018"/>
        </table:table-row>
        <table:table-row table:style-name="ro14">
          <table:table-cell office:value-type="string">
            <text:p><text:span text:style-name="T1">Willkür — Begriffe — ihre Mittheilung — Leistung des Lehrers und Rathgebers — anders in Bezug auf Kunst.</text:span> § 32. Formen des Wesenwillens als Motive — Normen — Formen der Willkür als <text:span text:style-name="T2">Motive</text:span> und Normen — Freiheit des Willens durch Wesenwillen und durch Willkür. <text:span text:style-name="T1">Dritter Abschnitt.</text:span></text:p>
          </table:table-cell>
          <table:table-cell/>
          <table:table-cell office:value-type="string">
            <text:p><text:s/></text:p>
          </table:table-cell>
          <table:table-cell office:value-type="string">
            <text:p><text:span text:style-name="T1">„</text:span><text:span text:style-name="T1">Aber wir hätten diesen Beweis noch kürzer führen können.</text:span> Würde der Lasterhafte aus diesen <text:span text:style-name="T2">Motiven</text:span> handeln, wenn sie ihm nicht einen Genuß gewährten? <text:span text:style-name="T1">Genuß allein ist es, was moralische Wesen in Bewegung sezt; und nur das Gute, wissen wir ja, kann Genuß gewähren. „</text:span></text:p>
          </table:table-cell>
          <table:table-cell office:value-type="string">
            <text:p>-</text:p>
          </table:table-cell>
          <table:table-cell office:value-type="float" office:value="295">
            <text:p>295</text:p>
          </table:table-cell>
          <table:table-cell table:number-columns-repeated="1018"/>
        </table:table-row>
        <table:table-row table:style-name="ro24">
          <table:table-cell office:value-type="string">
            <text:p><text:span text:style-name="T1">Hier auf der Stelle.</text:span> Da ist Papier und <text:span text:style-name="T2">Feder</text:span>. <text:span text:style-name="T1">— Eine Ausarbeitung — ganz nach Ihrem Sinne — an die Lineamente brauchen Sie sich nicht zu halten; da ist viel dummes Zeug darin. —</text:span></text:p>
          </table:table-cell>
          <table:table-cell/>
          <table:table-cell office:value-type="string">
            <text:p><text:s/></text:p>
          </table:table-cell>
          <table:table-cell office:value-type="string">
            <text:p><text:span text:style-name="T1">Die Kennzeichen der Sippe, welche er bildet, sind ein kräftiger Rumpf, ein verhältnißmäßig großer, durch die reiche Befiederung noch größer erscheinender Kopf, mäßig lange Flügel, welche in der Ruhe bis zur Schwanzmitte reichen, mit ziemlich stark verschmälerten, spitzen Handschwingen, unter denen die dritte und vierte die längsten sind, der ziemlich lange, an den äußern Federn etwas verkürzte Schwanz, mittelstarke und mittelhohe Läufe mit kleinen Zehen und auffallend kurzen und dicken Krallen, sowie endlich ein sehr hoher, seitlich stark zusammengedrückter, kurzer Schnabel mit dickem Haken am Oberkiefer und niedrigem Unterkiefer, dessen Spitze abgestutzt und dadurch zweizackig geworden ist.</text:span> Die Augengegend ist nackt, der übrige Leib mit sehr langen, zugespitzten steifschäftigen <text:span text:style-name="T2">Federn</text:span> bedeckt. <text:span text:style-name="T1">Verwandte Raubvögel, welche derselben Sippe zugezählt werden könnten, sind nicht bekannt.</text:span></text:p>
          </table:table-cell>
          <table:table-cell office:value-type="string">
            <text:p>-</text:p>
          </table:table-cell>
          <table:table-cell office:value-type="float" office:value="949">
            <text:p>949</text:p>
          </table:table-cell>
          <table:table-cell table:number-columns-repeated="1018"/>
        </table:table-row>
        <table:table-row table:style-name="ro25">
          <table:table-cell office:value-type="string">
            <text:p><text:span text:style-name="T1">Meist undurchsichtig.</text:span> Wie der Kalksinter von mancherley besonderer Gestalt; theils wie über einander getropft oder geflossen; traubig rc. Meist von <text:span text:style-name="T2">lockerem</text:span> Gefüge, theils blätterig rc. <text:span text:style-name="T1">Gewöhnlich als Ueberzug über andere Steine, zuweilen aber auch sogar über Moos.</text:span></text:p>
          </table:table-cell>
          <table:table-cell/>
          <table:table-cell office:value-type="string">
            <text:p><text:s/></text:p>
          </table:table-cell>
          <table:table-cell office:value-type="string">
            <text:p><text:span text:style-name="T1">Loser Boden bietet keinen genügenden Standort für die Pflanzen.</text:span> Dagegen wird in einem <text:span text:style-name="T2">lockeren</text:span> Boden der Eintritt der Luft und des Wassers begünstigt und dadurch die chemische Thätigkeit desselben erhöht. <text:span text:style-name="T1">Das Wasser wird leichter verdunsten oder in den Untergrund abfließen können.</text:span></text:p>
          </table:table-cell>
          <table:table-cell office:value-type="string">
            <text:p>-</text:p>
          </table:table-cell>
          <table:table-cell office:value-type="float" office:value="438">
            <text:p>438</text:p>
          </table:table-cell>
          <table:table-cell table:number-columns-repeated="1018"/>
        </table:table-row>
        <table:table-row table:style-name="ro24">
          <table:table-cell office:value-type="string">
            <text:p><text:span text:style-name="T1">Wo ist sie wohl nöthiger, als hier?</text:span> Der Mensch, dem man blindlings sein Leben anvertraut, der schlechterdings kein Tribunal zur Beurtheilung seiner Handlungen über sich hat, als sein Gewissen, der zur vollkommnen Erfüllung seines Berufs, alles, Vergnügen, Ruhe, ja eigne Gesundheit und Leben aufopfern muss, — wenn dieser Mensch nicht blos nach reinen moralischen Grundsätzen handelt, wenn er eine sogenannte Politik zum <text:span text:style-name="T2">Motiv</text:span> seiner Handlungen macht, — dann ist er einer der furchtbarsten und gefährlichsten Menschen, und man sollte ihn ärger fliehen, als die Krankheit. <text:span text:style-name="T1">Ein Arzt, ohne Moralität, ist nicht blos ein Unding, er ist ein Ungeheuer!</text:span></text:p>
          </table:table-cell>
          <table:table-cell/>
          <table:table-cell office:value-type="string">
            <text:p><text:s/></text:p>
          </table:table-cell>
          <table:table-cell office:value-type="string">
            <text:p><text:span text:style-name="T1">Man kann dreist behaupten, daß diese edle Tugend der Vorzeit in keiner großen Stadt von Europa in so unbeschränktem Maaße ausgeübt wird, als hier; ein Zeugniß, welches durch die dankbare Beystimmung aller Fremden, die sich hier eine kürzere oder längere Zeit aufgehalten haben, bewährt wird.</text:span> Der Ursprung dieser wohlthätigen Sitte ist ohne Zweifel national; aber die Petersburger haben sich von so vielen Gebräuchen und Gewohnheiten ihres russischen Vaterlandes losgesagt, daß man mit Recht ein stärkeres <text:span text:style-name="T2">Motiv</text:span>, als die Achtung für das Herkommen, annehmen muß, um sich die Beybehaltung einer so kostspieligen Nationaltugend zu erklären. <text:span text:style-name="T1">Dieses Motiv ist der Hang zur Geselligkeit, der die Petersburger, fast ohne Ausnahme, beherrscht; ein Karakterzug, der ihnen ebenfalls gar sehr zur Ehre gereicht, da er oft die Quelle edler und menschlicher Gefühle und Handlungen wird.</text:span></text:p>
          </table:table-cell>
          <table:table-cell office:value-type="string">
            <text:p>-</text:p>
          </table:table-cell>
          <table:table-cell office:value-type="float" office:value="744">
            <text:p>744</text:p>
          </table:table-cell>
          <table:table-cell table:number-columns-repeated="1018"/>
        </table:table-row>
        <table:table-row table:style-name="ro8">
          <table:table-cell office:value-type="string">
            <text:p><text:span text:style-name="T1">Gellert hatte in der That eine Kraft in der Seele, die, wenn sie sich bey außerordentlichen Gelegenheiten auf eine kurze Zeit sammlete, ihn getrost und beherzt machte.</text:span> Er redete mit den Königen ohne Schüchternheit; er fürchtete den Tod weit mehr in seinen leichtern <text:span text:style-name="T2">Zufällen</text:span>, als in seiner lezten Krankheit. <text:span text:style-name="T1">Aber in dem gewöhnlichen Laufe seines Lebens, wenn ihn nichts zu einer außerordentlichen Anstrengung aufforderte, beunruhigten ihn auch kleine Uebel; und er erschrak vor Schwierigkeiten, zu deren Ueberwindung er nur Entschließung gebraucht hätte.</text:span></text:p>
          </table:table-cell>
          <table:table-cell/>
          <table:table-cell office:value-type="string">
            <text:p><text:s/></text:p>
          </table:table-cell>
          <table:table-cell office:value-type="string">
            <text:p><text:span text:style-name="T1">Regine hatte von Minens Entfernung dem Herrmann keine Nachricht ertheilet.</text:span> Zwar hatte Mine ihr nur blos gesagt, daß sie die Nacht nicht heimkommen würde; indessen dachte Regine, wer weiß, was für ein <text:span text:style-name="T2">Zufall</text:span> sie bindet! — <text:span text:style-name="T1">Herrmann kam betrübt nach Hause.</text:span></text:p>
          </table:table-cell>
          <table:table-cell office:value-type="string">
            <text:p>-</text:p>
          </table:table-cell>
          <table:table-cell office:value-type="float" office:value="604">
            <text:p>604</text:p>
          </table:table-cell>
          <table:table-cell table:number-columns-repeated="1018"/>
        </table:table-row>
        <table:table-row table:style-name="ro7">
          <table:table-cell office:value-type="string">
            <text:p><text:span text:style-name="T1">Seitdem blieb die Kraft des zweckbewußten königlichen Willens der werdenden deutschen Großmacht unverloren.</text:span> Man kann sich die <text:span text:style-name="T2">englische</text:span> Geschichte vorstellen ohne Wilhelm III., die Geschichte Frankreichs ohne Richelieu; der preußische Staat ist das Werk seiner Fürsten. <text:span text:style-name="T1">In wenigen andern Ländern bewährte das Königthum so stetig jene beiden Tugenden, die seine Größe bilden: den kühnen, weit vorausschauenden Idealismus, der das bequeme Heute dem größeren Morgen opfert, und die strenge Gerechtigkeit, die jede Selbstsucht in den Dienst des Ganzen zwingt.</text:span></text:p>
          </table:table-cell>
          <table:table-cell/>
          <table:table-cell office:value-type="string">
            <text:p><text:s/></text:p>
          </table:table-cell>
          <table:table-cell office:value-type="string">
            <text:p><text:span text:style-name="T1">Die pontische Bildung, für welche Ritter schwärmt, ist allerdings insofern nachgewiesen, als sie eine buddhistische Wasserblase ist, welche der nordischen Weisheit der Pythagoräer nach Menzel gleichet.</text:span> Die <text:span text:style-name="T2">englischen</text:span> Steihmetzen wanderten ja auch nicht, was Findel, S. 96 selbst anführt, aber hier ausser Acht zu lassen für gut erachtet. <text:span text:style-name="T1">Uebrigens waren die römischen Bauleute vermöge ihres Berufes Wanderer und zogen auf Kosten und Lasten der Steuerpflichtigen im ganzen römischen Reiche frei umher, wo man ihrer zu Bauten bedurfte.</text:span></text:p>
          </table:table-cell>
          <table:table-cell office:value-type="string">
            <text:p>-</text:p>
          </table:table-cell>
          <table:table-cell office:value-type="float" office:value="883">
            <text:p>883</text:p>
          </table:table-cell>
          <table:table-cell table:number-columns-repeated="1018"/>
        </table:table-row>
        <table:table-row table:style-name="ro3">
          <table:table-cell office:value-type="string">
            <text:p><text:span text:style-name="T1">Gott im hohen Himmel bewahr’ einen vor Euren Geburtstagsfestivitäten, – Ihr seid nur froh, wenn Ihr das Geld durchbringen könnt.“</text:span> Adolf lag auf dem Sopha in der sogennanten <text:span text:style-name="T2">Kinderstube</text:span>. <text:span text:style-name="T1">Die jüngeren machten dort ihre Schularbeiten.</text:span></text:p>
          </table:table-cell>
          <table:table-cell/>
          <table:table-cell office:value-type="string">
            <text:p><text:s/></text:p>
          </table:table-cell>
          <table:table-cell office:value-type="string">
            <text:p><text:span text:style-name="T1">es waren gute Menschen, welche sich zwischen ihnen glücklich fühlten!</text:span> Und nun das Kleinzeug der Haushaltung: das braune Kaffeegeschirr und das Tafelservice von Zinn; die Messingleuchter mit der tiefschnuppigen Unschlittkerze, die kupferne Feuerkieke, welche Ehren-Purzel seiner gnädigen Frau Sonntags auf dem Kirchgange nachtrug; — Euch, Menschen von heute, dünken diese Geräthschaften wohl wie Rudera aus einem Hünengrabe; aber fragt einen ergrauten Junggesellen, eine einsame, alte Jungfer, die für kein Tändelwerk in einer <text:span text:style-name="T2">Kinderstube</text:span> zu sorgen, fragt sie, wie es thut, wenn solch rücklaufendes Fädchen aus dem Netze ihrer Gewohnheiten gerissen wird? <text:span text:style-name="T1">Was würden jedoch diese einfachen Umgebungen bedeuten, ohne die gelassene Grandezza, mit welcher die Bewohner sich in denselben bewegten?</text:span></text:p>
          </table:table-cell>
          <table:table-cell office:value-type="string">
            <text:p>-</text:p>
          </table:table-cell>
          <table:table-cell office:value-type="float" office:value="981">
            <text:p>981</text:p>
          </table:table-cell>
          <table:table-cell table:number-columns-repeated="1018"/>
        </table:table-row>
        <table:table-row table:style-name="ro24">
          <table:table-cell office:value-type="string">
            <text:p><text:span text:style-name="T1">Der Künstlerverein hat sich ein im gothischen Style gehaltenes Heim aufgeführt, in welchem sehenswerthe naturhistorische Sammlungen untergebracht sind; die Kunsthalle nächst dem Osterthore enthält unter andern eine ansehnliche Gemäldegallerie und Handzeichnungen Dürer’s, das Kunstgewerbemuseum; die städtische Bibliothek erreichte einen Bestand von mehr als 100.000 Bänden u. s. w.</text:span> Einen hervorragenden und in Handels-und maritimen Angelegenheiten massgebenden Platz im Reiche der deutschen <text:span text:style-name="T2">Presse</text:span> hat die Bremer Journalistik sich errungen, wie dies der Bedeutung Bremens als Welthandelsstadt entspricht. <text:span text:style-name="T1">Wir haben bereits die Ursachen berührt, welche den commerciellen Aufschwung Bremens lange Zeit gehindert hatten, und gedachten auch der erfolgreichen Energie und des Unternehmungsgeistes der Bremer Kaufherren, welchen es gelang, die Nachtheile der ungünstigen Lage abzuwenden.</text:span></text:p>
          </table:table-cell>
          <table:table-cell/>
          <table:table-cell office:value-type="string">
            <text:p><text:s/></text:p>
          </table:table-cell>
          <table:table-cell office:value-type="string">
            <text:p><text:span text:style-name="T1">Die Bestrafung bei wirklich vorkommenden Verbrechen und Vergehen ist dann Sache des Gerichts, und es ist durchaus kein Grund denkbar, weßhalb bei Preßvergehen die Theilnehmer in anderer Weise zur Ablegung von Geständnissen sollten gezwungen werden, als bei allen andern Verbrechen.</text:span> Die ganze Rechtspolizei der Presse ist überhaupt nur eine Gesammtheit von Maßregeln zur Erleichterung der Thätigkeit des Gerichts, nicht etwa ein selbständiges Verfahren mit der <text:span text:style-name="T2">Presse</text:span>. <text:span text:style-name="T1">Die darauf bezüglichen Vorschriften der Polizei haben daher auch gar nichts mit dem Inhalte der Drucksache zu thun, sondern gelten für jede derselben ohne Unterschied.</text:span></text:p>
          </table:table-cell>
          <table:table-cell office:value-type="string">
            <text:p>-</text:p>
          </table:table-cell>
          <table:table-cell office:value-type="float" office:value="940">
            <text:p>940</text:p>
          </table:table-cell>
          <table:table-cell table:number-columns-repeated="1018"/>
        </table:table-row>
        <table:table-row table:style-name="ro5">
          <table:table-cell office:value-type="string">
            <text:p><text:span text:style-name="T1">In England wie in Frankreich steht der handelnde Handwerker mit dem Tagwerkenden (journeymen) nicht in einer Gilde, und überall werden Kaufleute von Krämern unterschieden.</text:span> Die Kaufleute machen <text:span text:style-name="T2">billig</text:span> die erste Classe der Bürgerschaft aus. <text:span text:style-name="T1">Niemand aber sollte zu dieser Classe gehören, der nicht am Schluß des Jahrs bescheinigen könnte, daß er eine nach den Umständen jedes Orts abgemessene Quantität einheimischer Produkten und im Lande verfertigter Waaren auswärts verkaufet habe.</text:span></text:p>
          </table:table-cell>
          <table:table-cell/>
          <table:table-cell office:value-type="string">
            <text:p><text:s/></text:p>
          </table:table-cell>
          <table:table-cell office:value-type="string">
            <text:p><text:span text:style-name="T1">Allein der König wandte sich, gleichsam wie wegen Entwährung des Kaufobjects, an seine Verkäufer.</text:span> Diese waren <text:span text:style-name="T2">billig</text:span> genug einzusehen, dass es ihnen als redlichen Geschäftsmännern obliege dem Ptolemaeos sein Reich wieder zu verschaffen; nur konnten die Parteien sich nicht einig werden, wem der wichtige Auftrag Aegypten mit bewaffneter Hand zu besetzen nebst den davon zu erhoffenden Sporteln zukommen solle. <text:span text:style-name="T1">Erst als die Triarchie auf der Conferenz von Luca sich neu consolidirte, wurde zugleich auch diese Angelegenheit geordnet, nachdem Ptolemaeos noch sich zur Erlegung weiterer 10000 Talente (17 Mill. Thlr.) verstanden hatte: der Statthalter Syriens Aulus Gabinius erhielt jetzt von den Machthabern Befehl sofort zur Zurückführung des Königs die nöthigen Schritte zu thun.</text:span></text:p>
          </table:table-cell>
          <table:table-cell office:value-type="string">
            <text:p>-</text:p>
          </table:table-cell>
          <table:table-cell office:value-type="float" office:value="350">
            <text:p>350</text:p>
          </table:table-cell>
          <table:table-cell table:number-columns-repeated="1018"/>
        </table:table-row>
        <table:table-row table:style-name="ro25">
          <table:table-cell office:value-type="string">
            <text:p><text:span text:style-name="T1">Ich laße daher immer lieber etwas Zugluft in mein Zimmer, als daß ich eine zustarke Ausdünstung darinnen sollte aufkommen lassen.</text:span> 5. Viele Leute zünden zur Zeit eines <text:span text:style-name="T2">Donnerwetters</text:span> auf dem Küchenheerd Feuer an. <text:span text:style-name="T1">Das Feuer ist nun ein vortreflicher Leiter des electrischen oder Blitzfeuers.</text:span></text:p>
          </table:table-cell>
          <table:table-cell/>
          <table:table-cell office:value-type="string">
            <text:p><text:s/></text:p>
          </table:table-cell>
          <table:table-cell office:value-type="string">
            <text:p><text:span text:style-name="T1">Auweh!</text:span> Da kommt noch a <text:span text:style-name="T2">Donnerwetter</text:span> hintend’rein, da geh’ ich. <text:span text:style-name="T1">(ab)</text:span></text:p>
          </table:table-cell>
          <table:table-cell office:value-type="string">
            <text:p>-</text:p>
          </table:table-cell>
          <table:table-cell office:value-type="float" office:value="277">
            <text:p>277</text:p>
          </table:table-cell>
          <table:table-cell table:number-columns-repeated="1018"/>
        </table:table-row>
        <table:table-row table:style-name="ro24">
          <table:table-cell office:value-type="string">
            <text:p><text:span text:style-name="T1">Die Frage ist also nicht davon, was die Policey in jenen erschrecklichen Nothfällen, in jenen spekulativischen Situationen, wo der Sohn seinen Vater vom Brete stürzt, wenn sie beyde sinken müssen, sondern was sie in dem Falle billig zu thun hat: wenn sie z. E. durch eine zeitige Sperrung den Himten Roggen zum Thaler herunter halten zu kommen hofft; bey verstatteter Ausfuhr aber denselben noch einmal so hoch zu steigen befürchten muß?</text:span> Und von diesem Falle, welcher als der gewöhnlichste bey der Frage von den Schaden oder den Vortheilen der Getraidesperre <text:span text:style-name="T2">billig</text:span> zum Grunde gelegt werden muß, habe ich behauptet, daß die Policey am besten thue, in demselben die freye Ausfuhr zu gestatten. <text:span text:style-name="T1">Von diesem Falle gilt auch meiner Einsicht nach dasjenige, was die beyden klaßischen Schriftsteller in dieser Sache zum Besten der Menschheit und der natürlich verbrüderten Nationen ausgeführet haben.</text:span></text:p>
          </table:table-cell>
          <table:table-cell/>
          <table:table-cell office:value-type="string">
            <text:p><text:s/></text:p>
          </table:table-cell>
          <table:table-cell office:value-type="string">
            <text:p><text:span text:style-name="T1">Der Bauch fällt an der Frucht, auch schon von weiten, als gros und vorhängend in die Augen, wenn man selbigen mit der Brust in Vergleichung stellt.</text:span> Es rührt diese Grösse von der Leber her, welche zu dieser Zeit durch das, vom Kuchen zurükkommende Blut dergestalt ausgedehnt wird, daß sie <text:span text:style-name="T2">billig</text:span> doppelt so gros als im erwachsenen Menschen ist, indem sie mehr als gedoppelt so viel Blut empfängt. Es ist nämlich die Nabelblutader, wenn man gleich von ihr das Blut des Blutaderganges abrechnet, dennoch in ihrer Oefnung im Lichten grösser, als der Pfortaderstamm. <text:span text:style-name="T1">Jn der Frucht sehr gros GALEN util. part. XV. c. 6. add.</text:span></text:p>
          </table:table-cell>
          <table:table-cell office:value-type="string">
            <text:p>-</text:p>
          </table:table-cell>
          <table:table-cell office:value-type="float" office:value="564">
            <text:p>564</text:p>
          </table:table-cell>
          <table:table-cell table:number-columns-repeated="1018"/>
        </table:table-row>
        <table:table-row table:style-name="ro4">
          <table:table-cell office:value-type="string">
            <text:p><text:span text:style-name="T1">denn eine andere Gesellschaft in Danzig, Männer, die daselbst in ansehnlichen Aemtern sitzen, haben sich dieser Bemühung unterzogen.</text:span> Das 91 ste und 92ste Stück von ihrer Arbeit wird nächstens die <text:span text:style-name="T2">Presse</text:span> verlassen. <text:span text:style-name="T1">Sie sind auch keineswegs gesonnen, ihre Namen zu verschweigen, da sich schon in dem kurzen Vorberichte der Herr M. Johann Gerber, Prediger an der Kirche zu St. Jacob, ausdrücklich genennet hat.</text:span></text:p>
          </table:table-cell>
          <table:table-cell/>
          <table:table-cell office:value-type="string">
            <text:p><text:s/></text:p>
          </table:table-cell>
          <table:table-cell office:value-type="string">
            <text:p><text:span text:style-name="T1">Viele Bleicher aber samlen diese Abfälle, und verkaufen sie fuderweise Leuten, die davon einen mir nicht gänzlich bekanten Gebrauch zu machen wissen.</text:span> Sind diese Keulen nicht vollkommen ausgepresset, so daß sie noch etwas Wachs enthalten, so werden sie von Leuten, die sich Wachsschläger nennen, durch stärkere <text:span text:style-name="T2">Pressen</text:span>, gänzlich ausgedrückt; oder sie werden auch zum Ueberziehen der Schiffseile angewendet. <text:span text:style-name="T1">Allein ich vermuthe, man wisse sie noch vortheilhafter zu brauchen; denn von Zeit zu Zeit kömt ein Kaufmann aus Siebenlehn oder Siebeln im Erzgebürge, Bartholomäus Heins, nach Hamburg, und nach mehrern Orten in Niedersachsen, wo Wachsbleichen sind, und hohlt diesen Abfall weg.</text:span></text:p>
          </table:table-cell>
          <table:table-cell office:value-type="string">
            <text:p>-</text:p>
          </table:table-cell>
          <table:table-cell office:value-type="float" office:value="870">
            <text:p>870</text:p>
          </table:table-cell>
          <table:table-cell table:number-columns-repeated="1018"/>
        </table:table-row>
        <table:table-row table:style-name="ro24">
          <table:table-cell office:value-type="string">
            <text:p><text:span text:style-name="T1">Heute aber sind es wohl gegen tausend Zeitungen, Zeitschriften und andere Publikationen dieser Art, welche in Japan veröffentlicht und von dem leselustigen und neuigkeitssüchtigen Volk gierig verschlungen werden.</text:span> Aus den Kinderschuhen ist also die <text:span text:style-name="T2">Presse</text:span> rasch herausgewachsen; dagegen darf man dreist behaupten, daß sie noch tief in ihren Flegeljahren steckt, und man kann es der Regierung nicht verdenken, wenn sie von ihrem Recht der Censur jeder Zeit reichlich Gebrauch gemacht hat; manchmal allerdings erst, wenn es zu spät war. <text:span text:style-name="T1">Einen wesentlichen Bestandteil ihrer Aufgabe erblickt die Presse darin, den patriotischen Fanatismus zum lodernden Feuer zu entfachen, dessen Flammen naturgemäß mit Vorliebe nach den Fremden züngeln.</text:span></text:p>
          </table:table-cell>
          <table:table-cell/>
          <table:table-cell office:value-type="string">
            <text:p><text:s/></text:p>
          </table:table-cell>
          <table:table-cell office:value-type="string">
            <text:p><text:span text:style-name="T1">so sind doch alle dergleichen Getränke nur uneigentlich sogenannte Weine, mit denen wir hier nichts zu thun haben, indem wir bloß von den eigentlich sogenannten Weinen handeln werden.</text:span> Die (II) Bereitung derselben geschieht also: die Trauben, wenn sie reif geworden, werden abgeschnitten; in Zober oder Bodemen geschüttet; darinn gestampfet, oder getreten; nachmals auf die <text:span text:style-name="T2">Presse</text:span> gebracht, und der übrige Saft ausgepresset; mit einander in Fässer, die nicht ganz gefüllet, gefasset, bis er vergohren hat; alsdann erst die Fässer voll gemacht; der Spund zugeschlagen; und der Wein eingekellert. <text:span text:style-name="T1">Was (III) aus dem Zober von den Trauben, ehe sie noch gestampfet oder getreten werden, von selbst abläuft, wird der 1) Vorlauf, franz. Mere-goutte, und mit dem, was von dem Treten abläuft, der (2) Vorschuß, franz. Surmonst, oder Monst, genennet, und ist das beste; was aber ausgepreßt wird, heißt der (3) Nachdruck, franz. Vin de pressurage:</text:span></text:p>
          </table:table-cell>
          <table:table-cell office:value-type="string">
            <text:p>-</text:p>
          </table:table-cell>
          <table:table-cell office:value-type="float" office:value="266">
            <text:p>266</text:p>
          </table:table-cell>
          <table:table-cell table:number-columns-repeated="1018"/>
        </table:table-row>
        <table:table-row table:style-name="ro13">
          <table:table-cell office:value-type="string">
            <text:p><text:span text:style-name="T1">Jn der Zustopfung oder Schließung der Mündung brauchen sie nicht weniger allerhand Vorsorge, so, daß auf die letzt alles überall verlöthet oder mit geschmolzenem Calin vergossen und verwahret wird, dergestalt, daß dergleichen Geschirre zur Noth unter Wasser stehen könnte, ohne daß etwas zum Thee hinein dringen, und solches demselben nachtheilig seyn sollte.</text:span> Sie pflegen einige Sorten Theeboy in kleine Büchsen erst zu <text:span text:style-name="T2">packen</text:span>, solche wohl zuverwahren, alsdenn eine Menge Büchsen in eine große Thrune von Calin einzupacken, selbige zu verlöthen, und also zu versenden. <text:span text:style-name="T1">Wie denn überhaupt aller Thee aller Orten so gepackt und verwahrt werden muß, daß er nicht allein vor der freyen Luft, sondern auch vor Feuchtigkeit und stark riechenden Dingen sicher sey, weil er sonst feuchte wird, und von diesen letztern den Geruch und Geschmack annimmt; auf beyde Fälle aber verdirbt.</text:span></text:p>
          </table:table-cell>
          <table:table-cell/>
          <table:table-cell office:value-type="string">
            <text:p><text:s/></text:p>
          </table:table-cell>
          <table:table-cell office:value-type="string">
            <text:p><text:span text:style-name="T1">Er war selbst ein Vertrauter des Generals Wimpfen und Georg Forsters.</text:span> Bey der Ankunft der Preußen <text:span text:style-name="T2">packte</text:span> er auf, und gieng nach Landau und von da nach Strasburg, wo er die Stelle eines Kriegskommissärs übernahm. <text:span text:style-name="T1">Sein Haus wurde geplündert und seine Frau, ein junges hübsches Weib, aufs ärgste mishandelt.</text:span></text:p>
          </table:table-cell>
          <table:table-cell office:value-type="string">
            <text:p>-</text:p>
          </table:table-cell>
          <table:table-cell office:value-type="float" office:value="680">
            <text:p>680</text:p>
          </table:table-cell>
          <table:table-cell table:number-columns-repeated="1018"/>
        </table:table-row>
        <table:table-row table:style-name="ro7">
          <table:table-cell office:value-type="string">
            <text:p><text:span text:style-name="T1">„</text:span><text:span text:style-name="T1">Bon! Und willst Du mir einen dieser tausend Beweise nennen?“</text:span> „Nun, ich dächte der heutige <text:span text:style-name="T2">Abend</text:span> wäre Beweis genug. <text:span text:style-name="T1">Erst läßt sie sich von ihm zu Tische führen, hernach coquettirt sie mit ihm auf eine unverschämte Weise —“.</text:span></text:p>
          </table:table-cell>
          <table:table-cell/>
          <table:table-cell office:value-type="string">
            <text:p><text:s/></text:p>
          </table:table-cell>
          <table:table-cell office:value-type="string">
            <text:p><text:span text:style-name="T1">Sehr sinnreich ist die Verwendung zu nennen, welche die Damen davon machen, um ihre Reize zu erhöhen.</text:span> Sie stecken des <text:span text:style-name="T2">Abends</text:span> die Käfer in ein Säckchen von seinem Tüll, deren mehrere in Rosenform an dem Kleide befestigt werden; am schönsten aber soll sich dieser Schmuck ausnehmen, wenn er mit künstlichen, aus Kolibrifedern gefertigten Blumen und einzelnen Brillanten verbunden, als Kranz im Haare getragen wird. <text:span text:style-name="T1">Die Käfer, von den Spaniern Cucujo genannt, bilden in Veracruz eben darum einen Handelsartikel.</text:span></text:p>
          </table:table-cell>
          <table:table-cell office:value-type="string">
            <text:p>-</text:p>
          </table:table-cell>
          <table:table-cell office:value-type="float" office:value="1056">
            <text:p>1056</text:p>
          </table:table-cell>
          <table:table-cell table:number-columns-repeated="1018"/>
        </table:table-row>
        <table:table-row table:style-name="ro16">
          <table:table-cell office:value-type="string">
            <text:p><text:span text:style-name="T1">Von allem dem behauptet aber der Reichshofrath mit Beystimmung des Kaisers das Gegentheil.</text:span> Seit 1742. hat die Sache zur authentischen Erklärung des <text:span text:style-name="T2">Reichstags</text:span> gebracht werden sollen; so jedoch noch nicht geschehen ist. <text:span text:style-name="T1">Ein ähnlicher Gegenstand kam selbst in den Westphälischen Friedenshandlungen vor, ohne aber auch da zur Entscheidung zu gelangen.</text:span></text:p>
          </table:table-cell>
          <table:table-cell/>
          <table:table-cell office:value-type="string">
            <text:p><text:s/></text:p>
          </table:table-cell>
          <table:table-cell office:value-type="string">
            <text:p><text:span text:style-name="T1">Gegen ältere Zeiten scheint die heutige Reichsverfassung hier selbst noch einen Vorzug zu haben, da ehedem nur von Zeit zu Zeit ein nur kurz währender Reichstag gehalten wurde, an statt daß jetzt derselbe immerwährend fortgeführet wird.</text:span> Jedoch auf der andern Seite hat der <text:span text:style-name="T2">Reichstag</text:span> selbst dadurch sowohl an seinem Glanze als an seiner wirksamen Thätigkeit merklich verlohren, da ehedem noch Churfürsten, Fürsten und Grafen sowohl als der Kaiser selbst sich persönlich dabey einzufinden pflegten und dann gleich auf der Stelle ihre Meynung erklären konnten, jetzt aber lauter Bevollmächtigte da sind, die für sich nichts thun können, sondern alles auf die jedesmal einzuholende oder doch erst nachzusehende und genau zu befolgende Instruction müßen ankommen laßen. <text:span text:style-name="T1">Da nun überdies nicht nur solche Stände, die jetzt mehrere Stimmen haben, solche gemeiniglich nur durch einen Gesandten führen laßen, sondern vielfältig auch ein Gesandter mehrere Höfe zu bedienen hat; so ist der ganze Reichstag nach und nach so zusammen geschmolzen, daß zu den hundert Stimmen im Reichsfürstenrathe kaum noch 20. Gesandten vorhanden sind.</text:span></text:p>
          </table:table-cell>
          <table:table-cell office:value-type="string">
            <text:p>-</text:p>
          </table:table-cell>
          <table:table-cell office:value-type="float" office:value="602">
            <text:p>602</text:p>
          </table:table-cell>
          <table:table-cell table:number-columns-repeated="1018"/>
        </table:table-row>
        <table:table-row table:style-name="ro22">
          <table:table-cell office:value-type="string">
            <text:p><text:span text:style-name="T1">Dies Gesetz wirkte sehr segensreich und arbeitete der späteren Zolleinigung Deutschlands vor.</text:span> Kehren wir nach dieser zollpolitischen Abschweifung zur <text:span text:style-name="T2">technischen</text:span> Entwickelung der Eisenindustrie zurück. <text:span text:style-name="T1">Das Flammofenfrischen fand erst sehr spät Eingang in Deutschland.</text:span></text:p>
          </table:table-cell>
          <table:table-cell/>
          <table:table-cell office:value-type="string">
            <text:p><text:s/></text:p>
          </table:table-cell>
          <table:table-cell office:value-type="string">
            <text:p><text:span text:style-name="T1">In erster Linie sind hierzu berufen die Behörden der inneren Verwaltung, also in der Zentralinstanz das Ministerium des Innern und, wo ein solches besteht, auch jenes für Bodenkultur teils allein, teils in Verbindung mit dem Ministerium des Innern, ferner die diesen Ministerien unterstehenden Abteilungen der Provinzialregierungen und die entsprechenden äusseren Behörden.</text:span> Die Beamten der Staatsforstverwaltung nehmen an der Lösung der forstpolitischen Aufgaben in doppelter Weise teil, nämlich einerseits durch Wahrung der volkswirtschaftlichen Interessen bei Verwaltung der Staatsforsten und anderseits in jenen Staaten, in welchen hierfür nicht besondere Organe bestehen, wie z. B. in Oesterreich, auch als <text:span text:style-name="T2">technische</text:span> Räte und Vollzugsbehörden der inneren Verwaltung. <text:span text:style-name="T1">Der forstliche Unterricht ressortiert bald ganz, bald nur teilweise von der Staatsforstverwaltung; in letzterem Falle besitzt das Unterrichtsministerium einen je nach den Verhältnissen verschieden bemessenen Einfluss.</text:span></text:p>
          </table:table-cell>
          <table:table-cell office:value-type="string">
            <text:p>-</text:p>
          </table:table-cell>
          <table:table-cell office:value-type="float" office:value="1278">
            <text:p>1278</text:p>
          </table:table-cell>
          <table:table-cell table:number-columns-repeated="1018"/>
        </table:table-row>
        <table:table-row table:style-name="ro7">
          <table:table-cell office:value-type="string">
            <text:p><text:span text:style-name="T1">Das Weihnachtsgefühl, die hohe Vorfreude des Festes in uns zu wecken (so erzählt der Sohn), verstand er vortrefflich.</text:span> Er that es in lockender, die Einbildungskraft anregender Weise, theils durch Töne von Kinderinstrumenten, theils durch Proben von Weihnachtsgebäck, welches von bepelzter Hand durch die knapp geöffnete und im Hui wieder geschlossene Thür in die <text:span text:style-name="T2">Kinderstube</text:span> geworfen wurde. <text:span text:style-name="T1">Ließ einmal Knecht Ruprecht gar nichts von sich hören und sehen, so baten wir singend an der hoffnungsreichen Pforte um sein Erscheinen und seine Gaben.</text:span></text:p>
          </table:table-cell>
          <table:table-cell/>
          <table:table-cell office:value-type="string">
            <text:p><text:s/></text:p>
          </table:table-cell>
          <table:table-cell office:value-type="string">
            <text:p><text:span text:style-name="T1">Und was bleibt dann? —“</text:span> In der <text:span text:style-name="T2">Kinderstube</text:span> war es laut geworden, keine ungewöhnliche Erscheinung. <text:span text:style-name="T1">Die Kinder verübten, wenn sie kaum sich etwas erholt, allerhand Schabernack.</text:span></text:p>
          </table:table-cell>
          <table:table-cell office:value-type="string">
            <text:p>-</text:p>
          </table:table-cell>
          <table:table-cell office:value-type="float" office:value="1015">
            <text:p>1015</text:p>
          </table:table-cell>
          <table:table-cell table:number-columns-repeated="1018"/>
        </table:table-row>
        <table:table-row table:style-name="ro4">
          <table:table-cell office:value-type="string">
            <text:p><text:span text:style-name="T1">Am heiligen Christabend wurde dieselbe indessen ungeachtet des vorliegenden vernichtenden Belastungsmaterials außer Verfolgung und auf freien Fuß gesetzt.</text:span> Sämtliche Judenblätter, voran die „Jüdische <text:span text:style-name="T2">Presse</text:span>“, hatten diesen „Sieg“ ihren Lesern per Privattelegramm zur Kenntnis gebracht. <text:span text:style-name="T1">Welche Beurteilung derselbe aber in hauptstädtischen Kreisen erfuhr, erhellt am besten aus dieser Mitteilung des unparteiischen und gewiß nicht antisemitischen „Berliner Lokalanzeigers“:</text:span></text:p>
          </table:table-cell>
          <table:table-cell/>
          <table:table-cell office:value-type="string">
            <text:p><text:s/></text:p>
          </table:table-cell>
          <table:table-cell office:value-type="string">
            <text:p><text:span text:style-name="T1">Dieß Studium gehört der Verwaltungslehre nicht mehr an.</text:span> Wohl aber werden die übrigen Unterscheidungen maßgebend für die Gestaltung des öffentlichen Rechts der <text:span text:style-name="T2">Presse</text:span>, das sich, so wie jene Formen sich selbständig entwickeln, zu einer gewissen Verschiedenheit für jede einzelne derselben herausbildet, obwohl es dennoch in seinem wesentlichen Princip stets dasselbe ist. <text:span text:style-name="T1">Der wesentliche Unterschied dieser Formen wäre wohl kaum zu übersehen gewesen, speziell auch für das positive Preßrecht, wenn man auch nur die Ansichten des vorigen Jahrhunderts, wie sie z. B. bei Justi, Sonnenfels u. a. vorkommen, in einer systematischen Geschichte desselben verarbeitet hätte.</text:span></text:p>
          </table:table-cell>
          <table:table-cell office:value-type="string">
            <text:p>-</text:p>
          </table:table-cell>
          <table:table-cell office:value-type="float" office:value="1059">
            <text:p>1059</text:p>
          </table:table-cell>
          <table:table-cell table:number-columns-repeated="1018"/>
        </table:table-row>
        <table:table-row table:style-name="ro14">
          <table:table-cell office:value-type="string">
            <text:p><text:span text:style-name="T1">Die Mutter änderte ihren Plan.</text:span> Sie ging um die Eke des Hauses, und kam zu einer Seite, die mit Weingeländer bepflanzt war, die gegen den Garten sah, und in welcher ein offenes Fenster der <text:span text:style-name="T2">Kinderstube</text:span> war. <text:span text:style-name="T1">Sie zeigte gegen das Fenster empor, und rief:</text:span></text:p>
          </table:table-cell>
          <table:table-cell/>
          <table:table-cell office:value-type="string">
            <text:p><text:s/></text:p>
          </table:table-cell>
          <table:table-cell office:value-type="string">
            <text:p><text:span text:style-name="T1">— </text:span><text:span text:style-name="T1">dass ihr endlich wieder thatet wie Kinder thun, nämlich betetet, hände-faltetet und „lieber Gott sagtet!</text:span> Aber nun lasst mir diese <text:span text:style-name="T2">Kinderstube</text:span>, meine eigne Höhle, wo heute alle Kinderei zu Hause ist. <text:span text:style-name="T1">Kühlt hier draussen euren heissen Kinder-Übermuth und Herzenslärm ab!</text:span></text:p>
          </table:table-cell>
          <table:table-cell office:value-type="string">
            <text:p>-</text:p>
          </table:table-cell>
          <table:table-cell office:value-type="float" office:value="1016">
            <text:p>1016</text:p>
          </table:table-cell>
          <table:table-cell table:number-columns-repeated="1018"/>
        </table:table-row>
        <table:table-row table:style-name="ro20">
          <table:table-cell office:value-type="string">
            <text:p><text:span text:style-name="T1">Die noch mit weniger Erde umgebenen Wurzeln solcher Gewächse, verlängern sich alsdann gar leicht überall in den Moos, und spinnen denselben zuletzt in feste Klumpen zusammen, daß man davon ein feines netzförmiges Gewebe durch und durch gewahr wird.</text:span> Dieser <text:span text:style-name="T2">Zufall</text:span> ist mir vor 27 Jahren bereits mit einer Schachtel voll Nelkenpflanzen begegnet, welche von Nürnberg nach Leipzig etwas länger unter Weges war, als es seyn sollte: vor nunmehro 22 Jahren aber, mit einem Pisang, (Musa) die mir von Wien nach der Trebnitz geschickt wurde. <text:span text:style-name="T1">Beyde Vorfälle, und die ich seit 1729 mit andern in hohen Gebürgen unter den tiefen Steinklippen und Spalten der Felsen häufig vorgekommenen, sehr gut vergleichen konnte, gaben mir Gelegenheit, nach der Hand wegen der eigentlichen Nahrung der Gewächse im Moos, ohne Erde, von der dazu geschickten Materie, ihren Unterschieden und übrigen Eigenschaften, selbst eigene Versuche zu machen, und dazu alle und jede mir bekannte Gewächsarten nach und nach anzuwenden, von welchen im Verfolg weitere Anzeige geschehen soll.</text:span></text:p>
          </table:table-cell>
          <table:table-cell/>
          <table:table-cell office:value-type="string">
            <text:p><text:s/></text:p>
          </table:table-cell>
          <table:table-cell office:value-type="string">
            <text:p><text:span text:style-name="T1">Man findet nemlich die Elephantiasis, die den Yaws ähnlich ist: imgleichen einen Aussatz über die ganze Haut, und endlich ein ungeheures, faulendes Geschwür unter ihnen, das abscheulich anzusehen ist.</text:span> Doch sind alle diese Gattungen ungemein selten anzutreffen, vornemlich die letzte Art, welches ohne Zweifel dem treflichen Clima und der einfachen unschuldigen Kost dieser Insulaner zuzuschreiben ist; ein Vorzug ihrer Lebensart, der nie genug angerühmt und mit Recht als die Hauptursach angesehn werden kann, daß jene <text:span text:style-name="T2">Zufälle</text:span> so selten, ja überhaupt fast keine gefährliche und tödtliche Krankheiten in Tahiti anzutreffen sind. <text:span text:style-name="T1">S. Bougainville’s Reisen und Hawkesworths Gesch. der engl. See-Reisen in 4. zweyter Band, pag. 230. Herr von B. zweifelt, ob die Krankheit vor seiner Ankunft zu Tahiti gewesen sey; der Engländer ist positiver in seiner Meynung.</text:span></text:p>
          </table:table-cell>
          <table:table-cell office:value-type="string">
            <text:p>-</text:p>
          </table:table-cell>
          <table:table-cell office:value-type="float" office:value="791">
            <text:p>791</text:p>
          </table:table-cell>
          <table:table-cell table:number-columns-repeated="1018"/>
        </table:table-row>
        <table:table-row table:style-name="ro9">
          <table:table-cell office:value-type="string">
            <text:p><text:span text:style-name="T1">Herkömmliche Glückwünsche und eine ziemlich altmodische Redensart von ewiger Liebe und Treue und so weiter.</text:span> Sie schien dem Schreiber nicht eben <text:span text:style-name="T2">flott</text:span> vom Herzen gekommen zu sein. <text:span text:style-name="T1">Eine Nachschrift brachte die Notiz, daß er allsobald von Berlin zur königlichen Armee nach Schlesien dirigirt und dort, nach Wunsch, dem Regiment Weimar zugetheilt worden sei.</text:span></text:p>
          </table:table-cell>
          <table:table-cell/>
          <table:table-cell office:value-type="string">
            <text:p><text:s/></text:p>
          </table:table-cell>
          <table:table-cell office:value-type="string">
            <text:p><text:span text:style-name="T1">Trittyen bei der flotte.</text:span> Die verwahrlosten zustände, die sich in den demosthenischen und apollodorischen reden zeigen, zumal in denen über den trierarchischen kranz und wider Polykles, haben für das fünfte jahrhundert natürlich keine geltung. um 360 gab es in wahrheit so wenig für die <text:span text:style-name="T2">flotte</text:span> wie für das landheer eine effective dienstpflicht. der trierarch mochte sehen, wo er seine leute anftrieb. <text:span text:style-name="T1">CIA I 517. 518 mit den nachträgen in IV. C. Schaefer Mitt. Ath. IV 85, Köhler VII 108.</text:span></text:p>
          </table:table-cell>
          <table:table-cell office:value-type="string">
            <text:p>-</text:p>
          </table:table-cell>
          <table:table-cell office:value-type="float" office:value="1310">
            <text:p>1310</text:p>
          </table:table-cell>
          <table:table-cell table:number-columns-repeated="1018"/>
        </table:table-row>
        <table:table-row table:style-name="ro10">
          <table:table-cell office:value-type="string">
            <text:p><text:span text:style-name="T1">Cirkulirt das Geld als Zahlungsmittel, so sind hier nur Bilanzen zu zahlen, soweit sich die wechselseitigen Käufe und Verkäufe nicht decken.</text:span> Es ist aber wichtig, überall, wie es hier geschieht, zunächst die metallische Cirkulation in ihrer einfachsten, ursprünglichsten Form vorauszusetzen, weil sich damit Fluss und Rückfluss, Ausgleichung von <text:span text:style-name="T2">Bilanzen</text:span>, kurz alle Momente, die im Kreditsystem als bewusst geregelte Verläufe erscheinen, als unabhängig vom Kreditsystem vorhanden darstellen, die Sache in naturwüchsiger Form erscheint, statt in der spätren reflektirten. <text:span text:style-name="T1">3) Das zusätzliche variable Kapital.</text:span></text:p>
          </table:table-cell>
          <table:table-cell/>
          <table:table-cell office:value-type="string">
            <text:p><text:s/></text:p>
          </table:table-cell>
          <table:table-cell office:value-type="string">
            <text:p><text:span text:style-name="T1">Wie mancher Staatsbediente geht zu Fuß zu seinem Handwerker, wenn dieser sich in seinen Wagen oder Phaeton wirft, um seinen vornehmen Schuldnern die Morgenvisite zu machen.</text:span> Ueberall höflich empfangen, weil er überall zu fordern hat, verwechselt er nur gar zu leicht seine persönliche Wichtigkeit mit der <text:span text:style-name="T2">Bilanz</text:span> seines Kontobuchs, und schreibt jener Wirkungen zu, welche nur von dieser ihren Ursprung empfangen. <text:span text:style-name="T1">Daher die Insolenz dieser Art Leute gegen Jeden, den sie nach ihren Begriffen nicht für vollwichtig halten.</text:span></text:p>
          </table:table-cell>
          <table:table-cell office:value-type="string">
            <text:p>-</text:p>
          </table:table-cell>
          <table:table-cell office:value-type="float" office:value="341">
            <text:p>341</text:p>
          </table:table-cell>
          <table:table-cell table:number-columns-repeated="1018"/>
        </table:table-row>
        <table:table-row table:style-name="ro4">
          <table:table-cell office:value-type="string">
            <text:p><text:span text:style-name="T1">Der Anfang superbe.</text:span> Das <text:span text:style-name="T2">Vorwort</text:span> ist von Ihnen, das kann ein Geschäftsmann nicht. <text:span text:style-name="T1">So wollte ich die Verordnung vor's Publicum gebracht, so eingeleitet.</text:span></text:p>
          </table:table-cell>
          <table:table-cell/>
          <table:table-cell office:value-type="string">
            <text:p><text:s/></text:p>
          </table:table-cell>
          <table:table-cell office:value-type="string">
            <text:p><text:span text:style-name="T1">Daher erkannte er sogleich, daß Frankreich trotz der Charte der Bourbonen noch immer ein Land des Despotismus war, da die napoleonische Verwaltungsordnung unverändert fortbestand.</text:span> Um seine Landsleute vor der einseitigen Ueberschätzung der constitutionellen Staatsformen zu warnen und sie wieder an die gesunden Grundgedanken des Steinschen Reformwerks zu erinnern, gab er gleich nach dem Frieden jene Abhandlung Vinckes über die englische Verwaltung, die einst unter Steins Augen entstanden war, heraus und sagte in seinem <text:span text:style-name="T2">Vorwort</text:span>, zum Entsetzen der liberalen Welt, rundweg: „die Freiheit beruht ungleich mehr auf der Verwaltung als auf der Verfassung.“ <text:span text:style-name="T1">I. 274.</text:span></text:p>
          </table:table-cell>
          <table:table-cell office:value-type="string">
            <text:p>-</text:p>
          </table:table-cell>
          <table:table-cell office:value-type="float" office:value="1232">
            <text:p>1232</text:p>
          </table:table-cell>
          <table:table-cell table:number-columns-repeated="1018"/>
        </table:table-row>
        <table:table-row table:style-name="ro5">
          <table:table-cell office:value-type="string">
            <text:p><text:span text:style-name="T1">Jch glaube Möglichkeit und Zulänglichkeit einer solchen Aufsicht durch das eben erzählte Beispiel bewiesen zu haben.</text:span> Deutsches <text:span text:style-name="T2">Museum</text:span>, 5tes St. 1778. <text:span text:style-name="T1">Während dieser fortgesetzten Wachsamkeit, da die Leidenschaft ohne Nahrung ist, gewinnt die unterdrückte Vernunft ihre Herrschaft; die Einbildungskraft verliert ihr Feuer; andere Vorstellungen setzen sich in der Seele fest.</text:span></text:p>
          </table:table-cell>
          <table:table-cell/>
          <table:table-cell office:value-type="string">
            <text:p><text:s/></text:p>
          </table:table-cell>
          <table:table-cell office:value-type="string">
            <text:p><text:span text:style-name="T1">Ein Typus solcher Männer war Argote de Molina (1548 † 1598), der Spross einer Reihe von Matamoros, die sich von dem Eroberer Cordobas ableiteten.</text:span> Nachdem er sich mit dreizehn Jahren bei der Vertheidigung des Peñon de Velez, dann bei der Rebellion von Granada, in den Galeren Spaniens, endlich im Krieg von Navarra an der Spitze eines Häufleins Sevillaner Cavaliere Lorbeern gepflückt, schuf er sich in seinem Hause, Cal de Francos, neben Rüstkammer und Marstall ein <text:span text:style-name="T2">Museum</text:span>, in dem literarische Schätze des spanischen Mittelalters, auf Reisen gesammelt, niedergelegt waren: der Conde Lucanor, das Jagdbuch Alfons XI, das Reisewerk vom grossen Tamerlan. <text:span text:style-name="T1">Hier begann er eine Geschichte des andalusischen Adels: „sein Zeugniss reicht allein hin zur Beglaubigung einer Thatsache“.</text:span></text:p>
          </table:table-cell>
          <table:table-cell office:value-type="string">
            <text:p>-</text:p>
          </table:table-cell>
          <table:table-cell office:value-type="float" office:value="213">
            <text:p>213</text:p>
          </table:table-cell>
          <table:table-cell table:number-columns-repeated="1018"/>
        </table:table-row>
        <table:table-row table:style-name="ro3">
          <table:table-cell office:value-type="string">
            <text:p><text:span text:style-name="T1">Bund dieselbe Grundlage gewahrt, die im Preußischen Staatsrecht anerkannt ist, indem nach dem Art. 109 der Preuß. Verf. Urk. die Forterhebung der bestehenden Steuern und Abgaben von der jährlichen Etatsfestsetzung unabhängig ist.</text:span> Die Preuß. Regierung war nicht Willens, diese verfassungsmäßig vorhandene Grundlage aufzuopfern und den Fortbestand der Preuß. Armee vom Jahre 1872 ab dem willkührlichen Gutbefinden einer Reichstagsmajorität anheimzugeben, und der <text:span text:style-name="T2">Reichstag</text:span> bestand nicht auf einem solchen Verlangen, sondern begnügte sich mit der vollen Wahrung des Ausgabebewilligungsrechts unter Einschiebung einer kurzen Pauschquantum-Periode und dem Vorbehalte einer späteren Vereinbarung über die dauernde Präsenzstärke. <text:span text:style-name="T1">Entwurf zur Verf. Art. 58.</text:span></text:p>
          </table:table-cell>
          <table:table-cell/>
          <table:table-cell office:value-type="string">
            <text:p><text:s/></text:p>
          </table:table-cell>
          <table:table-cell office:value-type="string">
            <text:p><text:span text:style-name="T1">Abgesehen von den Bestimmungen über die auszufertigenden Appoints und über die Zinsen haben daher diese Kaiserlichen Erlasse vollkommen denselben Inhalt wie die Anleihegesetze.</text:span> In formeller Beziehung ist es unbestreitbar incorrect und anstößig, daß eine und dieselbe Anordnung zweimal erlassen wird; das erste Mal vom Kaiser unter Zustimmung von Bundesrath und <text:span text:style-name="T2">Reichstag</text:span> und das zweite Mal wieder vom Kaiser „auf Grund jener ersten Anordnung; man sollte meinen, daß der bereits durch Reichsgesetz ermächtigte Reichskanzler nicht nochmals ermächtigt zu werden braucht. <text:span text:style-name="T1">Materiell aber liegt in dieser Praxis ein tiefer Sinn; die Anleihegesetze wollen etwas Anderes bedeuten als ihr Wortlaut sagt oder sie werden wenigstens anders ausgelegt als nach ihrem buchstäblichen Sinn.</text:span></text:p>
          </table:table-cell>
          <table:table-cell office:value-type="string">
            <text:p>-</text:p>
          </table:table-cell>
          <table:table-cell office:value-type="float" office:value="1042">
            <text:p>1042</text:p>
          </table:table-cell>
          <table:table-cell table:number-columns-repeated="1018"/>
        </table:table-row>
        <table:table-row table:style-name="ro53">
          <table:table-cell office:value-type="string">
            <text:p><text:span text:style-name="T1">Motiv der Metamorphose.</text:span> <text:span text:style-name="T2">Motiv</text:span> plötzlichen Erscheinens und Verschwindens, des Unerkanntseinwollens u. s. w. <text:span text:style-name="T1">Die Figuren der Verwicklung.</text:span></text:p>
          </table:table-cell>
          <table:table-cell/>
          <table:table-cell office:value-type="string">
            <text:p><text:s/></text:p>
          </table:table-cell>
          <table:table-cell office:value-type="string">
            <text:p><text:span text:style-name="T1">Auf andere Ursachen und Motive führt er endlich zurück: a) das Gesetz des abnehmenden Bodenertrags; b) das Malthussche Bevölkerungsgesetz, endlich c) die sog. Entwickelungsgesetze, die teilweise schon Aristoteles erkannt hat, wie den Übergang von der geschlossenen Hauswirtschaft zur chrematistischen, auf Vermögensgewinn bedachten Wirtschaft; ferner gehören hierher der Übergang der Natural-zur Geld-und Kreditwirtschaft, die Ausbildung der Arbeitsteilung-, der Unternehmungs-, der Arbeitsentlohnungsformen, auch die von Neumann freilich nicht erwähnte Entwickelung der Dorf-und Hauswirtschaft zur Stadt-, Territorial-und Volkswirtschaft.</text:span> Alle kausalen wirtschaftlichen unter 1 bis 3 genannten Gesetze seien „ein Ausdruck für je eine aus bestimmten Ursachen als solchen sich im allgemeinen ergebende Wiederkehr besonders wichtiger wirtschaftlicher Erscheinungen. Dieselben sind nach Neumann nirgends exakte Gesetze, d. h. in zähl-und meßbarer Form sich durchsetzende; sie deuten alle immer nur Tendenzen an, die sich an bestimmte psychologische Massenerscheinungen auf bestimmter Kulturhöhe anknüpfen; sie haben also stets einen hypothetischen Charakter; die Folgen treten ein, wenn und so fern die vorausgesetzten <text:span text:style-name="T2">Motive</text:span> der handelnden Menschen stark genug sind, nicht örtlich und zeitlich von entgegengesetzten Motiven zurückgedrängt werden. <text:span text:style-name="T1">Aber in den wirtschaftlich höher entwickelten Kulturstaaten der Gegenwart und der jüngsten Vergangenheit mit ihrer dichten Bevölkerung, mit ihren schweren Kämpfen um die wirtschaftliche Existenz, mit ihrer Wucht der sozialen und wirtschaftlichen Zusammenhänge treten — nach Neumann — die Unterschiede und Abweichungen der beobachteten psychologischen Massenerscheinungen soweit zurück, daß einerseits der wirtschaftliche Erwerbstrieb der Einzelnen, andererseits gewisse Arten seiner Einschränkung durch genossenschaftliche, korporative, staatliche Maßnahmen und durch die damit zusammenhängenden, höheren Gefühle der Gerechtigkeit und Tendenzen des Interessenausgleiches so allgemein seien, daß für die in Betracht kommenden Massenerscheinungen wohl von einer gesetzlichen Notwendigkeit gleicher Folgen aus gleichen Ursachen zu reden sei.</text:span></text:p>
          </table:table-cell>
          <table:table-cell office:value-type="string">
            <text:p>-</text:p>
          </table:table-cell>
          <table:table-cell office:value-type="float" office:value="1262">
            <text:p>1262</text:p>
          </table:table-cell>
          <table:table-cell table:number-columns-repeated="1018"/>
        </table:table-row>
        <table:table-row table:style-name="ro27">
          <table:table-cell office:value-type="string">
            <text:p><text:span text:style-name="T1">Zwei Zöglinge der Missionsanstalt vertraten die Stelle von Lectoren und lasen vom Orgelchor herunter als Evangelium des Tages Matth. 25, 31–46. und als Epistel Röm. 16, 1–16.</text:span> Diese Lectionen fanden so tiefen Anklang im Herzen der Hörer, daß man hernach beschloß, sie beide als stehende Lectionen für den 9. Mai in der <text:span text:style-name="T2">Anstalt</text:span> zu behalten. <text:span text:style-name="T1">Wirklich klingen seitdem die beiden großen Lectionen an Feiern und Feiertagen des Diaconissenhauses immer wieder.</text:span></text:p>
          </table:table-cell>
          <table:table-cell/>
          <table:table-cell office:value-type="string">
            <text:p><text:s/></text:p>
          </table:table-cell>
          <table:table-cell office:value-type="string">
            <text:p><text:span text:style-name="T1">Es fragt sich also, ob unsere Arbeitshäuser, wo solche bestehen, dem oben aufgestellten strengen Grundsatze entsprechen, und ob die betreffenden Gesetzgebungen, soweit sie demselben wirklich entsprechen, auch in einer diesem Ideal angemessenen Weise gehandhabt werden.</text:span> Wenn ich bisher die Mittel gegen die Vagabondage erörtert habe, die theils innerhalb des jetzigen Zustandes unserer Gesetzgebung angewendet werden können, theils auf dem Wege der Gesetzgebung zu realisiren sind, so will ich nun zuletzt, aber nicht am Geringsten, gedenken einer <text:span text:style-name="T2">Anstalt</text:span>, die viel besprochen worden ist und die, ohne irgend wie den Beistand der öffentlichen Gewalt, des Staats oder der Gesetzgebung anzurufen, hervorgegangen aus der Einsicht, der Willenskraft und der Menschenliebe eines einzelnen hochbegabten Mannes, uns den Weg gezeigt hat, wie ohne jede staatssocialistische Beimischung und unter Verschmähung eines jeglichen Zwanges die Vagabundenfrage zu lösen. <text:span text:style-name="T1">Ich spreche von der Privatanstalt des Pastor Bodelschwingh in Westphalen, die bei allen Parteien, ohne Unterschied der politischen und religiösen Gesinnung, allgemeine Anerkennung findet, und dem Uebel in einer Weise entgegengetreten ist, daß dessen Beseitigung wenigstens innerhalb einer gewissen Möglichkeit liegt.</text:span></text:p>
          </table:table-cell>
          <table:table-cell office:value-type="string">
            <text:p>-</text:p>
          </table:table-cell>
          <table:table-cell office:value-type="float" office:value="1303">
            <text:p>1303</text:p>
          </table:table-cell>
          <table:table-cell table:number-columns-repeated="1018"/>
        </table:table-row>
        <table:table-row table:style-name="ro34">
          <table:table-cell office:value-type="string">
            <text:p><text:span text:style-name="T1">Málaga (Massstab 1: 27.000; Sonden und Höhen in Metern).</text:span> A Winter-Ankerplatz auf der Rhede, A1 Sommer-Ankerplatz, B innerer Hafen, B1 neue Hafendämme, C neuer Stadttheil (nach Ausbau des Hafens), D Zollamt, E Station der Bahn nach Cordoba F Leuchtfeuer, F1 alter Leuchtthurm, G Batterie S. Carlos, H Strand Malagueta, J Arena für Stierkämpfe, K Kathedrale, L Playa de St. Andres, M Eisenfabrik Constancia, N Gaswerke, O Aurora (Kleiderfabrik), P Civil-Hospital, R Plaza de Riego, S Calle la Victoria, T Plaza de la Constitucion, U Castell di Gibralfaro, V Zuckerfabrik, W Kupferhammerwerk, X <text:span text:style-name="T2">englischer</text:span> Friedhof, Y Alcazaba-Platz, Z Calle de Torrijos, — 1 Calle de Alamos, 2 Calle de la Trinidad, 3 Paseo del Coto, 4 Arroyo de los Angeles, 5 neue Strasse Avenida de Larios, 6 Alameda de los Tristes, 7 Hospital der Armen, 8 Hafen-Capitanat, 9 Mercado de Alfonso XII, 10 Waisen-Asyl, 11 Calle Cuarteles, 12 Calle del Salitre, 13 Batterie San S. Felipe, 14 Merino-Garten, 15 Tacon-Garten, 16 Militär-Spital, 17 S. Rafael-Batterie. <text:span text:style-name="T1">In diesem Hafen treibt in der Regel nur die spanische Flagge die Küstenschiffahrt; von dem internationalen Verkehre besorgt sie die Hälfte; an sie reihen sich die englische, französische und italienische Flagge.</text:span></text:p>
          </table:table-cell>
          <table:table-cell/>
          <table:table-cell office:value-type="string">
            <text:p><text:s/></text:p>
          </table:table-cell>
          <table:table-cell office:value-type="string">
            <text:p><text:span text:style-name="T1">Auf unsre ungeduldige Frage, wer das sein könne, nannte er zu unsrer unbeschreiblichen Ueberraschung – Kotzebue!</text:span> Gegen eine solche Behauptung verstummte natürlich jeder Widerspruch, aber Seymour war von einer so großen, ächt englischen Hartnäckigkeit, daß er nicht eher nachließ, als bis wir eins der kleinen Stücke von seinem Lieblinge Kotzebue zur Uebung ins <text:span text:style-name="T2">englische</text:span> übersetzten. <text:span text:style-name="T1">Inzwischen machte ich mich auf eigne Hand an den Shakspeare, von dem der Grosvater mehrere der besten Aufgaben (Malone, Johnson und Steevens) angeschafft, und sah zu meiner Freude, daß mit etwas Ausdauer recht gut durchzukommen sei.</text:span></text:p>
          </table:table-cell>
          <table:table-cell office:value-type="string">
            <text:p>-</text:p>
          </table:table-cell>
          <table:table-cell office:value-type="float" office:value="891">
            <text:p>891</text:p>
          </table:table-cell>
          <table:table-cell table:number-columns-repeated="1018"/>
        </table:table-row>
        <table:table-row table:style-name="ro9">
          <table:table-cell office:value-type="string">
            <text:p><text:span text:style-name="T1">1890 wurde das erste Parlament eröffnet.</text:span> Die Politik, ohnedies das <text:span text:style-name="T2">Steckenpferd</text:span> der Japaner, verschlang alle anderen, im besonderen die religiösen Interessen, und als bald darauf der Kampf um Parlamentsherrschaft oder Clansregierung begann, in dessen Verlauf das Parlament mehrmals aufgelöst wurde und die Regierung des öftern wechselte, kam man aus der politischen Aufregung nicht mehr heraus. <text:span text:style-name="T1">Dem Fremden gegenüber versteifte man sich mit Fleiß auf das Original-Japanische.</text:span></text:p>
          </table:table-cell>
          <table:table-cell/>
          <table:table-cell office:value-type="string">
            <text:p><text:s/></text:p>
          </table:table-cell>
          <table:table-cell office:value-type="string">
            <text:p><text:span text:style-name="T1">Loth.</text:span> Die Frauenfrage war doch zu damaliger Zeit gewissermaßen Dein <text:span text:style-name="T2">Steckenpferd</text:span>! <text:span text:style-name="T1">Dr. Schimmelpfennig.</text:span></text:p>
          </table:table-cell>
          <table:table-cell office:value-type="string">
            <text:p>-</text:p>
          </table:table-cell>
          <table:table-cell office:value-type="float" office:value="1034">
            <text:p>1034</text:p>
          </table:table-cell>
          <table:table-cell table:number-columns-repeated="1018"/>
        </table:table-row>
        <table:table-row table:style-name="ro6">
          <table:table-cell office:value-type="string">
            <text:p><text:span text:style-name="T1">Gleich am Morgen ließ ich ihn heraufkommen; stellt’ ihm Himmel und Hölle vor; sagt ’ ihm, was da zuletzt herauskommen wolle? daß ichs schlechterdings nie zugeben werde.</text:span> Wenn du sie nicht lassen willst, sagt’ ich endlich, so kannst du dich <text:span text:style-name="T2">packen</text:span>, wo du hin willst. — <text:span text:style-name="T1">Ja das will ich thun, gab er mir zur Antwort; denn, weiß Gott! ich kann das Mädel nicht sitzen lassen, Jhr mögt mit mir anfangen, was Jhr wollt; es ist im ganzen Dorf keine Dirne wie sie, so arbeitsam und fromm und redlich, und das muß ihr auch ihr ärgster Feind nachsagen.</text:span></text:p>
          </table:table-cell>
          <table:table-cell/>
          <table:table-cell office:value-type="string">
            <text:p><text:s/></text:p>
          </table:table-cell>
          <table:table-cell office:value-type="string">
            <text:p><text:span text:style-name="T1">Auf gleiche Weise glaube ich, daß fast kein Körnlein von meinem Samen würde gut geblieben seyn, wo ich nicht alle Präcaution gebrauchet hätte.</text:span> Wie es aber mit diesem <text:span text:style-name="T2">Packe</text:span> unter Weges, und während vielen Stationen zugegangen, daß es so naß geworden, kan ich nicht eigentlich sagen; jedoch ist glaublich, daß ein Postillion dieses Paquet hat lassen in das Wasser fallen; oder es kan auch seyn, daß solches in den Post-Wagen frey hingeleget worden, daß der damalige viele Regen und Schnee unter einander darauf hat fallen können, welches gar probabel zu seyn scheinet. <text:span text:style-name="T1">Es kan mir aber dieser Einwurf gemacht werden: wie kan es möglich seyn, daß bey solcher kalten Witterung der Samen hat käumen und durch den leinen Sack wachsen können. Resp.</text:span></text:p>
          </table:table-cell>
          <table:table-cell office:value-type="string">
            <text:p>-</text:p>
          </table:table-cell>
          <table:table-cell office:value-type="float" office:value="500">
            <text:p>500</text:p>
          </table:table-cell>
          <table:table-cell table:number-columns-repeated="1018"/>
        </table:table-row>
        <table:table-row table:style-name="ro9">
          <table:table-cell office:value-type="string">
            <text:p><text:span text:style-name="T1">§. 11.</text:span> Das Schreibpapier wird geleimt, durch Alaunwasser gezogen, getrocknet, und entweder durch den Schlagstampfen, einen eisernen Hammer von ⅔ Zentner, oder mit einem polirten glasartigen Steine, geglättet, hernach gepresset, in Bücher und Rieß gelegt, zusammengebunden, und, nachdem jeder Bogen mehr als 30 mal durch die Hand, und mehr als 10 mal durch die <text:span text:style-name="T2">Presse</text:span> gegangen, verkauft. <text:span text:style-name="T1">1. Die Papiermacher bereiten ihr Leimwasser selbst, ohne erst den Leim zu trocknen.</text:span></text:p>
          </table:table-cell>
          <table:table-cell/>
          <table:table-cell office:value-type="string">
            <text:p><text:s/></text:p>
          </table:table-cell>
          <table:table-cell office:value-type="string">
            <text:p><text:span text:style-name="T1">Bd. I. S. 980—1007.</text:span> H. Kaiser, Die Preussische Gesetzgebung in Bezug auf Urheberrecht, Buchhandel und <text:span text:style-name="T2">Presse</text:span>. <text:span text:style-name="T1">Zusammenstellung aller auf diesen Gebieten zur Zeit gültigen Gesetze und Verordnungen, nebst gerichtlichen Entscheidungen, Anmerkungen und Erläuterungen.</text:span></text:p>
          </table:table-cell>
          <table:table-cell office:value-type="string">
            <text:p>-</text:p>
          </table:table-cell>
          <table:table-cell office:value-type="float" office:value="236">
            <text:p>236</text:p>
          </table:table-cell>
          <table:table-cell table:number-columns-repeated="1018"/>
        </table:table-row>
        <table:table-row table:style-name="ro34">
          <table:table-cell office:value-type="string">
            <text:p><text:span text:style-name="T1">Die Maurerdiplome, die besondern Erkennungszeiehen, die Griffe, die heiligen Worte der Maurer u. s. w. haben, gleich den ähnlichen Einrichtungen und Gebräuchen der Wandergesellen, alle nur darin ihren Entstehungsgrund und ihren Werth, um bei fremden Logen und Brüdern sich zu bewähren und deren Hülfeleistung sich zu versichern – in der eigenen Loge bedarf es dieser Sachen nicht, man kennt sich ohnehin, wie man auch keinen Pass im Inlande braucht.</text:span> Die Herbergen der Handwerkergesellen sprechen noch deutlicher und sie sollen zunächst nur die fremden Wanderer aufnehmen, woran sich die sog. Schaugesellen, Irten-oder Ordengesellen (die maurerischen Ceremonienmeister) schliessen, welche für die Unterbringung der einwandernden Gesellen zu sorgen, für sie bei den Meistern nach einer <text:span text:style-name="T2">Anstellung</text:span> Umfrage und Umschau zu halten, – auch sie zu bewirthen hatten, wo Geschenke eingeführt waren, und ihnen den Gruss (der Legitimation) abfordern mussten. <text:span text:style-name="T1">Die gleiche Sitte und Pflicht hatten und haben die Studentenverbindungen, namentlich die burschenschaftlichen, gegenüber den fremden Verbindungsgenossen und sie ist die stärkste Bewährung der Zusammengehörigkeit, der Einheit.</text:span></text:p>
          </table:table-cell>
          <table:table-cell/>
          <table:table-cell office:value-type="string">
            <text:p><text:s/></text:p>
          </table:table-cell>
          <table:table-cell office:value-type="string">
            <text:p><text:span text:style-name="T1">Dafür giebt das Gesetz die wirksamste und überall verwendbare Grundlage.</text:span> Auch ohne Gesetz wird solche Macht begründet durch Verwaltungsakte auf Unterwerfung (Verleihung, <text:span text:style-name="T2">Anstellung</text:span>) und vor allem in großem Maßstabe durch den Eintritt in den Betrieb von öffentlichen Anstalten, die dem Selbstverwaltungskörper zustehen (Schulen, Schlachthäuser, Krankenhäuser, Markthallen u. s. w.). <text:span text:style-name="T1">Man darf auch hier den freien Überblick sich nicht durch eine einseitige Formel versperren.</text:span></text:p>
          </table:table-cell>
          <table:table-cell office:value-type="string">
            <text:p>-</text:p>
          </table:table-cell>
          <table:table-cell office:value-type="float" office:value="1233">
            <text:p>1233</text:p>
          </table:table-cell>
          <table:table-cell table:number-columns-repeated="1018"/>
        </table:table-row>
        <table:table-row table:style-name="ro9">
          <table:table-cell office:value-type="string">
            <text:p><text:span text:style-name="T1">Jn Strasburg gedacht ' er zwei Tage lang auszuruhen und dann mit der Diligence weiter zu reisen.</text:span> An der Gasttafel, wo er speißte, brachte gleich den ersten <text:span text:style-name="T2">Abend</text:span> ein Ohngefähr das Gespräch auf die Pariser Polizei. <text:span text:style-name="T1">Zwei Reisende, die von dorther kamen, und Lust an Vergrößerungen hatten, schilderten solche als allwissend, und sezten sie noch weit über jene zu Venedig. R. gab einen stummen, aber sehr aufmerksamen Zuhörer ab; jene Allwissenheit gefiel ihm übel.</text:span></text:p>
          </table:table-cell>
          <table:table-cell/>
          <table:table-cell office:value-type="string">
            <text:p><text:s/></text:p>
          </table:table-cell>
          <table:table-cell office:value-type="string">
            <text:p><text:span text:style-name="T1">Auch am 2. Juli versuchten wir die Anker zu lichten, es war jedoch so erfolglos wie Tags zuvor.</text:span> Gegen <text:span text:style-name="T2">Abend</text:span> sahen wir einige Delphine, auch Tummler genannt, nebst mehreren Möven — Verkünder der nahen See. <text:span text:style-name="T1">Viele Schiffe zogen gar eilig an uns vorüber, — ach, sie konnten Sturm und Wind benützen, ihnen schwellte er die Segel, und trieb sie eilend der nahen Stadt zu.</text:span></text:p>
          </table:table-cell>
          <table:table-cell office:value-type="string">
            <text:p>-</text:p>
          </table:table-cell>
          <table:table-cell office:value-type="float" office:value="142">
            <text:p>142</text:p>
          </table:table-cell>
          <table:table-cell table:number-columns-repeated="1018"/>
        </table:table-row>
        <table:table-row table:style-name="ro4">
          <table:table-cell office:value-type="string">
            <text:p><text:span text:style-name="T1">Die erste ist: die vergrößerte Empfindsamkeit ist in einer stolzen Brust (wie Klotildens), die sonst die Seufzer zurückholte und nur weibliche Satiren über uns Herren ausschickte, das schönste Zeichen, daß ihr Herz im Sonnenschein der Liebe zergehe.</text:span> Denn diese kehret die Weiber um: sie macht aus einer Kolumbine eine Youngin, aus einer Ordentlichen eine Unordentliche, aus einer <text:span text:style-name="T2">Feinen</text:span> eine Offenherzige, aus einer Putzmacherin und Putzträgerin eine Philosophin und wieder umgekehrt. <text:span text:style-name="T1">— Und du, liebe Philippine, prüfe die zweite Reflexion, da du jetzt so gut bist wie dein eigner Bruder:</text:span></text:p>
          </table:table-cell>
          <table:table-cell/>
          <table:table-cell office:value-type="string">
            <text:p><text:s/></text:p>
          </table:table-cell>
          <table:table-cell office:value-type="string">
            <text:p><text:span text:style-name="T1">Indem man durch diesen Vorbereitungsprocess das Roheisen seines Siliciumgehaltes (und Mangangehaltes, falls solcher zugegen war) beraubte, das graue Roheisen in weisses und zugleich manganarmes Roheisen umwandelte, kürzte man den späteren eigentlichen Frischprocess ab, welcher nunmehr nur noch die Ausscheidung des Kohlenstoffes zu bewirken hatte; der Frischapparat wurde stärker ausgenutzt, die Leistung desselben vergrössert.</text:span> In allen Fällen beruhte, wie sich von selbst versteht, das <text:span text:style-name="T2">Feinen</text:span> auf einer Oxydation durch den Sauerstoff der Luft oder zugesetzter sauerstoffabgebender Körper. <text:span text:style-name="T1">Die hierfür benutzten Methoden aber waren ziemlich mannigfaltig.</text:span></text:p>
          </table:table-cell>
          <table:table-cell office:value-type="string">
            <text:p>-</text:p>
          </table:table-cell>
          <table:table-cell office:value-type="float" office:value="285">
            <text:p>285</text:p>
          </table:table-cell>
          <table:table-cell table:number-columns-repeated="1018"/>
        </table:table-row>
        <table:table-row table:style-name="ro5">
          <table:table-cell office:value-type="string">
            <text:p><text:span text:style-name="T1">Die Stadt selbst liegt an diesem räumlich so beengten Isthmus, wodurch er durch die Ortsanlage gänzlich verbaut erscheint, von Meer zu Meer durch älteres und neueres Mauerwerk abgegrenzt ist und dem Seeplatze zwei Häfen, den einen im Norden der Halbinsel, den anderen im Süden von ihr, darbietet.</text:span> Manches Mauerstück ruht noch auf seinen subterranen Traggalerien, welche die Römer des <text:span text:style-name="T2">lockeren</text:span> Dünensandes halber anzulegen für nöthig fanden, andere, moderne Schutzbauten, darunter die polygonalen genuesischen Thürme, welche vom Anbeginne her des soliden Fundamentes entbehrten, haben sich mit der Zeit zur Seite geneigt und drohen seit Jahrhunderten mit dem Einsturze — ohne zu stürzen. <text:span text:style-name="T1">In Sinope gibt es aber noch Schlimmeres, als die schiefen Thürme.</text:span></text:p>
          </table:table-cell>
          <table:table-cell/>
          <table:table-cell office:value-type="string">
            <text:p><text:s/></text:p>
          </table:table-cell>
          <table:table-cell office:value-type="string">
            <text:p><text:span text:style-name="T1">ich versuch's, ich geh' über die Brück'.</text:span> Und sie probet aufs Neu ', beißt die Zähne zusamm', Es knirscht auf den Steinen der <text:span text:style-name="T2">lockere</text:span> Stamm, Sie blickt in die Tiefe, sie schwindelt, sie schwankt Und flüchtet zurück sich: <text:span text:style-name="T1">„Es hält nicht, es wankt!</text:span></text:p>
          </table:table-cell>
          <table:table-cell office:value-type="string">
            <text:p>-</text:p>
          </table:table-cell>
          <table:table-cell office:value-type="float" office:value="1198">
            <text:p>1198</text:p>
          </table:table-cell>
          <table:table-cell table:number-columns-repeated="1018"/>
        </table:table-row>
        <table:table-row table:style-name="ro4">
          <table:table-cell office:value-type="string">
            <text:p><text:span text:style-name="T1">Noch jetzt findet man, obwohl seltuere Beyspiele davon, insonderheit im Lehn-und Wechselrecht.</text:span> S. z. B. den Vertrag der Stadt Hamburg mit den <text:span text:style-name="T2">englischen</text:span> Adventurier Kaufleuten vom Jahr 1611 in Marquard de iure Mercatorum app. p 194. <text:span text:style-name="T1">Die Handelsverträge in welchen den Consuln fremder Mächte gestattet wird, die Streitigkeiten ihrer Mitbürger nach den Gesetzen ihres Landes zu richten; von Steck Handelsverträge 1782. 8. Desselben essai sur les consuls 1790 8. Endlich das allgemeine Herkommen nach welchem ein Kriegsschiff auch in einem fremden Seegebiet seine Gerichtbarkeit nach den Gesetzen seines Souverains zu üben berechtiget ist Vattel droit des gens L. I. Chap. 19. §. 216.</text:span></text:p>
          </table:table-cell>
          <table:table-cell/>
          <table:table-cell office:value-type="string">
            <text:p><text:s/></text:p>
          </table:table-cell>
          <table:table-cell office:value-type="string">
            <text:p><text:span text:style-name="T1">Von den 90 trächtigen Mutterschafen werden durchschnittlich 78—82 Lämmer fallen und 12—8 Mutterschafe verwerfen.</text:span> Bei <text:span text:style-name="T2">englischen</text:span> Fleischschafen, welche ungern aufnehmen, bleiben oft 30 % der Mutterschafe galt, besonders wenn dieselben zu reichlich gefüttert werden. <text:span text:style-name="T1">Die säugenden Mutterschafe sind möglichst schonend zu behandeln, besonders ist darauf zu sehen, daß ihre Ernährung eine möglichst gleichmäßige sei, damit sich die Beschaffenheit der Milch nicht ändert.</text:span></text:p>
          </table:table-cell>
          <table:table-cell office:value-type="string">
            <text:p>-</text:p>
          </table:table-cell>
          <table:table-cell office:value-type="float" office:value="355">
            <text:p>355</text:p>
          </table:table-cell>
          <table:table-cell table:number-columns-repeated="1018"/>
        </table:table-row>
        <table:table-row table:style-name="ro22">
          <table:table-cell office:value-type="string">
            <text:p><text:span text:style-name="T1">Es giebt wohl wenige Menschen, die nicht wenigstens einmal eine Ahndung in ihrem Leben gehabt zu haben glauben sollten.</text:span> Sehr viele – und nicht bloß Frauenzimmer – meinen bei jeder wichtigen (oft auch sehr unwichtigen) Veränderung ihrer Schicksale, oder auch der Schicksale ihrer Freunde und Verwandten, ein gewisses vorhersagendes Gefühl in sich wahrzunehmen, und wissen auch davon hunderterlei artige, zum Theil grausenvolle, Histörchen mit der ernsthaftesten Miene der Ueberzeugung zu erzählen, – so sehr sie auch ihrer Quelle, der Ammen und <text:span text:style-name="T2">Kinderstube</text:span>, ähnlich sehen mögen. <text:span text:style-name="T1">Je mehr man die Meinung dieser Ahndungsjäger zu widerlegen sucht, je dreister berufen sie sich immer auf ihr Gefühl – als ob es das untrüglichste Ding von der Welt sey – und den eingetroffenen Erfolg, ohne zu untersuchen, was Einbildung und Zufall dazu beigetragen hat, und wie schwer sich überhaupt ein Ahndungsvermögen mit der Natur unsrer Seele und der bekannten Art ihrer Jdeenentwickelung vereinigen läßt.</text:span></text:p>
          </table:table-cell>
          <table:table-cell/>
          <table:table-cell office:value-type="string">
            <text:p><text:s/></text:p>
          </table:table-cell>
          <table:table-cell office:value-type="string">
            <text:p><text:span text:style-name="T1">Was könnte denn auch Lady Rubens auf einer solchen Luftreise Merkwürdiges sehen?</text:span> Nichts als das blaue Firmament und einige Wolken, deren nähere Bekanntschaft sie nicht interessiren kann; sodann eine Menge runder Kinderköpfe mit Flügeln und eine grosse Schaar von kleinen fliegenden Jungen in allerlei Posituren, die am liebsten eine ungeheure, nicht allzu präsentable partie zum besten geben, womit die Dame wohl eher in der <text:span text:style-name="T2">Kinderstube</text:span> bekannt wurde, die aber leider zum Fliegen gar nicht gemacht ist. <text:span text:style-name="T1">In Italien, sagt man, hätten die Weiber Augen zu mehr als Einem Gebrauch: dort sind es die schönen Fenster der Natur, hinter denen man die Seele lieblich oder göttlich hervorstralen sieht; aber in Antwerpen! hier ist das Auge ja nur ein oeil de boeuf am Gewölbe des Schedels, um ein wenig Licht hineinzulassen!</text:span></text:p>
          </table:table-cell>
          <table:table-cell office:value-type="string">
            <text:p>-</text:p>
          </table:table-cell>
          <table:table-cell office:value-type="float" office:value="543">
            <text:p>543</text:p>
          </table:table-cell>
          <table:table-cell table:number-columns-repeated="1018"/>
        </table:table-row>
        <table:table-row table:style-name="ro8">
          <table:table-cell office:value-type="string">
            <text:p><text:span text:style-name="T1">Nichts würde leichter seyn, als dieses; es würde aber aus Skizzen eine Galerie, aus blossen Winken ein Buch geworden seyn.</text:span> Aus einem Despoten kann ein Fürst ein Tyrann werden; ein <text:span text:style-name="T2">billiger</text:span> menschen-liebender Despot ist aber so selten, als ein grossmüthiger Räuber. <text:span text:style-name="T1">Auch humane Fürsten können zu Despoten gemacht werden, durch gott-und gewissenlose Ministers und niederträchtige Schmeichler unter ihrem Hof-Gesinde und Dienern; am ersten und meisten durch kurzsichtige, eigennützige, gefällige Freunde, wann irgend ein Fürst andere, als solche, Freunde hat.</text:span></text:p>
          </table:table-cell>
          <table:table-cell/>
          <table:table-cell office:value-type="string">
            <text:p><text:s/></text:p>
          </table:table-cell>
          <table:table-cell office:value-type="string">
            <text:p><text:span text:style-name="T1">6.</text:span> Unter den heutigen so genannten Gelehrten muß man <text:span text:style-name="T2">billiger</text:span> Weise einigen unsrer Journalisten und Anecdoten-Sammler einen ansehnlichen Rang einräumen. <text:span text:style-name="T1">Mit diesen Leuten aber ist eine ganz besondre Vorsicht im Umgange nöthig.</text:span></text:p>
          </table:table-cell>
          <table:table-cell office:value-type="string">
            <text:p>-</text:p>
          </table:table-cell>
          <table:table-cell office:value-type="float" office:value="642">
            <text:p>642</text:p>
          </table:table-cell>
          <table:table-cell table:number-columns-repeated="1018"/>
        </table:table-row>
        <table:table-row table:style-name="ro7">
          <table:table-cell office:value-type="string">
            <text:p><text:span text:style-name="T1">„</text:span><text:span text:style-name="T1">Diejenigen, so dichte und feste Lippen haben, und deren obere Lippe über die untere hinaus hängt, sind alberne Leute — nach Aehnlichkeit der Esel und Affen.“</text:span> — Das ist wohl erbärmlich unbestimmt gesprochen — auch noch unbestimmt, doch bestimmter und wahrer wär’s, wenn ’s hieße: die, deren untere Lippen weich und <text:span text:style-name="T2">locker</text:span> sind, und unter den obern vorhängen — sind alberne Leute. <text:span text:style-name="T1">„Diejenigen, deren Nasenspitze sehr hart und fest ist, geben sich gern mit solchen Dingen ab, welche wenig Mühe kosten — nach der Aehnlichkeit mit Kühen und Ochsen“</text:span></text:p>
          </table:table-cell>
          <table:table-cell/>
          <table:table-cell office:value-type="string">
            <text:p><text:s/></text:p>
          </table:table-cell>
          <table:table-cell office:value-type="string">
            <text:p><text:span text:style-name="T1">Extensife Genieen, die auf weiten Umfang wirken.</text:span> Diese sind zärter, länglichter, luftiger, <text:span text:style-name="T2">lockerer</text:span> gebildet, haben zurückgehende Stirnen u. s. f. <text:span text:style-name="T1">Alle Genieen des Sehens, Empfindens, Handelns, alle Genieen in der Welt, glaube ich, lassen sich überhaupt unter drey Klassen bringen — Genieen des Details; Genieen fürs Ganze; Genieen für beydes.</text:span></text:p>
          </table:table-cell>
          <table:table-cell office:value-type="string">
            <text:p>-</text:p>
          </table:table-cell>
          <table:table-cell office:value-type="float" office:value="827">
            <text:p>827</text:p>
          </table:table-cell>
          <table:table-cell table:number-columns-repeated="1018"/>
        </table:table-row>
        <table:table-row table:style-name="ro22">
          <table:table-cell office:value-type="string">
            <text:p><text:span text:style-name="T1">Er hat auch die letztern Platten zu Trembley’s Essay sur les Polypes et cet. gestochen, und endlich fing er an sein eignes Werk zu stechen.</text:span> Da fand er, daß man hier oft schlecht abdruckte, drauf lies er sich auch eine eigne <text:span text:style-name="T2">Presse</text:span> machen, und lernte das Kupferdrucken, so schmutzig diese Arbeit ist rc. <text:span text:style-name="T1">Es fehlt noch die Geschichte des Schmetterlings von der Raupe, davon sein Werk handelt.</text:span></text:p>
          </table:table-cell>
          <table:table-cell/>
          <table:table-cell office:value-type="string">
            <text:p><text:s/></text:p>
          </table:table-cell>
          <table:table-cell office:value-type="string">
            <text:p><text:span text:style-name="T1">Aber weil er mit allen Liberalen und Demokraten das nächste Ziel: die Aenderung der gegenwärtigen Zustände, gemeinsam hatte, so wußte er sich auch, von einer seltenen Menschenkenntniß und einer ungemeinen persönlichen Liebenswürdigkeit unterstützt, mit Allen zu vertragen.</text:span> Was gegen den Bundestag und die Kleinstaaterei ging, konnte auf seine Hilfe zählen: darum unterstützte er Gärth und Rauschenplath bei ihren Vorbereitungen zum Frankfurter Putsch, darum opferte er sein ganzes, nicht unbeträchtliches Vermögen zur Unterstützung der liberalen <text:span text:style-name="T2">Presse</text:span>, darum ließ er, der Mann der Revolution, sich die Mühe nicht verdrießen, bei einer Gemeindewahl in Oberhessen unermüdlich zu agitiren, auch für den zahmsten Liberalen, sofern diesem etwa ein Regierungscandidat gegenüber stand. <text:span text:style-name="T1">Aber andrerseits hielt er auch bei aller Elasticität eisern an seinen Principien fest, nicht blos, was die Endziele betrifft, sondern auch, so weit ihm die Kraft reichte, in der Auswahl der Mittel.</text:span></text:p>
          </table:table-cell>
          <table:table-cell office:value-type="string">
            <text:p>-</text:p>
          </table:table-cell>
          <table:table-cell office:value-type="float" office:value="424">
            <text:p>424</text:p>
          </table:table-cell>
          <table:table-cell table:number-columns-repeated="1018"/>
        </table:table-row>
        <table:table-row table:style-name="ro4">
          <table:table-cell office:value-type="string">
            <text:p><text:span text:style-name="T1">Endlich indessen nahm er wahr, daß die kleine Seitenpforte drüben aufging und Schwester Elisabeth heraustrat, hinter ihr ein paar andere Schwestern, zuletzt auch Schwester Beate.</text:span> Sie wollten, wie jeden <text:span text:style-name="T2">Abend</text:span>, so auch heute zur Abendandacht und schritten auf einen überdeckten, aber an beiden Seiten offenen Gang zu, der die Verbindung mit einem daneben gelegenen Kapellchen herstellte. <text:span text:style-name="T1">„Nun ist es Zeit,“ sagte Aloys, und sofort erhoben sich alle und gingen über die Dorfstraße nach dem Stift hinüber, wo sich die drei älteren im Schatten der Eingangsthür aufstellten, während Aloys bei dem Bruder eintrat und ihm kurz mitteilte, weshalb sie kämen.</text:span></text:p>
          </table:table-cell>
          <table:table-cell/>
          <table:table-cell office:value-type="string">
            <text:p><text:s/></text:p>
          </table:table-cell>
          <table:table-cell office:value-type="string">
            <text:p><text:span text:style-name="T1">Lauter Jubel und Menschengewühl preßte ihm beklemmend die Brust, er wußte nicht weßhalb — er hatte sich seitab gewandt und schaute hinaus über die waldigen Rücken in die Alpenferne.</text:span> Es war einer jener duftigen <text:span text:style-name="T2">Abende</text:span>, wie sie hernachmals Herr Burkart von Hohenvels auf seinem riesigen Thurm über 'm See belauscht hat, „da die Luft mit Sonnenfeuer getempert und gemischet. <text:span text:style-name="T1">Die Ferne schwamm in leisem Glanz.</text:span></text:p>
          </table:table-cell>
          <table:table-cell office:value-type="string">
            <text:p>-</text:p>
          </table:table-cell>
          <table:table-cell office:value-type="float" office:value="1013">
            <text:p>1013</text:p>
          </table:table-cell>
          <table:table-cell table:number-columns-repeated="1018"/>
        </table:table-row>
        <table:table-row table:style-name="ro21">
          <table:table-cell office:value-type="string">
            <text:p><text:span text:style-name="T1">Dubslav lachte.</text:span> „Lorenzen, Sie sitzen wieder auf Ihrem <text:span text:style-name="T2">Steckenpferd</text:span>. <text:span text:style-name="T1">Aber ich selber bin freilich schuld.</text:span></text:p>
          </table:table-cell>
          <table:table-cell/>
          <table:table-cell office:value-type="string">
            <text:p><text:s/></text:p>
          </table:table-cell>
          <table:table-cell office:value-type="string">
            <text:p><text:span text:style-name="T1">Das war vor Zeiten ein anderes Ding: Kam mal ’ne Möve geflogen, Fing einer im Flor den Schmetterling, Schier hätt’ man die Glocken gezogen, Und wer vom Pegasus nur geträumt, Deß staunten Freund ’ und Verwandte; Jetzt steht im Narrenstalle gezäumt Für Jeden die Rozinante.</text:span> Meine <text:span text:style-name="T2">Steckenpferde</text:span> sind glatt und rund, Sind blank gefütterte Schimmel, Ihr Trab ein Flüstern von Frauenmund, Ihr Wiehern ein zartes Gebimmel. <text:span text:style-name="T1">Dort sprangen sie an der Longe hinaus!</text:span></text:p>
          </table:table-cell>
          <table:table-cell office:value-type="string">
            <text:p>-</text:p>
          </table:table-cell>
          <table:table-cell office:value-type="float" office:value="1210">
            <text:p>1210</text:p>
          </table:table-cell>
          <table:table-cell table:number-columns-repeated="1018"/>
        </table:table-row>
        <table:table-row table:style-name="ro24">
          <table:table-cell office:value-type="string">
            <text:p><text:span text:style-name="T1">Allein, dies machte mehr Schwierigkeiten als man glaubte; mahnen, befehlen, selbst ersuchen pflegt dort wenig Eingang zu finden, wo eine gewisse Abneigung, Eifersucht, pecuniäres oder politisches Jnteresse — wohl oder übel verstandenes — in's Getriebe kommen.</text:span> So recht und <text:span text:style-name="T2">billig</text:span> es war, die Bemühungen der von Taxis um Emporbringung und Aufrechthaltung der gemeinnützigsten Anstalt durch Erweiterung und Schutz mit aller Macht zu unterstützen und zu belohnen, denselben Ersatz für die vielen Opfer und Kosten zu sichern, und dadurch das Unternehmen in Stand zu setzen und zu erhalten, ein Werk zu vervollkommnen, das unmittelbar und so mannichfaltig auf das Wohl der Staaten und Einzelner einwirkt, so mußte es doch bösen Eindruck machen, wenn man zu rücksichtslos gegen das Botenwesen verfahren wollte, worüber vorzüglich die Reichsstädte klagten. <text:span text:style-name="T1">Ein mächtiges Hinderniß lag in der Eifersucht der Stände auf ihre Landeshoheit.</text:span></text:p>
          </table:table-cell>
          <table:table-cell/>
          <table:table-cell office:value-type="string">
            <text:p><text:s/></text:p>
          </table:table-cell>
          <table:table-cell office:value-type="string">
            <text:p><text:span text:style-name="T1">Er frißt Alles.</text:span> Jedes Material dient ihm: Holz, Torf, Braunkohle, Alles hat einen gleichen oder doch einen verwandten Werth und das <text:span text:style-name="T2">billigste</text:span> Material behauptet sich neben dem theuersten. <text:span text:style-name="T1">Die Ziegelbrennerei ist dadurch in eine ganz neue Phase getreten, zum Vortheil der Bauunternehmer, die seitdem die Steine für den halben Preis erstehen, aber wenig zum Vortheil der alten Ziegel-Brennerfirmen, die, ehe die Dinge diese modern-industrielle Behandlung und Ausnutzung erfuhren, sich besser standen.</text:span></text:p>
          </table:table-cell>
          <table:table-cell office:value-type="string">
            <text:p>-</text:p>
          </table:table-cell>
          <table:table-cell office:value-type="float" office:value="1197">
            <text:p>1197</text:p>
          </table:table-cell>
          <table:table-cell table:number-columns-repeated="1018"/>
        </table:table-row>
        <table:table-row table:style-name="ro6">
          <table:table-cell office:value-type="string">
            <text:p><text:span text:style-name="T1">Woher aber die fehlende Milliarde Francs kommen soll, weiss heute Niemand.</text:span> Und doch müsste diese Frage in der kürzesten Zeit entschieden werden, denn schon beginnt der tropische Urwald sein grünes Kleid über die Dämme und Gräben zu ziehen, und im raschen Siegeszuge zurückzuerobern, was ihm die <text:span text:style-name="T2">technische</text:span> Kunst des weissen Mannes für ewig zu entreissen schien. <text:span text:style-name="T1">Käme in wenigen Jahren ein Forscher oder Reisender an die Stellen, wo noch 1889 pustende Dampfmaschinen, ächzende Bagger eine neue Welthandelsstrasse gruben, er stünde vor einem undurchdringlichen Urwald, und sein Blick vermöchte nicht einmal mehr die Trace zu erspähen, welche ein genialer Geist diesem neuen Weltwege vorgeschrieben hatte.</text:span></text:p>
          </table:table-cell>
          <table:table-cell/>
          <table:table-cell office:value-type="string">
            <text:p><text:s/></text:p>
          </table:table-cell>
          <table:table-cell office:value-type="string">
            <text:p><text:span text:style-name="T1">Die ostlichsten Küstenbewohner des mittlern Asien kleiden sich in gegerbte Lachshäute.</text:span> – Und manche Theile einiger Fische werden zu <text:span text:style-name="T2">technischen</text:span> Gebrauch und Kunstsachen benutzt; wie z. B. die Schuppen des Ukley zu Glasperlen; Fischhaut von Rochen und Hayen rc.; Hausenblase rc. <text:span text:style-name="T1">§. 119.</text:span></text:p>
          </table:table-cell>
          <table:table-cell office:value-type="string">
            <text:p>-</text:p>
          </table:table-cell>
          <table:table-cell office:value-type="float" office:value="91">
            <text:p>91</text:p>
          </table:table-cell>
          <table:table-cell table:number-columns-repeated="1018"/>
        </table:table-row>
        <table:table-row table:style-name="ro9">
          <table:table-cell office:value-type="string">
            <text:p><text:span text:style-name="T1">Unser Kapitän vermochte die Sache jedoch nicht von diesem weiteren Gesichtspunkte aufzufassen; je weniger der alte Mann vom eigentlichen Dienste verstand, desto mehr suchte er ihn in der peinlichen Beobachtung von Aeußerlichkeiten.</text:span> Das Nichtrauchen in der Messe war ihm noch aus seiner kurzen Dienstzeit vor drei Jahrzehnten als Master in der englischen Marine erinnerlich und nun ritt er es als <text:span text:style-name="T2">Steckenpferd</text:span>. <text:span text:style-name="T1">An einem prachtvollen warmen Sommerabend saßen Officiere und Beamte auf dem Rauchplatze.</text:span></text:p>
          </table:table-cell>
          <table:table-cell/>
          <table:table-cell office:value-type="string">
            <text:p><text:s/></text:p>
          </table:table-cell>
          <table:table-cell office:value-type="string">
            <text:p><text:span text:style-name="T1">Er übersah verwickelte Verhältnisse, begriff aber, daß ein Vortrag über Kathedersocialistik hier nicht am Platze war.</text:span> Er bedurfte jedoch für die Hauptsache, die ihn hergeführt hatte, eines Uebergangs und kam daher von der socialen Frage bald ab auf sein <text:span text:style-name="T2">Steckenpferd</text:span>, den Tadel der Anordnung des Althing’schen Schreibtisches. <text:span text:style-name="T1">Wie das immer bei Ihnen aussieht, lieber Althing!</text:span></text:p>
          </table:table-cell>
          <table:table-cell office:value-type="string">
            <text:p>-</text:p>
          </table:table-cell>
          <table:table-cell office:value-type="float" office:value="914">
            <text:p>914</text:p>
          </table:table-cell>
          <table:table-cell table:number-columns-repeated="1018"/>
        </table:table-row>
        <table:table-row table:style-name="ro5">
          <table:table-cell office:value-type="string">
            <text:p><text:span text:style-name="T1">Und blos verwitterte mürbe Menschenknochen pflegt man nicht mit unter die Foßilien zu zählen, ob man gleich die gegrabnen Rhinocer-und Elephantengebeine rc. dahin rechnet, wovon doch viele auch keine andre Veränderung erlitten haben. –</text:span> So ist z. B. im <text:span text:style-name="T2">Museum</text:span> ein ausgegrabner Menschenschedel aus der hiesigen Gegend der seinem jetzigen Ansehen, Korne, Festigkeit rc. nach, vollkommen mit eben dem Rechte foßil genannt werden kan als die Nashornknochen von Herzberg, oder als viele Bärenknochen aus der Gailenreuter Höle rc. <text:span text:style-name="T1">Die Bestimmung der foßilen Gebeine von andern Säugethieren fodert viele Kenntnis der feinern osteologia comparata; und müssen dabey besonders Schedel und Zähne; und unter diesen letztern vorzüglich die Backenzähne (§. 44) den sichersten Aufschluß geben.</text:span></text:p>
          </table:table-cell>
          <table:table-cell/>
          <table:table-cell office:value-type="string">
            <text:p><text:s/></text:p>
          </table:table-cell>
          <table:table-cell office:value-type="string">
            <text:p><text:span text:style-name="T1">Aus schwarzem Basalte sind unter andern die zwo angeführten Statuen des folgenden und spätern Aegyptischen Stils im Campidoglio, und einige kleinere Figuren.</text:span> Von Figuren aus grünlichem Basalte, finden sich Schenkel und die untergeschlagene Beine in der Villa Altieri, nebst einer schönen Base mit Hieroglyphen, und den Füßen einer Weiblichen Figur auf derselben, in dem <text:span text:style-name="T2">Museo</text:span> des Collegii St. Ignatii zu Rom. <text:span text:style-name="T1">Aus eben diesem Steine sind Nachahmungen Aegyptischer Werke in spätern Zeiten gemachet, wie die Canopi sind, und ein kleiner sitzender Anubis im Campidoglio.</text:span></text:p>
          </table:table-cell>
          <table:table-cell office:value-type="string">
            <text:p>-</text:p>
          </table:table-cell>
          <table:table-cell office:value-type="float" office:value="866">
            <text:p>866</text:p>
          </table:table-cell>
          <table:table-cell table:number-columns-repeated="1018"/>
        </table:table-row>
        <table:table-row table:style-name="ro18">
          <table:table-cell office:value-type="string">
            <text:p><text:span text:style-name="T1">Wie viel große und kleine Bettler würden daraus leben, und wie viele hohe und geringe Mütter würden an den Orten, wo diese Cassen stünden, ihre ächten und unächten Kinder zu glücklichen Fündlingen machen, und solche unter diesem Titel dem Heil. Röm. Reich in die Futterung geben?</text:span> Wäre diese Casse vollends an dem Orte des <text:span text:style-name="T2">Reichstages</text:span> in Verwahrung, bestünde denn das vom Kayser Maximilian angeordnete Reichsregiment noch in seinem völligem Wesen, und hätte dieses wie billig, das Auschreiben und die Zahlungen zu verordnen; wer weiß wie sich dann die Fündlinge um Regenspurg vermehret haben würden? <text:span text:style-name="T1">Die Kenntniß der Rubricken dieser Rechnung würde zur wahren Freude unsrer Staatsrechtsliebenden Deutschen eine eigne Wissenschaft, und die Zahl der Caßirer Rechnungsräthe rc. rc. rc. den französischen Pächtern gewiß nicht viel nachgeben.</text:span></text:p>
          </table:table-cell>
          <table:table-cell/>
          <table:table-cell office:value-type="string">
            <text:p><text:s/></text:p>
          </table:table-cell>
          <table:table-cell office:value-type="string">
            <text:p><text:span text:style-name="T1">VII.</text:span> Die Sache war deswegen von großer Wichtigkeit, weil sonst, wenn neue Fürsten so leicht zu Sitz und Stimme im Fürstenrathe gelangen könnten, der kaiserliche Hof bald Mittel und Wege gefunden haben würde, die Mehrheit der Stimmen auf dem <text:span text:style-name="T2">Reichstage</text:span> immer auf seiner Seite zu haben, und alsdann mit Reichsschlüssen, die nur mit den meisten Stimmen zu Stande gebracht werden dürften, alles nach eignem Gutfinden durchzusetzen. <text:span text:style-name="T1">Der kaiserliche Hof schien das für sich zu haben, daß in vorigen Zeiten alle Standeserhöhungen, wodurch der Kaiser Grafen oder Prälaten zu Fürsten erhoben hatte, auch auf dem Reichstage mit Zulaßung ihres fürstlichen Sitz-und Stimmrechts keine Schwierigkeit gefunden hatten, wie die Beyspiele der Häuser Savoyen, Holstein, Würtenberg, Henneberg, und selbst des noch erst 1576. in Fürstenstand erhobenen Hauses Arenberg zum Beweise eines solchen Herkommens dienen konnten. Allein vors erste war bis ins XVI.</text:span></text:p>
          </table:table-cell>
          <table:table-cell office:value-type="string">
            <text:p>-</text:p>
          </table:table-cell>
          <table:table-cell office:value-type="float" office:value="808">
            <text:p>808</text:p>
          </table:table-cell>
          <table:table-cell table:number-columns-repeated="1018"/>
        </table:table-row>
        <table:table-row table:style-name="ro12">
          <table:table-cell office:value-type="string">
            <text:p><text:span text:style-name="T1">Doch nein, das geht nicht; ich verachte den Bettelstolz, der mitmachen will und nicht kann.</text:span> Lieber zu Hause und in der <text:span text:style-name="T2">Kinderstube</text:span> geblieben.... <text:span text:style-name="T1">Aber dann wären wir ja wieder bey dem heroischen Entschlusse oder bey dem abstechenden Original, und spielten die gute Mutter oder oder machten die zärtliche Frau — verzweifelter Cirkel, der gar kein Ende nehmen will!</text:span></text:p>
          </table:table-cell>
          <table:table-cell/>
          <table:table-cell office:value-type="string">
            <text:p><text:s/></text:p>
          </table:table-cell>
          <table:table-cell office:value-type="string">
            <text:p><text:span text:style-name="T1">Aber nein, auch hier fand ich einige verunglückte Copeyen, wovon ich die Originale unendlich schöner gesehen hatte, ausgenommen, nichts als gesunde Leute; die emsig und zufrieden vor sich hin arbeiteten, und mir nichts zu mahlen gaben; nicht eine menschliche Figur, welche werth gewesen wäre, in einem Kunstsaale aufbehalten zu werden.</text:span> Eine Dame, der ich meine Verwunderung hierüber bezeugte, versprach mir jedoch eine Seltenheit zu zeigen, welche ich in andern Ländern nicht gesehen haben würde: und hierauf führte sie mich in ihre <text:span text:style-name="T2">Kinderstube</text:span>, wo der Mann sich die Mühe gab, seinen Kindern die Gründe des Christenthums beyzubringen; wo er dem Hofemeister Lehren gab; und sich, nachdem die ersten Höflichkeiten vorüber waren, in meiner Gegenwart nicht scheuete, in seiner Arbeit fortzufahren. <text:span text:style-name="T1">Die Dame setzte sich, wie ich glaube, mir zum Possen, bey ihrer Tochter nieder, und drückte ihr die Hand, wann sie dem Vater wohl antwortete, und das Mädgen war entzückter über diesen Beyfall, als über mich; ohnerachtet ich doch glaube, kein alltäglicher Kerl zu seyn.</text:span></text:p>
          </table:table-cell>
          <table:table-cell office:value-type="string">
            <text:p>-</text:p>
          </table:table-cell>
          <table:table-cell office:value-type="float" office:value="471">
            <text:p>471</text:p>
          </table:table-cell>
          <table:table-cell table:number-columns-repeated="1018"/>
        </table:table-row>
        <table:table-row table:style-name="ro8">
          <table:table-cell office:value-type="string">
            <text:p><text:span text:style-name="T1">[ ab in die Höhle. ]</text:span> [ Die Ritter Albert und Georg treten <text:span text:style-name="T2">geharnischt</text:span> ein. ] Albert. <text:span text:style-name="T1">Hier ist die Höhle, wir sind zur Stelle.</text:span></text:p>
          </table:table-cell>
          <table:table-cell/>
          <table:table-cell office:value-type="string">
            <text:p><text:s/></text:p>
          </table:table-cell>
          <table:table-cell office:value-type="string">
            <text:p><text:span text:style-name="T1">Selbst der Widerspruch Englands, der anfangs lebhafte Bestürzung hervorrief und den Grafen Bernstorff zu freundschaftlichen Warnungen in London veranlaßte, erschien bei ruhiger Prüfung doch recht harmlos.</text:span> Denn die Tory-Regierung fügte ihren <text:span text:style-name="T2">geharnischten</text:span> Protesten stets die Versicherung hinzu, daß sie sich weder von der großen Allianz trennen, noch den Wiener Hof in seinem Kampfe gegen Neapel irgend hindern wolle. <text:span text:style-name="T1">Castlereagh’s starke Worte galten, wie er dem preußischen Gesandten gestand, mehr der Beschwichtigung des Parlamentes, als der Sache selbst.</text:span></text:p>
          </table:table-cell>
          <table:table-cell office:value-type="string">
            <text:p>-</text:p>
          </table:table-cell>
          <table:table-cell office:value-type="float" office:value="1112">
            <text:p>1112</text:p>
          </table:table-cell>
          <table:table-cell table:number-columns-repeated="1018"/>
        </table:table-row>
        <table:table-row table:style-name="ro13">
          <table:table-cell office:value-type="string">
            <text:p><text:span text:style-name="T1">Der ein und dreyßigste Brief von Herrn Belford an Hrn. Rob. Lovelace.</text:span> Donnerstags, <text:span text:style-name="T2">Abends</text:span>, den 31ten August. <text:span text:style-name="T1">Bey dem Beschluß meines letzten Schreibens machte ich mir Hoffnung, daß meine nächste Aufwartung bey dieser erstaunenswürdigen Fräulein mir einige so angenehme Nachrichten, als sich itzo von dem hinfälligen Zustande, worinn sie sich befindet, erwarten ließen, an die Hand geben würde:</text:span></text:p>
          </table:table-cell>
          <table:table-cell/>
          <table:table-cell office:value-type="string">
            <text:p><text:s/></text:p>
          </table:table-cell>
          <table:table-cell office:value-type="string">
            <text:p><text:span text:style-name="T1">Er seye es selbst, den sie auf ihrer Erde, da ihnen der GOtt des Weltalls erschienen, gesehen hatten.</text:span> Einige wurden, nachdem sie den HErrn gesehen, gegen vornen zu zur Rechten geführt, und da sie fortgiengen, sagten sie, sie sähen ein weit helleres und reineres Licht, als sie niemalen vorhero gesehen, und man könne kein grösseres Licht nirgends sehen; und alsdann war es hier die Zeit des <text:span text:style-name="T2">Abends</text:span>, welches mehrere sagten. <text:span text:style-name="T1">Es ist zu wissen, daß die Sonne der Welt, auch nichts von Licht aus ihr, gar keinem Geist erscheinet; das Licht dieser Sonne ist den Geistern und Engeln wie eine dicke Finsterniß, diese Sonne bleibt allein den Geistern aus der Erfahrung, da sie, als sie in der Welt waren, dieselbe sahen im Gemüth, und präsentirt sich ihnen in der Jdee, wie etwas finsteres, und zwar von hinten in einer weiten Entfernung ein wenig über die Fläche des Haupts erhaben.</text:span></text:p>
          </table:table-cell>
          <table:table-cell office:value-type="string">
            <text:p>-</text:p>
          </table:table-cell>
          <table:table-cell office:value-type="float" office:value="676">
            <text:p>676</text:p>
          </table:table-cell>
          <table:table-cell table:number-columns-repeated="1018"/>
        </table:table-row>
        <table:table-row table:style-name="ro10">
          <table:table-cell office:value-type="string">
            <text:p><text:span text:style-name="T1">Träumtest? ja, ich träumte; doch das war anders, ich will dir es gleich sagen, mein armer Kopf ist schwach, gleich! so, jetzt hab' ich's.</text:span> Unter mir keuchte die Erdkugel in ihrem Schwung; ich hatte sie wie ein wildes Roß <text:span text:style-name="T2">gepackt</text:span>, mit riesigen Gliedern wühlt' ich in ihren Mähnen und preßt' in ihre Rippen, das Haupt abwärts gebückt, die Haare flatternd über dem Abgrund; so ward ich geschleift. <text:span text:style-name="T1">Da schrie ich in der Angst und ich erwachte.</text:span></text:p>
          </table:table-cell>
          <table:table-cell/>
          <table:table-cell office:value-type="string">
            <text:p><text:s/></text:p>
          </table:table-cell>
          <table:table-cell office:value-type="string">
            <text:p><text:span text:style-name="T1">Aber der Brand nahte uns mehr und mehr, und gegen drei Uhr Nachmittags loderten plötzlich, durch Funken, welche der heftige Wind auf uns zutrieb, entzündet, die Flammen an vier verschiedenen Orten rund um uns her auf.</text:span> Wir hatten indessen aus Vorsicht schon um ein Uhr angefangen zu <text:span text:style-name="T2">packen</text:span>, so dass wir jetzt bei der nahen Gefahr die Flucht ergreifen konnten. <text:span text:style-name="T1">Auf die Strasse kommend sahen wir Alles in Brand stehen; vor dem Winde her aus den Flammen zu laufen kam uns gefährlich vor, wir rannten deshalb gegen den Wind durch eine schon brennende Strasse und kamen so hinter die Flammen auf einen freien Platz, » Hara « genannt.</text:span></text:p>
          </table:table-cell>
          <table:table-cell office:value-type="string">
            <text:p>-</text:p>
          </table:table-cell>
          <table:table-cell office:value-type="float" office:value="1083">
            <text:p>1083</text:p>
          </table:table-cell>
          <table:table-cell table:number-columns-repeated="1018"/>
        </table:table-row>
        <table:table-row table:style-name="ro22">
          <table:table-cell office:value-type="string">
            <text:p><text:span text:style-name="T1">Hier finden wir in Wirklichkeit die ersten Anfänge der Arten, der Gattungen, ja selbst der Ordnungen und Classen des Pflanzen-und Thierreichs; wir sehen zugleich, wie mit dem Erscheinen der höheren Stufen der organischen Reiche mehr oder weniger durchgreifende Umgestaltungen verbunden sind, so daß hinwiederum Gattungen und Arten der alten Welt verschwinden, während neue an ihre Stelle treten.</text:span> In allem diesem Wechsel aber spricht sich nicht der bloße <text:span text:style-name="T2">Zufall</text:span> einerseits zerstörender, andererseits neuen Boden für das Gedeihen der organischen Natur gründender Erderschütterungen aus, sondern vielmehr bestimmte, bis in das Einzelne durchgreifende Gesetze der Entwicklung des organischen Lebens.“ <text:span text:style-name="T1">Dem gegenüber aber finden wir am Schluß der Abhandlung über die Polyembryonie, welche kurz vor dem Erscheinen von Darwin's epochemachendem Werk geschrieben wurde, einen Satz, der die Annahme der Verwandlung der Arten als sehr zweifelhaft erscheinen läßt, indem es (p. 257) heißt:</text:span></text:p>
          </table:table-cell>
          <table:table-cell/>
          <table:table-cell office:value-type="string">
            <text:p><text:s/></text:p>
          </table:table-cell>
          <table:table-cell office:value-type="string">
            <text:p><text:span text:style-name="T1">Es wird demnach das Blut bei kalten Thieren von dem Herzen ganz allein, und bei den wärmeren Thieren von eben diesem Muskel, nebst der abwechselnden Beihülfe, welche die niedersinkenden grossen Schlagadern hierbei leisten, eigentlich in Bewegung gesezt, ohnerachtet die Masse desselben sehr groß ist, und viele Pfunde beträgt, wie wir am gehörigen Orte künftig zeigen wollen.</text:span> Keil, der Zerstörer der Borellischen Wunder, wollte nicht zugeben, daß diese ganze Masse bewegt werde; er läugnete, daß die Kraft des Herzens vermögend sey, die Bewegung des Blutes wieder herzustellen, wenn dieselbe durch einen <text:span text:style-name="T2">Zufall</text:span> etwa wäre gehemmet worden; endlich läugnete er auch, daß die in denen Gefässen vorausgetriebene Portion von Blut der nachfolgenden widerstehe: und behauptete dabei, daß die Kraft des Herzens weiter nichts, als die zwo Unzen Blut bewege, woraus eine jegliche Welle von Blut bestehet, die bei jedem Herzschlage aus der linken Herzkammer herausgetrieben wird. <text:span text:style-name="T1">Jm 6ten Buch.</text:span></text:p>
          </table:table-cell>
          <table:table-cell office:value-type="string">
            <text:p>-</text:p>
          </table:table-cell>
          <table:table-cell office:value-type="float" office:value="252">
            <text:p>252</text:p>
          </table:table-cell>
          <table:table-cell table:number-columns-repeated="1018"/>
        </table:table-row>
        <table:table-row table:style-name="ro5">
          <table:table-cell office:value-type="string">
            <text:p><text:span text:style-name="T1">Hinsichtlich dieser besonderen Formationen besteht das verfassungsmäßige Organisationsrecht des Kaisers ungeschmälert fort und es findet seine Schranke lediglich in dem Budgetrecht des Bundesrathes und des Reichstages.</text:span> Vgl. <text:span text:style-name="T2">Motive</text:span> a. a. O. Ueber diese Schulen vgl. §. 86. VIII. <text:span text:style-name="T1">3. Die nächst höhere Einheit ist das Regiment; die Formation derselben ist dem Kaiser (in Bayern dem Könige) überlassen und es ist nur angeordnet, daß „in der Regel“ ein Regiment gebildet wird</text:span></text:p>
          </table:table-cell>
          <table:table-cell/>
          <table:table-cell office:value-type="string">
            <text:p><text:s/></text:p>
          </table:table-cell>
          <table:table-cell office:value-type="string">
            <text:p><text:span text:style-name="T1">Es wurde nun zwar schon wiederholt erklärt, dass es innerhalb der vorliegenden, der Entfaltung des Pflanzenrankenornaments im Allgemeinen gewidmeten Untersuchung zu weit führen würde, wenn wir zugleich auch die Entwicklungsgeschichte jedes einzelnen vegetabilischen Motivs der antiken Ornamentik verfolgen wollten.</text:span> Im vorliegenden Falle handelt es sich aber um das Aufkommen eines <text:span text:style-name="T2">Motivs</text:span>, das in der Geschichte der Pflanzenornamentik in jeder Beziehung als epochemachend bezeichnet werden muss, und der Process, der dazu geführt hat, läuft so parallel demjenigen, der die freie Entfaltung der Ranken zur endlichen Folge gehabt hat, dass wir der Entstehungsgeschichte dieses Motivs ein besonderes Kapitel zu widmen bemüssigt sind. <text:span text:style-name="T1">9. Das Aufkommen des Akanthus-Ornaments.</text:span></text:p>
          </table:table-cell>
          <table:table-cell office:value-type="string">
            <text:p>-</text:p>
          </table:table-cell>
          <table:table-cell office:value-type="float" office:value="915">
            <text:p>915</text:p>
          </table:table-cell>
          <table:table-cell table:number-columns-repeated="1018"/>
        </table:table-row>
        <table:table-row table:style-name="ro5">
          <table:table-cell office:value-type="string">
            <text:p><text:span text:style-name="T1">Auch Thiel bleibt ziemlich allgemein bei dem Begriffe der „vollen Entschädigung“ stehen, ohne genauer auf die Sache einzugehen S. 21 ff.).</text:span> Eben so hat die <text:span text:style-name="T2">englische</text:span> Gesetzgebung in der Lands Clauses Act die Enteignung des Ganzen gefordert, wenn bei Durchschneidung von Grundstücken auf einer Seite weniger als ½ statute acre übrig bleibt (Art. 93), für Gebäude gilt das französische Gesetz (Art. 97). <text:span text:style-name="T1">Wir nun halten daran fest, daß dabei weder die französischen noch die analog formulirten Bestimmungen des badischen und hessischen Expropriationsgesetzes, am wenigsten die unbestimmte Fassung des bayerischen genügen, sondern daß man davon ausgehen muß, daß der Begriff des „Ganzen“ nicht in dem Umfang und der Substanz des Gutes, sondern in seinem Werthe zu suchen ist.</text:span></text:p>
          </table:table-cell>
          <table:table-cell/>
          <table:table-cell office:value-type="string">
            <text:p><text:s/></text:p>
          </table:table-cell>
          <table:table-cell office:value-type="string">
            <text:p><text:span text:style-name="T1">Mit dem ganzen Stolze seines Englands blickte der kurhannoversche Beamte herab auf die armen Teufel die nur Deutsche waren, und behandelte die hessischen Nachbarn so herablassend, als ob sein Kurfürst, und nicht das englische Parlament, dem Kasseler Landgrafen die Truppen bezahlte.</text:span> Unterthänige Federn erinnerten gern an die Freundschaft, welche schon vor Jahrhunderten zwischen dem Welfenhause und der <text:span text:style-name="T2">englischen</text:span> Krone bestanden hatte. <text:span text:style-name="T1">Aber wie anders, Macht gegen Macht, waren einst Heinrich der Löwe und Kaiser Otto IV. dem Insellande gegenübergetreten.</text:span></text:p>
          </table:table-cell>
          <table:table-cell office:value-type="string">
            <text:p>-</text:p>
          </table:table-cell>
          <table:table-cell office:value-type="float" office:value="1176">
            <text:p>1176</text:p>
          </table:table-cell>
          <table:table-cell table:number-columns-repeated="1018"/>
        </table:table-row>
        <table:table-row table:style-name="ro9">
          <table:table-cell office:value-type="string">
            <text:p><text:span text:style-name="T1">Lange hatte er vormals in fremden Landen Oeffentlich als ein leibhafter Doktor ausgestanden, Wodurch er sich, obgleich mancher Kranker starb, Doch ein ziemliches Vermögen erwarb.</text:span> 34. Endlich ließ er sich in Schildburg nieder Legte <text:span text:style-name="T2">flot</text:span> daselbst alle seine Kollegen und Brüder, Und fand auf Kosten der Kranken alsbald Reichlich allda seinen Unterhalt. <text:span text:style-name="T1">35. Denn er war der ganzen Gegend Orakel, In seinem Hause war immer Gewühl und Spektakel, Reiche und Arme, groß und klein, Drängten sich beständig aus und ein.</text:span></text:p>
          </table:table-cell>
          <table:table-cell/>
          <table:table-cell office:value-type="string">
            <text:p><text:s/></text:p>
          </table:table-cell>
          <table:table-cell office:value-type="string">
            <text:p><text:span text:style-name="T1">Robinson, der in der Kajüte auf den Boden saß, sank bey diesen Worten rüklings nieder, und fiel in eine tiefe Ohnmacht.</text:span> Alle andere liefen nach den Pumpen, um das Schif, wo möglich, <text:span text:style-name="T2">flot</text:span>, das heißt, über dem Wasser, zu erhalten. <text:span text:style-name="T1">Endlich kam ein Matrose; schüttelte ihn und rief ihm zu: ob er denn allein müssig da liegen wolte, indeß alle andere Leute im Schiffe sich zu Tode arbeiten müsten?</text:span></text:p>
          </table:table-cell>
          <table:table-cell office:value-type="string">
            <text:p>-</text:p>
          </table:table-cell>
          <table:table-cell office:value-type="float" office:value="737">
            <text:p>737</text:p>
          </table:table-cell>
          <table:table-cell table:number-columns-repeated="1018"/>
        </table:table-row>
        <table:table-row table:style-name="ro42">
          <table:table-cell office:value-type="string">
            <text:p><text:span text:style-name="T1">Fort!</text:span> <text:span text:style-name="T2">Packe</text:span> dich! <text:span text:style-name="T1">Geh mir aus den Augen!“</text:span></text:p>
          </table:table-cell>
          <table:table-cell/>
          <table:table-cell office:value-type="string">
            <text:p><text:s/></text:p>
          </table:table-cell>
          <table:table-cell office:value-type="string">
            <text:p><text:span text:style-name="T1">Er beugte sich vor und sah mir in das Gesicht.</text:span> Dann griff er nach mir; ich aber war schneller und <text:span text:style-name="T2">packte</text:span> seine Faust. <text:span text:style-name="T1">„Nedschir-Bey, höre in Ruhe, was ich dir zu sagen habe.</text:span></text:p>
          </table:table-cell>
          <table:table-cell office:value-type="string">
            <text:p>-</text:p>
          </table:table-cell>
          <table:table-cell office:value-type="float" office:value="255">
            <text:p>255</text:p>
          </table:table-cell>
          <table:table-cell table:number-columns-repeated="1018"/>
        </table:table-row>
        <table:table-row table:style-name="ro5">
          <table:table-cell office:value-type="string">
            <text:p><text:span text:style-name="T1">Sonst wäre der Beweis für uns noch stärker.</text:span> Der Hochmeister hatte Sitz und Stimme auf den <text:span text:style-name="T2">Reichstagen</text:span>; der Hochmeister war 1512 noch kein Reichsglied; also kan einer Sitz und Stimme haben und noch kein gewisses Glied des Reichs seyn. γ) <text:span text:style-name="T1">Auf die Klagen, welche die Erzbischöfe wieder den Orden bey den Kaisern angebracht.</text:span></text:p>
          </table:table-cell>
          <table:table-cell/>
          <table:table-cell office:value-type="string">
            <text:p><text:s/></text:p>
          </table:table-cell>
          <table:table-cell office:value-type="string">
            <text:p><text:span text:style-name="T1">Die stifter, gotteshäuser, Reichs-städte und klöster hatten ehedem ihre vögte.</text:span> Bei den stiftern, so dann den unmittelbaren auf dem <text:span text:style-name="T2">Reichstage</text:span> sizenden prälaturen, welche eigentlich gotteshäuser genennet wurden, und den nicht auf den Reichstag erscheinenden abteien und propsteien, die eigentlich klöster heissen, durften sich die geistlichen keiner weltlichkeit anmaßen, sondern dise übte der vogt aus (§ 6043 fg.); daher ist die vermutung so lange für den vogt, bis das stift gotteshaus, oder kloster ein anders hergebracht habe; bevorab die landeshoheit nach eines ieden landes und ortes herkommen beurteilet werden muß, von Ludolf obs. for. XXXI s. 91, welches die fürstlichen höfe in betreff der universität Jena wider Sachsen-Weimar fürnämlich angezogen haben. <text:span text:style-name="T1">§ 6072</text:span></text:p>
          </table:table-cell>
          <table:table-cell office:value-type="string">
            <text:p>-</text:p>
          </table:table-cell>
          <table:table-cell office:value-type="float" office:value="755">
            <text:p>755</text:p>
          </table:table-cell>
          <table:table-cell table:number-columns-repeated="1018"/>
        </table:table-row>
        <table:table-row table:style-name="ro1" table:number-rows-repeated="1047254">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0">12/20/2017</text:date>, <text:time>20:39:2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3$Unix OpenOffice.org_project/413m1$Build-9783</meta:generator>
    <dc:date>2017-12-20T20:39:25</dc:date>
    <meta:editing-duration>PT10M22S</meta:editing-duration>
    <meta:editing-cycles>3</meta:editing-cycles>
    <meta:document-statistic meta:table-count="1" meta:cell-count="6606" meta:object-count="0"/>
  </office:meta>
</office:document-meta>
</file>